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9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7" table:number-columns-repeated="2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9" calcext:value-type="float">
            <text:p>1011999</text:p>
          </table:table-cell>
          <table:table-cell office:value-type="float" office:value="0.2" calcext:value-type="float">
            <text:p>0.2</text:p>
          </table:table-cell>
          <table:table-cell office:value-type="float" office:value="0.04594517" calcext:value-type="float">
            <text:p>0.04594517</text:p>
          </table:table-cell>
          <table:table-cell office:value-type="float" office:value="0" calcext:value-type="float">
            <text:p>0</text:p>
          </table:table-cell>
          <table:table-cell office:value-type="float" office:value="1254.611" calcext:value-type="float">
            <text:p>1254.611</text:p>
          </table:table-cell>
          <table:table-cell office:value-type="float" office:value="1.856711" calcext:value-type="float">
            <text:p>1.856711</text:p>
          </table:table-cell>
          <table:table-cell office:value-type="float" office:value="175.3779" calcext:value-type="float">
            <text:p>175.3779</text:p>
          </table:table-cell>
          <table:table-cell office:value-type="float" office:value="0.1498794" calcext:value-type="float">
            <text:p>0.1498794</text:p>
          </table:table-cell>
          <table:table-cell office:value-type="float" office:value="0.1776088" calcext:value-type="float">
            <text:p>0.1776088</text:p>
          </table:table-cell>
          <table:table-cell office:value-type="float" office:value="0.2091973" calcext:value-type="float">
            <text:p>0.2091973</text:p>
          </table:table-cell>
          <table:table-cell office:value-type="float" office:value="0.2982487" calcext:value-type="float">
            <text:p>0.2982487</text:p>
          </table:table-cell>
          <table:table-cell office:value-type="float" office:value="0.3001275" calcext:value-type="float">
            <text:p>0.3001275</text:p>
          </table:table-cell>
          <table:table-cell office:value-type="float" office:value="0.3017135" calcext:value-type="float">
            <text:p>0.3017135</text:p>
          </table:table-cell>
          <table:table-cell office:value-type="float" office:value="0.3489853" calcext:value-type="float">
            <text:p>0.3489853</text:p>
          </table:table-cell>
          <table:table-cell office:value-type="float" office:value="0.3565694" calcext:value-type="float">
            <text:p>0.3565694</text:p>
          </table:table-cell>
          <table:table-cell office:value-type="float" office:value="0.3757563" calcext:value-type="float">
            <text:p>0.3757563</text:p>
          </table:table-cell>
          <table:table-cell office:value-type="float" office:value="0.3932914" calcext:value-type="float">
            <text:p>0.3932914</text:p>
          </table:table-cell>
          <table:table-cell office:value-type="float" office:value="0.4632542" calcext:value-type="float">
            <text:p>0.463254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6486" calcext:value-type="float">
            <text:p>0.3566486</text:p>
          </table:table-cell>
          <table:table-cell office:value-type="float" office:value="0.3055322" calcext:value-type="float">
            <text:p>0.3055322</text:p>
          </table:table-cell>
          <table:table-cell office:value-type="float" office:value="0.1250869" calcext:value-type="float">
            <text:p>0.1250869</text:p>
          </table:table-cell>
          <table:table-cell office:value-type="float" office:value="0.01579589" calcext:value-type="float">
            <text:p>0.015795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414005" calcext:value-type="float">
            <text:p>-1.414005</text:p>
          </table:table-cell>
          <table:table-cell office:value-type="float" office:value="-0.5014855" calcext:value-type="float">
            <text:p>-0.5014855</text:p>
          </table:table-cell>
          <table:table-cell office:value-type="float" office:value="-0.1842339" calcext:value-type="float">
            <text:p>-0.1842339</text:p>
          </table:table-cell>
          <table:table-cell office:value-type="float" office:value="-0.0198576" calcext:value-type="float">
            <text:p>-0.0198576</text:p>
          </table:table-cell>
          <table:table-cell office:value-type="float" office:value="-0.01901665" calcext:value-type="float">
            <text:p>-0.01901665</text:p>
          </table:table-cell>
          <table:table-cell office:value-type="float" office:value="-0.01833231" calcext:value-type="float">
            <text:p>-0.01833231</text:p>
          </table:table-cell>
          <table:table-cell office:value-type="float" office:value="-0.01747099" calcext:value-type="float">
            <text:p>-0.01747099</text:p>
          </table:table-cell>
          <table:table-cell office:value-type="float" office:value="-0.01568761" calcext:value-type="float">
            <text:p>-0.01568761</text:p>
          </table:table-cell>
          <table:table-cell office:value-type="float" office:value="-0.009501022" calcext:value-type="float">
            <text:p>-0.009501022</text:p>
          </table:table-cell>
          <table:table-cell office:value-type="float" office:value="-0.006144717" calcext:value-type="float">
            <text:p>-0.006144717</text:p>
          </table:table-cell>
          <table:table-cell office:value-type="float" office:value="7.982149" calcext:value-type="float">
            <text:p>7.982149</text:p>
          </table:table-cell>
          <table:table-cell office:value-type="float" office:value="0" calcext:value-type="float">
            <text:p>0</text:p>
          </table:table-cell>
          <table:table-cell office:value-type="float" office:value="-2.451534" calcext:value-type="float">
            <text:p>-2.451534</text:p>
          </table:table-cell>
          <table:table-cell office:value-type="float" office:value="0.001195836" calcext:value-type="float">
            <text:p>0.00119583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3948808" calcext:value-type="float">
            <text:p>-3.948808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9" calcext:value-type="float">
            <text:p>2011999</text:p>
          </table:table-cell>
          <table:table-cell office:value-type="float" office:value="0.4" calcext:value-type="float">
            <text:p>0.4</text:p>
          </table:table-cell>
          <table:table-cell office:value-type="float" office:value="0.08528071" calcext:value-type="float">
            <text:p>0.08528071</text:p>
          </table:table-cell>
          <table:table-cell office:value-type="float" office:value="0" calcext:value-type="float">
            <text:p>0</text:p>
          </table:table-cell>
          <table:table-cell office:value-type="float" office:value="1253.005" calcext:value-type="float">
            <text:p>1253.005</text:p>
          </table:table-cell>
          <table:table-cell office:value-type="float" office:value="3.623594" calcext:value-type="float">
            <text:p>3.623594</text:p>
          </table:table-cell>
          <table:table-cell office:value-type="float" office:value="175.6848" calcext:value-type="float">
            <text:p>175.6848</text:p>
          </table:table-cell>
          <table:table-cell office:value-type="float" office:value="0.1495721" calcext:value-type="float">
            <text:p>0.1495721</text:p>
          </table:table-cell>
          <table:table-cell office:value-type="float" office:value="0.1739401" calcext:value-type="float">
            <text:p>0.1739401</text:p>
          </table:table-cell>
          <table:table-cell office:value-type="float" office:value="0.203885" calcext:value-type="float">
            <text:p>0.203885</text:p>
          </table:table-cell>
          <table:table-cell office:value-type="float" office:value="0.2975959" calcext:value-type="float">
            <text:p>0.2975959</text:p>
          </table:table-cell>
          <table:table-cell office:value-type="float" office:value="0.2996444" calcext:value-type="float">
            <text:p>0.2996444</text:p>
          </table:table-cell>
          <table:table-cell office:value-type="float" office:value="0.3013469" calcext:value-type="float">
            <text:p>0.3013469</text:p>
          </table:table-cell>
          <table:table-cell office:value-type="float" office:value="0.3488385" calcext:value-type="float">
            <text:p>0.3488385</text:p>
          </table:table-cell>
          <table:table-cell office:value-type="float" office:value="0.3565678" calcext:value-type="float">
            <text:p>0.3565678</text:p>
          </table:table-cell>
          <table:table-cell office:value-type="float" office:value="0.3756082" calcext:value-type="float">
            <text:p>0.3756082</text:p>
          </table:table-cell>
          <table:table-cell office:value-type="float" office:value="0.3925959" calcext:value-type="float">
            <text:p>0.3925959</text:p>
          </table:table-cell>
          <table:table-cell office:value-type="float" office:value="0.4604496" calcext:value-type="float">
            <text:p>0.4604496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953" calcext:value-type="float">
            <text:p>0.356953</text:p>
          </table:table-cell>
          <table:table-cell office:value-type="float" office:value="0.3210561" calcext:value-type="float">
            <text:p>0.3210561</text:p>
          </table:table-cell>
          <table:table-cell office:value-type="float" office:value="0.1332311" calcext:value-type="float">
            <text:p>0.1332311</text:p>
          </table:table-cell>
          <table:table-cell office:value-type="float" office:value="0.01204758" calcext:value-type="float">
            <text:p>0.012047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434109" calcext:value-type="float">
            <text:p>-1.434109</text:p>
          </table:table-cell>
          <table:table-cell office:value-type="float" office:value="-0.5703384" calcext:value-type="float">
            <text:p>-0.5703384</text:p>
          </table:table-cell>
          <table:table-cell office:value-type="float" office:value="-0.2156171" calcext:value-type="float">
            <text:p>-0.2156171</text:p>
          </table:table-cell>
          <table:table-cell office:value-type="float" office:value="-0.02016163" calcext:value-type="float">
            <text:p>-0.02016163</text:p>
          </table:table-cell>
          <table:table-cell office:value-type="float" office:value="-0.01922994" calcext:value-type="float">
            <text:p>-0.01922994</text:p>
          </table:table-cell>
          <table:table-cell office:value-type="float" office:value="-0.01848723" calcext:value-type="float">
            <text:p>-0.01848723</text:p>
          </table:table-cell>
          <table:table-cell office:value-type="float" office:value="-0.01754161" calcext:value-type="float">
            <text:p>-0.01754161</text:p>
          </table:table-cell>
          <table:table-cell office:value-type="float" office:value="-0.01568822" calcext:value-type="float">
            <text:p>-0.01568822</text:p>
          </table:table-cell>
          <table:table-cell office:value-type="float" office:value="-0.009537044" calcext:value-type="float">
            <text:p>-0.009537044</text:p>
          </table:table-cell>
          <table:table-cell office:value-type="float" office:value="-0.006249928" calcext:value-type="float">
            <text:p>-0.006249928</text:p>
          </table:table-cell>
          <table:table-cell office:value-type="float" office:value="15.91804" calcext:value-type="float">
            <text:p>15.91804</text:p>
          </table:table-cell>
          <table:table-cell office:value-type="float" office:value="0" calcext:value-type="float">
            <text:p>0</text:p>
          </table:table-cell>
          <table:table-cell office:value-type="float" office:value="-2.368194" calcext:value-type="float">
            <text:p>-2.368194</text:p>
          </table:table-cell>
          <table:table-cell office:value-type="float" office:value="0.001231804" calcext:value-type="float">
            <text:p>0.00123180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3323075" calcext:value-type="float">
            <text:p>-3.32307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9" calcext:value-type="float">
            <text:p>3011999</text:p>
          </table:table-cell>
          <table:table-cell office:value-type="float" office:value="18.6" calcext:value-type="float">
            <text:p>18.6</text:p>
          </table:table-cell>
          <table:table-cell office:value-type="float" office:value="-0.04735092" calcext:value-type="float">
            <text:p>-0.04735092</text:p>
          </table:table-cell>
          <table:table-cell office:value-type="float" office:value="0" calcext:value-type="float">
            <text:p>0</text:p>
          </table:table-cell>
          <table:table-cell office:value-type="float" office:value="1269.654" calcext:value-type="float">
            <text:p>1269.654</text:p>
          </table:table-cell>
          <table:table-cell office:value-type="float" office:value="5.306879" calcext:value-type="float">
            <text:p>5.306879</text:p>
          </table:table-cell>
          <table:table-cell office:value-type="float" office:value="260.2443" calcext:value-type="float">
            <text:p>260.2443</text:p>
          </table:table-cell>
          <table:table-cell office:value-type="float" office:value="0.156043" calcext:value-type="float">
            <text:p>0.156043</text:p>
          </table:table-cell>
          <table:table-cell office:value-type="float" office:value="0.1755163" calcext:value-type="float">
            <text:p>0.1755163</text:p>
          </table:table-cell>
          <table:table-cell office:value-type="float" office:value="0.2001184" calcext:value-type="float">
            <text:p>0.2001184</text:p>
          </table:table-cell>
          <table:table-cell office:value-type="float" office:value="0.2970883" calcext:value-type="float">
            <text:p>0.2970883</text:p>
          </table:table-cell>
          <table:table-cell office:value-type="float" office:value="0.2991643" calcext:value-type="float">
            <text:p>0.2991643</text:p>
          </table:table-cell>
          <table:table-cell office:value-type="float" office:value="0.3009548" calcext:value-type="float">
            <text:p>0.3009548</text:p>
          </table:table-cell>
          <table:table-cell office:value-type="float" office:value="0.3486319" calcext:value-type="float">
            <text:p>0.3486319</text:p>
          </table:table-cell>
          <table:table-cell office:value-type="float" office:value="0.3565689" calcext:value-type="float">
            <text:p>0.3565689</text:p>
          </table:table-cell>
          <table:table-cell office:value-type="float" office:value="0.3754785" calcext:value-type="float">
            <text:p>0.3754785</text:p>
          </table:table-cell>
          <table:table-cell office:value-type="float" office:value="0.3919951" calcext:value-type="float">
            <text:p>0.3919951</text:p>
          </table:table-cell>
          <table:table-cell office:value-type="float" office:value="0.4577229" calcext:value-type="float">
            <text:p>0.457722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655" calcext:value-type="float">
            <text:p>0.3504655</text:p>
          </table:table-cell>
          <table:table-cell office:value-type="float" office:value="0.3285955" calcext:value-type="float">
            <text:p>0.3285955</text:p>
          </table:table-cell>
          <table:table-cell office:value-type="float" office:value="0.1391663" calcext:value-type="float">
            <text:p>0.1391663</text:p>
          </table:table-cell>
          <table:table-cell office:value-type="float" office:value="0.009371363" calcext:value-type="float">
            <text:p>0.0093713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113553" calcext:value-type="float">
            <text:p>-1.113553</text:p>
          </table:table-cell>
          <table:table-cell office:value-type="float" office:value="-0.5411658" calcext:value-type="float">
            <text:p>-0.5411658</text:p>
          </table:table-cell>
          <table:table-cell office:value-type="float" office:value="-0.2419498" calcext:value-type="float">
            <text:p>-0.2419498</text:p>
          </table:table-cell>
          <table:table-cell office:value-type="float" office:value="-0.02040423" calcext:value-type="float">
            <text:p>-0.02040423</text:p>
          </table:table-cell>
          <table:table-cell office:value-type="float" office:value="-0.01944555" calcext:value-type="float">
            <text:p>-0.01944555</text:p>
          </table:table-cell>
          <table:table-cell office:value-type="float" office:value="-0.01865532" calcext:value-type="float">
            <text:p>-0.01865532</text:p>
          </table:table-cell>
          <table:table-cell office:value-type="float" office:value="-0.01764182" calcext:value-type="float">
            <text:p>-0.01764182</text:p>
          </table:table-cell>
          <table:table-cell office:value-type="float" office:value="-0.01568826" calcext:value-type="float">
            <text:p>-0.01568826</text:p>
          </table:table-cell>
          <table:table-cell office:value-type="float" office:value="-0.009568721" calcext:value-type="float">
            <text:p>-0.009568721</text:p>
          </table:table-cell>
          <table:table-cell office:value-type="float" office:value="-0.006342453" calcext:value-type="float">
            <text:p>-0.006342453</text:p>
          </table:table-cell>
          <table:table-cell office:value-type="float" office:value="23.80862" calcext:value-type="float">
            <text:p>23.80862</text:p>
          </table:table-cell>
          <table:table-cell office:value-type="float" office:value="0" calcext:value-type="float">
            <text:p>0</text:p>
          </table:table-cell>
          <table:table-cell office:value-type="float" office:value="-2.380784" calcext:value-type="float">
            <text:p>-2.380784</text:p>
          </table:table-cell>
          <table:table-cell office:value-type="float" office:value="0.001248501" calcext:value-type="float">
            <text:p>0.00124850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1055305" calcext:value-type="float">
            <text:p>1.05530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9" calcext:value-type="float">
            <text:p>4011999</text:p>
          </table:table-cell>
          <table:table-cell office:value-type="float" office:value="18.8" calcext:value-type="float">
            <text:p>18.8</text:p>
          </table:table-cell>
          <table:table-cell office:value-type="float" office:value="-0.07867915" calcext:value-type="float">
            <text:p>-0.07867915</text:p>
          </table:table-cell>
          <table:table-cell office:value-type="float" office:value="0" calcext:value-type="float">
            <text:p>0</text:p>
          </table:table-cell>
          <table:table-cell office:value-type="float" office:value="1268.281" calcext:value-type="float">
            <text:p>1268.281</text:p>
          </table:table-cell>
          <table:table-cell office:value-type="float" office:value="6.911603" calcext:value-type="float">
            <text:p>6.911603</text:p>
          </table:table-cell>
          <table:table-cell office:value-type="float" office:value="257.0291" calcext:value-type="float">
            <text:p>257.0291</text:p>
          </table:table-cell>
          <table:table-cell office:value-type="float" office:value="0.1636502" calcext:value-type="float">
            <text:p>0.1636502</text:p>
          </table:table-cell>
          <table:table-cell office:value-type="float" office:value="0.1802558" calcext:value-type="float">
            <text:p>0.1802558</text:p>
          </table:table-cell>
          <table:table-cell office:value-type="float" office:value="0.2021475" calcext:value-type="float">
            <text:p>0.2021475</text:p>
          </table:table-cell>
          <table:table-cell office:value-type="float" office:value="0.2969939" calcext:value-type="float">
            <text:p>0.2969939</text:p>
          </table:table-cell>
          <table:table-cell office:value-type="float" office:value="0.2988756" calcext:value-type="float">
            <text:p>0.2988756</text:p>
          </table:table-cell>
          <table:table-cell office:value-type="float" office:value="0.3006559" calcext:value-type="float">
            <text:p>0.3006559</text:p>
          </table:table-cell>
          <table:table-cell office:value-type="float" office:value="0.3484218" calcext:value-type="float">
            <text:p>0.3484218</text:p>
          </table:table-cell>
          <table:table-cell office:value-type="float" office:value="0.356569" calcext:value-type="float">
            <text:p>0.356569</text:p>
          </table:table-cell>
          <table:table-cell office:value-type="float" office:value="0.3753657" calcext:value-type="float">
            <text:p>0.3753657</text:p>
          </table:table-cell>
          <table:table-cell office:value-type="float" office:value="0.3914744" calcext:value-type="float">
            <text:p>0.3914744</text:p>
          </table:table-cell>
          <table:table-cell office:value-type="float" office:value="0.4550968" calcext:value-type="float">
            <text:p>0.455096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8651" calcext:value-type="float">
            <text:p>0.3428651</text:p>
          </table:table-cell>
          <table:table-cell office:value-type="float" office:value="0.3264553" calcext:value-type="float">
            <text:p>0.3264553</text:p>
          </table:table-cell>
          <table:table-cell office:value-type="float" office:value="0.1403162" calcext:value-type="float">
            <text:p>0.1403162</text:p>
          </table:table-cell>
          <table:table-cell office:value-type="float" office:value="0.006299967" calcext:value-type="float">
            <text:p>0.0062999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287242" calcext:value-type="float">
            <text:p>-0.8287242</text:p>
          </table:table-cell>
          <table:table-cell office:value-type="float" office:value="-0.459069" calcext:value-type="float">
            <text:p>-0.459069</text:p>
          </table:table-cell>
          <table:table-cell office:value-type="float" office:value="-0.2277519" calcext:value-type="float">
            <text:p>-0.2277519</text:p>
          </table:table-cell>
          <table:table-cell office:value-type="float" office:value="-0.02045277" calcext:value-type="float">
            <text:p>-0.02045277</text:p>
          </table:table-cell>
          <table:table-cell office:value-type="float" office:value="-0.01957743" calcext:value-type="float">
            <text:p>-0.01957743</text:p>
          </table:table-cell>
          <table:table-cell office:value-type="float" office:value="-0.01878456" calcext:value-type="float">
            <text:p>-0.01878456</text:p>
          </table:table-cell>
          <table:table-cell office:value-type="float" office:value="-0.01774476" calcext:value-type="float">
            <text:p>-0.01774476</text:p>
          </table:table-cell>
          <table:table-cell office:value-type="float" office:value="-0.01568811" calcext:value-type="float">
            <text:p>-0.01568811</text:p>
          </table:table-cell>
          <table:table-cell office:value-type="float" office:value="-0.009596369" calcext:value-type="float">
            <text:p>-0.009596369</text:p>
          </table:table-cell>
          <table:table-cell office:value-type="float" office:value="-0.006423826" calcext:value-type="float">
            <text:p>-0.006423826</text:p>
          </table:table-cell>
          <table:table-cell office:value-type="float" office:value="31.65654" calcext:value-type="float">
            <text:p>31.65654</text:p>
          </table:table-cell>
          <table:table-cell office:value-type="float" office:value="0" calcext:value-type="float">
            <text:p>0</text:p>
          </table:table-cell>
          <table:table-cell office:value-type="float" office:value="-1.723743" calcext:value-type="float">
            <text:p>-1.723743</text:p>
          </table:table-cell>
          <table:table-cell office:value-type="float" office:value="0.001231689" calcext:value-type="float">
            <text:p>0.0012316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1712469" calcext:value-type="float">
            <text:p>1.712469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9" calcext:value-type="float">
            <text:p>5011999</text:p>
          </table:table-cell>
          <table:table-cell office:value-type="float" office:value="18.8" calcext:value-type="float">
            <text:p>18.8</text:p>
          </table:table-cell>
          <table:table-cell office:value-type="float" office:value="-0.09704583" calcext:value-type="float">
            <text:p>-0.09704583</text:p>
          </table:table-cell>
          <table:table-cell office:value-type="float" office:value="0" calcext:value-type="float">
            <text:p>0</text:p>
          </table:table-cell>
          <table:table-cell office:value-type="float" office:value="1266.77" calcext:value-type="float">
            <text:p>1266.77</text:p>
          </table:table-cell>
          <table:table-cell office:value-type="float" office:value="8.440828" calcext:value-type="float">
            <text:p>8.440828</text:p>
          </table:table-cell>
          <table:table-cell office:value-type="float" office:value="253.9661" calcext:value-type="float">
            <text:p>253.9661</text:p>
          </table:table-cell>
          <table:table-cell office:value-type="float" office:value="0.1601137" calcext:value-type="float">
            <text:p>0.1601137</text:p>
          </table:table-cell>
          <table:table-cell office:value-type="float" office:value="0.1799199" calcext:value-type="float">
            <text:p>0.1799199</text:p>
          </table:table-cell>
          <table:table-cell office:value-type="float" office:value="0.2054266" calcext:value-type="float">
            <text:p>0.2054266</text:p>
          </table:table-cell>
          <table:table-cell office:value-type="float" office:value="0.296546" calcext:value-type="float">
            <text:p>0.296546</text:p>
          </table:table-cell>
          <table:table-cell office:value-type="float" office:value="0.2986041" calcext:value-type="float">
            <text:p>0.2986041</text:p>
          </table:table-cell>
          <table:table-cell office:value-type="float" office:value="0.3004144" calcext:value-type="float">
            <text:p>0.3004144</text:p>
          </table:table-cell>
          <table:table-cell office:value-type="float" office:value="0.3482368" calcext:value-type="float">
            <text:p>0.3482368</text:p>
          </table:table-cell>
          <table:table-cell office:value-type="float" office:value="0.3565683" calcext:value-type="float">
            <text:p>0.3565683</text:p>
          </table:table-cell>
          <table:table-cell office:value-type="float" office:value="0.3752676" calcext:value-type="float">
            <text:p>0.3752676</text:p>
          </table:table-cell>
          <table:table-cell office:value-type="float" office:value="0.3910213" calcext:value-type="float">
            <text:p>0.3910213</text:p>
          </table:table-cell>
          <table:table-cell office:value-type="float" office:value="0.4525297" calcext:value-type="float">
            <text:p>0.45252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4037" calcext:value-type="float">
            <text:p>0.3464037</text:p>
          </table:table-cell>
          <table:table-cell office:value-type="float" office:value="0.3267964" calcext:value-type="float">
            <text:p>0.3267964</text:p>
          </table:table-cell>
          <table:table-cell office:value-type="float" office:value="0.1420348" calcext:value-type="float">
            <text:p>0.1420348</text:p>
          </table:table-cell>
          <table:table-cell office:value-type="float" office:value="0.002715402" calcext:value-type="float">
            <text:p>0.0027154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460391" calcext:value-type="float">
            <text:p>-0.9460391</text:p>
          </table:table-cell>
          <table:table-cell office:value-type="float" office:value="-0.4636701" calcext:value-type="float">
            <text:p>-0.4636701</text:p>
          </table:table-cell>
          <table:table-cell office:value-type="float" office:value="-0.2063506" calcext:value-type="float">
            <text:p>-0.2063506</text:p>
          </table:table-cell>
          <table:table-cell office:value-type="float" office:value="-0.02066525" calcext:value-type="float">
            <text:p>-0.02066525</text:p>
          </table:table-cell>
          <table:table-cell office:value-type="float" office:value="-0.01970012" calcext:value-type="float">
            <text:p>-0.01970012</text:p>
          </table:table-cell>
          <table:table-cell office:value-type="float" office:value="-0.01888935" calcext:value-type="float">
            <text:p>-0.01888935</text:p>
          </table:table-cell>
          <table:table-cell office:value-type="float" office:value="-0.01783598" calcext:value-type="float">
            <text:p>-0.01783598</text:p>
          </table:table-cell>
          <table:table-cell office:value-type="float" office:value="-0.01568774" calcext:value-type="float">
            <text:p>-0.01568774</text:p>
          </table:table-cell>
          <table:table-cell office:value-type="float" office:value="-0.009620497" calcext:value-type="float">
            <text:p>-0.009620497</text:p>
          </table:table-cell>
          <table:table-cell office:value-type="float" office:value="-0.006495601" calcext:value-type="float">
            <text:p>-0.006495601</text:p>
          </table:table-cell>
          <table:table-cell office:value-type="float" office:value="39.46397" calcext:value-type="float">
            <text:p>39.46397</text:p>
          </table:table-cell>
          <table:table-cell office:value-type="float" office:value="0" calcext:value-type="float">
            <text:p>0</text:p>
          </table:table-cell>
          <table:table-cell office:value-type="float" office:value="-2.139857" calcext:value-type="float">
            <text:p>-2.139857</text:p>
          </table:table-cell>
          <table:table-cell office:value-type="float" office:value="0.001227028" calcext:value-type="float">
            <text:p>0.0012270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01274748" calcext:value-type="float">
            <text:p>1.274748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9" calcext:value-type="float">
            <text:p>6011999</text:p>
          </table:table-cell>
          <table:table-cell office:value-type="float" office:value="21.00001" calcext:value-type="float">
            <text:p>21.00001</text:p>
          </table:table-cell>
          <table:table-cell office:value-type="float" office:value="-0.2175227" calcext:value-type="float">
            <text:p>-0.2175227</text:p>
          </table:table-cell>
          <table:table-cell office:value-type="float" office:value="0" calcext:value-type="float">
            <text:p>0</text:p>
          </table:table-cell>
          <table:table-cell office:value-type="float" office:value="1267.633" calcext:value-type="float">
            <text:p>1267.633</text:p>
          </table:table-cell>
          <table:table-cell office:value-type="float" office:value="9.898405" calcext:value-type="float">
            <text:p>9.898405</text:p>
          </table:table-cell>
          <table:table-cell office:value-type="float" office:value="261.7486" calcext:value-type="float">
            <text:p>261.7486</text:p>
          </table:table-cell>
          <table:table-cell office:value-type="float" office:value="0.1612676" calcext:value-type="float">
            <text:p>0.1612676</text:p>
          </table:table-cell>
          <table:table-cell office:value-type="float" office:value="0.180171" calcext:value-type="float">
            <text:p>0.180171</text:p>
          </table:table-cell>
          <table:table-cell office:value-type="float" office:value="0.2076185" calcext:value-type="float">
            <text:p>0.2076185</text:p>
          </table:table-cell>
          <table:table-cell office:value-type="float" office:value="0.295626" calcext:value-type="float">
            <text:p>0.295626</text:p>
          </table:table-cell>
          <table:table-cell office:value-type="float" office:value="0.298195" calcext:value-type="float">
            <text:p>0.298195</text:p>
          </table:table-cell>
          <table:table-cell office:value-type="float" office:value="0.300064" calcext:value-type="float">
            <text:p>0.300064</text:p>
          </table:table-cell>
          <table:table-cell office:value-type="float" office:value="0.3480923" calcext:value-type="float">
            <text:p>0.3480923</text:p>
          </table:table-cell>
          <table:table-cell office:value-type="float" office:value="0.3565694" calcext:value-type="float">
            <text:p>0.3565694</text:p>
          </table:table-cell>
          <table:table-cell office:value-type="float" office:value="0.375182" calcext:value-type="float">
            <text:p>0.375182</text:p>
          </table:table-cell>
          <table:table-cell office:value-type="float" office:value="0.3906245" calcext:value-type="float">
            <text:p>0.3906245</text:p>
          </table:table-cell>
          <table:table-cell office:value-type="float" office:value="0.4500356" calcext:value-type="float">
            <text:p>0.450035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2457" calcext:value-type="float">
            <text:p>0.3452457</text:p>
          </table:table-cell>
          <table:table-cell office:value-type="float" office:value="0.3265394" calcext:value-type="float">
            <text:p>0.3265394</text:p>
          </table:table-cell>
          <table:table-cell office:value-type="float" office:value="0.1447168" calcext:value-type="float">
            <text:p>0.1447168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075156" calcext:value-type="float">
            <text:p>-0.9075156</text:p>
          </table:table-cell>
          <table:table-cell office:value-type="float" office:value="-0.4604093" calcext:value-type="float">
            <text:p>-0.4604093</text:p>
          </table:table-cell>
          <table:table-cell office:value-type="float" office:value="-0.1934656" calcext:value-type="float">
            <text:p>-0.1934656</text:p>
          </table:table-cell>
          <table:table-cell office:value-type="float" office:value="-0.02110414" calcext:value-type="float">
            <text:p>-0.02110414</text:p>
          </table:table-cell>
          <table:table-cell office:value-type="float" office:value="-0.01988512" calcext:value-type="float">
            <text:p>-0.01988512</text:p>
          </table:table-cell>
          <table:table-cell office:value-type="float" office:value="-0.0190422" calcext:value-type="float">
            <text:p>-0.0190422</text:p>
          </table:table-cell>
          <table:table-cell office:value-type="float" office:value="-0.0179075" calcext:value-type="float">
            <text:p>-0.0179075</text:p>
          </table:table-cell>
          <table:table-cell office:value-type="float" office:value="-0.01568785" calcext:value-type="float">
            <text:p>-0.01568785</text:p>
          </table:table-cell>
          <table:table-cell office:value-type="float" office:value="-0.00964159" calcext:value-type="float">
            <text:p>-0.00964159</text:p>
          </table:table-cell>
          <table:table-cell office:value-type="float" office:value="-0.006559179" calcext:value-type="float">
            <text:p>-0.006559179</text:p>
          </table:table-cell>
          <table:table-cell office:value-type="float" office:value="47.23447" calcext:value-type="float">
            <text:p>47.23447</text:p>
          </table:table-cell>
          <table:table-cell office:value-type="float" office:value="0" calcext:value-type="float">
            <text:p>0</text:p>
          </table:table-cell>
          <table:table-cell office:value-type="float" office:value="-2.012951" calcext:value-type="float">
            <text:p>-2.012951</text:p>
          </table:table-cell>
          <table:table-cell office:value-type="float" office:value="0.001225124" calcext:value-type="float">
            <text:p>0.0012251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05069887" calcext:value-type="float">
            <text:p>5.069887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9" calcext:value-type="float">
            <text:p>7011999</text:p>
          </table:table-cell>
          <table:table-cell office:value-type="float" office:value="21.00001" calcext:value-type="float">
            <text:p>21.00001</text:p>
          </table:table-cell>
          <table:table-cell office:value-type="float" office:value="-0.2206239" calcext:value-type="float">
            <text:p>-0.2206239</text:p>
          </table:table-cell>
          <table:table-cell office:value-type="float" office:value="0" calcext:value-type="float">
            <text:p>0</text:p>
          </table:table-cell>
          <table:table-cell office:value-type="float" office:value="1266.247" calcext:value-type="float">
            <text:p>1266.247</text:p>
          </table:table-cell>
          <table:table-cell office:value-type="float" office:value="11.2886" calcext:value-type="float">
            <text:p>11.2886</text:p>
          </table:table-cell>
          <table:table-cell office:value-type="float" office:value="258.7065" calcext:value-type="float">
            <text:p>258.7065</text:p>
          </table:table-cell>
          <table:table-cell office:value-type="float" office:value="0.1624174" calcext:value-type="float">
            <text:p>0.1624174</text:p>
          </table:table-cell>
          <table:table-cell office:value-type="float" office:value="0.182912" calcext:value-type="float">
            <text:p>0.182912</text:p>
          </table:table-cell>
          <table:table-cell office:value-type="float" office:value="0.2130202" calcext:value-type="float">
            <text:p>0.2130202</text:p>
          </table:table-cell>
          <table:table-cell office:value-type="float" office:value="0.292939" calcext:value-type="float">
            <text:p>0.292939</text:p>
          </table:table-cell>
          <table:table-cell office:value-type="float" office:value="0.2967468" calcext:value-type="float">
            <text:p>0.2967468</text:p>
          </table:table-cell>
          <table:table-cell office:value-type="float" office:value="0.2992086" calcext:value-type="float">
            <text:p>0.2992086</text:p>
          </table:table-cell>
          <table:table-cell office:value-type="float" office:value="0.3478508" calcext:value-type="float">
            <text:p>0.3478508</text:p>
          </table:table-cell>
          <table:table-cell office:value-type="float" office:value="0.356568" calcext:value-type="float">
            <text:p>0.356568</text:p>
          </table:table-cell>
          <table:table-cell office:value-type="float" office:value="0.3751073" calcext:value-type="float">
            <text:p>0.3751073</text:p>
          </table:table-cell>
          <table:table-cell office:value-type="float" office:value="0.3902746" calcext:value-type="float">
            <text:p>0.3902746</text:p>
          </table:table-cell>
          <table:table-cell office:value-type="float" office:value="0.4476244" calcext:value-type="float">
            <text:p>0.447624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0987" calcext:value-type="float">
            <text:p>0.3440987</text:p>
          </table:table-cell>
          <table:table-cell office:value-type="float" office:value="0.3238021" calcext:value-type="float">
            <text:p>0.3238021</text:p>
          </table:table-cell>
          <table:table-cell office:value-type="float" office:value="0.1448957" calcext:value-type="float">
            <text:p>0.1448957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663687" calcext:value-type="float">
            <text:p>-0.8663687</text:p>
          </table:table-cell>
          <table:table-cell office:value-type="float" office:value="-0.4194775" calcext:value-type="float">
            <text:p>-0.4194775</text:p>
          </table:table-cell>
          <table:table-cell office:value-type="float" office:value="-0.1654987" calcext:value-type="float">
            <text:p>-0.1654987</text:p>
          </table:table-cell>
          <table:table-cell office:value-type="float" office:value="-0.02247663" calcext:value-type="float">
            <text:p>-0.02247663</text:p>
          </table:table-cell>
          <table:table-cell office:value-type="float" office:value="-0.0205654" calcext:value-type="float">
            <text:p>-0.0205654</text:p>
          </table:table-cell>
          <table:table-cell office:value-type="float" office:value="-0.01941991" calcext:value-type="float">
            <text:p>-0.01941991</text:p>
          </table:table-cell>
          <table:table-cell office:value-type="float" office:value="-0.01802658" calcext:value-type="float">
            <text:p>-0.01802658</text:p>
          </table:table-cell>
          <table:table-cell office:value-type="float" office:value="-0.01568835" calcext:value-type="float">
            <text:p>-0.01568835</text:p>
          </table:table-cell>
          <table:table-cell office:value-type="float" office:value="-0.009660057" calcext:value-type="float">
            <text:p>-0.009660057</text:p>
          </table:table-cell>
          <table:table-cell office:value-type="float" office:value="-0.006615786" calcext:value-type="float">
            <text:p>-0.006615786</text:p>
          </table:table-cell>
          <table:table-cell office:value-type="float" office:value="54.96971" calcext:value-type="float">
            <text:p>54.96971</text:p>
          </table:table-cell>
          <table:table-cell office:value-type="float" office:value="0" calcext:value-type="float">
            <text:p>0</text:p>
          </table:table-cell>
          <table:table-cell office:value-type="float" office:value="-1.952261" calcext:value-type="float">
            <text:p>-1.952261</text:p>
          </table:table-cell>
          <table:table-cell office:value-type="float" office:value="0.001221279" calcext:value-type="float">
            <text:p>0.00122127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02986053" calcext:value-type="float">
            <text:p>-2.986053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9" calcext:value-type="float">
            <text:p>8011999</text:p>
          </table:table-cell>
          <table:table-cell office:value-type="float" office:value="24.60001" calcext:value-type="float">
            <text:p>24.60001</text:p>
          </table:table-cell>
          <table:table-cell office:value-type="float" office:value="-0.3056569" calcext:value-type="float">
            <text:p>-0.3056569</text:p>
          </table:table-cell>
          <table:table-cell office:value-type="float" office:value="0" calcext:value-type="float">
            <text:p>0</text:p>
          </table:table-cell>
          <table:table-cell office:value-type="float" office:value="1268.612" calcext:value-type="float">
            <text:p>1268.612</text:p>
          </table:table-cell>
          <table:table-cell office:value-type="float" office:value="12.6084" calcext:value-type="float">
            <text:p>12.6084</text:p>
          </table:table-cell>
          <table:table-cell office:value-type="float" office:value="278.3615" calcext:value-type="float">
            <text:p>278.3615</text:p>
          </table:table-cell>
          <table:table-cell office:value-type="float" office:value="0.1615156" calcext:value-type="float">
            <text:p>0.1615156</text:p>
          </table:table-cell>
          <table:table-cell office:value-type="float" office:value="0.1832432" calcext:value-type="float">
            <text:p>0.1832432</text:p>
          </table:table-cell>
          <table:table-cell office:value-type="float" office:value="0.2188722" calcext:value-type="float">
            <text:p>0.2188722</text:p>
          </table:table-cell>
          <table:table-cell office:value-type="float" office:value="0.2903209" calcext:value-type="float">
            <text:p>0.2903209</text:p>
          </table:table-cell>
          <table:table-cell office:value-type="float" office:value="0.2948382" calcext:value-type="float">
            <text:p>0.2948382</text:p>
          </table:table-cell>
          <table:table-cell office:value-type="float" office:value="0.2979328" calcext:value-type="float">
            <text:p>0.2979328</text:p>
          </table:table-cell>
          <table:table-cell office:value-type="float" office:value="0.3474147" calcext:value-type="float">
            <text:p>0.3474147</text:p>
          </table:table-cell>
          <table:table-cell office:value-type="float" office:value="0.3565691" calcext:value-type="float">
            <text:p>0.3565691</text:p>
          </table:table-cell>
          <table:table-cell office:value-type="float" office:value="0.3750417" calcext:value-type="float">
            <text:p>0.3750417</text:p>
          </table:table-cell>
          <table:table-cell office:value-type="float" office:value="0.3899636" calcext:value-type="float">
            <text:p>0.3899636</text:p>
          </table:table-cell>
          <table:table-cell office:value-type="float" office:value="0.4452899" calcext:value-type="float">
            <text:p>0.44528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9994" calcext:value-type="float">
            <text:p>0.3449994</text:p>
          </table:table-cell>
          <table:table-cell office:value-type="float" office:value="0.3234699" calcext:value-type="float">
            <text:p>0.3234699</text:p>
          </table:table-cell>
          <table:table-cell office:value-type="float" office:value="0.1460057" calcext:value-type="float">
            <text:p>0.1460057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977742" calcext:value-type="float">
            <text:p>-0.8977742</text:p>
          </table:table-cell>
          <table:table-cell office:value-type="float" office:value="-0.414949" calcext:value-type="float">
            <text:p>-0.414949</text:p>
          </table:table-cell>
          <table:table-cell office:value-type="float" office:value="-0.1402173" calcext:value-type="float">
            <text:p>-0.1402173</text:p>
          </table:table-cell>
          <table:table-cell office:value-type="float" office:value="-0.02392297" calcext:value-type="float">
            <text:p>-0.02392297</text:p>
          </table:table-cell>
          <table:table-cell office:value-type="float" office:value="-0.02150378" calcext:value-type="float">
            <text:p>-0.02150378</text:p>
          </table:table-cell>
          <table:table-cell office:value-type="float" office:value="-0.02000228" calcext:value-type="float">
            <text:p>-0.02000228</text:p>
          </table:table-cell>
          <table:table-cell office:value-type="float" office:value="-0.01824486" calcext:value-type="float">
            <text:p>-0.01824486</text:p>
          </table:table-cell>
          <table:table-cell office:value-type="float" office:value="-0.01568835" calcext:value-type="float">
            <text:p>-0.01568835</text:p>
          </table:table-cell>
          <table:table-cell office:value-type="float" office:value="-0.009676271" calcext:value-type="float">
            <text:p>-0.009676271</text:p>
          </table:table-cell>
          <table:table-cell office:value-type="float" office:value="-0.006666558" calcext:value-type="float">
            <text:p>-0.006666558</text:p>
          </table:table-cell>
          <table:table-cell office:value-type="float" office:value="62.66674" calcext:value-type="float">
            <text:p>62.66674</text:p>
          </table:table-cell>
          <table:table-cell office:value-type="float" office:value="0" calcext:value-type="float">
            <text:p>0</text:p>
          </table:table-cell>
          <table:table-cell office:value-type="float" office:value="-2.094718" calcext:value-type="float">
            <text:p>-2.094718</text:p>
          </table:table-cell>
          <table:table-cell office:value-type="float" office:value="0.001225463" calcext:value-type="float">
            <text:p>0.00122546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02945308" calcext:value-type="float">
            <text:p>-2.945308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9" calcext:value-type="float">
            <text:p>9011999</text:p>
          </table:table-cell>
          <table:table-cell office:value-type="float" office:value="28.70004" calcext:value-type="float">
            <text:p>28.70004</text:p>
          </table:table-cell>
          <table:table-cell office:value-type="float" office:value="-0.4897318" calcext:value-type="float">
            <text:p>-0.4897318</text:p>
          </table:table-cell>
          <table:table-cell office:value-type="float" office:value="0" calcext:value-type="float">
            <text:p>0</text:p>
          </table:table-cell>
          <table:table-cell office:value-type="float" office:value="1271.646" calcext:value-type="float">
            <text:p>1271.646</text:p>
          </table:table-cell>
          <table:table-cell office:value-type="float" office:value="13.85861" calcext:value-type="float">
            <text:p>13.85861</text:p>
          </table:table-cell>
          <table:table-cell office:value-type="float" office:value="294.3506" calcext:value-type="float">
            <text:p>294.3506</text:p>
          </table:table-cell>
          <table:table-cell office:value-type="float" office:value="0.1648856" calcext:value-type="float">
            <text:p>0.1648856</text:p>
          </table:table-cell>
          <table:table-cell office:value-type="float" office:value="0.1861059" calcext:value-type="float">
            <text:p>0.1861059</text:p>
          </table:table-cell>
          <table:table-cell office:value-type="float" office:value="0.225866" calcext:value-type="float">
            <text:p>0.225866</text:p>
          </table:table-cell>
          <table:table-cell office:value-type="float" office:value="0.2870761" calcext:value-type="float">
            <text:p>0.2870761</text:p>
          </table:table-cell>
          <table:table-cell office:value-type="float" office:value="0.2929035" calcext:value-type="float">
            <text:p>0.2929035</text:p>
          </table:table-cell>
          <table:table-cell office:value-type="float" office:value="0.2965314" calcext:value-type="float">
            <text:p>0.2965314</text:p>
          </table:table-cell>
          <table:table-cell office:value-type="float" office:value="0.3467525" calcext:value-type="float">
            <text:p>0.3467525</text:p>
          </table:table-cell>
          <table:table-cell office:value-type="float" office:value="0.3565678" calcext:value-type="float">
            <text:p>0.3565678</text:p>
          </table:table-cell>
          <table:table-cell office:value-type="float" office:value="0.374984" calcext:value-type="float">
            <text:p>0.374984</text:p>
          </table:table-cell>
          <table:table-cell office:value-type="float" office:value="0.3896852" calcext:value-type="float">
            <text:p>0.3896852</text:p>
          </table:table-cell>
          <table:table-cell office:value-type="float" office:value="0.4430492" calcext:value-type="float">
            <text:p>0.443049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6255" calcext:value-type="float">
            <text:p>0.3416255</text:p>
          </table:table-cell>
          <table:table-cell office:value-type="float" office:value="0.3206026" calcext:value-type="float">
            <text:p>0.3206026</text:p>
          </table:table-cell>
          <table:table-cell office:value-type="float" office:value="0.1471114" calcext:value-type="float">
            <text:p>0.147111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7919356" calcext:value-type="float">
            <text:p>-0.7919356</text:p>
          </table:table-cell>
          <table:table-cell office:value-type="float" office:value="-0.377755" calcext:value-type="float">
            <text:p>-0.377755</text:p>
          </table:table-cell>
          <table:table-cell office:value-type="float" office:value="-0.1157075" calcext:value-type="float">
            <text:p>-0.1157075</text:p>
          </table:table-cell>
          <table:table-cell office:value-type="float" office:value="-0.02586406" calcext:value-type="float">
            <text:p>-0.02586406</text:p>
          </table:table-cell>
          <table:table-cell office:value-type="float" office:value="-0.02250708" calcext:value-type="float">
            <text:p>-0.02250708</text:p>
          </table:table-cell>
          <table:table-cell office:value-type="float" office:value="-0.02066704" calcext:value-type="float">
            <text:p>-0.02066704</text:p>
          </table:table-cell>
          <table:table-cell office:value-type="float" office:value="-0.01858252" calcext:value-type="float">
            <text:p>-0.01858252</text:p>
          </table:table-cell>
          <table:table-cell office:value-type="float" office:value="-0.01568801" calcext:value-type="float">
            <text:p>-0.01568801</text:p>
          </table:table-cell>
          <table:table-cell office:value-type="float" office:value="-0.009690594" calcext:value-type="float">
            <text:p>-0.009690594</text:p>
          </table:table-cell>
          <table:table-cell office:value-type="float" office:value="-0.00671237" calcext:value-type="float">
            <text:p>-0.00671237</text:p>
          </table:table-cell>
          <table:table-cell office:value-type="float" office:value="70.32432" calcext:value-type="float">
            <text:p>70.32432</text:p>
          </table:table-cell>
          <table:table-cell office:value-type="float" office:value="0" calcext:value-type="float">
            <text:p>0</text:p>
          </table:table-cell>
          <table:table-cell office:value-type="float" office:value="-1.849719" calcext:value-type="float">
            <text:p>-1.849719</text:p>
          </table:table-cell>
          <table:table-cell office:value-type="float" office:value="0.001223317" calcext:value-type="float">
            <text:p>0.00122331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05029142" calcext:value-type="float">
            <text:p>5.029142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9" calcext:value-type="float">
            <text:p>10011999</text:p>
          </table:table-cell>
          <table:table-cell office:value-type="float" office:value="29.90006" calcext:value-type="float">
            <text:p>29.90006</text:p>
          </table:table-cell>
          <table:table-cell office:value-type="float" office:value="-0.5320032" calcext:value-type="float">
            <text:p>-0.5320032</text:p>
          </table:table-cell>
          <table:table-cell office:value-type="float" office:value="0" calcext:value-type="float">
            <text:p>0</text:p>
          </table:table-cell>
          <table:table-cell office:value-type="float" office:value="1271.711" calcext:value-type="float">
            <text:p>1271.711</text:p>
          </table:table-cell>
          <table:table-cell office:value-type="float" office:value="15.03635" calcext:value-type="float">
            <text:p>15.03635</text:p>
          </table:table-cell>
          <table:table-cell office:value-type="float" office:value="297.7484" calcext:value-type="float">
            <text:p>297.7484</text:p>
          </table:table-cell>
          <table:table-cell office:value-type="float" office:value="0.1657865" calcext:value-type="float">
            <text:p>0.1657865</text:p>
          </table:table-cell>
          <table:table-cell office:value-type="float" office:value="0.1890748" calcext:value-type="float">
            <text:p>0.1890748</text:p>
          </table:table-cell>
          <table:table-cell office:value-type="float" office:value="0.2348707" calcext:value-type="float">
            <text:p>0.2348707</text:p>
          </table:table-cell>
          <table:table-cell office:value-type="float" office:value="0.2836266" calcext:value-type="float">
            <text:p>0.2836266</text:p>
          </table:table-cell>
          <table:table-cell office:value-type="float" office:value="0.2905212" calcext:value-type="float">
            <text:p>0.2905212</text:p>
          </table:table-cell>
          <table:table-cell office:value-type="float" office:value="0.294729" calcext:value-type="float">
            <text:p>0.294729</text:p>
          </table:table-cell>
          <table:table-cell office:value-type="float" office:value="0.3459095" calcext:value-type="float">
            <text:p>0.3459095</text:p>
          </table:table-cell>
          <table:table-cell office:value-type="float" office:value="0.3565685" calcext:value-type="float">
            <text:p>0.3565685</text:p>
          </table:table-cell>
          <table:table-cell office:value-type="float" office:value="0.3749332" calcext:value-type="float">
            <text:p>0.3749332</text:p>
          </table:table-cell>
          <table:table-cell office:value-type="float" office:value="0.389434" calcext:value-type="float">
            <text:p>0.389434</text:p>
          </table:table-cell>
          <table:table-cell office:value-type="float" office:value="0.440899" calcext:value-type="float">
            <text:p>0.4408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7263" calcext:value-type="float">
            <text:p>0.3407263</text:p>
          </table:table-cell>
          <table:table-cell office:value-type="float" office:value="0.3176366" calcext:value-type="float">
            <text:p>0.3176366</text:p>
          </table:table-cell>
          <table:table-cell office:value-type="float" office:value="0.1477597" calcext:value-type="float">
            <text:p>0.1477597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7651284" calcext:value-type="float">
            <text:p>-0.7651284</text:p>
          </table:table-cell>
          <table:table-cell office:value-type="float" office:value="-0.3427064" calcext:value-type="float">
            <text:p>-0.3427064</text:p>
          </table:table-cell>
          <table:table-cell office:value-type="float" office:value="-0.09115749" calcext:value-type="float">
            <text:p>-0.09115749</text:p>
          </table:table-cell>
          <table:table-cell office:value-type="float" office:value="-0.02811409" calcext:value-type="float">
            <text:p>-0.02811409</text:p>
          </table:table-cell>
          <table:table-cell office:value-type="float" office:value="-0.02382047" calcext:value-type="float">
            <text:p>-0.02382047</text:p>
          </table:table-cell>
          <table:table-cell office:value-type="float" office:value="-0.0215572" calcext:value-type="float">
            <text:p>-0.0215572</text:p>
          </table:table-cell>
          <table:table-cell office:value-type="float" office:value="-0.01902226" calcext:value-type="float">
            <text:p>-0.01902226</text:p>
          </table:table-cell>
          <table:table-cell office:value-type="float" office:value="-0.01568804" calcext:value-type="float">
            <text:p>-0.01568804</text:p>
          </table:table-cell>
          <table:table-cell office:value-type="float" office:value="-0.009703189" calcext:value-type="float">
            <text:p>-0.009703189</text:p>
          </table:table-cell>
          <table:table-cell office:value-type="float" office:value="-0.006754005" calcext:value-type="float">
            <text:p>-0.006754005</text:p>
          </table:table-cell>
          <table:table-cell office:value-type="float" office:value="77.93903" calcext:value-type="float">
            <text:p>77.93903</text:p>
          </table:table-cell>
          <table:table-cell office:value-type="float" office:value="0" calcext:value-type="float">
            <text:p>0</text:p>
          </table:table-cell>
          <table:table-cell office:value-type="float" office:value="-1.86571" calcext:value-type="float">
            <text:p>-1.86571</text:p>
          </table:table-cell>
          <table:table-cell office:value-type="float" office:value="0.001221144" calcext:value-type="float">
            <text:p>0.0012211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002852175" calcext:value-type="float">
            <text:p>2.852175E-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9" calcext:value-type="float">
            <text:p>11011999</text:p>
          </table:table-cell>
          <table:table-cell office:value-type="float" office:value="30.30007" calcext:value-type="float">
            <text:p>30.30007</text:p>
          </table:table-cell>
          <table:table-cell office:value-type="float" office:value="-0.5340109" calcext:value-type="float">
            <text:p>-0.5340109</text:p>
          </table:table-cell>
          <table:table-cell office:value-type="float" office:value="0" calcext:value-type="float">
            <text:p>0</text:p>
          </table:table-cell>
          <table:table-cell office:value-type="float" office:value="1271.009" calcext:value-type="float">
            <text:p>1271.009</text:p>
          </table:table-cell>
          <table:table-cell office:value-type="float" office:value="16.14056" calcext:value-type="float">
            <text:p>16.14056</text:p>
          </table:table-cell>
          <table:table-cell office:value-type="float" office:value="296.2462" calcext:value-type="float">
            <text:p>296.2462</text:p>
          </table:table-cell>
          <table:table-cell office:value-type="float" office:value="0.1659994" calcext:value-type="float">
            <text:p>0.1659994</text:p>
          </table:table-cell>
          <table:table-cell office:value-type="float" office:value="0.1911017" calcext:value-type="float">
            <text:p>0.1911017</text:p>
          </table:table-cell>
          <table:table-cell office:value-type="float" office:value="0.2451735" calcext:value-type="float">
            <text:p>0.2451735</text:p>
          </table:table-cell>
          <table:table-cell office:value-type="float" office:value="0.2795141" calcext:value-type="float">
            <text:p>0.2795141</text:p>
          </table:table-cell>
          <table:table-cell office:value-type="float" office:value="0.2877862" calcext:value-type="float">
            <text:p>0.2877862</text:p>
          </table:table-cell>
          <table:table-cell office:value-type="float" office:value="0.2929462" calcext:value-type="float">
            <text:p>0.2929462</text:p>
          </table:table-cell>
          <table:table-cell office:value-type="float" office:value="0.3449403" calcext:value-type="float">
            <text:p>0.3449403</text:p>
          </table:table-cell>
          <table:table-cell office:value-type="float" office:value="0.3565689" calcext:value-type="float">
            <text:p>0.3565689</text:p>
          </table:table-cell>
          <table:table-cell office:value-type="float" office:value="0.3748882" calcext:value-type="float">
            <text:p>0.3748882</text:p>
          </table:table-cell>
          <table:table-cell office:value-type="float" office:value="0.3892053" calcext:value-type="float">
            <text:p>0.3892053</text:p>
          </table:table-cell>
          <table:table-cell office:value-type="float" office:value="0.4388379" calcext:value-type="float">
            <text:p>0.438837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5145" calcext:value-type="float">
            <text:p>0.3405145</text:p>
          </table:table-cell>
          <table:table-cell office:value-type="float" office:value="0.3156114" calcext:value-type="float">
            <text:p>0.3156114</text:p>
          </table:table-cell>
          <table:table-cell office:value-type="float" office:value="0.148637" calcext:value-type="float">
            <text:p>0.148637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7584989" calcext:value-type="float">
            <text:p>-0.7584989</text:p>
          </table:table-cell>
          <table:table-cell office:value-type="float" office:value="-0.3209512" calcext:value-type="float">
            <text:p>-0.3209512</text:p>
          </table:table-cell>
          <table:table-cell office:value-type="float" office:value="-0.07011269" calcext:value-type="float">
            <text:p>-0.07011269</text:p>
          </table:table-cell>
          <table:table-cell office:value-type="float" office:value="-0.03111579" calcext:value-type="float">
            <text:p>-0.03111579</text:p>
          </table:table-cell>
          <table:table-cell office:value-type="float" office:value="-0.02542752" calcext:value-type="float">
            <text:p>-0.02542752</text:p>
          </table:table-cell>
          <table:table-cell office:value-type="float" office:value="-0.02248409" calcext:value-type="float">
            <text:p>-0.02248409</text:p>
          </table:table-cell>
          <table:table-cell office:value-type="float" office:value="-0.01954349" calcext:value-type="float">
            <text:p>-0.01954349</text:p>
          </table:table-cell>
          <table:table-cell office:value-type="float" office:value="-0.0156881" calcext:value-type="float">
            <text:p>-0.0156881</text:p>
          </table:table-cell>
          <table:table-cell office:value-type="float" office:value="-0.009714398" calcext:value-type="float">
            <text:p>-0.009714398</text:p>
          </table:table-cell>
          <table:table-cell office:value-type="float" office:value="-0.006792147" calcext:value-type="float">
            <text:p>-0.006792147</text:p>
          </table:table-cell>
          <table:table-cell office:value-type="float" office:value="85.50881" calcext:value-type="float">
            <text:p>85.50881</text:p>
          </table:table-cell>
          <table:table-cell office:value-type="float" office:value="0" calcext:value-type="float">
            <text:p>0</text:p>
          </table:table-cell>
          <table:table-cell office:value-type="float" office:value="-1.899818" calcext:value-type="float">
            <text:p>-1.899818</text:p>
          </table:table-cell>
          <table:table-cell office:value-type="float" office:value="0.001221567" calcext:value-type="float">
            <text:p>0.00122156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04639151" calcext:value-type="float">
            <text:p>-4.639151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9" calcext:value-type="float">
            <text:p>12011999</text:p>
          </table:table-cell>
          <table:table-cell office:value-type="float" office:value="34.50011" calcext:value-type="float">
            <text:p>34.50011</text:p>
          </table:table-cell>
          <table:table-cell office:value-type="float" office:value="-0.5545587" calcext:value-type="float">
            <text:p>-0.5545587</text:p>
          </table:table-cell>
          <table:table-cell office:value-type="float" office:value="0" calcext:value-type="float">
            <text:p>0</text:p>
          </table:table-cell>
          <table:table-cell office:value-type="float" office:value="1274.196" calcext:value-type="float">
            <text:p>1274.196</text:p>
          </table:table-cell>
          <table:table-cell office:value-type="float" office:value="17.17463" calcext:value-type="float">
            <text:p>17.17463</text:p>
          </table:table-cell>
          <table:table-cell office:value-type="float" office:value="315.4882" calcext:value-type="float">
            <text:p>315.4882</text:p>
          </table:table-cell>
          <table:table-cell office:value-type="float" office:value="0.165367" calcext:value-type="float">
            <text:p>0.165367</text:p>
          </table:table-cell>
          <table:table-cell office:value-type="float" office:value="0.192807" calcext:value-type="float">
            <text:p>0.192807</text:p>
          </table:table-cell>
          <table:table-cell office:value-type="float" office:value="0.2547858" calcext:value-type="float">
            <text:p>0.2547858</text:p>
          </table:table-cell>
          <table:table-cell office:value-type="float" office:value="0.2763608" calcext:value-type="float">
            <text:p>0.2763608</text:p>
          </table:table-cell>
          <table:table-cell office:value-type="float" office:value="0.2853963" calcext:value-type="float">
            <text:p>0.2853963</text:p>
          </table:table-cell>
          <table:table-cell office:value-type="float" office:value="0.2909091" calcext:value-type="float">
            <text:p>0.2909091</text:p>
          </table:table-cell>
          <table:table-cell office:value-type="float" office:value="0.3438452" calcext:value-type="float">
            <text:p>0.3438452</text:p>
          </table:table-cell>
          <table:table-cell office:value-type="float" office:value="0.3565682" calcext:value-type="float">
            <text:p>0.3565682</text:p>
          </table:table-cell>
          <table:table-cell office:value-type="float" office:value="0.374848" calcext:value-type="float">
            <text:p>0.374848</text:p>
          </table:table-cell>
          <table:table-cell office:value-type="float" office:value="0.3889959" calcext:value-type="float">
            <text:p>0.3889959</text:p>
          </table:table-cell>
          <table:table-cell office:value-type="float" office:value="0.4368683" calcext:value-type="float">
            <text:p>0.436868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1549" calcext:value-type="float">
            <text:p>0.3411549</text:p>
          </table:table-cell>
          <table:table-cell office:value-type="float" office:value="0.3139143" calcext:value-type="float">
            <text:p>0.3139143</text:p>
          </table:table-cell>
          <table:table-cell office:value-type="float" office:value="0.1496282" calcext:value-type="float">
            <text:p>0.1496282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773698" calcext:value-type="float">
            <text:p>-0.773698</text:p>
          </table:table-cell>
          <table:table-cell office:value-type="float" office:value="-0.3036379" calcext:value-type="float">
            <text:p>-0.3036379</text:p>
          </table:table-cell>
          <table:table-cell office:value-type="float" office:value="-0.05538524" calcext:value-type="float">
            <text:p>-0.05538524</text:p>
          </table:table-cell>
          <table:table-cell office:value-type="float" office:value="-0.03359735" calcext:value-type="float">
            <text:p>-0.03359735</text:p>
          </table:table-cell>
          <table:table-cell office:value-type="float" office:value="-0.02694657" calcext:value-type="float">
            <text:p>-0.02694657</text:p>
          </table:table-cell>
          <table:table-cell office:value-type="float" office:value="-0.02359817" calcext:value-type="float">
            <text:p>-0.02359817</text:p>
          </table:table-cell>
          <table:table-cell office:value-type="float" office:value="-0.02015055" calcext:value-type="float">
            <text:p>-0.02015055</text:p>
          </table:table-cell>
          <table:table-cell office:value-type="float" office:value="-0.01568798" calcext:value-type="float">
            <text:p>-0.01568798</text:p>
          </table:table-cell>
          <table:table-cell office:value-type="float" office:value="-0.009724394" calcext:value-type="float">
            <text:p>-0.009724394</text:p>
          </table:table-cell>
          <table:table-cell office:value-type="float" office:value="-0.006827287" calcext:value-type="float">
            <text:p>-0.006827287</text:p>
          </table:table-cell>
          <table:table-cell office:value-type="float" office:value="93.03278" calcext:value-type="float">
            <text:p>93.03278</text:p>
          </table:table-cell>
          <table:table-cell office:value-type="float" office:value="0" calcext:value-type="float">
            <text:p>0</text:p>
          </table:table-cell>
          <table:table-cell office:value-type="float" office:value="-1.878646" calcext:value-type="float">
            <text:p>-1.878646</text:p>
          </table:table-cell>
          <table:table-cell office:value-type="float" office:value="0.001223518" calcext:value-type="float">
            <text:p>0.00122351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191154" calcext:value-type="float">
            <text:p>-1.91154E-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9" calcext:value-type="float">
            <text:p>13011999</text:p>
          </table:table-cell>
          <table:table-cell office:value-type="float" office:value="36.10014" calcext:value-type="float">
            <text:p>36.10014</text:p>
          </table:table-cell>
          <table:table-cell office:value-type="float" office:value="-0.5347476" calcext:value-type="float">
            <text:p>-0.5347476</text:p>
          </table:table-cell>
          <table:table-cell office:value-type="float" office:value="0" calcext:value-type="float">
            <text:p>0</text:p>
          </table:table-cell>
          <table:table-cell office:value-type="float" office:value="1274.823" calcext:value-type="float">
            <text:p>1274.823</text:p>
          </table:table-cell>
          <table:table-cell office:value-type="float" office:value="18.1279" calcext:value-type="float">
            <text:p>18.1279</text:p>
          </table:table-cell>
          <table:table-cell office:value-type="float" office:value="318.6935" calcext:value-type="float">
            <text:p>318.6935</text:p>
          </table:table-cell>
          <table:table-cell office:value-type="float" office:value="0.1641598" calcext:value-type="float">
            <text:p>0.1641598</text:p>
          </table:table-cell>
          <table:table-cell office:value-type="float" office:value="0.1917078" calcext:value-type="float">
            <text:p>0.1917078</text:p>
          </table:table-cell>
          <table:table-cell office:value-type="float" office:value="0.2614922" calcext:value-type="float">
            <text:p>0.2614922</text:p>
          </table:table-cell>
          <table:table-cell office:value-type="float" office:value="0.2750689" calcext:value-type="float">
            <text:p>0.2750689</text:p>
          </table:table-cell>
          <table:table-cell office:value-type="float" office:value="0.2834171" calcext:value-type="float">
            <text:p>0.2834171</text:p>
          </table:table-cell>
          <table:table-cell office:value-type="float" office:value="0.2889532" calcext:value-type="float">
            <text:p>0.2889532</text:p>
          </table:table-cell>
          <table:table-cell office:value-type="float" office:value="0.3427484" calcext:value-type="float">
            <text:p>0.3427484</text:p>
          </table:table-cell>
          <table:table-cell office:value-type="float" office:value="0.3565682" calcext:value-type="float">
            <text:p>0.3565682</text:p>
          </table:table-cell>
          <table:table-cell office:value-type="float" office:value="0.3748117" calcext:value-type="float">
            <text:p>0.3748117</text:p>
          </table:table-cell>
          <table:table-cell office:value-type="float" office:value="0.3888019" calcext:value-type="float">
            <text:p>0.3888019</text:p>
          </table:table-cell>
          <table:table-cell office:value-type="float" office:value="0.4349832" calcext:value-type="float">
            <text:p>0.434983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3614" calcext:value-type="float">
            <text:p>0.3423614</text:p>
          </table:table-cell>
          <table:table-cell office:value-type="float" office:value="0.3150113" calcext:value-type="float">
            <text:p>0.3150113</text:p>
          </table:table-cell>
          <table:table-cell office:value-type="float" office:value="0.1518543" calcext:value-type="float">
            <text:p>0.1518543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12633" calcext:value-type="float">
            <text:p>-0.812633</text:p>
          </table:table-cell>
          <table:table-cell office:value-type="float" office:value="-0.314684" calcext:value-type="float">
            <text:p>-0.314684</text:p>
          </table:table-cell>
          <table:table-cell office:value-type="float" office:value="-0.0472035" calcext:value-type="float">
            <text:p>-0.0472035</text:p>
          </table:table-cell>
          <table:table-cell office:value-type="float" office:value="-0.03458922" calcext:value-type="float">
            <text:p>-0.03458922</text:p>
          </table:table-cell>
          <table:table-cell office:value-type="float" office:value="-0.02827996" calcext:value-type="float">
            <text:p>-0.02827996</text:p>
          </table:table-cell>
          <table:table-cell office:value-type="float" office:value="-0.02473261" calcext:value-type="float">
            <text:p>-0.02473261</text:p>
          </table:table-cell>
          <table:table-cell office:value-type="float" office:value="-0.02078267" calcext:value-type="float">
            <text:p>-0.02078267</text:p>
          </table:table-cell>
          <table:table-cell office:value-type="float" office:value="-0.01568837" calcext:value-type="float">
            <text:p>-0.01568837</text:p>
          </table:table-cell>
          <table:table-cell office:value-type="float" office:value="-0.00973345" calcext:value-type="float">
            <text:p>-0.00973345</text:p>
          </table:table-cell>
          <table:table-cell office:value-type="float" office:value="-0.006860015" calcext:value-type="float">
            <text:p>-0.006860015</text:p>
          </table:table-cell>
          <table:table-cell office:value-type="float" office:value="100.5131" calcext:value-type="float">
            <text:p>100.5131</text:p>
          </table:table-cell>
          <table:table-cell office:value-type="float" office:value="0" calcext:value-type="float">
            <text:p>0</text:p>
          </table:table-cell>
          <table:table-cell office:value-type="float" office:value="-1.361932" calcext:value-type="float">
            <text:p>-1.361932</text:p>
          </table:table-cell>
          <table:table-cell office:value-type="float" office:value="0.001233692" calcext:value-type="float">
            <text:p>0.0012336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09353971" calcext:value-type="float">
            <text:p>-9.353971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9" calcext:value-type="float">
            <text:p>14011999</text:p>
          </table:table-cell>
          <table:table-cell office:value-type="float" office:value="40.80013" calcext:value-type="float">
            <text:p>40.80013</text:p>
          </table:table-cell>
          <table:table-cell office:value-type="float" office:value="-0.4846205" calcext:value-type="float">
            <text:p>-0.4846205</text:p>
          </table:table-cell>
          <table:table-cell office:value-type="float" office:value="0" calcext:value-type="float">
            <text:p>0</text:p>
          </table:table-cell>
          <table:table-cell office:value-type="float" office:value="1278.582" calcext:value-type="float">
            <text:p>1278.582</text:p>
          </table:table-cell>
          <table:table-cell office:value-type="float" office:value="19.01817" calcext:value-type="float">
            <text:p>19.01817</text:p>
          </table:table-cell>
          <table:table-cell office:value-type="float" office:value="338.9107" calcext:value-type="float">
            <text:p>338.9107</text:p>
          </table:table-cell>
          <table:table-cell office:value-type="float" office:value="0.1594974" calcext:value-type="float">
            <text:p>0.1594974</text:p>
          </table:table-cell>
          <table:table-cell office:value-type="float" office:value="0.1898645" calcext:value-type="float">
            <text:p>0.1898645</text:p>
          </table:table-cell>
          <table:table-cell office:value-type="float" office:value="0.2652506" calcext:value-type="float">
            <text:p>0.2652506</text:p>
          </table:table-cell>
          <table:table-cell office:value-type="float" office:value="0.2747835" calcext:value-type="float">
            <text:p>0.2747835</text:p>
          </table:table-cell>
          <table:table-cell office:value-type="float" office:value="0.2820095" calcext:value-type="float">
            <text:p>0.2820095</text:p>
          </table:table-cell>
          <table:table-cell office:value-type="float" office:value="0.2875357" calcext:value-type="float">
            <text:p>0.2875357</text:p>
          </table:table-cell>
          <table:table-cell office:value-type="float" office:value="0.3419014" calcext:value-type="float">
            <text:p>0.3419014</text:p>
          </table:table-cell>
          <table:table-cell office:value-type="float" office:value="0.356558" calcext:value-type="float">
            <text:p>0.356558</text:p>
          </table:table-cell>
          <table:table-cell office:value-type="float" office:value="0.3747789" calcext:value-type="float">
            <text:p>0.3747789</text:p>
          </table:table-cell>
          <table:table-cell office:value-type="float" office:value="0.3886226" calcext:value-type="float">
            <text:p>0.3886226</text:p>
          </table:table-cell>
          <table:table-cell office:value-type="float" office:value="0.4331851" calcext:value-type="float">
            <text:p>0.433185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70332" calcext:value-type="float">
            <text:p>0.3470332</text:p>
          </table:table-cell>
          <table:table-cell office:value-type="float" office:value="0.3168612" calcext:value-type="float">
            <text:p>0.3168612</text:p>
          </table:table-cell>
          <table:table-cell office:value-type="float" office:value="0.1548631" calcext:value-type="float">
            <text:p>0.1548631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657561" calcext:value-type="float">
            <text:p>-0.9657561</text:p>
          </table:table-cell>
          <table:table-cell office:value-type="float" office:value="-0.3331407" calcext:value-type="float">
            <text:p>-0.3331407</text:p>
          </table:table-cell>
          <table:table-cell office:value-type="float" office:value="-0.04322295" calcext:value-type="float">
            <text:p>-0.04322295</text:p>
          </table:table-cell>
          <table:table-cell office:value-type="float" office:value="-0.03481473" calcext:value-type="float">
            <text:p>-0.03481473</text:p>
          </table:table-cell>
          <table:table-cell office:value-type="float" office:value="-0.02928182" calcext:value-type="float">
            <text:p>-0.02928182</text:p>
          </table:table-cell>
          <table:table-cell office:value-type="float" office:value="-0.02559165" calcext:value-type="float">
            <text:p>-0.02559165</text:p>
          </table:table-cell>
          <table:table-cell office:value-type="float" office:value="-0.02128395" calcext:value-type="float">
            <text:p>-0.02128395</text:p>
          </table:table-cell>
          <table:table-cell office:value-type="float" office:value="-0.01569238" calcext:value-type="float">
            <text:p>-0.01569238</text:p>
          </table:table-cell>
          <table:table-cell office:value-type="float" office:value="-0.009741613" calcext:value-type="float">
            <text:p>-0.009741613</text:p>
          </table:table-cell>
          <table:table-cell office:value-type="float" office:value="-0.006890418" calcext:value-type="float">
            <text:p>-0.006890418</text:p>
          </table:table-cell>
          <table:table-cell office:value-type="float" office:value="107.9588" calcext:value-type="float">
            <text:p>107.9588</text:p>
          </table:table-cell>
          <table:table-cell office:value-type="float" office:value="0" calcext:value-type="float">
            <text:p>0</text:p>
          </table:table-cell>
          <table:table-cell office:value-type="float" office:value="-1.509954" calcext:value-type="float">
            <text:p>-1.509954</text:p>
          </table:table-cell>
          <table:table-cell office:value-type="float" office:value="0.001251528" calcext:value-type="float">
            <text:p>0.0012515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3349269" calcext:value-type="float">
            <text:p>-3.349269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9" calcext:value-type="float">
            <text:p>15011999</text:p>
          </table:table-cell>
          <table:table-cell office:value-type="float" office:value="53.80012" calcext:value-type="float">
            <text:p>53.80012</text:p>
          </table:table-cell>
          <table:table-cell office:value-type="float" office:value="-0.6020129" calcext:value-type="float">
            <text:p>-0.6020129</text:p>
          </table:table-cell>
          <table:table-cell office:value-type="float" office:value="0" calcext:value-type="float">
            <text:p>0</text:p>
          </table:table-cell>
          <table:table-cell office:value-type="float" office:value="1290.862" calcext:value-type="float">
            <text:p>1290.862</text:p>
          </table:table-cell>
          <table:table-cell office:value-type="float" office:value="19.85645" calcext:value-type="float">
            <text:p>19.85645</text:p>
          </table:table-cell>
          <table:table-cell office:value-type="float" office:value="384.4363" calcext:value-type="float">
            <text:p>384.4363</text:p>
          </table:table-cell>
          <table:table-cell office:value-type="float" office:value="0.1607172" calcext:value-type="float">
            <text:p>0.1607172</text:p>
          </table:table-cell>
          <table:table-cell office:value-type="float" office:value="0.1874591" calcext:value-type="float">
            <text:p>0.1874591</text:p>
          </table:table-cell>
          <table:table-cell office:value-type="float" office:value="0.2660978" calcext:value-type="float">
            <text:p>0.2660978</text:p>
          </table:table-cell>
          <table:table-cell office:value-type="float" office:value="0.2747786" calcext:value-type="float">
            <text:p>0.2747786</text:p>
          </table:table-cell>
          <table:table-cell office:value-type="float" office:value="0.2812711" calcext:value-type="float">
            <text:p>0.2812711</text:p>
          </table:table-cell>
          <table:table-cell office:value-type="float" office:value="0.2864569" calcext:value-type="float">
            <text:p>0.2864569</text:p>
          </table:table-cell>
          <table:table-cell office:value-type="float" office:value="0.3410632" calcext:value-type="float">
            <text:p>0.3410632</text:p>
          </table:table-cell>
          <table:table-cell office:value-type="float" office:value="0.3564886" calcext:value-type="float">
            <text:p>0.3564886</text:p>
          </table:table-cell>
          <table:table-cell office:value-type="float" office:value="0.3747477" calcext:value-type="float">
            <text:p>0.3747477</text:p>
          </table:table-cell>
          <table:table-cell office:value-type="float" office:value="0.3884544" calcext:value-type="float">
            <text:p>0.3884544</text:p>
          </table:table-cell>
          <table:table-cell office:value-type="float" office:value="0.4314756" calcext:value-type="float">
            <text:p>0.4314756</text:p>
          </table:table-cell>
          <table:table-cell office:value-type="float" office:value="0.5112643" calcext:value-type="float">
            <text:p>0.511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7941" calcext:value-type="float">
            <text:p>0.3457941</text:p>
          </table:table-cell>
          <table:table-cell office:value-type="float" office:value="0.3192526" calcext:value-type="float">
            <text:p>0.3192526</text:p>
          </table:table-cell>
          <table:table-cell office:value-type="float" office:value="0.1597947" calcext:value-type="float">
            <text:p>0.1597947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271739" calcext:value-type="float">
            <text:p>-0.9271739</text:p>
          </table:table-cell>
          <table:table-cell office:value-type="float" office:value="-0.3611107" calcext:value-type="float">
            <text:p>-0.3611107</text:p>
          </table:table-cell>
          <table:table-cell office:value-type="float" office:value="-0.04237781" calcext:value-type="float">
            <text:p>-0.04237781</text:p>
          </table:table-cell>
          <table:table-cell office:value-type="float" office:value="-0.03481864" calcext:value-type="float">
            <text:p>-0.03481864</text:p>
          </table:table-cell>
          <table:table-cell office:value-type="float" office:value="-0.02982229" calcext:value-type="float">
            <text:p>-0.02982229</text:p>
          </table:table-cell>
          <table:table-cell office:value-type="float" office:value="-0.02627011" calcext:value-type="float">
            <text:p>-0.02627011</text:p>
          </table:table-cell>
          <table:table-cell office:value-type="float" office:value="-0.02179387" calcext:value-type="float">
            <text:p>-0.02179387</text:p>
          </table:table-cell>
          <table:table-cell office:value-type="float" office:value="-0.01572148" calcext:value-type="float">
            <text:p>-0.01572148</text:p>
          </table:table-cell>
          <table:table-cell office:value-type="float" office:value="-0.009749392" calcext:value-type="float">
            <text:p>-0.009749392</text:p>
          </table:table-cell>
          <table:table-cell office:value-type="float" office:value="-0.006919066" calcext:value-type="float">
            <text:p>-0.006919066</text:p>
          </table:table-cell>
          <table:table-cell office:value-type="float" office:value="115.3761" calcext:value-type="float">
            <text:p>115.3761</text:p>
          </table:table-cell>
          <table:table-cell office:value-type="float" office:value="0" calcext:value-type="float">
            <text:p>0</text:p>
          </table:table-cell>
          <table:table-cell office:value-type="float" office:value="-2.065385" calcext:value-type="float">
            <text:p>-2.065385</text:p>
          </table:table-cell>
          <table:table-cell office:value-type="float" office:value="0.001272554" calcext:value-type="float">
            <text:p>0.00127255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114087" calcext:value-type="float">
            <text:p>-1.14087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9" calcext:value-type="float">
            <text:p>16011999</text:p>
          </table:table-cell>
          <table:table-cell office:value-type="float" office:value="54.40013" calcext:value-type="float">
            <text:p>54.40013</text:p>
          </table:table-cell>
          <table:table-cell office:value-type="float" office:value="-0.7803885" calcext:value-type="float">
            <text:p>-0.7803885</text:p>
          </table:table-cell>
          <table:table-cell office:value-type="float" office:value="0" calcext:value-type="float">
            <text:p>0</text:p>
          </table:table-cell>
          <table:table-cell office:value-type="float" office:value="1290.852" calcext:value-type="float">
            <text:p>1290.852</text:p>
          </table:table-cell>
          <table:table-cell office:value-type="float" office:value="20.64467" calcext:value-type="float">
            <text:p>20.64467</text:p>
          </table:table-cell>
          <table:table-cell office:value-type="float" office:value="382.3641" calcext:value-type="float">
            <text:p>382.3641</text:p>
          </table:table-cell>
          <table:table-cell office:value-type="float" office:value="0.1668506" calcext:value-type="float">
            <text:p>0.1668506</text:p>
          </table:table-cell>
          <table:table-cell office:value-type="float" office:value="0.1916184" calcext:value-type="float">
            <text:p>0.1916184</text:p>
          </table:table-cell>
          <table:table-cell office:value-type="float" office:value="0.2674832" calcext:value-type="float">
            <text:p>0.2674832</text:p>
          </table:table-cell>
          <table:table-cell office:value-type="float" office:value="0.274925" calcext:value-type="float">
            <text:p>0.274925</text:p>
          </table:table-cell>
          <table:table-cell office:value-type="float" office:value="0.280829" calcext:value-type="float">
            <text:p>0.280829</text:p>
          </table:table-cell>
          <table:table-cell office:value-type="float" office:value="0.2857011" calcext:value-type="float">
            <text:p>0.2857011</text:p>
          </table:table-cell>
          <table:table-cell office:value-type="float" office:value="0.340331" calcext:value-type="float">
            <text:p>0.340331</text:p>
          </table:table-cell>
          <table:table-cell office:value-type="float" office:value="0.3563629" calcext:value-type="float">
            <text:p>0.3563629</text:p>
          </table:table-cell>
          <table:table-cell office:value-type="float" office:value="0.3747295" calcext:value-type="float">
            <text:p>0.3747295</text:p>
          </table:table-cell>
          <table:table-cell office:value-type="float" office:value="0.3883054" calcext:value-type="float">
            <text:p>0.3883054</text:p>
          </table:table-cell>
          <table:table-cell office:value-type="float" office:value="0.4298587" calcext:value-type="float">
            <text:p>0.42985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6599" calcext:value-type="float">
            <text:p>0.3396599</text:p>
          </table:table-cell>
          <table:table-cell office:value-type="float" office:value="0.31509" calcext:value-type="float">
            <text:p>0.31509</text:p>
          </table:table-cell>
          <table:table-cell office:value-type="float" office:value="0.1630985" calcext:value-type="float">
            <text:p>0.1630985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7374021" calcext:value-type="float">
            <text:p>-0.7374021</text:p>
          </table:table-cell>
          <table:table-cell office:value-type="float" office:value="-0.3161175" calcext:value-type="float">
            <text:p>-0.3161175</text:p>
          </table:table-cell>
          <table:table-cell office:value-type="float" office:value="-0.04106419" calcext:value-type="float">
            <text:p>-0.04106419</text:p>
          </table:table-cell>
          <table:table-cell office:value-type="float" office:value="-0.03470853" calcext:value-type="float">
            <text:p>-0.03470853</text:p>
          </table:table-cell>
          <table:table-cell office:value-type="float" office:value="-0.0301515" calcext:value-type="float">
            <text:p>-0.0301515</text:p>
          </table:table-cell>
          <table:table-cell office:value-type="float" office:value="-0.02675785" calcext:value-type="float">
            <text:p>-0.02675785</text:p>
          </table:table-cell>
          <table:table-cell office:value-type="float" office:value="-0.02225081" calcext:value-type="float">
            <text:p>-0.02225081</text:p>
          </table:table-cell>
          <table:table-cell office:value-type="float" office:value="-0.01577457" calcext:value-type="float">
            <text:p>-0.01577457</text:p>
          </table:table-cell>
          <table:table-cell office:value-type="float" office:value="-0.009753977" calcext:value-type="float">
            <text:p>-0.009753977</text:p>
          </table:table-cell>
          <table:table-cell office:value-type="float" office:value="-0.0069446" calcext:value-type="float">
            <text:p>-0.0069446</text:p>
          </table:table-cell>
          <table:table-cell office:value-type="float" office:value="122.7677" calcext:value-type="float">
            <text:p>122.7677</text:p>
          </table:table-cell>
          <table:table-cell office:value-type="float" office:value="0" calcext:value-type="float">
            <text:p>0</text:p>
          </table:table-cell>
          <table:table-cell office:value-type="float" office:value="-1.637552" calcext:value-type="float">
            <text:p>-1.637552</text:p>
          </table:table-cell>
          <table:table-cell office:value-type="float" office:value="0.001275335" calcext:value-type="float">
            <text:p>0.0012753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02630986" calcext:value-type="float">
            <text:p>2.630986E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9" calcext:value-type="float">
            <text:p>17011999</text:p>
          </table:table-cell>
          <table:table-cell office:value-type="float" office:value="54.50013" calcext:value-type="float">
            <text:p>54.50013</text:p>
          </table:table-cell>
          <table:table-cell office:value-type="float" office:value="-0.9004219" calcext:value-type="float">
            <text:p>-0.9004219</text:p>
          </table:table-cell>
          <table:table-cell office:value-type="float" office:value="0" calcext:value-type="float">
            <text:p>0</text:p>
          </table:table-cell>
          <table:table-cell office:value-type="float" office:value="1290.332" calcext:value-type="float">
            <text:p>1290.332</text:p>
          </table:table-cell>
          <table:table-cell office:value-type="float" office:value="21.38499" calcext:value-type="float">
            <text:p>21.38499</text:p>
          </table:table-cell>
          <table:table-cell office:value-type="float" office:value="376.8984" calcext:value-type="float">
            <text:p>376.8984</text:p>
          </table:table-cell>
          <table:table-cell office:value-type="float" office:value="0.1761545" calcext:value-type="float">
            <text:p>0.1761545</text:p>
          </table:table-cell>
          <table:table-cell office:value-type="float" office:value="0.1984614" calcext:value-type="float">
            <text:p>0.1984614</text:p>
          </table:table-cell>
          <table:table-cell office:value-type="float" office:value="0.2701488" calcext:value-type="float">
            <text:p>0.2701488</text:p>
          </table:table-cell>
          <table:table-cell office:value-type="float" office:value="0.2754091" calcext:value-type="float">
            <text:p>0.2754091</text:p>
          </table:table-cell>
          <table:table-cell office:value-type="float" office:value="0.2806715" calcext:value-type="float">
            <text:p>0.2806715</text:p>
          </table:table-cell>
          <table:table-cell office:value-type="float" office:value="0.2852127" calcext:value-type="float">
            <text:p>0.2852127</text:p>
          </table:table-cell>
          <table:table-cell office:value-type="float" office:value="0.339741" calcext:value-type="float">
            <text:p>0.339741</text:p>
          </table:table-cell>
          <table:table-cell office:value-type="float" office:value="0.3561972" calcext:value-type="float">
            <text:p>0.3561972</text:p>
          </table:table-cell>
          <table:table-cell office:value-type="float" office:value="0.3747136" calcext:value-type="float">
            <text:p>0.3747136</text:p>
          </table:table-cell>
          <table:table-cell office:value-type="float" office:value="0.3881722" calcext:value-type="float">
            <text:p>0.3881722</text:p>
          </table:table-cell>
          <table:table-cell office:value-type="float" office:value="0.4283351" calcext:value-type="float">
            <text:p>0.428335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486" calcext:value-type="float">
            <text:p>0.3303486</text:p>
          </table:table-cell>
          <table:table-cell office:value-type="float" office:value="0.3082389" calcext:value-type="float">
            <text:p>0.3082389</text:p>
          </table:table-cell>
          <table:table-cell office:value-type="float" office:value="0.1638792" calcext:value-type="float">
            <text:p>0.1638792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305331" calcext:value-type="float">
            <text:p>-0.5305331</text:p>
          </table:table-cell>
          <table:table-cell office:value-type="float" office:value="-0.2553697" calcext:value-type="float">
            <text:p>-0.2553697</text:p>
          </table:table-cell>
          <table:table-cell office:value-type="float" office:value="-0.03866201" calcext:value-type="float">
            <text:p>-0.03866201</text:p>
          </table:table-cell>
          <table:table-cell office:value-type="float" office:value="-0.03434054" calcext:value-type="float">
            <text:p>-0.03434054</text:p>
          </table:table-cell>
          <table:table-cell office:value-type="float" office:value="-0.03027107" calcext:value-type="float">
            <text:p>-0.03027107</text:p>
          </table:table-cell>
          <table:table-cell office:value-type="float" office:value="-0.02707903" calcext:value-type="float">
            <text:p>-0.02707903</text:p>
          </table:table-cell>
          <table:table-cell office:value-type="float" office:value="-0.02262699" calcext:value-type="float">
            <text:p>-0.02262699</text:p>
          </table:table-cell>
          <table:table-cell office:value-type="float" office:value="-0.01584504" calcext:value-type="float">
            <text:p>-0.01584504</text:p>
          </table:table-cell>
          <table:table-cell office:value-type="float" office:value="-0.009757963" calcext:value-type="float">
            <text:p>-0.009757963</text:p>
          </table:table-cell>
          <table:table-cell office:value-type="float" office:value="-0.006967466" calcext:value-type="float">
            <text:p>-0.006967466</text:p>
          </table:table-cell>
          <table:table-cell office:value-type="float" office:value="130.1351" calcext:value-type="float">
            <text:p>130.1351</text:p>
          </table:table-cell>
          <table:table-cell office:value-type="float" office:value="0" calcext:value-type="float">
            <text:p>0</text:p>
          </table:table-cell>
          <table:table-cell office:value-type="float" office:value="-1.096994" calcext:value-type="float">
            <text:p>-1.096994</text:p>
          </table:table-cell>
          <table:table-cell office:value-type="float" office:value="0.001262211" calcext:value-type="float">
            <text:p>0.0012622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2631568" calcext:value-type="float">
            <text:p>2.631568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9" calcext:value-type="float">
            <text:p>18011999</text:p>
          </table:table-cell>
          <table:table-cell office:value-type="float" office:value="72.90015" calcext:value-type="float">
            <text:p>72.90015</text:p>
          </table:table-cell>
          <table:table-cell office:value-type="float" office:value="-1.015587" calcext:value-type="float">
            <text:p>-1.015587</text:p>
          </table:table-cell>
          <table:table-cell office:value-type="float" office:value="0" calcext:value-type="float">
            <text:p>0</text:p>
          </table:table-cell>
          <table:table-cell office:value-type="float" office:value="1308.076" calcext:value-type="float">
            <text:p>1308.076</text:p>
          </table:table-cell>
          <table:table-cell office:value-type="float" office:value="22.15616" calcext:value-type="float">
            <text:p>22.15616</text:p>
          </table:table-cell>
          <table:table-cell office:value-type="float" office:value="393.9543" calcext:value-type="float">
            <text:p>393.9543</text:p>
          </table:table-cell>
          <table:table-cell office:value-type="float" office:value="0.1948671" calcext:value-type="float">
            <text:p>0.1948671</text:p>
          </table:table-cell>
          <table:table-cell office:value-type="float" office:value="0.2093799" calcext:value-type="float">
            <text:p>0.2093799</text:p>
          </table:table-cell>
          <table:table-cell office:value-type="float" office:value="0.274178" calcext:value-type="float">
            <text:p>0.274178</text:p>
          </table:table-cell>
          <table:table-cell office:value-type="float" office:value="0.2768644" calcext:value-type="float">
            <text:p>0.2768644</text:p>
          </table:table-cell>
          <table:table-cell office:value-type="float" office:value="0.2823396" calcext:value-type="float">
            <text:p>0.2823396</text:p>
          </table:table-cell>
          <table:table-cell office:value-type="float" office:value="0.29701" calcext:value-type="float">
            <text:p>0.29701</text:p>
          </table:table-cell>
          <table:table-cell office:value-type="float" office:value="0.395209" calcext:value-type="float">
            <text:p>0.395209</text:p>
          </table:table-cell>
          <table:table-cell office:value-type="float" office:value="0.3566924" calcext:value-type="float">
            <text:p>0.3566924</text:p>
          </table:table-cell>
          <table:table-cell office:value-type="float" office:value="0.3746968" calcext:value-type="float">
            <text:p>0.3746968</text:p>
          </table:table-cell>
          <table:table-cell office:value-type="float" office:value="0.3880475" calcext:value-type="float">
            <text:p>0.3880475</text:p>
          </table:table-cell>
          <table:table-cell office:value-type="float" office:value="0.4269225" calcext:value-type="float">
            <text:p>0.4269225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1578783" calcext:value-type="float">
            <text:p>1.578783E-05</text:p>
          </table:table-cell>
          <table:table-cell office:value-type="float" office:value="0.3127196" calcext:value-type="float">
            <text:p>0.3127196</text:p>
          </table:table-cell>
          <table:table-cell office:value-type="float" office:value="0.2973356" calcext:value-type="float">
            <text:p>0.2973356</text:p>
          </table:table-cell>
          <table:table-cell office:value-type="float" office:value="0.1614614" calcext:value-type="float">
            <text:p>0.161461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967439" calcext:value-type="float">
            <text:p>-0.2967439</text:p>
          </table:table-cell>
          <table:table-cell office:value-type="float" office:value="-0.1841998" calcext:value-type="float">
            <text:p>-0.1841998</text:p>
          </table:table-cell>
          <table:table-cell office:value-type="float" office:value="-0.03532602" calcext:value-type="float">
            <text:p>-0.03532602</text:p>
          </table:table-cell>
          <table:table-cell office:value-type="float" office:value="-0.03326599" calcext:value-type="float">
            <text:p>-0.03326599</text:p>
          </table:table-cell>
          <table:table-cell office:value-type="float" office:value="-0.02913263" calcext:value-type="float">
            <text:p>-0.02913263</text:p>
          </table:table-cell>
          <table:table-cell office:value-type="float" office:value="-0.02074395" calcext:value-type="float">
            <text:p>-0.02074395</text:p>
          </table:table-cell>
          <table:table-cell office:value-type="float" office:value="-0.005320414" calcext:value-type="float">
            <text:p>-0.005320414</text:p>
          </table:table-cell>
          <table:table-cell office:value-type="float" office:value="-0.01564265" calcext:value-type="float">
            <text:p>-0.01564265</text:p>
          </table:table-cell>
          <table:table-cell office:value-type="float" office:value="-0.009762213" calcext:value-type="float">
            <text:p>-0.009762213</text:p>
          </table:table-cell>
          <table:table-cell office:value-type="float" office:value="-0.006988958" calcext:value-type="float">
            <text:p>-0.006988958</text:p>
          </table:table-cell>
          <table:table-cell office:value-type="float" office:value="137.5067" calcext:value-type="float">
            <text:p>137.506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313662" calcext:value-type="float">
            <text:p>0.00131366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1624831" calcext:value-type="float">
            <text:p>1.624831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9" calcext:value-type="float">
            <text:p>19011999</text:p>
          </table:table-cell>
          <table:table-cell office:value-type="float" office:value="73.00014" calcext:value-type="float">
            <text:p>73.00014</text:p>
          </table:table-cell>
          <table:table-cell office:value-type="float" office:value="-1.113647" calcext:value-type="float">
            <text:p>-1.113647</text:p>
          </table:table-cell>
          <table:table-cell office:value-type="float" office:value="0" calcext:value-type="float">
            <text:p>0</text:p>
          </table:table-cell>
          <table:table-cell office:value-type="float" office:value="1307.219" calcext:value-type="float">
            <text:p>1307.219</text:p>
          </table:table-cell>
          <table:table-cell office:value-type="float" office:value="23.21133" calcext:value-type="float">
            <text:p>23.21133</text:p>
          </table:table-cell>
          <table:table-cell office:value-type="float" office:value="387.1359" calcext:value-type="float">
            <text:p>387.1359</text:p>
          </table:table-cell>
          <table:table-cell office:value-type="float" office:value="0.2076307" calcext:value-type="float">
            <text:p>0.2076307</text:p>
          </table:table-cell>
          <table:table-cell office:value-type="float" office:value="0.2205772" calcext:value-type="float">
            <text:p>0.2205772</text:p>
          </table:table-cell>
          <table:table-cell office:value-type="float" office:value="0.2799412" calcext:value-type="float">
            <text:p>0.2799412</text:p>
          </table:table-cell>
          <table:table-cell office:value-type="float" office:value="0.284617" calcext:value-type="float">
            <text:p>0.284617</text:p>
          </table:table-cell>
          <table:table-cell office:value-type="float" office:value="0.2970872" calcext:value-type="float">
            <text:p>0.2970872</text:p>
          </table:table-cell>
          <table:table-cell office:value-type="float" office:value="0.3108335" calcext:value-type="float">
            <text:p>0.3108335</text:p>
          </table:table-cell>
          <table:table-cell office:value-type="float" office:value="0.36805" calcext:value-type="float">
            <text:p>0.36805</text:p>
          </table:table-cell>
          <table:table-cell office:value-type="float" office:value="0.3573372" calcext:value-type="float">
            <text:p>0.3573372</text:p>
          </table:table-cell>
          <table:table-cell office:value-type="float" office:value="0.3747178" calcext:value-type="float">
            <text:p>0.3747178</text:p>
          </table:table-cell>
          <table:table-cell office:value-type="float" office:value="0.3879305" calcext:value-type="float">
            <text:p>0.3879305</text:p>
          </table:table-cell>
          <table:table-cell office:value-type="float" office:value="0.4256022" calcext:value-type="float">
            <text:p>0.425602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7481" calcext:value-type="float">
            <text:p>0.2987481</text:p>
          </table:table-cell>
          <table:table-cell office:value-type="float" office:value="0.2860902" calcext:value-type="float">
            <text:p>0.2860902</text:p>
          </table:table-cell>
          <table:table-cell office:value-type="float" office:value="0.1564054" calcext:value-type="float">
            <text:p>0.156405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93795" calcext:value-type="float">
            <text:p>-0.193795</text:p>
          </table:table-cell>
          <table:table-cell office:value-type="float" office:value="-0.1338418" calcext:value-type="float">
            <text:p>-0.1338418</text:p>
          </table:table-cell>
          <table:table-cell office:value-type="float" office:value="-0.03088491" calcext:value-type="float">
            <text:p>-0.03088491</text:p>
          </table:table-cell>
          <table:table-cell office:value-type="float" office:value="-0.02754978" calcext:value-type="float">
            <text:p>-0.02754978</text:p>
          </table:table-cell>
          <table:table-cell office:value-type="float" office:value="-0.02044103" calcext:value-type="float">
            <text:p>-0.02044103</text:p>
          </table:table-cell>
          <table:table-cell office:value-type="float" office:value="-0.01489245" calcext:value-type="float">
            <text:p>-0.01489245</text:p>
          </table:table-cell>
          <table:table-cell office:value-type="float" office:value="-0.01042583" calcext:value-type="float">
            <text:p>-0.01042583</text:p>
          </table:table-cell>
          <table:table-cell office:value-type="float" office:value="-0.01536698" calcext:value-type="float">
            <text:p>-0.01536698</text:p>
          </table:table-cell>
          <table:table-cell office:value-type="float" office:value="-0.009757009" calcext:value-type="float">
            <text:p>-0.009757009</text:p>
          </table:table-cell>
          <table:table-cell office:value-type="float" office:value="-0.007009183" calcext:value-type="float">
            <text:p>-0.007009183</text:p>
          </table:table-cell>
          <table:table-cell office:value-type="float" office:value="145.1729" calcext:value-type="float">
            <text:p>145.1729</text:p>
          </table:table-cell>
          <table:table-cell office:value-type="float" office:value="0" calcext:value-type="float">
            <text:p>0</text:p>
          </table:table-cell>
          <table:table-cell office:value-type="float" office:value="-0.5589328" calcext:value-type="float">
            <text:p>-0.5589328</text:p>
          </table:table-cell>
          <table:table-cell office:value-type="float" office:value="0.001180015" calcext:value-type="float">
            <text:p>0.00118001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66709" calcext:value-type="float">
            <text:p>4.66709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9" calcext:value-type="float">
            <text:p>20011999</text:p>
          </table:table-cell>
          <table:table-cell office:value-type="float" office:value="73.3001" calcext:value-type="float">
            <text:p>73.3001</text:p>
          </table:table-cell>
          <table:table-cell office:value-type="float" office:value="-1.127033" calcext:value-type="float">
            <text:p>-1.127033</text:p>
          </table:table-cell>
          <table:table-cell office:value-type="float" office:value="0" calcext:value-type="float">
            <text:p>0</text:p>
          </table:table-cell>
          <table:table-cell office:value-type="float" office:value="1306.529" calcext:value-type="float">
            <text:p>1306.529</text:p>
          </table:table-cell>
          <table:table-cell office:value-type="float" office:value="24.21507" calcext:value-type="float">
            <text:p>24.21507</text:p>
          </table:table-cell>
          <table:table-cell office:value-type="float" office:value="382.6524" calcext:value-type="float">
            <text:p>382.6524</text:p>
          </table:table-cell>
          <table:table-cell office:value-type="float" office:value="0.2176655" calcext:value-type="float">
            <text:p>0.2176655</text:p>
          </table:table-cell>
          <table:table-cell office:value-type="float" office:value="0.2300496" calcext:value-type="float">
            <text:p>0.2300496</text:p>
          </table:table-cell>
          <table:table-cell office:value-type="float" office:value="0.2882091" calcext:value-type="float">
            <text:p>0.2882091</text:p>
          </table:table-cell>
          <table:table-cell office:value-type="float" office:value="0.2921371" calcext:value-type="float">
            <text:p>0.2921371</text:p>
          </table:table-cell>
          <table:table-cell office:value-type="float" office:value="0.299625" calcext:value-type="float">
            <text:p>0.299625</text:p>
          </table:table-cell>
          <table:table-cell office:value-type="float" office:value="0.3066871" calcext:value-type="float">
            <text:p>0.3066871</text:p>
          </table:table-cell>
          <table:table-cell office:value-type="float" office:value="0.3587901" calcext:value-type="float">
            <text:p>0.3587901</text:p>
          </table:table-cell>
          <table:table-cell office:value-type="float" office:value="0.3570264" calcext:value-type="float">
            <text:p>0.3570264</text:p>
          </table:table-cell>
          <table:table-cell office:value-type="float" office:value="0.3747341" calcext:value-type="float">
            <text:p>0.3747341</text:p>
          </table:table-cell>
          <table:table-cell office:value-type="float" office:value="0.3878209" calcext:value-type="float">
            <text:p>0.3878209</text:p>
          </table:table-cell>
          <table:table-cell office:value-type="float" office:value="0.4243622" calcext:value-type="float">
            <text:p>0.424362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7237" calcext:value-type="float">
            <text:p>0.2887237</text:p>
          </table:table-cell>
          <table:table-cell office:value-type="float" office:value="0.276622" calcext:value-type="float">
            <text:p>0.276622</text:p>
          </table:table-cell>
          <table:table-cell office:value-type="float" office:value="0.1502614" calcext:value-type="float">
            <text:p>0.150261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451247" calcext:value-type="float">
            <text:p>-0.1451247</text:p>
          </table:table-cell>
          <table:table-cell office:value-type="float" office:value="-0.1034472" calcext:value-type="float">
            <text:p>-0.1034472</text:p>
          </table:table-cell>
          <table:table-cell office:value-type="float" office:value="-0.02523283" calcext:value-type="float">
            <text:p>-0.02523283</text:p>
          </table:table-cell>
          <table:table-cell office:value-type="float" office:value="-0.02296306" calcext:value-type="float">
            <text:p>-0.02296306</text:p>
          </table:table-cell>
          <table:table-cell office:value-type="float" office:value="-0.01924699" calcext:value-type="float">
            <text:p>-0.01924699</text:p>
          </table:table-cell>
          <table:table-cell office:value-type="float" office:value="-0.01635448" calcext:value-type="float">
            <text:p>-0.01635448</text:p>
          </table:table-cell>
          <table:table-cell office:value-type="float" office:value="-0.01335269" calcext:value-type="float">
            <text:p>-0.01335269</text:p>
          </table:table-cell>
          <table:table-cell office:value-type="float" office:value="-0.01549366" calcext:value-type="float">
            <text:p>-0.01549366</text:p>
          </table:table-cell>
          <table:table-cell office:value-type="float" office:value="-0.009752888" calcext:value-type="float">
            <text:p>-0.009752888</text:p>
          </table:table-cell>
          <table:table-cell office:value-type="float" office:value="-0.0070282" calcext:value-type="float">
            <text:p>-0.0070282</text:p>
          </table:table-cell>
          <table:table-cell office:value-type="float" office:value="152.8214" calcext:value-type="float">
            <text:p>152.8214</text:p>
          </table:table-cell>
          <table:table-cell office:value-type="float" office:value="0" calcext:value-type="float">
            <text:p>0</text:p>
          </table:table-cell>
          <table:table-cell office:value-type="float" office:value="-0.3357878" calcext:value-type="float">
            <text:p>-0.3357878</text:p>
          </table:table-cell>
          <table:table-cell office:value-type="float" office:value="0.001134944" calcext:value-type="float">
            <text:p>0.0011349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526228" calcext:value-type="float">
            <text:p>4.526228E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9" calcext:value-type="float">
            <text:p>21011999</text:p>
          </table:table-cell>
          <table:table-cell office:value-type="float" office:value="75.00002" calcext:value-type="float">
            <text:p>75.00002</text:p>
          </table:table-cell>
          <table:table-cell office:value-type="float" office:value="-1.259331" calcext:value-type="float">
            <text:p>-1.259331</text:p>
          </table:table-cell>
          <table:table-cell office:value-type="float" office:value="0" calcext:value-type="float">
            <text:p>0</text:p>
          </table:table-cell>
          <table:table-cell office:value-type="float" office:value="1307.447" calcext:value-type="float">
            <text:p>1307.447</text:p>
          </table:table-cell>
          <table:table-cell office:value-type="float" office:value="25.1298" calcext:value-type="float">
            <text:p>25.1298</text:p>
          </table:table-cell>
          <table:table-cell office:value-type="float" office:value="385.8775" calcext:value-type="float">
            <text:p>385.8775</text:p>
          </table:table-cell>
          <table:table-cell office:value-type="float" office:value="0.2257414" calcext:value-type="float">
            <text:p>0.2257414</text:p>
          </table:table-cell>
          <table:table-cell office:value-type="float" office:value="0.2382493" calcext:value-type="float">
            <text:p>0.2382493</text:p>
          </table:table-cell>
          <table:table-cell office:value-type="float" office:value="0.2949227" calcext:value-type="float">
            <text:p>0.2949227</text:p>
          </table:table-cell>
          <table:table-cell office:value-type="float" office:value="0.2965391" calcext:value-type="float">
            <text:p>0.2965391</text:p>
          </table:table-cell>
          <table:table-cell office:value-type="float" office:value="0.3002886" calcext:value-type="float">
            <text:p>0.3002886</text:p>
          </table:table-cell>
          <table:table-cell office:value-type="float" office:value="0.3042358" calcext:value-type="float">
            <text:p>0.3042358</text:p>
          </table:table-cell>
          <table:table-cell office:value-type="float" office:value="0.3542191" calcext:value-type="float">
            <text:p>0.3542191</text:p>
          </table:table-cell>
          <table:table-cell office:value-type="float" office:value="0.3565725" calcext:value-type="float">
            <text:p>0.3565725</text:p>
          </table:table-cell>
          <table:table-cell office:value-type="float" office:value="0.3747264" calcext:value-type="float">
            <text:p>0.3747264</text:p>
          </table:table-cell>
          <table:table-cell office:value-type="float" office:value="0.3877217" calcext:value-type="float">
            <text:p>0.3877217</text:p>
          </table:table-cell>
          <table:table-cell office:value-type="float" office:value="0.4231957" calcext:value-type="float">
            <text:p>0.423195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6343" calcext:value-type="float">
            <text:p>0.2806343</text:p>
          </table:table-cell>
          <table:table-cell office:value-type="float" office:value="0.2684152" calcext:value-type="float">
            <text:p>0.2684152</text:p>
          </table:table-cell>
          <table:table-cell office:value-type="float" office:value="0.1436046" calcext:value-type="float">
            <text:p>0.143604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160804" calcext:value-type="float">
            <text:p>-0.1160804</text:p>
          </table:table-cell>
          <table:table-cell office:value-type="float" office:value="-0.08347157" calcext:value-type="float">
            <text:p>-0.08347157</text:p>
          </table:table-cell>
          <table:table-cell office:value-type="float" office:value="-0.02149184" calcext:value-type="float">
            <text:p>-0.02149184</text:p>
          </table:table-cell>
          <table:table-cell office:value-type="float" office:value="-0.02068696" calcext:value-type="float">
            <text:p>-0.02068696</text:p>
          </table:table-cell>
          <table:table-cell office:value-type="float" office:value="-0.0189495" calcext:value-type="float">
            <text:p>-0.0189495</text:p>
          </table:table-cell>
          <table:table-cell office:value-type="float" office:value="-0.01730082" calcext:value-type="float">
            <text:p>-0.01730082</text:p>
          </table:table-cell>
          <table:table-cell office:value-type="float" office:value="-0.0151227" calcext:value-type="float">
            <text:p>-0.0151227</text:p>
          </table:table-cell>
          <table:table-cell office:value-type="float" office:value="-0.01568679" calcext:value-type="float">
            <text:p>-0.01568679</text:p>
          </table:table-cell>
          <table:table-cell office:value-type="float" office:value="-0.009754777" calcext:value-type="float">
            <text:p>-0.009754777</text:p>
          </table:table-cell>
          <table:table-cell office:value-type="float" office:value="-0.007045463" calcext:value-type="float">
            <text:p>-0.007045463</text:p>
          </table:table-cell>
          <table:table-cell office:value-type="float" office:value="160.3966" calcext:value-type="float">
            <text:p>160.3966</text:p>
          </table:table-cell>
          <table:table-cell office:value-type="float" office:value="0" calcext:value-type="float">
            <text:p>0</text:p>
          </table:table-cell>
          <table:table-cell office:value-type="float" office:value="-0.2356227" calcext:value-type="float">
            <text:p>-0.2356227</text:p>
          </table:table-cell>
          <table:table-cell office:value-type="float" office:value="0.001091309" calcext:value-type="float">
            <text:p>0.0010913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421454" calcext:value-type="float">
            <text:p>4.421454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9" calcext:value-type="float">
            <text:p>22011999</text:p>
          </table:table-cell>
          <table:table-cell office:value-type="float" office:value="93.3" calcext:value-type="float">
            <text:p>93.3</text:p>
          </table:table-cell>
          <table:table-cell office:value-type="float" office:value="-1.380262" calcext:value-type="float">
            <text:p>-1.380262</text:p>
          </table:table-cell>
          <table:table-cell office:value-type="float" office:value="0" calcext:value-type="float">
            <text:p>0</text:p>
          </table:table-cell>
          <table:table-cell office:value-type="float" office:value="1325.125" calcext:value-type="float">
            <text:p>1325.125</text:p>
          </table:table-cell>
          <table:table-cell office:value-type="float" office:value="25.87335" calcext:value-type="float">
            <text:p>25.87335</text:p>
          </table:table-cell>
          <table:table-cell office:value-type="float" office:value="449.3075" calcext:value-type="float">
            <text:p>449.3075</text:p>
          </table:table-cell>
          <table:table-cell office:value-type="float" office:value="0.2321648" calcext:value-type="float">
            <text:p>0.2321648</text:p>
          </table:table-cell>
          <table:table-cell office:value-type="float" office:value="0.245389" calcext:value-type="float">
            <text:p>0.245389</text:p>
          </table:table-cell>
          <table:table-cell office:value-type="float" office:value="0.2991124" calcext:value-type="float">
            <text:p>0.2991124</text:p>
          </table:table-cell>
          <table:table-cell office:value-type="float" office:value="0.2993066" calcext:value-type="float">
            <text:p>0.2993066</text:p>
          </table:table-cell>
          <table:table-cell office:value-type="float" office:value="0.3010863" calcext:value-type="float">
            <text:p>0.3010863</text:p>
          </table:table-cell>
          <table:table-cell office:value-type="float" office:value="0.3034554" calcext:value-type="float">
            <text:p>0.3034554</text:p>
          </table:table-cell>
          <table:table-cell office:value-type="float" office:value="0.3519928" calcext:value-type="float">
            <text:p>0.3519928</text:p>
          </table:table-cell>
          <table:table-cell office:value-type="float" office:value="0.3565725" calcext:value-type="float">
            <text:p>0.3565725</text:p>
          </table:table-cell>
          <table:table-cell office:value-type="float" office:value="0.3747123" calcext:value-type="float">
            <text:p>0.3747123</text:p>
          </table:table-cell>
          <table:table-cell office:value-type="float" office:value="0.387627" calcext:value-type="float">
            <text:p>0.387627</text:p>
          </table:table-cell>
          <table:table-cell office:value-type="float" office:value="0.4221033" calcext:value-type="float">
            <text:p>0.422103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2051" calcext:value-type="float">
            <text:p>0.2742051</text:p>
          </table:table-cell>
          <table:table-cell office:value-type="float" office:value="0.2612736" calcext:value-type="float">
            <text:p>0.2612736</text:p>
          </table:table-cell>
          <table:table-cell office:value-type="float" office:value="0.1366486" calcext:value-type="float">
            <text:p>0.136648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9773321" calcext:value-type="float">
            <text:p>-0.09773321</text:p>
          </table:table-cell>
          <table:table-cell office:value-type="float" office:value="-0.06966081" calcext:value-type="float">
            <text:p>-0.06966081</text:p>
          </table:table-cell>
          <table:table-cell office:value-type="float" office:value="-0.0194757" calcext:value-type="float">
            <text:p>-0.0194757</text:p>
          </table:table-cell>
          <table:table-cell office:value-type="float" office:value="-0.01939305" calcext:value-type="float">
            <text:p>-0.01939305</text:p>
          </table:table-cell>
          <table:table-cell office:value-type="float" office:value="-0.01860635" calcext:value-type="float">
            <text:p>-0.01860635</text:p>
          </table:table-cell>
          <table:table-cell office:value-type="float" office:value="-0.01761493" calcext:value-type="float">
            <text:p>-0.01761493</text:p>
          </table:table-cell>
          <table:table-cell office:value-type="float" office:value="-0.01607795" calcext:value-type="float">
            <text:p>-0.01607795</text:p>
          </table:table-cell>
          <table:table-cell office:value-type="float" office:value="-0.01568656" calcext:value-type="float">
            <text:p>-0.01568656</text:p>
          </table:table-cell>
          <table:table-cell office:value-type="float" office:value="-0.009758275" calcext:value-type="float">
            <text:p>-0.009758275</text:p>
          </table:table-cell>
          <table:table-cell office:value-type="float" office:value="-0.007061968" calcext:value-type="float">
            <text:p>-0.007061968</text:p>
          </table:table-cell>
          <table:table-cell office:value-type="float" office:value="167.8143" calcext:value-type="float">
            <text:p>167.8143</text:p>
          </table:table-cell>
          <table:table-cell office:value-type="float" office:value="0" calcext:value-type="float">
            <text:p>0</text:p>
          </table:table-cell>
          <table:table-cell office:value-type="float" office:value="-0.1906231" calcext:value-type="float">
            <text:p>-0.1906231</text:p>
          </table:table-cell>
          <table:table-cell office:value-type="float" office:value="0.001048889" calcext:value-type="float">
            <text:p>0.0010488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277681" calcext:value-type="float">
            <text:p>4.277681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9" calcext:value-type="float">
            <text:p>23011999</text:p>
          </table:table-cell>
          <table:table-cell office:value-type="float" office:value="93.89991" calcext:value-type="float">
            <text:p>93.89991</text:p>
          </table:table-cell>
          <table:table-cell office:value-type="float" office:value="-1.652207" calcext:value-type="float">
            <text:p>-1.652207</text:p>
          </table:table-cell>
          <table:table-cell office:value-type="float" office:value="0" calcext:value-type="float">
            <text:p>0</text:p>
          </table:table-cell>
          <table:table-cell office:value-type="float" office:value="1325.306" calcext:value-type="float">
            <text:p>1325.306</text:p>
          </table:table-cell>
          <table:table-cell office:value-type="float" office:value="26.56373" calcext:value-type="float">
            <text:p>26.56373</text:p>
          </table:table-cell>
          <table:table-cell office:value-type="float" office:value="444.5561" calcext:value-type="float">
            <text:p>444.5561</text:p>
          </table:table-cell>
          <table:table-cell office:value-type="float" office:value="0.2376623" calcext:value-type="float">
            <text:p>0.2376623</text:p>
          </table:table-cell>
          <table:table-cell office:value-type="float" office:value="0.2517208" calcext:value-type="float">
            <text:p>0.2517208</text:p>
          </table:table-cell>
          <table:table-cell office:value-type="float" office:value="0.3016373" calcext:value-type="float">
            <text:p>0.3016373</text:p>
          </table:table-cell>
          <table:table-cell office:value-type="float" office:value="0.3013679" calcext:value-type="float">
            <text:p>0.3013679</text:p>
          </table:table-cell>
          <table:table-cell office:value-type="float" office:value="0.3021288" calcext:value-type="float">
            <text:p>0.3021288</text:p>
          </table:table-cell>
          <table:table-cell office:value-type="float" office:value="0.303554" calcext:value-type="float">
            <text:p>0.303554</text:p>
          </table:table-cell>
          <table:table-cell office:value-type="float" office:value="0.350923" calcext:value-type="float">
            <text:p>0.350923</text:p>
          </table:table-cell>
          <table:table-cell office:value-type="float" office:value="0.3565733" calcext:value-type="float">
            <text:p>0.3565733</text:p>
          </table:table-cell>
          <table:table-cell office:value-type="float" office:value="0.3747004" calcext:value-type="float">
            <text:p>0.3747004</text:p>
          </table:table-cell>
          <table:table-cell office:value-type="float" office:value="0.3875369" calcext:value-type="float">
            <text:p>0.3875369</text:p>
          </table:table-cell>
          <table:table-cell office:value-type="float" office:value="0.4210834" calcext:value-type="float">
            <text:p>0.421083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6967" calcext:value-type="float">
            <text:p>0.2686967</text:p>
          </table:table-cell>
          <table:table-cell office:value-type="float" office:value="0.2549361" calcext:value-type="float">
            <text:p>0.2549361</text:p>
          </table:table-cell>
          <table:table-cell office:value-type="float" office:value="0.1294952" calcext:value-type="float">
            <text:p>0.1294952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8468529" calcext:value-type="float">
            <text:p>-0.08468529</text:p>
          </table:table-cell>
          <table:table-cell office:value-type="float" office:value="-0.05959922" calcext:value-type="float">
            <text:p>-0.05959922</text:p>
          </table:table-cell>
          <table:table-cell office:value-type="float" office:value="-0.0183681" calcext:value-type="float">
            <text:p>-0.0183681</text:p>
          </table:table-cell>
          <table:table-cell office:value-type="float" office:value="-0.01848684" calcext:value-type="float">
            <text:p>-0.01848684</text:p>
          </table:table-cell>
          <table:table-cell office:value-type="float" office:value="-0.01816669" calcext:value-type="float">
            <text:p>-0.01816669</text:p>
          </table:table-cell>
          <table:table-cell office:value-type="float" office:value="-0.0175779" calcext:value-type="float">
            <text:p>-0.0175779</text:p>
          </table:table-cell>
          <table:table-cell office:value-type="float" office:value="-0.01656069" calcext:value-type="float">
            <text:p>-0.01656069</text:p>
          </table:table-cell>
          <table:table-cell office:value-type="float" office:value="-0.01568584" calcext:value-type="float">
            <text:p>-0.01568584</text:p>
          </table:table-cell>
          <table:table-cell office:value-type="float" office:value="-0.009761253" calcext:value-type="float">
            <text:p>-0.009761253</text:p>
          </table:table-cell>
          <table:table-cell office:value-type="float" office:value="-0.007077738" calcext:value-type="float">
            <text:p>-0.007077738</text:p>
          </table:table-cell>
          <table:table-cell office:value-type="float" office:value="175.1868" calcext:value-type="float">
            <text:p>175.1868</text:p>
          </table:table-cell>
          <table:table-cell office:value-type="float" office:value="0" calcext:value-type="float">
            <text:p>0</text:p>
          </table:table-cell>
          <table:table-cell office:value-type="float" office:value="-0.1604433" calcext:value-type="float">
            <text:p>-0.1604433</text:p>
          </table:table-cell>
          <table:table-cell office:value-type="float" office:value="0.001007477" calcext:value-type="float">
            <text:p>0.00100747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221802" calcext:value-type="float">
            <text:p>4.221802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9" calcext:value-type="float">
            <text:p>24011999</text:p>
          </table:table-cell>
          <table:table-cell office:value-type="float" office:value="96.19979" calcext:value-type="float">
            <text:p>96.19979</text:p>
          </table:table-cell>
          <table:table-cell office:value-type="float" office:value="-1.903123" calcext:value-type="float">
            <text:p>-1.903123</text:p>
          </table:table-cell>
          <table:table-cell office:value-type="float" office:value="0" calcext:value-type="float">
            <text:p>0</text:p>
          </table:table-cell>
          <table:table-cell office:value-type="float" office:value="1327.187" calcext:value-type="float">
            <text:p>1327.187</text:p>
          </table:table-cell>
          <table:table-cell office:value-type="float" office:value="27.23363" calcext:value-type="float">
            <text:p>27.23363</text:p>
          </table:table-cell>
          <table:table-cell office:value-type="float" office:value="439.1884" calcext:value-type="float">
            <text:p>439.1884</text:p>
          </table:table-cell>
          <table:table-cell office:value-type="float" office:value="0.2426628" calcext:value-type="float">
            <text:p>0.2426628</text:p>
          </table:table-cell>
          <table:table-cell office:value-type="float" office:value="0.2574647" calcext:value-type="float">
            <text:p>0.2574647</text:p>
          </table:table-cell>
          <table:table-cell office:value-type="float" office:value="0.3036876" calcext:value-type="float">
            <text:p>0.3036876</text:p>
          </table:table-cell>
          <table:table-cell office:value-type="float" office:value="0.3029998" calcext:value-type="float">
            <text:p>0.3029998</text:p>
          </table:table-cell>
          <table:table-cell office:value-type="float" office:value="0.303341" calcext:value-type="float">
            <text:p>0.303341</text:p>
          </table:table-cell>
          <table:table-cell office:value-type="float" office:value="0.3046972" calcext:value-type="float">
            <text:p>0.3046972</text:p>
          </table:table-cell>
          <table:table-cell office:value-type="float" office:value="0.3529334" calcext:value-type="float">
            <text:p>0.3529334</text:p>
          </table:table-cell>
          <table:table-cell office:value-type="float" office:value="0.356575" calcext:value-type="float">
            <text:p>0.356575</text:p>
          </table:table-cell>
          <table:table-cell office:value-type="float" office:value="0.3746901" calcext:value-type="float">
            <text:p>0.3746901</text:p>
          </table:table-cell>
          <table:table-cell office:value-type="float" office:value="0.3874507" calcext:value-type="float">
            <text:p>0.3874507</text:p>
          </table:table-cell>
          <table:table-cell office:value-type="float" office:value="0.4201328" calcext:value-type="float">
            <text:p>0.420132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6789" calcext:value-type="float">
            <text:p>0.2636789</text:p>
          </table:table-cell>
          <table:table-cell office:value-type="float" office:value="0.2491818" calcext:value-type="float">
            <text:p>0.2491818</text:p>
          </table:table-cell>
          <table:table-cell office:value-type="float" office:value="0.122219" calcext:value-type="float">
            <text:p>0.122219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7454965" calcext:value-type="float">
            <text:p>-0.07454965</text:p>
          </table:table-cell>
          <table:table-cell office:value-type="float" office:value="-0.05190992" calcext:value-type="float">
            <text:p>-0.05190992</text:p>
          </table:table-cell>
          <table:table-cell office:value-type="float" office:value="-0.01752073" calcext:value-type="float">
            <text:p>-0.01752073</text:p>
          </table:table-cell>
          <table:table-cell office:value-type="float" office:value="-0.01780677" calcext:value-type="float">
            <text:p>-0.01780677</text:p>
          </table:table-cell>
          <table:table-cell office:value-type="float" office:value="-0.01767157" calcext:value-type="float">
            <text:p>-0.01767157</text:p>
          </table:table-cell>
          <table:table-cell office:value-type="float" office:value="-0.01712982" calcext:value-type="float">
            <text:p>-0.01712982</text:p>
          </table:table-cell>
          <table:table-cell office:value-type="float" office:value="-0.01566971" calcext:value-type="float">
            <text:p>-0.01566971</text:p>
          </table:table-cell>
          <table:table-cell office:value-type="float" office:value="-0.0156852" calcext:value-type="float">
            <text:p>-0.0156852</text:p>
          </table:table-cell>
          <table:table-cell office:value-type="float" office:value="-0.009763851" calcext:value-type="float">
            <text:p>-0.009763851</text:p>
          </table:table-cell>
          <table:table-cell office:value-type="float" office:value="-0.00709282" calcext:value-type="float">
            <text:p>-0.00709282</text:p>
          </table:table-cell>
          <table:table-cell office:value-type="float" office:value="182.5459" calcext:value-type="float">
            <text:p>182.5459</text:p>
          </table:table-cell>
          <table:table-cell office:value-type="float" office:value="0" calcext:value-type="float">
            <text:p>0</text:p>
          </table:table-cell>
          <table:table-cell office:value-type="float" office:value="-0.1397159" calcext:value-type="float">
            <text:p>-0.1397159</text:p>
          </table:table-cell>
          <table:table-cell office:value-type="float" office:value="0.0009667483" calcext:value-type="float">
            <text:p>0.00096674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153117" calcext:value-type="float">
            <text:p>4.153117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9" calcext:value-type="float">
            <text:p>25011999</text:p>
          </table:table-cell>
          <table:table-cell office:value-type="float" office:value="96.19979" calcext:value-type="float">
            <text:p>96.19979</text:p>
          </table:table-cell>
          <table:table-cell office:value-type="float" office:value="-1.840277" calcext:value-type="float">
            <text:p>-1.840277</text:p>
          </table:table-cell>
          <table:table-cell office:value-type="float" office:value="0" calcext:value-type="float">
            <text:p>0</text:p>
          </table:table-cell>
          <table:table-cell office:value-type="float" office:value="1326.481" calcext:value-type="float">
            <text:p>1326.481</text:p>
          </table:table-cell>
          <table:table-cell office:value-type="float" office:value="27.87752" calcext:value-type="float">
            <text:p>27.87752</text:p>
          </table:table-cell>
          <table:table-cell office:value-type="float" office:value="434.9744" calcext:value-type="float">
            <text:p>434.9744</text:p>
          </table:table-cell>
          <table:table-cell office:value-type="float" office:value="0.2472441" calcext:value-type="float">
            <text:p>0.2472441</text:p>
          </table:table-cell>
          <table:table-cell office:value-type="float" office:value="0.2627501" calcext:value-type="float">
            <text:p>0.2627501</text:p>
          </table:table-cell>
          <table:table-cell office:value-type="float" office:value="0.3047955" calcext:value-type="float">
            <text:p>0.3047955</text:p>
          </table:table-cell>
          <table:table-cell office:value-type="float" office:value="0.3044548" calcext:value-type="float">
            <text:p>0.3044548</text:p>
          </table:table-cell>
          <table:table-cell office:value-type="float" office:value="0.3047465" calcext:value-type="float">
            <text:p>0.3047465</text:p>
          </table:table-cell>
          <table:table-cell office:value-type="float" office:value="0.3056911" calcext:value-type="float">
            <text:p>0.3056911</text:p>
          </table:table-cell>
          <table:table-cell office:value-type="float" office:value="0.3521723" calcext:value-type="float">
            <text:p>0.3521723</text:p>
          </table:table-cell>
          <table:table-cell office:value-type="float" office:value="0.3565758" calcext:value-type="float">
            <text:p>0.3565758</text:p>
          </table:table-cell>
          <table:table-cell office:value-type="float" office:value="0.3746805" calcext:value-type="float">
            <text:p>0.3746805</text:p>
          </table:table-cell>
          <table:table-cell office:value-type="float" office:value="0.3873688" calcext:value-type="float">
            <text:p>0.3873688</text:p>
          </table:table-cell>
          <table:table-cell office:value-type="float" office:value="0.4192484" calcext:value-type="float">
            <text:p>0.419248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0809" calcext:value-type="float">
            <text:p>0.2590809</text:p>
          </table:table-cell>
          <table:table-cell office:value-type="float" office:value="0.2438863" calcext:value-type="float">
            <text:p>0.2438863</text:p>
          </table:table-cell>
          <table:table-cell office:value-type="float" office:value="0.1148563" calcext:value-type="float">
            <text:p>0.1148563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648444" calcext:value-type="float">
            <text:p>-0.06648444</text:p>
          </table:table-cell>
          <table:table-cell office:value-type="float" office:value="-0.04583843" calcext:value-type="float">
            <text:p>-0.04583843</text:p>
          </table:table-cell>
          <table:table-cell office:value-type="float" office:value="-0.01708173" calcext:value-type="float">
            <text:p>-0.01708173</text:p>
          </table:table-cell>
          <table:table-cell office:value-type="float" office:value="-0.01722319" calcext:value-type="float">
            <text:p>-0.01722319</text:p>
          </table:table-cell>
          <table:table-cell office:value-type="float" office:value="-0.01711275" calcext:value-type="float">
            <text:p>-0.01711275</text:p>
          </table:table-cell>
          <table:table-cell office:value-type="float" office:value="-0.01674506" calcext:value-type="float">
            <text:p>-0.01674506</text:p>
          </table:table-cell>
          <table:table-cell office:value-type="float" office:value="-0.01600517" calcext:value-type="float">
            <text:p>-0.01600517</text:p>
          </table:table-cell>
          <table:table-cell office:value-type="float" office:value="-0.01568523" calcext:value-type="float">
            <text:p>-0.01568523</text:p>
          </table:table-cell>
          <table:table-cell office:value-type="float" office:value="-0.009766216" calcext:value-type="float">
            <text:p>-0.009766216</text:p>
          </table:table-cell>
          <table:table-cell office:value-type="float" office:value="-0.007107205" calcext:value-type="float">
            <text:p>-0.007107205</text:p>
          </table:table-cell>
          <table:table-cell office:value-type="float" office:value="189.8974" calcext:value-type="float">
            <text:p>189.8974</text:p>
          </table:table-cell>
          <table:table-cell office:value-type="float" office:value="0" calcext:value-type="float">
            <text:p>0</text:p>
          </table:table-cell>
          <table:table-cell office:value-type="float" office:value="-0.1213401" calcext:value-type="float">
            <text:p>-0.1213401</text:p>
          </table:table-cell>
          <table:table-cell office:value-type="float" office:value="0.0009265419" calcext:value-type="float">
            <text:p>0.000926541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095491" calcext:value-type="float">
            <text:p>4.095491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9" calcext:value-type="float">
            <text:p>26011999</text:p>
          </table:table-cell>
          <table:table-cell office:value-type="float" office:value="96.19979" calcext:value-type="float">
            <text:p>96.19979</text:p>
          </table:table-cell>
          <table:table-cell office:value-type="float" office:value="-1.916168" calcext:value-type="float">
            <text:p>-1.916168</text:p>
          </table:table-cell>
          <table:table-cell office:value-type="float" office:value="0" calcext:value-type="float">
            <text:p>0</text:p>
          </table:table-cell>
          <table:table-cell office:value-type="float" office:value="1325.951" calcext:value-type="float">
            <text:p>1325.951</text:p>
          </table:table-cell>
          <table:table-cell office:value-type="float" office:value="28.48363" calcext:value-type="float">
            <text:p>28.48363</text:p>
          </table:table-cell>
          <table:table-cell office:value-type="float" office:value="431.5706" calcext:value-type="float">
            <text:p>431.5706</text:p>
          </table:table-cell>
          <table:table-cell office:value-type="float" office:value="0.2514775" calcext:value-type="float">
            <text:p>0.2514775</text:p>
          </table:table-cell>
          <table:table-cell office:value-type="float" office:value="0.2676467" calcext:value-type="float">
            <text:p>0.2676467</text:p>
          </table:table-cell>
          <table:table-cell office:value-type="float" office:value="0.3056792" calcext:value-type="float">
            <text:p>0.3056792</text:p>
          </table:table-cell>
          <table:table-cell office:value-type="float" office:value="0.3054998" calcext:value-type="float">
            <text:p>0.3054998</text:p>
          </table:table-cell>
          <table:table-cell office:value-type="float" office:value="0.3057906" calcext:value-type="float">
            <text:p>0.3057906</text:p>
          </table:table-cell>
          <table:table-cell office:value-type="float" office:value="0.3065308" calcext:value-type="float">
            <text:p>0.3065308</text:p>
          </table:table-cell>
          <table:table-cell office:value-type="float" office:value="0.3522684" calcext:value-type="float">
            <text:p>0.3522684</text:p>
          </table:table-cell>
          <table:table-cell office:value-type="float" office:value="0.3565761" calcext:value-type="float">
            <text:p>0.3565761</text:p>
          </table:table-cell>
          <table:table-cell office:value-type="float" office:value="0.3746726" calcext:value-type="float">
            <text:p>0.3746726</text:p>
          </table:table-cell>
          <table:table-cell office:value-type="float" office:value="0.3872976" calcext:value-type="float">
            <text:p>0.3872976</text:p>
          </table:table-cell>
          <table:table-cell office:value-type="float" office:value="0.4184199" calcext:value-type="float">
            <text:p>0.41841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8279" calcext:value-type="float">
            <text:p>0.2548279</text:p>
          </table:table-cell>
          <table:table-cell office:value-type="float" office:value="0.2389777" calcext:value-type="float">
            <text:p>0.2389777</text:p>
          </table:table-cell>
          <table:table-cell office:value-type="float" office:value="0.107449" calcext:value-type="float">
            <text:p>0.107449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992264" calcext:value-type="float">
            <text:p>-0.05992264</text:p>
          </table:table-cell>
          <table:table-cell office:value-type="float" office:value="-0.04093982" calcext:value-type="float">
            <text:p>-0.04093982</text:p>
          </table:table-cell>
          <table:table-cell office:value-type="float" office:value="-0.01674196" calcext:value-type="float">
            <text:p>-0.01674196</text:p>
          </table:table-cell>
          <table:table-cell office:value-type="float" office:value="-0.01681723" calcext:value-type="float">
            <text:p>-0.01681723</text:p>
          </table:table-cell>
          <table:table-cell office:value-type="float" office:value="-0.01670991" calcext:value-type="float">
            <text:p>-0.01670991</text:p>
          </table:table-cell>
          <table:table-cell office:value-type="float" office:value="-0.01642909" calcext:value-type="float">
            <text:p>-0.01642909</text:p>
          </table:table-cell>
          <table:table-cell office:value-type="float" office:value="-0.01596591" calcext:value-type="float">
            <text:p>-0.01596591</text:p>
          </table:table-cell>
          <table:table-cell office:value-type="float" office:value="-0.01568452" calcext:value-type="float">
            <text:p>-0.01568452</text:p>
          </table:table-cell>
          <table:table-cell office:value-type="float" office:value="-0.00976822" calcext:value-type="float">
            <text:p>-0.00976822</text:p>
          </table:table-cell>
          <table:table-cell office:value-type="float" office:value="-0.007119762" calcext:value-type="float">
            <text:p>-0.007119762</text:p>
          </table:table-cell>
          <table:table-cell office:value-type="float" office:value="197.2281" calcext:value-type="float">
            <text:p>197.2281</text:p>
          </table:table-cell>
          <table:table-cell office:value-type="float" office:value="0" calcext:value-type="float">
            <text:p>0</text:p>
          </table:table-cell>
          <table:table-cell office:value-type="float" office:value="-0.1064998" calcext:value-type="float">
            <text:p>-0.1064998</text:p>
          </table:table-cell>
          <table:table-cell office:value-type="float" office:value="0.0008869421" calcext:value-type="float">
            <text:p>0.0008869421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4034955" calcext:value-type="float">
            <text:p>4.034955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9" calcext:value-type="float">
            <text:p>27011999</text:p>
          </table:table-cell>
          <table:table-cell office:value-type="float" office:value="100.1997" calcext:value-type="float">
            <text:p>100.1997</text:p>
          </table:table-cell>
          <table:table-cell office:value-type="float" office:value="-2.020722" calcext:value-type="float">
            <text:p>-2.020722</text:p>
          </table:table-cell>
          <table:table-cell office:value-type="float" office:value="0" calcext:value-type="float">
            <text:p>0</text:p>
          </table:table-cell>
          <table:table-cell office:value-type="float" office:value="1329.477" calcext:value-type="float">
            <text:p>1329.477</text:p>
          </table:table-cell>
          <table:table-cell office:value-type="float" office:value="29.0618" calcext:value-type="float">
            <text:p>29.0618</text:p>
          </table:table-cell>
          <table:table-cell office:value-type="float" office:value="445.1311" calcext:value-type="float">
            <text:p>445.1311</text:p>
          </table:table-cell>
          <table:table-cell office:value-type="float" office:value="0.2553968" calcext:value-type="float">
            <text:p>0.2553968</text:p>
          </table:table-cell>
          <table:table-cell office:value-type="float" office:value="0.2722183" calcext:value-type="float">
            <text:p>0.2722183</text:p>
          </table:table-cell>
          <table:table-cell office:value-type="float" office:value="0.3064421" calcext:value-type="float">
            <text:p>0.3064421</text:p>
          </table:table-cell>
          <table:table-cell office:value-type="float" office:value="0.3063418" calcext:value-type="float">
            <text:p>0.3063418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72995" calcext:value-type="float">
            <text:p>0.3072995</text:p>
          </table:table-cell>
          <table:table-cell office:value-type="float" office:value="0.3527275" calcext:value-type="float">
            <text:p>0.3527275</text:p>
          </table:table-cell>
          <table:table-cell office:value-type="float" office:value="0.3565774" calcext:value-type="float">
            <text:p>0.3565774</text:p>
          </table:table-cell>
          <table:table-cell office:value-type="float" office:value="0.3746654" calcext:value-type="float">
            <text:p>0.3746654</text:p>
          </table:table-cell>
          <table:table-cell office:value-type="float" office:value="0.3872296" calcext:value-type="float">
            <text:p>0.3872296</text:p>
          </table:table-cell>
          <table:table-cell office:value-type="float" office:value="0.4176508" calcext:value-type="float">
            <text:p>0.41765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8861" calcext:value-type="float">
            <text:p>0.2508861</text:p>
          </table:table-cell>
          <table:table-cell office:value-type="float" office:value="0.2343923" calcext:value-type="float">
            <text:p>0.2343923</text:p>
          </table:table-cell>
          <table:table-cell office:value-type="float" office:value="0.1000281" calcext:value-type="float">
            <text:p>0.1000281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451009" calcext:value-type="float">
            <text:p>-0.05451009</text:p>
          </table:table-cell>
          <table:table-cell office:value-type="float" office:value="-0.03690874" calcext:value-type="float">
            <text:p>-0.03690874</text:p>
          </table:table-cell>
          <table:table-cell office:value-type="float" office:value="-0.01645388" calcext:value-type="float">
            <text:p>-0.01645388</text:p>
          </table:table-cell>
          <table:table-cell office:value-type="float" office:value="-0.01649844" calcext:value-type="float">
            <text:p>-0.01649844</text:p>
          </table:table-cell>
          <table:table-cell office:value-type="float" office:value="-0.01639742" calcext:value-type="float">
            <text:p>-0.01639742</text:p>
          </table:table-cell>
          <table:table-cell office:value-type="float" office:value="-0.01614609" calcext:value-type="float">
            <text:p>-0.01614609</text:p>
          </table:table-cell>
          <table:table-cell office:value-type="float" office:value="-0.01576815" calcext:value-type="float">
            <text:p>-0.01576815</text:p>
          </table:table-cell>
          <table:table-cell office:value-type="float" office:value="-0.01568414" calcext:value-type="float">
            <text:p>-0.01568414</text:p>
          </table:table-cell>
          <table:table-cell office:value-type="float" office:value="-0.009770008" calcext:value-type="float">
            <text:p>-0.009770008</text:p>
          </table:table-cell>
          <table:table-cell office:value-type="float" office:value="-0.00713176" calcext:value-type="float">
            <text:p>-0.00713176</text:p>
          </table:table-cell>
          <table:table-cell office:value-type="float" office:value="204.5473" calcext:value-type="float">
            <text:p>204.5473</text:p>
          </table:table-cell>
          <table:table-cell office:value-type="float" office:value="0" calcext:value-type="float">
            <text:p>0</text:p>
          </table:table-cell>
          <table:table-cell office:value-type="float" office:value="-0.09427179" calcext:value-type="float">
            <text:p>-0.09427179</text:p>
          </table:table-cell>
          <table:table-cell office:value-type="float" office:value="0.0008479594" calcext:value-type="float">
            <text:p>0.0008479594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97471" calcext:value-type="float">
            <text:p>3.97471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9" calcext:value-type="float">
            <text:p>28011999</text:p>
          </table:table-cell>
          <table:table-cell office:value-type="float" office:value="101.7997" calcext:value-type="float">
            <text:p>101.7997</text:p>
          </table:table-cell>
          <table:table-cell office:value-type="float" office:value="-2.000009" calcext:value-type="float">
            <text:p>-2.000009</text:p>
          </table:table-cell>
          <table:table-cell office:value-type="float" office:value="0" calcext:value-type="float">
            <text:p>0</text:p>
          </table:table-cell>
          <table:table-cell office:value-type="float" office:value="1330.5" calcext:value-type="float">
            <text:p>1330.5</text:p>
          </table:table-cell>
          <table:table-cell office:value-type="float" office:value="29.61809" calcext:value-type="float">
            <text:p>29.61809</text:p>
          </table:table-cell>
          <table:table-cell office:value-type="float" office:value="450.227" calcext:value-type="float">
            <text:p>450.227</text:p>
          </table:table-cell>
          <table:table-cell office:value-type="float" office:value="0.2590245" calcext:value-type="float">
            <text:p>0.2590245</text:p>
          </table:table-cell>
          <table:table-cell office:value-type="float" office:value="0.276506" calcext:value-type="float">
            <text:p>0.276506</text:p>
          </table:table-cell>
          <table:table-cell office:value-type="float" office:value="0.3070748" calcext:value-type="float">
            <text:p>0.3070748</text:p>
          </table:table-cell>
          <table:table-cell office:value-type="float" office:value="0.3070615" calcext:value-type="float">
            <text:p>0.3070615</text:p>
          </table:table-cell>
          <table:table-cell office:value-type="float" office:value="0.3073677" calcext:value-type="float">
            <text:p>0.3073677</text:p>
          </table:table-cell>
          <table:table-cell office:value-type="float" office:value="0.3080349" calcext:value-type="float">
            <text:p>0.3080349</text:p>
          </table:table-cell>
          <table:table-cell office:value-type="float" office:value="0.3533247" calcext:value-type="float">
            <text:p>0.3533247</text:p>
          </table:table-cell>
          <table:table-cell office:value-type="float" office:value="0.3565787" calcext:value-type="float">
            <text:p>0.3565787</text:p>
          </table:table-cell>
          <table:table-cell office:value-type="float" office:value="0.3746584" calcext:value-type="float">
            <text:p>0.3746584</text:p>
          </table:table-cell>
          <table:table-cell office:value-type="float" office:value="0.3871643" calcext:value-type="float">
            <text:p>0.3871643</text:p>
          </table:table-cell>
          <table:table-cell office:value-type="float" office:value="0.4169383" calcext:value-type="float">
            <text:p>0.416938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2334" calcext:value-type="float">
            <text:p>0.2472334</text:p>
          </table:table-cell>
          <table:table-cell office:value-type="float" office:value="0.2300887" calcext:value-type="float">
            <text:p>0.2300887</text:p>
          </table:table-cell>
          <table:table-cell office:value-type="float" office:value="0.09261715" calcext:value-type="float">
            <text:p>0.09261715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000211" calcext:value-type="float">
            <text:p>-0.05000211</text:p>
          </table:table-cell>
          <table:table-cell office:value-type="float" office:value="-0.03354239" calcext:value-type="float">
            <text:p>-0.03354239</text:p>
          </table:table-cell>
          <table:table-cell office:value-type="float" office:value="-0.01621877" calcext:value-type="float">
            <text:p>-0.01621877</text:p>
          </table:table-cell>
          <table:table-cell office:value-type="float" office:value="-0.01623157" calcext:value-type="float">
            <text:p>-0.01623157</text:p>
          </table:table-cell>
          <table:table-cell office:value-type="float" office:value="-0.01612356" calcext:value-type="float">
            <text:p>-0.01612356</text:p>
          </table:table-cell>
          <table:table-cell office:value-type="float" office:value="-0.01588022" calcext:value-type="float">
            <text:p>-0.01588022</text:p>
          </table:table-cell>
          <table:table-cell office:value-type="float" office:value="-0.01551436" calcext:value-type="float">
            <text:p>-0.01551436</text:p>
          </table:table-cell>
          <table:table-cell office:value-type="float" office:value="-0.01568384" calcext:value-type="float">
            <text:p>-0.01568384</text:p>
          </table:table-cell>
          <table:table-cell office:value-type="float" office:value="-0.009771769" calcext:value-type="float">
            <text:p>-0.009771769</text:p>
          </table:table-cell>
          <table:table-cell office:value-type="float" office:value="-0.00714327" calcext:value-type="float">
            <text:p>-0.00714327</text:p>
          </table:table-cell>
          <table:table-cell office:value-type="float" office:value="211.8599" calcext:value-type="float">
            <text:p>211.8599</text:p>
          </table:table-cell>
          <table:table-cell office:value-type="float" office:value="0" calcext:value-type="float">
            <text:p>0</text:p>
          </table:table-cell>
          <table:table-cell office:value-type="float" office:value="-0.08404616" calcext:value-type="float">
            <text:p>-0.08404616</text:p>
          </table:table-cell>
          <table:table-cell office:value-type="float" office:value="0.0008096148" calcext:value-type="float">
            <text:p>0.0008096148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906898" calcext:value-type="float">
            <text:p>3.906898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9" calcext:value-type="float">
            <text:p>29011999</text:p>
          </table:table-cell>
          <table:table-cell office:value-type="float" office:value="101.7997" calcext:value-type="float">
            <text:p>101.7997</text:p>
          </table:table-cell>
          <table:table-cell office:value-type="float" office:value="-2.010356" calcext:value-type="float">
            <text:p>-2.010356</text:p>
          </table:table-cell>
          <table:table-cell office:value-type="float" office:value="0" calcext:value-type="float">
            <text:p>0</text:p>
          </table:table-cell>
          <table:table-cell office:value-type="float" office:value="1329.969" calcext:value-type="float">
            <text:p>1329.969</text:p>
          </table:table-cell>
          <table:table-cell office:value-type="float" office:value="30.15958" calcext:value-type="float">
            <text:p>30.15958</text:p>
          </table:table-cell>
          <table:table-cell office:value-type="float" office:value="447.4371" calcext:value-type="float">
            <text:p>447.4371</text:p>
          </table:table-cell>
          <table:table-cell office:value-type="float" office:value="0.2624226" calcext:value-type="float">
            <text:p>0.2624226</text:p>
          </table:table-cell>
          <table:table-cell office:value-type="float" office:value="0.2805493" calcext:value-type="float">
            <text:p>0.2805493</text:p>
          </table:table-cell>
          <table:table-cell office:value-type="float" office:value="0.3075672" calcext:value-type="float">
            <text:p>0.3075672</text:p>
          </table:table-cell>
          <table:table-cell office:value-type="float" office:value="0.3076391" calcext:value-type="float">
            <text:p>0.3076391</text:p>
          </table:table-cell>
          <table:table-cell office:value-type="float" office:value="0.3080203" calcext:value-type="float">
            <text:p>0.3080203</text:p>
          </table:table-cell>
          <table:table-cell office:value-type="float" office:value="0.308738" calcext:value-type="float">
            <text:p>0.308738</text:p>
          </table:table-cell>
          <table:table-cell office:value-type="float" office:value="0.3540054" calcext:value-type="float">
            <text:p>0.3540054</text:p>
          </table:table-cell>
          <table:table-cell office:value-type="float" office:value="0.356579" calcext:value-type="float">
            <text:p>0.356579</text:p>
          </table:table-cell>
          <table:table-cell office:value-type="float" office:value="0.3746536" calcext:value-type="float">
            <text:p>0.3746536</text:p>
          </table:table-cell>
          <table:table-cell office:value-type="float" office:value="0.3871021" calcext:value-type="float">
            <text:p>0.3871021</text:p>
          </table:table-cell>
          <table:table-cell office:value-type="float" office:value="0.4162795" calcext:value-type="float">
            <text:p>0.416279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8357" calcext:value-type="float">
            <text:p>0.2438357</text:p>
          </table:table-cell>
          <table:table-cell office:value-type="float" office:value="0.2260465" calcext:value-type="float">
            <text:p>0.2260465</text:p>
          </table:table-cell>
          <table:table-cell office:value-type="float" office:value="0.08522689" calcext:value-type="float">
            <text:p>0.08522689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616868" calcext:value-type="float">
            <text:p>-0.04616868</text:p>
          </table:table-cell>
          <table:table-cell office:value-type="float" office:value="-0.03038992" calcext:value-type="float">
            <text:p>-0.03038992</text:p>
          </table:table-cell>
          <table:table-cell office:value-type="float" office:value="-0.01604006" calcext:value-type="float">
            <text:p>-0.01604006</text:p>
          </table:table-cell>
          <table:table-cell office:value-type="float" office:value="-0.01602125" calcext:value-type="float">
            <text:p>-0.01602125</text:p>
          </table:table-cell>
          <table:table-cell office:value-type="float" office:value="-0.01588796" calcext:value-type="float">
            <text:p>-0.01588796</text:p>
          </table:table-cell>
          <table:table-cell office:value-type="float" office:value="-0.01563111" calcext:value-type="float">
            <text:p>-0.01563111</text:p>
          </table:table-cell>
          <table:table-cell office:value-type="float" office:value="-0.0152283" calcext:value-type="float">
            <text:p>-0.0152283</text:p>
          </table:table-cell>
          <table:table-cell office:value-type="float" office:value="-0.01568335" calcext:value-type="float">
            <text:p>-0.01568335</text:p>
          </table:table-cell>
          <table:table-cell office:value-type="float" office:value="-0.009772967" calcext:value-type="float">
            <text:p>-0.009772967</text:p>
          </table:table-cell>
          <table:table-cell office:value-type="float" office:value="-0.007154281" calcext:value-type="float">
            <text:p>-0.007154281</text:p>
          </table:table-cell>
          <table:table-cell office:value-type="float" office:value="219.1721" calcext:value-type="float">
            <text:p>219.1721</text:p>
          </table:table-cell>
          <table:table-cell office:value-type="float" office:value="0" calcext:value-type="float">
            <text:p>0</text:p>
          </table:table-cell>
          <table:table-cell office:value-type="float" office:value="-0.07987099" calcext:value-type="float">
            <text:p>-0.07987099</text:p>
          </table:table-cell>
          <table:table-cell office:value-type="float" office:value="0.0007713703" calcext:value-type="float">
            <text:p>0.000771370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841706" calcext:value-type="float">
            <text:p>3.841706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9" calcext:value-type="float">
            <text:p>30011999</text:p>
          </table:table-cell>
          <table:table-cell office:value-type="float" office:value="102.9996" calcext:value-type="float">
            <text:p>102.9996</text:p>
          </table:table-cell>
          <table:table-cell office:value-type="float" office:value="-2.024905" calcext:value-type="float">
            <text:p>-2.024905</text:p>
          </table:table-cell>
          <table:table-cell office:value-type="float" office:value="0" calcext:value-type="float">
            <text:p>0</text:p>
          </table:table-cell>
          <table:table-cell office:value-type="float" office:value="1330.659" calcext:value-type="float">
            <text:p>1330.659</text:p>
          </table:table-cell>
          <table:table-cell office:value-type="float" office:value="30.68428" calcext:value-type="float">
            <text:p>30.68428</text:p>
          </table:table-cell>
          <table:table-cell office:value-type="float" office:value="451.169" calcext:value-type="float">
            <text:p>451.169</text:p>
          </table:table-cell>
          <table:table-cell office:value-type="float" office:value="0.2655891" calcext:value-type="float">
            <text:p>0.2655891</text:p>
          </table:table-cell>
          <table:table-cell office:value-type="float" office:value="0.2843228" calcext:value-type="float">
            <text:p>0.2843228</text:p>
          </table:table-cell>
          <table:table-cell office:value-type="float" office:value="0.3078718" calcext:value-type="float">
            <text:p>0.3078718</text:p>
          </table:table-cell>
          <table:table-cell office:value-type="float" office:value="0.3081326" calcext:value-type="float">
            <text:p>0.3081326</text:p>
          </table:table-cell>
          <table:table-cell office:value-type="float" office:value="0.3086177" calcext:value-type="float">
            <text:p>0.3086177</text:p>
          </table:table-cell>
          <table:table-cell office:value-type="float" office:value="0.3094482" calcext:value-type="float">
            <text:p>0.3094482</text:p>
          </table:table-cell>
          <table:table-cell office:value-type="float" office:value="0.3547493" calcext:value-type="float">
            <text:p>0.3547493</text:p>
          </table:table-cell>
          <table:table-cell office:value-type="float" office:value="0.3565805" calcext:value-type="float">
            <text:p>0.3565805</text:p>
          </table:table-cell>
          <table:table-cell office:value-type="float" office:value="0.3746489" calcext:value-type="float">
            <text:p>0.3746489</text:p>
          </table:table-cell>
          <table:table-cell office:value-type="float" office:value="0.387043" calcext:value-type="float">
            <text:p>0.387043</text:p>
          </table:table-cell>
          <table:table-cell office:value-type="float" office:value="0.4156705" calcext:value-type="float">
            <text:p>0.41567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6401" calcext:value-type="float">
            <text:p>0.2406401</text:p>
          </table:table-cell>
          <table:table-cell office:value-type="float" office:value="0.2222543" calcext:value-type="float">
            <text:p>0.2222543</text:p>
          </table:table-cell>
          <table:table-cell office:value-type="float" office:value="0.07786676" calcext:value-type="float">
            <text:p>0.0778667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290139" calcext:value-type="float">
            <text:p>-0.04290139</text:p>
          </table:table-cell>
          <table:table-cell office:value-type="float" office:value="-0.02769476" calcext:value-type="float">
            <text:p>-0.02769476</text:p>
          </table:table-cell>
          <table:table-cell office:value-type="float" office:value="-0.01592933" calcext:value-type="float">
            <text:p>-0.01592933</text:p>
          </table:table-cell>
          <table:table-cell office:value-type="float" office:value="-0.01584349" calcext:value-type="float">
            <text:p>-0.01584349</text:p>
          </table:table-cell>
          <table:table-cell office:value-type="float" office:value="-0.01567546" calcext:value-type="float">
            <text:p>-0.01567546</text:p>
          </table:table-cell>
          <table:table-cell office:value-type="float" office:value="-0.01538424" calcext:value-type="float">
            <text:p>-0.01538424</text:p>
          </table:table-cell>
          <table:table-cell office:value-type="float" office:value="-0.01492405" calcext:value-type="float">
            <text:p>-0.01492405</text:p>
          </table:table-cell>
          <table:table-cell office:value-type="float" office:value="-0.01568354" calcext:value-type="float">
            <text:p>-0.01568354</text:p>
          </table:table-cell>
          <table:table-cell office:value-type="float" office:value="-0.009774169" calcext:value-type="float">
            <text:p>-0.009774169</text:p>
          </table:table-cell>
          <table:table-cell office:value-type="float" office:value="-0.007164782" calcext:value-type="float">
            <text:p>-0.007164782</text:p>
          </table:table-cell>
          <table:table-cell office:value-type="float" office:value="226.4808" calcext:value-type="float">
            <text:p>226.4808</text:p>
          </table:table-cell>
          <table:table-cell office:value-type="float" office:value="0" calcext:value-type="float">
            <text:p>0</text:p>
          </table:table-cell>
          <table:table-cell office:value-type="float" office:value="-0.07199435" calcext:value-type="float">
            <text:p>-0.07199435</text:p>
          </table:table-cell>
          <table:table-cell office:value-type="float" office:value="0.0007342432" calcext:value-type="float">
            <text:p>0.0007342432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775931" calcext:value-type="float">
            <text:p>3.775931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9" calcext:value-type="float">
            <text:p>31011999</text:p>
          </table:table-cell>
          <table:table-cell office:value-type="float" office:value="102.9996" calcext:value-type="float">
            <text:p>102.9996</text:p>
          </table:table-cell>
          <table:table-cell office:value-type="float" office:value="-1.876666" calcext:value-type="float">
            <text:p>-1.876666</text:p>
          </table:table-cell>
          <table:table-cell office:value-type="float" office:value="0" calcext:value-type="float">
            <text:p>0</text:p>
          </table:table-cell>
          <table:table-cell office:value-type="float" office:value="1330.001" calcext:value-type="float">
            <text:p>1330.001</text:p>
          </table:table-cell>
          <table:table-cell office:value-type="float" office:value="31.19446" calcext:value-type="float">
            <text:p>31.19446</text:p>
          </table:table-cell>
          <table:table-cell office:value-type="float" office:value="448.4881" calcext:value-type="float">
            <text:p>448.4881</text:p>
          </table:table-cell>
          <table:table-cell office:value-type="float" office:value="0.2685994" calcext:value-type="float">
            <text:p>0.2685994</text:p>
          </table:table-cell>
          <table:table-cell office:value-type="float" office:value="0.2878864" calcext:value-type="float">
            <text:p>0.2878864</text:p>
          </table:table-cell>
          <table:table-cell office:value-type="float" office:value="0.3081921" calcext:value-type="float">
            <text:p>0.3081921</text:p>
          </table:table-cell>
          <table:table-cell office:value-type="float" office:value="0.3085714" calcext:value-type="float">
            <text:p>0.3085714</text:p>
          </table:table-cell>
          <table:table-cell office:value-type="float" office:value="0.3091633" calcext:value-type="float">
            <text:p>0.3091633</text:p>
          </table:table-cell>
          <table:table-cell office:value-type="float" office:value="0.3101164" calcext:value-type="float">
            <text:p>0.3101164</text:p>
          </table:table-cell>
          <table:table-cell office:value-type="float" office:value="0.3554215" calcext:value-type="float">
            <text:p>0.3554215</text:p>
          </table:table-cell>
          <table:table-cell office:value-type="float" office:value="0.3565809" calcext:value-type="float">
            <text:p>0.3565809</text:p>
          </table:table-cell>
          <table:table-cell office:value-type="float" office:value="0.3746441" calcext:value-type="float">
            <text:p>0.3746441</text:p>
          </table:table-cell>
          <table:table-cell office:value-type="float" office:value="0.3869867" calcext:value-type="float">
            <text:p>0.3869867</text:p>
          </table:table-cell>
          <table:table-cell office:value-type="float" office:value="0.4151087" calcext:value-type="float">
            <text:p>0.4151087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5984" calcext:value-type="float">
            <text:p>0.2375984</text:p>
          </table:table-cell>
          <table:table-cell office:value-type="float" office:value="0.2186708" calcext:value-type="float">
            <text:p>0.2186708</text:p>
          </table:table-cell>
          <table:table-cell office:value-type="float" office:value="0.07054429" calcext:value-type="float">
            <text:p>0.07054429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004246" calcext:value-type="float">
            <text:p>-0.04004246</text:p>
          </table:table-cell>
          <table:table-cell office:value-type="float" office:value="-0.02539805" calcext:value-type="float">
            <text:p>-0.02539805</text:p>
          </table:table-cell>
          <table:table-cell office:value-type="float" office:value="-0.01581326" calcext:value-type="float">
            <text:p>-0.01581326</text:p>
          </table:table-cell>
          <table:table-cell office:value-type="float" office:value="-0.01568777" calcext:value-type="float">
            <text:p>-0.01568777</text:p>
          </table:table-cell>
          <table:table-cell office:value-type="float" office:value="-0.01548476" calcext:value-type="float">
            <text:p>-0.01548476</text:p>
          </table:table-cell>
          <table:table-cell office:value-type="float" office:value="-0.01515539" calcext:value-type="float">
            <text:p>-0.01515539</text:p>
          </table:table-cell>
          <table:table-cell office:value-type="float" office:value="-0.01465519" calcext:value-type="float">
            <text:p>-0.01465519</text:p>
          </table:table-cell>
          <table:table-cell office:value-type="float" office:value="-0.01568297" calcext:value-type="float">
            <text:p>-0.01568297</text:p>
          </table:table-cell>
          <table:table-cell office:value-type="float" office:value="-0.009775353" calcext:value-type="float">
            <text:p>-0.009775353</text:p>
          </table:table-cell>
          <table:table-cell office:value-type="float" office:value="-0.007174758" calcext:value-type="float">
            <text:p>-0.007174758</text:p>
          </table:table-cell>
          <table:table-cell office:value-type="float" office:value="233.7878" calcext:value-type="float">
            <text:p>233.7878</text:p>
          </table:table-cell>
          <table:table-cell office:value-type="float" office:value="0" calcext:value-type="float">
            <text:p>0</text:p>
          </table:table-cell>
          <table:table-cell office:value-type="float" office:value="-0.065088" calcext:value-type="float">
            <text:p>-0.065088</text:p>
          </table:table-cell>
          <table:table-cell office:value-type="float" office:value="0.0006976526" calcext:value-type="float">
            <text:p>0.0006976526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732857" calcext:value-type="float">
            <text:p>3.732857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9" calcext:value-type="float">
            <text:p>1021999</text:p>
          </table:table-cell>
          <table:table-cell office:value-type="float" office:value="102.9996" calcext:value-type="float">
            <text:p>102.9996</text:p>
          </table:table-cell>
          <table:table-cell office:value-type="float" office:value="-1.800368" calcext:value-type="float">
            <text:p>-1.800368</text:p>
          </table:table-cell>
          <table:table-cell office:value-type="float" office:value="0" calcext:value-type="float">
            <text:p>0</text:p>
          </table:table-cell>
          <table:table-cell office:value-type="float" office:value="1329.427" calcext:value-type="float">
            <text:p>1329.427</text:p>
          </table:table-cell>
          <table:table-cell office:value-type="float" office:value="31.69195" calcext:value-type="float">
            <text:p>31.69195</text:p>
          </table:table-cell>
          <table:table-cell office:value-type="float" office:value="445.9992" calcext:value-type="float">
            <text:p>445.9992</text:p>
          </table:table-cell>
          <table:table-cell office:value-type="float" office:value="0.2704649" calcext:value-type="float">
            <text:p>0.2704649</text:p>
          </table:table-cell>
          <table:table-cell office:value-type="float" office:value="0.2910936" calcext:value-type="float">
            <text:p>0.2910936</text:p>
          </table:table-cell>
          <table:table-cell office:value-type="float" office:value="0.3082717" calcext:value-type="float">
            <text:p>0.3082717</text:p>
          </table:table-cell>
          <table:table-cell office:value-type="float" office:value="0.3088526" calcext:value-type="float">
            <text:p>0.3088526</text:p>
          </table:table-cell>
          <table:table-cell office:value-type="float" office:value="0.309677" calcext:value-type="float">
            <text:p>0.309677</text:p>
          </table:table-cell>
          <table:table-cell office:value-type="float" office:value="0.3107975" calcext:value-type="float">
            <text:p>0.3107975</text:p>
          </table:table-cell>
          <table:table-cell office:value-type="float" office:value="0.3561932" calcext:value-type="float">
            <text:p>0.3561932</text:p>
          </table:table-cell>
          <table:table-cell office:value-type="float" office:value="0.3565822" calcext:value-type="float">
            <text:p>0.3565822</text:p>
          </table:table-cell>
          <table:table-cell office:value-type="float" office:value="0.3746393" calcext:value-type="float">
            <text:p>0.3746393</text:p>
          </table:table-cell>
          <table:table-cell office:value-type="float" office:value="0.3869334" calcext:value-type="float">
            <text:p>0.3869334</text:p>
          </table:table-cell>
          <table:table-cell office:value-type="float" office:value="0.4145898" calcext:value-type="float">
            <text:p>0.41458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7363" calcext:value-type="float">
            <text:p>0.2357363</text:p>
          </table:table-cell>
          <table:table-cell office:value-type="float" office:value="0.2154681" calcext:value-type="float">
            <text:p>0.2154681</text:p>
          </table:table-cell>
          <table:table-cell office:value-type="float" office:value="0.06329814" calcext:value-type="float">
            <text:p>0.0632981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829155" calcext:value-type="float">
            <text:p>-0.03829155</text:p>
          </table:table-cell>
          <table:table-cell office:value-type="float" office:value="-0.02350452" calcext:value-type="float">
            <text:p>-0.02350452</text:p>
          </table:table-cell>
          <table:table-cell office:value-type="float" office:value="-0.01578553" calcext:value-type="float">
            <text:p>-0.01578553</text:p>
          </table:table-cell>
          <table:table-cell office:value-type="float" office:value="-0.01558856" calcext:value-type="float">
            <text:p>-0.01558856</text:p>
          </table:table-cell>
          <table:table-cell office:value-type="float" office:value="-0.01530729" calcext:value-type="float">
            <text:p>-0.01530729</text:p>
          </table:table-cell>
          <table:table-cell office:value-type="float" office:value="-0.01492647" calcext:value-type="float">
            <text:p>-0.01492647</text:p>
          </table:table-cell>
          <table:table-cell office:value-type="float" office:value="-0.01435116" calcext:value-type="float">
            <text:p>-0.01435116</text:p>
          </table:table-cell>
          <table:table-cell office:value-type="float" office:value="-0.01568266" calcext:value-type="float">
            <text:p>-0.01568266</text:p>
          </table:table-cell>
          <table:table-cell office:value-type="float" office:value="-0.009776542" calcext:value-type="float">
            <text:p>-0.009776542</text:p>
          </table:table-cell>
          <table:table-cell office:value-type="float" office:value="-0.007184248" calcext:value-type="float">
            <text:p>-0.007184248</text:p>
          </table:table-cell>
          <table:table-cell office:value-type="float" office:value="241.0933" calcext:value-type="float">
            <text:p>241.0933</text:p>
          </table:table-cell>
          <table:table-cell office:value-type="float" office:value="0" calcext:value-type="float">
            <text:p>0</text:p>
          </table:table-cell>
          <table:table-cell office:value-type="float" office:value="-0.06364964" calcext:value-type="float">
            <text:p>-0.06364964</text:p>
          </table:table-cell>
          <table:table-cell office:value-type="float" office:value="0.0006623019" calcext:value-type="float">
            <text:p>0.0006623019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471497" calcext:value-type="float">
            <text:p>2.471497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9" calcext:value-type="float">
            <text:p>2021999</text:p>
          </table:table-cell>
          <table:table-cell office:value-type="float" office:value="109.5996" calcext:value-type="float">
            <text:p>109.5996</text:p>
          </table:table-cell>
          <table:table-cell office:value-type="float" office:value="-1.932814" calcext:value-type="float">
            <text:p>-1.932814</text:p>
          </table:table-cell>
          <table:table-cell office:value-type="float" office:value="0" calcext:value-type="float">
            <text:p>0</text:p>
          </table:table-cell>
          <table:table-cell office:value-type="float" office:value="1335.676" calcext:value-type="float">
            <text:p>1335.676</text:p>
          </table:table-cell>
          <table:table-cell office:value-type="float" office:value="32.17519" calcext:value-type="float">
            <text:p>32.17519</text:p>
          </table:table-cell>
          <table:table-cell office:value-type="float" office:value="458.0616" calcext:value-type="float">
            <text:p>458.0616</text:p>
          </table:table-cell>
          <table:table-cell office:value-type="float" office:value="0.252985" calcext:value-type="float">
            <text:p>0.252985</text:p>
          </table:table-cell>
          <table:table-cell office:value-type="float" office:value="0.2899644" calcext:value-type="float">
            <text:p>0.2899644</text:p>
          </table:table-cell>
          <table:table-cell office:value-type="float" office:value="0.3085913" calcext:value-type="float">
            <text:p>0.3085913</text:p>
          </table:table-cell>
          <table:table-cell office:value-type="float" office:value="0.3091992" calcext:value-type="float">
            <text:p>0.3091992</text:p>
          </table:table-cell>
          <table:table-cell office:value-type="float" office:value="0.3101266" calcext:value-type="float">
            <text:p>0.3101266</text:p>
          </table:table-cell>
          <table:table-cell office:value-type="float" office:value="0.3113219" calcext:value-type="float">
            <text:p>0.3113219</text:p>
          </table:table-cell>
          <table:table-cell office:value-type="float" office:value="0.3565569" calcext:value-type="float">
            <text:p>0.3565569</text:p>
          </table:table-cell>
          <table:table-cell office:value-type="float" office:value="0.3565819" calcext:value-type="float">
            <text:p>0.3565819</text:p>
          </table:table-cell>
          <table:table-cell office:value-type="float" office:value="0.3746346" calcext:value-type="float">
            <text:p>0.3746346</text:p>
          </table:table-cell>
          <table:table-cell office:value-type="float" office:value="0.3868826" calcext:value-type="float">
            <text:p>0.3868826</text:p>
          </table:table-cell>
          <table:table-cell office:value-type="float" office:value="0.4140886" calcext:value-type="float">
            <text:p>0.414088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2884" calcext:value-type="float">
            <text:p>0.2532884</text:p>
          </table:table-cell>
          <table:table-cell office:value-type="float" office:value="0.216637" calcext:value-type="float">
            <text:p>0.216637</text:p>
          </table:table-cell>
          <table:table-cell office:value-type="float" office:value="0.05688705" calcext:value-type="float">
            <text:p>0.05688705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747598" calcext:value-type="float">
            <text:p>-0.05747598</text:p>
          </table:table-cell>
          <table:table-cell office:value-type="float" office:value="-0.02413085" calcext:value-type="float">
            <text:p>-0.02413085</text:p>
          </table:table-cell>
          <table:table-cell office:value-type="float" office:value="-0.0156737" calcext:value-type="float">
            <text:p>-0.0156737</text:p>
          </table:table-cell>
          <table:table-cell office:value-type="float" office:value="-0.01546829" calcext:value-type="float">
            <text:p>-0.01546829</text:p>
          </table:table-cell>
          <table:table-cell office:value-type="float" office:value="-0.01515383" calcext:value-type="float">
            <text:p>-0.01515383</text:p>
          </table:table-cell>
          <table:table-cell office:value-type="float" office:value="-0.01475216" calcext:value-type="float">
            <text:p>-0.01475216</text:p>
          </table:table-cell>
          <table:table-cell office:value-type="float" office:value="-0.01420827" calcext:value-type="float">
            <text:p>-0.01420827</text:p>
          </table:table-cell>
          <table:table-cell office:value-type="float" office:value="-0.01568232" calcext:value-type="float">
            <text:p>-0.01568232</text:p>
          </table:table-cell>
          <table:table-cell office:value-type="float" office:value="-0.009777735" calcext:value-type="float">
            <text:p>-0.009777735</text:p>
          </table:table-cell>
          <table:table-cell office:value-type="float" office:value="-0.007193287" calcext:value-type="float">
            <text:p>-0.007193287</text:p>
          </table:table-cell>
          <table:table-cell office:value-type="float" office:value="248.3948" calcext:value-type="float">
            <text:p>248.3948</text:p>
          </table:table-cell>
          <table:table-cell office:value-type="float" office:value="0" calcext:value-type="float">
            <text:p>0</text:p>
          </table:table-cell>
          <table:table-cell office:value-type="float" office:value="-0.1084125" calcext:value-type="float">
            <text:p>-0.1084125</text:p>
          </table:table-cell>
          <table:table-cell office:value-type="float" office:value="0.000651109" calcext:value-type="float">
            <text:p>0.000651109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759901" calcext:value-type="float">
            <text:p>7.59901E-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9" calcext:value-type="float">
            <text:p>3021999</text:p>
          </table:table-cell>
          <table:table-cell office:value-type="float" office:value="109.5996" calcext:value-type="float">
            <text:p>109.5996</text:p>
          </table:table-cell>
          <table:table-cell office:value-type="float" office:value="-2.012837" calcext:value-type="float">
            <text:p>-2.012837</text:p>
          </table:table-cell>
          <table:table-cell office:value-type="float" office:value="0" calcext:value-type="float">
            <text:p>0</text:p>
          </table:table-cell>
          <table:table-cell office:value-type="float" office:value="1335.294" calcext:value-type="float">
            <text:p>1335.294</text:p>
          </table:table-cell>
          <table:table-cell office:value-type="float" office:value="32.63779" calcext:value-type="float">
            <text:p>32.63779</text:p>
          </table:table-cell>
          <table:table-cell office:value-type="float" office:value="451.7942" calcext:value-type="float">
            <text:p>451.7942</text:p>
          </table:table-cell>
          <table:table-cell office:value-type="float" office:value="0.2421077" calcext:value-type="float">
            <text:p>0.2421077</text:p>
          </table:table-cell>
          <table:table-cell office:value-type="float" office:value="0.2890682" calcext:value-type="float">
            <text:p>0.2890682</text:p>
          </table:table-cell>
          <table:table-cell office:value-type="float" office:value="0.3092544" calcext:value-type="float">
            <text:p>0.3092544</text:p>
          </table:table-cell>
          <table:table-cell office:value-type="float" office:value="0.3097529" calcext:value-type="float">
            <text:p>0.3097529</text:p>
          </table:table-cell>
          <table:table-cell office:value-type="float" office:value="0.3106063" calcext:value-type="float">
            <text:p>0.3106063</text:p>
          </table:table-cell>
          <table:table-cell office:value-type="float" office:value="0.3116844" calcext:value-type="float">
            <text:p>0.3116844</text:p>
          </table:table-cell>
          <table:table-cell office:value-type="float" office:value="0.3564924" calcext:value-type="float">
            <text:p>0.3564924</text:p>
          </table:table-cell>
          <table:table-cell office:value-type="float" office:value="0.3565827" calcext:value-type="float">
            <text:p>0.3565827</text:p>
          </table:table-cell>
          <table:table-cell office:value-type="float" office:value="0.3746304" calcext:value-type="float">
            <text:p>0.3746304</text:p>
          </table:table-cell>
          <table:table-cell office:value-type="float" office:value="0.3868454" calcext:value-type="float">
            <text:p>0.3868454</text:p>
          </table:table-cell>
          <table:table-cell office:value-type="float" office:value="0.4136212" calcext:value-type="float">
            <text:p>0.413621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1723" calcext:value-type="float">
            <text:p>0.2641723</text:p>
          </table:table-cell>
          <table:table-cell office:value-type="float" office:value="0.2175465" calcext:value-type="float">
            <text:p>0.2175465</text:p>
          </table:table-cell>
          <table:table-cell office:value-type="float" office:value="0.05059799" calcext:value-type="float">
            <text:p>0.05059799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7549906" calcext:value-type="float">
            <text:p>-0.07549906</text:p>
          </table:table-cell>
          <table:table-cell office:value-type="float" office:value="-0.02466945" calcext:value-type="float">
            <text:p>-0.02466945</text:p>
          </table:table-cell>
          <table:table-cell office:value-type="float" office:value="-0.0154424" calcext:value-type="float">
            <text:p>-0.0154424</text:p>
          </table:table-cell>
          <table:table-cell office:value-type="float" office:value="-0.01527883" calcext:value-type="float">
            <text:p>-0.01527883</text:p>
          </table:table-cell>
          <table:table-cell office:value-type="float" office:value="-0.01499251" calcext:value-type="float">
            <text:p>-0.01499251</text:p>
          </table:table-cell>
          <table:table-cell office:value-type="float" office:value="-0.01463327" calcext:value-type="float">
            <text:p>-0.01463327</text:p>
          </table:table-cell>
          <table:table-cell office:value-type="float" office:value="-0.01423194" calcext:value-type="float">
            <text:p>-0.01423194</text:p>
          </table:table-cell>
          <table:table-cell office:value-type="float" office:value="-0.01568197" calcext:value-type="float">
            <text:p>-0.01568197</text:p>
          </table:table-cell>
          <table:table-cell office:value-type="float" office:value="-0.009778785" calcext:value-type="float">
            <text:p>-0.009778785</text:p>
          </table:table-cell>
          <table:table-cell office:value-type="float" office:value="-0.007199941" calcext:value-type="float">
            <text:p>-0.007199941</text:p>
          </table:table-cell>
          <table:table-cell office:value-type="float" office:value="255.6867" calcext:value-type="float">
            <text:p>255.6867</text:p>
          </table:table-cell>
          <table:table-cell office:value-type="float" office:value="0" calcext:value-type="float">
            <text:p>0</text:p>
          </table:table-cell>
          <table:table-cell office:value-type="float" office:value="-0.1724386" calcext:value-type="float">
            <text:p>-0.1724386</text:p>
          </table:table-cell>
          <table:table-cell office:value-type="float" office:value="0.0006343183" calcext:value-type="float">
            <text:p>0.000634318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818851" calcext:value-type="float">
            <text:p>2.818851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9" calcext:value-type="float">
            <text:p>4021999</text:p>
          </table:table-cell>
          <table:table-cell office:value-type="float" office:value="109.7995" calcext:value-type="float">
            <text:p>109.7995</text:p>
          </table:table-cell>
          <table:table-cell office:value-type="float" office:value="-2.041151" calcext:value-type="float">
            <text:p>-2.041151</text:p>
          </table:table-cell>
          <table:table-cell office:value-type="float" office:value="0" calcext:value-type="float">
            <text:p>0</text:p>
          </table:table-cell>
          <table:table-cell office:value-type="float" office:value="1335.079" calcext:value-type="float">
            <text:p>1335.079</text:p>
          </table:table-cell>
          <table:table-cell office:value-type="float" office:value="33.08095" calcext:value-type="float">
            <text:p>33.08095</text:p>
          </table:table-cell>
          <table:table-cell office:value-type="float" office:value="447.8339" calcext:value-type="float">
            <text:p>447.8339</text:p>
          </table:table-cell>
          <table:table-cell office:value-type="float" office:value="0.2455941" calcext:value-type="float">
            <text:p>0.2455941</text:p>
          </table:table-cell>
          <table:table-cell office:value-type="float" office:value="0.2907896" calcext:value-type="float">
            <text:p>0.2907896</text:p>
          </table:table-cell>
          <table:table-cell office:value-type="float" office:value="0.3096808" calcext:value-type="float">
            <text:p>0.3096808</text:p>
          </table:table-cell>
          <table:table-cell office:value-type="float" office:value="0.3102888" calcext:value-type="float">
            <text:p>0.3102888</text:p>
          </table:table-cell>
          <table:table-cell office:value-type="float" office:value="0.3110771" calcext:value-type="float">
            <text:p>0.3110771</text:p>
          </table:table-cell>
          <table:table-cell office:value-type="float" office:value="0.3120538" calcext:value-type="float">
            <text:p>0.3120538</text:p>
          </table:table-cell>
          <table:table-cell office:value-type="float" office:value="0.3566349" calcext:value-type="float">
            <text:p>0.3566349</text:p>
          </table:table-cell>
          <table:table-cell office:value-type="float" office:value="0.356583" calcext:value-type="float">
            <text:p>0.356583</text:p>
          </table:table-cell>
          <table:table-cell office:value-type="float" office:value="0.374628" calcext:value-type="float">
            <text:p>0.374628</text:p>
          </table:table-cell>
          <table:table-cell office:value-type="float" office:value="0.3868086" calcext:value-type="float">
            <text:p>0.3868086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6586" calcext:value-type="float">
            <text:p>0.2606586</text:p>
          </table:table-cell>
          <table:table-cell office:value-type="float" office:value="0.2158061" calcext:value-type="float">
            <text:p>0.2158061</text:p>
          </table:table-cell>
          <table:table-cell office:value-type="float" office:value="0.04393344" calcext:value-type="float">
            <text:p>0.0439334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927191" calcext:value-type="float">
            <text:p>-0.06927191</text:p>
          </table:table-cell>
          <table:table-cell office:value-type="float" office:value="-0.02368035" calcext:value-type="float">
            <text:p>-0.02368035</text:p>
          </table:table-cell>
          <table:table-cell office:value-type="float" office:value="-0.01529484" calcext:value-type="float">
            <text:p>-0.01529484</text:p>
          </table:table-cell>
          <table:table-cell office:value-type="float" office:value="-0.01509529" calcext:value-type="float">
            <text:p>-0.01509529</text:p>
          </table:table-cell>
          <table:table-cell office:value-type="float" office:value="-0.0148356" calcext:value-type="float">
            <text:p>-0.0148356</text:p>
          </table:table-cell>
          <table:table-cell office:value-type="float" office:value="-0.0145138" calcext:value-type="float">
            <text:p>-0.0145138</text:p>
          </table:table-cell>
          <table:table-cell office:value-type="float" office:value="-0.01417879" calcext:value-type="float">
            <text:p>-0.01417879</text:p>
          </table:table-cell>
          <table:table-cell office:value-type="float" office:value="-0.01568189" calcext:value-type="float">
            <text:p>-0.01568189</text:p>
          </table:table-cell>
          <table:table-cell office:value-type="float" office:value="-0.009779386" calcext:value-type="float">
            <text:p>-0.009779386</text:p>
          </table:table-cell>
          <table:table-cell office:value-type="float" office:value="-0.007206529" calcext:value-type="float">
            <text:p>-0.007206529</text:p>
          </table:table-cell>
          <table:table-cell office:value-type="float" office:value="262.9677" calcext:value-type="float">
            <text:p>262.9677</text:p>
          </table:table-cell>
          <table:table-cell office:value-type="float" office:value="0" calcext:value-type="float">
            <text:p>0</text:p>
          </table:table-cell>
          <table:table-cell office:value-type="float" office:value="-0.1499963" calcext:value-type="float">
            <text:p>-0.1499963</text:p>
          </table:table-cell>
          <table:table-cell office:value-type="float" office:value="0.0006022641" calcext:value-type="float">
            <text:p>0.0006022641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476889" calcext:value-type="float">
            <text:p>3.476889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9" calcext:value-type="float">
            <text:p>5021999</text:p>
          </table:table-cell>
          <table:table-cell office:value-type="float" office:value="109.7995" calcext:value-type="float">
            <text:p>109.7995</text:p>
          </table:table-cell>
          <table:table-cell office:value-type="float" office:value="-1.876652" calcext:value-type="float">
            <text:p>-1.876652</text:p>
          </table:table-cell>
          <table:table-cell office:value-type="float" office:value="0" calcext:value-type="float">
            <text:p>0</text:p>
          </table:table-cell>
          <table:table-cell office:value-type="float" office:value="1334.486" calcext:value-type="float">
            <text:p>1334.486</text:p>
          </table:table-cell>
          <table:table-cell office:value-type="float" office:value="33.50973" calcext:value-type="float">
            <text:p>33.50973</text:p>
          </table:table-cell>
          <table:table-cell office:value-type="float" office:value="444.6389" calcext:value-type="float">
            <text:p>444.6389</text:p>
          </table:table-cell>
          <table:table-cell office:value-type="float" office:value="0.2503839" calcext:value-type="float">
            <text:p>0.2503839</text:p>
          </table:table-cell>
          <table:table-cell office:value-type="float" office:value="0.2930057" calcext:value-type="float">
            <text:p>0.2930057</text:p>
          </table:table-cell>
          <table:table-cell office:value-type="float" office:value="0.3099248" calcext:value-type="float">
            <text:p>0.3099248</text:p>
          </table:table-cell>
          <table:table-cell office:value-type="float" office:value="0.3106354" calcext:value-type="float">
            <text:p>0.3106354</text:p>
          </table:table-cell>
          <table:table-cell office:value-type="float" office:value="0.3114662" calcext:value-type="float">
            <text:p>0.3114662</text:p>
          </table:table-cell>
          <table:table-cell office:value-type="float" office:value="0.3124586" calcext:value-type="float">
            <text:p>0.3124586</text:p>
          </table:table-cell>
          <table:table-cell office:value-type="float" office:value="0.3570072" calcext:value-type="float">
            <text:p>0.3570072</text:p>
          </table:table-cell>
          <table:table-cell office:value-type="float" office:value="0.3565846" calcext:value-type="float">
            <text:p>0.3565846</text:p>
          </table:table-cell>
          <table:table-cell office:value-type="float" office:value="0.3746257" calcext:value-type="float">
            <text:p>0.3746257</text:p>
          </table:table-cell>
          <table:table-cell office:value-type="float" office:value="0.3867742" calcext:value-type="float">
            <text:p>0.3867742</text:p>
          </table:table-cell>
          <table:table-cell office:value-type="float" office:value="0.412831" calcext:value-type="float">
            <text:p>0.41283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8473" calcext:value-type="float">
            <text:p>0.2558473</text:p>
          </table:table-cell>
          <table:table-cell office:value-type="float" office:value="0.2135758" calcext:value-type="float">
            <text:p>0.2135758</text:p>
          </table:table-cell>
          <table:table-cell office:value-type="float" office:value="0.03722624" calcext:value-type="float">
            <text:p>0.0372262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154924" calcext:value-type="float">
            <text:p>-0.06154924</text:p>
          </table:table-cell>
          <table:table-cell office:value-type="float" office:value="-0.02246474" calcext:value-type="float">
            <text:p>-0.02246474</text:p>
          </table:table-cell>
          <table:table-cell office:value-type="float" office:value="-0.01521078" calcext:value-type="float">
            <text:p>-0.01521078</text:p>
          </table:table-cell>
          <table:table-cell office:value-type="float" office:value="-0.01497831" calcext:value-type="float">
            <text:p>-0.01497831</text:p>
          </table:table-cell>
          <table:table-cell office:value-type="float" office:value="-0.01470735" calcext:value-type="float">
            <text:p>-0.01470735</text:p>
          </table:table-cell>
          <table:table-cell office:value-type="float" office:value="-0.01438395" calcext:value-type="float">
            <text:p>-0.01438395</text:p>
          </table:table-cell>
          <table:table-cell office:value-type="float" office:value="-0.01403779" calcext:value-type="float">
            <text:p>-0.01403779</text:p>
          </table:table-cell>
          <table:table-cell office:value-type="float" office:value="-0.01568134" calcext:value-type="float">
            <text:p>-0.01568134</text:p>
          </table:table-cell>
          <table:table-cell office:value-type="float" office:value="-0.009779982" calcext:value-type="float">
            <text:p>-0.009779982</text:p>
          </table:table-cell>
          <table:table-cell office:value-type="float" office:value="-0.007212648" calcext:value-type="float">
            <text:p>-0.007212648</text:p>
          </table:table-cell>
          <table:table-cell office:value-type="float" office:value="270.2445" calcext:value-type="float">
            <text:p>270.2445</text:p>
          </table:table-cell>
          <table:table-cell office:value-type="float" office:value="0" calcext:value-type="float">
            <text:p>0</text:p>
          </table:table-cell>
          <table:table-cell office:value-type="float" office:value="-0.1278051" calcext:value-type="float">
            <text:p>-0.1278051</text:p>
          </table:table-cell>
          <table:table-cell office:value-type="float" office:value="0.0005682723" calcext:value-type="float">
            <text:p>0.000568272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3475288" calcext:value-type="float">
            <text:p>3.475288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9" calcext:value-type="float">
            <text:p>6021999</text:p>
          </table:table-cell>
          <table:table-cell office:value-type="float" office:value="112.4994" calcext:value-type="float">
            <text:p>112.4994</text:p>
          </table:table-cell>
          <table:table-cell office:value-type="float" office:value="-1.982314" calcext:value-type="float">
            <text:p>-1.982314</text:p>
          </table:table-cell>
          <table:table-cell office:value-type="float" office:value="0" calcext:value-type="float">
            <text:p>0</text:p>
          </table:table-cell>
          <table:table-cell office:value-type="float" office:value="1336.874" calcext:value-type="float">
            <text:p>1336.874</text:p>
          </table:table-cell>
          <table:table-cell office:value-type="float" office:value="33.92806" calcext:value-type="float">
            <text:p>33.92806</text:p>
          </table:table-cell>
          <table:table-cell office:value-type="float" office:value="453.1346" calcext:value-type="float">
            <text:p>453.1346</text:p>
          </table:table-cell>
          <table:table-cell office:value-type="float" office:value="0.247975" calcext:value-type="float">
            <text:p>0.247975</text:p>
          </table:table-cell>
          <table:table-cell office:value-type="float" office:value="0.2938504" calcext:value-type="float">
            <text:p>0.2938504</text:p>
          </table:table-cell>
          <table:table-cell office:value-type="float" office:value="0.3100396" calcext:value-type="float">
            <text:p>0.3100396</text:p>
          </table:table-cell>
          <table:table-cell office:value-type="float" office:value="0.3108734" calcext:value-type="float">
            <text:p>0.3108734</text:p>
          </table:table-cell>
          <table:table-cell office:value-type="float" office:value="0.3117934" calcext:value-type="float">
            <text:p>0.3117934</text:p>
          </table:table-cell>
          <table:table-cell office:value-type="float" office:value="0.3128542" calcext:value-type="float">
            <text:p>0.3128542</text:p>
          </table:table-cell>
          <table:table-cell office:value-type="float" office:value="0.3574238" calcext:value-type="float">
            <text:p>0.3574238</text:p>
          </table:table-cell>
          <table:table-cell office:value-type="float" office:value="0.3565852" calcext:value-type="float">
            <text:p>0.3565852</text:p>
          </table:table-cell>
          <table:table-cell office:value-type="float" office:value="0.3746232" calcext:value-type="float">
            <text:p>0.3746232</text:p>
          </table:table-cell>
          <table:table-cell office:value-type="float" office:value="0.3867402" calcext:value-type="float">
            <text:p>0.3867402</text:p>
          </table:table-cell>
          <table:table-cell office:value-type="float" office:value="0.4124773" calcext:value-type="float">
            <text:p>0.412477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2868" calcext:value-type="float">
            <text:p>0.2582868</text:p>
          </table:table-cell>
          <table:table-cell office:value-type="float" office:value="0.2127432" calcext:value-type="float">
            <text:p>0.2127432</text:p>
          </table:table-cell>
          <table:table-cell office:value-type="float" office:value="0.03080514" calcext:value-type="float">
            <text:p>0.0308051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50997" calcext:value-type="float">
            <text:p>-0.0650997</text:p>
          </table:table-cell>
          <table:table-cell office:value-type="float" office:value="-0.02200775" calcext:value-type="float">
            <text:p>-0.02200775</text:p>
          </table:table-cell>
          <table:table-cell office:value-type="float" office:value="-0.01517121" calcext:value-type="float">
            <text:p>-0.01517121</text:p>
          </table:table-cell>
          <table:table-cell office:value-type="float" office:value="-0.01489866" calcext:value-type="float">
            <text:p>-0.01489866</text:p>
          </table:table-cell>
          <table:table-cell office:value-type="float" office:value="-0.01460044" calcext:value-type="float">
            <text:p>-0.01460044</text:p>
          </table:table-cell>
          <table:table-cell office:value-type="float" office:value="-0.01425812" calcext:value-type="float">
            <text:p>-0.01425812</text:p>
          </table:table-cell>
          <table:table-cell office:value-type="float" office:value="-0.01388046" calcext:value-type="float">
            <text:p>-0.01388046</text:p>
          </table:table-cell>
          <table:table-cell office:value-type="float" office:value="-0.0156812" calcext:value-type="float">
            <text:p>-0.0156812</text:p>
          </table:table-cell>
          <table:table-cell office:value-type="float" office:value="-0.009780584" calcext:value-type="float">
            <text:p>-0.009780584</text:p>
          </table:table-cell>
          <table:table-cell office:value-type="float" office:value="-0.007218745" calcext:value-type="float">
            <text:p>-0.007218745</text:p>
          </table:table-cell>
          <table:table-cell office:value-type="float" office:value="277.5191" calcext:value-type="float">
            <text:p>277.5191</text:p>
          </table:table-cell>
          <table:table-cell office:value-type="float" office:value="0" calcext:value-type="float">
            <text:p>0</text:p>
          </table:table-cell>
          <table:table-cell office:value-type="float" office:value="-0.1360059" calcext:value-type="float">
            <text:p>-0.1360059</text:p>
          </table:table-cell>
          <table:table-cell office:value-type="float" office:value="0.0005429654" calcext:value-type="float">
            <text:p>0.0005429654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1605367" calcext:value-type="float">
            <text:p>1.605367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9" calcext:value-type="float">
            <text:p>7021999</text:p>
          </table:table-cell>
          <table:table-cell office:value-type="float" office:value="112.4994" calcext:value-type="float">
            <text:p>112.4994</text:p>
          </table:table-cell>
          <table:table-cell office:value-type="float" office:value="-1.975809" calcext:value-type="float">
            <text:p>-1.975809</text:p>
          </table:table-cell>
          <table:table-cell office:value-type="float" office:value="0" calcext:value-type="float">
            <text:p>0</text:p>
          </table:table-cell>
          <table:table-cell office:value-type="float" office:value="1339.042" calcext:value-type="float">
            <text:p>1339.042</text:p>
          </table:table-cell>
          <table:table-cell office:value-type="float" office:value="31.75345" calcext:value-type="float">
            <text:p>31.75345</text:p>
          </table:table-cell>
          <table:table-cell office:value-type="float" office:value="450.9149" calcext:value-type="float">
            <text:p>450.9149</text:p>
          </table:table-cell>
          <table:table-cell office:value-type="float" office:value="0.2344967" calcext:value-type="float">
            <text:p>0.2344967</text:p>
          </table:table-cell>
          <table:table-cell office:value-type="float" office:value="0.2917125" calcext:value-type="float">
            <text:p>0.2917125</text:p>
          </table:table-cell>
          <table:table-cell office:value-type="float" office:value="0.3103546" calcext:value-type="float">
            <text:p>0.3103546</text:p>
          </table:table-cell>
          <table:table-cell office:value-type="float" office:value="0.3111379" calcext:value-type="float">
            <text:p>0.3111379</text:p>
          </table:table-cell>
          <table:table-cell office:value-type="float" office:value="0.3120772" calcext:value-type="float">
            <text:p>0.3120772</text:p>
          </table:table-cell>
          <table:table-cell office:value-type="float" office:value="0.3131539" calcext:value-type="float">
            <text:p>0.3131539</text:p>
          </table:table-cell>
          <table:table-cell office:value-type="float" office:value="0.3575597" calcext:value-type="float">
            <text:p>0.3575597</text:p>
          </table:table-cell>
          <table:table-cell office:value-type="float" office:value="0.3573247" calcext:value-type="float">
            <text:p>0.3573247</text:p>
          </table:table-cell>
          <table:table-cell office:value-type="float" office:value="0.3771938" calcext:value-type="float">
            <text:p>0.3771938</text:p>
          </table:table-cell>
          <table:table-cell office:value-type="float" office:value="0.3899656" calcext:value-type="float">
            <text:p>0.3899656</text:p>
          </table:table-cell>
          <table:table-cell office:value-type="float" office:value="0.4121957" calcext:value-type="float">
            <text:p>0.412195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7831" calcext:value-type="float">
            <text:p>0.2717831</text:p>
          </table:table-cell>
          <table:table-cell office:value-type="float" office:value="0.2149068" calcext:value-type="float">
            <text:p>0.2149068</text:p>
          </table:table-cell>
          <table:table-cell office:value-type="float" office:value="0.02502053" calcext:value-type="float">
            <text:p>0.02502053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9141076" calcext:value-type="float">
            <text:p>-0.09141076</text:p>
          </table:table-cell>
          <table:table-cell office:value-type="float" office:value="-0.02313403" calcext:value-type="float">
            <text:p>-0.02313403</text:p>
          </table:table-cell>
          <table:table-cell office:value-type="float" office:value="-0.01506565" calcext:value-type="float">
            <text:p>-0.01506565</text:p>
          </table:table-cell>
          <table:table-cell office:value-type="float" office:value="-0.01481156" calcext:value-type="float">
            <text:p>-0.01481156</text:p>
          </table:table-cell>
          <table:table-cell office:value-type="float" office:value="-0.01450857" calcext:value-type="float">
            <text:p>-0.01450857</text:p>
          </table:table-cell>
          <table:table-cell office:value-type="float" office:value="-0.01416331" calcext:value-type="float">
            <text:p>-0.01416331</text:p>
          </table:table-cell>
          <table:table-cell office:value-type="float" office:value="-0.01382857" calcext:value-type="float">
            <text:p>-0.01382857</text:p>
          </table:table-cell>
          <table:table-cell office:value-type="float" office:value="-0.01537698" calcext:value-type="float">
            <text:p>-0.01537698</text:p>
          </table:table-cell>
          <table:table-cell office:value-type="float" office:value="-0.00916894" calcext:value-type="float">
            <text:p>-0.00916894</text:p>
          </table:table-cell>
          <table:table-cell office:value-type="float" office:value="-0.006674784" calcext:value-type="float">
            <text:p>-0.006674784</text:p>
          </table:table-cell>
          <table:table-cell office:value-type="float" office:value="282.1439" calcext:value-type="float">
            <text:p>282.1439</text:p>
          </table:table-cell>
          <table:table-cell office:value-type="float" office:value="0" calcext:value-type="float">
            <text:p>0</text:p>
          </table:table-cell>
          <table:table-cell office:value-type="float" office:value="-0.2313403" calcext:value-type="float">
            <text:p>-0.2313403</text:p>
          </table:table-cell>
          <table:table-cell office:value-type="float" office:value="0.0005320116" calcext:value-type="float">
            <text:p>0.0005320116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6334449" calcext:value-type="float">
            <text:p>6.334449E-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9" calcext:value-type="float">
            <text:p>8021999</text:p>
          </table:table-cell>
          <table:table-cell office:value-type="float" office:value="112.4994" calcext:value-type="float">
            <text:p>112.4994</text:p>
          </table:table-cell>
          <table:table-cell office:value-type="float" office:value="-1.861452" calcext:value-type="float">
            <text:p>-1.861452</text:p>
          </table:table-cell>
          <table:table-cell office:value-type="float" office:value="0" calcext:value-type="float">
            <text:p>0</text:p>
          </table:table-cell>
          <table:table-cell office:value-type="float" office:value="1342.229" calcext:value-type="float">
            <text:p>1342.229</text:p>
          </table:table-cell>
          <table:table-cell office:value-type="float" office:value="28.45249" calcext:value-type="float">
            <text:p>28.45249</text:p>
          </table:table-cell>
          <table:table-cell office:value-type="float" office:value="448.7202" calcext:value-type="float">
            <text:p>448.7202</text:p>
          </table:table-cell>
          <table:table-cell office:value-type="float" office:value="0.2177601" calcext:value-type="float">
            <text:p>0.2177601</text:p>
          </table:table-cell>
          <table:table-cell office:value-type="float" office:value="0.2872052" calcext:value-type="float">
            <text:p>0.2872052</text:p>
          </table:table-cell>
          <table:table-cell office:value-type="float" office:value="0.3107735" calcext:value-type="float">
            <text:p>0.3107735</text:p>
          </table:table-cell>
          <table:table-cell office:value-type="float" office:value="0.3114777" calcext:value-type="float">
            <text:p>0.3114777</text:p>
          </table:table-cell>
          <table:table-cell office:value-type="float" office:value="0.3123401" calcext:value-type="float">
            <text:p>0.3123401</text:p>
          </table:table-cell>
          <table:table-cell office:value-type="float" office:value="0.3133193" calcext:value-type="float">
            <text:p>0.3133193</text:p>
          </table:table-cell>
          <table:table-cell office:value-type="float" office:value="0.3573535" calcext:value-type="float">
            <text:p>0.3573535</text:p>
          </table:table-cell>
          <table:table-cell office:value-type="float" office:value="0.3586951" calcext:value-type="float">
            <text:p>0.3586951</text:p>
          </table:table-cell>
          <table:table-cell office:value-type="float" office:value="0.3805849" calcext:value-type="float">
            <text:p>0.3805849</text:p>
          </table:table-cell>
          <table:table-cell office:value-type="float" office:value="0.3944641" calcext:value-type="float">
            <text:p>0.3944641</text:p>
          </table:table-cell>
          <table:table-cell office:value-type="float" office:value="0.4121463" calcext:value-type="float">
            <text:p>0.412146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5563" calcext:value-type="float">
            <text:p>0.2885563</text:p>
          </table:table-cell>
          <table:table-cell office:value-type="float" office:value="0.2194407" calcext:value-type="float">
            <text:p>0.2194407</text:p>
          </table:table-cell>
          <table:table-cell office:value-type="float" office:value="0.01982563" calcext:value-type="float">
            <text:p>0.01982563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436477" calcext:value-type="float">
            <text:p>-0.1436477</text:p>
          </table:table-cell>
          <table:table-cell office:value-type="float" office:value="-0.025759" calcext:value-type="float">
            <text:p>-0.025759</text:p>
          </table:table-cell>
          <table:table-cell office:value-type="float" office:value="-0.0149251" calcext:value-type="float">
            <text:p>-0.0149251</text:p>
          </table:table-cell>
          <table:table-cell office:value-type="float" office:value="-0.01469989" calcext:value-type="float">
            <text:p>-0.01469989</text:p>
          </table:table-cell>
          <table:table-cell office:value-type="float" office:value="-0.01442398" calcext:value-type="float">
            <text:p>-0.01442398</text:p>
          </table:table-cell>
          <table:table-cell office:value-type="float" office:value="-0.01411117" calcext:value-type="float">
            <text:p>-0.01411117</text:p>
          </table:table-cell>
          <table:table-cell office:value-type="float" office:value="-0.01390483" calcext:value-type="float">
            <text:p>-0.01390483</text:p>
          </table:table-cell>
          <table:table-cell office:value-type="float" office:value="-0.0148229" calcext:value-type="float">
            <text:p>-0.0148229</text:p>
          </table:table-cell>
          <table:table-cell office:value-type="float" office:value="-0.008413523" calcext:value-type="float">
            <text:p>-0.008413523</text:p>
          </table:table-cell>
          <table:table-cell office:value-type="float" office:value="-0.00597945" calcext:value-type="float">
            <text:p>-0.00597945</text:p>
          </table:table-cell>
          <table:table-cell office:value-type="float" office:value="285.3969" calcext:value-type="float">
            <text:p>285.3969</text:p>
          </table:table-cell>
          <table:table-cell office:value-type="float" office:value="0" calcext:value-type="float">
            <text:p>0</text:p>
          </table:table-cell>
          <table:table-cell office:value-type="float" office:value="-0.4386794" calcext:value-type="float">
            <text:p>-0.4386794</text:p>
          </table:table-cell>
          <table:table-cell office:value-type="float" office:value="0.000529161" calcext:value-type="float">
            <text:p>0.000529161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01079752" calcext:value-type="float">
            <text:p>-1.079752E-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9" calcext:value-type="float">
            <text:p>9021999</text:p>
          </table:table-cell>
          <table:table-cell office:value-type="float" office:value="112.7994" calcext:value-type="float">
            <text:p>112.7994</text:p>
          </table:table-cell>
          <table:table-cell office:value-type="float" office:value="-1.946652" calcext:value-type="float">
            <text:p>-1.946652</text:p>
          </table:table-cell>
          <table:table-cell office:value-type="float" office:value="0" calcext:value-type="float">
            <text:p>0</text:p>
          </table:table-cell>
          <table:table-cell office:value-type="float" office:value="1345.7" calcext:value-type="float">
            <text:p>1345.7</text:p>
          </table:table-cell>
          <table:table-cell office:value-type="float" office:value="25.36623" calcext:value-type="float">
            <text:p>25.36623</text:p>
          </table:table-cell>
          <table:table-cell office:value-type="float" office:value="447.0959" calcext:value-type="float">
            <text:p>447.0959</text:p>
          </table:table-cell>
          <table:table-cell office:value-type="float" office:value="0.2023778" calcext:value-type="float">
            <text:p>0.2023778</text:p>
          </table:table-cell>
          <table:table-cell office:value-type="float" office:value="0.2800584" calcext:value-type="float">
            <text:p>0.2800584</text:p>
          </table:table-cell>
          <table:table-cell office:value-type="float" office:value="0.3111847" calcext:value-type="float">
            <text:p>0.3111847</text:p>
          </table:table-cell>
          <table:table-cell office:value-type="float" office:value="0.311811" calcext:value-type="float">
            <text:p>0.311811</text:p>
          </table:table-cell>
          <table:table-cell office:value-type="float" office:value="0.3125743" calcext:value-type="float">
            <text:p>0.3125743</text:p>
          </table:table-cell>
          <table:table-cell office:value-type="float" office:value="0.3134373" calcext:value-type="float">
            <text:p>0.3134373</text:p>
          </table:table-cell>
          <table:table-cell office:value-type="float" office:value="0.3571758" calcext:value-type="float">
            <text:p>0.3571758</text:p>
          </table:table-cell>
          <table:table-cell office:value-type="float" office:value="0.3599944" calcext:value-type="float">
            <text:p>0.3599944</text:p>
          </table:table-cell>
          <table:table-cell office:value-type="float" office:value="0.3835845" calcext:value-type="float">
            <text:p>0.3835845</text:p>
          </table:table-cell>
          <table:table-cell office:value-type="float" office:value="0.3985047" calcext:value-type="float">
            <text:p>0.3985047</text:p>
          </table:table-cell>
          <table:table-cell office:value-type="float" office:value="0.412328" calcext:value-type="float">
            <text:p>0.41232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995" calcext:value-type="float">
            <text:p>0.303995</text:p>
          </table:table-cell>
          <table:table-cell office:value-type="float" office:value="0.2266205" calcext:value-type="float">
            <text:p>0.2266205</text:p>
          </table:table-cell>
          <table:table-cell office:value-type="float" office:value="0.01534174" calcext:value-type="float">
            <text:p>0.0153417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252528" calcext:value-type="float">
            <text:p>-0.2252528</text:p>
          </table:table-cell>
          <table:table-cell office:value-type="float" office:value="-0.03067126" calcext:value-type="float">
            <text:p>-0.03067126</text:p>
          </table:table-cell>
          <table:table-cell office:value-type="float" office:value="-0.01478885" calcext:value-type="float">
            <text:p>-0.01478885</text:p>
          </table:table-cell>
          <table:table-cell office:value-type="float" office:value="-0.01459107" calcext:value-type="float">
            <text:p>-0.01459107</text:p>
          </table:table-cell>
          <table:table-cell office:value-type="float" office:value="-0.01434911" calcext:value-type="float">
            <text:p>-0.01434911</text:p>
          </table:table-cell>
          <table:table-cell office:value-type="float" office:value="-0.0140743" calcext:value-type="float">
            <text:p>-0.0140743</text:p>
          </table:table-cell>
          <table:table-cell office:value-type="float" office:value="-0.01397122" calcext:value-type="float">
            <text:p>-0.01397122</text:p>
          </table:table-cell>
          <table:table-cell office:value-type="float" office:value="-0.01431694" calcext:value-type="float">
            <text:p>-0.01431694</text:p>
          </table:table-cell>
          <table:table-cell office:value-type="float" office:value="-0.007802571" calcext:value-type="float">
            <text:p>-0.007802571</text:p>
          </table:table-cell>
          <table:table-cell office:value-type="float" office:value="-0.005422828" calcext:value-type="float">
            <text:p>-0.005422828</text:p>
          </table:table-cell>
          <table:table-cell office:value-type="float" office:value="288.6505" calcext:value-type="float">
            <text:p>288.6505</text:p>
          </table:table-cell>
          <table:table-cell office:value-type="float" office:value="0" calcext:value-type="float">
            <text:p>0</text:p>
          </table:table-cell>
          <table:table-cell office:value-type="float" office:value="-0.7948604" calcext:value-type="float">
            <text:p>-0.7948604</text:p>
          </table:table-cell>
          <table:table-cell office:value-type="float" office:value="0.0005307054" calcext:value-type="float">
            <text:p>0.0005307054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02034358" calcext:value-type="float">
            <text:p>-2.034358E-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9" calcext:value-type="float">
            <text:p>10021999</text:p>
          </table:table-cell>
          <table:table-cell office:value-type="float" office:value="112.7994" calcext:value-type="float">
            <text:p>112.7994</text:p>
          </table:table-cell>
          <table:table-cell office:value-type="float" office:value="-1.779004" calcext:value-type="float">
            <text:p>-1.779004</text:p>
          </table:table-cell>
          <table:table-cell office:value-type="float" office:value="0" calcext:value-type="float">
            <text:p>0</text:p>
          </table:table-cell>
          <table:table-cell office:value-type="float" office:value="1342.69" calcext:value-type="float">
            <text:p>1342.69</text:p>
          </table:table-cell>
          <table:table-cell office:value-type="float" office:value="28.20861" calcext:value-type="float">
            <text:p>28.20861</text:p>
          </table:table-cell>
          <table:table-cell office:value-type="float" office:value="443.9222" calcext:value-type="float">
            <text:p>443.9222</text:p>
          </table:table-cell>
          <table:table-cell office:value-type="float" office:value="0.198392" calcext:value-type="float">
            <text:p>0.198392</text:p>
          </table:table-cell>
          <table:table-cell office:value-type="float" office:value="0.2727007" calcext:value-type="float">
            <text:p>0.2727007</text:p>
          </table:table-cell>
          <table:table-cell office:value-type="float" office:value="0.3053961" calcext:value-type="float">
            <text:p>0.3053961</text:p>
          </table:table-cell>
          <table:table-cell office:value-type="float" office:value="0.3056641" calcext:value-type="float">
            <text:p>0.3056641</text:p>
          </table:table-cell>
          <table:table-cell office:value-type="float" office:value="0.3062143" calcext:value-type="float">
            <text:p>0.3062143</text:p>
          </table:table-cell>
          <table:table-cell office:value-type="float" office:value="0.3072345" calcext:value-type="float">
            <text:p>0.3072345</text:p>
          </table:table-cell>
          <table:table-cell office:value-type="float" office:value="0.3544072" calcext:value-type="float">
            <text:p>0.3544072</text:p>
          </table:table-cell>
          <table:table-cell office:value-type="float" office:value="0.3592246" calcext:value-type="float">
            <text:p>0.3592246</text:p>
          </table:table-cell>
          <table:table-cell office:value-type="float" office:value="0.3820675" calcext:value-type="float">
            <text:p>0.3820675</text:p>
          </table:table-cell>
          <table:table-cell office:value-type="float" office:value="0.3970701" calcext:value-type="float">
            <text:p>0.3970701</text:p>
          </table:table-cell>
          <table:table-cell office:value-type="float" office:value="0.412574" calcext:value-type="float">
            <text:p>0.41257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9817" calcext:value-type="float">
            <text:p>0.3079817</text:p>
          </table:table-cell>
          <table:table-cell office:value-type="float" office:value="0.2339838" calcext:value-type="float">
            <text:p>0.2339838</text:p>
          </table:table-cell>
          <table:table-cell office:value-type="float" office:value="0.01118276" calcext:value-type="float">
            <text:p>0.0111827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553132" calcext:value-type="float">
            <text:p>-0.2553132</text:p>
          </table:table-cell>
          <table:table-cell office:value-type="float" office:value="-0.0364202" calcext:value-type="float">
            <text:p>-0.0364202</text:p>
          </table:table-cell>
          <table:table-cell office:value-type="float" office:value="-0.01682786" calcext:value-type="float">
            <text:p>-0.01682786</text:p>
          </table:table-cell>
          <table:table-cell office:value-type="float" office:value="-0.01673211" calcext:value-type="float">
            <text:p>-0.01673211</text:p>
          </table:table-cell>
          <table:table-cell office:value-type="float" office:value="-0.01652803" calcext:value-type="float">
            <text:p>-0.01652803</text:p>
          </table:table-cell>
          <table:table-cell office:value-type="float" office:value="-0.01614927" calcext:value-type="float">
            <text:p>-0.01614927</text:p>
          </table:table-cell>
          <table:table-cell office:value-type="float" office:value="-0.01504591" calcext:value-type="float">
            <text:p>-0.01504591</text:p>
          </table:table-cell>
          <table:table-cell office:value-type="float" office:value="-0.01460483" calcext:value-type="float">
            <text:p>-0.01460483</text:p>
          </table:table-cell>
          <table:table-cell office:value-type="float" office:value="-0.008095223" calcext:value-type="float">
            <text:p>-0.008095223</text:p>
          </table:table-cell>
          <table:table-cell office:value-type="float" office:value="-0.005605379" calcext:value-type="float">
            <text:p>-0.005605379</text:p>
          </table:table-cell>
          <table:table-cell office:value-type="float" office:value="297.7833" calcext:value-type="float">
            <text:p>297.7833</text:p>
          </table:table-cell>
          <table:table-cell office:value-type="float" office:value="0" calcext:value-type="float">
            <text:p>0</text:p>
          </table:table-cell>
          <table:table-cell office:value-type="float" office:value="-0.8218342" calcext:value-type="float">
            <text:p>-0.8218342</text:p>
          </table:table-cell>
          <table:table-cell office:value-type="float" office:value="0.0005243664" calcext:value-type="float">
            <text:p>0.0005243664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1119042" calcext:value-type="float">
            <text:p>1.119042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9" calcext:value-type="float">
            <text:p>11021999</text:p>
          </table:table-cell>
          <table:table-cell office:value-type="float" office:value="112.7994" calcext:value-type="float">
            <text:p>112.7994</text:p>
          </table:table-cell>
          <table:table-cell office:value-type="float" office:value="-1.618167" calcext:value-type="float">
            <text:p>-1.618167</text:p>
          </table:table-cell>
          <table:table-cell office:value-type="float" office:value="0" calcext:value-type="float">
            <text:p>0</text:p>
          </table:table-cell>
          <table:table-cell office:value-type="float" office:value="1340.146" calcext:value-type="float">
            <text:p>1340.146</text:p>
          </table:table-cell>
          <table:table-cell office:value-type="float" office:value="30.5921" calcext:value-type="float">
            <text:p>30.5921</text:p>
          </table:table-cell>
          <table:table-cell office:value-type="float" office:value="441.3595" calcext:value-type="float">
            <text:p>441.3595</text:p>
          </table:table-cell>
          <table:table-cell office:value-type="float" office:value="0.1993079" calcext:value-type="float">
            <text:p>0.1993079</text:p>
          </table:table-cell>
          <table:table-cell office:value-type="float" office:value="0.2668115" calcext:value-type="float">
            <text:p>0.2668115</text:p>
          </table:table-cell>
          <table:table-cell office:value-type="float" office:value="0.3032726" calcext:value-type="float">
            <text:p>0.3032726</text:p>
          </table:table-cell>
          <table:table-cell office:value-type="float" office:value="0.3033036" calcext:value-type="float">
            <text:p>0.3033036</text:p>
          </table:table-cell>
          <table:table-cell office:value-type="float" office:value="0.3036758" calcext:value-type="float">
            <text:p>0.3036758</text:p>
          </table:table-cell>
          <table:table-cell office:value-type="float" office:value="0.3039849" calcext:value-type="float">
            <text:p>0.3039849</text:p>
          </table:table-cell>
          <table:table-cell office:value-type="float" office:value="0.3517039" calcext:value-type="float">
            <text:p>0.3517039</text:p>
          </table:table-cell>
          <table:table-cell office:value-type="float" office:value="0.3582036" calcext:value-type="float">
            <text:p>0.3582036</text:p>
          </table:table-cell>
          <table:table-cell office:value-type="float" office:value="0.3804791" calcext:value-type="float">
            <text:p>0.3804791</text:p>
          </table:table-cell>
          <table:table-cell office:value-type="float" office:value="0.3953626" calcext:value-type="float">
            <text:p>0.3953626</text:p>
          </table:table-cell>
          <table:table-cell office:value-type="float" office:value="0.4127175" calcext:value-type="float">
            <text:p>0.412717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0797" calcext:value-type="float">
            <text:p>0.3070797</text:p>
          </table:table-cell>
          <table:table-cell office:value-type="float" office:value="0.2398819" calcext:value-type="float">
            <text:p>0.2398819</text:p>
          </table:table-cell>
          <table:table-cell office:value-type="float" office:value="0.007001866" calcext:value-type="float">
            <text:p>0.00700186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480819" calcext:value-type="float">
            <text:p>-0.2480819</text:p>
          </table:table-cell>
          <table:table-cell office:value-type="float" office:value="-0.04162619" calcext:value-type="float">
            <text:p>-0.04162619</text:p>
          </table:table-cell>
          <table:table-cell office:value-type="float" office:value="-0.01768529" calcext:value-type="float">
            <text:p>-0.01768529</text:p>
          </table:table-cell>
          <table:table-cell office:value-type="float" office:value="-0.01767884" calcext:value-type="float">
            <text:p>-0.01767884</text:p>
          </table:table-cell>
          <table:table-cell office:value-type="float" office:value="-0.0175298" calcext:value-type="float">
            <text:p>-0.0175298</text:p>
          </table:table-cell>
          <table:table-cell office:value-type="float" office:value="-0.01739773" calcext:value-type="float">
            <text:p>-0.01739773</text:p>
          </table:table-cell>
          <table:table-cell office:value-type="float" office:value="-0.01620279" calcext:value-type="float">
            <text:p>-0.01620279</text:p>
          </table:table-cell>
          <table:table-cell office:value-type="float" office:value="-0.01500957" calcext:value-type="float">
            <text:p>-0.01500957</text:p>
          </table:table-cell>
          <table:table-cell office:value-type="float" office:value="-0.008425764" calcext:value-type="float">
            <text:p>-0.008425764</text:p>
          </table:table-cell>
          <table:table-cell office:value-type="float" office:value="-0.00584195" calcext:value-type="float">
            <text:p>-0.00584195</text:p>
          </table:table-cell>
          <table:table-cell office:value-type="float" office:value="306.5624" calcext:value-type="float">
            <text:p>306.5624</text:p>
          </table:table-cell>
          <table:table-cell office:value-type="float" office:value="0" calcext:value-type="float">
            <text:p>0</text:p>
          </table:table-cell>
          <table:table-cell office:value-type="float" office:value="-0.7216749" calcext:value-type="float">
            <text:p>-0.7216749</text:p>
          </table:table-cell>
          <table:table-cell office:value-type="float" office:value="0.0005127506" calcext:value-type="float">
            <text:p>0.0005127506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9852374" calcext:value-type="float">
            <text:p>9.852374E-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9" calcext:value-type="float">
            <text:p>12021999</text:p>
          </table:table-cell>
          <table:table-cell office:value-type="float" office:value="115.8993" calcext:value-type="float">
            <text:p>115.8993</text:p>
          </table:table-cell>
          <table:table-cell office:value-type="float" office:value="-1.760146" calcext:value-type="float">
            <text:p>-1.760146</text:p>
          </table:table-cell>
          <table:table-cell office:value-type="float" office:value="0" calcext:value-type="float">
            <text:p>0</text:p>
          </table:table-cell>
          <table:table-cell office:value-type="float" office:value="1341.929" calcext:value-type="float">
            <text:p>1341.929</text:p>
          </table:table-cell>
          <table:table-cell office:value-type="float" office:value="32.05101" calcext:value-type="float">
            <text:p>32.05101</text:p>
          </table:table-cell>
          <table:table-cell office:value-type="float" office:value="443.455" calcext:value-type="float">
            <text:p>443.455</text:p>
          </table:table-cell>
          <table:table-cell office:value-type="float" office:value="0.1999443" calcext:value-type="float">
            <text:p>0.1999443</text:p>
          </table:table-cell>
          <table:table-cell office:value-type="float" office:value="0.2615106" calcext:value-type="float">
            <text:p>0.2615106</text:p>
          </table:table-cell>
          <table:table-cell office:value-type="float" office:value="0.3038082" calcext:value-type="float">
            <text:p>0.3038082</text:p>
          </table:table-cell>
          <table:table-cell office:value-type="float" office:value="0.3036958" calcext:value-type="float">
            <text:p>0.3036958</text:p>
          </table:table-cell>
          <table:table-cell office:value-type="float" office:value="0.303881" calcext:value-type="float">
            <text:p>0.303881</text:p>
          </table:table-cell>
          <table:table-cell office:value-type="float" office:value="0.3045458" calcext:value-type="float">
            <text:p>0.3045458</text:p>
          </table:table-cell>
          <table:table-cell office:value-type="float" office:value="0.3508209" calcext:value-type="float">
            <text:p>0.3508209</text:p>
          </table:table-cell>
          <table:table-cell office:value-type="float" office:value="0.3572549" calcext:value-type="float">
            <text:p>0.3572549</text:p>
          </table:table-cell>
          <table:table-cell office:value-type="float" office:value="0.3791646" calcext:value-type="float">
            <text:p>0.3791646</text:p>
          </table:table-cell>
          <table:table-cell office:value-type="float" office:value="0.3938883" calcext:value-type="float">
            <text:p>0.3938883</text:p>
          </table:table-cell>
          <table:table-cell office:value-type="float" office:value="0.4127929" calcext:value-type="float">
            <text:p>0.412792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4449" calcext:value-type="float">
            <text:p>0.3064449</text:p>
          </table:table-cell>
          <table:table-cell office:value-type="float" office:value="0.2451822" calcext:value-type="float">
            <text:p>0.2451822</text:p>
          </table:table-cell>
          <table:table-cell office:value-type="float" office:value="0.003032002" calcext:value-type="float">
            <text:p>0.003032002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437951" calcext:value-type="float">
            <text:p>-0.2437951</text:p>
          </table:table-cell>
          <table:table-cell office:value-type="float" office:value="-0.04708459" calcext:value-type="float">
            <text:p>-0.04708459</text:p>
          </table:table-cell>
          <table:table-cell office:value-type="float" office:value="-0.01746919" calcext:value-type="float">
            <text:p>-0.01746919</text:p>
          </table:table-cell>
          <table:table-cell office:value-type="float" office:value="-0.01752074" calcext:value-type="float">
            <text:p>-0.01752074</text:p>
          </table:table-cell>
          <table:table-cell office:value-type="float" office:value="-0.01745088" calcext:value-type="float">
            <text:p>-0.01745088</text:p>
          </table:table-cell>
          <table:table-cell office:value-type="float" office:value="-0.01718704" calcext:value-type="float">
            <text:p>-0.01718704</text:p>
          </table:table-cell>
          <table:table-cell office:value-type="float" office:value="-0.01661034" calcext:value-type="float">
            <text:p>-0.01661034</text:p>
          </table:table-cell>
          <table:table-cell office:value-type="float" office:value="-0.01539674" calcext:value-type="float">
            <text:p>-0.01539674</text:p>
          </table:table-cell>
          <table:table-cell office:value-type="float" office:value="-0.008710878" calcext:value-type="float">
            <text:p>-0.008710878</text:p>
          </table:table-cell>
          <table:table-cell office:value-type="float" office:value="-0.006055129" calcext:value-type="float">
            <text:p>-0.006055129</text:p>
          </table:table-cell>
          <table:table-cell office:value-type="float" office:value="314.5087" calcext:value-type="float">
            <text:p>314.5087</text:p>
          </table:table-cell>
          <table:table-cell office:value-type="float" office:value="0" calcext:value-type="float">
            <text:p>0</text:p>
          </table:table-cell>
          <table:table-cell office:value-type="float" office:value="-0.6649992" calcext:value-type="float">
            <text:p>-0.6649992</text:p>
          </table:table-cell>
          <table:table-cell office:value-type="float" office:value="0.0005017598" calcext:value-type="float">
            <text:p>0.0005017598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1819571" calcext:value-type="float">
            <text:p>1.819571E-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9" calcext:value-type="float">
            <text:p>13021999</text:p>
          </table:table-cell>
          <table:table-cell office:value-type="float" office:value="117.1992" calcext:value-type="float">
            <text:p>117.1992</text:p>
          </table:table-cell>
          <table:table-cell office:value-type="float" office:value="-1.71444" calcext:value-type="float">
            <text:p>-1.71444</text:p>
          </table:table-cell>
          <table:table-cell office:value-type="float" office:value="0" calcext:value-type="float">
            <text:p>0</text:p>
          </table:table-cell>
          <table:table-cell office:value-type="float" office:value="1342.054" calcext:value-type="float">
            <text:p>1342.054</text:p>
          </table:table-cell>
          <table:table-cell office:value-type="float" office:value="33.18121" calcext:value-type="float">
            <text:p>33.18121</text:p>
          </table:table-cell>
          <table:table-cell office:value-type="float" office:value="445.2773" calcext:value-type="float">
            <text:p>445.2773</text:p>
          </table:table-cell>
          <table:table-cell office:value-type="float" office:value="0.2105336" calcext:value-type="float">
            <text:p>0.2105336</text:p>
          </table:table-cell>
          <table:table-cell office:value-type="float" office:value="0.2623028" calcext:value-type="float">
            <text:p>0.2623028</text:p>
          </table:table-cell>
          <table:table-cell office:value-type="float" office:value="0.3033084" calcext:value-type="float">
            <text:p>0.3033084</text:p>
          </table:table-cell>
          <table:table-cell office:value-type="float" office:value="0.3040414" calcext:value-type="float">
            <text:p>0.3040414</text:p>
          </table:table-cell>
          <table:table-cell office:value-type="float" office:value="0.3044994" calcext:value-type="float">
            <text:p>0.3044994</text:p>
          </table:table-cell>
          <table:table-cell office:value-type="float" office:value="0.3052259" calcext:value-type="float">
            <text:p>0.3052259</text:p>
          </table:table-cell>
          <table:table-cell office:value-type="float" office:value="0.3509118" calcext:value-type="float">
            <text:p>0.3509118</text:p>
          </table:table-cell>
          <table:table-cell office:value-type="float" office:value="0.3565853" calcext:value-type="float">
            <text:p>0.3565853</text:p>
          </table:table-cell>
          <table:table-cell office:value-type="float" office:value="0.3781826" calcext:value-type="float">
            <text:p>0.3781826</text:p>
          </table:table-cell>
          <table:table-cell office:value-type="float" office:value="0.3926901" calcext:value-type="float">
            <text:p>0.3926901</text:p>
          </table:table-cell>
          <table:table-cell office:value-type="float" office:value="0.4127429" calcext:value-type="float">
            <text:p>0.412742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8422" calcext:value-type="float">
            <text:p>0.2958422</text:p>
          </table:table-cell>
          <table:table-cell office:value-type="float" office:value="0.2443707" calcext:value-type="float">
            <text:p>0.2443707</text:p>
          </table:table-cell>
          <table:table-cell office:value-type="float" office:value="9.213778E-016" calcext:value-type="float">
            <text:p>9.213778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78169" calcext:value-type="float">
            <text:p>-0.178169</text:p>
          </table:table-cell>
          <table:table-cell office:value-type="float" office:value="-0.04636484" calcext:value-type="float">
            <text:p>-0.04636484</text:p>
          </table:table-cell>
          <table:table-cell office:value-type="float" office:value="-0.01765728" calcext:value-type="float">
            <text:p>-0.01765728</text:p>
          </table:table-cell>
          <table:table-cell office:value-type="float" office:value="-0.01737864" calcext:value-type="float">
            <text:p>-0.01737864</text:p>
          </table:table-cell>
          <table:table-cell office:value-type="float" office:value="-0.01720541" calcext:value-type="float">
            <text:p>-0.01720541</text:p>
          </table:table-cell>
          <table:table-cell office:value-type="float" office:value="-0.0169216" calcext:value-type="float">
            <text:p>-0.0169216</text:p>
          </table:table-cell>
          <table:table-cell office:value-type="float" office:value="-0.01656972" calcext:value-type="float">
            <text:p>-0.01656972</text:p>
          </table:table-cell>
          <table:table-cell office:value-type="float" office:value="-0.01568105" calcext:value-type="float">
            <text:p>-0.01568105</text:p>
          </table:table-cell>
          <table:table-cell office:value-type="float" office:value="-0.008930668" calcext:value-type="float">
            <text:p>-0.008930668</text:p>
          </table:table-cell>
          <table:table-cell office:value-type="float" office:value="-0.006234905" calcext:value-type="float">
            <text:p>-0.006234905</text:p>
          </table:table-cell>
          <table:table-cell office:value-type="float" office:value="322.1993" calcext:value-type="float">
            <text:p>322.1993</text:p>
          </table:table-cell>
          <table:table-cell office:value-type="float" office:value="0" calcext:value-type="float">
            <text:p>0</text:p>
          </table:table-cell>
          <table:table-cell office:value-type="float" office:value="-0.4224806" calcext:value-type="float">
            <text:p>-0.4224806</text:p>
          </table:table-cell>
          <table:table-cell office:value-type="float" office:value="0.0004794431" calcext:value-type="float">
            <text:p>0.0004794431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260786" calcext:value-type="float">
            <text:p>2.260786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9" calcext:value-type="float">
            <text:p>14021999</text:p>
          </table:table-cell>
          <table:table-cell office:value-type="float" office:value="117.1992" calcext:value-type="float">
            <text:p>117.1992</text:p>
          </table:table-cell>
          <table:table-cell office:value-type="float" office:value="-1.528197" calcext:value-type="float">
            <text:p>-1.528197</text:p>
          </table:table-cell>
          <table:table-cell office:value-type="float" office:value="0" calcext:value-type="float">
            <text:p>0</text:p>
          </table:table-cell>
          <table:table-cell office:value-type="float" office:value="1340.986" calcext:value-type="float">
            <text:p>1340.986</text:p>
          </table:table-cell>
          <table:table-cell office:value-type="float" office:value="34.06298" calcext:value-type="float">
            <text:p>34.06298</text:p>
          </table:table-cell>
          <table:table-cell office:value-type="float" office:value="442.9917" calcext:value-type="float">
            <text:p>442.9917</text:p>
          </table:table-cell>
          <table:table-cell office:value-type="float" office:value="0.2156553" calcext:value-type="float">
            <text:p>0.2156553</text:p>
          </table:table-cell>
          <table:table-cell office:value-type="float" office:value="0.2714028" calcext:value-type="float">
            <text:p>0.2714028</text:p>
          </table:table-cell>
          <table:table-cell office:value-type="float" office:value="0.3016793" calcext:value-type="float">
            <text:p>0.3016793</text:p>
          </table:table-cell>
          <table:table-cell office:value-type="float" office:value="0.3032543" calcext:value-type="float">
            <text:p>0.3032543</text:p>
          </table:table-cell>
          <table:table-cell office:value-type="float" office:value="0.304416" calcext:value-type="float">
            <text:p>0.304416</text:p>
          </table:table-cell>
          <table:table-cell office:value-type="float" office:value="0.3054421" calcext:value-type="float">
            <text:p>0.3054421</text:p>
          </table:table-cell>
          <table:table-cell office:value-type="float" office:value="0.3510865" calcext:value-type="float">
            <text:p>0.3510865</text:p>
          </table:table-cell>
          <table:table-cell office:value-type="float" office:value="0.3565865" calcext:value-type="float">
            <text:p>0.3565865</text:p>
          </table:table-cell>
          <table:table-cell office:value-type="float" office:value="0.3774515" calcext:value-type="float">
            <text:p>0.3774515</text:p>
          </table:table-cell>
          <table:table-cell office:value-type="float" office:value="0.3916692" calcext:value-type="float">
            <text:p>0.3916692</text:p>
          </table:table-cell>
          <table:table-cell office:value-type="float" office:value="0.4126258" calcext:value-type="float">
            <text:p>0.412625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7184" calcext:value-type="float">
            <text:p>0.2907184</text:p>
          </table:table-cell>
          <table:table-cell office:value-type="float" office:value="0.2352712" calcext:value-type="float">
            <text:p>0.2352712</text:p>
          </table:table-cell>
          <table:table-cell office:value-type="float" office:value="9.213749E-016" calcext:value-type="float">
            <text:p>9.213749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530458" calcext:value-type="float">
            <text:p>-0.1530458</text:p>
          </table:table-cell>
          <table:table-cell office:value-type="float" office:value="-0.03761788" calcext:value-type="float">
            <text:p>-0.03761788</text:p>
          </table:table-cell>
          <table:table-cell office:value-type="float" office:value="-0.01833604" calcext:value-type="float">
            <text:p>-0.01833604</text:p>
          </table:table-cell>
          <table:table-cell office:value-type="float" office:value="-0.01769329" calcext:value-type="float">
            <text:p>-0.01769329</text:p>
          </table:table-cell>
          <table:table-cell office:value-type="float" office:value="-0.0172353" calcext:value-type="float">
            <text:p>-0.0172353</text:p>
          </table:table-cell>
          <table:table-cell office:value-type="float" office:value="-0.01683628" calcext:value-type="float">
            <text:p>-0.01683628</text:p>
          </table:table-cell>
          <table:table-cell office:value-type="float" office:value="-0.0164903" calcext:value-type="float">
            <text:p>-0.0164903</text:p>
          </table:table-cell>
          <table:table-cell office:value-type="float" office:value="-0.01568082" calcext:value-type="float">
            <text:p>-0.01568082</text:p>
          </table:table-cell>
          <table:table-cell office:value-type="float" office:value="-0.009098528" calcext:value-type="float">
            <text:p>-0.009098528</text:p>
          </table:table-cell>
          <table:table-cell office:value-type="float" office:value="-0.006392539" calcext:value-type="float">
            <text:p>-0.006392539</text:p>
          </table:table-cell>
          <table:table-cell office:value-type="float" office:value="329.6889" calcext:value-type="float">
            <text:p>329.6889</text:p>
          </table:table-cell>
          <table:table-cell office:value-type="float" office:value="0" calcext:value-type="float">
            <text:p>0</text:p>
          </table:table-cell>
          <table:table-cell office:value-type="float" office:value="-0.370906" calcext:value-type="float">
            <text:p>-0.370906</text:p>
          </table:table-cell>
          <table:table-cell office:value-type="float" office:value="0.0004640311" calcext:value-type="float">
            <text:p>0.0004640311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6417395" calcext:value-type="float">
            <text:p>6.417395E-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9" calcext:value-type="float">
            <text:p>15021999</text:p>
          </table:table-cell>
          <table:table-cell office:value-type="float" office:value="117.1992" calcext:value-type="float">
            <text:p>117.1992</text:p>
          </table:table-cell>
          <table:table-cell office:value-type="float" office:value="-1.476362" calcext:value-type="float">
            <text:p>-1.476362</text:p>
          </table:table-cell>
          <table:table-cell office:value-type="float" office:value="0" calcext:value-type="float">
            <text:p>0</text:p>
          </table:table-cell>
          <table:table-cell office:value-type="float" office:value="1340.153" calcext:value-type="float">
            <text:p>1340.153</text:p>
          </table:table-cell>
          <table:table-cell office:value-type="float" office:value="34.84404" calcext:value-type="float">
            <text:p>34.84404</text:p>
          </table:table-cell>
          <table:table-cell office:value-type="float" office:value="440.973" calcext:value-type="float">
            <text:p>440.973</text:p>
          </table:table-cell>
          <table:table-cell office:value-type="float" office:value="0.206661" calcext:value-type="float">
            <text:p>0.206661</text:p>
          </table:table-cell>
          <table:table-cell office:value-type="float" office:value="0.2759233" calcext:value-type="float">
            <text:p>0.2759233</text:p>
          </table:table-cell>
          <table:table-cell office:value-type="float" office:value="0.3009152" calcext:value-type="float">
            <text:p>0.3009152</text:p>
          </table:table-cell>
          <table:table-cell office:value-type="float" office:value="0.3026116" calcext:value-type="float">
            <text:p>0.3026116</text:p>
          </table:table-cell>
          <table:table-cell office:value-type="float" office:value="0.3040406" calcext:value-type="float">
            <text:p>0.3040406</text:p>
          </table:table-cell>
          <table:table-cell office:value-type="float" office:value="0.3052525" calcext:value-type="float">
            <text:p>0.3052525</text:p>
          </table:table-cell>
          <table:table-cell office:value-type="float" office:value="0.3511506" calcext:value-type="float">
            <text:p>0.3511506</text:p>
          </table:table-cell>
          <table:table-cell office:value-type="float" office:value="0.3565863" calcext:value-type="float">
            <text:p>0.3565863</text:p>
          </table:table-cell>
          <table:table-cell office:value-type="float" office:value="0.3768754" calcext:value-type="float">
            <text:p>0.3768754</text:p>
          </table:table-cell>
          <table:table-cell office:value-type="float" office:value="0.3907947" calcext:value-type="float">
            <text:p>0.3907947</text:p>
          </table:table-cell>
          <table:table-cell office:value-type="float" office:value="0.4124738" calcext:value-type="float">
            <text:p>0.412473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7249" calcext:value-type="float">
            <text:p>0.2997249</text:p>
          </table:table-cell>
          <table:table-cell office:value-type="float" office:value="0.2307635" calcext:value-type="float">
            <text:p>0.2307635</text:p>
          </table:table-cell>
          <table:table-cell office:value-type="float" office:value="9.213713E-016" calcext:value-type="float">
            <text:p>9.213713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981743" calcext:value-type="float">
            <text:p>-0.1981743</text:p>
          </table:table-cell>
          <table:table-cell office:value-type="float" office:value="-0.03396316" calcext:value-type="float">
            <text:p>-0.03396316</text:p>
          </table:table-cell>
          <table:table-cell office:value-type="float" office:value="-0.01866445" calcext:value-type="float">
            <text:p>-0.01866445</text:p>
          </table:table-cell>
          <table:table-cell office:value-type="float" office:value="-0.01795652" calcext:value-type="float">
            <text:p>-0.01795652</text:p>
          </table:table-cell>
          <table:table-cell office:value-type="float" office:value="-0.01738315" calcext:value-type="float">
            <text:p>-0.01738315</text:p>
          </table:table-cell>
          <table:table-cell office:value-type="float" office:value="-0.01690816" calcext:value-type="float">
            <text:p>-0.01690816</text:p>
          </table:table-cell>
          <table:table-cell office:value-type="float" office:value="-0.01646058" calcext:value-type="float">
            <text:p>-0.01646058</text:p>
          </table:table-cell>
          <table:table-cell office:value-type="float" office:value="-0.01568082" calcext:value-type="float">
            <text:p>-0.01568082</text:p>
          </table:table-cell>
          <table:table-cell office:value-type="float" office:value="-0.009233065" calcext:value-type="float">
            <text:p>-0.009233065</text:p>
          </table:table-cell>
          <table:table-cell office:value-type="float" office:value="-0.006531138" calcext:value-type="float">
            <text:p>-0.006531138</text:p>
          </table:table-cell>
          <table:table-cell office:value-type="float" office:value="337.1219" calcext:value-type="float">
            <text:p>337.1219</text:p>
          </table:table-cell>
          <table:table-cell office:value-type="float" office:value="0" calcext:value-type="float">
            <text:p>0</text:p>
          </table:table-cell>
          <table:table-cell office:value-type="float" office:value="-0.5859385" calcext:value-type="float">
            <text:p>-0.5859385</text:p>
          </table:table-cell>
          <table:table-cell office:value-type="float" office:value="0.0004652482" calcext:value-type="float">
            <text:p>0.0004652482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05407492" calcext:value-type="float">
            <text:p>-5.407492E-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9" calcext:value-type="float">
            <text:p>16021999</text:p>
          </table:table-cell>
          <table:table-cell office:value-type="float" office:value="117.1992" calcext:value-type="float">
            <text:p>117.1992</text:p>
          </table:table-cell>
          <table:table-cell office:value-type="float" office:value="-1.402773" calcext:value-type="float">
            <text:p>-1.402773</text:p>
          </table:table-cell>
          <table:table-cell office:value-type="float" office:value="0" calcext:value-type="float">
            <text:p>0</text:p>
          </table:table-cell>
          <table:table-cell office:value-type="float" office:value="1340.835" calcext:value-type="float">
            <text:p>1340.835</text:p>
          </table:table-cell>
          <table:table-cell office:value-type="float" office:value="34.08857" calcext:value-type="float">
            <text:p>34.08857</text:p>
          </table:table-cell>
          <table:table-cell office:value-type="float" office:value="438.503" calcext:value-type="float">
            <text:p>438.503</text:p>
          </table:table-cell>
          <table:table-cell office:value-type="float" office:value="0.1990543" calcext:value-type="float">
            <text:p>0.1990543</text:p>
          </table:table-cell>
          <table:table-cell office:value-type="float" office:value="0.2769496" calcext:value-type="float">
            <text:p>0.2769496</text:p>
          </table:table-cell>
          <table:table-cell office:value-type="float" office:value="0.3004773" calcext:value-type="float">
            <text:p>0.3004773</text:p>
          </table:table-cell>
          <table:table-cell office:value-type="float" office:value="0.3021608" calcext:value-type="float">
            <text:p>0.3021608</text:p>
          </table:table-cell>
          <table:table-cell office:value-type="float" office:value="0.3036637" calcext:value-type="float">
            <text:p>0.3036637</text:p>
          </table:table-cell>
          <table:table-cell office:value-type="float" office:value="0.3049735" calcext:value-type="float">
            <text:p>0.3049735</text:p>
          </table:table-cell>
          <table:table-cell office:value-type="float" office:value="0.3510968" calcext:value-type="float">
            <text:p>0.3510968</text:p>
          </table:table-cell>
          <table:table-cell office:value-type="float" office:value="0.3568402" calcext:value-type="float">
            <text:p>0.3568402</text:p>
          </table:table-cell>
          <table:table-cell office:value-type="float" office:value="0.3778867" calcext:value-type="float">
            <text:p>0.3778867</text:p>
          </table:table-cell>
          <table:table-cell office:value-type="float" office:value="0.3919216" calcext:value-type="float">
            <text:p>0.3919216</text:p>
          </table:table-cell>
          <table:table-cell office:value-type="float" office:value="0.4123176" calcext:value-type="float">
            <text:p>0.412317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3296" calcext:value-type="float">
            <text:p>0.3073296</text:p>
          </table:table-cell>
          <table:table-cell office:value-type="float" office:value="0.2297373" calcext:value-type="float">
            <text:p>0.2297373</text:p>
          </table:table-cell>
          <table:table-cell office:value-type="float" office:value="9.213685E-016" calcext:value-type="float">
            <text:p>9.213685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497465" calcext:value-type="float">
            <text:p>-0.2497465</text:p>
          </table:table-cell>
          <table:table-cell office:value-type="float" office:value="-0.03318681" calcext:value-type="float">
            <text:p>-0.03318681</text:p>
          </table:table-cell>
          <table:table-cell office:value-type="float" office:value="-0.01885405" calcext:value-type="float">
            <text:p>-0.01885405</text:p>
          </table:table-cell>
          <table:table-cell office:value-type="float" office:value="-0.01814377" calcext:value-type="float">
            <text:p>-0.01814377</text:p>
          </table:table-cell>
          <table:table-cell office:value-type="float" office:value="-0.0175335" calcext:value-type="float">
            <text:p>-0.0175335</text:p>
          </table:table-cell>
          <table:table-cell office:value-type="float" office:value="-0.0170156" calcext:value-type="float">
            <text:p>-0.0170156</text:p>
          </table:table-cell>
          <table:table-cell office:value-type="float" office:value="-0.01648464" calcext:value-type="float">
            <text:p>-0.01648464</text:p>
          </table:table-cell>
          <table:table-cell office:value-type="float" office:value="-0.01557696" calcext:value-type="float">
            <text:p>-0.01557696</text:p>
          </table:table-cell>
          <table:table-cell office:value-type="float" office:value="-0.009008793" calcext:value-type="float">
            <text:p>-0.009008793</text:p>
          </table:table-cell>
          <table:table-cell office:value-type="float" office:value="-0.006362063" calcext:value-type="float">
            <text:p>-0.006362063</text:p>
          </table:table-cell>
          <table:table-cell office:value-type="float" office:value="343.0535" calcext:value-type="float">
            <text:p>343.0535</text:p>
          </table:table-cell>
          <table:table-cell office:value-type="float" office:value="0" calcext:value-type="float">
            <text:p>0</text:p>
          </table:table-cell>
          <table:table-cell office:value-type="float" office:value="-0.7642432" calcext:value-type="float">
            <text:p>-0.7642432</text:p>
          </table:table-cell>
          <table:table-cell office:value-type="float" office:value="0.0004695369" calcext:value-type="float">
            <text:p>0.0004695369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02161687" calcext:value-type="float">
            <text:p>-2.161687E-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9" calcext:value-type="float">
            <text:p>17021999</text:p>
          </table:table-cell>
          <table:table-cell office:value-type="float" office:value="123.1991" calcext:value-type="float">
            <text:p>123.1991</text:p>
          </table:table-cell>
          <table:table-cell office:value-type="float" office:value="-1.538592" calcext:value-type="float">
            <text:p>-1.538592</text:p>
          </table:table-cell>
          <table:table-cell office:value-type="float" office:value="0" calcext:value-type="float">
            <text:p>0</text:p>
          </table:table-cell>
          <table:table-cell office:value-type="float" office:value="1350.226" calcext:value-type="float">
            <text:p>1350.226</text:p>
          </table:table-cell>
          <table:table-cell office:value-type="float" office:value="30.83359" calcext:value-type="float">
            <text:p>30.83359</text:p>
          </table:table-cell>
          <table:table-cell office:value-type="float" office:value="453.9234" calcext:value-type="float">
            <text:p>453.9234</text:p>
          </table:table-cell>
          <table:table-cell office:value-type="float" office:value="0.197261" calcext:value-type="float">
            <text:p>0.197261</text:p>
          </table:table-cell>
          <table:table-cell office:value-type="float" office:value="0.2772688" calcext:value-type="float">
            <text:p>0.2772688</text:p>
          </table:table-cell>
          <table:table-cell office:value-type="float" office:value="0.300106" calcext:value-type="float">
            <text:p>0.300106</text:p>
          </table:table-cell>
          <table:table-cell office:value-type="float" office:value="0.3017821" calcext:value-type="float">
            <text:p>0.3017821</text:p>
          </table:table-cell>
          <table:table-cell office:value-type="float" office:value="0.3033289" calcext:value-type="float">
            <text:p>0.3033289</text:p>
          </table:table-cell>
          <table:table-cell office:value-type="float" office:value="0.3047042" calcext:value-type="float">
            <text:p>0.3047042</text:p>
          </table:table-cell>
          <table:table-cell office:value-type="float" office:value="0.351054" calcext:value-type="float">
            <text:p>0.351054</text:p>
          </table:table-cell>
          <table:table-cell office:value-type="float" office:value="0.3576904" calcext:value-type="float">
            <text:p>0.3576904</text:p>
          </table:table-cell>
          <table:table-cell office:value-type="float" office:value="0.3812158" calcext:value-type="float">
            <text:p>0.3812158</text:p>
          </table:table-cell>
          <table:table-cell office:value-type="float" office:value="0.3961915" calcext:value-type="float">
            <text:p>0.3961915</text:p>
          </table:table-cell>
          <table:table-cell office:value-type="float" office:value="0.4123643" calcext:value-type="float">
            <text:p>0.41236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91335" calcext:value-type="float">
            <text:p>0.3091335</text:p>
          </table:table-cell>
          <table:table-cell office:value-type="float" office:value="0.2294256" calcext:value-type="float">
            <text:p>0.2294256</text:p>
          </table:table-cell>
          <table:table-cell office:value-type="float" office:value="9.213653E-016" calcext:value-type="float">
            <text:p>9.213653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642249" calcext:value-type="float">
            <text:p>-0.2642249</text:p>
          </table:table-cell>
          <table:table-cell office:value-type="float" office:value="-0.03294565" calcext:value-type="float">
            <text:p>-0.03294565</text:p>
          </table:table-cell>
          <table:table-cell office:value-type="float" office:value="-0.01901761" calcext:value-type="float">
            <text:p>-0.01901761</text:p>
          </table:table-cell>
          <table:table-cell office:value-type="float" office:value="-0.01830265" calcext:value-type="float">
            <text:p>-0.01830265</text:p>
          </table:table-cell>
          <table:table-cell office:value-type="float" office:value="-0.01766829" calcext:value-type="float">
            <text:p>-0.01766829</text:p>
          </table:table-cell>
          <table:table-cell office:value-type="float" office:value="-0.01712035" calcext:value-type="float">
            <text:p>-0.01712035</text:p>
          </table:table-cell>
          <table:table-cell office:value-type="float" office:value="-0.01650423" calcext:value-type="float">
            <text:p>-0.01650423</text:p>
          </table:table-cell>
          <table:table-cell office:value-type="float" office:value="-0.01522597" calcext:value-type="float">
            <text:p>-0.01522597</text:p>
          </table:table-cell>
          <table:table-cell office:value-type="float" office:value="-0.008280746" calcext:value-type="float">
            <text:p>-0.008280746</text:p>
          </table:table-cell>
          <table:table-cell office:value-type="float" office:value="-0.005734061" calcext:value-type="float">
            <text:p>-0.005734061</text:p>
          </table:table-cell>
          <table:table-cell office:value-type="float" office:value="346.3094" calcext:value-type="float">
            <text:p>346.3094</text:p>
          </table:table-cell>
          <table:table-cell office:value-type="float" office:value="0" calcext:value-type="float">
            <text:p>0</text:p>
          </table:table-cell>
          <table:table-cell office:value-type="float" office:value="-0.8439351" calcext:value-type="float">
            <text:p>-0.8439351</text:p>
          </table:table-cell>
          <table:table-cell office:value-type="float" office:value="0.0004695443" calcext:value-type="float">
            <text:p>0.000469544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007785275" calcext:value-type="float">
            <text:p>7.785275E-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9" calcext:value-type="float">
            <text:p>18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-1.590324" calcext:value-type="float">
            <text:p>-1.590324</text:p>
          </table:table-cell>
          <table:table-cell office:value-type="float" office:value="0" calcext:value-type="float">
            <text:p>0</text:p>
          </table:table-cell>
          <table:table-cell office:value-type="float" office:value="1349.626" calcext:value-type="float">
            <text:p>1349.626</text:p>
          </table:table-cell>
          <table:table-cell office:value-type="float" office:value="32.18572" calcext:value-type="float">
            <text:p>32.18572</text:p>
          </table:table-cell>
          <table:table-cell office:value-type="float" office:value="452.1465" calcext:value-type="float">
            <text:p>452.1465</text:p>
          </table:table-cell>
          <table:table-cell office:value-type="float" office:value="0.2003441" calcext:value-type="float">
            <text:p>0.2003441</text:p>
          </table:table-cell>
          <table:table-cell office:value-type="float" office:value="0.2787545" calcext:value-type="float">
            <text:p>0.2787545</text:p>
          </table:table-cell>
          <table:table-cell office:value-type="float" office:value="0.2997406" calcext:value-type="float">
            <text:p>0.2997406</text:p>
          </table:table-cell>
          <table:table-cell office:value-type="float" office:value="0.3014602" calcext:value-type="float">
            <text:p>0.3014602</text:p>
          </table:table-cell>
          <table:table-cell office:value-type="float" office:value="0.30304" calcext:value-type="float">
            <text:p>0.30304</text:p>
          </table:table-cell>
          <table:table-cell office:value-type="float" office:value="0.3044577" calcext:value-type="float">
            <text:p>0.3044577</text:p>
          </table:table-cell>
          <table:table-cell office:value-type="float" office:value="0.3509377" calcext:value-type="float">
            <text:p>0.3509377</text:p>
          </table:table-cell>
          <table:table-cell office:value-type="float" office:value="0.356856" calcext:value-type="float">
            <text:p>0.356856</text:p>
          </table:table-cell>
          <table:table-cell office:value-type="float" office:value="0.3798301" calcext:value-type="float">
            <text:p>0.3798301</text:p>
          </table:table-cell>
          <table:table-cell office:value-type="float" office:value="0.3946567" calcext:value-type="float">
            <text:p>0.3946567</text:p>
          </table:table-cell>
          <table:table-cell office:value-type="float" office:value="0.4124962" calcext:value-type="float">
            <text:p>0.412496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0402" calcext:value-type="float">
            <text:p>0.3060402</text:p>
          </table:table-cell>
          <table:table-cell office:value-type="float" office:value="0.2279309" calcext:value-type="float">
            <text:p>0.2279309</text:p>
          </table:table-cell>
          <table:table-cell office:value-type="float" office:value="9.213624E-016" calcext:value-type="float">
            <text:p>9.213624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407786" calcext:value-type="float">
            <text:p>-0.2407786</text:p>
          </table:table-cell>
          <table:table-cell office:value-type="float" office:value="-0.03176854" calcext:value-type="float">
            <text:p>-0.03176854</text:p>
          </table:table-cell>
          <table:table-cell office:value-type="float" office:value="-0.01917833" calcext:value-type="float">
            <text:p>-0.01917833</text:p>
          </table:table-cell>
          <table:table-cell office:value-type="float" office:value="-0.01843851" calcext:value-type="float">
            <text:p>-0.01843851</text:p>
          </table:table-cell>
          <table:table-cell office:value-type="float" office:value="-0.01778556" calcext:value-type="float">
            <text:p>-0.01778556</text:p>
          </table:table-cell>
          <table:table-cell office:value-type="float" office:value="-0.0172167" calcext:value-type="float">
            <text:p>-0.0172167</text:p>
          </table:table-cell>
          <table:table-cell office:value-type="float" office:value="-0.01655611" calcext:value-type="float">
            <text:p>-0.01655611</text:p>
          </table:table-cell>
          <table:table-cell office:value-type="float" office:value="-0.0155635" calcext:value-type="float">
            <text:p>-0.0155635</text:p>
          </table:table-cell>
          <table:table-cell office:value-type="float" office:value="-0.00856526" calcext:value-type="float">
            <text:p>-0.00856526</text:p>
          </table:table-cell>
          <table:table-cell office:value-type="float" office:value="-0.005942972" calcext:value-type="float">
            <text:p>-0.005942972</text:p>
          </table:table-cell>
          <table:table-cell office:value-type="float" office:value="354.1094" calcext:value-type="float">
            <text:p>354.1094</text:p>
          </table:table-cell>
          <table:table-cell office:value-type="float" office:value="0" calcext:value-type="float">
            <text:p>0</text:p>
          </table:table-cell>
          <table:table-cell office:value-type="float" office:value="-0.6934586" calcext:value-type="float">
            <text:p>-0.6934586</text:p>
          </table:table-cell>
          <table:table-cell office:value-type="float" office:value="0.0004647033" calcext:value-type="float">
            <text:p>0.000464703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8671486" calcext:value-type="float">
            <text:p>8.671486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9" calcext:value-type="float">
            <text:p>19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-1.421813" calcext:value-type="float">
            <text:p>-1.421813</text:p>
          </table:table-cell>
          <table:table-cell office:value-type="float" office:value="0" calcext:value-type="float">
            <text:p>0</text:p>
          </table:table-cell>
          <table:table-cell office:value-type="float" office:value="1348.326" calcext:value-type="float">
            <text:p>1348.326</text:p>
          </table:table-cell>
          <table:table-cell office:value-type="float" office:value="33.3172" calcext:value-type="float">
            <text:p>33.3172</text:p>
          </table:table-cell>
          <table:table-cell office:value-type="float" office:value="449.832" calcext:value-type="float">
            <text:p>449.832</text:p>
          </table:table-cell>
          <table:table-cell office:value-type="float" office:value="0.2037778" calcext:value-type="float">
            <text:p>0.2037778</text:p>
          </table:table-cell>
          <table:table-cell office:value-type="float" office:value="0.2821416" calcext:value-type="float">
            <text:p>0.2821416</text:p>
          </table:table-cell>
          <table:table-cell office:value-type="float" office:value="0.2993496" calcext:value-type="float">
            <text:p>0.2993496</text:p>
          </table:table-cell>
          <table:table-cell office:value-type="float" office:value="0.3011139" calcext:value-type="float">
            <text:p>0.3011139</text:p>
          </table:table-cell>
          <table:table-cell office:value-type="float" office:value="0.302727" calcext:value-type="float">
            <text:p>0.302727</text:p>
          </table:table-cell>
          <table:table-cell office:value-type="float" office:value="0.3041829" calcext:value-type="float">
            <text:p>0.3041829</text:p>
          </table:table-cell>
          <table:table-cell office:value-type="float" office:value="0.3507194" calcext:value-type="float">
            <text:p>0.3507194</text:p>
          </table:table-cell>
          <table:table-cell office:value-type="float" office:value="0.3565865" calcext:value-type="float">
            <text:p>0.3565865</text:p>
          </table:table-cell>
          <table:table-cell office:value-type="float" office:value="0.3786903" calcext:value-type="float">
            <text:p>0.3786903</text:p>
          </table:table-cell>
          <table:table-cell office:value-type="float" office:value="0.3932951" calcext:value-type="float">
            <text:p>0.3932951</text:p>
          </table:table-cell>
          <table:table-cell office:value-type="float" office:value="0.412545" calcext:value-type="float">
            <text:p>0.41254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6001" calcext:value-type="float">
            <text:p>0.3026001</text:p>
          </table:table-cell>
          <table:table-cell office:value-type="float" office:value="0.2245397" calcext:value-type="float">
            <text:p>0.2245397</text:p>
          </table:table-cell>
          <table:table-cell office:value-type="float" office:value="9.213595E-016" calcext:value-type="float">
            <text:p>9.213595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167109" calcext:value-type="float">
            <text:p>-0.2167109</text:p>
          </table:table-cell>
          <table:table-cell office:value-type="float" office:value="-0.0292138" calcext:value-type="float">
            <text:p>-0.0292138</text:p>
          </table:table-cell>
          <table:table-cell office:value-type="float" office:value="-0.01935274" calcext:value-type="float">
            <text:p>-0.01935274</text:p>
          </table:table-cell>
          <table:table-cell office:value-type="float" office:value="-0.01858602" calcext:value-type="float">
            <text:p>-0.01858602</text:p>
          </table:table-cell>
          <table:table-cell office:value-type="float" office:value="-0.01791329" calcext:value-type="float">
            <text:p>-0.01791329</text:p>
          </table:table-cell>
          <table:table-cell office:value-type="float" office:value="-0.01732474" calcext:value-type="float">
            <text:p>-0.01732474</text:p>
          </table:table-cell>
          <table:table-cell office:value-type="float" office:value="-0.01665573" calcext:value-type="float">
            <text:p>-0.01665573</text:p>
          </table:table-cell>
          <table:table-cell office:value-type="float" office:value="-0.01568055" calcext:value-type="float">
            <text:p>-0.01568055</text:p>
          </table:table-cell>
          <table:table-cell office:value-type="float" office:value="-0.008816279" calcext:value-type="float">
            <text:p>-0.008816279</text:p>
          </table:table-cell>
          <table:table-cell office:value-type="float" office:value="-0.006143487" calcext:value-type="float">
            <text:p>-0.006143487</text:p>
          </table:table-cell>
          <table:table-cell office:value-type="float" office:value="361.761" calcext:value-type="float">
            <text:p>361.761</text:p>
          </table:table-cell>
          <table:table-cell office:value-type="float" office:value="0" calcext:value-type="float">
            <text:p>0</text:p>
          </table:table-cell>
          <table:table-cell office:value-type="float" office:value="-0.5924629" calcext:value-type="float">
            <text:p>-0.5924629</text:p>
          </table:table-cell>
          <table:table-cell office:value-type="float" office:value="0.0004574563" calcext:value-type="float">
            <text:p>0.000457456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05230686" calcext:value-type="float">
            <text:p>5.230686E-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9" calcext:value-type="float">
            <text:p>20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-1.287319" calcext:value-type="float">
            <text:p>-1.287319</text:p>
          </table:table-cell>
          <table:table-cell office:value-type="float" office:value="0" calcext:value-type="float">
            <text:p>0</text:p>
          </table:table-cell>
          <table:table-cell office:value-type="float" office:value="1347.255" calcext:value-type="float">
            <text:p>1347.255</text:p>
          </table:table-cell>
          <table:table-cell office:value-type="float" office:value="34.25376" calcext:value-type="float">
            <text:p>34.25376</text:p>
          </table:table-cell>
          <table:table-cell office:value-type="float" office:value="447.8467" calcext:value-type="float">
            <text:p>447.8467</text:p>
          </table:table-cell>
          <table:table-cell office:value-type="float" office:value="0.2012865" calcext:value-type="float">
            <text:p>0.2012865</text:p>
          </table:table-cell>
          <table:table-cell office:value-type="float" office:value="0.2840128" calcext:value-type="float">
            <text:p>0.2840128</text:p>
          </table:table-cell>
          <table:table-cell office:value-type="float" office:value="0.2990474" calcext:value-type="float">
            <text:p>0.2990474</text:p>
          </table:table-cell>
          <table:table-cell office:value-type="float" office:value="0.3007924" calcext:value-type="float">
            <text:p>0.3007924</text:p>
          </table:table-cell>
          <table:table-cell office:value-type="float" office:value="0.3024012" calcext:value-type="float">
            <text:p>0.3024012</text:p>
          </table:table-cell>
          <table:table-cell office:value-type="float" office:value="0.3038832" calcext:value-type="float">
            <text:p>0.3038832</text:p>
          </table:table-cell>
          <table:table-cell office:value-type="float" office:value="0.3505175" calcext:value-type="float">
            <text:p>0.3505175</text:p>
          </table:table-cell>
          <table:table-cell office:value-type="float" office:value="0.3565864" calcext:value-type="float">
            <text:p>0.3565864</text:p>
          </table:table-cell>
          <table:table-cell office:value-type="float" office:value="0.3778214" calcext:value-type="float">
            <text:p>0.3778214</text:p>
          </table:table-cell>
          <table:table-cell office:value-type="float" office:value="0.3921954" calcext:value-type="float">
            <text:p>0.3921954</text:p>
          </table:table-cell>
          <table:table-cell office:value-type="float" office:value="0.4124485" calcext:value-type="float">
            <text:p>0.412448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1031" calcext:value-type="float">
            <text:p>0.3051031</text:p>
          </table:table-cell>
          <table:table-cell office:value-type="float" office:value="0.2226786" calcext:value-type="float">
            <text:p>0.2226786</text:p>
          </table:table-cell>
          <table:table-cell office:value-type="float" office:value="9.213561E-016" calcext:value-type="float">
            <text:p>9.21356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332531" calcext:value-type="float">
            <text:p>-0.2332531</text:p>
          </table:table-cell>
          <table:table-cell office:value-type="float" office:value="-0.02788335" calcext:value-type="float">
            <text:p>-0.02788335</text:p>
          </table:table-cell>
          <table:table-cell office:value-type="float" office:value="-0.01948955" calcext:value-type="float">
            <text:p>-0.01948955</text:p>
          </table:table-cell>
          <table:table-cell office:value-type="float" office:value="-0.018725" calcext:value-type="float">
            <text:p>-0.018725</text:p>
          </table:table-cell>
          <table:table-cell office:value-type="float" office:value="-0.01804773" calcext:value-type="float">
            <text:p>-0.01804773</text:p>
          </table:table-cell>
          <table:table-cell office:value-type="float" office:value="-0.01744357" calcext:value-type="float">
            <text:p>-0.01744357</text:p>
          </table:table-cell>
          <table:table-cell office:value-type="float" office:value="-0.01674835" calcext:value-type="float">
            <text:p>-0.01674835</text:p>
          </table:table-cell>
          <table:table-cell office:value-type="float" office:value="-0.01568069" calcext:value-type="float">
            <text:p>-0.01568069</text:p>
          </table:table-cell>
          <table:table-cell office:value-type="float" office:value="-0.009013275" calcext:value-type="float">
            <text:p>-0.009013275</text:p>
          </table:table-cell>
          <table:table-cell office:value-type="float" office:value="-0.006310717" calcext:value-type="float">
            <text:p>-0.006310717</text:p>
          </table:table-cell>
          <table:table-cell office:value-type="float" office:value="369.2811" calcext:value-type="float">
            <text:p>369.2811</text:p>
          </table:table-cell>
          <table:table-cell office:value-type="float" office:value="0" calcext:value-type="float">
            <text:p>0</text:p>
          </table:table-cell>
          <table:table-cell office:value-type="float" office:value="-0.7045727" calcext:value-type="float">
            <text:p>-0.7045727</text:p>
          </table:table-cell>
          <table:table-cell office:value-type="float" office:value="0.0004564182" calcext:value-type="float">
            <text:p>0.0004564182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02503657" calcext:value-type="float">
            <text:p>-2.503657E-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9" calcext:value-type="float">
            <text:p>21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-0.9342094" calcext:value-type="float">
            <text:p>-0.9342094</text:p>
          </table:table-cell>
          <table:table-cell office:value-type="float" office:value="0" calcext:value-type="float">
            <text:p>0</text:p>
          </table:table-cell>
          <table:table-cell office:value-type="float" office:value="1347.443" calcext:value-type="float">
            <text:p>1347.443</text:p>
          </table:table-cell>
          <table:table-cell office:value-type="float" office:value="33.71353" calcext:value-type="float">
            <text:p>33.71353</text:p>
          </table:table-cell>
          <table:table-cell office:value-type="float" office:value="445.4264" calcext:value-type="float">
            <text:p>445.4264</text:p>
          </table:table-cell>
          <table:table-cell office:value-type="float" office:value="0.1963633" calcext:value-type="float">
            <text:p>0.1963633</text:p>
          </table:table-cell>
          <table:table-cell office:value-type="float" office:value="0.2831391" calcext:value-type="float">
            <text:p>0.2831391</text:p>
          </table:table-cell>
          <table:table-cell office:value-type="float" office:value="0.2988447" calcext:value-type="float">
            <text:p>0.2988447</text:p>
          </table:table-cell>
          <table:table-cell office:value-type="float" office:value="0.300557" calcext:value-type="float">
            <text:p>0.300557</text:p>
          </table:table-cell>
          <table:table-cell office:value-type="float" office:value="0.3021342" calcext:value-type="float">
            <text:p>0.3021342</text:p>
          </table:table-cell>
          <table:table-cell office:value-type="float" office:value="0.3036068" calcext:value-type="float">
            <text:p>0.3036068</text:p>
          </table:table-cell>
          <table:table-cell office:value-type="float" office:value="0.3503301" calcext:value-type="float">
            <text:p>0.3503301</text:p>
          </table:table-cell>
          <table:table-cell office:value-type="float" office:value="0.3568197" calcext:value-type="float">
            <text:p>0.3568197</text:p>
          </table:table-cell>
          <table:table-cell office:value-type="float" office:value="0.3785474" calcext:value-type="float">
            <text:p>0.3785474</text:p>
          </table:table-cell>
          <table:table-cell office:value-type="float" office:value="0.3929942" calcext:value-type="float">
            <text:p>0.3929942</text:p>
          </table:table-cell>
          <table:table-cell office:value-type="float" office:value="0.4123333" calcext:value-type="float">
            <text:p>0.4123333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0344" calcext:value-type="float">
            <text:p>0.3100344</text:p>
          </table:table-cell>
          <table:table-cell office:value-type="float" office:value="0.2235604" calcext:value-type="float">
            <text:p>0.2235604</text:p>
          </table:table-cell>
          <table:table-cell office:value-type="float" office:value="9.213533E-016" calcext:value-type="float">
            <text:p>9.213533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71258" calcext:value-type="float">
            <text:p>-0.271258</text:p>
          </table:table-cell>
          <table:table-cell office:value-type="float" office:value="-0.02846504" calcext:value-type="float">
            <text:p>-0.02846504</text:p>
          </table:table-cell>
          <table:table-cell office:value-type="float" office:value="-0.01958243" calcext:value-type="float">
            <text:p>-0.01958243</text:p>
          </table:table-cell>
          <table:table-cell office:value-type="float" office:value="-0.01882694" calcext:value-type="float">
            <text:p>-0.01882694</text:p>
          </table:table-cell>
          <table:table-cell office:value-type="float" office:value="-0.01815881" calcext:value-type="float">
            <text:p>-0.01815881</text:p>
          </table:table-cell>
          <table:table-cell office:value-type="float" office:value="-0.01755419" calcext:value-type="float">
            <text:p>-0.01755419</text:p>
          </table:table-cell>
          <table:table-cell office:value-type="float" office:value="-0.0168351" calcext:value-type="float">
            <text:p>-0.0168351</text:p>
          </table:table-cell>
          <table:table-cell office:value-type="float" office:value="-0.01558564" calcext:value-type="float">
            <text:p>-0.01558564</text:p>
          </table:table-cell>
          <table:table-cell office:value-type="float" office:value="-0.008858765" calcext:value-type="float">
            <text:p>-0.008858765</text:p>
          </table:table-cell>
          <table:table-cell office:value-type="float" office:value="-0.00619751" calcext:value-type="float">
            <text:p>-0.00619751</text:p>
          </table:table-cell>
          <table:table-cell office:value-type="float" office:value="375.3708" calcext:value-type="float">
            <text:p>375.3708</text:p>
          </table:table-cell>
          <table:table-cell office:value-type="float" office:value="0" calcext:value-type="float">
            <text:p>0</text:p>
          </table:table-cell>
          <table:table-cell office:value-type="float" office:value="-0.855349" calcext:value-type="float">
            <text:p>-0.855349</text:p>
          </table:table-cell>
          <table:table-cell office:value-type="float" office:value="0.0004606629" calcext:value-type="float">
            <text:p>0.0004606629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07318158" calcext:value-type="float">
            <text:p>-7.318158E-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9" calcext:value-type="float">
            <text:p>22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-0.6063492" calcext:value-type="float">
            <text:p>-0.6063492</text:p>
          </table:table-cell>
          <table:table-cell office:value-type="float" office:value="0" calcext:value-type="float">
            <text:p>0</text:p>
          </table:table-cell>
          <table:table-cell office:value-type="float" office:value="1348.418" calcext:value-type="float">
            <text:p>1348.418</text:p>
          </table:table-cell>
          <table:table-cell office:value-type="float" office:value="32.41126" calcext:value-type="float">
            <text:p>32.41126</text:p>
          </table:table-cell>
          <table:table-cell office:value-type="float" office:value="443.2868" calcext:value-type="float">
            <text:p>443.2868</text:p>
          </table:table-cell>
          <table:table-cell office:value-type="float" office:value="0.1877275" calcext:value-type="float">
            <text:p>0.1877275</text:p>
          </table:table-cell>
          <table:table-cell office:value-type="float" office:value="0.2776683" calcext:value-type="float">
            <text:p>0.2776683</text:p>
          </table:table-cell>
          <table:table-cell office:value-type="float" office:value="0.2988505" calcext:value-type="float">
            <text:p>0.2988505</text:p>
          </table:table-cell>
          <table:table-cell office:value-type="float" office:value="0.3004125" calcext:value-type="float">
            <text:p>0.3004125</text:p>
          </table:table-cell>
          <table:table-cell office:value-type="float" office:value="0.3019247" calcext:value-type="float">
            <text:p>0.3019247</text:p>
          </table:table-cell>
          <table:table-cell office:value-type="float" office:value="0.3033858" calcext:value-type="float">
            <text:p>0.3033858</text:p>
          </table:table-cell>
          <table:table-cell office:value-type="float" office:value="0.3502101" calcext:value-type="float">
            <text:p>0.3502101</text:p>
          </table:table-cell>
          <table:table-cell office:value-type="float" office:value="0.3568583" calcext:value-type="float">
            <text:p>0.3568583</text:p>
          </table:table-cell>
          <table:table-cell office:value-type="float" office:value="0.3799192" calcext:value-type="float">
            <text:p>0.3799192</text:p>
          </table:table-cell>
          <table:table-cell office:value-type="float" office:value="0.3947726" calcext:value-type="float">
            <text:p>0.3947726</text:p>
          </table:table-cell>
          <table:table-cell office:value-type="float" office:value="0.4124101" calcext:value-type="float">
            <text:p>0.4124101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6791" calcext:value-type="float">
            <text:p>0.3186791</text:p>
          </table:table-cell>
          <table:table-cell office:value-type="float" office:value="0.2290429" calcext:value-type="float">
            <text:p>0.2290429</text:p>
          </table:table-cell>
          <table:table-cell office:value-type="float" office:value="9.213501E-016" calcext:value-type="float">
            <text:p>9.21350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3565536" calcext:value-type="float">
            <text:p>-0.3565536</text:p>
          </table:table-cell>
          <table:table-cell office:value-type="float" office:value="-0.03254047" calcext:value-type="float">
            <text:p>-0.03254047</text:p>
          </table:table-cell>
          <table:table-cell office:value-type="float" office:value="-0.01958029" calcext:value-type="float">
            <text:p>-0.01958029</text:p>
          </table:table-cell>
          <table:table-cell office:value-type="float" office:value="-0.01889047" calcext:value-type="float">
            <text:p>-0.01889047</text:p>
          </table:table-cell>
          <table:table-cell office:value-type="float" office:value="-0.0182467" calcext:value-type="float">
            <text:p>-0.0182467</text:p>
          </table:table-cell>
          <table:table-cell office:value-type="float" office:value="-0.01764337" calcext:value-type="float">
            <text:p>-0.01764337</text:p>
          </table:table-cell>
          <table:table-cell office:value-type="float" office:value="-0.01689084" calcext:value-type="float">
            <text:p>-0.01689084</text:p>
          </table:table-cell>
          <table:table-cell office:value-type="float" office:value="-0.01556233" calcext:value-type="float">
            <text:p>-0.01556233</text:p>
          </table:table-cell>
          <table:table-cell office:value-type="float" office:value="-0.008545944" calcext:value-type="float">
            <text:p>-0.008545944</text:p>
          </table:table-cell>
          <table:table-cell office:value-type="float" office:value="-0.005926239" calcext:value-type="float">
            <text:p>-0.005926239</text:p>
          </table:table-cell>
          <table:table-cell office:value-type="float" office:value="380.5674" calcext:value-type="float">
            <text:p>380.5674</text:p>
          </table:table-cell>
          <table:table-cell office:value-type="float" office:value="0" calcext:value-type="float">
            <text:p>0</text:p>
          </table:table-cell>
          <table:table-cell office:value-type="float" office:value="-1.09313" calcext:value-type="float">
            <text:p>-1.09313</text:p>
          </table:table-cell>
          <table:table-cell office:value-type="float" office:value="0.0004735077" calcext:value-type="float">
            <text:p>0.0004735077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191736" calcext:value-type="float">
            <text:p>-1.91736E-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9" calcext:value-type="float">
            <text:p>23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-0.2252401" calcext:value-type="float">
            <text:p>-0.2252401</text:p>
          </table:table-cell>
          <table:table-cell office:value-type="float" office:value="0" calcext:value-type="float">
            <text:p>0</text:p>
          </table:table-cell>
          <table:table-cell office:value-type="float" office:value="1346.931" calcext:value-type="float">
            <text:p>1346.931</text:p>
          </table:table-cell>
          <table:table-cell office:value-type="float" office:value="33.51728" calcext:value-type="float">
            <text:p>33.51728</text:p>
          </table:table-cell>
          <table:table-cell office:value-type="float" office:value="441.043" calcext:value-type="float">
            <text:p>441.043</text:p>
          </table:table-cell>
          <table:table-cell office:value-type="float" office:value="0.1781748" calcext:value-type="float">
            <text:p>0.1781748</text:p>
          </table:table-cell>
          <table:table-cell office:value-type="float" office:value="0.2648863" calcext:value-type="float">
            <text:p>0.2648863</text:p>
          </table:table-cell>
          <table:table-cell office:value-type="float" office:value="0.2990424" calcext:value-type="float">
            <text:p>0.2990424</text:p>
          </table:table-cell>
          <table:table-cell office:value-type="float" office:value="0.3004098" calcext:value-type="float">
            <text:p>0.3004098</text:p>
          </table:table-cell>
          <table:table-cell office:value-type="float" office:value="0.3018141" calcext:value-type="float">
            <text:p>0.3018141</text:p>
          </table:table-cell>
          <table:table-cell office:value-type="float" office:value="0.3032186" calcext:value-type="float">
            <text:p>0.3032186</text:p>
          </table:table-cell>
          <table:table-cell office:value-type="float" office:value="0.3500297" calcext:value-type="float">
            <text:p>0.3500297</text:p>
          </table:table-cell>
          <table:table-cell office:value-type="float" office:value="0.3565853" calcext:value-type="float">
            <text:p>0.3565853</text:p>
          </table:table-cell>
          <table:table-cell office:value-type="float" office:value="0.3787591" calcext:value-type="float">
            <text:p>0.3787591</text:p>
          </table:table-cell>
          <table:table-cell office:value-type="float" office:value="0.3933848" calcext:value-type="float">
            <text:p>0.3933848</text:p>
          </table:table-cell>
          <table:table-cell office:value-type="float" office:value="0.4124505" calcext:value-type="float">
            <text:p>0.412450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2451" calcext:value-type="float">
            <text:p>0.3282451</text:p>
          </table:table-cell>
          <table:table-cell office:value-type="float" office:value="0.2418397" calcext:value-type="float">
            <text:p>0.2418397</text:p>
          </table:table-cell>
          <table:table-cell office:value-type="float" office:value="9.213472E-016" calcext:value-type="float">
            <text:p>9.213472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4912377" calcext:value-type="float">
            <text:p>-0.4912377</text:p>
          </table:table-cell>
          <table:table-cell office:value-type="float" office:value="-0.04340409" calcext:value-type="float">
            <text:p>-0.04340409</text:p>
          </table:table-cell>
          <table:table-cell office:value-type="float" office:value="-0.01949382" calcext:value-type="float">
            <text:p>-0.01949382</text:p>
          </table:table-cell>
          <table:table-cell office:value-type="float" office:value="-0.01889221" calcext:value-type="float">
            <text:p>-0.01889221</text:p>
          </table:table-cell>
          <table:table-cell office:value-type="float" office:value="-0.01829359" calcext:value-type="float">
            <text:p>-0.01829359</text:p>
          </table:table-cell>
          <table:table-cell office:value-type="float" office:value="-0.01771116" calcext:value-type="float">
            <text:p>-0.01771116</text:p>
          </table:table-cell>
          <table:table-cell office:value-type="float" office:value="-0.01697486" calcext:value-type="float">
            <text:p>-0.01697486</text:p>
          </table:table-cell>
          <table:table-cell office:value-type="float" office:value="-0.01568082" calcext:value-type="float">
            <text:p>-0.01568082</text:p>
          </table:table-cell>
          <table:table-cell office:value-type="float" office:value="-0.008800915" calcext:value-type="float">
            <text:p>-0.008800915</text:p>
          </table:table-cell>
          <table:table-cell office:value-type="float" office:value="-0.006130064" calcext:value-type="float">
            <text:p>-0.006130064</text:p>
          </table:table-cell>
          <table:table-cell office:value-type="float" office:value="388.2152" calcext:value-type="float">
            <text:p>388.2152</text:p>
          </table:table-cell>
          <table:table-cell office:value-type="float" office:value="0" calcext:value-type="float">
            <text:p>0</text:p>
          </table:table-cell>
          <table:table-cell office:value-type="float" office:value="-1.447236" calcext:value-type="float">
            <text:p>-1.447236</text:p>
          </table:table-cell>
          <table:table-cell office:value-type="float" office:value="0.0004954445" calcext:value-type="float">
            <text:p>0.0004954445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2502129" calcext:value-type="float">
            <text:p>-2.502129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9" calcext:value-type="float">
            <text:p>24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0.1147259" calcext:value-type="float">
            <text:p>0.1147259</text:p>
          </table:table-cell>
          <table:table-cell office:value-type="float" office:value="0" calcext:value-type="float">
            <text:p>0</text:p>
          </table:table-cell>
          <table:table-cell office:value-type="float" office:value="1346.445" calcext:value-type="float">
            <text:p>1346.445</text:p>
          </table:table-cell>
          <table:table-cell office:value-type="float" office:value="33.66281" calcext:value-type="float">
            <text:p>33.66281</text:p>
          </table:table-cell>
          <table:table-cell office:value-type="float" office:value="438.934" calcext:value-type="float">
            <text:p>438.934</text:p>
          </table:table-cell>
          <table:table-cell office:value-type="float" office:value="0.1733523" calcext:value-type="float">
            <text:p>0.1733523</text:p>
          </table:table-cell>
          <table:table-cell office:value-type="float" office:value="0.2469952" calcext:value-type="float">
            <text:p>0.2469952</text:p>
          </table:table-cell>
          <table:table-cell office:value-type="float" office:value="0.2992495" calcext:value-type="float">
            <text:p>0.2992495</text:p>
          </table:table-cell>
          <table:table-cell office:value-type="float" office:value="0.3004741" calcext:value-type="float">
            <text:p>0.3004741</text:p>
          </table:table-cell>
          <table:table-cell office:value-type="float" office:value="0.3017802" calcext:value-type="float">
            <text:p>0.3017802</text:p>
          </table:table-cell>
          <table:table-cell office:value-type="float" office:value="0.3031169" calcext:value-type="float">
            <text:p>0.3031169</text:p>
          </table:table-cell>
          <table:table-cell office:value-type="float" office:value="0.3498978" calcext:value-type="float">
            <text:p>0.3498978</text:p>
          </table:table-cell>
          <table:table-cell office:value-type="float" office:value="0.3567153" calcext:value-type="float">
            <text:p>0.3567153</text:p>
          </table:table-cell>
          <table:table-cell office:value-type="float" office:value="0.3786362" calcext:value-type="float">
            <text:p>0.3786362</text:p>
          </table:table-cell>
          <table:table-cell office:value-type="float" office:value="0.393256" calcext:value-type="float">
            <text:p>0.393256</text:p>
          </table:table-cell>
          <table:table-cell office:value-type="float" office:value="0.4123419" calcext:value-type="float">
            <text:p>0.4123419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0725" calcext:value-type="float">
            <text:p>0.3330725</text:p>
          </table:table-cell>
          <table:table-cell office:value-type="float" office:value="0.2597368" calcext:value-type="float">
            <text:p>0.2597368</text:p>
          </table:table-cell>
          <table:table-cell office:value-type="float" office:value="9.213438E-016" calcext:value-type="float">
            <text:p>9.213438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819118" calcext:value-type="float">
            <text:p>-0.5819118</text:p>
          </table:table-cell>
          <table:table-cell office:value-type="float" office:value="-0.06649719" calcext:value-type="float">
            <text:p>-0.06649719</text:p>
          </table:table-cell>
          <table:table-cell office:value-type="float" office:value="-0.01940023" calcext:value-type="float">
            <text:p>-0.01940023</text:p>
          </table:table-cell>
          <table:table-cell office:value-type="float" office:value="-0.01886433" calcext:value-type="float">
            <text:p>-0.01886433</text:p>
          </table:table-cell>
          <table:table-cell office:value-type="float" office:value="-0.01830809" calcext:value-type="float">
            <text:p>-0.01830809</text:p>
          </table:table-cell>
          <table:table-cell office:value-type="float" office:value="-0.01775271" calcext:value-type="float">
            <text:p>-0.01775271</text:p>
          </table:table-cell>
          <table:table-cell office:value-type="float" office:value="-0.01703692" calcext:value-type="float">
            <text:p>-0.01703692</text:p>
          </table:table-cell>
          <table:table-cell office:value-type="float" office:value="-0.01562946" calcext:value-type="float">
            <text:p>-0.01562946</text:p>
          </table:table-cell>
          <table:table-cell office:value-type="float" office:value="-0.008838849" calcext:value-type="float">
            <text:p>-0.008838849</text:p>
          </table:table-cell>
          <table:table-cell office:value-type="float" office:value="-0.006158072" calcext:value-type="float">
            <text:p>-0.006158072</text:p>
          </table:table-cell>
          <table:table-cell office:value-type="float" office:value="394.9748" calcext:value-type="float">
            <text:p>394.9748</text:p>
          </table:table-cell>
          <table:table-cell office:value-type="float" office:value="0" calcext:value-type="float">
            <text:p>0</text:p>
          </table:table-cell>
          <table:table-cell office:value-type="float" office:value="-1.561427" calcext:value-type="float">
            <text:p>-1.561427</text:p>
          </table:table-cell>
          <table:table-cell office:value-type="float" office:value="0.0005199109" calcext:value-type="float">
            <text:p>0.0005199109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2494635" calcext:value-type="float">
            <text:p>-2.494635E-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9" calcext:value-type="float">
            <text:p>25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0.4842716" calcext:value-type="float">
            <text:p>0.4842716</text:p>
          </table:table-cell>
          <table:table-cell office:value-type="float" office:value="0" calcext:value-type="float">
            <text:p>0</text:p>
          </table:table-cell>
          <table:table-cell office:value-type="float" office:value="1346.642" calcext:value-type="float">
            <text:p>1346.642</text:p>
          </table:table-cell>
          <table:table-cell office:value-type="float" office:value="33.09684" calcext:value-type="float">
            <text:p>33.09684</text:p>
          </table:table-cell>
          <table:table-cell office:value-type="float" office:value="436.3602" calcext:value-type="float">
            <text:p>436.3602</text:p>
          </table:table-cell>
          <table:table-cell office:value-type="float" office:value="0.172855" calcext:value-type="float">
            <text:p>0.172855</text:p>
          </table:table-cell>
          <table:table-cell office:value-type="float" office:value="0.2297381" calcext:value-type="float">
            <text:p>0.2297381</text:p>
          </table:table-cell>
          <table:table-cell office:value-type="float" office:value="0.2990316" calcext:value-type="float">
            <text:p>0.2990316</text:p>
          </table:table-cell>
          <table:table-cell office:value-type="float" office:value="0.3004427" calcext:value-type="float">
            <text:p>0.3004427</text:p>
          </table:table-cell>
          <table:table-cell office:value-type="float" office:value="0.3017634" calcext:value-type="float">
            <text:p>0.3017634</text:p>
          </table:table-cell>
          <table:table-cell office:value-type="float" office:value="0.3030751" calcext:value-type="float">
            <text:p>0.3030751</text:p>
          </table:table-cell>
          <table:table-cell office:value-type="float" office:value="0.3498362" calcext:value-type="float">
            <text:p>0.3498362</text:p>
          </table:table-cell>
          <table:table-cell office:value-type="float" office:value="0.3565841" calcext:value-type="float">
            <text:p>0.3565841</text:p>
          </table:table-cell>
          <table:table-cell office:value-type="float" office:value="0.379234" calcext:value-type="float">
            <text:p>0.379234</text:p>
          </table:table-cell>
          <table:table-cell office:value-type="float" office:value="0.3940385" calcext:value-type="float">
            <text:p>0.3940385</text:p>
          </table:table-cell>
          <table:table-cell office:value-type="float" office:value="0.4124044" calcext:value-type="float">
            <text:p>0.4124044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5682" calcext:value-type="float">
            <text:p>0.3335682</text:p>
          </table:table-cell>
          <table:table-cell office:value-type="float" office:value="0.2769891" calcext:value-type="float">
            <text:p>0.2769891</text:p>
          </table:table-cell>
          <table:table-cell office:value-type="float" office:value="0.0004343014" calcext:value-type="float">
            <text:p>0.0004343014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9328" calcext:value-type="float">
            <text:p>-0.59328</text:p>
          </table:table-cell>
          <table:table-cell office:value-type="float" office:value="-0.1036461" calcext:value-type="float">
            <text:p>-0.1036461</text:p>
          </table:table-cell>
          <table:table-cell office:value-type="float" office:value="-0.0194956" calcext:value-type="float">
            <text:p>-0.0194956</text:p>
          </table:table-cell>
          <table:table-cell office:value-type="float" office:value="-0.0188769" calcext:value-type="float">
            <text:p>-0.0188769</text:p>
          </table:table-cell>
          <table:table-cell office:value-type="float" office:value="-0.01831489" calcext:value-type="float">
            <text:p>-0.01831489</text:p>
          </table:table-cell>
          <table:table-cell office:value-type="float" office:value="-0.01776977" calcext:value-type="float">
            <text:p>-0.01776977</text:p>
          </table:table-cell>
          <table:table-cell office:value-type="float" office:value="-0.01706592" calcext:value-type="float">
            <text:p>-0.01706592</text:p>
          </table:table-cell>
          <table:table-cell office:value-type="float" office:value="-0.01568134" calcext:value-type="float">
            <text:p>-0.01568134</text:p>
          </table:table-cell>
          <table:table-cell office:value-type="float" office:value="-0.008695478" calcext:value-type="float">
            <text:p>-0.008695478</text:p>
          </table:table-cell>
          <table:table-cell office:value-type="float" office:value="-0.006033012" calcext:value-type="float">
            <text:p>-0.006033012</text:p>
          </table:table-cell>
          <table:table-cell office:value-type="float" office:value="400.9507" calcext:value-type="float">
            <text:p>400.9507</text:p>
          </table:table-cell>
          <table:table-cell office:value-type="float" office:value="0" calcext:value-type="float">
            <text:p>0</text:p>
          </table:table-cell>
          <table:table-cell office:value-type="float" office:value="-1.486154" calcext:value-type="float">
            <text:p>-1.486154</text:p>
          </table:table-cell>
          <table:table-cell office:value-type="float" office:value="0.0005421151" calcext:value-type="float">
            <text:p>0.0005421151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1850422" calcext:value-type="float">
            <text:p>-1.850422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9" calcext:value-type="float">
            <text:p>26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0.8272703" calcext:value-type="float">
            <text:p>0.8272703</text:p>
          </table:table-cell>
          <table:table-cell office:value-type="float" office:value="0" calcext:value-type="float">
            <text:p>0</text:p>
          </table:table-cell>
          <table:table-cell office:value-type="float" office:value="1345.348" calcext:value-type="float">
            <text:p>1345.348</text:p>
          </table:table-cell>
          <table:table-cell office:value-type="float" office:value="34.04839" calcext:value-type="float">
            <text:p>34.04839</text:p>
          </table:table-cell>
          <table:table-cell office:value-type="float" office:value="432.1775" calcext:value-type="float">
            <text:p>432.1775</text:p>
          </table:table-cell>
          <table:table-cell office:value-type="float" office:value="0.1767522" calcext:value-type="float">
            <text:p>0.1767522</text:p>
          </table:table-cell>
          <table:table-cell office:value-type="float" office:value="0.219411" calcext:value-type="float">
            <text:p>0.219411</text:p>
          </table:table-cell>
          <table:table-cell office:value-type="float" office:value="0.2985498" calcext:value-type="float">
            <text:p>0.2985498</text:p>
          </table:table-cell>
          <table:table-cell office:value-type="float" office:value="0.3001827" calcext:value-type="float">
            <text:p>0.3001827</text:p>
          </table:table-cell>
          <table:table-cell office:value-type="float" office:value="0.3016248" calcext:value-type="float">
            <text:p>0.3016248</text:p>
          </table:table-cell>
          <table:table-cell office:value-type="float" office:value="0.3029853" calcext:value-type="float">
            <text:p>0.3029853</text:p>
          </table:table-cell>
          <table:table-cell office:value-type="float" office:value="0.3497627" calcext:value-type="float">
            <text:p>0.3497627</text:p>
          </table:table-cell>
          <table:table-cell office:value-type="float" office:value="0.3565831" calcext:value-type="float">
            <text:p>0.3565831</text:p>
          </table:table-cell>
          <table:table-cell office:value-type="float" office:value="0.3782257" calcext:value-type="float">
            <text:p>0.3782257</text:p>
          </table:table-cell>
          <table:table-cell office:value-type="float" office:value="0.3928004" calcext:value-type="float">
            <text:p>0.3928004</text:p>
          </table:table-cell>
          <table:table-cell office:value-type="float" office:value="0.4123713" calcext:value-type="float">
            <text:p>0.41237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6708" calcext:value-type="float">
            <text:p>0.3296708</text:p>
          </table:table-cell>
          <table:table-cell office:value-type="float" office:value="0.2873089" calcext:value-type="float">
            <text:p>0.2873089</text:p>
          </table:table-cell>
          <table:table-cell office:value-type="float" office:value="0.001387739" calcext:value-type="float">
            <text:p>0.001387739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188914" calcext:value-type="float">
            <text:p>-0.5188914</text:p>
          </table:table-cell>
          <table:table-cell office:value-type="float" office:value="-0.1376373" calcext:value-type="float">
            <text:p>-0.1376373</text:p>
          </table:table-cell>
          <table:table-cell office:value-type="float" office:value="-0.0197158" calcext:value-type="float">
            <text:p>-0.0197158</text:p>
          </table:table-cell>
          <table:table-cell office:value-type="float" office:value="-0.01898995" calcext:value-type="float">
            <text:p>-0.01898995</text:p>
          </table:table-cell>
          <table:table-cell office:value-type="float" office:value="-0.01837278" calcext:value-type="float">
            <text:p>-0.01837278</text:p>
          </table:table-cell>
          <table:table-cell office:value-type="float" office:value="-0.01780599" calcext:value-type="float">
            <text:p>-0.01780599</text:p>
          </table:table-cell>
          <table:table-cell office:value-type="float" office:value="-0.01710047" calcext:value-type="float">
            <text:p>-0.01710047</text:p>
          </table:table-cell>
          <table:table-cell office:value-type="float" office:value="-0.01568156" calcext:value-type="float">
            <text:p>-0.01568156</text:p>
          </table:table-cell>
          <table:table-cell office:value-type="float" office:value="-0.008920934" calcext:value-type="float">
            <text:p>-0.008920934</text:p>
          </table:table-cell>
          <table:table-cell office:value-type="float" office:value="-0.006218113" calcext:value-type="float">
            <text:p>-0.006218113</text:p>
          </table:table-cell>
          <table:table-cell office:value-type="float" office:value="408.498" calcext:value-type="float">
            <text:p>408.498</text:p>
          </table:table-cell>
          <table:table-cell office:value-type="float" office:value="0" calcext:value-type="float">
            <text:p>0</text:p>
          </table:table-cell>
          <table:table-cell office:value-type="float" office:value="-1.228036" calcext:value-type="float">
            <text:p>-1.228036</text:p>
          </table:table-cell>
          <table:table-cell office:value-type="float" office:value="0.0005543996" calcext:value-type="float">
            <text:p>0.0005543996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01756416" calcext:value-type="float">
            <text:p>-1.756416E-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9" calcext:value-type="float">
            <text:p>27021999</text:p>
          </table:table-cell>
          <table:table-cell office:value-type="float" office:value="123.8991" calcext:value-type="float">
            <text:p>123.8991</text:p>
          </table:table-cell>
          <table:table-cell office:value-type="float" office:value="1.05981" calcext:value-type="float">
            <text:p>1.05981</text:p>
          </table:table-cell>
          <table:table-cell office:value-type="float" office:value="0" calcext:value-type="float">
            <text:p>0</text:p>
          </table:table-cell>
          <table:table-cell office:value-type="float" office:value="1345.67" calcext:value-type="float">
            <text:p>1345.67</text:p>
          </table:table-cell>
          <table:table-cell office:value-type="float" office:value="33.4932" calcext:value-type="float">
            <text:p>33.4932</text:p>
          </table:table-cell>
          <table:table-cell office:value-type="float" office:value="426.9472" calcext:value-type="float">
            <text:p>426.9472</text:p>
          </table:table-cell>
          <table:table-cell office:value-type="float" office:value="0.1900482" calcext:value-type="float">
            <text:p>0.1900482</text:p>
          </table:table-cell>
          <table:table-cell office:value-type="float" office:value="0.2195295" calcext:value-type="float">
            <text:p>0.2195295</text:p>
          </table:table-cell>
          <table:table-cell office:value-type="float" office:value="0.2985854" calcext:value-type="float">
            <text:p>0.2985854</text:p>
          </table:table-cell>
          <table:table-cell office:value-type="float" office:value="0.3000081" calcext:value-type="float">
            <text:p>0.3000081</text:p>
          </table:table-cell>
          <table:table-cell office:value-type="float" office:value="0.301439" calcext:value-type="float">
            <text:p>0.301439</text:p>
          </table:table-cell>
          <table:table-cell office:value-type="float" office:value="0.3028347" calcext:value-type="float">
            <text:p>0.3028347</text:p>
          </table:table-cell>
          <table:table-cell office:value-type="float" office:value="0.3496954" calcext:value-type="float">
            <text:p>0.3496954</text:p>
          </table:table-cell>
          <table:table-cell office:value-type="float" office:value="0.3565846" calcext:value-type="float">
            <text:p>0.3565846</text:p>
          </table:table-cell>
          <table:table-cell office:value-type="float" office:value="0.3788325" calcext:value-type="float">
            <text:p>0.3788325</text:p>
          </table:table-cell>
          <table:table-cell office:value-type="float" office:value="0.3935638" calcext:value-type="float">
            <text:p>0.3935638</text:p>
          </table:table-cell>
          <table:table-cell office:value-type="float" office:value="0.4123991" calcext:value-type="float">
            <text:p>0.41239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3639" calcext:value-type="float">
            <text:p>0.3163639</text:p>
          </table:table-cell>
          <table:table-cell office:value-type="float" office:value="0.2871747" calcext:value-type="float">
            <text:p>0.2871747</text:p>
          </table:table-cell>
          <table:table-cell office:value-type="float" office:value="0.00140679" calcext:value-type="float">
            <text:p>0.00140679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3337767" calcext:value-type="float">
            <text:p>-0.3337767</text:p>
          </table:table-cell>
          <table:table-cell office:value-type="float" office:value="-0.1375873" calcext:value-type="float">
            <text:p>-0.1375873</text:p>
          </table:table-cell>
          <table:table-cell office:value-type="float" office:value="-0.01970323" calcext:value-type="float">
            <text:p>-0.01970323</text:p>
          </table:table-cell>
          <table:table-cell office:value-type="float" office:value="-0.01906819" calcext:value-type="float">
            <text:p>-0.01906819</text:p>
          </table:table-cell>
          <table:table-cell office:value-type="float" office:value="-0.01845177" calcext:value-type="float">
            <text:p>-0.01845177</text:p>
          </table:table-cell>
          <table:table-cell office:value-type="float" office:value="-0.01786745" calcext:value-type="float">
            <text:p>-0.01786745</text:p>
          </table:table-cell>
          <table:table-cell office:value-type="float" office:value="-0.01713221" calcext:value-type="float">
            <text:p>-0.01713221</text:p>
          </table:table-cell>
          <table:table-cell office:value-type="float" office:value="-0.01568159" calcext:value-type="float">
            <text:p>-0.01568159</text:p>
          </table:table-cell>
          <table:table-cell office:value-type="float" office:value="-0.008784458" calcext:value-type="float">
            <text:p>-0.008784458</text:p>
          </table:table-cell>
          <table:table-cell office:value-type="float" office:value="-0.006103196" calcext:value-type="float">
            <text:p>-0.006103196</text:p>
          </table:table-cell>
          <table:table-cell office:value-type="float" office:value="414.5324" calcext:value-type="float">
            <text:p>414.5324</text:p>
          </table:table-cell>
          <table:table-cell office:value-type="float" office:value="0" calcext:value-type="float">
            <text:p>0</text:p>
          </table:table-cell>
          <table:table-cell office:value-type="float" office:value="-0.6768704" calcext:value-type="float">
            <text:p>-0.6768704</text:p>
          </table:table-cell>
          <table:table-cell office:value-type="float" office:value="0.0005430992" calcext:value-type="float">
            <text:p>0.0005430992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419401" calcext:value-type="float">
            <text:p>2.419401E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9" calcext:value-type="float">
            <text:p>28021999</text:p>
          </table:table-cell>
          <table:table-cell office:value-type="float" office:value="131.9991" calcext:value-type="float">
            <text:p>131.9991</text:p>
          </table:table-cell>
          <table:table-cell office:value-type="float" office:value="1.125327" calcext:value-type="float">
            <text:p>1.125327</text:p>
          </table:table-cell>
          <table:table-cell office:value-type="float" office:value="0" calcext:value-type="float">
            <text:p>0</text:p>
          </table:table-cell>
          <table:table-cell office:value-type="float" office:value="1353.301" calcext:value-type="float">
            <text:p>1353.301</text:p>
          </table:table-cell>
          <table:table-cell office:value-type="float" office:value="33.89698" calcext:value-type="float">
            <text:p>33.89698</text:p>
          </table:table-cell>
          <table:table-cell office:value-type="float" office:value="436.3675" calcext:value-type="float">
            <text:p>436.3675</text:p>
          </table:table-cell>
          <table:table-cell office:value-type="float" office:value="0.2056895" calcext:value-type="float">
            <text:p>0.2056895</text:p>
          </table:table-cell>
          <table:table-cell office:value-type="float" office:value="0.226306" calcext:value-type="float">
            <text:p>0.226306</text:p>
          </table:table-cell>
          <table:table-cell office:value-type="float" office:value="0.2990476" calcext:value-type="float">
            <text:p>0.2990476</text:p>
          </table:table-cell>
          <table:table-cell office:value-type="float" office:value="0.3002014" calcext:value-type="float">
            <text:p>0.3002014</text:p>
          </table:table-cell>
          <table:table-cell office:value-type="float" office:value="0.3014311" calcext:value-type="float">
            <text:p>0.3014311</text:p>
          </table:table-cell>
          <table:table-cell office:value-type="float" office:value="0.3027441" calcext:value-type="float">
            <text:p>0.3027441</text:p>
          </table:table-cell>
          <table:table-cell office:value-type="float" office:value="0.3496115" calcext:value-type="float">
            <text:p>0.3496115</text:p>
          </table:table-cell>
          <table:table-cell office:value-type="float" office:value="0.356669" calcext:value-type="float">
            <text:p>0.356669</text:p>
          </table:table-cell>
          <table:table-cell office:value-type="float" office:value="0.378436" calcext:value-type="float">
            <text:p>0.378436</text:p>
          </table:table-cell>
          <table:table-cell office:value-type="float" office:value="0.3930782" calcext:value-type="float">
            <text:p>0.3930782</text:p>
          </table:table-cell>
          <table:table-cell office:value-type="float" office:value="0.4123535" calcext:value-type="float">
            <text:p>0.412353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07176" calcext:value-type="float">
            <text:p>0.3007176</text:p>
          </table:table-cell>
          <table:table-cell office:value-type="float" office:value="0.2803904" calcext:value-type="float">
            <text:p>0.2803904</text:p>
          </table:table-cell>
          <table:table-cell office:value-type="float" office:value="0.000000000209332" calcext:value-type="float">
            <text:p>2.09332E-10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055255" calcext:value-type="float">
            <text:p>-0.2055255</text:p>
          </table:table-cell>
          <table:table-cell office:value-type="float" office:value="-0.1144187" calcext:value-type="float">
            <text:p>-0.1144187</text:p>
          </table:table-cell>
          <table:table-cell office:value-type="float" office:value="-0.01948577" calcext:value-type="float">
            <text:p>-0.01948577</text:p>
          </table:table-cell>
          <table:table-cell office:value-type="float" office:value="-0.01898359" calcext:value-type="float">
            <text:p>-0.01898359</text:p>
          </table:table-cell>
          <table:table-cell office:value-type="float" office:value="-0.01845605" calcext:value-type="float">
            <text:p>-0.01845605</text:p>
          </table:table-cell>
          <table:table-cell office:value-type="float" office:value="-0.01790512" calcext:value-type="float">
            <text:p>-0.01790512</text:p>
          </table:table-cell>
          <table:table-cell office:value-type="float" office:value="-0.01717203" calcext:value-type="float">
            <text:p>-0.01717203</text:p>
          </table:table-cell>
          <table:table-cell office:value-type="float" office:value="-0.01564883" calcext:value-type="float">
            <text:p>-0.01564883</text:p>
          </table:table-cell>
          <table:table-cell office:value-type="float" office:value="-0.00888385" calcext:value-type="float">
            <text:p>-0.00888385</text:p>
          </table:table-cell>
          <table:table-cell office:value-type="float" office:value="-0.006184821" calcext:value-type="float">
            <text:p>-0.006184821</text:p>
          </table:table-cell>
          <table:table-cell office:value-type="float" office:value="421.5471" calcext:value-type="float">
            <text:p>421.5471</text:p>
          </table:table-cell>
          <table:table-cell office:value-type="float" office:value="0" calcext:value-type="float">
            <text:p>0</text:p>
          </table:table-cell>
          <table:table-cell office:value-type="float" office:value="-0.37505" calcext:value-type="float">
            <text:p>-0.37505</text:p>
          </table:table-cell>
          <table:table-cell office:value-type="float" office:value="0.0005161933" calcext:value-type="float">
            <text:p>0.000516193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509332" calcext:value-type="float">
            <text:p>2.509332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149.1992" calcext:value-type="float">
            <text:p>149.1992</text:p>
          </table:table-cell>
          <table:table-cell office:value-type="float" office:value="1.062801" calcext:value-type="float">
            <text:p>1.062801</text:p>
          </table:table-cell>
          <table:table-cell office:value-type="float" office:value="0" calcext:value-type="float">
            <text:p>0</text:p>
          </table:table-cell>
          <table:table-cell office:value-type="float" office:value="1369.538" calcext:value-type="float">
            <text:p>1369.538</text:p>
          </table:table-cell>
          <table:table-cell office:value-type="float" office:value="34.92288" calcext:value-type="float">
            <text:p>34.92288</text:p>
          </table:table-cell>
          <table:table-cell office:value-type="float" office:value="449.4299" calcext:value-type="float">
            <text:p>449.4299</text:p>
          </table:table-cell>
          <table:table-cell office:value-type="float" office:value="0.2192538" calcext:value-type="float">
            <text:p>0.2192538</text:p>
          </table:table-cell>
          <table:table-cell office:value-type="float" office:value="0.2379342" calcext:value-type="float">
            <text:p>0.2379342</text:p>
          </table:table-cell>
          <table:table-cell office:value-type="float" office:value="0.3002227" calcext:value-type="float">
            <text:p>0.3002227</text:p>
          </table:table-cell>
          <table:table-cell office:value-type="float" office:value="0.3061728" calcext:value-type="float">
            <text:p>0.3061728</text:p>
          </table:table-cell>
          <table:table-cell office:value-type="float" office:value="0.3241668" calcext:value-type="float">
            <text:p>0.3241668</text:p>
          </table:table-cell>
          <table:table-cell office:value-type="float" office:value="0.355589" calcext:value-type="float">
            <text:p>0.355589</text:p>
          </table:table-cell>
          <table:table-cell office:value-type="float" office:value="0.4167227" calcext:value-type="float">
            <text:p>0.4167227</text:p>
          </table:table-cell>
          <table:table-cell office:value-type="float" office:value="0.3586677" calcext:value-type="float">
            <text:p>0.3586677</text:p>
          </table:table-cell>
          <table:table-cell office:value-type="float" office:value="0.3783742" calcext:value-type="float">
            <text:p>0.3783742</text:p>
          </table:table-cell>
          <table:table-cell office:value-type="float" office:value="0.3930178" calcext:value-type="float">
            <text:p>0.3930178</text:p>
          </table:table-cell>
          <table:table-cell office:value-type="float" office:value="0.4123784" calcext:value-type="float">
            <text:p>0.412378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8186" calcext:value-type="float">
            <text:p>0.2868186</text:p>
          </table:table-cell>
          <table:table-cell office:value-type="float" office:value="0.2686335" calcext:value-type="float">
            <text:p>0.2686335</text:p>
          </table:table-cell>
          <table:table-cell office:value-type="float" office:value="9.832108E-016" calcext:value-type="float">
            <text:p>9.832108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388894" calcext:value-type="float">
            <text:p>-0.1388894</text:p>
          </table:table-cell>
          <table:table-cell office:value-type="float" office:value="-0.08424627" calcext:value-type="float">
            <text:p>-0.08424627</text:p>
          </table:table-cell>
          <table:table-cell office:value-type="float" office:value="-0.01897887" calcext:value-type="float">
            <text:p>-0.01897887</text:p>
          </table:table-cell>
          <table:table-cell office:value-type="float" office:value="-0.01663975" calcext:value-type="float">
            <text:p>-0.01663975</text:p>
          </table:table-cell>
          <table:table-cell office:value-type="float" office:value="-0.01124968" calcext:value-type="float">
            <text:p>-0.01124968</text:p>
          </table:table-cell>
          <table:table-cell office:value-type="float" office:value="-0.005858392" calcext:value-type="float">
            <text:p>-0.005858392</text:p>
          </table:table-cell>
          <table:table-cell office:value-type="float" office:value="-0.003094097" calcext:value-type="float">
            <text:p>-0.003094097</text:p>
          </table:table-cell>
          <table:table-cell office:value-type="float" office:value="-0.01483963" calcext:value-type="float">
            <text:p>-0.01483963</text:p>
          </table:table-cell>
          <table:table-cell office:value-type="float" office:value="-0.00888735" calcext:value-type="float">
            <text:p>-0.00888735</text:p>
          </table:table-cell>
          <table:table-cell office:value-type="float" office:value="-0.006185181" calcext:value-type="float">
            <text:p>-0.006185181</text:p>
          </table:table-cell>
          <table:table-cell office:value-type="float" office:value="429.0593" calcext:value-type="float">
            <text:p>429.0593</text:p>
          </table:table-cell>
          <table:table-cell office:value-type="float" office:value="0" calcext:value-type="float">
            <text:p>0</text:p>
          </table:table-cell>
          <table:table-cell office:value-type="float" office:value="-0.6346939" calcext:value-type="float">
            <text:p>-0.6346939</text:p>
          </table:table-cell>
          <table:table-cell office:value-type="float" office:value="0.0004981125" calcext:value-type="float">
            <text:p>0.0004981125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503584" calcext:value-type="float">
            <text:p>2.503584E-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9" calcext:value-type="float">
            <text:p>2031999</text:p>
          </table:table-cell>
          <table:table-cell office:value-type="float" office:value="150.8992" calcext:value-type="float">
            <text:p>150.8992</text:p>
          </table:table-cell>
          <table:table-cell office:value-type="float" office:value="1.119325" calcext:value-type="float">
            <text:p>1.119325</text:p>
          </table:table-cell>
          <table:table-cell office:value-type="float" office:value="0" calcext:value-type="float">
            <text:p>0</text:p>
          </table:table-cell>
          <table:table-cell office:value-type="float" office:value="1368.839" calcext:value-type="float">
            <text:p>1368.839</text:p>
          </table:table-cell>
          <table:table-cell office:value-type="float" office:value="37.265" calcext:value-type="float">
            <text:p>37.265</text:p>
          </table:table-cell>
          <table:table-cell office:value-type="float" office:value="452.6822" calcext:value-type="float">
            <text:p>452.6822</text:p>
          </table:table-cell>
          <table:table-cell office:value-type="float" office:value="0.2297388" calcext:value-type="float">
            <text:p>0.2297388</text:p>
          </table:table-cell>
          <table:table-cell office:value-type="float" office:value="0.2509482" calcext:value-type="float">
            <text:p>0.2509482</text:p>
          </table:table-cell>
          <table:table-cell office:value-type="float" office:value="0.3077991" calcext:value-type="float">
            <text:p>0.3077991</text:p>
          </table:table-cell>
          <table:table-cell office:value-type="float" office:value="0.3152483" calcext:value-type="float">
            <text:p>0.3152483</text:p>
          </table:table-cell>
          <table:table-cell office:value-type="float" office:value="0.3235618" calcext:value-type="float">
            <text:p>0.3235618</text:p>
          </table:table-cell>
          <table:table-cell office:value-type="float" office:value="0.3314408" calcext:value-type="float">
            <text:p>0.3314408</text:p>
          </table:table-cell>
          <table:table-cell office:value-type="float" office:value="0.3819176" calcext:value-type="float">
            <text:p>0.3819176</text:p>
          </table:table-cell>
          <table:table-cell office:value-type="float" office:value="0.3607677" calcext:value-type="float">
            <text:p>0.3607677</text:p>
          </table:table-cell>
          <table:table-cell office:value-type="float" office:value="0.3786775" calcext:value-type="float">
            <text:p>0.3786775</text:p>
          </table:table-cell>
          <table:table-cell office:value-type="float" office:value="0.3933139" calcext:value-type="float">
            <text:p>0.3933139</text:p>
          </table:table-cell>
          <table:table-cell office:value-type="float" office:value="0.4123867" calcext:value-type="float">
            <text:p>0.412386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3257" calcext:value-type="float">
            <text:p>0.2763257</text:p>
          </table:table-cell>
          <table:table-cell office:value-type="float" office:value="0.2556097" calcext:value-type="float">
            <text:p>0.2556097</text:p>
          </table:table-cell>
          <table:table-cell office:value-type="float" office:value="9.832075E-016" calcext:value-type="float">
            <text:p>9.832075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043394" calcext:value-type="float">
            <text:p>-0.1043394</text:p>
          </table:table-cell>
          <table:table-cell office:value-type="float" office:value="-0.06084215" calcext:value-type="float">
            <text:p>-0.06084215</text:p>
          </table:table-cell>
          <table:table-cell office:value-type="float" office:value="-0.01595706" calcext:value-type="float">
            <text:p>-0.01595706</text:p>
          </table:table-cell>
          <table:table-cell office:value-type="float" office:value="-0.01350038" calcext:value-type="float">
            <text:p>-0.01350038</text:p>
          </table:table-cell>
          <table:table-cell office:value-type="float" office:value="-0.01125348" calcext:value-type="float">
            <text:p>-0.01125348</text:p>
          </table:table-cell>
          <table:table-cell office:value-type="float" office:value="-0.009511575" calcext:value-type="float">
            <text:p>-0.009511575</text:p>
          </table:table-cell>
          <table:table-cell office:value-type="float" office:value="-0.007289051" calcext:value-type="float">
            <text:p>-0.007289051</text:p>
          </table:table-cell>
          <table:table-cell office:value-type="float" office:value="-0.01402197" calcext:value-type="float">
            <text:p>-0.01402197</text:p>
          </table:table-cell>
          <table:table-cell office:value-type="float" office:value="-0.008819424" calcext:value-type="float">
            <text:p>-0.008819424</text:p>
          </table:table-cell>
          <table:table-cell office:value-type="float" office:value="-0.00614066" calcext:value-type="float">
            <text:p>-0.00614066</text:p>
          </table:table-cell>
          <table:table-cell office:value-type="float" office:value="437.922" calcext:value-type="float">
            <text:p>437.922</text:p>
          </table:table-cell>
          <table:table-cell office:value-type="float" office:value="0" calcext:value-type="float">
            <text:p>0</text:p>
          </table:table-cell>
          <table:table-cell office:value-type="float" office:value="-0.3721912" calcext:value-type="float">
            <text:p>-0.3721912</text:p>
          </table:table-cell>
          <table:table-cell office:value-type="float" office:value="0.0004715272" calcext:value-type="float">
            <text:p>0.0004715272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493689" calcext:value-type="float">
            <text:p>2.493689E-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9" calcext:value-type="float">
            <text:p>3031999</text:p>
          </table:table-cell>
          <table:table-cell office:value-type="float" office:value="182.4992" calcext:value-type="float">
            <text:p>182.4992</text:p>
          </table:table-cell>
          <table:table-cell office:value-type="float" office:value="0.994235" calcext:value-type="float">
            <text:p>0.994235</text:p>
          </table:table-cell>
          <table:table-cell office:value-type="float" office:value="0" calcext:value-type="float">
            <text:p>0</text:p>
          </table:table-cell>
          <table:table-cell office:value-type="float" office:value="1398.278" calcext:value-type="float">
            <text:p>1398.278</text:p>
          </table:table-cell>
          <table:table-cell office:value-type="float" office:value="39.55196" calcext:value-type="float">
            <text:p>39.55196</text:p>
          </table:table-cell>
          <table:table-cell office:value-type="float" office:value="530.1955" calcext:value-type="float">
            <text:p>530.1955</text:p>
          </table:table-cell>
          <table:table-cell office:value-type="float" office:value="0.2393043" calcext:value-type="float">
            <text:p>0.2393043</text:p>
          </table:table-cell>
          <table:table-cell office:value-type="float" office:value="0.2642198" calcext:value-type="float">
            <text:p>0.2642198</text:p>
          </table:table-cell>
          <table:table-cell office:value-type="float" office:value="0.3057586" calcext:value-type="float">
            <text:p>0.3057586</text:p>
          </table:table-cell>
          <table:table-cell office:value-type="float" office:value="0.3099201" calcext:value-type="float">
            <text:p>0.3099201</text:p>
          </table:table-cell>
          <table:table-cell office:value-type="float" office:value="0.3142766" calcext:value-type="float">
            <text:p>0.3142766</text:p>
          </table:table-cell>
          <table:table-cell office:value-type="float" office:value="0.3188239" calcext:value-type="float">
            <text:p>0.3188239</text:p>
          </table:table-cell>
          <table:table-cell office:value-type="float" office:value="0.3688083" calcext:value-type="float">
            <text:p>0.3688083</text:p>
          </table:table-cell>
          <table:table-cell office:value-type="float" office:value="0.3612392" calcext:value-type="float">
            <text:p>0.3612392</text:p>
          </table:table-cell>
          <table:table-cell office:value-type="float" office:value="0.3788235" calcext:value-type="float">
            <text:p>0.3788235</text:p>
          </table:table-cell>
          <table:table-cell office:value-type="float" office:value="0.3933714" calcext:value-type="float">
            <text:p>0.3933714</text:p>
          </table:table-cell>
          <table:table-cell office:value-type="float" office:value="0.412387" calcext:value-type="float">
            <text:p>0.41238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4904044" calcext:value-type="float">
            <text:p>4.904044E-05</text:p>
          </table:table-cell>
          <table:table-cell office:value-type="float" office:value="0.2670087" calcext:value-type="float">
            <text:p>0.2670087</text:p>
          </table:table-cell>
          <table:table-cell office:value-type="float" office:value="0.242425" calcext:value-type="float">
            <text:p>0.242425</text:p>
          </table:table-cell>
          <table:table-cell office:value-type="float" office:value="9.832041E-016" calcext:value-type="float">
            <text:p>9.83204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8183371" calcext:value-type="float">
            <text:p>-0.08183371</text:p>
          </table:table-cell>
          <table:table-cell office:value-type="float" office:value="-0.04449211" calcext:value-type="float">
            <text:p>-0.04449211</text:p>
          </table:table-cell>
          <table:table-cell office:value-type="float" office:value="-0.01669297" calcext:value-type="float">
            <text:p>-0.01669297</text:p>
          </table:table-cell>
          <table:table-cell office:value-type="float" office:value="-0.01519086" calcext:value-type="float">
            <text:p>-0.01519086</text:p>
          </table:table-cell>
          <table:table-cell office:value-type="float" office:value="-0.01378408" calcext:value-type="float">
            <text:p>-0.01378408</text:p>
          </table:table-cell>
          <table:table-cell office:value-type="float" office:value="-0.01247364" calcext:value-type="float">
            <text:p>-0.01247364</text:p>
          </table:table-cell>
          <table:table-cell office:value-type="float" office:value="-0.01029075" calcext:value-type="float">
            <text:p>-0.01029075</text:p>
          </table:table-cell>
          <table:table-cell office:value-type="float" office:value="-0.01384302" calcext:value-type="float">
            <text:p>-0.01384302</text:p>
          </table:table-cell>
          <table:table-cell office:value-type="float" office:value="-0.008786854" calcext:value-type="float">
            <text:p>-0.008786854</text:p>
          </table:table-cell>
          <table:table-cell office:value-type="float" office:value="-0.006132057" calcext:value-type="float">
            <text:p>-0.006132057</text:p>
          </table:table-cell>
          <table:table-cell office:value-type="float" office:value="446.7263" calcext:value-type="float">
            <text:p>446.7263</text:p>
          </table:table-cell>
          <table:table-cell office:value-type="float" office:value="0" calcext:value-type="float">
            <text:p>0</text:p>
          </table:table-cell>
          <table:table-cell office:value-type="float" office:value="-0.2506977" calcext:value-type="float">
            <text:p>-0.2506977</text:p>
          </table:table-cell>
          <table:table-cell office:value-type="float" office:value="0.0004472133" calcext:value-type="float">
            <text:p>0.000447213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4928" calcext:value-type="float">
            <text:p>4.928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9" calcext:value-type="float">
            <text:p>4031999</text:p>
          </table:table-cell>
          <table:table-cell office:value-type="float" office:value="211.6992" calcext:value-type="float">
            <text:p>211.6992</text:p>
          </table:table-cell>
          <table:table-cell office:value-type="float" office:value="0.846462" calcext:value-type="float">
            <text:p>0.846462</text:p>
          </table:table-cell>
          <table:table-cell office:value-type="float" office:value="0" calcext:value-type="float">
            <text:p>0</text:p>
          </table:table-cell>
          <table:table-cell office:value-type="float" office:value="1425.375" calcext:value-type="float">
            <text:p>1425.375</text:p>
          </table:table-cell>
          <table:table-cell office:value-type="float" office:value="41.80232" calcext:value-type="float">
            <text:p>41.80232</text:p>
          </table:table-cell>
          <table:table-cell office:value-type="float" office:value="613.6945" calcext:value-type="float">
            <text:p>613.6945</text:p>
          </table:table-cell>
          <table:table-cell office:value-type="float" office:value="0.2476909" calcext:value-type="float">
            <text:p>0.2476909</text:p>
          </table:table-cell>
          <table:table-cell office:value-type="float" office:value="0.2772114" calcext:value-type="float">
            <text:p>0.2772114</text:p>
          </table:table-cell>
          <table:table-cell office:value-type="float" office:value="0.3027503" calcext:value-type="float">
            <text:p>0.3027503</text:p>
          </table:table-cell>
          <table:table-cell office:value-type="float" office:value="0.3076714" calcext:value-type="float">
            <text:p>0.3076714</text:p>
          </table:table-cell>
          <table:table-cell office:value-type="float" office:value="0.3135581" calcext:value-type="float">
            <text:p>0.3135581</text:p>
          </table:table-cell>
          <table:table-cell office:value-type="float" office:value="0.3200837" calcext:value-type="float">
            <text:p>0.3200837</text:p>
          </table:table-cell>
          <table:table-cell office:value-type="float" office:value="0.3726636" calcext:value-type="float">
            <text:p>0.3726636</text:p>
          </table:table-cell>
          <table:table-cell office:value-type="float" office:value="0.3619111" calcext:value-type="float">
            <text:p>0.3619111</text:p>
          </table:table-cell>
          <table:table-cell office:value-type="float" office:value="0.3788373" calcext:value-type="float">
            <text:p>0.3788373</text:p>
          </table:table-cell>
          <table:table-cell office:value-type="float" office:value="0.3932639" calcext:value-type="float">
            <text:p>0.3932639</text:p>
          </table:table-cell>
          <table:table-cell office:value-type="float" office:value="0.412382" calcext:value-type="float">
            <text:p>0.41238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3021" calcext:value-type="float">
            <text:p>0.2583021</text:p>
          </table:table-cell>
          <table:table-cell office:value-type="float" office:value="0.2293125" calcext:value-type="float">
            <text:p>0.2293125</text:p>
          </table:table-cell>
          <table:table-cell office:value-type="float" office:value="9.83201E-016" calcext:value-type="float">
            <text:p>9.8320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583856" calcext:value-type="float">
            <text:p>-0.06583856</text:p>
          </table:table-cell>
          <table:table-cell office:value-type="float" office:value="-0.03309515" calcext:value-type="float">
            <text:p>-0.03309515</text:p>
          </table:table-cell>
          <table:table-cell office:value-type="float" office:value="-0.01788221" calcext:value-type="float">
            <text:p>-0.01788221</text:p>
          </table:table-cell>
          <table:table-cell office:value-type="float" office:value="-0.0159912" calcext:value-type="float">
            <text:p>-0.0159912</text:p>
          </table:table-cell>
          <table:table-cell office:value-type="float" office:value="-0.0140152" calcext:value-type="float">
            <text:p>-0.0140152</text:p>
          </table:table-cell>
          <table:table-cell office:value-type="float" office:value="-0.01213311" calcext:value-type="float">
            <text:p>-0.01213311</text:p>
          </table:table-cell>
          <table:table-cell office:value-type="float" office:value="-0.009245353" calcext:value-type="float">
            <text:p>-0.009245353</text:p>
          </table:table-cell>
          <table:table-cell office:value-type="float" office:value="-0.0135984" calcext:value-type="float">
            <text:p>-0.0135984</text:p>
          </table:table-cell>
          <table:table-cell office:value-type="float" office:value="-0.008783859" calcext:value-type="float">
            <text:p>-0.008783859</text:p>
          </table:table-cell>
          <table:table-cell office:value-type="float" office:value="-0.006148169" calcext:value-type="float">
            <text:p>-0.006148169</text:p>
          </table:table-cell>
          <table:table-cell office:value-type="float" office:value="455.4827" calcext:value-type="float">
            <text:p>455.4827</text:p>
          </table:table-cell>
          <table:table-cell office:value-type="float" office:value="0" calcext:value-type="float">
            <text:p>0</text:p>
          </table:table-cell>
          <table:table-cell office:value-type="float" office:value="-0.2075385" calcext:value-type="float">
            <text:p>-0.2075385</text:p>
          </table:table-cell>
          <table:table-cell office:value-type="float" office:value="0.0004239065" calcext:value-type="float">
            <text:p>0.0004239065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477354" calcext:value-type="float">
            <text:p>2.477354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9" calcext:value-type="float">
            <text:p>5031999</text:p>
          </table:table-cell>
          <table:table-cell office:value-type="float" office:value="211.6992" calcext:value-type="float">
            <text:p>211.6992</text:p>
          </table:table-cell>
          <table:table-cell office:value-type="float" office:value="0.8689713" calcext:value-type="float">
            <text:p>0.8689713</text:p>
          </table:table-cell>
          <table:table-cell office:value-type="float" office:value="0" calcext:value-type="float">
            <text:p>0</text:p>
          </table:table-cell>
          <table:table-cell office:value-type="float" office:value="1423.556" calcext:value-type="float">
            <text:p>1423.556</text:p>
          </table:table-cell>
          <table:table-cell office:value-type="float" office:value="43.59943" calcext:value-type="float">
            <text:p>43.59943</text:p>
          </table:table-cell>
          <table:table-cell office:value-type="float" office:value="611.777" calcext:value-type="float">
            <text:p>611.777</text:p>
          </table:table-cell>
          <table:table-cell office:value-type="float" office:value="0.25654" calcext:value-type="float">
            <text:p>0.25654</text:p>
          </table:table-cell>
          <table:table-cell office:value-type="float" office:value="0.2906779" calcext:value-type="float">
            <text:p>0.2906779</text:p>
          </table:table-cell>
          <table:table-cell office:value-type="float" office:value="0.3000875" calcext:value-type="float">
            <text:p>0.3000875</text:p>
          </table:table-cell>
          <table:table-cell office:value-type="float" office:value="0.3041061" calcext:value-type="float">
            <text:p>0.3041061</text:p>
          </table:table-cell>
          <table:table-cell office:value-type="float" office:value="0.3079525" calcext:value-type="float">
            <text:p>0.3079525</text:p>
          </table:table-cell>
          <table:table-cell office:value-type="float" office:value="0.3122282" calcext:value-type="float">
            <text:p>0.3122282</text:p>
          </table:table-cell>
          <table:table-cell office:value-type="float" office:value="0.363305" calcext:value-type="float">
            <text:p>0.363305</text:p>
          </table:table-cell>
          <table:table-cell office:value-type="float" office:value="0.3615611" calcext:value-type="float">
            <text:p>0.3615611</text:p>
          </table:table-cell>
          <table:table-cell office:value-type="float" office:value="0.3788422" calcext:value-type="float">
            <text:p>0.3788422</text:p>
          </table:table-cell>
          <table:table-cell office:value-type="float" office:value="0.3931675" calcext:value-type="float">
            <text:p>0.3931675</text:p>
          </table:table-cell>
          <table:table-cell office:value-type="float" office:value="0.412372" calcext:value-type="float">
            <text:p>0.41237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3974" calcext:value-type="float">
            <text:p>0.2493974</text:p>
          </table:table-cell>
          <table:table-cell office:value-type="float" office:value="0.2158097" calcext:value-type="float">
            <text:p>0.2158097</text:p>
          </table:table-cell>
          <table:table-cell office:value-type="float" office:value="9.831978E-016" calcext:value-type="float">
            <text:p>9.831978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310415" calcext:value-type="float">
            <text:p>-0.05310415</text:p>
          </table:table-cell>
          <table:table-cell office:value-type="float" office:value="-0.02381104" calcext:value-type="float">
            <text:p>-0.02381104</text:p>
          </table:table-cell>
          <table:table-cell office:value-type="float" office:value="-0.01901536" calcext:value-type="float">
            <text:p>-0.01901536</text:p>
          </table:table-cell>
          <table:table-cell office:value-type="float" office:value="-0.0173539" calcext:value-type="float">
            <text:p>-0.0173539</text:p>
          </table:table-cell>
          <table:table-cell office:value-type="float" office:value="-0.01591494" calcext:value-type="float">
            <text:p>-0.01591494</text:p>
          </table:table-cell>
          <table:table-cell office:value-type="float" office:value="-0.01446261" calcext:value-type="float">
            <text:p>-0.01446261</text:p>
          </table:table-cell>
          <table:table-cell office:value-type="float" office:value="-0.0118465" calcext:value-type="float">
            <text:p>-0.0118465</text:p>
          </table:table-cell>
          <table:table-cell office:value-type="float" office:value="-0.01373219" calcext:value-type="float">
            <text:p>-0.01373219</text:p>
          </table:table-cell>
          <table:table-cell office:value-type="float" office:value="-0.008793129" calcext:value-type="float">
            <text:p>-0.008793129</text:p>
          </table:table-cell>
          <table:table-cell office:value-type="float" office:value="-0.006171379" calcext:value-type="float">
            <text:p>-0.006171379</text:p>
          </table:table-cell>
          <table:table-cell office:value-type="float" office:value="463.7916" calcext:value-type="float">
            <text:p>463.7916</text:p>
          </table:table-cell>
          <table:table-cell office:value-type="float" office:value="0" calcext:value-type="float">
            <text:p>0</text:p>
          </table:table-cell>
          <table:table-cell office:value-type="float" office:value="-0.1455612" calcext:value-type="float">
            <text:p>-0.1455612</text:p>
          </table:table-cell>
          <table:table-cell office:value-type="float" office:value="0.0004004311" calcext:value-type="float">
            <text:p>0.0004004311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388761" calcext:value-type="float">
            <text:p>2.388761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9" calcext:value-type="float">
            <text:p>6031999</text:p>
          </table:table-cell>
          <table:table-cell office:value-type="float" office:value="212.6992" calcext:value-type="float">
            <text:p>212.6992</text:p>
          </table:table-cell>
          <table:table-cell office:value-type="float" office:value="0.8137928" calcext:value-type="float">
            <text:p>0.8137928</text:p>
          </table:table-cell>
          <table:table-cell office:value-type="float" office:value="0" calcext:value-type="float">
            <text:p>0</text:p>
          </table:table-cell>
          <table:table-cell office:value-type="float" office:value="1423.666" calcext:value-type="float">
            <text:p>1423.666</text:p>
          </table:table-cell>
          <table:table-cell office:value-type="float" office:value="44.54416" calcext:value-type="float">
            <text:p>44.54416</text:p>
          </table:table-cell>
          <table:table-cell office:value-type="float" office:value="614.3488" calcext:value-type="float">
            <text:p>614.3488</text:p>
          </table:table-cell>
          <table:table-cell office:value-type="float" office:value="0.2646483" calcext:value-type="float">
            <text:p>0.2646483</text:p>
          </table:table-cell>
          <table:table-cell office:value-type="float" office:value="0.2961679" calcext:value-type="float">
            <text:p>0.2961679</text:p>
          </table:table-cell>
          <table:table-cell office:value-type="float" office:value="0.2986731" calcext:value-type="float">
            <text:p>0.2986731</text:p>
          </table:table-cell>
          <table:table-cell office:value-type="float" office:value="0.3017046" calcext:value-type="float">
            <text:p>0.3017046</text:p>
          </table:table-cell>
          <table:table-cell office:value-type="float" office:value="0.3045541" calcext:value-type="float">
            <text:p>0.3045541</text:p>
          </table:table-cell>
          <table:table-cell office:value-type="float" office:value="0.3078591" calcext:value-type="float">
            <text:p>0.3078591</text:p>
          </table:table-cell>
          <table:table-cell office:value-type="float" office:value="0.3589576" calcext:value-type="float">
            <text:p>0.3589576</text:p>
          </table:table-cell>
          <table:table-cell office:value-type="float" office:value="0.3609573" calcext:value-type="float">
            <text:p>0.3609573</text:p>
          </table:table-cell>
          <table:table-cell office:value-type="float" office:value="0.3790696" calcext:value-type="float">
            <text:p>0.3790696</text:p>
          </table:table-cell>
          <table:table-cell office:value-type="float" office:value="0.3933989" calcext:value-type="float">
            <text:p>0.3933989</text:p>
          </table:table-cell>
          <table:table-cell office:value-type="float" office:value="0.4123851" calcext:value-type="float">
            <text:p>0.412385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2182" calcext:value-type="float">
            <text:p>0.2412182</text:p>
          </table:table-cell>
          <table:table-cell office:value-type="float" office:value="0.2022904" calcext:value-type="float">
            <text:p>0.2022904</text:p>
          </table:table-cell>
          <table:table-cell office:value-type="float" office:value="9.831944E-016" calcext:value-type="float">
            <text:p>9.831944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389289" calcext:value-type="float">
            <text:p>-0.04389289</text:p>
          </table:table-cell>
          <table:table-cell office:value-type="float" office:value="-0.02083306" calcext:value-type="float">
            <text:p>-0.02083306</text:p>
          </table:table-cell>
          <table:table-cell office:value-type="float" office:value="-0.01965562" calcext:value-type="float">
            <text:p>-0.01965562</text:p>
          </table:table-cell>
          <table:table-cell office:value-type="float" office:value="-0.01832687" calcext:value-type="float">
            <text:p>-0.01832687</text:p>
          </table:table-cell>
          <table:table-cell office:value-type="float" office:value="-0.01716783" calcext:value-type="float">
            <text:p>-0.01716783</text:p>
          </table:table-cell>
          <table:table-cell office:value-type="float" office:value="-0.01592342" calcext:value-type="float">
            <text:p>-0.01592342</text:p>
          </table:table-cell>
          <table:table-cell office:value-type="float" office:value="-0.01330434" calcext:value-type="float">
            <text:p>-0.01330434</text:p>
          </table:table-cell>
          <table:table-cell office:value-type="float" office:value="-0.01394427" calcext:value-type="float">
            <text:p>-0.01394427</text:p>
          </table:table-cell>
          <table:table-cell office:value-type="float" office:value="-0.00873215" calcext:value-type="float">
            <text:p>-0.00873215</text:p>
          </table:table-cell>
          <table:table-cell office:value-type="float" office:value="-0.00612796" calcext:value-type="float">
            <text:p>-0.00612796</text:p>
          </table:table-cell>
          <table:table-cell office:value-type="float" office:value="471.2388" calcext:value-type="float">
            <text:p>471.2388</text:p>
          </table:table-cell>
          <table:table-cell office:value-type="float" office:value="0" calcext:value-type="float">
            <text:p>0</text:p>
          </table:table-cell>
          <table:table-cell office:value-type="float" office:value="-0.1061604" calcext:value-type="float">
            <text:p>-0.1061604</text:p>
          </table:table-cell>
          <table:table-cell office:value-type="float" office:value="0.0003778078" calcext:value-type="float">
            <text:p>0.0003778078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367287" calcext:value-type="float">
            <text:p>2.367287E-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9" calcext:value-type="float">
            <text:p>7031999</text:p>
          </table:table-cell>
          <table:table-cell office:value-type="float" office:value="212.6992" calcext:value-type="float">
            <text:p>212.6992</text:p>
          </table:table-cell>
          <table:table-cell office:value-type="float" office:value="0.935188" calcext:value-type="float">
            <text:p>0.935188</text:p>
          </table:table-cell>
          <table:table-cell office:value-type="float" office:value="0" calcext:value-type="float">
            <text:p>0</text:p>
          </table:table-cell>
          <table:table-cell office:value-type="float" office:value="1422.658" calcext:value-type="float">
            <text:p>1422.658</text:p>
          </table:table-cell>
          <table:table-cell office:value-type="float" office:value="45.43073" calcext:value-type="float">
            <text:p>45.43073</text:p>
          </table:table-cell>
          <table:table-cell office:value-type="float" office:value="612.4243" calcext:value-type="float">
            <text:p>612.4243</text:p>
          </table:table-cell>
          <table:table-cell office:value-type="float" office:value="0.2720605" calcext:value-type="float">
            <text:p>0.2720605</text:p>
          </table:table-cell>
          <table:table-cell office:value-type="float" office:value="0.294605" calcext:value-type="float">
            <text:p>0.294605</text:p>
          </table:table-cell>
          <table:table-cell office:value-type="float" office:value="0.2972876" calcext:value-type="float">
            <text:p>0.2972876</text:p>
          </table:table-cell>
          <table:table-cell office:value-type="float" office:value="0.3004074" calcext:value-type="float">
            <text:p>0.3004074</text:p>
          </table:table-cell>
          <table:table-cell office:value-type="float" office:value="0.302615" calcext:value-type="float">
            <text:p>0.302615</text:p>
          </table:table-cell>
          <table:table-cell office:value-type="float" office:value="0.3054005" calcext:value-type="float">
            <text:p>0.3054005</text:p>
          </table:table-cell>
          <table:table-cell office:value-type="float" office:value="0.3568109" calcext:value-type="float">
            <text:p>0.3568109</text:p>
          </table:table-cell>
          <table:table-cell office:value-type="float" office:value="0.3601714" calcext:value-type="float">
            <text:p>0.3601714</text:p>
          </table:table-cell>
          <table:table-cell office:value-type="float" office:value="0.3790711" calcext:value-type="float">
            <text:p>0.3790711</text:p>
          </table:table-cell>
          <table:table-cell office:value-type="float" office:value="0.3934085" calcext:value-type="float">
            <text:p>0.3934085</text:p>
          </table:table-cell>
          <table:table-cell office:value-type="float" office:value="0.4123842" calcext:value-type="float">
            <text:p>0.412384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7671" calcext:value-type="float">
            <text:p>0.2337671</text:p>
          </table:table-cell>
          <table:table-cell office:value-type="float" office:value="0.1885079" calcext:value-type="float">
            <text:p>0.1885079</text:p>
          </table:table-cell>
          <table:table-cell office:value-type="float" office:value="9.831916E-016" calcext:value-type="float">
            <text:p>9.831916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706242" calcext:value-type="float">
            <text:p>-0.03706242</text:p>
          </table:table-cell>
          <table:table-cell office:value-type="float" office:value="-0.02161199" calcext:value-type="float">
            <text:p>-0.02161199</text:p>
          </table:table-cell>
          <table:table-cell office:value-type="float" office:value="-0.02029859" calcext:value-type="float">
            <text:p>-0.02029859</text:p>
          </table:table-cell>
          <table:table-cell office:value-type="float" office:value="-0.01888665" calcext:value-type="float">
            <text:p>-0.01888665</text:p>
          </table:table-cell>
          <table:table-cell office:value-type="float" office:value="-0.017952" calcext:value-type="float">
            <text:p>-0.017952</text:p>
          </table:table-cell>
          <table:table-cell office:value-type="float" office:value="-0.01684177" calcext:value-type="float">
            <text:p>-0.01684177</text:p>
          </table:table-cell>
          <table:table-cell office:value-type="float" office:value="-0.01410323" calcext:value-type="float">
            <text:p>-0.01410323</text:p>
          </table:table-cell>
          <table:table-cell office:value-type="float" office:value="-0.01423938" calcext:value-type="float">
            <text:p>-0.01423938</text:p>
          </table:table-cell>
          <table:table-cell office:value-type="float" office:value="-0.008731721" calcext:value-type="float">
            <text:p>-0.008731721</text:p>
          </table:table-cell>
          <table:table-cell office:value-type="float" office:value="-0.006126525" calcext:value-type="float">
            <text:p>-0.006126525</text:p>
          </table:table-cell>
          <table:table-cell office:value-type="float" office:value="478.6292" calcext:value-type="float">
            <text:p>478.6292</text:p>
          </table:table-cell>
          <table:table-cell office:value-type="float" office:value="0" calcext:value-type="float">
            <text:p>0</text:p>
          </table:table-cell>
          <table:table-cell office:value-type="float" office:value="-0.088181" calcext:value-type="float">
            <text:p>-0.088181</text:p>
          </table:table-cell>
          <table:table-cell office:value-type="float" office:value="0.000354803" calcext:value-type="float">
            <text:p>0.00035480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33842" calcext:value-type="float">
            <text:p>2.33842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9" calcext:value-type="float">
            <text:p>8031999</text:p>
          </table:table-cell>
          <table:table-cell office:value-type="float" office:value="212.6992" calcext:value-type="float">
            <text:p>212.6992</text:p>
          </table:table-cell>
          <table:table-cell office:value-type="float" office:value="1.055098" calcext:value-type="float">
            <text:p>1.055098</text:p>
          </table:table-cell>
          <table:table-cell office:value-type="float" office:value="0" calcext:value-type="float">
            <text:p>0</text:p>
          </table:table-cell>
          <table:table-cell office:value-type="float" office:value="1422.009" calcext:value-type="float">
            <text:p>1422.009</text:p>
          </table:table-cell>
          <table:table-cell office:value-type="float" office:value="45.96014" calcext:value-type="float">
            <text:p>45.96014</text:p>
          </table:table-cell>
          <table:table-cell office:value-type="float" office:value="610.5732" calcext:value-type="float">
            <text:p>610.5732</text:p>
          </table:table-cell>
          <table:table-cell office:value-type="float" office:value="0.2787356" calcext:value-type="float">
            <text:p>0.2787356</text:p>
          </table:table-cell>
          <table:table-cell office:value-type="float" office:value="0.2924921" calcext:value-type="float">
            <text:p>0.2924921</text:p>
          </table:table-cell>
          <table:table-cell office:value-type="float" office:value="0.2956598" calcext:value-type="float">
            <text:p>0.2956598</text:p>
          </table:table-cell>
          <table:table-cell office:value-type="float" office:value="0.2991836" calcext:value-type="float">
            <text:p>0.2991836</text:p>
          </table:table-cell>
          <table:table-cell office:value-type="float" office:value="0.3020252" calcext:value-type="float">
            <text:p>0.3020252</text:p>
          </table:table-cell>
          <table:table-cell office:value-type="float" office:value="0.3045666" calcext:value-type="float">
            <text:p>0.3045666</text:p>
          </table:table-cell>
          <table:table-cell office:value-type="float" office:value="0.3558475" calcext:value-type="float">
            <text:p>0.3558475</text:p>
          </table:table-cell>
          <table:table-cell office:value-type="float" office:value="0.3595295" calcext:value-type="float">
            <text:p>0.3595295</text:p>
          </table:table-cell>
          <table:table-cell office:value-type="float" office:value="0.3791692" calcext:value-type="float">
            <text:p>0.3791692</text:p>
          </table:table-cell>
          <table:table-cell office:value-type="float" office:value="0.3935807" calcext:value-type="float">
            <text:p>0.3935807</text:p>
          </table:table-cell>
          <table:table-cell office:value-type="float" office:value="0.4123829" calcext:value-type="float">
            <text:p>0.412382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86" calcext:value-type="float">
            <text:p>0.2269986</text:p>
          </table:table-cell>
          <table:table-cell office:value-type="float" office:value="0.1745435" calcext:value-type="float">
            <text:p>0.1745435</text:p>
          </table:table-cell>
          <table:table-cell office:value-type="float" office:value="9.831881E-016" calcext:value-type="float">
            <text:p>9.83188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180998" calcext:value-type="float">
            <text:p>-0.03180998</text:p>
          </table:table-cell>
          <table:table-cell office:value-type="float" office:value="-0.02270738" calcext:value-type="float">
            <text:p>-0.02270738</text:p>
          </table:table-cell>
          <table:table-cell office:value-type="float" office:value="-0.02108364" calcext:value-type="float">
            <text:p>-0.02108364</text:p>
          </table:table-cell>
          <table:table-cell office:value-type="float" office:value="-0.01943099" calcext:value-type="float">
            <text:p>-0.01943099</text:p>
          </table:table-cell>
          <table:table-cell office:value-type="float" office:value="-0.01820481" calcext:value-type="float">
            <text:p>-0.01820481</text:p>
          </table:table-cell>
          <table:table-cell office:value-type="float" office:value="-0.01716751" calcext:value-type="float">
            <text:p>-0.01716751</text:p>
          </table:table-cell>
          <table:table-cell office:value-type="float" office:value="-0.01448192" calcext:value-type="float">
            <text:p>-0.01448192</text:p>
          </table:table-cell>
          <table:table-cell office:value-type="float" office:value="-0.01448591" calcext:value-type="float">
            <text:p>-0.01448591</text:p>
          </table:table-cell>
          <table:table-cell office:value-type="float" office:value="-0.008709869" calcext:value-type="float">
            <text:p>-0.008709869</text:p>
          </table:table-cell>
          <table:table-cell office:value-type="float" office:value="-0.006100693" calcext:value-type="float">
            <text:p>-0.006100693</text:p>
          </table:table-cell>
          <table:table-cell office:value-type="float" office:value="485.6614" calcext:value-type="float">
            <text:p>485.6614</text:p>
          </table:table-cell>
          <table:table-cell office:value-type="float" office:value="0" calcext:value-type="float">
            <text:p>0</text:p>
          </table:table-cell>
          <table:table-cell office:value-type="float" office:value="-0.06728484" calcext:value-type="float">
            <text:p>-0.06728484</text:p>
          </table:table-cell>
          <table:table-cell office:value-type="float" office:value="0.0003331029" calcext:value-type="float">
            <text:p>0.0003331029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303823" calcext:value-type="float">
            <text:p>2.303823E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9" calcext:value-type="float">
            <text:p>9031999</text:p>
          </table:table-cell>
          <table:table-cell office:value-type="float" office:value="212.6992" calcext:value-type="float">
            <text:p>212.6992</text:p>
          </table:table-cell>
          <table:table-cell office:value-type="float" office:value="1.190776" calcext:value-type="float">
            <text:p>1.190776</text:p>
          </table:table-cell>
          <table:table-cell office:value-type="float" office:value="0" calcext:value-type="float">
            <text:p>0</text:p>
          </table:table-cell>
          <table:table-cell office:value-type="float" office:value="1421.21" calcext:value-type="float">
            <text:p>1421.21</text:p>
          </table:table-cell>
          <table:table-cell office:value-type="float" office:value="46.6241" calcext:value-type="float">
            <text:p>46.6241</text:p>
          </table:table-cell>
          <table:table-cell office:value-type="float" office:value="608.6906" calcext:value-type="float">
            <text:p>608.6906</text:p>
          </table:table-cell>
          <table:table-cell office:value-type="float" office:value="0.2848656" calcext:value-type="float">
            <text:p>0.2848656</text:p>
          </table:table-cell>
          <table:table-cell office:value-type="float" office:value="0.2896769" calcext:value-type="float">
            <text:p>0.2896769</text:p>
          </table:table-cell>
          <table:table-cell office:value-type="float" office:value="0.2936579" calcext:value-type="float">
            <text:p>0.2936579</text:p>
          </table:table-cell>
          <table:table-cell office:value-type="float" office:value="0.2980074" calcext:value-type="float">
            <text:p>0.2980074</text:p>
          </table:table-cell>
          <table:table-cell office:value-type="float" office:value="0.3012782" calcext:value-type="float">
            <text:p>0.3012782</text:p>
          </table:table-cell>
          <table:table-cell office:value-type="float" office:value="0.3040012" calcext:value-type="float">
            <text:p>0.3040012</text:p>
          </table:table-cell>
          <table:table-cell office:value-type="float" office:value="0.3557716" calcext:value-type="float">
            <text:p>0.3557716</text:p>
          </table:table-cell>
          <table:table-cell office:value-type="float" office:value="0.3589351" calcext:value-type="float">
            <text:p>0.3589351</text:p>
          </table:table-cell>
          <table:table-cell office:value-type="float" office:value="0.3790479" calcext:value-type="float">
            <text:p>0.3790479</text:p>
          </table:table-cell>
          <table:table-cell office:value-type="float" office:value="0.393506" calcext:value-type="float">
            <text:p>0.393506</text:p>
          </table:table-cell>
          <table:table-cell office:value-type="float" office:value="0.4123865" calcext:value-type="float">
            <text:p>0.412386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813" calcext:value-type="float">
            <text:p>0.220813</text:p>
          </table:table-cell>
          <table:table-cell office:value-type="float" office:value="0.1604449" calcext:value-type="float">
            <text:p>0.1604449</text:p>
          </table:table-cell>
          <table:table-cell office:value-type="float" office:value="9.831847E-016" calcext:value-type="float">
            <text:p>9.831847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33689" calcext:value-type="float">
            <text:p>-0.02733689</text:p>
          </table:table-cell>
          <table:table-cell office:value-type="float" office:value="-0.02428417" calcext:value-type="float">
            <text:p>-0.02428417</text:p>
          </table:table-cell>
          <table:table-cell office:value-type="float" office:value="-0.02210035" calcext:value-type="float">
            <text:p>-0.02210035</text:p>
          </table:table-cell>
          <table:table-cell office:value-type="float" office:value="-0.01996913" calcext:value-type="float">
            <text:p>-0.01996913</text:p>
          </table:table-cell>
          <table:table-cell office:value-type="float" office:value="-0.01851717" calcext:value-type="float">
            <text:p>-0.01851717</text:p>
          </table:table-cell>
          <table:table-cell office:value-type="float" office:value="-0.01739199" calcext:value-type="float">
            <text:p>-0.01739199</text:p>
          </table:table-cell>
          <table:table-cell office:value-type="float" office:value="-0.01451419" calcext:value-type="float">
            <text:p>-0.01451419</text:p>
          </table:table-cell>
          <table:table-cell office:value-type="float" office:value="-0.01471864" calcext:value-type="float">
            <text:p>-0.01471864</text:p>
          </table:table-cell>
          <table:table-cell office:value-type="float" office:value="-0.008736649" calcext:value-type="float">
            <text:p>-0.008736649</text:p>
          </table:table-cell>
          <table:table-cell office:value-type="float" office:value="-0.006111845" calcext:value-type="float">
            <text:p>-0.006111845</text:p>
          </table:table-cell>
          <table:table-cell office:value-type="float" office:value="492.8267" calcext:value-type="float">
            <text:p>492.8267</text:p>
          </table:table-cell>
          <table:table-cell office:value-type="float" office:value="0" calcext:value-type="float">
            <text:p>0</text:p>
          </table:table-cell>
          <table:table-cell office:value-type="float" office:value="-0.05703114" calcext:value-type="float">
            <text:p>-0.05703114</text:p>
          </table:table-cell>
          <table:table-cell office:value-type="float" office:value="0.0003110177" calcext:value-type="float">
            <text:p>0.0003110177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262896" calcext:value-type="float">
            <text:p>2.262896E-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9" calcext:value-type="float">
            <text:p>10031999</text:p>
          </table:table-cell>
          <table:table-cell office:value-type="float" office:value="212.6992" calcext:value-type="float">
            <text:p>212.6992</text:p>
          </table:table-cell>
          <table:table-cell office:value-type="float" office:value="1.328373" calcext:value-type="float">
            <text:p>1.328373</text:p>
          </table:table-cell>
          <table:table-cell office:value-type="float" office:value="0" calcext:value-type="float">
            <text:p>0</text:p>
          </table:table-cell>
          <table:table-cell office:value-type="float" office:value="1420.444" calcext:value-type="float">
            <text:p>1420.444</text:p>
          </table:table-cell>
          <table:table-cell office:value-type="float" office:value="47.25202" calcext:value-type="float">
            <text:p>47.25202</text:p>
          </table:table-cell>
          <table:table-cell office:value-type="float" office:value="606.8017" calcext:value-type="float">
            <text:p>606.8017</text:p>
          </table:table-cell>
          <table:table-cell office:value-type="float" office:value="0.2856524" calcext:value-type="float">
            <text:p>0.2856524</text:p>
          </table:table-cell>
          <table:table-cell office:value-type="float" office:value="0.2884867" calcext:value-type="float">
            <text:p>0.2884867</text:p>
          </table:table-cell>
          <table:table-cell office:value-type="float" office:value="0.2921571" calcext:value-type="float">
            <text:p>0.2921571</text:p>
          </table:table-cell>
          <table:table-cell office:value-type="float" office:value="0.296824" calcext:value-type="float">
            <text:p>0.296824</text:p>
          </table:table-cell>
          <table:table-cell office:value-type="float" office:value="0.300443" calcext:value-type="float">
            <text:p>0.300443</text:p>
          </table:table-cell>
          <table:table-cell office:value-type="float" office:value="0.3035085" calcext:value-type="float">
            <text:p>0.3035085</text:p>
          </table:table-cell>
          <table:table-cell office:value-type="float" office:value="0.3557786" calcext:value-type="float">
            <text:p>0.3557786</text:p>
          </table:table-cell>
          <table:table-cell office:value-type="float" office:value="0.3584974" calcext:value-type="float">
            <text:p>0.3584974</text:p>
          </table:table-cell>
          <table:table-cell office:value-type="float" office:value="0.3789239" calcext:value-type="float">
            <text:p>0.3789239</text:p>
          </table:table-cell>
          <table:table-cell office:value-type="float" office:value="0.3934409" calcext:value-type="float">
            <text:p>0.3934409</text:p>
          </table:table-cell>
          <table:table-cell office:value-type="float" office:value="0.4123859" calcext:value-type="float">
            <text:p>0.412385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0071" calcext:value-type="float">
            <text:p>0.2150071</text:p>
          </table:table-cell>
          <table:table-cell office:value-type="float" office:value="0.1462931" calcext:value-type="float">
            <text:p>0.1462931</text:p>
          </table:table-cell>
          <table:table-cell office:value-type="float" office:value="9.831818E-016" calcext:value-type="float">
            <text:p>9.831818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77098" calcext:value-type="float">
            <text:p>-0.02677098</text:p>
          </table:table-cell>
          <table:table-cell office:value-type="float" office:value="-0.02500558" calcext:value-type="float">
            <text:p>-0.02500558</text:p>
          </table:table-cell>
          <table:table-cell office:value-type="float" office:value="-0.0229083" calcext:value-type="float">
            <text:p>-0.0229083</text:p>
          </table:table-cell>
          <table:table-cell office:value-type="float" office:value="-0.02052817" calcext:value-type="float">
            <text:p>-0.02052817</text:p>
          </table:table-cell>
          <table:table-cell office:value-type="float" office:value="-0.0188769" calcext:value-type="float">
            <text:p>-0.0188769</text:p>
          </table:table-cell>
          <table:table-cell office:value-type="float" office:value="-0.01758953" calcext:value-type="float">
            <text:p>-0.01758953</text:p>
          </table:table-cell>
          <table:table-cell office:value-type="float" office:value="-0.01450898" calcext:value-type="float">
            <text:p>-0.01450898</text:p>
          </table:table-cell>
          <table:table-cell office:value-type="float" office:value="-0.01489275" calcext:value-type="float">
            <text:p>-0.01489275</text:p>
          </table:table-cell>
          <table:table-cell office:value-type="float" office:value="-0.008764175" calcext:value-type="float">
            <text:p>-0.008764175</text:p>
          </table:table-cell>
          <table:table-cell office:value-type="float" office:value="-0.006121683" calcext:value-type="float">
            <text:p>-0.006121683</text:p>
          </table:table-cell>
          <table:table-cell office:value-type="float" office:value="499.9574" calcext:value-type="float">
            <text:p>499.9574</text:p>
          </table:table-cell>
          <table:table-cell office:value-type="float" office:value="0" calcext:value-type="float">
            <text:p>0</text:p>
          </table:table-cell>
          <table:table-cell office:value-type="float" office:value="-0.05569461" calcext:value-type="float">
            <text:p>-0.05569461</text:p>
          </table:table-cell>
          <table:table-cell office:value-type="float" office:value="0.0002879612" calcext:value-type="float">
            <text:p>0.0002879612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02252709" calcext:value-type="float">
            <text:p>2.252709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9" calcext:value-type="float">
            <text:p>11031999</text:p>
          </table:table-cell>
          <table:table-cell office:value-type="float" office:value="214.1992" calcext:value-type="float">
            <text:p>214.1992</text:p>
          </table:table-cell>
          <table:table-cell office:value-type="float" office:value="1.500723" calcext:value-type="float">
            <text:p>1.500723</text:p>
          </table:table-cell>
          <table:table-cell office:value-type="float" office:value="0" calcext:value-type="float">
            <text:p>0</text:p>
          </table:table-cell>
          <table:table-cell office:value-type="float" office:value="1423.116" calcext:value-type="float">
            <text:p>1423.116</text:p>
          </table:table-cell>
          <table:table-cell office:value-type="float" office:value="45.90709" calcext:value-type="float">
            <text:p>45.90709</text:p>
          </table:table-cell>
          <table:table-cell office:value-type="float" office:value="609.8423" calcext:value-type="float">
            <text:p>609.8423</text:p>
          </table:table-cell>
          <table:table-cell office:value-type="float" office:value="0.285071" calcext:value-type="float">
            <text:p>0.285071</text:p>
          </table:table-cell>
          <table:table-cell office:value-type="float" office:value="0.2877757" calcext:value-type="float">
            <text:p>0.2877757</text:p>
          </table:table-cell>
          <table:table-cell office:value-type="float" office:value="0.291314" calcext:value-type="float">
            <text:p>0.291314</text:p>
          </table:table-cell>
          <table:table-cell office:value-type="float" office:value="0.296003" calcext:value-type="float">
            <text:p>0.296003</text:p>
          </table:table-cell>
          <table:table-cell office:value-type="float" office:value="0.2999157" calcext:value-type="float">
            <text:p>0.2999157</text:p>
          </table:table-cell>
          <table:table-cell office:value-type="float" office:value="0.303783" calcext:value-type="float">
            <text:p>0.303783</text:p>
          </table:table-cell>
          <table:table-cell office:value-type="float" office:value="0.3559115" calcext:value-type="float">
            <text:p>0.3559115</text:p>
          </table:table-cell>
          <table:table-cell office:value-type="float" office:value="0.3585723" calcext:value-type="float">
            <text:p>0.3585723</text:p>
          </table:table-cell>
          <table:table-cell office:value-type="float" office:value="0.379399" calcext:value-type="float">
            <text:p>0.379399</text:p>
          </table:table-cell>
          <table:table-cell office:value-type="float" office:value="0.3944315" calcext:value-type="float">
            <text:p>0.3944315</text:p>
          </table:table-cell>
          <table:table-cell office:value-type="float" office:value="0.4144917" calcext:value-type="float">
            <text:p>0.414491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2376" calcext:value-type="float">
            <text:p>0.2092376</text:p>
          </table:table-cell>
          <table:table-cell office:value-type="float" office:value="0.1322601" calcext:value-type="float">
            <text:p>0.1322601</text:p>
          </table:table-cell>
          <table:table-cell office:value-type="float" office:value="9.831786E-016" calcext:value-type="float">
            <text:p>9.831786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15643" calcext:value-type="float">
            <text:p>-0.02715643</text:p>
          </table:table-cell>
          <table:table-cell office:value-type="float" office:value="-0.02544086" calcext:value-type="float">
            <text:p>-0.02544086</text:p>
          </table:table-cell>
          <table:table-cell office:value-type="float" office:value="-0.02337401" calcext:value-type="float">
            <text:p>-0.02337401</text:p>
          </table:table-cell>
          <table:table-cell office:value-type="float" office:value="-0.02092844" calcext:value-type="float">
            <text:p>-0.02092844</text:p>
          </table:table-cell>
          <table:table-cell office:value-type="float" office:value="-0.01911183" calcext:value-type="float">
            <text:p>-0.01911183</text:p>
          </table:table-cell>
          <table:table-cell office:value-type="float" office:value="-0.01748786" calcext:value-type="float">
            <text:p>-0.01748786</text:p>
          </table:table-cell>
          <table:table-cell office:value-type="float" office:value="-0.01446348" calcext:value-type="float">
            <text:p>-0.01446348</text:p>
          </table:table-cell>
          <table:table-cell office:value-type="float" office:value="-0.0148697" calcext:value-type="float">
            <text:p>-0.0148697</text:p>
          </table:table-cell>
          <table:table-cell office:value-type="float" office:value="-0.008665258" calcext:value-type="float">
            <text:p>-0.008665258</text:p>
          </table:table-cell>
          <table:table-cell office:value-type="float" office:value="-0.005982051" calcext:value-type="float">
            <text:p>-0.005982051</text:p>
          </table:table-cell>
          <table:table-cell office:value-type="float" office:value="505.1259" calcext:value-type="float">
            <text:p>505.1259</text:p>
          </table:table-cell>
          <table:table-cell office:value-type="float" office:value="0" calcext:value-type="float">
            <text:p>0</text:p>
          </table:table-cell>
          <table:table-cell office:value-type="float" office:value="-0.0550877" calcext:value-type="float">
            <text:p>-0.0550877</text:p>
          </table:table-cell>
          <table:table-cell office:value-type="float" office:value="0.0002649796" calcext:value-type="float">
            <text:p>0.000264979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726781" calcext:value-type="float">
            <text:p>-1.7267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9" calcext:value-type="float">
            <text:p>12031999</text:p>
          </table:table-cell>
          <table:table-cell office:value-type="float" office:value="217.1992" calcext:value-type="float">
            <text:p>217.1992</text:p>
          </table:table-cell>
          <table:table-cell office:value-type="float" office:value="1.482718" calcext:value-type="float">
            <text:p>1.482718</text:p>
          </table:table-cell>
          <table:table-cell office:value-type="float" office:value="0" calcext:value-type="float">
            <text:p>0</text:p>
          </table:table-cell>
          <table:table-cell office:value-type="float" office:value="1430.808" calcext:value-type="float">
            <text:p>1430.808</text:p>
          </table:table-cell>
          <table:table-cell office:value-type="float" office:value="41.23336" calcext:value-type="float">
            <text:p>41.23336</text:p>
          </table:table-cell>
          <table:table-cell office:value-type="float" office:value="617.3783" calcext:value-type="float">
            <text:p>617.3783</text:p>
          </table:table-cell>
          <table:table-cell office:value-type="float" office:value="0.2848312" calcext:value-type="float">
            <text:p>0.2848312</text:p>
          </table:table-cell>
          <table:table-cell office:value-type="float" office:value="0.2874327" calcext:value-type="float">
            <text:p>0.2874327</text:p>
          </table:table-cell>
          <table:table-cell office:value-type="float" office:value="0.2908468" calcext:value-type="float">
            <text:p>0.2908468</text:p>
          </table:table-cell>
          <table:table-cell office:value-type="float" office:value="0.2956383" calcext:value-type="float">
            <text:p>0.2956383</text:p>
          </table:table-cell>
          <table:table-cell office:value-type="float" office:value="0.2998827" calcext:value-type="float">
            <text:p>0.2998827</text:p>
          </table:table-cell>
          <table:table-cell office:value-type="float" office:value="0.3041258" calcext:value-type="float">
            <text:p>0.3041258</text:p>
          </table:table-cell>
          <table:table-cell office:value-type="float" office:value="0.3565846" calcext:value-type="float">
            <text:p>0.3565846</text:p>
          </table:table-cell>
          <table:table-cell office:value-type="float" office:value="0.3593486" calcext:value-type="float">
            <text:p>0.3593486</text:p>
          </table:table-cell>
          <table:table-cell office:value-type="float" office:value="0.3807563" calcext:value-type="float">
            <text:p>0.3807563</text:p>
          </table:table-cell>
          <table:table-cell office:value-type="float" office:value="0.3970763" calcext:value-type="float">
            <text:p>0.3970763</text:p>
          </table:table-cell>
          <table:table-cell office:value-type="float" office:value="0.4205524" calcext:value-type="float">
            <text:p>0.420552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3725" calcext:value-type="float">
            <text:p>0.2033725</text:p>
          </table:table-cell>
          <table:table-cell office:value-type="float" office:value="0.1183171" calcext:value-type="float">
            <text:p>0.1183171</text:p>
          </table:table-cell>
          <table:table-cell office:value-type="float" office:value="9.831746E-016" calcext:value-type="float">
            <text:p>9.831746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31785" calcext:value-type="float">
            <text:p>-0.02731785</text:p>
          </table:table-cell>
          <table:table-cell office:value-type="float" office:value="-0.02565458" calcext:value-type="float">
            <text:p>-0.02565458</text:p>
          </table:table-cell>
          <table:table-cell office:value-type="float" office:value="-0.02363816" calcext:value-type="float">
            <text:p>-0.02363816</text:p>
          </table:table-cell>
          <table:table-cell office:value-type="float" office:value="-0.02111001" calcext:value-type="float">
            <text:p>-0.02111001</text:p>
          </table:table-cell>
          <table:table-cell office:value-type="float" office:value="-0.01912655" calcext:value-type="float">
            <text:p>-0.01912655</text:p>
          </table:table-cell>
          <table:table-cell office:value-type="float" office:value="-0.01734919" calcext:value-type="float">
            <text:p>-0.01734919</text:p>
          </table:table-cell>
          <table:table-cell office:value-type="float" office:value="-0.01420044" calcext:value-type="float">
            <text:p>-0.01420044</text:p>
          </table:table-cell>
          <table:table-cell office:value-type="float" office:value="-0.01456348" calcext:value-type="float">
            <text:p>-0.01456348</text:p>
          </table:table-cell>
          <table:table-cell office:value-type="float" office:value="-0.008373064" calcext:value-type="float">
            <text:p>-0.008373064</text:p>
          </table:table-cell>
          <table:table-cell office:value-type="float" office:value="-0.005610607" calcext:value-type="float">
            <text:p>-0.005610607</text:p>
          </table:table-cell>
          <table:table-cell office:value-type="float" office:value="506.8234" calcext:value-type="float">
            <text:p>506.8234</text:p>
          </table:table-cell>
          <table:table-cell office:value-type="float" office:value="0" calcext:value-type="float">
            <text:p>0</text:p>
          </table:table-cell>
          <table:table-cell office:value-type="float" office:value="-0.05432744" calcext:value-type="float">
            <text:p>-0.05432744</text:p>
          </table:table-cell>
          <table:table-cell office:value-type="float" office:value="0.000242065" calcext:value-type="float">
            <text:p>0.00024206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69855" calcext:value-type="float">
            <text:p>-1.698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9" calcext:value-type="float">
            <text:p>13031999</text:p>
          </table:table-cell>
          <table:table-cell office:value-type="float" office:value="217.1992" calcext:value-type="float">
            <text:p>217.1992</text:p>
          </table:table-cell>
          <table:table-cell office:value-type="float" office:value="1.627512" calcext:value-type="float">
            <text:p>1.627512</text:p>
          </table:table-cell>
          <table:table-cell office:value-type="float" office:value="0" calcext:value-type="float">
            <text:p>0</text:p>
          </table:table-cell>
          <table:table-cell office:value-type="float" office:value="1434.916" calcext:value-type="float">
            <text:p>1434.916</text:p>
          </table:table-cell>
          <table:table-cell office:value-type="float" office:value="36.98088" calcext:value-type="float">
            <text:p>36.98088</text:p>
          </table:table-cell>
          <table:table-cell office:value-type="float" office:value="615.3873" calcext:value-type="float">
            <text:p>615.3873</text:p>
          </table:table-cell>
          <table:table-cell office:value-type="float" office:value="0.2848332" calcext:value-type="float">
            <text:p>0.2848332</text:p>
          </table:table-cell>
          <table:table-cell office:value-type="float" office:value="0.2873582" calcext:value-type="float">
            <text:p>0.2873582</text:p>
          </table:table-cell>
          <table:table-cell office:value-type="float" office:value="0.2906775" calcext:value-type="float">
            <text:p>0.2906775</text:p>
          </table:table-cell>
          <table:table-cell office:value-type="float" office:value="0.2954898" calcext:value-type="float">
            <text:p>0.2954898</text:p>
          </table:table-cell>
          <table:table-cell office:value-type="float" office:value="0.2998466" calcext:value-type="float">
            <text:p>0.2998466</text:p>
          </table:table-cell>
          <table:table-cell office:value-type="float" office:value="0.3042187" calcext:value-type="float">
            <text:p>0.3042187</text:p>
          </table:table-cell>
          <table:table-cell office:value-type="float" office:value="0.3568693" calcext:value-type="float">
            <text:p>0.3568693</text:p>
          </table:table-cell>
          <table:table-cell office:value-type="float" office:value="0.3599866" calcext:value-type="float">
            <text:p>0.3599866</text:p>
          </table:table-cell>
          <table:table-cell office:value-type="float" office:value="0.3819027" calcext:value-type="float">
            <text:p>0.3819027</text:p>
          </table:table-cell>
          <table:table-cell office:value-type="float" office:value="0.3993547" calcext:value-type="float">
            <text:p>0.3993547</text:p>
          </table:table-cell>
          <table:table-cell office:value-type="float" office:value="0.4263343" calcext:value-type="float">
            <text:p>0.42633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5214" calcext:value-type="float">
            <text:p>0.1975214</text:p>
          </table:table-cell>
          <table:table-cell office:value-type="float" office:value="0.1044898" calcext:value-type="float">
            <text:p>0.1044898</text:p>
          </table:table-cell>
          <table:table-cell office:value-type="float" office:value="9.831712E-016" calcext:value-type="float">
            <text:p>9.831712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3181" calcext:value-type="float">
            <text:p>-0.0273181</text:p>
          </table:table-cell>
          <table:table-cell office:value-type="float" office:value="-0.02570227" calcext:value-type="float">
            <text:p>-0.02570227</text:p>
          </table:table-cell>
          <table:table-cell office:value-type="float" office:value="-0.02373514" calcext:value-type="float">
            <text:p>-0.02373514</text:p>
          </table:table-cell>
          <table:table-cell office:value-type="float" office:value="-0.02118442" calcext:value-type="float">
            <text:p>-0.02118442</text:p>
          </table:table-cell>
          <table:table-cell office:value-type="float" office:value="-0.01914254" calcext:value-type="float">
            <text:p>-0.01914254</text:p>
          </table:table-cell>
          <table:table-cell office:value-type="float" office:value="-0.01731202" calcext:value-type="float">
            <text:p>-0.01731202</text:p>
          </table:table-cell>
          <table:table-cell office:value-type="float" office:value="-0.01409042" calcext:value-type="float">
            <text:p>-0.01409042</text:p>
          </table:table-cell>
          <table:table-cell office:value-type="float" office:value="-0.01431696" calcext:value-type="float">
            <text:p>-0.01431696</text:p>
          </table:table-cell>
          <table:table-cell office:value-type="float" office:value="-0.008134688" calcext:value-type="float">
            <text:p>-0.008134688</text:p>
          </table:table-cell>
          <table:table-cell office:value-type="float" office:value="-0.005310787" calcext:value-type="float">
            <text:p>-0.005310787</text:p>
          </table:table-cell>
          <table:table-cell office:value-type="float" office:value="508.7529" calcext:value-type="float">
            <text:p>508.7529</text:p>
          </table:table-cell>
          <table:table-cell office:value-type="float" office:value="0" calcext:value-type="float">
            <text:p>0</text:p>
          </table:table-cell>
          <table:table-cell office:value-type="float" office:value="-0.0534686" calcext:value-type="float">
            <text:p>-0.0534686</text:p>
          </table:table-cell>
          <table:table-cell office:value-type="float" office:value="0.0002193346" calcext:value-type="float">
            <text:p>0.000219334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671629" calcext:value-type="float">
            <text:p>-1.6716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9" calcext:value-type="float">
            <text:p>14031999</text:p>
          </table:table-cell>
          <table:table-cell office:value-type="float" office:value="217.1992" calcext:value-type="float">
            <text:p>217.1992</text:p>
          </table:table-cell>
          <table:table-cell office:value-type="float" office:value="1.823476" calcext:value-type="float">
            <text:p>1.823476</text:p>
          </table:table-cell>
          <table:table-cell office:value-type="float" office:value="0" calcext:value-type="float">
            <text:p>0</text:p>
          </table:table-cell>
          <table:table-cell office:value-type="float" office:value="1438.636" calcext:value-type="float">
            <text:p>1438.636</text:p>
          </table:table-cell>
          <table:table-cell office:value-type="float" office:value="33.06555" calcext:value-type="float">
            <text:p>33.06555</text:p>
          </table:table-cell>
          <table:table-cell office:value-type="float" office:value="612.7406" calcext:value-type="float">
            <text:p>612.7406</text:p>
          </table:table-cell>
          <table:table-cell office:value-type="float" office:value="0.2849891" calcext:value-type="float">
            <text:p>0.2849891</text:p>
          </table:table-cell>
          <table:table-cell office:value-type="float" office:value="0.2874513" calcext:value-type="float">
            <text:p>0.2874513</text:p>
          </table:table-cell>
          <table:table-cell office:value-type="float" office:value="0.2906818" calcext:value-type="float">
            <text:p>0.2906818</text:p>
          </table:table-cell>
          <table:table-cell office:value-type="float" office:value="0.2954543" calcext:value-type="float">
            <text:p>0.2954543</text:p>
          </table:table-cell>
          <table:table-cell office:value-type="float" office:value="0.2998317" calcext:value-type="float">
            <text:p>0.2998317</text:p>
          </table:table-cell>
          <table:table-cell office:value-type="float" office:value="0.3042444" calcext:value-type="float">
            <text:p>0.3042444</text:p>
          </table:table-cell>
          <table:table-cell office:value-type="float" office:value="0.3569522" calcext:value-type="float">
            <text:p>0.3569522</text:p>
          </table:table-cell>
          <table:table-cell office:value-type="float" office:value="0.3604982" calcext:value-type="float">
            <text:p>0.3604982</text:p>
          </table:table-cell>
          <table:table-cell office:value-type="float" office:value="0.3828658" calcext:value-type="float">
            <text:p>0.3828658</text:p>
          </table:table-cell>
          <table:table-cell office:value-type="float" office:value="0.401287" calcext:value-type="float">
            <text:p>0.401287</text:p>
          </table:table-cell>
          <table:table-cell office:value-type="float" office:value="0.4319419" calcext:value-type="float">
            <text:p>0.431941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7206" calcext:value-type="float">
            <text:p>0.1917206</text:p>
          </table:table-cell>
          <table:table-cell office:value-type="float" office:value="0.0907836" calcext:value-type="float">
            <text:p>0.0907836</text:p>
          </table:table-cell>
          <table:table-cell office:value-type="float" office:value="9.831686E-016" calcext:value-type="float">
            <text:p>9.831686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21508" calcext:value-type="float">
            <text:p>-0.02721508</text:p>
          </table:table-cell>
          <table:table-cell office:value-type="float" office:value="-0.02564531" calcext:value-type="float">
            <text:p>-0.02564531</text:p>
          </table:table-cell>
          <table:table-cell office:value-type="float" office:value="-0.02373351" calcext:value-type="float">
            <text:p>-0.02373351</text:p>
          </table:table-cell>
          <table:table-cell office:value-type="float" office:value="-0.02120256" calcext:value-type="float">
            <text:p>-0.02120256</text:p>
          </table:table-cell>
          <table:table-cell office:value-type="float" office:value="-0.01914928" calcext:value-type="float">
            <text:p>-0.01914928</text:p>
          </table:table-cell>
          <table:table-cell office:value-type="float" office:value="-0.01730173" calcext:value-type="float">
            <text:p>-0.01730173</text:p>
          </table:table-cell>
          <table:table-cell office:value-type="float" office:value="-0.01405836" calcext:value-type="float">
            <text:p>-0.01405836</text:p>
          </table:table-cell>
          <table:table-cell office:value-type="float" office:value="-0.01412253" calcext:value-type="float">
            <text:p>-0.01412253</text:p>
          </table:table-cell>
          <table:table-cell office:value-type="float" office:value="-0.007940279" calcext:value-type="float">
            <text:p>-0.007940279</text:p>
          </table:table-cell>
          <table:table-cell office:value-type="float" office:value="-0.005070542" calcext:value-type="float">
            <text:p>-0.005070542</text:p>
          </table:table-cell>
          <table:table-cell office:value-type="float" office:value="510.8631" calcext:value-type="float">
            <text:p>510.8631</text:p>
          </table:table-cell>
          <table:table-cell office:value-type="float" office:value="0" calcext:value-type="float">
            <text:p>0</text:p>
          </table:table-cell>
          <table:table-cell office:value-type="float" office:value="-0.05255592" calcext:value-type="float">
            <text:p>-0.05255592</text:p>
          </table:table-cell>
          <table:table-cell office:value-type="float" office:value="0.0001968152" calcext:value-type="float">
            <text:p>0.000196815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645512" calcext:value-type="float">
            <text:p>-1.6455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9" calcext:value-type="float">
            <text:p>15031999</text:p>
          </table:table-cell>
          <table:table-cell office:value-type="float" office:value="217.1992" calcext:value-type="float">
            <text:p>217.1992</text:p>
          </table:table-cell>
          <table:table-cell office:value-type="float" office:value="2.096912" calcext:value-type="float">
            <text:p>2.096912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29.42739" calcext:value-type="float">
            <text:p>29.42739</text:p>
          </table:table-cell>
          <table:table-cell office:value-type="float" office:value="608.6776" calcext:value-type="float">
            <text:p>608.6776</text:p>
          </table:table-cell>
          <table:table-cell office:value-type="float" office:value="0.285238" calcext:value-type="float">
            <text:p>0.285238</text:p>
          </table:table-cell>
          <table:table-cell office:value-type="float" office:value="0.2876458" calcext:value-type="float">
            <text:p>0.2876458</text:p>
          </table:table-cell>
          <table:table-cell office:value-type="float" office:value="0.2907915" calcext:value-type="float">
            <text:p>0.2907915</text:p>
          </table:table-cell>
          <table:table-cell office:value-type="float" office:value="0.295495" calcext:value-type="float">
            <text:p>0.295495</text:p>
          </table:table-cell>
          <table:table-cell office:value-type="float" office:value="0.2998467" calcext:value-type="float">
            <text:p>0.2998467</text:p>
          </table:table-cell>
          <table:table-cell office:value-type="float" office:value="0.3042505" calcext:value-type="float">
            <text:p>0.3042505</text:p>
          </table:table-cell>
          <table:table-cell office:value-type="float" office:value="0.3569358" calcext:value-type="float">
            <text:p>0.3569358</text:p>
          </table:table-cell>
          <table:table-cell office:value-type="float" office:value="0.3609454" calcext:value-type="float">
            <text:p>0.3609454</text:p>
          </table:table-cell>
          <table:table-cell office:value-type="float" office:value="0.3836297" calcext:value-type="float">
            <text:p>0.3836297</text:p>
          </table:table-cell>
          <table:table-cell office:value-type="float" office:value="0.403039" calcext:value-type="float">
            <text:p>0.403039</text:p>
          </table:table-cell>
          <table:table-cell office:value-type="float" office:value="0.437306" calcext:value-type="float">
            <text:p>0.4373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9841" calcext:value-type="float">
            <text:p>0.1859841</text:p>
          </table:table-cell>
          <table:table-cell office:value-type="float" office:value="0.07719962" calcext:value-type="float">
            <text:p>0.07719962</text:p>
          </table:table-cell>
          <table:table-cell office:value-type="float" office:value="9.831652E-016" calcext:value-type="float">
            <text:p>9.831652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05079" calcext:value-type="float">
            <text:p>-0.02705079</text:p>
          </table:table-cell>
          <table:table-cell office:value-type="float" office:value="-0.02552563" calcext:value-type="float">
            <text:p>-0.02552563</text:p>
          </table:table-cell>
          <table:table-cell office:value-type="float" office:value="-0.02367193" calcext:value-type="float">
            <text:p>-0.02367193</text:p>
          </table:table-cell>
          <table:table-cell office:value-type="float" office:value="-0.02118266" calcext:value-type="float">
            <text:p>-0.02118266</text:p>
          </table:table-cell>
          <table:table-cell office:value-type="float" office:value="-0.01914279" calcext:value-type="float">
            <text:p>-0.01914279</text:p>
          </table:table-cell>
          <table:table-cell office:value-type="float" office:value="-0.01729931" calcext:value-type="float">
            <text:p>-0.01729931</text:p>
          </table:table-cell>
          <table:table-cell office:value-type="float" office:value="-0.01406421" calcext:value-type="float">
            <text:p>-0.01406421</text:p>
          </table:table-cell>
          <table:table-cell office:value-type="float" office:value="-0.01395526" calcext:value-type="float">
            <text:p>-0.01395526</text:p>
          </table:table-cell>
          <table:table-cell office:value-type="float" office:value="-0.007789545" calcext:value-type="float">
            <text:p>-0.007789545</text:p>
          </table:table-cell>
          <table:table-cell office:value-type="float" office:value="-0.004863104" calcext:value-type="float">
            <text:p>-0.004863104</text:p>
          </table:table-cell>
          <table:table-cell office:value-type="float" office:value="513.1196" calcext:value-type="float">
            <text:p>513.1196</text:p>
          </table:table-cell>
          <table:table-cell office:value-type="float" office:value="0" calcext:value-type="float">
            <text:p>0</text:p>
          </table:table-cell>
          <table:table-cell office:value-type="float" office:value="-0.05161758" calcext:value-type="float">
            <text:p>-0.05161758</text:p>
          </table:table-cell>
          <table:table-cell office:value-type="float" office:value="0.0001745071" calcext:value-type="float">
            <text:p>0.000174507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620532" calcext:value-type="float">
            <text:p>-1.6205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9" calcext:value-type="float">
            <text:p>16031999</text:p>
          </table:table-cell>
          <table:table-cell office:value-type="float" office:value="217.1992" calcext:value-type="float">
            <text:p>217.1992</text:p>
          </table:table-cell>
          <table:table-cell office:value-type="float" office:value="2.24894" calcext:value-type="float">
            <text:p>2.24894</text:p>
          </table:table-cell>
          <table:table-cell office:value-type="float" office:value="0" calcext:value-type="float">
            <text:p>0</text:p>
          </table:table-cell>
          <table:table-cell office:value-type="float" office:value="1445.255" calcext:value-type="float">
            <text:p>1445.255</text:p>
          </table:table-cell>
          <table:table-cell office:value-type="float" office:value="26.02057" calcext:value-type="float">
            <text:p>26.02057</text:p>
          </table:table-cell>
          <table:table-cell office:value-type="float" office:value="604.8201" calcext:value-type="float">
            <text:p>604.8201</text:p>
          </table:table-cell>
          <table:table-cell office:value-type="float" office:value="0.2855442" calcext:value-type="float">
            <text:p>0.2855442</text:p>
          </table:table-cell>
          <table:table-cell office:value-type="float" office:value="0.287903" calcext:value-type="float">
            <text:p>0.287903</text:p>
          </table:table-cell>
          <table:table-cell office:value-type="float" office:value="0.2909687" calcext:value-type="float">
            <text:p>0.2909687</text:p>
          </table:table-cell>
          <table:table-cell office:value-type="float" office:value="0.2955894" calcext:value-type="float">
            <text:p>0.2955894</text:p>
          </table:table-cell>
          <table:table-cell office:value-type="float" office:value="0.2998907" calcext:value-type="float">
            <text:p>0.2998907</text:p>
          </table:table-cell>
          <table:table-cell office:value-type="float" office:value="0.3042566" calcext:value-type="float">
            <text:p>0.3042566</text:p>
          </table:table-cell>
          <table:table-cell office:value-type="float" office:value="0.3568737" calcext:value-type="float">
            <text:p>0.3568737</text:p>
          </table:table-cell>
          <table:table-cell office:value-type="float" office:value="0.3613073" calcext:value-type="float">
            <text:p>0.3613073</text:p>
          </table:table-cell>
          <table:table-cell office:value-type="float" office:value="0.3842538" calcext:value-type="float">
            <text:p>0.3842538</text:p>
          </table:table-cell>
          <table:table-cell office:value-type="float" office:value="0.4044935" calcext:value-type="float">
            <text:p>0.4044935</text:p>
          </table:table-cell>
          <table:table-cell office:value-type="float" office:value="0.442607" calcext:value-type="float">
            <text:p>0.4426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3257" calcext:value-type="float">
            <text:p>0.1803257</text:p>
          </table:table-cell>
          <table:table-cell office:value-type="float" office:value="0.06374118" calcext:value-type="float">
            <text:p>0.06374118</text:p>
          </table:table-cell>
          <table:table-cell office:value-type="float" office:value="9.831625E-016" calcext:value-type="float">
            <text:p>9.831625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84996" calcext:value-type="float">
            <text:p>-0.02684996</text:p>
          </table:table-cell>
          <table:table-cell office:value-type="float" office:value="-0.02536801" calcext:value-type="float">
            <text:p>-0.02536801</text:p>
          </table:table-cell>
          <table:table-cell office:value-type="float" office:value="-0.02357236" calcext:value-type="float">
            <text:p>-0.02357236</text:p>
          </table:table-cell>
          <table:table-cell office:value-type="float" office:value="-0.02113601" calcext:value-type="float">
            <text:p>-0.02113601</text:p>
          </table:table-cell>
          <table:table-cell office:value-type="float" office:value="-0.01912348" calcext:value-type="float">
            <text:p>-0.01912348</text:p>
          </table:table-cell>
          <table:table-cell office:value-type="float" office:value="-0.0172969" calcext:value-type="float">
            <text:p>-0.0172969</text:p>
          </table:table-cell>
          <table:table-cell office:value-type="float" office:value="-0.01408764" calcext:value-type="float">
            <text:p>-0.01408764</text:p>
          </table:table-cell>
          <table:table-cell office:value-type="float" office:value="-0.01382124" calcext:value-type="float">
            <text:p>-0.01382124</text:p>
          </table:table-cell>
          <table:table-cell office:value-type="float" office:value="-0.007668838" calcext:value-type="float">
            <text:p>-0.007668838</text:p>
          </table:table-cell>
          <table:table-cell office:value-type="float" office:value="-0.004697708" calcext:value-type="float">
            <text:p>-0.004697708</text:p>
          </table:table-cell>
          <table:table-cell office:value-type="float" office:value="515.498" calcext:value-type="float">
            <text:p>515.498</text:p>
          </table:table-cell>
          <table:table-cell office:value-type="float" office:value="0" calcext:value-type="float">
            <text:p>0</text:p>
          </table:table-cell>
          <table:table-cell office:value-type="float" office:value="-0.05067303" calcext:value-type="float">
            <text:p>-0.05067303</text:p>
          </table:table-cell>
          <table:table-cell office:value-type="float" office:value="0.0001524311" calcext:value-type="float">
            <text:p>0.000152431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595859" calcext:value-type="float">
            <text:p>-1.5958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9" calcext:value-type="float">
            <text:p>17031999</text:p>
          </table:table-cell>
          <table:table-cell office:value-type="float" office:value="217.1992" calcext:value-type="float">
            <text:p>217.1992</text:p>
          </table:table-cell>
          <table:table-cell office:value-type="float" office:value="2.286353" calcext:value-type="float">
            <text:p>2.286353</text:p>
          </table:table-cell>
          <table:table-cell office:value-type="float" office:value="0" calcext:value-type="float">
            <text:p>0</text:p>
          </table:table-cell>
          <table:table-cell office:value-type="float" office:value="1448.433" calcext:value-type="float">
            <text:p>1448.433</text:p>
          </table:table-cell>
          <table:table-cell office:value-type="float" office:value="22.80486" calcext:value-type="float">
            <text:p>22.80486</text:p>
          </table:table-cell>
          <table:table-cell office:value-type="float" office:value="596.6262" calcext:value-type="float">
            <text:p>596.6262</text:p>
          </table:table-cell>
          <table:table-cell office:value-type="float" office:value="0.2858737" calcext:value-type="float">
            <text:p>0.2858737</text:p>
          </table:table-cell>
          <table:table-cell office:value-type="float" office:value="0.2881928" calcext:value-type="float">
            <text:p>0.2881928</text:p>
          </table:table-cell>
          <table:table-cell office:value-type="float" office:value="0.2911883" calcext:value-type="float">
            <text:p>0.2911883</text:p>
          </table:table-cell>
          <table:table-cell office:value-type="float" office:value="0.2957217" calcext:value-type="float">
            <text:p>0.2957217</text:p>
          </table:table-cell>
          <table:table-cell office:value-type="float" office:value="0.2999589" calcext:value-type="float">
            <text:p>0.2999589</text:p>
          </table:table-cell>
          <table:table-cell office:value-type="float" office:value="0.3042688" calcext:value-type="float">
            <text:p>0.3042688</text:p>
          </table:table-cell>
          <table:table-cell office:value-type="float" office:value="0.356791" calcext:value-type="float">
            <text:p>0.356791</text:p>
          </table:table-cell>
          <table:table-cell office:value-type="float" office:value="0.3615864" calcext:value-type="float">
            <text:p>0.3615864</text:p>
          </table:table-cell>
          <table:table-cell office:value-type="float" office:value="0.3847864" calcext:value-type="float">
            <text:p>0.3847864</text:p>
          </table:table-cell>
          <table:table-cell office:value-type="float" office:value="0.4057268" calcext:value-type="float">
            <text:p>0.4057268</text:p>
          </table:table-cell>
          <table:table-cell office:value-type="float" office:value="0.4478201" calcext:value-type="float">
            <text:p>0.44782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7539" calcext:value-type="float">
            <text:p>0.1747539</text:p>
          </table:table-cell>
          <table:table-cell office:value-type="float" office:value="0.05040736" calcext:value-type="float">
            <text:p>0.05040736</text:p>
          </table:table-cell>
          <table:table-cell office:value-type="float" office:value="9.831591E-016" calcext:value-type="float">
            <text:p>9.83159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63545" calcext:value-type="float">
            <text:p>-0.02663545</text:p>
          </table:table-cell>
          <table:table-cell office:value-type="float" office:value="-0.0251914" calcext:value-type="float">
            <text:p>-0.0251914</text:p>
          </table:table-cell>
          <table:table-cell office:value-type="float" office:value="-0.02344944" calcext:value-type="float">
            <text:p>-0.02344944</text:p>
          </table:table-cell>
          <table:table-cell office:value-type="float" office:value="-0.02107063" calcext:value-type="float">
            <text:p>-0.02107063</text:p>
          </table:table-cell>
          <table:table-cell office:value-type="float" office:value="-0.01909345" calcext:value-type="float">
            <text:p>-0.01909345</text:p>
          </table:table-cell>
          <table:table-cell office:value-type="float" office:value="-0.01729216" calcext:value-type="float">
            <text:p>-0.01729216</text:p>
          </table:table-cell>
          <table:table-cell office:value-type="float" office:value="-0.01411908" calcext:value-type="float">
            <text:p>-0.01411908</text:p>
          </table:table-cell>
          <table:table-cell office:value-type="float" office:value="-0.01371885" calcext:value-type="float">
            <text:p>-0.01371885</text:p>
          </table:table-cell>
          <table:table-cell office:value-type="float" office:value="-0.007567522" calcext:value-type="float">
            <text:p>-0.007567522</text:p>
          </table:table-cell>
          <table:table-cell office:value-type="float" office:value="-0.004562561" calcext:value-type="float">
            <text:p>-0.004562561</text:p>
          </table:table-cell>
          <table:table-cell office:value-type="float" office:value="517.9778" calcext:value-type="float">
            <text:p>517.9778</text:p>
          </table:table-cell>
          <table:table-cell office:value-type="float" office:value="0" calcext:value-type="float">
            <text:p>0</text:p>
          </table:table-cell>
          <table:table-cell office:value-type="float" office:value="-0.04982278" calcext:value-type="float">
            <text:p>-0.04982278</text:p>
          </table:table-cell>
          <table:table-cell office:value-type="float" office:value="0.000130639" calcext:value-type="float">
            <text:p>0.00013063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571583" calcext:value-type="float">
            <text:p>-1.5715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9" calcext:value-type="float">
            <text:p>18031999</text:p>
          </table:table-cell>
          <table:table-cell office:value-type="float" office:value="218.1992" calcext:value-type="float">
            <text:p>218.1992</text:p>
          </table:table-cell>
          <table:table-cell office:value-type="float" office:value="2.244973" calcext:value-type="float">
            <text:p>2.244973</text:p>
          </table:table-cell>
          <table:table-cell office:value-type="float" office:value="0" calcext:value-type="float">
            <text:p>0</text:p>
          </table:table-cell>
          <table:table-cell office:value-type="float" office:value="1452.527" calcext:value-type="float">
            <text:p>1452.527</text:p>
          </table:table-cell>
          <table:table-cell office:value-type="float" office:value="19.75308" calcext:value-type="float">
            <text:p>19.75308</text:p>
          </table:table-cell>
          <table:table-cell office:value-type="float" office:value="591.7339" calcext:value-type="float">
            <text:p>591.7339</text:p>
          </table:table-cell>
          <table:table-cell office:value-type="float" office:value="0.2862003" calcext:value-type="float">
            <text:p>0.2862003</text:p>
          </table:table-cell>
          <table:table-cell office:value-type="float" office:value="0.2884868" calcext:value-type="float">
            <text:p>0.2884868</text:p>
          </table:table-cell>
          <table:table-cell office:value-type="float" office:value="0.2914251" calcext:value-type="float">
            <text:p>0.2914251</text:p>
          </table:table-cell>
          <table:table-cell office:value-type="float" office:value="0.2958902" calcext:value-type="float">
            <text:p>0.2958902</text:p>
          </table:table-cell>
          <table:table-cell office:value-type="float" office:value="0.3001127" calcext:value-type="float">
            <text:p>0.3001127</text:p>
          </table:table-cell>
          <table:table-cell office:value-type="float" office:value="0.3042786" calcext:value-type="float">
            <text:p>0.3042786</text:p>
          </table:table-cell>
          <table:table-cell office:value-type="float" office:value="0.3566743" calcext:value-type="float">
            <text:p>0.3566743</text:p>
          </table:table-cell>
          <table:table-cell office:value-type="float" office:value="0.3618017" calcext:value-type="float">
            <text:p>0.3618017</text:p>
          </table:table-cell>
          <table:table-cell office:value-type="float" office:value="0.3852527" calcext:value-type="float">
            <text:p>0.3852527</text:p>
          </table:table-cell>
          <table:table-cell office:value-type="float" office:value="0.4068532" calcext:value-type="float">
            <text:p>0.4068532</text:p>
          </table:table-cell>
          <table:table-cell office:value-type="float" office:value="0.4528652" calcext:value-type="float">
            <text:p>0.452865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2197" calcext:value-type="float">
            <text:p>0.1692197</text:p>
          </table:table-cell>
          <table:table-cell office:value-type="float" office:value="0.03718184" calcext:value-type="float">
            <text:p>0.03718184</text:p>
          </table:table-cell>
          <table:table-cell office:value-type="float" office:value="9.831564E-016" calcext:value-type="float">
            <text:p>9.831564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42468" calcext:value-type="float">
            <text:p>-0.02642468</text:p>
          </table:table-cell>
          <table:table-cell office:value-type="float" office:value="-0.02501382" calcext:value-type="float">
            <text:p>-0.02501382</text:p>
          </table:table-cell>
          <table:table-cell office:value-type="float" office:value="-0.02331763" calcext:value-type="float">
            <text:p>-0.02331763</text:p>
          </table:table-cell>
          <table:table-cell office:value-type="float" office:value="-0.02098796" calcext:value-type="float">
            <text:p>-0.02098796</text:p>
          </table:table-cell>
          <table:table-cell office:value-type="float" office:value="-0.01902649" calcext:value-type="float">
            <text:p>-0.01902649</text:p>
          </table:table-cell>
          <table:table-cell office:value-type="float" office:value="-0.0172883" calcext:value-type="float">
            <text:p>-0.0172883</text:p>
          </table:table-cell>
          <table:table-cell office:value-type="float" office:value="-0.01416315" calcext:value-type="float">
            <text:p>-0.01416315</text:p>
          </table:table-cell>
          <table:table-cell office:value-type="float" office:value="-0.01364046" calcext:value-type="float">
            <text:p>-0.01364046</text:p>
          </table:table-cell>
          <table:table-cell office:value-type="float" office:value="-0.007480031" calcext:value-type="float">
            <text:p>-0.007480031</text:p>
          </table:table-cell>
          <table:table-cell office:value-type="float" office:value="-0.00444287" calcext:value-type="float">
            <text:p>-0.00444287</text:p>
          </table:table-cell>
          <table:table-cell office:value-type="float" office:value="520.5436" calcext:value-type="float">
            <text:p>520.5436</text:p>
          </table:table-cell>
          <table:table-cell office:value-type="float" office:value="0" calcext:value-type="float">
            <text:p>0</text:p>
          </table:table-cell>
          <table:table-cell office:value-type="float" office:value="-0.0490684" calcext:value-type="float">
            <text:p>-0.0490684</text:p>
          </table:table-cell>
          <table:table-cell office:value-type="float" office:value="0.0001090556" calcext:value-type="float">
            <text:p>0.000109055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54809" calcext:value-type="float">
            <text:p>-1.548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9" calcext:value-type="float">
            <text:p>19031999</text:p>
          </table:table-cell>
          <table:table-cell office:value-type="float" office:value="218.1992" calcext:value-type="float">
            <text:p>218.1992</text:p>
          </table:table-cell>
          <table:table-cell office:value-type="float" office:value="2.493452" calcext:value-type="float">
            <text:p>2.493452</text:p>
          </table:table-cell>
          <table:table-cell office:value-type="float" office:value="0" calcext:value-type="float">
            <text:p>0</text:p>
          </table:table-cell>
          <table:table-cell office:value-type="float" office:value="1455.162" calcext:value-type="float">
            <text:p>1455.162</text:p>
          </table:table-cell>
          <table:table-cell office:value-type="float" office:value="16.86852" calcext:value-type="float">
            <text:p>16.86852</text:p>
          </table:table-cell>
          <table:table-cell office:value-type="float" office:value="588.2153" calcext:value-type="float">
            <text:p>588.2153</text:p>
          </table:table-cell>
          <table:table-cell office:value-type="float" office:value="0.2865555" calcext:value-type="float">
            <text:p>0.2865555</text:p>
          </table:table-cell>
          <table:table-cell office:value-type="float" office:value="0.2888137" calcext:value-type="float">
            <text:p>0.2888137</text:p>
          </table:table-cell>
          <table:table-cell office:value-type="float" office:value="0.2917082" calcext:value-type="float">
            <text:p>0.2917082</text:p>
          </table:table-cell>
          <table:table-cell office:value-type="float" office:value="0.2961463" calcext:value-type="float">
            <text:p>0.2961463</text:p>
          </table:table-cell>
          <table:table-cell office:value-type="float" office:value="0.3003611" calcext:value-type="float">
            <text:p>0.3003611</text:p>
          </table:table-cell>
          <table:table-cell office:value-type="float" office:value="0.3043208" calcext:value-type="float">
            <text:p>0.3043208</text:p>
          </table:table-cell>
          <table:table-cell office:value-type="float" office:value="0.3564581" calcext:value-type="float">
            <text:p>0.3564581</text:p>
          </table:table-cell>
          <table:table-cell office:value-type="float" office:value="0.3619609" calcext:value-type="float">
            <text:p>0.3619609</text:p>
          </table:table-cell>
          <table:table-cell office:value-type="float" office:value="0.3856612" calcext:value-type="float">
            <text:p>0.3856612</text:p>
          </table:table-cell>
          <table:table-cell office:value-type="float" office:value="0.4078856" calcext:value-type="float">
            <text:p>0.4078856</text:p>
          </table:table-cell>
          <table:table-cell office:value-type="float" office:value="0.4577108" calcext:value-type="float">
            <text:p>0.457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7054" calcext:value-type="float">
            <text:p>0.1637054</text:p>
          </table:table-cell>
          <table:table-cell office:value-type="float" office:value="0.02406019" calcext:value-type="float">
            <text:p>0.02406019</text:p>
          </table:table-cell>
          <table:table-cell office:value-type="float" office:value="9.831537E-016" calcext:value-type="float">
            <text:p>9.831537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19799" calcext:value-type="float">
            <text:p>-0.02619799</text:p>
          </table:table-cell>
          <table:table-cell office:value-type="float" office:value="-0.02481806" calcext:value-type="float">
            <text:p>-0.02481806</text:p>
          </table:table-cell>
          <table:table-cell office:value-type="float" office:value="-0.02316131" calcext:value-type="float">
            <text:p>-0.02316131</text:p>
          </table:table-cell>
          <table:table-cell office:value-type="float" office:value="-0.02086248" calcext:value-type="float">
            <text:p>-0.02086248</text:p>
          </table:table-cell>
          <table:table-cell office:value-type="float" office:value="-0.01891722" calcext:value-type="float">
            <text:p>-0.01891722</text:p>
          </table:table-cell>
          <table:table-cell office:value-type="float" office:value="-0.01727181" calcext:value-type="float">
            <text:p>-0.01727181</text:p>
          </table:table-cell>
          <table:table-cell office:value-type="float" office:value="-0.01424632" calcext:value-type="float">
            <text:p>-0.01424632</text:p>
          </table:table-cell>
          <table:table-cell office:value-type="float" office:value="-0.01358274" calcext:value-type="float">
            <text:p>-0.01358274</text:p>
          </table:table-cell>
          <table:table-cell office:value-type="float" office:value="-0.007404296" calcext:value-type="float">
            <text:p>-0.007404296</text:p>
          </table:table-cell>
          <table:table-cell office:value-type="float" office:value="-0.004336213" calcext:value-type="float">
            <text:p>-0.004336213</text:p>
          </table:table-cell>
          <table:table-cell office:value-type="float" office:value="523.2074" calcext:value-type="float">
            <text:p>523.2074</text:p>
          </table:table-cell>
          <table:table-cell office:value-type="float" office:value="0" calcext:value-type="float">
            <text:p>0</text:p>
          </table:table-cell>
          <table:table-cell office:value-type="float" office:value="-0.04831664" calcext:value-type="float">
            <text:p>-0.04831664</text:p>
          </table:table-cell>
          <table:table-cell office:value-type="float" office:value="0.00008762541" calcext:value-type="float">
            <text:p>8.76254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525523" calcext:value-type="float">
            <text:p>-1.5255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9" calcext:value-type="float">
            <text:p>20031999</text:p>
          </table:table-cell>
          <table:table-cell office:value-type="float" office:value="218.1992" calcext:value-type="float">
            <text:p>218.1992</text:p>
          </table:table-cell>
          <table:table-cell office:value-type="float" office:value="2.822973" calcext:value-type="float">
            <text:p>2.822973</text:p>
          </table:table-cell>
          <table:table-cell office:value-type="float" office:value="0" calcext:value-type="float">
            <text:p>0</text:p>
          </table:table-cell>
          <table:table-cell office:value-type="float" office:value="1457.543" calcext:value-type="float">
            <text:p>1457.543</text:p>
          </table:table-cell>
          <table:table-cell office:value-type="float" office:value="14.15804" calcext:value-type="float">
            <text:p>14.15804</text:p>
          </table:table-cell>
          <table:table-cell office:value-type="float" office:value="582.4925" calcext:value-type="float">
            <text:p>582.4925</text:p>
          </table:table-cell>
          <table:table-cell office:value-type="float" office:value="0.2982541" calcext:value-type="float">
            <text:p>0.2982541</text:p>
          </table:table-cell>
          <table:table-cell office:value-type="float" office:value="0.299636" calcext:value-type="float">
            <text:p>0.299636</text:p>
          </table:table-cell>
          <table:table-cell office:value-type="float" office:value="0.2989088" calcext:value-type="float">
            <text:p>0.2989088</text:p>
          </table:table-cell>
          <table:table-cell office:value-type="float" office:value="0.2981023" calcext:value-type="float">
            <text:p>0.2981023</text:p>
          </table:table-cell>
          <table:table-cell office:value-type="float" office:value="0.300877" calcext:value-type="float">
            <text:p>0.300877</text:p>
          </table:table-cell>
          <table:table-cell office:value-type="float" office:value="0.3046572" calcext:value-type="float">
            <text:p>0.3046572</text:p>
          </table:table-cell>
          <table:table-cell office:value-type="float" office:value="0.3577874" calcext:value-type="float">
            <text:p>0.3577874</text:p>
          </table:table-cell>
          <table:table-cell office:value-type="float" office:value="0.3621108" calcext:value-type="float">
            <text:p>0.3621108</text:p>
          </table:table-cell>
          <table:table-cell office:value-type="float" office:value="0.3860196" calcext:value-type="float">
            <text:p>0.3860196</text:p>
          </table:table-cell>
          <table:table-cell office:value-type="float" office:value="0.4088338" calcext:value-type="float">
            <text:p>0.4088338</text:p>
          </table:table-cell>
          <table:table-cell office:value-type="float" office:value="0.4623417" calcext:value-type="float">
            <text:p>0.462341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3651" calcext:value-type="float">
            <text:p>0.1583651</text:p>
          </table:table-cell>
          <table:table-cell office:value-type="float" office:value="0.0110834" calcext:value-type="float">
            <text:p>0.0110834</text:p>
          </table:table-cell>
          <table:table-cell office:value-type="float" office:value="9.831507E-016" calcext:value-type="float">
            <text:p>9.831507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971785" calcext:value-type="float">
            <text:p>-0.01971785</text:p>
          </table:table-cell>
          <table:table-cell office:value-type="float" office:value="-0.01913252" calcext:value-type="float">
            <text:p>-0.01913252</text:p>
          </table:table-cell>
          <table:table-cell office:value-type="float" office:value="-0.01955741" calcext:value-type="float">
            <text:p>-0.01955741</text:p>
          </table:table-cell>
          <table:table-cell office:value-type="float" office:value="-0.01995552" calcext:value-type="float">
            <text:p>-0.01995552</text:p>
          </table:table-cell>
          <table:table-cell office:value-type="float" office:value="-0.01870248" calcext:value-type="float">
            <text:p>-0.01870248</text:p>
          </table:table-cell>
          <table:table-cell office:value-type="float" office:value="-0.01714434" calcext:value-type="float">
            <text:p>-0.01714434</text:p>
          </table:table-cell>
          <table:table-cell office:value-type="float" office:value="-0.01374822" calcext:value-type="float">
            <text:p>-0.01374822</text:p>
          </table:table-cell>
          <table:table-cell office:value-type="float" office:value="-0.01352912" calcext:value-type="float">
            <text:p>-0.01352912</text:p>
          </table:table-cell>
          <table:table-cell office:value-type="float" office:value="-0.007338538" calcext:value-type="float">
            <text:p>-0.007338538</text:p>
          </table:table-cell>
          <table:table-cell office:value-type="float" office:value="-0.004240744" calcext:value-type="float">
            <text:p>-0.004240744</text:p>
          </table:table-cell>
          <table:table-cell office:value-type="float" office:value="525.9798" calcext:value-type="float">
            <text:p>525.9798</text:p>
          </table:table-cell>
          <table:table-cell office:value-type="float" office:value="0" calcext:value-type="float">
            <text:p>0</text:p>
          </table:table-cell>
          <table:table-cell office:value-type="float" office:value="-0.03621576" calcext:value-type="float">
            <text:p>-0.03621576</text:p>
          </table:table-cell>
          <table:table-cell office:value-type="float" office:value="0.00006919089" calcext:value-type="float">
            <text:p>6.91908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503957" calcext:value-type="float">
            <text:p>-1.5039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9" calcext:value-type="float">
            <text:p>21031999</text:p>
          </table:table-cell>
          <table:table-cell office:value-type="float" office:value="222.1994" calcext:value-type="float">
            <text:p>222.1994</text:p>
          </table:table-cell>
          <table:table-cell office:value-type="float" office:value="3.04441" calcext:value-type="float">
            <text:p>3.04441</text:p>
          </table:table-cell>
          <table:table-cell office:value-type="float" office:value="0" calcext:value-type="float">
            <text:p>0</text:p>
          </table:table-cell>
          <table:table-cell office:value-type="float" office:value="1463.832" calcext:value-type="float">
            <text:p>1463.832</text:p>
          </table:table-cell>
          <table:table-cell office:value-type="float" office:value="11.64832" calcext:value-type="float">
            <text:p>11.64832</text:p>
          </table:table-cell>
          <table:table-cell office:value-type="float" office:value="580.838" calcext:value-type="float">
            <text:p>580.838</text:p>
          </table:table-cell>
          <table:table-cell office:value-type="float" office:value="0.3297452" calcext:value-type="float">
            <text:p>0.3297452</text:p>
          </table:table-cell>
          <table:table-cell office:value-type="float" office:value="0.3201222" calcext:value-type="float">
            <text:p>0.3201222</text:p>
          </table:table-cell>
          <table:table-cell office:value-type="float" office:value="0.3040928" calcext:value-type="float">
            <text:p>0.3040928</text:p>
          </table:table-cell>
          <table:table-cell office:value-type="float" office:value="0.3009739" calcext:value-type="float">
            <text:p>0.3009739</text:p>
          </table:table-cell>
          <table:table-cell office:value-type="float" office:value="0.3027306" calcext:value-type="float">
            <text:p>0.3027306</text:p>
          </table:table-cell>
          <table:table-cell office:value-type="float" office:value="0.3061687" calcext:value-type="float">
            <text:p>0.3061687</text:p>
          </table:table-cell>
          <table:table-cell office:value-type="float" office:value="0.3592159" calcext:value-type="float">
            <text:p>0.3592159</text:p>
          </table:table-cell>
          <table:table-cell office:value-type="float" office:value="0.3623347" calcext:value-type="float">
            <text:p>0.3623347</text:p>
          </table:table-cell>
          <table:table-cell office:value-type="float" office:value="0.3863092" calcext:value-type="float">
            <text:p>0.3863092</text:p>
          </table:table-cell>
          <table:table-cell office:value-type="float" office:value="0.4094159" calcext:value-type="float">
            <text:p>0.4094159</text:p>
          </table:table-cell>
          <table:table-cell office:value-type="float" office:value="0.4670936" calcext:value-type="float">
            <text:p>0.467093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2598" calcext:value-type="float">
            <text:p>0.1522598</text:p>
          </table:table-cell>
          <table:table-cell office:value-type="float" office:value="0.00000000003534759" calcext:value-type="float">
            <text:p>3.534759E-11</text:p>
          </table:table-cell>
          <table:table-cell office:value-type="float" office:value="9.831474E-016" calcext:value-type="float">
            <text:p>9.831474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661" calcext:value-type="float">
            <text:p>-0.010661</text:p>
          </table:table-cell>
          <table:table-cell office:value-type="float" office:value="-0.01267417" calcext:value-type="float">
            <text:p>-0.01267417</text:p>
          </table:table-cell>
          <table:table-cell office:value-type="float" office:value="-0.01747899" calcext:value-type="float">
            <text:p>-0.01747899</text:p>
          </table:table-cell>
          <table:table-cell office:value-type="float" office:value="-0.01868314" calcext:value-type="float">
            <text:p>-0.01868314</text:p>
          </table:table-cell>
          <table:table-cell office:value-type="float" office:value="-0.01792377" calcext:value-type="float">
            <text:p>-0.01792377</text:p>
          </table:table-cell>
          <table:table-cell office:value-type="float" office:value="-0.01657051" calcext:value-type="float">
            <text:p>-0.01657051</text:p>
          </table:table-cell>
          <table:table-cell office:value-type="float" office:value="-0.01325267" calcext:value-type="float">
            <text:p>-0.01325267</text:p>
          </table:table-cell>
          <table:table-cell office:value-type="float" office:value="-0.01344937" calcext:value-type="float">
            <text:p>-0.01344937</text:p>
          </table:table-cell>
          <table:table-cell office:value-type="float" office:value="-0.00728584" calcext:value-type="float">
            <text:p>-0.00728584</text:p>
          </table:table-cell>
          <table:table-cell office:value-type="float" office:value="-0.004182988" calcext:value-type="float">
            <text:p>-0.004182988</text:p>
          </table:table-cell>
          <table:table-cell office:value-type="float" office:value="528.9056" calcext:value-type="float">
            <text:p>528.9056</text:p>
          </table:table-cell>
          <table:table-cell office:value-type="float" office:value="0" calcext:value-type="float">
            <text:p>0</text:p>
          </table:table-cell>
          <table:table-cell office:value-type="float" office:value="-0.01628728" calcext:value-type="float">
            <text:p>-0.01628728</text:p>
          </table:table-cell>
          <table:table-cell office:value-type="float" office:value="0.00005641239" calcext:value-type="float">
            <text:p>5.64123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481842" calcext:value-type="float">
            <text:p>-1.4818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9" calcext:value-type="float">
            <text:p>22031999</text:p>
          </table:table-cell>
          <table:table-cell office:value-type="float" office:value="236.3993" calcext:value-type="float">
            <text:p>236.3993</text:p>
          </table:table-cell>
          <table:table-cell office:value-type="float" office:value="2.976508" calcext:value-type="float">
            <text:p>2.976508</text:p>
          </table:table-cell>
          <table:table-cell office:value-type="float" office:value="0" calcext:value-type="float">
            <text:p>0</text:p>
          </table:table-cell>
          <table:table-cell office:value-type="float" office:value="1472.995" calcext:value-type="float">
            <text:p>1472.995</text:p>
          </table:table-cell>
          <table:table-cell office:value-type="float" office:value="16.75302" calcext:value-type="float">
            <text:p>16.75302</text:p>
          </table:table-cell>
          <table:table-cell office:value-type="float" office:value="583.7684" calcext:value-type="float">
            <text:p>583.7684</text:p>
          </table:table-cell>
          <table:table-cell office:value-type="float" office:value="0.3370189" calcext:value-type="float">
            <text:p>0.3370189</text:p>
          </table:table-cell>
          <table:table-cell office:value-type="float" office:value="0.3383766" calcext:value-type="float">
            <text:p>0.3383766</text:p>
          </table:table-cell>
          <table:table-cell office:value-type="float" office:value="0.3392549" calcext:value-type="float">
            <text:p>0.3392549</text:p>
          </table:table-cell>
          <table:table-cell office:value-type="float" office:value="0.3295822" calcext:value-type="float">
            <text:p>0.3295822</text:p>
          </table:table-cell>
          <table:table-cell office:value-type="float" office:value="0.3228472" calcext:value-type="float">
            <text:p>0.3228472</text:p>
          </table:table-cell>
          <table:table-cell office:value-type="float" office:value="0.3323526" calcext:value-type="float">
            <text:p>0.3323526</text:p>
          </table:table-cell>
          <table:table-cell office:value-type="float" office:value="0.3957875" calcext:value-type="float">
            <text:p>0.3957875</text:p>
          </table:table-cell>
          <table:table-cell office:value-type="float" office:value="0.3628478" calcext:value-type="float">
            <text:p>0.3628478</text:p>
          </table:table-cell>
          <table:table-cell office:value-type="float" office:value="0.3846757" calcext:value-type="float">
            <text:p>0.3846757</text:p>
          </table:table-cell>
          <table:table-cell office:value-type="float" office:value="0.4070408" calcext:value-type="float">
            <text:p>0.4070408</text:p>
          </table:table-cell>
          <table:table-cell office:value-type="float" office:value="0.4666353" calcext:value-type="float">
            <text:p>0.466635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9681" calcext:value-type="float">
            <text:p>0.1359681</text:p>
          </table:table-cell>
          <table:table-cell office:value-type="float" office:value="1.903637E-015" calcext:value-type="float">
            <text:p>1.903637E-15</text:p>
          </table:table-cell>
          <table:table-cell office:value-type="float" office:value="9.831442E-016" calcext:value-type="float">
            <text:p>9.831442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344761" calcext:value-type="float">
            <text:p>-0.008344761</text:p>
          </table:table-cell>
          <table:table-cell office:value-type="float" office:value="-0.008143157" calcext:value-type="float">
            <text:p>-0.008143157</text:p>
          </table:table-cell>
          <table:table-cell office:value-type="float" office:value="-0.008023456" calcext:value-type="float">
            <text:p>-0.008023456</text:p>
          </table:table-cell>
          <table:table-cell office:value-type="float" office:value="-0.009935232" calcext:value-type="float">
            <text:p>-0.009935232</text:p>
          </table:table-cell>
          <table:table-cell office:value-type="float" office:value="-0.01155985" calcext:value-type="float">
            <text:p>-0.01155985</text:p>
          </table:table-cell>
          <table:table-cell office:value-type="float" office:value="-0.009420057" calcext:value-type="float">
            <text:p>-0.009420057</text:p>
          </table:table-cell>
          <table:table-cell office:value-type="float" office:value="-0.005141587" calcext:value-type="float">
            <text:p>-0.005141587</text:p>
          </table:table-cell>
          <table:table-cell office:value-type="float" office:value="-0.01328001" calcext:value-type="float">
            <text:p>-0.01328001</text:p>
          </table:table-cell>
          <table:table-cell office:value-type="float" office:value="-0.007588505" calcext:value-type="float">
            <text:p>-0.007588505</text:p>
          </table:table-cell>
          <table:table-cell office:value-type="float" office:value="-0.004423433" calcext:value-type="float">
            <text:p>-0.004423433</text:p>
          </table:table-cell>
          <table:table-cell office:value-type="float" office:value="539.4146" calcext:value-type="float">
            <text:p>539.4146</text:p>
          </table:table-cell>
          <table:table-cell office:value-type="float" office:value="0" calcext:value-type="float">
            <text:p>0</text:p>
          </table:table-cell>
          <table:table-cell office:value-type="float" office:value="-0.01337336" calcext:value-type="float">
            <text:p>-0.01337336</text:p>
          </table:table-cell>
          <table:table-cell office:value-type="float" office:value="0.00004150008" calcext:value-type="float">
            <text:p>4.15000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483954" calcext:value-type="float">
            <text:p>-1.4839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9" calcext:value-type="float">
            <text:p>23031999</text:p>
          </table:table-cell>
          <table:table-cell office:value-type="float" office:value="236.3993" calcext:value-type="float">
            <text:p>236.3993</text:p>
          </table:table-cell>
          <table:table-cell office:value-type="float" office:value="3.203094" calcext:value-type="float">
            <text:p>3.203094</text:p>
          </table:table-cell>
          <table:table-cell office:value-type="float" office:value="0" calcext:value-type="float">
            <text:p>0</text:p>
          </table:table-cell>
          <table:table-cell office:value-type="float" office:value="1471.326" calcext:value-type="float">
            <text:p>1471.326</text:p>
          </table:table-cell>
          <table:table-cell office:value-type="float" office:value="18.19572" calcext:value-type="float">
            <text:p>18.19572</text:p>
          </table:table-cell>
          <table:table-cell office:value-type="float" office:value="574.6437" calcext:value-type="float">
            <text:p>574.6437</text:p>
          </table:table-cell>
          <table:table-cell office:value-type="float" office:value="0.3295311" calcext:value-type="float">
            <text:p>0.3295311</text:p>
          </table:table-cell>
          <table:table-cell office:value-type="float" office:value="0.3309581" calcext:value-type="float">
            <text:p>0.3309581</text:p>
          </table:table-cell>
          <table:table-cell office:value-type="float" office:value="0.3328311" calcext:value-type="float">
            <text:p>0.3328311</text:p>
          </table:table-cell>
          <table:table-cell office:value-type="float" office:value="0.3302788" calcext:value-type="float">
            <text:p>0.3302788</text:p>
          </table:table-cell>
          <table:table-cell office:value-type="float" office:value="0.3283191" calcext:value-type="float">
            <text:p>0.3283191</text:p>
          </table:table-cell>
          <table:table-cell office:value-type="float" office:value="0.3308342" calcext:value-type="float">
            <text:p>0.3308342</text:p>
          </table:table-cell>
          <table:table-cell office:value-type="float" office:value="0.3805419" calcext:value-type="float">
            <text:p>0.3805419</text:p>
          </table:table-cell>
          <table:table-cell office:value-type="float" office:value="0.3652267" calcext:value-type="float">
            <text:p>0.3652267</text:p>
          </table:table-cell>
          <table:table-cell office:value-type="float" office:value="0.3851964" calcext:value-type="float">
            <text:p>0.3851964</text:p>
          </table:table-cell>
          <table:table-cell office:value-type="float" office:value="0.4081036" calcext:value-type="float">
            <text:p>0.4081036</text:p>
          </table:table-cell>
          <table:table-cell office:value-type="float" office:value="0.4706298" calcext:value-type="float">
            <text:p>0.47062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4686" calcext:value-type="float">
            <text:p>0.1174686</text:p>
          </table:table-cell>
          <table:table-cell office:value-type="float" office:value="1.90362E-015" calcext:value-type="float">
            <text:p>1.90362E-15</text:p>
          </table:table-cell>
          <table:table-cell office:value-type="float" office:value="9.831413E-016" calcext:value-type="float">
            <text:p>9.831413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809809" calcext:value-type="float">
            <text:p>-0.009809809</text:p>
          </table:table-cell>
          <table:table-cell office:value-type="float" office:value="-0.009539691" calcext:value-type="float">
            <text:p>-0.009539691</text:p>
          </table:table-cell>
          <table:table-cell office:value-type="float" office:value="-0.009195802" calcext:value-type="float">
            <text:p>-0.009195802</text:p>
          </table:table-cell>
          <table:table-cell office:value-type="float" office:value="-0.009762213" calcext:value-type="float">
            <text:p>-0.009762213</text:p>
          </table:table-cell>
          <table:table-cell office:value-type="float" office:value="-0.01020647" calcext:value-type="float">
            <text:p>-0.01020647</text:p>
          </table:table-cell>
          <table:table-cell office:value-type="float" office:value="-0.009674024" calcext:value-type="float">
            <text:p>-0.009674024</text:p>
          </table:table-cell>
          <table:table-cell office:value-type="float" office:value="-0.007572593" calcext:value-type="float">
            <text:p>-0.007572593</text:p>
          </table:table-cell>
          <table:table-cell office:value-type="float" office:value="-0.01246548" calcext:value-type="float">
            <text:p>-0.01246548</text:p>
          </table:table-cell>
          <table:table-cell office:value-type="float" office:value="-0.007490825" calcext:value-type="float">
            <text:p>-0.007490825</text:p>
          </table:table-cell>
          <table:table-cell office:value-type="float" office:value="-0.0043142" calcext:value-type="float">
            <text:p>-0.0043142</text:p>
          </table:table-cell>
          <table:table-cell office:value-type="float" office:value="546.3325" calcext:value-type="float">
            <text:p>546.3325</text:p>
          </table:table-cell>
          <table:table-cell office:value-type="float" office:value="0" calcext:value-type="float">
            <text:p>0</text:p>
          </table:table-cell>
          <table:table-cell office:value-type="float" office:value="-0.01541715" calcext:value-type="float">
            <text:p>-0.01541715</text:p>
          </table:table-cell>
          <table:table-cell office:value-type="float" office:value="0.00002389826" calcext:value-type="float">
            <text:p>2.38982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465353" calcext:value-type="float">
            <text:p>-1.4653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9" calcext:value-type="float">
            <text:p>24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3.314278" calcext:value-type="float">
            <text:p>3.314278</text:p>
          </table:table-cell>
          <table:table-cell office:value-type="float" office:value="0" calcext:value-type="float">
            <text:p>0</text:p>
          </table:table-cell>
          <table:table-cell office:value-type="float" office:value="1470.499" calcext:value-type="float">
            <text:p>1470.499</text:p>
          </table:table-cell>
          <table:table-cell office:value-type="float" office:value="19.31134" calcext:value-type="float">
            <text:p>19.31134</text:p>
          </table:table-cell>
          <table:table-cell office:value-type="float" office:value="567.2631" calcext:value-type="float">
            <text:p>567.2631</text:p>
          </table:table-cell>
          <table:table-cell office:value-type="float" office:value="0.3263139" calcext:value-type="float">
            <text:p>0.3263139</text:p>
          </table:table-cell>
          <table:table-cell office:value-type="float" office:value="0.3276375" calcext:value-type="float">
            <text:p>0.3276375</text:p>
          </table:table-cell>
          <table:table-cell office:value-type="float" office:value="0.3289497" calcext:value-type="float">
            <text:p>0.3289497</text:p>
          </table:table-cell>
          <table:table-cell office:value-type="float" office:value="0.3254192" calcext:value-type="float">
            <text:p>0.3254192</text:p>
          </table:table-cell>
          <table:table-cell office:value-type="float" office:value="0.3233721" calcext:value-type="float">
            <text:p>0.3233721</text:p>
          </table:table-cell>
          <table:table-cell office:value-type="float" office:value="0.3257496" calcext:value-type="float">
            <text:p>0.3257496</text:p>
          </table:table-cell>
          <table:table-cell office:value-type="float" office:value="0.3757946" calcext:value-type="float">
            <text:p>0.3757946</text:p>
          </table:table-cell>
          <table:table-cell office:value-type="float" office:value="0.3664159" calcext:value-type="float">
            <text:p>0.3664159</text:p>
          </table:table-cell>
          <table:table-cell office:value-type="float" office:value="0.3857656" calcext:value-type="float">
            <text:p>0.3857656</text:p>
          </table:table-cell>
          <table:table-cell office:value-type="float" office:value="0.4090627" calcext:value-type="float">
            <text:p>0.4090627</text:p>
          </table:table-cell>
          <table:table-cell office:value-type="float" office:value="0.4747106" calcext:value-type="float">
            <text:p>0.474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34275" calcext:value-type="float">
            <text:p>0.09834275</text:p>
          </table:table-cell>
          <table:table-cell office:value-type="float" office:value="1.903605E-015" calcext:value-type="float">
            <text:p>1.903605E-15</text:p>
          </table:table-cell>
          <table:table-cell office:value-type="float" office:value="9.831378E-016" calcext:value-type="float">
            <text:p>9.831378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49972" calcext:value-type="float">
            <text:p>-0.01049972</text:p>
          </table:table-cell>
          <table:table-cell office:value-type="float" office:value="-0.01023217" calcext:value-type="float">
            <text:p>-0.01023217</text:p>
          </table:table-cell>
          <table:table-cell office:value-type="float" office:value="-0.009983453" calcext:value-type="float">
            <text:p>-0.009983453</text:p>
          </table:table-cell>
          <table:table-cell office:value-type="float" office:value="-0.01082899" calcext:value-type="float">
            <text:p>-0.01082899</text:p>
          </table:table-cell>
          <table:table-cell office:value-type="float" office:value="-0.01133967" calcext:value-type="float">
            <text:p>-0.01133967</text:p>
          </table:table-cell>
          <table:table-cell office:value-type="float" office:value="-0.01076904" calcext:value-type="float">
            <text:p>-0.01076904</text:p>
          </table:table-cell>
          <table:table-cell office:value-type="float" office:value="-0.008552042" calcext:value-type="float">
            <text:p>-0.008552042</text:p>
          </table:table-cell>
          <table:table-cell office:value-type="float" office:value="-0.01207967" calcext:value-type="float">
            <text:p>-0.01207967</text:p>
          </table:table-cell>
          <table:table-cell office:value-type="float" office:value="-0.007385381" calcext:value-type="float">
            <text:p>-0.007385381</text:p>
          </table:table-cell>
          <table:table-cell office:value-type="float" office:value="-0.004217873" calcext:value-type="float">
            <text:p>-0.004217873</text:p>
          </table:table-cell>
          <table:table-cell office:value-type="float" office:value="552.8707" calcext:value-type="float">
            <text:p>552.8707</text:p>
          </table:table-cell>
          <table:table-cell office:value-type="float" office:value="0" calcext:value-type="float">
            <text:p>0</text:p>
          </table:table-cell>
          <table:table-cell office:value-type="float" office:value="-0.0168474" calcext:value-type="float">
            <text:p>-0.0168474</text:p>
          </table:table-cell>
          <table:table-cell office:value-type="float" office:value="0.000006045942" calcext:value-type="float">
            <text:p>6.045942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446365" calcext:value-type="float">
            <text:p>-1.4463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9" calcext:value-type="float">
            <text:p>25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3.571805" calcext:value-type="float">
            <text:p>3.571805</text:p>
          </table:table-cell>
          <table:table-cell office:value-type="float" office:value="0" calcext:value-type="float">
            <text:p>0</text:p>
          </table:table-cell>
          <table:table-cell office:value-type="float" office:value="1469.595" calcext:value-type="float">
            <text:p>1469.595</text:p>
          </table:table-cell>
          <table:table-cell office:value-type="float" office:value="19.95797" calcext:value-type="float">
            <text:p>19.95797</text:p>
          </table:table-cell>
          <table:table-cell office:value-type="float" office:value="562.2261" calcext:value-type="float">
            <text:p>562.2261</text:p>
          </table:table-cell>
          <table:table-cell office:value-type="float" office:value="0.3132861" calcext:value-type="float">
            <text:p>0.3132861</text:p>
          </table:table-cell>
          <table:table-cell office:value-type="float" office:value="0.3145065" calcext:value-type="float">
            <text:p>0.3145065</text:p>
          </table:table-cell>
          <table:table-cell office:value-type="float" office:value="0.3161855" calcext:value-type="float">
            <text:p>0.3161855</text:p>
          </table:table-cell>
          <table:table-cell office:value-type="float" office:value="0.316192" calcext:value-type="float">
            <text:p>0.316192</text:p>
          </table:table-cell>
          <table:table-cell office:value-type="float" office:value="0.3175777" calcext:value-type="float">
            <text:p>0.3175777</text:p>
          </table:table-cell>
          <table:table-cell office:value-type="float" office:value="0.3210194" calcext:value-type="float">
            <text:p>0.3210194</text:p>
          </table:table-cell>
          <table:table-cell office:value-type="float" office:value="0.3716621" calcext:value-type="float">
            <text:p>0.3716621</text:p>
          </table:table-cell>
          <table:table-cell office:value-type="float" office:value="0.366962" calcext:value-type="float">
            <text:p>0.366962</text:p>
          </table:table-cell>
          <table:table-cell office:value-type="float" office:value="0.3862606" calcext:value-type="float">
            <text:p>0.3862606</text:p>
          </table:table-cell>
          <table:table-cell office:value-type="float" office:value="0.4097539" calcext:value-type="float">
            <text:p>0.4097539</text:p>
          </table:table-cell>
          <table:table-cell office:value-type="float" office:value="0.4788607" calcext:value-type="float">
            <text:p>0.478860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00387" calcext:value-type="float">
            <text:p>0.07900387</text:p>
          </table:table-cell>
          <table:table-cell office:value-type="float" office:value="1.903589E-015" calcext:value-type="float">
            <text:p>1.903589E-15</text:p>
          </table:table-cell>
          <table:table-cell office:value-type="float" office:value="9.831345E-016" calcext:value-type="float">
            <text:p>9.831345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400128" calcext:value-type="float">
            <text:p>-0.01400128</text:p>
          </table:table-cell>
          <table:table-cell office:value-type="float" office:value="-0.01365669" calcext:value-type="float">
            <text:p>-0.01365669</text:p>
          </table:table-cell>
          <table:table-cell office:value-type="float" office:value="-0.01318604" calcext:value-type="float">
            <text:p>-0.01318604</text:p>
          </table:table-cell>
          <table:table-cell office:value-type="float" office:value="-0.01322477" calcext:value-type="float">
            <text:p>-0.01322477</text:p>
          </table:table-cell>
          <table:table-cell office:value-type="float" office:value="-0.01283857" calcext:value-type="float">
            <text:p>-0.01283857</text:p>
          </table:table-cell>
          <table:table-cell office:value-type="float" office:value="-0.0119109" calcext:value-type="float">
            <text:p>-0.0119109</text:p>
          </table:table-cell>
          <table:table-cell office:value-type="float" office:value="-0.009513272" calcext:value-type="float">
            <text:p>-0.009513272</text:p>
          </table:table-cell>
          <table:table-cell office:value-type="float" office:value="-0.01190633" calcext:value-type="float">
            <text:p>-0.01190633</text:p>
          </table:table-cell>
          <table:table-cell office:value-type="float" office:value="-0.007295" calcext:value-type="float">
            <text:p>-0.007295</text:p>
          </table:table-cell>
          <table:table-cell office:value-type="float" office:value="-0.004150161" calcext:value-type="float">
            <text:p>-0.004150161</text:p>
          </table:table-cell>
          <table:table-cell office:value-type="float" office:value="558.8938" calcext:value-type="float">
            <text:p>558.8938</text:p>
          </table:table-cell>
          <table:table-cell office:value-type="float" office:value="0" calcext:value-type="float">
            <text:p>0</text:p>
          </table:table-cell>
          <table:table-cell office:value-type="float" office:value="-0.02357219" calcext:value-type="float">
            <text:p>-0.02357219</text:p>
          </table:table-cell>
          <table:table-cell office:value-type="float" office:value="-0.00001391571" calcext:value-type="float">
            <text:p>-1.39157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427039" calcext:value-type="float">
            <text:p>-1.4270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9" calcext:value-type="float">
            <text:p>26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3.838394" calcext:value-type="float">
            <text:p>3.838394</text:p>
          </table:table-cell>
          <table:table-cell office:value-type="float" office:value="0" calcext:value-type="float">
            <text:p>0</text:p>
          </table:table-cell>
          <table:table-cell office:value-type="float" office:value="1468.907" calcext:value-type="float">
            <text:p>1468.907</text:p>
          </table:table-cell>
          <table:table-cell office:value-type="float" office:value="20.37893" calcext:value-type="float">
            <text:p>20.37893</text:p>
          </table:table-cell>
          <table:table-cell office:value-type="float" office:value="551.4995" calcext:value-type="float">
            <text:p>551.4995</text:p>
          </table:table-cell>
          <table:table-cell office:value-type="float" office:value="0.3295814" calcext:value-type="float">
            <text:p>0.3295814</text:p>
          </table:table-cell>
          <table:table-cell office:value-type="float" office:value="0.3306352" calcext:value-type="float">
            <text:p>0.3306352</text:p>
          </table:table-cell>
          <table:table-cell office:value-type="float" office:value="0.3309916" calcext:value-type="float">
            <text:p>0.3309916</text:p>
          </table:table-cell>
          <table:table-cell office:value-type="float" office:value="0.3223085" calcext:value-type="float">
            <text:p>0.3223085</text:p>
          </table:table-cell>
          <table:table-cell office:value-type="float" office:value="0.3166749" calcext:value-type="float">
            <text:p>0.3166749</text:p>
          </table:table-cell>
          <table:table-cell office:value-type="float" office:value="0.3179079" calcext:value-type="float">
            <text:p>0.3179079</text:p>
          </table:table-cell>
          <table:table-cell office:value-type="float" office:value="0.3694057" calcext:value-type="float">
            <text:p>0.3694057</text:p>
          </table:table-cell>
          <table:table-cell office:value-type="float" office:value="0.367104" calcext:value-type="float">
            <text:p>0.367104</text:p>
          </table:table-cell>
          <table:table-cell office:value-type="float" office:value="0.386682" calcext:value-type="float">
            <text:p>0.386682</text:p>
          </table:table-cell>
          <table:table-cell office:value-type="float" office:value="0.4103969" calcext:value-type="float">
            <text:p>0.4103969</text:p>
          </table:table-cell>
          <table:table-cell office:value-type="float" office:value="0.4828695" calcext:value-type="float">
            <text:p>0.482869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5329" calcext:value-type="float">
            <text:p>0.05955329</text:p>
          </table:table-cell>
          <table:table-cell office:value-type="float" office:value="1.903574E-015" calcext:value-type="float">
            <text:p>1.903574E-15</text:p>
          </table:table-cell>
          <table:table-cell office:value-type="float" office:value="9.831314E-016" calcext:value-type="float">
            <text:p>9.831314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771154" calcext:value-type="float">
            <text:p>-0.009771154</text:p>
          </table:table-cell>
          <table:table-cell office:value-type="float" office:value="-0.0095787" calcext:value-type="float">
            <text:p>-0.0095787</text:p>
          </table:table-cell>
          <table:table-cell office:value-type="float" office:value="-0.009542458" calcext:value-type="float">
            <text:p>-0.009542458</text:p>
          </table:table-cell>
          <table:table-cell office:value-type="float" office:value="-0.01160135" calcext:value-type="float">
            <text:p>-0.01160135</text:p>
          </table:table-cell>
          <table:table-cell office:value-type="float" office:value="-0.01313605" calcext:value-type="float">
            <text:p>-0.01313605</text:p>
          </table:table-cell>
          <table:table-cell office:value-type="float" office:value="-0.01276543" calcext:value-type="float">
            <text:p>-0.01276543</text:p>
          </table:table-cell>
          <table:table-cell office:value-type="float" office:value="-0.01009615" calcext:value-type="float">
            <text:p>-0.01009615</text:p>
          </table:table-cell>
          <table:table-cell office:value-type="float" office:value="-0.01186148" calcext:value-type="float">
            <text:p>-0.01186148</text:p>
          </table:table-cell>
          <table:table-cell office:value-type="float" office:value="-0.007218993" calcext:value-type="float">
            <text:p>-0.007218993</text:p>
          </table:table-cell>
          <table:table-cell office:value-type="float" office:value="-0.004088239" calcext:value-type="float">
            <text:p>-0.004088239</text:p>
          </table:table-cell>
          <table:table-cell office:value-type="float" office:value="564.6523" calcext:value-type="float">
            <text:p>564.6523</text:p>
          </table:table-cell>
          <table:table-cell office:value-type="float" office:value="0" calcext:value-type="float">
            <text:p>0</text:p>
          </table:table-cell>
          <table:table-cell office:value-type="float" office:value="-0.014756" calcext:value-type="float">
            <text:p>-0.014756</text:p>
          </table:table-cell>
          <table:table-cell office:value-type="float" office:value="-0.00002807414" calcext:value-type="float">
            <text:p>-2.80741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408372" calcext:value-type="float">
            <text:p>-1.4083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9" calcext:value-type="float">
            <text:p>27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4.0076" calcext:value-type="float">
            <text:p>4.0076</text:p>
          </table:table-cell>
          <table:table-cell office:value-type="float" office:value="0" calcext:value-type="float">
            <text:p>0</text:p>
          </table:table-cell>
          <table:table-cell office:value-type="float" office:value="1467.516" calcext:value-type="float">
            <text:p>1467.516</text:p>
          </table:table-cell>
          <table:table-cell office:value-type="float" office:value="21.602" calcext:value-type="float">
            <text:p>21.602</text:p>
          </table:table-cell>
          <table:table-cell office:value-type="float" office:value="536.9224" calcext:value-type="float">
            <text:p>536.9224</text:p>
          </table:table-cell>
          <table:table-cell office:value-type="float" office:value="0.343801" calcext:value-type="float">
            <text:p>0.343801</text:p>
          </table:table-cell>
          <table:table-cell office:value-type="float" office:value="0.3450115" calcext:value-type="float">
            <text:p>0.3450115</text:p>
          </table:table-cell>
          <table:table-cell office:value-type="float" office:value="0.3460664" calcext:value-type="float">
            <text:p>0.3460664</text:p>
          </table:table-cell>
          <table:table-cell office:value-type="float" office:value="0.337613" calcext:value-type="float">
            <text:p>0.337613</text:p>
          </table:table-cell>
          <table:table-cell office:value-type="float" office:value="0.3250451" calcext:value-type="float">
            <text:p>0.3250451</text:p>
          </table:table-cell>
          <table:table-cell office:value-type="float" office:value="0.3210243" calcext:value-type="float">
            <text:p>0.3210243</text:p>
          </table:table-cell>
          <table:table-cell office:value-type="float" office:value="0.3696842" calcext:value-type="float">
            <text:p>0.3696842</text:p>
          </table:table-cell>
          <table:table-cell office:value-type="float" office:value="0.3671547" calcext:value-type="float">
            <text:p>0.3671547</text:p>
          </table:table-cell>
          <table:table-cell office:value-type="float" office:value="0.3870336" calcext:value-type="float">
            <text:p>0.3870336</text:p>
          </table:table-cell>
          <table:table-cell office:value-type="float" office:value="0.4109937" calcext:value-type="float">
            <text:p>0.4109937</text:p>
          </table:table-cell>
          <table:table-cell office:value-type="float" office:value="0.4867474" calcext:value-type="float">
            <text:p>0.486747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2401" calcext:value-type="float">
            <text:p>0.04022401</text:p>
          </table:table-cell>
          <table:table-cell office:value-type="float" office:value="1.903558E-015" calcext:value-type="float">
            <text:p>1.903558E-15</text:p>
          </table:table-cell>
          <table:table-cell office:value-type="float" office:value="9.831283E-016" calcext:value-type="float">
            <text:p>9.831283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7269363" calcext:value-type="float">
            <text:p>-0.007269363</text:p>
          </table:table-cell>
          <table:table-cell office:value-type="float" office:value="-0.007111568" calcext:value-type="float">
            <text:p>-0.007111568</text:p>
          </table:table-cell>
          <table:table-cell office:value-type="float" office:value="-0.006977158" calcext:value-type="float">
            <text:p>-0.006977158</text:p>
          </table:table-cell>
          <table:table-cell office:value-type="float" office:value="-0.00836972" calcext:value-type="float">
            <text:p>-0.00836972</text:p>
          </table:table-cell>
          <table:table-cell office:value-type="float" office:value="-0.01099561" calcext:value-type="float">
            <text:p>-0.01099561</text:p>
          </table:table-cell>
          <table:table-cell office:value-type="float" office:value="-0.01196333" calcext:value-type="float">
            <text:p>-0.01196333</text:p>
          </table:table-cell>
          <table:table-cell office:value-type="float" office:value="-0.01003204" calcext:value-type="float">
            <text:p>-0.01003204</text:p>
          </table:table-cell>
          <table:table-cell office:value-type="float" office:value="-0.01184586" calcext:value-type="float">
            <text:p>-0.01184586</text:p>
          </table:table-cell>
          <table:table-cell office:value-type="float" office:value="-0.007156225" calcext:value-type="float">
            <text:p>-0.007156225</text:p>
          </table:table-cell>
          <table:table-cell office:value-type="float" office:value="-0.004031681" calcext:value-type="float">
            <text:p>-0.004031681</text:p>
          </table:table-cell>
          <table:table-cell office:value-type="float" office:value="571.1819" calcext:value-type="float">
            <text:p>571.1819</text:p>
          </table:table-cell>
          <table:table-cell office:value-type="float" office:value="0" calcext:value-type="float">
            <text:p>0</text:p>
          </table:table-cell>
          <table:table-cell office:value-type="float" office:value="-0.01044499" calcext:value-type="float">
            <text:p>-0.01044499</text:p>
          </table:table-cell>
          <table:table-cell office:value-type="float" office:value="-0.00004369358" calcext:value-type="float">
            <text:p>-4.36935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390314" calcext:value-type="float">
            <text:p>-1.3903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9" calcext:value-type="float">
            <text:p>28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4.300756" calcext:value-type="float">
            <text:p>4.300756</text:p>
          </table:table-cell>
          <table:table-cell office:value-type="float" office:value="0" calcext:value-type="float">
            <text:p>0</text:p>
          </table:table-cell>
          <table:table-cell office:value-type="float" office:value="1464.964" calcext:value-type="float">
            <text:p>1464.964</text:p>
          </table:table-cell>
          <table:table-cell office:value-type="float" office:value="23.86028" calcext:value-type="float">
            <text:p>23.86028</text:p>
          </table:table-cell>
          <table:table-cell office:value-type="float" office:value="518.9526" calcext:value-type="float">
            <text:p>518.9526</text:p>
          </table:table-cell>
          <table:table-cell office:value-type="float" office:value="0.3542447" calcext:value-type="float">
            <text:p>0.3542447</text:p>
          </table:table-cell>
          <table:table-cell office:value-type="float" office:value="0.3556609" calcext:value-type="float">
            <text:p>0.3556609</text:p>
          </table:table-cell>
          <table:table-cell office:value-type="float" office:value="0.3576052" calcext:value-type="float">
            <text:p>0.3576052</text:p>
          </table:table-cell>
          <table:table-cell office:value-type="float" office:value="0.3527412" calcext:value-type="float">
            <text:p>0.3527412</text:p>
          </table:table-cell>
          <table:table-cell office:value-type="float" office:value="0.3405098" calcext:value-type="float">
            <text:p>0.3405098</text:p>
          </table:table-cell>
          <table:table-cell office:value-type="float" office:value="0.3313824" calcext:value-type="float">
            <text:p>0.3313824</text:p>
          </table:table-cell>
          <table:table-cell office:value-type="float" office:value="0.3732347" calcext:value-type="float">
            <text:p>0.3732347</text:p>
          </table:table-cell>
          <table:table-cell office:value-type="float" office:value="0.3673648" calcext:value-type="float">
            <text:p>0.3673648</text:p>
          </table:table-cell>
          <table:table-cell office:value-type="float" office:value="0.3873322" calcext:value-type="float">
            <text:p>0.3873322</text:p>
          </table:table-cell>
          <table:table-cell office:value-type="float" office:value="0.4115458" calcext:value-type="float">
            <text:p>0.4115458</text:p>
          </table:table-cell>
          <table:table-cell office:value-type="float" office:value="0.490504" calcext:value-type="float">
            <text:p>0.4905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4317" calcext:value-type="float">
            <text:p>0.02114317</text:p>
          </table:table-cell>
          <table:table-cell office:value-type="float" office:value="1.903541E-015" calcext:value-type="float">
            <text:p>1.903541E-15</text:p>
          </table:table-cell>
          <table:table-cell office:value-type="float" office:value="9.831254E-016" calcext:value-type="float">
            <text:p>9.831254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901727" calcext:value-type="float">
            <text:p>-0.005901727</text:p>
          </table:table-cell>
          <table:table-cell office:value-type="float" office:value="-0.005755478" calcext:value-type="float">
            <text:p>-0.005755478</text:p>
          </table:table-cell>
          <table:table-cell office:value-type="float" office:value="-0.005551795" calcext:value-type="float">
            <text:p>-0.005551795</text:p>
          </table:table-cell>
          <table:table-cell office:value-type="float" office:value="-0.006139264" calcext:value-type="float">
            <text:p>-0.006139264</text:p>
          </table:table-cell>
          <table:table-cell office:value-type="float" office:value="-0.007951824" calcext:value-type="float">
            <text:p>-0.007951824</text:p>
          </table:table-cell>
          <table:table-cell office:value-type="float" office:value="-0.009635164" calcext:value-type="float">
            <text:p>-0.009635164</text:p>
          </table:table-cell>
          <table:table-cell office:value-type="float" office:value="-0.009161121" calcext:value-type="float">
            <text:p>-0.009161121</text:p>
          </table:table-cell>
          <table:table-cell office:value-type="float" office:value="-0.01178173" calcext:value-type="float">
            <text:p>-0.01178173</text:p>
          </table:table-cell>
          <table:table-cell office:value-type="float" office:value="-0.007103421" calcext:value-type="float">
            <text:p>-0.007103421</text:p>
          </table:table-cell>
          <table:table-cell office:value-type="float" office:value="-0.003980123" calcext:value-type="float">
            <text:p>-0.003980123</text:p>
          </table:table-cell>
          <table:table-cell office:value-type="float" office:value="578.7115" calcext:value-type="float">
            <text:p>578.7115</text:p>
          </table:table-cell>
          <table:table-cell office:value-type="float" office:value="0" calcext:value-type="float">
            <text:p>0</text:p>
          </table:table-cell>
          <table:table-cell office:value-type="float" office:value="-0.008415353" calcext:value-type="float">
            <text:p>-0.008415353</text:p>
          </table:table-cell>
          <table:table-cell office:value-type="float" office:value="-0.0000600456" calcext:value-type="float">
            <text:p>-6.0045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372821" calcext:value-type="float">
            <text:p>-1.3728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9" calcext:value-type="float">
            <text:p>29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4.577156" calcext:value-type="float">
            <text:p>4.577156</text:p>
          </table:table-cell>
          <table:table-cell office:value-type="float" office:value="0" calcext:value-type="float">
            <text:p>0</text:p>
          </table:table-cell>
          <table:table-cell office:value-type="float" office:value="1461.514" calcext:value-type="float">
            <text:p>1461.514</text:p>
          </table:table-cell>
          <table:table-cell office:value-type="float" office:value="27.03387" calcext:value-type="float">
            <text:p>27.03387</text:p>
          </table:table-cell>
          <table:table-cell office:value-type="float" office:value="500.8898" calcext:value-type="float">
            <text:p>500.8898</text:p>
          </table:table-cell>
          <table:table-cell office:value-type="float" office:value="0.3569902" calcext:value-type="float">
            <text:p>0.3569902</text:p>
          </table:table-cell>
          <table:table-cell office:value-type="float" office:value="0.3585289" calcext:value-type="float">
            <text:p>0.3585289</text:p>
          </table:table-cell>
          <table:table-cell office:value-type="float" office:value="0.3610138" calcext:value-type="float">
            <text:p>0.3610138</text:p>
          </table:table-cell>
          <table:table-cell office:value-type="float" office:value="0.3590553" calcext:value-type="float">
            <text:p>0.3590553</text:p>
          </table:table-cell>
          <table:table-cell office:value-type="float" office:value="0.3522454" calcext:value-type="float">
            <text:p>0.3522454</text:p>
          </table:table-cell>
          <table:table-cell office:value-type="float" office:value="0.3451303" calcext:value-type="float">
            <text:p>0.3451303</text:p>
          </table:table-cell>
          <table:table-cell office:value-type="float" office:value="0.3796905" calcext:value-type="float">
            <text:p>0.3796905</text:p>
          </table:table-cell>
          <table:table-cell office:value-type="float" office:value="0.3682921" calcext:value-type="float">
            <text:p>0.3682921</text:p>
          </table:table-cell>
          <table:table-cell office:value-type="float" office:value="0.3875637" calcext:value-type="float">
            <text:p>0.3875637</text:p>
          </table:table-cell>
          <table:table-cell office:value-type="float" office:value="0.4120545" calcext:value-type="float">
            <text:p>0.4120545</text:p>
          </table:table-cell>
          <table:table-cell office:value-type="float" office:value="0.4941481" calcext:value-type="float">
            <text:p>0.494148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54957" calcext:value-type="float">
            <text:p>0.002354957</text:p>
          </table:table-cell>
          <table:table-cell office:value-type="float" office:value="1.903526E-015" calcext:value-type="float">
            <text:p>1.903526E-15</text:p>
          </table:table-cell>
          <table:table-cell office:value-type="float" office:value="9.831221E-016" calcext:value-type="float">
            <text:p>9.831221E-16</text:p>
          </table:table-cell>
          <table:table-cell office:value-type="float" office:value="9.942841E-016" calcext:value-type="float">
            <text:p>9.9428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598968" calcext:value-type="float">
            <text:p>-0.005598968</text:p>
          </table:table-cell>
          <table:table-cell office:value-type="float" office:value="-0.005450533" calcext:value-type="float">
            <text:p>-0.005450533</text:p>
          </table:table-cell>
          <table:table-cell office:value-type="float" office:value="-0.005204974" calcext:value-type="float">
            <text:p>-0.005204974</text:p>
          </table:table-cell>
          <table:table-cell office:value-type="float" office:value="-0.00543307" calcext:value-type="float">
            <text:p>-0.00543307</text:p>
          </table:table-cell>
          <table:table-cell office:value-type="float" office:value="-0.006247703" calcext:value-type="float">
            <text:p>-0.006247703</text:p>
          </table:table-cell>
          <table:table-cell office:value-type="float" office:value="-0.007260253" calcext:value-type="float">
            <text:p>-0.007260253</text:p>
          </table:table-cell>
          <table:table-cell office:value-type="float" office:value="-0.007773693" calcext:value-type="float">
            <text:p>-0.007773693</text:p>
          </table:table-cell>
          <table:table-cell office:value-type="float" office:value="-0.01150297" calcext:value-type="float">
            <text:p>-0.01150297</text:p>
          </table:table-cell>
          <table:table-cell office:value-type="float" office:value="-0.007062729" calcext:value-type="float">
            <text:p>-0.007062729</text:p>
          </table:table-cell>
          <table:table-cell office:value-type="float" office:value="-0.00393327" calcext:value-type="float">
            <text:p>-0.00393327</text:p>
          </table:table-cell>
          <table:table-cell office:value-type="float" office:value="587.1304" calcext:value-type="float">
            <text:p>587.1304</text:p>
          </table:table-cell>
          <table:table-cell office:value-type="float" office:value="0" calcext:value-type="float">
            <text:p>0</text:p>
          </table:table-cell>
          <table:table-cell office:value-type="float" office:value="-0.008039257" calcext:value-type="float">
            <text:p>-0.008039257</text:p>
          </table:table-cell>
          <table:table-cell office:value-type="float" office:value="-0.00007686581" calcext:value-type="float">
            <text:p>-7.68658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355854" calcext:value-type="float">
            <text:p>-1.3558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9" calcext:value-type="float">
            <text:p>30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4.903751" calcext:value-type="float">
            <text:p>4.903751</text:p>
          </table:table-cell>
          <table:table-cell office:value-type="float" office:value="0" calcext:value-type="float">
            <text:p>0</text:p>
          </table:table-cell>
          <table:table-cell office:value-type="float" office:value="1457.525" calcext:value-type="float">
            <text:p>1457.525</text:p>
          </table:table-cell>
          <table:table-cell office:value-type="float" office:value="30.69628" calcext:value-type="float">
            <text:p>30.69628</text:p>
          </table:table-cell>
          <table:table-cell office:value-type="float" office:value="483.9639" calcext:value-type="float">
            <text:p>483.9639</text:p>
          </table:table-cell>
          <table:table-cell office:value-type="float" office:value="0.3568484" calcext:value-type="float">
            <text:p>0.3568484</text:p>
          </table:table-cell>
          <table:table-cell office:value-type="float" office:value="0.3583791" calcext:value-type="float">
            <text:p>0.3583791</text:p>
          </table:table-cell>
          <table:table-cell office:value-type="float" office:value="0.3609553" calcext:value-type="float">
            <text:p>0.3609553</text:p>
          </table:table-cell>
          <table:table-cell office:value-type="float" office:value="0.3600472" calcext:value-type="float">
            <text:p>0.3600472</text:p>
          </table:table-cell>
          <table:table-cell office:value-type="float" office:value="0.3558469" calcext:value-type="float">
            <text:p>0.3558469</text:p>
          </table:table-cell>
          <table:table-cell office:value-type="float" office:value="0.3518858" calcext:value-type="float">
            <text:p>0.3518858</text:p>
          </table:table-cell>
          <table:table-cell office:value-type="float" office:value="0.3855402" calcext:value-type="float">
            <text:p>0.3855402</text:p>
          </table:table-cell>
          <table:table-cell office:value-type="float" office:value="0.3697183" calcext:value-type="float">
            <text:p>0.3697183</text:p>
          </table:table-cell>
          <table:table-cell office:value-type="float" office:value="0.3878082" calcext:value-type="float">
            <text:p>0.3878082</text:p>
          </table:table-cell>
          <table:table-cell office:value-type="float" office:value="0.4125244" calcext:value-type="float">
            <text:p>0.4125244</text:p>
          </table:table-cell>
          <table:table-cell office:value-type="float" office:value="0.4976719" calcext:value-type="float">
            <text:p>0.497671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15198" calcext:value-type="float">
            <text:p>2.15198E-05</text:p>
          </table:table-cell>
          <table:table-cell office:value-type="float" office:value="1.90351E-015" calcext:value-type="float">
            <text:p>1.90351E-15</text:p>
          </table:table-cell>
          <table:table-cell office:value-type="float" office:value="9.831193E-016" calcext:value-type="float">
            <text:p>9.831193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620094" calcext:value-type="float">
            <text:p>-0.005620094</text:p>
          </table:table-cell>
          <table:table-cell office:value-type="float" office:value="-0.005470723" calcext:value-type="float">
            <text:p>-0.005470723</text:p>
          </table:table-cell>
          <table:table-cell office:value-type="float" office:value="-0.00521164" calcext:value-type="float">
            <text:p>-0.00521164</text:p>
          </table:table-cell>
          <table:table-cell office:value-type="float" office:value="-0.005331525" calcext:value-type="float">
            <text:p>-0.005331525</text:p>
          </table:table-cell>
          <table:table-cell office:value-type="float" office:value="-0.005827571" calcext:value-type="float">
            <text:p>-0.005827571</text:p>
          </table:table-cell>
          <table:table-cell office:value-type="float" office:value="-0.006329902" calcext:value-type="float">
            <text:p>-0.006329902</text:p>
          </table:table-cell>
          <table:table-cell office:value-type="float" office:value="-0.006704839" calcext:value-type="float">
            <text:p>-0.006704839</text:p>
          </table:table-cell>
          <table:table-cell office:value-type="float" office:value="-0.01108416" calcext:value-type="float">
            <text:p>-0.01108416</text:p>
          </table:table-cell>
          <table:table-cell office:value-type="float" office:value="-0.007020231" calcext:value-type="float">
            <text:p>-0.007020231</text:p>
          </table:table-cell>
          <table:table-cell office:value-type="float" office:value="-0.003890522" calcext:value-type="float">
            <text:p>-0.003890522</text:p>
          </table:table-cell>
          <table:table-cell office:value-type="float" office:value="596.0118" calcext:value-type="float">
            <text:p>596.0118</text:p>
          </table:table-cell>
          <table:table-cell office:value-type="float" office:value="0" calcext:value-type="float">
            <text:p>0</text:p>
          </table:table-cell>
          <table:table-cell office:value-type="float" office:value="-0.007723731" calcext:value-type="float">
            <text:p>-0.007723731</text:p>
          </table:table-cell>
          <table:table-cell office:value-type="float" office:value="-0.00008236268" calcext:value-type="float">
            <text:p>-8.23626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339445" calcext:value-type="float">
            <text:p>-1.3394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9" calcext:value-type="float">
            <text:p>3103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5.017924" calcext:value-type="float">
            <text:p>5.017924</text:p>
          </table:table-cell>
          <table:table-cell office:value-type="float" office:value="0" calcext:value-type="float">
            <text:p>0</text:p>
          </table:table-cell>
          <table:table-cell office:value-type="float" office:value="1453.495" calcext:value-type="float">
            <text:p>1453.495</text:p>
          </table:table-cell>
          <table:table-cell office:value-type="float" office:value="34.61255" calcext:value-type="float">
            <text:p>34.61255</text:p>
          </table:table-cell>
          <table:table-cell office:value-type="float" office:value="467.4971" calcext:value-type="float">
            <text:p>467.4971</text:p>
          </table:table-cell>
          <table:table-cell office:value-type="float" office:value="0.3589645" calcext:value-type="float">
            <text:p>0.3589645</text:p>
          </table:table-cell>
          <table:table-cell office:value-type="float" office:value="0.3604062" calcext:value-type="float">
            <text:p>0.3604062</text:p>
          </table:table-cell>
          <table:table-cell office:value-type="float" office:value="0.3629641" calcext:value-type="float">
            <text:p>0.3629641</text:p>
          </table:table-cell>
          <table:table-cell office:value-type="float" office:value="0.362329" calcext:value-type="float">
            <text:p>0.362329</text:p>
          </table:table-cell>
          <table:table-cell office:value-type="float" office:value="0.358401" calcext:value-type="float">
            <text:p>0.358401</text:p>
          </table:table-cell>
          <table:table-cell office:value-type="float" office:value="0.354856" calcext:value-type="float">
            <text:p>0.354856</text:p>
          </table:table-cell>
          <table:table-cell office:value-type="float" office:value="0.3881323" calcext:value-type="float">
            <text:p>0.3881323</text:p>
          </table:table-cell>
          <table:table-cell office:value-type="float" office:value="0.3710544" calcext:value-type="float">
            <text:p>0.3710544</text:p>
          </table:table-cell>
          <table:table-cell office:value-type="float" office:value="0.3880931" calcext:value-type="float">
            <text:p>0.3880931</text:p>
          </table:table-cell>
          <table:table-cell office:value-type="float" office:value="0.412961" calcext:value-type="float">
            <text:p>0.412961</text:p>
          </table:table-cell>
          <table:table-cell office:value-type="float" office:value="0.5010926" calcext:value-type="float">
            <text:p>0.501092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016674" calcext:value-type="float">
            <text:p>2.016674E-05</text:p>
          </table:table-cell>
          <table:table-cell office:value-type="float" office:value="1.903493E-015" calcext:value-type="float">
            <text:p>1.903493E-15</text:p>
          </table:table-cell>
          <table:table-cell office:value-type="float" office:value="9.831164E-016" calcext:value-type="float">
            <text:p>9.831164E-16</text:p>
          </table:table-cell>
          <table:table-cell office:value-type="float" office:value="9.942841E-016" calcext:value-type="float">
            <text:p>9.9428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39758" calcext:value-type="float">
            <text:p>-0.00539758</text:p>
          </table:table-cell>
          <table:table-cell office:value-type="float" office:value="-0.005264988" calcext:value-type="float">
            <text:p>-0.005264988</text:p>
          </table:table-cell>
          <table:table-cell office:value-type="float" office:value="-0.005019246" calcext:value-type="float">
            <text:p>-0.005019246</text:p>
          </table:table-cell>
          <table:table-cell office:value-type="float" office:value="-0.005103858" calcext:value-type="float">
            <text:p>-0.005103858</text:p>
          </table:table-cell>
          <table:table-cell office:value-type="float" office:value="-0.005545783" calcext:value-type="float">
            <text:p>-0.005545783</text:p>
          </table:table-cell>
          <table:table-cell office:value-type="float" office:value="-0.005966343" calcext:value-type="float">
            <text:p>-0.005966343</text:p>
          </table:table-cell>
          <table:table-cell office:value-type="float" office:value="-0.006280035" calcext:value-type="float">
            <text:p>-0.006280035</text:p>
          </table:table-cell>
          <table:table-cell office:value-type="float" office:value="-0.01070604" calcext:value-type="float">
            <text:p>-0.01070604</text:p>
          </table:table-cell>
          <table:table-cell office:value-type="float" office:value="-0.006971025" calcext:value-type="float">
            <text:p>-0.006971025</text:p>
          </table:table-cell>
          <table:table-cell office:value-type="float" office:value="-0.003851268" calcext:value-type="float">
            <text:p>-0.003851268</text:p>
          </table:table-cell>
          <table:table-cell office:value-type="float" office:value="605.1272" calcext:value-type="float">
            <text:p>605.1272</text:p>
          </table:table-cell>
          <table:table-cell office:value-type="float" office:value="0" calcext:value-type="float">
            <text:p>0</text:p>
          </table:table-cell>
          <table:table-cell office:value-type="float" office:value="-0.006925014" calcext:value-type="float">
            <text:p>-0.006925014</text:p>
          </table:table-cell>
          <table:table-cell office:value-type="float" office:value="-0.00008652249" calcext:value-type="float">
            <text:p>-8.65224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323517" calcext:value-type="float">
            <text:p>-1.3235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9" calcext:value-type="float">
            <text:p>1041999</text:p>
          </table:table-cell>
          <table:table-cell office:value-type="float" office:value="236.7993" calcext:value-type="float">
            <text:p>236.7993</text:p>
          </table:table-cell>
          <table:table-cell office:value-type="float" office:value="4.981667" calcext:value-type="float">
            <text:p>4.981667</text:p>
          </table:table-cell>
          <table:table-cell office:value-type="float" office:value="0" calcext:value-type="float">
            <text:p>0</text:p>
          </table:table-cell>
          <table:table-cell office:value-type="float" office:value="1449.485" calcext:value-type="float">
            <text:p>1449.485</text:p>
          </table:table-cell>
          <table:table-cell office:value-type="float" office:value="38.65854" calcext:value-type="float">
            <text:p>38.65854</text:p>
          </table:table-cell>
          <table:table-cell office:value-type="float" office:value="459.3999" calcext:value-type="float">
            <text:p>459.3999</text:p>
          </table:table-cell>
          <table:table-cell office:value-type="float" office:value="0.343443" calcext:value-type="float">
            <text:p>0.343443</text:p>
          </table:table-cell>
          <table:table-cell office:value-type="float" office:value="0.3444648" calcext:value-type="float">
            <text:p>0.3444648</text:p>
          </table:table-cell>
          <table:table-cell office:value-type="float" office:value="0.3463665" calcext:value-type="float">
            <text:p>0.3463665</text:p>
          </table:table-cell>
          <table:table-cell office:value-type="float" office:value="0.3468454" calcext:value-type="float">
            <text:p>0.3468454</text:p>
          </table:table-cell>
          <table:table-cell office:value-type="float" office:value="0.3464533" calcext:value-type="float">
            <text:p>0.3464533</text:p>
          </table:table-cell>
          <table:table-cell office:value-type="float" office:value="0.3471925" calcext:value-type="float">
            <text:p>0.3471925</text:p>
          </table:table-cell>
          <table:table-cell office:value-type="float" office:value="0.3868369" calcext:value-type="float">
            <text:p>0.3868369</text:p>
          </table:table-cell>
          <table:table-cell office:value-type="float" office:value="0.3721594" calcext:value-type="float">
            <text:p>0.3721594</text:p>
          </table:table-cell>
          <table:table-cell office:value-type="float" office:value="0.3883482" calcext:value-type="float">
            <text:p>0.3883482</text:p>
          </table:table-cell>
          <table:table-cell office:value-type="float" office:value="0.4133864" calcext:value-type="float">
            <text:p>0.4133864</text:p>
          </table:table-cell>
          <table:table-cell office:value-type="float" office:value="0.5040889" calcext:value-type="float">
            <text:p>0.504088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881431" calcext:value-type="float">
            <text:p>1.881431E-05</text:p>
          </table:table-cell>
          <table:table-cell office:value-type="float" office:value="1.903477E-015" calcext:value-type="float">
            <text:p>1.903477E-15</text:p>
          </table:table-cell>
          <table:table-cell office:value-type="float" office:value="9.831136E-016" calcext:value-type="float">
            <text:p>9.831136E-16</text:p>
          </table:table-cell>
          <table:table-cell office:value-type="float" office:value="9.942841E-016" calcext:value-type="float">
            <text:p>9.9428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7375753" calcext:value-type="float">
            <text:p>-0.007375753</text:p>
          </table:table-cell>
          <table:table-cell office:value-type="float" office:value="-0.007243447" calcext:value-type="float">
            <text:p>-0.007243447</text:p>
          </table:table-cell>
          <table:table-cell office:value-type="float" office:value="-0.006978658" calcext:value-type="float">
            <text:p>-0.006978658</text:p>
          </table:table-cell>
          <table:table-cell office:value-type="float" office:value="-0.006932629" calcext:value-type="float">
            <text:p>-0.006932629</text:p>
          </table:table-cell>
          <table:table-cell office:value-type="float" office:value="-0.007008057" calcext:value-type="float">
            <text:p>-0.007008057</text:p>
          </table:table-cell>
          <table:table-cell office:value-type="float" office:value="-0.006912668" calcext:value-type="float">
            <text:p>-0.006912668</text:p>
          </table:table-cell>
          <table:table-cell office:value-type="float" office:value="-0.006467491" calcext:value-type="float">
            <text:p>-0.006467491</text:p>
          </table:table-cell>
          <table:table-cell office:value-type="float" office:value="-0.01040345" calcext:value-type="float">
            <text:p>-0.01040345</text:p>
          </table:table-cell>
          <table:table-cell office:value-type="float" office:value="-0.006927124" calcext:value-type="float">
            <text:p>-0.006927124</text:p>
          </table:table-cell>
          <table:table-cell office:value-type="float" office:value="-0.003813479" calcext:value-type="float">
            <text:p>-0.003813479</text:p>
          </table:table-cell>
          <table:table-cell office:value-type="float" office:value="614.3494" calcext:value-type="float">
            <text:p>614.3494</text:p>
          </table:table-cell>
          <table:table-cell office:value-type="float" office:value="0" calcext:value-type="float">
            <text:p>0</text:p>
          </table:table-cell>
          <table:table-cell office:value-type="float" office:value="-0.008770583" calcext:value-type="float">
            <text:p>-0.008770583</text:p>
          </table:table-cell>
          <table:table-cell office:value-type="float" office:value="-0.00009173926" calcext:value-type="float">
            <text:p>-9.17392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9091" calcext:value-type="float">
            <text:p>-1.2290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9" calcext:value-type="float">
            <text:p>2041999</text:p>
          </table:table-cell>
          <table:table-cell office:value-type="float" office:value="237.2994" calcext:value-type="float">
            <text:p>237.2994</text:p>
          </table:table-cell>
          <table:table-cell office:value-type="float" office:value="5.247872" calcext:value-type="float">
            <text:p>5.247872</text:p>
          </table:table-cell>
          <table:table-cell office:value-type="float" office:value="0" calcext:value-type="float">
            <text:p>0</text:p>
          </table:table-cell>
          <table:table-cell office:value-type="float" office:value="1446.408" calcext:value-type="float">
            <text:p>1446.408</text:p>
          </table:table-cell>
          <table:table-cell office:value-type="float" office:value="41.96992" calcext:value-type="float">
            <text:p>41.96992</text:p>
          </table:table-cell>
          <table:table-cell office:value-type="float" office:value="453.9245" calcext:value-type="float">
            <text:p>453.9245</text:p>
          </table:table-cell>
          <table:table-cell office:value-type="float" office:value="0.3321382" calcext:value-type="float">
            <text:p>0.3321382</text:p>
          </table:table-cell>
          <table:table-cell office:value-type="float" office:value="0.3326515" calcext:value-type="float">
            <text:p>0.3326515</text:p>
          </table:table-cell>
          <table:table-cell office:value-type="float" office:value="0.3335159" calcext:value-type="float">
            <text:p>0.3335159</text:p>
          </table:table-cell>
          <table:table-cell office:value-type="float" office:value="0.3333035" calcext:value-type="float">
            <text:p>0.3333035</text:p>
          </table:table-cell>
          <table:table-cell office:value-type="float" office:value="0.3333207" calcext:value-type="float">
            <text:p>0.3333207</text:p>
          </table:table-cell>
          <table:table-cell office:value-type="float" office:value="0.3350001" calcext:value-type="float">
            <text:p>0.3350001</text:p>
          </table:table-cell>
          <table:table-cell office:value-type="float" office:value="0.3785279" calcext:value-type="float">
            <text:p>0.3785279</text:p>
          </table:table-cell>
          <table:table-cell office:value-type="float" office:value="0.3724887" calcext:value-type="float">
            <text:p>0.3724887</text:p>
          </table:table-cell>
          <table:table-cell office:value-type="float" office:value="0.3885668" calcext:value-type="float">
            <text:p>0.3885668</text:p>
          </table:table-cell>
          <table:table-cell office:value-type="float" office:value="0.4137946" calcext:value-type="float">
            <text:p>0.4137946</text:p>
          </table:table-cell>
          <table:table-cell office:value-type="float" office:value="0.5070438" calcext:value-type="float">
            <text:p>0.50704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750786" calcext:value-type="float">
            <text:p>1.750786E-05</text:p>
          </table:table-cell>
          <table:table-cell office:value-type="float" office:value="1.90346E-015" calcext:value-type="float">
            <text:p>1.90346E-15</text:p>
          </table:table-cell>
          <table:table-cell office:value-type="float" office:value="9.831105E-016" calcext:value-type="float">
            <text:p>9.831105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330977" calcext:value-type="float">
            <text:p>-0.009330977</text:p>
          </table:table-cell>
          <table:table-cell office:value-type="float" office:value="-0.009250631" calcext:value-type="float">
            <text:p>-0.009250631</text:p>
          </table:table-cell>
          <table:table-cell office:value-type="float" office:value="-0.009093796" calcext:value-type="float">
            <text:p>-0.009093796</text:p>
          </table:table-cell>
          <table:table-cell office:value-type="float" office:value="-0.009155588" calcext:value-type="float">
            <text:p>-0.009155588</text:p>
          </table:table-cell>
          <table:table-cell office:value-type="float" office:value="-0.009166876" calcext:value-type="float">
            <text:p>-0.009166876</text:p>
          </table:table-cell>
          <table:table-cell office:value-type="float" office:value="-0.008852785" calcext:value-type="float">
            <text:p>-0.008852785</text:p>
          </table:table-cell>
          <table:table-cell office:value-type="float" office:value="-0.007963204" calcext:value-type="float">
            <text:p>-0.007963204</text:p>
          </table:table-cell>
          <table:table-cell office:value-type="float" office:value="-0.01031299" calcext:value-type="float">
            <text:p>-0.01031299</text:p>
          </table:table-cell>
          <table:table-cell office:value-type="float" office:value="-0.006889811" calcext:value-type="float">
            <text:p>-0.006889811</text:p>
          </table:table-cell>
          <table:table-cell office:value-type="float" office:value="-0.003777559" calcext:value-type="float">
            <text:p>-0.003777559</text:p>
          </table:table-cell>
          <table:table-cell office:value-type="float" office:value="622.8209" calcext:value-type="float">
            <text:p>622.8209</text:p>
          </table:table-cell>
          <table:table-cell office:value-type="float" office:value="0" calcext:value-type="float">
            <text:p>0</text:p>
          </table:table-cell>
          <table:table-cell office:value-type="float" office:value="-0.0097233" calcext:value-type="float">
            <text:p>-0.0097233</text:p>
          </table:table-cell>
          <table:table-cell office:value-type="float" office:value="-0.00009640338" calcext:value-type="float">
            <text:p>-9.64033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139" calcext:value-type="float">
            <text:p>-1.2281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9" calcext:value-type="float">
            <text:p>3041999</text:p>
          </table:table-cell>
          <table:table-cell office:value-type="float" office:value="237.2994" calcext:value-type="float">
            <text:p>237.2994</text:p>
          </table:table-cell>
          <table:table-cell office:value-type="float" office:value="5.348065" calcext:value-type="float">
            <text:p>5.348065</text:p>
          </table:table-cell>
          <table:table-cell office:value-type="float" office:value="0" calcext:value-type="float">
            <text:p>0</text:p>
          </table:table-cell>
          <table:table-cell office:value-type="float" office:value="1443.765" calcext:value-type="float">
            <text:p>1443.765</text:p>
          </table:table-cell>
          <table:table-cell office:value-type="float" office:value="44.51281" calcext:value-type="float">
            <text:p>44.51281</text:p>
          </table:table-cell>
          <table:table-cell office:value-type="float" office:value="446.4792" calcext:value-type="float">
            <text:p>446.4792</text:p>
          </table:table-cell>
          <table:table-cell office:value-type="float" office:value="0.3359413" calcext:value-type="float">
            <text:p>0.3359413</text:p>
          </table:table-cell>
          <table:table-cell office:value-type="float" office:value="0.336207" calcext:value-type="float">
            <text:p>0.336207</text:p>
          </table:table-cell>
          <table:table-cell office:value-type="float" office:value="0.3356901" calcext:value-type="float">
            <text:p>0.3356901</text:p>
          </table:table-cell>
          <table:table-cell office:value-type="float" office:value="0.3302132" calcext:value-type="float">
            <text:p>0.3302132</text:p>
          </table:table-cell>
          <table:table-cell office:value-type="float" office:value="0.3258671" calcext:value-type="float">
            <text:p>0.3258671</text:p>
          </table:table-cell>
          <table:table-cell office:value-type="float" office:value="0.3255181" calcext:value-type="float">
            <text:p>0.3255181</text:p>
          </table:table-cell>
          <table:table-cell office:value-type="float" office:value="0.3704587" calcext:value-type="float">
            <text:p>0.3704587</text:p>
          </table:table-cell>
          <table:table-cell office:value-type="float" office:value="0.3719154" calcext:value-type="float">
            <text:p>0.3719154</text:p>
          </table:table-cell>
          <table:table-cell office:value-type="float" office:value="0.3887169" calcext:value-type="float">
            <text:p>0.3887169</text:p>
          </table:table-cell>
          <table:table-cell office:value-type="float" office:value="0.4139538" calcext:value-type="float">
            <text:p>0.4139538</text:p>
          </table:table-cell>
          <table:table-cell office:value-type="float" office:value="0.51021" calcext:value-type="float">
            <text:p>0.5102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28364" calcext:value-type="float">
            <text:p>1.628364E-05</text:p>
          </table:table-cell>
          <table:table-cell office:value-type="float" office:value="1.903445E-015" calcext:value-type="float">
            <text:p>1.903445E-15</text:p>
          </table:table-cell>
          <table:table-cell office:value-type="float" office:value="9.831073E-016" calcext:value-type="float">
            <text:p>9.831073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581887" calcext:value-type="float">
            <text:p>-0.008581887</text:p>
          </table:table-cell>
          <table:table-cell office:value-type="float" office:value="-0.008556496" calcext:value-type="float">
            <text:p>-0.008556496</text:p>
          </table:table-cell>
          <table:table-cell office:value-type="float" office:value="-0.008669585" calcext:value-type="float">
            <text:p>-0.008669585</text:p>
          </table:table-cell>
          <table:table-cell office:value-type="float" office:value="-0.009786906" calcext:value-type="float">
            <text:p>-0.009786906</text:p>
          </table:table-cell>
          <table:table-cell office:value-type="float" office:value="-0.01075297" calcext:value-type="float">
            <text:p>-0.01075297</text:p>
          </table:table-cell>
          <table:table-cell office:value-type="float" office:value="-0.01082129" calcext:value-type="float">
            <text:p>-0.01082129</text:p>
          </table:table-cell>
          <table:table-cell office:value-type="float" office:value="-0.009808724" calcext:value-type="float">
            <text:p>-0.009808724</text:p>
          </table:table-cell>
          <table:table-cell office:value-type="float" office:value="-0.01046451" calcext:value-type="float">
            <text:p>-0.01046451</text:p>
          </table:table-cell>
          <table:table-cell office:value-type="float" office:value="-0.006864141" calcext:value-type="float">
            <text:p>-0.006864141</text:p>
          </table:table-cell>
          <table:table-cell office:value-type="float" office:value="-0.003763316" calcext:value-type="float">
            <text:p>-0.003763316</text:p>
          </table:table-cell>
          <table:table-cell office:value-type="float" office:value="630.5311" calcext:value-type="float">
            <text:p>630.5311</text:p>
          </table:table-cell>
          <table:table-cell office:value-type="float" office:value="0" calcext:value-type="float">
            <text:p>0</text:p>
          </table:table-cell>
          <table:table-cell office:value-type="float" office:value="-0.008623145" calcext:value-type="float">
            <text:p>-0.008623145</text:p>
          </table:table-cell>
          <table:table-cell office:value-type="float" office:value="-0.00009835153" calcext:value-type="float">
            <text:p>-9.83515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34" calcext:value-type="float">
            <text:p>-1.2283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9" calcext:value-type="float">
            <text:p>4041999</text:p>
          </table:table-cell>
          <table:table-cell office:value-type="float" office:value="237.2994" calcext:value-type="float">
            <text:p>237.2994</text:p>
          </table:table-cell>
          <table:table-cell office:value-type="float" office:value="5.866886" calcext:value-type="float">
            <text:p>5.866886</text:p>
          </table:table-cell>
          <table:table-cell office:value-type="float" office:value="0" calcext:value-type="float">
            <text:p>0</text:p>
          </table:table-cell>
          <table:table-cell office:value-type="float" office:value="1439.32" calcext:value-type="float">
            <text:p>1439.32</text:p>
          </table:table-cell>
          <table:table-cell office:value-type="float" office:value="48.43856" calcext:value-type="float">
            <text:p>48.43856</text:p>
          </table:table-cell>
          <table:table-cell office:value-type="float" office:value="433.783" calcext:value-type="float">
            <text:p>433.783</text:p>
          </table:table-cell>
          <table:table-cell office:value-type="float" office:value="0.3462015" calcext:value-type="float">
            <text:p>0.3462015</text:p>
          </table:table-cell>
          <table:table-cell office:value-type="float" office:value="0.3467005" calcext:value-type="float">
            <text:p>0.3467005</text:p>
          </table:table-cell>
          <table:table-cell office:value-type="float" office:value="0.3466571" calcext:value-type="float">
            <text:p>0.3466571</text:p>
          </table:table-cell>
          <table:table-cell office:value-type="float" office:value="0.3403296" calcext:value-type="float">
            <text:p>0.3403296</text:p>
          </table:table-cell>
          <table:table-cell office:value-type="float" office:value="0.3298231" calcext:value-type="float">
            <text:p>0.3298231</text:p>
          </table:table-cell>
          <table:table-cell office:value-type="float" office:value="0.3239112" calcext:value-type="float">
            <text:p>0.3239112</text:p>
          </table:table-cell>
          <table:table-cell office:value-type="float" office:value="0.3660563" calcext:value-type="float">
            <text:p>0.3660563</text:p>
          </table:table-cell>
          <table:table-cell office:value-type="float" office:value="0.3708887" calcext:value-type="float">
            <text:p>0.3708887</text:p>
          </table:table-cell>
          <table:table-cell office:value-type="float" office:value="0.3887707" calcext:value-type="float">
            <text:p>0.3887707</text:p>
          </table:table-cell>
          <table:table-cell office:value-type="float" office:value="0.4139685" calcext:value-type="float">
            <text:p>0.413968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17633" calcext:value-type="float">
            <text:p>1.517633E-05</text:p>
          </table:table-cell>
          <table:table-cell office:value-type="float" office:value="1.903429E-015" calcext:value-type="float">
            <text:p>1.903429E-15</text:p>
          </table:table-cell>
          <table:table-cell office:value-type="float" office:value="9.831042E-016" calcext:value-type="float">
            <text:p>9.831042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947816" calcext:value-type="float">
            <text:p>-0.006947816</text:p>
          </table:table-cell>
          <table:table-cell office:value-type="float" office:value="-0.006897032" calcext:value-type="float">
            <text:p>-0.006897032</text:p>
          </table:table-cell>
          <table:table-cell office:value-type="float" office:value="-0.006914884" calcext:value-type="float">
            <text:p>-0.006914884</text:p>
          </table:table-cell>
          <table:table-cell office:value-type="float" office:value="-0.007907879" calcext:value-type="float">
            <text:p>-0.007907879</text:p>
          </table:table-cell>
          <table:table-cell office:value-type="float" office:value="-0.009918962" calcext:value-type="float">
            <text:p>-0.009918962</text:p>
          </table:table-cell>
          <table:table-cell office:value-type="float" office:value="-0.01123192" calcext:value-type="float">
            <text:p>-0.01123192</text:p>
          </table:table-cell>
          <table:table-cell office:value-type="float" office:value="-0.01101973" calcext:value-type="float">
            <text:p>-0.01101973</text:p>
          </table:table-cell>
          <table:table-cell office:value-type="float" office:value="-0.01074547" calcext:value-type="float">
            <text:p>-0.01074547</text:p>
          </table:table-cell>
          <table:table-cell office:value-type="float" office:value="-0.006854895" calcext:value-type="float">
            <text:p>-0.006854895</text:p>
          </table:table-cell>
          <table:table-cell office:value-type="float" office:value="-0.003762046" calcext:value-type="float">
            <text:p>-0.003762046</text:p>
          </table:table-cell>
          <table:table-cell office:value-type="float" office:value="638.2174" calcext:value-type="float">
            <text:p>638.2174</text:p>
          </table:table-cell>
          <table:table-cell office:value-type="float" office:value="0" calcext:value-type="float">
            <text:p>0</text:p>
          </table:table-cell>
          <table:table-cell office:value-type="float" office:value="-0.007078302" calcext:value-type="float">
            <text:p>-0.007078302</text:p>
          </table:table-cell>
          <table:table-cell office:value-type="float" office:value="-0.00009958923" calcext:value-type="float">
            <text:p>-9.95892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23" calcext:value-type="float">
            <text:p>-1.2284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9" calcext:value-type="float">
            <text:p>5041999</text:p>
          </table:table-cell>
          <table:table-cell office:value-type="float" office:value="237.2994" calcext:value-type="float">
            <text:p>237.2994</text:p>
          </table:table-cell>
          <table:table-cell office:value-type="float" office:value="6.183551" calcext:value-type="float">
            <text:p>6.183551</text:p>
          </table:table-cell>
          <table:table-cell office:value-type="float" office:value="0" calcext:value-type="float">
            <text:p>0</text:p>
          </table:table-cell>
          <table:table-cell office:value-type="float" office:value="1434.406" calcext:value-type="float">
            <text:p>1434.406</text:p>
          </table:table-cell>
          <table:table-cell office:value-type="float" office:value="53.03663" calcext:value-type="float">
            <text:p>53.03663</text:p>
          </table:table-cell>
          <table:table-cell office:value-type="float" office:value="418.2342" calcext:value-type="float">
            <text:p>418.2342</text:p>
          </table:table-cell>
          <table:table-cell office:value-type="float" office:value="0.3559391" calcext:value-type="float">
            <text:p>0.3559391</text:p>
          </table:table-cell>
          <table:table-cell office:value-type="float" office:value="0.3567102" calcext:value-type="float">
            <text:p>0.3567102</text:p>
          </table:table-cell>
          <table:table-cell office:value-type="float" office:value="0.3573086" calcext:value-type="float">
            <text:p>0.3573086</text:p>
          </table:table-cell>
          <table:table-cell office:value-type="float" office:value="0.3513026" calcext:value-type="float">
            <text:p>0.3513026</text:p>
          </table:table-cell>
          <table:table-cell office:value-type="float" office:value="0.3386539" calcext:value-type="float">
            <text:p>0.3386539</text:p>
          </table:table-cell>
          <table:table-cell office:value-type="float" office:value="0.3289811" calcext:value-type="float">
            <text:p>0.3289811</text:p>
          </table:table-cell>
          <table:table-cell office:value-type="float" office:value="0.3658383" calcext:value-type="float">
            <text:p>0.3658383</text:p>
          </table:table-cell>
          <table:table-cell office:value-type="float" office:value="0.3699416" calcext:value-type="float">
            <text:p>0.3699416</text:p>
          </table:table-cell>
          <table:table-cell office:value-type="float" office:value="0.3887503" calcext:value-type="float">
            <text:p>0.3887503</text:p>
          </table:table-cell>
          <table:table-cell office:value-type="float" office:value="0.4139819" calcext:value-type="float">
            <text:p>0.413981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19738" calcext:value-type="float">
            <text:p>1.419738E-05</text:p>
          </table:table-cell>
          <table:table-cell office:value-type="float" office:value="1.903413E-015" calcext:value-type="float">
            <text:p>1.903413E-15</text:p>
          </table:table-cell>
          <table:table-cell office:value-type="float" office:value="9.831013E-016" calcext:value-type="float">
            <text:p>9.831013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717271" calcext:value-type="float">
            <text:p>-0.005717271</text:p>
          </table:table-cell>
          <table:table-cell office:value-type="float" office:value="-0.00564805" calcext:value-type="float">
            <text:p>-0.00564805</text:p>
          </table:table-cell>
          <table:table-cell office:value-type="float" office:value="-0.005590298" calcext:value-type="float">
            <text:p>-0.005590298</text:p>
          </table:table-cell>
          <table:table-cell office:value-type="float" office:value="-0.006337915" calcext:value-type="float">
            <text:p>-0.006337915</text:p>
          </table:table-cell>
          <table:table-cell office:value-type="float" office:value="-0.008258686" calcext:value-type="float">
            <text:p>-0.008258686</text:p>
          </table:table-cell>
          <table:table-cell office:value-type="float" office:value="-0.01010431" calcext:value-type="float">
            <text:p>-0.01010431</text:p>
          </table:table-cell>
          <table:table-cell office:value-type="float" office:value="-0.01109444" calcext:value-type="float">
            <text:p>-0.01109444</text:p>
          </table:table-cell>
          <table:table-cell office:value-type="float" office:value="-0.01101341" calcext:value-type="float">
            <text:p>-0.01101341</text:p>
          </table:table-cell>
          <table:table-cell office:value-type="float" office:value="-0.006858239" calcext:value-type="float">
            <text:p>-0.006858239</text:p>
          </table:table-cell>
          <table:table-cell office:value-type="float" office:value="-0.003760875" calcext:value-type="float">
            <text:p>-0.003760875</text:p>
          </table:table-cell>
          <table:table-cell office:value-type="float" office:value="646.3271" calcext:value-type="float">
            <text:p>646.3271</text:p>
          </table:table-cell>
          <table:table-cell office:value-type="float" office:value="0" calcext:value-type="float">
            <text:p>0</text:p>
          </table:table-cell>
          <table:table-cell office:value-type="float" office:value="-0.005833129" calcext:value-type="float">
            <text:p>-0.005833129</text:p>
          </table:table-cell>
          <table:table-cell office:value-type="float" office:value="-0.0001008387" calcext:value-type="float">
            <text:p>-0.000100838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6" calcext:value-type="float">
            <text:p>-1.228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9" calcext:value-type="float">
            <text:p>6041999</text:p>
          </table:table-cell>
          <table:table-cell office:value-type="float" office:value="243.9994" calcext:value-type="float">
            <text:p>243.9994</text:p>
          </table:table-cell>
          <table:table-cell office:value-type="float" office:value="6.010016" calcext:value-type="float">
            <text:p>6.010016</text:p>
          </table:table-cell>
          <table:table-cell office:value-type="float" office:value="0" calcext:value-type="float">
            <text:p>0</text:p>
          </table:table-cell>
          <table:table-cell office:value-type="float" office:value="1435.803" calcext:value-type="float">
            <text:p>1435.803</text:p>
          </table:table-cell>
          <table:table-cell office:value-type="float" office:value="58.51207" calcext:value-type="float">
            <text:p>58.51207</text:p>
          </table:table-cell>
          <table:table-cell office:value-type="float" office:value="395.5003" calcext:value-type="float">
            <text:p>395.5003</text:p>
          </table:table-cell>
          <table:table-cell office:value-type="float" office:value="0.4092724" calcext:value-type="float">
            <text:p>0.4092724</text:p>
          </table:table-cell>
          <table:table-cell office:value-type="float" office:value="0.4092235" calcext:value-type="float">
            <text:p>0.4092235</text:p>
          </table:table-cell>
          <table:table-cell office:value-type="float" office:value="0.4088921" calcext:value-type="float">
            <text:p>0.4088921</text:p>
          </table:table-cell>
          <table:table-cell office:value-type="float" office:value="0.4042349" calcext:value-type="float">
            <text:p>0.4042349</text:p>
          </table:table-cell>
          <table:table-cell office:value-type="float" office:value="0.392695" calcext:value-type="float">
            <text:p>0.392695</text:p>
          </table:table-cell>
          <table:table-cell office:value-type="float" office:value="0.3684274" calcext:value-type="float">
            <text:p>0.3684274</text:p>
          </table:table-cell>
          <table:table-cell office:value-type="float" office:value="0.3717095" calcext:value-type="float">
            <text:p>0.3717095</text:p>
          </table:table-cell>
          <table:table-cell office:value-type="float" office:value="0.3694678" calcext:value-type="float">
            <text:p>0.3694678</text:p>
          </table:table-cell>
          <table:table-cell office:value-type="float" office:value="0.3886895" calcext:value-type="float">
            <text:p>0.3886895</text:p>
          </table:table-cell>
          <table:table-cell office:value-type="float" office:value="0.4139909" calcext:value-type="float">
            <text:p>0.4139909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2660745" calcext:value-type="float">
            <text:p>2.660745E-07</text:p>
          </table:table-cell>
          <table:table-cell office:value-type="float" office:value="0.00001338643" calcext:value-type="float">
            <text:p>1.338643E-05</text:p>
          </table:table-cell>
          <table:table-cell office:value-type="float" office:value="1.903397E-015" calcext:value-type="float">
            <text:p>1.903397E-15</text:p>
          </table:table-cell>
          <table:table-cell office:value-type="float" office:value="9.830981E-016" calcext:value-type="float">
            <text:p>9.83098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157284" calcext:value-type="float">
            <text:p>-0.002157284</text:p>
          </table:table-cell>
          <table:table-cell office:value-type="float" office:value="-0.002160535" calcext:value-type="float">
            <text:p>-0.002160535</text:p>
          </table:table-cell>
          <table:table-cell office:value-type="float" office:value="-0.002192576" calcext:value-type="float">
            <text:p>-0.002192576</text:p>
          </table:table-cell>
          <table:table-cell office:value-type="float" office:value="-0.002381322" calcext:value-type="float">
            <text:p>-0.002381322</text:p>
          </table:table-cell>
          <table:table-cell office:value-type="float" office:value="-0.002956654" calcext:value-type="float">
            <text:p>-0.002956654</text:p>
          </table:table-cell>
          <table:table-cell office:value-type="float" office:value="-0.004833768" calcext:value-type="float">
            <text:p>-0.004833768</text:p>
          </table:table-cell>
          <table:table-cell office:value-type="float" office:value="-0.009567931" calcext:value-type="float">
            <text:p>-0.009567931</text:p>
          </table:table-cell>
          <table:table-cell office:value-type="float" office:value="-0.0111524" calcext:value-type="float">
            <text:p>-0.0111524</text:p>
          </table:table-cell>
          <table:table-cell office:value-type="float" office:value="-0.006868502" calcext:value-type="float">
            <text:p>-0.006868502</text:p>
          </table:table-cell>
          <table:table-cell office:value-type="float" office:value="-0.00376009" calcext:value-type="float">
            <text:p>-0.00376009</text:p>
          </table:table-cell>
          <table:table-cell office:value-type="float" office:value="655.2989" calcext:value-type="float">
            <text:p>655.298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1018825" calcext:value-type="float">
            <text:p>-0.000101882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18" calcext:value-type="float">
            <text:p>-1.2283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9" calcext:value-type="float">
            <text:p>7041999</text:p>
          </table:table-cell>
          <table:table-cell office:value-type="float" office:value="244.0994" calcext:value-type="float">
            <text:p>244.0994</text:p>
          </table:table-cell>
          <table:table-cell office:value-type="float" office:value="5.822946" calcext:value-type="float">
            <text:p>5.822946</text:p>
          </table:table-cell>
          <table:table-cell office:value-type="float" office:value="0" calcext:value-type="float">
            <text:p>0</text:p>
          </table:table-cell>
          <table:table-cell office:value-type="float" office:value="1428.925" calcext:value-type="float">
            <text:p>1428.925</text:p>
          </table:table-cell>
          <table:table-cell office:value-type="float" office:value="65.67647" calcext:value-type="float">
            <text:p>65.67647</text:p>
          </table:table-cell>
          <table:table-cell office:value-type="float" office:value="375.9468" calcext:value-type="float">
            <text:p>375.9468</text:p>
          </table:table-cell>
          <table:table-cell office:value-type="float" office:value="0.3794979" calcext:value-type="float">
            <text:p>0.3794979</text:p>
          </table:table-cell>
          <table:table-cell office:value-type="float" office:value="0.3811369" calcext:value-type="float">
            <text:p>0.3811369</text:p>
          </table:table-cell>
          <table:table-cell office:value-type="float" office:value="0.3851909" calcext:value-type="float">
            <text:p>0.3851909</text:p>
          </table:table-cell>
          <table:table-cell office:value-type="float" office:value="0.3902711" calcext:value-type="float">
            <text:p>0.3902711</text:p>
          </table:table-cell>
          <table:table-cell office:value-type="float" office:value="0.3949074" calcext:value-type="float">
            <text:p>0.3949074</text:p>
          </table:table-cell>
          <table:table-cell office:value-type="float" office:value="0.3997833" calcext:value-type="float">
            <text:p>0.3997833</text:p>
          </table:table-cell>
          <table:table-cell office:value-type="float" office:value="0.4117647" calcext:value-type="float">
            <text:p>0.4117647</text:p>
          </table:table-cell>
          <table:table-cell office:value-type="float" office:value="0.3711143" calcext:value-type="float">
            <text:p>0.3711143</text:p>
          </table:table-cell>
          <table:table-cell office:value-type="float" office:value="0.3886717" calcext:value-type="float">
            <text:p>0.3886717</text:p>
          </table:table-cell>
          <table:table-cell office:value-type="float" office:value="0.4139962" calcext:value-type="float">
            <text:p>0.413996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27316" calcext:value-type="float">
            <text:p>1.27316E-05</text:p>
          </table:table-cell>
          <table:table-cell office:value-type="float" office:value="1.903382E-015" calcext:value-type="float">
            <text:p>1.903382E-15</text:p>
          </table:table-cell>
          <table:table-cell office:value-type="float" office:value="9.830949E-016" calcext:value-type="float">
            <text:p>9.830949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677005" calcext:value-type="float">
            <text:p>-0.003677005</text:p>
          </table:table-cell>
          <table:table-cell office:value-type="float" office:value="-0.003578422" calcext:value-type="float">
            <text:p>-0.003578422</text:p>
          </table:table-cell>
          <table:table-cell office:value-type="float" office:value="-0.003327077" calcext:value-type="float">
            <text:p>-0.003327077</text:p>
          </table:table-cell>
          <table:table-cell office:value-type="float" office:value="-0.003047772" calcext:value-type="float">
            <text:p>-0.003047772</text:p>
          </table:table-cell>
          <table:table-cell office:value-type="float" office:value="-0.002814722" calcext:value-type="float">
            <text:p>-0.002814722</text:p>
          </table:table-cell>
          <table:table-cell office:value-type="float" office:value="-0.002581707" calcext:value-type="float">
            <text:p>-0.002581707</text:p>
          </table:table-cell>
          <table:table-cell office:value-type="float" office:value="-0.00359141" calcext:value-type="float">
            <text:p>-0.00359141</text:p>
          </table:table-cell>
          <table:table-cell office:value-type="float" office:value="-0.01069451" calcext:value-type="float">
            <text:p>-0.01069451</text:p>
          </table:table-cell>
          <table:table-cell office:value-type="float" office:value="-0.006871732" calcext:value-type="float">
            <text:p>-0.006871732</text:p>
          </table:table-cell>
          <table:table-cell office:value-type="float" office:value="-0.003759625" calcext:value-type="float">
            <text:p>-0.003759625</text:p>
          </table:table-cell>
          <table:table-cell office:value-type="float" office:value="665.9514" calcext:value-type="float">
            <text:p>665.9514</text:p>
          </table:table-cell>
          <table:table-cell office:value-type="float" office:value="0" calcext:value-type="float">
            <text:p>0</text:p>
          </table:table-cell>
          <table:table-cell office:value-type="float" office:value="-0.003684189" calcext:value-type="float">
            <text:p>-0.003684189</text:p>
          </table:table-cell>
          <table:table-cell office:value-type="float" office:value="-0.0001034876" calcext:value-type="float">
            <text:p>-0.000103487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293" calcext:value-type="float">
            <text:p>-1.2282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9" calcext:value-type="float">
            <text:p>8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5.577633" calcext:value-type="float">
            <text:p>5.577633</text:p>
          </table:table-cell>
          <table:table-cell office:value-type="float" office:value="0" calcext:value-type="float">
            <text:p>0</text:p>
          </table:table-cell>
          <table:table-cell office:value-type="float" office:value="1429.506" calcext:value-type="float">
            <text:p>1429.506</text:p>
          </table:table-cell>
          <table:table-cell office:value-type="float" office:value="73.34125" calcext:value-type="float">
            <text:p>73.34125</text:p>
          </table:table-cell>
          <table:table-cell office:value-type="float" office:value="356.4038" calcext:value-type="float">
            <text:p>356.4038</text:p>
          </table:table-cell>
          <table:table-cell office:value-type="float" office:value="0.3862541" calcext:value-type="float">
            <text:p>0.3862541</text:p>
          </table:table-cell>
          <table:table-cell office:value-type="float" office:value="0.3884257" calcext:value-type="float">
            <text:p>0.3884257</text:p>
          </table:table-cell>
          <table:table-cell office:value-type="float" office:value="0.3938802" calcext:value-type="float">
            <text:p>0.3938802</text:p>
          </table:table-cell>
          <table:table-cell office:value-type="float" office:value="0.4022921" calcext:value-type="float">
            <text:p>0.4022921</text:p>
          </table:table-cell>
          <table:table-cell office:value-type="float" office:value="0.4121182" calcext:value-type="float">
            <text:p>0.4121182</text:p>
          </table:table-cell>
          <table:table-cell office:value-type="float" office:value="0.424744" calcext:value-type="float">
            <text:p>0.424744</text:p>
          </table:table-cell>
          <table:table-cell office:value-type="float" office:value="0.4595501" calcext:value-type="float">
            <text:p>0.4595501</text:p>
          </table:table-cell>
          <table:table-cell office:value-type="float" office:value="0.3841938" calcext:value-type="float">
            <text:p>0.3841938</text:p>
          </table:table-cell>
          <table:table-cell office:value-type="float" office:value="0.3889262" calcext:value-type="float">
            <text:p>0.3889262</text:p>
          </table:table-cell>
          <table:table-cell office:value-type="float" office:value="0.4140039" calcext:value-type="float">
            <text:p>0.4140039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222357" calcext:value-type="float">
            <text:p>1.222357E-05</text:p>
          </table:table-cell>
          <table:table-cell office:value-type="float" office:value="1.903366E-015" calcext:value-type="float">
            <text:p>1.903366E-15</text:p>
          </table:table-cell>
          <table:table-cell office:value-type="float" office:value="9.830917E-016" calcext:value-type="float">
            <text:p>9.830917E-16</text:p>
          </table:table-cell>
          <table:table-cell office:value-type="float" office:value="9.942841E-016" calcext:value-type="float">
            <text:p>9.9428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253166" calcext:value-type="float">
            <text:p>-0.003253166</text:p>
          </table:table-cell>
          <table:table-cell office:value-type="float" office:value="-0.003140395" calcext:value-type="float">
            <text:p>-0.003140395</text:p>
          </table:table-cell>
          <table:table-cell office:value-type="float" office:value="-0.002852957" calcext:value-type="float">
            <text:p>-0.002852957</text:p>
          </table:table-cell>
          <table:table-cell office:value-type="float" office:value="-0.002467951" calcext:value-type="float">
            <text:p>-0.002467951</text:p>
          </table:table-cell>
          <table:table-cell office:value-type="float" office:value="-0.002092632" calcext:value-type="float">
            <text:p>-0.002092632</text:p>
          </table:table-cell>
          <table:table-cell office:value-type="float" office:value="-0.001698758" calcext:value-type="float">
            <text:p>-0.001698758</text:p>
          </table:table-cell>
          <table:table-cell office:value-type="float" office:value="-0.001230287" calcext:value-type="float">
            <text:p>-0.001230287</text:p>
          </table:table-cell>
          <table:table-cell office:value-type="float" office:value="-0.007695138" calcext:value-type="float">
            <text:p>-0.007695138</text:p>
          </table:table-cell>
          <table:table-cell office:value-type="float" office:value="-0.006830368" calcext:value-type="float">
            <text:p>-0.006830368</text:p>
          </table:table-cell>
          <table:table-cell office:value-type="float" office:value="-0.003758966" calcext:value-type="float">
            <text:p>-0.003758966</text:p>
          </table:table-cell>
          <table:table-cell office:value-type="float" office:value="677.1069" calcext:value-type="float">
            <text:p>677.1069</text:p>
          </table:table-cell>
          <table:table-cell office:value-type="float" office:value="0" calcext:value-type="float">
            <text:p>0</text:p>
          </table:table-cell>
          <table:table-cell office:value-type="float" office:value="-0.003283594" calcext:value-type="float">
            <text:p>-0.003283594</text:p>
          </table:table-cell>
          <table:table-cell office:value-type="float" office:value="-0.0001048453" calcext:value-type="float">
            <text:p>-0.00010484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258" calcext:value-type="float">
            <text:p>-1.2282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9" calcext:value-type="float">
            <text:p>9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5.830894" calcext:value-type="float">
            <text:p>5.830894</text:p>
          </table:table-cell>
          <table:table-cell office:value-type="float" office:value="0" calcext:value-type="float">
            <text:p>0</text:p>
          </table:table-cell>
          <table:table-cell office:value-type="float" office:value="1421.491" calcext:value-type="float">
            <text:p>1421.491</text:p>
          </table:table-cell>
          <table:table-cell office:value-type="float" office:value="81.10298" calcext:value-type="float">
            <text:p>81.10298</text:p>
          </table:table-cell>
          <table:table-cell office:value-type="float" office:value="341.9504" calcext:value-type="float">
            <text:p>341.9504</text:p>
          </table:table-cell>
          <table:table-cell office:value-type="float" office:value="0.3790431" calcext:value-type="float">
            <text:p>0.3790431</text:p>
          </table:table-cell>
          <table:table-cell office:value-type="float" office:value="0.3809009" calcext:value-type="float">
            <text:p>0.3809009</text:p>
          </table:table-cell>
          <table:table-cell office:value-type="float" office:value="0.3855929" calcext:value-type="float">
            <text:p>0.3855929</text:p>
          </table:table-cell>
          <table:table-cell office:value-type="float" office:value="0.3929189" calcext:value-type="float">
            <text:p>0.3929189</text:p>
          </table:table-cell>
          <table:table-cell office:value-type="float" office:value="0.4013713" calcext:value-type="float">
            <text:p>0.4013713</text:p>
          </table:table-cell>
          <table:table-cell office:value-type="float" office:value="0.4121036" calcext:value-type="float">
            <text:p>0.4121036</text:p>
          </table:table-cell>
          <table:table-cell office:value-type="float" office:value="0.4471335" calcext:value-type="float">
            <text:p>0.4471335</text:p>
          </table:table-cell>
          <table:table-cell office:value-type="float" office:value="0.3892353" calcext:value-type="float">
            <text:p>0.3892353</text:p>
          </table:table-cell>
          <table:table-cell office:value-type="float" office:value="0.3899844" calcext:value-type="float">
            <text:p>0.3899844</text:p>
          </table:table-cell>
          <table:table-cell office:value-type="float" office:value="0.4140452" calcext:value-type="float">
            <text:p>0.414045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81162" calcext:value-type="float">
            <text:p>1.181162E-05</text:p>
          </table:table-cell>
          <table:table-cell office:value-type="float" office:value="1.90335E-015" calcext:value-type="float">
            <text:p>1.90335E-15</text:p>
          </table:table-cell>
          <table:table-cell office:value-type="float" office:value="9.830886E-016" calcext:value-type="float">
            <text:p>9.830886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713741" calcext:value-type="float">
            <text:p>-0.003713741</text:p>
          </table:table-cell>
          <table:table-cell office:value-type="float" office:value="-0.003602558" calcext:value-type="float">
            <text:p>-0.003602558</text:p>
          </table:table-cell>
          <table:table-cell office:value-type="float" office:value="-0.00331271" calcext:value-type="float">
            <text:p>-0.00331271</text:p>
          </table:table-cell>
          <table:table-cell office:value-type="float" office:value="-0.002913668" calcext:value-type="float">
            <text:p>-0.002913668</text:p>
          </table:table-cell>
          <table:table-cell office:value-type="float" office:value="-0.002518894" calcext:value-type="float">
            <text:p>-0.002518894</text:p>
          </table:table-cell>
          <table:table-cell office:value-type="float" office:value="-0.002098336" calcext:value-type="float">
            <text:p>-0.002098336</text:p>
          </table:table-cell>
          <table:table-cell office:value-type="float" office:value="-0.001599362" calcext:value-type="float">
            <text:p>-0.001599362</text:p>
          </table:table-cell>
          <table:table-cell office:value-type="float" office:value="-0.006770414" calcext:value-type="float">
            <text:p>-0.006770414</text:p>
          </table:table-cell>
          <table:table-cell office:value-type="float" office:value="-0.00665501" calcext:value-type="float">
            <text:p>-0.00665501</text:p>
          </table:table-cell>
          <table:table-cell office:value-type="float" office:value="-0.003755422" calcext:value-type="float">
            <text:p>-0.003755422</text:p>
          </table:table-cell>
          <table:table-cell office:value-type="float" office:value="688.3568" calcext:value-type="float">
            <text:p>688.3568</text:p>
          </table:table-cell>
          <table:table-cell office:value-type="float" office:value="0" calcext:value-type="float">
            <text:p>0</text:p>
          </table:table-cell>
          <table:table-cell office:value-type="float" office:value="-0.003760586" calcext:value-type="float">
            <text:p>-0.003760586</text:p>
          </table:table-cell>
          <table:table-cell office:value-type="float" office:value="-0.0001060503" calcext:value-type="float">
            <text:p>-0.000106050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068" calcext:value-type="float">
            <text:p>-1.228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9" calcext:value-type="float">
            <text:p>10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6.221744" calcext:value-type="float">
            <text:p>6.221744</text:p>
          </table:table-cell>
          <table:table-cell office:value-type="float" office:value="0" calcext:value-type="float">
            <text:p>0</text:p>
          </table:table-cell>
          <table:table-cell office:value-type="float" office:value="1413.53" calcext:value-type="float">
            <text:p>1413.53</text:p>
          </table:table-cell>
          <table:table-cell office:value-type="float" office:value="88.67399" calcext:value-type="float">
            <text:p>88.67399</text:p>
          </table:table-cell>
          <table:table-cell office:value-type="float" office:value="331.8195" calcext:value-type="float">
            <text:p>331.8195</text:p>
          </table:table-cell>
          <table:table-cell office:value-type="float" office:value="0.3695943" calcext:value-type="float">
            <text:p>0.3695943</text:p>
          </table:table-cell>
          <table:table-cell office:value-type="float" office:value="0.3710862" calcext:value-type="float">
            <text:p>0.3710862</text:p>
          </table:table-cell>
          <table:table-cell office:value-type="float" office:value="0.3746351" calcext:value-type="float">
            <text:p>0.3746351</text:p>
          </table:table-cell>
          <table:table-cell office:value-type="float" office:value="0.3795691" calcext:value-type="float">
            <text:p>0.3795691</text:p>
          </table:table-cell>
          <table:table-cell office:value-type="float" office:value="0.3848125" calcext:value-type="float">
            <text:p>0.3848125</text:p>
          </table:table-cell>
          <table:table-cell office:value-type="float" office:value="0.3912452" calcext:value-type="float">
            <text:p>0.3912452</text:p>
          </table:table-cell>
          <table:table-cell office:value-type="float" office:value="0.4249237" calcext:value-type="float">
            <text:p>0.4249237</text:p>
          </table:table-cell>
          <table:table-cell office:value-type="float" office:value="0.3929074" calcext:value-type="float">
            <text:p>0.3929074</text:p>
          </table:table-cell>
          <table:table-cell office:value-type="float" office:value="0.3911383" calcext:value-type="float">
            <text:p>0.3911383</text:p>
          </table:table-cell>
          <table:table-cell office:value-type="float" office:value="0.4141331" calcext:value-type="float">
            <text:p>0.414133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46896" calcext:value-type="float">
            <text:p>1.146896E-05</text:p>
          </table:table-cell>
          <table:table-cell office:value-type="float" office:value="1.903334E-015" calcext:value-type="float">
            <text:p>1.903334E-15</text:p>
          </table:table-cell>
          <table:table-cell office:value-type="float" office:value="9.830855E-016" calcext:value-type="float">
            <text:p>9.830855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427794" calcext:value-type="float">
            <text:p>-0.004427794</text:p>
          </table:table-cell>
          <table:table-cell office:value-type="float" office:value="-0.004320688" calcext:value-type="float">
            <text:p>-0.004320688</text:p>
          </table:table-cell>
          <table:table-cell office:value-type="float" office:value="-0.004048716" calcext:value-type="float">
            <text:p>-0.004048716</text:p>
          </table:table-cell>
          <table:table-cell office:value-type="float" office:value="-0.003705074" calcext:value-type="float">
            <text:p>-0.003705074</text:p>
          </table:table-cell>
          <table:table-cell office:value-type="float" office:value="-0.003374973" calcext:value-type="float">
            <text:p>-0.003374973</text:p>
          </table:table-cell>
          <table:table-cell office:value-type="float" office:value="-0.003009442" calcext:value-type="float">
            <text:p>-0.003009442</text:p>
          </table:table-cell>
          <table:table-cell office:value-type="float" office:value="-0.00261393" calcext:value-type="float">
            <text:p>-0.00261393</text:p>
          </table:table-cell>
          <table:table-cell office:value-type="float" office:value="-0.00618116" calcext:value-type="float">
            <text:p>-0.00618116</text:p>
          </table:table-cell>
          <table:table-cell office:value-type="float" office:value="-0.006469015" calcext:value-type="float">
            <text:p>-0.006469015</text:p>
          </table:table-cell>
          <table:table-cell office:value-type="float" office:value="-0.003747833" calcext:value-type="float">
            <text:p>-0.003747833</text:p>
          </table:table-cell>
          <table:table-cell office:value-type="float" office:value="699.3951" calcext:value-type="float">
            <text:p>699.3951</text:p>
          </table:table-cell>
          <table:table-cell office:value-type="float" office:value="0" calcext:value-type="float">
            <text:p>0</text:p>
          </table:table-cell>
          <table:table-cell office:value-type="float" office:value="-0.004496338" calcext:value-type="float">
            <text:p>-0.004496338</text:p>
          </table:table-cell>
          <table:table-cell office:value-type="float" office:value="-0.0001072212" calcext:value-type="float">
            <text:p>-0.000107221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661" calcext:value-type="float">
            <text:p>-1.2276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9" calcext:value-type="float">
            <text:p>11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6.538542" calcext:value-type="float">
            <text:p>6.538542</text:p>
          </table:table-cell>
          <table:table-cell office:value-type="float" office:value="0" calcext:value-type="float">
            <text:p>0</text:p>
          </table:table-cell>
          <table:table-cell office:value-type="float" office:value="1405.949" calcext:value-type="float">
            <text:p>1405.949</text:p>
          </table:table-cell>
          <table:table-cell office:value-type="float" office:value="95.93747" calcext:value-type="float">
            <text:p>95.93747</text:p>
          </table:table-cell>
          <table:table-cell office:value-type="float" office:value="320.9888" calcext:value-type="float">
            <text:p>320.9888</text:p>
          </table:table-cell>
          <table:table-cell office:value-type="float" office:value="0.362696" calcext:value-type="float">
            <text:p>0.362696</text:p>
          </table:table-cell>
          <table:table-cell office:value-type="float" office:value="0.36387" calcext:value-type="float">
            <text:p>0.36387</text:p>
          </table:table-cell>
          <table:table-cell office:value-type="float" office:value="0.3665397" calcext:value-type="float">
            <text:p>0.3665397</text:p>
          </table:table-cell>
          <table:table-cell office:value-type="float" office:value="0.3691329" calcext:value-type="float">
            <text:p>0.3691329</text:p>
          </table:table-cell>
          <table:table-cell office:value-type="float" office:value="0.371306" calcext:value-type="float">
            <text:p>0.371306</text:p>
          </table:table-cell>
          <table:table-cell office:value-type="float" office:value="0.3741425" calcext:value-type="float">
            <text:p>0.3741425</text:p>
          </table:table-cell>
          <table:table-cell office:value-type="float" office:value="0.4066589" calcext:value-type="float">
            <text:p>0.4066589</text:p>
          </table:table-cell>
          <table:table-cell office:value-type="float" office:value="0.3946988" calcext:value-type="float">
            <text:p>0.3946988</text:p>
          </table:table-cell>
          <table:table-cell office:value-type="float" office:value="0.3922827" calcext:value-type="float">
            <text:p>0.3922827</text:p>
          </table:table-cell>
          <table:table-cell office:value-type="float" office:value="0.414259" calcext:value-type="float">
            <text:p>0.41425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11193" calcext:value-type="float">
            <text:p>1.11193E-05</text:p>
          </table:table-cell>
          <table:table-cell office:value-type="float" office:value="1.903318E-015" calcext:value-type="float">
            <text:p>1.903318E-15</text:p>
          </table:table-cell>
          <table:table-cell office:value-type="float" office:value="9.830824E-016" calcext:value-type="float">
            <text:p>9.830824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04367" calcext:value-type="float">
            <text:p>-0.00504367</text:p>
          </table:table-cell>
          <table:table-cell office:value-type="float" office:value="-0.004946715" calcext:value-type="float">
            <text:p>-0.004946715</text:p>
          </table:table-cell>
          <table:table-cell office:value-type="float" office:value="-0.00470755" calcext:value-type="float">
            <text:p>-0.00470755</text:p>
          </table:table-cell>
          <table:table-cell office:value-type="float" office:value="-0.004495487" calcext:value-type="float">
            <text:p>-0.004495487</text:p>
          </table:table-cell>
          <table:table-cell office:value-type="float" office:value="-0.00432715" calcext:value-type="float">
            <text:p>-0.00432715</text:p>
          </table:table-cell>
          <table:table-cell office:value-type="float" office:value="-0.004111223" calcext:value-type="float">
            <text:p>-0.004111223</text:p>
          </table:table-cell>
          <table:table-cell office:value-type="float" office:value="-0.003993667" calcext:value-type="float">
            <text:p>-0.003993667</text:p>
          </table:table-cell>
          <table:table-cell office:value-type="float" office:value="-0.005913773" calcext:value-type="float">
            <text:p>-0.005913773</text:p>
          </table:table-cell>
          <table:table-cell office:value-type="float" office:value="-0.006290201" calcext:value-type="float">
            <text:p>-0.006290201</text:p>
          </table:table-cell>
          <table:table-cell office:value-type="float" office:value="-0.003736962" calcext:value-type="float">
            <text:p>-0.003736962</text:p>
          </table:table-cell>
          <table:table-cell office:value-type="float" office:value="710.0958" calcext:value-type="float">
            <text:p>710.0958</text:p>
          </table:table-cell>
          <table:table-cell office:value-type="float" office:value="0" calcext:value-type="float">
            <text:p>0</text:p>
          </table:table-cell>
          <table:table-cell office:value-type="float" office:value="-0.005076496" calcext:value-type="float">
            <text:p>-0.005076496</text:p>
          </table:table-cell>
          <table:table-cell office:value-type="float" office:value="-0.000108398" calcext:value-type="float">
            <text:p>-0.00010839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076" calcext:value-type="float">
            <text:p>-1.2270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9" calcext:value-type="float">
            <text:p>12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7.068282" calcext:value-type="float">
            <text:p>7.068282</text:p>
          </table:table-cell>
          <table:table-cell office:value-type="float" office:value="0" calcext:value-type="float">
            <text:p>0</text:p>
          </table:table-cell>
          <table:table-cell office:value-type="float" office:value="1398.357" calcext:value-type="float">
            <text:p>1398.357</text:p>
          </table:table-cell>
          <table:table-cell office:value-type="float" office:value="103" calcext:value-type="float">
            <text:p>103</text:p>
          </table:table-cell>
          <table:table-cell office:value-type="float" office:value="304.2997" calcext:value-type="float">
            <text:p>304.2997</text:p>
          </table:table-cell>
          <table:table-cell office:value-type="float" office:value="0.3661876" calcext:value-type="float">
            <text:p>0.3661876</text:p>
          </table:table-cell>
          <table:table-cell office:value-type="float" office:value="0.3674691" calcext:value-type="float">
            <text:p>0.3674691</text:p>
          </table:table-cell>
          <table:table-cell office:value-type="float" office:value="0.3701709" calcext:value-type="float">
            <text:p>0.3701709</text:p>
          </table:table-cell>
          <table:table-cell office:value-type="float" office:value="0.3716028" calcext:value-type="float">
            <text:p>0.3716028</text:p>
          </table:table-cell>
          <table:table-cell office:value-type="float" office:value="0.3713912" calcext:value-type="float">
            <text:p>0.3713912</text:p>
          </table:table-cell>
          <table:table-cell office:value-type="float" office:value="0.3717462" calcext:value-type="float">
            <text:p>0.3717462</text:p>
          </table:table-cell>
          <table:table-cell office:value-type="float" office:value="0.3984502" calcext:value-type="float">
            <text:p>0.3984502</text:p>
          </table:table-cell>
          <table:table-cell office:value-type="float" office:value="0.3936836" calcext:value-type="float">
            <text:p>0.3936836</text:p>
          </table:table-cell>
          <table:table-cell office:value-type="float" office:value="0.3931664" calcext:value-type="float">
            <text:p>0.3931664</text:p>
          </table:table-cell>
          <table:table-cell office:value-type="float" office:value="0.4144091" calcext:value-type="float">
            <text:p>0.414409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66358" calcext:value-type="float">
            <text:p>1.066358E-05</text:p>
          </table:table-cell>
          <table:table-cell office:value-type="float" office:value="1.903302E-015" calcext:value-type="float">
            <text:p>1.903302E-15</text:p>
          </table:table-cell>
          <table:table-cell office:value-type="float" office:value="9.830794E-016" calcext:value-type="float">
            <text:p>9.830794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704752" calcext:value-type="float">
            <text:p>-0.004704752</text:p>
          </table:table-cell>
          <table:table-cell office:value-type="float" office:value="-0.004606609" calcext:value-type="float">
            <text:p>-0.004606609</text:p>
          </table:table-cell>
          <table:table-cell office:value-type="float" office:value="-0.004383427" calcext:value-type="float">
            <text:p>-0.004383427</text:p>
          </table:table-cell>
          <table:table-cell office:value-type="float" office:value="-0.004284767" calcext:value-type="float">
            <text:p>-0.004284767</text:p>
          </table:table-cell>
          <table:table-cell office:value-type="float" office:value="-0.004324429" calcext:value-type="float">
            <text:p>-0.004324429</text:p>
          </table:table-cell>
          <table:table-cell office:value-type="float" office:value="-0.004310275" calcext:value-type="float">
            <text:p>-0.004310275</text:p>
          </table:table-cell>
          <table:table-cell office:value-type="float" office:value="-0.004876" calcext:value-type="float">
            <text:p>-0.004876</text:p>
          </table:table-cell>
          <table:table-cell office:value-type="float" office:value="-0.006059403" calcext:value-type="float">
            <text:p>-0.006059403</text:p>
          </table:table-cell>
          <table:table-cell office:value-type="float" office:value="-0.006155442" calcext:value-type="float">
            <text:p>-0.006155442</text:p>
          </table:table-cell>
          <table:table-cell office:value-type="float" office:value="-0.003724033" calcext:value-type="float">
            <text:p>-0.003724033</text:p>
          </table:table-cell>
          <table:table-cell office:value-type="float" office:value="720.5725" calcext:value-type="float">
            <text:p>720.5725</text:p>
          </table:table-cell>
          <table:table-cell office:value-type="float" office:value="0" calcext:value-type="float">
            <text:p>0</text:p>
          </table:table-cell>
          <table:table-cell office:value-type="float" office:value="-0.004746667" calcext:value-type="float">
            <text:p>-0.004746667</text:p>
          </table:table-cell>
          <table:table-cell office:value-type="float" office:value="-0.000109603" calcext:value-type="float">
            <text:p>-0.00010960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6377" calcext:value-type="float">
            <text:p>-1.2263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9" calcext:value-type="float">
            <text:p>13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7.755891" calcext:value-type="float">
            <text:p>7.755891</text:p>
          </table:table-cell>
          <table:table-cell office:value-type="float" office:value="0" calcext:value-type="float">
            <text:p>0</text:p>
          </table:table-cell>
          <table:table-cell office:value-type="float" office:value="1390.581" calcext:value-type="float">
            <text:p>1390.581</text:p>
          </table:table-cell>
          <table:table-cell office:value-type="float" office:value="110.0891" calcext:value-type="float">
            <text:p>110.0891</text:p>
          </table:table-cell>
          <table:table-cell office:value-type="float" office:value="286.0057" calcext:value-type="float">
            <text:p>286.0057</text:p>
          </table:table-cell>
          <table:table-cell office:value-type="float" office:value="0.3665613" calcext:value-type="float">
            <text:p>0.3665613</text:p>
          </table:table-cell>
          <table:table-cell office:value-type="float" office:value="0.3678399" calcext:value-type="float">
            <text:p>0.3678399</text:p>
          </table:table-cell>
          <table:table-cell office:value-type="float" office:value="0.3705453" calcext:value-type="float">
            <text:p>0.3705453</text:p>
          </table:table-cell>
          <table:table-cell office:value-type="float" office:value="0.3719624" calcext:value-type="float">
            <text:p>0.3719624</text:p>
          </table:table-cell>
          <table:table-cell office:value-type="float" office:value="0.3716175" calcext:value-type="float">
            <text:p>0.3716175</text:p>
          </table:table-cell>
          <table:table-cell office:value-type="float" office:value="0.3717285" calcext:value-type="float">
            <text:p>0.3717285</text:p>
          </table:table-cell>
          <table:table-cell office:value-type="float" office:value="0.3977686" calcext:value-type="float">
            <text:p>0.3977686</text:p>
          </table:table-cell>
          <table:table-cell office:value-type="float" office:value="0.391914" calcext:value-type="float">
            <text:p>0.391914</text:p>
          </table:table-cell>
          <table:table-cell office:value-type="float" office:value="0.3937064" calcext:value-type="float">
            <text:p>0.3937064</text:p>
          </table:table-cell>
          <table:table-cell office:value-type="float" office:value="0.4146357" calcext:value-type="float">
            <text:p>0.414635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972862" calcext:value-type="float">
            <text:p>9.972862E-06</text:p>
          </table:table-cell>
          <table:table-cell office:value-type="float" office:value="1.903287E-015" calcext:value-type="float">
            <text:p>1.903287E-15</text:p>
          </table:table-cell>
          <table:table-cell office:value-type="float" office:value="9.830759E-016" calcext:value-type="float">
            <text:p>9.830759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672049" calcext:value-type="float">
            <text:p>-0.004672049</text:p>
          </table:table-cell>
          <table:table-cell office:value-type="float" office:value="-0.004574929" calcext:value-type="float">
            <text:p>-0.004574929</text:p>
          </table:table-cell>
          <table:table-cell office:value-type="float" office:value="-0.004352823" calcext:value-type="float">
            <text:p>-0.004352823</text:p>
          </table:table-cell>
          <table:table-cell office:value-type="float" office:value="-0.004255205" calcext:value-type="float">
            <text:p>-0.004255205</text:p>
          </table:table-cell>
          <table:table-cell office:value-type="float" office:value="-0.004305173" calcext:value-type="float">
            <text:p>-0.004305173</text:p>
          </table:table-cell>
          <table:table-cell office:value-type="float" office:value="-0.004311916" calcext:value-type="float">
            <text:p>-0.004311916</text:p>
          </table:table-cell>
          <table:table-cell office:value-type="float" office:value="-0.004961113" calcext:value-type="float">
            <text:p>-0.004961113</text:p>
          </table:table-cell>
          <table:table-cell office:value-type="float" office:value="-0.006326752" calcext:value-type="float">
            <text:p>-0.006326752</text:p>
          </table:table-cell>
          <table:table-cell office:value-type="float" office:value="-0.006074374" calcext:value-type="float">
            <text:p>-0.006074374</text:p>
          </table:table-cell>
          <table:table-cell office:value-type="float" office:value="-0.003704662" calcext:value-type="float">
            <text:p>-0.003704662</text:p>
          </table:table-cell>
          <table:table-cell office:value-type="float" office:value="731.0507" calcext:value-type="float">
            <text:p>731.0507</text:p>
          </table:table-cell>
          <table:table-cell office:value-type="float" office:value="0" calcext:value-type="float">
            <text:p>0</text:p>
          </table:table-cell>
          <table:table-cell office:value-type="float" office:value="-0.004711909" calcext:value-type="float">
            <text:p>-0.004711909</text:p>
          </table:table-cell>
          <table:table-cell office:value-type="float" office:value="-0.0001108202" calcext:value-type="float">
            <text:p>-0.000110820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5326" calcext:value-type="float">
            <text:p>-1.2253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9" calcext:value-type="float">
            <text:p>14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8.267493" calcext:value-type="float">
            <text:p>8.267493</text:p>
          </table:table-cell>
          <table:table-cell office:value-type="float" office:value="0" calcext:value-type="float">
            <text:p>0</text:p>
          </table:table-cell>
          <table:table-cell office:value-type="float" office:value="1382.87" calcext:value-type="float">
            <text:p>1382.87</text:p>
          </table:table-cell>
          <table:table-cell office:value-type="float" office:value="117.2887" calcext:value-type="float">
            <text:p>117.2887</text:p>
          </table:table-cell>
          <table:table-cell office:value-type="float" office:value="264.6805" calcext:value-type="float">
            <text:p>264.6805</text:p>
          </table:table-cell>
          <table:table-cell office:value-type="float" office:value="0.3705968" calcext:value-type="float">
            <text:p>0.3705968</text:p>
          </table:table-cell>
          <table:table-cell office:value-type="float" office:value="0.3720262" calcext:value-type="float">
            <text:p>0.3720262</text:p>
          </table:table-cell>
          <table:table-cell office:value-type="float" office:value="0.3751518" calcext:value-type="float">
            <text:p>0.3751518</text:p>
          </table:table-cell>
          <table:table-cell office:value-type="float" office:value="0.3773934" calcext:value-type="float">
            <text:p>0.3773934</text:p>
          </table:table-cell>
          <table:table-cell office:value-type="float" office:value="0.3777388" calcext:value-type="float">
            <text:p>0.3777388</text:p>
          </table:table-cell>
          <table:table-cell office:value-type="float" office:value="0.3780302" calcext:value-type="float">
            <text:p>0.3780302</text:p>
          </table:table-cell>
          <table:table-cell office:value-type="float" office:value="0.4002357" calcext:value-type="float">
            <text:p>0.4002357</text:p>
          </table:table-cell>
          <table:table-cell office:value-type="float" office:value="0.3905012" calcext:value-type="float">
            <text:p>0.3905012</text:p>
          </table:table-cell>
          <table:table-cell office:value-type="float" office:value="0.3939447" calcext:value-type="float">
            <text:p>0.3939447</text:p>
          </table:table-cell>
          <table:table-cell office:value-type="float" office:value="0.4148618" calcext:value-type="float">
            <text:p>0.4148618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33423" calcext:value-type="float">
            <text:p>9.33423E-06</text:p>
          </table:table-cell>
          <table:table-cell office:value-type="float" office:value="1.90327E-015" calcext:value-type="float">
            <text:p>1.90327E-15</text:p>
          </table:table-cell>
          <table:table-cell office:value-type="float" office:value="9.830731E-016" calcext:value-type="float">
            <text:p>9.83073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327211" calcext:value-type="float">
            <text:p>-0.004327211</text:p>
          </table:table-cell>
          <table:table-cell office:value-type="float" office:value="-0.004226971" calcext:value-type="float">
            <text:p>-0.004226971</text:p>
          </table:table-cell>
          <table:table-cell office:value-type="float" office:value="-0.003993116" calcext:value-type="float">
            <text:p>-0.003993116</text:p>
          </table:table-cell>
          <table:table-cell office:value-type="float" office:value="-0.003845315" calcext:value-type="float">
            <text:p>-0.003845315</text:p>
          </table:table-cell>
          <table:table-cell office:value-type="float" office:value="-0.003839921" calcext:value-type="float">
            <text:p>-0.003839921</text:p>
          </table:table-cell>
          <table:table-cell office:value-type="float" office:value="-0.003833397" calcext:value-type="float">
            <text:p>-0.003833397</text:p>
          </table:table-cell>
          <table:table-cell office:value-type="float" office:value="-0.004684872" calcext:value-type="float">
            <text:p>-0.004684872</text:p>
          </table:table-cell>
          <table:table-cell office:value-type="float" office:value="-0.006552027" calcext:value-type="float">
            <text:p>-0.006552027</text:p>
          </table:table-cell>
          <table:table-cell office:value-type="float" office:value="-0.006038953" calcext:value-type="float">
            <text:p>-0.006038953</text:p>
          </table:table-cell>
          <table:table-cell office:value-type="float" office:value="-0.00368534" calcext:value-type="float">
            <text:p>-0.00368534</text:p>
          </table:table-cell>
          <table:table-cell office:value-type="float" office:value="741.6118" calcext:value-type="float">
            <text:p>741.6118</text:p>
          </table:table-cell>
          <table:table-cell office:value-type="float" office:value="0" calcext:value-type="float">
            <text:p>0</text:p>
          </table:table-cell>
          <table:table-cell office:value-type="float" office:value="-0.004361734" calcext:value-type="float">
            <text:p>-0.004361734</text:p>
          </table:table-cell>
          <table:table-cell office:value-type="float" office:value="-0.000112062" calcext:value-type="float">
            <text:p>-0.00011206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4271" calcext:value-type="float">
            <text:p>-1.2242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9" calcext:value-type="float">
            <text:p>15041999</text:p>
          </table:table-cell>
          <table:table-cell office:value-type="float" office:value="252.0994" calcext:value-type="float">
            <text:p>252.0994</text:p>
          </table:table-cell>
          <table:table-cell office:value-type="float" office:value="8.508067" calcext:value-type="float">
            <text:p>8.508067</text:p>
          </table:table-cell>
          <table:table-cell office:value-type="float" office:value="0" calcext:value-type="float">
            <text:p>0</text:p>
          </table:table-cell>
          <table:table-cell office:value-type="float" office:value="1375.243" calcext:value-type="float">
            <text:p>1375.243</text:p>
          </table:table-cell>
          <table:table-cell office:value-type="float" office:value="124.6753" calcext:value-type="float">
            <text:p>124.6753</text:p>
          </table:table-cell>
          <table:table-cell office:value-type="float" office:value="243.1117" calcext:value-type="float">
            <text:p>243.1117</text:p>
          </table:table-cell>
          <table:table-cell office:value-type="float" office:value="0.372911" calcext:value-type="float">
            <text:p>0.372911</text:p>
          </table:table-cell>
          <table:table-cell office:value-type="float" office:value="0.3744288" calcext:value-type="float">
            <text:p>0.3744288</text:p>
          </table:table-cell>
          <table:table-cell office:value-type="float" office:value="0.3778266" calcext:value-type="float">
            <text:p>0.3778266</text:p>
          </table:table-cell>
          <table:table-cell office:value-type="float" office:value="0.3809377" calcext:value-type="float">
            <text:p>0.3809377</text:p>
          </table:table-cell>
          <table:table-cell office:value-type="float" office:value="0.3829102" calcext:value-type="float">
            <text:p>0.3829102</text:p>
          </table:table-cell>
          <table:table-cell office:value-type="float" office:value="0.3846237" calcext:value-type="float">
            <text:p>0.3846237</text:p>
          </table:table-cell>
          <table:table-cell office:value-type="float" office:value="0.4058213" calcext:value-type="float">
            <text:p>0.4058213</text:p>
          </table:table-cell>
          <table:table-cell office:value-type="float" office:value="0.3902567" calcext:value-type="float">
            <text:p>0.3902567</text:p>
          </table:table-cell>
          <table:table-cell office:value-type="float" office:value="0.3940733" calcext:value-type="float">
            <text:p>0.3940733</text:p>
          </table:table-cell>
          <table:table-cell office:value-type="float" office:value="0.4150566" calcext:value-type="float">
            <text:p>0.415056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8778354" calcext:value-type="float">
            <text:p>8.778354E-06</text:p>
          </table:table-cell>
          <table:table-cell office:value-type="float" office:value="1.903254E-015" calcext:value-type="float">
            <text:p>1.903254E-15</text:p>
          </table:table-cell>
          <table:table-cell office:value-type="float" office:value="9.830701E-016" calcext:value-type="float">
            <text:p>9.830701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148113" calcext:value-type="float">
            <text:p>-0.004148113</text:p>
          </table:table-cell>
          <table:table-cell office:value-type="float" office:value="-0.00404491" calcext:value-type="float">
            <text:p>-0.00404491</text:p>
          </table:table-cell>
          <table:table-cell office:value-type="float" office:value="-0.003801788" calcext:value-type="float">
            <text:p>-0.003801788</text:p>
          </table:table-cell>
          <table:table-cell office:value-type="float" office:value="-0.003603299" calcext:value-type="float">
            <text:p>-0.003603299</text:p>
          </table:table-cell>
          <table:table-cell office:value-type="float" office:value="-0.003492225" calcext:value-type="float">
            <text:p>-0.003492225</text:p>
          </table:table-cell>
          <table:table-cell office:value-type="float" office:value="-0.003394634" calcext:value-type="float">
            <text:p>-0.003394634</text:p>
          </table:table-cell>
          <table:table-cell office:value-type="float" office:value="-0.004101701" calcext:value-type="float">
            <text:p>-0.004101701</text:p>
          </table:table-cell>
          <table:table-cell office:value-type="float" office:value="-0.006593542" calcext:value-type="float">
            <text:p>-0.006593542</text:p>
          </table:table-cell>
          <table:table-cell office:value-type="float" office:value="-0.006020011" calcext:value-type="float">
            <text:p>-0.006020011</text:p>
          </table:table-cell>
          <table:table-cell office:value-type="float" office:value="-0.00366877" calcext:value-type="float">
            <text:p>-0.00366877</text:p>
          </table:table-cell>
          <table:table-cell office:value-type="float" office:value="752.3474" calcext:value-type="float">
            <text:p>752.3474</text:p>
          </table:table-cell>
          <table:table-cell office:value-type="float" office:value="0" calcext:value-type="float">
            <text:p>0</text:p>
          </table:table-cell>
          <table:table-cell office:value-type="float" office:value="-0.00418172" calcext:value-type="float">
            <text:p>-0.00418172</text:p>
          </table:table-cell>
          <table:table-cell office:value-type="float" office:value="-0.0001132996" calcext:value-type="float">
            <text:p>-0.000113299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3362" calcext:value-type="float">
            <text:p>-1.2233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9" calcext:value-type="float">
            <text:p>16041999</text:p>
          </table:table-cell>
          <table:table-cell office:value-type="float" office:value="255.2995" calcext:value-type="float">
            <text:p>255.2995</text:p>
          </table:table-cell>
          <table:table-cell office:value-type="float" office:value="8.424557" calcext:value-type="float">
            <text:p>8.424557</text:p>
          </table:table-cell>
          <table:table-cell office:value-type="float" office:value="0" calcext:value-type="float">
            <text:p>0</text:p>
          </table:table-cell>
          <table:table-cell office:value-type="float" office:value="1370.947" calcext:value-type="float">
            <text:p>1370.947</text:p>
          </table:table-cell>
          <table:table-cell office:value-type="float" office:value="132.255" calcext:value-type="float">
            <text:p>132.255</text:p>
          </table:table-cell>
          <table:table-cell office:value-type="float" office:value="222.5431" calcext:value-type="float">
            <text:p>222.5431</text:p>
          </table:table-cell>
          <table:table-cell office:value-type="float" office:value="0.4062448" calcext:value-type="float">
            <text:p>0.4062448</text:p>
          </table:table-cell>
          <table:table-cell office:value-type="float" office:value="0.4021751" calcext:value-type="float">
            <text:p>0.4021751</text:p>
          </table:table-cell>
          <table:table-cell office:value-type="float" office:value="0.3937213" calcext:value-type="float">
            <text:p>0.3937213</text:p>
          </table:table-cell>
          <table:table-cell office:value-type="float" office:value="0.3913449" calcext:value-type="float">
            <text:p>0.3913449</text:p>
          </table:table-cell>
          <table:table-cell office:value-type="float" office:value="0.3911512" calcext:value-type="float">
            <text:p>0.3911512</text:p>
          </table:table-cell>
          <table:table-cell office:value-type="float" office:value="0.3928363" calcext:value-type="float">
            <text:p>0.3928363</text:p>
          </table:table-cell>
          <table:table-cell office:value-type="float" office:value="0.4123619" calcext:value-type="float">
            <text:p>0.4123619</text:p>
          </table:table-cell>
          <table:table-cell office:value-type="float" office:value="0.3909284" calcext:value-type="float">
            <text:p>0.3909284</text:p>
          </table:table-cell>
          <table:table-cell office:value-type="float" office:value="0.3941976" calcext:value-type="float">
            <text:p>0.3941976</text:p>
          </table:table-cell>
          <table:table-cell office:value-type="float" office:value="0.4152234" calcext:value-type="float">
            <text:p>0.415223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6089504" calcext:value-type="float">
            <text:p>6.089504E-07</text:p>
          </table:table-cell>
          <table:table-cell office:value-type="float" office:value="0.000008318902" calcext:value-type="float">
            <text:p>8.318902E-06</text:p>
          </table:table-cell>
          <table:table-cell office:value-type="float" office:value="1.903239E-015" calcext:value-type="float">
            <text:p>1.903239E-15</text:p>
          </table:table-cell>
          <table:table-cell office:value-type="float" office:value="9.830667E-016" calcext:value-type="float">
            <text:p>9.830667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531684" calcext:value-type="float">
            <text:p>-0.002531684</text:p>
          </table:table-cell>
          <table:table-cell office:value-type="float" office:value="-0.002701241" calcext:value-type="float">
            <text:p>-0.002701241</text:p>
          </table:table-cell>
          <table:table-cell office:value-type="float" office:value="-0.002941876" calcext:value-type="float">
            <text:p>-0.002941876</text:p>
          </table:table-cell>
          <table:table-cell office:value-type="float" office:value="-0.003014647" calcext:value-type="float">
            <text:p>-0.003014647</text:p>
          </table:table-cell>
          <table:table-cell office:value-type="float" office:value="-0.003030673" calcext:value-type="float">
            <text:p>-0.003030673</text:p>
          </table:table-cell>
          <table:table-cell office:value-type="float" office:value="-0.002949312" calcext:value-type="float">
            <text:p>-0.002949312</text:p>
          </table:table-cell>
          <table:table-cell office:value-type="float" office:value="-0.003523871" calcext:value-type="float">
            <text:p>-0.003523871</text:p>
          </table:table-cell>
          <table:table-cell office:value-type="float" office:value="-0.00648682" calcext:value-type="float">
            <text:p>-0.00648682</text:p>
          </table:table-cell>
          <table:table-cell office:value-type="float" office:value="-0.006001874" calcext:value-type="float">
            <text:p>-0.006001874</text:p>
          </table:table-cell>
          <table:table-cell office:value-type="float" office:value="-0.003654656" calcext:value-type="float">
            <text:p>-0.003654656</text:p>
          </table:table-cell>
          <table:table-cell office:value-type="float" office:value="763.2537" calcext:value-type="float">
            <text:p>763.253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1142634" calcext:value-type="float">
            <text:p>-0.000114263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2583" calcext:value-type="float">
            <text:p>-1.2225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9" calcext:value-type="float">
            <text:p>17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7.954227" calcext:value-type="float">
            <text:p>7.954227</text:p>
          </table:table-cell>
          <table:table-cell office:value-type="float" office:value="0" calcext:value-type="float">
            <text:p>0</text:p>
          </table:table-cell>
          <table:table-cell office:value-type="float" office:value="1364.856" calcext:value-type="float">
            <text:p>1364.856</text:p>
          </table:table-cell>
          <table:table-cell office:value-type="float" office:value="140.2152" calcext:value-type="float">
            <text:p>140.2152</text:p>
          </table:table-cell>
          <table:table-cell office:value-type="float" office:value="210.0351" calcext:value-type="float">
            <text:p>210.0351</text:p>
          </table:table-cell>
          <table:table-cell office:value-type="float" office:value="0.3741953" calcext:value-type="float">
            <text:p>0.3741953</text:p>
          </table:table-cell>
          <table:table-cell office:value-type="float" office:value="0.3757946" calcext:value-type="float">
            <text:p>0.3757946</text:p>
          </table:table-cell>
          <table:table-cell office:value-type="float" office:value="0.3795303" calcext:value-type="float">
            <text:p>0.3795303</text:p>
          </table:table-cell>
          <table:table-cell office:value-type="float" office:value="0.3842104" calcext:value-type="float">
            <text:p>0.3842104</text:p>
          </table:table-cell>
          <table:table-cell office:value-type="float" office:value="0.3890562" calcext:value-type="float">
            <text:p>0.3890562</text:p>
          </table:table-cell>
          <table:table-cell office:value-type="float" office:value="0.3952361" calcext:value-type="float">
            <text:p>0.3952361</text:p>
          </table:table-cell>
          <table:table-cell office:value-type="float" office:value="0.4265899" calcext:value-type="float">
            <text:p>0.4265899</text:p>
          </table:table-cell>
          <table:table-cell office:value-type="float" office:value="0.3933474" calcext:value-type="float">
            <text:p>0.3933474</text:p>
          </table:table-cell>
          <table:table-cell office:value-type="float" office:value="0.3944139" calcext:value-type="float">
            <text:p>0.3944139</text:p>
          </table:table-cell>
          <table:table-cell office:value-type="float" office:value="0.4153693" calcext:value-type="float">
            <text:p>0.415369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9457" calcext:value-type="float">
            <text:p>7.9457E-06</text:p>
          </table:table-cell>
          <table:table-cell office:value-type="float" office:value="1.903224E-015" calcext:value-type="float">
            <text:p>1.903224E-15</text:p>
          </table:table-cell>
          <table:table-cell office:value-type="float" office:value="9.830632E-016" calcext:value-type="float">
            <text:p>9.830632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054446" calcext:value-type="float">
            <text:p>-0.004054446</text:p>
          </table:table-cell>
          <table:table-cell office:value-type="float" office:value="-0.003949353" calcext:value-type="float">
            <text:p>-0.003949353</text:p>
          </table:table-cell>
          <table:table-cell office:value-type="float" office:value="-0.003694323" calcext:value-type="float">
            <text:p>-0.003694323</text:p>
          </table:table-cell>
          <table:table-cell office:value-type="float" office:value="-0.00340241" calcext:value-type="float">
            <text:p>-0.00340241</text:p>
          </table:table-cell>
          <table:table-cell office:value-type="float" office:value="-0.003129646" calcext:value-type="float">
            <text:p>-0.003129646</text:p>
          </table:table-cell>
          <table:table-cell office:value-type="float" office:value="-0.002805739" calcext:value-type="float">
            <text:p>-0.002805739</text:p>
          </table:table-cell>
          <table:table-cell office:value-type="float" office:value="-0.002518452" calcext:value-type="float">
            <text:p>-0.002518452</text:p>
          </table:table-cell>
          <table:table-cell office:value-type="float" office:value="-0.006118575" calcext:value-type="float">
            <text:p>-0.006118575</text:p>
          </table:table-cell>
          <table:table-cell office:value-type="float" office:value="-0.005970851" calcext:value-type="float">
            <text:p>-0.005970851</text:p>
          </table:table-cell>
          <table:table-cell office:value-type="float" office:value="-0.003642373" calcext:value-type="float">
            <text:p>-0.003642373</text:p>
          </table:table-cell>
          <table:table-cell office:value-type="float" office:value="774.5246" calcext:value-type="float">
            <text:p>774.5246</text:p>
          </table:table-cell>
          <table:table-cell office:value-type="float" office:value="0" calcext:value-type="float">
            <text:p>0</text:p>
          </table:table-cell>
          <table:table-cell office:value-type="float" office:value="-0.004098166" calcext:value-type="float">
            <text:p>-0.004098166</text:p>
          </table:table-cell>
          <table:table-cell office:value-type="float" office:value="-0.0001157834" calcext:value-type="float">
            <text:p>-0.000115783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1904" calcext:value-type="float">
            <text:p>-1.2219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9" calcext:value-type="float">
            <text:p>18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8.02271" calcext:value-type="float">
            <text:p>8.02271</text:p>
          </table:table-cell>
          <table:table-cell office:value-type="float" office:value="0" calcext:value-type="float">
            <text:p>0</text:p>
          </table:table-cell>
          <table:table-cell office:value-type="float" office:value="1356.893" calcext:value-type="float">
            <text:p>1356.893</text:p>
          </table:table-cell>
          <table:table-cell office:value-type="float" office:value="148.1109" calcext:value-type="float">
            <text:p>148.1109</text:p>
          </table:table-cell>
          <table:table-cell office:value-type="float" office:value="186.4035" calcext:value-type="float">
            <text:p>186.4035</text:p>
          </table:table-cell>
          <table:table-cell office:value-type="float" office:value="0.3798617" calcext:value-type="float">
            <text:p>0.3798617</text:p>
          </table:table-cell>
          <table:table-cell office:value-type="float" office:value="0.3816748" calcext:value-type="float">
            <text:p>0.3816748</text:p>
          </table:table-cell>
          <table:table-cell office:value-type="float" office:value="0.3859318" calcext:value-type="float">
            <text:p>0.3859318</text:p>
          </table:table-cell>
          <table:table-cell office:value-type="float" office:value="0.3910208" calcext:value-type="float">
            <text:p>0.3910208</text:p>
          </table:table-cell>
          <table:table-cell office:value-type="float" office:value="0.395929" calcext:value-type="float">
            <text:p>0.395929</text:p>
          </table:table-cell>
          <table:table-cell office:value-type="float" office:value="0.40183" calcext:value-type="float">
            <text:p>0.40183</text:p>
          </table:table-cell>
          <table:table-cell office:value-type="float" office:value="0.4266447" calcext:value-type="float">
            <text:p>0.4266447</text:p>
          </table:table-cell>
          <table:table-cell office:value-type="float" office:value="0.3961616" calcext:value-type="float">
            <text:p>0.3961616</text:p>
          </table:table-cell>
          <table:table-cell office:value-type="float" office:value="0.3949223" calcext:value-type="float">
            <text:p>0.3949223</text:p>
          </table:table-cell>
          <table:table-cell office:value-type="float" office:value="0.4155095" calcext:value-type="float">
            <text:p>0.415509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65316" calcext:value-type="float">
            <text:p>7.65316E-06</text:p>
          </table:table-cell>
          <table:table-cell office:value-type="float" office:value="1.903208E-015" calcext:value-type="float">
            <text:p>1.903208E-15</text:p>
          </table:table-cell>
          <table:table-cell office:value-type="float" office:value="9.8306E-016" calcext:value-type="float">
            <text:p>9.8306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643453" calcext:value-type="float">
            <text:p>-0.003643453</text:p>
          </table:table-cell>
          <table:table-cell office:value-type="float" office:value="-0.003537494" calcext:value-type="float">
            <text:p>-0.003537494</text:p>
          </table:table-cell>
          <table:table-cell office:value-type="float" office:value="-0.003279378" calcext:value-type="float">
            <text:p>-0.003279378</text:p>
          </table:table-cell>
          <table:table-cell office:value-type="float" office:value="-0.003004773" calcext:value-type="float">
            <text:p>-0.003004773</text:p>
          </table:table-cell>
          <table:table-cell office:value-type="float" office:value="-0.002766242" calcext:value-type="float">
            <text:p>-0.002766242</text:p>
          </table:table-cell>
          <table:table-cell office:value-type="float" office:value="-0.002502506" calcext:value-type="float">
            <text:p>-0.002502506</text:p>
          </table:table-cell>
          <table:table-cell office:value-type="float" office:value="-0.002534087" calcext:value-type="float">
            <text:p>-0.002534087</text:p>
          </table:table-cell>
          <table:table-cell office:value-type="float" office:value="-0.005711731" calcext:value-type="float">
            <text:p>-0.005711731</text:p>
          </table:table-cell>
          <table:table-cell office:value-type="float" office:value="-0.005897702" calcext:value-type="float">
            <text:p>-0.005897702</text:p>
          </table:table-cell>
          <table:table-cell office:value-type="float" office:value="-0.003630616" calcext:value-type="float">
            <text:p>-0.003630616</text:p>
          </table:table-cell>
          <table:table-cell office:value-type="float" office:value="785.7219" calcext:value-type="float">
            <text:p>785.7219</text:p>
          </table:table-cell>
          <table:table-cell office:value-type="float" office:value="0" calcext:value-type="float">
            <text:p>0</text:p>
          </table:table-cell>
          <table:table-cell office:value-type="float" office:value="-0.00367636" calcext:value-type="float">
            <text:p>-0.00367636</text:p>
          </table:table-cell>
          <table:table-cell office:value-type="float" office:value="-0.0001170147" calcext:value-type="float">
            <text:p>-0.000117014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1251" calcext:value-type="float">
            <text:p>-1.2212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9" calcext:value-type="float">
            <text:p>19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7.998203" calcext:value-type="float">
            <text:p>7.998203</text:p>
          </table:table-cell>
          <table:table-cell office:value-type="float" office:value="0" calcext:value-type="float">
            <text:p>0</text:p>
          </table:table-cell>
          <table:table-cell office:value-type="float" office:value="1348.935" calcext:value-type="float">
            <text:p>1348.935</text:p>
          </table:table-cell>
          <table:table-cell office:value-type="float" office:value="156.0929" calcext:value-type="float">
            <text:p>156.0929</text:p>
          </table:table-cell>
          <table:table-cell office:value-type="float" office:value="167.5163" calcext:value-type="float">
            <text:p>167.5163</text:p>
          </table:table-cell>
          <table:table-cell office:value-type="float" office:value="0.378126" calcext:value-type="float">
            <text:p>0.378126</text:p>
          </table:table-cell>
          <table:table-cell office:value-type="float" office:value="0.379627" calcext:value-type="float">
            <text:p>0.379627</text:p>
          </table:table-cell>
          <table:table-cell office:value-type="float" office:value="0.38329" calcext:value-type="float">
            <text:p>0.38329</text:p>
          </table:table-cell>
          <table:table-cell office:value-type="float" office:value="0.388053" calcext:value-type="float">
            <text:p>0.388053</text:p>
          </table:table-cell>
          <table:table-cell office:value-type="float" office:value="0.392806" calcext:value-type="float">
            <text:p>0.392806</text:p>
          </table:table-cell>
          <table:table-cell office:value-type="float" office:value="0.3984845" calcext:value-type="float">
            <text:p>0.3984845</text:p>
          </table:table-cell>
          <table:table-cell office:value-type="float" office:value="0.4260383" calcext:value-type="float">
            <text:p>0.4260383</text:p>
          </table:table-cell>
          <table:table-cell office:value-type="float" office:value="0.3986212" calcext:value-type="float">
            <text:p>0.3986212</text:p>
          </table:table-cell>
          <table:table-cell office:value-type="float" office:value="0.3955054" calcext:value-type="float">
            <text:p>0.3955054</text:p>
          </table:table-cell>
          <table:table-cell office:value-type="float" office:value="0.4156519" calcext:value-type="float">
            <text:p>0.4156519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416065" calcext:value-type="float">
            <text:p>7.416065E-06</text:p>
          </table:table-cell>
          <table:table-cell office:value-type="float" office:value="1.903193E-015" calcext:value-type="float">
            <text:p>1.903193E-15</text:p>
          </table:table-cell>
          <table:table-cell office:value-type="float" office:value="9.830566E-016" calcext:value-type="float">
            <text:p>9.830566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770217" calcext:value-type="float">
            <text:p>-0.003770217</text:p>
          </table:table-cell>
          <table:table-cell office:value-type="float" office:value="-0.003681611" calcext:value-type="float">
            <text:p>-0.003681611</text:p>
          </table:table-cell>
          <table:table-cell office:value-type="float" office:value="-0.003448508" calcext:value-type="float">
            <text:p>-0.003448508</text:p>
          </table:table-cell>
          <table:table-cell office:value-type="float" office:value="-0.003171954" calcext:value-type="float">
            <text:p>-0.003171954</text:p>
          </table:table-cell>
          <table:table-cell office:value-type="float" office:value="-0.002923387" calcext:value-type="float">
            <text:p>-0.002923387</text:p>
          </table:table-cell>
          <table:table-cell office:value-type="float" office:value="-0.002651116" calcext:value-type="float">
            <text:p>-0.002651116</text:p>
          </table:table-cell>
          <table:table-cell office:value-type="float" office:value="-0.002558877" calcext:value-type="float">
            <text:p>-0.002558877</text:p>
          </table:table-cell>
          <table:table-cell office:value-type="float" office:value="-0.00538375" calcext:value-type="float">
            <text:p>-0.00538375</text:p>
          </table:table-cell>
          <table:table-cell office:value-type="float" office:value="-0.005815172" calcext:value-type="float">
            <text:p>-0.005815172</text:p>
          </table:table-cell>
          <table:table-cell office:value-type="float" office:value="-0.00361872" calcext:value-type="float">
            <text:p>-0.00361872</text:p>
          </table:table-cell>
          <table:table-cell office:value-type="float" office:value="796.9969" calcext:value-type="float">
            <text:p>796.9969</text:p>
          </table:table-cell>
          <table:table-cell office:value-type="float" office:value="0" calcext:value-type="float">
            <text:p>0</text:p>
          </table:table-cell>
          <table:table-cell office:value-type="float" office:value="-0.003774221" calcext:value-type="float">
            <text:p>-0.003774221</text:p>
          </table:table-cell>
          <table:table-cell office:value-type="float" office:value="-0.0001182064" calcext:value-type="float">
            <text:p>-0.000118206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0588" calcext:value-type="float">
            <text:p>-1.2205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9" calcext:value-type="float">
            <text:p>20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7.825466" calcext:value-type="float">
            <text:p>7.825466</text:p>
          </table:table-cell>
          <table:table-cell office:value-type="float" office:value="0" calcext:value-type="float">
            <text:p>0</text:p>
          </table:table-cell>
          <table:table-cell office:value-type="float" office:value="1341.018" calcext:value-type="float">
            <text:p>1341.018</text:p>
          </table:table-cell>
          <table:table-cell office:value-type="float" office:value="164.183" calcext:value-type="float">
            <text:p>164.183</text:p>
          </table:table-cell>
          <table:table-cell office:value-type="float" office:value="141.2214" calcext:value-type="float">
            <text:p>141.2214</text:p>
          </table:table-cell>
          <table:table-cell office:value-type="float" office:value="0.3831892" calcext:value-type="float">
            <text:p>0.3831892</text:p>
          </table:table-cell>
          <table:table-cell office:value-type="float" office:value="0.3847821" calcext:value-type="float">
            <text:p>0.3847821</text:p>
          </table:table-cell>
          <table:table-cell office:value-type="float" office:value="0.3888009" calcext:value-type="float">
            <text:p>0.3888009</text:p>
          </table:table-cell>
          <table:table-cell office:value-type="float" office:value="0.3941374" calcext:value-type="float">
            <text:p>0.3941374</text:p>
          </table:table-cell>
          <table:table-cell office:value-type="float" office:value="0.3997132" calcext:value-type="float">
            <text:p>0.3997132</text:p>
          </table:table-cell>
          <table:table-cell office:value-type="float" office:value="0.4066699" calcext:value-type="float">
            <text:p>0.4066699</text:p>
          </table:table-cell>
          <table:table-cell office:value-type="float" office:value="0.4321254" calcext:value-type="float">
            <text:p>0.4321254</text:p>
          </table:table-cell>
          <table:table-cell office:value-type="float" office:value="0.4015715" calcext:value-type="float">
            <text:p>0.4015715</text:p>
          </table:table-cell>
          <table:table-cell office:value-type="float" office:value="0.3962859" calcext:value-type="float">
            <text:p>0.3962859</text:p>
          </table:table-cell>
          <table:table-cell office:value-type="float" office:value="0.4158042" calcext:value-type="float">
            <text:p>0.415804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090904" calcext:value-type="float">
            <text:p>7.090904E-06</text:p>
          </table:table-cell>
          <table:table-cell office:value-type="float" office:value="1.903178E-015" calcext:value-type="float">
            <text:p>1.903178E-15</text:p>
          </table:table-cell>
          <table:table-cell office:value-type="float" office:value="9.830531E-016" calcext:value-type="float">
            <text:p>9.830531E-16</text:p>
          </table:table-cell>
          <table:table-cell office:value-type="float" office:value="9.942841E-016" calcext:value-type="float">
            <text:p>9.9428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437306" calcext:value-type="float">
            <text:p>-0.003437306</text:p>
          </table:table-cell>
          <table:table-cell office:value-type="float" office:value="-0.003350125" calcext:value-type="float">
            <text:p>-0.003350125</text:p>
          </table:table-cell>
          <table:table-cell office:value-type="float" office:value="-0.00312106" calcext:value-type="float">
            <text:p>-0.00312106</text:p>
          </table:table-cell>
          <table:table-cell office:value-type="float" office:value="-0.002847227" calcext:value-type="float">
            <text:p>-0.002847227</text:p>
          </table:table-cell>
          <table:table-cell office:value-type="float" office:value="-0.00258804" calcext:value-type="float">
            <text:p>-0.00258804</text:p>
          </table:table-cell>
          <table:table-cell office:value-type="float" office:value="-0.002298625" calcext:value-type="float">
            <text:p>-0.002298625</text:p>
          </table:table-cell>
          <table:table-cell office:value-type="float" office:value="-0.002240801" calcext:value-type="float">
            <text:p>-0.002240801</text:p>
          </table:table-cell>
          <table:table-cell office:value-type="float" office:value="-0.005015222" calcext:value-type="float">
            <text:p>-0.005015222</text:p>
          </table:table-cell>
          <table:table-cell office:value-type="float" office:value="-0.005706308" calcext:value-type="float">
            <text:p>-0.005706308</text:p>
          </table:table-cell>
          <table:table-cell office:value-type="float" office:value="-0.003606057" calcext:value-type="float">
            <text:p>-0.003606057</text:p>
          </table:table-cell>
          <table:table-cell office:value-type="float" office:value="808.3616" calcext:value-type="float">
            <text:p>808.3616</text:p>
          </table:table-cell>
          <table:table-cell office:value-type="float" office:value="0" calcext:value-type="float">
            <text:p>0</text:p>
          </table:table-cell>
          <table:table-cell office:value-type="float" office:value="-0.003410978" calcext:value-type="float">
            <text:p>-0.003410978</text:p>
          </table:table-cell>
          <table:table-cell office:value-type="float" office:value="-0.0001194302" calcext:value-type="float">
            <text:p>-0.000119430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9879" calcext:value-type="float">
            <text:p>-1.2198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9" calcext:value-type="float">
            <text:p>21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7.652792" calcext:value-type="float">
            <text:p>7.652792</text:p>
          </table:table-cell>
          <table:table-cell office:value-type="float" office:value="0" calcext:value-type="float">
            <text:p>0</text:p>
          </table:table-cell>
          <table:table-cell office:value-type="float" office:value="1332.866" calcext:value-type="float">
            <text:p>1332.866</text:p>
          </table:table-cell>
          <table:table-cell office:value-type="float" office:value="172.5072" calcext:value-type="float">
            <text:p>172.5072</text:p>
          </table:table-cell>
          <table:table-cell office:value-type="float" office:value="111.9362" calcext:value-type="float">
            <text:p>111.9362</text:p>
          </table:table-cell>
          <table:table-cell office:value-type="float" office:value="0.3855039" calcext:value-type="float">
            <text:p>0.3855039</text:p>
          </table:table-cell>
          <table:table-cell office:value-type="float" office:value="0.3870867" calcext:value-type="float">
            <text:p>0.3870867</text:p>
          </table:table-cell>
          <table:table-cell office:value-type="float" office:value="0.3912057" calcext:value-type="float">
            <text:p>0.3912057</text:p>
          </table:table-cell>
          <table:table-cell office:value-type="float" office:value="0.3972551" calcext:value-type="float">
            <text:p>0.3972551</text:p>
          </table:table-cell>
          <table:table-cell office:value-type="float" office:value="0.4039847" calcext:value-type="float">
            <text:p>0.4039847</text:p>
          </table:table-cell>
          <table:table-cell office:value-type="float" office:value="0.4126101" calcext:value-type="float">
            <text:p>0.4126101</text:p>
          </table:table-cell>
          <table:table-cell office:value-type="float" office:value="0.441818" calcext:value-type="float">
            <text:p>0.441818</text:p>
          </table:table-cell>
          <table:table-cell office:value-type="float" office:value="0.4060392" calcext:value-type="float">
            <text:p>0.4060392</text:p>
          </table:table-cell>
          <table:table-cell office:value-type="float" office:value="0.3971952" calcext:value-type="float">
            <text:p>0.3971952</text:p>
          </table:table-cell>
          <table:table-cell office:value-type="float" office:value="0.41597" calcext:value-type="float">
            <text:p>0.41597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711355" calcext:value-type="float">
            <text:p>6.711355E-06</text:p>
          </table:table-cell>
          <table:table-cell office:value-type="float" office:value="1.903162E-015" calcext:value-type="float">
            <text:p>1.903162E-15</text:p>
          </table:table-cell>
          <table:table-cell office:value-type="float" office:value="9.830498E-016" calcext:value-type="float">
            <text:p>9.830498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295971" calcext:value-type="float">
            <text:p>-0.003295971</text:p>
          </table:table-cell>
          <table:table-cell office:value-type="float" office:value="-0.003215686" calcext:value-type="float">
            <text:p>-0.003215686</text:p>
          </table:table-cell>
          <table:table-cell office:value-type="float" office:value="-0.002991706" calcext:value-type="float">
            <text:p>-0.002991706</text:p>
          </table:table-cell>
          <table:table-cell office:value-type="float" office:value="-0.002696782" calcext:value-type="float">
            <text:p>-0.002696782</text:p>
          </table:table-cell>
          <table:table-cell office:value-type="float" office:value="-0.002405896" calcext:value-type="float">
            <text:p>-0.002405896</text:p>
          </table:table-cell>
          <table:table-cell office:value-type="float" office:value="-0.002080362" calcext:value-type="float">
            <text:p>-0.002080362</text:p>
          </table:table-cell>
          <table:table-cell office:value-type="float" office:value="-0.001804268" calcext:value-type="float">
            <text:p>-0.001804268</text:p>
          </table:table-cell>
          <table:table-cell office:value-type="float" office:value="-0.004512579" calcext:value-type="float">
            <text:p>-0.004512579</text:p>
          </table:table-cell>
          <table:table-cell office:value-type="float" office:value="-0.005582655" calcext:value-type="float">
            <text:p>-0.005582655</text:p>
          </table:table-cell>
          <table:table-cell office:value-type="float" office:value="-0.003592321" calcext:value-type="float">
            <text:p>-0.003592321</text:p>
          </table:table-cell>
          <table:table-cell office:value-type="float" office:value="819.9305" calcext:value-type="float">
            <text:p>819.9305</text:p>
          </table:table-cell>
          <table:table-cell office:value-type="float" office:value="0" calcext:value-type="float">
            <text:p>0</text:p>
          </table:table-cell>
          <table:table-cell office:value-type="float" office:value="-0.003231498" calcext:value-type="float">
            <text:p>-0.003231498</text:p>
          </table:table-cell>
          <table:table-cell office:value-type="float" office:value="-0.0001206783" calcext:value-type="float">
            <text:p>-0.000120678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9107" calcext:value-type="float">
            <text:p>-1.219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9" calcext:value-type="float">
            <text:p>22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7.627658" calcext:value-type="float">
            <text:p>7.627658</text:p>
          </table:table-cell>
          <table:table-cell office:value-type="float" office:value="0" calcext:value-type="float">
            <text:p>0</text:p>
          </table:table-cell>
          <table:table-cell office:value-type="float" office:value="1324.362" calcext:value-type="float">
            <text:p>1324.362</text:p>
          </table:table-cell>
          <table:table-cell office:value-type="float" office:value="181.0361" calcext:value-type="float">
            <text:p>181.0361</text:p>
          </table:table-cell>
          <table:table-cell office:value-type="float" office:value="78.69002" calcext:value-type="float">
            <text:p>78.69002</text:p>
          </table:table-cell>
          <table:table-cell office:value-type="float" office:value="0.3863935" calcext:value-type="float">
            <text:p>0.3863935</text:p>
          </table:table-cell>
          <table:table-cell office:value-type="float" office:value="0.3885729" calcext:value-type="float">
            <text:p>0.3885729</text:p>
          </table:table-cell>
          <table:table-cell office:value-type="float" office:value="0.3939256" calcext:value-type="float">
            <text:p>0.3939256</text:p>
          </table:table-cell>
          <table:table-cell office:value-type="float" office:value="0.4017184" calcext:value-type="float">
            <text:p>0.4017184</text:p>
          </table:table-cell>
          <table:table-cell office:value-type="float" office:value="0.4106522" calcext:value-type="float">
            <text:p>0.4106522</text:p>
          </table:table-cell>
          <table:table-cell office:value-type="float" office:value="0.4221958" calcext:value-type="float">
            <text:p>0.4221958</text:p>
          </table:table-cell>
          <table:table-cell office:value-type="float" office:value="0.4552481" calcext:value-type="float">
            <text:p>0.4552481</text:p>
          </table:table-cell>
          <table:table-cell office:value-type="float" office:value="0.4128276" calcext:value-type="float">
            <text:p>0.4128276</text:p>
          </table:table-cell>
          <table:table-cell office:value-type="float" office:value="0.3984329" calcext:value-type="float">
            <text:p>0.3984329</text:p>
          </table:table-cell>
          <table:table-cell office:value-type="float" office:value="0.4161583" calcext:value-type="float">
            <text:p>0.416158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426391" calcext:value-type="float">
            <text:p>6.426391E-06</text:p>
          </table:table-cell>
          <table:table-cell office:value-type="float" office:value="1.903146E-015" calcext:value-type="float">
            <text:p>1.903146E-15</text:p>
          </table:table-cell>
          <table:table-cell office:value-type="float" office:value="9.830467E-016" calcext:value-type="float">
            <text:p>9.830467E-16</text:p>
          </table:table-cell>
          <table:table-cell office:value-type="float" office:value="9.942841E-016" calcext:value-type="float">
            <text:p>9.9428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240635" calcext:value-type="float">
            <text:p>-0.003240635</text:p>
          </table:table-cell>
          <table:table-cell office:value-type="float" office:value="-0.003127964" calcext:value-type="float">
            <text:p>-0.003127964</text:p>
          </table:table-cell>
          <table:table-cell office:value-type="float" office:value="-0.002846804" calcext:value-type="float">
            <text:p>-0.002846804</text:p>
          </table:table-cell>
          <table:table-cell office:value-type="float" office:value="-0.002490993" calcext:value-type="float">
            <text:p>-0.002490993</text:p>
          </table:table-cell>
          <table:table-cell office:value-type="float" office:value="-0.002145404" calcext:value-type="float">
            <text:p>-0.002145404</text:p>
          </table:table-cell>
          <table:table-cell office:value-type="float" office:value="-0.001771882" calcext:value-type="float">
            <text:p>-0.001771882</text:p>
          </table:table-cell>
          <table:table-cell office:value-type="float" office:value="-0.001350283" calcext:value-type="float">
            <text:p>-0.001350283</text:p>
          </table:table-cell>
          <table:table-cell office:value-type="float" office:value="-0.003850926" calcext:value-type="float">
            <text:p>-0.003850926</text:p>
          </table:table-cell>
          <table:table-cell office:value-type="float" office:value="-0.005419031" calcext:value-type="float">
            <text:p>-0.005419031</text:p>
          </table:table-cell>
          <table:table-cell office:value-type="float" office:value="-0.003576808" calcext:value-type="float">
            <text:p>-0.003576808</text:p>
          </table:table-cell>
          <table:table-cell office:value-type="float" office:value="831.6732" calcext:value-type="float">
            <text:p>831.6732</text:p>
          </table:table-cell>
          <table:table-cell office:value-type="float" office:value="0" calcext:value-type="float">
            <text:p>0</text:p>
          </table:table-cell>
          <table:table-cell office:value-type="float" office:value="-0.003273681" calcext:value-type="float">
            <text:p>-0.003273681</text:p>
          </table:table-cell>
          <table:table-cell office:value-type="float" office:value="-0.0001219167" calcext:value-type="float">
            <text:p>-0.000121916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8232" calcext:value-type="float">
            <text:p>-1.2182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9" calcext:value-type="float">
            <text:p>23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8.310805" calcext:value-type="float">
            <text:p>8.310805</text:p>
          </table:table-cell>
          <table:table-cell office:value-type="float" office:value="0" calcext:value-type="float">
            <text:p>0</text:p>
          </table:table-cell>
          <table:table-cell office:value-type="float" office:value="1315.168" calcext:value-type="float">
            <text:p>1315.168</text:p>
          </table:table-cell>
          <table:table-cell office:value-type="float" office:value="189.5478" calcext:value-type="float">
            <text:p>189.5478</text:p>
          </table:table-cell>
          <table:table-cell office:value-type="float" office:value="62.52572" calcext:value-type="float">
            <text:p>62.52572</text:p>
          </table:table-cell>
          <table:table-cell office:value-type="float" office:value="0.3709537" calcext:value-type="float">
            <text:p>0.3709537</text:p>
          </table:table-cell>
          <table:table-cell office:value-type="float" office:value="0.3735165" calcext:value-type="float">
            <text:p>0.3735165</text:p>
          </table:table-cell>
          <table:table-cell office:value-type="float" office:value="0.3789079" calcext:value-type="float">
            <text:p>0.3789079</text:p>
          </table:table-cell>
          <table:table-cell office:value-type="float" office:value="0.3855737" calcext:value-type="float">
            <text:p>0.3855737</text:p>
          </table:table-cell>
          <table:table-cell office:value-type="float" office:value="0.3923048" calcext:value-type="float">
            <text:p>0.3923048</text:p>
          </table:table-cell>
          <table:table-cell office:value-type="float" office:value="0.399803" calcext:value-type="float">
            <text:p>0.399803</text:p>
          </table:table-cell>
          <table:table-cell office:value-type="float" office:value="0.4305884" calcext:value-type="float">
            <text:p>0.4305884</text:p>
          </table:table-cell>
          <table:table-cell office:value-type="float" office:value="0.4196483" calcext:value-type="float">
            <text:p>0.4196483</text:p>
          </table:table-cell>
          <table:table-cell office:value-type="float" office:value="0.4005969" calcext:value-type="float">
            <text:p>0.4005969</text:p>
          </table:table-cell>
          <table:table-cell office:value-type="float" office:value="0.4165345" calcext:value-type="float">
            <text:p>0.416534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32" calcext:value-type="float">
            <text:p>0.511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019" calcext:value-type="float">
            <text:p>0.0104019</text:p>
          </table:table-cell>
          <table:table-cell office:value-type="float" office:value="1.903131E-015" calcext:value-type="float">
            <text:p>1.903131E-15</text:p>
          </table:table-cell>
          <table:table-cell office:value-type="float" office:value="9.830435E-016" calcext:value-type="float">
            <text:p>9.830435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285625" calcext:value-type="float">
            <text:p>-0.004285625</text:p>
          </table:table-cell>
          <table:table-cell office:value-type="float" office:value="-0.004103868" calcext:value-type="float">
            <text:p>-0.004103868</text:p>
          </table:table-cell>
          <table:table-cell office:value-type="float" office:value="-0.003730794" calcext:value-type="float">
            <text:p>-0.003730794</text:p>
          </table:table-cell>
          <table:table-cell office:value-type="float" office:value="-0.003316073" calcext:value-type="float">
            <text:p>-0.003316073</text:p>
          </table:table-cell>
          <table:table-cell office:value-type="float" office:value="-0.002948094" calcext:value-type="float">
            <text:p>-0.002948094</text:p>
          </table:table-cell>
          <table:table-cell office:value-type="float" office:value="-0.00258447" calcext:value-type="float">
            <text:p>-0.00258447</text:p>
          </table:table-cell>
          <table:table-cell office:value-type="float" office:value="-0.002296566" calcext:value-type="float">
            <text:p>-0.002296566</text:p>
          </table:table-cell>
          <table:table-cell office:value-type="float" office:value="-0.003286677" calcext:value-type="float">
            <text:p>-0.003286677</text:p>
          </table:table-cell>
          <table:table-cell office:value-type="float" office:value="-0.00514587" calcext:value-type="float">
            <text:p>-0.00514587</text:p>
          </table:table-cell>
          <table:table-cell office:value-type="float" office:value="-0.003546161" calcext:value-type="float">
            <text:p>-0.003546161</text:p>
          </table:table-cell>
          <table:table-cell office:value-type="float" office:value="843.3738" calcext:value-type="float">
            <text:p>843.3738</text:p>
          </table:table-cell>
          <table:table-cell office:value-type="float" office:value="0" calcext:value-type="float">
            <text:p>0</text:p>
          </table:table-cell>
          <table:table-cell office:value-type="float" office:value="-0.004615883" calcext:value-type="float">
            <text:p>-0.004615883</text:p>
          </table:table-cell>
          <table:table-cell office:value-type="float" office:value="-0.0001138194" calcext:value-type="float">
            <text:p>-0.000113819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6491" calcext:value-type="float">
            <text:p>-1.2164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9" calcext:value-type="float">
            <text:p>24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8.983929" calcext:value-type="float">
            <text:p>8.983929</text:p>
          </table:table-cell>
          <table:table-cell office:value-type="float" office:value="0" calcext:value-type="float">
            <text:p>0</text:p>
          </table:table-cell>
          <table:table-cell office:value-type="float" office:value="1306.22" calcext:value-type="float">
            <text:p>1306.22</text:p>
          </table:table-cell>
          <table:table-cell office:value-type="float" office:value="197.8222" calcext:value-type="float">
            <text:p>197.8222</text:p>
          </table:table-cell>
          <table:table-cell office:value-type="float" office:value="40.97647" calcext:value-type="float">
            <text:p>40.97647</text:p>
          </table:table-cell>
          <table:table-cell office:value-type="float" office:value="0.3663623" calcext:value-type="float">
            <text:p>0.3663623</text:p>
          </table:table-cell>
          <table:table-cell office:value-type="float" office:value="0.3689933" calcext:value-type="float">
            <text:p>0.3689933</text:p>
          </table:table-cell>
          <table:table-cell office:value-type="float" office:value="0.3740718" calcext:value-type="float">
            <text:p>0.3740718</text:p>
          </table:table-cell>
          <table:table-cell office:value-type="float" office:value="0.3789423" calcext:value-type="float">
            <text:p>0.3789423</text:p>
          </table:table-cell>
          <table:table-cell office:value-type="float" office:value="0.3828101" calcext:value-type="float">
            <text:p>0.3828101</text:p>
          </table:table-cell>
          <table:table-cell office:value-type="float" office:value="0.3870875" calcext:value-type="float">
            <text:p>0.3870875</text:p>
          </table:table-cell>
          <table:table-cell office:value-type="float" office:value="0.415855" calcext:value-type="float">
            <text:p>0.415855</text:p>
          </table:table-cell>
          <table:table-cell office:value-type="float" office:value="0.4188562" calcext:value-type="float">
            <text:p>0.4188562</text:p>
          </table:table-cell>
          <table:table-cell office:value-type="float" office:value="0.4025706" calcext:value-type="float">
            <text:p>0.4025706</text:p>
          </table:table-cell>
          <table:table-cell office:value-type="float" office:value="0.4169559" calcext:value-type="float">
            <text:p>0.416955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4153" calcext:value-type="float">
            <text:p>0.01064153</text:p>
          </table:table-cell>
          <table:table-cell office:value-type="float" office:value="1.954088E-015" calcext:value-type="float">
            <text:p>1.954088E-15</text:p>
          </table:table-cell>
          <table:table-cell office:value-type="float" office:value="9.830404E-016" calcext:value-type="float">
            <text:p>9.830404E-16</text:p>
          </table:table-cell>
          <table:table-cell office:value-type="float" office:value="9.942838E-016" calcext:value-type="float">
            <text:p>9.9428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6574" calcext:value-type="float">
            <text:p>-0.0046574</text:p>
          </table:table-cell>
          <table:table-cell office:value-type="float" office:value="-0.004457888" calcext:value-type="float">
            <text:p>-0.004457888</text:p>
          </table:table-cell>
          <table:table-cell office:value-type="float" office:value="-0.00407351" calcext:value-type="float">
            <text:p>-0.00407351</text:p>
          </table:table-cell>
          <table:table-cell office:value-type="float" office:value="-0.003737992" calcext:value-type="float">
            <text:p>-0.003737992</text:p>
          </table:table-cell>
          <table:table-cell office:value-type="float" office:value="-0.003495107" calcext:value-type="float">
            <text:p>-0.003495107</text:p>
          </table:table-cell>
          <table:table-cell office:value-type="float" office:value="-0.003242176" calcext:value-type="float">
            <text:p>-0.003242176</text:p>
          </table:table-cell>
          <table:table-cell office:value-type="float" office:value="-0.003226591" calcext:value-type="float">
            <text:p>-0.003226591</text:p>
          </table:table-cell>
          <table:table-cell office:value-type="float" office:value="-0.00334082" calcext:value-type="float">
            <text:p>-0.00334082</text:p>
          </table:table-cell>
          <table:table-cell office:value-type="float" office:value="-0.004908157" calcext:value-type="float">
            <text:p>-0.004908157</text:p>
          </table:table-cell>
          <table:table-cell office:value-type="float" office:value="-0.003511996" calcext:value-type="float">
            <text:p>-0.003511996</text:p>
          </table:table-cell>
          <table:table-cell office:value-type="float" office:value="854.7612" calcext:value-type="float">
            <text:p>854.7612</text:p>
          </table:table-cell>
          <table:table-cell office:value-type="float" office:value="0" calcext:value-type="float">
            <text:p>0</text:p>
          </table:table-cell>
          <table:table-cell office:value-type="float" office:value="-0.005142689" calcext:value-type="float">
            <text:p>-0.005142689</text:p>
          </table:table-cell>
          <table:table-cell office:value-type="float" office:value="-0.0001149624" calcext:value-type="float">
            <text:p>-0.000114962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4529" calcext:value-type="float">
            <text:p>-1.2145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9" calcext:value-type="float">
            <text:p>25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9.865654" calcext:value-type="float">
            <text:p>9.865654</text:p>
          </table:table-cell>
          <table:table-cell office:value-type="float" office:value="0" calcext:value-type="float">
            <text:p>0</text:p>
          </table:table-cell>
          <table:table-cell office:value-type="float" office:value="1297.139" calcext:value-type="float">
            <text:p>1297.139</text:p>
          </table:table-cell>
          <table:table-cell office:value-type="float" office:value="206.0216" calcext:value-type="float">
            <text:p>206.0216</text:p>
          </table:table-cell>
          <table:table-cell office:value-type="float" office:value="6.195568" calcext:value-type="float">
            <text:p>6.195568</text:p>
          </table:table-cell>
          <table:table-cell office:value-type="float" office:value="0.3724427" calcext:value-type="float">
            <text:p>0.3724427</text:p>
          </table:table-cell>
          <table:table-cell office:value-type="float" office:value="0.3738359" calcext:value-type="float">
            <text:p>0.3738359</text:p>
          </table:table-cell>
          <table:table-cell office:value-type="float" office:value="0.3769379" calcext:value-type="float">
            <text:p>0.3769379</text:p>
          </table:table-cell>
          <table:table-cell office:value-type="float" office:value="0.379858" calcext:value-type="float">
            <text:p>0.379858</text:p>
          </table:table-cell>
          <table:table-cell office:value-type="float" office:value="0.3821306" calcext:value-type="float">
            <text:p>0.3821306</text:p>
          </table:table-cell>
          <table:table-cell office:value-type="float" office:value="0.3847948" calcext:value-type="float">
            <text:p>0.3847948</text:p>
          </table:table-cell>
          <table:table-cell office:value-type="float" office:value="0.4116492" calcext:value-type="float">
            <text:p>0.4116492</text:p>
          </table:table-cell>
          <table:table-cell office:value-type="float" office:value="0.4145837" calcext:value-type="float">
            <text:p>0.4145837</text:p>
          </table:table-cell>
          <table:table-cell office:value-type="float" office:value="0.4036967" calcext:value-type="float">
            <text:p>0.4036967</text:p>
          </table:table-cell>
          <table:table-cell office:value-type="float" office:value="0.4174004" calcext:value-type="float">
            <text:p>0.417400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27802" calcext:value-type="float">
            <text:p>1.227802E-06</text:p>
          </table:table-cell>
          <table:table-cell office:value-type="float" office:value="1.910795E-015" calcext:value-type="float">
            <text:p>1.910795E-15</text:p>
          </table:table-cell>
          <table:table-cell office:value-type="float" office:value="9.830367E-016" calcext:value-type="float">
            <text:p>9.830367E-16</text:p>
          </table:table-cell>
          <table:table-cell office:value-type="float" office:value="9.942839E-016" calcext:value-type="float">
            <text:p>9.9428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18038" calcext:value-type="float">
            <text:p>-0.00418038</text:p>
          </table:table-cell>
          <table:table-cell office:value-type="float" office:value="-0.004089333" calcext:value-type="float">
            <text:p>-0.004089333</text:p>
          </table:table-cell>
          <table:table-cell office:value-type="float" office:value="-0.003870495" calcext:value-type="float">
            <text:p>-0.003870495</text:p>
          </table:table-cell>
          <table:table-cell office:value-type="float" office:value="-0.003681075" calcext:value-type="float">
            <text:p>-0.003681075</text:p>
          </table:table-cell>
          <table:table-cell office:value-type="float" office:value="-0.003541349" calcext:value-type="float">
            <text:p>-0.003541349</text:p>
          </table:table-cell>
          <table:table-cell office:value-type="float" office:value="-0.003386473" calcext:value-type="float">
            <text:p>-0.003386473</text:p>
          </table:table-cell>
          <table:table-cell office:value-type="float" office:value="-0.003563001" calcext:value-type="float">
            <text:p>-0.003563001</text:p>
          </table:table-cell>
          <table:table-cell office:value-type="float" office:value="-0.003684595" calcext:value-type="float">
            <text:p>-0.003684595</text:p>
          </table:table-cell>
          <table:table-cell office:value-type="float" office:value="-0.004777966" calcext:value-type="float">
            <text:p>-0.004777966</text:p>
          </table:table-cell>
          <table:table-cell office:value-type="float" office:value="-0.003476463" calcext:value-type="float">
            <text:p>-0.003476463</text:p>
          </table:table-cell>
          <table:table-cell office:value-type="float" office:value="866.0256" calcext:value-type="float">
            <text:p>866.0256</text:p>
          </table:table-cell>
          <table:table-cell office:value-type="float" office:value="0" calcext:value-type="float">
            <text:p>0</text:p>
          </table:table-cell>
          <table:table-cell office:value-type="float" office:value="-0.004219239" calcext:value-type="float">
            <text:p>-0.004219239</text:p>
          </table:table-cell>
          <table:table-cell office:value-type="float" office:value="-0.0001288961" calcext:value-type="float">
            <text:p>-0.000128896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2464" calcext:value-type="float">
            <text:p>-1.2124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9" calcext:value-type="float">
            <text:p>26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2.09767" calcext:value-type="float">
            <text:p>12.09767</text:p>
          </table:table-cell>
          <table:table-cell office:value-type="float" office:value="0" calcext:value-type="float">
            <text:p>0</text:p>
          </table:table-cell>
          <table:table-cell office:value-type="float" office:value="1287.186" calcext:value-type="float">
            <text:p>1287.186</text:p>
          </table:table-cell>
          <table:table-cell office:value-type="float" office:value="213.7434" calcext:value-type="float">
            <text:p>213.7434</text:p>
          </table:table-cell>
          <table:table-cell office:value-type="float" office:value="0" calcext:value-type="float">
            <text:p>0</text:p>
          </table:table-cell>
          <table:table-cell office:value-type="float" office:value="0.3345605" calcext:value-type="float">
            <text:p>0.3345605</text:p>
          </table:table-cell>
          <table:table-cell office:value-type="float" office:value="0.336354" calcext:value-type="float">
            <text:p>0.336354</text:p>
          </table:table-cell>
          <table:table-cell office:value-type="float" office:value="0.3404138" calcext:value-type="float">
            <text:p>0.3404138</text:p>
          </table:table-cell>
          <table:table-cell office:value-type="float" office:value="0.3475468" calcext:value-type="float">
            <text:p>0.3475468</text:p>
          </table:table-cell>
          <table:table-cell office:value-type="float" office:value="0.3541582" calcext:value-type="float">
            <text:p>0.3541582</text:p>
          </table:table-cell>
          <table:table-cell office:value-type="float" office:value="0.3601168" calcext:value-type="float">
            <text:p>0.3601168</text:p>
          </table:table-cell>
          <table:table-cell office:value-type="float" office:value="0.4011277" calcext:value-type="float">
            <text:p>0.4011277</text:p>
          </table:table-cell>
          <table:table-cell office:value-type="float" office:value="0.4094321" calcext:value-type="float">
            <text:p>0.4094321</text:p>
          </table:table-cell>
          <table:table-cell office:value-type="float" office:value="0.4042925" calcext:value-type="float">
            <text:p>0.4042925</text:p>
          </table:table-cell>
          <table:table-cell office:value-type="float" office:value="0.4179664" calcext:value-type="float">
            <text:p>0.4179664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34478" calcext:value-type="float">
            <text:p>0.0003534478</text:p>
          </table:table-cell>
          <table:table-cell office:value-type="float" office:value="1.910775E-015" calcext:value-type="float">
            <text:p>1.910775E-15</text:p>
          </table:table-cell>
          <table:table-cell office:value-type="float" office:value="9.830319E-016" calcext:value-type="float">
            <text:p>9.830319E-16</text:p>
          </table:table-cell>
          <table:table-cell office:value-type="float" office:value="9.942833E-016" calcext:value-type="float">
            <text:p>9.94283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871582" calcext:value-type="float">
            <text:p>-0.008871582</text:p>
          </table:table-cell>
          <table:table-cell office:value-type="float" office:value="-0.008586532" calcext:value-type="float">
            <text:p>-0.008586532</text:p>
          </table:table-cell>
          <table:table-cell office:value-type="float" office:value="-0.00790152" calcext:value-type="float">
            <text:p>-0.00790152</text:p>
          </table:table-cell>
          <table:table-cell office:value-type="float" office:value="-0.006836507" calcext:value-type="float">
            <text:p>-0.006836507</text:p>
          </table:table-cell>
          <table:table-cell office:value-type="float" office:value="-0.006001104" calcext:value-type="float">
            <text:p>-0.006001104</text:p>
          </table:table-cell>
          <table:table-cell office:value-type="float" office:value="-0.00534418" calcext:value-type="float">
            <text:p>-0.00534418</text:p>
          </table:table-cell>
          <table:table-cell office:value-type="float" office:value="-0.004545556" calcext:value-type="float">
            <text:p>-0.004545556</text:p>
          </table:table-cell>
          <table:table-cell office:value-type="float" office:value="-0.004152356" calcext:value-type="float">
            <text:p>-0.004152356</text:p>
          </table:table-cell>
          <table:table-cell office:value-type="float" office:value="-0.00470966" calcext:value-type="float">
            <text:p>-0.00470966</text:p>
          </table:table-cell>
          <table:table-cell office:value-type="float" office:value="-0.003431578" calcext:value-type="float">
            <text:p>-0.003431578</text:p>
          </table:table-cell>
          <table:table-cell office:value-type="float" office:value="876.8018" calcext:value-type="float">
            <text:p>876.8018</text:p>
          </table:table-cell>
          <table:table-cell office:value-type="float" office:value="0" calcext:value-type="float">
            <text:p>0</text:p>
          </table:table-cell>
          <table:table-cell office:value-type="float" office:value="-0.009109307" calcext:value-type="float">
            <text:p>-0.009109307</text:p>
          </table:table-cell>
          <table:table-cell office:value-type="float" office:value="-0.0001339735" calcext:value-type="float">
            <text:p>-0.000133973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9825" calcext:value-type="float">
            <text:p>-1.2098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9" calcext:value-type="float">
            <text:p>27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5.11291" calcext:value-type="float">
            <text:p>15.11291</text:p>
          </table:table-cell>
          <table:table-cell office:value-type="float" office:value="0" calcext:value-type="float">
            <text:p>0</text:p>
          </table:table-cell>
          <table:table-cell office:value-type="float" office:value="1278.297" calcext:value-type="float">
            <text:p>1278.297</text:p>
          </table:table-cell>
          <table:table-cell office:value-type="float" office:value="219.6184" calcext:value-type="float">
            <text:p>219.6184</text:p>
          </table:table-cell>
          <table:table-cell office:value-type="float" office:value="0" calcext:value-type="float">
            <text:p>0</text:p>
          </table:table-cell>
          <table:table-cell office:value-type="float" office:value="0.2580651" calcext:value-type="float">
            <text:p>0.2580651</text:p>
          </table:table-cell>
          <table:table-cell office:value-type="float" office:value="0.2950951" calcext:value-type="float">
            <text:p>0.2950951</text:p>
          </table:table-cell>
          <table:table-cell office:value-type="float" office:value="0.3105521" calcext:value-type="float">
            <text:p>0.3105521</text:p>
          </table:table-cell>
          <table:table-cell office:value-type="float" office:value="0.3231386" calcext:value-type="float">
            <text:p>0.3231386</text:p>
          </table:table-cell>
          <table:table-cell office:value-type="float" office:value="0.3315099" calcext:value-type="float">
            <text:p>0.3315099</text:p>
          </table:table-cell>
          <table:table-cell office:value-type="float" office:value="0.3383211" calcext:value-type="float">
            <text:p>0.3383211</text:p>
          </table:table-cell>
          <table:table-cell office:value-type="float" office:value="0.3864191" calcext:value-type="float">
            <text:p>0.3864191</text:p>
          </table:table-cell>
          <table:table-cell office:value-type="float" office:value="0.4017974" calcext:value-type="float">
            <text:p>0.4017974</text:p>
          </table:table-cell>
          <table:table-cell office:value-type="float" office:value="0.4037762" calcext:value-type="float">
            <text:p>0.4037762</text:p>
          </table:table-cell>
          <table:table-cell office:value-type="float" office:value="0.4184356" calcext:value-type="float">
            <text:p>0.4184356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1508182" calcext:value-type="float">
            <text:p>1.508182E-08</text:p>
          </table:table-cell>
          <table:table-cell office:value-type="float" office:value="1.910751E-015" calcext:value-type="float">
            <text:p>1.910751E-15</text:p>
          </table:table-cell>
          <table:table-cell office:value-type="float" office:value="9.830281E-016" calcext:value-type="float">
            <text:p>9.830281E-16</text:p>
          </table:table-cell>
          <table:table-cell office:value-type="float" office:value="9.942809E-016" calcext:value-type="float">
            <text:p>9.94280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51198" calcext:value-type="float">
            <text:p>-0.0551198</text:p>
          </table:table-cell>
          <table:table-cell office:value-type="float" office:value="-0.02100323" calcext:value-type="float">
            <text:p>-0.02100323</text:p>
          </table:table-cell>
          <table:table-cell office:value-type="float" office:value="-0.01489601" calcext:value-type="float">
            <text:p>-0.01489601</text:p>
          </table:table-cell>
          <table:table-cell office:value-type="float" office:value="-0.01133914" calcext:value-type="float">
            <text:p>-0.01133914</text:p>
          </table:table-cell>
          <table:table-cell office:value-type="float" office:value="-0.009503469" calcext:value-type="float">
            <text:p>-0.009503469</text:p>
          </table:table-cell>
          <table:table-cell office:value-type="float" office:value="-0.00825168" calcext:value-type="float">
            <text:p>-0.00825168</text:p>
          </table:table-cell>
          <table:table-cell office:value-type="float" office:value="-0.006522442" calcext:value-type="float">
            <text:p>-0.006522442</text:p>
          </table:table-cell>
          <table:table-cell office:value-type="float" office:value="-0.004973453" calcext:value-type="float">
            <text:p>-0.004973453</text:p>
          </table:table-cell>
          <table:table-cell office:value-type="float" office:value="-0.004766235" calcext:value-type="float">
            <text:p>-0.004766235</text:p>
          </table:table-cell>
          <table:table-cell office:value-type="float" office:value="-0.003394794" calcext:value-type="float">
            <text:p>-0.003394794</text:p>
          </table:table-cell>
          <table:table-cell office:value-type="float" office:value="885.7029" calcext:value-type="float">
            <text:p>885.7029</text:p>
          </table:table-cell>
          <table:table-cell office:value-type="float" office:value="0" calcext:value-type="float">
            <text:p>0</text:p>
          </table:table-cell>
          <table:table-cell office:value-type="float" office:value="-0.07612555" calcext:value-type="float">
            <text:p>-0.07612555</text:p>
          </table:table-cell>
          <table:table-cell office:value-type="float" office:value="-0.0001393829" calcext:value-type="float">
            <text:p>-0.00013938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7633" calcext:value-type="float">
            <text:p>-1.2076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9" calcext:value-type="float">
            <text:p>28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94663" calcext:value-type="float">
            <text:p>17.94663</text:p>
          </table:table-cell>
          <table:table-cell office:value-type="float" office:value="0" calcext:value-type="float">
            <text:p>0</text:p>
          </table:table-cell>
          <table:table-cell office:value-type="float" office:value="1271.554" calcext:value-type="float">
            <text:p>1271.554</text:p>
          </table:table-cell>
          <table:table-cell office:value-type="float" office:value="223.5273" calcext:value-type="float">
            <text:p>223.5273</text:p>
          </table:table-cell>
          <table:table-cell office:value-type="float" office:value="0" calcext:value-type="float">
            <text:p>0</text:p>
          </table:table-cell>
          <table:table-cell office:value-type="float" office:value="0.07157952" calcext:value-type="float">
            <text:p>0.07157952</text:p>
          </table:table-cell>
          <table:table-cell office:value-type="float" office:value="0.3024371" calcext:value-type="float">
            <text:p>0.3024371</text:p>
          </table:table-cell>
          <table:table-cell office:value-type="float" office:value="0.3042493" calcext:value-type="float">
            <text:p>0.3042493</text:p>
          </table:table-cell>
          <table:table-cell office:value-type="float" office:value="0.3107255" calcext:value-type="float">
            <text:p>0.3107255</text:p>
          </table:table-cell>
          <table:table-cell office:value-type="float" office:value="0.3173746" calcext:value-type="float">
            <text:p>0.3173746</text:p>
          </table:table-cell>
          <table:table-cell office:value-type="float" office:value="0.323899" calcext:value-type="float">
            <text:p>0.323899</text:p>
          </table:table-cell>
          <table:table-cell office:value-type="float" office:value="0.3755604" calcext:value-type="float">
            <text:p>0.3755604</text:p>
          </table:table-cell>
          <table:table-cell office:value-type="float" office:value="0.3943594" calcext:value-type="float">
            <text:p>0.3943594</text:p>
          </table:table-cell>
          <table:table-cell office:value-type="float" office:value="0.4024004" calcext:value-type="float">
            <text:p>0.4024004</text:p>
          </table:table-cell>
          <table:table-cell office:value-type="float" office:value="0.4186345" calcext:value-type="float">
            <text:p>0.418634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1426437" calcext:value-type="float">
            <text:p>1.426437E-09</text:p>
          </table:table-cell>
          <table:table-cell office:value-type="float" office:value="1.91072E-015" calcext:value-type="float">
            <text:p>1.91072E-15</text:p>
          </table:table-cell>
          <table:table-cell office:value-type="float" office:value="9.83025E-016" calcext:value-type="float">
            <text:p>9.83025E-16</text:p>
          </table:table-cell>
          <table:table-cell office:value-type="float" office:value="9.942774E-016" calcext:value-type="float">
            <text:p>9.94277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32.5828" calcext:value-type="float">
            <text:p>-132.5828</text:p>
          </table:table-cell>
          <table:table-cell office:value-type="float" office:value="-0.01804684" calcext:value-type="float">
            <text:p>-0.01804684</text:p>
          </table:table-cell>
          <table:table-cell office:value-type="float" office:value="-0.01731089" calcext:value-type="float">
            <text:p>-0.01731089</text:p>
          </table:table-cell>
          <table:table-cell office:value-type="float" office:value="-0.01492664" calcext:value-type="float">
            <text:p>-0.01492664</text:p>
          </table:table-cell>
          <table:table-cell office:value-type="float" office:value="-0.01288118" calcext:value-type="float">
            <text:p>-0.01288118</text:p>
          </table:table-cell>
          <table:table-cell office:value-type="float" office:value="-0.01118263" calcext:value-type="float">
            <text:p>-0.01118263</text:p>
          </table:table-cell>
          <table:table-cell office:value-type="float" office:value="-0.008593738" calcext:value-type="float">
            <text:p>-0.008593738</text:p>
          </table:table-cell>
          <table:table-cell office:value-type="float" office:value="-0.005952024" calcext:value-type="float">
            <text:p>-0.005952024</text:p>
          </table:table-cell>
          <table:table-cell office:value-type="float" office:value="-0.004924184" calcext:value-type="float">
            <text:p>-0.004924184</text:p>
          </table:table-cell>
          <table:table-cell office:value-type="float" office:value="-0.003379135" calcext:value-type="float">
            <text:p>-0.003379135</text:p>
          </table:table-cell>
          <table:table-cell office:value-type="float" office:value="892.6498" calcext:value-type="float">
            <text:p>892.6498</text:p>
          </table:table-cell>
          <table:table-cell office:value-type="float" office:value="0" calcext:value-type="float">
            <text:p>0</text:p>
          </table:table-cell>
          <table:table-cell office:value-type="float" office:value="-0.2521818" calcext:value-type="float">
            <text:p>-0.2521818</text:p>
          </table:table-cell>
          <table:table-cell office:value-type="float" office:value="-0.0001449443" calcext:value-type="float">
            <text:p>-0.000144944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6692" calcext:value-type="float">
            <text:p>-1.2066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9" calcext:value-type="float">
            <text:p>29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96021" calcext:value-type="float">
            <text:p>17.96021</text:p>
          </table:table-cell>
          <table:table-cell office:value-type="float" office:value="0" calcext:value-type="float">
            <text:p>0</text:p>
          </table:table-cell>
          <table:table-cell office:value-type="float" office:value="1268.43" calcext:value-type="float">
            <text:p>1268.43</text:p>
          </table:table-cell>
          <table:table-cell office:value-type="float" office:value="226.6407" calcext:value-type="float">
            <text:p>226.6407</text:p>
          </table:table-cell>
          <table:table-cell office:value-type="float" office:value="0" calcext:value-type="float">
            <text:p>0</text:p>
          </table:table-cell>
          <table:table-cell office:value-type="float" office:value="0.0706849" calcext:value-type="float">
            <text:p>0.0706849</text:p>
          </table:table-cell>
          <table:table-cell office:value-type="float" office:value="0.30343" calcext:value-type="float">
            <text:p>0.30343</text:p>
          </table:table-cell>
          <table:table-cell office:value-type="float" office:value="0.3045092" calcext:value-type="float">
            <text:p>0.3045092</text:p>
          </table:table-cell>
          <table:table-cell office:value-type="float" office:value="0.307393" calcext:value-type="float">
            <text:p>0.307393</text:p>
          </table:table-cell>
          <table:table-cell office:value-type="float" office:value="0.3114908" calcext:value-type="float">
            <text:p>0.3114908</text:p>
          </table:table-cell>
          <table:table-cell office:value-type="float" office:value="0.3165431" calcext:value-type="float">
            <text:p>0.3165431</text:p>
          </table:table-cell>
          <table:table-cell office:value-type="float" office:value="0.3685148" calcext:value-type="float">
            <text:p>0.3685148</text:p>
          </table:table-cell>
          <table:table-cell office:value-type="float" office:value="0.3879665" calcext:value-type="float">
            <text:p>0.3879665</text:p>
          </table:table-cell>
          <table:table-cell office:value-type="float" office:value="0.4006107" calcext:value-type="float">
            <text:p>0.4006107</text:p>
          </table:table-cell>
          <table:table-cell office:value-type="float" office:value="0.4186905" calcext:value-type="float">
            <text:p>0.418690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2691606" calcext:value-type="float">
            <text:p>2.691606E-10</text:p>
          </table:table-cell>
          <table:table-cell office:value-type="float" office:value="1.910677E-015" calcext:value-type="float">
            <text:p>1.910677E-15</text:p>
          </table:table-cell>
          <table:table-cell office:value-type="float" office:value="9.830213E-016" calcext:value-type="float">
            <text:p>9.830213E-16</text:p>
          </table:table-cell>
          <table:table-cell office:value-type="float" office:value="9.942717E-016" calcext:value-type="float">
            <text:p>9.94271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44.5102" calcext:value-type="float">
            <text:p>-144.5102</text:p>
          </table:table-cell>
          <table:table-cell office:value-type="float" office:value="-0.0176086" calcext:value-type="float">
            <text:p>-0.0176086</text:p>
          </table:table-cell>
          <table:table-cell office:value-type="float" office:value="-0.01718506" calcext:value-type="float">
            <text:p>-0.01718506</text:p>
          </table:table-cell>
          <table:table-cell office:value-type="float" office:value="-0.01609967" calcext:value-type="float">
            <text:p>-0.01609967</text:p>
          </table:table-cell>
          <table:table-cell office:value-type="float" office:value="-0.01468557" calcext:value-type="float">
            <text:p>-0.01468557</text:p>
          </table:table-cell>
          <table:table-cell office:value-type="float" office:value="-0.01312917" calcext:value-type="float">
            <text:p>-0.01312917</text:p>
          </table:table-cell>
          <table:table-cell office:value-type="float" office:value="-0.01032189" calcext:value-type="float">
            <text:p>-0.01032189</text:p>
          </table:table-cell>
          <table:table-cell office:value-type="float" office:value="-0.006965284" calcext:value-type="float">
            <text:p>-0.006965284</text:p>
          </table:table-cell>
          <table:table-cell office:value-type="float" office:value="-0.005138857" calcext:value-type="float">
            <text:p>-0.005138857</text:p>
          </table:table-cell>
          <table:table-cell office:value-type="float" office:value="-0.003374725" calcext:value-type="float">
            <text:p>-0.003374725</text:p>
          </table:table-cell>
          <table:table-cell office:value-type="float" office:value="898.8163" calcext:value-type="float">
            <text:p>898.8163</text:p>
          </table:table-cell>
          <table:table-cell office:value-type="float" office:value="0" calcext:value-type="float">
            <text:p>0</text:p>
          </table:table-cell>
          <table:table-cell office:value-type="float" office:value="-0.2360065" calcext:value-type="float">
            <text:p>-0.2360065</text:p>
          </table:table-cell>
          <table:table-cell office:value-type="float" office:value="-0.0001512516" calcext:value-type="float">
            <text:p>-0.000151251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6426" calcext:value-type="float">
            <text:p>-1.2064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9" calcext:value-type="float">
            <text:p>3004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91493" calcext:value-type="float">
            <text:p>17.91493</text:p>
          </table:table-cell>
          <table:table-cell office:value-type="float" office:value="0" calcext:value-type="float">
            <text:p>0</text:p>
          </table:table-cell>
          <table:table-cell office:value-type="float" office:value="1265.953" calcext:value-type="float">
            <text:p>1265.953</text:p>
          </table:table-cell>
          <table:table-cell office:value-type="float" office:value="229.1647" calcext:value-type="float">
            <text:p>229.1647</text:p>
          </table:table-cell>
          <table:table-cell office:value-type="float" office:value="0" calcext:value-type="float">
            <text:p>0</text:p>
          </table:table-cell>
          <table:table-cell office:value-type="float" office:value="0.07577018" calcext:value-type="float">
            <text:p>0.07577018</text:p>
          </table:table-cell>
          <table:table-cell office:value-type="float" office:value="0.3021271" calcext:value-type="float">
            <text:p>0.3021271</text:p>
          </table:table-cell>
          <table:table-cell office:value-type="float" office:value="0.3031143" calcext:value-type="float">
            <text:p>0.3031143</text:p>
          </table:table-cell>
          <table:table-cell office:value-type="float" office:value="0.3053187" calcext:value-type="float">
            <text:p>0.3053187</text:p>
          </table:table-cell>
          <table:table-cell office:value-type="float" office:value="0.3083047" calcext:value-type="float">
            <text:p>0.3083047</text:p>
          </table:table-cell>
          <table:table-cell office:value-type="float" office:value="0.3124248" calcext:value-type="float">
            <text:p>0.3124248</text:p>
          </table:table-cell>
          <table:table-cell office:value-type="float" office:value="0.3639818" calcext:value-type="float">
            <text:p>0.3639818</text:p>
          </table:table-cell>
          <table:table-cell office:value-type="float" office:value="0.3828384" calcext:value-type="float">
            <text:p>0.3828384</text:p>
          </table:table-cell>
          <table:table-cell office:value-type="float" office:value="0.3986842" calcext:value-type="float">
            <text:p>0.3986842</text:p>
          </table:table-cell>
          <table:table-cell office:value-type="float" office:value="0.4186399" calcext:value-type="float">
            <text:p>0.418639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4695514" calcext:value-type="float">
            <text:p>4.695514E-11</text:p>
          </table:table-cell>
          <table:table-cell office:value-type="float" office:value="1.910625E-015" calcext:value-type="float">
            <text:p>1.910625E-15</text:p>
          </table:table-cell>
          <table:table-cell office:value-type="float" office:value="9.830155E-016" calcext:value-type="float">
            <text:p>9.830155E-16</text:p>
          </table:table-cell>
          <table:table-cell office:value-type="float" office:value="9.942655E-016" calcext:value-type="float">
            <text:p>9.94265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5.00603" calcext:value-type="float">
            <text:p>-95.00603</text:p>
          </table:table-cell>
          <table:table-cell office:value-type="float" office:value="-0.01814185" calcext:value-type="float">
            <text:p>-0.01814185</text:p>
          </table:table-cell>
          <table:table-cell office:value-type="float" office:value="-0.01774126" calcext:value-type="float">
            <text:p>-0.01774126</text:p>
          </table:table-cell>
          <table:table-cell office:value-type="float" office:value="-0.01687617" calcext:value-type="float">
            <text:p>-0.01687617</text:p>
          </table:table-cell>
          <table:table-cell office:value-type="float" office:value="-0.01577608" calcext:value-type="float">
            <text:p>-0.01577608</text:p>
          </table:table-cell>
          <table:table-cell office:value-type="float" office:value="-0.01438428" calcext:value-type="float">
            <text:p>-0.01438428</text:p>
          </table:table-cell>
          <table:table-cell office:value-type="float" office:value="-0.01163482" calcext:value-type="float">
            <text:p>-0.01163482</text:p>
          </table:table-cell>
          <table:table-cell office:value-type="float" office:value="-0.007917254" calcext:value-type="float">
            <text:p>-0.007917254</text:p>
          </table:table-cell>
          <table:table-cell office:value-type="float" office:value="-0.005381898" calcext:value-type="float">
            <text:p>-0.005381898</text:p>
          </table:table-cell>
          <table:table-cell office:value-type="float" office:value="-0.003378552" calcext:value-type="float">
            <text:p>-0.003378552</text:p>
          </table:table-cell>
          <table:table-cell office:value-type="float" office:value="904.4198" calcext:value-type="float">
            <text:p>904.4198</text:p>
          </table:table-cell>
          <table:table-cell office:value-type="float" office:value="0" calcext:value-type="float">
            <text:p>0</text:p>
          </table:table-cell>
          <table:table-cell office:value-type="float" office:value="-0.2202313" calcext:value-type="float">
            <text:p>-0.2202313</text:p>
          </table:table-cell>
          <table:table-cell office:value-type="float" office:value="-0.0001578344" calcext:value-type="float">
            <text:p>-0.000157834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6657" calcext:value-type="float">
            <text:p>-1.2066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9" calcext:value-type="float">
            <text:p>105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92385" calcext:value-type="float">
            <text:p>17.92385</text:p>
          </table:table-cell>
          <table:table-cell office:value-type="float" office:value="0" calcext:value-type="float">
            <text:p>0</text:p>
          </table:table-cell>
          <table:table-cell office:value-type="float" office:value="1263.905" calcext:value-type="float">
            <text:p>1263.905</text:p>
          </table:table-cell>
          <table:table-cell office:value-type="float" office:value="231.2034" calcext:value-type="float">
            <text:p>231.2034</text:p>
          </table:table-cell>
          <table:table-cell office:value-type="float" office:value="0" calcext:value-type="float">
            <text:p>0</text:p>
          </table:table-cell>
          <table:table-cell office:value-type="float" office:value="0.07577217" calcext:value-type="float">
            <text:p>0.07577217</text:p>
          </table:table-cell>
          <table:table-cell office:value-type="float" office:value="0.3010906" calcext:value-type="float">
            <text:p>0.3010906</text:p>
          </table:table-cell>
          <table:table-cell office:value-type="float" office:value="0.3020109" calcext:value-type="float">
            <text:p>0.3020109</text:p>
          </table:table-cell>
          <table:table-cell office:value-type="float" office:value="0.3039078" calcext:value-type="float">
            <text:p>0.3039078</text:p>
          </table:table-cell>
          <table:table-cell office:value-type="float" office:value="0.3064633" calcext:value-type="float">
            <text:p>0.3064633</text:p>
          </table:table-cell>
          <table:table-cell office:value-type="float" office:value="0.3097264" calcext:value-type="float">
            <text:p>0.3097264</text:p>
          </table:table-cell>
          <table:table-cell office:value-type="float" office:value="0.3607892" calcext:value-type="float">
            <text:p>0.3607892</text:p>
          </table:table-cell>
          <table:table-cell office:value-type="float" office:value="0.3787579" calcext:value-type="float">
            <text:p>0.3787579</text:p>
          </table:table-cell>
          <table:table-cell office:value-type="float" office:value="0.3970089" calcext:value-type="float">
            <text:p>0.3970089</text:p>
          </table:table-cell>
          <table:table-cell office:value-type="float" office:value="0.4183968" calcext:value-type="float">
            <text:p>0.4183968</text:p>
          </table:table-cell>
          <table:table-cell office:value-type="float" office:value="0.5107117" calcext:value-type="float">
            <text:p>0.510711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8030745" calcext:value-type="float">
            <text:p>8.030745E-12</text:p>
          </table:table-cell>
          <table:table-cell office:value-type="float" office:value="1.910568E-015" calcext:value-type="float">
            <text:p>1.910568E-15</text:p>
          </table:table-cell>
          <table:table-cell office:value-type="float" office:value="9.830088E-016" calcext:value-type="float">
            <text:p>9.830088E-16</text:p>
          </table:table-cell>
          <table:table-cell office:value-type="float" office:value="9.942585E-016" calcext:value-type="float">
            <text:p>9.94258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5.4589" calcext:value-type="float">
            <text:p>-95.4589</text:p>
          </table:table-cell>
          <table:table-cell office:value-type="float" office:value="-0.01858151" calcext:value-type="float">
            <text:p>-0.01858151</text:p>
          </table:table-cell>
          <table:table-cell office:value-type="float" office:value="-0.01819762" calcext:value-type="float">
            <text:p>-0.01819762</text:p>
          </table:table-cell>
          <table:table-cell office:value-type="float" office:value="-0.01742991" calcext:value-type="float">
            <text:p>-0.01742991</text:p>
          </table:table-cell>
          <table:table-cell office:value-type="float" office:value="-0.01644869" calcext:value-type="float">
            <text:p>-0.01644869</text:p>
          </table:table-cell>
          <table:table-cell office:value-type="float" office:value="-0.01527947" calcext:value-type="float">
            <text:p>-0.01527947</text:p>
          </table:table-cell>
          <table:table-cell office:value-type="float" office:value="-0.01267041" calcext:value-type="float">
            <text:p>-0.01267041</text:p>
          </table:table-cell>
          <table:table-cell office:value-type="float" office:value="-0.008777319" calcext:value-type="float">
            <text:p>-0.008777319</text:p>
          </table:table-cell>
          <table:table-cell office:value-type="float" office:value="-0.005604053" calcext:value-type="float">
            <text:p>-0.005604053</text:p>
          </table:table-cell>
          <table:table-cell office:value-type="float" office:value="-0.003397254" calcext:value-type="float">
            <text:p>-0.003397254</text:p>
          </table:table-cell>
          <table:table-cell office:value-type="float" office:value="909.5811" calcext:value-type="float">
            <text:p>909.5811</text:p>
          </table:table-cell>
          <table:table-cell office:value-type="float" office:value="0" calcext:value-type="float">
            <text:p>0</text:p>
          </table:table-cell>
          <table:table-cell office:value-type="float" office:value="-0.2051864" calcext:value-type="float">
            <text:p>-0.2051864</text:p>
          </table:table-cell>
          <table:table-cell office:value-type="float" office:value="-0.0001645307" calcext:value-type="float">
            <text:p>-0.000164530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7781" calcext:value-type="float">
            <text:p>-1.2077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9" calcext:value-type="float">
            <text:p>205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94773" calcext:value-type="float">
            <text:p>17.94773</text:p>
          </table:table-cell>
          <table:table-cell office:value-type="float" office:value="0" calcext:value-type="float">
            <text:p>0</text:p>
          </table:table-cell>
          <table:table-cell office:value-type="float" office:value="1262.215" calcext:value-type="float">
            <text:p>1262.215</text:p>
          </table:table-cell>
          <table:table-cell office:value-type="float" office:value="232.8699" calcext:value-type="float">
            <text:p>232.8699</text:p>
          </table:table-cell>
          <table:table-cell office:value-type="float" office:value="0" calcext:value-type="float">
            <text:p>0</text:p>
          </table:table-cell>
          <table:table-cell office:value-type="float" office:value="0.07422855" calcext:value-type="float">
            <text:p>0.07422855</text:p>
          </table:table-cell>
          <table:table-cell office:value-type="float" office:value="0.300417" calcext:value-type="float">
            <text:p>0.300417</text:p>
          </table:table-cell>
          <table:table-cell office:value-type="float" office:value="0.3013029" calcext:value-type="float">
            <text:p>0.3013029</text:p>
          </table:table-cell>
          <table:table-cell office:value-type="float" office:value="0.3030207" calcext:value-type="float">
            <text:p>0.3030207</text:p>
          </table:table-cell>
          <table:table-cell office:value-type="float" office:value="0.3052478" calcext:value-type="float">
            <text:p>0.3052478</text:p>
          </table:table-cell>
          <table:table-cell office:value-type="float" office:value="0.3081865" calcext:value-type="float">
            <text:p>0.3081865</text:p>
          </table:table-cell>
          <table:table-cell office:value-type="float" office:value="0.3584822" calcext:value-type="float">
            <text:p>0.3584822</text:p>
          </table:table-cell>
          <table:table-cell office:value-type="float" office:value="0.3754208" calcext:value-type="float">
            <text:p>0.3754208</text:p>
          </table:table-cell>
          <table:table-cell office:value-type="float" office:value="0.3954814" calcext:value-type="float">
            <text:p>0.3954814</text:p>
          </table:table-cell>
          <table:table-cell office:value-type="float" office:value="0.4181024" calcext:value-type="float">
            <text:p>0.4181024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130755" calcext:value-type="float">
            <text:p>1.30755E-12</text:p>
          </table:table-cell>
          <table:table-cell office:value-type="float" office:value="1.910504E-015" calcext:value-type="float">
            <text:p>1.910504E-15</text:p>
          </table:table-cell>
          <table:table-cell office:value-type="float" office:value="9.830024E-016" calcext:value-type="float">
            <text:p>9.830024E-16</text:p>
          </table:table-cell>
          <table:table-cell office:value-type="float" office:value="9.9425E-016" calcext:value-type="float">
            <text:p>9.942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6.3682" calcext:value-type="float">
            <text:p>-106.3682</text:p>
          </table:table-cell>
          <table:table-cell office:value-type="float" office:value="-0.0188742" calcext:value-type="float">
            <text:p>-0.0188742</text:p>
          </table:table-cell>
          <table:table-cell office:value-type="float" office:value="-0.01849819" calcext:value-type="float">
            <text:p>-0.01849819</text:p>
          </table:table-cell>
          <table:table-cell office:value-type="float" office:value="-0.01778887" calcext:value-type="float">
            <text:p>-0.01778887</text:p>
          </table:table-cell>
          <table:table-cell office:value-type="float" office:value="-0.01691012" calcext:value-type="float">
            <text:p>-0.01691012</text:p>
          </table:table-cell>
          <table:table-cell office:value-type="float" office:value="-0.01581917" calcext:value-type="float">
            <text:p>-0.01581917</text:p>
          </table:table-cell>
          <table:table-cell office:value-type="float" office:value="-0.01348102" calcext:value-type="float">
            <text:p>-0.01348102</text:p>
          </table:table-cell>
          <table:table-cell office:value-type="float" office:value="-0.009557595" calcext:value-type="float">
            <text:p>-0.009557595</text:p>
          </table:table-cell>
          <table:table-cell office:value-type="float" office:value="-0.005815291" calcext:value-type="float">
            <text:p>-0.005815291</text:p>
          </table:table-cell>
          <table:table-cell office:value-type="float" office:value="-0.003420215" calcext:value-type="float">
            <text:p>-0.003420215</text:p>
          </table:table-cell>
          <table:table-cell office:value-type="float" office:value="914.4102" calcext:value-type="float">
            <text:p>914.4102</text:p>
          </table:table-cell>
          <table:table-cell office:value-type="float" office:value="0" calcext:value-type="float">
            <text:p>0</text:p>
          </table:table-cell>
          <table:table-cell office:value-type="float" office:value="-0.1900521" calcext:value-type="float">
            <text:p>-0.1900521</text:p>
          </table:table-cell>
          <table:table-cell office:value-type="float" office:value="-0.0001716895" calcext:value-type="float">
            <text:p>-0.000171689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0915" calcext:value-type="float">
            <text:p>-1.209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9" calcext:value-type="float">
            <text:p>305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92048" calcext:value-type="float">
            <text:p>17.92048</text:p>
          </table:table-cell>
          <table:table-cell office:value-type="float" office:value="0" calcext:value-type="float">
            <text:p>0</text:p>
          </table:table-cell>
          <table:table-cell office:value-type="float" office:value="1260.876" calcext:value-type="float">
            <text:p>1260.876</text:p>
          </table:table-cell>
          <table:table-cell office:value-type="float" office:value="234.236" calcext:value-type="float">
            <text:p>234.236</text:p>
          </table:table-cell>
          <table:table-cell office:value-type="float" office:value="0" calcext:value-type="float">
            <text:p>0</text:p>
          </table:table-cell>
          <table:table-cell office:value-type="float" office:value="0.0774454" calcext:value-type="float">
            <text:p>0.0774454</text:p>
          </table:table-cell>
          <table:table-cell office:value-type="float" office:value="0.3001769" calcext:value-type="float">
            <text:p>0.3001769</text:p>
          </table:table-cell>
          <table:table-cell office:value-type="float" office:value="0.3009557" calcext:value-type="float">
            <text:p>0.3009557</text:p>
          </table:table-cell>
          <table:table-cell office:value-type="float" office:value="0.3024769" calcext:value-type="float">
            <text:p>0.3024769</text:p>
          </table:table-cell>
          <table:table-cell office:value-type="float" office:value="0.3044208" calcext:value-type="float">
            <text:p>0.3044208</text:p>
          </table:table-cell>
          <table:table-cell office:value-type="float" office:value="0.3068962" calcext:value-type="float">
            <text:p>0.3068962</text:p>
          </table:table-cell>
          <table:table-cell office:value-type="float" office:value="0.3569497" calcext:value-type="float">
            <text:p>0.3569497</text:p>
          </table:table-cell>
          <table:table-cell office:value-type="float" office:value="0.3728013" calcext:value-type="float">
            <text:p>0.3728013</text:p>
          </table:table-cell>
          <table:table-cell office:value-type="float" office:value="0.3940862" calcext:value-type="float">
            <text:p>0.3940862</text:p>
          </table:table-cell>
          <table:table-cell office:value-type="float" office:value="0.4177834" calcext:value-type="float">
            <text:p>0.4177834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2030358" calcext:value-type="float">
            <text:p>2.030358E-13</text:p>
          </table:table-cell>
          <table:table-cell office:value-type="float" office:value="1.910429E-015" calcext:value-type="float">
            <text:p>1.910429E-15</text:p>
          </table:table-cell>
          <table:table-cell office:value-type="float" office:value="9.829945E-016" calcext:value-type="float">
            <text:p>9.829945E-16</text:p>
          </table:table-cell>
          <table:table-cell office:value-type="float" office:value="9.942408E-016" calcext:value-type="float">
            <text:p>9.94240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3.72874" calcext:value-type="float">
            <text:p>-83.72874</text:p>
          </table:table-cell>
          <table:table-cell office:value-type="float" office:value="-0.0189777" calcext:value-type="float">
            <text:p>-0.0189777</text:p>
          </table:table-cell>
          <table:table-cell office:value-type="float" office:value="-0.0186481" calcext:value-type="float">
            <text:p>-0.0186481</text:p>
          </table:table-cell>
          <table:table-cell office:value-type="float" office:value="-0.01801304" calcext:value-type="float">
            <text:p>-0.01801304</text:p>
          </table:table-cell>
          <table:table-cell office:value-type="float" office:value="-0.01723248" calcext:value-type="float">
            <text:p>-0.01723248</text:p>
          </table:table-cell>
          <table:table-cell office:value-type="float" office:value="-0.01628775" calcext:value-type="float">
            <text:p>-0.01628775</text:p>
          </table:table-cell>
          <table:table-cell office:value-type="float" office:value="-0.01405161" calcext:value-type="float">
            <text:p>-0.01405161</text:p>
          </table:table-cell>
          <table:table-cell office:value-type="float" office:value="-0.01022417" calcext:value-type="float">
            <text:p>-0.01022417</text:p>
          </table:table-cell>
          <table:table-cell office:value-type="float" office:value="-0.006015931" calcext:value-type="float">
            <text:p>-0.006015931</text:p>
          </table:table-cell>
          <table:table-cell office:value-type="float" office:value="-0.003445296" calcext:value-type="float">
            <text:p>-0.003445296</text:p>
          </table:table-cell>
          <table:table-cell office:value-type="float" office:value="918.9793" calcext:value-type="float">
            <text:p>918.9793</text:p>
          </table:table-cell>
          <table:table-cell office:value-type="float" office:value="0" calcext:value-type="float">
            <text:p>0</text:p>
          </table:table-cell>
          <table:table-cell office:value-type="float" office:value="-0.1750558" calcext:value-type="float">
            <text:p>-0.1750558</text:p>
          </table:table-cell>
          <table:table-cell office:value-type="float" office:value="-0.0001792329" calcext:value-type="float">
            <text:p>-0.00017923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0635" calcext:value-type="float">
            <text:p>-1.2106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9" calcext:value-type="float">
            <text:p>405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89333" calcext:value-type="float">
            <text:p>17.89333</text:p>
          </table:table-cell>
          <table:table-cell office:value-type="float" office:value="0" calcext:value-type="float">
            <text:p>0</text:p>
          </table:table-cell>
          <table:table-cell office:value-type="float" office:value="1259.783" calcext:value-type="float">
            <text:p>1259.783</text:p>
          </table:table-cell>
          <table:table-cell office:value-type="float" office:value="235.3561" calcext:value-type="float">
            <text:p>235.3561</text:p>
          </table:table-cell>
          <table:table-cell office:value-type="float" office:value="0" calcext:value-type="float">
            <text:p>0</text:p>
          </table:table-cell>
          <table:table-cell office:value-type="float" office:value="0.08119669" calcext:value-type="float">
            <text:p>0.08119669</text:p>
          </table:table-cell>
          <table:table-cell office:value-type="float" office:value="0.3000057" calcext:value-type="float">
            <text:p>0.3000057</text:p>
          </table:table-cell>
          <table:table-cell office:value-type="float" office:value="0.3008541" calcext:value-type="float">
            <text:p>0.3008541</text:p>
          </table:table-cell>
          <table:table-cell office:value-type="float" office:value="0.3021356" calcext:value-type="float">
            <text:p>0.3021356</text:p>
          </table:table-cell>
          <table:table-cell office:value-type="float" office:value="0.3039077" calcext:value-type="float">
            <text:p>0.3039077</text:p>
          </table:table-cell>
          <table:table-cell office:value-type="float" office:value="0.3062317" calcext:value-type="float">
            <text:p>0.3062317</text:p>
          </table:table-cell>
          <table:table-cell office:value-type="float" office:value="0.3555997" calcext:value-type="float">
            <text:p>0.3555997</text:p>
          </table:table-cell>
          <table:table-cell office:value-type="float" office:value="0.370636" calcext:value-type="float">
            <text:p>0.370636</text:p>
          </table:table-cell>
          <table:table-cell office:value-type="float" office:value="0.3929832" calcext:value-type="float">
            <text:p>0.3929832</text:p>
          </table:table-cell>
          <table:table-cell office:value-type="float" office:value="0.4174222" calcext:value-type="float">
            <text:p>0.417422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982028" calcext:value-type="float">
            <text:p>2.982028E-14</text:p>
          </table:table-cell>
          <table:table-cell office:value-type="float" office:value="1.910352E-015" calcext:value-type="float">
            <text:p>1.910352E-15</text:p>
          </table:table-cell>
          <table:table-cell office:value-type="float" office:value="9.829858E-016" calcext:value-type="float">
            <text:p>9.829858E-16</text:p>
          </table:table-cell>
          <table:table-cell office:value-type="float" office:value="9.942314E-016" calcext:value-type="float">
            <text:p>9.94231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01492" calcext:value-type="float">
            <text:p>-63.01492</text:p>
          </table:table-cell>
          <table:table-cell office:value-type="float" office:value="-0.01905489" calcext:value-type="float">
            <text:p>-0.01905489</text:p>
          </table:table-cell>
          <table:table-cell office:value-type="float" office:value="-0.01869311" calcext:value-type="float">
            <text:p>-0.01869311</text:p>
          </table:table-cell>
          <table:table-cell office:value-type="float" office:value="-0.01815582" calcext:value-type="float">
            <text:p>-0.01815582</text:p>
          </table:table-cell>
          <table:table-cell office:value-type="float" office:value="-0.01743638" calcext:value-type="float">
            <text:p>-0.01743638</text:p>
          </table:table-cell>
          <table:table-cell office:value-type="float" office:value="-0.01653559" calcext:value-type="float">
            <text:p>-0.01653559</text:p>
          </table:table-cell>
          <table:table-cell office:value-type="float" office:value="-0.01457518" calcext:value-type="float">
            <text:p>-0.01457518</text:p>
          </table:table-cell>
          <table:table-cell office:value-type="float" office:value="-0.01081338" calcext:value-type="float">
            <text:p>-0.01081338</text:p>
          </table:table-cell>
          <table:table-cell office:value-type="float" office:value="-0.0061804" calcext:value-type="float">
            <text:p>-0.0061804</text:p>
          </table:table-cell>
          <table:table-cell office:value-type="float" office:value="-0.003473896" calcext:value-type="float">
            <text:p>-0.003473896</text:p>
          </table:table-cell>
          <table:table-cell office:value-type="float" office:value="923.3417" calcext:value-type="float">
            <text:p>923.3417</text:p>
          </table:table-cell>
          <table:table-cell office:value-type="float" office:value="0" calcext:value-type="float">
            <text:p>0</text:p>
          </table:table-cell>
          <table:table-cell office:value-type="float" office:value="-0.1614454" calcext:value-type="float">
            <text:p>-0.1614454</text:p>
          </table:table-cell>
          <table:table-cell office:value-type="float" office:value="-0.0001866132" calcext:value-type="float">
            <text:p>-0.000186613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2314" calcext:value-type="float">
            <text:p>-1.2123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9" calcext:value-type="float">
            <text:p>505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84027" calcext:value-type="float">
            <text:p>17.84027</text:p>
          </table:table-cell>
          <table:table-cell office:value-type="float" office:value="0" calcext:value-type="float">
            <text:p>0</text:p>
          </table:table-cell>
          <table:table-cell office:value-type="float" office:value="1258.905" calcext:value-type="float">
            <text:p>1258.905</text:p>
          </table:table-cell>
          <table:table-cell office:value-type="float" office:value="236.2871" calcext:value-type="float">
            <text:p>236.2871</text:p>
          </table:table-cell>
          <table:table-cell office:value-type="float" office:value="0" calcext:value-type="float">
            <text:p>0</text:p>
          </table:table-cell>
          <table:table-cell office:value-type="float" office:value="0.08875509" calcext:value-type="float">
            <text:p>0.08875509</text:p>
          </table:table-cell>
          <table:table-cell office:value-type="float" office:value="0.2997401" calcext:value-type="float">
            <text:p>0.2997401</text:p>
          </table:table-cell>
          <table:table-cell office:value-type="float" office:value="0.3006933" calcext:value-type="float">
            <text:p>0.3006933</text:p>
          </table:table-cell>
          <table:table-cell office:value-type="float" office:value="0.301954" calcext:value-type="float">
            <text:p>0.301954</text:p>
          </table:table-cell>
          <table:table-cell office:value-type="float" office:value="0.3036074" calcext:value-type="float">
            <text:p>0.3036074</text:p>
          </table:table-cell>
          <table:table-cell office:value-type="float" office:value="0.3057424" calcext:value-type="float">
            <text:p>0.3057424</text:p>
          </table:table-cell>
          <table:table-cell office:value-type="float" office:value="0.3546787" calcext:value-type="float">
            <text:p>0.3546787</text:p>
          </table:table-cell>
          <table:table-cell office:value-type="float" office:value="0.3688498" calcext:value-type="float">
            <text:p>0.3688498</text:p>
          </table:table-cell>
          <table:table-cell office:value-type="float" office:value="0.3920846" calcext:value-type="float">
            <text:p>0.3920846</text:p>
          </table:table-cell>
          <table:table-cell office:value-type="float" office:value="0.4170287" calcext:value-type="float">
            <text:p>0.4170287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5976E-015" calcext:value-type="float">
            <text:p>4.005976E-15</text:p>
          </table:table-cell>
          <table:table-cell office:value-type="float" office:value="1.910268E-015" calcext:value-type="float">
            <text:p>1.910268E-15</text:p>
          </table:table-cell>
          <table:table-cell office:value-type="float" office:value="9.829773E-016" calcext:value-type="float">
            <text:p>9.829773E-16</text:p>
          </table:table-cell>
          <table:table-cell office:value-type="float" office:value="9.942194E-016" calcext:value-type="float">
            <text:p>9.94219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6.49969" calcext:value-type="float">
            <text:p>-36.49969</text:p>
          </table:table-cell>
          <table:table-cell office:value-type="float" office:value="-0.01916915" calcext:value-type="float">
            <text:p>-0.01916915</text:p>
          </table:table-cell>
          <table:table-cell office:value-type="float" office:value="-0.0187612" calcext:value-type="float">
            <text:p>-0.0187612</text:p>
          </table:table-cell>
          <table:table-cell office:value-type="float" office:value="-0.01823174" calcext:value-type="float">
            <text:p>-0.01823174</text:p>
          </table:table-cell>
          <table:table-cell office:value-type="float" office:value="-0.01755681" calcext:value-type="float">
            <text:p>-0.01755681</text:p>
          </table:table-cell>
          <table:table-cell office:value-type="float" office:value="-0.01672076" calcext:value-type="float">
            <text:p>-0.01672076</text:p>
          </table:table-cell>
          <table:table-cell office:value-type="float" office:value="-0.01494538" calcext:value-type="float">
            <text:p>-0.01494538</text:p>
          </table:table-cell>
          <table:table-cell office:value-type="float" office:value="-0.01132803" calcext:value-type="float">
            <text:p>-0.01132803</text:p>
          </table:table-cell>
          <table:table-cell office:value-type="float" office:value="-0.006317687" calcext:value-type="float">
            <text:p>-0.006317687</text:p>
          </table:table-cell>
          <table:table-cell office:value-type="float" office:value="-0.003505441" calcext:value-type="float">
            <text:p>-0.003505441</text:p>
          </table:table-cell>
          <table:table-cell office:value-type="float" office:value="927.5515" calcext:value-type="float">
            <text:p>927.5515</text:p>
          </table:table-cell>
          <table:table-cell office:value-type="float" office:value="0" calcext:value-type="float">
            <text:p>0</text:p>
          </table:table-cell>
          <table:table-cell office:value-type="float" office:value="-0.1480956" calcext:value-type="float">
            <text:p>-0.1480956</text:p>
          </table:table-cell>
          <table:table-cell office:value-type="float" office:value="-0.0001943146" calcext:value-type="float">
            <text:p>-0.000194314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4148" calcext:value-type="float">
            <text:p>-1.2141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9" calcext:value-type="float">
            <text:p>6051999</text:p>
          </table:table-cell>
          <table:table-cell office:value-type="float" office:value="256.6995" calcext:value-type="float">
            <text:p>256.6995</text:p>
          </table:table-cell>
          <table:table-cell office:value-type="float" office:value="17.95056" calcext:value-type="float">
            <text:p>17.95056</text:p>
          </table:table-cell>
          <table:table-cell office:value-type="float" office:value="0" calcext:value-type="float">
            <text:p>0</text:p>
          </table:table-cell>
          <table:table-cell office:value-type="float" office:value="1258.016" calcext:value-type="float">
            <text:p>1258.016</text:p>
          </table:table-cell>
          <table:table-cell office:value-type="float" office:value="237.0654" calcext:value-type="float">
            <text:p>237.0654</text:p>
          </table:table-cell>
          <table:table-cell office:value-type="float" office:value="0" calcext:value-type="float">
            <text:p>0</text:p>
          </table:table-cell>
          <table:table-cell office:value-type="float" office:value="0.08045731" calcext:value-type="float">
            <text:p>0.08045731</text:p>
          </table:table-cell>
          <table:table-cell office:value-type="float" office:value="0.2996607" calcext:value-type="float">
            <text:p>0.2996607</text:p>
          </table:table-cell>
          <table:table-cell office:value-type="float" office:value="0.300502" calcext:value-type="float">
            <text:p>0.300502</text:p>
          </table:table-cell>
          <table:table-cell office:value-type="float" office:value="0.3018742" calcext:value-type="float">
            <text:p>0.3018742</text:p>
          </table:table-cell>
          <table:table-cell office:value-type="float" office:value="0.3033916" calcext:value-type="float">
            <text:p>0.3033916</text:p>
          </table:table-cell>
          <table:table-cell office:value-type="float" office:value="0.3053879" calcext:value-type="float">
            <text:p>0.3053879</text:p>
          </table:table-cell>
          <table:table-cell office:value-type="float" office:value="0.3539879" calcext:value-type="float">
            <text:p>0.3539879</text:p>
          </table:table-cell>
          <table:table-cell office:value-type="float" office:value="0.3674265" calcext:value-type="float">
            <text:p>0.3674265</text:p>
          </table:table-cell>
          <table:table-cell office:value-type="float" office:value="0.3912793" calcext:value-type="float">
            <text:p>0.3912793</text:p>
          </table:table-cell>
          <table:table-cell office:value-type="float" office:value="0.4166605" calcext:value-type="float">
            <text:p>0.416660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0791E-015" calcext:value-type="float">
            <text:p>1.920791E-15</text:p>
          </table:table-cell>
          <table:table-cell office:value-type="float" office:value="1.910177E-015" calcext:value-type="float">
            <text:p>1.910177E-15</text:p>
          </table:table-cell>
          <table:table-cell office:value-type="float" office:value="9.829688E-016" calcext:value-type="float">
            <text:p>9.829688E-16</text:p>
          </table:table-cell>
          <table:table-cell office:value-type="float" office:value="9.942064E-016" calcext:value-type="float">
            <text:p>9.94206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08537" calcext:value-type="float">
            <text:p>-65.08537</text:p>
          </table:table-cell>
          <table:table-cell office:value-type="float" office:value="-0.01921127" calcext:value-type="float">
            <text:p>-0.01921127</text:p>
          </table:table-cell>
          <table:table-cell office:value-type="float" office:value="-0.01884655" calcext:value-type="float">
            <text:p>-0.01884655</text:p>
          </table:table-cell>
          <table:table-cell office:value-type="float" office:value="-0.01826666" calcext:value-type="float">
            <text:p>-0.01826666</text:p>
          </table:table-cell>
          <table:table-cell office:value-type="float" office:value="-0.01764428" calcext:value-type="float">
            <text:p>-0.01764428</text:p>
          </table:table-cell>
          <table:table-cell office:value-type="float" office:value="-0.01685631" calcext:value-type="float">
            <text:p>-0.01685631</text:p>
          </table:table-cell>
          <table:table-cell office:value-type="float" office:value="-0.01522854" calcext:value-type="float">
            <text:p>-0.01522854</text:p>
          </table:table-cell>
          <table:table-cell office:value-type="float" office:value="-0.01175734" calcext:value-type="float">
            <text:p>-0.01175734</text:p>
          </table:table-cell>
          <table:table-cell office:value-type="float" office:value="-0.006443819" calcext:value-type="float">
            <text:p>-0.006443819</text:p>
          </table:table-cell>
          <table:table-cell office:value-type="float" office:value="-0.003535251" calcext:value-type="float">
            <text:p>-0.003535251</text:p>
          </table:table-cell>
          <table:table-cell office:value-type="float" office:value="931.6444" calcext:value-type="float">
            <text:p>931.6444</text:p>
          </table:table-cell>
          <table:table-cell office:value-type="float" office:value="0" calcext:value-type="float">
            <text:p>0</text:p>
          </table:table-cell>
          <table:table-cell office:value-type="float" office:value="-0.1355197" calcext:value-type="float">
            <text:p>-0.1355197</text:p>
          </table:table-cell>
          <table:table-cell office:value-type="float" office:value="-0.0002022724" calcext:value-type="float">
            <text:p>-0.000202272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5865" calcext:value-type="float">
            <text:p>-1.2158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9" calcext:value-type="float">
            <text:p>7051999</text:p>
          </table:table-cell>
          <table:table-cell office:value-type="float" office:value="257.0995" calcext:value-type="float">
            <text:p>257.0995</text:p>
          </table:table-cell>
          <table:table-cell office:value-type="float" office:value="18.84346" calcext:value-type="float">
            <text:p>18.84346</text:p>
          </table:table-cell>
          <table:table-cell office:value-type="float" office:value="0" calcext:value-type="float">
            <text:p>0</text:p>
          </table:table-cell>
          <table:table-cell office:value-type="float" office:value="1256.9" calcext:value-type="float">
            <text:p>1256.9</text:p>
          </table:table-cell>
          <table:table-cell office:value-type="float" office:value="237.6888" calcext:value-type="float">
            <text:p>237.6888</text:p>
          </table:table-cell>
          <table:table-cell office:value-type="float" office:value="0" calcext:value-type="float">
            <text:p>0</text:p>
          </table:table-cell>
          <table:table-cell office:value-type="float" office:value="0.1219958" calcext:value-type="float">
            <text:p>0.1219958</text:p>
          </table:table-cell>
          <table:table-cell office:value-type="float" office:value="0.2905467" calcext:value-type="float">
            <text:p>0.2905467</text:p>
          </table:table-cell>
          <table:table-cell office:value-type="float" office:value="0.2929958" calcext:value-type="float">
            <text:p>0.2929958</text:p>
          </table:table-cell>
          <table:table-cell office:value-type="float" office:value="0.297356" calcext:value-type="float">
            <text:p>0.297356</text:p>
          </table:table-cell>
          <table:table-cell office:value-type="float" office:value="0.3015458" calcext:value-type="float">
            <text:p>0.3015458</text:p>
          </table:table-cell>
          <table:table-cell office:value-type="float" office:value="0.3045025" calcext:value-type="float">
            <text:p>0.3045025</text:p>
          </table:table-cell>
          <table:table-cell office:value-type="float" office:value="0.3532512" calcext:value-type="float">
            <text:p>0.3532512</text:p>
          </table:table-cell>
          <table:table-cell office:value-type="float" office:value="0.366227" calcext:value-type="float">
            <text:p>0.366227</text:p>
          </table:table-cell>
          <table:table-cell office:value-type="float" office:value="0.3906621" calcext:value-type="float">
            <text:p>0.3906621</text:p>
          </table:table-cell>
          <table:table-cell office:value-type="float" office:value="0.4163207" calcext:value-type="float">
            <text:p>0.416320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525E-015" calcext:value-type="float">
            <text:p>1.942525E-15</text:p>
          </table:table-cell>
          <table:table-cell office:value-type="float" office:value="1.91877E-015" calcext:value-type="float">
            <text:p>1.91877E-15</text:p>
          </table:table-cell>
          <table:table-cell office:value-type="float" office:value="9.798568E-016" calcext:value-type="float">
            <text:p>9.798568E-16</text:p>
          </table:table-cell>
          <table:table-cell office:value-type="float" office:value="9.903949E-016" calcext:value-type="float">
            <text:p>9.90394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.085451" calcext:value-type="float">
            <text:p>-5.085451</text:p>
          </table:table-cell>
          <table:table-cell office:value-type="float" office:value="-0.02375495" calcext:value-type="float">
            <text:p>-0.02375495</text:p>
          </table:table-cell>
          <table:table-cell office:value-type="float" office:value="-0.02246657" calcext:value-type="float">
            <text:p>-0.02246657</text:p>
          </table:table-cell>
          <table:table-cell office:value-type="float" office:value="-0.02027969" calcext:value-type="float">
            <text:p>-0.02027969</text:p>
          </table:table-cell>
          <table:table-cell office:value-type="float" office:value="-0.01840049" calcext:value-type="float">
            <text:p>-0.01840049</text:p>
          </table:table-cell>
          <table:table-cell office:value-type="float" office:value="-0.01719446" calcext:value-type="float">
            <text:p>-0.01719446</text:p>
          </table:table-cell>
          <table:table-cell office:value-type="float" office:value="-0.0155374" calcext:value-type="float">
            <text:p>-0.0155374</text:p>
          </table:table-cell>
          <table:table-cell office:value-type="float" office:value="-0.01213326" calcext:value-type="float">
            <text:p>-0.01213326</text:p>
          </table:table-cell>
          <table:table-cell office:value-type="float" office:value="-0.006542212" calcext:value-type="float">
            <text:p>-0.006542212</text:p>
          </table:table-cell>
          <table:table-cell office:value-type="float" office:value="-0.003563013" calcext:value-type="float">
            <text:p>-0.003563013</text:p>
          </table:table-cell>
          <table:table-cell office:value-type="float" office:value="935.6122" calcext:value-type="float">
            <text:p>935.6122</text:p>
          </table:table-cell>
          <table:table-cell office:value-type="float" office:value="0" calcext:value-type="float">
            <text:p>0</text:p>
          </table:table-cell>
          <table:table-cell office:value-type="float" office:value="-0.1237941" calcext:value-type="float">
            <text:p>-0.1237941</text:p>
          </table:table-cell>
          <table:table-cell office:value-type="float" office:value="-0.0003087219" calcext:value-type="float">
            <text:p>-0.000308721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745" calcext:value-type="float">
            <text:p>-1.21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9" calcext:value-type="float">
            <text:p>8051999</text:p>
          </table:table-cell>
          <table:table-cell office:value-type="float" office:value="265.4998" calcext:value-type="float">
            <text:p>265.4998</text:p>
          </table:table-cell>
          <table:table-cell office:value-type="float" office:value="19.87584" calcext:value-type="float">
            <text:p>19.87584</text:p>
          </table:table-cell>
          <table:table-cell office:value-type="float" office:value="0" calcext:value-type="float">
            <text:p>0</text:p>
          </table:table-cell>
          <table:table-cell office:value-type="float" office:value="1263.697" calcext:value-type="float">
            <text:p>1263.697</text:p>
          </table:table-cell>
          <table:table-cell office:value-type="float" office:value="238.2594" calcext:value-type="float">
            <text:p>238.2594</text:p>
          </table:table-cell>
          <table:table-cell office:value-type="float" office:value="0" calcext:value-type="float">
            <text:p>0</text:p>
          </table:table-cell>
          <table:table-cell office:value-type="float" office:value="0.3548968" calcext:value-type="float">
            <text:p>0.3548968</text:p>
          </table:table-cell>
          <table:table-cell office:value-type="float" office:value="0.355436" calcext:value-type="float">
            <text:p>0.355436</text:p>
          </table:table-cell>
          <table:table-cell office:value-type="float" office:value="0.352592" calcext:value-type="float">
            <text:p>0.352592</text:p>
          </table:table-cell>
          <table:table-cell office:value-type="float" office:value="0.3151342" calcext:value-type="float">
            <text:p>0.3151342</text:p>
          </table:table-cell>
          <table:table-cell office:value-type="float" office:value="0.3033518" calcext:value-type="float">
            <text:p>0.3033518</text:p>
          </table:table-cell>
          <table:table-cell office:value-type="float" office:value="0.3042091" calcext:value-type="float">
            <text:p>0.3042091</text:p>
          </table:table-cell>
          <table:table-cell office:value-type="float" office:value="0.354587" calcext:value-type="float">
            <text:p>0.354587</text:p>
          </table:table-cell>
          <table:table-cell office:value-type="float" office:value="0.3653376" calcext:value-type="float">
            <text:p>0.3653376</text:p>
          </table:table-cell>
          <table:table-cell office:value-type="float" office:value="0.3900578" calcext:value-type="float">
            <text:p>0.3900578</text:p>
          </table:table-cell>
          <table:table-cell office:value-type="float" office:value="0.4159245" calcext:value-type="float">
            <text:p>0.415924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709E-015" calcext:value-type="float">
            <text:p>1.942709E-15</text:p>
          </table:table-cell>
          <table:table-cell office:value-type="float" office:value="1.918711E-015" calcext:value-type="float">
            <text:p>1.918711E-15</text:p>
          </table:table-cell>
          <table:table-cell office:value-type="float" office:value="9.798498E-016" calcext:value-type="float">
            <text:p>9.798498E-16</text:p>
          </table:table-cell>
          <table:table-cell office:value-type="float" office:value="9.903848E-016" calcext:value-type="float">
            <text:p>9.90384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767687" calcext:value-type="float">
            <text:p>-0.005767687</text:p>
          </table:table-cell>
          <table:table-cell office:value-type="float" office:value="-0.005736605" calcext:value-type="float">
            <text:p>-0.005736605</text:p>
          </table:table-cell>
          <table:table-cell office:value-type="float" office:value="-0.006139875" calcext:value-type="float">
            <text:p>-0.006139875</text:p>
          </table:table-cell>
          <table:table-cell office:value-type="float" office:value="-0.01382987" calcext:value-type="float">
            <text:p>-0.01382987</text:p>
          </table:table-cell>
          <table:table-cell office:value-type="float" office:value="-0.01776015" calcext:value-type="float">
            <text:p>-0.01776015</text:p>
          </table:table-cell>
          <table:table-cell office:value-type="float" office:value="-0.01733142" calcext:value-type="float">
            <text:p>-0.01733142</text:p>
          </table:table-cell>
          <table:table-cell office:value-type="float" office:value="-0.01497491" calcext:value-type="float">
            <text:p>-0.01497491</text:p>
          </table:table-cell>
          <table:table-cell office:value-type="float" office:value="-0.01242127" calcext:value-type="float">
            <text:p>-0.01242127</text:p>
          </table:table-cell>
          <table:table-cell office:value-type="float" office:value="-0.006640175" calcext:value-type="float">
            <text:p>-0.006640175</text:p>
          </table:table-cell>
          <table:table-cell office:value-type="float" office:value="-0.0035957" calcext:value-type="float">
            <text:p>-0.0035957</text:p>
          </table:table-cell>
          <table:table-cell office:value-type="float" office:value="939.588" calcext:value-type="float">
            <text:p>939.588</text:p>
          </table:table-cell>
          <table:table-cell office:value-type="float" office:value="0" calcext:value-type="float">
            <text:p>0</text:p>
          </table:table-cell>
          <table:table-cell office:value-type="float" office:value="-0.005846888" calcext:value-type="float">
            <text:p>-0.005846888</text:p>
          </table:table-cell>
          <table:table-cell office:value-type="float" office:value="-0.0003127044" calcext:value-type="float">
            <text:p>-0.000312704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19297" calcext:value-type="float">
            <text:p>-1.2192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9" calcext:value-type="float">
            <text:p>9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0.99866" calcext:value-type="float">
            <text:p>20.99866</text:p>
          </table:table-cell>
          <table:table-cell office:value-type="float" office:value="0" calcext:value-type="float">
            <text:p>0</text:p>
          </table:table-cell>
          <table:table-cell office:value-type="float" office:value="1260.761" calcext:value-type="float">
            <text:p>1260.761</text:p>
          </table:table-cell>
          <table:table-cell office:value-type="float" office:value="240.6726" calcext:value-type="float">
            <text:p>240.6726</text:p>
          </table:table-cell>
          <table:table-cell office:value-type="float" office:value="0" calcext:value-type="float">
            <text:p>0</text:p>
          </table:table-cell>
          <table:table-cell office:value-type="float" office:value="0.3091204" calcext:value-type="float">
            <text:p>0.3091204</text:p>
          </table:table-cell>
          <table:table-cell office:value-type="float" office:value="0.3103332" calcext:value-type="float">
            <text:p>0.3103332</text:p>
          </table:table-cell>
          <table:table-cell office:value-type="float" office:value="0.3125558" calcext:value-type="float">
            <text:p>0.3125558</text:p>
          </table:table-cell>
          <table:table-cell office:value-type="float" office:value="0.3129934" calcext:value-type="float">
            <text:p>0.3129934</text:p>
          </table:table-cell>
          <table:table-cell office:value-type="float" office:value="0.3115412" calcext:value-type="float">
            <text:p>0.3115412</text:p>
          </table:table-cell>
          <table:table-cell office:value-type="float" office:value="0.3103489" calcext:value-type="float">
            <text:p>0.3103489</text:p>
          </table:table-cell>
          <table:table-cell office:value-type="float" office:value="0.3544927" calcext:value-type="float">
            <text:p>0.3544927</text:p>
          </table:table-cell>
          <table:table-cell office:value-type="float" office:value="0.3647183" calcext:value-type="float">
            <text:p>0.3647183</text:p>
          </table:table-cell>
          <table:table-cell office:value-type="float" office:value="0.3895847" calcext:value-type="float">
            <text:p>0.3895847</text:p>
          </table:table-cell>
          <table:table-cell office:value-type="float" office:value="0.4156529" calcext:value-type="float">
            <text:p>0.415652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855E-015" calcext:value-type="float">
            <text:p>1.942855E-15</text:p>
          </table:table-cell>
          <table:table-cell office:value-type="float" office:value="1.918657E-015" calcext:value-type="float">
            <text:p>1.918657E-15</text:p>
          </table:table-cell>
          <table:table-cell office:value-type="float" office:value="9.798435E-016" calcext:value-type="float">
            <text:p>9.798435E-16</text:p>
          </table:table-cell>
          <table:table-cell office:value-type="float" office:value="9.903786E-016" calcext:value-type="float">
            <text:p>9.9037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540279" calcext:value-type="float">
            <text:p>-0.01540279</text:p>
          </table:table-cell>
          <table:table-cell office:value-type="float" office:value="-0.01500858" calcext:value-type="float">
            <text:p>-0.01500858</text:p>
          </table:table-cell>
          <table:table-cell office:value-type="float" office:value="-0.01429143" calcext:value-type="float">
            <text:p>-0.01429143</text:p>
          </table:table-cell>
          <table:table-cell office:value-type="float" office:value="-0.01417021" calcext:value-type="float">
            <text:p>-0.01417021</text:p>
          </table:table-cell>
          <table:table-cell office:value-type="float" office:value="-0.01466196" calcext:value-type="float">
            <text:p>-0.01466196</text:p>
          </table:table-cell>
          <table:table-cell office:value-type="float" office:value="-0.01507395" calcext:value-type="float">
            <text:p>-0.01507395</text:p>
          </table:table-cell>
          <table:table-cell office:value-type="float" office:value="-0.01502831" calcext:value-type="float">
            <text:p>-0.01502831</text:p>
          </table:table-cell>
          <table:table-cell office:value-type="float" office:value="-0.01262585" calcext:value-type="float">
            <text:p>-0.01262585</text:p>
          </table:table-cell>
          <table:table-cell office:value-type="float" office:value="-0.006718005" calcext:value-type="float">
            <text:p>-0.006718005</text:p>
          </table:table-cell>
          <table:table-cell office:value-type="float" office:value="-0.003618285" calcext:value-type="float">
            <text:p>-0.003618285</text:p>
          </table:table-cell>
          <table:table-cell office:value-type="float" office:value="945.4041" calcext:value-type="float">
            <text:p>945.4041</text:p>
          </table:table-cell>
          <table:table-cell office:value-type="float" office:value="0" calcext:value-type="float">
            <text:p>0</text:p>
          </table:table-cell>
          <table:table-cell office:value-type="float" office:value="-0.00972881" calcext:value-type="float">
            <text:p>-0.00972881</text:p>
          </table:table-cell>
          <table:table-cell office:value-type="float" office:value="-0.0003158681" calcext:value-type="float">
            <text:p>-0.000315868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0563" calcext:value-type="float">
            <text:p>-1.2205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9" calcext:value-type="float">
            <text:p>10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09359" calcext:value-type="float">
            <text:p>24.09359</text:p>
          </table:table-cell>
          <table:table-cell office:value-type="float" office:value="0" calcext:value-type="float">
            <text:p>0</text:p>
          </table:table-cell>
          <table:table-cell office:value-type="float" office:value="1256.427" calcext:value-type="float">
            <text:p>1256.427</text:p>
          </table:table-cell>
          <table:table-cell office:value-type="float" office:value="241.9105" calcext:value-type="float">
            <text:p>241.9105</text:p>
          </table:table-cell>
          <table:table-cell office:value-type="float" office:value="0" calcext:value-type="float">
            <text:p>0</text:p>
          </table:table-cell>
          <table:table-cell office:value-type="float" office:value="0.08011015" calcext:value-type="float">
            <text:p>0.08011015</text:p>
          </table:table-cell>
          <table:table-cell office:value-type="float" office:value="0.2981502" calcext:value-type="float">
            <text:p>0.2981502</text:p>
          </table:table-cell>
          <table:table-cell office:value-type="float" office:value="0.2995918" calcext:value-type="float">
            <text:p>0.2995918</text:p>
          </table:table-cell>
          <table:table-cell office:value-type="float" office:value="0.3033576" calcext:value-type="float">
            <text:p>0.3033576</text:p>
          </table:table-cell>
          <table:table-cell office:value-type="float" office:value="0.3060151" calcext:value-type="float">
            <text:p>0.3060151</text:p>
          </table:table-cell>
          <table:table-cell office:value-type="float" office:value="0.3077963" calcext:value-type="float">
            <text:p>0.3077963</text:p>
          </table:table-cell>
          <table:table-cell office:value-type="float" office:value="0.3545367" calcext:value-type="float">
            <text:p>0.3545367</text:p>
          </table:table-cell>
          <table:table-cell office:value-type="float" office:value="0.3642962" calcext:value-type="float">
            <text:p>0.3642962</text:p>
          </table:table-cell>
          <table:table-cell office:value-type="float" office:value="0.3891793" calcext:value-type="float">
            <text:p>0.3891793</text:p>
          </table:table-cell>
          <table:table-cell office:value-type="float" office:value="0.4154059" calcext:value-type="float">
            <text:p>0.4154059</text:p>
          </table:table-cell>
          <table:table-cell office:value-type="float" office:value="0.5107115" calcext:value-type="float">
            <text:p>0.510711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978E-015" calcext:value-type="float">
            <text:p>1.942978E-15</text:p>
          </table:table-cell>
          <table:table-cell office:value-type="float" office:value="1.918611E-015" calcext:value-type="float">
            <text:p>1.918611E-15</text:p>
          </table:table-cell>
          <table:table-cell office:value-type="float" office:value="9.798388E-016" calcext:value-type="float">
            <text:p>9.798388E-16</text:p>
          </table:table-cell>
          <table:table-cell office:value-type="float" office:value="9.903716E-016" calcext:value-type="float">
            <text:p>9.90371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63914" calcext:value-type="float">
            <text:p>-65.63914</text:p>
          </table:table-cell>
          <table:table-cell office:value-type="float" office:value="-0.01992327" calcext:value-type="float">
            <text:p>-0.01992327</text:p>
          </table:table-cell>
          <table:table-cell office:value-type="float" office:value="-0.01925713" calcext:value-type="float">
            <text:p>-0.01925713</text:p>
          </table:table-cell>
          <table:table-cell office:value-type="float" office:value="-0.01763733" calcext:value-type="float">
            <text:p>-0.01763733</text:p>
          </table:table-cell>
          <table:table-cell office:value-type="float" office:value="-0.01660487" calcext:value-type="float">
            <text:p>-0.01660487</text:p>
          </table:table-cell>
          <table:table-cell office:value-type="float" office:value="-0.01595189" calcext:value-type="float">
            <text:p>-0.01595189</text:p>
          </table:table-cell>
          <table:table-cell office:value-type="float" office:value="-0.01500329" calcext:value-type="float">
            <text:p>-0.01500329</text:p>
          </table:table-cell>
          <table:table-cell office:value-type="float" office:value="-0.01276749" calcext:value-type="float">
            <text:p>-0.01276749</text:p>
          </table:table-cell>
          <table:table-cell office:value-type="float" office:value="-0.006785527" calcext:value-type="float">
            <text:p>-0.006785527</text:p>
          </table:table-cell>
          <table:table-cell office:value-type="float" office:value="-0.003638972" calcext:value-type="float">
            <text:p>-0.003638972</text:p>
          </table:table-cell>
          <table:table-cell office:value-type="float" office:value="950.074" calcext:value-type="float">
            <text:p>950.074</text:p>
          </table:table-cell>
          <table:table-cell office:value-type="float" office:value="0" calcext:value-type="float">
            <text:p>0</text:p>
          </table:table-cell>
          <table:table-cell office:value-type="float" office:value="-0.009728995" calcext:value-type="float">
            <text:p>-0.009728995</text:p>
          </table:table-cell>
          <table:table-cell office:value-type="float" office:value="-0.0003190971" calcext:value-type="float">
            <text:p>-0.000319097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1716" calcext:value-type="float">
            <text:p>-1.2217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9" calcext:value-type="float">
            <text:p>11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19655" calcext:value-type="float">
            <text:p>24.19655</text:p>
          </table:table-cell>
          <table:table-cell office:value-type="float" office:value="0" calcext:value-type="float">
            <text:p>0</text:p>
          </table:table-cell>
          <table:table-cell office:value-type="float" office:value="1255.766" calcext:value-type="float">
            <text:p>1255.766</text:p>
          </table:table-cell>
          <table:table-cell office:value-type="float" office:value="242.4683" calcext:value-type="float">
            <text:p>242.4683</text:p>
          </table:table-cell>
          <table:table-cell office:value-type="float" office:value="0" calcext:value-type="float">
            <text:p>0</text:p>
          </table:table-cell>
          <table:table-cell office:value-type="float" office:value="0.07106593" calcext:value-type="float">
            <text:p>0.07106593</text:p>
          </table:table-cell>
          <table:table-cell office:value-type="float" office:value="0.299745" calcext:value-type="float">
            <text:p>0.299745</text:p>
          </table:table-cell>
          <table:table-cell office:value-type="float" office:value="0.3005674" calcext:value-type="float">
            <text:p>0.3005674</text:p>
          </table:table-cell>
          <table:table-cell office:value-type="float" office:value="0.3020394" calcext:value-type="float">
            <text:p>0.3020394</text:p>
          </table:table-cell>
          <table:table-cell office:value-type="float" office:value="0.3038122" calcext:value-type="float">
            <text:p>0.3038122</text:p>
          </table:table-cell>
          <table:table-cell office:value-type="float" office:value="0.3057347" calcext:value-type="float">
            <text:p>0.3057347</text:p>
          </table:table-cell>
          <table:table-cell office:value-type="float" office:value="0.3535624" calcext:value-type="float">
            <text:p>0.3535624</text:p>
          </table:table-cell>
          <table:table-cell office:value-type="float" office:value="0.3639189" calcext:value-type="float">
            <text:p>0.3639189</text:p>
          </table:table-cell>
          <table:table-cell office:value-type="float" office:value="0.3888348" calcext:value-type="float">
            <text:p>0.3888348</text:p>
          </table:table-cell>
          <table:table-cell office:value-type="float" office:value="0.4151826" calcext:value-type="float">
            <text:p>0.415182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111E-015" calcext:value-type="float">
            <text:p>1.943111E-15</text:p>
          </table:table-cell>
          <table:table-cell office:value-type="float" office:value="1.91856E-015" calcext:value-type="float">
            <text:p>1.91856E-15</text:p>
          </table:table-cell>
          <table:table-cell office:value-type="float" office:value="9.798331E-016" calcext:value-type="float">
            <text:p>9.798331E-16</text:p>
          </table:table-cell>
          <table:table-cell office:value-type="float" office:value="9.903653E-016" calcext:value-type="float">
            <text:p>9.90365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38.7499" calcext:value-type="float">
            <text:p>-138.7499</text:p>
          </table:table-cell>
          <table:table-cell office:value-type="float" office:value="-0.01917358" calcext:value-type="float">
            <text:p>-0.01917358</text:p>
          </table:table-cell>
          <table:table-cell office:value-type="float" office:value="-0.01881752" calcext:value-type="float">
            <text:p>-0.01881752</text:p>
          </table:table-cell>
          <table:table-cell office:value-type="float" office:value="-0.01819309" calcext:value-type="float">
            <text:p>-0.01819309</text:p>
          </table:table-cell>
          <table:table-cell office:value-type="float" office:value="-0.01747207" calcext:value-type="float">
            <text:p>-0.01747207</text:p>
          </table:table-cell>
          <table:table-cell office:value-type="float" office:value="-0.01672086" calcext:value-type="float">
            <text:p>-0.01672086</text:p>
          </table:table-cell>
          <table:table-cell office:value-type="float" office:value="-0.01540546" calcext:value-type="float">
            <text:p>-0.01540546</text:p>
          </table:table-cell>
          <table:table-cell office:value-type="float" office:value="-0.01289516" calcext:value-type="float">
            <text:p>-0.01289516</text:p>
          </table:table-cell>
          <table:table-cell office:value-type="float" office:value="-0.006843486" calcext:value-type="float">
            <text:p>-0.006843486</text:p>
          </table:table-cell>
          <table:table-cell office:value-type="float" office:value="-0.00365778" calcext:value-type="float">
            <text:p>-0.00365778</text:p>
          </table:table-cell>
          <table:table-cell office:value-type="float" office:value="954.0807" calcext:value-type="float">
            <text:p>954.0807</text:p>
          </table:table-cell>
          <table:table-cell office:value-type="float" office:value="0" calcext:value-type="float">
            <text:p>0</text:p>
          </table:table-cell>
          <table:table-cell office:value-type="float" office:value="-0.009728735" calcext:value-type="float">
            <text:p>-0.009728735</text:p>
          </table:table-cell>
          <table:table-cell office:value-type="float" office:value="-0.0003229023" calcext:value-type="float">
            <text:p>-0.000322902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2757" calcext:value-type="float">
            <text:p>-1.222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9" calcext:value-type="float">
            <text:p>12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19963" calcext:value-type="float">
            <text:p>24.19963</text:p>
          </table:table-cell>
          <table:table-cell office:value-type="float" office:value="0" calcext:value-type="float">
            <text:p>0</text:p>
          </table:table-cell>
          <table:table-cell office:value-type="float" office:value="1255.389" calcext:value-type="float">
            <text:p>1255.389</text:p>
          </table:table-cell>
          <table:table-cell office:value-type="float" office:value="242.8425" calcext:value-type="float">
            <text:p>242.8425</text:p>
          </table:table-cell>
          <table:table-cell office:value-type="float" office:value="0" calcext:value-type="float">
            <text:p>0</text:p>
          </table:table-cell>
          <table:table-cell office:value-type="float" office:value="0.07129204" calcext:value-type="float">
            <text:p>0.07129204</text:p>
          </table:table-cell>
          <table:table-cell office:value-type="float" office:value="0.2998918" calcext:value-type="float">
            <text:p>0.2998918</text:p>
          </table:table-cell>
          <table:table-cell office:value-type="float" office:value="0.3006797" calcext:value-type="float">
            <text:p>0.3006797</text:p>
          </table:table-cell>
          <table:table-cell office:value-type="float" office:value="0.3019496" calcext:value-type="float">
            <text:p>0.3019496</text:p>
          </table:table-cell>
          <table:table-cell office:value-type="float" office:value="0.3032683" calcext:value-type="float">
            <text:p>0.3032683</text:p>
          </table:table-cell>
          <table:table-cell office:value-type="float" office:value="0.3049147" calcext:value-type="float">
            <text:p>0.3049147</text:p>
          </table:table-cell>
          <table:table-cell office:value-type="float" office:value="0.3528287" calcext:value-type="float">
            <text:p>0.3528287</text:p>
          </table:table-cell>
          <table:table-cell office:value-type="float" office:value="0.36357" calcext:value-type="float">
            <text:p>0.36357</text:p>
          </table:table-cell>
          <table:table-cell office:value-type="float" office:value="0.3885397" calcext:value-type="float">
            <text:p>0.3885397</text:p>
          </table:table-cell>
          <table:table-cell office:value-type="float" office:value="0.4149815" calcext:value-type="float">
            <text:p>0.414981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263E-015" calcext:value-type="float">
            <text:p>1.943263E-15</text:p>
          </table:table-cell>
          <table:table-cell office:value-type="float" office:value="1.918507E-015" calcext:value-type="float">
            <text:p>1.918507E-15</text:p>
          </table:table-cell>
          <table:table-cell office:value-type="float" office:value="9.798262E-016" calcext:value-type="float">
            <text:p>9.798262E-16</text:p>
          </table:table-cell>
          <table:table-cell office:value-type="float" office:value="9.903582E-016" calcext:value-type="float">
            <text:p>9.90358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36.6973" calcext:value-type="float">
            <text:p>-136.6973</text:p>
          </table:table-cell>
          <table:table-cell office:value-type="float" office:value="-0.01910686" calcext:value-type="float">
            <text:p>-0.01910686</text:p>
          </table:table-cell>
          <table:table-cell office:value-type="float" office:value="-0.01876767" calcext:value-type="float">
            <text:p>-0.01876767</text:p>
          </table:table-cell>
          <table:table-cell office:value-type="float" office:value="-0.01823251" calcext:value-type="float">
            <text:p>-0.01823251</text:p>
          </table:table-cell>
          <table:table-cell office:value-type="float" office:value="-0.0176935" calcext:value-type="float">
            <text:p>-0.0176935</text:p>
          </table:table-cell>
          <table:table-cell office:value-type="float" office:value="-0.01703799" calcext:value-type="float">
            <text:p>-0.01703799</text:p>
          </table:table-cell>
          <table:table-cell office:value-type="float" office:value="-0.01571879" calcext:value-type="float">
            <text:p>-0.01571879</text:p>
          </table:table-cell>
          <table:table-cell office:value-type="float" office:value="-0.0130147" calcext:value-type="float">
            <text:p>-0.0130147</text:p>
          </table:table-cell>
          <table:table-cell office:value-type="float" office:value="-0.00689357" calcext:value-type="float">
            <text:p>-0.00689357</text:p>
          </table:table-cell>
          <table:table-cell office:value-type="float" office:value="-0.003674809" calcext:value-type="float">
            <text:p>-0.003674809</text:p>
          </table:table-cell>
          <table:table-cell office:value-type="float" office:value="957.9224" calcext:value-type="float">
            <text:p>957.9224</text:p>
          </table:table-cell>
          <table:table-cell office:value-type="float" office:value="0" calcext:value-type="float">
            <text:p>0</text:p>
          </table:table-cell>
          <table:table-cell office:value-type="float" office:value="-0.009728429" calcext:value-type="float">
            <text:p>-0.009728429</text:p>
          </table:table-cell>
          <table:table-cell office:value-type="float" office:value="-0.0003270842" calcext:value-type="float">
            <text:p>-0.000327084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3694" calcext:value-type="float">
            <text:p>-1.2236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9" calcext:value-type="float">
            <text:p>13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17985" calcext:value-type="float">
            <text:p>24.17985</text:p>
          </table:table-cell>
          <table:table-cell office:value-type="float" office:value="0" calcext:value-type="float">
            <text:p>0</text:p>
          </table:table-cell>
          <table:table-cell office:value-type="float" office:value="1255.136" calcext:value-type="float">
            <text:p>1255.136</text:p>
          </table:table-cell>
          <table:table-cell office:value-type="float" office:value="243.1141" calcext:value-type="float">
            <text:p>243.1141</text:p>
          </table:table-cell>
          <table:table-cell office:value-type="float" office:value="0" calcext:value-type="float">
            <text:p>0</text:p>
          </table:table-cell>
          <table:table-cell office:value-type="float" office:value="0.07400601" calcext:value-type="float">
            <text:p>0.07400601</text:p>
          </table:table-cell>
          <table:table-cell office:value-type="float" office:value="0.2998829" calcext:value-type="float">
            <text:p>0.2998829</text:p>
          </table:table-cell>
          <table:table-cell office:value-type="float" office:value="0.3006823" calcext:value-type="float">
            <text:p>0.3006823</text:p>
          </table:table-cell>
          <table:table-cell office:value-type="float" office:value="0.3019057" calcext:value-type="float">
            <text:p>0.3019057</text:p>
          </table:table-cell>
          <table:table-cell office:value-type="float" office:value="0.303206" calcext:value-type="float">
            <text:p>0.303206</text:p>
          </table:table-cell>
          <table:table-cell office:value-type="float" office:value="0.3046378" calcext:value-type="float">
            <text:p>0.3046378</text:p>
          </table:table-cell>
          <table:table-cell office:value-type="float" office:value="0.3523887" calcext:value-type="float">
            <text:p>0.3523887</text:p>
          </table:table-cell>
          <table:table-cell office:value-type="float" office:value="0.3632668" calcext:value-type="float">
            <text:p>0.3632668</text:p>
          </table:table-cell>
          <table:table-cell office:value-type="float" office:value="0.3882864" calcext:value-type="float">
            <text:p>0.3882864</text:p>
          </table:table-cell>
          <table:table-cell office:value-type="float" office:value="0.4148015" calcext:value-type="float">
            <text:p>0.4148015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425E-015" calcext:value-type="float">
            <text:p>1.943425E-15</text:p>
          </table:table-cell>
          <table:table-cell office:value-type="float" office:value="1.91845E-015" calcext:value-type="float">
            <text:p>1.91845E-15</text:p>
          </table:table-cell>
          <table:table-cell office:value-type="float" office:value="9.7982E-016" calcext:value-type="float">
            <text:p>9.7982E-16</text:p>
          </table:table-cell>
          <table:table-cell office:value-type="float" office:value="9.903503E-016" calcext:value-type="float">
            <text:p>9.90350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8.7901" calcext:value-type="float">
            <text:p>-108.7901</text:p>
          </table:table-cell>
          <table:table-cell office:value-type="float" office:value="-0.01911266" calcext:value-type="float">
            <text:p>-0.01911266</text:p>
          </table:table-cell>
          <table:table-cell office:value-type="float" office:value="-0.01876611" calcext:value-type="float">
            <text:p>-0.01876611</text:p>
          </table:table-cell>
          <table:table-cell office:value-type="float" office:value="-0.01825117" calcext:value-type="float">
            <text:p>-0.01825117</text:p>
          </table:table-cell>
          <table:table-cell office:value-type="float" office:value="-0.01772069" calcext:value-type="float">
            <text:p>-0.01772069</text:p>
          </table:table-cell>
          <table:table-cell office:value-type="float" office:value="-0.01714742" calcext:value-type="float">
            <text:p>-0.01714742</text:p>
          </table:table-cell>
          <table:table-cell office:value-type="float" office:value="-0.01591003" calcext:value-type="float">
            <text:p>-0.01591003</text:p>
          </table:table-cell>
          <table:table-cell office:value-type="float" office:value="-0.01311953" calcext:value-type="float">
            <text:p>-0.01311953</text:p>
          </table:table-cell>
          <table:table-cell office:value-type="float" office:value="-0.006936878" calcext:value-type="float">
            <text:p>-0.006936878</text:p>
          </table:table-cell>
          <table:table-cell office:value-type="float" office:value="-0.003690137" calcext:value-type="float">
            <text:p>-0.003690137</text:p>
          </table:table-cell>
          <table:table-cell office:value-type="float" office:value="961.673" calcext:value-type="float">
            <text:p>961.673</text:p>
          </table:table-cell>
          <table:table-cell office:value-type="float" office:value="0" calcext:value-type="float">
            <text:p>0</text:p>
          </table:table-cell>
          <table:table-cell office:value-type="float" office:value="-0.009725962" calcext:value-type="float">
            <text:p>-0.009725962</text:p>
          </table:table-cell>
          <table:table-cell office:value-type="float" office:value="-0.0003311928" calcext:value-type="float">
            <text:p>-0.000331192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4534" calcext:value-type="float">
            <text:p>-1.2245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9" calcext:value-type="float">
            <text:p>14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17189" calcext:value-type="float">
            <text:p>24.17189</text:p>
          </table:table-cell>
          <table:table-cell office:value-type="float" office:value="0" calcext:value-type="float">
            <text:p>0</text:p>
          </table:table-cell>
          <table:table-cell office:value-type="float" office:value="1254.941" calcext:value-type="float">
            <text:p>1254.941</text:p>
          </table:table-cell>
          <table:table-cell office:value-type="float" office:value="243.3163" calcext:value-type="float">
            <text:p>243.3163</text:p>
          </table:table-cell>
          <table:table-cell office:value-type="float" office:value="0" calcext:value-type="float">
            <text:p>0</text:p>
          </table:table-cell>
          <table:table-cell office:value-type="float" office:value="0.0756888" calcext:value-type="float">
            <text:p>0.0756888</text:p>
          </table:table-cell>
          <table:table-cell office:value-type="float" office:value="0.2998827" calcext:value-type="float">
            <text:p>0.2998827</text:p>
          </table:table-cell>
          <table:table-cell office:value-type="float" office:value="0.3006789" calcext:value-type="float">
            <text:p>0.3006789</text:p>
          </table:table-cell>
          <table:table-cell office:value-type="float" office:value="0.3019364" calcext:value-type="float">
            <text:p>0.3019364</text:p>
          </table:table-cell>
          <table:table-cell office:value-type="float" office:value="0.3032614" calcext:value-type="float">
            <text:p>0.3032614</text:p>
          </table:table-cell>
          <table:table-cell office:value-type="float" office:value="0.3046024" calcext:value-type="float">
            <text:p>0.3046024</text:p>
          </table:table-cell>
          <table:table-cell office:value-type="float" office:value="0.3521554" calcext:value-type="float">
            <text:p>0.3521554</text:p>
          </table:table-cell>
          <table:table-cell office:value-type="float" office:value="0.3629512" calcext:value-type="float">
            <text:p>0.3629512</text:p>
          </table:table-cell>
          <table:table-cell office:value-type="float" office:value="0.3881529" calcext:value-type="float">
            <text:p>0.3881529</text:p>
          </table:table-cell>
          <table:table-cell office:value-type="float" office:value="0.4146146" calcext:value-type="float">
            <text:p>0.414614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82E-015" calcext:value-type="float">
            <text:p>1.94182E-15</text:p>
          </table:table-cell>
          <table:table-cell office:value-type="float" office:value="1.918381E-015" calcext:value-type="float">
            <text:p>1.918381E-15</text:p>
          </table:table-cell>
          <table:table-cell office:value-type="float" office:value="9.798125E-016" calcext:value-type="float">
            <text:p>9.798125E-16</text:p>
          </table:table-cell>
          <table:table-cell office:value-type="float" office:value="9.903415E-016" calcext:value-type="float">
            <text:p>9.90341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5.41689" calcext:value-type="float">
            <text:p>-95.41689</text:p>
          </table:table-cell>
          <table:table-cell office:value-type="float" office:value="-0.01911358" calcext:value-type="float">
            <text:p>-0.01911358</text:p>
          </table:table-cell>
          <table:table-cell office:value-type="float" office:value="-0.0187679" calcext:value-type="float">
            <text:p>-0.0187679</text:p>
          </table:table-cell>
          <table:table-cell office:value-type="float" office:value="-0.01823821" calcext:value-type="float">
            <text:p>-0.01823821</text:p>
          </table:table-cell>
          <table:table-cell office:value-type="float" office:value="-0.01769744" calcext:value-type="float">
            <text:p>-0.01769744</text:p>
          </table:table-cell>
          <table:table-cell office:value-type="float" office:value="-0.01716134" calcext:value-type="float">
            <text:p>-0.01716134</text:p>
          </table:table-cell>
          <table:table-cell office:value-type="float" office:value="-0.01601257" calcext:value-type="float">
            <text:p>-0.01601257</text:p>
          </table:table-cell>
          <table:table-cell office:value-type="float" office:value="-0.01322943" calcext:value-type="float">
            <text:p>-0.01322943</text:p>
          </table:table-cell>
          <table:table-cell office:value-type="float" office:value="-0.006960032" calcext:value-type="float">
            <text:p>-0.006960032</text:p>
          </table:table-cell>
          <table:table-cell office:value-type="float" office:value="-0.003706087" calcext:value-type="float">
            <text:p>-0.003706087</text:p>
          </table:table-cell>
          <table:table-cell office:value-type="float" office:value="965.3731" calcext:value-type="float">
            <text:p>965.3731</text:p>
          </table:table-cell>
          <table:table-cell office:value-type="float" office:value="0" calcext:value-type="float">
            <text:p>0</text:p>
          </table:table-cell>
          <table:table-cell office:value-type="float" office:value="-0.009720926" calcext:value-type="float">
            <text:p>-0.009720926</text:p>
          </table:table-cell>
          <table:table-cell office:value-type="float" office:value="-0.0003355241" calcext:value-type="float">
            <text:p>-0.000335524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5404" calcext:value-type="float">
            <text:p>-1.2254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9" calcext:value-type="float">
            <text:p>15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21096" calcext:value-type="float">
            <text:p>24.21096</text:p>
          </table:table-cell>
          <table:table-cell office:value-type="float" office:value="0" calcext:value-type="float">
            <text:p>0</text:p>
          </table:table-cell>
          <table:table-cell office:value-type="float" office:value="1254.729" calcext:value-type="float">
            <text:p>1254.729</text:p>
          </table:table-cell>
          <table:table-cell office:value-type="float" office:value="243.4885" calcext:value-type="float">
            <text:p>243.4885</text:p>
          </table:table-cell>
          <table:table-cell office:value-type="float" office:value="0" calcext:value-type="float">
            <text:p>0</text:p>
          </table:table-cell>
          <table:table-cell office:value-type="float" office:value="0.0726633" calcext:value-type="float">
            <text:p>0.0726633</text:p>
          </table:table-cell>
          <table:table-cell office:value-type="float" office:value="0.2998967" calcext:value-type="float">
            <text:p>0.2998967</text:p>
          </table:table-cell>
          <table:table-cell office:value-type="float" office:value="0.3006906" calcext:value-type="float">
            <text:p>0.3006906</text:p>
          </table:table-cell>
          <table:table-cell office:value-type="float" office:value="0.3019366" calcext:value-type="float">
            <text:p>0.3019366</text:p>
          </table:table-cell>
          <table:table-cell office:value-type="float" office:value="0.3032442" calcext:value-type="float">
            <text:p>0.3032442</text:p>
          </table:table-cell>
          <table:table-cell office:value-type="float" office:value="0.3045569" calcext:value-type="float">
            <text:p>0.3045569</text:p>
          </table:table-cell>
          <table:table-cell office:value-type="float" office:value="0.3520179" calcext:value-type="float">
            <text:p>0.3520179</text:p>
          </table:table-cell>
          <table:table-cell office:value-type="float" office:value="0.3626874" calcext:value-type="float">
            <text:p>0.3626874</text:p>
          </table:table-cell>
          <table:table-cell office:value-type="float" office:value="0.388051" calcext:value-type="float">
            <text:p>0.388051</text:p>
          </table:table-cell>
          <table:table-cell office:value-type="float" office:value="0.4144465" calcext:value-type="float">
            <text:p>0.414446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036E-015" calcext:value-type="float">
            <text:p>1.942036E-15</text:p>
          </table:table-cell>
          <table:table-cell office:value-type="float" office:value="1.918302E-015" calcext:value-type="float">
            <text:p>1.918302E-15</text:p>
          </table:table-cell>
          <table:table-cell office:value-type="float" office:value="9.798048E-016" calcext:value-type="float">
            <text:p>9.798048E-16</text:p>
          </table:table-cell>
          <table:table-cell office:value-type="float" office:value="9.903305E-016" calcext:value-type="float">
            <text:p>9.90330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21.3503" calcext:value-type="float">
            <text:p>-121.3503</text:p>
          </table:table-cell>
          <table:table-cell office:value-type="float" office:value="-0.01910648" calcext:value-type="float">
            <text:p>-0.01910648</text:p>
          </table:table-cell>
          <table:table-cell office:value-type="float" office:value="-0.01876291" calcext:value-type="float">
            <text:p>-0.01876291</text:p>
          </table:table-cell>
          <table:table-cell office:value-type="float" office:value="-0.01823812" calcext:value-type="float">
            <text:p>-0.01823812</text:p>
          </table:table-cell>
          <table:table-cell office:value-type="float" office:value="-0.01770432" calcext:value-type="float">
            <text:p>-0.01770432</text:p>
          </table:table-cell>
          <table:table-cell office:value-type="float" office:value="-0.0171791" calcext:value-type="float">
            <text:p>-0.0171791</text:p>
          </table:table-cell>
          <table:table-cell office:value-type="float" office:value="-0.01607322" calcext:value-type="float">
            <text:p>-0.01607322</text:p>
          </table:table-cell>
          <table:table-cell office:value-type="float" office:value="-0.01332236" calcext:value-type="float">
            <text:p>-0.01332236</text:p>
          </table:table-cell>
          <table:table-cell office:value-type="float" office:value="-0.00697758" calcext:value-type="float">
            <text:p>-0.00697758</text:p>
          </table:table-cell>
          <table:table-cell office:value-type="float" office:value="-0.003720535" calcext:value-type="float">
            <text:p>-0.003720535</text:p>
          </table:table-cell>
          <table:table-cell office:value-type="float" office:value="969.0618" calcext:value-type="float">
            <text:p>969.0618</text:p>
          </table:table-cell>
          <table:table-cell office:value-type="float" office:value="0" calcext:value-type="float">
            <text:p>0</text:p>
          </table:table-cell>
          <table:table-cell office:value-type="float" office:value="-0.00972" calcext:value-type="float">
            <text:p>-0.00972</text:p>
          </table:table-cell>
          <table:table-cell office:value-type="float" office:value="-0.0003400562" calcext:value-type="float">
            <text:p>-0.000340056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6188" calcext:value-type="float">
            <text:p>-1.2261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9" calcext:value-type="float">
            <text:p>16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20086" calcext:value-type="float">
            <text:p>24.20086</text:p>
          </table:table-cell>
          <table:table-cell office:value-type="float" office:value="0" calcext:value-type="float">
            <text:p>0</text:p>
          </table:table-cell>
          <table:table-cell office:value-type="float" office:value="1254.594" calcext:value-type="float">
            <text:p>1254.594</text:p>
          </table:table-cell>
          <table:table-cell office:value-type="float" office:value="243.6326" calcext:value-type="float">
            <text:p>243.6326</text:p>
          </table:table-cell>
          <table:table-cell office:value-type="float" office:value="0" calcext:value-type="float">
            <text:p>0</text:p>
          </table:table-cell>
          <table:table-cell office:value-type="float" office:value="0.07422192" calcext:value-type="float">
            <text:p>0.07422192</text:p>
          </table:table-cell>
          <table:table-cell office:value-type="float" office:value="0.2999292" calcext:value-type="float">
            <text:p>0.2999292</text:p>
          </table:table-cell>
          <table:table-cell office:value-type="float" office:value="0.3007167" calcext:value-type="float">
            <text:p>0.3007167</text:p>
          </table:table-cell>
          <table:table-cell office:value-type="float" office:value="0.3019431" calcext:value-type="float">
            <text:p>0.3019431</text:p>
          </table:table-cell>
          <table:table-cell office:value-type="float" office:value="0.3032258" calcext:value-type="float">
            <text:p>0.3032258</text:p>
          </table:table-cell>
          <table:table-cell office:value-type="float" office:value="0.3045181" calcext:value-type="float">
            <text:p>0.3045181</text:p>
          </table:table-cell>
          <table:table-cell office:value-type="float" office:value="0.3519236" calcext:value-type="float">
            <text:p>0.3519236</text:p>
          </table:table-cell>
          <table:table-cell office:value-type="float" office:value="0.3624841" calcext:value-type="float">
            <text:p>0.3624841</text:p>
          </table:table-cell>
          <table:table-cell office:value-type="float" office:value="0.3879532" calcext:value-type="float">
            <text:p>0.3879532</text:p>
          </table:table-cell>
          <table:table-cell office:value-type="float" office:value="0.4143027" calcext:value-type="float">
            <text:p>0.414302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276E-015" calcext:value-type="float">
            <text:p>1.942276E-15</text:p>
          </table:table-cell>
          <table:table-cell office:value-type="float" office:value="1.918217E-015" calcext:value-type="float">
            <text:p>1.918217E-15</text:p>
          </table:table-cell>
          <table:table-cell office:value-type="float" office:value="9.797969E-016" calcext:value-type="float">
            <text:p>9.797969E-16</text:p>
          </table:table-cell>
          <table:table-cell office:value-type="float" office:value="9.903178E-016" calcext:value-type="float">
            <text:p>9.90317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6.4132" calcext:value-type="float">
            <text:p>-106.4132</text:p>
          </table:table-cell>
          <table:table-cell office:value-type="float" office:value="-0.01909266" calcext:value-type="float">
            <text:p>-0.01909266</text:p>
          </table:table-cell>
          <table:table-cell office:value-type="float" office:value="-0.01875159" calcext:value-type="float">
            <text:p>-0.01875159</text:p>
          </table:table-cell>
          <table:table-cell office:value-type="float" office:value="-0.01823545" calcext:value-type="float">
            <text:p>-0.01823545</text:p>
          </table:table-cell>
          <table:table-cell office:value-type="float" office:value="-0.01771181" calcext:value-type="float">
            <text:p>-0.01771181</text:p>
          </table:table-cell>
          <table:table-cell office:value-type="float" office:value="-0.01719437" calcext:value-type="float">
            <text:p>-0.01719437</text:p>
          </table:table-cell>
          <table:table-cell office:value-type="float" office:value="-0.01611499" calcext:value-type="float">
            <text:p>-0.01611499</text:p>
          </table:table-cell>
          <table:table-cell office:value-type="float" office:value="-0.01339451" calcext:value-type="float">
            <text:p>-0.01339451</text:p>
          </table:table-cell>
          <table:table-cell office:value-type="float" office:value="-0.006994479" calcext:value-type="float">
            <text:p>-0.006994479</text:p>
          </table:table-cell>
          <table:table-cell office:value-type="float" office:value="-0.003732948" calcext:value-type="float">
            <text:p>-0.003732948</text:p>
          </table:table-cell>
          <table:table-cell office:value-type="float" office:value="972.7338" calcext:value-type="float">
            <text:p>972.7338</text:p>
          </table:table-cell>
          <table:table-cell office:value-type="float" office:value="0" calcext:value-type="float">
            <text:p>0</text:p>
          </table:table-cell>
          <table:table-cell office:value-type="float" office:value="-0.009718572" calcext:value-type="float">
            <text:p>-0.009718572</text:p>
          </table:table-cell>
          <table:table-cell office:value-type="float" office:value="-0.0003447925" calcext:value-type="float">
            <text:p>-0.000344792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6859" calcext:value-type="float">
            <text:p>-1.2268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9" calcext:value-type="float">
            <text:p>17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18149" calcext:value-type="float">
            <text:p>24.18149</text:p>
          </table:table-cell>
          <table:table-cell office:value-type="float" office:value="0" calcext:value-type="float">
            <text:p>0</text:p>
          </table:table-cell>
          <table:table-cell office:value-type="float" office:value="1254.491" calcext:value-type="float">
            <text:p>1254.491</text:p>
          </table:table-cell>
          <table:table-cell office:value-type="float" office:value="243.753" calcext:value-type="float">
            <text:p>243.753</text:p>
          </table:table-cell>
          <table:table-cell office:value-type="float" office:value="0" calcext:value-type="float">
            <text:p>0</text:p>
          </table:table-cell>
          <table:table-cell office:value-type="float" office:value="0.07692249" calcext:value-type="float">
            <text:p>0.07692249</text:p>
          </table:table-cell>
          <table:table-cell office:value-type="float" office:value="0.2998591" calcext:value-type="float">
            <text:p>0.2998591</text:p>
          </table:table-cell>
          <table:table-cell office:value-type="float" office:value="0.3007115" calcext:value-type="float">
            <text:p>0.3007115</text:p>
          </table:table-cell>
          <table:table-cell office:value-type="float" office:value="0.3019402" calcext:value-type="float">
            <text:p>0.3019402</text:p>
          </table:table-cell>
          <table:table-cell office:value-type="float" office:value="0.303205" calcext:value-type="float">
            <text:p>0.303205</text:p>
          </table:table-cell>
          <table:table-cell office:value-type="float" office:value="0.3044709" calcext:value-type="float">
            <text:p>0.3044709</text:p>
          </table:table-cell>
          <table:table-cell office:value-type="float" office:value="0.3517653" calcext:value-type="float">
            <text:p>0.3517653</text:p>
          </table:table-cell>
          <table:table-cell office:value-type="float" office:value="0.36222" calcext:value-type="float">
            <text:p>0.36222</text:p>
          </table:table-cell>
          <table:table-cell office:value-type="float" office:value="0.3879585" calcext:value-type="float">
            <text:p>0.3879585</text:p>
          </table:table-cell>
          <table:table-cell office:value-type="float" office:value="0.4141813" calcext:value-type="float">
            <text:p>0.414181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2538E-015" calcext:value-type="float">
            <text:p>1.942538E-15</text:p>
          </table:table-cell>
          <table:table-cell office:value-type="float" office:value="1.918124E-015" calcext:value-type="float">
            <text:p>1.918124E-15</text:p>
          </table:table-cell>
          <table:table-cell office:value-type="float" office:value="9.797872E-016" calcext:value-type="float">
            <text:p>9.797872E-16</text:p>
          </table:table-cell>
          <table:table-cell office:value-type="float" office:value="9.903048E-016" calcext:value-type="float">
            <text:p>9.90304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4.85025" calcext:value-type="float">
            <text:p>-84.85025</text:p>
          </table:table-cell>
          <table:table-cell office:value-type="float" office:value="-0.0191207" calcext:value-type="float">
            <text:p>-0.0191207</text:p>
          </table:table-cell>
          <table:table-cell office:value-type="float" office:value="-0.01875319" calcext:value-type="float">
            <text:p>-0.01875319</text:p>
          </table:table-cell>
          <table:table-cell office:value-type="float" office:value="-0.01823655" calcext:value-type="float">
            <text:p>-0.01823655</text:p>
          </table:table-cell>
          <table:table-cell office:value-type="float" office:value="-0.01772022" calcext:value-type="float">
            <text:p>-0.01772022</text:p>
          </table:table-cell>
          <table:table-cell office:value-type="float" office:value="-0.0172128" calcext:value-type="float">
            <text:p>-0.0172128</text:p>
          </table:table-cell>
          <table:table-cell office:value-type="float" office:value="-0.01618472" calcext:value-type="float">
            <text:p>-0.01618472</text:p>
          </table:table-cell>
          <table:table-cell office:value-type="float" office:value="-0.01348828" calcext:value-type="float">
            <text:p>-0.01348828</text:p>
          </table:table-cell>
          <table:table-cell office:value-type="float" office:value="-0.006993779" calcext:value-type="float">
            <text:p>-0.006993779</text:p>
          </table:table-cell>
          <table:table-cell office:value-type="float" office:value="-0.003743463" calcext:value-type="float">
            <text:p>-0.003743463</text:p>
          </table:table-cell>
          <table:table-cell office:value-type="float" office:value="976.3814" calcext:value-type="float">
            <text:p>976.3814</text:p>
          </table:table-cell>
          <table:table-cell office:value-type="float" office:value="0" calcext:value-type="float">
            <text:p>0</text:p>
          </table:table-cell>
          <table:table-cell office:value-type="float" office:value="-0.00971658" calcext:value-type="float">
            <text:p>-0.00971658</text:p>
          </table:table-cell>
          <table:table-cell office:value-type="float" office:value="-0.0003494844" calcext:value-type="float">
            <text:p>-0.000349484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26" calcext:value-type="float">
            <text:p>-1.2274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9" calcext:value-type="float">
            <text:p>18051999</text:p>
          </table:table-cell>
          <table:table-cell office:value-type="float" office:value="266.0999" calcext:value-type="float">
            <text:p>266.0999</text:p>
          </table:table-cell>
          <table:table-cell office:value-type="float" office:value="24.36197" calcext:value-type="float">
            <text:p>24.36197</text:p>
          </table:table-cell>
          <table:table-cell office:value-type="float" office:value="0" calcext:value-type="float">
            <text:p>0</text:p>
          </table:table-cell>
          <table:table-cell office:value-type="float" office:value="1254.209" calcext:value-type="float">
            <text:p>1254.209</text:p>
          </table:table-cell>
          <table:table-cell office:value-type="float" office:value="243.8547" calcext:value-type="float">
            <text:p>243.8547</text:p>
          </table:table-cell>
          <table:table-cell office:value-type="float" office:value="0" calcext:value-type="float">
            <text:p>0</text:p>
          </table:table-cell>
          <table:table-cell office:value-type="float" office:value="0.07893131" calcext:value-type="float">
            <text:p>0.07893131</text:p>
          </table:table-cell>
          <table:table-cell office:value-type="float" office:value="0.2977718" calcext:value-type="float">
            <text:p>0.2977718</text:p>
          </table:table-cell>
          <table:table-cell office:value-type="float" office:value="0.2988073" calcext:value-type="float">
            <text:p>0.2988073</text:p>
          </table:table-cell>
          <table:table-cell office:value-type="float" office:value="0.300997" calcext:value-type="float">
            <text:p>0.300997</text:p>
          </table:table-cell>
          <table:table-cell office:value-type="float" office:value="0.302852" calcext:value-type="float">
            <text:p>0.302852</text:p>
          </table:table-cell>
          <table:table-cell office:value-type="float" office:value="0.3043298" calcext:value-type="float">
            <text:p>0.3043298</text:p>
          </table:table-cell>
          <table:table-cell office:value-type="float" office:value="0.3516399" calcext:value-type="float">
            <text:p>0.3516399</text:p>
          </table:table-cell>
          <table:table-cell office:value-type="float" office:value="0.3619919" calcext:value-type="float">
            <text:p>0.3619919</text:p>
          </table:table-cell>
          <table:table-cell office:value-type="float" office:value="0.3879684" calcext:value-type="float">
            <text:p>0.3879684</text:p>
          </table:table-cell>
          <table:table-cell office:value-type="float" office:value="0.4140812" calcext:value-type="float">
            <text:p>0.4140812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162E-015" calcext:value-type="float">
            <text:p>1.945162E-15</text:p>
          </table:table-cell>
          <table:table-cell office:value-type="float" office:value="1.918542E-015" calcext:value-type="float">
            <text:p>1.918542E-15</text:p>
          </table:table-cell>
          <table:table-cell office:value-type="float" office:value="9.791546E-016" calcext:value-type="float">
            <text:p>9.791546E-16</text:p>
          </table:table-cell>
          <table:table-cell office:value-type="float" office:value="9.90289E-016" calcext:value-type="float">
            <text:p>9.9028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65715" calcext:value-type="float">
            <text:p>-74.65715</text:p>
          </table:table-cell>
          <table:table-cell office:value-type="float" office:value="-0.02007988" calcext:value-type="float">
            <text:p>-0.02007988</text:p>
          </table:table-cell>
          <table:table-cell office:value-type="float" office:value="-0.01960353" calcext:value-type="float">
            <text:p>-0.01960353</text:p>
          </table:table-cell>
          <table:table-cell office:value-type="float" office:value="-0.0186345" calcext:value-type="float">
            <text:p>-0.0186345</text:p>
          </table:table-cell>
          <table:table-cell office:value-type="float" office:value="-0.0178613" calcext:value-type="float">
            <text:p>-0.0178613</text:p>
          </table:table-cell>
          <table:table-cell office:value-type="float" office:value="-0.01726704" calcext:value-type="float">
            <text:p>-0.01726704</text:p>
          </table:table-cell>
          <table:table-cell office:value-type="float" office:value="-0.01624047" calcext:value-type="float">
            <text:p>-0.01624047</text:p>
          </table:table-cell>
          <table:table-cell office:value-type="float" office:value="-0.01357036" calcext:value-type="float">
            <text:p>-0.01357036</text:p>
          </table:table-cell>
          <table:table-cell office:value-type="float" office:value="-0.006992025" calcext:value-type="float">
            <text:p>-0.006992025</text:p>
          </table:table-cell>
          <table:table-cell office:value-type="float" office:value="-0.003752155" calcext:value-type="float">
            <text:p>-0.003752155</text:p>
          </table:table-cell>
          <table:table-cell office:value-type="float" office:value="980.0132" calcext:value-type="float">
            <text:p>980.0132</text:p>
          </table:table-cell>
          <table:table-cell office:value-type="float" office:value="0" calcext:value-type="float">
            <text:p>0</text:p>
          </table:table-cell>
          <table:table-cell office:value-type="float" office:value="-0.009712994" calcext:value-type="float">
            <text:p>-0.009712994</text:p>
          </table:table-cell>
          <table:table-cell office:value-type="float" office:value="-0.0003656651" calcext:value-type="float">
            <text:p>-0.000365665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893" calcext:value-type="float">
            <text:p>-1.2278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9" calcext:value-type="float">
            <text:p>19051999</text:p>
          </table:table-cell>
          <table:table-cell office:value-type="float" office:value="268.7998" calcext:value-type="float">
            <text:p>268.7998</text:p>
          </table:table-cell>
          <table:table-cell office:value-type="float" office:value="25.56772" calcext:value-type="float">
            <text:p>25.56772</text:p>
          </table:table-cell>
          <table:table-cell office:value-type="float" office:value="0" calcext:value-type="float">
            <text:p>0</text:p>
          </table:table-cell>
          <table:table-cell office:value-type="float" office:value="1255.618" calcext:value-type="float">
            <text:p>1255.618</text:p>
          </table:table-cell>
          <table:table-cell office:value-type="float" office:value="243.9367" calcext:value-type="float">
            <text:p>243.9367</text:p>
          </table:table-cell>
          <table:table-cell office:value-type="float" office:value="0" calcext:value-type="float">
            <text:p>0</text:p>
          </table:table-cell>
          <table:table-cell office:value-type="float" office:value="0.2802537" calcext:value-type="float">
            <text:p>0.2802537</text:p>
          </table:table-cell>
          <table:table-cell office:value-type="float" office:value="0.284665" calcext:value-type="float">
            <text:p>0.284665</text:p>
          </table:table-cell>
          <table:table-cell office:value-type="float" office:value="0.2940522" calcext:value-type="float">
            <text:p>0.2940522</text:p>
          </table:table-cell>
          <table:table-cell office:value-type="float" office:value="0.299881" calcext:value-type="float">
            <text:p>0.299881</text:p>
          </table:table-cell>
          <table:table-cell office:value-type="float" office:value="0.302339" calcext:value-type="float">
            <text:p>0.302339</text:p>
          </table:table-cell>
          <table:table-cell office:value-type="float" office:value="0.3040664" calcext:value-type="float">
            <text:p>0.3040664</text:p>
          </table:table-cell>
          <table:table-cell office:value-type="float" office:value="0.3516856" calcext:value-type="float">
            <text:p>0.3516856</text:p>
          </table:table-cell>
          <table:table-cell office:value-type="float" office:value="0.3618208" calcext:value-type="float">
            <text:p>0.3618208</text:p>
          </table:table-cell>
          <table:table-cell office:value-type="float" office:value="0.3879642" calcext:value-type="float">
            <text:p>0.3879642</text:p>
          </table:table-cell>
          <table:table-cell office:value-type="float" office:value="0.4139983" calcext:value-type="float">
            <text:p>0.413998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395E-015" calcext:value-type="float">
            <text:p>1.945395E-15</text:p>
          </table:table-cell>
          <table:table-cell office:value-type="float" office:value="1.918457E-015" calcext:value-type="float">
            <text:p>1.918457E-15</text:p>
          </table:table-cell>
          <table:table-cell office:value-type="float" office:value="9.791481E-016" calcext:value-type="float">
            <text:p>9.791481E-16</text:p>
          </table:table-cell>
          <table:table-cell office:value-type="float" office:value="9.902751E-016" calcext:value-type="float">
            <text:p>9.90275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074014" calcext:value-type="float">
            <text:p>-0.03074014</text:p>
          </table:table-cell>
          <table:table-cell office:value-type="float" office:value="-0.02749205" calcext:value-type="float">
            <text:p>-0.02749205</text:p>
          </table:table-cell>
          <table:table-cell office:value-type="float" office:value="-0.02183579" calcext:value-type="float">
            <text:p>-0.02183579</text:p>
          </table:table-cell>
          <table:table-cell office:value-type="float" office:value="-0.01909749" calcext:value-type="float">
            <text:p>-0.01909749</text:p>
          </table:table-cell>
          <table:table-cell office:value-type="float" office:value="-0.01806959" calcext:value-type="float">
            <text:p>-0.01806959</text:p>
          </table:table-cell>
          <table:table-cell office:value-type="float" office:value="-0.01737119" calcext:value-type="float">
            <text:p>-0.01737119</text:p>
          </table:table-cell>
          <table:table-cell office:value-type="float" office:value="-0.01621935" calcext:value-type="float">
            <text:p>-0.01621935</text:p>
          </table:table-cell>
          <table:table-cell office:value-type="float" office:value="-0.01363228" calcext:value-type="float">
            <text:p>-0.01363228</text:p>
          </table:table-cell>
          <table:table-cell office:value-type="float" office:value="-0.006992735" calcext:value-type="float">
            <text:p>-0.006992735</text:p>
          </table:table-cell>
          <table:table-cell office:value-type="float" office:value="-0.003759371" calcext:value-type="float">
            <text:p>-0.003759371</text:p>
          </table:table-cell>
          <table:table-cell office:value-type="float" office:value="983.6294" calcext:value-type="float">
            <text:p>983.6294</text:p>
          </table:table-cell>
          <table:table-cell office:value-type="float" office:value="0" calcext:value-type="float">
            <text:p>0</text:p>
          </table:table-cell>
          <table:table-cell office:value-type="float" office:value="-0.009729236" calcext:value-type="float">
            <text:p>-0.009729236</text:p>
          </table:table-cell>
          <table:table-cell office:value-type="float" office:value="-0.0003691374" calcext:value-type="float">
            <text:p>-0.000369137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279" calcext:value-type="float">
            <text:p>-1.2282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9" calcext:value-type="float">
            <text:p>20051999</text:p>
          </table:table-cell>
          <table:table-cell office:value-type="float" office:value="268.7998" calcext:value-type="float">
            <text:p>268.7998</text:p>
          </table:table-cell>
          <table:table-cell office:value-type="float" office:value="28.15371" calcext:value-type="float">
            <text:p>28.15371</text:p>
          </table:table-cell>
          <table:table-cell office:value-type="float" office:value="0" calcext:value-type="float">
            <text:p>0</text:p>
          </table:table-cell>
          <table:table-cell office:value-type="float" office:value="1252.996" calcext:value-type="float">
            <text:p>1252.996</text:p>
          </table:table-cell>
          <table:table-cell office:value-type="float" office:value="243.9724" calcext:value-type="float">
            <text:p>243.9724</text:p>
          </table:table-cell>
          <table:table-cell office:value-type="float" office:value="0" calcext:value-type="float">
            <text:p>0</text:p>
          </table:table-cell>
          <table:table-cell office:value-type="float" office:value="0.0754169" calcext:value-type="float">
            <text:p>0.0754169</text:p>
          </table:table-cell>
          <table:table-cell office:value-type="float" office:value="0.2885965" calcext:value-type="float">
            <text:p>0.2885965</text:p>
          </table:table-cell>
          <table:table-cell office:value-type="float" office:value="0.2902198" calcext:value-type="float">
            <text:p>0.2902198</text:p>
          </table:table-cell>
          <table:table-cell office:value-type="float" office:value="0.2958433" calcext:value-type="float">
            <text:p>0.2958433</text:p>
          </table:table-cell>
          <table:table-cell office:value-type="float" office:value="0.3001648" calcext:value-type="float">
            <text:p>0.3001648</text:p>
          </table:table-cell>
          <table:table-cell office:value-type="float" office:value="0.3030947" calcext:value-type="float">
            <text:p>0.3030947</text:p>
          </table:table-cell>
          <table:table-cell office:value-type="float" office:value="0.3513292" calcext:value-type="float">
            <text:p>0.3513292</text:p>
          </table:table-cell>
          <table:table-cell office:value-type="float" office:value="0.36168" calcext:value-type="float">
            <text:p>0.36168</text:p>
          </table:table-cell>
          <table:table-cell office:value-type="float" office:value="0.38795" calcext:value-type="float">
            <text:p>0.38795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578E-015" calcext:value-type="float">
            <text:p>1.945578E-15</text:p>
          </table:table-cell>
          <table:table-cell office:value-type="float" office:value="1.918392E-015" calcext:value-type="float">
            <text:p>1.918392E-15</text:p>
          </table:table-cell>
          <table:table-cell office:value-type="float" office:value="9.791416E-016" calcext:value-type="float">
            <text:p>9.791416E-16</text:p>
          </table:table-cell>
          <table:table-cell office:value-type="float" office:value="9.902657E-016" calcext:value-type="float">
            <text:p>9.90265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6.13409" calcext:value-type="float">
            <text:p>-96.13409</text:p>
          </table:table-cell>
          <table:table-cell office:value-type="float" office:value="-0.02498908" calcext:value-type="float">
            <text:p>-0.02498908</text:p>
          </table:table-cell>
          <table:table-cell office:value-type="float" office:value="-0.02402311" calcext:value-type="float">
            <text:p>-0.02402311</text:p>
          </table:table-cell>
          <table:table-cell office:value-type="float" office:value="-0.02100192" calcext:value-type="float">
            <text:p>-0.02100192</text:p>
          </table:table-cell>
          <table:table-cell office:value-type="float" office:value="-0.01899266" calcext:value-type="float">
            <text:p>-0.01899266</text:p>
          </table:table-cell>
          <table:table-cell office:value-type="float" office:value="-0.01775599" calcext:value-type="float">
            <text:p>-0.01775599</text:p>
          </table:table-cell>
          <table:table-cell office:value-type="float" office:value="-0.01637792" calcext:value-type="float">
            <text:p>-0.01637792</text:p>
          </table:table-cell>
          <table:table-cell office:value-type="float" office:value="-0.0136834" calcext:value-type="float">
            <text:p>-0.0136834</text:p>
          </table:table-cell>
          <table:table-cell office:value-type="float" office:value="-0.00699518" calcext:value-type="float">
            <text:p>-0.00699518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987.2254" calcext:value-type="float">
            <text:p>987.2254</text:p>
          </table:table-cell>
          <table:table-cell office:value-type="float" office:value="0" calcext:value-type="float">
            <text:p>0</text:p>
          </table:table-cell>
          <table:table-cell office:value-type="float" office:value="-0.009725841" calcext:value-type="float">
            <text:p>-0.009725841</text:p>
          </table:table-cell>
          <table:table-cell office:value-type="float" office:value="-0.0003721817" calcext:value-type="float">
            <text:p>-0.000372181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9" calcext:value-type="float">
            <text:p>21051999</text:p>
          </table:table-cell>
          <table:table-cell office:value-type="float" office:value="269.3998" calcext:value-type="float">
            <text:p>269.3998</text:p>
          </table:table-cell>
          <table:table-cell office:value-type="float" office:value="28.92773" calcext:value-type="float">
            <text:p>28.92773</text:p>
          </table:table-cell>
          <table:table-cell office:value-type="float" office:value="0" calcext:value-type="float">
            <text:p>0</text:p>
          </table:table-cell>
          <table:table-cell office:value-type="float" office:value="1252.827" calcext:value-type="float">
            <text:p>1252.827</text:p>
          </table:table-cell>
          <table:table-cell office:value-type="float" office:value="243.9664" calcext:value-type="float">
            <text:p>243.9664</text:p>
          </table:table-cell>
          <table:table-cell office:value-type="float" office:value="0" calcext:value-type="float">
            <text:p>0</text:p>
          </table:table-cell>
          <table:table-cell office:value-type="float" office:value="0.07663082" calcext:value-type="float">
            <text:p>0.07663082</text:p>
          </table:table-cell>
          <table:table-cell office:value-type="float" office:value="0.2901111" calcext:value-type="float">
            <text:p>0.2901111</text:p>
          </table:table-cell>
          <table:table-cell office:value-type="float" office:value="0.2912576" calcext:value-type="float">
            <text:p>0.2912576</text:p>
          </table:table-cell>
          <table:table-cell office:value-type="float" office:value="0.2949959" calcext:value-type="float">
            <text:p>0.2949959</text:p>
          </table:table-cell>
          <table:table-cell office:value-type="float" office:value="0.2987322" calcext:value-type="float">
            <text:p>0.2987322</text:p>
          </table:table-cell>
          <table:table-cell office:value-type="float" office:value="0.3018091" calcext:value-type="float">
            <text:p>0.3018091</text:p>
          </table:table-cell>
          <table:table-cell office:value-type="float" office:value="0.3507822" calcext:value-type="float">
            <text:p>0.3507822</text:p>
          </table:table-cell>
          <table:table-cell office:value-type="float" office:value="0.3615405" calcext:value-type="float">
            <text:p>0.3615405</text:p>
          </table:table-cell>
          <table:table-cell office:value-type="float" office:value="0.3879318" calcext:value-type="float">
            <text:p>0.3879318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889E-015" calcext:value-type="float">
            <text:p>1.947889E-15</text:p>
          </table:table-cell>
          <table:table-cell office:value-type="float" office:value="1.918824E-015" calcext:value-type="float">
            <text:p>1.918824E-15</text:p>
          </table:table-cell>
          <table:table-cell office:value-type="float" office:value="9.785616E-016" calcext:value-type="float">
            <text:p>9.785616E-16</text:p>
          </table:table-cell>
          <table:table-cell office:value-type="float" office:value="9.902552E-016" calcext:value-type="float">
            <text:p>9.90255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8.05856" calcext:value-type="float">
            <text:p>-88.05856</text:p>
          </table:table-cell>
          <table:table-cell office:value-type="float" office:value="-0.02407051" calcext:value-type="float">
            <text:p>-0.02407051</text:p>
          </table:table-cell>
          <table:table-cell office:value-type="float" office:value="-0.02342491" calcext:value-type="float">
            <text:p>-0.02342491</text:p>
          </table:table-cell>
          <table:table-cell office:value-type="float" office:value="-0.02143147" calcext:value-type="float">
            <text:p>-0.02143147</text:p>
          </table:table-cell>
          <table:table-cell office:value-type="float" office:value="-0.01963931" calcext:value-type="float">
            <text:p>-0.01963931</text:p>
          </table:table-cell>
          <table:table-cell office:value-type="float" office:value="-0.01828958" calcext:value-type="float">
            <text:p>-0.01828958</text:p>
          </table:table-cell>
          <table:table-cell office:value-type="float" office:value="-0.01662507" calcext:value-type="float">
            <text:p>-0.01662507</text:p>
          </table:table-cell>
          <table:table-cell office:value-type="float" office:value="-0.01373417" calcext:value-type="float">
            <text:p>-0.01373417</text:p>
          </table:table-cell>
          <table:table-cell office:value-type="float" office:value="-0.006998313" calcext:value-type="float">
            <text:p>-0.006998313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990.7957" calcext:value-type="float">
            <text:p>990.7957</text:p>
          </table:table-cell>
          <table:table-cell office:value-type="float" office:value="0" calcext:value-type="float">
            <text:p>0</text:p>
          </table:table-cell>
          <table:table-cell office:value-type="float" office:value="-0.009722776" calcext:value-type="float">
            <text:p>-0.009722776</text:p>
          </table:table-cell>
          <table:table-cell office:value-type="float" office:value="-0.0003849238" calcext:value-type="float">
            <text:p>-0.000384923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9" calcext:value-type="float">
            <text:p>22051999</text:p>
          </table:table-cell>
          <table:table-cell office:value-type="float" office:value="269.3998" calcext:value-type="float">
            <text:p>269.3998</text:p>
          </table:table-cell>
          <table:table-cell office:value-type="float" office:value="28.90475" calcext:value-type="float">
            <text:p>28.90475</text:p>
          </table:table-cell>
          <table:table-cell office:value-type="float" office:value="0" calcext:value-type="float">
            <text:p>0</text:p>
          </table:table-cell>
          <table:table-cell office:value-type="float" office:value="1252.874" calcext:value-type="float">
            <text:p>1252.874</text:p>
          </table:table-cell>
          <table:table-cell office:value-type="float" office:value="243.944" calcext:value-type="float">
            <text:p>243.944</text:p>
          </table:table-cell>
          <table:table-cell office:value-type="float" office:value="0" calcext:value-type="float">
            <text:p>0</text:p>
          </table:table-cell>
          <table:table-cell office:value-type="float" office:value="0.08048391" calcext:value-type="float">
            <text:p>0.08048391</text:p>
          </table:table-cell>
          <table:table-cell office:value-type="float" office:value="0.2921135" calcext:value-type="float">
            <text:p>0.2921135</text:p>
          </table:table-cell>
          <table:table-cell office:value-type="float" office:value="0.2930852" calcext:value-type="float">
            <text:p>0.2930852</text:p>
          </table:table-cell>
          <table:table-cell office:value-type="float" office:value="0.2954897" calcext:value-type="float">
            <text:p>0.2954897</text:p>
          </table:table-cell>
          <table:table-cell office:value-type="float" office:value="0.2982988" calcext:value-type="float">
            <text:p>0.2982988</text:p>
          </table:table-cell>
          <table:table-cell office:value-type="float" office:value="0.3010479" calcext:value-type="float">
            <text:p>0.3010479</text:p>
          </table:table-cell>
          <table:table-cell office:value-type="float" office:value="0.3502221" calcext:value-type="float">
            <text:p>0.3502221</text:p>
          </table:table-cell>
          <table:table-cell office:value-type="float" office:value="0.3613918" calcext:value-type="float">
            <text:p>0.3613918</text:p>
          </table:table-cell>
          <table:table-cell office:value-type="float" office:value="0.3879105" calcext:value-type="float">
            <text:p>0.3879105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095E-015" calcext:value-type="float">
            <text:p>1.948095E-15</text:p>
          </table:table-cell>
          <table:table-cell office:value-type="float" office:value="1.918752E-015" calcext:value-type="float">
            <text:p>1.918752E-15</text:p>
          </table:table-cell>
          <table:table-cell office:value-type="float" office:value="9.785552E-016" calcext:value-type="float">
            <text:p>9.785552E-16</text:p>
          </table:table-cell>
          <table:table-cell office:value-type="float" office:value="9.902428E-016" calcext:value-type="float">
            <text:p>9.90242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4.53583" calcext:value-type="float">
            <text:p>-64.53583</text:p>
          </table:table-cell>
          <table:table-cell office:value-type="float" office:value="-0.0229421" calcext:value-type="float">
            <text:p>-0.0229421</text:p>
          </table:table-cell>
          <table:table-cell office:value-type="float" office:value="-0.02242106" calcext:value-type="float">
            <text:p>-0.02242106</text:p>
          </table:table-cell>
          <table:table-cell office:value-type="float" office:value="-0.0211875" calcext:value-type="float">
            <text:p>-0.0211875</text:p>
          </table:table-cell>
          <table:table-cell office:value-type="float" office:value="-0.01984253" calcext:value-type="float">
            <text:p>-0.01984253</text:p>
          </table:table-cell>
          <table:table-cell office:value-type="float" office:value="-0.01861523" calcext:value-type="float">
            <text:p>-0.01861523</text:p>
          </table:table-cell>
          <table:table-cell office:value-type="float" office:value="-0.01688376" calcext:value-type="float">
            <text:p>-0.01688376</text:p>
          </table:table-cell>
          <table:table-cell office:value-type="float" office:value="-0.01378847" calcext:value-type="float">
            <text:p>-0.01378847</text:p>
          </table:table-cell>
          <table:table-cell office:value-type="float" office:value="-0.007002001" calcext:value-type="float">
            <text:p>-0.007002001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994.3581" calcext:value-type="float">
            <text:p>994.3581</text:p>
          </table:table-cell>
          <table:table-cell office:value-type="float" office:value="0" calcext:value-type="float">
            <text:p>0</text:p>
          </table:table-cell>
          <table:table-cell office:value-type="float" office:value="-0.009723917" calcext:value-type="float">
            <text:p>-0.009723917</text:p>
          </table:table-cell>
          <table:table-cell office:value-type="float" office:value="-0.0003878779" calcext:value-type="float">
            <text:p>-0.000387877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9" calcext:value-type="float">
            <text:p>23051999</text:p>
          </table:table-cell>
          <table:table-cell office:value-type="float" office:value="269.3998" calcext:value-type="float">
            <text:p>269.3998</text:p>
          </table:table-cell>
          <table:table-cell office:value-type="float" office:value="28.89285" calcext:value-type="float">
            <text:p>28.89285</text:p>
          </table:table-cell>
          <table:table-cell office:value-type="float" office:value="0" calcext:value-type="float">
            <text:p>0</text:p>
          </table:table-cell>
          <table:table-cell office:value-type="float" office:value="1252.921" calcext:value-type="float">
            <text:p>1252.921</text:p>
          </table:table-cell>
          <table:table-cell office:value-type="float" office:value="243.9095" calcext:value-type="float">
            <text:p>243.9095</text:p>
          </table:table-cell>
          <table:table-cell office:value-type="float" office:value="0" calcext:value-type="float">
            <text:p>0</text:p>
          </table:table-cell>
          <table:table-cell office:value-type="float" office:value="0.08362396" calcext:value-type="float">
            <text:p>0.08362396</text:p>
          </table:table-cell>
          <table:table-cell office:value-type="float" office:value="0.2930583" calcext:value-type="float">
            <text:p>0.2930583</text:p>
          </table:table-cell>
          <table:table-cell office:value-type="float" office:value="0.2940622" calcext:value-type="float">
            <text:p>0.2940622</text:p>
          </table:table-cell>
          <table:table-cell office:value-type="float" office:value="0.2960363" calcext:value-type="float">
            <text:p>0.2960363</text:p>
          </table:table-cell>
          <table:table-cell office:value-type="float" office:value="0.2983761" calcext:value-type="float">
            <text:p>0.2983761</text:p>
          </table:table-cell>
          <table:table-cell office:value-type="float" office:value="0.300797" calcext:value-type="float">
            <text:p>0.300797</text:p>
          </table:table-cell>
          <table:table-cell office:value-type="float" office:value="0.3498517" calcext:value-type="float">
            <text:p>0.3498517</text:p>
          </table:table-cell>
          <table:table-cell office:value-type="float" office:value="0.3612439" calcext:value-type="float">
            <text:p>0.3612439</text:p>
          </table:table-cell>
          <table:table-cell office:value-type="float" office:value="0.3878864" calcext:value-type="float">
            <text:p>0.3878864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313E-015" calcext:value-type="float">
            <text:p>1.948313E-15</text:p>
          </table:table-cell>
          <table:table-cell office:value-type="float" office:value="1.918675E-015" calcext:value-type="float">
            <text:p>1.918675E-15</text:p>
          </table:table-cell>
          <table:table-cell office:value-type="float" office:value="9.785488E-016" calcext:value-type="float">
            <text:p>9.785488E-16</text:p>
          </table:table-cell>
          <table:table-cell office:value-type="float" office:value="9.902298E-016" calcext:value-type="float">
            <text:p>9.90229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1.68702" calcext:value-type="float">
            <text:p>-51.68702</text:p>
          </table:table-cell>
          <table:table-cell office:value-type="float" office:value="-0.02242736" calcext:value-type="float">
            <text:p>-0.02242736</text:p>
          </table:table-cell>
          <table:table-cell office:value-type="float" office:value="-0.02190572" calcext:value-type="float">
            <text:p>-0.02190572</text:p>
          </table:table-cell>
          <table:table-cell office:value-type="float" office:value="-0.02091623" calcext:value-type="float">
            <text:p>-0.02091623</text:p>
          </table:table-cell>
          <table:table-cell office:value-type="float" office:value="-0.01980797" calcext:value-type="float">
            <text:p>-0.01980797</text:p>
          </table:table-cell>
          <table:table-cell office:value-type="float" office:value="-0.01872487" calcext:value-type="float">
            <text:p>-0.01872487</text:p>
          </table:table-cell>
          <table:table-cell office:value-type="float" office:value="-0.01705773" calcext:value-type="float">
            <text:p>-0.01705773</text:p>
          </table:table-cell>
          <table:table-cell office:value-type="float" office:value="-0.01384286" calcext:value-type="float">
            <text:p>-0.01384286</text:p>
          </table:table-cell>
          <table:table-cell office:value-type="float" office:value="-0.007006162" calcext:value-type="float">
            <text:p>-0.007006162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997.8997" calcext:value-type="float">
            <text:p>997.8997</text:p>
          </table:table-cell>
          <table:table-cell office:value-type="float" office:value="0" calcext:value-type="float">
            <text:p>0</text:p>
          </table:table-cell>
          <table:table-cell office:value-type="float" office:value="-0.009721519" calcext:value-type="float">
            <text:p>-0.009721519</text:p>
          </table:table-cell>
          <table:table-cell office:value-type="float" office:value="-0.0003908473" calcext:value-type="float">
            <text:p>-0.000390847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9" calcext:value-type="float">
            <text:p>24051999</text:p>
          </table:table-cell>
          <table:table-cell office:value-type="float" office:value="285" calcext:value-type="float">
            <text:p>285</text:p>
          </table:table-cell>
          <table:table-cell office:value-type="float" office:value="29.46836" calcext:value-type="float">
            <text:p>29.46836</text:p>
          </table:table-cell>
          <table:table-cell office:value-type="float" office:value="0" calcext:value-type="float">
            <text:p>0</text:p>
          </table:table-cell>
          <table:table-cell office:value-type="float" office:value="1267.445" calcext:value-type="float">
            <text:p>1267.445</text:p>
          </table:table-cell>
          <table:table-cell office:value-type="float" office:value="244.4115" calcext:value-type="float">
            <text:p>244.4115</text:p>
          </table:table-cell>
          <table:table-cell office:value-type="float" office:value="0" calcext:value-type="float">
            <text:p>0</text:p>
          </table:table-cell>
          <table:table-cell office:value-type="float" office:value="0.4049518" calcext:value-type="float">
            <text:p>0.4049518</text:p>
          </table:table-cell>
          <table:table-cell office:value-type="float" office:value="0.4080335" calcext:value-type="float">
            <text:p>0.4080335</text:p>
          </table:table-cell>
          <table:table-cell office:value-type="float" office:value="0.4149663" calcext:value-type="float">
            <text:p>0.4149663</text:p>
          </table:table-cell>
          <table:table-cell office:value-type="float" office:value="0.3351644" calcext:value-type="float">
            <text:p>0.3351644</text:p>
          </table:table-cell>
          <table:table-cell office:value-type="float" office:value="0.3055077" calcext:value-type="float">
            <text:p>0.3055077</text:p>
          </table:table-cell>
          <table:table-cell office:value-type="float" office:value="0.3056672" calcext:value-type="float">
            <text:p>0.3056672</text:p>
          </table:table-cell>
          <table:table-cell office:value-type="float" office:value="0.366682" calcext:value-type="float">
            <text:p>0.366682</text:p>
          </table:table-cell>
          <table:table-cell office:value-type="float" office:value="0.3613001" calcext:value-type="float">
            <text:p>0.3613001</text:p>
          </table:table-cell>
          <table:table-cell office:value-type="float" office:value="0.3875749" calcext:value-type="float">
            <text:p>0.3875749</text:p>
          </table:table-cell>
          <table:table-cell office:value-type="float" office:value="0.4135628" calcext:value-type="float">
            <text:p>0.413562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501E-015" calcext:value-type="float">
            <text:p>1.948501E-15</text:p>
          </table:table-cell>
          <table:table-cell office:value-type="float" office:value="1.918611E-015" calcext:value-type="float">
            <text:p>1.918611E-15</text:p>
          </table:table-cell>
          <table:table-cell office:value-type="float" office:value="9.785443E-016" calcext:value-type="float">
            <text:p>9.785443E-16</text:p>
          </table:table-cell>
          <table:table-cell office:value-type="float" office:value="9.902174E-016" calcext:value-type="float">
            <text:p>9.90217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287574" calcext:value-type="float">
            <text:p>-0.002287574</text:p>
          </table:table-cell>
          <table:table-cell office:value-type="float" office:value="-0.00217763" calcext:value-type="float">
            <text:p>-0.00217763</text:p>
          </table:table-cell>
          <table:table-cell office:value-type="float" office:value="-0.001922669" calcext:value-type="float">
            <text:p>-0.001922669</text:p>
          </table:table-cell>
          <table:table-cell office:value-type="float" office:value="-0.009228487" calcext:value-type="float">
            <text:p>-0.009228487</text:p>
          </table:table-cell>
          <table:table-cell office:value-type="float" office:value="-0.01707281" calcext:value-type="float">
            <text:p>-0.01707281</text:p>
          </table:table-cell>
          <table:table-cell office:value-type="float" office:value="-0.01682998" calcext:value-type="float">
            <text:p>-0.01682998</text:p>
          </table:table-cell>
          <table:table-cell office:value-type="float" office:value="-0.01079178" calcext:value-type="float">
            <text:p>-0.01079178</text:p>
          </table:table-cell>
          <table:table-cell office:value-type="float" office:value="-0.01382782" calcext:value-type="float">
            <text:p>-0.01382782</text:p>
          </table:table-cell>
          <table:table-cell office:value-type="float" office:value="-0.007060506" calcext:value-type="float">
            <text:p>-0.007060506</text:p>
          </table:table-cell>
          <table:table-cell office:value-type="float" office:value="-0.003797876" calcext:value-type="float">
            <text:p>-0.003797876</text:p>
          </table:table-cell>
          <table:table-cell office:value-type="float" office:value="1002.273" calcext:value-type="float">
            <text:p>1002.273</text:p>
          </table:table-cell>
          <table:table-cell office:value-type="float" office:value="0" calcext:value-type="float">
            <text:p>0</text:p>
          </table:table-cell>
          <table:table-cell office:value-type="float" office:value="-0.009726625" calcext:value-type="float">
            <text:p>-0.009726625</text:p>
          </table:table-cell>
          <table:table-cell office:value-type="float" office:value="-0.0003941112" calcext:value-type="float">
            <text:p>-0.000394111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33" calcext:value-type="float">
            <text:p>-1.230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9" calcext:value-type="float">
            <text:p>25051999</text:p>
          </table:table-cell>
          <table:table-cell office:value-type="float" office:value="288.5" calcext:value-type="float">
            <text:p>288.5</text:p>
          </table:table-cell>
          <table:table-cell office:value-type="float" office:value="31.20085" calcext:value-type="float">
            <text:p>31.20085</text:p>
          </table:table-cell>
          <table:table-cell office:value-type="float" office:value="0" calcext:value-type="float">
            <text:p>0</text:p>
          </table:table-cell>
          <table:table-cell office:value-type="float" office:value="1264.982" calcext:value-type="float">
            <text:p>1264.982</text:p>
          </table:table-cell>
          <table:table-cell office:value-type="float" office:value="248.6414" calcext:value-type="float">
            <text:p>248.6414</text:p>
          </table:table-cell>
          <table:table-cell office:value-type="float" office:value="0" calcext:value-type="float">
            <text:p>0</text:p>
          </table:table-cell>
          <table:table-cell office:value-type="float" office:value="0.3692777" calcext:value-type="float">
            <text:p>0.3692777</text:p>
          </table:table-cell>
          <table:table-cell office:value-type="float" office:value="0.362196" calcext:value-type="float">
            <text:p>0.362196</text:p>
          </table:table-cell>
          <table:table-cell office:value-type="float" office:value="0.3351921" calcext:value-type="float">
            <text:p>0.3351921</text:p>
          </table:table-cell>
          <table:table-cell office:value-type="float" office:value="0.3316158" calcext:value-type="float">
            <text:p>0.3316158</text:p>
          </table:table-cell>
          <table:table-cell office:value-type="float" office:value="0.3312696" calcext:value-type="float">
            <text:p>0.3312696</text:p>
          </table:table-cell>
          <table:table-cell office:value-type="float" office:value="0.3300927" calcext:value-type="float">
            <text:p>0.3300927</text:p>
          </table:table-cell>
          <table:table-cell office:value-type="float" office:value="0.364785" calcext:value-type="float">
            <text:p>0.364785</text:p>
          </table:table-cell>
          <table:table-cell office:value-type="float" office:value="0.3622179" calcext:value-type="float">
            <text:p>0.3622179</text:p>
          </table:table-cell>
          <table:table-cell office:value-type="float" office:value="0.3876587" calcext:value-type="float">
            <text:p>0.3876587</text:p>
          </table:table-cell>
          <table:table-cell office:value-type="float" office:value="0.4139102" calcext:value-type="float">
            <text:p>0.4139102</text:p>
          </table:table-cell>
          <table:table-cell office:value-type="float" office:value="0.5107089" calcext:value-type="float">
            <text:p>0.510708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651E-015" calcext:value-type="float">
            <text:p>1.948651E-15</text:p>
          </table:table-cell>
          <table:table-cell office:value-type="float" office:value="1.918557E-015" calcext:value-type="float">
            <text:p>1.918557E-15</text:p>
          </table:table-cell>
          <table:table-cell office:value-type="float" office:value="9.78538E-016" calcext:value-type="float">
            <text:p>9.78538E-16</text:p>
          </table:table-cell>
          <table:table-cell office:value-type="float" office:value="9.902111E-016" calcext:value-type="float">
            <text:p>9.90211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679862" calcext:value-type="float">
            <text:p>-0.004679862</text:p>
          </table:table-cell>
          <table:table-cell office:value-type="float" office:value="-0.005411413" calcext:value-type="float">
            <text:p>-0.005411413</text:p>
          </table:table-cell>
          <table:table-cell office:value-type="float" office:value="-0.009044807" calcext:value-type="float">
            <text:p>-0.009044807</text:p>
          </table:table-cell>
          <table:table-cell office:value-type="float" office:value="-0.009503347" calcext:value-type="float">
            <text:p>-0.009503347</text:p>
          </table:table-cell>
          <table:table-cell office:value-type="float" office:value="-0.009551252" calcext:value-type="float">
            <text:p>-0.009551252</text:p>
          </table:table-cell>
          <table:table-cell office:value-type="float" office:value="-0.009802818" calcext:value-type="float">
            <text:p>-0.009802818</text:p>
          </table:table-cell>
          <table:table-cell office:value-type="float" office:value="-0.01141433" calcext:value-type="float">
            <text:p>-0.01141433</text:p>
          </table:table-cell>
          <table:table-cell office:value-type="float" office:value="-0.0134933" calcext:value-type="float">
            <text:p>-0.0134933</text:p>
          </table:table-cell>
          <table:table-cell office:value-type="float" office:value="-0.007045954" calcext:value-type="float">
            <text:p>-0.007045954</text:p>
          </table:table-cell>
          <table:table-cell office:value-type="float" office:value="-0.003767407" calcext:value-type="float">
            <text:p>-0.003767407</text:p>
          </table:table-cell>
          <table:table-cell office:value-type="float" office:value="1010.255" calcext:value-type="float">
            <text:p>1010.255</text:p>
          </table:table-cell>
          <table:table-cell office:value-type="float" office:value="0" calcext:value-type="float">
            <text:p>0</text:p>
          </table:table-cell>
          <table:table-cell office:value-type="float" office:value="-0.009730137" calcext:value-type="float">
            <text:p>-0.009730137</text:p>
          </table:table-cell>
          <table:table-cell office:value-type="float" office:value="-0.0003958746" calcext:value-type="float">
            <text:p>-0.000395874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709" calcext:value-type="float">
            <text:p>-1.2287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9" calcext:value-type="float">
            <text:p>26051999</text:p>
          </table:table-cell>
          <table:table-cell office:value-type="float" office:value="289.7" calcext:value-type="float">
            <text:p>289.7</text:p>
          </table:table-cell>
          <table:table-cell office:value-type="float" office:value="33.33739" calcext:value-type="float">
            <text:p>33.33739</text:p>
          </table:table-cell>
          <table:table-cell office:value-type="float" office:value="0" calcext:value-type="float">
            <text:p>0</text:p>
          </table:table-cell>
          <table:table-cell office:value-type="float" office:value="1260.66" calcext:value-type="float">
            <text:p>1260.66</text:p>
          </table:table-cell>
          <table:table-cell office:value-type="float" office:value="252.0273" calcext:value-type="float">
            <text:p>252.0273</text:p>
          </table:table-cell>
          <table:table-cell office:value-type="float" office:value="0" calcext:value-type="float">
            <text:p>0</text:p>
          </table:table-cell>
          <table:table-cell office:value-type="float" office:value="0.3054779" calcext:value-type="float">
            <text:p>0.3054779</text:p>
          </table:table-cell>
          <table:table-cell office:value-type="float" office:value="0.3065711" calcext:value-type="float">
            <text:p>0.3065711</text:p>
          </table:table-cell>
          <table:table-cell office:value-type="float" office:value="0.3095491" calcext:value-type="float">
            <text:p>0.3095491</text:p>
          </table:table-cell>
          <table:table-cell office:value-type="float" office:value="0.3166255" calcext:value-type="float">
            <text:p>0.3166255</text:p>
          </table:table-cell>
          <table:table-cell office:value-type="float" office:value="0.3200776" calcext:value-type="float">
            <text:p>0.3200776</text:p>
          </table:table-cell>
          <table:table-cell office:value-type="float" office:value="0.3215469" calcext:value-type="float">
            <text:p>0.3215469</text:p>
          </table:table-cell>
          <table:table-cell office:value-type="float" office:value="0.363978" calcext:value-type="float">
            <text:p>0.363978</text:p>
          </table:table-cell>
          <table:table-cell office:value-type="float" office:value="0.3632316" calcext:value-type="float">
            <text:p>0.3632316</text:p>
          </table:table-cell>
          <table:table-cell office:value-type="float" office:value="0.3876751" calcext:value-type="float">
            <text:p>0.387675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787E-015" calcext:value-type="float">
            <text:p>1.948787E-15</text:p>
          </table:table-cell>
          <table:table-cell office:value-type="float" office:value="1.918507E-015" calcext:value-type="float">
            <text:p>1.918507E-15</text:p>
          </table:table-cell>
          <table:table-cell office:value-type="float" office:value="9.785325E-016" calcext:value-type="float">
            <text:p>9.785325E-16</text:p>
          </table:table-cell>
          <table:table-cell office:value-type="float" office:value="9.902045E-016" calcext:value-type="float">
            <text:p>9.90204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670858" calcext:value-type="float">
            <text:p>-0.01670858</text:p>
          </table:table-cell>
          <table:table-cell office:value-type="float" office:value="-0.01642328" calcext:value-type="float">
            <text:p>-0.01642328</text:p>
          </table:table-cell>
          <table:table-cell office:value-type="float" office:value="-0.0153346" calcext:value-type="float">
            <text:p>-0.0153346</text:p>
          </table:table-cell>
          <table:table-cell office:value-type="float" office:value="-0.01306117" calcext:value-type="float">
            <text:p>-0.01306117</text:p>
          </table:table-cell>
          <table:table-cell office:value-type="float" office:value="-0.01212688" calcext:value-type="float">
            <text:p>-0.01212688</text:p>
          </table:table-cell>
          <table:table-cell office:value-type="float" office:value="-0.01175817" calcext:value-type="float">
            <text:p>-0.01175817</text:p>
          </table:table-cell>
          <table:table-cell office:value-type="float" office:value="-0.01163866" calcext:value-type="float">
            <text:p>-0.01163866</text:p>
          </table:table-cell>
          <table:table-cell office:value-type="float" office:value="-0.01313594" calcext:value-type="float">
            <text:p>-0.01313594</text:p>
          </table:table-cell>
          <table:table-cell office:value-type="float" office:value="-0.007042934" calcext:value-type="float">
            <text:p>-0.007042934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17.25" calcext:value-type="float">
            <text:p>1017.25</text:p>
          </table:table-cell>
          <table:table-cell office:value-type="float" office:value="0" calcext:value-type="float">
            <text:p>0</text:p>
          </table:table-cell>
          <table:table-cell office:value-type="float" office:value="-0.00972893" calcext:value-type="float">
            <text:p>-0.00972893</text:p>
          </table:table-cell>
          <table:table-cell office:value-type="float" office:value="-0.0003976167" calcext:value-type="float">
            <text:p>-0.000397616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9" calcext:value-type="float">
            <text:p>27051999</text:p>
          </table:table-cell>
          <table:table-cell office:value-type="float" office:value="289.7" calcext:value-type="float">
            <text:p>289.7</text:p>
          </table:table-cell>
          <table:table-cell office:value-type="float" office:value="36.30796" calcext:value-type="float">
            <text:p>36.30796</text:p>
          </table:table-cell>
          <table:table-cell office:value-type="float" office:value="0" calcext:value-type="float">
            <text:p>0</text:p>
          </table:table-cell>
          <table:table-cell office:value-type="float" office:value="1256.195" calcext:value-type="float">
            <text:p>1256.195</text:p>
          </table:table-cell>
          <table:table-cell office:value-type="float" office:value="253.5225" calcext:value-type="float">
            <text:p>253.5225</text:p>
          </table:table-cell>
          <table:table-cell office:value-type="float" office:value="0" calcext:value-type="float">
            <text:p>0</text:p>
          </table:table-cell>
          <table:table-cell office:value-type="float" office:value="0.09019198" calcext:value-type="float">
            <text:p>0.09019198</text:p>
          </table:table-cell>
          <table:table-cell office:value-type="float" office:value="0.2989078" calcext:value-type="float">
            <text:p>0.2989078</text:p>
          </table:table-cell>
          <table:table-cell office:value-type="float" office:value="0.3007045" calcext:value-type="float">
            <text:p>0.3007045</text:p>
          </table:table-cell>
          <table:table-cell office:value-type="float" office:value="0.3054891" calcext:value-type="float">
            <text:p>0.3054891</text:p>
          </table:table-cell>
          <table:table-cell office:value-type="float" office:value="0.3093632" calcext:value-type="float">
            <text:p>0.3093632</text:p>
          </table:table-cell>
          <table:table-cell office:value-type="float" office:value="0.312346" calcext:value-type="float">
            <text:p>0.312346</text:p>
          </table:table-cell>
          <table:table-cell office:value-type="float" office:value="0.3597926" calcext:value-type="float">
            <text:p>0.3597926</text:p>
          </table:table-cell>
          <table:table-cell office:value-type="float" office:value="0.3637489" calcext:value-type="float">
            <text:p>0.3637489</text:p>
          </table:table-cell>
          <table:table-cell office:value-type="float" office:value="0.3877034" calcext:value-type="float">
            <text:p>0.3877034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93E-015" calcext:value-type="float">
            <text:p>1.94893E-15</text:p>
          </table:table-cell>
          <table:table-cell office:value-type="float" office:value="1.918454E-015" calcext:value-type="float">
            <text:p>1.918454E-15</text:p>
          </table:table-cell>
          <table:table-cell office:value-type="float" office:value="9.785258E-016" calcext:value-type="float">
            <text:p>9.785258E-16</text:p>
          </table:table-cell>
          <table:table-cell office:value-type="float" office:value="9.901986E-016" calcext:value-type="float">
            <text:p>9.9019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2.0852" calcext:value-type="float">
            <text:p>-32.0852</text:p>
          </table:table-cell>
          <table:table-cell office:value-type="float" office:value="-0.01958254" calcext:value-type="float">
            <text:p>-0.01958254</text:p>
          </table:table-cell>
          <table:table-cell office:value-type="float" office:value="-0.01877127" calcext:value-type="float">
            <text:p>-0.01877127</text:p>
          </table:table-cell>
          <table:table-cell office:value-type="float" office:value="-0.01679738" calcext:value-type="float">
            <text:p>-0.01679738</text:p>
          </table:table-cell>
          <table:table-cell office:value-type="float" office:value="-0.01538951" calcext:value-type="float">
            <text:p>-0.01538951</text:p>
          </table:table-cell>
          <table:table-cell office:value-type="float" office:value="-0.01439731" calcext:value-type="float">
            <text:p>-0.01439731</text:p>
          </table:table-cell>
          <table:table-cell office:value-type="float" office:value="-0.01300652" calcext:value-type="float">
            <text:p>-0.01300652</text:p>
          </table:table-cell>
          <table:table-cell office:value-type="float" office:value="-0.0129553" calcext:value-type="float">
            <text:p>-0.0129553</text:p>
          </table:table-cell>
          <table:table-cell office:value-type="float" office:value="-0.007038066" calcext:value-type="float">
            <text:p>-0.007038066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22.339" calcext:value-type="float">
            <text:p>1022.339</text:p>
          </table:table-cell>
          <table:table-cell office:value-type="float" office:value="0" calcext:value-type="float">
            <text:p>0</text:p>
          </table:table-cell>
          <table:table-cell office:value-type="float" office:value="-0.009728332" calcext:value-type="float">
            <text:p>-0.009728332</text:p>
          </table:table-cell>
          <table:table-cell office:value-type="float" office:value="-0.0003995801" calcext:value-type="float">
            <text:p>-0.000399580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9" calcext:value-type="float">
            <text:p>28051999</text:p>
          </table:table-cell>
          <table:table-cell office:value-type="float" office:value="289.7" calcext:value-type="float">
            <text:p>289.7</text:p>
          </table:table-cell>
          <table:table-cell office:value-type="float" office:value="36.40057" calcext:value-type="float">
            <text:p>36.40057</text:p>
          </table:table-cell>
          <table:table-cell office:value-type="float" office:value="0" calcext:value-type="float">
            <text:p>0</text:p>
          </table:table-cell>
          <table:table-cell office:value-type="float" office:value="1255.398" calcext:value-type="float">
            <text:p>1255.398</text:p>
          </table:table-cell>
          <table:table-cell office:value-type="float" office:value="254.2251" calcext:value-type="float">
            <text:p>254.2251</text:p>
          </table:table-cell>
          <table:table-cell office:value-type="float" office:value="0" calcext:value-type="float">
            <text:p>0</text:p>
          </table:table-cell>
          <table:table-cell office:value-type="float" office:value="0.08312349" calcext:value-type="float">
            <text:p>0.08312349</text:p>
          </table:table-cell>
          <table:table-cell office:value-type="float" office:value="0.3004026" calcext:value-type="float">
            <text:p>0.3004026</text:p>
          </table:table-cell>
          <table:table-cell office:value-type="float" office:value="0.3013541" calcext:value-type="float">
            <text:p>0.3013541</text:p>
          </table:table-cell>
          <table:table-cell office:value-type="float" office:value="0.3032727" calcext:value-type="float">
            <text:p>0.3032727</text:p>
          </table:table-cell>
          <table:table-cell office:value-type="float" office:value="0.3055018" calcext:value-type="float">
            <text:p>0.3055018</text:p>
          </table:table-cell>
          <table:table-cell office:value-type="float" office:value="0.307875" calcext:value-type="float">
            <text:p>0.307875</text:p>
          </table:table-cell>
          <table:table-cell office:value-type="float" office:value="0.3562685" calcext:value-type="float">
            <text:p>0.3562685</text:p>
          </table:table-cell>
          <table:table-cell office:value-type="float" office:value="0.3637495" calcext:value-type="float">
            <text:p>0.3637495</text:p>
          </table:table-cell>
          <table:table-cell office:value-type="float" office:value="0.3877383" calcext:value-type="float">
            <text:p>0.3877383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123E-015" calcext:value-type="float">
            <text:p>1.949123E-15</text:p>
          </table:table-cell>
          <table:table-cell office:value-type="float" office:value="1.918381E-015" calcext:value-type="float">
            <text:p>1.918381E-15</text:p>
          </table:table-cell>
          <table:table-cell office:value-type="float" office:value="9.785176E-016" calcext:value-type="float">
            <text:p>9.785176E-16</text:p>
          </table:table-cell>
          <table:table-cell office:value-type="float" office:value="9.901901E-016" calcext:value-type="float">
            <text:p>9.90190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49118" calcext:value-type="float">
            <text:p>-54.49118</text:p>
          </table:table-cell>
          <table:table-cell office:value-type="float" office:value="-0.01888046" calcext:value-type="float">
            <text:p>-0.01888046</text:p>
          </table:table-cell>
          <table:table-cell office:value-type="float" office:value="-0.01847592" calcext:value-type="float">
            <text:p>-0.01847592</text:p>
          </table:table-cell>
          <table:table-cell office:value-type="float" office:value="-0.01768342" calcext:value-type="float">
            <text:p>-0.01768342</text:p>
          </table:table-cell>
          <table:table-cell office:value-type="float" office:value="-0.01680867" calcext:value-type="float">
            <text:p>-0.01680867</text:p>
          </table:table-cell>
          <table:table-cell office:value-type="float" office:value="-0.01592553" calcext:value-type="float">
            <text:p>-0.01592553</text:p>
          </table:table-cell>
          <table:table-cell office:value-type="float" office:value="-0.01430709" calcext:value-type="float">
            <text:p>-0.01430709</text:p>
          </table:table-cell>
          <table:table-cell office:value-type="float" office:value="-0.01295376" calcext:value-type="float">
            <text:p>-0.01295376</text:p>
          </table:table-cell>
          <table:table-cell office:value-type="float" office:value="-0.007031974" calcext:value-type="float">
            <text:p>-0.007031974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026.642" calcext:value-type="float">
            <text:p>1026.642</text:p>
          </table:table-cell>
          <table:table-cell office:value-type="float" office:value="0" calcext:value-type="float">
            <text:p>0</text:p>
          </table:table-cell>
          <table:table-cell office:value-type="float" office:value="-0.009721733" calcext:value-type="float">
            <text:p>-0.009721733</text:p>
          </table:table-cell>
          <table:table-cell office:value-type="float" office:value="-0.0004021512" calcext:value-type="float">
            <text:p>-0.000402151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9" calcext:value-type="float">
            <text:p>29051999</text:p>
          </table:table-cell>
          <table:table-cell office:value-type="float" office:value="289.7" calcext:value-type="float">
            <text:p>289.7</text:p>
          </table:table-cell>
          <table:table-cell office:value-type="float" office:value="36.45444" calcext:value-type="float">
            <text:p>36.45444</text:p>
          </table:table-cell>
          <table:table-cell office:value-type="float" office:value="0" calcext:value-type="float">
            <text:p>0</text:p>
          </table:table-cell>
          <table:table-cell office:value-type="float" office:value="1254.917" calcext:value-type="float">
            <text:p>1254.917</text:p>
          </table:table-cell>
          <table:table-cell office:value-type="float" office:value="254.649" calcext:value-type="float">
            <text:p>254.649</text:p>
          </table:table-cell>
          <table:table-cell office:value-type="float" office:value="0" calcext:value-type="float">
            <text:p>0</text:p>
          </table:table-cell>
          <table:table-cell office:value-type="float" office:value="0.07874331" calcext:value-type="float">
            <text:p>0.07874331</text:p>
          </table:table-cell>
          <table:table-cell office:value-type="float" office:value="0.3001636" calcext:value-type="float">
            <text:p>0.3001636</text:p>
          </table:table-cell>
          <table:table-cell office:value-type="float" office:value="0.3009296" calcext:value-type="float">
            <text:p>0.3009296</text:p>
          </table:table-cell>
          <table:table-cell office:value-type="float" office:value="0.3023517" calcext:value-type="float">
            <text:p>0.3023517</text:p>
          </table:table-cell>
          <table:table-cell office:value-type="float" office:value="0.3040678" calcext:value-type="float">
            <text:p>0.3040678</text:p>
          </table:table-cell>
          <table:table-cell office:value-type="float" office:value="0.3060574" calcext:value-type="float">
            <text:p>0.3060574</text:p>
          </table:table-cell>
          <table:table-cell office:value-type="float" office:value="0.3541522" calcext:value-type="float">
            <text:p>0.3541522</text:p>
          </table:table-cell>
          <table:table-cell office:value-type="float" office:value="0.3635004" calcext:value-type="float">
            <text:p>0.3635004</text:p>
          </table:table-cell>
          <table:table-cell office:value-type="float" office:value="0.3877568" calcext:value-type="float">
            <text:p>0.3877568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38E-015" calcext:value-type="float">
            <text:p>1.94938E-15</text:p>
          </table:table-cell>
          <table:table-cell office:value-type="float" office:value="1.91829E-015" calcext:value-type="float">
            <text:p>1.91829E-15</text:p>
          </table:table-cell>
          <table:table-cell office:value-type="float" office:value="9.785088E-016" calcext:value-type="float">
            <text:p>9.785088E-16</text:p>
          </table:table-cell>
          <table:table-cell office:value-type="float" office:value="9.901762E-016" calcext:value-type="float">
            <text:p>9.90176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17269" calcext:value-type="float">
            <text:p>-74.17269</text:p>
          </table:table-cell>
          <table:table-cell office:value-type="float" office:value="-0.01898724" calcext:value-type="float">
            <text:p>-0.01898724</text:p>
          </table:table-cell>
          <table:table-cell office:value-type="float" office:value="-0.01865777" calcext:value-type="float">
            <text:p>-0.01865777</text:p>
          </table:table-cell>
          <table:table-cell office:value-type="float" office:value="-0.01806287" calcext:value-type="float">
            <text:p>-0.01806287</text:p>
          </table:table-cell>
          <table:table-cell office:value-type="float" office:value="-0.01737101" calcext:value-type="float">
            <text:p>-0.01737101</text:p>
          </table:table-cell>
          <table:table-cell office:value-type="float" office:value="-0.01659931" calcext:value-type="float">
            <text:p>-0.01659931</text:p>
          </table:table-cell>
          <table:table-cell office:value-type="float" office:value="-0.01515759" calcext:value-type="float">
            <text:p>-0.01515759</text:p>
          </table:table-cell>
          <table:table-cell office:value-type="float" office:value="-0.01303877" calcext:value-type="float">
            <text:p>-0.01303877</text:p>
          </table:table-cell>
          <table:table-cell office:value-type="float" office:value="-0.007028706" calcext:value-type="float">
            <text:p>-0.007028706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030.666" calcext:value-type="float">
            <text:p>1030.666</text:p>
          </table:table-cell>
          <table:table-cell office:value-type="float" office:value="0" calcext:value-type="float">
            <text:p>0</text:p>
          </table:table-cell>
          <table:table-cell office:value-type="float" office:value="-0.009718238" calcext:value-type="float">
            <text:p>-0.009718238</text:p>
          </table:table-cell>
          <table:table-cell office:value-type="float" office:value="-0.0004051861" calcext:value-type="float">
            <text:p>-0.000405186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9" calcext:value-type="float">
            <text:p>30051999</text:p>
          </table:table-cell>
          <table:table-cell office:value-type="float" office:value="289.7" calcext:value-type="float">
            <text:p>289.7</text:p>
          </table:table-cell>
          <table:table-cell office:value-type="float" office:value="36.44108" calcext:value-type="float">
            <text:p>36.44108</text:p>
          </table:table-cell>
          <table:table-cell office:value-type="float" office:value="0" calcext:value-type="float">
            <text:p>0</text:p>
          </table:table-cell>
          <table:table-cell office:value-type="float" office:value="1254.684" calcext:value-type="float">
            <text:p>1254.684</text:p>
          </table:table-cell>
          <table:table-cell office:value-type="float" office:value="254.8921" calcext:value-type="float">
            <text:p>254.8921</text:p>
          </table:table-cell>
          <table:table-cell office:value-type="float" office:value="0" calcext:value-type="float">
            <text:p>0</text:p>
          </table:table-cell>
          <table:table-cell office:value-type="float" office:value="0.08074211" calcext:value-type="float">
            <text:p>0.08074211</text:p>
          </table:table-cell>
          <table:table-cell office:value-type="float" office:value="0.3000257" calcext:value-type="float">
            <text:p>0.3000257</text:p>
          </table:table-cell>
          <table:table-cell office:value-type="float" office:value="0.300838" calcext:value-type="float">
            <text:p>0.300838</text:p>
          </table:table-cell>
          <table:table-cell office:value-type="float" office:value="0.3019932" calcext:value-type="float">
            <text:p>0.3019932</text:p>
          </table:table-cell>
          <table:table-cell office:value-type="float" office:value="0.3034185" calcext:value-type="float">
            <text:p>0.3034185</text:p>
          </table:table-cell>
          <table:table-cell office:value-type="float" office:value="0.3051379" calcext:value-type="float">
            <text:p>0.3051379</text:p>
          </table:table-cell>
          <table:table-cell office:value-type="float" office:value="0.3530319" calcext:value-type="float">
            <text:p>0.3530319</text:p>
          </table:table-cell>
          <table:table-cell office:value-type="float" office:value="0.3631814" calcext:value-type="float">
            <text:p>0.3631814</text:p>
          </table:table-cell>
          <table:table-cell office:value-type="float" office:value="0.3877546" calcext:value-type="float">
            <text:p>0.3877546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685E-015" calcext:value-type="float">
            <text:p>1.949685E-15</text:p>
          </table:table-cell>
          <table:table-cell office:value-type="float" office:value="1.918183E-015" calcext:value-type="float">
            <text:p>1.918183E-15</text:p>
          </table:table-cell>
          <table:table-cell office:value-type="float" office:value="9.784955E-016" calcext:value-type="float">
            <text:p>9.784955E-16</text:p>
          </table:table-cell>
          <table:table-cell office:value-type="float" office:value="9.901614E-016" calcext:value-type="float">
            <text:p>9.90161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4.13607" calcext:value-type="float">
            <text:p>-64.13607</text:p>
          </table:table-cell>
          <table:table-cell office:value-type="float" office:value="-0.01904896" calcext:value-type="float">
            <text:p>-0.01904896</text:p>
          </table:table-cell>
          <table:table-cell office:value-type="float" office:value="-0.01869847" calcext:value-type="float">
            <text:p>-0.01869847</text:p>
          </table:table-cell>
          <table:table-cell office:value-type="float" office:value="-0.01821669" calcext:value-type="float">
            <text:p>-0.01821669</text:p>
          </table:table-cell>
          <table:table-cell office:value-type="float" office:value="-0.01763262" calcext:value-type="float">
            <text:p>-0.01763262</text:p>
          </table:table-cell>
          <table:table-cell office:value-type="float" office:value="-0.01695101" calcext:value-type="float">
            <text:p>-0.01695101</text:p>
          </table:table-cell>
          <table:table-cell office:value-type="float" office:value="-0.01563116" calcext:value-type="float">
            <text:p>-0.01563116</text:p>
          </table:table-cell>
          <table:table-cell office:value-type="float" office:value="-0.0131492" calcext:value-type="float">
            <text:p>-0.0131492</text:p>
          </table:table-cell>
          <table:table-cell office:value-type="float" office:value="-0.007029074" calcext:value-type="float">
            <text:p>-0.007029074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034.496" calcext:value-type="float">
            <text:p>1034.496</text:p>
          </table:table-cell>
          <table:table-cell office:value-type="float" office:value="0" calcext:value-type="float">
            <text:p>0</text:p>
          </table:table-cell>
          <table:table-cell office:value-type="float" office:value="-0.009714865" calcext:value-type="float">
            <text:p>-0.009714865</text:p>
          </table:table-cell>
          <table:table-cell office:value-type="float" office:value="-0.0004086882" calcext:value-type="float">
            <text:p>-0.000408688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9" calcext:value-type="float">
            <text:p>31051999</text:p>
          </table:table-cell>
          <table:table-cell office:value-type="float" office:value="289.7" calcext:value-type="float">
            <text:p>289.7</text:p>
          </table:table-cell>
          <table:table-cell office:value-type="float" office:value="36.48699" calcext:value-type="float">
            <text:p>36.48699</text:p>
          </table:table-cell>
          <table:table-cell office:value-type="float" office:value="0" calcext:value-type="float">
            <text:p>0</text:p>
          </table:table-cell>
          <table:table-cell office:value-type="float" office:value="1254.502" calcext:value-type="float">
            <text:p>1254.502</text:p>
          </table:table-cell>
          <table:table-cell office:value-type="float" office:value="255.0261" calcext:value-type="float">
            <text:p>255.0261</text:p>
          </table:table-cell>
          <table:table-cell office:value-type="float" office:value="0" calcext:value-type="float">
            <text:p>0</text:p>
          </table:table-cell>
          <table:table-cell office:value-type="float" office:value="0.07691266" calcext:value-type="float">
            <text:p>0.07691266</text:p>
          </table:table-cell>
          <table:table-cell office:value-type="float" office:value="0.2999941" calcext:value-type="float">
            <text:p>0.2999941</text:p>
          </table:table-cell>
          <table:table-cell office:value-type="float" office:value="0.300791" calcext:value-type="float">
            <text:p>0.300791</text:p>
          </table:table-cell>
          <table:table-cell office:value-type="float" office:value="0.3019837" calcext:value-type="float">
            <text:p>0.3019837</text:p>
          </table:table-cell>
          <table:table-cell office:value-type="float" office:value="0.3031691" calcext:value-type="float">
            <text:p>0.3031691</text:p>
          </table:table-cell>
          <table:table-cell office:value-type="float" office:value="0.3046973" calcext:value-type="float">
            <text:p>0.3046973</text:p>
          </table:table-cell>
          <table:table-cell office:value-type="float" office:value="0.3524472" calcext:value-type="float">
            <text:p>0.3524472</text:p>
          </table:table-cell>
          <table:table-cell office:value-type="float" office:value="0.362896" calcext:value-type="float">
            <text:p>0.362896</text:p>
          </table:table-cell>
          <table:table-cell office:value-type="float" office:value="0.3877373" calcext:value-type="float">
            <text:p>0.3877373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097E-015" calcext:value-type="float">
            <text:p>1.948097E-15</text:p>
          </table:table-cell>
          <table:table-cell office:value-type="float" office:value="1.91806E-015" calcext:value-type="float">
            <text:p>1.91806E-15</text:p>
          </table:table-cell>
          <table:table-cell office:value-type="float" office:value="9.784801E-016" calcext:value-type="float">
            <text:p>9.784801E-16</text:p>
          </table:table-cell>
          <table:table-cell office:value-type="float" office:value="9.901462E-016" calcext:value-type="float">
            <text:p>9.90146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6.26193" calcext:value-type="float">
            <text:p>-86.26193</text:p>
          </table:table-cell>
          <table:table-cell office:value-type="float" office:value="-0.01906045" calcext:value-type="float">
            <text:p>-0.01906045</text:p>
          </table:table-cell>
          <table:table-cell office:value-type="float" office:value="-0.01871938" calcext:value-type="float">
            <text:p>-0.01871938</text:p>
          </table:table-cell>
          <table:table-cell office:value-type="float" office:value="-0.01821887" calcext:value-type="float">
            <text:p>-0.01821887</text:p>
          </table:table-cell>
          <table:table-cell office:value-type="float" office:value="-0.01773454" calcext:value-type="float">
            <text:p>-0.01773454</text:p>
          </table:table-cell>
          <table:table-cell office:value-type="float" office:value="-0.01712372" calcext:value-type="float">
            <text:p>-0.01712372</text:p>
          </table:table-cell>
          <table:table-cell office:value-type="float" office:value="-0.01588431" calcext:value-type="float">
            <text:p>-0.01588431</text:p>
          </table:table-cell>
          <table:table-cell office:value-type="float" office:value="-0.01324893" calcext:value-type="float">
            <text:p>-0.01324893</text:p>
          </table:table-cell>
          <table:table-cell office:value-type="float" office:value="-0.007032054" calcext:value-type="float">
            <text:p>-0.007032054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038.233" calcext:value-type="float">
            <text:p>1038.233</text:p>
          </table:table-cell>
          <table:table-cell office:value-type="float" office:value="0" calcext:value-type="float">
            <text:p>0</text:p>
          </table:table-cell>
          <table:table-cell office:value-type="float" office:value="-0.009714698" calcext:value-type="float">
            <text:p>-0.009714698</text:p>
          </table:table-cell>
          <table:table-cell office:value-type="float" office:value="-0.0004121557" calcext:value-type="float">
            <text:p>-0.000412155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9" calcext:value-type="float">
            <text:p>1061999</text:p>
          </table:table-cell>
          <table:table-cell office:value-type="float" office:value="295.1001" calcext:value-type="float">
            <text:p>295.1001</text:p>
          </table:table-cell>
          <table:table-cell office:value-type="float" office:value="37.66984" calcext:value-type="float">
            <text:p>37.66984</text:p>
          </table:table-cell>
          <table:table-cell office:value-type="float" office:value="0" calcext:value-type="float">
            <text:p>0</text:p>
          </table:table-cell>
          <table:table-cell office:value-type="float" office:value="1258.055" calcext:value-type="float">
            <text:p>1258.055</text:p>
          </table:table-cell>
          <table:table-cell office:value-type="float" office:value="255.6884" calcext:value-type="float">
            <text:p>255.6884</text:p>
          </table:table-cell>
          <table:table-cell office:value-type="float" office:value="0" calcext:value-type="float">
            <text:p>0</text:p>
          </table:table-cell>
          <table:table-cell office:value-type="float" office:value="0.3112808" calcext:value-type="float">
            <text:p>0.3112808</text:p>
          </table:table-cell>
          <table:table-cell office:value-type="float" office:value="0.3117987" calcext:value-type="float">
            <text:p>0.3117987</text:p>
          </table:table-cell>
          <table:table-cell office:value-type="float" office:value="0.3124638" calcext:value-type="float">
            <text:p>0.3124638</text:p>
          </table:table-cell>
          <table:table-cell office:value-type="float" office:value="0.3087893" calcext:value-type="float">
            <text:p>0.3087893</text:p>
          </table:table-cell>
          <table:table-cell office:value-type="float" office:value="0.3057197" calcext:value-type="float">
            <text:p>0.3057197</text:p>
          </table:table-cell>
          <table:table-cell office:value-type="float" office:value="0.3054384" calcext:value-type="float">
            <text:p>0.3054384</text:p>
          </table:table-cell>
          <table:table-cell office:value-type="float" office:value="0.3524368" calcext:value-type="float">
            <text:p>0.3524368</text:p>
          </table:table-cell>
          <table:table-cell office:value-type="float" office:value="0.3626705" calcext:value-type="float">
            <text:p>0.3626705</text:p>
          </table:table-cell>
          <table:table-cell office:value-type="float" office:value="0.3877085" calcext:value-type="float">
            <text:p>0.3877085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361E-015" calcext:value-type="float">
            <text:p>1.948361E-15</text:p>
          </table:table-cell>
          <table:table-cell office:value-type="float" office:value="1.917964E-015" calcext:value-type="float">
            <text:p>1.917964E-15</text:p>
          </table:table-cell>
          <table:table-cell office:value-type="float" office:value="9.784713E-016" calcext:value-type="float">
            <text:p>9.784713E-16</text:p>
          </table:table-cell>
          <table:table-cell office:value-type="float" office:value="9.901314E-016" calcext:value-type="float">
            <text:p>9.90131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46891" calcext:value-type="float">
            <text:p>-0.0146891</text:p>
          </table:table-cell>
          <table:table-cell office:value-type="float" office:value="-0.01453503" calcext:value-type="float">
            <text:p>-0.01453503</text:p>
          </table:table-cell>
          <table:table-cell office:value-type="float" office:value="-0.01431306" calcext:value-type="float">
            <text:p>-0.01431306</text:p>
          </table:table-cell>
          <table:table-cell office:value-type="float" office:value="-0.01559546" calcext:value-type="float">
            <text:p>-0.01559546</text:p>
          </table:table-cell>
          <table:table-cell office:value-type="float" office:value="-0.01674527" calcext:value-type="float">
            <text:p>-0.01674527</text:p>
          </table:table-cell>
          <table:table-cell office:value-type="float" office:value="-0.01684771" calcext:value-type="float">
            <text:p>-0.01684771</text:p>
          </table:table-cell>
          <table:table-cell office:value-type="float" office:value="-0.01589031" calcext:value-type="float">
            <text:p>-0.01589031</text:p>
          </table:table-cell>
          <table:table-cell office:value-type="float" office:value="-0.01332848" calcext:value-type="float">
            <text:p>-0.01332848</text:p>
          </table:table-cell>
          <table:table-cell office:value-type="float" office:value="-0.007037046" calcext:value-type="float">
            <text:p>-0.007037046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42.479" calcext:value-type="float">
            <text:p>1042.479</text:p>
          </table:table-cell>
          <table:table-cell office:value-type="float" office:value="0" calcext:value-type="float">
            <text:p>0</text:p>
          </table:table-cell>
          <table:table-cell office:value-type="float" office:value="-0.009722234" calcext:value-type="float">
            <text:p>-0.009722234</text:p>
          </table:table-cell>
          <table:table-cell office:value-type="float" office:value="-0.0004148476" calcext:value-type="float">
            <text:p>-0.000414847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9" calcext:value-type="float">
            <text:p>2061999</text:p>
          </table:table-cell>
          <table:table-cell office:value-type="float" office:value="305.0002" calcext:value-type="float">
            <text:p>305.0002</text:p>
          </table:table-cell>
          <table:table-cell office:value-type="float" office:value="39.65343" calcext:value-type="float">
            <text:p>39.65343</text:p>
          </table:table-cell>
          <table:table-cell office:value-type="float" office:value="0" calcext:value-type="float">
            <text:p>0</text:p>
          </table:table-cell>
          <table:table-cell office:value-type="float" office:value="1264.924" calcext:value-type="float">
            <text:p>1264.924</text:p>
          </table:table-cell>
          <table:table-cell office:value-type="float" office:value="256.7353" calcext:value-type="float">
            <text:p>256.7353</text:p>
          </table:table-cell>
          <table:table-cell office:value-type="float" office:value="0" calcext:value-type="float">
            <text:p>0</text:p>
          </table:table-cell>
          <table:table-cell office:value-type="float" office:value="0.5023728" calcext:value-type="float">
            <text:p>0.5023728</text:p>
          </table:table-cell>
          <table:table-cell office:value-type="float" office:value="0.4724165" calcext:value-type="float">
            <text:p>0.4724165</text:p>
          </table:table-cell>
          <table:table-cell office:value-type="float" office:value="0.3639649" calcext:value-type="float">
            <text:p>0.3639649</text:p>
          </table:table-cell>
          <table:table-cell office:value-type="float" office:value="0.3069522" calcext:value-type="float">
            <text:p>0.3069522</text:p>
          </table:table-cell>
          <table:table-cell office:value-type="float" office:value="0.304505" calcext:value-type="float">
            <text:p>0.304505</text:p>
          </table:table-cell>
          <table:table-cell office:value-type="float" office:value="0.3057507" calcext:value-type="float">
            <text:p>0.3057507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3624527" calcext:value-type="float">
            <text:p>0.3624527</text:p>
          </table:table-cell>
          <table:table-cell office:value-type="float" office:value="0.3875641" calcext:value-type="float">
            <text:p>0.3875641</text:p>
          </table:table-cell>
          <table:table-cell office:value-type="float" office:value="0.4137882" calcext:value-type="float">
            <text:p>0.4137882</text:p>
          </table:table-cell>
          <table:table-cell office:value-type="float" office:value="0.5106199" calcext:value-type="float">
            <text:p>0.510619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3225214" calcext:value-type="float">
            <text:p>3.225214E-05</text:p>
          </table:table-cell>
          <table:table-cell office:value-type="float" office:value="1.948586E-015" calcext:value-type="float">
            <text:p>1.948586E-15</text:p>
          </table:table-cell>
          <table:table-cell office:value-type="float" office:value="1.917886E-015" calcext:value-type="float">
            <text:p>1.917886E-15</text:p>
          </table:table-cell>
          <table:table-cell office:value-type="float" office:value="9.784637E-016" calcext:value-type="float">
            <text:p>9.784637E-16</text:p>
          </table:table-cell>
          <table:table-cell office:value-type="float" office:value="9.901192E-016" calcext:value-type="float">
            <text:p>9.90119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268313" calcext:value-type="float">
            <text:p>-0.0005268313</text:p>
          </table:table-cell>
          <table:table-cell office:value-type="float" office:value="-0.0008128639" calcext:value-type="float">
            <text:p>-0.0008128639</text:p>
          </table:table-cell>
          <table:table-cell office:value-type="float" office:value="-0.005911163" calcext:value-type="float">
            <text:p>-0.005911163</text:p>
          </table:table-cell>
          <table:table-cell office:value-type="float" office:value="-0.01664896" calcext:value-type="float">
            <text:p>-0.01664896</text:p>
          </table:table-cell>
          <table:table-cell office:value-type="float" office:value="-0.01721035" calcext:value-type="float">
            <text:p>-0.01721035</text:p>
          </table:table-cell>
          <table:table-cell office:value-type="float" office:value="-0.01671521" calcext:value-type="float">
            <text:p>-0.01671521</text:p>
          </table:table-cell>
          <table:table-cell office:value-type="float" office:value="-0.01446286" calcext:value-type="float">
            <text:p>-0.01446286</text:p>
          </table:table-cell>
          <table:table-cell office:value-type="float" office:value="-0.01340123" calcext:value-type="float">
            <text:p>-0.01340123</text:p>
          </table:table-cell>
          <table:table-cell office:value-type="float" office:value="-0.007057464" calcext:value-type="float">
            <text:p>-0.007057464</text:p>
          </table:table-cell>
          <table:table-cell office:value-type="float" office:value="-0.003774181" calcext:value-type="float">
            <text:p>-0.003774181</text:p>
          </table:table-cell>
          <table:table-cell office:value-type="float" office:value="1047.163" calcext:value-type="float">
            <text:p>1047.16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3777224" calcext:value-type="float">
            <text:p>-0.0003777224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3226419" calcext:value-type="float">
            <text:p>3.226419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9" calcext:value-type="float">
            <text:p>3061999</text:p>
          </table:table-cell>
          <table:table-cell office:value-type="float" office:value="310.7002" calcext:value-type="float">
            <text:p>310.7002</text:p>
          </table:table-cell>
          <table:table-cell office:value-type="float" office:value="42.43819" calcext:value-type="float">
            <text:p>42.43819</text:p>
          </table:table-cell>
          <table:table-cell office:value-type="float" office:value="0" calcext:value-type="float">
            <text:p>0</text:p>
          </table:table-cell>
          <table:table-cell office:value-type="float" office:value="1263.64" calcext:value-type="float">
            <text:p>1263.64</text:p>
          </table:table-cell>
          <table:table-cell office:value-type="float" office:value="260.9326" calcext:value-type="float">
            <text:p>260.9326</text:p>
          </table:table-cell>
          <table:table-cell office:value-type="float" office:value="0" calcext:value-type="float">
            <text:p>0</text:p>
          </table:table-cell>
          <table:table-cell office:value-type="float" office:value="0.3209167" calcext:value-type="float">
            <text:p>0.3209167</text:p>
          </table:table-cell>
          <table:table-cell office:value-type="float" office:value="0.3235125" calcext:value-type="float">
            <text:p>0.3235125</text:p>
          </table:table-cell>
          <table:table-cell office:value-type="float" office:value="0.3283769" calcext:value-type="float">
            <text:p>0.3283769</text:p>
          </table:table-cell>
          <table:table-cell office:value-type="float" office:value="0.3329568" calcext:value-type="float">
            <text:p>0.3329568</text:p>
          </table:table-cell>
          <table:table-cell office:value-type="float" office:value="0.3334277" calcext:value-type="float">
            <text:p>0.3334277</text:p>
          </table:table-cell>
          <table:table-cell office:value-type="float" office:value="0.3313974" calcext:value-type="float">
            <text:p>0.3313974</text:p>
          </table:table-cell>
          <table:table-cell office:value-type="float" office:value="0.3611628" calcext:value-type="float">
            <text:p>0.3611628</text:p>
          </table:table-cell>
          <table:table-cell office:value-type="float" office:value="0.3627968" calcext:value-type="float">
            <text:p>0.3627968</text:p>
          </table:table-cell>
          <table:table-cell office:value-type="float" office:value="0.3875375" calcext:value-type="float">
            <text:p>0.3875375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8E-015" calcext:value-type="float">
            <text:p>1.9488E-15</text:p>
          </table:table-cell>
          <table:table-cell office:value-type="float" office:value="1.917813E-015" calcext:value-type="float">
            <text:p>1.917813E-15</text:p>
          </table:table-cell>
          <table:table-cell office:value-type="float" office:value="9.784571E-016" calcext:value-type="float">
            <text:p>9.784571E-16</text:p>
          </table:table-cell>
          <table:table-cell office:value-type="float" office:value="9.901066E-016" calcext:value-type="float">
            <text:p>9.90106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18911" calcext:value-type="float">
            <text:p>-0.0118911</text:p>
          </table:table-cell>
          <table:table-cell office:value-type="float" office:value="-0.0112485" calcext:value-type="float">
            <text:p>-0.0112485</text:p>
          </table:table-cell>
          <table:table-cell office:value-type="float" office:value="-0.01012338" calcext:value-type="float">
            <text:p>-0.01012338</text:p>
          </table:table-cell>
          <table:table-cell office:value-type="float" office:value="-0.009190712" calcext:value-type="float">
            <text:p>-0.009190712</text:p>
          </table:table-cell>
          <table:table-cell office:value-type="float" office:value="-0.009118772" calcext:value-type="float">
            <text:p>-0.009118772</text:p>
          </table:table-cell>
          <table:table-cell office:value-type="float" office:value="-0.009537481" calcext:value-type="float">
            <text:p>-0.009537481</text:p>
          </table:table-cell>
          <table:table-cell office:value-type="float" office:value="-0.01257436" calcext:value-type="float">
            <text:p>-0.01257436</text:p>
          </table:table-cell>
          <table:table-cell office:value-type="float" office:value="-0.01328723" calcext:value-type="float">
            <text:p>-0.01328723</text:p>
          </table:table-cell>
          <table:table-cell office:value-type="float" office:value="-0.00706696" calcext:value-type="float">
            <text:p>-0.00706696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055.212" calcext:value-type="float">
            <text:p>1055.212</text:p>
          </table:table-cell>
          <table:table-cell office:value-type="float" office:value="0" calcext:value-type="float">
            <text:p>0</text:p>
          </table:table-cell>
          <table:table-cell office:value-type="float" office:value="-0.009728569" calcext:value-type="float">
            <text:p>-0.009728569</text:p>
          </table:table-cell>
          <table:table-cell office:value-type="float" office:value="-0.0004198986" calcext:value-type="float">
            <text:p>-0.000419898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9" calcext:value-type="float">
            <text:p>4061999</text:p>
          </table:table-cell>
          <table:table-cell office:value-type="float" office:value="310.7002" calcext:value-type="float">
            <text:p>310.7002</text:p>
          </table:table-cell>
          <table:table-cell office:value-type="float" office:value="45.55196" calcext:value-type="float">
            <text:p>45.55196</text:p>
          </table:table-cell>
          <table:table-cell office:value-type="float" office:value="0" calcext:value-type="float">
            <text:p>0</text:p>
          </table:table-cell>
          <table:table-cell office:value-type="float" office:value="1257.787" calcext:value-type="float">
            <text:p>1257.787</text:p>
          </table:table-cell>
          <table:table-cell office:value-type="float" office:value="263.6698" calcext:value-type="float">
            <text:p>263.6698</text:p>
          </table:table-cell>
          <table:table-cell office:value-type="float" office:value="0" calcext:value-type="float">
            <text:p>0</text:p>
          </table:table-cell>
          <table:table-cell office:value-type="float" office:value="0.0791947" calcext:value-type="float">
            <text:p>0.0791947</text:p>
          </table:table-cell>
          <table:table-cell office:value-type="float" office:value="0.3094563" calcext:value-type="float">
            <text:p>0.3094563</text:p>
          </table:table-cell>
          <table:table-cell office:value-type="float" office:value="0.3106932" calcext:value-type="float">
            <text:p>0.3106932</text:p>
          </table:table-cell>
          <table:table-cell office:value-type="float" office:value="0.3135453" calcext:value-type="float">
            <text:p>0.3135453</text:p>
          </table:table-cell>
          <table:table-cell office:value-type="float" office:value="0.3160723" calcext:value-type="float">
            <text:p>0.3160723</text:p>
          </table:table-cell>
          <table:table-cell office:value-type="float" office:value="0.3178645" calcext:value-type="float">
            <text:p>0.3178645</text:p>
          </table:table-cell>
          <table:table-cell office:value-type="float" office:value="0.3615938" calcext:value-type="float">
            <text:p>0.3615938</text:p>
          </table:table-cell>
          <table:table-cell office:value-type="float" office:value="0.3634488" calcext:value-type="float">
            <text:p>0.3634488</text:p>
          </table:table-cell>
          <table:table-cell office:value-type="float" office:value="0.3875738" calcext:value-type="float">
            <text:p>0.3875738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004E-015" calcext:value-type="float">
            <text:p>1.949004E-15</text:p>
          </table:table-cell>
          <table:table-cell office:value-type="float" office:value="1.917738E-015" calcext:value-type="float">
            <text:p>1.917738E-15</text:p>
          </table:table-cell>
          <table:table-cell office:value-type="float" office:value="9.784507E-016" calcext:value-type="float">
            <text:p>9.784507E-16</text:p>
          </table:table-cell>
          <table:table-cell office:value-type="float" office:value="9.900955E-016" calcext:value-type="float">
            <text:p>9.90095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2.74107" calcext:value-type="float">
            <text:p>-72.74107</text:p>
          </table:table-cell>
          <table:table-cell office:value-type="float" office:value="-0.0153493" calcext:value-type="float">
            <text:p>-0.0153493</text:p>
          </table:table-cell>
          <table:table-cell office:value-type="float" office:value="-0.01493061" calcext:value-type="float">
            <text:p>-0.01493061</text:p>
          </table:table-cell>
          <table:table-cell office:value-type="float" office:value="-0.01400903" calcext:value-type="float">
            <text:p>-0.01400903</text:p>
          </table:table-cell>
          <table:table-cell office:value-type="float" office:value="-0.01325096" calcext:value-type="float">
            <text:p>-0.01325096</text:p>
          </table:table-cell>
          <table:table-cell office:value-type="float" office:value="-0.01274065" calcext:value-type="float">
            <text:p>-0.01274065</text:p>
          </table:table-cell>
          <table:table-cell office:value-type="float" office:value="-0.01240067" calcext:value-type="float">
            <text:p>-0.01240067</text:p>
          </table:table-cell>
          <table:table-cell office:value-type="float" office:value="-0.01305945" calcext:value-type="float">
            <text:p>-0.01305945</text:p>
          </table:table-cell>
          <table:table-cell office:value-type="float" office:value="-0.007060681" calcext:value-type="float">
            <text:p>-0.007060681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061.54" calcext:value-type="float">
            <text:p>1061.54</text:p>
          </table:table-cell>
          <table:table-cell office:value-type="float" office:value="0" calcext:value-type="float">
            <text:p>0</text:p>
          </table:table-cell>
          <table:table-cell office:value-type="float" office:value="-0.009727028" calcext:value-type="float">
            <text:p>-0.009727028</text:p>
          </table:table-cell>
          <table:table-cell office:value-type="float" office:value="-0.0004220955" calcext:value-type="float">
            <text:p>-0.000422095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9" calcext:value-type="float">
            <text:p>5061999</text:p>
          </table:table-cell>
          <table:table-cell office:value-type="float" office:value="310.7002" calcext:value-type="float">
            <text:p>310.7002</text:p>
          </table:table-cell>
          <table:table-cell office:value-type="float" office:value="45.5437" calcext:value-type="float">
            <text:p>45.5437</text:p>
          </table:table-cell>
          <table:table-cell office:value-type="float" office:value="0" calcext:value-type="float">
            <text:p>0</text:p>
          </table:table-cell>
          <table:table-cell office:value-type="float" office:value="1256.277" calcext:value-type="float">
            <text:p>1256.277</text:p>
          </table:table-cell>
          <table:table-cell office:value-type="float" office:value="265.1855" calcext:value-type="float">
            <text:p>265.1855</text:p>
          </table:table-cell>
          <table:table-cell office:value-type="float" office:value="0" calcext:value-type="float">
            <text:p>0</text:p>
          </table:table-cell>
          <table:table-cell office:value-type="float" office:value="0.08070035" calcext:value-type="float">
            <text:p>0.08070035</text:p>
          </table:table-cell>
          <table:table-cell office:value-type="float" office:value="0.3046243" calcext:value-type="float">
            <text:p>0.3046243</text:p>
          </table:table-cell>
          <table:table-cell office:value-type="float" office:value="0.305557" calcext:value-type="float">
            <text:p>0.305557</text:p>
          </table:table-cell>
          <table:table-cell office:value-type="float" office:value="0.3072014" calcext:value-type="float">
            <text:p>0.3072014</text:p>
          </table:table-cell>
          <table:table-cell office:value-type="float" office:value="0.3090388" calcext:value-type="float">
            <text:p>0.3090388</text:p>
          </table:table-cell>
          <table:table-cell office:value-type="float" office:value="0.3110545" calcext:value-type="float">
            <text:p>0.3110545</text:p>
          </table:table-cell>
          <table:table-cell office:value-type="float" office:value="0.3581837" calcext:value-type="float">
            <text:p>0.3581837</text:p>
          </table:table-cell>
          <table:table-cell office:value-type="float" office:value="0.3637181" calcext:value-type="float">
            <text:p>0.3637181</text:p>
          </table:table-cell>
          <table:table-cell office:value-type="float" office:value="0.387629" calcext:value-type="float">
            <text:p>0.387629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255E-015" calcext:value-type="float">
            <text:p>1.949255E-15</text:p>
          </table:table-cell>
          <table:table-cell office:value-type="float" office:value="1.91765E-015" calcext:value-type="float">
            <text:p>1.91765E-15</text:p>
          </table:table-cell>
          <table:table-cell office:value-type="float" office:value="9.784425E-016" calcext:value-type="float">
            <text:p>9.784425E-16</text:p>
          </table:table-cell>
          <table:table-cell office:value-type="float" office:value="9.900815E-016" calcext:value-type="float">
            <text:p>9.90081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3521" calcext:value-type="float">
            <text:p>-65.3521</text:p>
          </table:table-cell>
          <table:table-cell office:value-type="float" office:value="-0.01712662" calcext:value-type="float">
            <text:p>-0.01712662</text:p>
          </table:table-cell>
          <table:table-cell office:value-type="float" office:value="-0.01676916" calcext:value-type="float">
            <text:p>-0.01676916</text:p>
          </table:table-cell>
          <table:table-cell office:value-type="float" office:value="-0.01616164" calcext:value-type="float">
            <text:p>-0.01616164</text:p>
          </table:table-cell>
          <table:table-cell office:value-type="float" office:value="-0.01551084" calcext:value-type="float">
            <text:p>-0.01551084</text:p>
          </table:table-cell>
          <table:table-cell office:value-type="float" office:value="-0.01482356" calcext:value-type="float">
            <text:p>-0.01482356</text:p>
          </table:table-cell>
          <table:table-cell office:value-type="float" office:value="-0.01358575" calcext:value-type="float">
            <text:p>-0.01358575</text:p>
          </table:table-cell>
          <table:table-cell office:value-type="float" office:value="-0.01296523" calcext:value-type="float">
            <text:p>-0.01296523</text:p>
          </table:table-cell>
          <table:table-cell office:value-type="float" office:value="-0.007051046" calcext:value-type="float">
            <text:p>-0.007051046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066.65" calcext:value-type="float">
            <text:p>1066.65</text:p>
          </table:table-cell>
          <table:table-cell office:value-type="float" office:value="0" calcext:value-type="float">
            <text:p>0</text:p>
          </table:table-cell>
          <table:table-cell office:value-type="float" office:value="-0.009722373" calcext:value-type="float">
            <text:p>-0.009722373</text:p>
          </table:table-cell>
          <table:table-cell office:value-type="float" office:value="-0.0004245563" calcext:value-type="float">
            <text:p>-0.000424556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9" calcext:value-type="float">
            <text:p>6061999</text:p>
          </table:table-cell>
          <table:table-cell office:value-type="float" office:value="310.7002" calcext:value-type="float">
            <text:p>310.7002</text:p>
          </table:table-cell>
          <table:table-cell office:value-type="float" office:value="45.48185" calcext:value-type="float">
            <text:p>45.48185</text:p>
          </table:table-cell>
          <table:table-cell office:value-type="float" office:value="0" calcext:value-type="float">
            <text:p>0</text:p>
          </table:table-cell>
          <table:table-cell office:value-type="float" office:value="1255.48" calcext:value-type="float">
            <text:p>1255.48</text:p>
          </table:table-cell>
          <table:table-cell office:value-type="float" office:value="266.0453" calcext:value-type="float">
            <text:p>266.0453</text:p>
          </table:table-cell>
          <table:table-cell office:value-type="float" office:value="0" calcext:value-type="float">
            <text:p>0</text:p>
          </table:table-cell>
          <table:table-cell office:value-type="float" office:value="0.08791048" calcext:value-type="float">
            <text:p>0.08791048</text:p>
          </table:table-cell>
          <table:table-cell office:value-type="float" office:value="0.3017295" calcext:value-type="float">
            <text:p>0.3017295</text:p>
          </table:table-cell>
          <table:table-cell office:value-type="float" office:value="0.3026666" calcext:value-type="float">
            <text:p>0.3026666</text:p>
          </table:table-cell>
          <table:table-cell office:value-type="float" office:value="0.3041415" calcext:value-type="float">
            <text:p>0.3041415</text:p>
          </table:table-cell>
          <table:table-cell office:value-type="float" office:value="0.3057944" calcext:value-type="float">
            <text:p>0.3057944</text:p>
          </table:table-cell>
          <table:table-cell office:value-type="float" office:value="0.3077286" calcext:value-type="float">
            <text:p>0.3077286</text:p>
          </table:table-cell>
          <table:table-cell office:value-type="float" office:value="0.3555915" calcext:value-type="float">
            <text:p>0.3555915</text:p>
          </table:table-cell>
          <table:table-cell office:value-type="float" office:value="0.3636269" calcext:value-type="float">
            <text:p>0.3636269</text:p>
          </table:table-cell>
          <table:table-cell office:value-type="float" office:value="0.3876753" calcext:value-type="float">
            <text:p>0.3876753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549E-015" calcext:value-type="float">
            <text:p>1.949549E-15</text:p>
          </table:table-cell>
          <table:table-cell office:value-type="float" office:value="1.917546E-015" calcext:value-type="float">
            <text:p>1.917546E-15</text:p>
          </table:table-cell>
          <table:table-cell office:value-type="float" office:value="9.784319E-016" calcext:value-type="float">
            <text:p>9.784319E-16</text:p>
          </table:table-cell>
          <table:table-cell office:value-type="float" office:value="9.900657E-016" calcext:value-type="float">
            <text:p>9.90065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12621" calcext:value-type="float">
            <text:p>-38.12621</text:p>
          </table:table-cell>
          <table:table-cell office:value-type="float" office:value="-0.01830417" calcext:value-type="float">
            <text:p>-0.01830417</text:p>
          </table:table-cell>
          <table:table-cell office:value-type="float" office:value="-0.01792032" calcext:value-type="float">
            <text:p>-0.01792032</text:p>
          </table:table-cell>
          <table:table-cell office:value-type="float" office:value="-0.01733276" calcext:value-type="float">
            <text:p>-0.01733276</text:p>
          </table:table-cell>
          <table:table-cell office:value-type="float" office:value="-0.01669779" calcext:value-type="float">
            <text:p>-0.01669779</text:p>
          </table:table-cell>
          <table:table-cell office:value-type="float" office:value="-0.01598001" calcext:value-type="float">
            <text:p>-0.01598001</text:p>
          </table:table-cell>
          <table:table-cell office:value-type="float" office:value="-0.01457436" calcext:value-type="float">
            <text:p>-0.01457436</text:p>
          </table:table-cell>
          <table:table-cell office:value-type="float" office:value="-0.01299571" calcext:value-type="float">
            <text:p>-0.01299571</text:p>
          </table:table-cell>
          <table:table-cell office:value-type="float" office:value="-0.007042941" calcext:value-type="float">
            <text:p>-0.007042941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71.104" calcext:value-type="float">
            <text:p>1071.104</text:p>
          </table:table-cell>
          <table:table-cell office:value-type="float" office:value="0" calcext:value-type="float">
            <text:p>0</text:p>
          </table:table-cell>
          <table:table-cell office:value-type="float" office:value="-0.009713393" calcext:value-type="float">
            <text:p>-0.009713393</text:p>
          </table:table-cell>
          <table:table-cell office:value-type="float" office:value="-0.0004273028" calcext:value-type="float">
            <text:p>-0.00042730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9" calcext:value-type="float">
            <text:p>7061999</text:p>
          </table:table-cell>
          <table:table-cell office:value-type="float" office:value="310.8002" calcext:value-type="float">
            <text:p>310.8002</text:p>
          </table:table-cell>
          <table:table-cell office:value-type="float" office:value="45.63805" calcext:value-type="float">
            <text:p>45.63805</text:p>
          </table:table-cell>
          <table:table-cell office:value-type="float" office:value="0" calcext:value-type="float">
            <text:p>0</text:p>
          </table:table-cell>
          <table:table-cell office:value-type="float" office:value="1254.937" calcext:value-type="float">
            <text:p>1254.937</text:p>
          </table:table-cell>
          <table:table-cell office:value-type="float" office:value="266.5326" calcext:value-type="float">
            <text:p>266.5326</text:p>
          </table:table-cell>
          <table:table-cell office:value-type="float" office:value="0" calcext:value-type="float">
            <text:p>0</text:p>
          </table:table-cell>
          <table:table-cell office:value-type="float" office:value="0.08327922" calcext:value-type="float">
            <text:p>0.08327922</text:p>
          </table:table-cell>
          <table:table-cell office:value-type="float" office:value="0.3004128" calcext:value-type="float">
            <text:p>0.3004128</text:p>
          </table:table-cell>
          <table:table-cell office:value-type="float" office:value="0.3012615" calcext:value-type="float">
            <text:p>0.3012615</text:p>
          </table:table-cell>
          <table:table-cell office:value-type="float" office:value="0.3026472" calcext:value-type="float">
            <text:p>0.3026472</text:p>
          </table:table-cell>
          <table:table-cell office:value-type="float" office:value="0.3042271" calcext:value-type="float">
            <text:p>0.3042271</text:p>
          </table:table-cell>
          <table:table-cell office:value-type="float" office:value="0.3060513" calcext:value-type="float">
            <text:p>0.3060513</text:p>
          </table:table-cell>
          <table:table-cell office:value-type="float" office:value="0.3539025" calcext:value-type="float">
            <text:p>0.3539025</text:p>
          </table:table-cell>
          <table:table-cell office:value-type="float" office:value="0.3633711" calcext:value-type="float">
            <text:p>0.3633711</text:p>
          </table:table-cell>
          <table:table-cell office:value-type="float" office:value="0.3877015" calcext:value-type="float">
            <text:p>0.3877015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911E-015" calcext:value-type="float">
            <text:p>1.949911E-15</text:p>
          </table:table-cell>
          <table:table-cell office:value-type="float" office:value="1.917414E-015" calcext:value-type="float">
            <text:p>1.917414E-15</text:p>
          </table:table-cell>
          <table:table-cell office:value-type="float" office:value="9.784153E-016" calcext:value-type="float">
            <text:p>9.784153E-16</text:p>
          </table:table-cell>
          <table:table-cell office:value-type="float" office:value="9.900496E-016" calcext:value-type="float">
            <text:p>9.90049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42849" calcext:value-type="float">
            <text:p>-52.42849</text:p>
          </table:table-cell>
          <table:table-cell office:value-type="float" office:value="-0.01887675" calcext:value-type="float">
            <text:p>-0.01887675</text:p>
          </table:table-cell>
          <table:table-cell office:value-type="float" office:value="-0.0185139" calcext:value-type="float">
            <text:p>-0.0185139</text:p>
          </table:table-cell>
          <table:table-cell office:value-type="float" office:value="-0.01793991" calcext:value-type="float">
            <text:p>-0.01793991</text:p>
          </table:table-cell>
          <table:table-cell office:value-type="float" office:value="-0.01730761" calcext:value-type="float">
            <text:p>-0.01730761</text:p>
          </table:table-cell>
          <table:table-cell office:value-type="float" office:value="-0.01660204" calcext:value-type="float">
            <text:p>-0.01660204</text:p>
          </table:table-cell>
          <table:table-cell office:value-type="float" office:value="-0.01526216" calcext:value-type="float">
            <text:p>-0.01526216</text:p>
          </table:table-cell>
          <table:table-cell office:value-type="float" office:value="-0.01308344" calcext:value-type="float">
            <text:p>-0.01308344</text:p>
          </table:table-cell>
          <table:table-cell office:value-type="float" office:value="-0.007038345" calcext:value-type="float">
            <text:p>-0.007038345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75.188" calcext:value-type="float">
            <text:p>1075.188</text:p>
          </table:table-cell>
          <table:table-cell office:value-type="float" office:value="0" calcext:value-type="float">
            <text:p>0</text:p>
          </table:table-cell>
          <table:table-cell office:value-type="float" office:value="-0.009713893" calcext:value-type="float">
            <text:p>-0.009713893</text:p>
          </table:table-cell>
          <table:table-cell office:value-type="float" office:value="-0.0004307738" calcext:value-type="float">
            <text:p>-0.00043077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9" calcext:value-type="float">
            <text:p>8061999</text:p>
          </table:table-cell>
          <table:table-cell office:value-type="float" office:value="310.8002" calcext:value-type="float">
            <text:p>310.8002</text:p>
          </table:table-cell>
          <table:table-cell office:value-type="float" office:value="45.67506" calcext:value-type="float">
            <text:p>45.67506</text:p>
          </table:table-cell>
          <table:table-cell office:value-type="float" office:value="0" calcext:value-type="float">
            <text:p>0</text:p>
          </table:table-cell>
          <table:table-cell office:value-type="float" office:value="1254.637" calcext:value-type="float">
            <text:p>1254.637</text:p>
          </table:table-cell>
          <table:table-cell office:value-type="float" office:value="266.7945" calcext:value-type="float">
            <text:p>266.7945</text:p>
          </table:table-cell>
          <table:table-cell office:value-type="float" office:value="0" calcext:value-type="float">
            <text:p>0</text:p>
          </table:table-cell>
          <table:table-cell office:value-type="float" office:value="0.08031901" calcext:value-type="float">
            <text:p>0.08031901</text:p>
          </table:table-cell>
          <table:table-cell office:value-type="float" office:value="0.3001178" calcext:value-type="float">
            <text:p>0.3001178</text:p>
          </table:table-cell>
          <table:table-cell office:value-type="float" office:value="0.3009097" calcext:value-type="float">
            <text:p>0.3009097</text:p>
          </table:table-cell>
          <table:table-cell office:value-type="float" office:value="0.302016" calcext:value-type="float">
            <text:p>0.302016</text:p>
          </table:table-cell>
          <table:table-cell office:value-type="float" office:value="0.3034424" calcext:value-type="float">
            <text:p>0.3034424</text:p>
          </table:table-cell>
          <table:table-cell office:value-type="float" office:value="0.3051159" calcext:value-type="float">
            <text:p>0.3051159</text:p>
          </table:table-cell>
          <table:table-cell office:value-type="float" office:value="0.3529422" calcext:value-type="float">
            <text:p>0.3529422</text:p>
          </table:table-cell>
          <table:table-cell office:value-type="float" office:value="0.3630755" calcext:value-type="float">
            <text:p>0.3630755</text:p>
          </table:table-cell>
          <table:table-cell office:value-type="float" office:value="0.3877067" calcext:value-type="float">
            <text:p>0.3877067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286E-015" calcext:value-type="float">
            <text:p>1.950286E-15</text:p>
          </table:table-cell>
          <table:table-cell office:value-type="float" office:value="1.917279E-015" calcext:value-type="float">
            <text:p>1.917279E-15</text:p>
          </table:table-cell>
          <table:table-cell office:value-type="float" office:value="9.783999E-016" calcext:value-type="float">
            <text:p>9.783999E-16</text:p>
          </table:table-cell>
          <table:table-cell office:value-type="float" office:value="9.900302E-016" calcext:value-type="float">
            <text:p>9.90030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6.11715" calcext:value-type="float">
            <text:p>-66.11715</text:p>
          </table:table-cell>
          <table:table-cell office:value-type="float" office:value="-0.01900954" calcext:value-type="float">
            <text:p>-0.01900954</text:p>
          </table:table-cell>
          <table:table-cell office:value-type="float" office:value="-0.01866825" calcext:value-type="float">
            <text:p>-0.01866825</text:p>
          </table:table-cell>
          <table:table-cell office:value-type="float" office:value="-0.01820475" calcext:value-type="float">
            <text:p>-0.01820475</text:p>
          </table:table-cell>
          <table:table-cell office:value-type="float" office:value="-0.01762292" calcext:value-type="float">
            <text:p>-0.01762292</text:p>
          </table:table-cell>
          <table:table-cell office:value-type="float" office:value="-0.01695989" calcext:value-type="float">
            <text:p>-0.01695989</text:p>
          </table:table-cell>
          <table:table-cell office:value-type="float" office:value="-0.01566983" calcext:value-type="float">
            <text:p>-0.01566983</text:p>
          </table:table-cell>
          <table:table-cell office:value-type="float" office:value="-0.01318613" calcext:value-type="float">
            <text:p>-0.01318613</text:p>
          </table:table-cell>
          <table:table-cell office:value-type="float" office:value="-0.007037418" calcext:value-type="float">
            <text:p>-0.007037418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79.039" calcext:value-type="float">
            <text:p>1079.039</text:p>
          </table:table-cell>
          <table:table-cell office:value-type="float" office:value="0" calcext:value-type="float">
            <text:p>0</text:p>
          </table:table-cell>
          <table:table-cell office:value-type="float" office:value="-0.0097186" calcext:value-type="float">
            <text:p>-0.0097186</text:p>
          </table:table-cell>
          <table:table-cell office:value-type="float" office:value="-0.0004337471" calcext:value-type="float">
            <text:p>-0.00043374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9" calcext:value-type="float">
            <text:p>9061999</text:p>
          </table:table-cell>
          <table:table-cell office:value-type="float" office:value="311.3003" calcext:value-type="float">
            <text:p>311.3003</text:p>
          </table:table-cell>
          <table:table-cell office:value-type="float" office:value="46.13836" calcext:value-type="float">
            <text:p>46.13836</text:p>
          </table:table-cell>
          <table:table-cell office:value-type="float" office:value="0" calcext:value-type="float">
            <text:p>0</text:p>
          </table:table-cell>
          <table:table-cell office:value-type="float" office:value="1254.54" calcext:value-type="float">
            <text:p>1254.54</text:p>
          </table:table-cell>
          <table:table-cell office:value-type="float" office:value="266.9269" calcext:value-type="float">
            <text:p>266.9269</text:p>
          </table:table-cell>
          <table:table-cell office:value-type="float" office:value="0" calcext:value-type="float">
            <text:p>0</text:p>
          </table:table-cell>
          <table:table-cell office:value-type="float" office:value="0.08870448" calcext:value-type="float">
            <text:p>0.08870448</text:p>
          </table:table-cell>
          <table:table-cell office:value-type="float" office:value="0.2995064" calcext:value-type="float">
            <text:p>0.2995064</text:p>
          </table:table-cell>
          <table:table-cell office:value-type="float" office:value="0.3004436" calcext:value-type="float">
            <text:p>0.3004436</text:p>
          </table:table-cell>
          <table:table-cell office:value-type="float" office:value="0.3018124" calcext:value-type="float">
            <text:p>0.3018124</text:p>
          </table:table-cell>
          <table:table-cell office:value-type="float" office:value="0.3031251" calcext:value-type="float">
            <text:p>0.3031251</text:p>
          </table:table-cell>
          <table:table-cell office:value-type="float" office:value="0.3046639" calcext:value-type="float">
            <text:p>0.3046639</text:p>
          </table:table-cell>
          <table:table-cell office:value-type="float" office:value="0.3523932" calcext:value-type="float">
            <text:p>0.3523932</text:p>
          </table:table-cell>
          <table:table-cell office:value-type="float" office:value="0.3628086" calcext:value-type="float">
            <text:p>0.3628086</text:p>
          </table:table-cell>
          <table:table-cell office:value-type="float" office:value="0.3876942" calcext:value-type="float">
            <text:p>0.3876942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578E-015" calcext:value-type="float">
            <text:p>1.950578E-15</text:p>
          </table:table-cell>
          <table:table-cell office:value-type="float" office:value="1.917174E-015" calcext:value-type="float">
            <text:p>1.917174E-15</text:p>
          </table:table-cell>
          <table:table-cell office:value-type="float" office:value="9.783925E-016" calcext:value-type="float">
            <text:p>9.783925E-16</text:p>
          </table:table-cell>
          <table:table-cell office:value-type="float" office:value="9.900117E-016" calcext:value-type="float">
            <text:p>9.90011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6.05116" calcext:value-type="float">
            <text:p>-36.05116</text:p>
          </table:table-cell>
          <table:table-cell office:value-type="float" office:value="-0.01928" calcext:value-type="float">
            <text:p>-0.01928</text:p>
          </table:table-cell>
          <table:table-cell office:value-type="float" office:value="-0.01887041" calcext:value-type="float">
            <text:p>-0.01887041</text:p>
          </table:table-cell>
          <table:table-cell office:value-type="float" office:value="-0.0182908" calcext:value-type="float">
            <text:p>-0.0182908</text:p>
          </table:table-cell>
          <table:table-cell office:value-type="float" office:value="-0.01775511" calcext:value-type="float">
            <text:p>-0.01775511</text:p>
          </table:table-cell>
          <table:table-cell office:value-type="float" office:value="-0.01713693" calcext:value-type="float">
            <text:p>-0.01713693</text:p>
          </table:table-cell>
          <table:table-cell office:value-type="float" office:value="-0.01590797" calcext:value-type="float">
            <text:p>-0.01590797</text:p>
          </table:table-cell>
          <table:table-cell office:value-type="float" office:value="-0.01327968" calcext:value-type="float">
            <text:p>-0.01327968</text:p>
          </table:table-cell>
          <table:table-cell office:value-type="float" office:value="-0.007039563" calcext:value-type="float">
            <text:p>-0.007039563</text:p>
          </table:table-cell>
          <table:table-cell office:value-type="float" office:value="-0.00376343" calcext:value-type="float">
            <text:p>-0.00376343</text:p>
          </table:table-cell>
          <table:table-cell office:value-type="float" office:value="1082.771" calcext:value-type="float">
            <text:p>1082.771</text:p>
          </table:table-cell>
          <table:table-cell office:value-type="float" office:value="0" calcext:value-type="float">
            <text:p>0</text:p>
          </table:table-cell>
          <table:table-cell office:value-type="float" office:value="-0.009724014" calcext:value-type="float">
            <text:p>-0.009724014</text:p>
          </table:table-cell>
          <table:table-cell office:value-type="float" office:value="-0.0004361497" calcext:value-type="float">
            <text:p>-0.00043614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9" calcext:value-type="float">
            <text:p>10061999</text:p>
          </table:table-cell>
          <table:table-cell office:value-type="float" office:value="311.3003" calcext:value-type="float">
            <text:p>311.3003</text:p>
          </table:table-cell>
          <table:table-cell office:value-type="float" office:value="46.19776" calcext:value-type="float">
            <text:p>46.19776</text:p>
          </table:table-cell>
          <table:table-cell office:value-type="float" office:value="0" calcext:value-type="float">
            <text:p>0</text:p>
          </table:table-cell>
          <table:table-cell office:value-type="float" office:value="1254.415" calcext:value-type="float">
            <text:p>1254.415</text:p>
          </table:table-cell>
          <table:table-cell office:value-type="float" office:value="266.9926" calcext:value-type="float">
            <text:p>266.9926</text:p>
          </table:table-cell>
          <table:table-cell office:value-type="float" office:value="0" calcext:value-type="float">
            <text:p>0</text:p>
          </table:table-cell>
          <table:table-cell office:value-type="float" office:value="0.08463567" calcext:value-type="float">
            <text:p>0.08463567</text:p>
          </table:table-cell>
          <table:table-cell office:value-type="float" office:value="0.2995658" calcext:value-type="float">
            <text:p>0.2995658</text:p>
          </table:table-cell>
          <table:table-cell office:value-type="float" office:value="0.3004321" calcext:value-type="float">
            <text:p>0.3004321</text:p>
          </table:table-cell>
          <table:table-cell office:value-type="float" office:value="0.3017608" calcext:value-type="float">
            <text:p>0.3017608</text:p>
          </table:table-cell>
          <table:table-cell office:value-type="float" office:value="0.3031544" calcext:value-type="float">
            <text:p>0.3031544</text:p>
          </table:table-cell>
          <table:table-cell office:value-type="float" office:value="0.3045399" calcext:value-type="float">
            <text:p>0.3045399</text:p>
          </table:table-cell>
          <table:table-cell office:value-type="float" office:value="0.3520877" calcext:value-type="float">
            <text:p>0.3520877</text:p>
          </table:table-cell>
          <table:table-cell office:value-type="float" office:value="0.3625783" calcext:value-type="float">
            <text:p>0.3625783</text:p>
          </table:table-cell>
          <table:table-cell office:value-type="float" office:value="0.3876684" calcext:value-type="float">
            <text:p>0.3876684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856E-015" calcext:value-type="float">
            <text:p>1.950856E-15</text:p>
          </table:table-cell>
          <table:table-cell office:value-type="float" office:value="1.917073E-015" calcext:value-type="float">
            <text:p>1.917073E-15</text:p>
          </table:table-cell>
          <table:table-cell office:value-type="float" office:value="9.783823E-016" calcext:value-type="float">
            <text:p>9.783823E-16</text:p>
          </table:table-cell>
          <table:table-cell office:value-type="float" office:value="9.899977E-016" calcext:value-type="float">
            <text:p>9.89997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85874" calcext:value-type="float">
            <text:p>-47.85874</text:p>
          </table:table-cell>
          <table:table-cell office:value-type="float" office:value="-0.01925467" calcext:value-type="float">
            <text:p>-0.01925467</text:p>
          </table:table-cell>
          <table:table-cell office:value-type="float" office:value="-0.01887607" calcext:value-type="float">
            <text:p>-0.01887607</text:p>
          </table:table-cell>
          <table:table-cell office:value-type="float" office:value="-0.01831353" calcext:value-type="float">
            <text:p>-0.01831353</text:p>
          </table:table-cell>
          <table:table-cell office:value-type="float" office:value="-0.01774148" calcext:value-type="float">
            <text:p>-0.01774148</text:p>
          </table:table-cell>
          <table:table-cell office:value-type="float" office:value="-0.01718624" calcext:value-type="float">
            <text:p>-0.01718624</text:p>
          </table:table-cell>
          <table:table-cell office:value-type="float" office:value="-0.01604234" calcext:value-type="float">
            <text:p>-0.01604234</text:p>
          </table:table-cell>
          <table:table-cell office:value-type="float" office:value="-0.01336107" calcext:value-type="float">
            <text:p>-0.01336107</text:p>
          </table:table-cell>
          <table:table-cell office:value-type="float" office:value="-0.007044035" calcext:value-type="float">
            <text:p>-0.007044035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086.426" calcext:value-type="float">
            <text:p>1086.426</text:p>
          </table:table-cell>
          <table:table-cell office:value-type="float" office:value="0" calcext:value-type="float">
            <text:p>0</text:p>
          </table:table-cell>
          <table:table-cell office:value-type="float" office:value="-0.009720569" calcext:value-type="float">
            <text:p>-0.009720569</text:p>
          </table:table-cell>
          <table:table-cell office:value-type="float" office:value="-0.000438581" calcext:value-type="float">
            <text:p>-0.00043858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9" calcext:value-type="float">
            <text:p>11061999</text:p>
          </table:table-cell>
          <table:table-cell office:value-type="float" office:value="311.3003" calcext:value-type="float">
            <text:p>311.3003</text:p>
          </table:table-cell>
          <table:table-cell office:value-type="float" office:value="46.21268" calcext:value-type="float">
            <text:p>46.21268</text:p>
          </table:table-cell>
          <table:table-cell office:value-type="float" office:value="0" calcext:value-type="float">
            <text:p>0</text:p>
          </table:table-cell>
          <table:table-cell office:value-type="float" office:value="1254.349" calcext:value-type="float">
            <text:p>1254.349</text:p>
          </table:table-cell>
          <table:table-cell office:value-type="float" office:value="267.0446" calcext:value-type="float">
            <text:p>267.0446</text:p>
          </table:table-cell>
          <table:table-cell office:value-type="float" office:value="0" calcext:value-type="float">
            <text:p>0</text:p>
          </table:table-cell>
          <table:table-cell office:value-type="float" office:value="0.0841407" calcext:value-type="float">
            <text:p>0.0841407</text:p>
          </table:table-cell>
          <table:table-cell office:value-type="float" office:value="0.2996448" calcext:value-type="float">
            <text:p>0.2996448</text:p>
          </table:table-cell>
          <table:table-cell office:value-type="float" office:value="0.3004872" calcext:value-type="float">
            <text:p>0.3004872</text:p>
          </table:table-cell>
          <table:table-cell office:value-type="float" office:value="0.3017668" calcext:value-type="float">
            <text:p>0.3017668</text:p>
          </table:table-cell>
          <table:table-cell office:value-type="float" office:value="0.3031129" calcext:value-type="float">
            <text:p>0.3031129</text:p>
          </table:table-cell>
          <table:table-cell office:value-type="float" office:value="0.3044588" calcext:value-type="float">
            <text:p>0.3044588</text:p>
          </table:table-cell>
          <table:table-cell office:value-type="float" office:value="0.35188" calcext:value-type="float">
            <text:p>0.35188</text:p>
          </table:table-cell>
          <table:table-cell office:value-type="float" office:value="0.362347" calcext:value-type="float">
            <text:p>0.362347</text:p>
          </table:table-cell>
          <table:table-cell office:value-type="float" office:value="0.3876789" calcext:value-type="float">
            <text:p>0.3876789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195E-015" calcext:value-type="float">
            <text:p>1.951195E-15</text:p>
          </table:table-cell>
          <table:table-cell office:value-type="float" office:value="1.916951E-015" calcext:value-type="float">
            <text:p>1.916951E-15</text:p>
          </table:table-cell>
          <table:table-cell office:value-type="float" office:value="9.783663E-016" calcext:value-type="float">
            <text:p>9.783663E-16</text:p>
          </table:table-cell>
          <table:table-cell office:value-type="float" office:value="9.899821E-016" calcext:value-type="float">
            <text:p>9.89982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0.23343" calcext:value-type="float">
            <text:p>-50.23343</text:p>
          </table:table-cell>
          <table:table-cell office:value-type="float" office:value="-0.01921812" calcext:value-type="float">
            <text:p>-0.01921812</text:p>
          </table:table-cell>
          <table:table-cell office:value-type="float" office:value="-0.01885215" calcext:value-type="float">
            <text:p>-0.01885215</text:p>
          </table:table-cell>
          <table:table-cell office:value-type="float" office:value="-0.01831105" calcext:value-type="float">
            <text:p>-0.01831105</text:p>
          </table:table-cell>
          <table:table-cell office:value-type="float" office:value="-0.01775839" calcext:value-type="float">
            <text:p>-0.01775839</text:p>
          </table:table-cell>
          <table:table-cell office:value-type="float" office:value="-0.01721806" calcext:value-type="float">
            <text:p>-0.01721806</text:p>
          </table:table-cell>
          <table:table-cell office:value-type="float" office:value="-0.01613377" calcext:value-type="float">
            <text:p>-0.01613377</text:p>
          </table:table-cell>
          <table:table-cell office:value-type="float" office:value="-0.01344286" calcext:value-type="float">
            <text:p>-0.01344286</text:p>
          </table:table-cell>
          <table:table-cell office:value-type="float" office:value="-0.007042427" calcext:value-type="float">
            <text:p>-0.007042427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090.065" calcext:value-type="float">
            <text:p>1090.065</text:p>
          </table:table-cell>
          <table:table-cell office:value-type="float" office:value="0" calcext:value-type="float">
            <text:p>0</text:p>
          </table:table-cell>
          <table:table-cell office:value-type="float" office:value="-0.009717432" calcext:value-type="float">
            <text:p>-0.009717432</text:p>
          </table:table-cell>
          <table:table-cell office:value-type="float" office:value="-0.0004414944" calcext:value-type="float">
            <text:p>-0.00044149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9" calcext:value-type="float">
            <text:p>12061999</text:p>
          </table:table-cell>
          <table:table-cell office:value-type="float" office:value="311.3003" calcext:value-type="float">
            <text:p>311.3003</text:p>
          </table:table-cell>
          <table:table-cell office:value-type="float" office:value="46.29205" calcext:value-type="float">
            <text:p>46.29205</text:p>
          </table:table-cell>
          <table:table-cell office:value-type="float" office:value="0" calcext:value-type="float">
            <text:p>0</text:p>
          </table:table-cell>
          <table:table-cell office:value-type="float" office:value="1254.228" calcext:value-type="float">
            <text:p>1254.228</text:p>
          </table:table-cell>
          <table:table-cell office:value-type="float" office:value="267.085" calcext:value-type="float">
            <text:p>267.085</text:p>
          </table:table-cell>
          <table:table-cell office:value-type="float" office:value="0" calcext:value-type="float">
            <text:p>0</text:p>
          </table:table-cell>
          <table:table-cell office:value-type="float" office:value="0.07664132" calcext:value-type="float">
            <text:p>0.07664132</text:p>
          </table:table-cell>
          <table:table-cell office:value-type="float" office:value="0.2997735" calcext:value-type="float">
            <text:p>0.2997735</text:p>
          </table:table-cell>
          <table:table-cell office:value-type="float" office:value="0.300555" calcext:value-type="float">
            <text:p>0.300555</text:p>
          </table:table-cell>
          <table:table-cell office:value-type="float" office:value="0.3017801" calcext:value-type="float">
            <text:p>0.3017801</text:p>
          </table:table-cell>
          <table:table-cell office:value-type="float" office:value="0.3030777" calcext:value-type="float">
            <text:p>0.3030777</text:p>
          </table:table-cell>
          <table:table-cell office:value-type="float" office:value="0.3043827" calcext:value-type="float">
            <text:p>0.3043827</text:p>
          </table:table-cell>
          <table:table-cell office:value-type="float" office:value="0.351694" calcext:value-type="float">
            <text:p>0.351694</text:p>
          </table:table-cell>
          <table:table-cell office:value-type="float" office:value="0.3620836" calcext:value-type="float">
            <text:p>0.3620836</text:p>
          </table:table-cell>
          <table:table-cell office:value-type="float" office:value="0.3877512" calcext:value-type="float">
            <text:p>0.3877512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572E-015" calcext:value-type="float">
            <text:p>1.951572E-15</text:p>
          </table:table-cell>
          <table:table-cell office:value-type="float" office:value="1.916815E-015" calcext:value-type="float">
            <text:p>1.916815E-15</text:p>
          </table:table-cell>
          <table:table-cell office:value-type="float" office:value="9.783524E-016" calcext:value-type="float">
            <text:p>9.783524E-16</text:p>
          </table:table-cell>
          <table:table-cell office:value-type="float" office:value="9.899617E-016" calcext:value-type="float">
            <text:p>9.89961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8.81268" calcext:value-type="float">
            <text:p>-88.81268</text:p>
          </table:table-cell>
          <table:table-cell office:value-type="float" office:value="-0.01915984" calcext:value-type="float">
            <text:p>-0.01915984</text:p>
          </table:table-cell>
          <table:table-cell office:value-type="float" office:value="-0.01882312" calcext:value-type="float">
            <text:p>-0.01882312</text:p>
          </table:table-cell>
          <table:table-cell office:value-type="float" office:value="-0.01830565" calcext:value-type="float">
            <text:p>-0.01830565</text:p>
          </table:table-cell>
          <table:table-cell office:value-type="float" office:value="-0.01777278" calcext:value-type="float">
            <text:p>-0.01777278</text:p>
          </table:table-cell>
          <table:table-cell office:value-type="float" office:value="-0.01724806" calcext:value-type="float">
            <text:p>-0.01724806</text:p>
          </table:table-cell>
          <table:table-cell office:value-type="float" office:value="-0.01621665" calcext:value-type="float">
            <text:p>-0.01621665</text:p>
          </table:table-cell>
          <table:table-cell office:value-type="float" office:value="-0.01353732" calcext:value-type="float">
            <text:p>-0.01353732</text:p>
          </table:table-cell>
          <table:table-cell office:value-type="float" office:value="-0.007029792" calcext:value-type="float">
            <text:p>-0.007029792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093.703" calcext:value-type="float">
            <text:p>1093.703</text:p>
          </table:table-cell>
          <table:table-cell office:value-type="float" office:value="0" calcext:value-type="float">
            <text:p>0</text:p>
          </table:table-cell>
          <table:table-cell office:value-type="float" office:value="-0.009721566" calcext:value-type="float">
            <text:p>-0.009721566</text:p>
          </table:table-cell>
          <table:table-cell office:value-type="float" office:value="-0.0004445594" calcext:value-type="float">
            <text:p>-0.00044455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9" calcext:value-type="float">
            <text:p>13061999</text:p>
          </table:table-cell>
          <table:table-cell office:value-type="float" office:value="311.3003" calcext:value-type="float">
            <text:p>311.3003</text:p>
          </table:table-cell>
          <table:table-cell office:value-type="float" office:value="46.25269" calcext:value-type="float">
            <text:p>46.25269</text:p>
          </table:table-cell>
          <table:table-cell office:value-type="float" office:value="0" calcext:value-type="float">
            <text:p>0</text:p>
          </table:table-cell>
          <table:table-cell office:value-type="float" office:value="1254.234" calcext:value-type="float">
            <text:p>1254.234</text:p>
          </table:table-cell>
          <table:table-cell office:value-type="float" office:value="267.1152" calcext:value-type="float">
            <text:p>267.1152</text:p>
          </table:table-cell>
          <table:table-cell office:value-type="float" office:value="0" calcext:value-type="float">
            <text:p>0</text:p>
          </table:table-cell>
          <table:table-cell office:value-type="float" office:value="0.080742" calcext:value-type="float">
            <text:p>0.080742</text:p>
          </table:table-cell>
          <table:table-cell office:value-type="float" office:value="0.2998444" calcext:value-type="float">
            <text:p>0.2998444</text:p>
          </table:table-cell>
          <table:table-cell office:value-type="float" office:value="0.3006026" calcext:value-type="float">
            <text:p>0.3006026</text:p>
          </table:table-cell>
          <table:table-cell office:value-type="float" office:value="0.3018002" calcext:value-type="float">
            <text:p>0.3018002</text:p>
          </table:table-cell>
          <table:table-cell office:value-type="float" office:value="0.3030597" calcext:value-type="float">
            <text:p>0.3030597</text:p>
          </table:table-cell>
          <table:table-cell office:value-type="float" office:value="0.3043341" calcext:value-type="float">
            <text:p>0.3043341</text:p>
          </table:table-cell>
          <table:table-cell office:value-type="float" office:value="0.351578" calcext:value-type="float">
            <text:p>0.351578</text:p>
          </table:table-cell>
          <table:table-cell office:value-type="float" office:value="0.3618793" calcext:value-type="float">
            <text:p>0.3618793</text:p>
          </table:table-cell>
          <table:table-cell office:value-type="float" office:value="0.3877965" calcext:value-type="float">
            <text:p>0.3877965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896E-015" calcext:value-type="float">
            <text:p>1.949896E-15</text:p>
          </table:table-cell>
          <table:table-cell office:value-type="float" office:value="1.916679E-015" calcext:value-type="float">
            <text:p>1.916679E-15</text:p>
          </table:table-cell>
          <table:table-cell office:value-type="float" office:value="9.783375E-016" calcext:value-type="float">
            <text:p>9.783375E-16</text:p>
          </table:table-cell>
          <table:table-cell office:value-type="float" office:value="9.899403E-016" calcext:value-type="float">
            <text:p>9.89940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4.03318" calcext:value-type="float">
            <text:p>-64.03318</text:p>
          </table:table-cell>
          <table:table-cell office:value-type="float" office:value="-0.01913263" calcext:value-type="float">
            <text:p>-0.01913263</text:p>
          </table:table-cell>
          <table:table-cell office:value-type="float" office:value="-0.01880263" calcext:value-type="float">
            <text:p>-0.01880263</text:p>
          </table:table-cell>
          <table:table-cell office:value-type="float" office:value="-0.01829717" calcext:value-type="float">
            <text:p>-0.01829717</text:p>
          </table:table-cell>
          <table:table-cell office:value-type="float" office:value="-0.0177802" calcext:value-type="float">
            <text:p>-0.0177802</text:p>
          </table:table-cell>
          <table:table-cell office:value-type="float" office:value="-0.01726731" calcext:value-type="float">
            <text:p>-0.01726731</text:p>
          </table:table-cell>
          <table:table-cell office:value-type="float" office:value="-0.01626851" calcext:value-type="float">
            <text:p>-0.01626851</text:p>
          </table:table-cell>
          <table:table-cell office:value-type="float" office:value="-0.01361114" calcext:value-type="float">
            <text:p>-0.01361114</text:p>
          </table:table-cell>
          <table:table-cell office:value-type="float" office:value="-0.007021882" calcext:value-type="float">
            <text:p>-0.007021882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097.327" calcext:value-type="float">
            <text:p>1097.327</text:p>
          </table:table-cell>
          <table:table-cell office:value-type="float" office:value="0" calcext:value-type="float">
            <text:p>0</text:p>
          </table:table-cell>
          <table:table-cell office:value-type="float" office:value="-0.009717553" calcext:value-type="float">
            <text:p>-0.009717553</text:p>
          </table:table-cell>
          <table:table-cell office:value-type="float" office:value="-0.000447482" calcext:value-type="float">
            <text:p>-0.0004474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9" calcext:value-type="float">
            <text:p>14061999</text:p>
          </table:table-cell>
          <table:table-cell office:value-type="float" office:value="316.2003" calcext:value-type="float">
            <text:p>316.2003</text:p>
          </table:table-cell>
          <table:table-cell office:value-type="float" office:value="46.85758" calcext:value-type="float">
            <text:p>46.85758</text:p>
          </table:table-cell>
          <table:table-cell office:value-type="float" office:value="0" calcext:value-type="float">
            <text:p>0</text:p>
          </table:table-cell>
          <table:table-cell office:value-type="float" office:value="1258.491" calcext:value-type="float">
            <text:p>1258.491</text:p>
          </table:table-cell>
          <table:table-cell office:value-type="float" office:value="267.1519" calcext:value-type="float">
            <text:p>267.1519</text:p>
          </table:table-cell>
          <table:table-cell office:value-type="float" office:value="0" calcext:value-type="float">
            <text:p>0</text:p>
          </table:table-cell>
          <table:table-cell office:value-type="float" office:value="0.3343614" calcext:value-type="float">
            <text:p>0.3343614</text:p>
          </table:table-cell>
          <table:table-cell office:value-type="float" office:value="0.3341394" calcext:value-type="float">
            <text:p>0.3341394</text:p>
          </table:table-cell>
          <table:table-cell office:value-type="float" office:value="0.3203501" calcext:value-type="float">
            <text:p>0.3203501</text:p>
          </table:table-cell>
          <table:table-cell office:value-type="float" office:value="0.3056258" calcext:value-type="float">
            <text:p>0.3056258</text:p>
          </table:table-cell>
          <table:table-cell office:value-type="float" office:value="0.3034675" calcext:value-type="float">
            <text:p>0.3034675</text:p>
          </table:table-cell>
          <table:table-cell office:value-type="float" office:value="0.3044066" calcext:value-type="float">
            <text:p>0.3044066</text:p>
          </table:table-cell>
          <table:table-cell office:value-type="float" office:value="0.3519426" calcext:value-type="float">
            <text:p>0.3519426</text:p>
          </table:table-cell>
          <table:table-cell office:value-type="float" office:value="0.3617318" calcext:value-type="float">
            <text:p>0.3617318</text:p>
          </table:table-cell>
          <table:table-cell office:value-type="float" office:value="0.3878233" calcext:value-type="float">
            <text:p>0.3878233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263E-015" calcext:value-type="float">
            <text:p>1.950263E-15</text:p>
          </table:table-cell>
          <table:table-cell office:value-type="float" office:value="1.916551E-015" calcext:value-type="float">
            <text:p>1.916551E-15</text:p>
          </table:table-cell>
          <table:table-cell office:value-type="float" office:value="9.783214E-016" calcext:value-type="float">
            <text:p>9.783214E-16</text:p>
          </table:table-cell>
          <table:table-cell office:value-type="float" office:value="9.899213E-016" calcext:value-type="float">
            <text:p>9.89921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572979" calcext:value-type="float">
            <text:p>-0.008572979</text:p>
          </table:table-cell>
          <table:table-cell office:value-type="float" office:value="-0.008664337" calcext:value-type="float">
            <text:p>-0.008664337</text:p>
          </table:table-cell>
          <table:table-cell office:value-type="float" office:value="-0.01218332" calcext:value-type="float">
            <text:p>-0.01218332</text:p>
          </table:table-cell>
          <table:table-cell office:value-type="float" office:value="-0.01688866" calcext:value-type="float">
            <text:p>-0.01688866</text:p>
          </table:table-cell>
          <table:table-cell office:value-type="float" office:value="-0.01763746" calcext:value-type="float">
            <text:p>-0.01763746</text:p>
          </table:table-cell>
          <table:table-cell office:value-type="float" office:value="-0.01724208" calcext:value-type="float">
            <text:p>-0.01724208</text:p>
          </table:table-cell>
          <table:table-cell office:value-type="float" office:value="-0.01610518" calcext:value-type="float">
            <text:p>-0.01610518</text:p>
          </table:table-cell>
          <table:table-cell office:value-type="float" office:value="-0.01366476" calcext:value-type="float">
            <text:p>-0.01366476</text:p>
          </table:table-cell>
          <table:table-cell office:value-type="float" office:value="-0.007017209" calcext:value-type="float">
            <text:p>-0.007017209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100.935" calcext:value-type="float">
            <text:p>1100.935</text:p>
          </table:table-cell>
          <table:table-cell office:value-type="float" office:value="0" calcext:value-type="float">
            <text:p>0</text:p>
          </table:table-cell>
          <table:table-cell office:value-type="float" office:value="-0.009728188" calcext:value-type="float">
            <text:p>-0.009728188</text:p>
          </table:table-cell>
          <table:table-cell office:value-type="float" office:value="-0.0004501563" calcext:value-type="float">
            <text:p>-0.00045015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9" calcext:value-type="float">
            <text:p>15061999</text:p>
          </table:table-cell>
          <table:table-cell office:value-type="float" office:value="316.2003" calcext:value-type="float">
            <text:p>316.2003</text:p>
          </table:table-cell>
          <table:table-cell office:value-type="float" office:value="50.02562" calcext:value-type="float">
            <text:p>50.02562</text:p>
          </table:table-cell>
          <table:table-cell office:value-type="float" office:value="0" calcext:value-type="float">
            <text:p>0</text:p>
          </table:table-cell>
          <table:table-cell office:value-type="float" office:value="1254.662" calcext:value-type="float">
            <text:p>1254.662</text:p>
          </table:table-cell>
          <table:table-cell office:value-type="float" office:value="267.8113" calcext:value-type="float">
            <text:p>267.8113</text:p>
          </table:table-cell>
          <table:table-cell office:value-type="float" office:value="0" calcext:value-type="float">
            <text:p>0</text:p>
          </table:table-cell>
          <table:table-cell office:value-type="float" office:value="0.07850865" calcext:value-type="float">
            <text:p>0.07850865</text:p>
          </table:table-cell>
          <table:table-cell office:value-type="float" office:value="0.3019605" calcext:value-type="float">
            <text:p>0.3019605</text:p>
          </table:table-cell>
          <table:table-cell office:value-type="float" office:value="0.3029151" calcext:value-type="float">
            <text:p>0.3029151</text:p>
          </table:table-cell>
          <table:table-cell office:value-type="float" office:value="0.3043883" calcext:value-type="float">
            <text:p>0.3043883</text:p>
          </table:table-cell>
          <table:table-cell office:value-type="float" office:value="0.3051625" calcext:value-type="float">
            <text:p>0.3051625</text:p>
          </table:table-cell>
          <table:table-cell office:value-type="float" office:value="0.3058437" calcext:value-type="float">
            <text:p>0.3058437</text:p>
          </table:table-cell>
          <table:table-cell office:value-type="float" office:value="0.3520026" calcext:value-type="float">
            <text:p>0.3520026</text:p>
          </table:table-cell>
          <table:table-cell office:value-type="float" office:value="0.36164" calcext:value-type="float">
            <text:p>0.36164</text:p>
          </table:table-cell>
          <table:table-cell office:value-type="float" office:value="0.3878369" calcext:value-type="float">
            <text:p>0.3878369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497E-015" calcext:value-type="float">
            <text:p>1.950497E-15</text:p>
          </table:table-cell>
          <table:table-cell office:value-type="float" office:value="1.916469E-015" calcext:value-type="float">
            <text:p>1.916469E-15</text:p>
          </table:table-cell>
          <table:table-cell office:value-type="float" office:value="9.783132E-016" calcext:value-type="float">
            <text:p>9.783132E-16</text:p>
          </table:table-cell>
          <table:table-cell office:value-type="float" office:value="9.899083E-016" calcext:value-type="float">
            <text:p>9.89908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6.327" calcext:value-type="float">
            <text:p>-76.327</text:p>
          </table:table-cell>
          <table:table-cell office:value-type="float" office:value="-0.01821343" calcext:value-type="float">
            <text:p>-0.01821343</text:p>
          </table:table-cell>
          <table:table-cell office:value-type="float" office:value="-0.01781869" calcext:value-type="float">
            <text:p>-0.01781869</text:p>
          </table:table-cell>
          <table:table-cell office:value-type="float" office:value="-0.01722854" calcext:value-type="float">
            <text:p>-0.01722854</text:p>
          </table:table-cell>
          <table:table-cell office:value-type="float" office:value="-0.01693841" calcext:value-type="float">
            <text:p>-0.01693841</text:p>
          </table:table-cell>
          <table:table-cell office:value-type="float" office:value="-0.01668269" calcext:value-type="float">
            <text:p>-0.01668269</text:p>
          </table:table-cell>
          <table:table-cell office:value-type="float" office:value="-0.01608177" calcext:value-type="float">
            <text:p>-0.01608177</text:p>
          </table:table-cell>
          <table:table-cell office:value-type="float" office:value="-0.01369827" calcext:value-type="float">
            <text:p>-0.01369827</text:p>
          </table:table-cell>
          <table:table-cell office:value-type="float" office:value="-0.007014824" calcext:value-type="float">
            <text:p>-0.007014824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105.17" calcext:value-type="float">
            <text:p>1105.17</text:p>
          </table:table-cell>
          <table:table-cell office:value-type="float" office:value="0" calcext:value-type="float">
            <text:p>0</text:p>
          </table:table-cell>
          <table:table-cell office:value-type="float" office:value="-0.009730118" calcext:value-type="float">
            <text:p>-0.009730118</text:p>
          </table:table-cell>
          <table:table-cell office:value-type="float" office:value="-0.0004520073" calcext:value-type="float">
            <text:p>-0.00045200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9" calcext:value-type="float">
            <text:p>16061999</text:p>
          </table:table-cell>
          <table:table-cell office:value-type="float" office:value="329.4003" calcext:value-type="float">
            <text:p>329.4003</text:p>
          </table:table-cell>
          <table:table-cell office:value-type="float" office:value="53.55983" calcext:value-type="float">
            <text:p>53.55983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61.152" calcext:value-type="float">
            <text:p>1261.152</text:p>
          </table:table-cell>
          <table:table-cell office:value-type="float" office:value="270.5543" calcext:value-type="float">
            <text:p>270.5543</text:p>
          </table:table-cell>
          <table:table-cell office:value-type="float" office:value="0" calcext:value-type="float">
            <text:p>0</text:p>
          </table:table-cell>
          <table:table-cell office:value-type="float" office:value="0.3134144" calcext:value-type="float">
            <text:p>0.3134144</text:p>
          </table:table-cell>
          <table:table-cell office:value-type="float" office:value="0.3167804" calcext:value-type="float">
            <text:p>0.3167804</text:p>
          </table:table-cell>
          <table:table-cell office:value-type="float" office:value="0.3211181" calcext:value-type="float">
            <text:p>0.3211181</text:p>
          </table:table-cell>
          <table:table-cell office:value-type="float" office:value="0.3227219" calcext:value-type="float">
            <text:p>0.3227219</text:p>
          </table:table-cell>
          <table:table-cell office:value-type="float" office:value="0.3195581" calcext:value-type="float">
            <text:p>0.3195581</text:p>
          </table:table-cell>
          <table:table-cell office:value-type="float" office:value="0.3170733" calcext:value-type="float">
            <text:p>0.3170733</text:p>
          </table:table-cell>
          <table:table-cell office:value-type="float" office:value="0.3630964" calcext:value-type="float">
            <text:p>0.3630964</text:p>
          </table:table-cell>
          <table:table-cell office:value-type="float" office:value="0.3622701" calcext:value-type="float">
            <text:p>0.3622701</text:p>
          </table:table-cell>
          <table:table-cell office:value-type="float" office:value="0.3876318" calcext:value-type="float">
            <text:p>0.3876318</text:p>
          </table:table-cell>
          <table:table-cell office:value-type="float" office:value="0.4137835" calcext:value-type="float">
            <text:p>0.4137835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698E-015" calcext:value-type="float">
            <text:p>1.950698E-15</text:p>
          </table:table-cell>
          <table:table-cell office:value-type="float" office:value="1.916402E-015" calcext:value-type="float">
            <text:p>1.916402E-15</text:p>
          </table:table-cell>
          <table:table-cell office:value-type="float" office:value="9.783077E-016" calcext:value-type="float">
            <text:p>9.783077E-16</text:p>
          </table:table-cell>
          <table:table-cell office:value-type="float" office:value="9.89896E-016" calcext:value-type="float">
            <text:p>9.8989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402482" calcext:value-type="float">
            <text:p>-0.01402482</text:p>
          </table:table-cell>
          <table:table-cell office:value-type="float" office:value="-0.01302555" calcext:value-type="float">
            <text:p>-0.01302555</text:p>
          </table:table-cell>
          <table:table-cell office:value-type="float" office:value="-0.01181545" calcext:value-type="float">
            <text:p>-0.01181545</text:p>
          </table:table-cell>
          <table:table-cell office:value-type="float" office:value="-0.01142462" calcext:value-type="float">
            <text:p>-0.01142462</text:p>
          </table:table-cell>
          <table:table-cell office:value-type="float" office:value="-0.01229065" calcext:value-type="float">
            <text:p>-0.01229065</text:p>
          </table:table-cell>
          <table:table-cell office:value-type="float" office:value="-0.01300687" calcext:value-type="float">
            <text:p>-0.01300687</text:p>
          </table:table-cell>
          <table:table-cell office:value-type="float" office:value="-0.01190791" calcext:value-type="float">
            <text:p>-0.01190791</text:p>
          </table:table-cell>
          <table:table-cell office:value-type="float" office:value="-0.013474" calcext:value-type="float">
            <text:p>-0.013474</text:p>
          </table:table-cell>
          <table:table-cell office:value-type="float" office:value="-0.007050679" calcext:value-type="float">
            <text:p>-0.007050679</text:p>
          </table:table-cell>
          <table:table-cell office:value-type="float" office:value="-0.003778492" calcext:value-type="float">
            <text:p>-0.003778492</text:p>
          </table:table-cell>
          <table:table-cell office:value-type="float" office:value="1111.868" calcext:value-type="float">
            <text:p>1111.868</text:p>
          </table:table-cell>
          <table:table-cell office:value-type="float" office:value="0" calcext:value-type="float">
            <text:p>0</text:p>
          </table:table-cell>
          <table:table-cell office:value-type="float" office:value="-0.009729663" calcext:value-type="float">
            <text:p>-0.009729663</text:p>
          </table:table-cell>
          <table:table-cell office:value-type="float" office:value="-0.0004543792" calcext:value-type="float">
            <text:p>-0.00045437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301" calcext:value-type="float">
            <text:p>-1.2293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9" calcext:value-type="float">
            <text:p>17061999</text:p>
          </table:table-cell>
          <table:table-cell office:value-type="float" office:value="329.4003" calcext:value-type="float">
            <text:p>329.4003</text:p>
          </table:table-cell>
          <table:table-cell office:value-type="float" office:value="56.29948" calcext:value-type="float">
            <text:p>56.29948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6.577" calcext:value-type="float">
            <text:p>1256.577</text:p>
          </table:table-cell>
          <table:table-cell office:value-type="float" office:value="272.3919" calcext:value-type="float">
            <text:p>272.3919</text:p>
          </table:table-cell>
          <table:table-cell office:value-type="float" office:value="0" calcext:value-type="float">
            <text:p>0</text:p>
          </table:table-cell>
          <table:table-cell office:value-type="float" office:value="0.08366187" calcext:value-type="float">
            <text:p>0.08366187</text:p>
          </table:table-cell>
          <table:table-cell office:value-type="float" office:value="0.3058067" calcext:value-type="float">
            <text:p>0.3058067</text:p>
          </table:table-cell>
          <table:table-cell office:value-type="float" office:value="0.3068648" calcext:value-type="float">
            <text:p>0.3068648</text:p>
          </table:table-cell>
          <table:table-cell office:value-type="float" office:value="0.3090021" calcext:value-type="float">
            <text:p>0.3090021</text:p>
          </table:table-cell>
          <table:table-cell office:value-type="float" office:value="0.310968" calcext:value-type="float">
            <text:p>0.310968</text:p>
          </table:table-cell>
          <table:table-cell office:value-type="float" office:value="0.3128288" calcext:value-type="float">
            <text:p>0.3128288</text:p>
          </table:table-cell>
          <table:table-cell office:value-type="float" office:value="0.3592032" calcext:value-type="float">
            <text:p>0.3592032</text:p>
          </table:table-cell>
          <table:table-cell office:value-type="float" office:value="0.3629068" calcext:value-type="float">
            <text:p>0.3629068</text:p>
          </table:table-cell>
          <table:table-cell office:value-type="float" office:value="0.387655" calcext:value-type="float">
            <text:p>0.387655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892E-015" calcext:value-type="float">
            <text:p>1.950892E-15</text:p>
          </table:table-cell>
          <table:table-cell office:value-type="float" office:value="1.916335E-015" calcext:value-type="float">
            <text:p>1.916335E-15</text:p>
          </table:table-cell>
          <table:table-cell office:value-type="float" office:value="9.783034E-016" calcext:value-type="float">
            <text:p>9.783034E-16</text:p>
          </table:table-cell>
          <table:table-cell office:value-type="float" office:value="9.89883E-016" calcext:value-type="float">
            <text:p>9.8988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1.79602" calcext:value-type="float">
            <text:p>-51.79602</text:p>
          </table:table-cell>
          <table:table-cell office:value-type="float" office:value="-0.01667268" calcext:value-type="float">
            <text:p>-0.01667268</text:p>
          </table:table-cell>
          <table:table-cell office:value-type="float" office:value="-0.0162791" calcext:value-type="float">
            <text:p>-0.0162791</text:p>
          </table:table-cell>
          <table:table-cell office:value-type="float" office:value="-0.01551396" calcext:value-type="float">
            <text:p>-0.01551396</text:p>
          </table:table-cell>
          <table:table-cell office:value-type="float" office:value="-0.0148502" calcext:value-type="float">
            <text:p>-0.0148502</text:p>
          </table:table-cell>
          <table:table-cell office:value-type="float" office:value="-0.01424758" calcext:value-type="float">
            <text:p>-0.01424758</text:p>
          </table:table-cell>
          <table:table-cell office:value-type="float" office:value="-0.01321682" calcext:value-type="float">
            <text:p>-0.01321682</text:p>
          </table:table-cell>
          <table:table-cell office:value-type="float" office:value="-0.01324781" calcext:value-type="float">
            <text:p>-0.01324781</text:p>
          </table:table-cell>
          <table:table-cell office:value-type="float" office:value="-0.007046414" calcext:value-type="float">
            <text:p>-0.007046414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117.385" calcext:value-type="float">
            <text:p>1117.385</text:p>
          </table:table-cell>
          <table:table-cell office:value-type="float" office:value="0" calcext:value-type="float">
            <text:p>0</text:p>
          </table:table-cell>
          <table:table-cell office:value-type="float" office:value="-0.009728522" calcext:value-type="float">
            <text:p>-0.009728522</text:p>
          </table:table-cell>
          <table:table-cell office:value-type="float" office:value="-0.0004560164" calcext:value-type="float">
            <text:p>-0.00045601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9" calcext:value-type="float">
            <text:p>18061999</text:p>
          </table:table-cell>
          <table:table-cell office:value-type="float" office:value="329.5003" calcext:value-type="float">
            <text:p>329.5003</text:p>
          </table:table-cell>
          <table:table-cell office:value-type="float" office:value="56.38022" calcext:value-type="float">
            <text:p>56.38022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273.4188" calcext:value-type="float">
            <text:p>273.4188</text:p>
          </table:table-cell>
          <table:table-cell office:value-type="float" office:value="0" calcext:value-type="float">
            <text:p>0</text:p>
          </table:table-cell>
          <table:table-cell office:value-type="float" office:value="0.08619862" calcext:value-type="float">
            <text:p>0.08619862</text:p>
          </table:table-cell>
          <table:table-cell office:value-type="float" office:value="0.3025483" calcext:value-type="float">
            <text:p>0.3025483</text:p>
          </table:table-cell>
          <table:table-cell office:value-type="float" office:value="0.3034344" calcext:value-type="float">
            <text:p>0.3034344</text:p>
          </table:table-cell>
          <table:table-cell office:value-type="float" office:value="0.3049481" calcext:value-type="float">
            <text:p>0.3049481</text:p>
          </table:table-cell>
          <table:table-cell office:value-type="float" office:value="0.3066402" calcext:value-type="float">
            <text:p>0.3066402</text:p>
          </table:table-cell>
          <table:table-cell office:value-type="float" office:value="0.3085854" calcext:value-type="float">
            <text:p>0.3085854</text:p>
          </table:table-cell>
          <table:table-cell office:value-type="float" office:value="0.3562264" calcext:value-type="float">
            <text:p>0.3562264</text:p>
          </table:table-cell>
          <table:table-cell office:value-type="float" office:value="0.36312" calcext:value-type="float">
            <text:p>0.36312</text:p>
          </table:table-cell>
          <table:table-cell office:value-type="float" office:value="0.3876591" calcext:value-type="float">
            <text:p>0.3876591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11E-015" calcext:value-type="float">
            <text:p>1.95111E-15</text:p>
          </table:table-cell>
          <table:table-cell office:value-type="float" office:value="1.916258E-015" calcext:value-type="float">
            <text:p>1.916258E-15</text:p>
          </table:table-cell>
          <table:table-cell office:value-type="float" office:value="9.782973E-016" calcext:value-type="float">
            <text:p>9.782973E-16</text:p>
          </table:table-cell>
          <table:table-cell office:value-type="float" office:value="9.89869E-016" calcext:value-type="float">
            <text:p>9.8986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51387" calcext:value-type="float">
            <text:p>-43.51387</text:p>
          </table:table-cell>
          <table:table-cell office:value-type="float" office:value="-0.01796524" calcext:value-type="float">
            <text:p>-0.01796524</text:p>
          </table:table-cell>
          <table:table-cell office:value-type="float" office:value="-0.01760766" calcext:value-type="float">
            <text:p>-0.01760766</text:p>
          </table:table-cell>
          <table:table-cell office:value-type="float" office:value="-0.01701594" calcext:value-type="float">
            <text:p>-0.01701594</text:p>
          </table:table-cell>
          <table:table-cell office:value-type="float" office:value="-0.01637865" calcext:value-type="float">
            <text:p>-0.01637865</text:p>
          </table:table-cell>
          <table:table-cell office:value-type="float" office:value="-0.01567285" calcext:value-type="float">
            <text:p>-0.01567285</text:p>
          </table:table-cell>
          <table:table-cell office:value-type="float" office:value="-0.01432477" calcext:value-type="float">
            <text:p>-0.01432477</text:p>
          </table:table-cell>
          <table:table-cell office:value-type="float" office:value="-0.01317179" calcext:value-type="float">
            <text:p>-0.01317179</text:p>
          </table:table-cell>
          <table:table-cell office:value-type="float" office:value="-0.007045732" calcext:value-type="float">
            <text:p>-0.007045732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122.005" calcext:value-type="float">
            <text:p>1122.005</text:p>
          </table:table-cell>
          <table:table-cell office:value-type="float" office:value="0" calcext:value-type="float">
            <text:p>0</text:p>
          </table:table-cell>
          <table:table-cell office:value-type="float" office:value="-0.009726787" calcext:value-type="float">
            <text:p>-0.009726787</text:p>
          </table:table-cell>
          <table:table-cell office:value-type="float" office:value="-0.0004577466" calcext:value-type="float">
            <text:p>-0.00045774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9" calcext:value-type="float">
            <text:p>19061999</text:p>
          </table:table-cell>
          <table:table-cell office:value-type="float" office:value="329.5003" calcext:value-type="float">
            <text:p>329.5003</text:p>
          </table:table-cell>
          <table:table-cell office:value-type="float" office:value="56.45353" calcext:value-type="float">
            <text:p>56.45353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4.926" calcext:value-type="float">
            <text:p>1254.926</text:p>
          </table:table-cell>
          <table:table-cell office:value-type="float" office:value="273.9912" calcext:value-type="float">
            <text:p>273.9912</text:p>
          </table:table-cell>
          <table:table-cell office:value-type="float" office:value="0" calcext:value-type="float">
            <text:p>0</text:p>
          </table:table-cell>
          <table:table-cell office:value-type="float" office:value="0.0795103" calcext:value-type="float">
            <text:p>0.0795103</text:p>
          </table:table-cell>
          <table:table-cell office:value-type="float" office:value="0.3008321" calcext:value-type="float">
            <text:p>0.3008321</text:p>
          </table:table-cell>
          <table:table-cell office:value-type="float" office:value="0.3016554" calcext:value-type="float">
            <text:p>0.3016554</text:p>
          </table:table-cell>
          <table:table-cell office:value-type="float" office:value="0.3030466" calcext:value-type="float">
            <text:p>0.3030466</text:p>
          </table:table-cell>
          <table:table-cell office:value-type="float" office:value="0.3046336" calcext:value-type="float">
            <text:p>0.3046336</text:p>
          </table:table-cell>
          <table:table-cell office:value-type="float" office:value="0.306453" calcext:value-type="float">
            <text:p>0.306453</text:p>
          </table:table-cell>
          <table:table-cell office:value-type="float" office:value="0.3542536" calcext:value-type="float">
            <text:p>0.3542536</text:p>
          </table:table-cell>
          <table:table-cell office:value-type="float" office:value="0.3630498" calcext:value-type="float">
            <text:p>0.3630498</text:p>
          </table:table-cell>
          <table:table-cell office:value-type="float" office:value="0.3876649" calcext:value-type="float">
            <text:p>0.387664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364E-015" calcext:value-type="float">
            <text:p>1.951364E-15</text:p>
          </table:table-cell>
          <table:table-cell office:value-type="float" office:value="1.916168E-015" calcext:value-type="float">
            <text:p>1.916168E-15</text:p>
          </table:table-cell>
          <table:table-cell office:value-type="float" office:value="9.782894E-016" calcext:value-type="float">
            <text:p>9.782894E-16</text:p>
          </table:table-cell>
          <table:table-cell office:value-type="float" office:value="9.898543E-016" calcext:value-type="float">
            <text:p>9.89854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1.01707" calcext:value-type="float">
            <text:p>-71.01707</text:p>
          </table:table-cell>
          <table:table-cell office:value-type="float" office:value="-0.01869495" calcext:value-type="float">
            <text:p>-0.01869495</text:p>
          </table:table-cell>
          <table:table-cell office:value-type="float" office:value="-0.0183467" calcext:value-type="float">
            <text:p>-0.0183467</text:p>
          </table:table-cell>
          <table:table-cell office:value-type="float" office:value="-0.01777637" calcext:value-type="float">
            <text:p>-0.01777637</text:p>
          </table:table-cell>
          <table:table-cell office:value-type="float" office:value="-0.01714759" calcext:value-type="float">
            <text:p>-0.01714759</text:p>
          </table:table-cell>
          <table:table-cell office:value-type="float" office:value="-0.01645059" calcext:value-type="float">
            <text:p>-0.01645059</text:p>
          </table:table-cell>
          <table:table-cell office:value-type="float" office:value="-0.01511613" calcext:value-type="float">
            <text:p>-0.01511613</text:p>
          </table:table-cell>
          <table:table-cell office:value-type="float" office:value="-0.01319558" calcext:value-type="float">
            <text:p>-0.01319558</text:p>
          </table:table-cell>
          <table:table-cell office:value-type="float" office:value="-0.007044707" calcext:value-type="float">
            <text:p>-0.007044707</text:p>
          </table:table-cell>
          <table:table-cell office:value-type="float" office:value="-0.003763426" calcext:value-type="float">
            <text:p>-0.003763426</text:p>
          </table:table-cell>
          <table:table-cell office:value-type="float" office:value="1126.168" calcext:value-type="float">
            <text:p>1126.168</text:p>
          </table:table-cell>
          <table:table-cell office:value-type="float" office:value="0" calcext:value-type="float">
            <text:p>0</text:p>
          </table:table-cell>
          <table:table-cell office:value-type="float" office:value="-0.009723059" calcext:value-type="float">
            <text:p>-0.009723059</text:p>
          </table:table-cell>
          <table:table-cell office:value-type="float" office:value="-0.0004596793" calcext:value-type="float">
            <text:p>-0.00045967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9" calcext:value-type="float">
            <text:p>20061999</text:p>
          </table:table-cell>
          <table:table-cell office:value-type="float" office:value="348.0004" calcext:value-type="float">
            <text:p>348.0004</text:p>
          </table:table-cell>
          <table:table-cell office:value-type="float" office:value="60.88293" calcext:value-type="float">
            <text:p>60.88293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66.397" calcext:value-type="float">
            <text:p>1266.397</text:p>
          </table:table-cell>
          <table:table-cell office:value-type="float" office:value="276.5912" calcext:value-type="float">
            <text:p>276.5912</text:p>
          </table:table-cell>
          <table:table-cell office:value-type="float" office:value="0" calcext:value-type="float">
            <text:p>0</text:p>
          </table:table-cell>
          <table:table-cell office:value-type="float" office:value="0.3548773" calcext:value-type="float">
            <text:p>0.3548773</text:p>
          </table:table-cell>
          <table:table-cell office:value-type="float" office:value="0.3562437" calcext:value-type="float">
            <text:p>0.3562437</text:p>
          </table:table-cell>
          <table:table-cell office:value-type="float" office:value="0.3578137" calcext:value-type="float">
            <text:p>0.3578137</text:p>
          </table:table-cell>
          <table:table-cell office:value-type="float" office:value="0.3516138" calcext:value-type="float">
            <text:p>0.3516138</text:p>
          </table:table-cell>
          <table:table-cell office:value-type="float" office:value="0.3310425" calcext:value-type="float">
            <text:p>0.3310425</text:p>
          </table:table-cell>
          <table:table-cell office:value-type="float" office:value="0.3180854" calcext:value-type="float">
            <text:p>0.3180854</text:p>
          </table:table-cell>
          <table:table-cell office:value-type="float" office:value="0.36469" calcext:value-type="float">
            <text:p>0.36469</text:p>
          </table:table-cell>
          <table:table-cell office:value-type="float" office:value="0.3635029" calcext:value-type="float">
            <text:p>0.3635029</text:p>
          </table:table-cell>
          <table:table-cell office:value-type="float" office:value="0.3874856" calcext:value-type="float">
            <text:p>0.3874856</text:p>
          </table:table-cell>
          <table:table-cell office:value-type="float" office:value="0.4138117" calcext:value-type="float">
            <text:p>0.4138117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62E-015" calcext:value-type="float">
            <text:p>1.95162E-15</text:p>
          </table:table-cell>
          <table:table-cell office:value-type="float" office:value="1.916077E-015" calcext:value-type="float">
            <text:p>1.916077E-15</text:p>
          </table:table-cell>
          <table:table-cell office:value-type="float" office:value="9.782797E-016" calcext:value-type="float">
            <text:p>9.782797E-16</text:p>
          </table:table-cell>
          <table:table-cell office:value-type="float" office:value="9.898412E-016" calcext:value-type="float">
            <text:p>9.89841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827599" calcext:value-type="float">
            <text:p>-0.005827599</text:p>
          </table:table-cell>
          <table:table-cell office:value-type="float" office:value="-0.005694139" calcext:value-type="float">
            <text:p>-0.005694139</text:p>
          </table:table-cell>
          <table:table-cell office:value-type="float" office:value="-0.005525132" calcext:value-type="float">
            <text:p>-0.005525132</text:p>
          </table:table-cell>
          <table:table-cell office:value-type="float" office:value="-0.006263685" calcext:value-type="float">
            <text:p>-0.006263685</text:p>
          </table:table-cell>
          <table:table-cell office:value-type="float" office:value="-0.009735901" calcext:value-type="float">
            <text:p>-0.009735901</text:p>
          </table:table-cell>
          <table:table-cell office:value-type="float" office:value="-0.01281392" calcext:value-type="float">
            <text:p>-0.01281392</text:p>
          </table:table-cell>
          <table:table-cell office:value-type="float" office:value="-0.01141" calcext:value-type="float">
            <text:p>-0.01141</text:p>
          </table:table-cell>
          <table:table-cell office:value-type="float" office:value="-0.01304204" calcext:value-type="float">
            <text:p>-0.01304204</text:p>
          </table:table-cell>
          <table:table-cell office:value-type="float" office:value="-0.007076199" calcext:value-type="float">
            <text:p>-0.007076199</text:p>
          </table:table-cell>
          <table:table-cell office:value-type="float" office:value="-0.003776021" calcext:value-type="float">
            <text:p>-0.003776021</text:p>
          </table:table-cell>
          <table:table-cell office:value-type="float" office:value="1132.639" calcext:value-type="float">
            <text:p>1132.639</text:p>
          </table:table-cell>
          <table:table-cell office:value-type="float" office:value="0" calcext:value-type="float">
            <text:p>0</text:p>
          </table:table-cell>
          <table:table-cell office:value-type="float" office:value="-0.009727028" calcext:value-type="float">
            <text:p>-0.009727028</text:p>
          </table:table-cell>
          <table:table-cell office:value-type="float" office:value="-0.0004623455" calcext:value-type="float">
            <text:p>-0.00046234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69" calcext:value-type="float">
            <text:p>-1.2291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9" calcext:value-type="float">
            <text:p>21061999</text:p>
          </table:table-cell>
          <table:table-cell office:value-type="float" office:value="349.9004" calcext:value-type="float">
            <text:p>349.9004</text:p>
          </table:table-cell>
          <table:table-cell office:value-type="float" office:value="66.08841" calcext:value-type="float">
            <text:p>66.08841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9.538" calcext:value-type="float">
            <text:p>1259.538</text:p>
          </table:table-cell>
          <table:table-cell office:value-type="float" office:value="280.1429" calcext:value-type="float">
            <text:p>280.1429</text:p>
          </table:table-cell>
          <table:table-cell office:value-type="float" office:value="0" calcext:value-type="float">
            <text:p>0</text:p>
          </table:table-cell>
          <table:table-cell office:value-type="float" office:value="0.08173544" calcext:value-type="float">
            <text:p>0.08173544</text:p>
          </table:table-cell>
          <table:table-cell office:value-type="float" office:value="0.3181581" calcext:value-type="float">
            <text:p>0.3181581</text:p>
          </table:table-cell>
          <table:table-cell office:value-type="float" office:value="0.3193424" calcext:value-type="float">
            <text:p>0.3193424</text:p>
          </table:table-cell>
          <table:table-cell office:value-type="float" office:value="0.3208952" calcext:value-type="float">
            <text:p>0.3208952</text:p>
          </table:table-cell>
          <table:table-cell office:value-type="float" office:value="0.3217437" calcext:value-type="float">
            <text:p>0.3217437</text:p>
          </table:table-cell>
          <table:table-cell office:value-type="float" office:value="0.3221622" calcext:value-type="float">
            <text:p>0.3221622</text:p>
          </table:table-cell>
          <table:table-cell office:value-type="float" office:value="0.3638065" calcext:value-type="float">
            <text:p>0.3638065</text:p>
          </table:table-cell>
          <table:table-cell office:value-type="float" office:value="0.36416" calcext:value-type="float">
            <text:p>0.36416</text:p>
          </table:table-cell>
          <table:table-cell office:value-type="float" office:value="0.3875797" calcext:value-type="float">
            <text:p>0.3875797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853E-015" calcext:value-type="float">
            <text:p>1.951853E-15</text:p>
          </table:table-cell>
          <table:table-cell office:value-type="float" office:value="1.915993E-015" calcext:value-type="float">
            <text:p>1.915993E-15</text:p>
          </table:table-cell>
          <table:table-cell office:value-type="float" office:value="9.78274E-016" calcext:value-type="float">
            <text:p>9.78274E-16</text:p>
          </table:table-cell>
          <table:table-cell office:value-type="float" office:value="9.89826E-016" calcext:value-type="float">
            <text:p>9.8982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0.42003" calcext:value-type="float">
            <text:p>-60.42003</text:p>
          </table:table-cell>
          <table:table-cell office:value-type="float" office:value="-0.01263966" calcext:value-type="float">
            <text:p>-0.01263966</text:p>
          </table:table-cell>
          <table:table-cell office:value-type="float" office:value="-0.0123208" calcext:value-type="float">
            <text:p>-0.0123208</text:p>
          </table:table-cell>
          <table:table-cell office:value-type="float" office:value="-0.01191677" calcext:value-type="float">
            <text:p>-0.01191677</text:p>
          </table:table-cell>
          <table:table-cell office:value-type="float" office:value="-0.01170906" calcext:value-type="float">
            <text:p>-0.01170906</text:p>
          </table:table-cell>
          <table:table-cell office:value-type="float" office:value="-0.01160888" calcext:value-type="float">
            <text:p>-0.01160888</text:p>
          </table:table-cell>
          <table:table-cell office:value-type="float" office:value="-0.01169503" calcext:value-type="float">
            <text:p>-0.01169503</text:p>
          </table:table-cell>
          <table:table-cell office:value-type="float" office:value="-0.01281672" calcext:value-type="float">
            <text:p>-0.01281672</text:p>
          </table:table-cell>
          <table:table-cell office:value-type="float" office:value="-0.007059745" calcext:value-type="float">
            <text:p>-0.007059745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139.846" calcext:value-type="float">
            <text:p>1139.846</text:p>
          </table:table-cell>
          <table:table-cell office:value-type="float" office:value="0" calcext:value-type="float">
            <text:p>0</text:p>
          </table:table-cell>
          <table:table-cell office:value-type="float" office:value="-0.009724014" calcext:value-type="float">
            <text:p>-0.009724014</text:p>
          </table:table-cell>
          <table:table-cell office:value-type="float" office:value="-0.0004643842" calcext:value-type="float">
            <text:p>-0.000464384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9" calcext:value-type="float">
            <text:p>22061999</text:p>
          </table:table-cell>
          <table:table-cell office:value-type="float" office:value="349.9004" calcext:value-type="float">
            <text:p>349.9004</text:p>
          </table:table-cell>
          <table:table-cell office:value-type="float" office:value="66.13733" calcext:value-type="float">
            <text:p>66.13733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7.304" calcext:value-type="float">
            <text:p>1257.304</text:p>
          </table:table-cell>
          <table:table-cell office:value-type="float" office:value="282.3268" calcext:value-type="float">
            <text:p>282.3268</text:p>
          </table:table-cell>
          <table:table-cell office:value-type="float" office:value="0" calcext:value-type="float">
            <text:p>0</text:p>
          </table:table-cell>
          <table:table-cell office:value-type="float" office:value="0.07688616" calcext:value-type="float">
            <text:p>0.07688616</text:p>
          </table:table-cell>
          <table:table-cell office:value-type="float" office:value="0.3084483" calcext:value-type="float">
            <text:p>0.3084483</text:p>
          </table:table-cell>
          <table:table-cell office:value-type="float" office:value="0.3093876" calcext:value-type="float">
            <text:p>0.3093876</text:p>
          </table:table-cell>
          <table:table-cell office:value-type="float" office:value="0.3108534" calcext:value-type="float">
            <text:p>0.3108534</text:p>
          </table:table-cell>
          <table:table-cell office:value-type="float" office:value="0.3123955" calcext:value-type="float">
            <text:p>0.3123955</text:p>
          </table:table-cell>
          <table:table-cell office:value-type="float" office:value="0.3141523" calcext:value-type="float">
            <text:p>0.3141523</text:p>
          </table:table-cell>
          <table:table-cell office:value-type="float" office:value="0.3604235" calcext:value-type="float">
            <text:p>0.3604235</text:p>
          </table:table-cell>
          <table:table-cell office:value-type="float" office:value="0.3644332" calcext:value-type="float">
            <text:p>0.3644332</text:p>
          </table:table-cell>
          <table:table-cell office:value-type="float" office:value="0.3876734" calcext:value-type="float">
            <text:p>0.3876734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149E-015" calcext:value-type="float">
            <text:p>1.952149E-15</text:p>
          </table:table-cell>
          <table:table-cell office:value-type="float" office:value="1.915889E-015" calcext:value-type="float">
            <text:p>1.915889E-15</text:p>
          </table:table-cell>
          <table:table-cell office:value-type="float" office:value="9.782625E-016" calcext:value-type="float">
            <text:p>9.782625E-16</text:p>
          </table:table-cell>
          <table:table-cell office:value-type="float" office:value="9.898104E-016" calcext:value-type="float">
            <text:p>9.89810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5.42253" calcext:value-type="float">
            <text:p>-85.42253</text:p>
          </table:table-cell>
          <table:table-cell office:value-type="float" office:value="-0.01569507" calcext:value-type="float">
            <text:p>-0.01569507</text:p>
          </table:table-cell>
          <table:table-cell office:value-type="float" office:value="-0.01537122" calcext:value-type="float">
            <text:p>-0.01537122</text:p>
          </table:table-cell>
          <table:table-cell office:value-type="float" office:value="-0.01488225" calcext:value-type="float">
            <text:p>-0.01488225</text:p>
          </table:table-cell>
          <table:table-cell office:value-type="float" office:value="-0.01438546" calcext:value-type="float">
            <text:p>-0.01438546</text:p>
          </table:table-cell>
          <table:table-cell office:value-type="float" office:value="-0.0138355" calcext:value-type="float">
            <text:p>-0.0138355</text:p>
          </table:table-cell>
          <table:table-cell office:value-type="float" office:value="-0.01279144" calcext:value-type="float">
            <text:p>-0.01279144</text:p>
          </table:table-cell>
          <table:table-cell office:value-type="float" office:value="-0.01272309" calcext:value-type="float">
            <text:p>-0.01272309</text:p>
          </table:table-cell>
          <table:table-cell office:value-type="float" office:value="-0.007043384" calcext:value-type="float">
            <text:p>-0.007043384</text:p>
          </table:table-cell>
          <table:table-cell office:value-type="float" office:value="-0.003763426" calcext:value-type="float">
            <text:p>-0.003763426</text:p>
          </table:table-cell>
          <table:table-cell office:value-type="float" office:value="1145.624" calcext:value-type="float">
            <text:p>1145.624</text:p>
          </table:table-cell>
          <table:table-cell office:value-type="float" office:value="0" calcext:value-type="float">
            <text:p>0</text:p>
          </table:table-cell>
          <table:table-cell office:value-type="float" office:value="-0.009719545" calcext:value-type="float">
            <text:p>-0.009719545</text:p>
          </table:table-cell>
          <table:table-cell office:value-type="float" office:value="-0.0004665871" calcext:value-type="float">
            <text:p>-0.00046658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9" calcext:value-type="float">
            <text:p>23061999</text:p>
          </table:table-cell>
          <table:table-cell office:value-type="float" office:value="349.9004" calcext:value-type="float">
            <text:p>349.9004</text:p>
          </table:table-cell>
          <table:table-cell office:value-type="float" office:value="66.13424" calcext:value-type="float">
            <text:p>66.13424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6.029" calcext:value-type="float">
            <text:p>1256.029</text:p>
          </table:table-cell>
          <table:table-cell office:value-type="float" office:value="283.604" calcext:value-type="float">
            <text:p>283.604</text:p>
          </table:table-cell>
          <table:table-cell office:value-type="float" office:value="0" calcext:value-type="float">
            <text:p>0</text:p>
          </table:table-cell>
          <table:table-cell office:value-type="float" office:value="0.07687294" calcext:value-type="float">
            <text:p>0.07687294</text:p>
          </table:table-cell>
          <table:table-cell office:value-type="float" office:value="0.3036709" calcext:value-type="float">
            <text:p>0.3036709</text:p>
          </table:table-cell>
          <table:table-cell office:value-type="float" office:value="0.3045033" calcext:value-type="float">
            <text:p>0.3045033</text:p>
          </table:table-cell>
          <table:table-cell office:value-type="float" office:value="0.3059443" calcext:value-type="float">
            <text:p>0.3059443</text:p>
          </table:table-cell>
          <table:table-cell office:value-type="float" office:value="0.3076076" calcext:value-type="float">
            <text:p>0.3076076</text:p>
          </table:table-cell>
          <table:table-cell office:value-type="float" office:value="0.3095417" calcext:value-type="float">
            <text:p>0.3095417</text:p>
          </table:table-cell>
          <table:table-cell office:value-type="float" office:value="0.3571813" calcext:value-type="float">
            <text:p>0.3571813</text:p>
          </table:table-cell>
          <table:table-cell office:value-type="float" office:value="0.3643171" calcext:value-type="float">
            <text:p>0.3643171</text:p>
          </table:table-cell>
          <table:table-cell office:value-type="float" office:value="0.3877497" calcext:value-type="float">
            <text:p>0.3877497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481E-015" calcext:value-type="float">
            <text:p>1.952481E-15</text:p>
          </table:table-cell>
          <table:table-cell office:value-type="float" office:value="1.915773E-015" calcext:value-type="float">
            <text:p>1.915773E-15</text:p>
          </table:table-cell>
          <table:table-cell office:value-type="float" office:value="9.782481E-016" calcext:value-type="float">
            <text:p>9.782481E-16</text:p>
          </table:table-cell>
          <table:table-cell office:value-type="float" office:value="9.897937E-016" calcext:value-type="float">
            <text:p>9.89793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7.36703" calcext:value-type="float">
            <text:p>-87.36703</text:p>
          </table:table-cell>
          <table:table-cell office:value-type="float" office:value="-0.01750676" calcext:value-type="float">
            <text:p>-0.01750676</text:p>
          </table:table-cell>
          <table:table-cell office:value-type="float" office:value="-0.01718051" calcext:value-type="float">
            <text:p>-0.01718051</text:p>
          </table:table-cell>
          <table:table-cell office:value-type="float" office:value="-0.01663296" calcext:value-type="float">
            <text:p>-0.01663296</text:p>
          </table:table-cell>
          <table:table-cell office:value-type="float" office:value="-0.01602314" calcext:value-type="float">
            <text:p>-0.01602314</text:p>
          </table:table-cell>
          <table:table-cell office:value-type="float" office:value="-0.01533866" calcext:value-type="float">
            <text:p>-0.01533866</text:p>
          </table:table-cell>
          <table:table-cell office:value-type="float" office:value="-0.01395907" calcext:value-type="float">
            <text:p>-0.01395907</text:p>
          </table:table-cell>
          <table:table-cell office:value-type="float" office:value="-0.01276099" calcext:value-type="float">
            <text:p>-0.01276099</text:p>
          </table:table-cell>
          <table:table-cell office:value-type="float" office:value="-0.007030063" calcext:value-type="float">
            <text:p>-0.007030063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150.499" calcext:value-type="float">
            <text:p>1150.499</text:p>
          </table:table-cell>
          <table:table-cell office:value-type="float" office:value="0" calcext:value-type="float">
            <text:p>0</text:p>
          </table:table-cell>
          <table:table-cell office:value-type="float" office:value="-0.009719906" calcext:value-type="float">
            <text:p>-0.009719906</text:p>
          </table:table-cell>
          <table:table-cell office:value-type="float" office:value="-0.0004689634" calcext:value-type="float">
            <text:p>-0.00046896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9" calcext:value-type="float">
            <text:p>24061999</text:p>
          </table:table-cell>
          <table:table-cell office:value-type="float" office:value="349.9004" calcext:value-type="float">
            <text:p>349.9004</text:p>
          </table:table-cell>
          <table:table-cell office:value-type="float" office:value="66.12141" calcext:value-type="float">
            <text:p>66.12141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5.306" calcext:value-type="float">
            <text:p>1255.306</text:p>
          </table:table-cell>
          <table:table-cell office:value-type="float" office:value="284.3368" calcext:value-type="float">
            <text:p>284.3368</text:p>
          </table:table-cell>
          <table:table-cell office:value-type="float" office:value="0" calcext:value-type="float">
            <text:p>0</text:p>
          </table:table-cell>
          <table:table-cell office:value-type="float" office:value="0.07803044" calcext:value-type="float">
            <text:p>0.07803044</text:p>
          </table:table-cell>
          <table:table-cell office:value-type="float" office:value="0.3013677" calcext:value-type="float">
            <text:p>0.3013677</text:p>
          </table:table-cell>
          <table:table-cell office:value-type="float" office:value="0.3021729" calcext:value-type="float">
            <text:p>0.3021729</text:p>
          </table:table-cell>
          <table:table-cell office:value-type="float" office:value="0.3035577" calcext:value-type="float">
            <text:p>0.3035577</text:p>
          </table:table-cell>
          <table:table-cell office:value-type="float" office:value="0.3051593" calcext:value-type="float">
            <text:p>0.3051593</text:p>
          </table:table-cell>
          <table:table-cell office:value-type="float" office:value="0.307042" calcext:value-type="float">
            <text:p>0.307042</text:p>
          </table:table-cell>
          <table:table-cell office:value-type="float" office:value="0.3549867" calcext:value-type="float">
            <text:p>0.3549867</text:p>
          </table:table-cell>
          <table:table-cell office:value-type="float" office:value="0.3639919" calcext:value-type="float">
            <text:p>0.3639919</text:p>
          </table:table-cell>
          <table:table-cell office:value-type="float" office:value="0.3877966" calcext:value-type="float">
            <text:p>0.3877966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831E-015" calcext:value-type="float">
            <text:p>1.952831E-15</text:p>
          </table:table-cell>
          <table:table-cell office:value-type="float" office:value="1.915648E-015" calcext:value-type="float">
            <text:p>1.915648E-15</text:p>
          </table:table-cell>
          <table:table-cell office:value-type="float" office:value="9.78234E-016" calcext:value-type="float">
            <text:p>9.78234E-16</text:p>
          </table:table-cell>
          <table:table-cell office:value-type="float" office:value="9.897754E-016" calcext:value-type="float">
            <text:p>9.89775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8.87269" calcext:value-type="float">
            <text:p>-78.87269</text:p>
          </table:table-cell>
          <table:table-cell office:value-type="float" office:value="-0.0184637" calcext:value-type="float">
            <text:p>-0.0184637</text:p>
          </table:table-cell>
          <table:table-cell office:value-type="float" office:value="-0.0181286" calcext:value-type="float">
            <text:p>-0.0181286</text:p>
          </table:table-cell>
          <table:table-cell office:value-type="float" office:value="-0.01756875" calcext:value-type="float">
            <text:p>-0.01756875</text:p>
          </table:table-cell>
          <table:table-cell office:value-type="float" office:value="-0.01694283" calcext:value-type="float">
            <text:p>-0.01694283</text:p>
          </table:table-cell>
          <table:table-cell office:value-type="float" office:value="-0.01623209" calcext:value-type="float">
            <text:p>-0.01623209</text:p>
          </table:table-cell>
          <table:table-cell office:value-type="float" office:value="-0.014817" calcext:value-type="float">
            <text:p>-0.014817</text:p>
          </table:table-cell>
          <table:table-cell office:value-type="float" office:value="-0.01287043" calcext:value-type="float">
            <text:p>-0.01287043</text:p>
          </table:table-cell>
          <table:table-cell office:value-type="float" office:value="-0.007021852" calcext:value-type="float">
            <text:p>-0.007021852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154.816" calcext:value-type="float">
            <text:p>1154.816</text:p>
          </table:table-cell>
          <table:table-cell office:value-type="float" office:value="0" calcext:value-type="float">
            <text:p>0</text:p>
          </table:table-cell>
          <table:table-cell office:value-type="float" office:value="-0.00971746" calcext:value-type="float">
            <text:p>-0.00971746</text:p>
          </table:table-cell>
          <table:table-cell office:value-type="float" office:value="-0.0004714457" calcext:value-type="float">
            <text:p>-0.00047144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9" calcext:value-type="float">
            <text:p>25061999</text:p>
          </table:table-cell>
          <table:table-cell office:value-type="float" office:value="355.6004" calcext:value-type="float">
            <text:p>355.6004</text:p>
          </table:table-cell>
          <table:table-cell office:value-type="float" office:value="70.07436" calcext:value-type="float">
            <text:p>70.07436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6.025" calcext:value-type="float">
            <text:p>1256.025</text:p>
          </table:table-cell>
          <table:table-cell office:value-type="float" office:value="285.3635" calcext:value-type="float">
            <text:p>285.3635</text:p>
          </table:table-cell>
          <table:table-cell office:value-type="float" office:value="0" calcext:value-type="float">
            <text:p>0</text:p>
          </table:table-cell>
          <table:table-cell office:value-type="float" office:value="0.08920664" calcext:value-type="float">
            <text:p>0.08920664</text:p>
          </table:table-cell>
          <table:table-cell office:value-type="float" office:value="0.3094203" calcext:value-type="float">
            <text:p>0.3094203</text:p>
          </table:table-cell>
          <table:table-cell office:value-type="float" office:value="0.3098981" calcext:value-type="float">
            <text:p>0.3098981</text:p>
          </table:table-cell>
          <table:table-cell office:value-type="float" office:value="0.3078476" calcext:value-type="float">
            <text:p>0.3078476</text:p>
          </table:table-cell>
          <table:table-cell office:value-type="float" office:value="0.3062211" calcext:value-type="float">
            <text:p>0.3062211</text:p>
          </table:table-cell>
          <table:table-cell office:value-type="float" office:value="0.3066024" calcext:value-type="float">
            <text:p>0.3066024</text:p>
          </table:table-cell>
          <table:table-cell office:value-type="float" office:value="0.3539739" calcext:value-type="float">
            <text:p>0.3539739</text:p>
          </table:table-cell>
          <table:table-cell office:value-type="float" office:value="0.3636227" calcext:value-type="float">
            <text:p>0.3636227</text:p>
          </table:table-cell>
          <table:table-cell office:value-type="float" office:value="0.3878128" calcext:value-type="float">
            <text:p>0.3878128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46E-015" calcext:value-type="float">
            <text:p>1.953146E-15</text:p>
          </table:table-cell>
          <table:table-cell office:value-type="float" office:value="1.915537E-015" calcext:value-type="float">
            <text:p>1.915537E-15</text:p>
          </table:table-cell>
          <table:table-cell office:value-type="float" office:value="9.782243E-016" calcext:value-type="float">
            <text:p>9.782243E-16</text:p>
          </table:table-cell>
          <table:table-cell office:value-type="float" office:value="9.897563E-016" calcext:value-type="float">
            <text:p>9.89756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3.35886" calcext:value-type="float">
            <text:p>-33.35886</text:p>
          </table:table-cell>
          <table:table-cell office:value-type="float" office:value="-0.01533311" calcext:value-type="float">
            <text:p>-0.01533311</text:p>
          </table:table-cell>
          <table:table-cell office:value-type="float" office:value="-0.01517621" calcext:value-type="float">
            <text:p>-0.01517621</text:p>
          </table:table-cell>
          <table:table-cell office:value-type="float" office:value="-0.01593239" calcext:value-type="float">
            <text:p>-0.01593239</text:p>
          </table:table-cell>
          <table:table-cell office:value-type="float" office:value="-0.01655" calcext:value-type="float">
            <text:p>-0.01655</text:p>
          </table:table-cell>
          <table:table-cell office:value-type="float" office:value="-0.01640432" calcext:value-type="float">
            <text:p>-0.01640432</text:p>
          </table:table-cell>
          <table:table-cell office:value-type="float" office:value="-0.01523411" calcext:value-type="float">
            <text:p>-0.01523411</text:p>
          </table:table-cell>
          <table:table-cell office:value-type="float" office:value="-0.01299655" calcext:value-type="float">
            <text:p>-0.01299655</text:p>
          </table:table-cell>
          <table:table-cell office:value-type="float" office:value="-0.007018989" calcext:value-type="float">
            <text:p>-0.007018989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159.423" calcext:value-type="float">
            <text:p>1159.423</text:p>
          </table:table-cell>
          <table:table-cell office:value-type="float" office:value="0" calcext:value-type="float">
            <text:p>0</text:p>
          </table:table-cell>
          <table:table-cell office:value-type="float" office:value="-0.009722114" calcext:value-type="float">
            <text:p>-0.009722114</text:p>
          </table:table-cell>
          <table:table-cell office:value-type="float" office:value="-0.0004738452" calcext:value-type="float">
            <text:p>-0.00047384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9" calcext:value-type="float">
            <text:p>26061999</text:p>
          </table:table-cell>
          <table:table-cell office:value-type="float" office:value="355.6004" calcext:value-type="float">
            <text:p>355.6004</text:p>
          </table:table-cell>
          <table:table-cell office:value-type="float" office:value="70.17486" calcext:value-type="float">
            <text:p>70.17486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5.126" calcext:value-type="float">
            <text:p>1255.126</text:p>
          </table:table-cell>
          <table:table-cell office:value-type="float" office:value="286.1594" calcext:value-type="float">
            <text:p>286.1594</text:p>
          </table:table-cell>
          <table:table-cell office:value-type="float" office:value="0" calcext:value-type="float">
            <text:p>0</text:p>
          </table:table-cell>
          <table:table-cell office:value-type="float" office:value="0.07883562" calcext:value-type="float">
            <text:p>0.07883562</text:p>
          </table:table-cell>
          <table:table-cell office:value-type="float" office:value="0.302689" calcext:value-type="float">
            <text:p>0.302689</text:p>
          </table:table-cell>
          <table:table-cell office:value-type="float" office:value="0.3034021" calcext:value-type="float">
            <text:p>0.3034021</text:p>
          </table:table-cell>
          <table:table-cell office:value-type="float" office:value="0.304239" calcext:value-type="float">
            <text:p>0.304239</text:p>
          </table:table-cell>
          <table:table-cell office:value-type="float" office:value="0.3051198" calcext:value-type="float">
            <text:p>0.3051198</text:p>
          </table:table-cell>
          <table:table-cell office:value-type="float" office:value="0.3063116" calcext:value-type="float">
            <text:p>0.3063116</text:p>
          </table:table-cell>
          <table:table-cell office:value-type="float" office:value="0.3533544" calcext:value-type="float">
            <text:p>0.3533544</text:p>
          </table:table-cell>
          <table:table-cell office:value-type="float" office:value="0.363274" calcext:value-type="float">
            <text:p>0.363274</text:p>
          </table:table-cell>
          <table:table-cell office:value-type="float" office:value="0.3878041" calcext:value-type="float">
            <text:p>0.3878041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487E-015" calcext:value-type="float">
            <text:p>1.953487E-15</text:p>
          </table:table-cell>
          <table:table-cell office:value-type="float" office:value="1.915415E-015" calcext:value-type="float">
            <text:p>1.915415E-15</text:p>
          </table:table-cell>
          <table:table-cell office:value-type="float" office:value="9.782121E-016" calcext:value-type="float">
            <text:p>9.782121E-16</text:p>
          </table:table-cell>
          <table:table-cell office:value-type="float" office:value="9.897364E-016" calcext:value-type="float">
            <text:p>9.89736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19823" calcext:value-type="float">
            <text:p>-74.19823</text:p>
          </table:table-cell>
          <table:table-cell office:value-type="float" office:value="-0.01790508" calcext:value-type="float">
            <text:p>-0.01790508</text:p>
          </table:table-cell>
          <table:table-cell office:value-type="float" office:value="-0.01761868" calcext:value-type="float">
            <text:p>-0.01761868</text:p>
          </table:table-cell>
          <table:table-cell office:value-type="float" office:value="-0.01729423" calcext:value-type="float">
            <text:p>-0.01729423</text:p>
          </table:table-cell>
          <table:table-cell office:value-type="float" office:value="-0.01695816" calcext:value-type="float">
            <text:p>-0.01695816</text:p>
          </table:table-cell>
          <table:table-cell office:value-type="float" office:value="-0.01650575" calcext:value-type="float">
            <text:p>-0.01650575</text:p>
          </table:table-cell>
          <table:table-cell office:value-type="float" office:value="-0.01549548" calcext:value-type="float">
            <text:p>-0.01549548</text:p>
          </table:table-cell>
          <table:table-cell office:value-type="float" office:value="-0.01311703" calcext:value-type="float">
            <text:p>-0.01311703</text:p>
          </table:table-cell>
          <table:table-cell office:value-type="float" office:value="-0.007020479" calcext:value-type="float">
            <text:p>-0.007020479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163.799" calcext:value-type="float">
            <text:p>1163.799</text:p>
          </table:table-cell>
          <table:table-cell office:value-type="float" office:value="0" calcext:value-type="float">
            <text:p>0</text:p>
          </table:table-cell>
          <table:table-cell office:value-type="float" office:value="-0.00971822" calcext:value-type="float">
            <text:p>-0.00971822</text:p>
          </table:table-cell>
          <table:table-cell office:value-type="float" office:value="-0.000476185" calcext:value-type="float">
            <text:p>-0.0004761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9" calcext:value-type="float">
            <text:p>27061999</text:p>
          </table:table-cell>
          <table:table-cell office:value-type="float" office:value="360.9004" calcext:value-type="float">
            <text:p>360.9004</text:p>
          </table:table-cell>
          <table:table-cell office:value-type="float" office:value="70.45321" calcext:value-type="float">
            <text:p>70.45321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9.595" calcext:value-type="float">
            <text:p>1259.595</text:p>
          </table:table-cell>
          <table:table-cell office:value-type="float" office:value="286.7106" calcext:value-type="float">
            <text:p>286.7106</text:p>
          </table:table-cell>
          <table:table-cell office:value-type="float" office:value="0" calcext:value-type="float">
            <text:p>0</text:p>
          </table:table-cell>
          <table:table-cell office:value-type="float" office:value="0.3796739" calcext:value-type="float">
            <text:p>0.3796739</text:p>
          </table:table-cell>
          <table:table-cell office:value-type="float" office:value="0.3780657" calcext:value-type="float">
            <text:p>0.3780657</text:p>
          </table:table-cell>
          <table:table-cell office:value-type="float" office:value="0.3139551" calcext:value-type="float">
            <text:p>0.3139551</text:p>
          </table:table-cell>
          <table:table-cell office:value-type="float" office:value="0.3036459" calcext:value-type="float">
            <text:p>0.3036459</text:p>
          </table:table-cell>
          <table:table-cell office:value-type="float" office:value="0.3039208" calcext:value-type="float">
            <text:p>0.3039208</text:p>
          </table:table-cell>
          <table:table-cell office:value-type="float" office:value="0.305433" calcext:value-type="float">
            <text:p>0.305433</text:p>
          </table:table-cell>
          <table:table-cell office:value-type="float" office:value="0.3533483" calcext:value-type="float">
            <text:p>0.3533483</text:p>
          </table:table-cell>
          <table:table-cell office:value-type="float" office:value="0.3629969" calcext:value-type="float">
            <text:p>0.3629969</text:p>
          </table:table-cell>
          <table:table-cell office:value-type="float" office:value="0.3877813" calcext:value-type="float">
            <text:p>0.3877813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138E-015" calcext:value-type="float">
            <text:p>1.952138E-15</text:p>
          </table:table-cell>
          <table:table-cell office:value-type="float" office:value="1.915283E-015" calcext:value-type="float">
            <text:p>1.915283E-15</text:p>
          </table:table-cell>
          <table:table-cell office:value-type="float" office:value="9.781995E-016" calcext:value-type="float">
            <text:p>9.781995E-16</text:p>
          </table:table-cell>
          <table:table-cell office:value-type="float" office:value="9.897149E-016" calcext:value-type="float">
            <text:p>9.89714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534474" calcext:value-type="float">
            <text:p>-0.003534474</text:p>
          </table:table-cell>
          <table:table-cell office:value-type="float" office:value="-0.003654237" calcext:value-type="float">
            <text:p>-0.003654237</text:p>
          </table:table-cell>
          <table:table-cell office:value-type="float" office:value="-0.01427076" calcext:value-type="float">
            <text:p>-0.01427076</text:p>
          </table:table-cell>
          <table:table-cell office:value-type="float" office:value="-0.01760896" calcext:value-type="float">
            <text:p>-0.01760896</text:p>
          </table:table-cell>
          <table:table-cell office:value-type="float" office:value="-0.01743672" calcext:value-type="float">
            <text:p>-0.01743672</text:p>
          </table:table-cell>
          <table:table-cell office:value-type="float" office:value="-0.01684101" calcext:value-type="float">
            <text:p>-0.01684101</text:p>
          </table:table-cell>
          <table:table-cell office:value-type="float" office:value="-0.01549538" calcext:value-type="float">
            <text:p>-0.01549538</text:p>
          </table:table-cell>
          <table:table-cell office:value-type="float" office:value="-0.0132138" calcext:value-type="float">
            <text:p>-0.0132138</text:p>
          </table:table-cell>
          <table:table-cell office:value-type="float" office:value="-0.007024413" calcext:value-type="float">
            <text:p>-0.007024413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167.925" calcext:value-type="float">
            <text:p>1167.925</text:p>
          </table:table-cell>
          <table:table-cell office:value-type="float" office:value="0" calcext:value-type="float">
            <text:p>0</text:p>
          </table:table-cell>
          <table:table-cell office:value-type="float" office:value="-0.009720213" calcext:value-type="float">
            <text:p>-0.009720213</text:p>
          </table:table-cell>
          <table:table-cell office:value-type="float" office:value="-0.0004785274" calcext:value-type="float">
            <text:p>-0.00047852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9" calcext:value-type="float">
            <text:p>28061999</text:p>
          </table:table-cell>
          <table:table-cell office:value-type="float" office:value="367.3004" calcext:value-type="float">
            <text:p>367.3004</text:p>
          </table:table-cell>
          <table:table-cell office:value-type="float" office:value="73.46764" calcext:value-type="float">
            <text:p>73.46764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60.082" calcext:value-type="float">
            <text:p>1260.082</text:p>
          </table:table-cell>
          <table:table-cell office:value-type="float" office:value="289.6057" calcext:value-type="float">
            <text:p>289.6057</text:p>
          </table:table-cell>
          <table:table-cell office:value-type="float" office:value="0" calcext:value-type="float">
            <text:p>0</text:p>
          </table:table-cell>
          <table:table-cell office:value-type="float" office:value="0.246246" calcext:value-type="float">
            <text:p>0.246246</text:p>
          </table:table-cell>
          <table:table-cell office:value-type="float" office:value="0.3177254" calcext:value-type="float">
            <text:p>0.3177254</text:p>
          </table:table-cell>
          <table:table-cell office:value-type="float" office:value="0.32232" calcext:value-type="float">
            <text:p>0.32232</text:p>
          </table:table-cell>
          <table:table-cell office:value-type="float" office:value="0.3231502" calcext:value-type="float">
            <text:p>0.3231502</text:p>
          </table:table-cell>
          <table:table-cell office:value-type="float" office:value="0.3196888" calcext:value-type="float">
            <text:p>0.3196888</text:p>
          </table:table-cell>
          <table:table-cell office:value-type="float" office:value="0.3152413" calcext:value-type="float">
            <text:p>0.3152413</text:p>
          </table:table-cell>
          <table:table-cell office:value-type="float" office:value="0.3546439" calcext:value-type="float">
            <text:p>0.3546439</text:p>
          </table:table-cell>
          <table:table-cell office:value-type="float" office:value="0.3628373" calcext:value-type="float">
            <text:p>0.3628373</text:p>
          </table:table-cell>
          <table:table-cell office:value-type="float" office:value="0.3877497" calcext:value-type="float">
            <text:p>0.3877497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455E-015" calcext:value-type="float">
            <text:p>1.952455E-15</text:p>
          </table:table-cell>
          <table:table-cell office:value-type="float" office:value="1.91517E-015" calcext:value-type="float">
            <text:p>1.91517E-15</text:p>
          </table:table-cell>
          <table:table-cell office:value-type="float" office:value="9.781908E-016" calcext:value-type="float">
            <text:p>9.781908E-16</text:p>
          </table:table-cell>
          <table:table-cell office:value-type="float" office:value="9.896956E-016" calcext:value-type="float">
            <text:p>9.89695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943592" calcext:value-type="float">
            <text:p>-0.06943592</text:p>
          </table:table-cell>
          <table:table-cell office:value-type="float" office:value="-0.01269055" calcext:value-type="float">
            <text:p>-0.01269055</text:p>
          </table:table-cell>
          <table:table-cell office:value-type="float" office:value="-0.01150697" calcext:value-type="float">
            <text:p>-0.01150697</text:p>
          </table:table-cell>
          <table:table-cell office:value-type="float" office:value="-0.01132459" calcext:value-type="float">
            <text:p>-0.01132459</text:p>
          </table:table-cell>
          <table:table-cell office:value-type="float" office:value="-0.01224251" calcext:value-type="float">
            <text:p>-0.01224251</text:p>
          </table:table-cell>
          <table:table-cell office:value-type="float" office:value="-0.0135389" calcext:value-type="float">
            <text:p>-0.0135389</text:p>
          </table:table-cell>
          <table:table-cell office:value-type="float" office:value="-0.01497639" calcext:value-type="float">
            <text:p>-0.01497639</text:p>
          </table:table-cell>
          <table:table-cell office:value-type="float" office:value="-0.01327039" calcext:value-type="float">
            <text:p>-0.01327039</text:p>
          </table:table-cell>
          <table:table-cell office:value-type="float" office:value="-0.007029896" calcext:value-type="float">
            <text:p>-0.007029896</text:p>
          </table:table-cell>
          <table:table-cell office:value-type="float" office:value="-0.00376343" calcext:value-type="float">
            <text:p>-0.00376343</text:p>
          </table:table-cell>
          <table:table-cell office:value-type="float" office:value="1174.394" calcext:value-type="float">
            <text:p>1174.394</text:p>
          </table:table-cell>
          <table:table-cell office:value-type="float" office:value="0" calcext:value-type="float">
            <text:p>0</text:p>
          </table:table-cell>
          <table:table-cell office:value-type="float" office:value="-0.009721993" calcext:value-type="float">
            <text:p>-0.009721993</text:p>
          </table:table-cell>
          <table:table-cell office:value-type="float" office:value="-0.0004810465" calcext:value-type="float">
            <text:p>-0.00048104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9" calcext:value-type="float">
            <text:p>29061999</text:p>
          </table:table-cell>
          <table:table-cell office:value-type="float" office:value="370.1004" calcext:value-type="float">
            <text:p>370.1004</text:p>
          </table:table-cell>
          <table:table-cell office:value-type="float" office:value="77.33819" calcext:value-type="float">
            <text:p>77.33819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7.133" calcext:value-type="float">
            <text:p>1257.133</text:p>
          </table:table-cell>
          <table:table-cell office:value-type="float" office:value="291.4827" calcext:value-type="float">
            <text:p>291.4827</text:p>
          </table:table-cell>
          <table:table-cell office:value-type="float" office:value="0" calcext:value-type="float">
            <text:p>0</text:p>
          </table:table-cell>
          <table:table-cell office:value-type="float" office:value="0.1589197" calcext:value-type="float">
            <text:p>0.1589197</text:p>
          </table:table-cell>
          <table:table-cell office:value-type="float" office:value="0.3072646" calcext:value-type="float">
            <text:p>0.3072646</text:p>
          </table:table-cell>
          <table:table-cell office:value-type="float" office:value="0.3086316" calcext:value-type="float">
            <text:p>0.3086316</text:p>
          </table:table-cell>
          <table:table-cell office:value-type="float" office:value="0.3097574" calcext:value-type="float">
            <text:p>0.3097574</text:p>
          </table:table-cell>
          <table:table-cell office:value-type="float" office:value="0.3104604" calcext:value-type="float">
            <text:p>0.3104604</text:p>
          </table:table-cell>
          <table:table-cell office:value-type="float" office:value="0.3111776" calcext:value-type="float">
            <text:p>0.3111776</text:p>
          </table:table-cell>
          <table:table-cell office:value-type="float" office:value="0.3559162" calcext:value-type="float">
            <text:p>0.3559162</text:p>
          </table:table-cell>
          <table:table-cell office:value-type="float" office:value="0.362902" calcext:value-type="float">
            <text:p>0.362902</text:p>
          </table:table-cell>
          <table:table-cell office:value-type="float" office:value="0.3877219" calcext:value-type="float">
            <text:p>0.3877219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739E-015" calcext:value-type="float">
            <text:p>1.952739E-15</text:p>
          </table:table-cell>
          <table:table-cell office:value-type="float" office:value="1.91507E-015" calcext:value-type="float">
            <text:p>1.91507E-15</text:p>
          </table:table-cell>
          <table:table-cell office:value-type="float" office:value="9.781823E-016" calcext:value-type="float">
            <text:p>9.781823E-16</text:p>
          </table:table-cell>
          <table:table-cell office:value-type="float" office:value="9.896785E-016" calcext:value-type="float">
            <text:p>9.89678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619353" calcext:value-type="float">
            <text:p>-0.9619353</text:p>
          </table:table-cell>
          <table:table-cell office:value-type="float" office:value="-0.01611855" calcext:value-type="float">
            <text:p>-0.01611855</text:p>
          </table:table-cell>
          <table:table-cell office:value-type="float" office:value="-0.01562993" calcext:value-type="float">
            <text:p>-0.01562993</text:p>
          </table:table-cell>
          <table:table-cell office:value-type="float" office:value="-0.01525016" calcext:value-type="float">
            <text:p>-0.01525016</text:p>
          </table:table-cell>
          <table:table-cell office:value-type="float" office:value="-0.01502206" calcext:value-type="float">
            <text:p>-0.01502206</text:p>
          </table:table-cell>
          <table:table-cell office:value-type="float" office:value="-0.01478524" calcext:value-type="float">
            <text:p>-0.01478524</text:p>
          </table:table-cell>
          <table:table-cell office:value-type="float" office:value="-0.01445283" calcext:value-type="float">
            <text:p>-0.01445283</text:p>
          </table:table-cell>
          <table:table-cell office:value-type="float" office:value="-0.01324816" calcext:value-type="float">
            <text:p>-0.01324816</text:p>
          </table:table-cell>
          <table:table-cell office:value-type="float" office:value="-0.007034751" calcext:value-type="float">
            <text:p>-0.007034751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179.858" calcext:value-type="float">
            <text:p>1179.858</text:p>
          </table:table-cell>
          <table:table-cell office:value-type="float" office:value="0" calcext:value-type="float">
            <text:p>0</text:p>
          </table:table-cell>
          <table:table-cell office:value-type="float" office:value="-0.009727265" calcext:value-type="float">
            <text:p>-0.009727265</text:p>
          </table:table-cell>
          <table:table-cell office:value-type="float" office:value="-0.0004832871" calcext:value-type="float">
            <text:p>-0.00048328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9" calcext:value-type="float">
            <text:p>30061999</text:p>
          </table:table-cell>
          <table:table-cell office:value-type="float" office:value="370.1004" calcext:value-type="float">
            <text:p>370.1004</text:p>
          </table:table-cell>
          <table:table-cell office:value-type="float" office:value="78.10424" calcext:value-type="float">
            <text:p>78.10424</text:p>
          </table:table-cell>
          <table:table-cell office:value-type="float" office:value="0.4324977" calcext:value-type="float">
            <text:p>0.4324977</text:p>
          </table:table-cell>
          <table:table-cell office:value-type="float" office:value="1255.375" calcext:value-type="float">
            <text:p>1255.375</text:p>
          </table:table-cell>
          <table:table-cell office:value-type="float" office:value="292.4738" calcext:value-type="float">
            <text:p>292.4738</text:p>
          </table:table-cell>
          <table:table-cell office:value-type="float" office:value="0" calcext:value-type="float">
            <text:p>0</text:p>
          </table:table-cell>
          <table:table-cell office:value-type="float" office:value="0.08498652" calcext:value-type="float">
            <text:p>0.08498652</text:p>
          </table:table-cell>
          <table:table-cell office:value-type="float" office:value="0.3028596" calcext:value-type="float">
            <text:p>0.3028596</text:p>
          </table:table-cell>
          <table:table-cell office:value-type="float" office:value="0.3036813" calcext:value-type="float">
            <text:p>0.3036813</text:p>
          </table:table-cell>
          <table:table-cell office:value-type="float" office:value="0.304965" calcext:value-type="float">
            <text:p>0.304965</text:p>
          </table:table-cell>
          <table:table-cell office:value-type="float" office:value="0.3063076" calcext:value-type="float">
            <text:p>0.3063076</text:p>
          </table:table-cell>
          <table:table-cell office:value-type="float" office:value="0.3078166" calcext:value-type="float">
            <text:p>0.3078166</text:p>
          </table:table-cell>
          <table:table-cell office:value-type="float" office:value="0.3547638" calcext:value-type="float">
            <text:p>0.3547638</text:p>
          </table:table-cell>
          <table:table-cell office:value-type="float" office:value="0.3629187" calcext:value-type="float">
            <text:p>0.3629187</text:p>
          </table:table-cell>
          <table:table-cell office:value-type="float" office:value="0.3877038" calcext:value-type="float">
            <text:p>0.3877038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005E-015" calcext:value-type="float">
            <text:p>1.953005E-15</text:p>
          </table:table-cell>
          <table:table-cell office:value-type="float" office:value="1.914977E-015" calcext:value-type="float">
            <text:p>1.914977E-15</text:p>
          </table:table-cell>
          <table:table-cell office:value-type="float" office:value="9.781733E-016" calcext:value-type="float">
            <text:p>9.781733E-16</text:p>
          </table:table-cell>
          <table:table-cell office:value-type="float" office:value="9.896638E-016" calcext:value-type="float">
            <text:p>9.89663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35359" calcext:value-type="float">
            <text:p>-47.35359</text:p>
          </table:table-cell>
          <table:table-cell office:value-type="float" office:value="-0.01783761" calcext:value-type="float">
            <text:p>-0.01783761</text:p>
          </table:table-cell>
          <table:table-cell office:value-type="float" office:value="-0.01750788" calcext:value-type="float">
            <text:p>-0.01750788</text:p>
          </table:table-cell>
          <table:table-cell office:value-type="float" office:value="-0.01700924" calcext:value-type="float">
            <text:p>-0.01700924</text:p>
          </table:table-cell>
          <table:table-cell office:value-type="float" office:value="-0.01650341" calcext:value-type="float">
            <text:p>-0.01650341</text:p>
          </table:table-cell>
          <table:table-cell office:value-type="float" office:value="-0.01594876" calcext:value-type="float">
            <text:p>-0.01594876</text:p>
          </table:table-cell>
          <table:table-cell office:value-type="float" office:value="-0.01490891" calcext:value-type="float">
            <text:p>-0.01490891</text:p>
          </table:table-cell>
          <table:table-cell office:value-type="float" office:value="-0.01324186" calcext:value-type="float">
            <text:p>-0.01324186</text:p>
          </table:table-cell>
          <table:table-cell office:value-type="float" office:value="-0.007037912" calcext:value-type="float">
            <text:p>-0.007037912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184.441" calcext:value-type="float">
            <text:p>1184.441</text:p>
          </table:table-cell>
          <table:table-cell office:value-type="float" office:value="0" calcext:value-type="float">
            <text:p>0</text:p>
          </table:table-cell>
          <table:table-cell office:value-type="float" office:value="-0.00972451" calcext:value-type="float">
            <text:p>-0.00972451</text:p>
          </table:table-cell>
          <table:table-cell office:value-type="float" office:value="-0.0004852208" calcext:value-type="float">
            <text:p>-0.00048522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9" calcext:value-type="float">
            <text:p>1071999</text:p>
          </table:table-cell>
          <table:table-cell office:value-type="float" office:value="387.7005" calcext:value-type="float">
            <text:p>387.7005</text:p>
          </table:table-cell>
          <table:table-cell office:value-type="float" office:value="78.56071" calcext:value-type="float">
            <text:p>78.56071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70.306" calcext:value-type="float">
            <text:p>1270.306</text:p>
          </table:table-cell>
          <table:table-cell office:value-type="float" office:value="294.0528" calcext:value-type="float">
            <text:p>294.0528</text:p>
          </table:table-cell>
          <table:table-cell office:value-type="float" office:value="0" calcext:value-type="float">
            <text:p>0</text:p>
          </table:table-cell>
          <table:table-cell office:value-type="float" office:value="0.4792692" calcext:value-type="float">
            <text:p>0.4792692</text:p>
          </table:table-cell>
          <table:table-cell office:value-type="float" office:value="0.4727137" calcext:value-type="float">
            <text:p>0.4727137</text:p>
          </table:table-cell>
          <table:table-cell office:value-type="float" office:value="0.4301941" calcext:value-type="float">
            <text:p>0.4301941</text:p>
          </table:table-cell>
          <table:table-cell office:value-type="float" office:value="0.3185922" calcext:value-type="float">
            <text:p>0.3185922</text:p>
          </table:table-cell>
          <table:table-cell office:value-type="float" office:value="0.3058354" calcext:value-type="float">
            <text:p>0.3058354</text:p>
          </table:table-cell>
          <table:table-cell office:value-type="float" office:value="0.3080969" calcext:value-type="float">
            <text:p>0.3080969</text:p>
          </table:table-cell>
          <table:table-cell office:value-type="float" office:value="0.3782947" calcext:value-type="float">
            <text:p>0.3782947</text:p>
          </table:table-cell>
          <table:table-cell office:value-type="float" office:value="0.3628019" calcext:value-type="float">
            <text:p>0.3628019</text:p>
          </table:table-cell>
          <table:table-cell office:value-type="float" office:value="0.3873366" calcext:value-type="float">
            <text:p>0.3873366</text:p>
          </table:table-cell>
          <table:table-cell office:value-type="float" office:value="0.4134257" calcext:value-type="float">
            <text:p>0.4134257</text:p>
          </table:table-cell>
          <table:table-cell office:value-type="float" office:value="0.5104504" calcext:value-type="float">
            <text:p>0.510450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205457" calcext:value-type="float">
            <text:p>0.000205457</text:p>
          </table:table-cell>
          <table:table-cell office:value-type="float" office:value="1.953309E-015" calcext:value-type="float">
            <text:p>1.953309E-15</text:p>
          </table:table-cell>
          <table:table-cell office:value-type="float" office:value="1.914868E-015" calcext:value-type="float">
            <text:p>1.914868E-15</text:p>
          </table:table-cell>
          <table:table-cell office:value-type="float" office:value="9.781608E-016" calcext:value-type="float">
            <text:p>9.781608E-16</text:p>
          </table:table-cell>
          <table:table-cell office:value-type="float" office:value="9.896479E-016" calcext:value-type="float">
            <text:p>9.89647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6301609" calcext:value-type="float">
            <text:p>-0.0006301609</text:p>
          </table:table-cell>
          <table:table-cell office:value-type="float" office:value="-0.0008126496" calcext:value-type="float">
            <text:p>-0.0008126496</text:p>
          </table:table-cell>
          <table:table-cell office:value-type="float" office:value="-0.001772577" calcext:value-type="float">
            <text:p>-0.001772577</text:p>
          </table:table-cell>
          <table:table-cell office:value-type="float" office:value="-0.01303576" calcext:value-type="float">
            <text:p>-0.01303576</text:p>
          </table:table-cell>
          <table:table-cell office:value-type="float" office:value="-0.01680173" calcext:value-type="float">
            <text:p>-0.01680173</text:p>
          </table:table-cell>
          <table:table-cell office:value-type="float" office:value="-0.01597355" calcext:value-type="float">
            <text:p>-0.01597355</text:p>
          </table:table-cell>
          <table:table-cell office:value-type="float" office:value="-0.008356412" calcext:value-type="float">
            <text:p>-0.008356412</text:p>
          </table:table-cell>
          <table:table-cell office:value-type="float" office:value="-0.01329152" calcext:value-type="float">
            <text:p>-0.01329152</text:p>
          </table:table-cell>
          <table:table-cell office:value-type="float" office:value="-0.00710231" calcext:value-type="float">
            <text:p>-0.00710231</text:p>
          </table:table-cell>
          <table:table-cell office:value-type="float" office:value="-0.00380998" calcext:value-type="float">
            <text:p>-0.00380998</text:p>
          </table:table-cell>
          <table:table-cell office:value-type="float" office:value="1189.805" calcext:value-type="float">
            <text:p>1189.80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2099893" calcext:value-type="float">
            <text:p>0.000209989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679" calcext:value-type="float">
            <text:p>-1.2306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9" calcext:value-type="float">
            <text:p>2071999</text:p>
          </table:table-cell>
          <table:table-cell office:value-type="float" office:value="387.7005" calcext:value-type="float">
            <text:p>387.7005</text:p>
          </table:table-cell>
          <table:table-cell office:value-type="float" office:value="82.33103" calcext:value-type="float">
            <text:p>82.33103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62.455" calcext:value-type="float">
            <text:p>1262.455</text:p>
          </table:table-cell>
          <table:table-cell office:value-type="float" office:value="298.1341" calcext:value-type="float">
            <text:p>298.1341</text:p>
          </table:table-cell>
          <table:table-cell office:value-type="float" office:value="0" calcext:value-type="float">
            <text:p>0</text:p>
          </table:table-cell>
          <table:table-cell office:value-type="float" office:value="0.08451945" calcext:value-type="float">
            <text:p>0.08451945</text:p>
          </table:table-cell>
          <table:table-cell office:value-type="float" office:value="0.3324974" calcext:value-type="float">
            <text:p>0.3324974</text:p>
          </table:table-cell>
          <table:table-cell office:value-type="float" office:value="0.3338421" calcext:value-type="float">
            <text:p>0.3338421</text:p>
          </table:table-cell>
          <table:table-cell office:value-type="float" office:value="0.3340627" calcext:value-type="float">
            <text:p>0.3340627</text:p>
          </table:table-cell>
          <table:table-cell office:value-type="float" office:value="0.3327904" calcext:value-type="float">
            <text:p>0.3327904</text:p>
          </table:table-cell>
          <table:table-cell office:value-type="float" office:value="0.3313735" calcext:value-type="float">
            <text:p>0.3313735</text:p>
          </table:table-cell>
          <table:table-cell office:value-type="float" office:value="0.3689848" calcext:value-type="float">
            <text:p>0.3689848</text:p>
          </table:table-cell>
          <table:table-cell office:value-type="float" office:value="0.3642626" calcext:value-type="float">
            <text:p>0.3642626</text:p>
          </table:table-cell>
          <table:table-cell office:value-type="float" office:value="0.3874528" calcext:value-type="float">
            <text:p>0.3874528</text:p>
          </table:table-cell>
          <table:table-cell office:value-type="float" office:value="0.4137855" calcext:value-type="float">
            <text:p>0.413785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615E-015" calcext:value-type="float">
            <text:p>1.953615E-15</text:p>
          </table:table-cell>
          <table:table-cell office:value-type="float" office:value="1.914759E-015" calcext:value-type="float">
            <text:p>1.914759E-15</text:p>
          </table:table-cell>
          <table:table-cell office:value-type="float" office:value="9.781516E-016" calcext:value-type="float">
            <text:p>9.781516E-16</text:p>
          </table:table-cell>
          <table:table-cell office:value-type="float" office:value="9.896296E-016" calcext:value-type="float">
            <text:p>9.89629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4341" calcext:value-type="float">
            <text:p>-48.4341</text:p>
          </table:table-cell>
          <table:table-cell office:value-type="float" office:value="-0.009285774" calcext:value-type="float">
            <text:p>-0.009285774</text:p>
          </table:table-cell>
          <table:table-cell office:value-type="float" office:value="-0.009032705" calcext:value-type="float">
            <text:p>-0.009032705</text:p>
          </table:table-cell>
          <table:table-cell office:value-type="float" office:value="-0.00900166" calcext:value-type="float">
            <text:p>-0.00900166</text:p>
          </table:table-cell>
          <table:table-cell office:value-type="float" office:value="-0.009258999" calcext:value-type="float">
            <text:p>-0.009258999</text:p>
          </table:table-cell>
          <table:table-cell office:value-type="float" office:value="-0.009551052" calcext:value-type="float">
            <text:p>-0.009551052</text:p>
          </table:table-cell>
          <table:table-cell office:value-type="float" office:value="-0.01020926" calcext:value-type="float">
            <text:p>-0.01020926</text:p>
          </table:table-cell>
          <table:table-cell office:value-type="float" office:value="-0.0127839" calcext:value-type="float">
            <text:p>-0.0127839</text:p>
          </table:table-cell>
          <table:table-cell office:value-type="float" office:value="-0.007082042" calcext:value-type="float">
            <text:p>-0.007082042</text:p>
          </table:table-cell>
          <table:table-cell office:value-type="float" office:value="-0.003778309" calcext:value-type="float">
            <text:p>-0.003778309</text:p>
          </table:table-cell>
          <table:table-cell office:value-type="float" office:value="1197.782" calcext:value-type="float">
            <text:p>1197.782</text:p>
          </table:table-cell>
          <table:table-cell office:value-type="float" office:value="0" calcext:value-type="float">
            <text:p>0</text:p>
          </table:table-cell>
          <table:table-cell office:value-type="float" office:value="-0.009723986" calcext:value-type="float">
            <text:p>-0.009723986</text:p>
          </table:table-cell>
          <table:table-cell office:value-type="float" office:value="-0.0004901356" calcext:value-type="float">
            <text:p>-0.00049013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291" calcext:value-type="float">
            <text:p>-1.2292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9" calcext:value-type="float">
            <text:p>3071999</text:p>
          </table:table-cell>
          <table:table-cell office:value-type="float" office:value="388.1004" calcext:value-type="float">
            <text:p>388.1004</text:p>
          </table:table-cell>
          <table:table-cell office:value-type="float" office:value="82.39363" calcext:value-type="float">
            <text:p>82.39363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59.659" calcext:value-type="float">
            <text:p>1259.659</text:p>
          </table:table-cell>
          <table:table-cell office:value-type="float" office:value="301.2654" calcext:value-type="float">
            <text:p>301.2654</text:p>
          </table:table-cell>
          <table:table-cell office:value-type="float" office:value="0" calcext:value-type="float">
            <text:p>0</text:p>
          </table:table-cell>
          <table:table-cell office:value-type="float" office:value="0.1182021" calcext:value-type="float">
            <text:p>0.1182021</text:p>
          </table:table-cell>
          <table:table-cell office:value-type="float" office:value="0.3152863" calcext:value-type="float">
            <text:p>0.3152863</text:p>
          </table:table-cell>
          <table:table-cell office:value-type="float" office:value="0.3164546" calcext:value-type="float">
            <text:p>0.3164546</text:p>
          </table:table-cell>
          <table:table-cell office:value-type="float" office:value="0.3179359" calcext:value-type="float">
            <text:p>0.3179359</text:p>
          </table:table-cell>
          <table:table-cell office:value-type="float" office:value="0.3193344" calcext:value-type="float">
            <text:p>0.3193344</text:p>
          </table:table-cell>
          <table:table-cell office:value-type="float" office:value="0.3209018" calcext:value-type="float">
            <text:p>0.3209018</text:p>
          </table:table-cell>
          <table:table-cell office:value-type="float" office:value="0.3653476" calcext:value-type="float">
            <text:p>0.3653476</text:p>
          </table:table-cell>
          <table:table-cell office:value-type="float" office:value="0.3649761" calcext:value-type="float">
            <text:p>0.3649761</text:p>
          </table:table-cell>
          <table:table-cell office:value-type="float" office:value="0.3876011" calcext:value-type="float">
            <text:p>0.3876011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939E-015" calcext:value-type="float">
            <text:p>1.953939E-15</text:p>
          </table:table-cell>
          <table:table-cell office:value-type="float" office:value="1.914646E-015" calcext:value-type="float">
            <text:p>1.914646E-15</text:p>
          </table:table-cell>
          <table:table-cell office:value-type="float" office:value="9.78138E-016" calcext:value-type="float">
            <text:p>9.78138E-16</text:p>
          </table:table-cell>
          <table:table-cell office:value-type="float" office:value="9.896125E-016" calcext:value-type="float">
            <text:p>9.89612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.945659" calcext:value-type="float">
            <text:p>-5.945659</text:p>
          </table:table-cell>
          <table:table-cell office:value-type="float" office:value="-0.01346349" calcext:value-type="float">
            <text:p>-0.01346349</text:p>
          </table:table-cell>
          <table:table-cell office:value-type="float" office:value="-0.01312795" calcext:value-type="float">
            <text:p>-0.01312795</text:p>
          </table:table-cell>
          <table:table-cell office:value-type="float" office:value="-0.01271808" calcext:value-type="float">
            <text:p>-0.01271808</text:p>
          </table:table-cell>
          <table:table-cell office:value-type="float" office:value="-0.01234301" calcext:value-type="float">
            <text:p>-0.01234301</text:p>
          </table:table-cell>
          <table:table-cell office:value-type="float" office:value="-0.01193084" calcext:value-type="float">
            <text:p>-0.01193084</text:p>
          </table:table-cell>
          <table:table-cell office:value-type="float" office:value="-0.01121979" calcext:value-type="float">
            <text:p>-0.01121979</text:p>
          </table:table-cell>
          <table:table-cell office:value-type="float" office:value="-0.01254374" calcext:value-type="float">
            <text:p>-0.01254374</text:p>
          </table:table-cell>
          <table:table-cell office:value-type="float" office:value="-0.007056091" calcext:value-type="float">
            <text:p>-0.007056091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204.589" calcext:value-type="float">
            <text:p>1204.589</text:p>
          </table:table-cell>
          <table:table-cell office:value-type="float" office:value="0" calcext:value-type="float">
            <text:p>0</text:p>
          </table:table-cell>
          <table:table-cell office:value-type="float" office:value="-0.009720333" calcext:value-type="float">
            <text:p>-0.009720333</text:p>
          </table:table-cell>
          <table:table-cell office:value-type="float" office:value="-0.0004921952" calcext:value-type="float">
            <text:p>-0.00049219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9" calcext:value-type="float">
            <text:p>4071999</text:p>
          </table:table-cell>
          <table:table-cell office:value-type="float" office:value="388.6004" calcext:value-type="float">
            <text:p>388.6004</text:p>
          </table:table-cell>
          <table:table-cell office:value-type="float" office:value="83.23244" calcext:value-type="float">
            <text:p>83.23244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57.307" calcext:value-type="float">
            <text:p>1257.307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0" calcext:value-type="float">
            <text:p>0</text:p>
          </table:table-cell>
          <table:table-cell office:value-type="float" office:value="0.08599447" calcext:value-type="float">
            <text:p>0.08599447</text:p>
          </table:table-cell>
          <table:table-cell office:value-type="float" office:value="0.3070334" calcext:value-type="float">
            <text:p>0.3070334</text:p>
          </table:table-cell>
          <table:table-cell office:value-type="float" office:value="0.3079595" calcext:value-type="float">
            <text:p>0.3079595</text:p>
          </table:table-cell>
          <table:table-cell office:value-type="float" office:value="0.3095705" calcext:value-type="float">
            <text:p>0.3095705</text:p>
          </table:table-cell>
          <table:table-cell office:value-type="float" office:value="0.3113705" calcext:value-type="float">
            <text:p>0.3113705</text:p>
          </table:table-cell>
          <table:table-cell office:value-type="float" office:value="0.3134849" calcext:value-type="float">
            <text:p>0.3134849</text:p>
          </table:table-cell>
          <table:table-cell office:value-type="float" office:value="0.3606395" calcext:value-type="float">
            <text:p>0.3606395</text:p>
          </table:table-cell>
          <table:table-cell office:value-type="float" office:value="0.3650823" calcext:value-type="float">
            <text:p>0.3650823</text:p>
          </table:table-cell>
          <table:table-cell office:value-type="float" office:value="0.3877307" calcext:value-type="float">
            <text:p>0.3877307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287E-015" calcext:value-type="float">
            <text:p>1.954287E-15</text:p>
          </table:table-cell>
          <table:table-cell office:value-type="float" office:value="1.914523E-015" calcext:value-type="float">
            <text:p>1.914523E-15</text:p>
          </table:table-cell>
          <table:table-cell office:value-type="float" office:value="9.781256E-016" calcext:value-type="float">
            <text:p>9.781256E-16</text:p>
          </table:table-cell>
          <table:table-cell office:value-type="float" office:value="9.895925E-016" calcext:value-type="float">
            <text:p>9.89592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57679" calcext:value-type="float">
            <text:p>-43.57679</text:p>
          </table:table-cell>
          <table:table-cell office:value-type="float" office:value="-0.01621172" calcext:value-type="float">
            <text:p>-0.01621172</text:p>
          </table:table-cell>
          <table:table-cell office:value-type="float" office:value="-0.01587861" calcext:value-type="float">
            <text:p>-0.01587861</text:p>
          </table:table-cell>
          <table:table-cell office:value-type="float" office:value="-0.01532011" calcext:value-type="float">
            <text:p>-0.01532011</text:p>
          </table:table-cell>
          <table:table-cell office:value-type="float" office:value="-0.01472024" calcext:value-type="float">
            <text:p>-0.01472024</text:p>
          </table:table-cell>
          <table:table-cell office:value-type="float" office:value="-0.01404296" calcext:value-type="float">
            <text:p>-0.01404296</text:p>
          </table:table-cell>
          <table:table-cell office:value-type="float" office:value="-0.01271607" calcext:value-type="float">
            <text:p>-0.01271607</text:p>
          </table:table-cell>
          <table:table-cell office:value-type="float" office:value="-0.01250692" calcext:value-type="float">
            <text:p>-0.01250692</text:p>
          </table:table-cell>
          <table:table-cell office:value-type="float" office:value="-0.007033473" calcext:value-type="float">
            <text:p>-0.007033473</text:p>
          </table:table-cell>
          <table:table-cell office:value-type="float" office:value="-0.003763415" calcext:value-type="float">
            <text:p>-0.003763415</text:p>
          </table:table-cell>
          <table:table-cell office:value-type="float" office:value="1210.185" calcext:value-type="float">
            <text:p>1210.185</text:p>
          </table:table-cell>
          <table:table-cell office:value-type="float" office:value="0" calcext:value-type="float">
            <text:p>0</text:p>
          </table:table-cell>
          <table:table-cell office:value-type="float" office:value="-0.009712827" calcext:value-type="float">
            <text:p>-0.009712827</text:p>
          </table:table-cell>
          <table:table-cell office:value-type="float" office:value="-0.0004946452" calcext:value-type="float">
            <text:p>-0.00049464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9" calcext:value-type="float">
            <text:p>5071999</text:p>
          </table:table-cell>
          <table:table-cell office:value-type="float" office:value="397.5004" calcext:value-type="float">
            <text:p>397.5004</text:p>
          </table:table-cell>
          <table:table-cell office:value-type="float" office:value="84.46317" calcext:value-type="float">
            <text:p>84.46317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63.406" calcext:value-type="float">
            <text:p>1263.406</text:p>
          </table:table-cell>
          <table:table-cell office:value-type="float" office:value="304.8467" calcext:value-type="float">
            <text:p>304.8467</text:p>
          </table:table-cell>
          <table:table-cell office:value-type="float" office:value="0" calcext:value-type="float">
            <text:p>0</text:p>
          </table:table-cell>
          <table:table-cell office:value-type="float" office:value="0.3636526" calcext:value-type="float">
            <text:p>0.3636526</text:p>
          </table:table-cell>
          <table:table-cell office:value-type="float" office:value="0.3615415" calcext:value-type="float">
            <text:p>0.3615415</text:p>
          </table:table-cell>
          <table:table-cell office:value-type="float" office:value="0.3559428" calcext:value-type="float">
            <text:p>0.3559428</text:p>
          </table:table-cell>
          <table:table-cell office:value-type="float" office:value="0.3180352" calcext:value-type="float">
            <text:p>0.3180352</text:p>
          </table:table-cell>
          <table:table-cell office:value-type="float" office:value="0.3087573" calcext:value-type="float">
            <text:p>0.3087573</text:p>
          </table:table-cell>
          <table:table-cell office:value-type="float" office:value="0.3099859" calcext:value-type="float">
            <text:p>0.3099859</text:p>
          </table:table-cell>
          <table:table-cell office:value-type="float" office:value="0.3608333" calcext:value-type="float">
            <text:p>0.3608333</text:p>
          </table:table-cell>
          <table:table-cell office:value-type="float" office:value="0.3648485" calcext:value-type="float">
            <text:p>0.3648485</text:p>
          </table:table-cell>
          <table:table-cell office:value-type="float" office:value="0.387803" calcext:value-type="float">
            <text:p>0.387803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677E-015" calcext:value-type="float">
            <text:p>1.954677E-15</text:p>
          </table:table-cell>
          <table:table-cell office:value-type="float" office:value="1.914384E-015" calcext:value-type="float">
            <text:p>1.914384E-15</text:p>
          </table:table-cell>
          <table:table-cell office:value-type="float" office:value="9.781091E-016" calcext:value-type="float">
            <text:p>9.781091E-16</text:p>
          </table:table-cell>
          <table:table-cell office:value-type="float" office:value="9.895713E-016" calcext:value-type="float">
            <text:p>9.89571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708841" calcext:value-type="float">
            <text:p>-0.004708841</text:p>
          </table:table-cell>
          <table:table-cell office:value-type="float" office:value="-0.004979585" calcext:value-type="float">
            <text:p>-0.004979585</text:p>
          </table:table-cell>
          <table:table-cell office:value-type="float" office:value="-0.005777255" calcext:value-type="float">
            <text:p>-0.005777255</text:p>
          </table:table-cell>
          <table:table-cell office:value-type="float" office:value="-0.01296376" calcext:value-type="float">
            <text:p>-0.01296376</text:p>
          </table:table-cell>
          <table:table-cell office:value-type="float" office:value="-0.01568764" calcext:value-type="float">
            <text:p>-0.01568764</text:p>
          </table:table-cell>
          <table:table-cell office:value-type="float" office:value="-0.01520636" calcext:value-type="float">
            <text:p>-0.01520636</text:p>
          </table:table-cell>
          <table:table-cell office:value-type="float" office:value="-0.01264059" calcext:value-type="float">
            <text:p>-0.01264059</text:p>
          </table:table-cell>
          <table:table-cell office:value-type="float" office:value="-0.01258446" calcext:value-type="float">
            <text:p>-0.01258446</text:p>
          </table:table-cell>
          <table:table-cell office:value-type="float" office:value="-0.007020857" calcext:value-type="float">
            <text:p>-0.007020857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215.372" calcext:value-type="float">
            <text:p>1215.372</text:p>
          </table:table-cell>
          <table:table-cell office:value-type="float" office:value="0" calcext:value-type="float">
            <text:p>0</text:p>
          </table:table-cell>
          <table:table-cell office:value-type="float" office:value="-0.009719453" calcext:value-type="float">
            <text:p>-0.009719453</text:p>
          </table:table-cell>
          <table:table-cell office:value-type="float" office:value="-0.0004974987" calcext:value-type="float">
            <text:p>-0.00049749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9" calcext:value-type="float">
            <text:p>6071999</text:p>
          </table:table-cell>
          <table:table-cell office:value-type="float" office:value="402.5004" calcext:value-type="float">
            <text:p>402.5004</text:p>
          </table:table-cell>
          <table:table-cell office:value-type="float" office:value="88.98069" calcext:value-type="float">
            <text:p>88.98069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60.418" calcext:value-type="float">
            <text:p>1260.418</text:p>
          </table:table-cell>
          <table:table-cell office:value-type="float" office:value="308.3166" calcext:value-type="float">
            <text:p>308.3166</text:p>
          </table:table-cell>
          <table:table-cell office:value-type="float" office:value="0" calcext:value-type="float">
            <text:p>0</text:p>
          </table:table-cell>
          <table:table-cell office:value-type="float" office:value="0.07791353" calcext:value-type="float">
            <text:p>0.07791353</text:p>
          </table:table-cell>
          <table:table-cell office:value-type="float" office:value="0.3302547" calcext:value-type="float">
            <text:p>0.3302547</text:p>
          </table:table-cell>
          <table:table-cell office:value-type="float" office:value="0.3311989" calcext:value-type="float">
            <text:p>0.3311989</text:p>
          </table:table-cell>
          <table:table-cell office:value-type="float" office:value="0.3290359" calcext:value-type="float">
            <text:p>0.3290359</text:p>
          </table:table-cell>
          <table:table-cell office:value-type="float" office:value="0.3236224" calcext:value-type="float">
            <text:p>0.3236224</text:p>
          </table:table-cell>
          <table:table-cell office:value-type="float" office:value="0.3186854" calcext:value-type="float">
            <text:p>0.3186854</text:p>
          </table:table-cell>
          <table:table-cell office:value-type="float" office:value="0.3589942" calcext:value-type="float">
            <text:p>0.3589942</text:p>
          </table:table-cell>
          <table:table-cell office:value-type="float" office:value="0.3646773" calcext:value-type="float">
            <text:p>0.3646773</text:p>
          </table:table-cell>
          <table:table-cell office:value-type="float" office:value="0.3878718" calcext:value-type="float">
            <text:p>0.3878718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02E-015" calcext:value-type="float">
            <text:p>1.95502E-15</text:p>
          </table:table-cell>
          <table:table-cell office:value-type="float" office:value="1.914262E-015" calcext:value-type="float">
            <text:p>1.914262E-15</text:p>
          </table:table-cell>
          <table:table-cell office:value-type="float" office:value="9.780954E-016" calcext:value-type="float">
            <text:p>9.780954E-16</text:p>
          </table:table-cell>
          <table:table-cell office:value-type="float" office:value="9.895523E-016" calcext:value-type="float">
            <text:p>9.89552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8.96116" calcext:value-type="float">
            <text:p>-78.96116</text:p>
          </table:table-cell>
          <table:table-cell office:value-type="float" office:value="-0.00972101" calcext:value-type="float">
            <text:p>-0.00972101</text:p>
          </table:table-cell>
          <table:table-cell office:value-type="float" office:value="-0.009536562" calcext:value-type="float">
            <text:p>-0.009536562</text:p>
          </table:table-cell>
          <table:table-cell office:value-type="float" office:value="-0.01000086" calcext:value-type="float">
            <text:p>-0.01000086</text:p>
          </table:table-cell>
          <table:table-cell office:value-type="float" office:value="-0.01125894" calcext:value-type="float">
            <text:p>-0.01125894</text:p>
          </table:table-cell>
          <table:table-cell office:value-type="float" office:value="-0.01255376" calcext:value-type="float">
            <text:p>-0.01255376</text:p>
          </table:table-cell>
          <table:table-cell office:value-type="float" office:value="-0.01330854" calcext:value-type="float">
            <text:p>-0.01330854</text:p>
          </table:table-cell>
          <table:table-cell office:value-type="float" office:value="-0.01264082" calcext:value-type="float">
            <text:p>-0.01264082</text:p>
          </table:table-cell>
          <table:table-cell office:value-type="float" office:value="-0.007008869" calcext:value-type="float">
            <text:p>-0.007008869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222.409" calcext:value-type="float">
            <text:p>1222.409</text:p>
          </table:table-cell>
          <table:table-cell office:value-type="float" office:value="0" calcext:value-type="float">
            <text:p>0</text:p>
          </table:table-cell>
          <table:table-cell office:value-type="float" office:value="-0.009722039" calcext:value-type="float">
            <text:p>-0.009722039</text:p>
          </table:table-cell>
          <table:table-cell office:value-type="float" office:value="-0.0004998143" calcext:value-type="float">
            <text:p>-0.000499814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9" calcext:value-type="float">
            <text:p>7071999</text:p>
          </table:table-cell>
          <table:table-cell office:value-type="float" office:value="411.5005" calcext:value-type="float">
            <text:p>411.5005</text:p>
          </table:table-cell>
          <table:table-cell office:value-type="float" office:value="90.06006" calcext:value-type="float">
            <text:p>90.06006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65.192" calcext:value-type="float">
            <text:p>1265.192</text:p>
          </table:table-cell>
          <table:table-cell office:value-type="float" office:value="311.4627" calcext:value-type="float">
            <text:p>311.4627</text:p>
          </table:table-cell>
          <table:table-cell office:value-type="float" office:value="0" calcext:value-type="float">
            <text:p>0</text:p>
          </table:table-cell>
          <table:table-cell office:value-type="float" office:value="0.3525953" calcext:value-type="float">
            <text:p>0.3525953</text:p>
          </table:table-cell>
          <table:table-cell office:value-type="float" office:value="0.3539863" calcext:value-type="float">
            <text:p>0.3539863</text:p>
          </table:table-cell>
          <table:table-cell office:value-type="float" office:value="0.3545535" calcext:value-type="float">
            <text:p>0.3545535</text:p>
          </table:table-cell>
          <table:table-cell office:value-type="float" office:value="0.3385571" calcext:value-type="float">
            <text:p>0.3385571</text:p>
          </table:table-cell>
          <table:table-cell office:value-type="float" office:value="0.3216706" calcext:value-type="float">
            <text:p>0.3216706</text:p>
          </table:table-cell>
          <table:table-cell office:value-type="float" office:value="0.316864" calcext:value-type="float">
            <text:p>0.316864</text:p>
          </table:table-cell>
          <table:table-cell office:value-type="float" office:value="0.3620885" calcext:value-type="float">
            <text:p>0.3620885</text:p>
          </table:table-cell>
          <table:table-cell office:value-type="float" office:value="0.3646126" calcext:value-type="float">
            <text:p>0.3646126</text:p>
          </table:table-cell>
          <table:table-cell office:value-type="float" office:value="0.3878688" calcext:value-type="float">
            <text:p>0.3878688</text:p>
          </table:table-cell>
          <table:table-cell office:value-type="float" office:value="0.4139493" calcext:value-type="float">
            <text:p>0.413949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347E-015" calcext:value-type="float">
            <text:p>1.955347E-15</text:p>
          </table:table-cell>
          <table:table-cell office:value-type="float" office:value="1.914147E-015" calcext:value-type="float">
            <text:p>1.914147E-15</text:p>
          </table:table-cell>
          <table:table-cell office:value-type="float" office:value="9.780824E-016" calcext:value-type="float">
            <text:p>9.780824E-16</text:p>
          </table:table-cell>
          <table:table-cell office:value-type="float" office:value="9.89535E-016" calcext:value-type="float">
            <text:p>9.89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056035" calcext:value-type="float">
            <text:p>-0.006056035</text:p>
          </table:table-cell>
          <table:table-cell office:value-type="float" office:value="-0.005923826" calcext:value-type="float">
            <text:p>-0.005923826</text:p>
          </table:table-cell>
          <table:table-cell office:value-type="float" office:value="-0.005864966" calcext:value-type="float">
            <text:p>-0.005864966</text:p>
          </table:table-cell>
          <table:table-cell office:value-type="float" office:value="-0.008270537" calcext:value-type="float">
            <text:p>-0.008270537</text:p>
          </table:table-cell>
          <table:table-cell office:value-type="float" office:value="-0.01184897" calcext:value-type="float">
            <text:p>-0.01184897</text:p>
          </table:table-cell>
          <table:table-cell office:value-type="float" office:value="-0.01308141" calcext:value-type="float">
            <text:p>-0.01308141</text:p>
          </table:table-cell>
          <table:table-cell office:value-type="float" office:value="-0.01223537" calcext:value-type="float">
            <text:p>-0.01223537</text:p>
          </table:table-cell>
          <table:table-cell office:value-type="float" office:value="-0.01266355" calcext:value-type="float">
            <text:p>-0.01266355</text:p>
          </table:table-cell>
          <table:table-cell office:value-type="float" office:value="-0.007009424" calcext:value-type="float">
            <text:p>-0.007009424</text:p>
          </table:table-cell>
          <table:table-cell office:value-type="float" office:value="-0.003764006" calcext:value-type="float">
            <text:p>-0.003764006</text:p>
          </table:table-cell>
          <table:table-cell office:value-type="float" office:value="1229.218" calcext:value-type="float">
            <text:p>1229.218</text:p>
          </table:table-cell>
          <table:table-cell office:value-type="float" office:value="0" calcext:value-type="float">
            <text:p>0</text:p>
          </table:table-cell>
          <table:table-cell office:value-type="float" office:value="-0.009728262" calcext:value-type="float">
            <text:p>-0.009728262</text:p>
          </table:table-cell>
          <table:table-cell office:value-type="float" office:value="-0.0005019683" calcext:value-type="float">
            <text:p>-0.00050196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27" calcext:value-type="float">
            <text:p>-1.2285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9" calcext:value-type="float">
            <text:p>8071999</text:p>
          </table:table-cell>
          <table:table-cell office:value-type="float" office:value="413.2005" calcext:value-type="float">
            <text:p>413.2005</text:p>
          </table:table-cell>
          <table:table-cell office:value-type="float" office:value="93.29945" calcext:value-type="float">
            <text:p>93.29945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60.338" calcext:value-type="float">
            <text:p>1260.338</text:p>
          </table:table-cell>
          <table:table-cell office:value-type="float" office:value="314.7742" calcext:value-type="float">
            <text:p>314.7742</text:p>
          </table:table-cell>
          <table:table-cell office:value-type="float" office:value="0" calcext:value-type="float">
            <text:p>0</text:p>
          </table:table-cell>
          <table:table-cell office:value-type="float" office:value="0.2100018" calcext:value-type="float">
            <text:p>0.2100018</text:p>
          </table:table-cell>
          <table:table-cell office:value-type="float" office:value="0.3167763" calcext:value-type="float">
            <text:p>0.3167763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0.3190934" calcext:value-type="float">
            <text:p>0.3190934</text:p>
          </table:table-cell>
          <table:table-cell office:value-type="float" office:value="0.3188811" calcext:value-type="float">
            <text:p>0.3188811</text:p>
          </table:table-cell>
          <table:table-cell office:value-type="float" office:value="0.3187136" calcext:value-type="float">
            <text:p>0.3187136</text:p>
          </table:table-cell>
          <table:table-cell office:value-type="float" office:value="0.3610842" calcext:value-type="float">
            <text:p>0.3610842</text:p>
          </table:table-cell>
          <table:table-cell office:value-type="float" office:value="0.3646964" calcext:value-type="float">
            <text:p>0.3646964</text:p>
          </table:table-cell>
          <table:table-cell office:value-type="float" office:value="0.3879163" calcext:value-type="float">
            <text:p>0.3879163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773E-015" calcext:value-type="float">
            <text:p>1.953773E-15</text:p>
          </table:table-cell>
          <table:table-cell office:value-type="float" office:value="1.914055E-015" calcext:value-type="float">
            <text:p>1.914055E-15</text:p>
          </table:table-cell>
          <table:table-cell office:value-type="float" office:value="9.780738E-016" calcext:value-type="float">
            <text:p>9.780738E-16</text:p>
          </table:table-cell>
          <table:table-cell office:value-type="float" office:value="9.895202E-016" calcext:value-type="float">
            <text:p>9.89520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785625" calcext:value-type="float">
            <text:p>-0.1785625</text:p>
          </table:table-cell>
          <table:table-cell office:value-type="float" office:value="-0.0130147" calcext:value-type="float">
            <text:p>-0.0130147</text:p>
          </table:table-cell>
          <table:table-cell office:value-type="float" office:value="-0.01255836" calcext:value-type="float">
            <text:p>-0.01255836</text:p>
          </table:table-cell>
          <table:table-cell office:value-type="float" office:value="-0.01239559" calcext:value-type="float">
            <text:p>-0.01239559</text:p>
          </table:table-cell>
          <table:table-cell office:value-type="float" office:value="-0.01246584" calcext:value-type="float">
            <text:p>-0.01246584</text:p>
          </table:table-cell>
          <table:table-cell office:value-type="float" office:value="-0.01251705" calcext:value-type="float">
            <text:p>-0.01251705</text:p>
          </table:table-cell>
          <table:table-cell office:value-type="float" office:value="-0.01257577" calcext:value-type="float">
            <text:p>-0.01257577</text:p>
          </table:table-cell>
          <table:table-cell office:value-type="float" office:value="-0.01263518" calcext:value-type="float">
            <text:p>-0.01263518</text:p>
          </table:table-cell>
          <table:table-cell office:value-type="float" office:value="-0.007001147" calcext:value-type="float">
            <text:p>-0.007001147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236.101" calcext:value-type="float">
            <text:p>1236.101</text:p>
          </table:table-cell>
          <table:table-cell office:value-type="float" office:value="0" calcext:value-type="float">
            <text:p>0</text:p>
          </table:table-cell>
          <table:table-cell office:value-type="float" office:value="-0.009727149" calcext:value-type="float">
            <text:p>-0.009727149</text:p>
          </table:table-cell>
          <table:table-cell office:value-type="float" office:value="-0.000503807" calcext:value-type="float">
            <text:p>-0.0005038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9" calcext:value-type="float">
            <text:p>9071999</text:p>
          </table:table-cell>
          <table:table-cell office:value-type="float" office:value="428.2006" calcext:value-type="float">
            <text:p>428.2006</text:p>
          </table:table-cell>
          <table:table-cell office:value-type="float" office:value="94.85785" calcext:value-type="float">
            <text:p>94.85785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70.666" calcext:value-type="float">
            <text:p>1270.666</text:p>
          </table:table-cell>
          <table:table-cell office:value-type="float" office:value="317.889" calcext:value-type="float">
            <text:p>317.889</text:p>
          </table:table-cell>
          <table:table-cell office:value-type="float" office:value="0" calcext:value-type="float">
            <text:p>0</text:p>
          </table:table-cell>
          <table:table-cell office:value-type="float" office:value="0.3896946" calcext:value-type="float">
            <text:p>0.3896946</text:p>
          </table:table-cell>
          <table:table-cell office:value-type="float" office:value="0.3893498" calcext:value-type="float">
            <text:p>0.3893498</text:p>
          </table:table-cell>
          <table:table-cell office:value-type="float" office:value="0.3911609" calcext:value-type="float">
            <text:p>0.3911609</text:p>
          </table:table-cell>
          <table:table-cell office:value-type="float" office:value="0.3661522" calcext:value-type="float">
            <text:p>0.3661522</text:p>
          </table:table-cell>
          <table:table-cell office:value-type="float" office:value="0.3258192" calcext:value-type="float">
            <text:p>0.3258192</text:p>
          </table:table-cell>
          <table:table-cell office:value-type="float" office:value="0.3200476" calcext:value-type="float">
            <text:p>0.3200476</text:p>
          </table:table-cell>
          <table:table-cell office:value-type="float" office:value="0.3769667" calcext:value-type="float">
            <text:p>0.3769667</text:p>
          </table:table-cell>
          <table:table-cell office:value-type="float" office:value="0.3649655" calcext:value-type="float">
            <text:p>0.3649655</text:p>
          </table:table-cell>
          <table:table-cell office:value-type="float" office:value="0.3877253" calcext:value-type="float">
            <text:p>0.3877253</text:p>
          </table:table-cell>
          <table:table-cell office:value-type="float" office:value="0.4136587" calcext:value-type="float">
            <text:p>0.413658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989E-015" calcext:value-type="float">
            <text:p>1.953989E-15</text:p>
          </table:table-cell>
          <table:table-cell office:value-type="float" office:value="1.913985E-015" calcext:value-type="float">
            <text:p>1.913985E-15</text:p>
          </table:table-cell>
          <table:table-cell office:value-type="float" office:value="9.780671E-016" calcext:value-type="float">
            <text:p>9.780671E-16</text:p>
          </table:table-cell>
          <table:table-cell office:value-type="float" office:value="9.895072E-016" calcext:value-type="float">
            <text:p>9.89507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960922" calcext:value-type="float">
            <text:p>-0.002960922</text:p>
          </table:table-cell>
          <table:table-cell office:value-type="float" office:value="-0.002993578" calcext:value-type="float">
            <text:p>-0.002993578</text:p>
          </table:table-cell>
          <table:table-cell office:value-type="float" office:value="-0.002881052" calcext:value-type="float">
            <text:p>-0.002881052</text:p>
          </table:table-cell>
          <table:table-cell office:value-type="float" office:value="-0.004930147" calcext:value-type="float">
            <text:p>-0.004930147</text:p>
          </table:table-cell>
          <table:table-cell office:value-type="float" office:value="-0.01105671" calcext:value-type="float">
            <text:p>-0.01105671</text:p>
          </table:table-cell>
          <table:table-cell office:value-type="float" office:value="-0.01227695" calcext:value-type="float">
            <text:p>-0.01227695</text:p>
          </table:table-cell>
          <table:table-cell office:value-type="float" office:value="-0.008255372" calcext:value-type="float">
            <text:p>-0.008255372</text:p>
          </table:table-cell>
          <table:table-cell office:value-type="float" office:value="-0.01255119" calcext:value-type="float">
            <text:p>-0.01255119</text:p>
          </table:table-cell>
          <table:table-cell office:value-type="float" office:value="-0.007034422" calcext:value-type="float">
            <text:p>-0.007034422</text:p>
          </table:table-cell>
          <table:table-cell office:value-type="float" office:value="-0.003789456" calcext:value-type="float">
            <text:p>-0.003789456</text:p>
          </table:table-cell>
          <table:table-cell office:value-type="float" office:value="1243.044" calcext:value-type="float">
            <text:p>1243.044</text:p>
          </table:table-cell>
          <table:table-cell office:value-type="float" office:value="0" calcext:value-type="float">
            <text:p>0</text:p>
          </table:table-cell>
          <table:table-cell office:value-type="float" office:value="-0.009727956" calcext:value-type="float">
            <text:p>-0.009727956</text:p>
          </table:table-cell>
          <table:table-cell office:value-type="float" office:value="-0.0005056252" calcext:value-type="float">
            <text:p>-0.00050562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884" calcext:value-type="float">
            <text:p>-1.2298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9" calcext:value-type="float">
            <text:p>10071999</text:p>
          </table:table-cell>
          <table:table-cell office:value-type="float" office:value="429.1007" calcext:value-type="float">
            <text:p>429.1007</text:p>
          </table:table-cell>
          <table:table-cell office:value-type="float" office:value="97.6627" calcext:value-type="float">
            <text:p>97.6627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64.055" calcext:value-type="float">
            <text:p>1264.055</text:p>
          </table:table-cell>
          <table:table-cell office:value-type="float" office:value="322.5947" calcext:value-type="float">
            <text:p>322.5947</text:p>
          </table:table-cell>
          <table:table-cell office:value-type="float" office:value="0" calcext:value-type="float">
            <text:p>0</text:p>
          </table:table-cell>
          <table:table-cell office:value-type="float" office:value="0.1339783" calcext:value-type="float">
            <text:p>0.1339783</text:p>
          </table:table-cell>
          <table:table-cell office:value-type="float" office:value="0.3316639" calcext:value-type="float">
            <text:p>0.3316639</text:p>
          </table:table-cell>
          <table:table-cell office:value-type="float" office:value="0.3332193" calcext:value-type="float">
            <text:p>0.3332193</text:p>
          </table:table-cell>
          <table:table-cell office:value-type="float" office:value="0.3345715" calcext:value-type="float">
            <text:p>0.3345715</text:p>
          </table:table-cell>
          <table:table-cell office:value-type="float" office:value="0.3351162" calcext:value-type="float">
            <text:p>0.3351162</text:p>
          </table:table-cell>
          <table:table-cell office:value-type="float" office:value="0.3354133" calcext:value-type="float">
            <text:p>0.3354133</text:p>
          </table:table-cell>
          <table:table-cell office:value-type="float" office:value="0.3725161" calcext:value-type="float">
            <text:p>0.3725161</text:p>
          </table:table-cell>
          <table:table-cell office:value-type="float" office:value="0.3659674" calcext:value-type="float">
            <text:p>0.3659674</text:p>
          </table:table-cell>
          <table:table-cell office:value-type="float" office:value="0.387863" calcext:value-type="float">
            <text:p>0.387863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19E-015" calcext:value-type="float">
            <text:p>1.95419E-15</text:p>
          </table:table-cell>
          <table:table-cell office:value-type="float" office:value="1.913919E-015" calcext:value-type="float">
            <text:p>1.913919E-15</text:p>
          </table:table-cell>
          <table:table-cell office:value-type="float" office:value="9.780608E-016" calcext:value-type="float">
            <text:p>9.780608E-16</text:p>
          </table:table-cell>
          <table:table-cell office:value-type="float" office:value="9.89495E-016" calcext:value-type="float">
            <text:p>9.8949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776702" calcext:value-type="float">
            <text:p>-2.776702</text:p>
          </table:table-cell>
          <table:table-cell office:value-type="float" office:value="-0.009455582" calcext:value-type="float">
            <text:p>-0.009455582</text:p>
          </table:table-cell>
          <table:table-cell office:value-type="float" office:value="-0.009156514" calcext:value-type="float">
            <text:p>-0.009156514</text:p>
          </table:table-cell>
          <table:table-cell office:value-type="float" office:value="-0.008910093" calcext:value-type="float">
            <text:p>-0.008910093</text:p>
          </table:table-cell>
          <table:table-cell office:value-type="float" office:value="-0.008819365" calcext:value-type="float">
            <text:p>-0.008819365</text:p>
          </table:table-cell>
          <table:table-cell office:value-type="float" office:value="-0.008772507" calcext:value-type="float">
            <text:p>-0.008772507</text:p>
          </table:table-cell>
          <table:table-cell office:value-type="float" office:value="-0.009311433" calcext:value-type="float">
            <text:p>-0.009311433</text:p>
          </table:table-cell>
          <table:table-cell office:value-type="float" office:value="-0.01222251" calcext:value-type="float">
            <text:p>-0.01222251</text:p>
          </table:table-cell>
          <table:table-cell office:value-type="float" office:value="-0.00701054" calcext:value-type="float">
            <text:p>-0.00701054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251.475" calcext:value-type="float">
            <text:p>1251.475</text:p>
          </table:table-cell>
          <table:table-cell office:value-type="float" office:value="0" calcext:value-type="float">
            <text:p>0</text:p>
          </table:table-cell>
          <table:table-cell office:value-type="float" office:value="-0.009729381" calcext:value-type="float">
            <text:p>-0.009729381</text:p>
          </table:table-cell>
          <table:table-cell office:value-type="float" office:value="-0.0005071044" calcext:value-type="float">
            <text:p>-0.00050710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9" calcext:value-type="float">
            <text:p>11071999</text:p>
          </table:table-cell>
          <table:table-cell office:value-type="float" office:value="429.1007" calcext:value-type="float">
            <text:p>429.1007</text:p>
          </table:table-cell>
          <table:table-cell office:value-type="float" office:value="98.16367" calcext:value-type="float">
            <text:p>98.16367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60.135" calcext:value-type="float">
            <text:p>1260.135</text:p>
          </table:table-cell>
          <table:table-cell office:value-type="float" office:value="326.0127" calcext:value-type="float">
            <text:p>326.0127</text:p>
          </table:table-cell>
          <table:table-cell office:value-type="float" office:value="0" calcext:value-type="float">
            <text:p>0</text:p>
          </table:table-cell>
          <table:table-cell office:value-type="float" office:value="0.08461392" calcext:value-type="float">
            <text:p>0.08461392</text:p>
          </table:table-cell>
          <table:table-cell office:value-type="float" office:value="0.3159053" calcext:value-type="float">
            <text:p>0.3159053</text:p>
          </table:table-cell>
          <table:table-cell office:value-type="float" office:value="0.3170408" calcext:value-type="float">
            <text:p>0.3170408</text:p>
          </table:table-cell>
          <table:table-cell office:value-type="float" office:value="0.3188042" calcext:value-type="float">
            <text:p>0.3188042</text:p>
          </table:table-cell>
          <table:table-cell office:value-type="float" office:value="0.3206269" calcext:value-type="float">
            <text:p>0.3206269</text:p>
          </table:table-cell>
          <table:table-cell office:value-type="float" office:value="0.3226503" calcext:value-type="float">
            <text:p>0.3226503</text:p>
          </table:table-cell>
          <table:table-cell office:value-type="float" office:value="0.3676028" calcext:value-type="float">
            <text:p>0.3676028</text:p>
          </table:table-cell>
          <table:table-cell office:value-type="float" office:value="0.3664602" calcext:value-type="float">
            <text:p>0.3664602</text:p>
          </table:table-cell>
          <table:table-cell office:value-type="float" office:value="0.3879979" calcext:value-type="float">
            <text:p>0.3879979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436E-015" calcext:value-type="float">
            <text:p>1.954436E-15</text:p>
          </table:table-cell>
          <table:table-cell office:value-type="float" office:value="1.913835E-015" calcext:value-type="float">
            <text:p>1.913835E-15</text:p>
          </table:table-cell>
          <table:table-cell office:value-type="float" office:value="9.780539E-016" calcext:value-type="float">
            <text:p>9.780539E-16</text:p>
          </table:table-cell>
          <table:table-cell office:value-type="float" office:value="9.894802E-016" calcext:value-type="float">
            <text:p>9.89480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2917" calcext:value-type="float">
            <text:p>-48.2917</text:p>
          </table:table-cell>
          <table:table-cell office:value-type="float" office:value="-0.0132865" calcext:value-type="float">
            <text:p>-0.0132865</text:p>
          </table:table-cell>
          <table:table-cell office:value-type="float" office:value="-0.01296263" calcext:value-type="float">
            <text:p>-0.01296263</text:p>
          </table:table-cell>
          <table:table-cell office:value-type="float" office:value="-0.01248" calcext:value-type="float">
            <text:p>-0.01248</text:p>
          </table:table-cell>
          <table:table-cell office:value-type="float" office:value="-0.01200129" calcext:value-type="float">
            <text:p>-0.01200129</text:p>
          </table:table-cell>
          <table:table-cell office:value-type="float" office:value="-0.01148769" calcext:value-type="float">
            <text:p>-0.01148769</text:p>
          </table:table-cell>
          <table:table-cell office:value-type="float" office:value="-0.01057091" calcext:value-type="float">
            <text:p>-0.01057091</text:p>
          </table:table-cell>
          <table:table-cell office:value-type="float" office:value="-0.01206348" calcext:value-type="float">
            <text:p>-0.01206348</text:p>
          </table:table-cell>
          <table:table-cell office:value-type="float" office:value="-0.006987193" calcext:value-type="float">
            <text:p>-0.006987193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258.472" calcext:value-type="float">
            <text:p>1258.472</text:p>
          </table:table-cell>
          <table:table-cell office:value-type="float" office:value="0" calcext:value-type="float">
            <text:p>0</text:p>
          </table:table-cell>
          <table:table-cell office:value-type="float" office:value="-0.009723893" calcext:value-type="float">
            <text:p>-0.009723893</text:p>
          </table:table-cell>
          <table:table-cell office:value-type="float" office:value="-0.0005088997" calcext:value-type="float">
            <text:p>-0.00050889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9" calcext:value-type="float">
            <text:p>12071999</text:p>
          </table:table-cell>
          <table:table-cell office:value-type="float" office:value="429.1007" calcext:value-type="float">
            <text:p>429.1007</text:p>
          </table:table-cell>
          <table:table-cell office:value-type="float" office:value="98.17731" calcext:value-type="float">
            <text:p>98.17731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57.915" calcext:value-type="float">
            <text:p>1257.915</text:p>
          </table:table-cell>
          <table:table-cell office:value-type="float" office:value="328.218" calcext:value-type="float">
            <text:p>328.218</text:p>
          </table:table-cell>
          <table:table-cell office:value-type="float" office:value="0" calcext:value-type="float">
            <text:p>0</text:p>
          </table:table-cell>
          <table:table-cell office:value-type="float" office:value="0.08298446" calcext:value-type="float">
            <text:p>0.08298446</text:p>
          </table:table-cell>
          <table:table-cell office:value-type="float" office:value="0.3076546" calcext:value-type="float">
            <text:p>0.3076546</text:p>
          </table:table-cell>
          <table:table-cell office:value-type="float" office:value="0.308602" calcext:value-type="float">
            <text:p>0.308602</text:p>
          </table:table-cell>
          <table:table-cell office:value-type="float" office:value="0.3103023" calcext:value-type="float">
            <text:p>0.3103023</text:p>
          </table:table-cell>
          <table:table-cell office:value-type="float" office:value="0.3122809" calcext:value-type="float">
            <text:p>0.3122809</text:p>
          </table:table-cell>
          <table:table-cell office:value-type="float" office:value="0.3145961" calcext:value-type="float">
            <text:p>0.3145961</text:p>
          </table:table-cell>
          <table:table-cell office:value-type="float" office:value="0.3620025" calcext:value-type="float">
            <text:p>0.3620025</text:p>
          </table:table-cell>
          <table:table-cell office:value-type="float" office:value="0.3663262" calcext:value-type="float">
            <text:p>0.3663262</text:p>
          </table:table-cell>
          <table:table-cell office:value-type="float" office:value="0.3881114" calcext:value-type="float">
            <text:p>0.3881114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733E-015" calcext:value-type="float">
            <text:p>1.954733E-15</text:p>
          </table:table-cell>
          <table:table-cell office:value-type="float" office:value="1.91373E-015" calcext:value-type="float">
            <text:p>1.91373E-15</text:p>
          </table:table-cell>
          <table:table-cell office:value-type="float" office:value="9.780432E-016" calcext:value-type="float">
            <text:p>9.780432E-16</text:p>
          </table:table-cell>
          <table:table-cell office:value-type="float" office:value="9.894633E-016" calcext:value-type="float">
            <text:p>9.89463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73252" calcext:value-type="float">
            <text:p>-54.73252</text:p>
          </table:table-cell>
          <table:table-cell office:value-type="float" office:value="-0.01598483" calcext:value-type="float">
            <text:p>-0.01598483</text:p>
          </table:table-cell>
          <table:table-cell office:value-type="float" office:value="-0.01565022" calcext:value-type="float">
            <text:p>-0.01565022</text:p>
          </table:table-cell>
          <table:table-cell office:value-type="float" office:value="-0.01507098" calcext:value-type="float">
            <text:p>-0.01507098</text:p>
          </table:table-cell>
          <table:table-cell office:value-type="float" office:value="-0.01442448" calcext:value-type="float">
            <text:p>-0.01442448</text:p>
          </table:table-cell>
          <table:table-cell office:value-type="float" office:value="-0.01370099" calcext:value-type="float">
            <text:p>-0.01370099</text:p>
          </table:table-cell>
          <table:table-cell office:value-type="float" office:value="-0.01226018" calcext:value-type="float">
            <text:p>-0.01226018</text:p>
          </table:table-cell>
          <table:table-cell office:value-type="float" office:value="-0.0121042" calcext:value-type="float">
            <text:p>-0.0121042</text:p>
          </table:table-cell>
          <table:table-cell office:value-type="float" office:value="-0.006967556" calcext:value-type="float">
            <text:p>-0.006967556</text:p>
          </table:table-cell>
          <table:table-cell office:value-type="float" office:value="-0.003763404" calcext:value-type="float">
            <text:p>-0.003763404</text:p>
          </table:table-cell>
          <table:table-cell office:value-type="float" office:value="1264.245" calcext:value-type="float">
            <text:p>1264.245</text:p>
          </table:table-cell>
          <table:table-cell office:value-type="float" office:value="0" calcext:value-type="float">
            <text:p>0</text:p>
          </table:table-cell>
          <table:table-cell office:value-type="float" office:value="-0.009723416" calcext:value-type="float">
            <text:p>-0.009723416</text:p>
          </table:table-cell>
          <table:table-cell office:value-type="float" office:value="-0.0005109175" calcext:value-type="float">
            <text:p>-0.00051091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9" calcext:value-type="float">
            <text:p>13071999</text:p>
          </table:table-cell>
          <table:table-cell office:value-type="float" office:value="429.1007" calcext:value-type="float">
            <text:p>429.1007</text:p>
          </table:table-cell>
          <table:table-cell office:value-type="float" office:value="98.18533" calcext:value-type="float">
            <text:p>98.18533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56.558" calcext:value-type="float">
            <text:p>1256.558</text:p>
          </table:table-cell>
          <table:table-cell office:value-type="float" office:value="329.565" calcext:value-type="float">
            <text:p>329.565</text:p>
          </table:table-cell>
          <table:table-cell office:value-type="float" office:value="0" calcext:value-type="float">
            <text:p>0</text:p>
          </table:table-cell>
          <table:table-cell office:value-type="float" office:value="0.08177599" calcext:value-type="float">
            <text:p>0.08177599</text:p>
          </table:table-cell>
          <table:table-cell office:value-type="float" office:value="0.3034593" calcext:value-type="float">
            <text:p>0.3034593</text:p>
          </table:table-cell>
          <table:table-cell office:value-type="float" office:value="0.3043021" calcext:value-type="float">
            <text:p>0.3043021</text:p>
          </table:table-cell>
          <table:table-cell office:value-type="float" office:value="0.3058447" calcext:value-type="float">
            <text:p>0.3058447</text:p>
          </table:table-cell>
          <table:table-cell office:value-type="float" office:value="0.3077174" calcext:value-type="float">
            <text:p>0.3077174</text:p>
          </table:table-cell>
          <table:table-cell office:value-type="float" office:value="0.3099444" calcext:value-type="float">
            <text:p>0.3099444</text:p>
          </table:table-cell>
          <table:table-cell office:value-type="float" office:value="0.3580071" calcext:value-type="float">
            <text:p>0.3580071</text:p>
          </table:table-cell>
          <table:table-cell office:value-type="float" office:value="0.3658074" calcext:value-type="float">
            <text:p>0.3658074</text:p>
          </table:table-cell>
          <table:table-cell office:value-type="float" office:value="0.388181" calcext:value-type="float">
            <text:p>0.388181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051E-015" calcext:value-type="float">
            <text:p>1.955051E-15</text:p>
          </table:table-cell>
          <table:table-cell office:value-type="float" office:value="1.913619E-015" calcext:value-type="float">
            <text:p>1.913619E-15</text:p>
          </table:table-cell>
          <table:table-cell office:value-type="float" office:value="9.780313E-016" calcext:value-type="float">
            <text:p>9.780313E-16</text:p>
          </table:table-cell>
          <table:table-cell office:value-type="float" office:value="9.894461E-016" calcext:value-type="float">
            <text:p>9.89446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96926" calcext:value-type="float">
            <text:p>-58.96926</text:p>
          </table:table-cell>
          <table:table-cell office:value-type="float" office:value="-0.01759384" calcext:value-type="float">
            <text:p>-0.01759384</text:p>
          </table:table-cell>
          <table:table-cell office:value-type="float" office:value="-0.01726257" calcext:value-type="float">
            <text:p>-0.01726257</text:p>
          </table:table-cell>
          <table:table-cell office:value-type="float" office:value="-0.01667319" calcext:value-type="float">
            <text:p>-0.01667319</text:p>
          </table:table-cell>
          <table:table-cell office:value-type="float" office:value="-0.01598489" calcext:value-type="float">
            <text:p>-0.01598489</text:p>
          </table:table-cell>
          <table:table-cell office:value-type="float" office:value="-0.01520037" calcext:value-type="float">
            <text:p>-0.01520037</text:p>
          </table:table-cell>
          <table:table-cell office:value-type="float" office:value="-0.0136509" calcext:value-type="float">
            <text:p>-0.0136509</text:p>
          </table:table-cell>
          <table:table-cell office:value-type="float" office:value="-0.01226926" calcext:value-type="float">
            <text:p>-0.01226926</text:p>
          </table:table-cell>
          <table:table-cell office:value-type="float" office:value="-0.006955506" calcext:value-type="float">
            <text:p>-0.006955506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269.159" calcext:value-type="float">
            <text:p>1269.159</text:p>
          </table:table-cell>
          <table:table-cell office:value-type="float" office:value="0" calcext:value-type="float">
            <text:p>0</text:p>
          </table:table-cell>
          <table:table-cell office:value-type="float" office:value="-0.009722183" calcext:value-type="float">
            <text:p>-0.009722183</text:p>
          </table:table-cell>
          <table:table-cell office:value-type="float" office:value="-0.000512832" calcext:value-type="float">
            <text:p>-0.0005128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9" calcext:value-type="float">
            <text:p>14071999</text:p>
          </table:table-cell>
          <table:table-cell office:value-type="float" office:value="429.1007" calcext:value-type="float">
            <text:p>429.1007</text:p>
          </table:table-cell>
          <table:table-cell office:value-type="float" office:value="98.17901" calcext:value-type="float">
            <text:p>98.17901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55.747" calcext:value-type="float">
            <text:p>1255.747</text:p>
          </table:table-cell>
          <table:table-cell office:value-type="float" office:value="330.3825" calcext:value-type="float">
            <text:p>330.3825</text:p>
          </table:table-cell>
          <table:table-cell office:value-type="float" office:value="0" calcext:value-type="float">
            <text:p>0</text:p>
          </table:table-cell>
          <table:table-cell office:value-type="float" office:value="0.08199032" calcext:value-type="float">
            <text:p>0.08199032</text:p>
          </table:table-cell>
          <table:table-cell office:value-type="float" office:value="0.3013831" calcext:value-type="float">
            <text:p>0.3013831</text:p>
          </table:table-cell>
          <table:table-cell office:value-type="float" office:value="0.3021691" calcext:value-type="float">
            <text:p>0.3021691</text:p>
          </table:table-cell>
          <table:table-cell office:value-type="float" office:value="0.3035953" calcext:value-type="float">
            <text:p>0.3035953</text:p>
          </table:table-cell>
          <table:table-cell office:value-type="float" office:value="0.305284" calcext:value-type="float">
            <text:p>0.305284</text:p>
          </table:table-cell>
          <table:table-cell office:value-type="float" office:value="0.3072965" calcext:value-type="float">
            <text:p>0.3072965</text:p>
          </table:table-cell>
          <table:table-cell office:value-type="float" office:value="0.3555606" calcext:value-type="float">
            <text:p>0.3555606</text:p>
          </table:table-cell>
          <table:table-cell office:value-type="float" office:value="0.3651518" calcext:value-type="float">
            <text:p>0.3651518</text:p>
          </table:table-cell>
          <table:table-cell office:value-type="float" office:value="0.3882029" calcext:value-type="float">
            <text:p>0.3882029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39E-015" calcext:value-type="float">
            <text:p>1.95539E-15</text:p>
          </table:table-cell>
          <table:table-cell office:value-type="float" office:value="1.913499E-015" calcext:value-type="float">
            <text:p>1.913499E-15</text:p>
          </table:table-cell>
          <table:table-cell office:value-type="float" office:value="9.780192E-016" calcext:value-type="float">
            <text:p>9.780192E-16</text:p>
          </table:table-cell>
          <table:table-cell office:value-type="float" office:value="9.894266E-016" calcext:value-type="float">
            <text:p>9.89426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50369" calcext:value-type="float">
            <text:p>-58.50369</text:p>
          </table:table-cell>
          <table:table-cell office:value-type="float" office:value="-0.0184611" calcext:value-type="float">
            <text:p>-0.0184611</text:p>
          </table:table-cell>
          <table:table-cell office:value-type="float" office:value="-0.01813253" calcext:value-type="float">
            <text:p>-0.01813253</text:p>
          </table:table-cell>
          <table:table-cell office:value-type="float" office:value="-0.01755538" calcext:value-type="float">
            <text:p>-0.01755538</text:p>
          </table:table-cell>
          <table:table-cell office:value-type="float" office:value="-0.01689582" calcext:value-type="float">
            <text:p>-0.01689582</text:p>
          </table:table-cell>
          <table:table-cell office:value-type="float" office:value="-0.01613957" calcext:value-type="float">
            <text:p>-0.01613957</text:p>
          </table:table-cell>
          <table:table-cell office:value-type="float" office:value="-0.01458747" calcext:value-type="float">
            <text:p>-0.01458747</text:p>
          </table:table-cell>
          <table:table-cell office:value-type="float" office:value="-0.01248227" calcext:value-type="float">
            <text:p>-0.01248227</text:p>
          </table:table-cell>
          <table:table-cell office:value-type="float" office:value="-0.006951666" calcext:value-type="float">
            <text:p>-0.006951666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273.534" calcext:value-type="float">
            <text:p>1273.534</text:p>
          </table:table-cell>
          <table:table-cell office:value-type="float" office:value="0" calcext:value-type="float">
            <text:p>0</text:p>
          </table:table-cell>
          <table:table-cell office:value-type="float" office:value="-0.009720333" calcext:value-type="float">
            <text:p>-0.009720333</text:p>
          </table:table-cell>
          <table:table-cell office:value-type="float" office:value="-0.0005148065" calcext:value-type="float">
            <text:p>-0.00051480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9" calcext:value-type="float">
            <text:p>15071999</text:p>
          </table:table-cell>
          <table:table-cell office:value-type="float" office:value="429.1007" calcext:value-type="float">
            <text:p>429.1007</text:p>
          </table:table-cell>
          <table:table-cell office:value-type="float" office:value="98.1211" calcext:value-type="float">
            <text:p>98.1211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55.293" calcext:value-type="float">
            <text:p>1255.293</text:p>
          </table:table-cell>
          <table:table-cell office:value-type="float" office:value="330.8958" calcext:value-type="float">
            <text:p>330.8958</text:p>
          </table:table-cell>
          <table:table-cell office:value-type="float" office:value="0" calcext:value-type="float">
            <text:p>0</text:p>
          </table:table-cell>
          <table:table-cell office:value-type="float" office:value="0.08735505" calcext:value-type="float">
            <text:p>0.08735505</text:p>
          </table:table-cell>
          <table:table-cell office:value-type="float" office:value="0.3003695" calcext:value-type="float">
            <text:p>0.3003695</text:p>
          </table:table-cell>
          <table:table-cell office:value-type="float" office:value="0.3011363" calcext:value-type="float">
            <text:p>0.3011363</text:p>
          </table:table-cell>
          <table:table-cell office:value-type="float" office:value="0.3024708" calcext:value-type="float">
            <text:p>0.3024708</text:p>
          </table:table-cell>
          <table:table-cell office:value-type="float" office:value="0.3040525" calcext:value-type="float">
            <text:p>0.3040525</text:p>
          </table:table-cell>
          <table:table-cell office:value-type="float" office:value="0.3059436" calcext:value-type="float">
            <text:p>0.3059436</text:p>
          </table:table-cell>
          <table:table-cell office:value-type="float" office:value="0.3539979" calcext:value-type="float">
            <text:p>0.3539979</text:p>
          </table:table-cell>
          <table:table-cell office:value-type="float" office:value="0.3644935" calcext:value-type="float">
            <text:p>0.3644935</text:p>
          </table:table-cell>
          <table:table-cell office:value-type="float" office:value="0.3881848" calcext:value-type="float">
            <text:p>0.3881848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738E-015" calcext:value-type="float">
            <text:p>1.955738E-15</text:p>
          </table:table-cell>
          <table:table-cell office:value-type="float" office:value="1.913377E-015" calcext:value-type="float">
            <text:p>1.913377E-15</text:p>
          </table:table-cell>
          <table:table-cell office:value-type="float" office:value="9.780059E-016" calcext:value-type="float">
            <text:p>9.780059E-16</text:p>
          </table:table-cell>
          <table:table-cell office:value-type="float" office:value="9.894076E-016" calcext:value-type="float">
            <text:p>9.89407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77525" calcext:value-type="float">
            <text:p>-39.77525</text:p>
          </table:table-cell>
          <table:table-cell office:value-type="float" office:value="-0.01889848" calcext:value-type="float">
            <text:p>-0.01889848</text:p>
          </table:table-cell>
          <table:table-cell office:value-type="float" office:value="-0.01857167" calcext:value-type="float">
            <text:p>-0.01857167</text:p>
          </table:table-cell>
          <table:table-cell office:value-type="float" office:value="-0.01801639" calcext:value-type="float">
            <text:p>-0.01801639</text:p>
          </table:table-cell>
          <table:table-cell office:value-type="float" office:value="-0.01737929" calcext:value-type="float">
            <text:p>-0.01737929</text:p>
          </table:table-cell>
          <table:table-cell office:value-type="float" office:value="-0.01664456" calcext:value-type="float">
            <text:p>-0.01664456</text:p>
          </table:table-cell>
          <table:table-cell office:value-type="float" office:value="-0.01522329" calcext:value-type="float">
            <text:p>-0.01522329</text:p>
          </table:table-cell>
          <table:table-cell office:value-type="float" office:value="-0.01270055" calcext:value-type="float">
            <text:p>-0.01270055</text:p>
          </table:table-cell>
          <table:table-cell office:value-type="float" office:value="-0.006954727" calcext:value-type="float">
            <text:p>-0.006954727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277.608" calcext:value-type="float">
            <text:p>1277.608</text:p>
          </table:table-cell>
          <table:table-cell office:value-type="float" office:value="0" calcext:value-type="float">
            <text:p>0</text:p>
          </table:table-cell>
          <table:table-cell office:value-type="float" office:value="-0.00972" calcext:value-type="float">
            <text:p>-0.00972</text:p>
          </table:table-cell>
          <table:table-cell office:value-type="float" office:value="-0.0005168357" calcext:value-type="float">
            <text:p>-0.00051683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9" calcext:value-type="float">
            <text:p>16071999</text:p>
          </table:table-cell>
          <table:table-cell office:value-type="float" office:value="429.1007" calcext:value-type="float">
            <text:p>429.1007</text:p>
          </table:table-cell>
          <table:table-cell office:value-type="float" office:value="98.15991" calcext:value-type="float">
            <text:p>98.15991</text:p>
          </table:table-cell>
          <table:table-cell office:value-type="float" office:value="1.066149" calcext:value-type="float">
            <text:p>1.066149</text:p>
          </table:table-cell>
          <table:table-cell office:value-type="float" office:value="1254.948" calcext:value-type="float">
            <text:p>1254.948</text:p>
          </table:table-cell>
          <table:table-cell office:value-type="float" office:value="331.2012" calcext:value-type="float">
            <text:p>331.2012</text:p>
          </table:table-cell>
          <table:table-cell office:value-type="float" office:value="0" calcext:value-type="float">
            <text:p>0</text:p>
          </table:table-cell>
          <table:table-cell office:value-type="float" office:value="0.08296549" calcext:value-type="float">
            <text:p>0.08296549</text:p>
          </table:table-cell>
          <table:table-cell office:value-type="float" office:value="0.3002614" calcext:value-type="float">
            <text:p>0.3002614</text:p>
          </table:table-cell>
          <table:table-cell office:value-type="float" office:value="0.3009803" calcext:value-type="float">
            <text:p>0.3009803</text:p>
          </table:table-cell>
          <table:table-cell office:value-type="float" office:value="0.3020392" calcext:value-type="float">
            <text:p>0.3020392</text:p>
          </table:table-cell>
          <table:table-cell office:value-type="float" office:value="0.3034402" calcext:value-type="float">
            <text:p>0.3034402</text:p>
          </table:table-cell>
          <table:table-cell office:value-type="float" office:value="0.3051508" calcext:value-type="float">
            <text:p>0.3051508</text:p>
          </table:table-cell>
          <table:table-cell office:value-type="float" office:value="0.3530893" calcext:value-type="float">
            <text:p>0.3530893</text:p>
          </table:table-cell>
          <table:table-cell office:value-type="float" office:value="0.3639083" calcext:value-type="float">
            <text:p>0.3639083</text:p>
          </table:table-cell>
          <table:table-cell office:value-type="float" office:value="0.3881361" calcext:value-type="float">
            <text:p>0.3881361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1E-015" calcext:value-type="float">
            <text:p>1.9561E-15</text:p>
          </table:table-cell>
          <table:table-cell office:value-type="float" office:value="1.913249E-015" calcext:value-type="float">
            <text:p>1.913249E-15</text:p>
          </table:table-cell>
          <table:table-cell office:value-type="float" office:value="9.779928E-016" calcext:value-type="float">
            <text:p>9.779928E-16</text:p>
          </table:table-cell>
          <table:table-cell office:value-type="float" office:value="9.893868E-016" calcext:value-type="float">
            <text:p>9.89386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81731" calcext:value-type="float">
            <text:p>-53.81731</text:p>
          </table:table-cell>
          <table:table-cell office:value-type="float" office:value="-0.01895245" calcext:value-type="float">
            <text:p>-0.01895245</text:p>
          </table:table-cell>
          <table:table-cell office:value-type="float" office:value="-0.01864166" calcext:value-type="float">
            <text:p>-0.01864166</text:p>
          </table:table-cell>
          <table:table-cell office:value-type="float" office:value="-0.01820145" calcext:value-type="float">
            <text:p>-0.01820145</text:p>
          </table:table-cell>
          <table:table-cell office:value-type="float" office:value="-0.01762579" calcext:value-type="float">
            <text:p>-0.01762579</text:p>
          </table:table-cell>
          <table:table-cell office:value-type="float" office:value="-0.01694784" calcext:value-type="float">
            <text:p>-0.01694784</text:p>
          </table:table-cell>
          <table:table-cell office:value-type="float" office:value="-0.01560755" calcext:value-type="float">
            <text:p>-0.01560755</text:p>
          </table:table-cell>
          <table:table-cell office:value-type="float" office:value="-0.0128985" calcext:value-type="float">
            <text:p>-0.0128985</text:p>
          </table:table-cell>
          <table:table-cell office:value-type="float" office:value="-0.006963052" calcext:value-type="float">
            <text:p>-0.006963052</text:p>
          </table:table-cell>
          <table:table-cell office:value-type="float" office:value="-0.003763404" calcext:value-type="float">
            <text:p>-0.003763404</text:p>
          </table:table-cell>
          <table:table-cell office:value-type="float" office:value="1281.473" calcext:value-type="float">
            <text:p>1281.473</text:p>
          </table:table-cell>
          <table:table-cell office:value-type="float" office:value="0" calcext:value-type="float">
            <text:p>0</text:p>
          </table:table-cell>
          <table:table-cell office:value-type="float" office:value="-0.009716246" calcext:value-type="float">
            <text:p>-0.009716246</text:p>
          </table:table-cell>
          <table:table-cell office:value-type="float" office:value="-0.0005187875" calcext:value-type="float">
            <text:p>-0.00051878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9" calcext:value-type="float">
            <text:p>17071999</text:p>
          </table:table-cell>
          <table:table-cell office:value-type="float" office:value="449.1008" calcext:value-type="float">
            <text:p>449.1008</text:p>
          </table:table-cell>
          <table:table-cell office:value-type="float" office:value="99.05118" calcext:value-type="float">
            <text:p>99.05118</text:p>
          </table:table-cell>
          <table:table-cell office:value-type="float" office:value="1.794803" calcext:value-type="float">
            <text:p>1.794803</text:p>
          </table:table-cell>
          <table:table-cell office:value-type="float" office:value="1271.387" calcext:value-type="float">
            <text:p>1271.387</text:p>
          </table:table-cell>
          <table:table-cell office:value-type="float" office:value="333.1412" calcext:value-type="float">
            <text:p>333.1412</text:p>
          </table:table-cell>
          <table:table-cell office:value-type="float" office:value="0" calcext:value-type="float">
            <text:p>0</text:p>
          </table:table-cell>
          <table:table-cell office:value-type="float" office:value="0.3871185" calcext:value-type="float">
            <text:p>0.3871185</text:p>
          </table:table-cell>
          <table:table-cell office:value-type="float" office:value="0.387688" calcext:value-type="float">
            <text:p>0.387688</text:p>
          </table:table-cell>
          <table:table-cell office:value-type="float" office:value="0.3908341" calcext:value-type="float">
            <text:p>0.3908341</text:p>
          </table:table-cell>
          <table:table-cell office:value-type="float" office:value="0.3858941" calcext:value-type="float">
            <text:p>0.3858941</text:p>
          </table:table-cell>
          <table:table-cell office:value-type="float" office:value="0.3285063" calcext:value-type="float">
            <text:p>0.3285063</text:p>
          </table:table-cell>
          <table:table-cell office:value-type="float" office:value="0.3179305" calcext:value-type="float">
            <text:p>0.3179305</text:p>
          </table:table-cell>
          <table:table-cell office:value-type="float" office:value="0.3779065" calcext:value-type="float">
            <text:p>0.3779065</text:p>
          </table:table-cell>
          <table:table-cell office:value-type="float" office:value="0.3640983" calcext:value-type="float">
            <text:p>0.3640983</text:p>
          </table:table-cell>
          <table:table-cell office:value-type="float" office:value="0.3876947" calcext:value-type="float">
            <text:p>0.3876947</text:p>
          </table:table-cell>
          <table:table-cell office:value-type="float" office:value="0.4134414" calcext:value-type="float">
            <text:p>0.4134414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475E-015" calcext:value-type="float">
            <text:p>1.956475E-15</text:p>
          </table:table-cell>
          <table:table-cell office:value-type="float" office:value="1.913119E-015" calcext:value-type="float">
            <text:p>1.913119E-15</text:p>
          </table:table-cell>
          <table:table-cell office:value-type="float" office:value="9.779763E-016" calcext:value-type="float">
            <text:p>9.779763E-16</text:p>
          </table:table-cell>
          <table:table-cell office:value-type="float" office:value="9.893664E-016" calcext:value-type="float">
            <text:p>9.89366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117807" calcext:value-type="float">
            <text:p>-0.003117807</text:p>
          </table:table-cell>
          <table:table-cell office:value-type="float" office:value="-0.003105562" calcext:value-type="float">
            <text:p>-0.003105562</text:p>
          </table:table-cell>
          <table:table-cell office:value-type="float" office:value="-0.002943184" calcext:value-type="float">
            <text:p>-0.002943184</text:p>
          </table:table-cell>
          <table:table-cell office:value-type="float" office:value="-0.003317619" calcext:value-type="float">
            <text:p>-0.003317619</text:p>
          </table:table-cell>
          <table:table-cell office:value-type="float" office:value="-0.01052735" calcext:value-type="float">
            <text:p>-0.01052735</text:p>
          </table:table-cell>
          <table:table-cell office:value-type="float" office:value="-0.01289752" calcext:value-type="float">
            <text:p>-0.01289752</text:p>
          </table:table-cell>
          <table:table-cell office:value-type="float" office:value="-0.008054175" calcext:value-type="float">
            <text:p>-0.008054175</text:p>
          </table:table-cell>
          <table:table-cell office:value-type="float" office:value="-0.0128426" calcext:value-type="float">
            <text:p>-0.0128426</text:p>
          </table:table-cell>
          <table:table-cell office:value-type="float" office:value="-0.00703965" calcext:value-type="float">
            <text:p>-0.00703965</text:p>
          </table:table-cell>
          <table:table-cell office:value-type="float" office:value="-0.003808612" calcext:value-type="float">
            <text:p>-0.003808612</text:p>
          </table:table-cell>
          <table:table-cell office:value-type="float" office:value="1287.402" calcext:value-type="float">
            <text:p>1287.402</text:p>
          </table:table-cell>
          <table:table-cell office:value-type="float" office:value="0" calcext:value-type="float">
            <text:p>0</text:p>
          </table:table-cell>
          <table:table-cell office:value-type="float" office:value="-0.009720569" calcext:value-type="float">
            <text:p>-0.009720569</text:p>
          </table:table-cell>
          <table:table-cell office:value-type="float" office:value="-0.000521575" calcext:value-type="float">
            <text:p>-0.0005215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898" calcext:value-type="float">
            <text:p>-1.2308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9" calcext:value-type="float">
            <text:p>18071999</text:p>
          </table:table-cell>
          <table:table-cell office:value-type="float" office:value="449.1008" calcext:value-type="float">
            <text:p>449.1008</text:p>
          </table:table-cell>
          <table:table-cell office:value-type="float" office:value="102.2297" calcext:value-type="float">
            <text:p>102.2297</text:p>
          </table:table-cell>
          <table:table-cell office:value-type="float" office:value="1.794803" calcext:value-type="float">
            <text:p>1.794803</text:p>
          </table:table-cell>
          <table:table-cell office:value-type="float" office:value="1263.536" calcext:value-type="float">
            <text:p>1263.536</text:p>
          </table:table-cell>
          <table:table-cell office:value-type="float" office:value="337.8136" calcext:value-type="float">
            <text:p>337.8136</text:p>
          </table:table-cell>
          <table:table-cell office:value-type="float" office:value="0" calcext:value-type="float">
            <text:p>0</text:p>
          </table:table-cell>
          <table:table-cell office:value-type="float" office:value="0.08431907" calcext:value-type="float">
            <text:p>0.08431907</text:p>
          </table:table-cell>
          <table:table-cell office:value-type="float" office:value="0.3319759" calcext:value-type="float">
            <text:p>0.3319759</text:p>
          </table:table-cell>
          <table:table-cell office:value-type="float" office:value="0.3334557" calcext:value-type="float">
            <text:p>0.3334557</text:p>
          </table:table-cell>
          <table:table-cell office:value-type="float" office:value="0.3347818" calcext:value-type="float">
            <text:p>0.3347818</text:p>
          </table:table-cell>
          <table:table-cell office:value-type="float" office:value="0.3354269" calcext:value-type="float">
            <text:p>0.3354269</text:p>
          </table:table-cell>
          <table:table-cell office:value-type="float" office:value="0.3358396" calcext:value-type="float">
            <text:p>0.3358396</text:p>
          </table:table-cell>
          <table:table-cell office:value-type="float" office:value="0.3739204" calcext:value-type="float">
            <text:p>0.3739204</text:p>
          </table:table-cell>
          <table:table-cell office:value-type="float" office:value="0.3654829" calcext:value-type="float">
            <text:p>0.3654829</text:p>
          </table:table-cell>
          <table:table-cell office:value-type="float" office:value="0.3878002" calcext:value-type="float">
            <text:p>0.3878002</text:p>
          </table:table-cell>
          <table:table-cell office:value-type="float" office:value="0.4138129" calcext:value-type="float">
            <text:p>0.4138129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813E-015" calcext:value-type="float">
            <text:p>1.956813E-15</text:p>
          </table:table-cell>
          <table:table-cell office:value-type="float" office:value="1.913E-015" calcext:value-type="float">
            <text:p>1.913E-15</text:p>
          </table:table-cell>
          <table:table-cell office:value-type="float" office:value="9.779639E-016" calcext:value-type="float">
            <text:p>9.779639E-16</text:p>
          </table:table-cell>
          <table:table-cell office:value-type="float" office:value="9.893478E-016" calcext:value-type="float">
            <text:p>9.89347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21494" calcext:value-type="float">
            <text:p>-48.21494</text:p>
          </table:table-cell>
          <table:table-cell office:value-type="float" office:value="-0.00939551" calcext:value-type="float">
            <text:p>-0.00939551</text:p>
          </table:table-cell>
          <table:table-cell office:value-type="float" office:value="-0.009112174" calcext:value-type="float">
            <text:p>-0.009112174</text:p>
          </table:table-cell>
          <table:table-cell office:value-type="float" office:value="-0.008872178" calcext:value-type="float">
            <text:p>-0.008872178</text:p>
          </table:table-cell>
          <table:table-cell office:value-type="float" office:value="-0.008764768" calcext:value-type="float">
            <text:p>-0.008764768</text:p>
          </table:table-cell>
          <table:table-cell office:value-type="float" office:value="-0.008694852" calcext:value-type="float">
            <text:p>-0.008694852</text:p>
          </table:table-cell>
          <table:table-cell office:value-type="float" office:value="-0.008977981" calcext:value-type="float">
            <text:p>-0.008977981</text:p>
          </table:table-cell>
          <table:table-cell office:value-type="float" office:value="-0.0123802" calcext:value-type="float">
            <text:p>-0.0123802</text:p>
          </table:table-cell>
          <table:table-cell office:value-type="float" office:value="-0.00702144" calcext:value-type="float">
            <text:p>-0.00702144</text:p>
          </table:table-cell>
          <table:table-cell office:value-type="float" office:value="-0.003775928" calcext:value-type="float">
            <text:p>-0.003775928</text:p>
          </table:table-cell>
          <table:table-cell office:value-type="float" office:value="1295.856" calcext:value-type="float">
            <text:p>1295.856</text:p>
          </table:table-cell>
          <table:table-cell office:value-type="float" office:value="0" calcext:value-type="float">
            <text:p>0</text:p>
          </table:table-cell>
          <table:table-cell office:value-type="float" office:value="-0.009722114" calcext:value-type="float">
            <text:p>-0.009722114</text:p>
          </table:table-cell>
          <table:table-cell office:value-type="float" office:value="-0.0005237815" calcext:value-type="float">
            <text:p>-0.00052378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64" calcext:value-type="float">
            <text:p>-1.2291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9" calcext:value-type="float">
            <text:p>19071999</text:p>
          </table:table-cell>
          <table:table-cell office:value-type="float" office:value="449.9008" calcext:value-type="float">
            <text:p>449.9008</text:p>
          </table:table-cell>
          <table:table-cell office:value-type="float" office:value="102.9892" calcext:value-type="float">
            <text:p>102.9892</text:p>
          </table:table-cell>
          <table:table-cell office:value-type="float" office:value="1.794803" calcext:value-type="float">
            <text:p>1.794803</text:p>
          </table:table-cell>
          <table:table-cell office:value-type="float" office:value="1260.202" calcext:value-type="float">
            <text:p>1260.202</text:p>
          </table:table-cell>
          <table:table-cell office:value-type="float" office:value="341.1868" calcext:value-type="float">
            <text:p>341.1868</text:p>
          </table:table-cell>
          <table:table-cell office:value-type="float" office:value="0" calcext:value-type="float">
            <text:p>0</text:p>
          </table:table-cell>
          <table:table-cell office:value-type="float" office:value="0.08789808" calcext:value-type="float">
            <text:p>0.08789808</text:p>
          </table:table-cell>
          <table:table-cell office:value-type="float" office:value="0.3161142" calcext:value-type="float">
            <text:p>0.3161142</text:p>
          </table:table-cell>
          <table:table-cell office:value-type="float" office:value="0.317261" calcext:value-type="float">
            <text:p>0.317261</text:p>
          </table:table-cell>
          <table:table-cell office:value-type="float" office:value="0.3190763" calcext:value-type="float">
            <text:p>0.3190763</text:p>
          </table:table-cell>
          <table:table-cell office:value-type="float" office:value="0.3209882" calcext:value-type="float">
            <text:p>0.3209882</text:p>
          </table:table-cell>
          <table:table-cell office:value-type="float" office:value="0.3231415" calcext:value-type="float">
            <text:p>0.3231415</text:p>
          </table:table-cell>
          <table:table-cell office:value-type="float" office:value="0.3681737" calcext:value-type="float">
            <text:p>0.3681737</text:p>
          </table:table-cell>
          <table:table-cell office:value-type="float" office:value="0.366188" calcext:value-type="float">
            <text:p>0.366188</text:p>
          </table:table-cell>
          <table:table-cell office:value-type="float" office:value="0.3879365" calcext:value-type="float">
            <text:p>0.3879365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123E-015" calcext:value-type="float">
            <text:p>1.957123E-15</text:p>
          </table:table-cell>
          <table:table-cell office:value-type="float" office:value="1.912889E-015" calcext:value-type="float">
            <text:p>1.912889E-15</text:p>
          </table:table-cell>
          <table:table-cell office:value-type="float" office:value="9.77956E-016" calcext:value-type="float">
            <text:p>9.77956E-16</text:p>
          </table:table-cell>
          <table:table-cell office:value-type="float" office:value="9.893275E-016" calcext:value-type="float">
            <text:p>9.89327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37386" calcext:value-type="float">
            <text:p>-38.37386</text:p>
          </table:table-cell>
          <table:table-cell office:value-type="float" office:value="-0.01322653" calcext:value-type="float">
            <text:p>-0.01322653</text:p>
          </table:table-cell>
          <table:table-cell office:value-type="float" office:value="-0.01290117" calcext:value-type="float">
            <text:p>-0.01290117</text:p>
          </table:table-cell>
          <table:table-cell office:value-type="float" office:value="-0.01240701" calcext:value-type="float">
            <text:p>-0.01240701</text:p>
          </table:table-cell>
          <table:table-cell office:value-type="float" office:value="-0.01190824" calcext:value-type="float">
            <text:p>-0.01190824</text:p>
          </table:table-cell>
          <table:table-cell office:value-type="float" office:value="-0.01136662" calcext:value-type="float">
            <text:p>-0.01136662</text:p>
          </table:table-cell>
          <table:table-cell office:value-type="float" office:value="-0.01041314" calcext:value-type="float">
            <text:p>-0.01041314</text:p>
          </table:table-cell>
          <table:table-cell office:value-type="float" office:value="-0.01215034" calcext:value-type="float">
            <text:p>-0.01215034</text:p>
          </table:table-cell>
          <table:table-cell office:value-type="float" office:value="-0.006997815" calcext:value-type="float">
            <text:p>-0.006997815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302.882" calcext:value-type="float">
            <text:p>1302.882</text:p>
          </table:table-cell>
          <table:table-cell office:value-type="float" office:value="0" calcext:value-type="float">
            <text:p>0</text:p>
          </table:table-cell>
          <table:table-cell office:value-type="float" office:value="-0.009725674" calcext:value-type="float">
            <text:p>-0.009725674</text:p>
          </table:table-cell>
          <table:table-cell office:value-type="float" office:value="-0.0005254678" calcext:value-type="float">
            <text:p>-0.00052546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9" calcext:value-type="float">
            <text:p>20071999</text:p>
          </table:table-cell>
          <table:table-cell office:value-type="float" office:value="449.9008" calcext:value-type="float">
            <text:p>449.9008</text:p>
          </table:table-cell>
          <table:table-cell office:value-type="float" office:value="103.0489" calcext:value-type="float">
            <text:p>103.0489</text:p>
          </table:table-cell>
          <table:table-cell office:value-type="float" office:value="1.794803" calcext:value-type="float">
            <text:p>1.794803</text:p>
          </table:table-cell>
          <table:table-cell office:value-type="float" office:value="1257.911" calcext:value-type="float">
            <text:p>1257.911</text:p>
          </table:table-cell>
          <table:table-cell office:value-type="float" office:value="343.4174" calcext:value-type="float">
            <text:p>343.4174</text:p>
          </table:table-cell>
          <table:table-cell office:value-type="float" office:value="0" calcext:value-type="float">
            <text:p>0</text:p>
          </table:table-cell>
          <table:table-cell office:value-type="float" office:value="0.08163517" calcext:value-type="float">
            <text:p>0.08163517</text:p>
          </table:table-cell>
          <table:table-cell office:value-type="float" office:value="0.3078156" calcext:value-type="float">
            <text:p>0.3078156</text:p>
          </table:table-cell>
          <table:table-cell office:value-type="float" office:value="0.3087701" calcext:value-type="float">
            <text:p>0.3087701</text:p>
          </table:table-cell>
          <table:table-cell office:value-type="float" office:value="0.3104953" calcext:value-type="float">
            <text:p>0.3104953</text:p>
          </table:table-cell>
          <table:table-cell office:value-type="float" office:value="0.3125151" calcext:value-type="float">
            <text:p>0.3125151</text:p>
          </table:table-cell>
          <table:table-cell office:value-type="float" office:value="0.3148756" calcext:value-type="float">
            <text:p>0.3148756</text:p>
          </table:table-cell>
          <table:table-cell office:value-type="float" office:value="0.3622713" calcext:value-type="float">
            <text:p>0.3622713</text:p>
          </table:table-cell>
          <table:table-cell office:value-type="float" office:value="0.3661591" calcext:value-type="float">
            <text:p>0.3661591</text:p>
          </table:table-cell>
          <table:table-cell office:value-type="float" office:value="0.3880526" calcext:value-type="float">
            <text:p>0.3880526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812E-015" calcext:value-type="float">
            <text:p>1.955812E-15</text:p>
          </table:table-cell>
          <table:table-cell office:value-type="float" office:value="1.912777E-015" calcext:value-type="float">
            <text:p>1.912777E-15</text:p>
          </table:table-cell>
          <table:table-cell office:value-type="float" office:value="9.77944E-016" calcext:value-type="float">
            <text:p>9.77944E-16</text:p>
          </table:table-cell>
          <table:table-cell office:value-type="float" office:value="9.893098E-016" calcext:value-type="float">
            <text:p>9.89309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99545" calcext:value-type="float">
            <text:p>-58.99545</text:p>
          </table:table-cell>
          <table:table-cell office:value-type="float" office:value="-0.01592762" calcext:value-type="float">
            <text:p>-0.01592762</text:p>
          </table:table-cell>
          <table:table-cell office:value-type="float" office:value="-0.01559173" calcext:value-type="float">
            <text:p>-0.01559173</text:p>
          </table:table-cell>
          <table:table-cell office:value-type="float" office:value="-0.0150065" calcext:value-type="float">
            <text:p>-0.0150065</text:p>
          </table:table-cell>
          <table:table-cell office:value-type="float" office:value="-0.0143497" calcext:value-type="float">
            <text:p>-0.0143497</text:p>
          </table:table-cell>
          <table:table-cell office:value-type="float" office:value="-0.01361654" calcext:value-type="float">
            <text:p>-0.01361654</text:p>
          </table:table-cell>
          <table:table-cell office:value-type="float" office:value="-0.01217248" calcext:value-type="float">
            <text:p>-0.01217248</text:p>
          </table:table-cell>
          <table:table-cell office:value-type="float" office:value="-0.01215764" calcext:value-type="float">
            <text:p>-0.01215764</text:p>
          </table:table-cell>
          <table:table-cell office:value-type="float" office:value="-0.006977717" calcext:value-type="float">
            <text:p>-0.006977717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308.691" calcext:value-type="float">
            <text:p>1308.691</text:p>
          </table:table-cell>
          <table:table-cell office:value-type="float" office:value="0" calcext:value-type="float">
            <text:p>0</text:p>
          </table:table-cell>
          <table:table-cell office:value-type="float" office:value="-0.0097247" calcext:value-type="float">
            <text:p>-0.0097247</text:p>
          </table:table-cell>
          <table:table-cell office:value-type="float" office:value="-0.0005271688" calcext:value-type="float">
            <text:p>-0.00052716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9" calcext:value-type="float">
            <text:p>21071999</text:p>
          </table:table-cell>
          <table:table-cell office:value-type="float" office:value="449.9008" calcext:value-type="float">
            <text:p>449.9008</text:p>
          </table:table-cell>
          <table:table-cell office:value-type="float" office:value="103.094" calcext:value-type="float">
            <text:p>103.094</text:p>
          </table:table-cell>
          <table:table-cell office:value-type="float" office:value="1.794803" calcext:value-type="float">
            <text:p>1.794803</text:p>
          </table:table-cell>
          <table:table-cell office:value-type="float" office:value="1256.5" calcext:value-type="float">
            <text:p>1256.5</text:p>
          </table:table-cell>
          <table:table-cell office:value-type="float" office:value="344.7819" calcext:value-type="float">
            <text:p>344.7819</text:p>
          </table:table-cell>
          <table:table-cell office:value-type="float" office:value="0" calcext:value-type="float">
            <text:p>0</text:p>
          </table:table-cell>
          <table:table-cell office:value-type="float" office:value="0.07669257" calcext:value-type="float">
            <text:p>0.07669257</text:p>
          </table:table-cell>
          <table:table-cell office:value-type="float" office:value="0.3035483" calcext:value-type="float">
            <text:p>0.3035483</text:p>
          </table:table-cell>
          <table:table-cell office:value-type="float" office:value="0.3044023" calcext:value-type="float">
            <text:p>0.3044023</text:p>
          </table:table-cell>
          <table:table-cell office:value-type="float" office:value="0.3059571" calcext:value-type="float">
            <text:p>0.3059571</text:p>
          </table:table-cell>
          <table:table-cell office:value-type="float" office:value="0.3078457" calcext:value-type="float">
            <text:p>0.3078457</text:p>
          </table:table-cell>
          <table:table-cell office:value-type="float" office:value="0.310103" calcext:value-type="float">
            <text:p>0.310103</text:p>
          </table:table-cell>
          <table:table-cell office:value-type="float" office:value="0.3581317" calcext:value-type="float">
            <text:p>0.3581317</text:p>
          </table:table-cell>
          <table:table-cell office:value-type="float" office:value="0.3656998" calcext:value-type="float">
            <text:p>0.3656998</text:p>
          </table:table-cell>
          <table:table-cell office:value-type="float" office:value="0.3881282" calcext:value-type="float">
            <text:p>0.3881282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15E-015" calcext:value-type="float">
            <text:p>1.95615E-15</text:p>
          </table:table-cell>
          <table:table-cell office:value-type="float" office:value="1.912656E-015" calcext:value-type="float">
            <text:p>1.912656E-15</text:p>
          </table:table-cell>
          <table:table-cell office:value-type="float" office:value="9.779317E-016" calcext:value-type="float">
            <text:p>9.779317E-16</text:p>
          </table:table-cell>
          <table:table-cell office:value-type="float" office:value="9.892902E-016" calcext:value-type="float">
            <text:p>9.89290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7.06569" calcext:value-type="float">
            <text:p>-87.06569</text:p>
          </table:table-cell>
          <table:table-cell office:value-type="float" office:value="-0.01755959" calcext:value-type="float">
            <text:p>-0.01755959</text:p>
          </table:table-cell>
          <table:table-cell office:value-type="float" office:value="-0.01722365" calcext:value-type="float">
            <text:p>-0.01722365</text:p>
          </table:table-cell>
          <table:table-cell office:value-type="float" office:value="-0.01663114" calcext:value-type="float">
            <text:p>-0.01663114</text:p>
          </table:table-cell>
          <table:table-cell office:value-type="float" office:value="-0.01593894" calcext:value-type="float">
            <text:p>-0.01593894</text:p>
          </table:table-cell>
          <table:table-cell office:value-type="float" office:value="-0.01514631" calcext:value-type="float">
            <text:p>-0.01514631</text:p>
          </table:table-cell>
          <table:table-cell office:value-type="float" office:value="-0.01360514" calcext:value-type="float">
            <text:p>-0.01360514</text:p>
          </table:table-cell>
          <table:table-cell office:value-type="float" office:value="-0.01230413" calcext:value-type="float">
            <text:p>-0.01230413</text:p>
          </table:table-cell>
          <table:table-cell office:value-type="float" office:value="-0.006964606" calcext:value-type="float">
            <text:p>-0.006964606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313.623" calcext:value-type="float">
            <text:p>1313.623</text:p>
          </table:table-cell>
          <table:table-cell office:value-type="float" office:value="0" calcext:value-type="float">
            <text:p>0</text:p>
          </table:table-cell>
          <table:table-cell office:value-type="float" office:value="-0.009721705" calcext:value-type="float">
            <text:p>-0.009721705</text:p>
          </table:table-cell>
          <table:table-cell office:value-type="float" office:value="-0.0005288888" calcext:value-type="float">
            <text:p>-0.00052888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9" calcext:value-type="float">
            <text:p>22071999</text:p>
          </table:table-cell>
          <table:table-cell office:value-type="float" office:value="449.9008" calcext:value-type="float">
            <text:p>449.9008</text:p>
          </table:table-cell>
          <table:table-cell office:value-type="float" office:value="103.0498" calcext:value-type="float">
            <text:p>103.0498</text:p>
          </table:table-cell>
          <table:table-cell office:value-type="float" office:value="1.794803" calcext:value-type="float">
            <text:p>1.794803</text:p>
          </table:table-cell>
          <table:table-cell office:value-type="float" office:value="1255.717" calcext:value-type="float">
            <text:p>1255.717</text:p>
          </table:table-cell>
          <table:table-cell office:value-type="float" office:value="345.6056" calcext:value-type="float">
            <text:p>345.6056</text:p>
          </table:table-cell>
          <table:table-cell office:value-type="float" office:value="0" calcext:value-type="float">
            <text:p>0</text:p>
          </table:table-cell>
          <table:table-cell office:value-type="float" office:value="0.08047447" calcext:value-type="float">
            <text:p>0.08047447</text:p>
          </table:table-cell>
          <table:table-cell office:value-type="float" office:value="0.3014781" calcext:value-type="float">
            <text:p>0.3014781</text:p>
          </table:table-cell>
          <table:table-cell office:value-type="float" office:value="0.3022375" calcext:value-type="float">
            <text:p>0.3022375</text:p>
          </table:table-cell>
          <table:table-cell office:value-type="float" office:value="0.3036575" calcext:value-type="float">
            <text:p>0.3036575</text:p>
          </table:table-cell>
          <table:table-cell office:value-type="float" office:value="0.3053489" calcext:value-type="float">
            <text:p>0.3053489</text:p>
          </table:table-cell>
          <table:table-cell office:value-type="float" office:value="0.3073669" calcext:value-type="float">
            <text:p>0.3073669</text:p>
          </table:table-cell>
          <table:table-cell office:value-type="float" office:value="0.3556253" calcext:value-type="float">
            <text:p>0.3556253</text:p>
          </table:table-cell>
          <table:table-cell office:value-type="float" office:value="0.3650784" calcext:value-type="float">
            <text:p>0.3650784</text:p>
          </table:table-cell>
          <table:table-cell office:value-type="float" office:value="0.3881572" calcext:value-type="float">
            <text:p>0.3881572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506E-015" calcext:value-type="float">
            <text:p>1.956506E-15</text:p>
          </table:table-cell>
          <table:table-cell office:value-type="float" office:value="1.912531E-015" calcext:value-type="float">
            <text:p>1.912531E-15</text:p>
          </table:table-cell>
          <table:table-cell office:value-type="float" office:value="9.779181E-016" calcext:value-type="float">
            <text:p>9.779181E-16</text:p>
          </table:table-cell>
          <table:table-cell office:value-type="float" office:value="9.892701E-016" calcext:value-type="float">
            <text:p>9.89270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5539" calcext:value-type="float">
            <text:p>-65.5539</text:p>
          </table:table-cell>
          <table:table-cell office:value-type="float" office:value="-0.01842152" calcext:value-type="float">
            <text:p>-0.01842152</text:p>
          </table:table-cell>
          <table:table-cell office:value-type="float" office:value="-0.01810491" calcext:value-type="float">
            <text:p>-0.01810491</text:p>
          </table:table-cell>
          <table:table-cell office:value-type="float" office:value="-0.01753095" calcext:value-type="float">
            <text:p>-0.01753095</text:p>
          </table:table-cell>
          <table:table-cell office:value-type="float" office:value="-0.01687116" calcext:value-type="float">
            <text:p>-0.01687116</text:p>
          </table:table-cell>
          <table:table-cell office:value-type="float" office:value="-0.01611407" calcext:value-type="float">
            <text:p>-0.01611407</text:p>
          </table:table-cell>
          <table:table-cell office:value-type="float" office:value="-0.01456189" calcext:value-type="float">
            <text:p>-0.01456189</text:p>
          </table:table-cell>
          <table:table-cell office:value-type="float" office:value="-0.01250652" calcext:value-type="float">
            <text:p>-0.01250652</text:p>
          </table:table-cell>
          <table:table-cell office:value-type="float" office:value="-0.00695954" calcext:value-type="float">
            <text:p>-0.00695954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318.012" calcext:value-type="float">
            <text:p>1318.012</text:p>
          </table:table-cell>
          <table:table-cell office:value-type="float" office:value="0" calcext:value-type="float">
            <text:p>0</text:p>
          </table:table-cell>
          <table:table-cell office:value-type="float" office:value="-0.009718386" calcext:value-type="float">
            <text:p>-0.009718386</text:p>
          </table:table-cell>
          <table:table-cell office:value-type="float" office:value="-0.0005307136" calcext:value-type="float">
            <text:p>-0.00053071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9" calcext:value-type="float">
            <text:p>23071999</text:p>
          </table:table-cell>
          <table:table-cell office:value-type="float" office:value="463.4006" calcext:value-type="float">
            <text:p>463.4006</text:p>
          </table:table-cell>
          <table:table-cell office:value-type="float" office:value="107.1408" calcext:value-type="float">
            <text:p>107.1408</text:p>
          </table:table-cell>
          <table:table-cell office:value-type="float" office:value="1.794803" calcext:value-type="float">
            <text:p>1.794803</text:p>
          </table:table-cell>
          <table:table-cell office:value-type="float" office:value="1262.76" calcext:value-type="float">
            <text:p>1262.76</text:p>
          </table:table-cell>
          <table:table-cell office:value-type="float" office:value="347.9695" calcext:value-type="float">
            <text:p>347.9695</text:p>
          </table:table-cell>
          <table:table-cell office:value-type="float" office:value="0" calcext:value-type="float">
            <text:p>0</text:p>
          </table:table-cell>
          <table:table-cell office:value-type="float" office:value="0.3881016" calcext:value-type="float">
            <text:p>0.3881016</text:p>
          </table:table-cell>
          <table:table-cell office:value-type="float" office:value="0.3468135" calcext:value-type="float">
            <text:p>0.3468135</text:p>
          </table:table-cell>
          <table:table-cell office:value-type="float" office:value="0.3280286" calcext:value-type="float">
            <text:p>0.3280286</text:p>
          </table:table-cell>
          <table:table-cell office:value-type="float" office:value="0.3232881" calcext:value-type="float">
            <text:p>0.3232881</text:p>
          </table:table-cell>
          <table:table-cell office:value-type="float" office:value="0.3166755" calcext:value-type="float">
            <text:p>0.3166755</text:p>
          </table:table-cell>
          <table:table-cell office:value-type="float" office:value="0.3130313" calcext:value-type="float">
            <text:p>0.3130313</text:p>
          </table:table-cell>
          <table:table-cell office:value-type="float" office:value="0.3592576" calcext:value-type="float">
            <text:p>0.3592576</text:p>
          </table:table-cell>
          <table:table-cell office:value-type="float" office:value="0.364782" calcext:value-type="float">
            <text:p>0.364782</text:p>
          </table:table-cell>
          <table:table-cell office:value-type="float" office:value="0.3880243" calcext:value-type="float">
            <text:p>0.3880243</text:p>
          </table:table-cell>
          <table:table-cell office:value-type="float" office:value="0.4139411" calcext:value-type="float">
            <text:p>0.413941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846E-015" calcext:value-type="float">
            <text:p>1.956846E-15</text:p>
          </table:table-cell>
          <table:table-cell office:value-type="float" office:value="1.912413E-015" calcext:value-type="float">
            <text:p>1.912413E-15</text:p>
          </table:table-cell>
          <table:table-cell office:value-type="float" office:value="9.77905E-016" calcext:value-type="float">
            <text:p>9.77905E-16</text:p>
          </table:table-cell>
          <table:table-cell office:value-type="float" office:value="9.892507E-016" calcext:value-type="float">
            <text:p>9.89250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87957" calcext:value-type="float">
            <text:p>-0.00387957</text:p>
          </table:table-cell>
          <table:table-cell office:value-type="float" office:value="-0.008675399" calcext:value-type="float">
            <text:p>-0.008675399</text:p>
          </table:table-cell>
          <table:table-cell office:value-type="float" office:value="-0.0103362" calcext:value-type="float">
            <text:p>-0.0103362</text:p>
          </table:table-cell>
          <table:table-cell office:value-type="float" office:value="-0.01131615" calcext:value-type="float">
            <text:p>-0.01131615</text:p>
          </table:table-cell>
          <table:table-cell office:value-type="float" office:value="-0.01311407" calcext:value-type="float">
            <text:p>-0.01311407</text:p>
          </table:table-cell>
          <table:table-cell office:value-type="float" office:value="-0.01422655" calcext:value-type="float">
            <text:p>-0.01422655</text:p>
          </table:table-cell>
          <table:table-cell office:value-type="float" office:value="-0.01321074" calcext:value-type="float">
            <text:p>-0.01321074</text:p>
          </table:table-cell>
          <table:table-cell office:value-type="float" office:value="-0.01260609" calcext:value-type="float">
            <text:p>-0.01260609</text:p>
          </table:table-cell>
          <table:table-cell office:value-type="float" office:value="-0.0069825" calcext:value-type="float">
            <text:p>-0.0069825</text:p>
          </table:table-cell>
          <table:table-cell office:value-type="float" office:value="-0.003764736" calcext:value-type="float">
            <text:p>-0.003764736</text:p>
          </table:table-cell>
          <table:table-cell office:value-type="float" office:value="1324.19" calcext:value-type="float">
            <text:p>1324.19</text:p>
          </table:table-cell>
          <table:table-cell office:value-type="float" office:value="0" calcext:value-type="float">
            <text:p>0</text:p>
          </table:table-cell>
          <table:table-cell office:value-type="float" office:value="-0.009722086" calcext:value-type="float">
            <text:p>-0.009722086</text:p>
          </table:table-cell>
          <table:table-cell office:value-type="float" office:value="-0.0005328359" calcext:value-type="float">
            <text:p>-0.00053283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66" calcext:value-type="float">
            <text:p>-1.2285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9" calcext:value-type="float">
            <text:p>24071999</text:p>
          </table:table-cell>
          <table:table-cell office:value-type="float" office:value="496.6006" calcext:value-type="float">
            <text:p>496.6006</text:p>
          </table:table-cell>
          <table:table-cell office:value-type="float" office:value="110.7944" calcext:value-type="float">
            <text:p>110.7944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78.115" calcext:value-type="float">
            <text:p>1278.115</text:p>
          </table:table-cell>
          <table:table-cell office:value-type="float" office:value="352.869" calcext:value-type="float">
            <text:p>352.869</text:p>
          </table:table-cell>
          <table:table-cell office:value-type="float" office:value="0" calcext:value-type="float">
            <text:p>0</text:p>
          </table:table-cell>
          <table:table-cell office:value-type="float" office:value="0.5098186" calcext:value-type="float">
            <text:p>0.5098186</text:p>
          </table:table-cell>
          <table:table-cell office:value-type="float" office:value="0.4738597" calcext:value-type="float">
            <text:p>0.4738597</text:p>
          </table:table-cell>
          <table:table-cell office:value-type="float" office:value="0.4260282" calcext:value-type="float">
            <text:p>0.4260282</text:p>
          </table:table-cell>
          <table:table-cell office:value-type="float" office:value="0.3636975" calcext:value-type="float">
            <text:p>0.3636975</text:p>
          </table:table-cell>
          <table:table-cell office:value-type="float" office:value="0.3352134" calcext:value-type="float">
            <text:p>0.3352134</text:p>
          </table:table-cell>
          <table:table-cell office:value-type="float" office:value="0.3295924" calcext:value-type="float">
            <text:p>0.3295924</text:p>
          </table:table-cell>
          <table:table-cell office:value-type="float" office:value="0.3885187" calcext:value-type="float">
            <text:p>0.3885187</text:p>
          </table:table-cell>
          <table:table-cell office:value-type="float" office:value="0.3649875" calcext:value-type="float">
            <text:p>0.3649875</text:p>
          </table:table-cell>
          <table:table-cell office:value-type="float" office:value="0.387685" calcext:value-type="float">
            <text:p>0.387685</text:p>
          </table:table-cell>
          <table:table-cell office:value-type="float" office:value="0.4134678" calcext:value-type="float">
            <text:p>0.4134678</text:p>
          </table:table-cell>
          <table:table-cell office:value-type="float" office:value="0.5104733" calcext:value-type="float">
            <text:p>0.5104733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1779207" calcext:value-type="float">
            <text:p>0.001779207</text:p>
          </table:table-cell>
          <table:table-cell office:value-type="float" office:value="1.957146E-015" calcext:value-type="float">
            <text:p>1.957146E-15</text:p>
          </table:table-cell>
          <table:table-cell office:value-type="float" office:value="1.912307E-015" calcext:value-type="float">
            <text:p>1.912307E-15</text:p>
          </table:table-cell>
          <table:table-cell office:value-type="float" office:value="9.778972E-016" calcext:value-type="float">
            <text:p>9.778972E-16</text:p>
          </table:table-cell>
          <table:table-cell office:value-type="float" office:value="9.892309E-016" calcext:value-type="float">
            <text:p>9.89230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267471" calcext:value-type="float">
            <text:p>-0.0005267471</text:p>
          </table:table-cell>
          <table:table-cell office:value-type="float" office:value="-0.0008009503" calcext:value-type="float">
            <text:p>-0.0008009503</text:p>
          </table:table-cell>
          <table:table-cell office:value-type="float" office:value="-0.001775307" calcext:value-type="float">
            <text:p>-0.001775307</text:p>
          </table:table-cell>
          <table:table-cell office:value-type="float" office:value="-0.005434967" calcext:value-type="float">
            <text:p>-0.005434967</text:p>
          </table:table-cell>
          <table:table-cell office:value-type="float" office:value="-0.009006899" calcext:value-type="float">
            <text:p>-0.009006899</text:p>
          </table:table-cell>
          <table:table-cell office:value-type="float" office:value="-0.01002387" calcext:value-type="float">
            <text:p>-0.01002387</text:p>
          </table:table-cell>
          <table:table-cell office:value-type="float" office:value="-0.006453364" calcext:value-type="float">
            <text:p>-0.006453364</text:p>
          </table:table-cell>
          <table:table-cell office:value-type="float" office:value="-0.01254128" calcext:value-type="float">
            <text:p>-0.01254128</text:p>
          </table:table-cell>
          <table:table-cell office:value-type="float" office:value="-0.007036657" calcext:value-type="float">
            <text:p>-0.007036657</text:p>
          </table:table-cell>
          <table:table-cell office:value-type="float" office:value="-0.003802361" calcext:value-type="float">
            <text:p>-0.003802361</text:p>
          </table:table-cell>
          <table:table-cell office:value-type="float" office:value="1332.921" calcext:value-type="float">
            <text:p>1332.92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584216" calcext:value-type="float">
            <text:p>0.00158421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1779224" calcext:value-type="float">
            <text:p>0.0017792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9" calcext:value-type="float">
            <text:p>25071999</text:p>
          </table:table-cell>
          <table:table-cell office:value-type="float" office:value="501.1005" calcext:value-type="float">
            <text:p>501.1005</text:p>
          </table:table-cell>
          <table:table-cell office:value-type="float" office:value="114.3444" calcext:value-type="float">
            <text:p>114.3444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72.637" calcext:value-type="float">
            <text:p>1272.637</text:p>
          </table:table-cell>
          <table:table-cell office:value-type="float" office:value="359.2958" calcext:value-type="float">
            <text:p>359.2958</text:p>
          </table:table-cell>
          <table:table-cell office:value-type="float" office:value="0" calcext:value-type="float">
            <text:p>0</text:p>
          </table:table-cell>
          <table:table-cell office:value-type="float" office:value="0.09234857" calcext:value-type="float">
            <text:p>0.09234857</text:p>
          </table:table-cell>
          <table:table-cell office:value-type="float" office:value="0.3544069" calcext:value-type="float">
            <text:p>0.3544069</text:p>
          </table:table-cell>
          <table:table-cell office:value-type="float" office:value="0.3572203" calcext:value-type="float">
            <text:p>0.3572203</text:p>
          </table:table-cell>
          <table:table-cell office:value-type="float" office:value="0.3616401" calcext:value-type="float">
            <text:p>0.3616401</text:p>
          </table:table-cell>
          <table:table-cell office:value-type="float" office:value="0.3662678" calcext:value-type="float">
            <text:p>0.3662678</text:p>
          </table:table-cell>
          <table:table-cell office:value-type="float" office:value="0.3713188" calcext:value-type="float">
            <text:p>0.3713188</text:p>
          </table:table-cell>
          <table:table-cell office:value-type="float" office:value="0.4081924" calcext:value-type="float">
            <text:p>0.4081924</text:p>
          </table:table-cell>
          <table:table-cell office:value-type="float" office:value="0.3678733" calcext:value-type="float">
            <text:p>0.3678733</text:p>
          </table:table-cell>
          <table:table-cell office:value-type="float" office:value="0.3876605" calcext:value-type="float">
            <text:p>0.3876605</text:p>
          </table:table-cell>
          <table:table-cell office:value-type="float" office:value="0.413486" calcext:value-type="float">
            <text:p>0.41348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433E-015" calcext:value-type="float">
            <text:p>1.957433E-15</text:p>
          </table:table-cell>
          <table:table-cell office:value-type="float" office:value="1.912205E-015" calcext:value-type="float">
            <text:p>1.912205E-15</text:p>
          </table:table-cell>
          <table:table-cell office:value-type="float" office:value="9.778888E-016" calcext:value-type="float">
            <text:p>9.778888E-16</text:p>
          </table:table-cell>
          <table:table-cell office:value-type="float" office:value="9.892135E-016" calcext:value-type="float">
            <text:p>9.8921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7.82491" calcext:value-type="float">
            <text:p>-27.82491</text:p>
          </table:table-cell>
          <table:table-cell office:value-type="float" office:value="-0.005966178" calcext:value-type="float">
            <text:p>-0.005966178</text:p>
          </table:table-cell>
          <table:table-cell office:value-type="float" office:value="-0.005649289" calcext:value-type="float">
            <text:p>-0.005649289</text:p>
          </table:table-cell>
          <table:table-cell office:value-type="float" office:value="-0.005191886" calcext:value-type="float">
            <text:p>-0.005191886</text:p>
          </table:table-cell>
          <table:table-cell office:value-type="float" office:value="-0.00475755" calcext:value-type="float">
            <text:p>-0.00475755</text:p>
          </table:table-cell>
          <table:table-cell office:value-type="float" office:value="-0.004326147" calcext:value-type="float">
            <text:p>-0.004326147</text:p>
          </table:table-cell>
          <table:table-cell office:value-type="float" office:value="-0.003845495" calcext:value-type="float">
            <text:p>-0.003845495</text:p>
          </table:table-cell>
          <table:table-cell office:value-type="float" office:value="-0.01163757" calcext:value-type="float">
            <text:p>-0.01163757</text:p>
          </table:table-cell>
          <table:table-cell office:value-type="float" office:value="-0.007045897" calcext:value-type="float">
            <text:p>-0.007045897</text:p>
          </table:table-cell>
          <table:table-cell office:value-type="float" office:value="-0.003804672" calcext:value-type="float">
            <text:p>-0.003804672</text:p>
          </table:table-cell>
          <table:table-cell office:value-type="float" office:value="1343.459" calcext:value-type="float">
            <text:p>1343.459</text:p>
          </table:table-cell>
          <table:table-cell office:value-type="float" office:value="0" calcext:value-type="float">
            <text:p>0</text:p>
          </table:table-cell>
          <table:table-cell office:value-type="float" office:value="-0.009722943" calcext:value-type="float">
            <text:p>-0.009722943</text:p>
          </table:table-cell>
          <table:table-cell office:value-type="float" office:value="-0.0005370804" calcext:value-type="float">
            <text:p>-0.00053708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689" calcext:value-type="float">
            <text:p>-1.23068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9" calcext:value-type="float">
            <text:p>26071999</text:p>
          </table:table-cell>
          <table:table-cell office:value-type="float" office:value="501.1005" calcext:value-type="float">
            <text:p>501.1005</text:p>
          </table:table-cell>
          <table:table-cell office:value-type="float" office:value="114.3785" calcext:value-type="float">
            <text:p>114.378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67.415" calcext:value-type="float">
            <text:p>1267.415</text:p>
          </table:table-cell>
          <table:table-cell office:value-type="float" office:value="364.4845" calcext:value-type="float">
            <text:p>364.4845</text:p>
          </table:table-cell>
          <table:table-cell office:value-type="float" office:value="0" calcext:value-type="float">
            <text:p>0</text:p>
          </table:table-cell>
          <table:table-cell office:value-type="float" office:value="0.08904627" calcext:value-type="float">
            <text:p>0.08904627</text:p>
          </table:table-cell>
          <table:table-cell office:value-type="float" office:value="0.3343019" calcext:value-type="float">
            <text:p>0.3343019</text:p>
          </table:table-cell>
          <table:table-cell office:value-type="float" office:value="0.3362107" calcext:value-type="float">
            <text:p>0.3362107</text:p>
          </table:table-cell>
          <table:table-cell office:value-type="float" office:value="0.339822" calcext:value-type="float">
            <text:p>0.339822</text:p>
          </table:table-cell>
          <table:table-cell office:value-type="float" office:value="0.3439212" calcext:value-type="float">
            <text:p>0.3439212</text:p>
          </table:table-cell>
          <table:table-cell office:value-type="float" office:value="0.3483922" calcext:value-type="float">
            <text:p>0.3483922</text:p>
          </table:table-cell>
          <table:table-cell office:value-type="float" office:value="0.390902" calcext:value-type="float">
            <text:p>0.390902</text:p>
          </table:table-cell>
          <table:table-cell office:value-type="float" office:value="0.3705887" calcext:value-type="float">
            <text:p>0.3705887</text:p>
          </table:table-cell>
          <table:table-cell office:value-type="float" office:value="0.3879537" calcext:value-type="float">
            <text:p>0.3879537</text:p>
          </table:table-cell>
          <table:table-cell office:value-type="float" office:value="0.413853" calcext:value-type="float">
            <text:p>0.4138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739E-015" calcext:value-type="float">
            <text:p>1.957739E-15</text:p>
          </table:table-cell>
          <table:table-cell office:value-type="float" office:value="1.912099E-015" calcext:value-type="float">
            <text:p>1.912099E-15</text:p>
          </table:table-cell>
          <table:table-cell office:value-type="float" office:value="9.778776E-016" calcext:value-type="float">
            <text:p>9.778776E-16</text:p>
          </table:table-cell>
          <table:table-cell office:value-type="float" office:value="9.891954E-016" calcext:value-type="float">
            <text:p>9.89195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5.25591" calcext:value-type="float">
            <text:p>-35.25591</text:p>
          </table:table-cell>
          <table:table-cell office:value-type="float" office:value="-0.008962595" calcext:value-type="float">
            <text:p>-0.008962595</text:p>
          </table:table-cell>
          <table:table-cell office:value-type="float" office:value="-0.008617925" calcext:value-type="float">
            <text:p>-0.008617925</text:p>
          </table:table-cell>
          <table:table-cell office:value-type="float" office:value="-0.008005792" calcext:value-type="float">
            <text:p>-0.008005792</text:p>
          </table:table-cell>
          <table:table-cell office:value-type="float" office:value="-0.007368771" calcext:value-type="float">
            <text:p>-0.007368771</text:p>
          </table:table-cell>
          <table:table-cell office:value-type="float" office:value="-0.006734292" calcext:value-type="float">
            <text:p>-0.006734292</text:p>
          </table:table-cell>
          <table:table-cell office:value-type="float" office:value="-0.005831683" calcext:value-type="float">
            <text:p>-0.005831683</text:p>
          </table:table-cell>
          <table:table-cell office:value-type="float" office:value="-0.01083748" calcext:value-type="float">
            <text:p>-0.01083748</text:p>
          </table:table-cell>
          <table:table-cell office:value-type="float" office:value="-0.00699522" calcext:value-type="float">
            <text:p>-0.00699522</text:p>
          </table:table-cell>
          <table:table-cell office:value-type="float" office:value="-0.003772425" calcext:value-type="float">
            <text:p>-0.003772425</text:p>
          </table:table-cell>
          <table:table-cell office:value-type="float" office:value="1352.419" calcext:value-type="float">
            <text:p>1352.419</text:p>
          </table:table-cell>
          <table:table-cell office:value-type="float" office:value="0" calcext:value-type="float">
            <text:p>0</text:p>
          </table:table-cell>
          <table:table-cell office:value-type="float" office:value="-0.009721779" calcext:value-type="float">
            <text:p>-0.009721779</text:p>
          </table:table-cell>
          <table:table-cell office:value-type="float" office:value="-0.0005389777" calcext:value-type="float">
            <text:p>-0.000538977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977" calcext:value-type="float">
            <text:p>-1.2289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9" calcext:value-type="float">
            <text:p>27071999</text:p>
          </table:table-cell>
          <table:table-cell office:value-type="float" office:value="501.1005" calcext:value-type="float">
            <text:p>501.1005</text:p>
          </table:table-cell>
          <table:table-cell office:value-type="float" office:value="114.4379" calcext:value-type="float">
            <text:p>114.4379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63.199" calcext:value-type="float">
            <text:p>1263.199</text:p>
          </table:table-cell>
          <table:table-cell office:value-type="float" office:value="368.6399" calcext:value-type="float">
            <text:p>368.6399</text:p>
          </table:table-cell>
          <table:table-cell office:value-type="float" office:value="0" calcext:value-type="float">
            <text:p>0</text:p>
          </table:table-cell>
          <table:table-cell office:value-type="float" office:value="0.0829107" calcext:value-type="float">
            <text:p>0.0829107</text:p>
          </table:table-cell>
          <table:table-cell office:value-type="float" office:value="0.3201938" calcext:value-type="float">
            <text:p>0.3201938</text:p>
          </table:table-cell>
          <table:table-cell office:value-type="float" office:value="0.3215744" calcext:value-type="float">
            <text:p>0.3215744</text:p>
          </table:table-cell>
          <table:table-cell office:value-type="float" office:value="0.324342" calcext:value-type="float">
            <text:p>0.324342</text:p>
          </table:table-cell>
          <table:table-cell office:value-type="float" office:value="0.3276021" calcext:value-type="float">
            <text:p>0.3276021</text:p>
          </table:table-cell>
          <table:table-cell office:value-type="float" office:value="0.3312339" calcext:value-type="float">
            <text:p>0.3312339</text:p>
          </table:table-cell>
          <table:table-cell office:value-type="float" office:value="0.3768789" calcext:value-type="float">
            <text:p>0.3768789</text:p>
          </table:table-cell>
          <table:table-cell office:value-type="float" office:value="0.371336" calcext:value-type="float">
            <text:p>0.371336</text:p>
          </table:table-cell>
          <table:table-cell office:value-type="float" office:value="0.3882548" calcext:value-type="float">
            <text:p>0.3882548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087E-015" calcext:value-type="float">
            <text:p>1.958087E-15</text:p>
          </table:table-cell>
          <table:table-cell office:value-type="float" office:value="1.911975E-015" calcext:value-type="float">
            <text:p>1.911975E-15</text:p>
          </table:table-cell>
          <table:table-cell office:value-type="float" office:value="9.778667E-016" calcext:value-type="float">
            <text:p>9.778667E-16</text:p>
          </table:table-cell>
          <table:table-cell office:value-type="float" office:value="9.891739E-016" calcext:value-type="float">
            <text:p>9.89173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4.04346" calcext:value-type="float">
            <text:p>-54.04346</text:p>
          </table:table-cell>
          <table:table-cell office:value-type="float" office:value="-0.01210117" calcext:value-type="float">
            <text:p>-0.01210117</text:p>
          </table:table-cell>
          <table:table-cell office:value-type="float" office:value="-0.01174681" calcext:value-type="float">
            <text:p>-0.01174681</text:p>
          </table:table-cell>
          <table:table-cell office:value-type="float" office:value="-0.01107326" calcext:value-type="float">
            <text:p>-0.01107326</text:p>
          </table:table-cell>
          <table:table-cell office:value-type="float" office:value="-0.01033426" calcext:value-type="float">
            <text:p>-0.01033426</text:p>
          </table:table-cell>
          <table:table-cell office:value-type="float" office:value="-0.009568365" calcext:value-type="float">
            <text:p>-0.009568365</text:p>
          </table:table-cell>
          <table:table-cell office:value-type="float" office:value="-0.008302598" calcext:value-type="float">
            <text:p>-0.008302598</text:p>
          </table:table-cell>
          <table:table-cell office:value-type="float" office:value="-0.01062518" calcext:value-type="float">
            <text:p>-0.01062518</text:p>
          </table:table-cell>
          <table:table-cell office:value-type="float" office:value="-0.00694312" calcext:value-type="float">
            <text:p>-0.00694312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360.186" calcext:value-type="float">
            <text:p>1360.186</text:p>
          </table:table-cell>
          <table:table-cell office:value-type="float" office:value="0" calcext:value-type="float">
            <text:p>0</text:p>
          </table:table-cell>
          <table:table-cell office:value-type="float" office:value="-0.009721353" calcext:value-type="float">
            <text:p>-0.009721353</text:p>
          </table:table-cell>
          <table:table-cell office:value-type="float" office:value="-0.0005410617" calcext:value-type="float">
            <text:p>-0.00054106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9" calcext:value-type="float">
            <text:p>28071999</text:p>
          </table:table-cell>
          <table:table-cell office:value-type="float" office:value="501.1005" calcext:value-type="float">
            <text:p>501.1005</text:p>
          </table:table-cell>
          <table:table-cell office:value-type="float" office:value="114.4215" calcext:value-type="float">
            <text:p>114.421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60.216" calcext:value-type="float">
            <text:p>1260.216</text:p>
          </table:table-cell>
          <table:table-cell office:value-type="float" office:value="371.6382" calcext:value-type="float">
            <text:p>371.6382</text:p>
          </table:table-cell>
          <table:table-cell office:value-type="float" office:value="0" calcext:value-type="float">
            <text:p>0</text:p>
          </table:table-cell>
          <table:table-cell office:value-type="float" office:value="0.08431344" calcext:value-type="float">
            <text:p>0.08431344</text:p>
          </table:table-cell>
          <table:table-cell office:value-type="float" office:value="0.3108492" calcext:value-type="float">
            <text:p>0.3108492</text:p>
          </table:table-cell>
          <table:table-cell office:value-type="float" office:value="0.3119356" calcext:value-type="float">
            <text:p>0.3119356</text:p>
          </table:table-cell>
          <table:table-cell office:value-type="float" office:value="0.3141349" calcext:value-type="float">
            <text:p>0.3141349</text:p>
          </table:table-cell>
          <table:table-cell office:value-type="float" office:value="0.3168129" calcext:value-type="float">
            <text:p>0.3168129</text:p>
          </table:table-cell>
          <table:table-cell office:value-type="float" office:value="0.3199058" calcext:value-type="float">
            <text:p>0.3199058</text:p>
          </table:table-cell>
          <table:table-cell office:value-type="float" office:value="0.3675115" calcext:value-type="float">
            <text:p>0.3675115</text:p>
          </table:table-cell>
          <table:table-cell office:value-type="float" office:value="0.3708316" calcext:value-type="float">
            <text:p>0.3708316</text:p>
          </table:table-cell>
          <table:table-cell office:value-type="float" office:value="0.3884054" calcext:value-type="float">
            <text:p>0.3884054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435E-015" calcext:value-type="float">
            <text:p>1.958435E-15</text:p>
          </table:table-cell>
          <table:table-cell office:value-type="float" office:value="1.911854E-015" calcext:value-type="float">
            <text:p>1.911854E-15</text:p>
          </table:table-cell>
          <table:table-cell office:value-type="float" office:value="9.778527E-016" calcext:value-type="float">
            <text:p>9.778527E-16</text:p>
          </table:table-cell>
          <table:table-cell office:value-type="float" office:value="9.89155E-016" calcext:value-type="float">
            <text:p>9.8915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56259" calcext:value-type="float">
            <text:p>-48.56259</text:p>
          </table:table-cell>
          <table:table-cell office:value-type="float" office:value="-0.01487599" calcext:value-type="float">
            <text:p>-0.01487599</text:p>
          </table:table-cell>
          <table:table-cell office:value-type="float" office:value="-0.01452266" calcext:value-type="float">
            <text:p>-0.01452266</text:p>
          </table:table-cell>
          <table:table-cell office:value-type="float" office:value="-0.01383669" calcext:value-type="float">
            <text:p>-0.01383669</text:p>
          </table:table-cell>
          <table:table-cell office:value-type="float" office:value="-0.01304854" calcext:value-type="float">
            <text:p>-0.01304854</text:p>
          </table:table-cell>
          <table:table-cell office:value-type="float" office:value="-0.01219238" calcext:value-type="float">
            <text:p>-0.01219238</text:p>
          </table:table-cell>
          <table:table-cell office:value-type="float" office:value="-0.01059293" calcext:value-type="float">
            <text:p>-0.01059293</text:p>
          </table:table-cell>
          <table:table-cell office:value-type="float" office:value="-0.01076207" calcext:value-type="float">
            <text:p>-0.01076207</text:p>
          </table:table-cell>
          <table:table-cell office:value-type="float" office:value="-0.006917202" calcext:value-type="float">
            <text:p>-0.006917202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366.711" calcext:value-type="float">
            <text:p>1366.711</text:p>
          </table:table-cell>
          <table:table-cell office:value-type="float" office:value="0" calcext:value-type="float">
            <text:p>0</text:p>
          </table:table-cell>
          <table:table-cell office:value-type="float" office:value="-0.00972273" calcext:value-type="float">
            <text:p>-0.00972273</text:p>
          </table:table-cell>
          <table:table-cell office:value-type="float" office:value="-0.0005428491" calcext:value-type="float">
            <text:p>-0.000542849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9" calcext:value-type="float">
            <text:p>29071999</text:p>
          </table:table-cell>
          <table:table-cell office:value-type="float" office:value="501.1005" calcext:value-type="float">
            <text:p>501.1005</text:p>
          </table:table-cell>
          <table:table-cell office:value-type="float" office:value="114.3915" calcext:value-type="float">
            <text:p>114.391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8.269" calcext:value-type="float">
            <text:p>1258.269</text:p>
          </table:table-cell>
          <table:table-cell office:value-type="float" office:value="373.6148" calcext:value-type="float">
            <text:p>373.6148</text:p>
          </table:table-cell>
          <table:table-cell office:value-type="float" office:value="0" calcext:value-type="float">
            <text:p>0</text:p>
          </table:table-cell>
          <table:table-cell office:value-type="float" office:value="0.08684605" calcext:value-type="float">
            <text:p>0.08684605</text:p>
          </table:table-cell>
          <table:table-cell office:value-type="float" office:value="0.3053988" calcext:value-type="float">
            <text:p>0.3053988</text:p>
          </table:table-cell>
          <table:table-cell office:value-type="float" office:value="0.306304" calcext:value-type="float">
            <text:p>0.306304</text:p>
          </table:table-cell>
          <table:table-cell office:value-type="float" office:value="0.3081352" calcext:value-type="float">
            <text:p>0.3081352</text:p>
          </table:table-cell>
          <table:table-cell office:value-type="float" office:value="0.3103823" calcext:value-type="float">
            <text:p>0.3103823</text:p>
          </table:table-cell>
          <table:table-cell office:value-type="float" office:value="0.3130664" calcext:value-type="float">
            <text:p>0.3130664</text:p>
          </table:table-cell>
          <table:table-cell office:value-type="float" office:value="0.3616543" calcext:value-type="float">
            <text:p>0.3616543</text:p>
          </table:table-cell>
          <table:table-cell office:value-type="float" office:value="0.3697102" calcext:value-type="float">
            <text:p>0.3697102</text:p>
          </table:table-cell>
          <table:table-cell office:value-type="float" office:value="0.3884667" calcext:value-type="float">
            <text:p>0.3884667</text:p>
          </table:table-cell>
          <table:table-cell office:value-type="float" office:value="0.4139546" calcext:value-type="float">
            <text:p>0.413954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781E-015" calcext:value-type="float">
            <text:p>1.958781E-15</text:p>
          </table:table-cell>
          <table:table-cell office:value-type="float" office:value="1.911733E-015" calcext:value-type="float">
            <text:p>1.911733E-15</text:p>
          </table:table-cell>
          <table:table-cell office:value-type="float" office:value="9.778396E-016" calcext:value-type="float">
            <text:p>9.778396E-16</text:p>
          </table:table-cell>
          <table:table-cell office:value-type="float" office:value="9.891355E-016" calcext:value-type="float">
            <text:p>9.89135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11012" calcext:value-type="float">
            <text:p>-41.11012</text:p>
          </table:table-cell>
          <table:table-cell office:value-type="float" office:value="-0.01683174" calcext:value-type="float">
            <text:p>-0.01683174</text:p>
          </table:table-cell>
          <table:table-cell office:value-type="float" office:value="-0.01649216" calcext:value-type="float">
            <text:p>-0.01649216</text:p>
          </table:table-cell>
          <table:table-cell office:value-type="float" office:value="-0.01582898" calcext:value-type="float">
            <text:p>-0.01582898</text:p>
          </table:table-cell>
          <table:table-cell office:value-type="float" office:value="-0.01505301" calcext:value-type="float">
            <text:p>-0.01505301</text:p>
          </table:table-cell>
          <table:table-cell office:value-type="float" office:value="-0.01417616" calcext:value-type="float">
            <text:p>-0.01417616</text:p>
          </table:table-cell>
          <table:table-cell office:value-type="float" office:value="-0.01237563" calcext:value-type="float">
            <text:p>-0.01237563</text:p>
          </table:table-cell>
          <table:table-cell office:value-type="float" office:value="-0.01107867" calcext:value-type="float">
            <text:p>-0.01107867</text:p>
          </table:table-cell>
          <table:table-cell office:value-type="float" office:value="-0.006906576" calcext:value-type="float">
            <text:p>-0.006906576</text:p>
          </table:table-cell>
          <table:table-cell office:value-type="float" office:value="-0.003763264" calcext:value-type="float">
            <text:p>-0.003763264</text:p>
          </table:table-cell>
          <table:table-cell office:value-type="float" office:value="1372.208" calcext:value-type="float">
            <text:p>1372.208</text:p>
          </table:table-cell>
          <table:table-cell office:value-type="float" office:value="0" calcext:value-type="float">
            <text:p>0</text:p>
          </table:table-cell>
          <table:table-cell office:value-type="float" office:value="-0.009719573" calcext:value-type="float">
            <text:p>-0.009719573</text:p>
          </table:table-cell>
          <table:table-cell office:value-type="float" office:value="-0.0005448008" calcext:value-type="float">
            <text:p>-0.00054480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88" calcext:value-type="float">
            <text:p>-1.2284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9" calcext:value-type="float">
            <text:p>30071999</text:p>
          </table:table-cell>
          <table:table-cell office:value-type="float" office:value="501.1005" calcext:value-type="float">
            <text:p>501.1005</text:p>
          </table:table-cell>
          <table:table-cell office:value-type="float" office:value="114.4091" calcext:value-type="float">
            <text:p>114.4091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6.985" calcext:value-type="float">
            <text:p>1256.985</text:p>
          </table:table-cell>
          <table:table-cell office:value-type="float" office:value="374.8823" calcext:value-type="float">
            <text:p>374.8823</text:p>
          </table:table-cell>
          <table:table-cell office:value-type="float" office:value="0" calcext:value-type="float">
            <text:p>0</text:p>
          </table:table-cell>
          <table:table-cell office:value-type="float" office:value="0.08453483" calcext:value-type="float">
            <text:p>0.08453483</text:p>
          </table:table-cell>
          <table:table-cell office:value-type="float" office:value="0.3024924" calcext:value-type="float">
            <text:p>0.3024924</text:p>
          </table:table-cell>
          <table:table-cell office:value-type="float" office:value="0.3033027" calcext:value-type="float">
            <text:p>0.3033027</text:p>
          </table:table-cell>
          <table:table-cell office:value-type="float" office:value="0.3049012" calcext:value-type="float">
            <text:p>0.3049012</text:p>
          </table:table-cell>
          <table:table-cell office:value-type="float" office:value="0.3068649" calcext:value-type="float">
            <text:p>0.3068649</text:p>
          </table:table-cell>
          <table:table-cell office:value-type="float" office:value="0.3092701" calcext:value-type="float">
            <text:p>0.3092701</text:p>
          </table:table-cell>
          <table:table-cell office:value-type="float" office:value="0.3579849" calcext:value-type="float">
            <text:p>0.3579849</text:p>
          </table:table-cell>
          <table:table-cell office:value-type="float" office:value="0.3684275" calcext:value-type="float">
            <text:p>0.3684275</text:p>
          </table:table-cell>
          <table:table-cell office:value-type="float" office:value="0.3884364" calcext:value-type="float">
            <text:p>0.3884364</text:p>
          </table:table-cell>
          <table:table-cell office:value-type="float" office:value="0.4139564" calcext:value-type="float">
            <text:p>0.4139564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427E-015" calcext:value-type="float">
            <text:p>1.957427E-15</text:p>
          </table:table-cell>
          <table:table-cell office:value-type="float" office:value="1.911603E-015" calcext:value-type="float">
            <text:p>1.911603E-15</text:p>
          </table:table-cell>
          <table:table-cell office:value-type="float" office:value="9.778263E-016" calcext:value-type="float">
            <text:p>9.778263E-16</text:p>
          </table:table-cell>
          <table:table-cell office:value-type="float" office:value="9.891144E-016" calcext:value-type="float">
            <text:p>9.89114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49722" calcext:value-type="float">
            <text:p>-48.49722</text:p>
          </table:table-cell>
          <table:table-cell office:value-type="float" office:value="-0.01799531" calcext:value-type="float">
            <text:p>-0.01799531</text:p>
          </table:table-cell>
          <table:table-cell office:value-type="float" office:value="-0.01766657" calcext:value-type="float">
            <text:p>-0.01766657</text:p>
          </table:table-cell>
          <table:table-cell office:value-type="float" office:value="-0.01703907" calcext:value-type="float">
            <text:p>-0.01703907</text:p>
          </table:table-cell>
          <table:table-cell office:value-type="float" office:value="-0.01629818" calcext:value-type="float">
            <text:p>-0.01629818</text:p>
          </table:table-cell>
          <table:table-cell office:value-type="float" office:value="-0.01543467" calcext:value-type="float">
            <text:p>-0.01543467</text:p>
          </table:table-cell>
          <table:table-cell office:value-type="float" office:value="-0.01366103" calcext:value-type="float">
            <text:p>-0.01366103</text:p>
          </table:table-cell>
          <table:table-cell office:value-type="float" office:value="-0.01145465" calcext:value-type="float">
            <text:p>-0.01145465</text:p>
          </table:table-cell>
          <table:table-cell office:value-type="float" office:value="-0.006911587" calcext:value-type="float">
            <text:p>-0.006911587</text:p>
          </table:table-cell>
          <table:table-cell office:value-type="float" office:value="-0.003763103" calcext:value-type="float">
            <text:p>-0.003763103</text:p>
          </table:table-cell>
          <table:table-cell office:value-type="float" office:value="1376.996" calcext:value-type="float">
            <text:p>1376.996</text:p>
          </table:table-cell>
          <table:table-cell office:value-type="float" office:value="0" calcext:value-type="float">
            <text:p>0</text:p>
          </table:table-cell>
          <table:table-cell office:value-type="float" office:value="-0.009718192" calcext:value-type="float">
            <text:p>-0.009718192</text:p>
          </table:table-cell>
          <table:table-cell office:value-type="float" office:value="-0.0005467799" calcext:value-type="float">
            <text:p>-0.00054677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79" calcext:value-type="float">
            <text:p>-1.2284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9" calcext:value-type="float">
            <text:p>31071999</text:p>
          </table:table-cell>
          <table:table-cell office:value-type="float" office:value="502.2003" calcext:value-type="float">
            <text:p>502.2003</text:p>
          </table:table-cell>
          <table:table-cell office:value-type="float" office:value="114.9011" calcext:value-type="float">
            <text:p>114.9011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6.762" calcext:value-type="float">
            <text:p>1256.762</text:p>
          </table:table-cell>
          <table:table-cell office:value-type="float" office:value="375.7129" calcext:value-type="float">
            <text:p>375.7129</text:p>
          </table:table-cell>
          <table:table-cell office:value-type="float" office:value="0" calcext:value-type="float">
            <text:p>0</text:p>
          </table:table-cell>
          <table:table-cell office:value-type="float" office:value="0.1446527" calcext:value-type="float">
            <text:p>0.1446527</text:p>
          </table:table-cell>
          <table:table-cell office:value-type="float" office:value="0.3007574" calcext:value-type="float">
            <text:p>0.3007574</text:p>
          </table:table-cell>
          <table:table-cell office:value-type="float" office:value="0.3016858" calcext:value-type="float">
            <text:p>0.3016858</text:p>
          </table:table-cell>
          <table:table-cell office:value-type="float" office:value="0.3031923" calcext:value-type="float">
            <text:p>0.3031923</text:p>
          </table:table-cell>
          <table:table-cell office:value-type="float" office:value="0.3049563" calcext:value-type="float">
            <text:p>0.3049563</text:p>
          </table:table-cell>
          <table:table-cell office:value-type="float" office:value="0.3070947" calcext:value-type="float">
            <text:p>0.3070947</text:p>
          </table:table-cell>
          <table:table-cell office:value-type="float" office:value="0.3558524" calcext:value-type="float">
            <text:p>0.3558524</text:p>
          </table:table-cell>
          <table:table-cell office:value-type="float" office:value="0.3672092" calcext:value-type="float">
            <text:p>0.3672092</text:p>
          </table:table-cell>
          <table:table-cell office:value-type="float" office:value="0.3883625" calcext:value-type="float">
            <text:p>0.3883625</text:p>
          </table:table-cell>
          <table:table-cell office:value-type="float" office:value="0.4139546" calcext:value-type="float">
            <text:p>0.413954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788E-015" calcext:value-type="float">
            <text:p>1.957788E-15</text:p>
          </table:table-cell>
          <table:table-cell office:value-type="float" office:value="1.911478E-015" calcext:value-type="float">
            <text:p>1.911478E-15</text:p>
          </table:table-cell>
          <table:table-cell office:value-type="float" office:value="9.778107E-016" calcext:value-type="float">
            <text:p>9.778107E-16</text:p>
          </table:table-cell>
          <table:table-cell office:value-type="float" office:value="9.890942E-016" calcext:value-type="float">
            <text:p>9.89094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710383" calcext:value-type="float">
            <text:p>-1.710383</text:p>
          </table:table-cell>
          <table:table-cell office:value-type="float" office:value="-0.01873114" calcext:value-type="float">
            <text:p>-0.01873114</text:p>
          </table:table-cell>
          <table:table-cell office:value-type="float" office:value="-0.01833715" calcext:value-type="float">
            <text:p>-0.01833715</text:p>
          </table:table-cell>
          <table:table-cell office:value-type="float" office:value="-0.01772058" calcext:value-type="float">
            <text:p>-0.01772058</text:p>
          </table:table-cell>
          <table:table-cell office:value-type="float" office:value="-0.01702438" calcext:value-type="float">
            <text:p>-0.01702438</text:p>
          </table:table-cell>
          <table:table-cell office:value-type="float" office:value="-0.01621525" calcext:value-type="float">
            <text:p>-0.01621525</text:p>
          </table:table-cell>
          <table:table-cell office:value-type="float" office:value="-0.01447301" calcext:value-type="float">
            <text:p>-0.01447301</text:p>
          </table:table-cell>
          <table:table-cell office:value-type="float" office:value="-0.01182495" calcext:value-type="float">
            <text:p>-0.01182495</text:p>
          </table:table-cell>
          <table:table-cell office:value-type="float" office:value="-0.006924287" calcext:value-type="float">
            <text:p>-0.006924287</text:p>
          </table:table-cell>
          <table:table-cell office:value-type="float" office:value="-0.003763254" calcext:value-type="float">
            <text:p>-0.003763254</text:p>
          </table:table-cell>
          <table:table-cell office:value-type="float" office:value="1381.342" calcext:value-type="float">
            <text:p>1381.342</text:p>
          </table:table-cell>
          <table:table-cell office:value-type="float" office:value="0" calcext:value-type="float">
            <text:p>0</text:p>
          </table:table-cell>
          <table:table-cell office:value-type="float" office:value="-0.0097219" calcext:value-type="float">
            <text:p>-0.0097219</text:p>
          </table:table-cell>
          <table:table-cell office:value-type="float" office:value="-0.000548825" calcext:value-type="float">
            <text:p>-0.0005488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88" calcext:value-type="float">
            <text:p>-1.2284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9" calcext:value-type="float">
            <text:p>1081999</text:p>
          </table:table-cell>
          <table:table-cell office:value-type="float" office:value="502.2003" calcext:value-type="float">
            <text:p>502.2003</text:p>
          </table:table-cell>
          <table:table-cell office:value-type="float" office:value="115.5786" calcext:value-type="float">
            <text:p>115.5786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5.531" calcext:value-type="float">
            <text:p>1255.531</text:p>
          </table:table-cell>
          <table:table-cell office:value-type="float" office:value="376.265" calcext:value-type="float">
            <text:p>376.265</text:p>
          </table:table-cell>
          <table:table-cell office:value-type="float" office:value="0" calcext:value-type="float">
            <text:p>0</text:p>
          </table:table-cell>
          <table:table-cell office:value-type="float" office:value="0.07714502" calcext:value-type="float">
            <text:p>0.07714502</text:p>
          </table:table-cell>
          <table:table-cell office:value-type="float" office:value="0.3002827" calcext:value-type="float">
            <text:p>0.3002827</text:p>
          </table:table-cell>
          <table:table-cell office:value-type="float" office:value="0.3009529" calcext:value-type="float">
            <text:p>0.3009529</text:p>
          </table:table-cell>
          <table:table-cell office:value-type="float" office:value="0.3022948" calcext:value-type="float">
            <text:p>0.3022948</text:p>
          </table:table-cell>
          <table:table-cell office:value-type="float" office:value="0.3039466" calcext:value-type="float">
            <text:p>0.3039466</text:p>
          </table:table-cell>
          <table:table-cell office:value-type="float" office:value="0.3059562" calcext:value-type="float">
            <text:p>0.3059562</text:p>
          </table:table-cell>
          <table:table-cell office:value-type="float" office:value="0.3543239" calcext:value-type="float">
            <text:p>0.3543239</text:p>
          </table:table-cell>
          <table:table-cell office:value-type="float" office:value="0.366087" calcext:value-type="float">
            <text:p>0.366087</text:p>
          </table:table-cell>
          <table:table-cell office:value-type="float" office:value="0.3883013" calcext:value-type="float">
            <text:p>0.3883013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139E-015" calcext:value-type="float">
            <text:p>1.958139E-15</text:p>
          </table:table-cell>
          <table:table-cell office:value-type="float" office:value="1.911355E-015" calcext:value-type="float">
            <text:p>1.911355E-15</text:p>
          </table:table-cell>
          <table:table-cell office:value-type="float" office:value="9.777996E-016" calcext:value-type="float">
            <text:p>9.777996E-16</text:p>
          </table:table-cell>
          <table:table-cell office:value-type="float" office:value="9.89073E-016" calcext:value-type="float">
            <text:p>9.8907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4.7056" calcext:value-type="float">
            <text:p>-84.7056</text:p>
          </table:table-cell>
          <table:table-cell office:value-type="float" office:value="-0.01894313" calcext:value-type="float">
            <text:p>-0.01894313</text:p>
          </table:table-cell>
          <table:table-cell office:value-type="float" office:value="-0.01865384" calcext:value-type="float">
            <text:p>-0.01865384</text:p>
          </table:table-cell>
          <table:table-cell office:value-type="float" office:value="-0.01809163" calcext:value-type="float">
            <text:p>-0.01809163</text:p>
          </table:table-cell>
          <table:table-cell office:value-type="float" office:value="-0.01742289" calcext:value-type="float">
            <text:p>-0.01742289</text:p>
          </table:table-cell>
          <table:table-cell office:value-type="float" office:value="-0.01664094" calcext:value-type="float">
            <text:p>-0.01664094</text:p>
          </table:table-cell>
          <table:table-cell office:value-type="float" office:value="-0.01508923" calcext:value-type="float">
            <text:p>-0.01508923</text:p>
          </table:table-cell>
          <table:table-cell office:value-type="float" office:value="-0.01217826" calcext:value-type="float">
            <text:p>-0.01217826</text:p>
          </table:table-cell>
          <table:table-cell office:value-type="float" office:value="-0.006934669" calcext:value-type="float">
            <text:p>-0.006934669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385.424" calcext:value-type="float">
            <text:p>1385.424</text:p>
          </table:table-cell>
          <table:table-cell office:value-type="float" office:value="0" calcext:value-type="float">
            <text:p>0</text:p>
          </table:table-cell>
          <table:table-cell office:value-type="float" office:value="-0.009722846" calcext:value-type="float">
            <text:p>-0.009722846</text:p>
          </table:table-cell>
          <table:table-cell office:value-type="float" office:value="-0.0005509388" calcext:value-type="float">
            <text:p>-0.00055093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9" calcext:value-type="float">
            <text:p>2081999</text:p>
          </table:table-cell>
          <table:table-cell office:value-type="float" office:value="502.2003" calcext:value-type="float">
            <text:p>502.2003</text:p>
          </table:table-cell>
          <table:table-cell office:value-type="float" office:value="115.5169" calcext:value-type="float">
            <text:p>115.5169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5.236" calcext:value-type="float">
            <text:p>1255.236</text:p>
          </table:table-cell>
          <table:table-cell office:value-type="float" office:value="376.6213" calcext:value-type="float">
            <text:p>376.6213</text:p>
          </table:table-cell>
          <table:table-cell office:value-type="float" office:value="0" calcext:value-type="float">
            <text:p>0</text:p>
          </table:table-cell>
          <table:table-cell office:value-type="float" office:value="0.08307718" calcext:value-type="float">
            <text:p>0.08307718</text:p>
          </table:table-cell>
          <table:table-cell office:value-type="float" office:value="0.3002206" calcext:value-type="float">
            <text:p>0.3002206</text:p>
          </table:table-cell>
          <table:table-cell office:value-type="float" office:value="0.3009538" calcext:value-type="float">
            <text:p>0.3009538</text:p>
          </table:table-cell>
          <table:table-cell office:value-type="float" office:value="0.3020174" calcext:value-type="float">
            <text:p>0.3020174</text:p>
          </table:table-cell>
          <table:table-cell office:value-type="float" office:value="0.3034688" calcext:value-type="float">
            <text:p>0.3034688</text:p>
          </table:table-cell>
          <table:table-cell office:value-type="float" office:value="0.3053003" calcext:value-type="float">
            <text:p>0.3053003</text:p>
          </table:table-cell>
          <table:table-cell office:value-type="float" office:value="0.3533875" calcext:value-type="float">
            <text:p>0.3533875</text:p>
          </table:table-cell>
          <table:table-cell office:value-type="float" office:value="0.3651308" calcext:value-type="float">
            <text:p>0.3651308</text:p>
          </table:table-cell>
          <table:table-cell office:value-type="float" office:value="0.3882297" calcext:value-type="float">
            <text:p>0.3882297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458E-015" calcext:value-type="float">
            <text:p>1.958458E-15</text:p>
          </table:table-cell>
          <table:table-cell office:value-type="float" office:value="1.911244E-015" calcext:value-type="float">
            <text:p>1.911244E-15</text:p>
          </table:table-cell>
          <table:table-cell office:value-type="float" office:value="9.777895E-016" calcext:value-type="float">
            <text:p>9.777895E-16</text:p>
          </table:table-cell>
          <table:table-cell office:value-type="float" office:value="9.890523E-016" calcext:value-type="float">
            <text:p>9.89052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95951" calcext:value-type="float">
            <text:p>-53.95951</text:p>
          </table:table-cell>
          <table:table-cell office:value-type="float" office:value="-0.01897009" calcext:value-type="float">
            <text:p>-0.01897009</text:p>
          </table:table-cell>
          <table:table-cell office:value-type="float" office:value="-0.01865442" calcext:value-type="float">
            <text:p>-0.01865442</text:p>
          </table:table-cell>
          <table:table-cell office:value-type="float" office:value="-0.01820886" calcext:value-type="float">
            <text:p>-0.01820886</text:p>
          </table:table-cell>
          <table:table-cell office:value-type="float" office:value="-0.01761563" calcext:value-type="float">
            <text:p>-0.01761563</text:p>
          </table:table-cell>
          <table:table-cell office:value-type="float" office:value="-0.016892" calcext:value-type="float">
            <text:p>-0.016892</text:p>
          </table:table-cell>
          <table:table-cell office:value-type="float" office:value="-0.01548094" calcext:value-type="float">
            <text:p>-0.01548094</text:p>
          </table:table-cell>
          <table:table-cell office:value-type="float" office:value="-0.01248839" calcext:value-type="float">
            <text:p>-0.01248839</text:p>
          </table:table-cell>
          <table:table-cell office:value-type="float" office:value="-0.006947077" calcext:value-type="float">
            <text:p>-0.006947077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389.321" calcext:value-type="float">
            <text:p>1389.321</text:p>
          </table:table-cell>
          <table:table-cell office:value-type="float" office:value="0" calcext:value-type="float">
            <text:p>0</text:p>
          </table:table-cell>
          <table:table-cell office:value-type="float" office:value="-0.00972598" calcext:value-type="float">
            <text:p>-0.00972598</text:p>
          </table:table-cell>
          <table:table-cell office:value-type="float" office:value="-0.0005524324" calcext:value-type="float">
            <text:p>-0.00055243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9" calcext:value-type="float">
            <text:p>3081999</text:p>
          </table:table-cell>
          <table:table-cell office:value-type="float" office:value="503.7002" calcext:value-type="float">
            <text:p>503.7002</text:p>
          </table:table-cell>
          <table:table-cell office:value-type="float" office:value="115.6792" calcext:value-type="float">
            <text:p>115.6792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6.331" calcext:value-type="float">
            <text:p>1256.331</text:p>
          </table:table-cell>
          <table:table-cell office:value-type="float" office:value="376.8636" calcext:value-type="float">
            <text:p>376.8636</text:p>
          </table:table-cell>
          <table:table-cell office:value-type="float" office:value="0" calcext:value-type="float">
            <text:p>0</text:p>
          </table:table-cell>
          <table:table-cell office:value-type="float" office:value="0.2156526" calcext:value-type="float">
            <text:p>0.2156526</text:p>
          </table:table-cell>
          <table:table-cell office:value-type="float" office:value="0.2999732" calcext:value-type="float">
            <text:p>0.2999732</text:p>
          </table:table-cell>
          <table:table-cell office:value-type="float" office:value="0.3009467" calcext:value-type="float">
            <text:p>0.3009467</text:p>
          </table:table-cell>
          <table:table-cell office:value-type="float" office:value="0.3021184" calcext:value-type="float">
            <text:p>0.3021184</text:p>
          </table:table-cell>
          <table:table-cell office:value-type="float" office:value="0.3032872" calcext:value-type="float">
            <text:p>0.3032872</text:p>
          </table:table-cell>
          <table:table-cell office:value-type="float" office:value="0.3048711" calcext:value-type="float">
            <text:p>0.3048711</text:p>
          </table:table-cell>
          <table:table-cell office:value-type="float" office:value="0.3529188" calcext:value-type="float">
            <text:p>0.3529188</text:p>
          </table:table-cell>
          <table:table-cell office:value-type="float" office:value="0.3643547" calcext:value-type="float">
            <text:p>0.3643547</text:p>
          </table:table-cell>
          <table:table-cell office:value-type="float" office:value="0.3881997" calcext:value-type="float">
            <text:p>0.3881997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753E-015" calcext:value-type="float">
            <text:p>1.958753E-15</text:p>
          </table:table-cell>
          <table:table-cell office:value-type="float" office:value="1.911141E-015" calcext:value-type="float">
            <text:p>1.911141E-15</text:p>
          </table:table-cell>
          <table:table-cell office:value-type="float" office:value="9.777782E-016" calcext:value-type="float">
            <text:p>9.777782E-16</text:p>
          </table:table-cell>
          <table:table-cell office:value-type="float" office:value="9.890363E-016" calcext:value-type="float">
            <text:p>9.89036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010342" calcext:value-type="float">
            <text:p>-0.2010342</text:p>
          </table:table-cell>
          <table:table-cell office:value-type="float" office:value="-0.01904963" calcext:value-type="float">
            <text:p>-0.01904963</text:p>
          </table:table-cell>
          <table:table-cell office:value-type="float" office:value="-0.01865592" calcext:value-type="float">
            <text:p>-0.01865592</text:p>
          </table:table-cell>
          <table:table-cell office:value-type="float" office:value="-0.01816735" calcext:value-type="float">
            <text:p>-0.01816735</text:p>
          </table:table-cell>
          <table:table-cell office:value-type="float" office:value="-0.01768973" calcext:value-type="float">
            <text:p>-0.01768973</text:p>
          </table:table-cell>
          <table:table-cell office:value-type="float" office:value="-0.01705872" calcext:value-type="float">
            <text:p>-0.01705872</text:p>
          </table:table-cell>
          <table:table-cell office:value-type="float" office:value="-0.01568198" calcext:value-type="float">
            <text:p>-0.01568198</text:p>
          </table:table-cell>
          <table:table-cell office:value-type="float" office:value="-0.01274704" calcext:value-type="float">
            <text:p>-0.01274704</text:p>
          </table:table-cell>
          <table:table-cell office:value-type="float" office:value="-0.006952157" calcext:value-type="float">
            <text:p>-0.006952157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393.117" calcext:value-type="float">
            <text:p>1393.117</text:p>
          </table:table-cell>
          <table:table-cell office:value-type="float" office:value="0" calcext:value-type="float">
            <text:p>0</text:p>
          </table:table-cell>
          <table:table-cell office:value-type="float" office:value="-0.009726077" calcext:value-type="float">
            <text:p>-0.009726077</text:p>
          </table:table-cell>
          <table:table-cell office:value-type="float" office:value="-0.0005539148" calcext:value-type="float">
            <text:p>-0.00055391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9" calcext:value-type="float">
            <text:p>4081999</text:p>
          </table:table-cell>
          <table:table-cell office:value-type="float" office:value="506" calcext:value-type="float">
            <text:p>506</text:p>
          </table:table-cell>
          <table:table-cell office:value-type="float" office:value="117.7105" calcext:value-type="float">
            <text:p>117.710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6.41" calcext:value-type="float">
            <text:p>1256.41</text:p>
          </table:table-cell>
          <table:table-cell office:value-type="float" office:value="377.0542" calcext:value-type="float">
            <text:p>377.0542</text:p>
          </table:table-cell>
          <table:table-cell office:value-type="float" office:value="0" calcext:value-type="float">
            <text:p>0</text:p>
          </table:table-cell>
          <table:table-cell office:value-type="float" office:value="0.2627969" calcext:value-type="float">
            <text:p>0.2627969</text:p>
          </table:table-cell>
          <table:table-cell office:value-type="float" office:value="0.2949934" calcext:value-type="float">
            <text:p>0.2949934</text:p>
          </table:table-cell>
          <table:table-cell office:value-type="float" office:value="0.2987792" calcext:value-type="float">
            <text:p>0.2987792</text:p>
          </table:table-cell>
          <table:table-cell office:value-type="float" office:value="0.3014451" calcext:value-type="float">
            <text:p>0.3014451</text:p>
          </table:table-cell>
          <table:table-cell office:value-type="float" office:value="0.3030313" calcext:value-type="float">
            <text:p>0.3030313</text:p>
          </table:table-cell>
          <table:table-cell office:value-type="float" office:value="0.3046777" calcext:value-type="float">
            <text:p>0.3046777</text:p>
          </table:table-cell>
          <table:table-cell office:value-type="float" office:value="0.352688" calcext:value-type="float">
            <text:p>0.352688</text:p>
          </table:table-cell>
          <table:table-cell office:value-type="float" office:value="0.363765" calcext:value-type="float">
            <text:p>0.363765</text:p>
          </table:table-cell>
          <table:table-cell office:value-type="float" office:value="0.388139" calcext:value-type="float">
            <text:p>0.388139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004E-015" calcext:value-type="float">
            <text:p>1.959004E-15</text:p>
          </table:table-cell>
          <table:table-cell office:value-type="float" office:value="1.911055E-015" calcext:value-type="float">
            <text:p>1.911055E-15</text:p>
          </table:table-cell>
          <table:table-cell office:value-type="float" office:value="9.777697E-016" calcext:value-type="float">
            <text:p>9.777697E-16</text:p>
          </table:table-cell>
          <table:table-cell office:value-type="float" office:value="9.890212E-016" calcext:value-type="float">
            <text:p>9.89021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59672" calcext:value-type="float">
            <text:p>-0.0459672</text:p>
          </table:table-cell>
          <table:table-cell office:value-type="float" office:value="-0.02140253" calcext:value-type="float">
            <text:p>-0.02140253</text:p>
          </table:table-cell>
          <table:table-cell office:value-type="float" office:value="-0.01959565" calcext:value-type="float">
            <text:p>-0.01959565</text:p>
          </table:table-cell>
          <table:table-cell office:value-type="float" office:value="-0.01844348" calcext:value-type="float">
            <text:p>-0.01844348</text:p>
          </table:table-cell>
          <table:table-cell office:value-type="float" office:value="-0.01779311" calcext:value-type="float">
            <text:p>-0.01779311</text:p>
          </table:table-cell>
          <table:table-cell office:value-type="float" office:value="-0.01713384" calcext:value-type="float">
            <text:p>-0.01713384</text:p>
          </table:table-cell>
          <table:table-cell office:value-type="float" office:value="-0.01578044" calcext:value-type="float">
            <text:p>-0.01578044</text:p>
          </table:table-cell>
          <table:table-cell office:value-type="float" office:value="-0.01294742" calcext:value-type="float">
            <text:p>-0.01294742</text:p>
          </table:table-cell>
          <table:table-cell office:value-type="float" office:value="-0.006962535" calcext:value-type="float">
            <text:p>-0.006962535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396.868" calcext:value-type="float">
            <text:p>1396.868</text:p>
          </table:table-cell>
          <table:table-cell office:value-type="float" office:value="0" calcext:value-type="float">
            <text:p>0</text:p>
          </table:table-cell>
          <table:table-cell office:value-type="float" office:value="-0.009727051" calcext:value-type="float">
            <text:p>-0.009727051</text:p>
          </table:table-cell>
          <table:table-cell office:value-type="float" office:value="-0.0005554646" calcext:value-type="float">
            <text:p>-0.000555464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9" calcext:value-type="float">
            <text:p>5081999</text:p>
          </table:table-cell>
          <table:table-cell office:value-type="float" office:value="506.1998" calcext:value-type="float">
            <text:p>506.1998</text:p>
          </table:table-cell>
          <table:table-cell office:value-type="float" office:value="119.8288" calcext:value-type="float">
            <text:p>119.8288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372" calcext:value-type="float">
            <text:p>1254.372</text:p>
          </table:table-cell>
          <table:table-cell office:value-type="float" office:value="377.1721" calcext:value-type="float">
            <text:p>377.1721</text:p>
          </table:table-cell>
          <table:table-cell office:value-type="float" office:value="0" calcext:value-type="float">
            <text:p>0</text:p>
          </table:table-cell>
          <table:table-cell office:value-type="float" office:value="0.08725266" calcext:value-type="float">
            <text:p>0.08725266</text:p>
          </table:table-cell>
          <table:table-cell office:value-type="float" office:value="0.296969" calcext:value-type="float">
            <text:p>0.296969</text:p>
          </table:table-cell>
          <table:table-cell office:value-type="float" office:value="0.297854" calcext:value-type="float">
            <text:p>0.297854</text:p>
          </table:table-cell>
          <table:table-cell office:value-type="float" office:value="0.3001287" calcext:value-type="float">
            <text:p>0.3001287</text:p>
          </table:table-cell>
          <table:table-cell office:value-type="float" office:value="0.3023558" calcext:value-type="float">
            <text:p>0.3023558</text:p>
          </table:table-cell>
          <table:table-cell office:value-type="float" office:value="0.3042814" calcext:value-type="float">
            <text:p>0.3042814</text:p>
          </table:table-cell>
          <table:table-cell office:value-type="float" office:value="0.3522809" calcext:value-type="float">
            <text:p>0.3522809</text:p>
          </table:table-cell>
          <table:table-cell office:value-type="float" office:value="0.3633072" calcext:value-type="float">
            <text:p>0.3633072</text:p>
          </table:table-cell>
          <table:table-cell office:value-type="float" office:value="0.3880627" calcext:value-type="float">
            <text:p>0.388062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249E-015" calcext:value-type="float">
            <text:p>1.959249E-15</text:p>
          </table:table-cell>
          <table:table-cell office:value-type="float" office:value="1.910973E-015" calcext:value-type="float">
            <text:p>1.910973E-15</text:p>
          </table:table-cell>
          <table:table-cell office:value-type="float" office:value="9.777623E-016" calcext:value-type="float">
            <text:p>9.777623E-16</text:p>
          </table:table-cell>
          <table:table-cell office:value-type="float" office:value="9.890069E-016" calcext:value-type="float">
            <text:p>9.89006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9.76811" calcext:value-type="float">
            <text:p>-39.76811</text:p>
          </table:table-cell>
          <table:table-cell office:value-type="float" office:value="-0.02046817" calcext:value-type="float">
            <text:p>-0.02046817</text:p>
          </table:table-cell>
          <table:table-cell office:value-type="float" office:value="-0.02005133" calcext:value-type="float">
            <text:p>-0.02005133</text:p>
          </table:table-cell>
          <table:table-cell office:value-type="float" office:value="-0.01901926" calcext:value-type="float">
            <text:p>-0.01901926</text:p>
          </table:table-cell>
          <table:table-cell office:value-type="float" office:value="-0.01806866" calcext:value-type="float">
            <text:p>-0.01806866</text:p>
          </table:table-cell>
          <table:table-cell office:value-type="float" office:value="-0.01728829" calcext:value-type="float">
            <text:p>-0.01728829</text:p>
          </table:table-cell>
          <table:table-cell office:value-type="float" office:value="-0.01595781" calcext:value-type="float">
            <text:p>-0.01595781</text:p>
          </table:table-cell>
          <table:table-cell office:value-type="float" office:value="-0.01310534" calcext:value-type="float">
            <text:p>-0.01310534</text:p>
          </table:table-cell>
          <table:table-cell office:value-type="float" office:value="-0.006975668" calcext:value-type="float">
            <text:p>-0.006975668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400.557" calcext:value-type="float">
            <text:p>1400.557</text:p>
          </table:table-cell>
          <table:table-cell office:value-type="float" office:value="0" calcext:value-type="float">
            <text:p>0</text:p>
          </table:table-cell>
          <table:table-cell office:value-type="float" office:value="-0.009727363" calcext:value-type="float">
            <text:p>-0.009727363</text:p>
          </table:table-cell>
          <table:table-cell office:value-type="float" office:value="-0.0005568565" calcext:value-type="float">
            <text:p>-0.00055685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9" calcext:value-type="float">
            <text:p>6081999</text:p>
          </table:table-cell>
          <table:table-cell office:value-type="float" office:value="511.6996" calcext:value-type="float">
            <text:p>511.6996</text:p>
          </table:table-cell>
          <table:table-cell office:value-type="float" office:value="121.4137" calcext:value-type="float">
            <text:p>121.4137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8.191" calcext:value-type="float">
            <text:p>1258.191</text:p>
          </table:table-cell>
          <table:table-cell office:value-type="float" office:value="377.2669" calcext:value-type="float">
            <text:p>377.2669</text:p>
          </table:table-cell>
          <table:table-cell office:value-type="float" office:value="0" calcext:value-type="float">
            <text:p>0</text:p>
          </table:table-cell>
          <table:table-cell office:value-type="float" office:value="0.3096293" calcext:value-type="float">
            <text:p>0.3096293</text:p>
          </table:table-cell>
          <table:table-cell office:value-type="float" office:value="0.3136553" calcext:value-type="float">
            <text:p>0.3136553</text:p>
          </table:table-cell>
          <table:table-cell office:value-type="float" office:value="0.3149561" calcext:value-type="float">
            <text:p>0.3149561</text:p>
          </table:table-cell>
          <table:table-cell office:value-type="float" office:value="0.3089436" calcext:value-type="float">
            <text:p>0.3089436</text:p>
          </table:table-cell>
          <table:table-cell office:value-type="float" office:value="0.3047239" calcext:value-type="float">
            <text:p>0.3047239</text:p>
          </table:table-cell>
          <table:table-cell office:value-type="float" office:value="0.3046226" calcext:value-type="float">
            <text:p>0.3046226</text:p>
          </table:table-cell>
          <table:table-cell office:value-type="float" office:value="0.3523661" calcext:value-type="float">
            <text:p>0.3523661</text:p>
          </table:table-cell>
          <table:table-cell office:value-type="float" office:value="0.3629651" calcext:value-type="float">
            <text:p>0.3629651</text:p>
          </table:table-cell>
          <table:table-cell office:value-type="float" office:value="0.3879801" calcext:value-type="float">
            <text:p>0.387980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67E-015" calcext:value-type="float">
            <text:p>1.959467E-15</text:p>
          </table:table-cell>
          <table:table-cell office:value-type="float" office:value="1.910901E-015" calcext:value-type="float">
            <text:p>1.910901E-15</text:p>
          </table:table-cell>
          <table:table-cell office:value-type="float" office:value="9.777551E-016" calcext:value-type="float">
            <text:p>9.777551E-16</text:p>
          </table:table-cell>
          <table:table-cell office:value-type="float" office:value="9.889945E-016" calcext:value-type="float">
            <text:p>9.88994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527116" calcext:value-type="float">
            <text:p>-0.01527116</text:p>
          </table:table-cell>
          <table:table-cell office:value-type="float" office:value="-0.0139495" calcext:value-type="float">
            <text:p>-0.0139495</text:p>
          </table:table-cell>
          <table:table-cell office:value-type="float" office:value="-0.01355527" calcext:value-type="float">
            <text:p>-0.01355527</text:p>
          </table:table-cell>
          <table:table-cell office:value-type="float" office:value="-0.01558032" calcext:value-type="float">
            <text:p>-0.01558032</text:p>
          </table:table-cell>
          <table:table-cell office:value-type="float" office:value="-0.01715254" calcext:value-type="float">
            <text:p>-0.01715254</text:p>
          </table:table-cell>
          <table:table-cell office:value-type="float" office:value="-0.01716867" calcext:value-type="float">
            <text:p>-0.01716867</text:p>
          </table:table-cell>
          <table:table-cell office:value-type="float" office:value="-0.01592039" calcext:value-type="float">
            <text:p>-0.01592039</text:p>
          </table:table-cell>
          <table:table-cell office:value-type="float" office:value="-0.01322485" calcext:value-type="float">
            <text:p>-0.01322485</text:p>
          </table:table-cell>
          <table:table-cell office:value-type="float" office:value="-0.006989918" calcext:value-type="float">
            <text:p>-0.006989918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404.209" calcext:value-type="float">
            <text:p>1404.209</text:p>
          </table:table-cell>
          <table:table-cell office:value-type="float" office:value="0" calcext:value-type="float">
            <text:p>0</text:p>
          </table:table-cell>
          <table:table-cell office:value-type="float" office:value="-0.009728949" calcext:value-type="float">
            <text:p>-0.009728949</text:p>
          </table:table-cell>
          <table:table-cell office:value-type="float" office:value="-0.0005579944" calcext:value-type="float">
            <text:p>-0.00055799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9" calcext:value-type="float">
            <text:p>7081999</text:p>
          </table:table-cell>
          <table:table-cell office:value-type="float" office:value="512.3994" calcext:value-type="float">
            <text:p>512.3994</text:p>
          </table:table-cell>
          <table:table-cell office:value-type="float" office:value="123.8963" calcext:value-type="float">
            <text:p>123.8963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5.564" calcext:value-type="float">
            <text:p>1255.564</text:p>
          </table:table-cell>
          <table:table-cell office:value-type="float" office:value="378.1121" calcext:value-type="float">
            <text:p>378.1121</text:p>
          </table:table-cell>
          <table:table-cell office:value-type="float" office:value="0" calcext:value-type="float">
            <text:p>0</text:p>
          </table:table-cell>
          <table:table-cell office:value-type="float" office:value="0.1372118" calcext:value-type="float">
            <text:p>0.1372118</text:p>
          </table:table-cell>
          <table:table-cell office:value-type="float" office:value="0.3033068" calcext:value-type="float">
            <text:p>0.3033068</text:p>
          </table:table-cell>
          <table:table-cell office:value-type="float" office:value="0.3040359" calcext:value-type="float">
            <text:p>0.3040359</text:p>
          </table:table-cell>
          <table:table-cell office:value-type="float" office:value="0.3046417" calcext:value-type="float">
            <text:p>0.3046417</text:p>
          </table:table-cell>
          <table:table-cell office:value-type="float" office:value="0.305099" calcext:value-type="float">
            <text:p>0.305099</text:p>
          </table:table-cell>
          <table:table-cell office:value-type="float" office:value="0.3058629" calcext:value-type="float">
            <text:p>0.3058629</text:p>
          </table:table-cell>
          <table:table-cell office:value-type="float" office:value="0.3524628" calcext:value-type="float">
            <text:p>0.3524628</text:p>
          </table:table-cell>
          <table:table-cell office:value-type="float" office:value="0.3627157" calcext:value-type="float">
            <text:p>0.3627157</text:p>
          </table:table-cell>
          <table:table-cell office:value-type="float" office:value="0.3878997" calcext:value-type="float">
            <text:p>0.3878997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68E-015" calcext:value-type="float">
            <text:p>1.95968E-15</text:p>
          </table:table-cell>
          <table:table-cell office:value-type="float" office:value="1.910829E-015" calcext:value-type="float">
            <text:p>1.910829E-15</text:p>
          </table:table-cell>
          <table:table-cell office:value-type="float" office:value="9.777489E-016" calcext:value-type="float">
            <text:p>9.777489E-16</text:p>
          </table:table-cell>
          <table:table-cell office:value-type="float" office:value="9.889813E-016" calcext:value-type="float">
            <text:p>9.88981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207462" calcext:value-type="float">
            <text:p>-4.207462</text:p>
          </table:table-cell>
          <table:table-cell office:value-type="float" office:value="-0.01764828" calcext:value-type="float">
            <text:p>-0.01764828</text:p>
          </table:table-cell>
          <table:table-cell office:value-type="float" office:value="-0.01736514" calcext:value-type="float">
            <text:p>-0.01736514</text:p>
          </table:table-cell>
          <table:table-cell office:value-type="float" office:value="-0.0171365" calcext:value-type="float">
            <text:p>-0.0171365</text:p>
          </table:table-cell>
          <table:table-cell office:value-type="float" office:value="-0.01696877" calcext:value-type="float">
            <text:p>-0.01696877</text:p>
          </table:table-cell>
          <table:table-cell office:value-type="float" office:value="-0.01667819" calcext:value-type="float">
            <text:p>-0.01667819</text:p>
          </table:table-cell>
          <table:table-cell office:value-type="float" office:value="-0.0158834" calcext:value-type="float">
            <text:p>-0.0158834</text:p>
          </table:table-cell>
          <table:table-cell office:value-type="float" office:value="-0.01331279" calcext:value-type="float">
            <text:p>-0.01331279</text:p>
          </table:table-cell>
          <table:table-cell office:value-type="float" office:value="-0.007003831" calcext:value-type="float">
            <text:p>-0.007003831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408.626" calcext:value-type="float">
            <text:p>1408.626</text:p>
          </table:table-cell>
          <table:table-cell office:value-type="float" office:value="0" calcext:value-type="float">
            <text:p>0</text:p>
          </table:table-cell>
          <table:table-cell office:value-type="float" office:value="-0.00972655" calcext:value-type="float">
            <text:p>-0.00972655</text:p>
          </table:table-cell>
          <table:table-cell office:value-type="float" office:value="-0.0005593018" calcext:value-type="float">
            <text:p>-0.00055930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9" calcext:value-type="float">
            <text:p>8081999</text:p>
          </table:table-cell>
          <table:table-cell office:value-type="float" office:value="527.3992" calcext:value-type="float">
            <text:p>527.3992</text:p>
          </table:table-cell>
          <table:table-cell office:value-type="float" office:value="125.823" calcext:value-type="float">
            <text:p>125.823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64.97" calcext:value-type="float">
            <text:p>1264.97</text:p>
          </table:table-cell>
          <table:table-cell office:value-type="float" office:value="381.7773" calcext:value-type="float">
            <text:p>381.7773</text:p>
          </table:table-cell>
          <table:table-cell office:value-type="float" office:value="0" calcext:value-type="float">
            <text:p>0</text:p>
          </table:table-cell>
          <table:table-cell office:value-type="float" office:value="0.3299879" calcext:value-type="float">
            <text:p>0.3299879</text:p>
          </table:table-cell>
          <table:table-cell office:value-type="float" office:value="0.3393607" calcext:value-type="float">
            <text:p>0.3393607</text:p>
          </table:table-cell>
          <table:table-cell office:value-type="float" office:value="0.3432567" calcext:value-type="float">
            <text:p>0.3432567</text:p>
          </table:table-cell>
          <table:table-cell office:value-type="float" office:value="0.3435455" calcext:value-type="float">
            <text:p>0.3435455</text:p>
          </table:table-cell>
          <table:table-cell office:value-type="float" office:value="0.3380443" calcext:value-type="float">
            <text:p>0.3380443</text:p>
          </table:table-cell>
          <table:table-cell office:value-type="float" office:value="0.3285959" calcext:value-type="float">
            <text:p>0.3285959</text:p>
          </table:table-cell>
          <table:table-cell office:value-type="float" office:value="0.3561963" calcext:value-type="float">
            <text:p>0.3561963</text:p>
          </table:table-cell>
          <table:table-cell office:value-type="float" office:value="0.3626673" calcext:value-type="float">
            <text:p>0.3626673</text:p>
          </table:table-cell>
          <table:table-cell office:value-type="float" office:value="0.3878275" calcext:value-type="float">
            <text:p>0.3878275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883E-015" calcext:value-type="float">
            <text:p>1.959883E-15</text:p>
          </table:table-cell>
          <table:table-cell office:value-type="float" office:value="1.910759E-015" calcext:value-type="float">
            <text:p>1.910759E-15</text:p>
          </table:table-cell>
          <table:table-cell office:value-type="float" office:value="9.777432E-016" calcext:value-type="float">
            <text:p>9.777432E-16</text:p>
          </table:table-cell>
          <table:table-cell office:value-type="float" office:value="9.889686E-016" calcext:value-type="float">
            <text:p>9.8896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857732" calcext:value-type="float">
            <text:p>-0.009857732</text:p>
          </table:table-cell>
          <table:table-cell office:value-type="float" office:value="-0.00802742" calcext:value-type="float">
            <text:p>-0.00802742</text:p>
          </table:table-cell>
          <table:table-cell office:value-type="float" office:value="-0.007415595" calcext:value-type="float">
            <text:p>-0.007415595</text:p>
          </table:table-cell>
          <table:table-cell office:value-type="float" office:value="-0.007384765" calcext:value-type="float">
            <text:p>-0.007384765</text:p>
          </table:table-cell>
          <table:table-cell office:value-type="float" office:value="-0.008297536" calcext:value-type="float">
            <text:p>-0.008297536</text:p>
          </table:table-cell>
          <table:table-cell office:value-type="float" office:value="-0.01017701" calcext:value-type="float">
            <text:p>-0.01017701</text:p>
          </table:table-cell>
          <table:table-cell office:value-type="float" office:value="-0.01437914" calcext:value-type="float">
            <text:p>-0.01437914</text:p>
          </table:table-cell>
          <table:table-cell office:value-type="float" office:value="-0.01333129" calcext:value-type="float">
            <text:p>-0.01333129</text:p>
          </table:table-cell>
          <table:table-cell office:value-type="float" office:value="-0.00701637" calcext:value-type="float">
            <text:p>-0.00701637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415.84" calcext:value-type="float">
            <text:p>1415.84</text:p>
          </table:table-cell>
          <table:table-cell office:value-type="float" office:value="0" calcext:value-type="float">
            <text:p>0</text:p>
          </table:table-cell>
          <table:table-cell office:value-type="float" office:value="-0.009729473" calcext:value-type="float">
            <text:p>-0.009729473</text:p>
          </table:table-cell>
          <table:table-cell office:value-type="float" office:value="-0.0005605971" calcext:value-type="float">
            <text:p>-0.00056059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9" calcext:value-type="float">
            <text:p>9081999</text:p>
          </table:table-cell>
          <table:table-cell office:value-type="float" office:value="527.3992" calcext:value-type="float">
            <text:p>527.3992</text:p>
          </table:table-cell>
          <table:table-cell office:value-type="float" office:value="128.5086" calcext:value-type="float">
            <text:p>128.5086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8.89" calcext:value-type="float">
            <text:p>1258.89</text:p>
          </table:table-cell>
          <table:table-cell office:value-type="float" office:value="385.1709" calcext:value-type="float">
            <text:p>385.1709</text:p>
          </table:table-cell>
          <table:table-cell office:value-type="float" office:value="0" calcext:value-type="float">
            <text:p>0</text:p>
          </table:table-cell>
          <table:table-cell office:value-type="float" office:value="0.0858949" calcext:value-type="float">
            <text:p>0.0858949</text:p>
          </table:table-cell>
          <table:table-cell office:value-type="float" office:value="0.3174469" calcext:value-type="float">
            <text:p>0.3174469</text:p>
          </table:table-cell>
          <table:table-cell office:value-type="float" office:value="0.318532" calcext:value-type="float">
            <text:p>0.318532</text:p>
          </table:table-cell>
          <table:table-cell office:value-type="float" office:value="0.3197315" calcext:value-type="float">
            <text:p>0.3197315</text:p>
          </table:table-cell>
          <table:table-cell office:value-type="float" office:value="0.32036" calcext:value-type="float">
            <text:p>0.32036</text:p>
          </table:table-cell>
          <table:table-cell office:value-type="float" office:value="0.3205108" calcext:value-type="float">
            <text:p>0.3205108</text:p>
          </table:table-cell>
          <table:table-cell office:value-type="float" office:value="0.3605801" calcext:value-type="float">
            <text:p>0.3605801</text:p>
          </table:table-cell>
          <table:table-cell office:value-type="float" office:value="0.3631157" calcext:value-type="float">
            <text:p>0.3631157</text:p>
          </table:table-cell>
          <table:table-cell office:value-type="float" office:value="0.3877834" calcext:value-type="float">
            <text:p>0.3877834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76E-015" calcext:value-type="float">
            <text:p>1.960076E-15</text:p>
          </table:table-cell>
          <table:table-cell office:value-type="float" office:value="1.910696E-015" calcext:value-type="float">
            <text:p>1.910696E-15</text:p>
          </table:table-cell>
          <table:table-cell office:value-type="float" office:value="9.777384E-016" calcext:value-type="float">
            <text:p>9.777384E-16</text:p>
          </table:table-cell>
          <table:table-cell office:value-type="float" office:value="9.889555E-016" calcext:value-type="float">
            <text:p>9.88955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82874" calcext:value-type="float">
            <text:p>-43.82874</text:p>
          </table:table-cell>
          <table:table-cell office:value-type="float" office:value="-0.01284277" calcext:value-type="float">
            <text:p>-0.01284277</text:p>
          </table:table-cell>
          <table:table-cell office:value-type="float" office:value="-0.01254449" calcext:value-type="float">
            <text:p>-0.01254449</text:p>
          </table:table-cell>
          <table:table-cell office:value-type="float" office:value="-0.0122269" calcext:value-type="float">
            <text:p>-0.0122269</text:p>
          </table:table-cell>
          <table:table-cell office:value-type="float" office:value="-0.01206786" calcext:value-type="float">
            <text:p>-0.01206786</text:p>
          </table:table-cell>
          <table:table-cell office:value-type="float" office:value="-0.01203169" calcext:value-type="float">
            <text:p>-0.01203169</text:p>
          </table:table-cell>
          <table:table-cell office:value-type="float" office:value="-0.01275162" calcext:value-type="float">
            <text:p>-0.01275162</text:p>
          </table:table-cell>
          <table:table-cell office:value-type="float" office:value="-0.01317524" calcext:value-type="float">
            <text:p>-0.01317524</text:p>
          </table:table-cell>
          <table:table-cell office:value-type="float" office:value="-0.007024092" calcext:value-type="float">
            <text:p>-0.007024092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422.825" calcext:value-type="float">
            <text:p>1422.825</text:p>
          </table:table-cell>
          <table:table-cell office:value-type="float" office:value="0" calcext:value-type="float">
            <text:p>0</text:p>
          </table:table-cell>
          <table:table-cell office:value-type="float" office:value="-0.009729997" calcext:value-type="float">
            <text:p>-0.009729997</text:p>
          </table:table-cell>
          <table:table-cell office:value-type="float" office:value="-0.000561744" calcext:value-type="float">
            <text:p>-0.0005617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9" calcext:value-type="float">
            <text:p>10081999</text:p>
          </table:table-cell>
          <table:table-cell office:value-type="float" office:value="527.3992" calcext:value-type="float">
            <text:p>527.3992</text:p>
          </table:table-cell>
          <table:table-cell office:value-type="float" office:value="128.5103" calcext:value-type="float">
            <text:p>128.5103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6.875" calcext:value-type="float">
            <text:p>1256.875</text:p>
          </table:table-cell>
          <table:table-cell office:value-type="float" office:value="387.1816" calcext:value-type="float">
            <text:p>387.1816</text:p>
          </table:table-cell>
          <table:table-cell office:value-type="float" office:value="0" calcext:value-type="float">
            <text:p>0</text:p>
          </table:table-cell>
          <table:table-cell office:value-type="float" office:value="0.08568619" calcext:value-type="float">
            <text:p>0.08568619</text:p>
          </table:table-cell>
          <table:table-cell office:value-type="float" office:value="0.3078722" calcext:value-type="float">
            <text:p>0.3078722</text:p>
          </table:table-cell>
          <table:table-cell office:value-type="float" office:value="0.3087696" calcext:value-type="float">
            <text:p>0.3087696</text:p>
          </table:table-cell>
          <table:table-cell office:value-type="float" office:value="0.3101021" calcext:value-type="float">
            <text:p>0.3101021</text:p>
          </table:table-cell>
          <table:table-cell office:value-type="float" office:value="0.3114214" calcext:value-type="float">
            <text:p>0.3114214</text:p>
          </table:table-cell>
          <table:table-cell office:value-type="float" office:value="0.3128632" calcext:value-type="float">
            <text:p>0.3128632</text:p>
          </table:table-cell>
          <table:table-cell office:value-type="float" office:value="0.3586782" calcext:value-type="float">
            <text:p>0.3586782</text:p>
          </table:table-cell>
          <table:table-cell office:value-type="float" office:value="0.3634873" calcext:value-type="float">
            <text:p>0.3634873</text:p>
          </table:table-cell>
          <table:table-cell office:value-type="float" office:value="0.3877759" calcext:value-type="float">
            <text:p>0.3877759</text:p>
          </table:table-cell>
          <table:table-cell office:value-type="float" office:value="0.4139527" calcext:value-type="float">
            <text:p>0.4139527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289E-015" calcext:value-type="float">
            <text:p>1.960289E-15</text:p>
          </table:table-cell>
          <table:table-cell office:value-type="float" office:value="1.910624E-015" calcext:value-type="float">
            <text:p>1.910624E-15</text:p>
          </table:table-cell>
          <table:table-cell office:value-type="float" office:value="9.777327E-016" calcext:value-type="float">
            <text:p>9.777327E-16</text:p>
          </table:table-cell>
          <table:table-cell office:value-type="float" office:value="9.889419E-016" calcext:value-type="float">
            <text:p>9.88941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6493" calcext:value-type="float">
            <text:p>-44.6493</text:p>
          </table:table-cell>
          <table:table-cell office:value-type="float" office:value="-0.015907" calcext:value-type="float">
            <text:p>-0.015907</text:p>
          </table:table-cell>
          <table:table-cell office:value-type="float" office:value="-0.01559151" calcext:value-type="float">
            <text:p>-0.01559151</text:p>
          </table:table-cell>
          <table:table-cell office:value-type="float" office:value="-0.01513891" calcext:value-type="float">
            <text:p>-0.01513891</text:p>
          </table:table-cell>
          <table:table-cell office:value-type="float" office:value="-0.01470419" calcext:value-type="float">
            <text:p>-0.01470419</text:p>
          </table:table-cell>
          <table:table-cell office:value-type="float" office:value="-0.01423971" calcext:value-type="float">
            <text:p>-0.01423971</text:p>
          </table:table-cell>
          <table:table-cell office:value-type="float" office:value="-0.01340806" calcext:value-type="float">
            <text:p>-0.01340806</text:p>
          </table:table-cell>
          <table:table-cell office:value-type="float" office:value="-0.01304532" calcext:value-type="float">
            <text:p>-0.01304532</text:p>
          </table:table-cell>
          <table:table-cell office:value-type="float" office:value="-0.007025449" calcext:value-type="float">
            <text:p>-0.007025449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428.424" calcext:value-type="float">
            <text:p>1428.424</text:p>
          </table:table-cell>
          <table:table-cell office:value-type="float" office:value="0" calcext:value-type="float">
            <text:p>0</text:p>
          </table:table-cell>
          <table:table-cell office:value-type="float" office:value="-0.009726723" calcext:value-type="float">
            <text:p>-0.009726723</text:p>
          </table:table-cell>
          <table:table-cell office:value-type="float" office:value="-0.0005629023" calcext:value-type="float">
            <text:p>-0.00056290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9" calcext:value-type="float">
            <text:p>11081999</text:p>
          </table:table-cell>
          <table:table-cell office:value-type="float" office:value="527.3992" calcext:value-type="float">
            <text:p>527.3992</text:p>
          </table:table-cell>
          <table:table-cell office:value-type="float" office:value="128.4376" calcext:value-type="float">
            <text:p>128.4376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5.806" calcext:value-type="float">
            <text:p>1255.806</text:p>
          </table:table-cell>
          <table:table-cell office:value-type="float" office:value="388.3205" calcext:value-type="float">
            <text:p>388.3205</text:p>
          </table:table-cell>
          <table:table-cell office:value-type="float" office:value="0" calcext:value-type="float">
            <text:p>0</text:p>
          </table:table-cell>
          <table:table-cell office:value-type="float" office:value="0.09312771" calcext:value-type="float">
            <text:p>0.09312771</text:p>
          </table:table-cell>
          <table:table-cell office:value-type="float" office:value="0.3032299" calcext:value-type="float">
            <text:p>0.3032299</text:p>
          </table:table-cell>
          <table:table-cell office:value-type="float" office:value="0.3040815" calcext:value-type="float">
            <text:p>0.3040815</text:p>
          </table:table-cell>
          <table:table-cell office:value-type="float" office:value="0.305463" calcext:value-type="float">
            <text:p>0.305463</text:p>
          </table:table-cell>
          <table:table-cell office:value-type="float" office:value="0.3069868" calcext:value-type="float">
            <text:p>0.3069868</text:p>
          </table:table-cell>
          <table:table-cell office:value-type="float" office:value="0.3087712" calcext:value-type="float">
            <text:p>0.3087712</text:p>
          </table:table-cell>
          <table:table-cell office:value-type="float" office:value="0.3561862" calcext:value-type="float">
            <text:p>0.3561862</text:p>
          </table:table-cell>
          <table:table-cell office:value-type="float" office:value="0.3635183" calcext:value-type="float">
            <text:p>0.3635183</text:p>
          </table:table-cell>
          <table:table-cell office:value-type="float" office:value="0.3877805" calcext:value-type="float">
            <text:p>0.3877805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507E-015" calcext:value-type="float">
            <text:p>1.960507E-15</text:p>
          </table:table-cell>
          <table:table-cell office:value-type="float" office:value="1.91055E-015" calcext:value-type="float">
            <text:p>1.91055E-15</text:p>
          </table:table-cell>
          <table:table-cell office:value-type="float" office:value="9.777257E-016" calcext:value-type="float">
            <text:p>9.777257E-16</text:p>
          </table:table-cell>
          <table:table-cell office:value-type="float" office:value="9.889294E-016" calcext:value-type="float">
            <text:p>9.88929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6.97686" calcext:value-type="float">
            <text:p>-26.97686</text:p>
          </table:table-cell>
          <table:table-cell office:value-type="float" office:value="-0.01768903" calcext:value-type="float">
            <text:p>-0.01768903</text:p>
          </table:table-cell>
          <table:table-cell office:value-type="float" office:value="-0.0173514" calcext:value-type="float">
            <text:p>-0.0173514</text:p>
          </table:table-cell>
          <table:table-cell office:value-type="float" office:value="-0.0168203" calcext:value-type="float">
            <text:p>-0.0168203</text:p>
          </table:table-cell>
          <table:table-cell office:value-type="float" office:value="-0.01625266" calcext:value-type="float">
            <text:p>-0.01625266</text:p>
          </table:table-cell>
          <table:table-cell office:value-type="float" office:value="-0.0156097" calcext:value-type="float">
            <text:p>-0.0156097</text:p>
          </table:table-cell>
          <table:table-cell office:value-type="float" office:value="-0.01434195" calcext:value-type="float">
            <text:p>-0.01434195</text:p>
          </table:table-cell>
          <table:table-cell office:value-type="float" office:value="-0.01303357" calcext:value-type="float">
            <text:p>-0.01303357</text:p>
          </table:table-cell>
          <table:table-cell office:value-type="float" office:value="-0.007024648" calcext:value-type="float">
            <text:p>-0.007024648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433.16" calcext:value-type="float">
            <text:p>1433.16</text:p>
          </table:table-cell>
          <table:table-cell office:value-type="float" office:value="0" calcext:value-type="float">
            <text:p>0</text:p>
          </table:table-cell>
          <table:table-cell office:value-type="float" office:value="-0.009725887" calcext:value-type="float">
            <text:p>-0.009725887</text:p>
          </table:table-cell>
          <table:table-cell office:value-type="float" office:value="-0.0005640482" calcext:value-type="float">
            <text:p>-0.00056404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9" calcext:value-type="float">
            <text:p>12081999</text:p>
          </table:table-cell>
          <table:table-cell office:value-type="float" office:value="527.4991" calcext:value-type="float">
            <text:p>527.4991</text:p>
          </table:table-cell>
          <table:table-cell office:value-type="float" office:value="128.6049" calcext:value-type="float">
            <text:p>128.6049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5.101" calcext:value-type="float">
            <text:p>1255.101</text:p>
          </table:table-cell>
          <table:table-cell office:value-type="float" office:value="388.9549" calcext:value-type="float">
            <text:p>388.9549</text:p>
          </table:table-cell>
          <table:table-cell office:value-type="float" office:value="0" calcext:value-type="float">
            <text:p>0</text:p>
          </table:table-cell>
          <table:table-cell office:value-type="float" office:value="0.08640777" calcext:value-type="float">
            <text:p>0.08640777</text:p>
          </table:table-cell>
          <table:table-cell office:value-type="float" office:value="0.3011405" calcext:value-type="float">
            <text:p>0.3011405</text:p>
          </table:table-cell>
          <table:table-cell office:value-type="float" office:value="0.3019294" calcext:value-type="float">
            <text:p>0.3019294</text:p>
          </table:table-cell>
          <table:table-cell office:value-type="float" office:value="0.3032784" calcext:value-type="float">
            <text:p>0.3032784</text:p>
          </table:table-cell>
          <table:table-cell office:value-type="float" office:value="0.3048161" calcext:value-type="float">
            <text:p>0.3048161</text:p>
          </table:table-cell>
          <table:table-cell office:value-type="float" office:value="0.306601" calcext:value-type="float">
            <text:p>0.306601</text:p>
          </table:table-cell>
          <table:table-cell office:value-type="float" office:value="0.3543506" calcext:value-type="float">
            <text:p>0.3543506</text:p>
          </table:table-cell>
          <table:table-cell office:value-type="float" office:value="0.363344" calcext:value-type="float">
            <text:p>0.363344</text:p>
          </table:table-cell>
          <table:table-cell office:value-type="float" office:value="0.3877794" calcext:value-type="float">
            <text:p>0.3877794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76E-015" calcext:value-type="float">
            <text:p>1.96076E-15</text:p>
          </table:table-cell>
          <table:table-cell office:value-type="float" office:value="1.91046E-015" calcext:value-type="float">
            <text:p>1.91046E-15</text:p>
          </table:table-cell>
          <table:table-cell office:value-type="float" office:value="9.777192E-016" calcext:value-type="float">
            <text:p>9.777192E-16</text:p>
          </table:table-cell>
          <table:table-cell office:value-type="float" office:value="9.889132E-016" calcext:value-type="float">
            <text:p>9.88913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42952" calcext:value-type="float">
            <text:p>-42.42952</text:p>
          </table:table-cell>
          <table:table-cell office:value-type="float" office:value="-0.01856566" calcext:value-type="float">
            <text:p>-0.01856566</text:p>
          </table:table-cell>
          <table:table-cell office:value-type="float" office:value="-0.01823522" calcext:value-type="float">
            <text:p>-0.01823522</text:p>
          </table:table-cell>
          <table:table-cell office:value-type="float" office:value="-0.01768555" calcext:value-type="float">
            <text:p>-0.01768555</text:p>
          </table:table-cell>
          <table:table-cell office:value-type="float" office:value="-0.01707849" calcext:value-type="float">
            <text:p>-0.01707849</text:p>
          </table:table-cell>
          <table:table-cell office:value-type="float" office:value="-0.01639744" calcext:value-type="float">
            <text:p>-0.01639744</text:p>
          </table:table-cell>
          <table:table-cell office:value-type="float" office:value="-0.01507712" calcext:value-type="float">
            <text:p>-0.01507712</text:p>
          </table:table-cell>
          <table:table-cell office:value-type="float" office:value="-0.01309324" calcext:value-type="float">
            <text:p>-0.01309324</text:p>
          </table:table-cell>
          <table:table-cell office:value-type="float" office:value="-0.007024816" calcext:value-type="float">
            <text:p>-0.007024816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437.382" calcext:value-type="float">
            <text:p>1437.382</text:p>
          </table:table-cell>
          <table:table-cell office:value-type="float" office:value="0" calcext:value-type="float">
            <text:p>0</text:p>
          </table:table-cell>
          <table:table-cell office:value-type="float" office:value="-0.009724654" calcext:value-type="float">
            <text:p>-0.009724654</text:p>
          </table:table-cell>
          <table:table-cell office:value-type="float" office:value="-0.00056555" calcext:value-type="float">
            <text:p>-0.000565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9" calcext:value-type="float">
            <text:p>13081999</text:p>
          </table:table-cell>
          <table:table-cell office:value-type="float" office:value="533.4992" calcext:value-type="float">
            <text:p>533.4992</text:p>
          </table:table-cell>
          <table:table-cell office:value-type="float" office:value="129.3869" calcext:value-type="float">
            <text:p>129.3869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9.372" calcext:value-type="float">
            <text:p>1259.372</text:p>
          </table:table-cell>
          <table:table-cell office:value-type="float" office:value="389.8983" calcext:value-type="float">
            <text:p>389.8983</text:p>
          </table:table-cell>
          <table:table-cell office:value-type="float" office:value="0" calcext:value-type="float">
            <text:p>0</text:p>
          </table:table-cell>
          <table:table-cell office:value-type="float" office:value="0.3301126" calcext:value-type="float">
            <text:p>0.3301126</text:p>
          </table:table-cell>
          <table:table-cell office:value-type="float" office:value="0.3272643" calcext:value-type="float">
            <text:p>0.3272643</text:p>
          </table:table-cell>
          <table:table-cell office:value-type="float" office:value="0.3241795" calcext:value-type="float">
            <text:p>0.3241795</text:p>
          </table:table-cell>
          <table:table-cell office:value-type="float" office:value="0.3116107" calcext:value-type="float">
            <text:p>0.3116107</text:p>
          </table:table-cell>
          <table:table-cell office:value-type="float" office:value="0.3059518" calcext:value-type="float">
            <text:p>0.3059518</text:p>
          </table:table-cell>
          <table:table-cell office:value-type="float" office:value="0.3059692" calcext:value-type="float">
            <text:p>0.3059692</text:p>
          </table:table-cell>
          <table:table-cell office:value-type="float" office:value="0.3535848" calcext:value-type="float">
            <text:p>0.3535848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877658" calcext:value-type="float">
            <text:p>0.3877658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097E-015" calcext:value-type="float">
            <text:p>1.959097E-15</text:p>
          </table:table-cell>
          <table:table-cell office:value-type="float" office:value="1.910382E-015" calcext:value-type="float">
            <text:p>1.910382E-15</text:p>
          </table:table-cell>
          <table:table-cell office:value-type="float" office:value="9.777112E-016" calcext:value-type="float">
            <text:p>9.777112E-16</text:p>
          </table:table-cell>
          <table:table-cell office:value-type="float" office:value="9.889005E-016" calcext:value-type="float">
            <text:p>9.88900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636189" calcext:value-type="float">
            <text:p>-0.009636189</text:p>
          </table:table-cell>
          <table:table-cell office:value-type="float" office:value="-0.01032894" calcext:value-type="float">
            <text:p>-0.01032894</text:p>
          </table:table-cell>
          <table:table-cell office:value-type="float" office:value="-0.01106475" calcext:value-type="float">
            <text:p>-0.01106475</text:p>
          </table:table-cell>
          <table:table-cell office:value-type="float" office:value="-0.01470258" calcext:value-type="float">
            <text:p>-0.01470258</text:p>
          </table:table-cell>
          <table:table-cell office:value-type="float" office:value="-0.01668652" calcext:value-type="float">
            <text:p>-0.01668652</text:p>
          </table:table-cell>
          <table:table-cell office:value-type="float" office:value="-0.01664808" calcext:value-type="float">
            <text:p>-0.01664808</text:p>
          </table:table-cell>
          <table:table-cell office:value-type="float" office:value="-0.01539656" calcext:value-type="float">
            <text:p>-0.01539656</text:p>
          </table:table-cell>
          <table:table-cell office:value-type="float" office:value="-0.01317794" calcext:value-type="float">
            <text:p>-0.01317794</text:p>
          </table:table-cell>
          <table:table-cell office:value-type="float" office:value="-0.007027161" calcext:value-type="float">
            <text:p>-0.007027161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441.893" calcext:value-type="float">
            <text:p>1441.893</text:p>
          </table:table-cell>
          <table:table-cell office:value-type="float" office:value="0" calcext:value-type="float">
            <text:p>0</text:p>
          </table:table-cell>
          <table:table-cell office:value-type="float" office:value="-0.009723801" calcext:value-type="float">
            <text:p>-0.009723801</text:p>
          </table:table-cell>
          <table:table-cell office:value-type="float" office:value="-0.0005668476" calcext:value-type="float">
            <text:p>-0.00056684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9" calcext:value-type="float">
            <text:p>14081999</text:p>
          </table:table-cell>
          <table:table-cell office:value-type="float" office:value="533.5991" calcext:value-type="float">
            <text:p>533.5991</text:p>
          </table:table-cell>
          <table:table-cell office:value-type="float" office:value="131.9354" calcext:value-type="float">
            <text:p>131.9354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5.564" calcext:value-type="float">
            <text:p>1255.564</text:p>
          </table:table-cell>
          <table:table-cell office:value-type="float" office:value="391.2535" calcext:value-type="float">
            <text:p>391.2535</text:p>
          </table:table-cell>
          <table:table-cell office:value-type="float" office:value="0" calcext:value-type="float">
            <text:p>0</text:p>
          </table:table-cell>
          <table:table-cell office:value-type="float" office:value="0.08389753" calcext:value-type="float">
            <text:p>0.08389753</text:p>
          </table:table-cell>
          <table:table-cell office:value-type="float" office:value="0.30618" calcext:value-type="float">
            <text:p>0.30618</text:p>
          </table:table-cell>
          <table:table-cell office:value-type="float" office:value="0.3068966" calcext:value-type="float">
            <text:p>0.3068966</text:p>
          </table:table-cell>
          <table:table-cell office:value-type="float" office:value="0.3071968" calcext:value-type="float">
            <text:p>0.3071968</text:p>
          </table:table-cell>
          <table:table-cell office:value-type="float" office:value="0.3070608" calcext:value-type="float">
            <text:p>0.3070608</text:p>
          </table:table-cell>
          <table:table-cell office:value-type="float" office:value="0.3073481" calcext:value-type="float">
            <text:p>0.3073481</text:p>
          </table:table-cell>
          <table:table-cell office:value-type="float" office:value="0.3533657" calcext:value-type="float">
            <text:p>0.3533657</text:p>
          </table:table-cell>
          <table:table-cell office:value-type="float" office:value="0.362874" calcext:value-type="float">
            <text:p>0.362874</text:p>
          </table:table-cell>
          <table:table-cell office:value-type="float" office:value="0.3877416" calcext:value-type="float">
            <text:p>0.3877416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316E-015" calcext:value-type="float">
            <text:p>1.959316E-15</text:p>
          </table:table-cell>
          <table:table-cell office:value-type="float" office:value="1.910309E-015" calcext:value-type="float">
            <text:p>1.910309E-15</text:p>
          </table:table-cell>
          <table:table-cell office:value-type="float" office:value="9.777042E-016" calcext:value-type="float">
            <text:p>9.777042E-16</text:p>
          </table:table-cell>
          <table:table-cell office:value-type="float" office:value="9.888877E-016" calcext:value-type="float">
            <text:p>9.88887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1.00535" calcext:value-type="float">
            <text:p>-51.00535</text:p>
          </table:table-cell>
          <table:table-cell office:value-type="float" office:value="-0.01652617" calcext:value-type="float">
            <text:p>-0.01652617</text:p>
          </table:table-cell>
          <table:table-cell office:value-type="float" office:value="-0.01626329" calcext:value-type="float">
            <text:p>-0.01626329</text:p>
          </table:table-cell>
          <table:table-cell office:value-type="float" office:value="-0.0161646" calcext:value-type="float">
            <text:p>-0.0161646</text:p>
          </table:table-cell>
          <table:table-cell office:value-type="float" office:value="-0.01622714" calcext:value-type="float">
            <text:p>-0.01622714</text:p>
          </table:table-cell>
          <table:table-cell office:value-type="float" office:value="-0.01612613" calcext:value-type="float">
            <text:p>-0.01612613</text:p>
          </table:table-cell>
          <table:table-cell office:value-type="float" office:value="-0.01549341" calcext:value-type="float">
            <text:p>-0.01549341</text:p>
          </table:table-cell>
          <table:table-cell office:value-type="float" office:value="-0.01325718" calcext:value-type="float">
            <text:p>-0.01325718</text:p>
          </table:table-cell>
          <table:table-cell office:value-type="float" office:value="-0.007031357" calcext:value-type="float">
            <text:p>-0.007031357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446.839" calcext:value-type="float">
            <text:p>1446.839</text:p>
          </table:table-cell>
          <table:table-cell office:value-type="float" office:value="0" calcext:value-type="float">
            <text:p>0</text:p>
          </table:table-cell>
          <table:table-cell office:value-type="float" office:value="-0.009727335" calcext:value-type="float">
            <text:p>-0.009727335</text:p>
          </table:table-cell>
          <table:table-cell office:value-type="float" office:value="-0.0005681631" calcext:value-type="float">
            <text:p>-0.00056816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9" calcext:value-type="float">
            <text:p>15081999</text:p>
          </table:table-cell>
          <table:table-cell office:value-type="float" office:value="533.5991" calcext:value-type="float">
            <text:p>533.5991</text:p>
          </table:table-cell>
          <table:table-cell office:value-type="float" office:value="131.929" calcext:value-type="float">
            <text:p>131.929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891" calcext:value-type="float">
            <text:p>1254.891</text:p>
          </table:table-cell>
          <table:table-cell office:value-type="float" office:value="391.9325" calcext:value-type="float">
            <text:p>391.9325</text:p>
          </table:table-cell>
          <table:table-cell office:value-type="float" office:value="0" calcext:value-type="float">
            <text:p>0</text:p>
          </table:table-cell>
          <table:table-cell office:value-type="float" office:value="0.08434066" calcext:value-type="float">
            <text:p>0.08434066</text:p>
          </table:table-cell>
          <table:table-cell office:value-type="float" office:value="0.3019545" calcext:value-type="float">
            <text:p>0.3019545</text:p>
          </table:table-cell>
          <table:table-cell office:value-type="float" office:value="0.3027154" calcext:value-type="float">
            <text:p>0.3027154</text:p>
          </table:table-cell>
          <table:table-cell office:value-type="float" office:value="0.3037624" calcext:value-type="float">
            <text:p>0.3037624</text:p>
          </table:table-cell>
          <table:table-cell office:value-type="float" office:value="0.304847" calcext:value-type="float">
            <text:p>0.304847</text:p>
          </table:table-cell>
          <table:table-cell office:value-type="float" office:value="0.3061261" calcext:value-type="float">
            <text:p>0.3061261</text:p>
          </table:table-cell>
          <table:table-cell office:value-type="float" office:value="0.3531068" calcext:value-type="float">
            <text:p>0.3531068</text:p>
          </table:table-cell>
          <table:table-cell office:value-type="float" office:value="0.3627088" calcext:value-type="float">
            <text:p>0.3627088</text:p>
          </table:table-cell>
          <table:table-cell office:value-type="float" office:value="0.3877115" calcext:value-type="float">
            <text:p>0.3877115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56E-015" calcext:value-type="float">
            <text:p>1.959556E-15</text:p>
          </table:table-cell>
          <table:table-cell office:value-type="float" office:value="1.910226E-015" calcext:value-type="float">
            <text:p>1.910226E-15</text:p>
          </table:table-cell>
          <table:table-cell office:value-type="float" office:value="9.776962E-016" calcext:value-type="float">
            <text:p>9.776962E-16</text:p>
          </table:table-cell>
          <table:table-cell office:value-type="float" office:value="9.888741E-016" calcext:value-type="float">
            <text:p>9.8887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56687" calcext:value-type="float">
            <text:p>-49.56687</text:p>
          </table:table-cell>
          <table:table-cell office:value-type="float" office:value="-0.01821745" calcext:value-type="float">
            <text:p>-0.01821745</text:p>
          </table:table-cell>
          <table:table-cell office:value-type="float" office:value="-0.01790515" calcext:value-type="float">
            <text:p>-0.01790515</text:p>
          </table:table-cell>
          <table:table-cell office:value-type="float" office:value="-0.01748851" calcext:value-type="float">
            <text:p>-0.01748851</text:p>
          </table:table-cell>
          <table:table-cell office:value-type="float" office:value="-0.01706589" calcext:value-type="float">
            <text:p>-0.01706589</text:p>
          </table:table-cell>
          <table:table-cell office:value-type="float" office:value="-0.01657588" calcext:value-type="float">
            <text:p>-0.01657588</text:p>
          </table:table-cell>
          <table:table-cell office:value-type="float" office:value="-0.01560132" calcext:value-type="float">
            <text:p>-0.01560132</text:p>
          </table:table-cell>
          <table:table-cell office:value-type="float" office:value="-0.0133154" calcext:value-type="float">
            <text:p>-0.0133154</text:p>
          </table:table-cell>
          <table:table-cell office:value-type="float" office:value="-0.00703659" calcext:value-type="float">
            <text:p>-0.00703659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451.117" calcext:value-type="float">
            <text:p>1451.117</text:p>
          </table:table-cell>
          <table:table-cell office:value-type="float" office:value="0" calcext:value-type="float">
            <text:p>0</text:p>
          </table:table-cell>
          <table:table-cell office:value-type="float" office:value="-0.00972674" calcext:value-type="float">
            <text:p>-0.00972674</text:p>
          </table:table-cell>
          <table:table-cell office:value-type="float" office:value="-0.0005695182" calcext:value-type="float">
            <text:p>-0.00056951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9" calcext:value-type="float">
            <text:p>16081999</text:p>
          </table:table-cell>
          <table:table-cell office:value-type="float" office:value="533.5991" calcext:value-type="float">
            <text:p>533.5991</text:p>
          </table:table-cell>
          <table:table-cell office:value-type="float" office:value="131.885" calcext:value-type="float">
            <text:p>131.88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581" calcext:value-type="float">
            <text:p>1254.581</text:p>
          </table:table-cell>
          <table:table-cell office:value-type="float" office:value="392.2863" calcext:value-type="float">
            <text:p>392.2863</text:p>
          </table:table-cell>
          <table:table-cell office:value-type="float" office:value="0" calcext:value-type="float">
            <text:p>0</text:p>
          </table:table-cell>
          <table:table-cell office:value-type="float" office:value="0.08867825" calcext:value-type="float">
            <text:p>0.08867825</text:p>
          </table:table-cell>
          <table:table-cell office:value-type="float" office:value="0.3004069" calcext:value-type="float">
            <text:p>0.3004069</text:p>
          </table:table-cell>
          <table:table-cell office:value-type="float" office:value="0.3011548" calcext:value-type="float">
            <text:p>0.3011548</text:p>
          </table:table-cell>
          <table:table-cell office:value-type="float" office:value="0.3023525" calcext:value-type="float">
            <text:p>0.3023525</text:p>
          </table:table-cell>
          <table:table-cell office:value-type="float" office:value="0.3036616" calcext:value-type="float">
            <text:p>0.3036616</text:p>
          </table:table-cell>
          <table:table-cell office:value-type="float" office:value="0.305161" calcext:value-type="float">
            <text:p>0.305161</text:p>
          </table:table-cell>
          <table:table-cell office:value-type="float" office:value="0.3526302" calcext:value-type="float">
            <text:p>0.3526302</text:p>
          </table:table-cell>
          <table:table-cell office:value-type="float" office:value="0.3625661" calcext:value-type="float">
            <text:p>0.3625661</text:p>
          </table:table-cell>
          <table:table-cell office:value-type="float" office:value="0.3876796" calcext:value-type="float">
            <text:p>0.3876796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791E-015" calcext:value-type="float">
            <text:p>1.959791E-15</text:p>
          </table:table-cell>
          <table:table-cell office:value-type="float" office:value="1.910144E-015" calcext:value-type="float">
            <text:p>1.910144E-15</text:p>
          </table:table-cell>
          <table:table-cell office:value-type="float" office:value="9.776852E-016" calcext:value-type="float">
            <text:p>9.776852E-16</text:p>
          </table:table-cell>
          <table:table-cell office:value-type="float" office:value="9.888642E-016" calcext:value-type="float">
            <text:p>9.88864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6.53957" calcext:value-type="float">
            <text:p>-36.53957</text:p>
          </table:table-cell>
          <table:table-cell office:value-type="float" office:value="-0.01888562" calcext:value-type="float">
            <text:p>-0.01888562</text:p>
          </table:table-cell>
          <table:table-cell office:value-type="float" office:value="-0.01856544" calcext:value-type="float">
            <text:p>-0.01856544</text:p>
          </table:table-cell>
          <table:table-cell office:value-type="float" office:value="-0.01806709" calcext:value-type="float">
            <text:p>-0.01806709</text:p>
          </table:table-cell>
          <table:table-cell office:value-type="float" office:value="-0.01753673" calcext:value-type="float">
            <text:p>-0.01753673</text:p>
          </table:table-cell>
          <table:table-cell office:value-type="float" office:value="-0.01694506" calcext:value-type="float">
            <text:p>-0.01694506</text:p>
          </table:table-cell>
          <table:table-cell office:value-type="float" office:value="-0.01580561" calcext:value-type="float">
            <text:p>-0.01580561</text:p>
          </table:table-cell>
          <table:table-cell office:value-type="float" office:value="-0.01336587" calcext:value-type="float">
            <text:p>-0.01336587</text:p>
          </table:table-cell>
          <table:table-cell office:value-type="float" office:value="-0.007042128" calcext:value-type="float">
            <text:p>-0.007042128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455.065" calcext:value-type="float">
            <text:p>1455.065</text:p>
          </table:table-cell>
          <table:table-cell office:value-type="float" office:value="0" calcext:value-type="float">
            <text:p>0</text:p>
          </table:table-cell>
          <table:table-cell office:value-type="float" office:value="-0.00972636" calcext:value-type="float">
            <text:p>-0.00972636</text:p>
          </table:table-cell>
          <table:table-cell office:value-type="float" office:value="-0.0005708102" calcext:value-type="float">
            <text:p>-0.00057081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9" calcext:value-type="float">
            <text:p>17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027" calcext:value-type="float">
            <text:p>134.5027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885" calcext:value-type="float">
            <text:p>1254.885</text:p>
          </table:table-cell>
          <table:table-cell office:value-type="float" office:value="392.8656" calcext:value-type="float">
            <text:p>392.8656</text:p>
          </table:table-cell>
          <table:table-cell office:value-type="float" office:value="0" calcext:value-type="float">
            <text:p>0</text:p>
          </table:table-cell>
          <table:table-cell office:value-type="float" office:value="0.0896505" calcext:value-type="float">
            <text:p>0.0896505</text:p>
          </table:table-cell>
          <table:table-cell office:value-type="float" office:value="0.3037867" calcext:value-type="float">
            <text:p>0.3037867</text:p>
          </table:table-cell>
          <table:table-cell office:value-type="float" office:value="0.3043816" calcext:value-type="float">
            <text:p>0.3043816</text:p>
          </table:table-cell>
          <table:table-cell office:value-type="float" office:value="0.3043572" calcext:value-type="float">
            <text:p>0.3043572</text:p>
          </table:table-cell>
          <table:table-cell office:value-type="float" office:value="0.3043204" calcext:value-type="float">
            <text:p>0.3043204</text:p>
          </table:table-cell>
          <table:table-cell office:value-type="float" office:value="0.3051599" calcext:value-type="float">
            <text:p>0.3051599</text:p>
          </table:table-cell>
          <table:table-cell office:value-type="float" office:value="0.3524276" calcext:value-type="float">
            <text:p>0.3524276</text:p>
          </table:table-cell>
          <table:table-cell office:value-type="float" office:value="0.3624239" calcext:value-type="float">
            <text:p>0.3624239</text:p>
          </table:table-cell>
          <table:table-cell office:value-type="float" office:value="0.3876601" calcext:value-type="float">
            <text:p>0.3876601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2E-015" calcext:value-type="float">
            <text:p>1.96002E-15</text:p>
          </table:table-cell>
          <table:table-cell office:value-type="float" office:value="1.910067E-015" calcext:value-type="float">
            <text:p>1.910067E-15</text:p>
          </table:table-cell>
          <table:table-cell office:value-type="float" office:value="9.77678E-016" calcext:value-type="float">
            <text:p>9.77678E-16</text:p>
          </table:table-cell>
          <table:table-cell office:value-type="float" office:value="9.888507E-016" calcext:value-type="float">
            <text:p>9.88850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3.83624" calcext:value-type="float">
            <text:p>-33.83624</text:p>
          </table:table-cell>
          <table:table-cell office:value-type="float" office:value="-0.01745505" calcext:value-type="float">
            <text:p>-0.01745505</text:p>
          </table:table-cell>
          <table:table-cell office:value-type="float" office:value="-0.01722408" calcext:value-type="float">
            <text:p>-0.01722408</text:p>
          </table:table-cell>
          <table:table-cell office:value-type="float" office:value="-0.01725271" calcext:value-type="float">
            <text:p>-0.01725271</text:p>
          </table:table-cell>
          <table:table-cell office:value-type="float" office:value="-0.0172786" calcext:value-type="float">
            <text:p>-0.0172786</text:p>
          </table:table-cell>
          <table:table-cell office:value-type="float" office:value="-0.01694957" calcext:value-type="float">
            <text:p>-0.01694957</text:p>
          </table:table-cell>
          <table:table-cell office:value-type="float" office:value="-0.01589363" calcext:value-type="float">
            <text:p>-0.01589363</text:p>
          </table:table-cell>
          <table:table-cell office:value-type="float" office:value="-0.01341581" calcext:value-type="float">
            <text:p>-0.01341581</text:p>
          </table:table-cell>
          <table:table-cell office:value-type="float" office:value="-0.007045765" calcext:value-type="float">
            <text:p>-0.007045765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459.228" calcext:value-type="float">
            <text:p>1459.228</text:p>
          </table:table-cell>
          <table:table-cell office:value-type="float" office:value="0" calcext:value-type="float">
            <text:p>0</text:p>
          </table:table-cell>
          <table:table-cell office:value-type="float" office:value="-0.0097242" calcext:value-type="float">
            <text:p>-0.0097242</text:p>
          </table:table-cell>
          <table:table-cell office:value-type="float" office:value="-0.0005721082" calcext:value-type="float">
            <text:p>-0.00057210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9" calcext:value-type="float">
            <text:p>18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867" calcext:value-type="float">
            <text:p>134.5867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43" calcext:value-type="float">
            <text:p>1254.43</text:p>
          </table:table-cell>
          <table:table-cell office:value-type="float" office:value="393.2379" calcext:value-type="float">
            <text:p>393.2379</text:p>
          </table:table-cell>
          <table:table-cell office:value-type="float" office:value="0" calcext:value-type="float">
            <text:p>0</text:p>
          </table:table-cell>
          <table:table-cell office:value-type="float" office:value="0.08104882" calcext:value-type="float">
            <text:p>0.08104882</text:p>
          </table:table-cell>
          <table:table-cell office:value-type="float" office:value="0.3008252" calcext:value-type="float">
            <text:p>0.3008252</text:p>
          </table:table-cell>
          <table:table-cell office:value-type="float" office:value="0.3015576" calcext:value-type="float">
            <text:p>0.3015576</text:p>
          </table:table-cell>
          <table:table-cell office:value-type="float" office:value="0.3025727" calcext:value-type="float">
            <text:p>0.3025727</text:p>
          </table:table-cell>
          <table:table-cell office:value-type="float" office:value="0.3036337" calcext:value-type="float">
            <text:p>0.3036337</text:p>
          </table:table-cell>
          <table:table-cell office:value-type="float" office:value="0.3049328" calcext:value-type="float">
            <text:p>0.3049328</text:p>
          </table:table-cell>
          <table:table-cell office:value-type="float" office:value="0.3521235" calcext:value-type="float">
            <text:p>0.3521235</text:p>
          </table:table-cell>
          <table:table-cell office:value-type="float" office:value="0.3621755" calcext:value-type="float">
            <text:p>0.3621755</text:p>
          </table:table-cell>
          <table:table-cell office:value-type="float" office:value="0.3877392" calcext:value-type="float">
            <text:p>0.3877392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284E-015" calcext:value-type="float">
            <text:p>1.960284E-15</text:p>
          </table:table-cell>
          <table:table-cell office:value-type="float" office:value="1.909975E-015" calcext:value-type="float">
            <text:p>1.909975E-15</text:p>
          </table:table-cell>
          <table:table-cell office:value-type="float" office:value="9.776704E-016" calcext:value-type="float">
            <text:p>9.776704E-16</text:p>
          </table:table-cell>
          <table:table-cell office:value-type="float" office:value="9.888348E-016" calcext:value-type="float">
            <text:p>9.88834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38847" calcext:value-type="float">
            <text:p>-63.38847</text:p>
          </table:table-cell>
          <table:table-cell office:value-type="float" office:value="-0.01870172" calcext:value-type="float">
            <text:p>-0.01870172</text:p>
          </table:table-cell>
          <table:table-cell office:value-type="float" office:value="-0.01839163" calcext:value-type="float">
            <text:p>-0.01839163</text:p>
          </table:table-cell>
          <table:table-cell office:value-type="float" office:value="-0.01797507" calcext:value-type="float">
            <text:p>-0.01797507</text:p>
          </table:table-cell>
          <table:table-cell office:value-type="float" office:value="-0.01754835" calcext:value-type="float">
            <text:p>-0.01754835</text:p>
          </table:table-cell>
          <table:table-cell office:value-type="float" office:value="-0.01703424" calcext:value-type="float">
            <text:p>-0.01703424</text:p>
          </table:table-cell>
          <table:table-cell office:value-type="float" office:value="-0.01602704" calcext:value-type="float">
            <text:p>-0.01602704</text:p>
          </table:table-cell>
          <table:table-cell office:value-type="float" office:value="-0.01350464" calcext:value-type="float">
            <text:p>-0.01350464</text:p>
          </table:table-cell>
          <table:table-cell office:value-type="float" office:value="-0.007031941" calcext:value-type="float">
            <text:p>-0.007031941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463.187" calcext:value-type="float">
            <text:p>1463.187</text:p>
          </table:table-cell>
          <table:table-cell office:value-type="float" office:value="0" calcext:value-type="float">
            <text:p>0</text:p>
          </table:table-cell>
          <table:table-cell office:value-type="float" office:value="-0.009726574" calcext:value-type="float">
            <text:p>-0.009726574</text:p>
          </table:table-cell>
          <table:table-cell office:value-type="float" office:value="-0.000573608" calcext:value-type="float">
            <text:p>-0.0005736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9" calcext:value-type="float">
            <text:p>19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379" calcext:value-type="float">
            <text:p>134.5379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363" calcext:value-type="float">
            <text:p>1254.363</text:p>
          </table:table-cell>
          <table:table-cell office:value-type="float" office:value="393.3509" calcext:value-type="float">
            <text:p>393.3509</text:p>
          </table:table-cell>
          <table:table-cell office:value-type="float" office:value="0" calcext:value-type="float">
            <text:p>0</text:p>
          </table:table-cell>
          <table:table-cell office:value-type="float" office:value="0.08566944" calcext:value-type="float">
            <text:p>0.08566944</text:p>
          </table:table-cell>
          <table:table-cell office:value-type="float" office:value="0.3004394" calcext:value-type="float">
            <text:p>0.3004394</text:p>
          </table:table-cell>
          <table:table-cell office:value-type="float" office:value="0.3011678" calcext:value-type="float">
            <text:p>0.3011678</text:p>
          </table:table-cell>
          <table:table-cell office:value-type="float" office:value="0.302266" calcext:value-type="float">
            <text:p>0.302266</text:p>
          </table:table-cell>
          <table:table-cell office:value-type="float" office:value="0.3034045" calcext:value-type="float">
            <text:p>0.3034045</text:p>
          </table:table-cell>
          <table:table-cell office:value-type="float" office:value="0.3046145" calcext:value-type="float">
            <text:p>0.3046145</text:p>
          </table:table-cell>
          <table:table-cell office:value-type="float" office:value="0.3518618" calcext:value-type="float">
            <text:p>0.3518618</text:p>
          </table:table-cell>
          <table:table-cell office:value-type="float" office:value="0.3619726" calcext:value-type="float">
            <text:p>0.3619726</text:p>
          </table:table-cell>
          <table:table-cell office:value-type="float" office:value="0.3877902" calcext:value-type="float">
            <text:p>0.3877902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547E-015" calcext:value-type="float">
            <text:p>1.960547E-15</text:p>
          </table:table-cell>
          <table:table-cell office:value-type="float" office:value="1.909884E-015" calcext:value-type="float">
            <text:p>1.909884E-15</text:p>
          </table:table-cell>
          <table:table-cell office:value-type="float" office:value="9.776627E-016" calcext:value-type="float">
            <text:p>9.776627E-16</text:p>
          </table:table-cell>
          <table:table-cell office:value-type="float" office:value="9.888191E-016" calcext:value-type="float">
            <text:p>9.88819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48628" calcext:value-type="float">
            <text:p>-44.48628</text:p>
          </table:table-cell>
          <table:table-cell office:value-type="float" office:value="-0.01887616" calcext:value-type="float">
            <text:p>-0.01887616</text:p>
          </table:table-cell>
          <table:table-cell office:value-type="float" office:value="-0.01856402" calcext:value-type="float">
            <text:p>-0.01856402</text:p>
          </table:table-cell>
          <table:table-cell office:value-type="float" office:value="-0.01810705" calcext:value-type="float">
            <text:p>-0.01810705</text:p>
          </table:table-cell>
          <table:table-cell office:value-type="float" office:value="-0.01764375" calcext:value-type="float">
            <text:p>-0.01764375</text:p>
          </table:table-cell>
          <table:table-cell office:value-type="float" office:value="-0.01715967" calcext:value-type="float">
            <text:p>-0.01715967</text:p>
          </table:table-cell>
          <table:table-cell office:value-type="float" office:value="-0.01614255" calcext:value-type="float">
            <text:p>-0.01614255</text:p>
          </table:table-cell>
          <table:table-cell office:value-type="float" office:value="-0.0135776" calcext:value-type="float">
            <text:p>-0.0135776</text:p>
          </table:table-cell>
          <table:table-cell office:value-type="float" office:value="-0.007023041" calcext:value-type="float">
            <text:p>-0.007023041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466.888" calcext:value-type="float">
            <text:p>1466.888</text:p>
          </table:table-cell>
          <table:table-cell office:value-type="float" office:value="0" calcext:value-type="float">
            <text:p>0</text:p>
          </table:table-cell>
          <table:table-cell office:value-type="float" office:value="-0.009727311" calcext:value-type="float">
            <text:p>-0.009727311</text:p>
          </table:table-cell>
          <table:table-cell office:value-type="float" office:value="-0.0005749752" calcext:value-type="float">
            <text:p>-0.00057497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9" calcext:value-type="float">
            <text:p>20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11" calcext:value-type="float">
            <text:p>134.511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346" calcext:value-type="float">
            <text:p>1254.346</text:p>
          </table:table-cell>
          <table:table-cell office:value-type="float" office:value="393.3918" calcext:value-type="float">
            <text:p>393.3918</text:p>
          </table:table-cell>
          <table:table-cell office:value-type="float" office:value="0" calcext:value-type="float">
            <text:p>0</text:p>
          </table:table-cell>
          <table:table-cell office:value-type="float" office:value="0.08815274" calcext:value-type="float">
            <text:p>0.08815274</text:p>
          </table:table-cell>
          <table:table-cell office:value-type="float" office:value="0.3004008" calcext:value-type="float">
            <text:p>0.3004008</text:p>
          </table:table-cell>
          <table:table-cell office:value-type="float" office:value="0.3011356" calcext:value-type="float">
            <text:p>0.3011356</text:p>
          </table:table-cell>
          <table:table-cell office:value-type="float" office:value="0.3022604" calcext:value-type="float">
            <text:p>0.3022604</text:p>
          </table:table-cell>
          <table:table-cell office:value-type="float" office:value="0.3034058" calcext:value-type="float">
            <text:p>0.3034058</text:p>
          </table:table-cell>
          <table:table-cell office:value-type="float" office:value="0.3045668" calcext:value-type="float">
            <text:p>0.3045668</text:p>
          </table:table-cell>
          <table:table-cell office:value-type="float" office:value="0.3517041" calcext:value-type="float">
            <text:p>0.3517041</text:p>
          </table:table-cell>
          <table:table-cell office:value-type="float" office:value="0.3618079" calcext:value-type="float">
            <text:p>0.3618079</text:p>
          </table:table-cell>
          <table:table-cell office:value-type="float" office:value="0.3878212" calcext:value-type="float">
            <text:p>0.3878212</text:p>
          </table:table-cell>
          <table:table-cell office:value-type="float" office:value="0.4139529" calcext:value-type="float">
            <text:p>0.413952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797E-015" calcext:value-type="float">
            <text:p>1.960797E-15</text:p>
          </table:table-cell>
          <table:table-cell office:value-type="float" office:value="1.909797E-015" calcext:value-type="float">
            <text:p>1.909797E-15</text:p>
          </table:table-cell>
          <table:table-cell office:value-type="float" office:value="9.77655E-016" calcext:value-type="float">
            <text:p>9.77655E-16</text:p>
          </table:table-cell>
          <table:table-cell office:value-type="float" office:value="9.888048E-016" calcext:value-type="float">
            <text:p>9.88804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7.90755" calcext:value-type="float">
            <text:p>-37.90755</text:p>
          </table:table-cell>
          <table:table-cell office:value-type="float" office:value="-0.01889241" calcext:value-type="float">
            <text:p>-0.01889241</text:p>
          </table:table-cell>
          <table:table-cell office:value-type="float" office:value="-0.01857801" calcext:value-type="float">
            <text:p>-0.01857801</text:p>
          </table:table-cell>
          <table:table-cell office:value-type="float" office:value="-0.01810933" calcext:value-type="float">
            <text:p>-0.01810933</text:p>
          </table:table-cell>
          <table:table-cell office:value-type="float" office:value="-0.01764288" calcext:value-type="float">
            <text:p>-0.01764288</text:p>
          </table:table-cell>
          <table:table-cell office:value-type="float" office:value="-0.01717846" calcext:value-type="float">
            <text:p>-0.01717846</text:p>
          </table:table-cell>
          <table:table-cell office:value-type="float" office:value="-0.0162129" calcext:value-type="float">
            <text:p>-0.0162129</text:p>
          </table:table-cell>
          <table:table-cell office:value-type="float" office:value="-0.01363727" calcext:value-type="float">
            <text:p>-0.01363727</text:p>
          </table:table-cell>
          <table:table-cell office:value-type="float" office:value="-0.007017638" calcext:value-type="float">
            <text:p>-0.007017638</text:p>
          </table:table-cell>
          <table:table-cell office:value-type="float" office:value="-0.003763401" calcext:value-type="float">
            <text:p>-0.003763401</text:p>
          </table:table-cell>
          <table:table-cell office:value-type="float" office:value="1470.515" calcext:value-type="float">
            <text:p>1470.515</text:p>
          </table:table-cell>
          <table:table-cell office:value-type="float" office:value="0" calcext:value-type="float">
            <text:p>0</text:p>
          </table:table-cell>
          <table:table-cell office:value-type="float" office:value="-0.009724914" calcext:value-type="float">
            <text:p>-0.009724914</text:p>
          </table:table-cell>
          <table:table-cell office:value-type="float" office:value="-0.0005762496" calcext:value-type="float">
            <text:p>-0.00057624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9" calcext:value-type="float">
            <text:p>21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501" calcext:value-type="float">
            <text:p>134.5501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271" calcext:value-type="float">
            <text:p>1254.271</text:p>
          </table:table-cell>
          <table:table-cell office:value-type="float" office:value="393.4275" calcext:value-type="float">
            <text:p>393.4275</text:p>
          </table:table-cell>
          <table:table-cell office:value-type="float" office:value="0" calcext:value-type="float">
            <text:p>0</text:p>
          </table:table-cell>
          <table:table-cell office:value-type="float" office:value="0.08446626" calcext:value-type="float">
            <text:p>0.08446626</text:p>
          </table:table-cell>
          <table:table-cell office:value-type="float" office:value="0.3003199" calcext:value-type="float">
            <text:p>0.3003199</text:p>
          </table:table-cell>
          <table:table-cell office:value-type="float" office:value="0.3010779" calcext:value-type="float">
            <text:p>0.3010779</text:p>
          </table:table-cell>
          <table:table-cell office:value-type="float" office:value="0.3022195" calcext:value-type="float">
            <text:p>0.3022195</text:p>
          </table:table-cell>
          <table:table-cell office:value-type="float" office:value="0.3033684" calcext:value-type="float">
            <text:p>0.3033684</text:p>
          </table:table-cell>
          <table:table-cell office:value-type="float" office:value="0.3045217" calcext:value-type="float">
            <text:p>0.3045217</text:p>
          </table:table-cell>
          <table:table-cell office:value-type="float" office:value="0.3516139" calcext:value-type="float">
            <text:p>0.3516139</text:p>
          </table:table-cell>
          <table:table-cell office:value-type="float" office:value="0.361678" calcext:value-type="float">
            <text:p>0.361678</text:p>
          </table:table-cell>
          <table:table-cell office:value-type="float" office:value="0.3878382" calcext:value-type="float">
            <text:p>0.3878382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038E-015" calcext:value-type="float">
            <text:p>1.961038E-15</text:p>
          </table:table-cell>
          <table:table-cell office:value-type="float" office:value="1.909713E-015" calcext:value-type="float">
            <text:p>1.909713E-15</text:p>
          </table:table-cell>
          <table:table-cell office:value-type="float" office:value="9.776479E-016" calcext:value-type="float">
            <text:p>9.776479E-16</text:p>
          </table:table-cell>
          <table:table-cell office:value-type="float" office:value="9.88791E-016" calcext:value-type="float">
            <text:p>9.8879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77089" calcext:value-type="float">
            <text:p>-48.77089</text:p>
          </table:table-cell>
          <table:table-cell office:value-type="float" office:value="-0.01892816" calcext:value-type="float">
            <text:p>-0.01892816</text:p>
          </table:table-cell>
          <table:table-cell office:value-type="float" office:value="-0.0186026" calcext:value-type="float">
            <text:p>-0.0186026</text:p>
          </table:table-cell>
          <table:table-cell office:value-type="float" office:value="-0.01812627" calcext:value-type="float">
            <text:p>-0.01812627</text:p>
          </table:table-cell>
          <table:table-cell office:value-type="float" office:value="-0.01765794" calcext:value-type="float">
            <text:p>-0.01765794</text:p>
          </table:table-cell>
          <table:table-cell office:value-type="float" office:value="-0.01719611" calcext:value-type="float">
            <text:p>-0.01719611</text:p>
          </table:table-cell>
          <table:table-cell office:value-type="float" office:value="-0.01625321" calcext:value-type="float">
            <text:p>-0.01625321</text:p>
          </table:table-cell>
          <table:table-cell office:value-type="float" office:value="-0.01368447" calcext:value-type="float">
            <text:p>-0.01368447</text:p>
          </table:table-cell>
          <table:table-cell office:value-type="float" office:value="-0.007014653" calcext:value-type="float">
            <text:p>-0.007014653</text:p>
          </table:table-cell>
          <table:table-cell office:value-type="float" office:value="-0.00376339" calcext:value-type="float">
            <text:p>-0.00376339</text:p>
          </table:table-cell>
          <table:table-cell office:value-type="float" office:value="1474.131" calcext:value-type="float">
            <text:p>1474.131</text:p>
          </table:table-cell>
          <table:table-cell office:value-type="float" office:value="0" calcext:value-type="float">
            <text:p>0</text:p>
          </table:table-cell>
          <table:table-cell office:value-type="float" office:value="-0.009727121" calcext:value-type="float">
            <text:p>-0.009727121</text:p>
          </table:table-cell>
          <table:table-cell office:value-type="float" office:value="-0.00057744" calcext:value-type="float">
            <text:p>-0.000577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9" calcext:value-type="float">
            <text:p>22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405" calcext:value-type="float">
            <text:p>134.540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249" calcext:value-type="float">
            <text:p>1254.249</text:p>
          </table:table-cell>
          <table:table-cell office:value-type="float" office:value="393.4583" calcext:value-type="float">
            <text:p>393.4583</text:p>
          </table:table-cell>
          <table:table-cell office:value-type="float" office:value="0" calcext:value-type="float">
            <text:p>0</text:p>
          </table:table-cell>
          <table:table-cell office:value-type="float" office:value="0.08541838" calcext:value-type="float">
            <text:p>0.08541838</text:p>
          </table:table-cell>
          <table:table-cell office:value-type="float" office:value="0.3002881" calcext:value-type="float">
            <text:p>0.3002881</text:p>
          </table:table-cell>
          <table:table-cell office:value-type="float" office:value="0.3010428" calcext:value-type="float">
            <text:p>0.3010428</text:p>
          </table:table-cell>
          <table:table-cell office:value-type="float" office:value="0.3021779" calcext:value-type="float">
            <text:p>0.3021779</text:p>
          </table:table-cell>
          <table:table-cell office:value-type="float" office:value="0.3033245" calcext:value-type="float">
            <text:p>0.3033245</text:p>
          </table:table-cell>
          <table:table-cell office:value-type="float" office:value="0.3044794" calcext:value-type="float">
            <text:p>0.3044794</text:p>
          </table:table-cell>
          <table:table-cell office:value-type="float" office:value="0.3515537" calcext:value-type="float">
            <text:p>0.3515537</text:p>
          </table:table-cell>
          <table:table-cell office:value-type="float" office:value="0.3615775" calcext:value-type="float">
            <text:p>0.3615775</text:p>
          </table:table-cell>
          <table:table-cell office:value-type="float" office:value="0.387846" calcext:value-type="float">
            <text:p>0.387846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291E-015" calcext:value-type="float">
            <text:p>1.961291E-15</text:p>
          </table:table-cell>
          <table:table-cell office:value-type="float" office:value="1.909625E-015" calcext:value-type="float">
            <text:p>1.909625E-15</text:p>
          </table:table-cell>
          <table:table-cell office:value-type="float" office:value="9.776388E-016" calcext:value-type="float">
            <text:p>9.776388E-16</text:p>
          </table:table-cell>
          <table:table-cell office:value-type="float" office:value="9.88777E-016" calcext:value-type="float">
            <text:p>9.8877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68109" calcext:value-type="float">
            <text:p>-45.68109</text:p>
          </table:table-cell>
          <table:table-cell office:value-type="float" office:value="-0.01894207" calcext:value-type="float">
            <text:p>-0.01894207</text:p>
          </table:table-cell>
          <table:table-cell office:value-type="float" office:value="-0.01861769" calcext:value-type="float">
            <text:p>-0.01861769</text:p>
          </table:table-cell>
          <table:table-cell office:value-type="float" office:value="-0.01814366" calcext:value-type="float">
            <text:p>-0.01814366</text:p>
          </table:table-cell>
          <table:table-cell office:value-type="float" office:value="-0.01767572" calcext:value-type="float">
            <text:p>-0.01767572</text:p>
          </table:table-cell>
          <table:table-cell office:value-type="float" office:value="-0.01721275" calcext:value-type="float">
            <text:p>-0.01721275</text:p>
          </table:table-cell>
          <table:table-cell office:value-type="float" office:value="-0.01628022" calcext:value-type="float">
            <text:p>-0.01628022</text:p>
          </table:table-cell>
          <table:table-cell office:value-type="float" office:value="-0.01372117" calcext:value-type="float">
            <text:p>-0.01372117</text:p>
          </table:table-cell>
          <table:table-cell office:value-type="float" office:value="-0.007013306" calcext:value-type="float">
            <text:p>-0.007013306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477.748" calcext:value-type="float">
            <text:p>1477.748</text:p>
          </table:table-cell>
          <table:table-cell office:value-type="float" office:value="0" calcext:value-type="float">
            <text:p>0</text:p>
          </table:table-cell>
          <table:table-cell office:value-type="float" office:value="-0.00972432" calcext:value-type="float">
            <text:p>-0.00972432</text:p>
          </table:table-cell>
          <table:table-cell office:value-type="float" office:value="-0.0005786911" calcext:value-type="float">
            <text:p>-0.00057869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9" calcext:value-type="float">
            <text:p>23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482" calcext:value-type="float">
            <text:p>134.5482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215" calcext:value-type="float">
            <text:p>1254.215</text:p>
          </table:table-cell>
          <table:table-cell office:value-type="float" office:value="393.4842" calcext:value-type="float">
            <text:p>393.4842</text:p>
          </table:table-cell>
          <table:table-cell office:value-type="float" office:value="0" calcext:value-type="float">
            <text:p>0</text:p>
          </table:table-cell>
          <table:table-cell office:value-type="float" office:value="0.08451028" calcext:value-type="float">
            <text:p>0.08451028</text:p>
          </table:table-cell>
          <table:table-cell office:value-type="float" office:value="0.3002867" calcext:value-type="float">
            <text:p>0.3002867</text:p>
          </table:table-cell>
          <table:table-cell office:value-type="float" office:value="0.301014" calcext:value-type="float">
            <text:p>0.301014</text:p>
          </table:table-cell>
          <table:table-cell office:value-type="float" office:value="0.3021403" calcext:value-type="float">
            <text:p>0.3021403</text:p>
          </table:table-cell>
          <table:table-cell office:value-type="float" office:value="0.3032857" calcext:value-type="float">
            <text:p>0.3032857</text:p>
          </table:table-cell>
          <table:table-cell office:value-type="float" office:value="0.3044431" calcext:value-type="float">
            <text:p>0.3044431</text:p>
          </table:table-cell>
          <table:table-cell office:value-type="float" office:value="0.3515077" calcext:value-type="float">
            <text:p>0.3515077</text:p>
          </table:table-cell>
          <table:table-cell office:value-type="float" office:value="0.3615003" calcext:value-type="float">
            <text:p>0.3615003</text:p>
          </table:table-cell>
          <table:table-cell office:value-type="float" office:value="0.3878477" calcext:value-type="float">
            <text:p>0.387847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571E-015" calcext:value-type="float">
            <text:p>1.961571E-15</text:p>
          </table:table-cell>
          <table:table-cell office:value-type="float" office:value="1.909528E-015" calcext:value-type="float">
            <text:p>1.909528E-15</text:p>
          </table:table-cell>
          <table:table-cell office:value-type="float" office:value="9.776275E-016" calcext:value-type="float">
            <text:p>9.776275E-16</text:p>
          </table:table-cell>
          <table:table-cell office:value-type="float" office:value="9.887626E-016" calcext:value-type="float">
            <text:p>9.88762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09592" calcext:value-type="float">
            <text:p>-49.09592</text:p>
          </table:table-cell>
          <table:table-cell office:value-type="float" office:value="-0.0189434" calcext:value-type="float">
            <text:p>-0.0189434</text:p>
          </table:table-cell>
          <table:table-cell office:value-type="float" office:value="-0.01863042" calcext:value-type="float">
            <text:p>-0.01863042</text:p>
          </table:table-cell>
          <table:table-cell office:value-type="float" office:value="-0.01815947" calcext:value-type="float">
            <text:p>-0.01815947</text:p>
          </table:table-cell>
          <table:table-cell office:value-type="float" office:value="-0.01769142" calcext:value-type="float">
            <text:p>-0.01769142</text:p>
          </table:table-cell>
          <table:table-cell office:value-type="float" office:value="-0.01722703" calcext:value-type="float">
            <text:p>-0.01722703</text:p>
          </table:table-cell>
          <table:table-cell office:value-type="float" office:value="-0.01630079" calcext:value-type="float">
            <text:p>-0.01630079</text:p>
          </table:table-cell>
          <table:table-cell office:value-type="float" office:value="-0.01374939" calcext:value-type="float">
            <text:p>-0.01374939</text:p>
          </table:table-cell>
          <table:table-cell office:value-type="float" office:value="-0.007012994" calcext:value-type="float">
            <text:p>-0.007012994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481.364" calcext:value-type="float">
            <text:p>1481.364</text:p>
          </table:table-cell>
          <table:table-cell office:value-type="float" office:value="0" calcext:value-type="float">
            <text:p>0</text:p>
          </table:table-cell>
          <table:table-cell office:value-type="float" office:value="-0.009722892" calcext:value-type="float">
            <text:p>-0.009722892</text:p>
          </table:table-cell>
          <table:table-cell office:value-type="float" office:value="-0.0005799975" calcext:value-type="float">
            <text:p>-0.00057999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9" calcext:value-type="float">
            <text:p>24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713" calcext:value-type="float">
            <text:p>134.5713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169" calcext:value-type="float">
            <text:p>1254.169</text:p>
          </table:table-cell>
          <table:table-cell office:value-type="float" office:value="393.5073" calcext:value-type="float">
            <text:p>393.5073</text:p>
          </table:table-cell>
          <table:table-cell office:value-type="float" office:value="0" calcext:value-type="float">
            <text:p>0</text:p>
          </table:table-cell>
          <table:table-cell office:value-type="float" office:value="0.08181352" calcext:value-type="float">
            <text:p>0.08181352</text:p>
          </table:table-cell>
          <table:table-cell office:value-type="float" office:value="0.3003047" calcext:value-type="float">
            <text:p>0.3003047</text:p>
          </table:table-cell>
          <table:table-cell office:value-type="float" office:value="0.3010121" calcext:value-type="float">
            <text:p>0.3010121</text:p>
          </table:table-cell>
          <table:table-cell office:value-type="float" office:value="0.3021203" calcext:value-type="float">
            <text:p>0.3021203</text:p>
          </table:table-cell>
          <table:table-cell office:value-type="float" office:value="0.3032585" calcext:value-type="float">
            <text:p>0.3032585</text:p>
          </table:table-cell>
          <table:table-cell office:value-type="float" office:value="0.3044155" calcext:value-type="float">
            <text:p>0.3044155</text:p>
          </table:table-cell>
          <table:table-cell office:value-type="float" office:value="0.3514725" calcext:value-type="float">
            <text:p>0.3514725</text:p>
          </table:table-cell>
          <table:table-cell office:value-type="float" office:value="0.3614406" calcext:value-type="float">
            <text:p>0.3614406</text:p>
          </table:table-cell>
          <table:table-cell office:value-type="float" office:value="0.3878458" calcext:value-type="float">
            <text:p>0.3878458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866E-015" calcext:value-type="float">
            <text:p>1.961866E-15</text:p>
          </table:table-cell>
          <table:table-cell office:value-type="float" office:value="1.909428E-015" calcext:value-type="float">
            <text:p>1.909428E-15</text:p>
          </table:table-cell>
          <table:table-cell office:value-type="float" office:value="9.776141E-016" calcext:value-type="float">
            <text:p>9.776141E-16</text:p>
          </table:table-cell>
          <table:table-cell office:value-type="float" office:value="9.887478E-016" calcext:value-type="float">
            <text:p>9.88747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78935" calcext:value-type="float">
            <text:p>-58.78935</text:p>
          </table:table-cell>
          <table:table-cell office:value-type="float" office:value="-0.0189348" calcext:value-type="float">
            <text:p>-0.0189348</text:p>
          </table:table-cell>
          <table:table-cell office:value-type="float" office:value="-0.01863142" calcext:value-type="float">
            <text:p>-0.01863142</text:p>
          </table:table-cell>
          <table:table-cell office:value-type="float" office:value="-0.01816794" calcext:value-type="float">
            <text:p>-0.01816794</text:p>
          </table:table-cell>
          <table:table-cell office:value-type="float" office:value="-0.01770256" calcext:value-type="float">
            <text:p>-0.01770256</text:p>
          </table:table-cell>
          <table:table-cell office:value-type="float" office:value="-0.01723796" calcext:value-type="float">
            <text:p>-0.01723796</text:p>
          </table:table-cell>
          <table:table-cell office:value-type="float" office:value="-0.01631656" calcext:value-type="float">
            <text:p>-0.01631656</text:p>
          </table:table-cell>
          <table:table-cell office:value-type="float" office:value="-0.01377127" calcext:value-type="float">
            <text:p>-0.01377127</text:p>
          </table:table-cell>
          <table:table-cell office:value-type="float" office:value="-0.007013315" calcext:value-type="float">
            <text:p>-0.007013315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484.98" calcext:value-type="float">
            <text:p>1484.98</text:p>
          </table:table-cell>
          <table:table-cell office:value-type="float" office:value="0" calcext:value-type="float">
            <text:p>0</text:p>
          </table:table-cell>
          <table:table-cell office:value-type="float" office:value="-0.009721325" calcext:value-type="float">
            <text:p>-0.009721325</text:p>
          </table:table-cell>
          <table:table-cell office:value-type="float" office:value="-0.000581496" calcext:value-type="float">
            <text:p>-0.0005814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9" calcext:value-type="float">
            <text:p>25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676" calcext:value-type="float">
            <text:p>134.5676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152" calcext:value-type="float">
            <text:p>1254.152</text:p>
          </table:table-cell>
          <table:table-cell office:value-type="float" office:value="393.5292" calcext:value-type="float">
            <text:p>393.5292</text:p>
          </table:table-cell>
          <table:table-cell office:value-type="float" office:value="0" calcext:value-type="float">
            <text:p>0</text:p>
          </table:table-cell>
          <table:table-cell office:value-type="float" office:value="0.08181404" calcext:value-type="float">
            <text:p>0.08181404</text:p>
          </table:table-cell>
          <table:table-cell office:value-type="float" office:value="0.3002711" calcext:value-type="float">
            <text:p>0.3002711</text:p>
          </table:table-cell>
          <table:table-cell office:value-type="float" office:value="0.301004" calcext:value-type="float">
            <text:p>0.301004</text:p>
          </table:table-cell>
          <table:table-cell office:value-type="float" office:value="0.3021106" calcext:value-type="float">
            <text:p>0.3021106</text:p>
          </table:table-cell>
          <table:table-cell office:value-type="float" office:value="0.3032411" calcext:value-type="float">
            <text:p>0.3032411</text:p>
          </table:table-cell>
          <table:table-cell office:value-type="float" office:value="0.3043964" calcext:value-type="float">
            <text:p>0.3043964</text:p>
          </table:table-cell>
          <table:table-cell office:value-type="float" office:value="0.3514457" calcext:value-type="float">
            <text:p>0.3514457</text:p>
          </table:table-cell>
          <table:table-cell office:value-type="float" office:value="0.3613944" calcext:value-type="float">
            <text:p>0.3613944</text:p>
          </table:table-cell>
          <table:table-cell office:value-type="float" office:value="0.3878414" calcext:value-type="float">
            <text:p>0.3878414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175E-015" calcext:value-type="float">
            <text:p>1.962175E-15</text:p>
          </table:table-cell>
          <table:table-cell office:value-type="float" office:value="1.909319E-015" calcext:value-type="float">
            <text:p>1.909319E-15</text:p>
          </table:table-cell>
          <table:table-cell office:value-type="float" office:value="9.776049E-016" calcext:value-type="float">
            <text:p>9.776049E-16</text:p>
          </table:table-cell>
          <table:table-cell office:value-type="float" office:value="9.88728E-016" calcext:value-type="float">
            <text:p>9.8872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59684" calcext:value-type="float">
            <text:p>-59.59684</text:p>
          </table:table-cell>
          <table:table-cell office:value-type="float" office:value="-0.01894803" calcext:value-type="float">
            <text:p>-0.01894803</text:p>
          </table:table-cell>
          <table:table-cell office:value-type="float" office:value="-0.0186347" calcext:value-type="float">
            <text:p>-0.0186347</text:p>
          </table:table-cell>
          <table:table-cell office:value-type="float" office:value="-0.01817201" calcext:value-type="float">
            <text:p>-0.01817201</text:p>
          </table:table-cell>
          <table:table-cell office:value-type="float" office:value="-0.01770963" calcext:value-type="float">
            <text:p>-0.01770963</text:p>
          </table:table-cell>
          <table:table-cell office:value-type="float" office:value="-0.01724553" calcext:value-type="float">
            <text:p>-0.01724553</text:p>
          </table:table-cell>
          <table:table-cell office:value-type="float" office:value="-0.01632864" calcext:value-type="float">
            <text:p>-0.01632864</text:p>
          </table:table-cell>
          <table:table-cell office:value-type="float" office:value="-0.01378825" calcext:value-type="float">
            <text:p>-0.01378825</text:p>
          </table:table-cell>
          <table:table-cell office:value-type="float" office:value="-0.007014085" calcext:value-type="float">
            <text:p>-0.007014085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488.597" calcext:value-type="float">
            <text:p>1488.597</text:p>
          </table:table-cell>
          <table:table-cell office:value-type="float" office:value="0" calcext:value-type="float">
            <text:p>0</text:p>
          </table:table-cell>
          <table:table-cell office:value-type="float" office:value="-0.009722609" calcext:value-type="float">
            <text:p>-0.009722609</text:p>
          </table:table-cell>
          <table:table-cell office:value-type="float" office:value="-0.0005828884" calcext:value-type="float">
            <text:p>-0.000582888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9" calcext:value-type="float">
            <text:p>26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261" calcext:value-type="float">
            <text:p>134.5261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175" calcext:value-type="float">
            <text:p>1254.175</text:p>
          </table:table-cell>
          <table:table-cell office:value-type="float" office:value="393.5512" calcext:value-type="float">
            <text:p>393.5512</text:p>
          </table:table-cell>
          <table:table-cell office:value-type="float" office:value="0" calcext:value-type="float">
            <text:p>0</text:p>
          </table:table-cell>
          <table:table-cell office:value-type="float" office:value="0.08573211" calcext:value-type="float">
            <text:p>0.08573211</text:p>
          </table:table-cell>
          <table:table-cell office:value-type="float" office:value="0.3002425" calcext:value-type="float">
            <text:p>0.3002425</text:p>
          </table:table-cell>
          <table:table-cell office:value-type="float" office:value="0.3009781" calcext:value-type="float">
            <text:p>0.3009781</text:p>
          </table:table-cell>
          <table:table-cell office:value-type="float" office:value="0.3020906" calcext:value-type="float">
            <text:p>0.3020906</text:p>
          </table:table-cell>
          <table:table-cell office:value-type="float" office:value="0.3032244" calcext:value-type="float">
            <text:p>0.3032244</text:p>
          </table:table-cell>
          <table:table-cell office:value-type="float" office:value="0.3043813" calcext:value-type="float">
            <text:p>0.3043813</text:p>
          </table:table-cell>
          <table:table-cell office:value-type="float" office:value="0.3514256" calcext:value-type="float">
            <text:p>0.3514256</text:p>
          </table:table-cell>
          <table:table-cell office:value-type="float" office:value="0.3613581" calcext:value-type="float">
            <text:p>0.3613581</text:p>
          </table:table-cell>
          <table:table-cell office:value-type="float" office:value="0.3878366" calcext:value-type="float">
            <text:p>0.3878366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472E-015" calcext:value-type="float">
            <text:p>1.962472E-15</text:p>
          </table:table-cell>
          <table:table-cell office:value-type="float" office:value="1.909213E-015" calcext:value-type="float">
            <text:p>1.909213E-15</text:p>
          </table:table-cell>
          <table:table-cell office:value-type="float" office:value="9.775983E-016" calcext:value-type="float">
            <text:p>9.775983E-16</text:p>
          </table:table-cell>
          <table:table-cell office:value-type="float" office:value="9.887083E-016" calcext:value-type="float">
            <text:p>9.88708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90414" calcext:value-type="float">
            <text:p>-42.90414</text:p>
          </table:table-cell>
          <table:table-cell office:value-type="float" office:value="-0.01896144" calcext:value-type="float">
            <text:p>-0.01896144</text:p>
          </table:table-cell>
          <table:table-cell office:value-type="float" office:value="-0.01864585" calcext:value-type="float">
            <text:p>-0.01864585</text:p>
          </table:table-cell>
          <table:table-cell office:value-type="float" office:value="-0.01818037" calcext:value-type="float">
            <text:p>-0.01818037</text:p>
          </table:table-cell>
          <table:table-cell office:value-type="float" office:value="-0.01771647" calcext:value-type="float">
            <text:p>-0.01771647</text:p>
          </table:table-cell>
          <table:table-cell office:value-type="float" office:value="-0.01725152" calcext:value-type="float">
            <text:p>-0.01725152</text:p>
          </table:table-cell>
          <table:table-cell office:value-type="float" office:value="-0.01633766" calcext:value-type="float">
            <text:p>-0.01633766</text:p>
          </table:table-cell>
          <table:table-cell office:value-type="float" office:value="-0.01380159" calcext:value-type="float">
            <text:p>-0.01380159</text:p>
          </table:table-cell>
          <table:table-cell office:value-type="float" office:value="-0.007014907" calcext:value-type="float">
            <text:p>-0.007014907</text:p>
          </table:table-cell>
          <table:table-cell office:value-type="float" office:value="-0.003763401" calcext:value-type="float">
            <text:p>-0.003763401</text:p>
          </table:table-cell>
          <table:table-cell office:value-type="float" office:value="1492.202" calcext:value-type="float">
            <text:p>1492.202</text:p>
          </table:table-cell>
          <table:table-cell office:value-type="float" office:value="0" calcext:value-type="float">
            <text:p>0</text:p>
          </table:table-cell>
          <table:table-cell office:value-type="float" office:value="-0.009721946" calcext:value-type="float">
            <text:p>-0.009721946</text:p>
          </table:table-cell>
          <table:table-cell office:value-type="float" office:value="-0.0005841556" calcext:value-type="float">
            <text:p>-0.00058415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9" calcext:value-type="float">
            <text:p>27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138" calcext:value-type="float">
            <text:p>134.5138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172" calcext:value-type="float">
            <text:p>1254.172</text:p>
          </table:table-cell>
          <table:table-cell office:value-type="float" office:value="393.5688" calcext:value-type="float">
            <text:p>393.5688</text:p>
          </table:table-cell>
          <table:table-cell office:value-type="float" office:value="0" calcext:value-type="float">
            <text:p>0</text:p>
          </table:table-cell>
          <table:table-cell office:value-type="float" office:value="0.08678319" calcext:value-type="float">
            <text:p>0.08678319</text:p>
          </table:table-cell>
          <table:table-cell office:value-type="float" office:value="0.3002122" calcext:value-type="float">
            <text:p>0.3002122</text:p>
          </table:table-cell>
          <table:table-cell office:value-type="float" office:value="0.3009446" calcext:value-type="float">
            <text:p>0.3009446</text:p>
          </table:table-cell>
          <table:table-cell office:value-type="float" office:value="0.3020651" calcext:value-type="float">
            <text:p>0.3020651</text:p>
          </table:table-cell>
          <table:table-cell office:value-type="float" office:value="0.3032061" calcext:value-type="float">
            <text:p>0.3032061</text:p>
          </table:table-cell>
          <table:table-cell office:value-type="float" office:value="0.304367" calcext:value-type="float">
            <text:p>0.304367</text:p>
          </table:table-cell>
          <table:table-cell office:value-type="float" office:value="0.3514106" calcext:value-type="float">
            <text:p>0.3514106</text:p>
          </table:table-cell>
          <table:table-cell office:value-type="float" office:value="0.36133" calcext:value-type="float">
            <text:p>0.36133</text:p>
          </table:table-cell>
          <table:table-cell office:value-type="float" office:value="0.3878317" calcext:value-type="float">
            <text:p>0.387831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022E-015" calcext:value-type="float">
            <text:p>1.961022E-15</text:p>
          </table:table-cell>
          <table:table-cell office:value-type="float" office:value="1.909106E-015" calcext:value-type="float">
            <text:p>1.909106E-15</text:p>
          </table:table-cell>
          <table:table-cell office:value-type="float" office:value="9.775869E-016" calcext:value-type="float">
            <text:p>9.775869E-16</text:p>
          </table:table-cell>
          <table:table-cell office:value-type="float" office:value="9.886914E-016" calcext:value-type="float">
            <text:p>9.88691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1.21218" calcext:value-type="float">
            <text:p>-41.21218</text:p>
          </table:table-cell>
          <table:table-cell office:value-type="float" office:value="-0.01897524" calcext:value-type="float">
            <text:p>-0.01897524</text:p>
          </table:table-cell>
          <table:table-cell office:value-type="float" office:value="-0.01866046" calcext:value-type="float">
            <text:p>-0.01866046</text:p>
          </table:table-cell>
          <table:table-cell office:value-type="float" office:value="-0.01819114" calcext:value-type="float">
            <text:p>-0.01819114</text:p>
          </table:table-cell>
          <table:table-cell office:value-type="float" office:value="-0.01772391" calcext:value-type="float">
            <text:p>-0.01772391</text:p>
          </table:table-cell>
          <table:table-cell office:value-type="float" office:value="-0.01725715" calcext:value-type="float">
            <text:p>-0.01725715</text:p>
          </table:table-cell>
          <table:table-cell office:value-type="float" office:value="-0.01634439" calcext:value-type="float">
            <text:p>-0.01634439</text:p>
          </table:table-cell>
          <table:table-cell office:value-type="float" office:value="-0.01381195" calcext:value-type="float">
            <text:p>-0.01381195</text:p>
          </table:table-cell>
          <table:table-cell office:value-type="float" office:value="-0.007015754" calcext:value-type="float">
            <text:p>-0.007015754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495.807" calcext:value-type="float">
            <text:p>1495.807</text:p>
          </table:table-cell>
          <table:table-cell office:value-type="float" office:value="0" calcext:value-type="float">
            <text:p>0</text:p>
          </table:table-cell>
          <table:table-cell office:value-type="float" office:value="-0.009720926" calcext:value-type="float">
            <text:p>-0.009720926</text:p>
          </table:table-cell>
          <table:table-cell office:value-type="float" office:value="-0.0005855883" calcext:value-type="float">
            <text:p>-0.00058558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9" calcext:value-type="float">
            <text:p>28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6513" calcext:value-type="float">
            <text:p>134.6513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22" calcext:value-type="float">
            <text:p>1254.022</text:p>
          </table:table-cell>
          <table:table-cell office:value-type="float" office:value="393.584" calcext:value-type="float">
            <text:p>393.584</text:p>
          </table:table-cell>
          <table:table-cell office:value-type="float" office:value="0" calcext:value-type="float">
            <text:p>0</text:p>
          </table:table-cell>
          <table:table-cell office:value-type="float" office:value="0.07267497" calcext:value-type="float">
            <text:p>0.07267497</text:p>
          </table:table-cell>
          <table:table-cell office:value-type="float" office:value="0.3002362" calcext:value-type="float">
            <text:p>0.3002362</text:p>
          </table:table-cell>
          <table:table-cell office:value-type="float" office:value="0.3009388" calcext:value-type="float">
            <text:p>0.3009388</text:p>
          </table:table-cell>
          <table:table-cell office:value-type="float" office:value="0.3020462" calcext:value-type="float">
            <text:p>0.3020462</text:p>
          </table:table-cell>
          <table:table-cell office:value-type="float" office:value="0.3031876" calcext:value-type="float">
            <text:p>0.3031876</text:p>
          </table:table-cell>
          <table:table-cell office:value-type="float" office:value="0.3043526" calcext:value-type="float">
            <text:p>0.3043526</text:p>
          </table:table-cell>
          <table:table-cell office:value-type="float" office:value="0.3513971" calcext:value-type="float">
            <text:p>0.3513971</text:p>
          </table:table-cell>
          <table:table-cell office:value-type="float" office:value="0.3613087" calcext:value-type="float">
            <text:p>0.3613087</text:p>
          </table:table-cell>
          <table:table-cell office:value-type="float" office:value="0.3878267" calcext:value-type="float">
            <text:p>0.387826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347E-015" calcext:value-type="float">
            <text:p>1.961347E-15</text:p>
          </table:table-cell>
          <table:table-cell office:value-type="float" office:value="1.908988E-015" calcext:value-type="float">
            <text:p>1.908988E-15</text:p>
          </table:table-cell>
          <table:table-cell office:value-type="float" office:value="9.775733E-016" calcext:value-type="float">
            <text:p>9.775733E-16</text:p>
          </table:table-cell>
          <table:table-cell office:value-type="float" office:value="9.886747E-016" calcext:value-type="float">
            <text:p>9.88674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9.9775" calcext:value-type="float">
            <text:p>-119.9775</text:p>
          </table:table-cell>
          <table:table-cell office:value-type="float" office:value="-0.01896418" calcext:value-type="float">
            <text:p>-0.01896418</text:p>
          </table:table-cell>
          <table:table-cell office:value-type="float" office:value="-0.01866333" calcext:value-type="float">
            <text:p>-0.01866333</text:p>
          </table:table-cell>
          <table:table-cell office:value-type="float" office:value="-0.01819921" calcext:value-type="float">
            <text:p>-0.01819921</text:p>
          </table:table-cell>
          <table:table-cell office:value-type="float" office:value="-0.01773147" calcext:value-type="float">
            <text:p>-0.01773147</text:p>
          </table:table-cell>
          <table:table-cell office:value-type="float" office:value="-0.01726284" calcext:value-type="float">
            <text:p>-0.01726284</text:p>
          </table:table-cell>
          <table:table-cell office:value-type="float" office:value="-0.01635049" calcext:value-type="float">
            <text:p>-0.01635049</text:p>
          </table:table-cell>
          <table:table-cell office:value-type="float" office:value="-0.01381979" calcext:value-type="float">
            <text:p>-0.01381979</text:p>
          </table:table-cell>
          <table:table-cell office:value-type="float" office:value="-0.007016634" calcext:value-type="float">
            <text:p>-0.007016634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499.412" calcext:value-type="float">
            <text:p>1499.412</text:p>
          </table:table-cell>
          <table:table-cell office:value-type="float" office:value="0" calcext:value-type="float">
            <text:p>0</text:p>
          </table:table-cell>
          <table:table-cell office:value-type="float" office:value="-0.009721423" calcext:value-type="float">
            <text:p>-0.009721423</text:p>
          </table:table-cell>
          <table:table-cell office:value-type="float" office:value="-0.0005871716" calcext:value-type="float">
            <text:p>-0.00058717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9" calcext:value-type="float">
            <text:p>29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84" calcext:value-type="float">
            <text:p>134.584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77" calcext:value-type="float">
            <text:p>1254.077</text:p>
          </table:table-cell>
          <table:table-cell office:value-type="float" office:value="393.5953" calcext:value-type="float">
            <text:p>393.5953</text:p>
          </table:table-cell>
          <table:table-cell office:value-type="float" office:value="0" calcext:value-type="float">
            <text:p>0</text:p>
          </table:table-cell>
          <table:table-cell office:value-type="float" office:value="0.07934863" calcext:value-type="float">
            <text:p>0.07934863</text:p>
          </table:table-cell>
          <table:table-cell office:value-type="float" office:value="0.3001599" calcext:value-type="float">
            <text:p>0.3001599</text:p>
          </table:table-cell>
          <table:table-cell office:value-type="float" office:value="0.3009112" calcext:value-type="float">
            <text:p>0.3009112</text:p>
          </table:table-cell>
          <table:table-cell office:value-type="float" office:value="0.3020335" calcext:value-type="float">
            <text:p>0.3020335</text:p>
          </table:table-cell>
          <table:table-cell office:value-type="float" office:value="0.3031757" calcext:value-type="float">
            <text:p>0.3031757</text:p>
          </table:table-cell>
          <table:table-cell office:value-type="float" office:value="0.3043384" calcext:value-type="float">
            <text:p>0.3043384</text:p>
          </table:table-cell>
          <table:table-cell office:value-type="float" office:value="0.3513863" calcext:value-type="float">
            <text:p>0.3513863</text:p>
          </table:table-cell>
          <table:table-cell office:value-type="float" office:value="0.3612901" calcext:value-type="float">
            <text:p>0.3612901</text:p>
          </table:table-cell>
          <table:table-cell office:value-type="float" office:value="0.3878219" calcext:value-type="float">
            <text:p>0.3878219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639E-015" calcext:value-type="float">
            <text:p>1.961639E-15</text:p>
          </table:table-cell>
          <table:table-cell office:value-type="float" office:value="1.908885E-015" calcext:value-type="float">
            <text:p>1.908885E-15</text:p>
          </table:table-cell>
          <table:table-cell office:value-type="float" office:value="9.775667E-016" calcext:value-type="float">
            <text:p>9.775667E-16</text:p>
          </table:table-cell>
          <table:table-cell office:value-type="float" office:value="9.886544E-016" calcext:value-type="float">
            <text:p>9.88654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1.33516" calcext:value-type="float">
            <text:p>-71.33516</text:p>
          </table:table-cell>
          <table:table-cell office:value-type="float" office:value="-0.01899887" calcext:value-type="float">
            <text:p>-0.01899887</text:p>
          </table:table-cell>
          <table:table-cell office:value-type="float" office:value="-0.01867481" calcext:value-type="float">
            <text:p>-0.01867481</text:p>
          </table:table-cell>
          <table:table-cell office:value-type="float" office:value="-0.01820442" calcext:value-type="float">
            <text:p>-0.01820442</text:p>
          </table:table-cell>
          <table:table-cell office:value-type="float" office:value="-0.01773642" calcext:value-type="float">
            <text:p>-0.01773642</text:p>
          </table:table-cell>
          <table:table-cell office:value-type="float" office:value="-0.01726838" calcext:value-type="float">
            <text:p>-0.01726838</text:p>
          </table:table-cell>
          <table:table-cell office:value-type="float" office:value="-0.01635541" calcext:value-type="float">
            <text:p>-0.01635541</text:p>
          </table:table-cell>
          <table:table-cell office:value-type="float" office:value="-0.01382662" calcext:value-type="float">
            <text:p>-0.01382662</text:p>
          </table:table-cell>
          <table:table-cell office:value-type="float" office:value="-0.00701746" calcext:value-type="float">
            <text:p>-0.00701746</text:p>
          </table:table-cell>
          <table:table-cell office:value-type="float" office:value="-0.00376339" calcext:value-type="float">
            <text:p>-0.00376339</text:p>
          </table:table-cell>
          <table:table-cell office:value-type="float" office:value="1503.017" calcext:value-type="float">
            <text:p>1503.017</text:p>
          </table:table-cell>
          <table:table-cell office:value-type="float" office:value="0" calcext:value-type="float">
            <text:p>0</text:p>
          </table:table-cell>
          <table:table-cell office:value-type="float" office:value="-0.009728188" calcext:value-type="float">
            <text:p>-0.009728188</text:p>
          </table:table-cell>
          <table:table-cell office:value-type="float" office:value="-0.0005884104" calcext:value-type="float">
            <text:p>-0.00058841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9" calcext:value-type="float">
            <text:p>30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697" calcext:value-type="float">
            <text:p>134.5697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82" calcext:value-type="float">
            <text:p>1254.082</text:p>
          </table:table-cell>
          <table:table-cell office:value-type="float" office:value="393.6015" calcext:value-type="float">
            <text:p>393.6015</text:p>
          </table:table-cell>
          <table:table-cell office:value-type="float" office:value="0" calcext:value-type="float">
            <text:p>0</text:p>
          </table:table-cell>
          <table:table-cell office:value-type="float" office:value="0.08076302" calcext:value-type="float">
            <text:p>0.08076302</text:p>
          </table:table-cell>
          <table:table-cell office:value-type="float" office:value="0.3001412" calcext:value-type="float">
            <text:p>0.3001412</text:p>
          </table:table-cell>
          <table:table-cell office:value-type="float" office:value="0.3008763" calcext:value-type="float">
            <text:p>0.3008763</text:p>
          </table:table-cell>
          <table:table-cell office:value-type="float" office:value="0.3020048" calcext:value-type="float">
            <text:p>0.3020048</text:p>
          </table:table-cell>
          <table:table-cell office:value-type="float" office:value="0.3031558" calcext:value-type="float">
            <text:p>0.3031558</text:p>
          </table:table-cell>
          <table:table-cell office:value-type="float" office:value="0.3043197" calcext:value-type="float">
            <text:p>0.3043197</text:p>
          </table:table-cell>
          <table:table-cell office:value-type="float" office:value="0.3513873" calcext:value-type="float">
            <text:p>0.3513873</text:p>
          </table:table-cell>
          <table:table-cell office:value-type="float" office:value="0.3612757" calcext:value-type="float">
            <text:p>0.3612757</text:p>
          </table:table-cell>
          <table:table-cell office:value-type="float" office:value="0.3878171" calcext:value-type="float">
            <text:p>0.387817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894E-015" calcext:value-type="float">
            <text:p>1.961894E-15</text:p>
          </table:table-cell>
          <table:table-cell office:value-type="float" office:value="1.908798E-015" calcext:value-type="float">
            <text:p>1.908798E-15</text:p>
          </table:table-cell>
          <table:table-cell office:value-type="float" office:value="9.775593E-016" calcext:value-type="float">
            <text:p>9.775593E-16</text:p>
          </table:table-cell>
          <table:table-cell office:value-type="float" office:value="9.886391E-016" calcext:value-type="float">
            <text:p>9.88639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83801" calcext:value-type="float">
            <text:p>-63.83801</text:p>
          </table:table-cell>
          <table:table-cell office:value-type="float" office:value="-0.01900793" calcext:value-type="float">
            <text:p>-0.01900793</text:p>
          </table:table-cell>
          <table:table-cell office:value-type="float" office:value="-0.0186901" calcext:value-type="float">
            <text:p>-0.0186901</text:p>
          </table:table-cell>
          <table:table-cell office:value-type="float" office:value="-0.01821649" calcext:value-type="float">
            <text:p>-0.01821649</text:p>
          </table:table-cell>
          <table:table-cell office:value-type="float" office:value="-0.01774443" calcext:value-type="float">
            <text:p>-0.01774443</text:p>
          </table:table-cell>
          <table:table-cell office:value-type="float" office:value="-0.01727588" calcext:value-type="float">
            <text:p>-0.01727588</text:p>
          </table:table-cell>
          <table:table-cell office:value-type="float" office:value="-0.01635494" calcext:value-type="float">
            <text:p>-0.01635494</text:p>
          </table:table-cell>
          <table:table-cell office:value-type="float" office:value="-0.01383195" calcext:value-type="float">
            <text:p>-0.01383195</text:p>
          </table:table-cell>
          <table:table-cell office:value-type="float" office:value="-0.007018287" calcext:value-type="float">
            <text:p>-0.007018287</text:p>
          </table:table-cell>
          <table:table-cell office:value-type="float" office:value="-0.00376339" calcext:value-type="float">
            <text:p>-0.00376339</text:p>
          </table:table-cell>
          <table:table-cell office:value-type="float" office:value="1506.622" calcext:value-type="float">
            <text:p>1506.622</text:p>
          </table:table-cell>
          <table:table-cell office:value-type="float" office:value="0" calcext:value-type="float">
            <text:p>0</text:p>
          </table:table-cell>
          <table:table-cell office:value-type="float" office:value="-0.009729329" calcext:value-type="float">
            <text:p>-0.009729329</text:p>
          </table:table-cell>
          <table:table-cell office:value-type="float" office:value="-0.0005895399" calcext:value-type="float">
            <text:p>-0.00058953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9" calcext:value-type="float">
            <text:p>3108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714" calcext:value-type="float">
            <text:p>134.5714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71" calcext:value-type="float">
            <text:p>1254.071</text:p>
          </table:table-cell>
          <table:table-cell office:value-type="float" office:value="393.6056" calcext:value-type="float">
            <text:p>393.6056</text:p>
          </table:table-cell>
          <table:table-cell office:value-type="float" office:value="0" calcext:value-type="float">
            <text:p>0</text:p>
          </table:table-cell>
          <table:table-cell office:value-type="float" office:value="0.08053412" calcext:value-type="float">
            <text:p>0.08053412</text:p>
          </table:table-cell>
          <table:table-cell office:value-type="float" office:value="0.3001148" calcext:value-type="float">
            <text:p>0.3001148</text:p>
          </table:table-cell>
          <table:table-cell office:value-type="float" office:value="0.3008535" calcext:value-type="float">
            <text:p>0.3008535</text:p>
          </table:table-cell>
          <table:table-cell office:value-type="float" office:value="0.3019857" calcext:value-type="float">
            <text:p>0.3019857</text:p>
          </table:table-cell>
          <table:table-cell office:value-type="float" office:value="0.303139" calcext:value-type="float">
            <text:p>0.303139</text:p>
          </table:table-cell>
          <table:table-cell office:value-type="float" office:value="0.3043089" calcext:value-type="float">
            <text:p>0.3043089</text:p>
          </table:table-cell>
          <table:table-cell office:value-type="float" office:value="0.3513826" calcext:value-type="float">
            <text:p>0.3513826</text:p>
          </table:table-cell>
          <table:table-cell office:value-type="float" office:value="0.3612654" calcext:value-type="float">
            <text:p>0.3612654</text:p>
          </table:table-cell>
          <table:table-cell office:value-type="float" office:value="0.3878124" calcext:value-type="float">
            <text:p>0.3878124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14E-015" calcext:value-type="float">
            <text:p>1.96214E-15</text:p>
          </table:table-cell>
          <table:table-cell office:value-type="float" office:value="1.908711E-015" calcext:value-type="float">
            <text:p>1.908711E-15</text:p>
          </table:table-cell>
          <table:table-cell office:value-type="float" office:value="9.775512E-016" calcext:value-type="float">
            <text:p>9.775512E-16</text:p>
          </table:table-cell>
          <table:table-cell office:value-type="float" office:value="9.886255E-016" calcext:value-type="float">
            <text:p>9.88625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4.62008" calcext:value-type="float">
            <text:p>-64.62008</text:p>
          </table:table-cell>
          <table:table-cell office:value-type="float" office:value="-0.01901988" calcext:value-type="float">
            <text:p>-0.01901988</text:p>
          </table:table-cell>
          <table:table-cell office:value-type="float" office:value="-0.01869998" calcext:value-type="float">
            <text:p>-0.01869998</text:p>
          </table:table-cell>
          <table:table-cell office:value-type="float" office:value="-0.0182246" calcext:value-type="float">
            <text:p>-0.0182246</text:p>
          </table:table-cell>
          <table:table-cell office:value-type="float" office:value="-0.01775129" calcext:value-type="float">
            <text:p>-0.01775129</text:p>
          </table:table-cell>
          <table:table-cell office:value-type="float" office:value="-0.01728018" calcext:value-type="float">
            <text:p>-0.01728018</text:p>
          </table:table-cell>
          <table:table-cell office:value-type="float" office:value="-0.01635709" calcext:value-type="float">
            <text:p>-0.01635709</text:p>
          </table:table-cell>
          <table:table-cell office:value-type="float" office:value="-0.01383575" calcext:value-type="float">
            <text:p>-0.01383575</text:p>
          </table:table-cell>
          <table:table-cell office:value-type="float" office:value="-0.007019117" calcext:value-type="float">
            <text:p>-0.007019117</text:p>
          </table:table-cell>
          <table:table-cell office:value-type="float" office:value="-0.00376339" calcext:value-type="float">
            <text:p>-0.00376339</text:p>
          </table:table-cell>
          <table:table-cell office:value-type="float" office:value="1510.226" calcext:value-type="float">
            <text:p>1510.226</text:p>
          </table:table-cell>
          <table:table-cell office:value-type="float" office:value="0" calcext:value-type="float">
            <text:p>0</text:p>
          </table:table-cell>
          <table:table-cell office:value-type="float" office:value="-0.009727265" calcext:value-type="float">
            <text:p>-0.009727265</text:p>
          </table:table-cell>
          <table:table-cell office:value-type="float" office:value="-0.0005905695" calcext:value-type="float">
            <text:p>-0.00059056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9" calcext:value-type="float">
            <text:p>109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6045" calcext:value-type="float">
            <text:p>134.604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29" calcext:value-type="float">
            <text:p>1254.029</text:p>
          </table:table-cell>
          <table:table-cell office:value-type="float" office:value="393.6094" calcext:value-type="float">
            <text:p>393.6094</text:p>
          </table:table-cell>
          <table:table-cell office:value-type="float" office:value="0" calcext:value-type="float">
            <text:p>0</text:p>
          </table:table-cell>
          <table:table-cell office:value-type="float" office:value="0.07704537" calcext:value-type="float">
            <text:p>0.07704537</text:p>
          </table:table-cell>
          <table:table-cell office:value-type="float" office:value="0.3001099" calcext:value-type="float">
            <text:p>0.3001099</text:p>
          </table:table-cell>
          <table:table-cell office:value-type="float" office:value="0.3008474" calcext:value-type="float">
            <text:p>0.3008474</text:p>
          </table:table-cell>
          <table:table-cell office:value-type="float" office:value="0.3019705" calcext:value-type="float">
            <text:p>0.3019705</text:p>
          </table:table-cell>
          <table:table-cell office:value-type="float" office:value="0.3031254" calcext:value-type="float">
            <text:p>0.3031254</text:p>
          </table:table-cell>
          <table:table-cell office:value-type="float" office:value="0.304299" calcext:value-type="float">
            <text:p>0.304299</text:p>
          </table:table-cell>
          <table:table-cell office:value-type="float" office:value="0.3513763" calcext:value-type="float">
            <text:p>0.3513763</text:p>
          </table:table-cell>
          <table:table-cell office:value-type="float" office:value="0.3612585" calcext:value-type="float">
            <text:p>0.3612585</text:p>
          </table:table-cell>
          <table:table-cell office:value-type="float" office:value="0.3878076" calcext:value-type="float">
            <text:p>0.3878076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401E-015" calcext:value-type="float">
            <text:p>1.962401E-15</text:p>
          </table:table-cell>
          <table:table-cell office:value-type="float" office:value="1.908621E-015" calcext:value-type="float">
            <text:p>1.908621E-15</text:p>
          </table:table-cell>
          <table:table-cell office:value-type="float" office:value="9.775436E-016" calcext:value-type="float">
            <text:p>9.775436E-16</text:p>
          </table:table-cell>
          <table:table-cell office:value-type="float" office:value="9.886097E-016" calcext:value-type="float">
            <text:p>9.88609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5.43822" calcext:value-type="float">
            <text:p>-85.43822</text:p>
          </table:table-cell>
          <table:table-cell office:value-type="float" office:value="-0.01901999" calcext:value-type="float">
            <text:p>-0.01901999</text:p>
          </table:table-cell>
          <table:table-cell office:value-type="float" office:value="-0.0187026" calcext:value-type="float">
            <text:p>-0.0187026</text:p>
          </table:table-cell>
          <table:table-cell office:value-type="float" office:value="-0.01823103" calcext:value-type="float">
            <text:p>-0.01823103</text:p>
          </table:table-cell>
          <table:table-cell office:value-type="float" office:value="-0.01775692" calcext:value-type="float">
            <text:p>-0.01775692</text:p>
          </table:table-cell>
          <table:table-cell office:value-type="float" office:value="-0.0172841" calcext:value-type="float">
            <text:p>-0.0172841</text:p>
          </table:table-cell>
          <table:table-cell office:value-type="float" office:value="-0.01635984" calcext:value-type="float">
            <text:p>-0.01635984</text:p>
          </table:table-cell>
          <table:table-cell office:value-type="float" office:value="-0.0138383" calcext:value-type="float">
            <text:p>-0.0138383</text:p>
          </table:table-cell>
          <table:table-cell office:value-type="float" office:value="-0.007019947" calcext:value-type="float">
            <text:p>-0.007019947</text:p>
          </table:table-cell>
          <table:table-cell office:value-type="float" office:value="-0.00376339" calcext:value-type="float">
            <text:p>-0.00376339</text:p>
          </table:table-cell>
          <table:table-cell office:value-type="float" office:value="1513.831" calcext:value-type="float">
            <text:p>1513.831</text:p>
          </table:table-cell>
          <table:table-cell office:value-type="float" office:value="0" calcext:value-type="float">
            <text:p>0</text:p>
          </table:table-cell>
          <table:table-cell office:value-type="float" office:value="-0.009723773" calcext:value-type="float">
            <text:p>-0.009723773</text:p>
          </table:table-cell>
          <table:table-cell office:value-type="float" office:value="-0.0005917472" calcext:value-type="float">
            <text:p>-0.00059174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9" calcext:value-type="float">
            <text:p>209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64" calcext:value-type="float">
            <text:p>134.564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63" calcext:value-type="float">
            <text:p>1254.063</text:p>
          </table:table-cell>
          <table:table-cell office:value-type="float" office:value="393.6122" calcext:value-type="float">
            <text:p>393.6122</text:p>
          </table:table-cell>
          <table:table-cell office:value-type="float" office:value="0" calcext:value-type="float">
            <text:p>0</text:p>
          </table:table-cell>
          <table:table-cell office:value-type="float" office:value="0.08090778" calcext:value-type="float">
            <text:p>0.08090778</text:p>
          </table:table-cell>
          <table:table-cell office:value-type="float" office:value="0.3001041" calcext:value-type="float">
            <text:p>0.3001041</text:p>
          </table:table-cell>
          <table:table-cell office:value-type="float" office:value="0.3008308" calcext:value-type="float">
            <text:p>0.3008308</text:p>
          </table:table-cell>
          <table:table-cell office:value-type="float" office:value="0.3019587" calcext:value-type="float">
            <text:p>0.3019587</text:p>
          </table:table-cell>
          <table:table-cell office:value-type="float" office:value="0.3031144" calcext:value-type="float">
            <text:p>0.3031144</text:p>
          </table:table-cell>
          <table:table-cell office:value-type="float" office:value="0.3042909" calcext:value-type="float">
            <text:p>0.3042909</text:p>
          </table:table-cell>
          <table:table-cell office:value-type="float" office:value="0.3513697" calcext:value-type="float">
            <text:p>0.3513697</text:p>
          </table:table-cell>
          <table:table-cell office:value-type="float" office:value="0.3612533" calcext:value-type="float">
            <text:p>0.3612533</text:p>
          </table:table-cell>
          <table:table-cell office:value-type="float" office:value="0.3878042" calcext:value-type="float">
            <text:p>0.3878042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686E-015" calcext:value-type="float">
            <text:p>1.962686E-15</text:p>
          </table:table-cell>
          <table:table-cell office:value-type="float" office:value="1.90852E-015" calcext:value-type="float">
            <text:p>1.90852E-15</text:p>
          </table:table-cell>
          <table:table-cell office:value-type="float" office:value="9.775328E-016" calcext:value-type="float">
            <text:p>9.775328E-16</text:p>
          </table:table-cell>
          <table:table-cell office:value-type="float" office:value="9.885949E-016" calcext:value-type="float">
            <text:p>9.88594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8665" calcext:value-type="float">
            <text:p>-63.8665</text:p>
          </table:table-cell>
          <table:table-cell office:value-type="float" office:value="-0.0190248" calcext:value-type="float">
            <text:p>-0.0190248</text:p>
          </table:table-cell>
          <table:table-cell office:value-type="float" office:value="-0.01871001" calcext:value-type="float">
            <text:p>-0.01871001</text:p>
          </table:table-cell>
          <table:table-cell office:value-type="float" office:value="-0.01823602" calcext:value-type="float">
            <text:p>-0.01823602</text:p>
          </table:table-cell>
          <table:table-cell office:value-type="float" office:value="-0.01776141" calcext:value-type="float">
            <text:p>-0.01776141</text:p>
          </table:table-cell>
          <table:table-cell office:value-type="float" office:value="-0.01728733" calcext:value-type="float">
            <text:p>-0.01728733</text:p>
          </table:table-cell>
          <table:table-cell office:value-type="float" office:value="-0.0163629" calcext:value-type="float">
            <text:p>-0.0163629</text:p>
          </table:table-cell>
          <table:table-cell office:value-type="float" office:value="-0.01384024" calcext:value-type="float">
            <text:p>-0.01384024</text:p>
          </table:table-cell>
          <table:table-cell office:value-type="float" office:value="-0.007020549" calcext:value-type="float">
            <text:p>-0.007020549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517.427" calcext:value-type="float">
            <text:p>1517.427</text:p>
          </table:table-cell>
          <table:table-cell office:value-type="float" office:value="0" calcext:value-type="float">
            <text:p>0</text:p>
          </table:table-cell>
          <table:table-cell office:value-type="float" office:value="-0.009724228" calcext:value-type="float">
            <text:p>-0.009724228</text:p>
          </table:table-cell>
          <table:table-cell office:value-type="float" office:value="-0.0005930446" calcext:value-type="float">
            <text:p>-0.000593044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9" calcext:value-type="float">
            <text:p>309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569" calcext:value-type="float">
            <text:p>134.5569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63" calcext:value-type="float">
            <text:p>1254.063</text:p>
          </table:table-cell>
          <table:table-cell office:value-type="float" office:value="393.6159" calcext:value-type="float">
            <text:p>393.6159</text:p>
          </table:table-cell>
          <table:table-cell office:value-type="float" office:value="0" calcext:value-type="float">
            <text:p>0</text:p>
          </table:table-cell>
          <table:table-cell office:value-type="float" office:value="0.08138448" calcext:value-type="float">
            <text:p>0.08138448</text:p>
          </table:table-cell>
          <table:table-cell office:value-type="float" office:value="0.3001074" calcext:value-type="float">
            <text:p>0.3001074</text:p>
          </table:table-cell>
          <table:table-cell office:value-type="float" office:value="0.3008267" calcext:value-type="float">
            <text:p>0.3008267</text:p>
          </table:table-cell>
          <table:table-cell office:value-type="float" office:value="0.3019488" calcext:value-type="float">
            <text:p>0.3019488</text:p>
          </table:table-cell>
          <table:table-cell office:value-type="float" office:value="0.3031059" calcext:value-type="float">
            <text:p>0.3031059</text:p>
          </table:table-cell>
          <table:table-cell office:value-type="float" office:value="0.3042842" calcext:value-type="float">
            <text:p>0.3042842</text:p>
          </table:table-cell>
          <table:table-cell office:value-type="float" office:value="0.3513646" calcext:value-type="float">
            <text:p>0.3513646</text:p>
          </table:table-cell>
          <table:table-cell office:value-type="float" office:value="0.3612479" calcext:value-type="float">
            <text:p>0.3612479</text:p>
          </table:table-cell>
          <table:table-cell office:value-type="float" office:value="0.3878018" calcext:value-type="float">
            <text:p>0.3878018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977E-015" calcext:value-type="float">
            <text:p>1.962977E-15</text:p>
          </table:table-cell>
          <table:table-cell office:value-type="float" office:value="1.908416E-015" calcext:value-type="float">
            <text:p>1.908416E-15</text:p>
          </table:table-cell>
          <table:table-cell office:value-type="float" office:value="9.775248E-016" calcext:value-type="float">
            <text:p>9.775248E-16</text:p>
          </table:table-cell>
          <table:table-cell office:value-type="float" office:value="9.885771E-016" calcext:value-type="float">
            <text:p>9.88577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84645" calcext:value-type="float">
            <text:p>-61.84645</text:p>
          </table:table-cell>
          <table:table-cell office:value-type="float" office:value="-0.01902211" calcext:value-type="float">
            <text:p>-0.01902211</text:p>
          </table:table-cell>
          <table:table-cell office:value-type="float" office:value="-0.01871195" calcext:value-type="float">
            <text:p>-0.01871195</text:p>
          </table:table-cell>
          <table:table-cell office:value-type="float" office:value="-0.01824031" calcext:value-type="float">
            <text:p>-0.01824031</text:p>
          </table:table-cell>
          <table:table-cell office:value-type="float" office:value="-0.01776487" calcext:value-type="float">
            <text:p>-0.01776487</text:p>
          </table:table-cell>
          <table:table-cell office:value-type="float" office:value="-0.01729001" calcext:value-type="float">
            <text:p>-0.01729001</text:p>
          </table:table-cell>
          <table:table-cell office:value-type="float" office:value="-0.01636518" calcext:value-type="float">
            <text:p>-0.01636518</text:p>
          </table:table-cell>
          <table:table-cell office:value-type="float" office:value="-0.01384218" calcext:value-type="float">
            <text:p>-0.01384218</text:p>
          </table:table-cell>
          <table:table-cell office:value-type="float" office:value="-0.007020968" calcext:value-type="float">
            <text:p>-0.007020968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521.021" calcext:value-type="float">
            <text:p>1521.021</text:p>
          </table:table-cell>
          <table:table-cell office:value-type="float" office:value="0" calcext:value-type="float">
            <text:p>0</text:p>
          </table:table-cell>
          <table:table-cell office:value-type="float" office:value="-0.009721519" calcext:value-type="float">
            <text:p>-0.009721519</text:p>
          </table:table-cell>
          <table:table-cell office:value-type="float" office:value="-0.0005942886" calcext:value-type="float">
            <text:p>-0.00059428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9" calcext:value-type="float">
            <text:p>409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655" calcext:value-type="float">
            <text:p>134.565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48" calcext:value-type="float">
            <text:p>1254.048</text:p>
          </table:table-cell>
          <table:table-cell office:value-type="float" office:value="393.6197" calcext:value-type="float">
            <text:p>393.6197</text:p>
          </table:table-cell>
          <table:table-cell office:value-type="float" office:value="0" calcext:value-type="float">
            <text:p>0</text:p>
          </table:table-cell>
          <table:table-cell office:value-type="float" office:value="0.0805264" calcext:value-type="float">
            <text:p>0.0805264</text:p>
          </table:table-cell>
          <table:table-cell office:value-type="float" office:value="0.3000632" calcext:value-type="float">
            <text:p>0.3000632</text:p>
          </table:table-cell>
          <table:table-cell office:value-type="float" office:value="0.3008028" calcext:value-type="float">
            <text:p>0.3008028</text:p>
          </table:table-cell>
          <table:table-cell office:value-type="float" office:value="0.301934" calcext:value-type="float">
            <text:p>0.301934</text:p>
          </table:table-cell>
          <table:table-cell office:value-type="float" office:value="0.3030956" calcext:value-type="float">
            <text:p>0.3030956</text:p>
          </table:table-cell>
          <table:table-cell office:value-type="float" office:value="0.3042774" calcext:value-type="float">
            <text:p>0.3042774</text:p>
          </table:table-cell>
          <table:table-cell office:value-type="float" office:value="0.3513594" calcext:value-type="float">
            <text:p>0.3513594</text:p>
          </table:table-cell>
          <table:table-cell office:value-type="float" office:value="0.3612435" calcext:value-type="float">
            <text:p>0.3612435</text:p>
          </table:table-cell>
          <table:table-cell office:value-type="float" office:value="0.3877994" calcext:value-type="float">
            <text:p>0.3877994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283E-015" calcext:value-type="float">
            <text:p>1.963283E-15</text:p>
          </table:table-cell>
          <table:table-cell office:value-type="float" office:value="1.908311E-015" calcext:value-type="float">
            <text:p>1.908311E-15</text:p>
          </table:table-cell>
          <table:table-cell office:value-type="float" office:value="9.775129E-016" calcext:value-type="float">
            <text:p>9.775129E-16</text:p>
          </table:table-cell>
          <table:table-cell office:value-type="float" office:value="9.885601E-016" calcext:value-type="float">
            <text:p>9.88560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30188" calcext:value-type="float">
            <text:p>-65.30188</text:p>
          </table:table-cell>
          <table:table-cell office:value-type="float" office:value="-0.01904131" calcext:value-type="float">
            <text:p>-0.01904131</text:p>
          </table:table-cell>
          <table:table-cell office:value-type="float" office:value="-0.01872212" calcext:value-type="float">
            <text:p>-0.01872212</text:p>
          </table:table-cell>
          <table:table-cell office:value-type="float" office:value="-0.0182465" calcext:value-type="float">
            <text:p>-0.0182465</text:p>
          </table:table-cell>
          <table:table-cell office:value-type="float" office:value="-0.01776915" calcext:value-type="float">
            <text:p>-0.01776915</text:p>
          </table:table-cell>
          <table:table-cell office:value-type="float" office:value="-0.01729274" calcext:value-type="float">
            <text:p>-0.01729274</text:p>
          </table:table-cell>
          <table:table-cell office:value-type="float" office:value="-0.01636752" calcext:value-type="float">
            <text:p>-0.01636752</text:p>
          </table:table-cell>
          <table:table-cell office:value-type="float" office:value="-0.01384387" calcext:value-type="float">
            <text:p>-0.01384387</text:p>
          </table:table-cell>
          <table:table-cell office:value-type="float" office:value="-0.00702138" calcext:value-type="float">
            <text:p>-0.00702138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524.614" calcext:value-type="float">
            <text:p>1524.614</text:p>
          </table:table-cell>
          <table:table-cell office:value-type="float" office:value="0" calcext:value-type="float">
            <text:p>0</text:p>
          </table:table-cell>
          <table:table-cell office:value-type="float" office:value="-0.009720495" calcext:value-type="float">
            <text:p>-0.009720495</text:p>
          </table:table-cell>
          <table:table-cell office:value-type="float" office:value="-0.0005954629" calcext:value-type="float">
            <text:p>-0.000595462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9" calcext:value-type="float">
            <text:p>5091999</text:p>
          </table:table-cell>
          <table:table-cell office:value-type="float" office:value="537.0988" calcext:value-type="float">
            <text:p>537.0988</text:p>
          </table:table-cell>
          <table:table-cell office:value-type="float" office:value="134.5375" calcext:value-type="float">
            <text:p>134.5375</text:p>
          </table:table-cell>
          <table:table-cell office:value-type="float" office:value="11.08628" calcext:value-type="float">
            <text:p>11.08628</text:p>
          </table:table-cell>
          <table:table-cell office:value-type="float" office:value="1254.072" calcext:value-type="float">
            <text:p>1254.072</text:p>
          </table:table-cell>
          <table:table-cell office:value-type="float" office:value="393.6224" calcext:value-type="float">
            <text:p>393.6224</text:p>
          </table:table-cell>
          <table:table-cell office:value-type="float" office:value="0" calcext:value-type="float">
            <text:p>0</text:p>
          </table:table-cell>
          <table:table-cell office:value-type="float" office:value="0.08324741" calcext:value-type="float">
            <text:p>0.08324741</text:p>
          </table:table-cell>
          <table:table-cell office:value-type="float" office:value="0.3000412" calcext:value-type="float">
            <text:p>0.3000412</text:p>
          </table:table-cell>
          <table:table-cell office:value-type="float" office:value="0.300786" calcext:value-type="float">
            <text:p>0.300786</text:p>
          </table:table-cell>
          <table:table-cell office:value-type="float" office:value="0.3019237" calcext:value-type="float">
            <text:p>0.3019237</text:p>
          </table:table-cell>
          <table:table-cell office:value-type="float" office:value="0.3030861" calcext:value-type="float">
            <text:p>0.3030861</text:p>
          </table:table-cell>
          <table:table-cell office:value-type="float" office:value="0.3042709" calcext:value-type="float">
            <text:p>0.3042709</text:p>
          </table:table-cell>
          <table:table-cell office:value-type="float" office:value="0.3513547" calcext:value-type="float">
            <text:p>0.3513547</text:p>
          </table:table-cell>
          <table:table-cell office:value-type="float" office:value="0.3612411" calcext:value-type="float">
            <text:p>0.3612411</text:p>
          </table:table-cell>
          <table:table-cell office:value-type="float" office:value="0.387797" calcext:value-type="float">
            <text:p>0.38779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589E-015" calcext:value-type="float">
            <text:p>1.963589E-15</text:p>
          </table:table-cell>
          <table:table-cell office:value-type="float" office:value="1.9082E-015" calcext:value-type="float">
            <text:p>1.9082E-15</text:p>
          </table:table-cell>
          <table:table-cell office:value-type="float" office:value="9.775067E-016" calcext:value-type="float">
            <text:p>9.775067E-16</text:p>
          </table:table-cell>
          <table:table-cell office:value-type="float" office:value="9.885385E-016" calcext:value-type="float">
            <text:p>9.88538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46901" calcext:value-type="float">
            <text:p>-52.46901</text:p>
          </table:table-cell>
          <table:table-cell office:value-type="float" office:value="-0.01905223" calcext:value-type="float">
            <text:p>-0.01905223</text:p>
          </table:table-cell>
          <table:table-cell office:value-type="float" office:value="-0.01872949" calcext:value-type="float">
            <text:p>-0.01872949</text:p>
          </table:table-cell>
          <table:table-cell office:value-type="float" office:value="-0.01825092" calcext:value-type="float">
            <text:p>-0.01825092</text:p>
          </table:table-cell>
          <table:table-cell office:value-type="float" office:value="-0.01777305" calcext:value-type="float">
            <text:p>-0.01777305</text:p>
          </table:table-cell>
          <table:table-cell office:value-type="float" office:value="-0.01729534" calcext:value-type="float">
            <text:p>-0.01729534</text:p>
          </table:table-cell>
          <table:table-cell office:value-type="float" office:value="-0.01636969" calcext:value-type="float">
            <text:p>-0.01636969</text:p>
          </table:table-cell>
          <table:table-cell office:value-type="float" office:value="-0.01384474" calcext:value-type="float">
            <text:p>-0.01384474</text:p>
          </table:table-cell>
          <table:table-cell office:value-type="float" office:value="-0.007021795" calcext:value-type="float">
            <text:p>-0.007021795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528.207" calcext:value-type="float">
            <text:p>1528.207</text:p>
          </table:table-cell>
          <table:table-cell office:value-type="float" office:value="0" calcext:value-type="float">
            <text:p>0</text:p>
          </table:table-cell>
          <table:table-cell office:value-type="float" office:value="-0.009720945" calcext:value-type="float">
            <text:p>-0.009720945</text:p>
          </table:table-cell>
          <table:table-cell office:value-type="float" office:value="-0.0005966533" calcext:value-type="float">
            <text:p>-0.00059665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9" calcext:value-type="float">
            <text:p>6091999</text:p>
          </table:table-cell>
          <table:table-cell office:value-type="float" office:value="577.8987" calcext:value-type="float">
            <text:p>577.8987</text:p>
          </table:table-cell>
          <table:table-cell office:value-type="float" office:value="136.0677" calcext:value-type="float">
            <text:p>136.0677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71.069" calcext:value-type="float">
            <text:p>1271.069</text:p>
          </table:table-cell>
          <table:table-cell office:value-type="float" office:value="397.6816" calcext:value-type="float">
            <text:p>397.6816</text:p>
          </table:table-cell>
          <table:table-cell office:value-type="float" office:value="0" calcext:value-type="float">
            <text:p>0</text:p>
          </table:table-cell>
          <table:table-cell office:value-type="float" office:value="0.3589469" calcext:value-type="float">
            <text:p>0.3589469</text:p>
          </table:table-cell>
          <table:table-cell office:value-type="float" office:value="0.3602987" calcext:value-type="float">
            <text:p>0.3602987</text:p>
          </table:table-cell>
          <table:table-cell office:value-type="float" office:value="0.3627729" calcext:value-type="float">
            <text:p>0.3627729</text:p>
          </table:table-cell>
          <table:table-cell office:value-type="float" office:value="0.3626969" calcext:value-type="float">
            <text:p>0.3626969</text:p>
          </table:table-cell>
          <table:table-cell office:value-type="float" office:value="0.3586209" calcext:value-type="float">
            <text:p>0.3586209</text:p>
          </table:table-cell>
          <table:table-cell office:value-type="float" office:value="0.3528481" calcext:value-type="float">
            <text:p>0.3528481</text:p>
          </table:table-cell>
          <table:table-cell office:value-type="float" office:value="0.3804449" calcext:value-type="float">
            <text:p>0.3804449</text:p>
          </table:table-cell>
          <table:table-cell office:value-type="float" office:value="0.3624723" calcext:value-type="float">
            <text:p>0.3624723</text:p>
          </table:table-cell>
          <table:table-cell office:value-type="float" office:value="0.3873388" calcext:value-type="float">
            <text:p>0.3873388</text:p>
          </table:table-cell>
          <table:table-cell office:value-type="float" office:value="0.413362" calcext:value-type="float">
            <text:p>0.41336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862E-015" calcext:value-type="float">
            <text:p>1.963862E-15</text:p>
          </table:table-cell>
          <table:table-cell office:value-type="float" office:value="1.908105E-015" calcext:value-type="float">
            <text:p>1.908105E-15</text:p>
          </table:table-cell>
          <table:table-cell office:value-type="float" office:value="9.775024E-016" calcext:value-type="float">
            <text:p>9.775024E-16</text:p>
          </table:table-cell>
          <table:table-cell office:value-type="float" office:value="9.885177E-016" calcext:value-type="float">
            <text:p>9.88517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412559" calcext:value-type="float">
            <text:p>-0.005412559</text:p>
          </table:table-cell>
          <table:table-cell office:value-type="float" office:value="-0.005294464" calcext:value-type="float">
            <text:p>-0.005294464</text:p>
          </table:table-cell>
          <table:table-cell office:value-type="float" office:value="-0.005049401" calcext:value-type="float">
            <text:p>-0.005049401</text:p>
          </table:table-cell>
          <table:table-cell office:value-type="float" office:value="-0.005068347" calcext:value-type="float">
            <text:p>-0.005068347</text:p>
          </table:table-cell>
          <table:table-cell office:value-type="float" office:value="-0.005510616" calcext:value-type="float">
            <text:p>-0.005510616</text:p>
          </table:table-cell>
          <table:table-cell office:value-type="float" office:value="-0.006217057" calcext:value-type="float">
            <text:p>-0.006217057</text:p>
          </table:table-cell>
          <table:table-cell office:value-type="float" office:value="-0.007617065" calcext:value-type="float">
            <text:p>-0.007617065</text:p>
          </table:table-cell>
          <table:table-cell office:value-type="float" office:value="-0.0134087" calcext:value-type="float">
            <text:p>-0.0134087</text:p>
          </table:table-cell>
          <table:table-cell office:value-type="float" office:value="-0.007102039" calcext:value-type="float">
            <text:p>-0.007102039</text:p>
          </table:table-cell>
          <table:table-cell office:value-type="float" office:value="-0.003815631" calcext:value-type="float">
            <text:p>-0.003815631</text:p>
          </table:table-cell>
          <table:table-cell office:value-type="float" office:value="1536.449" calcext:value-type="float">
            <text:p>1536.449</text:p>
          </table:table-cell>
          <table:table-cell office:value-type="float" office:value="0" calcext:value-type="float">
            <text:p>0</text:p>
          </table:table-cell>
          <table:table-cell office:value-type="float" office:value="-0.009721659" calcext:value-type="float">
            <text:p>-0.009721659</text:p>
          </table:table-cell>
          <table:table-cell office:value-type="float" office:value="-0.0005983861" calcext:value-type="float">
            <text:p>-0.00059838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268" calcext:value-type="float">
            <text:p>-1.2312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9" calcext:value-type="float">
            <text:p>7091999</text:p>
          </table:table-cell>
          <table:table-cell office:value-type="float" office:value="592.4987" calcext:value-type="float">
            <text:p>592.4987</text:p>
          </table:table-cell>
          <table:table-cell office:value-type="float" office:value="137.2112" calcext:value-type="float">
            <text:p>137.2112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78.83" calcext:value-type="float">
            <text:p>1278.83</text:p>
          </table:table-cell>
          <table:table-cell office:value-type="float" office:value="403.3769" calcext:value-type="float">
            <text:p>403.3769</text:p>
          </table:table-cell>
          <table:table-cell office:value-type="float" office:value="0" calcext:value-type="float">
            <text:p>0</text:p>
          </table:table-cell>
          <table:table-cell office:value-type="float" office:value="0.3882949" calcext:value-type="float">
            <text:p>0.3882949</text:p>
          </table:table-cell>
          <table:table-cell office:value-type="float" office:value="0.3871586" calcext:value-type="float">
            <text:p>0.3871586</text:p>
          </table:table-cell>
          <table:table-cell office:value-type="float" office:value="0.3899368" calcext:value-type="float">
            <text:p>0.3899368</text:p>
          </table:table-cell>
          <table:table-cell office:value-type="float" office:value="0.3911897" calcext:value-type="float">
            <text:p>0.3911897</text:p>
          </table:table-cell>
          <table:table-cell office:value-type="float" office:value="0.3888205" calcext:value-type="float">
            <text:p>0.3888205</text:p>
          </table:table-cell>
          <table:table-cell office:value-type="float" office:value="0.3852462" calcext:value-type="float">
            <text:p>0.3852462</text:p>
          </table:table-cell>
          <table:table-cell office:value-type="float" office:value="0.3864407" calcext:value-type="float">
            <text:p>0.3864407</text:p>
          </table:table-cell>
          <table:table-cell office:value-type="float" office:value="0.3648816" calcext:value-type="float">
            <text:p>0.3648816</text:p>
          </table:table-cell>
          <table:table-cell office:value-type="float" office:value="0.3874592" calcext:value-type="float">
            <text:p>0.3874592</text:p>
          </table:table-cell>
          <table:table-cell office:value-type="float" office:value="0.4137323" calcext:value-type="float">
            <text:p>0.413732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11E-015" calcext:value-type="float">
            <text:p>1.96411E-15</text:p>
          </table:table-cell>
          <table:table-cell office:value-type="float" office:value="1.908022E-015" calcext:value-type="float">
            <text:p>1.908022E-15</text:p>
          </table:table-cell>
          <table:table-cell office:value-type="float" office:value="9.774925E-016" calcext:value-type="float">
            <text:p>9.774925E-16</text:p>
          </table:table-cell>
          <table:table-cell office:value-type="float" office:value="9.885048E-016" calcext:value-type="float">
            <text:p>9.88504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131096" calcext:value-type="float">
            <text:p>-0.003131096</text:p>
          </table:table-cell>
          <table:table-cell office:value-type="float" office:value="-0.003214541" calcext:value-type="float">
            <text:p>-0.003214541</text:p>
          </table:table-cell>
          <table:table-cell office:value-type="float" office:value="-0.003045323" calcext:value-type="float">
            <text:p>-0.003045323</text:p>
          </table:table-cell>
          <table:table-cell office:value-type="float" office:value="-0.002985324" calcext:value-type="float">
            <text:p>-0.002985324</text:p>
          </table:table-cell>
          <table:table-cell office:value-type="float" office:value="-0.003154933" calcext:value-type="float">
            <text:p>-0.003154933</text:p>
          </table:table-cell>
          <table:table-cell office:value-type="float" office:value="-0.003407771" calcext:value-type="float">
            <text:p>-0.003407771</text:p>
          </table:table-cell>
          <table:table-cell office:value-type="float" office:value="-0.006595004" calcext:value-type="float">
            <text:p>-0.006595004</text:p>
          </table:table-cell>
          <table:table-cell office:value-type="float" office:value="-0.01258187" calcext:value-type="float">
            <text:p>-0.01258187</text:p>
          </table:table-cell>
          <table:table-cell office:value-type="float" office:value="-0.00708106" calcext:value-type="float">
            <text:p>-0.00708106</text:p>
          </table:table-cell>
          <table:table-cell office:value-type="float" office:value="-0.003782998" calcext:value-type="float">
            <text:p>-0.003782998</text:p>
          </table:table-cell>
          <table:table-cell office:value-type="float" office:value="1545.885" calcext:value-type="float">
            <text:p>1545.885</text:p>
          </table:table-cell>
          <table:table-cell office:value-type="float" office:value="0" calcext:value-type="float">
            <text:p>0</text:p>
          </table:table-cell>
          <table:table-cell office:value-type="float" office:value="-0.009724153" calcext:value-type="float">
            <text:p>-0.009724153</text:p>
          </table:table-cell>
          <table:table-cell office:value-type="float" office:value="-0.000599869" calcext:value-type="float">
            <text:p>-0.0005998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541" calcext:value-type="float">
            <text:p>-1.2295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9" calcext:value-type="float">
            <text:p>8091999</text:p>
          </table:table-cell>
          <table:table-cell office:value-type="float" office:value="602.8988" calcext:value-type="float">
            <text:p>602.8988</text:p>
          </table:table-cell>
          <table:table-cell office:value-type="float" office:value="138.1952" calcext:value-type="float">
            <text:p>138.1952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81.324" calcext:value-type="float">
            <text:p>1281.324</text:p>
          </table:table-cell>
          <table:table-cell office:value-type="float" office:value="410.2982" calcext:value-type="float">
            <text:p>410.2982</text:p>
          </table:table-cell>
          <table:table-cell office:value-type="float" office:value="0" calcext:value-type="float">
            <text:p>0</text:p>
          </table:table-cell>
          <table:table-cell office:value-type="float" office:value="0.3698595" calcext:value-type="float">
            <text:p>0.3698595</text:p>
          </table:table-cell>
          <table:table-cell office:value-type="float" office:value="0.3714773" calcext:value-type="float">
            <text:p>0.3714773</text:p>
          </table:table-cell>
          <table:table-cell office:value-type="float" office:value="0.3753155" calcext:value-type="float">
            <text:p>0.3753155</text:p>
          </table:table-cell>
          <table:table-cell office:value-type="float" office:value="0.380861" calcext:value-type="float">
            <text:p>0.380861</text:p>
          </table:table-cell>
          <table:table-cell office:value-type="float" office:value="0.3867596" calcext:value-type="float">
            <text:p>0.3867596</text:p>
          </table:table-cell>
          <table:table-cell office:value-type="float" office:value="0.3936595" calcext:value-type="float">
            <text:p>0.3936595</text:p>
          </table:table-cell>
          <table:table-cell office:value-type="float" office:value="0.4269558" calcext:value-type="float">
            <text:p>0.4269558</text:p>
          </table:table-cell>
          <table:table-cell office:value-type="float" office:value="0.368012" calcext:value-type="float">
            <text:p>0.368012</text:p>
          </table:table-cell>
          <table:table-cell office:value-type="float" office:value="0.3876894" calcext:value-type="float">
            <text:p>0.3876894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335E-015" calcext:value-type="float">
            <text:p>1.964335E-15</text:p>
          </table:table-cell>
          <table:table-cell office:value-type="float" office:value="1.907946E-015" calcext:value-type="float">
            <text:p>1.907946E-15</text:p>
          </table:table-cell>
          <table:table-cell office:value-type="float" office:value="9.77485E-016" calcext:value-type="float">
            <text:p>9.77485E-16</text:p>
          </table:table-cell>
          <table:table-cell office:value-type="float" office:value="9.884926E-016" calcext:value-type="float">
            <text:p>9.88492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402415" calcext:value-type="float">
            <text:p>-0.004402415</text:p>
          </table:table-cell>
          <table:table-cell office:value-type="float" office:value="-0.004296048" calcext:value-type="float">
            <text:p>-0.004296048</text:p>
          </table:table-cell>
          <table:table-cell office:value-type="float" office:value="-0.004002673" calcext:value-type="float">
            <text:p>-0.004002673</text:p>
          </table:table-cell>
          <table:table-cell office:value-type="float" office:value="-0.003622459" calcext:value-type="float">
            <text:p>-0.003622459</text:p>
          </table:table-cell>
          <table:table-cell office:value-type="float" office:value="-0.003261641" calcext:value-type="float">
            <text:p>-0.003261641</text:p>
          </table:table-cell>
          <table:table-cell office:value-type="float" office:value="-0.002886432" calcext:value-type="float">
            <text:p>-0.002886432</text:p>
          </table:table-cell>
          <table:table-cell office:value-type="float" office:value="-0.00250118" calcext:value-type="float">
            <text:p>-0.00250118</text:p>
          </table:table-cell>
          <table:table-cell office:value-type="float" office:value="-0.0115982" calcext:value-type="float">
            <text:p>-0.0115982</text:p>
          </table:table-cell>
          <table:table-cell office:value-type="float" office:value="-0.007040909" calcext:value-type="float">
            <text:p>-0.007040909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556.472" calcext:value-type="float">
            <text:p>1556.472</text:p>
          </table:table-cell>
          <table:table-cell office:value-type="float" office:value="0" calcext:value-type="float">
            <text:p>0</text:p>
          </table:table-cell>
          <table:table-cell office:value-type="float" office:value="-0.0097242" calcext:value-type="float">
            <text:p>-0.0097242</text:p>
          </table:table-cell>
          <table:table-cell office:value-type="float" office:value="-0.0006012255" calcext:value-type="float">
            <text:p>-0.00060122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9" calcext:value-type="float">
            <text:p>9091999</text:p>
          </table:table-cell>
          <table:table-cell office:value-type="float" office:value="614.0989" calcext:value-type="float">
            <text:p>614.0989</text:p>
          </table:table-cell>
          <table:table-cell office:value-type="float" office:value="140.2952" calcext:value-type="float">
            <text:p>140.2952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83.778" calcext:value-type="float">
            <text:p>1283.778</text:p>
          </table:table-cell>
          <table:table-cell office:value-type="float" office:value="416.9447" calcext:value-type="float">
            <text:p>416.9447</text:p>
          </table:table-cell>
          <table:table-cell office:value-type="float" office:value="0" calcext:value-type="float">
            <text:p>0</text:p>
          </table:table-cell>
          <table:table-cell office:value-type="float" office:value="0.4697916" calcext:value-type="float">
            <text:p>0.4697916</text:p>
          </table:table-cell>
          <table:table-cell office:value-type="float" office:value="0.4539217" calcext:value-type="float">
            <text:p>0.4539217</text:p>
          </table:table-cell>
          <table:table-cell office:value-type="float" office:value="0.4053664" calcext:value-type="float">
            <text:p>0.4053664</text:p>
          </table:table-cell>
          <table:table-cell office:value-type="float" office:value="0.3818779" calcext:value-type="float">
            <text:p>0.3818779</text:p>
          </table:table-cell>
          <table:table-cell office:value-type="float" office:value="0.3780177" calcext:value-type="float">
            <text:p>0.3780177</text:p>
          </table:table-cell>
          <table:table-cell office:value-type="float" office:value="0.3805536" calcext:value-type="float">
            <text:p>0.3805536</text:p>
          </table:table-cell>
          <table:table-cell office:value-type="float" office:value="0.4128697" calcext:value-type="float">
            <text:p>0.4128697</text:p>
          </table:table-cell>
          <table:table-cell office:value-type="float" office:value="0.3716121" calcext:value-type="float">
            <text:p>0.371612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979E-015" calcext:value-type="float">
            <text:p>1.959979E-15</text:p>
          </table:table-cell>
          <table:table-cell office:value-type="float" office:value="1.907871E-015" calcext:value-type="float">
            <text:p>1.907871E-15</text:p>
          </table:table-cell>
          <table:table-cell office:value-type="float" office:value="9.774782E-016" calcext:value-type="float">
            <text:p>9.774782E-16</text:p>
          </table:table-cell>
          <table:table-cell office:value-type="float" office:value="9.884797E-016" calcext:value-type="float">
            <text:p>9.88479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9330193" calcext:value-type="float">
            <text:p>-0.0009330193</text:p>
          </table:table-cell>
          <table:table-cell office:value-type="float" office:value="-0.001180245" calcext:value-type="float">
            <text:p>-0.001180245</text:p>
          </table:table-cell>
          <table:table-cell office:value-type="float" office:value="-0.00277426" calcext:value-type="float">
            <text:p>-0.00277426</text:p>
          </table:table-cell>
          <table:table-cell office:value-type="float" office:value="-0.003748988" calcext:value-type="float">
            <text:p>-0.003748988</text:p>
          </table:table-cell>
          <table:table-cell office:value-type="float" office:value="-0.003865593" calcext:value-type="float">
            <text:p>-0.003865593</text:p>
          </table:table-cell>
          <table:table-cell office:value-type="float" office:value="-0.003667682" calcext:value-type="float">
            <text:p>-0.003667682</text:p>
          </table:table-cell>
          <table:table-cell office:value-type="float" office:value="-0.003465908" calcext:value-type="float">
            <text:p>-0.003465908</text:p>
          </table:table-cell>
          <table:table-cell office:value-type="float" office:value="-0.01055752" calcext:value-type="float">
            <text:p>-0.01055752</text:p>
          </table:table-cell>
          <table:table-cell office:value-type="float" office:value="-0.006987319" calcext:value-type="float">
            <text:p>-0.006987319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566.686" calcext:value-type="float">
            <text:p>1566.686</text:p>
          </table:table-cell>
          <table:table-cell office:value-type="float" office:value="0" calcext:value-type="float">
            <text:p>0</text:p>
          </table:table-cell>
          <table:table-cell office:value-type="float" office:value="-0.009710975" calcext:value-type="float">
            <text:p>-0.009710975</text:p>
          </table:table-cell>
          <table:table-cell office:value-type="float" office:value="-0.0006025552" calcext:value-type="float">
            <text:p>-0.000602555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9" calcext:value-type="float">
            <text:p>10091999</text:p>
          </table:table-cell>
          <table:table-cell office:value-type="float" office:value="621.4985" calcext:value-type="float">
            <text:p>621.4985</text:p>
          </table:table-cell>
          <table:table-cell office:value-type="float" office:value="143.1442" calcext:value-type="float">
            <text:p>143.1442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81.132" calcext:value-type="float">
            <text:p>1281.132</text:p>
          </table:table-cell>
          <table:table-cell office:value-type="float" office:value="424.1395" calcext:value-type="float">
            <text:p>424.1395</text:p>
          </table:table-cell>
          <table:table-cell office:value-type="float" office:value="0" calcext:value-type="float">
            <text:p>0</text:p>
          </table:table-cell>
          <table:table-cell office:value-type="float" office:value="0.2005384" calcext:value-type="float">
            <text:p>0.2005384</text:p>
          </table:table-cell>
          <table:table-cell office:value-type="float" office:value="0.3648221" calcext:value-type="float">
            <text:p>0.3648221</text:p>
          </table:table-cell>
          <table:table-cell office:value-type="float" office:value="0.3687704" calcext:value-type="float">
            <text:p>0.3687704</text:p>
          </table:table-cell>
          <table:table-cell office:value-type="float" office:value="0.3762036" calcext:value-type="float">
            <text:p>0.3762036</text:p>
          </table:table-cell>
          <table:table-cell office:value-type="float" office:value="0.3848324" calcext:value-type="float">
            <text:p>0.3848324</text:p>
          </table:table-cell>
          <table:table-cell office:value-type="float" office:value="0.3947688" calcext:value-type="float">
            <text:p>0.3947688</text:p>
          </table:table-cell>
          <table:table-cell office:value-type="float" office:value="0.4334704" calcext:value-type="float">
            <text:p>0.4334704</text:p>
          </table:table-cell>
          <table:table-cell office:value-type="float" office:value="0.3755513" calcext:value-type="float">
            <text:p>0.3755513</text:p>
          </table:table-cell>
          <table:table-cell office:value-type="float" office:value="0.388381" calcext:value-type="float">
            <text:p>0.38838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94E-015" calcext:value-type="float">
            <text:p>1.960194E-15</text:p>
          </table:table-cell>
          <table:table-cell office:value-type="float" office:value="1.907799E-015" calcext:value-type="float">
            <text:p>1.907799E-15</text:p>
          </table:table-cell>
          <table:table-cell office:value-type="float" office:value="9.77471E-016" calcext:value-type="float">
            <text:p>9.77471E-16</text:p>
          </table:table-cell>
          <table:table-cell office:value-type="float" office:value="9.884673E-016" calcext:value-type="float">
            <text:p>9.88467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340384" calcext:value-type="float">
            <text:p>-0.2340384</text:p>
          </table:table-cell>
          <table:table-cell office:value-type="float" office:value="-0.004890034" calcext:value-type="float">
            <text:p>-0.004890034</text:p>
          </table:table-cell>
          <table:table-cell office:value-type="float" office:value="-0.004539893" calcext:value-type="float">
            <text:p>-0.004539893</text:p>
          </table:table-cell>
          <table:table-cell office:value-type="float" office:value="-0.003954237" calcext:value-type="float">
            <text:p>-0.003954237</text:p>
          </table:table-cell>
          <table:table-cell office:value-type="float" office:value="-0.003378193" calcext:value-type="float">
            <text:p>-0.003378193</text:p>
          </table:table-cell>
          <table:table-cell office:value-type="float" office:value="-0.002827101" calcext:value-type="float">
            <text:p>-0.002827101</text:p>
          </table:table-cell>
          <table:table-cell office:value-type="float" office:value="-0.002148404" calcext:value-type="float">
            <text:p>-0.002148404</text:p>
          </table:table-cell>
          <table:table-cell office:value-type="float" office:value="-0.009543486" calcext:value-type="float">
            <text:p>-0.009543486</text:p>
          </table:table-cell>
          <table:table-cell office:value-type="float" office:value="-0.006921954" calcext:value-type="float">
            <text:p>-0.006921954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577.41" calcext:value-type="float">
            <text:p>1577.41</text:p>
          </table:table-cell>
          <table:table-cell office:value-type="float" office:value="0" calcext:value-type="float">
            <text:p>0</text:p>
          </table:table-cell>
          <table:table-cell office:value-type="float" office:value="-0.009728072" calcext:value-type="float">
            <text:p>-0.009728072</text:p>
          </table:table-cell>
          <table:table-cell office:value-type="float" office:value="-0.0006038501" calcext:value-type="float">
            <text:p>-0.000603850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9" calcext:value-type="float">
            <text:p>11091999</text:p>
          </table:table-cell>
          <table:table-cell office:value-type="float" office:value="621.4985" calcext:value-type="float">
            <text:p>621.4985</text:p>
          </table:table-cell>
          <table:table-cell office:value-type="float" office:value="144.357" calcext:value-type="float">
            <text:p>144.357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73.586" calcext:value-type="float">
            <text:p>1273.586</text:p>
          </table:table-cell>
          <table:table-cell office:value-type="float" office:value="430.4728" calcext:value-type="float">
            <text:p>430.4728</text:p>
          </table:table-cell>
          <table:table-cell office:value-type="float" office:value="0" calcext:value-type="float">
            <text:p>0</text:p>
          </table:table-cell>
          <table:table-cell office:value-type="float" office:value="0.08270884" calcext:value-type="float">
            <text:p>0.08270884</text:p>
          </table:table-cell>
          <table:table-cell office:value-type="float" office:value="0.3465989" calcext:value-type="float">
            <text:p>0.3465989</text:p>
          </table:table-cell>
          <table:table-cell office:value-type="float" office:value="0.3491546" calcext:value-type="float">
            <text:p>0.3491546</text:p>
          </table:table-cell>
          <table:table-cell office:value-type="float" office:value="0.3541348" calcext:value-type="float">
            <text:p>0.3541348</text:p>
          </table:table-cell>
          <table:table-cell office:value-type="float" office:value="0.3598588" calcext:value-type="float">
            <text:p>0.3598588</text:p>
          </table:table-cell>
          <table:table-cell office:value-type="float" office:value="0.3659983" calcext:value-type="float">
            <text:p>0.3659983</text:p>
          </table:table-cell>
          <table:table-cell office:value-type="float" office:value="0.4063072" calcext:value-type="float">
            <text:p>0.4063072</text:p>
          </table:table-cell>
          <table:table-cell office:value-type="float" office:value="0.3784032" calcext:value-type="float">
            <text:p>0.3784032</text:p>
          </table:table-cell>
          <table:table-cell office:value-type="float" office:value="0.388842" calcext:value-type="float">
            <text:p>0.388842</text:p>
          </table:table-cell>
          <table:table-cell office:value-type="float" office:value="0.4139632" calcext:value-type="float">
            <text:p>0.413963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397E-015" calcext:value-type="float">
            <text:p>1.960397E-15</text:p>
          </table:table-cell>
          <table:table-cell office:value-type="float" office:value="1.907731E-015" calcext:value-type="float">
            <text:p>1.907731E-15</text:p>
          </table:table-cell>
          <table:table-cell office:value-type="float" office:value="9.774667E-016" calcext:value-type="float">
            <text:p>9.774667E-16</text:p>
          </table:table-cell>
          <table:table-cell office:value-type="float" office:value="9.884533E-016" calcext:value-type="float">
            <text:p>9.88453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45491" calcext:value-type="float">
            <text:p>-55.45491</text:p>
          </table:table-cell>
          <table:table-cell office:value-type="float" office:value="-0.006977198" calcext:value-type="float">
            <text:p>-0.006977198</text:p>
          </table:table-cell>
          <table:table-cell office:value-type="float" office:value="-0.006632425" calcext:value-type="float">
            <text:p>-0.006632425</text:p>
          </table:table-cell>
          <table:table-cell office:value-type="float" office:value="-0.006014517" calcext:value-type="float">
            <text:p>-0.006014517</text:p>
          </table:table-cell>
          <table:table-cell office:value-type="float" office:value="-0.005381607" calcext:value-type="float">
            <text:p>-0.005381607</text:p>
          </table:table-cell>
          <table:table-cell office:value-type="float" office:value="-0.004781204" calcext:value-type="float">
            <text:p>-0.004781204</text:p>
          </table:table-cell>
          <table:table-cell office:value-type="float" office:value="-0.004011089" calcext:value-type="float">
            <text:p>-0.004011089</text:p>
          </table:table-cell>
          <table:table-cell office:value-type="float" office:value="-0.008871726" calcext:value-type="float">
            <text:p>-0.008871726</text:p>
          </table:table-cell>
          <table:table-cell office:value-type="float" office:value="-0.006843832" calcext:value-type="float">
            <text:p>-0.006843832</text:p>
          </table:table-cell>
          <table:table-cell office:value-type="float" office:value="-0.003762538" calcext:value-type="float">
            <text:p>-0.003762538</text:p>
          </table:table-cell>
          <table:table-cell office:value-type="float" office:value="1587.271" calcext:value-type="float">
            <text:p>1587.271</text:p>
          </table:table-cell>
          <table:table-cell office:value-type="float" office:value="0" calcext:value-type="float">
            <text:p>0</text:p>
          </table:table-cell>
          <table:table-cell office:value-type="float" office:value="-0.009727335" calcext:value-type="float">
            <text:p>-0.009727335</text:p>
          </table:table-cell>
          <table:table-cell office:value-type="float" office:value="-0.0006050364" calcext:value-type="float">
            <text:p>-0.00060503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49" calcext:value-type="float">
            <text:p>-1.2284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9" calcext:value-type="float">
            <text:p>12091999</text:p>
          </table:table-cell>
          <table:table-cell office:value-type="float" office:value="621.4985" calcext:value-type="float">
            <text:p>621.4985</text:p>
          </table:table-cell>
          <table:table-cell office:value-type="float" office:value="144.3268" calcext:value-type="float">
            <text:p>144.3268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68.261" calcext:value-type="float">
            <text:p>1268.261</text:p>
          </table:table-cell>
          <table:table-cell office:value-type="float" office:value="435.8267" calcext:value-type="float">
            <text:p>435.8267</text:p>
          </table:table-cell>
          <table:table-cell office:value-type="float" office:value="0" calcext:value-type="float">
            <text:p>0</text:p>
          </table:table-cell>
          <table:table-cell office:value-type="float" office:value="0.0859456" calcext:value-type="float">
            <text:p>0.0859456</text:p>
          </table:table-cell>
          <table:table-cell office:value-type="float" office:value="0.3299187" calcext:value-type="float">
            <text:p>0.3299187</text:p>
          </table:table-cell>
          <table:table-cell office:value-type="float" office:value="0.3316734" calcext:value-type="float">
            <text:p>0.3316734</text:p>
          </table:table-cell>
          <table:table-cell office:value-type="float" office:value="0.335128" calcext:value-type="float">
            <text:p>0.335128</text:p>
          </table:table-cell>
          <table:table-cell office:value-type="float" office:value="0.3390735" calcext:value-type="float">
            <text:p>0.3390735</text:p>
          </table:table-cell>
          <table:table-cell office:value-type="float" office:value="0.3433459" calcext:value-type="float">
            <text:p>0.3433459</text:p>
          </table:table-cell>
          <table:table-cell office:value-type="float" office:value="0.3867818" calcext:value-type="float">
            <text:p>0.3867818</text:p>
          </table:table-cell>
          <table:table-cell office:value-type="float" office:value="0.3793593" calcext:value-type="float">
            <text:p>0.3793593</text:p>
          </table:table-cell>
          <table:table-cell office:value-type="float" office:value="0.3893312" calcext:value-type="float">
            <text:p>0.3893312</text:p>
          </table:table-cell>
          <table:table-cell office:value-type="float" office:value="0.4139954" calcext:value-type="float">
            <text:p>0.413995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616E-015" calcext:value-type="float">
            <text:p>1.960616E-15</text:p>
          </table:table-cell>
          <table:table-cell office:value-type="float" office:value="1.907656E-015" calcext:value-type="float">
            <text:p>1.907656E-15</text:p>
          </table:table-cell>
          <table:table-cell office:value-type="float" office:value="9.774611E-016" calcext:value-type="float">
            <text:p>9.774611E-16</text:p>
          </table:table-cell>
          <table:table-cell office:value-type="float" office:value="9.884392E-016" calcext:value-type="float">
            <text:p>9.88439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53862" calcext:value-type="float">
            <text:p>-43.53862</text:p>
          </table:table-cell>
          <table:table-cell office:value-type="float" office:value="-0.009829649" calcext:value-type="float">
            <text:p>-0.009829649</text:p>
          </table:table-cell>
          <table:table-cell office:value-type="float" office:value="-0.00947654" calcext:value-type="float">
            <text:p>-0.00947654</text:p>
          </table:table-cell>
          <table:table-cell office:value-type="float" office:value="-0.008822208" calcext:value-type="float">
            <text:p>-0.008822208</text:p>
          </table:table-cell>
          <table:table-cell office:value-type="float" office:value="-0.0081347" calcext:value-type="float">
            <text:p>-0.0081347</text:p>
          </table:table-cell>
          <table:table-cell office:value-type="float" office:value="-0.00745437" calcext:value-type="float">
            <text:p>-0.00745437</text:p>
          </table:table-cell>
          <table:table-cell office:value-type="float" office:value="-0.006460843" calcext:value-type="float">
            <text:p>-0.006460843</text:p>
          </table:table-cell>
          <table:table-cell office:value-type="float" office:value="-0.008652595" calcext:value-type="float">
            <text:p>-0.008652595</text:p>
          </table:table-cell>
          <table:table-cell office:value-type="float" office:value="-0.006761697" calcext:value-type="float">
            <text:p>-0.006761697</text:p>
          </table:table-cell>
          <table:table-cell office:value-type="float" office:value="-0.003759758" calcext:value-type="float">
            <text:p>-0.003759758</text:p>
          </table:table-cell>
          <table:table-cell office:value-type="float" office:value="1596.14" calcext:value-type="float">
            <text:p>1596.14</text:p>
          </table:table-cell>
          <table:table-cell office:value-type="float" office:value="0" calcext:value-type="float">
            <text:p>0</text:p>
          </table:table-cell>
          <table:table-cell office:value-type="float" office:value="-0.009727051" calcext:value-type="float">
            <text:p>-0.009727051</text:p>
          </table:table-cell>
          <table:table-cell office:value-type="float" office:value="-0.0006061816" calcext:value-type="float">
            <text:p>-0.00060618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3" calcext:value-type="float">
            <text:p>-1.22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9" calcext:value-type="float">
            <text:p>13091999</text:p>
          </table:table-cell>
          <table:table-cell office:value-type="float" office:value="623.6984" calcext:value-type="float">
            <text:p>623.6984</text:p>
          </table:table-cell>
          <table:table-cell office:value-type="float" office:value="144.4054" calcext:value-type="float">
            <text:p>144.4054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66.255" calcext:value-type="float">
            <text:p>1266.255</text:p>
          </table:table-cell>
          <table:table-cell office:value-type="float" office:value="439.9525" calcext:value-type="float">
            <text:p>439.9525</text:p>
          </table:table-cell>
          <table:table-cell office:value-type="float" office:value="0" calcext:value-type="float">
            <text:p>0</text:p>
          </table:table-cell>
          <table:table-cell office:value-type="float" office:value="0.2990151" calcext:value-type="float">
            <text:p>0.2990151</text:p>
          </table:table-cell>
          <table:table-cell office:value-type="float" office:value="0.3156609" calcext:value-type="float">
            <text:p>0.3156609</text:p>
          </table:table-cell>
          <table:table-cell office:value-type="float" office:value="0.3184243" calcext:value-type="float">
            <text:p>0.3184243</text:p>
          </table:table-cell>
          <table:table-cell office:value-type="float" office:value="0.3211518" calcext:value-type="float">
            <text:p>0.3211518</text:p>
          </table:table-cell>
          <table:table-cell office:value-type="float" office:value="0.3242769" calcext:value-type="float">
            <text:p>0.3242769</text:p>
          </table:table-cell>
          <table:table-cell office:value-type="float" office:value="0.3278737" calcext:value-type="float">
            <text:p>0.3278737</text:p>
          </table:table-cell>
          <table:table-cell office:value-type="float" office:value="0.3745208" calcext:value-type="float">
            <text:p>0.3745208</text:p>
          </table:table-cell>
          <table:table-cell office:value-type="float" office:value="0.3780818" calcext:value-type="float">
            <text:p>0.3780818</text:p>
          </table:table-cell>
          <table:table-cell office:value-type="float" office:value="0.3896782" calcext:value-type="float">
            <text:p>0.3896782</text:p>
          </table:table-cell>
          <table:table-cell office:value-type="float" office:value="0.4140429" calcext:value-type="float">
            <text:p>0.414042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841E-015" calcext:value-type="float">
            <text:p>1.960841E-15</text:p>
          </table:table-cell>
          <table:table-cell office:value-type="float" office:value="1.907579E-015" calcext:value-type="float">
            <text:p>1.907579E-15</text:p>
          </table:table-cell>
          <table:table-cell office:value-type="float" office:value="9.774526E-016" calcext:value-type="float">
            <text:p>9.774526E-16</text:p>
          </table:table-cell>
          <table:table-cell office:value-type="float" office:value="9.884271E-016" calcext:value-type="float">
            <text:p>9.88427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590736" calcext:value-type="float">
            <text:p>-0.03590736</text:p>
          </table:table-cell>
          <table:table-cell office:value-type="float" office:value="-0.01318309" calcext:value-type="float">
            <text:p>-0.01318309</text:p>
          </table:table-cell>
          <table:table-cell office:value-type="float" office:value="-0.0125728" calcext:value-type="float">
            <text:p>-0.0125728</text:p>
          </table:table-cell>
          <table:table-cell office:value-type="float" office:value="-0.01186547" calcext:value-type="float">
            <text:p>-0.01186547</text:p>
          </table:table-cell>
          <table:table-cell office:value-type="float" office:value="-0.01109622" calcext:value-type="float">
            <text:p>-0.01109622</text:p>
          </table:table-cell>
          <table:table-cell office:value-type="float" office:value="-0.01027694" calcext:value-type="float">
            <text:p>-0.01027694</text:p>
          </table:table-cell>
          <table:table-cell office:value-type="float" office:value="-0.008828285" calcext:value-type="float">
            <text:p>-0.008828285</text:p>
          </table:table-cell>
          <table:table-cell office:value-type="float" office:value="-0.008933922" calcext:value-type="float">
            <text:p>-0.008933922</text:p>
          </table:table-cell>
          <table:table-cell office:value-type="float" office:value="-0.006703861" calcext:value-type="float">
            <text:p>-0.006703861</text:p>
          </table:table-cell>
          <table:table-cell office:value-type="float" office:value="-0.003755635" calcext:value-type="float">
            <text:p>-0.003755635</text:p>
          </table:table-cell>
          <table:table-cell office:value-type="float" office:value="1603.753" calcext:value-type="float">
            <text:p>1603.753</text:p>
          </table:table-cell>
          <table:table-cell office:value-type="float" office:value="0" calcext:value-type="float">
            <text:p>0</text:p>
          </table:table-cell>
          <table:table-cell office:value-type="float" office:value="-0.009725294" calcext:value-type="float">
            <text:p>-0.009725294</text:p>
          </table:table-cell>
          <table:table-cell office:value-type="float" office:value="-0.0006074241" calcext:value-type="float">
            <text:p>-0.00060742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08" calcext:value-type="float">
            <text:p>-1.228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9" calcext:value-type="float">
            <text:p>14091999</text:p>
          </table:table-cell>
          <table:table-cell office:value-type="float" office:value="630.7983" calcext:value-type="float">
            <text:p>630.7983</text:p>
          </table:table-cell>
          <table:table-cell office:value-type="float" office:value="146.4081" calcext:value-type="float">
            <text:p>146.4081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66.668" calcext:value-type="float">
            <text:p>1266.668</text:p>
          </table:table-cell>
          <table:table-cell office:value-type="float" office:value="444.6356" calcext:value-type="float">
            <text:p>444.6356</text:p>
          </table:table-cell>
          <table:table-cell office:value-type="float" office:value="0" calcext:value-type="float">
            <text:p>0</text:p>
          </table:table-cell>
          <table:table-cell office:value-type="float" office:value="0.236625" calcext:value-type="float">
            <text:p>0.236625</text:p>
          </table:table-cell>
          <table:table-cell office:value-type="float" office:value="0.326505" calcext:value-type="float">
            <text:p>0.326505</text:p>
          </table:table-cell>
          <table:table-cell office:value-type="float" office:value="0.3288586" calcext:value-type="float">
            <text:p>0.3288586</text:p>
          </table:table-cell>
          <table:table-cell office:value-type="float" office:value="0.3301126" calcext:value-type="float">
            <text:p>0.3301126</text:p>
          </table:table-cell>
          <table:table-cell office:value-type="float" office:value="0.3299406" calcext:value-type="float">
            <text:p>0.3299406</text:p>
          </table:table-cell>
          <table:table-cell office:value-type="float" office:value="0.3301442" calcext:value-type="float">
            <text:p>0.3301442</text:p>
          </table:table-cell>
          <table:table-cell office:value-type="float" office:value="0.3723798" calcext:value-type="float">
            <text:p>0.3723798</text:p>
          </table:table-cell>
          <table:table-cell office:value-type="float" office:value="0.3763367" calcext:value-type="float">
            <text:p>0.3763367</text:p>
          </table:table-cell>
          <table:table-cell office:value-type="float" office:value="0.389782" calcext:value-type="float">
            <text:p>0.389782</text:p>
          </table:table-cell>
          <table:table-cell office:value-type="float" office:value="0.414016" calcext:value-type="float">
            <text:p>0.41401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047E-015" calcext:value-type="float">
            <text:p>1.961047E-15</text:p>
          </table:table-cell>
          <table:table-cell office:value-type="float" office:value="1.907509E-015" calcext:value-type="float">
            <text:p>1.907509E-15</text:p>
          </table:table-cell>
          <table:table-cell office:value-type="float" office:value="9.774467E-016" calcext:value-type="float">
            <text:p>9.774467E-16</text:p>
          </table:table-cell>
          <table:table-cell office:value-type="float" office:value="9.884144E-016" calcext:value-type="float">
            <text:p>9.88414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8716332" calcext:value-type="float">
            <text:p>-0.08716332</text:p>
          </table:table-cell>
          <table:table-cell office:value-type="float" office:value="-0.01053942" calcext:value-type="float">
            <text:p>-0.01053942</text:p>
          </table:table-cell>
          <table:table-cell office:value-type="float" office:value="-0.01003271" calcext:value-type="float">
            <text:p>-0.01003271</text:p>
          </table:table-cell>
          <table:table-cell office:value-type="float" office:value="-0.009781923" calcext:value-type="float">
            <text:p>-0.009781923</text:p>
          </table:table-cell>
          <table:table-cell office:value-type="float" office:value="-0.009837934" calcext:value-type="float">
            <text:p>-0.009837934</text:p>
          </table:table-cell>
          <table:table-cell office:value-type="float" office:value="-0.009806582" calcext:value-type="float">
            <text:p>-0.009806582</text:p>
          </table:table-cell>
          <table:table-cell office:value-type="float" office:value="-0.009338994" calcext:value-type="float">
            <text:p>-0.009338994</text:p>
          </table:table-cell>
          <table:table-cell office:value-type="float" office:value="-0.009339906" calcext:value-type="float">
            <text:p>-0.009339906</text:p>
          </table:table-cell>
          <table:table-cell office:value-type="float" office:value="-0.006686487" calcext:value-type="float">
            <text:p>-0.006686487</text:p>
          </table:table-cell>
          <table:table-cell office:value-type="float" office:value="-0.003757982" calcext:value-type="float">
            <text:p>-0.003757982</text:p>
          </table:table-cell>
          <table:table-cell office:value-type="float" office:value="1611.966" calcext:value-type="float">
            <text:p>1611.966</text:p>
          </table:table-cell>
          <table:table-cell office:value-type="float" office:value="0" calcext:value-type="float">
            <text:p>0</text:p>
          </table:table-cell>
          <table:table-cell office:value-type="float" office:value="-0.009728095" calcext:value-type="float">
            <text:p>-0.009728095</text:p>
          </table:table-cell>
          <table:table-cell office:value-type="float" office:value="-0.0006086624" calcext:value-type="float">
            <text:p>-0.00060866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205" calcext:value-type="float">
            <text:p>-1.2282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9" calcext:value-type="float">
            <text:p>15091999</text:p>
          </table:table-cell>
          <table:table-cell office:value-type="float" office:value="630.7983" calcext:value-type="float">
            <text:p>630.7983</text:p>
          </table:table-cell>
          <table:table-cell office:value-type="float" office:value="148.0338" calcext:value-type="float">
            <text:p>148.0338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61.669" calcext:value-type="float">
            <text:p>1261.669</text:p>
          </table:table-cell>
          <table:table-cell office:value-type="float" office:value="448.007" calcext:value-type="float">
            <text:p>448.007</text:p>
          </table:table-cell>
          <table:table-cell office:value-type="float" office:value="0" calcext:value-type="float">
            <text:p>0</text:p>
          </table:table-cell>
          <table:table-cell office:value-type="float" office:value="0.08712578" calcext:value-type="float">
            <text:p>0.08712578</text:p>
          </table:table-cell>
          <table:table-cell office:value-type="float" office:value="0.3127626" calcext:value-type="float">
            <text:p>0.3127626</text:p>
          </table:table-cell>
          <table:table-cell office:value-type="float" office:value="0.313854" calcext:value-type="float">
            <text:p>0.313854</text:p>
          </table:table-cell>
          <table:table-cell office:value-type="float" office:value="0.3157504" calcext:value-type="float">
            <text:p>0.3157504</text:p>
          </table:table-cell>
          <table:table-cell office:value-type="float" office:value="0.3178661" calcext:value-type="float">
            <text:p>0.3178661</text:p>
          </table:table-cell>
          <table:table-cell office:value-type="float" office:value="0.3203484" calcext:value-type="float">
            <text:p>0.3203484</text:p>
          </table:table-cell>
          <table:table-cell office:value-type="float" office:value="0.3671232" calcext:value-type="float">
            <text:p>0.3671232</text:p>
          </table:table-cell>
          <table:table-cell office:value-type="float" office:value="0.3744726" calcext:value-type="float">
            <text:p>0.3744726</text:p>
          </table:table-cell>
          <table:table-cell office:value-type="float" office:value="0.3897937" calcext:value-type="float">
            <text:p>0.3897937</text:p>
          </table:table-cell>
          <table:table-cell office:value-type="float" office:value="0.4140728" calcext:value-type="float">
            <text:p>0.4140728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239E-015" calcext:value-type="float">
            <text:p>1.961239E-15</text:p>
          </table:table-cell>
          <table:table-cell office:value-type="float" office:value="1.907447E-015" calcext:value-type="float">
            <text:p>1.907447E-15</text:p>
          </table:table-cell>
          <table:table-cell office:value-type="float" office:value="9.774416E-016" calcext:value-type="float">
            <text:p>9.774416E-16</text:p>
          </table:table-cell>
          <table:table-cell office:value-type="float" office:value="9.884021E-016" calcext:value-type="float">
            <text:p>9.88402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0.66637" calcext:value-type="float">
            <text:p>-40.66637</text:p>
          </table:table-cell>
          <table:table-cell office:value-type="float" office:value="-0.01425356" calcext:value-type="float">
            <text:p>-0.01425356</text:p>
          </table:table-cell>
          <table:table-cell office:value-type="float" office:value="-0.01391628" calcext:value-type="float">
            <text:p>-0.01391628</text:p>
          </table:table-cell>
          <table:table-cell office:value-type="float" office:value="-0.01335229" calcext:value-type="float">
            <text:p>-0.01335229</text:p>
          </table:table-cell>
          <table:table-cell office:value-type="float" office:value="-0.01275086" calcext:value-type="float">
            <text:p>-0.01275086</text:p>
          </table:table-cell>
          <table:table-cell office:value-type="float" office:value="-0.01207941" calcext:value-type="float">
            <text:p>-0.01207941</text:p>
          </table:table-cell>
          <table:table-cell office:value-type="float" office:value="-0.01070706" calcext:value-type="float">
            <text:p>-0.01070706</text:p>
          </table:table-cell>
          <table:table-cell office:value-type="float" office:value="-0.009795758" calcext:value-type="float">
            <text:p>-0.009795758</text:p>
          </table:table-cell>
          <table:table-cell office:value-type="float" office:value="-0.00668432" calcext:value-type="float">
            <text:p>-0.00668432</text:p>
          </table:table-cell>
          <table:table-cell office:value-type="float" office:value="-0.003753037" calcext:value-type="float">
            <text:p>-0.003753037</text:p>
          </table:table-cell>
          <table:table-cell office:value-type="float" office:value="1618.834" calcext:value-type="float">
            <text:p>1618.834</text:p>
          </table:table-cell>
          <table:table-cell office:value-type="float" office:value="0" calcext:value-type="float">
            <text:p>0</text:p>
          </table:table-cell>
          <table:table-cell office:value-type="float" office:value="-0.009727956" calcext:value-type="float">
            <text:p>-0.009727956</text:p>
          </table:table-cell>
          <table:table-cell office:value-type="float" office:value="-0.000609763" calcext:value-type="float">
            <text:p>-0.0006097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94" calcext:value-type="float">
            <text:p>-1.2279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9" calcext:value-type="float">
            <text:p>16091999</text:p>
          </table:table-cell>
          <table:table-cell office:value-type="float" office:value="633.7983" calcext:value-type="float">
            <text:p>633.7983</text:p>
          </table:table-cell>
          <table:table-cell office:value-type="float" office:value="148.1692" calcext:value-type="float">
            <text:p>148.1692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62.285" calcext:value-type="float">
            <text:p>1262.285</text:p>
          </table:table-cell>
          <table:table-cell office:value-type="float" office:value="450.2552" calcext:value-type="float">
            <text:p>450.2552</text:p>
          </table:table-cell>
          <table:table-cell office:value-type="float" office:value="0" calcext:value-type="float">
            <text:p>0</text:p>
          </table:table-cell>
          <table:table-cell office:value-type="float" office:value="0.3576033" calcext:value-type="float">
            <text:p>0.3576033</text:p>
          </table:table-cell>
          <table:table-cell office:value-type="float" office:value="0.3145093" calcext:value-type="float">
            <text:p>0.3145093</text:p>
          </table:table-cell>
          <table:table-cell office:value-type="float" office:value="0.3070928" calcext:value-type="float">
            <text:p>0.3070928</text:p>
          </table:table-cell>
          <table:table-cell office:value-type="float" office:value="0.3088264" calcext:value-type="float">
            <text:p>0.3088264</text:p>
          </table:table-cell>
          <table:table-cell office:value-type="float" office:value="0.3109918" calcext:value-type="float">
            <text:p>0.3109918</text:p>
          </table:table-cell>
          <table:table-cell office:value-type="float" office:value="0.3136477" calcext:value-type="float">
            <text:p>0.3136477</text:p>
          </table:table-cell>
          <table:table-cell office:value-type="float" office:value="0.3624865" calcext:value-type="float">
            <text:p>0.3624865</text:p>
          </table:table-cell>
          <table:table-cell office:value-type="float" office:value="0.3725041" calcext:value-type="float">
            <text:p>0.3725041</text:p>
          </table:table-cell>
          <table:table-cell office:value-type="float" office:value="0.3896829" calcext:value-type="float">
            <text:p>0.3896829</text:p>
          </table:table-cell>
          <table:table-cell office:value-type="float" office:value="0.4141171" calcext:value-type="float">
            <text:p>0.4141171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418E-015" calcext:value-type="float">
            <text:p>1.961418E-15</text:p>
          </table:table-cell>
          <table:table-cell office:value-type="float" office:value="1.907389E-015" calcext:value-type="float">
            <text:p>1.907389E-15</text:p>
          </table:table-cell>
          <table:table-cell office:value-type="float" office:value="9.774371E-016" calcext:value-type="float">
            <text:p>9.774371E-16</text:p>
          </table:table-cell>
          <table:table-cell office:value-type="float" office:value="9.883897E-016" calcext:value-type="float">
            <text:p>9.88389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7445187" calcext:value-type="float">
            <text:p>-0.007445187</text:p>
          </table:table-cell>
          <table:table-cell office:value-type="float" office:value="-0.0156538" calcext:value-type="float">
            <text:p>-0.0156538</text:p>
          </table:table-cell>
          <table:table-cell office:value-type="float" office:value="-0.01625851" calcext:value-type="float">
            <text:p>-0.01625851</text:p>
          </table:table-cell>
          <table:table-cell office:value-type="float" office:value="-0.0155859" calcext:value-type="float">
            <text:p>-0.0155859</text:p>
          </table:table-cell>
          <table:table-cell office:value-type="float" office:value="-0.01485077" calcext:value-type="float">
            <text:p>-0.01485077</text:p>
          </table:table-cell>
          <table:table-cell office:value-type="float" office:value="-0.01399709" calcext:value-type="float">
            <text:p>-0.01399709</text:p>
          </table:table-cell>
          <table:table-cell office:value-type="float" office:value="-0.01211295" calcext:value-type="float">
            <text:p>-0.01211295</text:p>
          </table:table-cell>
          <table:table-cell office:value-type="float" office:value="-0.01030417" calcext:value-type="float">
            <text:p>-0.01030417</text:p>
          </table:table-cell>
          <table:table-cell office:value-type="float" office:value="-0.006702455" calcext:value-type="float">
            <text:p>-0.006702455</text:p>
          </table:table-cell>
          <table:table-cell office:value-type="float" office:value="-0.003749177" calcext:value-type="float">
            <text:p>-0.003749177</text:p>
          </table:table-cell>
          <table:table-cell office:value-type="float" office:value="1624.577" calcext:value-type="float">
            <text:p>1624.577</text:p>
          </table:table-cell>
          <table:table-cell office:value-type="float" office:value="0" calcext:value-type="float">
            <text:p>0</text:p>
          </table:table-cell>
          <table:table-cell office:value-type="float" office:value="-0.009729426" calcext:value-type="float">
            <text:p>-0.009729426</text:p>
          </table:table-cell>
          <table:table-cell office:value-type="float" office:value="-0.000610698" calcext:value-type="float">
            <text:p>-0.00061069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733" calcext:value-type="float">
            <text:p>-1.2277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9" calcext:value-type="float">
            <text:p>17091999</text:p>
          </table:table-cell>
          <table:table-cell office:value-type="float" office:value="634.7982" calcext:value-type="float">
            <text:p>634.7982</text:p>
          </table:table-cell>
          <table:table-cell office:value-type="float" office:value="150.6602" calcext:value-type="float">
            <text:p>150.6602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58.734" calcext:value-type="float">
            <text:p>1258.734</text:p>
          </table:table-cell>
          <table:table-cell office:value-type="float" office:value="452.3125" calcext:value-type="float">
            <text:p>452.3125</text:p>
          </table:table-cell>
          <table:table-cell office:value-type="float" office:value="0" calcext:value-type="float">
            <text:p>0</text:p>
          </table:table-cell>
          <table:table-cell office:value-type="float" office:value="0.1055324" calcext:value-type="float">
            <text:p>0.1055324</text:p>
          </table:table-cell>
          <table:table-cell office:value-type="float" office:value="0.3065239" calcext:value-type="float">
            <text:p>0.3065239</text:p>
          </table:table-cell>
          <table:table-cell office:value-type="float" office:value="0.3074067" calcext:value-type="float">
            <text:p>0.3074067</text:p>
          </table:table-cell>
          <table:table-cell office:value-type="float" office:value="0.3082655" calcext:value-type="float">
            <text:p>0.3082655</text:p>
          </table:table-cell>
          <table:table-cell office:value-type="float" office:value="0.3091774" calcext:value-type="float">
            <text:p>0.3091774</text:p>
          </table:table-cell>
          <table:table-cell office:value-type="float" office:value="0.3108996" calcext:value-type="float">
            <text:p>0.3108996</text:p>
          </table:table-cell>
          <table:table-cell office:value-type="float" office:value="0.3590556" calcext:value-type="float">
            <text:p>0.3590556</text:p>
          </table:table-cell>
          <table:table-cell office:value-type="float" office:value="0.3706065" calcext:value-type="float">
            <text:p>0.3706065</text:p>
          </table:table-cell>
          <table:table-cell office:value-type="float" office:value="0.3895227" calcext:value-type="float">
            <text:p>0.3895227</text:p>
          </table:table-cell>
          <table:table-cell office:value-type="float" office:value="0.4141471" calcext:value-type="float">
            <text:p>0.4141471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58E-015" calcext:value-type="float">
            <text:p>1.96158E-15</text:p>
          </table:table-cell>
          <table:table-cell office:value-type="float" office:value="1.907334E-015" calcext:value-type="float">
            <text:p>1.907334E-15</text:p>
          </table:table-cell>
          <table:table-cell office:value-type="float" office:value="9.774331E-016" calcext:value-type="float">
            <text:p>9.774331E-16</text:p>
          </table:table-cell>
          <table:table-cell office:value-type="float" office:value="9.883791E-016" calcext:value-type="float">
            <text:p>9.88379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.99809" calcext:value-type="float">
            <text:p>-11.99809</text:p>
          </table:table-cell>
          <table:table-cell office:value-type="float" office:value="-0.01640272" calcext:value-type="float">
            <text:p>-0.01640272</text:p>
          </table:table-cell>
          <table:table-cell office:value-type="float" office:value="-0.01608029" calcext:value-type="float">
            <text:p>-0.01608029</text:p>
          </table:table-cell>
          <table:table-cell office:value-type="float" office:value="-0.01578299" calcext:value-type="float">
            <text:p>-0.01578299</text:p>
          </table:table-cell>
          <table:table-cell office:value-type="float" office:value="-0.01547116" calcext:value-type="float">
            <text:p>-0.01547116</text:p>
          </table:table-cell>
          <table:table-cell office:value-type="float" office:value="-0.01488673" calcext:value-type="float">
            <text:p>-0.01488673</text:p>
          </table:table-cell>
          <table:table-cell office:value-type="float" office:value="-0.01327363" calcext:value-type="float">
            <text:p>-0.01327363</text:p>
          </table:table-cell>
          <table:table-cell office:value-type="float" office:value="-0.01082257" calcext:value-type="float">
            <text:p>-0.01082257</text:p>
          </table:table-cell>
          <table:table-cell office:value-type="float" office:value="-0.00672879" calcext:value-type="float">
            <text:p>-0.00672879</text:p>
          </table:table-cell>
          <table:table-cell office:value-type="float" office:value="-0.003746568" calcext:value-type="float">
            <text:p>-0.003746568</text:p>
          </table:table-cell>
          <table:table-cell office:value-type="float" office:value="1630.131" calcext:value-type="float">
            <text:p>1630.131</text:p>
          </table:table-cell>
          <table:table-cell office:value-type="float" office:value="0" calcext:value-type="float">
            <text:p>0</text:p>
          </table:table-cell>
          <table:table-cell office:value-type="float" office:value="-0.009730183" calcext:value-type="float">
            <text:p>-0.009730183</text:p>
          </table:table-cell>
          <table:table-cell office:value-type="float" office:value="-0.0006116304" calcext:value-type="float">
            <text:p>-0.00061163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593" calcext:value-type="float">
            <text:p>-1.22759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9" calcext:value-type="float">
            <text:p>18091999</text:p>
          </table:table-cell>
          <table:table-cell office:value-type="float" office:value="634.7982" calcext:value-type="float">
            <text:p>634.7982</text:p>
          </table:table-cell>
          <table:table-cell office:value-type="float" office:value="150.8555" calcext:value-type="float">
            <text:p>150.8555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57.275" calcext:value-type="float">
            <text:p>1257.275</text:p>
          </table:table-cell>
          <table:table-cell office:value-type="float" office:value="453.5734" calcext:value-type="float">
            <text:p>453.5734</text:p>
          </table:table-cell>
          <table:table-cell office:value-type="float" office:value="0" calcext:value-type="float">
            <text:p>0</text:p>
          </table:table-cell>
          <table:table-cell office:value-type="float" office:value="0.08642108" calcext:value-type="float">
            <text:p>0.08642108</text:p>
          </table:table-cell>
          <table:table-cell office:value-type="float" office:value="0.302477" calcext:value-type="float">
            <text:p>0.302477</text:p>
          </table:table-cell>
          <table:table-cell office:value-type="float" office:value="0.3033047" calcext:value-type="float">
            <text:p>0.3033047</text:p>
          </table:table-cell>
          <table:table-cell office:value-type="float" office:value="0.3046813" calcext:value-type="float">
            <text:p>0.3046813</text:p>
          </table:table-cell>
          <table:table-cell office:value-type="float" office:value="0.3062802" calcext:value-type="float">
            <text:p>0.3062802</text:p>
          </table:table-cell>
          <table:table-cell office:value-type="float" office:value="0.3083404" calcext:value-type="float">
            <text:p>0.3083404</text:p>
          </table:table-cell>
          <table:table-cell office:value-type="float" office:value="0.3569582" calcext:value-type="float">
            <text:p>0.3569582</text:p>
          </table:table-cell>
          <table:table-cell office:value-type="float" office:value="0.3689594" calcext:value-type="float">
            <text:p>0.3689594</text:p>
          </table:table-cell>
          <table:table-cell office:value-type="float" office:value="0.3892925" calcext:value-type="float">
            <text:p>0.3892925</text:p>
          </table:table-cell>
          <table:table-cell office:value-type="float" office:value="0.4141622" calcext:value-type="float">
            <text:p>0.414162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755E-015" calcext:value-type="float">
            <text:p>1.961755E-15</text:p>
          </table:table-cell>
          <table:table-cell office:value-type="float" office:value="1.907275E-015" calcext:value-type="float">
            <text:p>1.907275E-15</text:p>
          </table:table-cell>
          <table:table-cell office:value-type="float" office:value="9.77427E-016" calcext:value-type="float">
            <text:p>9.77427E-16</text:p>
          </table:table-cell>
          <table:table-cell office:value-type="float" office:value="9.883696E-016" calcext:value-type="float">
            <text:p>9.88369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2.68529" calcext:value-type="float">
            <text:p>-42.68529</text:p>
          </table:table-cell>
          <table:table-cell office:value-type="float" office:value="-0.01800212" calcext:value-type="float">
            <text:p>-0.01800212</text:p>
          </table:table-cell>
          <table:table-cell office:value-type="float" office:value="-0.01766717" calcext:value-type="float">
            <text:p>-0.01766717</text:p>
          </table:table-cell>
          <table:table-cell office:value-type="float" office:value="-0.01712704" calcext:value-type="float">
            <text:p>-0.01712704</text:p>
          </table:table-cell>
          <table:table-cell office:value-type="float" office:value="-0.01651916" calcext:value-type="float">
            <text:p>-0.01651916</text:p>
          </table:table-cell>
          <table:table-cell office:value-type="float" office:value="-0.01576588" calcext:value-type="float">
            <text:p>-0.01576588</text:p>
          </table:table-cell>
          <table:table-cell office:value-type="float" office:value="-0.01404771" calcext:value-type="float">
            <text:p>-0.01404771</text:p>
          </table:table-cell>
          <table:table-cell office:value-type="float" office:value="-0.01129645" calcext:value-type="float">
            <text:p>-0.01129645</text:p>
          </table:table-cell>
          <table:table-cell office:value-type="float" office:value="-0.006766941" calcext:value-type="float">
            <text:p>-0.006766941</text:p>
          </table:table-cell>
          <table:table-cell office:value-type="float" office:value="-0.003745243" calcext:value-type="float">
            <text:p>-0.003745243</text:p>
          </table:table-cell>
          <table:table-cell office:value-type="float" office:value="1634.891" calcext:value-type="float">
            <text:p>1634.891</text:p>
          </table:table-cell>
          <table:table-cell office:value-type="float" office:value="0" calcext:value-type="float">
            <text:p>0</text:p>
          </table:table-cell>
          <table:table-cell office:value-type="float" office:value="-0.009728457" calcext:value-type="float">
            <text:p>-0.009728457</text:p>
          </table:table-cell>
          <table:table-cell office:value-type="float" office:value="-0.0006125561" calcext:value-type="float">
            <text:p>-0.00061255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522" calcext:value-type="float">
            <text:p>-1.2275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9" calcext:value-type="float">
            <text:p>19091999</text:p>
          </table:table-cell>
          <table:table-cell office:value-type="float" office:value="634.7982" calcext:value-type="float">
            <text:p>634.7982</text:p>
          </table:table-cell>
          <table:table-cell office:value-type="float" office:value="150.8796" calcext:value-type="float">
            <text:p>150.8796</text:p>
          </table:table-cell>
          <table:table-cell office:value-type="float" office:value="29.29836" calcext:value-type="float">
            <text:p>29.29836</text:p>
          </table:table-cell>
          <table:table-cell office:value-type="float" office:value="1256.424" calcext:value-type="float">
            <text:p>1256.424</text:p>
          </table:table-cell>
          <table:table-cell office:value-type="float" office:value="454.3999" calcext:value-type="float">
            <text:p>454.3999</text:p>
          </table:table-cell>
          <table:table-cell office:value-type="float" office:value="0" calcext:value-type="float">
            <text:p>0</text:p>
          </table:table-cell>
          <table:table-cell office:value-type="float" office:value="0.08413538" calcext:value-type="float">
            <text:p>0.08413538</text:p>
          </table:table-cell>
          <table:table-cell office:value-type="float" office:value="0.3008138" calcext:value-type="float">
            <text:p>0.3008138</text:p>
          </table:table-cell>
          <table:table-cell office:value-type="float" office:value="0.3016135" calcext:value-type="float">
            <text:p>0.3016135</text:p>
          </table:table-cell>
          <table:table-cell office:value-type="float" office:value="0.3030178" calcext:value-type="float">
            <text:p>0.3030178</text:p>
          </table:table-cell>
          <table:table-cell office:value-type="float" office:value="0.3046833" calcext:value-type="float">
            <text:p>0.3046833</text:p>
          </table:table-cell>
          <table:table-cell office:value-type="float" office:value="0.3067221" calcext:value-type="float">
            <text:p>0.3067221</text:p>
          </table:table-cell>
          <table:table-cell office:value-type="float" office:value="0.3553851" calcext:value-type="float">
            <text:p>0.3553851</text:p>
          </table:table-cell>
          <table:table-cell office:value-type="float" office:value="0.3675803" calcext:value-type="float">
            <text:p>0.3675803</text:p>
          </table:table-cell>
          <table:table-cell office:value-type="float" office:value="0.3890211" calcext:value-type="float">
            <text:p>0.3890211</text:p>
          </table:table-cell>
          <table:table-cell office:value-type="float" office:value="0.4141623" calcext:value-type="float">
            <text:p>0.414162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95E-015" calcext:value-type="float">
            <text:p>1.96195E-15</text:p>
          </table:table-cell>
          <table:table-cell office:value-type="float" office:value="1.907208E-015" calcext:value-type="float">
            <text:p>1.907208E-15</text:p>
          </table:table-cell>
          <table:table-cell office:value-type="float" office:value="9.774221E-016" calcext:value-type="float">
            <text:p>9.774221E-16</text:p>
          </table:table-cell>
          <table:table-cell office:value-type="float" office:value="9.883573E-016" calcext:value-type="float">
            <text:p>9.88357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0.30885" calcext:value-type="float">
            <text:p>-50.30885</text:p>
          </table:table-cell>
          <table:table-cell office:value-type="float" office:value="-0.01871092" calcext:value-type="float">
            <text:p>-0.01871092</text:p>
          </table:table-cell>
          <table:table-cell office:value-type="float" office:value="-0.01837191" calcext:value-type="float">
            <text:p>-0.01837191</text:p>
          </table:table-cell>
          <table:table-cell office:value-type="float" office:value="-0.01779495" calcext:value-type="float">
            <text:p>-0.01779495</text:p>
          </table:table-cell>
          <table:table-cell office:value-type="float" office:value="-0.0171331" calcext:value-type="float">
            <text:p>-0.0171331</text:p>
          </table:table-cell>
          <table:table-cell office:value-type="float" office:value="-0.01635519" calcext:value-type="float">
            <text:p>-0.01635519</text:p>
          </table:table-cell>
          <table:table-cell office:value-type="float" office:value="-0.01466045" calcext:value-type="float">
            <text:p>-0.01466045</text:p>
          </table:table-cell>
          <table:table-cell office:value-type="float" office:value="-0.01171084" calcext:value-type="float">
            <text:p>-0.01171084</text:p>
          </table:table-cell>
          <table:table-cell office:value-type="float" office:value="-0.006812296" calcext:value-type="float">
            <text:p>-0.006812296</text:p>
          </table:table-cell>
          <table:table-cell office:value-type="float" office:value="-0.003745227" calcext:value-type="float">
            <text:p>-0.003745227</text:p>
          </table:table-cell>
          <table:table-cell office:value-type="float" office:value="1639.226" calcext:value-type="float">
            <text:p>1639.226</text:p>
          </table:table-cell>
          <table:table-cell office:value-type="float" office:value="0" calcext:value-type="float">
            <text:p>0</text:p>
          </table:table-cell>
          <table:table-cell office:value-type="float" office:value="-0.009727501" calcext:value-type="float">
            <text:p>-0.009727501</text:p>
          </table:table-cell>
          <table:table-cell office:value-type="float" office:value="-0.0006135904" calcext:value-type="float">
            <text:p>-0.00061359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521" calcext:value-type="float">
            <text:p>-1.2275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9" calcext:value-type="float">
            <text:p>20091999</text:p>
          </table:table-cell>
          <table:table-cell office:value-type="float" office:value="663.6984" calcext:value-type="float">
            <text:p>663.6984</text:p>
          </table:table-cell>
          <table:table-cell office:value-type="float" office:value="151.2775" calcext:value-type="float">
            <text:p>151.277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73.223" calcext:value-type="float">
            <text:p>1273.223</text:p>
          </table:table-cell>
          <table:table-cell office:value-type="float" office:value="456.8084" calcext:value-type="float">
            <text:p>456.8084</text:p>
          </table:table-cell>
          <table:table-cell office:value-type="float" office:value="0" calcext:value-type="float">
            <text:p>0</text:p>
          </table:table-cell>
          <table:table-cell office:value-type="float" office:value="0.3951686" calcext:value-type="float">
            <text:p>0.3951686</text:p>
          </table:table-cell>
          <table:table-cell office:value-type="float" office:value="0.3956937" calcext:value-type="float">
            <text:p>0.3956937</text:p>
          </table:table-cell>
          <table:table-cell office:value-type="float" office:value="0.3992461" calcext:value-type="float">
            <text:p>0.3992461</text:p>
          </table:table-cell>
          <table:table-cell office:value-type="float" office:value="0.3908249" calcext:value-type="float">
            <text:p>0.3908249</text:p>
          </table:table-cell>
          <table:table-cell office:value-type="float" office:value="0.3239806" calcext:value-type="float">
            <text:p>0.3239806</text:p>
          </table:table-cell>
          <table:table-cell office:value-type="float" office:value="0.3179787" calcext:value-type="float">
            <text:p>0.3179787</text:p>
          </table:table-cell>
          <table:table-cell office:value-type="float" office:value="0.3839988" calcext:value-type="float">
            <text:p>0.3839988</text:p>
          </table:table-cell>
          <table:table-cell office:value-type="float" office:value="0.3668443" calcext:value-type="float">
            <text:p>0.3668443</text:p>
          </table:table-cell>
          <table:table-cell office:value-type="float" office:value="0.3883711" calcext:value-type="float">
            <text:p>0.3883711</text:p>
          </table:table-cell>
          <table:table-cell office:value-type="float" office:value="0.4134896" calcext:value-type="float">
            <text:p>0.413489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142E-015" calcext:value-type="float">
            <text:p>1.962142E-15</text:p>
          </table:table-cell>
          <table:table-cell office:value-type="float" office:value="1.907145E-015" calcext:value-type="float">
            <text:p>1.907145E-15</text:p>
          </table:table-cell>
          <table:table-cell office:value-type="float" office:value="9.77417E-016" calcext:value-type="float">
            <text:p>9.77417E-16</text:p>
          </table:table-cell>
          <table:table-cell office:value-type="float" office:value="9.883453E-016" calcext:value-type="float">
            <text:p>9.88345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665343" calcext:value-type="float">
            <text:p>-0.002665343</text:p>
          </table:table-cell>
          <table:table-cell office:value-type="float" office:value="-0.002674068" calcext:value-type="float">
            <text:p>-0.002674068</text:p>
          </table:table-cell>
          <table:table-cell office:value-type="float" office:value="-0.002515913" calcext:value-type="float">
            <text:p>-0.002515913</text:p>
          </table:table-cell>
          <table:table-cell office:value-type="float" office:value="-0.003099781" calcext:value-type="float">
            <text:p>-0.003099781</text:p>
          </table:table-cell>
          <table:table-cell office:value-type="float" office:value="-0.01159885" calcext:value-type="float">
            <text:p>-0.01159885</text:p>
          </table:table-cell>
          <table:table-cell office:value-type="float" office:value="-0.01290612" calcext:value-type="float">
            <text:p>-0.01290612</text:p>
          </table:table-cell>
          <table:table-cell office:value-type="float" office:value="-0.006879017" calcext:value-type="float">
            <text:p>-0.006879017</text:p>
          </table:table-cell>
          <table:table-cell office:value-type="float" office:value="-0.01194784" calcext:value-type="float">
            <text:p>-0.01194784</text:p>
          </table:table-cell>
          <table:table-cell office:value-type="float" office:value="-0.006922835" calcext:value-type="float">
            <text:p>-0.006922835</text:p>
          </table:table-cell>
          <table:table-cell office:value-type="float" office:value="-0.003804434" calcext:value-type="float">
            <text:p>-0.003804434</text:p>
          </table:table-cell>
          <table:table-cell office:value-type="float" office:value="1645.641" calcext:value-type="float">
            <text:p>1645.641</text:p>
          </table:table-cell>
          <table:table-cell office:value-type="float" office:value="0" calcext:value-type="float">
            <text:p>0</text:p>
          </table:table-cell>
          <table:table-cell office:value-type="float" office:value="-0.009731111" calcext:value-type="float">
            <text:p>-0.009731111</text:p>
          </table:table-cell>
          <table:table-cell office:value-type="float" office:value="-0.0006147494" calcext:value-type="float">
            <text:p>-0.00061474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677" calcext:value-type="float">
            <text:p>-1.23067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9" calcext:value-type="float">
            <text:p>21091999</text:p>
          </table:table-cell>
          <table:table-cell office:value-type="float" office:value="663.6984" calcext:value-type="float">
            <text:p>663.6984</text:p>
          </table:table-cell>
          <table:table-cell office:value-type="float" office:value="154.0842" calcext:value-type="float">
            <text:p>154.0842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65.449" calcext:value-type="float">
            <text:p>1265.449</text:p>
          </table:table-cell>
          <table:table-cell office:value-type="float" office:value="461.7775" calcext:value-type="float">
            <text:p>461.7775</text:p>
          </table:table-cell>
          <table:table-cell office:value-type="float" office:value="0" calcext:value-type="float">
            <text:p>0</text:p>
          </table:table-cell>
          <table:table-cell office:value-type="float" office:value="0.1323286" calcext:value-type="float">
            <text:p>0.1323286</text:p>
          </table:table-cell>
          <table:table-cell office:value-type="float" office:value="0.3335871" calcext:value-type="float">
            <text:p>0.3335871</text:p>
          </table:table-cell>
          <table:table-cell office:value-type="float" office:value="0.3352584" calcext:value-type="float">
            <text:p>0.3352584</text:p>
          </table:table-cell>
          <table:table-cell office:value-type="float" office:value="0.3370823" calcext:value-type="float">
            <text:p>0.3370823</text:p>
          </table:table-cell>
          <table:table-cell office:value-type="float" office:value="0.3382736" calcext:value-type="float">
            <text:p>0.3382736</text:p>
          </table:table-cell>
          <table:table-cell office:value-type="float" office:value="0.3393048" calcext:value-type="float">
            <text:p>0.3393048</text:p>
          </table:table-cell>
          <table:table-cell office:value-type="float" office:value="0.3768619" calcext:value-type="float">
            <text:p>0.3768619</text:p>
          </table:table-cell>
          <table:table-cell office:value-type="float" office:value="0.3679534" calcext:value-type="float">
            <text:p>0.3679534</text:p>
          </table:table-cell>
          <table:table-cell office:value-type="float" office:value="0.3883448" calcext:value-type="float">
            <text:p>0.3883448</text:p>
          </table:table-cell>
          <table:table-cell office:value-type="float" office:value="0.4139146" calcext:value-type="float">
            <text:p>0.413914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295E-015" calcext:value-type="float">
            <text:p>1.962295E-15</text:p>
          </table:table-cell>
          <table:table-cell office:value-type="float" office:value="1.907093E-015" calcext:value-type="float">
            <text:p>1.907093E-15</text:p>
          </table:table-cell>
          <table:table-cell office:value-type="float" office:value="9.774125E-016" calcext:value-type="float">
            <text:p>9.774125E-16</text:p>
          </table:table-cell>
          <table:table-cell office:value-type="float" office:value="9.883363E-016" calcext:value-type="float">
            <text:p>9.88336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951471" calcext:value-type="float">
            <text:p>-2.951471</text:p>
          </table:table-cell>
          <table:table-cell office:value-type="float" office:value="-0.009089751" calcext:value-type="float">
            <text:p>-0.009089751</text:p>
          </table:table-cell>
          <table:table-cell office:value-type="float" office:value="-0.00878246" calcext:value-type="float">
            <text:p>-0.00878246</text:p>
          </table:table-cell>
          <table:table-cell office:value-type="float" office:value="-0.008465686" calcext:value-type="float">
            <text:p>-0.008465686</text:p>
          </table:table-cell>
          <table:table-cell office:value-type="float" office:value="-0.008267844" calcext:value-type="float">
            <text:p>-0.008267844</text:p>
          </table:table-cell>
          <table:table-cell office:value-type="float" office:value="-0.008094694" calcext:value-type="float">
            <text:p>-0.008094694</text:p>
          </table:table-cell>
          <table:table-cell office:value-type="float" office:value="-0.008321972" calcext:value-type="float">
            <text:p>-0.008321972</text:p>
          </table:table-cell>
          <table:table-cell office:value-type="float" office:value="-0.01160512" calcext:value-type="float">
            <text:p>-0.01160512</text:p>
          </table:table-cell>
          <table:table-cell office:value-type="float" office:value="-0.006927336" calcext:value-type="float">
            <text:p>-0.006927336</text:p>
          </table:table-cell>
          <table:table-cell office:value-type="float" office:value="-0.003767108" calcext:value-type="float">
            <text:p>-0.003767108</text:p>
          </table:table-cell>
          <table:table-cell office:value-type="float" office:value="1654.355" calcext:value-type="float">
            <text:p>1654.355</text:p>
          </table:table-cell>
          <table:table-cell office:value-type="float" office:value="0" calcext:value-type="float">
            <text:p>0</text:p>
          </table:table-cell>
          <table:table-cell office:value-type="float" office:value="-0.009732656" calcext:value-type="float">
            <text:p>-0.009732656</text:p>
          </table:table-cell>
          <table:table-cell office:value-type="float" office:value="-0.0006156103" calcext:value-type="float">
            <text:p>-0.00061561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694" calcext:value-type="float">
            <text:p>-1.2286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9" calcext:value-type="float">
            <text:p>22091999</text:p>
          </table:table-cell>
          <table:table-cell office:value-type="float" office:value="663.6984" calcext:value-type="float">
            <text:p>663.6984</text:p>
          </table:table-cell>
          <table:table-cell office:value-type="float" office:value="154.5585" calcext:value-type="float">
            <text:p>154.558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61.242" calcext:value-type="float">
            <text:p>1261.242</text:p>
          </table:table-cell>
          <table:table-cell office:value-type="float" office:value="465.508" calcext:value-type="float">
            <text:p>465.508</text:p>
          </table:table-cell>
          <table:table-cell office:value-type="float" office:value="0" calcext:value-type="float">
            <text:p>0</text:p>
          </table:table-cell>
          <table:table-cell office:value-type="float" office:value="0.08604091" calcext:value-type="float">
            <text:p>0.08604091</text:p>
          </table:table-cell>
          <table:table-cell office:value-type="float" office:value="0.3174679" calcext:value-type="float">
            <text:p>0.3174679</text:p>
          </table:table-cell>
          <table:table-cell office:value-type="float" office:value="0.3186769" calcext:value-type="float">
            <text:p>0.3186769</text:p>
          </table:table-cell>
          <table:table-cell office:value-type="float" office:value="0.3206629" calcext:value-type="float">
            <text:p>0.3206629</text:p>
          </table:table-cell>
          <table:table-cell office:value-type="float" office:value="0.3227759" calcext:value-type="float">
            <text:p>0.3227759</text:p>
          </table:table-cell>
          <table:table-cell office:value-type="float" office:value="0.3251321" calcext:value-type="float">
            <text:p>0.3251321</text:p>
          </table:table-cell>
          <table:table-cell office:value-type="float" office:value="0.3700166" calcext:value-type="float">
            <text:p>0.3700166</text:p>
          </table:table-cell>
          <table:table-cell office:value-type="float" office:value="0.3686407" calcext:value-type="float">
            <text:p>0.3686407</text:p>
          </table:table-cell>
          <table:table-cell office:value-type="float" office:value="0.3883059" calcext:value-type="float">
            <text:p>0.388305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416E-015" calcext:value-type="float">
            <text:p>1.962416E-15</text:p>
          </table:table-cell>
          <table:table-cell office:value-type="float" office:value="1.907043E-015" calcext:value-type="float">
            <text:p>1.907043E-15</text:p>
          </table:table-cell>
          <table:table-cell office:value-type="float" office:value="9.77407E-016" calcext:value-type="float">
            <text:p>9.77407E-16</text:p>
          </table:table-cell>
          <table:table-cell office:value-type="float" office:value="9.883297E-016" calcext:value-type="float">
            <text:p>9.88329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22007" calcext:value-type="float">
            <text:p>-43.22007</text:p>
          </table:table-cell>
          <table:table-cell office:value-type="float" office:value="-0.01284413" calcext:value-type="float">
            <text:p>-0.01284413</text:p>
          </table:table-cell>
          <table:table-cell office:value-type="float" office:value="-0.01251231" calcext:value-type="float">
            <text:p>-0.01251231</text:p>
          </table:table-cell>
          <table:table-cell office:value-type="float" office:value="-0.01199025" calcext:value-type="float">
            <text:p>-0.01199025</text:p>
          </table:table-cell>
          <table:table-cell office:value-type="float" office:value="-0.01145934" calcext:value-type="float">
            <text:p>-0.01145934</text:p>
          </table:table-cell>
          <table:table-cell office:value-type="float" office:value="-0.01089367" calcext:value-type="float">
            <text:p>-0.01089367</text:p>
          </table:table-cell>
          <table:table-cell office:value-type="float" office:value="-0.009921441" calcext:value-type="float">
            <text:p>-0.009921441</text:p>
          </table:table-cell>
          <table:table-cell office:value-type="float" office:value="-0.01139576" calcext:value-type="float">
            <text:p>-0.01139576</text:p>
          </table:table-cell>
          <table:table-cell office:value-type="float" office:value="-0.006934038" calcext:value-type="float">
            <text:p>-0.006934038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661.636" calcext:value-type="float">
            <text:p>1661.636</text:p>
          </table:table-cell>
          <table:table-cell office:value-type="float" office:value="0" calcext:value-type="float">
            <text:p>0</text:p>
          </table:table-cell>
          <table:table-cell office:value-type="float" office:value="-0.009732586" calcext:value-type="float">
            <text:p>-0.009732586</text:p>
          </table:table-cell>
          <table:table-cell office:value-type="float" office:value="-0.0006161367" calcext:value-type="float">
            <text:p>-0.00061613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9" calcext:value-type="float">
            <text:p>23091999</text:p>
          </table:table-cell>
          <table:table-cell office:value-type="float" office:value="663.8984" calcext:value-type="float">
            <text:p>663.8984</text:p>
          </table:table-cell>
          <table:table-cell office:value-type="float" office:value="154.6542" calcext:value-type="float">
            <text:p>154.6542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8.846" calcext:value-type="float">
            <text:p>1258.846</text:p>
          </table:table-cell>
          <table:table-cell office:value-type="float" office:value="468.0067" calcext:value-type="float">
            <text:p>468.0067</text:p>
          </table:table-cell>
          <table:table-cell office:value-type="float" office:value="0" calcext:value-type="float">
            <text:p>0</text:p>
          </table:table-cell>
          <table:table-cell office:value-type="float" office:value="0.09667351" calcext:value-type="float">
            <text:p>0.09667351</text:p>
          </table:table-cell>
          <table:table-cell office:value-type="float" office:value="0.308582" calcext:value-type="float">
            <text:p>0.308582</text:p>
          </table:table-cell>
          <table:table-cell office:value-type="float" office:value="0.30961" calcext:value-type="float">
            <text:p>0.30961</text:p>
          </table:table-cell>
          <table:table-cell office:value-type="float" office:value="0.3114474" calcext:value-type="float">
            <text:p>0.3114474</text:p>
          </table:table-cell>
          <table:table-cell office:value-type="float" office:value="0.3135997" calcext:value-type="float">
            <text:p>0.3135997</text:p>
          </table:table-cell>
          <table:table-cell office:value-type="float" office:value="0.316158" calcext:value-type="float">
            <text:p>0.316158</text:p>
          </table:table-cell>
          <table:table-cell office:value-type="float" office:value="0.3634878" calcext:value-type="float">
            <text:p>0.3634878</text:p>
          </table:table-cell>
          <table:table-cell office:value-type="float" office:value="0.3683859" calcext:value-type="float">
            <text:p>0.3683859</text:p>
          </table:table-cell>
          <table:table-cell office:value-type="float" office:value="0.3882846" calcext:value-type="float">
            <text:p>0.388284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55E-015" calcext:value-type="float">
            <text:p>1.96255E-15</text:p>
          </table:table-cell>
          <table:table-cell office:value-type="float" office:value="1.906995E-015" calcext:value-type="float">
            <text:p>1.906995E-15</text:p>
          </table:table-cell>
          <table:table-cell office:value-type="float" office:value="9.774012E-016" calcext:value-type="float">
            <text:p>9.774012E-16</text:p>
          </table:table-cell>
          <table:table-cell office:value-type="float" office:value="9.883233E-016" calcext:value-type="float">
            <text:p>9.88323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0.97624" calcext:value-type="float">
            <text:p>-20.97624</text:p>
          </table:table-cell>
          <table:table-cell office:value-type="float" office:value="-0.01565847" calcext:value-type="float">
            <text:p>-0.01565847</text:p>
          </table:table-cell>
          <table:table-cell office:value-type="float" office:value="-0.0153037" calcext:value-type="float">
            <text:p>-0.0153037</text:p>
          </table:table-cell>
          <table:table-cell office:value-type="float" office:value="-0.01469343" calcext:value-type="float">
            <text:p>-0.01469343</text:p>
          </table:table-cell>
          <table:table-cell office:value-type="float" office:value="-0.01401033" calcext:value-type="float">
            <text:p>-0.01401033</text:p>
          </table:table-cell>
          <table:table-cell office:value-type="float" office:value="-0.01323986" calcext:value-type="float">
            <text:p>-0.01323986</text:p>
          </table:table-cell>
          <table:table-cell office:value-type="float" office:value="-0.0117839" calcext:value-type="float">
            <text:p>-0.0117839</text:p>
          </table:table-cell>
          <table:table-cell office:value-type="float" office:value="-0.01146939" calcext:value-type="float">
            <text:p>-0.01146939</text:p>
          </table:table-cell>
          <table:table-cell office:value-type="float" office:value="-0.006937672" calcext:value-type="float">
            <text:p>-0.006937672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667.662" calcext:value-type="float">
            <text:p>1667.662</text:p>
          </table:table-cell>
          <table:table-cell office:value-type="float" office:value="0" calcext:value-type="float">
            <text:p>0</text:p>
          </table:table-cell>
          <table:table-cell office:value-type="float" office:value="-0.009727669" calcext:value-type="float">
            <text:p>-0.009727669</text:p>
          </table:table-cell>
          <table:table-cell office:value-type="float" office:value="-0.0006167995" calcext:value-type="float">
            <text:p>-0.00061679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9" calcext:value-type="float">
            <text:p>24091999</text:p>
          </table:table-cell>
          <table:table-cell office:value-type="float" office:value="665.7982" calcext:value-type="float">
            <text:p>665.7982</text:p>
          </table:table-cell>
          <table:table-cell office:value-type="float" office:value="155.0174" calcext:value-type="float">
            <text:p>155.0174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8.823" calcext:value-type="float">
            <text:p>1258.823</text:p>
          </table:table-cell>
          <table:table-cell office:value-type="float" office:value="469.5656" calcext:value-type="float">
            <text:p>469.5656</text:p>
          </table:table-cell>
          <table:table-cell office:value-type="float" office:value="0" calcext:value-type="float">
            <text:p>0</text:p>
          </table:table-cell>
          <table:table-cell office:value-type="float" office:value="0.2672692" calcext:value-type="float">
            <text:p>0.2672692</text:p>
          </table:table-cell>
          <table:table-cell office:value-type="float" office:value="0.299134" calcext:value-type="float">
            <text:p>0.299134</text:p>
          </table:table-cell>
          <table:table-cell office:value-type="float" office:value="0.3033279" calcext:value-type="float">
            <text:p>0.3033279</text:p>
          </table:table-cell>
          <table:table-cell office:value-type="float" office:value="0.3062097" calcext:value-type="float">
            <text:p>0.3062097</text:p>
          </table:table-cell>
          <table:table-cell office:value-type="float" office:value="0.3084262" calcext:value-type="float">
            <text:p>0.3084262</text:p>
          </table:table-cell>
          <table:table-cell office:value-type="float" office:value="0.3108912" calcext:value-type="float">
            <text:p>0.3108912</text:p>
          </table:table-cell>
          <table:table-cell office:value-type="float" office:value="0.3591958" calcext:value-type="float">
            <text:p>0.3591958</text:p>
          </table:table-cell>
          <table:table-cell office:value-type="float" office:value="0.3676326" calcext:value-type="float">
            <text:p>0.3676326</text:p>
          </table:table-cell>
          <table:table-cell office:value-type="float" office:value="0.3882324" calcext:value-type="float">
            <text:p>0.388232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686E-015" calcext:value-type="float">
            <text:p>1.962686E-15</text:p>
          </table:table-cell>
          <table:table-cell office:value-type="float" office:value="1.906948E-015" calcext:value-type="float">
            <text:p>1.906948E-15</text:p>
          </table:table-cell>
          <table:table-cell office:value-type="float" office:value="9.773947E-016" calcext:value-type="float">
            <text:p>9.773947E-16</text:p>
          </table:table-cell>
          <table:table-cell office:value-type="float" office:value="9.883168E-016" calcext:value-type="float">
            <text:p>9.88316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177608" calcext:value-type="float">
            <text:p>-0.04177608</text:p>
          </table:table-cell>
          <table:table-cell office:value-type="float" office:value="-0.01940846" calcext:value-type="float">
            <text:p>-0.01940846</text:p>
          </table:table-cell>
          <table:table-cell office:value-type="float" office:value="-0.0176323" calcext:value-type="float">
            <text:p>-0.0176323</text:p>
          </table:table-cell>
          <table:table-cell office:value-type="float" office:value="-0.01653309" calcext:value-type="float">
            <text:p>-0.01653309</text:p>
          </table:table-cell>
          <table:table-cell office:value-type="float" office:value="-0.01573254" calcext:value-type="float">
            <text:p>-0.01573254</text:p>
          </table:table-cell>
          <table:table-cell office:value-type="float" office:value="-0.01488497" calcext:value-type="float">
            <text:p>-0.01488497</text:p>
          </table:table-cell>
          <table:table-cell office:value-type="float" office:value="-0.01321997" calcext:value-type="float">
            <text:p>-0.01321997</text:p>
          </table:table-cell>
          <table:table-cell office:value-type="float" office:value="-0.01169609" calcext:value-type="float">
            <text:p>-0.01169609</text:p>
          </table:table-cell>
          <table:table-cell office:value-type="float" office:value="-0.006946544" calcext:value-type="float">
            <text:p>-0.006946544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672.744" calcext:value-type="float">
            <text:p>1672.744</text:p>
          </table:table-cell>
          <table:table-cell office:value-type="float" office:value="0" calcext:value-type="float">
            <text:p>0</text:p>
          </table:table-cell>
          <table:table-cell office:value-type="float" office:value="-0.009731566" calcext:value-type="float">
            <text:p>-0.009731566</text:p>
          </table:table-cell>
          <table:table-cell office:value-type="float" office:value="-0.0006175005" calcext:value-type="float">
            <text:p>-0.000617500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9" calcext:value-type="float">
            <text:p>25091999</text:p>
          </table:table-cell>
          <table:table-cell office:value-type="float" office:value="665.7982" calcext:value-type="float">
            <text:p>665.7982</text:p>
          </table:table-cell>
          <table:table-cell office:value-type="float" office:value="156.992" calcext:value-type="float">
            <text:p>156.992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6.075" calcext:value-type="float">
            <text:p>1256.075</text:p>
          </table:table-cell>
          <table:table-cell office:value-type="float" office:value="470.34" calcext:value-type="float">
            <text:p>470.34</text:p>
          </table:table-cell>
          <table:table-cell office:value-type="float" office:value="0" calcext:value-type="float">
            <text:p>0</text:p>
          </table:table-cell>
          <table:table-cell office:value-type="float" office:value="0.09839732" calcext:value-type="float">
            <text:p>0.09839732</text:p>
          </table:table-cell>
          <table:table-cell office:value-type="float" office:value="0.2994333" calcext:value-type="float">
            <text:p>0.2994333</text:p>
          </table:table-cell>
          <table:table-cell office:value-type="float" office:value="0.3003924" calcext:value-type="float">
            <text:p>0.3003924</text:p>
          </table:table-cell>
          <table:table-cell office:value-type="float" office:value="0.302697" calcext:value-type="float">
            <text:p>0.302697</text:p>
          </table:table-cell>
          <table:table-cell office:value-type="float" office:value="0.3051339" calcext:value-type="float">
            <text:p>0.3051339</text:p>
          </table:table-cell>
          <table:table-cell office:value-type="float" office:value="0.3076028" calcext:value-type="float">
            <text:p>0.3076028</text:p>
          </table:table-cell>
          <table:table-cell office:value-type="float" office:value="0.3563643" calcext:value-type="float">
            <text:p>0.3563643</text:p>
          </table:table-cell>
          <table:table-cell office:value-type="float" office:value="0.3666325" calcext:value-type="float">
            <text:p>0.3666325</text:p>
          </table:table-cell>
          <table:table-cell office:value-type="float" office:value="0.388231" calcext:value-type="float">
            <text:p>0.388231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808E-015" calcext:value-type="float">
            <text:p>1.962808E-15</text:p>
          </table:table-cell>
          <table:table-cell office:value-type="float" office:value="1.906902E-015" calcext:value-type="float">
            <text:p>1.906902E-15</text:p>
          </table:table-cell>
          <table:table-cell office:value-type="float" office:value="9.773896E-016" calcext:value-type="float">
            <text:p>9.773896E-16</text:p>
          </table:table-cell>
          <table:table-cell office:value-type="float" office:value="9.883098E-016" calcext:value-type="float">
            <text:p>9.88309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8.53733" calcext:value-type="float">
            <text:p>-18.53733</text:p>
          </table:table-cell>
          <table:table-cell office:value-type="float" office:value="-0.01933034" calcext:value-type="float">
            <text:p>-0.01933034</text:p>
          </table:table-cell>
          <table:table-cell office:value-type="float" office:value="-0.01890566" calcext:value-type="float">
            <text:p>-0.01890566</text:p>
          </table:table-cell>
          <table:table-cell office:value-type="float" office:value="-0.01792651" calcext:value-type="float">
            <text:p>-0.01792651</text:p>
          </table:table-cell>
          <table:table-cell office:value-type="float" office:value="-0.01695487" calcext:value-type="float">
            <text:p>-0.01695487</text:p>
          </table:table-cell>
          <table:table-cell office:value-type="float" office:value="-0.01602883" calcext:value-type="float">
            <text:p>-0.01602883</text:p>
          </table:table-cell>
          <table:table-cell office:value-type="float" office:value="-0.0142729" calcext:value-type="float">
            <text:p>-0.0142729</text:p>
          </table:table-cell>
          <table:table-cell office:value-type="float" office:value="-0.01200565" calcext:value-type="float">
            <text:p>-0.01200565</text:p>
          </table:table-cell>
          <table:table-cell office:value-type="float" office:value="-0.006946902" calcext:value-type="float">
            <text:p>-0.006946902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677.055" calcext:value-type="float">
            <text:p>1677.055</text:p>
          </table:table-cell>
          <table:table-cell office:value-type="float" office:value="0" calcext:value-type="float">
            <text:p>0</text:p>
          </table:table-cell>
          <table:table-cell office:value-type="float" office:value="-0.009732085" calcext:value-type="float">
            <text:p>-0.009732085</text:p>
          </table:table-cell>
          <table:table-cell office:value-type="float" office:value="-0.0006181428" calcext:value-type="float">
            <text:p>-0.00061814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9" calcext:value-type="float">
            <text:p>26091999</text:p>
          </table:table-cell>
          <table:table-cell office:value-type="float" office:value="665.898" calcext:value-type="float">
            <text:p>665.898</text:p>
          </table:table-cell>
          <table:table-cell office:value-type="float" office:value="157.2278" calcext:value-type="float">
            <text:p>157.2278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5.468" calcext:value-type="float">
            <text:p>1255.468</text:p>
          </table:table-cell>
          <table:table-cell office:value-type="float" office:value="470.8118" calcext:value-type="float">
            <text:p>470.8118</text:p>
          </table:table-cell>
          <table:table-cell office:value-type="float" office:value="0" calcext:value-type="float">
            <text:p>0</text:p>
          </table:table-cell>
          <table:table-cell office:value-type="float" office:value="0.08504246" calcext:value-type="float">
            <text:p>0.08504246</text:p>
          </table:table-cell>
          <table:table-cell office:value-type="float" office:value="0.3000152" calcext:value-type="float">
            <text:p>0.3000152</text:p>
          </table:table-cell>
          <table:table-cell office:value-type="float" office:value="0.3007871" calcext:value-type="float">
            <text:p>0.3007871</text:p>
          </table:table-cell>
          <table:table-cell office:value-type="float" office:value="0.3021394" calcext:value-type="float">
            <text:p>0.3021394</text:p>
          </table:table-cell>
          <table:table-cell office:value-type="float" office:value="0.3039133" calcext:value-type="float">
            <text:p>0.3039133</text:p>
          </table:table-cell>
          <table:table-cell office:value-type="float" office:value="0.3060386" calcext:value-type="float">
            <text:p>0.3060386</text:p>
          </table:table-cell>
          <table:table-cell office:value-type="float" office:value="0.3544962" calcext:value-type="float">
            <text:p>0.3544962</text:p>
          </table:table-cell>
          <table:table-cell office:value-type="float" office:value="0.3656597" calcext:value-type="float">
            <text:p>0.3656597</text:p>
          </table:table-cell>
          <table:table-cell office:value-type="float" office:value="0.3882309" calcext:value-type="float">
            <text:p>0.388230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2944E-015" calcext:value-type="float">
            <text:p>1.962944E-15</text:p>
          </table:table-cell>
          <table:table-cell office:value-type="float" office:value="1.906854E-015" calcext:value-type="float">
            <text:p>1.906854E-15</text:p>
          </table:table-cell>
          <table:table-cell office:value-type="float" office:value="9.773838E-016" calcext:value-type="float">
            <text:p>9.773838E-16</text:p>
          </table:table-cell>
          <table:table-cell office:value-type="float" office:value="9.883031E-016" calcext:value-type="float">
            <text:p>9.88303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6.72529" calcext:value-type="float">
            <text:p>-46.72529</text:p>
          </table:table-cell>
          <table:table-cell office:value-type="float" office:value="-0.01906609" calcext:value-type="float">
            <text:p>-0.01906609</text:p>
          </table:table-cell>
          <table:table-cell office:value-type="float" office:value="-0.01873117" calcext:value-type="float">
            <text:p>-0.01873117</text:p>
          </table:table-cell>
          <table:table-cell office:value-type="float" office:value="-0.01816061" calcext:value-type="float">
            <text:p>-0.01816061</text:p>
          </table:table-cell>
          <table:table-cell office:value-type="float" office:value="-0.01743823" calcext:value-type="float">
            <text:p>-0.01743823</text:p>
          </table:table-cell>
          <table:table-cell office:value-type="float" office:value="-0.01661104" calcext:value-type="float">
            <text:p>-0.01661104</text:p>
          </table:table-cell>
          <table:table-cell office:value-type="float" office:value="-0.01501814" calcext:value-type="float">
            <text:p>-0.01501814</text:p>
          </table:table-cell>
          <table:table-cell office:value-type="float" office:value="-0.01231613" calcext:value-type="float">
            <text:p>-0.01231613</text:p>
          </table:table-cell>
          <table:table-cell office:value-type="float" office:value="-0.006946921" calcext:value-type="float">
            <text:p>-0.006946921</text:p>
          </table:table-cell>
          <table:table-cell office:value-type="float" office:value="-0.003763376" calcext:value-type="float">
            <text:p>-0.003763376</text:p>
          </table:table-cell>
          <table:table-cell office:value-type="float" office:value="1681.07" calcext:value-type="float">
            <text:p>1681.07</text:p>
          </table:table-cell>
          <table:table-cell office:value-type="float" office:value="0" calcext:value-type="float">
            <text:p>0</text:p>
          </table:table-cell>
          <table:table-cell office:value-type="float" office:value="-0.009729831" calcext:value-type="float">
            <text:p>-0.009729831</text:p>
          </table:table-cell>
          <table:table-cell office:value-type="float" office:value="-0.00061886" calcext:value-type="float">
            <text:p>-0.000618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9" calcext:value-type="float">
            <text:p>27091999</text:p>
          </table:table-cell>
          <table:table-cell office:value-type="float" office:value="665.898" calcext:value-type="float">
            <text:p>665.898</text:p>
          </table:table-cell>
          <table:table-cell office:value-type="float" office:value="157.1354" calcext:value-type="float">
            <text:p>157.1354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5.237" calcext:value-type="float">
            <text:p>1255.237</text:p>
          </table:table-cell>
          <table:table-cell office:value-type="float" office:value="471.1361" calcext:value-type="float">
            <text:p>471.1361</text:p>
          </table:table-cell>
          <table:table-cell office:value-type="float" office:value="0" calcext:value-type="float">
            <text:p>0</text:p>
          </table:table-cell>
          <table:table-cell office:value-type="float" office:value="0.09441742" calcext:value-type="float">
            <text:p>0.09441742</text:p>
          </table:table-cell>
          <table:table-cell office:value-type="float" office:value="0.3000729" calcext:value-type="float">
            <text:p>0.3000729</text:p>
          </table:table-cell>
          <table:table-cell office:value-type="float" office:value="0.300828" calcext:value-type="float">
            <text:p>0.300828</text:p>
          </table:table-cell>
          <table:table-cell office:value-type="float" office:value="0.3019661" calcext:value-type="float">
            <text:p>0.3019661</text:p>
          </table:table-cell>
          <table:table-cell office:value-type="float" office:value="0.3034517" calcext:value-type="float">
            <text:p>0.3034517</text:p>
          </table:table-cell>
          <table:table-cell office:value-type="float" office:value="0.3053095" calcext:value-type="float">
            <text:p>0.3053095</text:p>
          </table:table-cell>
          <table:table-cell office:value-type="float" office:value="0.3533987" calcext:value-type="float">
            <text:p>0.3533987</text:p>
          </table:table-cell>
          <table:table-cell office:value-type="float" office:value="0.3647893" calcext:value-type="float">
            <text:p>0.3647893</text:p>
          </table:table-cell>
          <table:table-cell office:value-type="float" office:value="0.3882233" calcext:value-type="float">
            <text:p>0.388223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097E-015" calcext:value-type="float">
            <text:p>1.963097E-15</text:p>
          </table:table-cell>
          <table:table-cell office:value-type="float" office:value="1.906801E-015" calcext:value-type="float">
            <text:p>1.906801E-15</text:p>
          </table:table-cell>
          <table:table-cell office:value-type="float" office:value="9.773791E-016" calcext:value-type="float">
            <text:p>9.773791E-16</text:p>
          </table:table-cell>
          <table:table-cell office:value-type="float" office:value="9.882935E-016" calcext:value-type="float">
            <text:p>9.8829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4.67252" calcext:value-type="float">
            <text:p>-24.67252</text:p>
          </table:table-cell>
          <table:table-cell office:value-type="float" office:value="-0.01903856" calcext:value-type="float">
            <text:p>-0.01903856</text:p>
          </table:table-cell>
          <table:table-cell office:value-type="float" office:value="-0.01871213" calcext:value-type="float">
            <text:p>-0.01871213</text:p>
          </table:table-cell>
          <table:table-cell office:value-type="float" office:value="-0.01823635" calcext:value-type="float">
            <text:p>-0.01823635</text:p>
          </table:table-cell>
          <table:table-cell office:value-type="float" office:value="-0.01762453" calcext:value-type="float">
            <text:p>-0.01762453</text:p>
          </table:table-cell>
          <table:table-cell office:value-type="float" office:value="-0.01689003" calcext:value-type="float">
            <text:p>-0.01689003</text:p>
          </table:table-cell>
          <table:table-cell office:value-type="float" office:value="-0.01547629" calcext:value-type="float">
            <text:p>-0.01547629</text:p>
          </table:table-cell>
          <table:table-cell office:value-type="float" office:value="-0.01260166" calcext:value-type="float">
            <text:p>-0.01260166</text:p>
          </table:table-cell>
          <table:table-cell office:value-type="float" office:value="-0.00694819" calcext:value-type="float">
            <text:p>-0.00694819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684.951" calcext:value-type="float">
            <text:p>1684.951</text:p>
          </table:table-cell>
          <table:table-cell office:value-type="float" office:value="0" calcext:value-type="float">
            <text:p>0</text:p>
          </table:table-cell>
          <table:table-cell office:value-type="float" office:value="-0.009726222" calcext:value-type="float">
            <text:p>-0.009726222</text:p>
          </table:table-cell>
          <table:table-cell office:value-type="float" office:value="-0.0006196731" calcext:value-type="float">
            <text:p>-0.00061967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9" calcext:value-type="float">
            <text:p>28091999</text:p>
          </table:table-cell>
          <table:table-cell office:value-type="float" office:value="665.898" calcext:value-type="float">
            <text:p>665.898</text:p>
          </table:table-cell>
          <table:table-cell office:value-type="float" office:value="157.1649" calcext:value-type="float">
            <text:p>157.1649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4.99" calcext:value-type="float">
            <text:p>1254.99</text:p>
          </table:table-cell>
          <table:table-cell office:value-type="float" office:value="471.3558" calcext:value-type="float">
            <text:p>471.3558</text:p>
          </table:table-cell>
          <table:table-cell office:value-type="float" office:value="0" calcext:value-type="float">
            <text:p>0</text:p>
          </table:table-cell>
          <table:table-cell office:value-type="float" office:value="0.09168328" calcext:value-type="float">
            <text:p>0.09168328</text:p>
          </table:table-cell>
          <table:table-cell office:value-type="float" office:value="0.3001111" calcext:value-type="float">
            <text:p>0.3001111</text:p>
          </table:table-cell>
          <table:table-cell office:value-type="float" office:value="0.3008586" calcext:value-type="float">
            <text:p>0.3008586</text:p>
          </table:table-cell>
          <table:table-cell office:value-type="float" office:value="0.3020509" calcext:value-type="float">
            <text:p>0.3020509</text:p>
          </table:table-cell>
          <table:table-cell office:value-type="float" office:value="0.3032582" calcext:value-type="float">
            <text:p>0.3032582</text:p>
          </table:table-cell>
          <table:table-cell office:value-type="float" office:value="0.3048498" calcext:value-type="float">
            <text:p>0.3048498</text:p>
          </table:table-cell>
          <table:table-cell office:value-type="float" office:value="0.3528124" calcext:value-type="float">
            <text:p>0.3528124</text:p>
          </table:table-cell>
          <table:table-cell office:value-type="float" office:value="0.3641059" calcext:value-type="float">
            <text:p>0.3641059</text:p>
          </table:table-cell>
          <table:table-cell office:value-type="float" office:value="0.3881792" calcext:value-type="float">
            <text:p>0.3881792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28E-015" calcext:value-type="float">
            <text:p>1.96328E-15</text:p>
          </table:table-cell>
          <table:table-cell office:value-type="float" office:value="1.906737E-015" calcext:value-type="float">
            <text:p>1.906737E-15</text:p>
          </table:table-cell>
          <table:table-cell office:value-type="float" office:value="9.773734E-016" calcext:value-type="float">
            <text:p>9.773734E-16</text:p>
          </table:table-cell>
          <table:table-cell office:value-type="float" office:value="9.882834E-016" calcext:value-type="float">
            <text:p>9.8828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9.62646" calcext:value-type="float">
            <text:p>-29.62646</text:p>
          </table:table-cell>
          <table:table-cell office:value-type="float" office:value="-0.01902113" calcext:value-type="float">
            <text:p>-0.01902113</text:p>
          </table:table-cell>
          <table:table-cell office:value-type="float" office:value="-0.01869954" calcext:value-type="float">
            <text:p>-0.01869954</text:p>
          </table:table-cell>
          <table:table-cell office:value-type="float" office:value="-0.01819856" calcext:value-type="float">
            <text:p>-0.01819856</text:p>
          </table:table-cell>
          <table:table-cell office:value-type="float" office:value="-0.01770331" calcext:value-type="float">
            <text:p>-0.01770331</text:p>
          </table:table-cell>
          <table:table-cell office:value-type="float" office:value="-0.01706837" calcext:value-type="float">
            <text:p>-0.01706837</text:p>
          </table:table-cell>
          <table:table-cell office:value-type="float" office:value="-0.01572751" calcext:value-type="float">
            <text:p>-0.01572751</text:p>
          </table:table-cell>
          <table:table-cell office:value-type="float" office:value="-0.01283133" calcext:value-type="float">
            <text:p>-0.01283133</text:p>
          </table:table-cell>
          <table:table-cell office:value-type="float" office:value="-0.006955699" calcext:value-type="float">
            <text:p>-0.006955699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688.736" calcext:value-type="float">
            <text:p>1688.736</text:p>
          </table:table-cell>
          <table:table-cell office:value-type="float" office:value="0" calcext:value-type="float">
            <text:p>0</text:p>
          </table:table-cell>
          <table:table-cell office:value-type="float" office:value="-0.0097233" calcext:value-type="float">
            <text:p>-0.0097233</text:p>
          </table:table-cell>
          <table:table-cell office:value-type="float" office:value="-0.0006207061" calcext:value-type="float">
            <text:p>-0.00062070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9" calcext:value-type="float">
            <text:p>29091999</text:p>
          </table:table-cell>
          <table:table-cell office:value-type="float" office:value="667.798" calcext:value-type="float">
            <text:p>667.798</text:p>
          </table:table-cell>
          <table:table-cell office:value-type="float" office:value="157.8092" calcext:value-type="float">
            <text:p>157.8092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6.063" calcext:value-type="float">
            <text:p>1256.063</text:p>
          </table:table-cell>
          <table:table-cell office:value-type="float" office:value="471.5367" calcext:value-type="float">
            <text:p>471.5367</text:p>
          </table:table-cell>
          <table:table-cell office:value-type="float" office:value="0" calcext:value-type="float">
            <text:p>0</text:p>
          </table:table-cell>
          <table:table-cell office:value-type="float" office:value="0.2197227" calcext:value-type="float">
            <text:p>0.2197227</text:p>
          </table:table-cell>
          <table:table-cell office:value-type="float" office:value="0.2988253" calcext:value-type="float">
            <text:p>0.2988253</text:p>
          </table:table-cell>
          <table:table-cell office:value-type="float" office:value="0.3004777" calcext:value-type="float">
            <text:p>0.3004777</text:p>
          </table:table-cell>
          <table:table-cell office:value-type="float" office:value="0.3019428" calcext:value-type="float">
            <text:p>0.3019428</text:p>
          </table:table-cell>
          <table:table-cell office:value-type="float" office:value="0.303242" calcext:value-type="float">
            <text:p>0.303242</text:p>
          </table:table-cell>
          <table:table-cell office:value-type="float" office:value="0.304671" calcext:value-type="float">
            <text:p>0.304671</text:p>
          </table:table-cell>
          <table:table-cell office:value-type="float" office:value="0.3524746" calcext:value-type="float">
            <text:p>0.3524746</text:p>
          </table:table-cell>
          <table:table-cell office:value-type="float" office:value="0.3635724" calcext:value-type="float">
            <text:p>0.3635724</text:p>
          </table:table-cell>
          <table:table-cell office:value-type="float" office:value="0.3881113" calcext:value-type="float">
            <text:p>0.3881113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467E-015" calcext:value-type="float">
            <text:p>1.963467E-15</text:p>
          </table:table-cell>
          <table:table-cell office:value-type="float" office:value="1.906675E-015" calcext:value-type="float">
            <text:p>1.906675E-15</text:p>
          </table:table-cell>
          <table:table-cell office:value-type="float" office:value="9.773678E-016" calcext:value-type="float">
            <text:p>9.773678E-16</text:p>
          </table:table-cell>
          <table:table-cell office:value-type="float" office:value="9.882715E-016" calcext:value-type="float">
            <text:p>9.88271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56564" calcext:value-type="float">
            <text:p>-0.156564</text:p>
          </table:table-cell>
          <table:table-cell office:value-type="float" office:value="-0.01955777" calcext:value-type="float">
            <text:p>-0.01955777</text:p>
          </table:table-cell>
          <table:table-cell office:value-type="float" office:value="-0.0188565" calcext:value-type="float">
            <text:p>-0.0188565</text:p>
          </table:table-cell>
          <table:table-cell office:value-type="float" office:value="-0.01824245" calcext:value-type="float">
            <text:p>-0.01824245</text:p>
          </table:table-cell>
          <table:table-cell office:value-type="float" office:value="-0.01771137" calcext:value-type="float">
            <text:p>-0.01771137</text:p>
          </table:table-cell>
          <table:table-cell office:value-type="float" office:value="-0.01713908" calcext:value-type="float">
            <text:p>-0.01713908</text:p>
          </table:table-cell>
          <table:table-cell office:value-type="float" office:value="-0.0158741" calcext:value-type="float">
            <text:p>-0.0158741</text:p>
          </table:table-cell>
          <table:table-cell office:value-type="float" office:value="-0.01301378" calcext:value-type="float">
            <text:p>-0.01301378</text:p>
          </table:table-cell>
          <table:table-cell office:value-type="float" office:value="-0.00696735" calcext:value-type="float">
            <text:p>-0.00696735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692.477" calcext:value-type="float">
            <text:p>1692.477</text:p>
          </table:table-cell>
          <table:table-cell office:value-type="float" office:value="0" calcext:value-type="float">
            <text:p>0</text:p>
          </table:table-cell>
          <table:table-cell office:value-type="float" office:value="-0.009725627" calcext:value-type="float">
            <text:p>-0.009725627</text:p>
          </table:table-cell>
          <table:table-cell office:value-type="float" office:value="-0.0006217871" calcext:value-type="float">
            <text:p>-0.00062178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9" calcext:value-type="float">
            <text:p>30091999</text:p>
          </table:table-cell>
          <table:table-cell office:value-type="float" office:value="685.698" calcext:value-type="float">
            <text:p>685.698</text:p>
          </table:table-cell>
          <table:table-cell office:value-type="float" office:value="159.2023" calcext:value-type="float">
            <text:p>159.2023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68.007" calcext:value-type="float">
            <text:p>1268.007</text:p>
          </table:table-cell>
          <table:table-cell office:value-type="float" office:value="476.1004" calcext:value-type="float">
            <text:p>476.1004</text:p>
          </table:table-cell>
          <table:table-cell office:value-type="float" office:value="0" calcext:value-type="float">
            <text:p>0</text:p>
          </table:table-cell>
          <table:table-cell office:value-type="float" office:value="0.3428231" calcext:value-type="float">
            <text:p>0.3428231</text:p>
          </table:table-cell>
          <table:table-cell office:value-type="float" office:value="0.3451572" calcext:value-type="float">
            <text:p>0.3451572</text:p>
          </table:table-cell>
          <table:table-cell office:value-type="float" office:value="0.3474389" calcext:value-type="float">
            <text:p>0.3474389</text:p>
          </table:table-cell>
          <table:table-cell office:value-type="float" office:value="0.3476281" calcext:value-type="float">
            <text:p>0.3476281</text:p>
          </table:table-cell>
          <table:table-cell office:value-type="float" office:value="0.3449559" calcext:value-type="float">
            <text:p>0.3449559</text:p>
          </table:table-cell>
          <table:table-cell office:value-type="float" office:value="0.341532" calcext:value-type="float">
            <text:p>0.341532</text:p>
          </table:table-cell>
          <table:table-cell office:value-type="float" office:value="0.3723481" calcext:value-type="float">
            <text:p>0.3723481</text:p>
          </table:table-cell>
          <table:table-cell office:value-type="float" office:value="0.3647111" calcext:value-type="float">
            <text:p>0.3647111</text:p>
          </table:table-cell>
          <table:table-cell office:value-type="float" office:value="0.3877431" calcext:value-type="float">
            <text:p>0.3877431</text:p>
          </table:table-cell>
          <table:table-cell office:value-type="float" office:value="0.4136539" calcext:value-type="float">
            <text:p>0.4136539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619E-015" calcext:value-type="float">
            <text:p>1.963619E-15</text:p>
          </table:table-cell>
          <table:table-cell office:value-type="float" office:value="1.90662E-015" calcext:value-type="float">
            <text:p>1.90662E-15</text:p>
          </table:table-cell>
          <table:table-cell office:value-type="float" office:value="9.773621E-016" calcext:value-type="float">
            <text:p>9.773621E-16</text:p>
          </table:table-cell>
          <table:table-cell office:value-type="float" office:value="9.88264E-016" calcext:value-type="float">
            <text:p>9.8826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747802" calcext:value-type="float">
            <text:p>-0.00747802</text:p>
          </table:table-cell>
          <table:table-cell office:value-type="float" office:value="-0.007153172" calcext:value-type="float">
            <text:p>-0.007153172</text:p>
          </table:table-cell>
          <table:table-cell office:value-type="float" office:value="-0.006832655" calcext:value-type="float">
            <text:p>-0.006832655</text:p>
          </table:table-cell>
          <table:table-cell office:value-type="float" office:value="-0.006817434" calcext:value-type="float">
            <text:p>-0.006817434</text:p>
          </table:table-cell>
          <table:table-cell office:value-type="float" office:value="-0.00721701" calcext:value-type="float">
            <text:p>-0.00721701</text:p>
          </table:table-cell>
          <table:table-cell office:value-type="float" office:value="-0.007765369" calcext:value-type="float">
            <text:p>-0.007765369</text:p>
          </table:table-cell>
          <table:table-cell office:value-type="float" office:value="-0.009364501" calcext:value-type="float">
            <text:p>-0.009364501</text:p>
          </table:table-cell>
          <table:table-cell office:value-type="float" office:value="-0.01263453" calcext:value-type="float">
            <text:p>-0.01263453</text:p>
          </table:table-cell>
          <table:table-cell office:value-type="float" office:value="-0.007031357" calcext:value-type="float">
            <text:p>-0.007031357</text:p>
          </table:table-cell>
          <table:table-cell office:value-type="float" office:value="-0.0037899" calcext:value-type="float">
            <text:p>-0.0037899</text:p>
          </table:table-cell>
          <table:table-cell office:value-type="float" office:value="1701.147" calcext:value-type="float">
            <text:p>1701.147</text:p>
          </table:table-cell>
          <table:table-cell office:value-type="float" office:value="0" calcext:value-type="float">
            <text:p>0</text:p>
          </table:table-cell>
          <table:table-cell office:value-type="float" office:value="-0.009732253" calcext:value-type="float">
            <text:p>-0.009732253</text:p>
          </table:table-cell>
          <table:table-cell office:value-type="float" office:value="-0.0006227226" calcext:value-type="float">
            <text:p>-0.00062272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907" calcext:value-type="float">
            <text:p>-1.2299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9" calcext:value-type="float">
            <text:p>1101999</text:p>
          </table:table-cell>
          <table:table-cell office:value-type="float" office:value="686.7978" calcext:value-type="float">
            <text:p>686.7978</text:p>
          </table:table-cell>
          <table:table-cell office:value-type="float" office:value="161.4305" calcext:value-type="float">
            <text:p>161.430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62.859" calcext:value-type="float">
            <text:p>1262.859</text:p>
          </table:table-cell>
          <table:table-cell office:value-type="float" office:value="480.1197" calcext:value-type="float">
            <text:p>480.1197</text:p>
          </table:table-cell>
          <table:table-cell office:value-type="float" office:value="0" calcext:value-type="float">
            <text:p>0</text:p>
          </table:table-cell>
          <table:table-cell office:value-type="float" office:value="0.2409235" calcext:value-type="float">
            <text:p>0.2409235</text:p>
          </table:table-cell>
          <table:table-cell office:value-type="float" office:value="0.3193597" calcext:value-type="float">
            <text:p>0.3193597</text:p>
          </table:table-cell>
          <table:table-cell office:value-type="float" office:value="0.3220698" calcext:value-type="float">
            <text:p>0.3220698</text:p>
          </table:table-cell>
          <table:table-cell office:value-type="float" office:value="0.3247616" calcext:value-type="float">
            <text:p>0.3247616</text:p>
          </table:table-cell>
          <table:table-cell office:value-type="float" office:value="0.3266816" calcext:value-type="float">
            <text:p>0.3266816</text:p>
          </table:table-cell>
          <table:table-cell office:value-type="float" office:value="0.3283174" calcext:value-type="float">
            <text:p>0.3283174</text:p>
          </table:table-cell>
          <table:table-cell office:value-type="float" office:value="0.3705016" calcext:value-type="float">
            <text:p>0.3705016</text:p>
          </table:table-cell>
          <table:table-cell office:value-type="float" office:value="0.365697" calcext:value-type="float">
            <text:p>0.365697</text:p>
          </table:table-cell>
          <table:table-cell office:value-type="float" office:value="0.3878631" calcext:value-type="float">
            <text:p>0.3878631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748E-015" calcext:value-type="float">
            <text:p>1.963748E-15</text:p>
          </table:table-cell>
          <table:table-cell office:value-type="float" office:value="1.906572E-015" calcext:value-type="float">
            <text:p>1.906572E-15</text:p>
          </table:table-cell>
          <table:table-cell office:value-type="float" office:value="9.773565E-016" calcext:value-type="float">
            <text:p>9.773565E-16</text:p>
          </table:table-cell>
          <table:table-cell office:value-type="float" office:value="9.882574E-016" calcext:value-type="float">
            <text:p>9.88257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7812547" calcext:value-type="float">
            <text:p>-0.07812547</text:p>
          </table:table-cell>
          <table:table-cell office:value-type="float" office:value="-0.0123076" calcext:value-type="float">
            <text:p>-0.0123076</text:p>
          </table:table-cell>
          <table:table-cell office:value-type="float" office:value="-0.0116109" calcext:value-type="float">
            <text:p>-0.0116109</text:p>
          </table:table-cell>
          <table:table-cell office:value-type="float" office:value="-0.01096877" calcext:value-type="float">
            <text:p>-0.01096877</text:p>
          </table:table-cell>
          <table:table-cell office:value-type="float" office:value="-0.01053561" calcext:value-type="float">
            <text:p>-0.01053561</text:p>
          </table:table-cell>
          <table:table-cell office:value-type="float" office:value="-0.01017745" calcext:value-type="float">
            <text:p>-0.01017745</text:p>
          </table:table-cell>
          <table:table-cell office:value-type="float" office:value="-0.009802515" calcext:value-type="float">
            <text:p>-0.009802515</text:p>
          </table:table-cell>
          <table:table-cell office:value-type="float" office:value="-0.01230957" calcext:value-type="float">
            <text:p>-0.01230957</text:p>
          </table:table-cell>
          <table:table-cell office:value-type="float" office:value="-0.007010574" calcext:value-type="float">
            <text:p>-0.007010574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708.894" calcext:value-type="float">
            <text:p>1708.894</text:p>
          </table:table-cell>
          <table:table-cell office:value-type="float" office:value="0" calcext:value-type="float">
            <text:p>0</text:p>
          </table:table-cell>
          <table:table-cell office:value-type="float" office:value="-0.009731705" calcext:value-type="float">
            <text:p>-0.009731705</text:p>
          </table:table-cell>
          <table:table-cell office:value-type="float" office:value="-0.0006234659" calcext:value-type="float">
            <text:p>-0.00062346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9" calcext:value-type="float">
            <text:p>2101999</text:p>
          </table:table-cell>
          <table:table-cell office:value-type="float" office:value="696.0978" calcext:value-type="float">
            <text:p>696.0978</text:p>
          </table:table-cell>
          <table:table-cell office:value-type="float" office:value="162.3375" calcext:value-type="float">
            <text:p>162.337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67.973" calcext:value-type="float">
            <text:p>1267.973</text:p>
          </table:table-cell>
          <table:table-cell office:value-type="float" office:value="483.3984" calcext:value-type="float">
            <text:p>483.3984</text:p>
          </table:table-cell>
          <table:table-cell office:value-type="float" office:value="0" calcext:value-type="float">
            <text:p>0</text:p>
          </table:table-cell>
          <table:table-cell office:value-type="float" office:value="0.3767554" calcext:value-type="float">
            <text:p>0.3767554</text:p>
          </table:table-cell>
          <table:table-cell office:value-type="float" office:value="0.3754689" calcext:value-type="float">
            <text:p>0.3754689</text:p>
          </table:table-cell>
          <table:table-cell office:value-type="float" office:value="0.3757954" calcext:value-type="float">
            <text:p>0.3757954</text:p>
          </table:table-cell>
          <table:table-cell office:value-type="float" office:value="0.3475401" calcext:value-type="float">
            <text:p>0.3475401</text:p>
          </table:table-cell>
          <table:table-cell office:value-type="float" office:value="0.3236609" calcext:value-type="float">
            <text:p>0.3236609</text:p>
          </table:table-cell>
          <table:table-cell office:value-type="float" office:value="0.3192122" calcext:value-type="float">
            <text:p>0.3192122</text:p>
          </table:table-cell>
          <table:table-cell office:value-type="float" office:value="0.3650844" calcext:value-type="float">
            <text:p>0.3650844</text:p>
          </table:table-cell>
          <table:table-cell office:value-type="float" office:value="0.3660313" calcext:value-type="float">
            <text:p>0.3660313</text:p>
          </table:table-cell>
          <table:table-cell office:value-type="float" office:value="0.3879805" calcext:value-type="float">
            <text:p>0.3879805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861E-015" calcext:value-type="float">
            <text:p>1.963861E-15</text:p>
          </table:table-cell>
          <table:table-cell office:value-type="float" office:value="1.906527E-015" calcext:value-type="float">
            <text:p>1.906527E-15</text:p>
          </table:table-cell>
          <table:table-cell office:value-type="float" office:value="9.773518E-016" calcext:value-type="float">
            <text:p>9.773518E-16</text:p>
          </table:table-cell>
          <table:table-cell office:value-type="float" office:value="9.882505E-016" calcext:value-type="float">
            <text:p>9.88250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785148" calcext:value-type="float">
            <text:p>-0.003785148</text:p>
          </table:table-cell>
          <table:table-cell office:value-type="float" office:value="-0.003890212" calcext:value-type="float">
            <text:p>-0.003890212</text:p>
          </table:table-cell>
          <table:table-cell office:value-type="float" office:value="-0.003867584" calcext:value-type="float">
            <text:p>-0.003867584</text:p>
          </table:table-cell>
          <table:table-cell office:value-type="float" office:value="-0.007042021" calcext:value-type="float">
            <text:p>-0.007042021</text:p>
          </table:table-cell>
          <table:table-cell office:value-type="float" office:value="-0.01141777" calcext:value-type="float">
            <text:p>-0.01141777</text:p>
          </table:table-cell>
          <table:table-cell office:value-type="float" office:value="-0.01242663" calcext:value-type="float">
            <text:p>-0.01242663</text:p>
          </table:table-cell>
          <table:table-cell office:value-type="float" office:value="-0.0112966" calcext:value-type="float">
            <text:p>-0.0112966</text:p>
          </table:table-cell>
          <table:table-cell office:value-type="float" office:value="-0.01219985" calcext:value-type="float">
            <text:p>-0.01219985</text:p>
          </table:table-cell>
          <table:table-cell office:value-type="float" office:value="-0.006990245" calcext:value-type="float">
            <text:p>-0.006990245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715.722" calcext:value-type="float">
            <text:p>1715.722</text:p>
          </table:table-cell>
          <table:table-cell office:value-type="float" office:value="0" calcext:value-type="float">
            <text:p>0</text:p>
          </table:table-cell>
          <table:table-cell office:value-type="float" office:value="-0.009731111" calcext:value-type="float">
            <text:p>-0.009731111</text:p>
          </table:table-cell>
          <table:table-cell office:value-type="float" office:value="-0.000624131" calcext:value-type="float">
            <text:p>-0.0006241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9" calcext:value-type="float">
            <text:p>3101999</text:p>
          </table:table-cell>
          <table:table-cell office:value-type="float" office:value="696.0978" calcext:value-type="float">
            <text:p>696.0978</text:p>
          </table:table-cell>
          <table:table-cell office:value-type="float" office:value="164.5768" calcext:value-type="float">
            <text:p>164.5768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61.679" calcext:value-type="float">
            <text:p>1261.679</text:p>
          </table:table-cell>
          <table:table-cell office:value-type="float" office:value="487.453" calcext:value-type="float">
            <text:p>487.453</text:p>
          </table:table-cell>
          <table:table-cell office:value-type="float" office:value="0" calcext:value-type="float">
            <text:p>0</text:p>
          </table:table-cell>
          <table:table-cell office:value-type="float" office:value="0.1610215" calcext:value-type="float">
            <text:p>0.1610215</text:p>
          </table:table-cell>
          <table:table-cell office:value-type="float" office:value="0.3231078" calcext:value-type="float">
            <text:p>0.3231078</text:p>
          </table:table-cell>
          <table:table-cell office:value-type="float" office:value="0.3243864" calcext:value-type="float">
            <text:p>0.3243864</text:p>
          </table:table-cell>
          <table:table-cell office:value-type="float" office:value="0.3251812" calcext:value-type="float">
            <text:p>0.3251812</text:p>
          </table:table-cell>
          <table:table-cell office:value-type="float" office:value="0.3249918" calcext:value-type="float">
            <text:p>0.3249918</text:p>
          </table:table-cell>
          <table:table-cell office:value-type="float" office:value="0.3246671" calcext:value-type="float">
            <text:p>0.3246671</text:p>
          </table:table-cell>
          <table:table-cell office:value-type="float" office:value="0.3646753" calcext:value-type="float">
            <text:p>0.3646753</text:p>
          </table:table-cell>
          <table:table-cell office:value-type="float" office:value="0.3660259" calcext:value-type="float">
            <text:p>0.3660259</text:p>
          </table:table-cell>
          <table:table-cell office:value-type="float" office:value="0.3880771" calcext:value-type="float">
            <text:p>0.3880771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397E-015" calcext:value-type="float">
            <text:p>1.96397E-15</text:p>
          </table:table-cell>
          <table:table-cell office:value-type="float" office:value="1.906487E-015" calcext:value-type="float">
            <text:p>1.906487E-15</text:p>
          </table:table-cell>
          <table:table-cell office:value-type="float" office:value="9.773465E-016" calcext:value-type="float">
            <text:p>9.773465E-16</text:p>
          </table:table-cell>
          <table:table-cell office:value-type="float" office:value="9.882446E-016" calcext:value-type="float">
            <text:p>9.88244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965498" calcext:value-type="float">
            <text:p>-0.8965498</text:p>
          </table:table-cell>
          <table:table-cell office:value-type="float" office:value="-0.01135198" calcext:value-type="float">
            <text:p>-0.01135198</text:p>
          </table:table-cell>
          <table:table-cell office:value-type="float" office:value="-0.01104745" calcext:value-type="float">
            <text:p>-0.01104745</text:p>
          </table:table-cell>
          <table:table-cell office:value-type="float" office:value="-0.01086784" calcext:value-type="float">
            <text:p>-0.01086784</text:p>
          </table:table-cell>
          <table:table-cell office:value-type="float" office:value="-0.01092451" calcext:value-type="float">
            <text:p>-0.01092451</text:p>
          </table:table-cell>
          <table:table-cell office:value-type="float" office:value="-0.01100808" calcext:value-type="float">
            <text:p>-0.01100808</text:p>
          </table:table-cell>
          <table:table-cell office:value-type="float" office:value="-0.01143457" calcext:value-type="float">
            <text:p>-0.01143457</text:p>
          </table:table-cell>
          <table:table-cell office:value-type="float" office:value="-0.01220145" calcext:value-type="float">
            <text:p>-0.01220145</text:p>
          </table:table-cell>
          <table:table-cell office:value-type="float" office:value="-0.006973542" calcext:value-type="float">
            <text:p>-0.006973542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723.355" calcext:value-type="float">
            <text:p>1723.355</text:p>
          </table:table-cell>
          <table:table-cell office:value-type="float" office:value="0" calcext:value-type="float">
            <text:p>0</text:p>
          </table:table-cell>
          <table:table-cell office:value-type="float" office:value="-0.009733654" calcext:value-type="float">
            <text:p>-0.009733654</text:p>
          </table:table-cell>
          <table:table-cell office:value-type="float" office:value="-0.0006247773" calcext:value-type="float">
            <text:p>-0.00062477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9" calcext:value-type="float">
            <text:p>4101999</text:p>
          </table:table-cell>
          <table:table-cell office:value-type="float" office:value="698.698" calcext:value-type="float">
            <text:p>698.698</text:p>
          </table:table-cell>
          <table:table-cell office:value-type="float" office:value="165.5945" calcext:value-type="float">
            <text:p>165.594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60.441" calcext:value-type="float">
            <text:p>1260.441</text:p>
          </table:table-cell>
          <table:table-cell office:value-type="float" office:value="490.2731" calcext:value-type="float">
            <text:p>490.2731</text:p>
          </table:table-cell>
          <table:table-cell office:value-type="float" office:value="0" calcext:value-type="float">
            <text:p>0</text:p>
          </table:table-cell>
          <table:table-cell office:value-type="float" office:value="0.2929546" calcext:value-type="float">
            <text:p>0.2929546</text:p>
          </table:table-cell>
          <table:table-cell office:value-type="float" office:value="0.3064657" calcext:value-type="float">
            <text:p>0.3064657</text:p>
          </table:table-cell>
          <table:table-cell office:value-type="float" office:value="0.3108707" calcext:value-type="float">
            <text:p>0.3108707</text:p>
          </table:table-cell>
          <table:table-cell office:value-type="float" office:value="0.3140551" calcext:value-type="float">
            <text:p>0.3140551</text:p>
          </table:table-cell>
          <table:table-cell office:value-type="float" office:value="0.3154531" calcext:value-type="float">
            <text:p>0.3154531</text:p>
          </table:table-cell>
          <table:table-cell office:value-type="float" office:value="0.3167083" calcext:value-type="float">
            <text:p>0.3167083</text:p>
          </table:table-cell>
          <table:table-cell office:value-type="float" office:value="0.3619967" calcext:value-type="float">
            <text:p>0.3619967</text:p>
          </table:table-cell>
          <table:table-cell office:value-type="float" office:value="0.3659213" calcext:value-type="float">
            <text:p>0.3659213</text:p>
          </table:table-cell>
          <table:table-cell office:value-type="float" office:value="0.3881507" calcext:value-type="float">
            <text:p>0.388150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057E-015" calcext:value-type="float">
            <text:p>1.964057E-15</text:p>
          </table:table-cell>
          <table:table-cell office:value-type="float" office:value="1.90645E-015" calcext:value-type="float">
            <text:p>1.90645E-15</text:p>
          </table:table-cell>
          <table:table-cell office:value-type="float" office:value="9.773428E-016" calcext:value-type="float">
            <text:p>9.773428E-16</text:p>
          </table:table-cell>
          <table:table-cell office:value-type="float" office:value="9.882388E-016" calcext:value-type="float">
            <text:p>9.88238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272189" calcext:value-type="float">
            <text:p>-0.02272189</text:p>
          </table:table-cell>
          <table:table-cell office:value-type="float" office:value="-0.0164217" calcext:value-type="float">
            <text:p>-0.0164217</text:p>
          </table:table-cell>
          <table:table-cell office:value-type="float" office:value="-0.01484499" calcext:value-type="float">
            <text:p>-0.01484499</text:p>
          </table:table-cell>
          <table:table-cell office:value-type="float" office:value="-0.01384946" calcext:value-type="float">
            <text:p>-0.01384946</text:p>
          </table:table-cell>
          <table:table-cell office:value-type="float" office:value="-0.01344269" calcext:value-type="float">
            <text:p>-0.01344269</text:p>
          </table:table-cell>
          <table:table-cell office:value-type="float" office:value="-0.01308144" calcext:value-type="float">
            <text:p>-0.01308144</text:p>
          </table:table-cell>
          <table:table-cell office:value-type="float" office:value="-0.01226744" calcext:value-type="float">
            <text:p>-0.01226744</text:p>
          </table:table-cell>
          <table:table-cell office:value-type="float" office:value="-0.01223412" calcext:value-type="float">
            <text:p>-0.01223412</text:p>
          </table:table-cell>
          <table:table-cell office:value-type="float" office:value="-0.006960828" calcext:value-type="float">
            <text:p>-0.006960828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729.727" calcext:value-type="float">
            <text:p>1729.727</text:p>
          </table:table-cell>
          <table:table-cell office:value-type="float" office:value="0" calcext:value-type="float">
            <text:p>0</text:p>
          </table:table-cell>
          <table:table-cell office:value-type="float" office:value="-0.009734745" calcext:value-type="float">
            <text:p>-0.009734745</text:p>
          </table:table-cell>
          <table:table-cell office:value-type="float" office:value="-0.0006252928" calcext:value-type="float">
            <text:p>-0.00062529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9" calcext:value-type="float">
            <text:p>5101999</text:p>
          </table:table-cell>
          <table:table-cell office:value-type="float" office:value="698.698" calcext:value-type="float">
            <text:p>698.698</text:p>
          </table:table-cell>
          <table:table-cell office:value-type="float" office:value="167.2425" calcext:value-type="float">
            <text:p>167.242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7.303" calcext:value-type="float">
            <text:p>1257.303</text:p>
          </table:table-cell>
          <table:table-cell office:value-type="float" office:value="491.7632" calcext:value-type="float">
            <text:p>491.7632</text:p>
          </table:table-cell>
          <table:table-cell office:value-type="float" office:value="0" calcext:value-type="float">
            <text:p>0</text:p>
          </table:table-cell>
          <table:table-cell office:value-type="float" office:value="0.154063" calcext:value-type="float">
            <text:p>0.154063</text:p>
          </table:table-cell>
          <table:table-cell office:value-type="float" office:value="0.3027655" calcext:value-type="float">
            <text:p>0.3027655</text:p>
          </table:table-cell>
          <table:table-cell office:value-type="float" office:value="0.3039734" calcext:value-type="float">
            <text:p>0.3039734</text:p>
          </table:table-cell>
          <table:table-cell office:value-type="float" office:value="0.3062729" calcext:value-type="float">
            <text:p>0.3062729</text:p>
          </table:table-cell>
          <table:table-cell office:value-type="float" office:value="0.3085704" calcext:value-type="float">
            <text:p>0.3085704</text:p>
          </table:table-cell>
          <table:table-cell office:value-type="float" office:value="0.3109004" calcext:value-type="float">
            <text:p>0.3109004</text:p>
          </table:table-cell>
          <table:table-cell office:value-type="float" office:value="0.3584835" calcext:value-type="float">
            <text:p>0.3584835</text:p>
          </table:table-cell>
          <table:table-cell office:value-type="float" office:value="0.3655466" calcext:value-type="float">
            <text:p>0.3655466</text:p>
          </table:table-cell>
          <table:table-cell office:value-type="float" office:value="0.3881948" calcext:value-type="float">
            <text:p>0.3881948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136E-015" calcext:value-type="float">
            <text:p>1.964136E-15</text:p>
          </table:table-cell>
          <table:table-cell office:value-type="float" office:value="1.906417E-015" calcext:value-type="float">
            <text:p>1.906417E-15</text:p>
          </table:table-cell>
          <table:table-cell office:value-type="float" office:value="9.773408E-016" calcext:value-type="float">
            <text:p>9.773408E-16</text:p>
          </table:table-cell>
          <table:table-cell office:value-type="float" office:value="9.882328E-016" calcext:value-type="float">
            <text:p>9.88232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189413" calcext:value-type="float">
            <text:p>-1.189413</text:p>
          </table:table-cell>
          <table:table-cell office:value-type="float" office:value="-0.01788653" calcext:value-type="float">
            <text:p>-0.01788653</text:p>
          </table:table-cell>
          <table:table-cell office:value-type="float" office:value="-0.01740054" calcext:value-type="float">
            <text:p>-0.01740054</text:p>
          </table:table-cell>
          <table:table-cell office:value-type="float" office:value="-0.0165142" calcext:value-type="float">
            <text:p>-0.0165142</text:p>
          </table:table-cell>
          <table:table-cell office:value-type="float" office:value="-0.01567995" calcext:value-type="float">
            <text:p>-0.01567995</text:p>
          </table:table-cell>
          <table:table-cell office:value-type="float" office:value="-0.01488016" calcext:value-type="float">
            <text:p>-0.01488016</text:p>
          </table:table-cell>
          <table:table-cell office:value-type="float" office:value="-0.01347653" calcext:value-type="float">
            <text:p>-0.01347653</text:p>
          </table:table-cell>
          <table:table-cell office:value-type="float" office:value="-0.01235427" calcext:value-type="float">
            <text:p>-0.01235427</text:p>
          </table:table-cell>
          <table:table-cell office:value-type="float" office:value="-0.006953182" calcext:value-type="float">
            <text:p>-0.006953182</text:p>
          </table:table-cell>
          <table:table-cell office:value-type="float" office:value="-0.003763365" calcext:value-type="float">
            <text:p>-0.003763365</text:p>
          </table:table-cell>
          <table:table-cell office:value-type="float" office:value="1734.772" calcext:value-type="float">
            <text:p>1734.772</text:p>
          </table:table-cell>
          <table:table-cell office:value-type="float" office:value="0" calcext:value-type="float">
            <text:p>0</text:p>
          </table:table-cell>
          <table:table-cell office:value-type="float" office:value="-0.009734058" calcext:value-type="float">
            <text:p>-0.009734058</text:p>
          </table:table-cell>
          <table:table-cell office:value-type="float" office:value="-0.0006257716" calcext:value-type="float">
            <text:p>-0.00062577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9" calcext:value-type="float">
            <text:p>6101999</text:p>
          </table:table-cell>
          <table:table-cell office:value-type="float" office:value="699.9979" calcext:value-type="float">
            <text:p>699.9979</text:p>
          </table:table-cell>
          <table:table-cell office:value-type="float" office:value="168.7825" calcext:value-type="float">
            <text:p>168.782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6.299" calcext:value-type="float">
            <text:p>1256.299</text:p>
          </table:table-cell>
          <table:table-cell office:value-type="float" office:value="492.529" calcext:value-type="float">
            <text:p>492.529</text:p>
          </table:table-cell>
          <table:table-cell office:value-type="float" office:value="0" calcext:value-type="float">
            <text:p>0</text:p>
          </table:table-cell>
          <table:table-cell office:value-type="float" office:value="0.1531452" calcext:value-type="float">
            <text:p>0.1531452</text:p>
          </table:table-cell>
          <table:table-cell office:value-type="float" office:value="0.2993768" calcext:value-type="float">
            <text:p>0.2993768</text:p>
          </table:table-cell>
          <table:table-cell office:value-type="float" office:value="0.3005468" calcext:value-type="float">
            <text:p>0.3005468</text:p>
          </table:table-cell>
          <table:table-cell office:value-type="float" office:value="0.3029302" calcext:value-type="float">
            <text:p>0.3029302</text:p>
          </table:table-cell>
          <table:table-cell office:value-type="float" office:value="0.3052433" calcext:value-type="float">
            <text:p>0.3052433</text:p>
          </table:table-cell>
          <table:table-cell office:value-type="float" office:value="0.3075329" calcext:value-type="float">
            <text:p>0.3075329</text:p>
          </table:table-cell>
          <table:table-cell office:value-type="float" office:value="0.355884" calcext:value-type="float">
            <text:p>0.355884</text:p>
          </table:table-cell>
          <table:table-cell office:value-type="float" office:value="0.3649988" calcext:value-type="float">
            <text:p>0.3649988</text:p>
          </table:table-cell>
          <table:table-cell office:value-type="float" office:value="0.3882035" calcext:value-type="float">
            <text:p>0.3882035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27657" calcext:value-type="float">
            <text:p>0.003327657</text:p>
          </table:table-cell>
          <table:table-cell office:value-type="float" office:value="1.906382E-015" calcext:value-type="float">
            <text:p>1.906382E-15</text:p>
          </table:table-cell>
          <table:table-cell office:value-type="float" office:value="9.773396E-016" calcext:value-type="float">
            <text:p>9.773396E-16</text:p>
          </table:table-cell>
          <table:table-cell office:value-type="float" office:value="9.88226E-016" calcext:value-type="float">
            <text:p>9.8822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192393" calcext:value-type="float">
            <text:p>-1.192393</text:p>
          </table:table-cell>
          <table:table-cell office:value-type="float" office:value="-0.01935438" calcext:value-type="float">
            <text:p>-0.01935438</text:p>
          </table:table-cell>
          <table:table-cell office:value-type="float" office:value="-0.01883612" calcext:value-type="float">
            <text:p>-0.01883612</text:p>
          </table:table-cell>
          <table:table-cell office:value-type="float" office:value="-0.01782914" calcext:value-type="float">
            <text:p>-0.01782914</text:p>
          </table:table-cell>
          <table:table-cell office:value-type="float" office:value="-0.01691225" calcext:value-type="float">
            <text:p>-0.01691225</text:p>
          </table:table-cell>
          <table:table-cell office:value-type="float" office:value="-0.01605434" calcext:value-type="float">
            <text:p>-0.01605434</text:p>
          </table:table-cell>
          <table:table-cell office:value-type="float" office:value="-0.01446" calcext:value-type="float">
            <text:p>-0.01446</text:p>
          </table:table-cell>
          <table:table-cell office:value-type="float" office:value="-0.01253313" calcext:value-type="float">
            <text:p>-0.01253313</text:p>
          </table:table-cell>
          <table:table-cell office:value-type="float" office:value="-0.006951614" calcext:value-type="float">
            <text:p>-0.006951614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1739.094" calcext:value-type="float">
            <text:p>1739.094</text:p>
          </table:table-cell>
          <table:table-cell office:value-type="float" office:value="0" calcext:value-type="float">
            <text:p>0</text:p>
          </table:table-cell>
          <table:table-cell office:value-type="float" office:value="-0.0140913" calcext:value-type="float">
            <text:p>-0.0140913</text:p>
          </table:table-cell>
          <table:table-cell office:value-type="float" office:value="-0.0006235701" calcext:value-type="float">
            <text:p>-0.000623570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9" calcext:value-type="float">
            <text:p>7101999</text:p>
          </table:table-cell>
          <table:table-cell office:value-type="float" office:value="699.9979" calcext:value-type="float">
            <text:p>699.9979</text:p>
          </table:table-cell>
          <table:table-cell office:value-type="float" office:value="169.606" calcext:value-type="float">
            <text:p>169.606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5.06" calcext:value-type="float">
            <text:p>1255.06</text:p>
          </table:table-cell>
          <table:table-cell office:value-type="float" office:value="492.9461" calcext:value-type="float">
            <text:p>492.9461</text:p>
          </table:table-cell>
          <table:table-cell office:value-type="float" office:value="0" calcext:value-type="float">
            <text:p>0</text:p>
          </table:table-cell>
          <table:table-cell office:value-type="float" office:value="0.07557019" calcext:value-type="float">
            <text:p>0.07557019</text:p>
          </table:table-cell>
          <table:table-cell office:value-type="float" office:value="0.2999648" calcext:value-type="float">
            <text:p>0.2999648</text:p>
          </table:table-cell>
          <table:table-cell office:value-type="float" office:value="0.3007463" calcext:value-type="float">
            <text:p>0.3007463</text:p>
          </table:table-cell>
          <table:table-cell office:value-type="float" office:value="0.3021245" calcext:value-type="float">
            <text:p>0.3021245</text:p>
          </table:table-cell>
          <table:table-cell office:value-type="float" office:value="0.3038742" calcext:value-type="float">
            <text:p>0.3038742</text:p>
          </table:table-cell>
          <table:table-cell office:value-type="float" office:value="0.3059113" calcext:value-type="float">
            <text:p>0.3059113</text:p>
          </table:table-cell>
          <table:table-cell office:value-type="float" office:value="0.3540993" calcext:value-type="float">
            <text:p>0.3540993</text:p>
          </table:table-cell>
          <table:table-cell office:value-type="float" office:value="0.3644001" calcext:value-type="float">
            <text:p>0.3644001</text:p>
          </table:table-cell>
          <table:table-cell office:value-type="float" office:value="0.3881786" calcext:value-type="float">
            <text:p>0.388178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944E-015" calcext:value-type="float">
            <text:p>1.987944E-15</text:p>
          </table:table-cell>
          <table:table-cell office:value-type="float" office:value="1.906351E-015" calcext:value-type="float">
            <text:p>1.906351E-15</text:p>
          </table:table-cell>
          <table:table-cell office:value-type="float" office:value="9.773391E-016" calcext:value-type="float">
            <text:p>9.773391E-16</text:p>
          </table:table-cell>
          <table:table-cell office:value-type="float" office:value="9.882193E-016" calcext:value-type="float">
            <text:p>9.88219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5.35308" calcext:value-type="float">
            <text:p>-95.35308</text:p>
          </table:table-cell>
          <table:table-cell office:value-type="float" office:value="-0.01908893" calcext:value-type="float">
            <text:p>-0.01908893</text:p>
          </table:table-cell>
          <table:table-cell office:value-type="float" office:value="-0.01874919" calcext:value-type="float">
            <text:p>-0.01874919</text:p>
          </table:table-cell>
          <table:table-cell office:value-type="float" office:value="-0.01816685" calcext:value-type="float">
            <text:p>-0.01816685</text:p>
          </table:table-cell>
          <table:table-cell office:value-type="float" office:value="-0.01745367" calcext:value-type="float">
            <text:p>-0.01745367</text:p>
          </table:table-cell>
          <table:table-cell office:value-type="float" office:value="-0.01665904" calcext:value-type="float">
            <text:p>-0.01665904</text:p>
          </table:table-cell>
          <table:table-cell office:value-type="float" office:value="-0.01518143" calcext:value-type="float">
            <text:p>-0.01518143</text:p>
          </table:table-cell>
          <table:table-cell office:value-type="float" office:value="-0.01273226" calcext:value-type="float">
            <text:p>-0.01273226</text:p>
          </table:table-cell>
          <table:table-cell office:value-type="float" office:value="-0.006955838" calcext:value-type="float">
            <text:p>-0.006955838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743.067" calcext:value-type="float">
            <text:p>1743.067</text:p>
          </table:table-cell>
          <table:table-cell office:value-type="float" office:value="0" calcext:value-type="float">
            <text:p>0</text:p>
          </table:table-cell>
          <table:table-cell office:value-type="float" office:value="-0.009735339" calcext:value-type="float">
            <text:p>-0.009735339</text:p>
          </table:table-cell>
          <table:table-cell office:value-type="float" office:value="-0.0006265405" calcext:value-type="float">
            <text:p>-0.000626540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9" calcext:value-type="float">
            <text:p>8101999</text:p>
          </table:table-cell>
          <table:table-cell office:value-type="float" office:value="700.798" calcext:value-type="float">
            <text:p>700.798</text:p>
          </table:table-cell>
          <table:table-cell office:value-type="float" office:value="169.558" calcext:value-type="float">
            <text:p>169.558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5.635" calcext:value-type="float">
            <text:p>1255.635</text:p>
          </table:table-cell>
          <table:table-cell office:value-type="float" office:value="493.2182" calcext:value-type="float">
            <text:p>493.2182</text:p>
          </table:table-cell>
          <table:table-cell office:value-type="float" office:value="0" calcext:value-type="float">
            <text:p>0</text:p>
          </table:table-cell>
          <table:table-cell office:value-type="float" office:value="0.1600338" calcext:value-type="float">
            <text:p>0.1600338</text:p>
          </table:table-cell>
          <table:table-cell office:value-type="float" office:value="0.2999084" calcext:value-type="float">
            <text:p>0.2999084</text:p>
          </table:table-cell>
          <table:table-cell office:value-type="float" office:value="0.3007866" calcext:value-type="float">
            <text:p>0.3007866</text:p>
          </table:table-cell>
          <table:table-cell office:value-type="float" office:value="0.3020222" calcext:value-type="float">
            <text:p>0.3020222</text:p>
          </table:table-cell>
          <table:table-cell office:value-type="float" office:value="0.3033865" calcext:value-type="float">
            <text:p>0.3033865</text:p>
          </table:table-cell>
          <table:table-cell office:value-type="float" office:value="0.3051151" calcext:value-type="float">
            <text:p>0.3051151</text:p>
          </table:table-cell>
          <table:table-cell office:value-type="float" office:value="0.3531101" calcext:value-type="float">
            <text:p>0.3531101</text:p>
          </table:table-cell>
          <table:table-cell office:value-type="float" office:value="0.3638439" calcext:value-type="float">
            <text:p>0.3638439</text:p>
          </table:table-cell>
          <table:table-cell office:value-type="float" office:value="0.3881269" calcext:value-type="float">
            <text:p>0.3881269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028E-015" calcext:value-type="float">
            <text:p>1.988028E-15</text:p>
          </table:table-cell>
          <table:table-cell office:value-type="float" office:value="1.90632E-015" calcext:value-type="float">
            <text:p>1.90632E-15</text:p>
          </table:table-cell>
          <table:table-cell office:value-type="float" office:value="9.773386E-016" calcext:value-type="float">
            <text:p>9.773386E-16</text:p>
          </table:table-cell>
          <table:table-cell office:value-type="float" office:value="9.882115E-016" calcext:value-type="float">
            <text:p>9.88211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409433" calcext:value-type="float">
            <text:p>-1.409433</text:p>
          </table:table-cell>
          <table:table-cell office:value-type="float" office:value="-0.0191032" calcext:value-type="float">
            <text:p>-0.0191032</text:p>
          </table:table-cell>
          <table:table-cell office:value-type="float" office:value="-0.01872963" calcext:value-type="float">
            <text:p>-0.01872963</text:p>
          </table:table-cell>
          <table:table-cell office:value-type="float" office:value="-0.01821163" calcext:value-type="float">
            <text:p>-0.01821163</text:p>
          </table:table-cell>
          <table:table-cell office:value-type="float" office:value="-0.01765112" calcext:value-type="float">
            <text:p>-0.01765112</text:p>
          </table:table-cell>
          <table:table-cell office:value-type="float" office:value="-0.01696442" calcext:value-type="float">
            <text:p>-0.01696442</text:p>
          </table:table-cell>
          <table:table-cell office:value-type="float" office:value="-0.01560113" calcext:value-type="float">
            <text:p>-0.01560113</text:p>
          </table:table-cell>
          <table:table-cell office:value-type="float" office:value="-0.01292075" calcext:value-type="float">
            <text:p>-0.01292075</text:p>
          </table:table-cell>
          <table:table-cell office:value-type="float" office:value="-0.006964706" calcext:value-type="float">
            <text:p>-0.006964706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746.894" calcext:value-type="float">
            <text:p>1746.894</text:p>
          </table:table-cell>
          <table:table-cell office:value-type="float" office:value="0" calcext:value-type="float">
            <text:p>0</text:p>
          </table:table-cell>
          <table:table-cell office:value-type="float" office:value="-0.009730044" calcext:value-type="float">
            <text:p>-0.009730044</text:p>
          </table:table-cell>
          <table:table-cell office:value-type="float" office:value="-0.0006269857" calcext:value-type="float">
            <text:p>-0.00062698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9" calcext:value-type="float">
            <text:p>9101999</text:p>
          </table:table-cell>
          <table:table-cell office:value-type="float" office:value="700.9977" calcext:value-type="float">
            <text:p>700.9977</text:p>
          </table:table-cell>
          <table:table-cell office:value-type="float" office:value="170.5376" calcext:value-type="float">
            <text:p>170.5376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4.679" calcext:value-type="float">
            <text:p>1254.679</text:p>
          </table:table-cell>
          <table:table-cell office:value-type="float" office:value="493.3942" calcext:value-type="float">
            <text:p>493.3942</text:p>
          </table:table-cell>
          <table:table-cell office:value-type="float" office:value="0" calcext:value-type="float">
            <text:p>0</text:p>
          </table:table-cell>
          <table:table-cell office:value-type="float" office:value="0.0854741" calcext:value-type="float">
            <text:p>0.0854741</text:p>
          </table:table-cell>
          <table:table-cell office:value-type="float" office:value="0.2997309" calcext:value-type="float">
            <text:p>0.2997309</text:p>
          </table:table-cell>
          <table:table-cell office:value-type="float" office:value="0.3005131" calcext:value-type="float">
            <text:p>0.3005131</text:p>
          </table:table-cell>
          <table:table-cell office:value-type="float" office:value="0.3018298" calcext:value-type="float">
            <text:p>0.3018298</text:p>
          </table:table-cell>
          <table:table-cell office:value-type="float" office:value="0.3031259" calcext:value-type="float">
            <text:p>0.3031259</text:p>
          </table:table-cell>
          <table:table-cell office:value-type="float" office:value="0.304712" calcext:value-type="float">
            <text:p>0.304712</text:p>
          </table:table-cell>
          <table:table-cell office:value-type="float" office:value="0.3525576" calcext:value-type="float">
            <text:p>0.3525576</text:p>
          </table:table-cell>
          <table:table-cell office:value-type="float" office:value="0.3633968" calcext:value-type="float">
            <text:p>0.3633968</text:p>
          </table:table-cell>
          <table:table-cell office:value-type="float" office:value="0.3880585" calcext:value-type="float">
            <text:p>0.3880585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138E-015" calcext:value-type="float">
            <text:p>1.988138E-15</text:p>
          </table:table-cell>
          <table:table-cell office:value-type="float" office:value="1.906278E-015" calcext:value-type="float">
            <text:p>1.906278E-15</text:p>
          </table:table-cell>
          <table:table-cell office:value-type="float" office:value="9.773341E-016" calcext:value-type="float">
            <text:p>9.773341E-16</text:p>
          </table:table-cell>
          <table:table-cell office:value-type="float" office:value="9.882052E-016" calcext:value-type="float">
            <text:p>9.88205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50549" calcext:value-type="float">
            <text:p>-45.50549</text:p>
          </table:table-cell>
          <table:table-cell office:value-type="float" office:value="-0.01919185" calcext:value-type="float">
            <text:p>-0.01919185</text:p>
          </table:table-cell>
          <table:table-cell office:value-type="float" office:value="-0.01884984" calcext:value-type="float">
            <text:p>-0.01884984</text:p>
          </table:table-cell>
          <table:table-cell office:value-type="float" office:value="-0.01829112" calcext:value-type="float">
            <text:p>-0.01829112</text:p>
          </table:table-cell>
          <table:table-cell office:value-type="float" office:value="-0.01775687" calcext:value-type="float">
            <text:p>-0.01775687</text:p>
          </table:table-cell>
          <table:table-cell office:value-type="float" office:value="-0.01712213" calcext:value-type="float">
            <text:p>-0.01712213</text:p>
          </table:table-cell>
          <table:table-cell office:value-type="float" office:value="-0.01583757" calcext:value-type="float">
            <text:p>-0.01583757</text:p>
          </table:table-cell>
          <table:table-cell office:value-type="float" office:value="-0.01307453" calcext:value-type="float">
            <text:p>-0.01307453</text:p>
          </table:table-cell>
          <table:table-cell office:value-type="float" office:value="-0.006976456" calcext:value-type="float">
            <text:p>-0.006976456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750.647" calcext:value-type="float">
            <text:p>1750.647</text:p>
          </table:table-cell>
          <table:table-cell office:value-type="float" office:value="0" calcext:value-type="float">
            <text:p>0</text:p>
          </table:table-cell>
          <table:table-cell office:value-type="float" office:value="-0.009730638" calcext:value-type="float">
            <text:p>-0.009730638</text:p>
          </table:table-cell>
          <table:table-cell office:value-type="float" office:value="-0.0006276466" calcext:value-type="float">
            <text:p>-0.00062764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9" calcext:value-type="float">
            <text:p>10101999</text:p>
          </table:table-cell>
          <table:table-cell office:value-type="float" office:value="702.9976" calcext:value-type="float">
            <text:p>702.9976</text:p>
          </table:table-cell>
          <table:table-cell office:value-type="float" office:value="170.6098" calcext:value-type="float">
            <text:p>170.6098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6.488" calcext:value-type="float">
            <text:p>1256.488</text:p>
          </table:table-cell>
          <table:table-cell office:value-type="float" office:value="493.5103" calcext:value-type="float">
            <text:p>493.5103</text:p>
          </table:table-cell>
          <table:table-cell office:value-type="float" office:value="0" calcext:value-type="float">
            <text:p>0</text:p>
          </table:table-cell>
          <table:table-cell office:value-type="float" office:value="0.2874212" calcext:value-type="float">
            <text:p>0.2874212</text:p>
          </table:table-cell>
          <table:table-cell office:value-type="float" office:value="0.2961494" calcext:value-type="float">
            <text:p>0.2961494</text:p>
          </table:table-cell>
          <table:table-cell office:value-type="float" office:value="0.2997429" calcext:value-type="float">
            <text:p>0.2997429</text:p>
          </table:table-cell>
          <table:table-cell office:value-type="float" office:value="0.301729" calcext:value-type="float">
            <text:p>0.301729</text:p>
          </table:table-cell>
          <table:table-cell office:value-type="float" office:value="0.3032036" calcext:value-type="float">
            <text:p>0.3032036</text:p>
          </table:table-cell>
          <table:table-cell office:value-type="float" office:value="0.3046223" calcext:value-type="float">
            <text:p>0.3046223</text:p>
          </table:table-cell>
          <table:table-cell office:value-type="float" office:value="0.3523365" calcext:value-type="float">
            <text:p>0.3523365</text:p>
          </table:table-cell>
          <table:table-cell office:value-type="float" office:value="0.3630352" calcext:value-type="float">
            <text:p>0.3630352</text:p>
          </table:table-cell>
          <table:table-cell office:value-type="float" office:value="0.3879824" calcext:value-type="float">
            <text:p>0.3879824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24E-015" calcext:value-type="float">
            <text:p>1.98824E-15</text:p>
          </table:table-cell>
          <table:table-cell office:value-type="float" office:value="1.906243E-015" calcext:value-type="float">
            <text:p>1.906243E-15</text:p>
          </table:table-cell>
          <table:table-cell office:value-type="float" office:value="9.773303E-016" calcext:value-type="float">
            <text:p>9.773303E-16</text:p>
          </table:table-cell>
          <table:table-cell office:value-type="float" office:value="9.88198E-016" calcext:value-type="float">
            <text:p>9.8819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00523" calcext:value-type="float">
            <text:p>-0.02600523</text:p>
          </table:table-cell>
          <table:table-cell office:value-type="float" office:value="-0.02082333" calcext:value-type="float">
            <text:p>-0.02082333</text:p>
          </table:table-cell>
          <table:table-cell office:value-type="float" office:value="-0.01915858" calcext:value-type="float">
            <text:p>-0.01915858</text:p>
          </table:table-cell>
          <table:table-cell office:value-type="float" office:value="-0.01832985" calcext:value-type="float">
            <text:p>-0.01832985</text:p>
          </table:table-cell>
          <table:table-cell office:value-type="float" office:value="-0.01772579" calcext:value-type="float">
            <text:p>-0.01772579</text:p>
          </table:table-cell>
          <table:table-cell office:value-type="float" office:value="-0.01715814" calcext:value-type="float">
            <text:p>-0.01715814</text:p>
          </table:table-cell>
          <table:table-cell office:value-type="float" office:value="-0.01593403" calcext:value-type="float">
            <text:p>-0.01593403</text:p>
          </table:table-cell>
          <table:table-cell office:value-type="float" office:value="-0.01320042" calcext:value-type="float">
            <text:p>-0.01320042</text:p>
          </table:table-cell>
          <table:table-cell office:value-type="float" office:value="-0.006989572" calcext:value-type="float">
            <text:p>-0.006989572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754.325" calcext:value-type="float">
            <text:p>1754.325</text:p>
          </table:table-cell>
          <table:table-cell office:value-type="float" office:value="0" calcext:value-type="float">
            <text:p>0</text:p>
          </table:table-cell>
          <table:table-cell office:value-type="float" office:value="-0.009731041" calcext:value-type="float">
            <text:p>-0.009731041</text:p>
          </table:table-cell>
          <table:table-cell office:value-type="float" office:value="-0.0006281525" calcext:value-type="float">
            <text:p>-0.00062815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9" calcext:value-type="float">
            <text:p>11101999</text:p>
          </table:table-cell>
          <table:table-cell office:value-type="float" office:value="703.0975" calcext:value-type="float">
            <text:p>703.0975</text:p>
          </table:table-cell>
          <table:table-cell office:value-type="float" office:value="172.6331" calcext:value-type="float">
            <text:p>172.6331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4.48" calcext:value-type="float">
            <text:p>1254.48</text:p>
          </table:table-cell>
          <table:table-cell office:value-type="float" office:value="493.5962" calcext:value-type="float">
            <text:p>493.5962</text:p>
          </table:table-cell>
          <table:table-cell office:value-type="float" office:value="0" calcext:value-type="float">
            <text:p>0</text:p>
          </table:table-cell>
          <table:table-cell office:value-type="float" office:value="0.1078119" calcext:value-type="float">
            <text:p>0.1078119</text:p>
          </table:table-cell>
          <table:table-cell office:value-type="float" office:value="0.2975406" calcext:value-type="float">
            <text:p>0.2975406</text:p>
          </table:table-cell>
          <table:table-cell office:value-type="float" office:value="0.2986465" calcext:value-type="float">
            <text:p>0.2986465</text:p>
          </table:table-cell>
          <table:table-cell office:value-type="float" office:value="0.3008385" calcext:value-type="float">
            <text:p>0.3008385</text:p>
          </table:table-cell>
          <table:table-cell office:value-type="float" office:value="0.3027603" calcext:value-type="float">
            <text:p>0.3027603</text:p>
          </table:table-cell>
          <table:table-cell office:value-type="float" office:value="0.3043945" calcext:value-type="float">
            <text:p>0.3043945</text:p>
          </table:table-cell>
          <table:table-cell office:value-type="float" office:value="0.3520714" calcext:value-type="float">
            <text:p>0.3520714</text:p>
          </table:table-cell>
          <table:table-cell office:value-type="float" office:value="0.3627509" calcext:value-type="float">
            <text:p>0.3627509</text:p>
          </table:table-cell>
          <table:table-cell office:value-type="float" office:value="0.3879047" calcext:value-type="float">
            <text:p>0.387904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339E-015" calcext:value-type="float">
            <text:p>1.988339E-15</text:p>
          </table:table-cell>
          <table:table-cell office:value-type="float" office:value="1.906203E-015" calcext:value-type="float">
            <text:p>1.906203E-15</text:p>
          </table:table-cell>
          <table:table-cell office:value-type="float" office:value="9.773266E-016" calcext:value-type="float">
            <text:p>9.773266E-16</text:p>
          </table:table-cell>
          <table:table-cell office:value-type="float" office:value="9.881913E-016" calcext:value-type="float">
            <text:p>9.88191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.41854" calcext:value-type="float">
            <text:p>-10.41854</text:p>
          </table:table-cell>
          <table:table-cell office:value-type="float" office:value="-0.02019983" calcext:value-type="float">
            <text:p>-0.02019983</text:p>
          </table:table-cell>
          <table:table-cell office:value-type="float" office:value="-0.01968521" calcext:value-type="float">
            <text:p>-0.01968521</text:p>
          </table:table-cell>
          <table:table-cell office:value-type="float" office:value="-0.01871169" calcext:value-type="float">
            <text:p>-0.01871169</text:p>
          </table:table-cell>
          <table:table-cell office:value-type="float" office:value="-0.01790483" calcext:value-type="float">
            <text:p>-0.01790483</text:p>
          </table:table-cell>
          <table:table-cell office:value-type="float" office:value="-0.01724615" calcext:value-type="float">
            <text:p>-0.01724615</text:p>
          </table:table-cell>
          <table:table-cell office:value-type="float" office:value="-0.01605049" calcext:value-type="float">
            <text:p>-0.01605049</text:p>
          </table:table-cell>
          <table:table-cell office:value-type="float" office:value="-0.01330032" calcext:value-type="float">
            <text:p>-0.01330032</text:p>
          </table:table-cell>
          <table:table-cell office:value-type="float" office:value="-0.00700302" calcext:value-type="float">
            <text:p>-0.00700302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757.987" calcext:value-type="float">
            <text:p>1757.987</text:p>
          </table:table-cell>
          <table:table-cell office:value-type="float" office:value="0" calcext:value-type="float">
            <text:p>0</text:p>
          </table:table-cell>
          <table:table-cell office:value-type="float" office:value="-0.0097337" calcext:value-type="float">
            <text:p>-0.0097337</text:p>
          </table:table-cell>
          <table:table-cell office:value-type="float" office:value="-0.0006287209" calcext:value-type="float">
            <text:p>-0.000628720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9" calcext:value-type="float">
            <text:p>12101999</text:p>
          </table:table-cell>
          <table:table-cell office:value-type="float" office:value="703.0975" calcext:value-type="float">
            <text:p>703.0975</text:p>
          </table:table-cell>
          <table:table-cell office:value-type="float" office:value="172.9095" calcext:value-type="float">
            <text:p>172.9095</text:p>
          </table:table-cell>
          <table:table-cell office:value-type="float" office:value="38.59217" calcext:value-type="float">
            <text:p>38.59217</text:p>
          </table:table-cell>
          <table:table-cell office:value-type="float" office:value="1254.145" calcext:value-type="float">
            <text:p>1254.145</text:p>
          </table:table-cell>
          <table:table-cell office:value-type="float" office:value="493.6537" calcext:value-type="float">
            <text:p>493.6537</text:p>
          </table:table-cell>
          <table:table-cell office:value-type="float" office:value="0" calcext:value-type="float">
            <text:p>0</text:p>
          </table:table-cell>
          <table:table-cell office:value-type="float" office:value="0.08090511" calcext:value-type="float">
            <text:p>0.08090511</text:p>
          </table:table-cell>
          <table:table-cell office:value-type="float" office:value="0.2984919" calcext:value-type="float">
            <text:p>0.2984919</text:p>
          </table:table-cell>
          <table:table-cell office:value-type="float" office:value="0.2992793" calcext:value-type="float">
            <text:p>0.2992793</text:p>
          </table:table-cell>
          <table:table-cell office:value-type="float" office:value="0.3008201" calcext:value-type="float">
            <text:p>0.3008201</text:p>
          </table:table-cell>
          <table:table-cell office:value-type="float" office:value="0.3024726" calcext:value-type="float">
            <text:p>0.3024726</text:p>
          </table:table-cell>
          <table:table-cell office:value-type="float" office:value="0.3041359" calcext:value-type="float">
            <text:p>0.3041359</text:p>
          </table:table-cell>
          <table:table-cell office:value-type="float" office:value="0.3518759" calcext:value-type="float">
            <text:p>0.3518759</text:p>
          </table:table-cell>
          <table:table-cell office:value-type="float" office:value="0.3625225" calcext:value-type="float">
            <text:p>0.3625225</text:p>
          </table:table-cell>
          <table:table-cell office:value-type="float" office:value="0.3878296" calcext:value-type="float">
            <text:p>0.3878296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425E-015" calcext:value-type="float">
            <text:p>1.988425E-15</text:p>
          </table:table-cell>
          <table:table-cell office:value-type="float" office:value="1.906167E-015" calcext:value-type="float">
            <text:p>1.906167E-15</text:p>
          </table:table-cell>
          <table:table-cell office:value-type="float" office:value="9.77324E-016" calcext:value-type="float">
            <text:p>9.77324E-16</text:p>
          </table:table-cell>
          <table:table-cell office:value-type="float" office:value="9.881858E-016" calcext:value-type="float">
            <text:p>9.88185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4965" calcext:value-type="float">
            <text:p>-63.4965</text:p>
          </table:table-cell>
          <table:table-cell office:value-type="float" office:value="-0.01975361" calcext:value-type="float">
            <text:p>-0.01975361</text:p>
          </table:table-cell>
          <table:table-cell office:value-type="float" office:value="-0.01939731" calcext:value-type="float">
            <text:p>-0.01939731</text:p>
          </table:table-cell>
          <table:table-cell office:value-type="float" office:value="-0.01872189" calcext:value-type="float">
            <text:p>-0.01872189</text:p>
          </table:table-cell>
          <table:table-cell office:value-type="float" office:value="-0.01802499" calcext:value-type="float">
            <text:p>-0.01802499</text:p>
          </table:table-cell>
          <table:table-cell office:value-type="float" office:value="-0.01734882" calcext:value-type="float">
            <text:p>-0.01734882</text:p>
          </table:table-cell>
          <table:table-cell office:value-type="float" office:value="-0.0161369" calcext:value-type="float">
            <text:p>-0.0161369</text:p>
          </table:table-cell>
          <table:table-cell office:value-type="float" office:value="-0.01338123" calcext:value-type="float">
            <text:p>-0.01338123</text:p>
          </table:table-cell>
          <table:table-cell office:value-type="float" office:value="-0.007016032" calcext:value-type="float">
            <text:p>-0.007016032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761.615" calcext:value-type="float">
            <text:p>1761.615</text:p>
          </table:table-cell>
          <table:table-cell office:value-type="float" office:value="0" calcext:value-type="float">
            <text:p>0</text:p>
          </table:table-cell>
          <table:table-cell office:value-type="float" office:value="-0.009732466" calcext:value-type="float">
            <text:p>-0.009732466</text:p>
          </table:table-cell>
          <table:table-cell office:value-type="float" office:value="-0.0006291426" calcext:value-type="float">
            <text:p>-0.00062914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9" calcext:value-type="float">
            <text:p>13101999</text:p>
          </table:table-cell>
          <table:table-cell office:value-type="float" office:value="730.9973" calcext:value-type="float">
            <text:p>730.9973</text:p>
          </table:table-cell>
          <table:table-cell office:value-type="float" office:value="173.3704" calcext:value-type="float">
            <text:p>173.3704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79.468" calcext:value-type="float">
            <text:p>1279.468</text:p>
          </table:table-cell>
          <table:table-cell office:value-type="float" office:value="495.7618" calcext:value-type="float">
            <text:p>495.7618</text:p>
          </table:table-cell>
          <table:table-cell office:value-type="float" office:value="0" calcext:value-type="float">
            <text:p>0</text:p>
          </table:table-cell>
          <table:table-cell office:value-type="float" office:value="0.4416514" calcext:value-type="float">
            <text:p>0.4416514</text:p>
          </table:table-cell>
          <table:table-cell office:value-type="float" office:value="0.4329357" calcext:value-type="float">
            <text:p>0.4329357</text:p>
          </table:table-cell>
          <table:table-cell office:value-type="float" office:value="0.4386326" calcext:value-type="float">
            <text:p>0.4386326</text:p>
          </table:table-cell>
          <table:table-cell office:value-type="float" office:value="0.4496792" calcext:value-type="float">
            <text:p>0.4496792</text:p>
          </table:table-cell>
          <table:table-cell office:value-type="float" office:value="0.3523344" calcext:value-type="float">
            <text:p>0.3523344</text:p>
          </table:table-cell>
          <table:table-cell office:value-type="float" office:value="0.3193023" calcext:value-type="float">
            <text:p>0.3193023</text:p>
          </table:table-cell>
          <table:table-cell office:value-type="float" office:value="0.3862209" calcext:value-type="float">
            <text:p>0.3862209</text:p>
          </table:table-cell>
          <table:table-cell office:value-type="float" office:value="0.3626235" calcext:value-type="float">
            <text:p>0.3626235</text:p>
          </table:table-cell>
          <table:table-cell office:value-type="float" office:value="0.3873306" calcext:value-type="float">
            <text:p>0.3873306</text:p>
          </table:table-cell>
          <table:table-cell office:value-type="float" office:value="0.4132302" calcext:value-type="float">
            <text:p>0.4132302</text:p>
          </table:table-cell>
          <table:table-cell office:value-type="float" office:value="0.5106152" calcext:value-type="float">
            <text:p>0.510615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506E-015" calcext:value-type="float">
            <text:p>1.988506E-15</text:p>
          </table:table-cell>
          <table:table-cell office:value-type="float" office:value="1.906129E-015" calcext:value-type="float">
            <text:p>1.906129E-15</text:p>
          </table:table-cell>
          <table:table-cell office:value-type="float" office:value="9.773215E-016" calcext:value-type="float">
            <text:p>9.773215E-16</text:p>
          </table:table-cell>
          <table:table-cell office:value-type="float" office:value="9.881794E-016" calcext:value-type="float">
            <text:p>9.88179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263651" calcext:value-type="float">
            <text:p>-0.001263651</text:p>
          </table:table-cell>
          <table:table-cell office:value-type="float" office:value="-0.001468632" calcext:value-type="float">
            <text:p>-0.001468632</text:p>
          </table:table-cell>
          <table:table-cell office:value-type="float" office:value="-0.001340649" calcext:value-type="float">
            <text:p>-0.001340649</text:p>
          </table:table-cell>
          <table:table-cell office:value-type="float" office:value="-0.001131783" calcext:value-type="float">
            <text:p>-0.001131783</text:p>
          </table:table-cell>
          <table:table-cell office:value-type="float" office:value="-0.007057847" calcext:value-type="float">
            <text:p>-0.007057847</text:p>
          </table:table-cell>
          <table:table-cell office:value-type="float" office:value="-0.01275107" calcext:value-type="float">
            <text:p>-0.01275107</text:p>
          </table:table-cell>
          <table:table-cell office:value-type="float" office:value="-0.006506894" calcext:value-type="float">
            <text:p>-0.006506894</text:p>
          </table:table-cell>
          <table:table-cell office:value-type="float" office:value="-0.01335793" calcext:value-type="float">
            <text:p>-0.01335793</text:p>
          </table:table-cell>
          <table:table-cell office:value-type="float" office:value="-0.007103414" calcext:value-type="float">
            <text:p>-0.007103414</text:p>
          </table:table-cell>
          <table:table-cell office:value-type="float" office:value="-0.003827329" calcext:value-type="float">
            <text:p>-0.003827329</text:p>
          </table:table-cell>
          <table:table-cell office:value-type="float" office:value="1767.741" calcext:value-type="float">
            <text:p>1767.741</text:p>
          </table:table-cell>
          <table:table-cell office:value-type="float" office:value="0" calcext:value-type="float">
            <text:p>0</text:p>
          </table:table-cell>
          <table:table-cell office:value-type="float" office:value="-0.009732253" calcext:value-type="float">
            <text:p>-0.009732253</text:p>
          </table:table-cell>
          <table:table-cell office:value-type="float" office:value="-0.0006297293" calcext:value-type="float">
            <text:p>-0.00062972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846" calcext:value-type="float">
            <text:p>-1.2318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9" calcext:value-type="float">
            <text:p>14101999</text:p>
          </table:table-cell>
          <table:table-cell office:value-type="float" office:value="733.797" calcext:value-type="float">
            <text:p>733.797</text:p>
          </table:table-cell>
          <table:table-cell office:value-type="float" office:value="175.0777" calcext:value-type="float">
            <text:p>175.0777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74.278" calcext:value-type="float">
            <text:p>1274.278</text:p>
          </table:table-cell>
          <table:table-cell office:value-type="float" office:value="502.0431" calcext:value-type="float">
            <text:p>502.0431</text:p>
          </table:table-cell>
          <table:table-cell office:value-type="float" office:value="0" calcext:value-type="float">
            <text:p>0</text:p>
          </table:table-cell>
          <table:table-cell office:value-type="float" office:value="0.3465366" calcext:value-type="float">
            <text:p>0.3465366</text:p>
          </table:table-cell>
          <table:table-cell office:value-type="float" office:value="0.3502115" calcext:value-type="float">
            <text:p>0.3502115</text:p>
          </table:table-cell>
          <table:table-cell office:value-type="float" office:value="0.3540687" calcext:value-type="float">
            <text:p>0.3540687</text:p>
          </table:table-cell>
          <table:table-cell office:value-type="float" office:value="0.360387" calcext:value-type="float">
            <text:p>0.360387</text:p>
          </table:table-cell>
          <table:table-cell office:value-type="float" office:value="0.3660903" calcext:value-type="float">
            <text:p>0.3660903</text:p>
          </table:table-cell>
          <table:table-cell office:value-type="float" office:value="0.3712083" calcext:value-type="float">
            <text:p>0.3712083</text:p>
          </table:table-cell>
          <table:table-cell office:value-type="float" office:value="0.4061202" calcext:value-type="float">
            <text:p>0.4061202</text:p>
          </table:table-cell>
          <table:table-cell office:value-type="float" office:value="0.3657932" calcext:value-type="float">
            <text:p>0.3657932</text:p>
          </table:table-cell>
          <table:table-cell office:value-type="float" office:value="0.3874734" calcext:value-type="float">
            <text:p>0.3874734</text:p>
          </table:table-cell>
          <table:table-cell office:value-type="float" office:value="0.4136208" calcext:value-type="float">
            <text:p>0.413620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8577E-015" calcext:value-type="float">
            <text:p>1.988577E-15</text:p>
          </table:table-cell>
          <table:table-cell office:value-type="float" office:value="1.906099E-015" calcext:value-type="float">
            <text:p>1.906099E-15</text:p>
          </table:table-cell>
          <table:table-cell office:value-type="float" office:value="9.773209E-016" calcext:value-type="float">
            <text:p>9.773209E-16</text:p>
          </table:table-cell>
          <table:table-cell office:value-type="float" office:value="9.881731E-016" calcext:value-type="float">
            <text:p>9.88173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978183" calcext:value-type="float">
            <text:p>-0.006978183</text:p>
          </table:table-cell>
          <table:table-cell office:value-type="float" office:value="-0.006495517" calcext:value-type="float">
            <text:p>-0.006495517</text:p>
          </table:table-cell>
          <table:table-cell office:value-type="float" office:value="-0.00601542" calcext:value-type="float">
            <text:p>-0.00601542</text:p>
          </table:table-cell>
          <table:table-cell office:value-type="float" office:value="-0.005317259" calcext:value-type="float">
            <text:p>-0.005317259</text:p>
          </table:table-cell>
          <table:table-cell office:value-type="float" office:value="-0.00476721" calcext:value-type="float">
            <text:p>-0.00476721</text:p>
          </table:table-cell>
          <table:table-cell office:value-type="float" office:value="-0.004329195" calcext:value-type="float">
            <text:p>-0.004329195</text:p>
          </table:table-cell>
          <table:table-cell office:value-type="float" office:value="-0.004047438" calcext:value-type="float">
            <text:p>-0.004047438</text:p>
          </table:table-cell>
          <table:table-cell office:value-type="float" office:value="-0.01228691" calcext:value-type="float">
            <text:p>-0.01228691</text:p>
          </table:table-cell>
          <table:table-cell office:value-type="float" office:value="-0.007078673" calcext:value-type="float">
            <text:p>-0.007078673</text:p>
          </table:table-cell>
          <table:table-cell office:value-type="float" office:value="-0.003792793" calcext:value-type="float">
            <text:p>-0.003792793</text:p>
          </table:table-cell>
          <table:table-cell office:value-type="float" office:value="1777.844" calcext:value-type="float">
            <text:p>1777.844</text:p>
          </table:table-cell>
          <table:table-cell office:value-type="float" office:value="0" calcext:value-type="float">
            <text:p>0</text:p>
          </table:table-cell>
          <table:table-cell office:value-type="float" office:value="-0.009735766" calcext:value-type="float">
            <text:p>-0.009735766</text:p>
          </table:table-cell>
          <table:table-cell office:value-type="float" office:value="-0.00063017" calcext:value-type="float">
            <text:p>-0.000630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061" calcext:value-type="float">
            <text:p>-1.2300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9" calcext:value-type="float">
            <text:p>15101999</text:p>
          </table:table-cell>
          <table:table-cell office:value-type="float" office:value="733.797" calcext:value-type="float">
            <text:p>733.797</text:p>
          </table:table-cell>
          <table:table-cell office:value-type="float" office:value="176.2474" calcext:value-type="float">
            <text:p>176.2474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68.028" calcext:value-type="float">
            <text:p>1268.028</text:p>
          </table:table-cell>
          <table:table-cell office:value-type="float" office:value="507.1209" calcext:value-type="float">
            <text:p>507.1209</text:p>
          </table:table-cell>
          <table:table-cell office:value-type="float" office:value="0" calcext:value-type="float">
            <text:p>0</text:p>
          </table:table-cell>
          <table:table-cell office:value-type="float" office:value="0.3055534" calcext:value-type="float">
            <text:p>0.3055534</text:p>
          </table:table-cell>
          <table:table-cell office:value-type="float" office:value="0.3232819" calcext:value-type="float">
            <text:p>0.3232819</text:p>
          </table:table-cell>
          <table:table-cell office:value-type="float" office:value="0.3288336" calcext:value-type="float">
            <text:p>0.3288336</text:p>
          </table:table-cell>
          <table:table-cell office:value-type="float" office:value="0.3355661" calcext:value-type="float">
            <text:p>0.3355661</text:p>
          </table:table-cell>
          <table:table-cell office:value-type="float" office:value="0.3412263" calcext:value-type="float">
            <text:p>0.3412263</text:p>
          </table:table-cell>
          <table:table-cell office:value-type="float" office:value="0.34641" calcext:value-type="float">
            <text:p>0.34641</text:p>
          </table:table-cell>
          <table:table-cell office:value-type="float" office:value="0.3897424" calcext:value-type="float">
            <text:p>0.3897424</text:p>
          </table:table-cell>
          <table:table-cell office:value-type="float" office:value="0.3684649" calcext:value-type="float">
            <text:p>0.3684649</text:p>
          </table:table-cell>
          <table:table-cell office:value-type="float" office:value="0.3877313" calcext:value-type="float">
            <text:p>0.3877313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755E-015" calcext:value-type="float">
            <text:p>1.923755E-15</text:p>
          </table:table-cell>
          <table:table-cell office:value-type="float" office:value="1.906071E-015" calcext:value-type="float">
            <text:p>1.906071E-15</text:p>
          </table:table-cell>
          <table:table-cell office:value-type="float" office:value="9.7732E-016" calcext:value-type="float">
            <text:p>9.7732E-16</text:p>
          </table:table-cell>
          <table:table-cell office:value-type="float" office:value="9.881676E-016" calcext:value-type="float">
            <text:p>9.88167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715486" calcext:value-type="float">
            <text:p>-0.01715486</text:p>
          </table:table-cell>
          <table:table-cell office:value-type="float" office:value="-0.01128851" calcext:value-type="float">
            <text:p>-0.01128851</text:p>
          </table:table-cell>
          <table:table-cell office:value-type="float" office:value="-0.01004655" calcext:value-type="float">
            <text:p>-0.01004655</text:p>
          </table:table-cell>
          <table:table-cell office:value-type="float" office:value="-0.00873676" calcext:value-type="float">
            <text:p>-0.00873676</text:p>
          </table:table-cell>
          <table:table-cell office:value-type="float" office:value="-0.007780272" calcext:value-type="float">
            <text:p>-0.007780272</text:p>
          </table:table-cell>
          <table:table-cell office:value-type="float" office:value="-0.007004579" calcext:value-type="float">
            <text:p>-0.007004579</text:p>
          </table:table-cell>
          <table:table-cell office:value-type="float" office:value="-0.005998758" calcext:value-type="float">
            <text:p>-0.005998758</text:p>
          </table:table-cell>
          <table:table-cell office:value-type="float" office:value="-0.01145478" calcext:value-type="float">
            <text:p>-0.01145478</text:p>
          </table:table-cell>
          <table:table-cell office:value-type="float" office:value="-0.007033668" calcext:value-type="float">
            <text:p>-0.007033668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786.685" calcext:value-type="float">
            <text:p>1786.685</text:p>
          </table:table-cell>
          <table:table-cell office:value-type="float" office:value="0" calcext:value-type="float">
            <text:p>0</text:p>
          </table:table-cell>
          <table:table-cell office:value-type="float" office:value="-0.009733914" calcext:value-type="float">
            <text:p>-0.009733914</text:p>
          </table:table-cell>
          <table:table-cell office:value-type="float" office:value="-0.0006305667" calcext:value-type="float">
            <text:p>-0.00063056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9" calcext:value-type="float">
            <text:p>16101999</text:p>
          </table:table-cell>
          <table:table-cell office:value-type="float" office:value="734.5969" calcext:value-type="float">
            <text:p>734.5969</text:p>
          </table:table-cell>
          <table:table-cell office:value-type="float" office:value="177.9114" calcext:value-type="float">
            <text:p>177.9114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63.391" calcext:value-type="float">
            <text:p>1263.391</text:p>
          </table:table-cell>
          <table:table-cell office:value-type="float" office:value="510.8936" calcext:value-type="float">
            <text:p>510.8936</text:p>
          </table:table-cell>
          <table:table-cell office:value-type="float" office:value="0" calcext:value-type="float">
            <text:p>0</text:p>
          </table:table-cell>
          <table:table-cell office:value-type="float" office:value="0.2582605" calcext:value-type="float">
            <text:p>0.2582605</text:p>
          </table:table-cell>
          <table:table-cell office:value-type="float" office:value="0.3121964" calcext:value-type="float">
            <text:p>0.3121964</text:p>
          </table:table-cell>
          <table:table-cell office:value-type="float" office:value="0.3157178" calcext:value-type="float">
            <text:p>0.3157178</text:p>
          </table:table-cell>
          <table:table-cell office:value-type="float" office:value="0.319936" calcext:value-type="float">
            <text:p>0.319936</text:p>
          </table:table-cell>
          <table:table-cell office:value-type="float" office:value="0.3240766" calcext:value-type="float">
            <text:p>0.3240766</text:p>
          </table:table-cell>
          <table:table-cell office:value-type="float" office:value="0.3282649" calcext:value-type="float">
            <text:p>0.3282649</text:p>
          </table:table-cell>
          <table:table-cell office:value-type="float" office:value="0.3748984" calcext:value-type="float">
            <text:p>0.3748984</text:p>
          </table:table-cell>
          <table:table-cell office:value-type="float" office:value="0.3696696" calcext:value-type="float">
            <text:p>0.3696696</text:p>
          </table:table-cell>
          <table:table-cell office:value-type="float" office:value="0.3879878" calcext:value-type="float">
            <text:p>0.3879878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837E-015" calcext:value-type="float">
            <text:p>1.923837E-15</text:p>
          </table:table-cell>
          <table:table-cell office:value-type="float" office:value="1.90604E-015" calcext:value-type="float">
            <text:p>1.90604E-15</text:p>
          </table:table-cell>
          <table:table-cell office:value-type="float" office:value="9.773185E-016" calcext:value-type="float">
            <text:p>9.773185E-16</text:p>
          </table:table-cell>
          <table:table-cell office:value-type="float" office:value="9.881609E-016" calcext:value-type="float">
            <text:p>9.88160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134589" calcext:value-type="float">
            <text:p>-0.05134589</text:p>
          </table:table-cell>
          <table:table-cell office:value-type="float" office:value="-0.0144151" calcext:value-type="float">
            <text:p>-0.0144151</text:p>
          </table:table-cell>
          <table:table-cell office:value-type="float" office:value="-0.01334472" calcext:value-type="float">
            <text:p>-0.01334472</text:p>
          </table:table-cell>
          <table:table-cell office:value-type="float" office:value="-0.01218026" calcext:value-type="float">
            <text:p>-0.01218026</text:p>
          </table:table-cell>
          <table:table-cell office:value-type="float" office:value="-0.01114141" calcext:value-type="float">
            <text:p>-0.01114141</text:p>
          </table:table-cell>
          <table:table-cell office:value-type="float" office:value="-0.01018893" calcext:value-type="float">
            <text:p>-0.01018893</text:p>
          </table:table-cell>
          <table:table-cell office:value-type="float" office:value="-0.00873407" calcext:value-type="float">
            <text:p>-0.00873407</text:p>
          </table:table-cell>
          <table:table-cell office:value-type="float" office:value="-0.01109532" calcext:value-type="float">
            <text:p>-0.01109532</text:p>
          </table:table-cell>
          <table:table-cell office:value-type="float" office:value="-0.006989252" calcext:value-type="float">
            <text:p>-0.006989252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794.037" calcext:value-type="float">
            <text:p>1794.037</text:p>
          </table:table-cell>
          <table:table-cell office:value-type="float" office:value="0" calcext:value-type="float">
            <text:p>0</text:p>
          </table:table-cell>
          <table:table-cell office:value-type="float" office:value="-0.00972893" calcext:value-type="float">
            <text:p>-0.00972893</text:p>
          </table:table-cell>
          <table:table-cell office:value-type="float" office:value="-0.0006310819" calcext:value-type="float">
            <text:p>-0.00063108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9" calcext:value-type="float">
            <text:p>17101999</text:p>
          </table:table-cell>
          <table:table-cell office:value-type="float" office:value="735.697" calcext:value-type="float">
            <text:p>735.697</text:p>
          </table:table-cell>
          <table:table-cell office:value-type="float" office:value="178.7584" calcext:value-type="float">
            <text:p>178.7584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61.275" calcext:value-type="float">
            <text:p>1261.275</text:p>
          </table:table-cell>
          <table:table-cell office:value-type="float" office:value="513.2578" calcext:value-type="float">
            <text:p>513.2578</text:p>
          </table:table-cell>
          <table:table-cell office:value-type="float" office:value="0" calcext:value-type="float">
            <text:p>0</text:p>
          </table:table-cell>
          <table:table-cell office:value-type="float" office:value="0.3299887" calcext:value-type="float">
            <text:p>0.3299887</text:p>
          </table:table-cell>
          <table:table-cell office:value-type="float" office:value="0.306143" calcext:value-type="float">
            <text:p>0.306143</text:p>
          </table:table-cell>
          <table:table-cell office:value-type="float" office:value="0.3060542" calcext:value-type="float">
            <text:p>0.3060542</text:p>
          </table:table-cell>
          <table:table-cell office:value-type="float" office:value="0.3099126" calcext:value-type="float">
            <text:p>0.3099126</text:p>
          </table:table-cell>
          <table:table-cell office:value-type="float" office:value="0.3135899" calcext:value-type="float">
            <text:p>0.3135899</text:p>
          </table:table-cell>
          <table:table-cell office:value-type="float" office:value="0.3172317" calcext:value-type="float">
            <text:p>0.3172317</text:p>
          </table:table-cell>
          <table:table-cell office:value-type="float" office:value="0.3656912" calcext:value-type="float">
            <text:p>0.3656912</text:p>
          </table:table-cell>
          <table:table-cell office:value-type="float" office:value="0.3693821" calcext:value-type="float">
            <text:p>0.3693821</text:p>
          </table:table-cell>
          <table:table-cell office:value-type="float" office:value="0.3882059" calcext:value-type="float">
            <text:p>0.388205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3921E-015" calcext:value-type="float">
            <text:p>1.923921E-15</text:p>
          </table:table-cell>
          <table:table-cell office:value-type="float" office:value="1.906002E-015" calcext:value-type="float">
            <text:p>1.906002E-15</text:p>
          </table:table-cell>
          <table:table-cell office:value-type="float" office:value="9.773151E-016" calcext:value-type="float">
            <text:p>9.773151E-16</text:p>
          </table:table-cell>
          <table:table-cell office:value-type="float" office:value="9.881552E-016" calcext:value-type="float">
            <text:p>9.88155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194859" calcext:value-type="float">
            <text:p>-0.01194859</text:p>
          </table:table-cell>
          <table:table-cell office:value-type="float" office:value="-0.01734239" calcext:value-type="float">
            <text:p>-0.01734239</text:p>
          </table:table-cell>
          <table:table-cell office:value-type="float" office:value="-0.01660598" calcext:value-type="float">
            <text:p>-0.01660598</text:p>
          </table:table-cell>
          <table:table-cell office:value-type="float" office:value="-0.01520565" calcext:value-type="float">
            <text:p>-0.01520565</text:p>
          </table:table-cell>
          <table:table-cell office:value-type="float" office:value="-0.01401035" calcext:value-type="float">
            <text:p>-0.01401035</text:p>
          </table:table-cell>
          <table:table-cell office:value-type="float" office:value="-0.01292864" calcext:value-type="float">
            <text:p>-0.01292864</text:p>
          </table:table-cell>
          <table:table-cell office:value-type="float" office:value="-0.01111462" calcext:value-type="float">
            <text:p>-0.01111462</text:p>
          </table:table-cell>
          <table:table-cell office:value-type="float" office:value="-0.01117533" calcext:value-type="float">
            <text:p>-0.01117533</text:p>
          </table:table-cell>
          <table:table-cell office:value-type="float" office:value="-0.00695155" calcext:value-type="float">
            <text:p>-0.00695155</text:p>
          </table:table-cell>
          <table:table-cell office:value-type="float" office:value="-0.003763365" calcext:value-type="float">
            <text:p>-0.003763365</text:p>
          </table:table-cell>
          <table:table-cell office:value-type="float" office:value="1799.974" calcext:value-type="float">
            <text:p>1799.974</text:p>
          </table:table-cell>
          <table:table-cell office:value-type="float" office:value="0" calcext:value-type="float">
            <text:p>0</text:p>
          </table:table-cell>
          <table:table-cell office:value-type="float" office:value="-0.009732893" calcext:value-type="float">
            <text:p>-0.009732893</text:p>
          </table:table-cell>
          <table:table-cell office:value-type="float" office:value="-0.0006316168" calcext:value-type="float">
            <text:p>-0.00063161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9" calcext:value-type="float">
            <text:p>18101999</text:p>
          </table:table-cell>
          <table:table-cell office:value-type="float" office:value="735.897" calcext:value-type="float">
            <text:p>735.897</text:p>
          </table:table-cell>
          <table:table-cell office:value-type="float" office:value="180.0993" calcext:value-type="float">
            <text:p>180.0993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8.475" calcext:value-type="float">
            <text:p>1258.475</text:p>
          </table:table-cell>
          <table:table-cell office:value-type="float" office:value="514.9133" calcext:value-type="float">
            <text:p>514.9133</text:p>
          </table:table-cell>
          <table:table-cell office:value-type="float" office:value="0" calcext:value-type="float">
            <text:p>0</text:p>
          </table:table-cell>
          <table:table-cell office:value-type="float" office:value="0.1828157" calcext:value-type="float">
            <text:p>0.1828157</text:p>
          </table:table-cell>
          <table:table-cell office:value-type="float" office:value="0.3024878" calcext:value-type="float">
            <text:p>0.3024878</text:p>
          </table:table-cell>
          <table:table-cell office:value-type="float" office:value="0.3039804" calcext:value-type="float">
            <text:p>0.3039804</text:p>
          </table:table-cell>
          <table:table-cell office:value-type="float" office:value="0.3063254" calcext:value-type="float">
            <text:p>0.3063254</text:p>
          </table:table-cell>
          <table:table-cell office:value-type="float" office:value="0.3086933" calcext:value-type="float">
            <text:p>0.3086933</text:p>
          </table:table-cell>
          <table:table-cell office:value-type="float" office:value="0.3114035" calcext:value-type="float">
            <text:p>0.3114035</text:p>
          </table:table-cell>
          <table:table-cell office:value-type="float" office:value="0.3601338" calcext:value-type="float">
            <text:p>0.3601338</text:p>
          </table:table-cell>
          <table:table-cell office:value-type="float" office:value="0.3684817" calcext:value-type="float">
            <text:p>0.3684817</text:p>
          </table:table-cell>
          <table:table-cell office:value-type="float" office:value="0.3882458" calcext:value-type="float">
            <text:p>0.3882458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0877" calcext:value-type="float">
            <text:p>0.01390877</text:p>
          </table:table-cell>
          <table:table-cell office:value-type="float" office:value="1.905974E-015" calcext:value-type="float">
            <text:p>1.905974E-15</text:p>
          </table:table-cell>
          <table:table-cell office:value-type="float" office:value="9.773151E-016" calcext:value-type="float">
            <text:p>9.773151E-16</text:p>
          </table:table-cell>
          <table:table-cell office:value-type="float" office:value="9.881486E-016" calcext:value-type="float">
            <text:p>9.8814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392195" calcext:value-type="float">
            <text:p>-0.392195</text:p>
          </table:table-cell>
          <table:table-cell office:value-type="float" office:value="-0.01800347" calcext:value-type="float">
            <text:p>-0.01800347</text:p>
          </table:table-cell>
          <table:table-cell office:value-type="float" office:value="-0.01739528" calcext:value-type="float">
            <text:p>-0.01739528</text:p>
          </table:table-cell>
          <table:table-cell office:value-type="float" office:value="-0.01649494" calcext:value-type="float">
            <text:p>-0.01649494</text:p>
          </table:table-cell>
          <table:table-cell office:value-type="float" office:value="-0.01563883" calcext:value-type="float">
            <text:p>-0.01563883</text:p>
          </table:table-cell>
          <table:table-cell office:value-type="float" office:value="-0.01471563" calcext:value-type="float">
            <text:p>-0.01471563</text:p>
          </table:table-cell>
          <table:table-cell office:value-type="float" office:value="-0.01289008" calcext:value-type="float">
            <text:p>-0.01289008</text:p>
          </table:table-cell>
          <table:table-cell office:value-type="float" office:value="-0.01143935" calcext:value-type="float">
            <text:p>-0.01143935</text:p>
          </table:table-cell>
          <table:table-cell office:value-type="float" office:value="-0.006944365" calcext:value-type="float">
            <text:p>-0.006944365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805.174" calcext:value-type="float">
            <text:p>1805.174</text:p>
          </table:table-cell>
          <table:table-cell office:value-type="float" office:value="0" calcext:value-type="float">
            <text:p>0</text:p>
          </table:table-cell>
          <table:table-cell office:value-type="float" office:value="-0.0137559" calcext:value-type="float">
            <text:p>-0.0137559</text:p>
          </table:table-cell>
          <table:table-cell office:value-type="float" office:value="-0.0006209048" calcext:value-type="float">
            <text:p>-0.00062090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9" calcext:value-type="float">
            <text:p>19101999</text:p>
          </table:table-cell>
          <table:table-cell office:value-type="float" office:value="735.897" calcext:value-type="float">
            <text:p>735.897</text:p>
          </table:table-cell>
          <table:table-cell office:value-type="float" office:value="181.2243" calcext:value-type="float">
            <text:p>181.2243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6.367" calcext:value-type="float">
            <text:p>1256.367</text:p>
          </table:table-cell>
          <table:table-cell office:value-type="float" office:value="515.8924" calcext:value-type="float">
            <text:p>515.8924</text:p>
          </table:table-cell>
          <table:table-cell office:value-type="float" office:value="0" calcext:value-type="float">
            <text:p>0</text:p>
          </table:table-cell>
          <table:table-cell office:value-type="float" office:value="0.08558523" calcext:value-type="float">
            <text:p>0.08558523</text:p>
          </table:table-cell>
          <table:table-cell office:value-type="float" office:value="0.3012781" calcext:value-type="float">
            <text:p>0.3012781</text:p>
          </table:table-cell>
          <table:table-cell office:value-type="float" office:value="0.3021287" calcext:value-type="float">
            <text:p>0.3021287</text:p>
          </table:table-cell>
          <table:table-cell office:value-type="float" office:value="0.3038203" calcext:value-type="float">
            <text:p>0.3038203</text:p>
          </table:table-cell>
          <table:table-cell office:value-type="float" office:value="0.3058108" calcext:value-type="float">
            <text:p>0.3058108</text:p>
          </table:table-cell>
          <table:table-cell office:value-type="float" office:value="0.3081428" calcext:value-type="float">
            <text:p>0.3081428</text:p>
          </table:table-cell>
          <table:table-cell office:value-type="float" office:value="0.3569618" calcext:value-type="float">
            <text:p>0.3569618</text:p>
          </table:table-cell>
          <table:table-cell office:value-type="float" office:value="0.367384" calcext:value-type="float">
            <text:p>0.367384</text:p>
          </table:table-cell>
          <table:table-cell office:value-type="float" office:value="0.3882344" calcext:value-type="float">
            <text:p>0.3882344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127E-015" calcext:value-type="float">
            <text:p>1.931127E-15</text:p>
          </table:table-cell>
          <table:table-cell office:value-type="float" office:value="1.905949E-015" calcext:value-type="float">
            <text:p>1.905949E-15</text:p>
          </table:table-cell>
          <table:table-cell office:value-type="float" office:value="9.773144E-016" calcext:value-type="float">
            <text:p>9.773144E-16</text:p>
          </table:table-cell>
          <table:table-cell office:value-type="float" office:value="9.88143E-016" calcext:value-type="float">
            <text:p>9.8814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25554" calcext:value-type="float">
            <text:p>-44.25554</text:p>
          </table:table-cell>
          <table:table-cell office:value-type="float" office:value="-0.01851312" calcext:value-type="float">
            <text:p>-0.01851312</text:p>
          </table:table-cell>
          <table:table-cell office:value-type="float" office:value="-0.0181562" calcext:value-type="float">
            <text:p>-0.0181562</text:p>
          </table:table-cell>
          <table:table-cell office:value-type="float" office:value="-0.01747026" calcext:value-type="float">
            <text:p>-0.01747026</text:p>
          </table:table-cell>
          <table:table-cell office:value-type="float" office:value="-0.01669716" calcext:value-type="float">
            <text:p>-0.01669716</text:p>
          </table:table-cell>
          <table:table-cell office:value-type="float" office:value="-0.01583572" calcext:value-type="float">
            <text:p>-0.01583572</text:p>
          </table:table-cell>
          <table:table-cell office:value-type="float" office:value="-0.01404384" calcext:value-type="float">
            <text:p>-0.01404384</text:p>
          </table:table-cell>
          <table:table-cell office:value-type="float" office:value="-0.01177144" calcext:value-type="float">
            <text:p>-0.01177144</text:p>
          </table:table-cell>
          <table:table-cell office:value-type="float" office:value="-0.006946371" calcext:value-type="float">
            <text:p>-0.006946371</text:p>
          </table:table-cell>
          <table:table-cell office:value-type="float" office:value="-0.003763399" calcext:value-type="float">
            <text:p>-0.003763399</text:p>
          </table:table-cell>
          <table:table-cell office:value-type="float" office:value="1809.69" calcext:value-type="float">
            <text:p>1809.69</text:p>
          </table:table-cell>
          <table:table-cell office:value-type="float" office:value="0" calcext:value-type="float">
            <text:p>0</text:p>
          </table:table-cell>
          <table:table-cell office:value-type="float" office:value="-0.009735622" calcext:value-type="float">
            <text:p>-0.009735622</text:p>
          </table:table-cell>
          <table:table-cell office:value-type="float" office:value="-0.0006322795" calcext:value-type="float">
            <text:p>-0.00063227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9" calcext:value-type="float">
            <text:p>20101999</text:p>
          </table:table-cell>
          <table:table-cell office:value-type="float" office:value="736.6969" calcext:value-type="float">
            <text:p>736.6969</text:p>
          </table:table-cell>
          <table:table-cell office:value-type="float" office:value="181.9467" calcext:value-type="float">
            <text:p>181.9467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5.801" calcext:value-type="float">
            <text:p>1255.801</text:p>
          </table:table-cell>
          <table:table-cell office:value-type="float" office:value="516.5305" calcext:value-type="float">
            <text:p>516.5305</text:p>
          </table:table-cell>
          <table:table-cell office:value-type="float" office:value="0" calcext:value-type="float">
            <text:p>0</text:p>
          </table:table-cell>
          <table:table-cell office:value-type="float" office:value="0.09428001" calcext:value-type="float">
            <text:p>0.09428001</text:p>
          </table:table-cell>
          <table:table-cell office:value-type="float" office:value="0.3002601" calcext:value-type="float">
            <text:p>0.3002601</text:p>
          </table:table-cell>
          <table:table-cell office:value-type="float" office:value="0.301098" calcext:value-type="float">
            <text:p>0.301098</text:p>
          </table:table-cell>
          <table:table-cell office:value-type="float" office:value="0.3026163" calcext:value-type="float">
            <text:p>0.3026163</text:p>
          </table:table-cell>
          <table:table-cell office:value-type="float" office:value="0.3043727" calcext:value-type="float">
            <text:p>0.3043727</text:p>
          </table:table-cell>
          <table:table-cell office:value-type="float" office:value="0.3064471" calcext:value-type="float">
            <text:p>0.3064471</text:p>
          </table:table-cell>
          <table:table-cell office:value-type="float" office:value="0.3549787" calcext:value-type="float">
            <text:p>0.3549787</text:p>
          </table:table-cell>
          <table:table-cell office:value-type="float" office:value="0.3662841" calcext:value-type="float">
            <text:p>0.3662841</text:p>
          </table:table-cell>
          <table:table-cell office:value-type="float" office:value="0.3882314" calcext:value-type="float">
            <text:p>0.388231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184E-015" calcext:value-type="float">
            <text:p>1.931184E-15</text:p>
          </table:table-cell>
          <table:table-cell office:value-type="float" office:value="1.905923E-015" calcext:value-type="float">
            <text:p>1.905923E-15</text:p>
          </table:table-cell>
          <table:table-cell office:value-type="float" office:value="9.77315E-016" calcext:value-type="float">
            <text:p>9.77315E-16</text:p>
          </table:table-cell>
          <table:table-cell office:value-type="float" office:value="9.881364E-016" calcext:value-type="float">
            <text:p>9.88136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4.54458" calcext:value-type="float">
            <text:p>-24.54458</text:p>
          </table:table-cell>
          <table:table-cell office:value-type="float" office:value="-0.0189554" calcext:value-type="float">
            <text:p>-0.0189554</text:p>
          </table:table-cell>
          <table:table-cell office:value-type="float" office:value="-0.01859419" calcext:value-type="float">
            <text:p>-0.01859419</text:p>
          </table:table-cell>
          <table:table-cell office:value-type="float" office:value="-0.01796078" calcext:value-type="float">
            <text:p>-0.01796078</text:p>
          </table:table-cell>
          <table:table-cell office:value-type="float" office:value="-0.01725535" calcext:value-type="float">
            <text:p>-0.01725535</text:p>
          </table:table-cell>
          <table:table-cell office:value-type="float" office:value="-0.01645831" calcext:value-type="float">
            <text:p>-0.01645831</text:p>
          </table:table-cell>
          <table:table-cell office:value-type="float" office:value="-0.01482205" calcext:value-type="float">
            <text:p>-0.01482205</text:p>
          </table:table-cell>
          <table:table-cell office:value-type="float" office:value="-0.0121156" calcext:value-type="float">
            <text:p>-0.0121156</text:p>
          </table:table-cell>
          <table:table-cell office:value-type="float" office:value="-0.006946872" calcext:value-type="float">
            <text:p>-0.006946872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813.873" calcext:value-type="float">
            <text:p>1813.873</text:p>
          </table:table-cell>
          <table:table-cell office:value-type="float" office:value="0" calcext:value-type="float">
            <text:p>0</text:p>
          </table:table-cell>
          <table:table-cell office:value-type="float" office:value="-0.009734104" calcext:value-type="float">
            <text:p>-0.009734104</text:p>
          </table:table-cell>
          <table:table-cell office:value-type="float" office:value="-0.0006325675" calcext:value-type="float">
            <text:p>-0.00063256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9" calcext:value-type="float">
            <text:p>21101999</text:p>
          </table:table-cell>
          <table:table-cell office:value-type="float" office:value="736.7968" calcext:value-type="float">
            <text:p>736.7968</text:p>
          </table:table-cell>
          <table:table-cell office:value-type="float" office:value="182.1236" calcext:value-type="float">
            <text:p>182.1236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5.32" calcext:value-type="float">
            <text:p>1255.32</text:p>
          </table:table-cell>
          <table:table-cell office:value-type="float" office:value="516.9328" calcext:value-type="float">
            <text:p>516.9328</text:p>
          </table:table-cell>
          <table:table-cell office:value-type="float" office:value="0" calcext:value-type="float">
            <text:p>0</text:p>
          </table:table-cell>
          <table:table-cell office:value-type="float" office:value="0.08719443" calcext:value-type="float">
            <text:p>0.08719443</text:p>
          </table:table-cell>
          <table:table-cell office:value-type="float" office:value="0.3001229" calcext:value-type="float">
            <text:p>0.3001229</text:p>
          </table:table-cell>
          <table:table-cell office:value-type="float" office:value="0.300897" calcext:value-type="float">
            <text:p>0.300897</text:p>
          </table:table-cell>
          <table:table-cell office:value-type="float" office:value="0.3020822" calcext:value-type="float">
            <text:p>0.3020822</text:p>
          </table:table-cell>
          <table:table-cell office:value-type="float" office:value="0.3036424" calcext:value-type="float">
            <text:p>0.3036424</text:p>
          </table:table-cell>
          <table:table-cell office:value-type="float" office:value="0.305563" calcext:value-type="float">
            <text:p>0.305563</text:p>
          </table:table-cell>
          <table:table-cell office:value-type="float" office:value="0.3537472" calcext:value-type="float">
            <text:p>0.3537472</text:p>
          </table:table-cell>
          <table:table-cell office:value-type="float" office:value="0.3652987" calcext:value-type="float">
            <text:p>0.3652987</text:p>
          </table:table-cell>
          <table:table-cell office:value-type="float" office:value="0.3882312" calcext:value-type="float">
            <text:p>0.3882312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245E-015" calcext:value-type="float">
            <text:p>1.931245E-15</text:p>
          </table:table-cell>
          <table:table-cell office:value-type="float" office:value="1.905895E-015" calcext:value-type="float">
            <text:p>1.905895E-15</text:p>
          </table:table-cell>
          <table:table-cell office:value-type="float" office:value="9.773147E-016" calcext:value-type="float">
            <text:p>9.773147E-16</text:p>
          </table:table-cell>
          <table:table-cell office:value-type="float" office:value="9.8813E-016" calcext:value-type="float">
            <text:p>9.881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0.04219" calcext:value-type="float">
            <text:p>-40.04219</text:p>
          </table:table-cell>
          <table:table-cell office:value-type="float" office:value="-0.01901702" calcext:value-type="float">
            <text:p>-0.01901702</text:p>
          </table:table-cell>
          <table:table-cell office:value-type="float" office:value="-0.01868306" calcext:value-type="float">
            <text:p>-0.01868306</text:p>
          </table:table-cell>
          <table:table-cell office:value-type="float" office:value="-0.01818505" calcext:value-type="float">
            <text:p>-0.01818505</text:p>
          </table:table-cell>
          <table:table-cell office:value-type="float" office:value="-0.01754765" calcext:value-type="float">
            <text:p>-0.01754765</text:p>
          </table:table-cell>
          <table:table-cell office:value-type="float" office:value="-0.01679286" calcext:value-type="float">
            <text:p>-0.01679286</text:p>
          </table:table-cell>
          <table:table-cell office:value-type="float" office:value="-0.01532952" calcext:value-type="float">
            <text:p>-0.01532952</text:p>
          </table:table-cell>
          <table:table-cell office:value-type="float" office:value="-0.01243361" calcext:value-type="float">
            <text:p>-0.01243361</text:p>
          </table:table-cell>
          <table:table-cell office:value-type="float" office:value="-0.006946872" calcext:value-type="float">
            <text:p>-0.006946872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817.832" calcext:value-type="float">
            <text:p>1817.832</text:p>
          </table:table-cell>
          <table:table-cell office:value-type="float" office:value="0" calcext:value-type="float">
            <text:p>0</text:p>
          </table:table-cell>
          <table:table-cell office:value-type="float" office:value="-0.00973325" calcext:value-type="float">
            <text:p>-0.00973325</text:p>
          </table:table-cell>
          <table:table-cell office:value-type="float" office:value="-0.0006328608" calcext:value-type="float">
            <text:p>-0.00063286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9" calcext:value-type="float">
            <text:p>22101999</text:p>
          </table:table-cell>
          <table:table-cell office:value-type="float" office:value="737.7969" calcext:value-type="float">
            <text:p>737.7969</text:p>
          </table:table-cell>
          <table:table-cell office:value-type="float" office:value="182.2549" calcext:value-type="float">
            <text:p>182.2549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5.916" calcext:value-type="float">
            <text:p>1255.916</text:p>
          </table:table-cell>
          <table:table-cell office:value-type="float" office:value="517.1985" calcext:value-type="float">
            <text:p>517.1985</text:p>
          </table:table-cell>
          <table:table-cell office:value-type="float" office:value="0" calcext:value-type="float">
            <text:p>0</text:p>
          </table:table-cell>
          <table:table-cell office:value-type="float" office:value="0.1771524" calcext:value-type="float">
            <text:p>0.1771524</text:p>
          </table:table-cell>
          <table:table-cell office:value-type="float" office:value="0.2993456" calcext:value-type="float">
            <text:p>0.2993456</text:p>
          </table:table-cell>
          <table:table-cell office:value-type="float" office:value="0.3004856" calcext:value-type="float">
            <text:p>0.3004856</text:p>
          </table:table-cell>
          <table:table-cell office:value-type="float" office:value="0.3019674" calcext:value-type="float">
            <text:p>0.3019674</text:p>
          </table:table-cell>
          <table:table-cell office:value-type="float" office:value="0.3033198" calcext:value-type="float">
            <text:p>0.3033198</text:p>
          </table:table-cell>
          <table:table-cell office:value-type="float" office:value="0.3050008" calcext:value-type="float">
            <text:p>0.3050008</text:p>
          </table:table-cell>
          <table:table-cell office:value-type="float" office:value="0.3530403" calcext:value-type="float">
            <text:p>0.3530403</text:p>
          </table:table-cell>
          <table:table-cell office:value-type="float" office:value="0.3644882" calcext:value-type="float">
            <text:p>0.3644882</text:p>
          </table:table-cell>
          <table:table-cell office:value-type="float" office:value="0.3882095" calcext:value-type="float">
            <text:p>0.3882095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308E-015" calcext:value-type="float">
            <text:p>1.931308E-15</text:p>
          </table:table-cell>
          <table:table-cell office:value-type="float" office:value="1.905872E-015" calcext:value-type="float">
            <text:p>1.905872E-15</text:p>
          </table:table-cell>
          <table:table-cell office:value-type="float" office:value="9.773143E-016" calcext:value-type="float">
            <text:p>9.773143E-16</text:p>
          </table:table-cell>
          <table:table-cell office:value-type="float" office:value="9.881241E-016" calcext:value-type="float">
            <text:p>9.88124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155288" calcext:value-type="float">
            <text:p>-0.5155288</text:p>
          </table:table-cell>
          <table:table-cell office:value-type="float" office:value="-0.01936141" calcext:value-type="float">
            <text:p>-0.01936141</text:p>
          </table:table-cell>
          <table:table-cell office:value-type="float" office:value="-0.01885881" calcext:value-type="float">
            <text:p>-0.01885881</text:p>
          </table:table-cell>
          <table:table-cell office:value-type="float" office:value="-0.01823286" calcext:value-type="float">
            <text:p>-0.01823286</text:p>
          </table:table-cell>
          <table:table-cell office:value-type="float" office:value="-0.01767818" calcext:value-type="float">
            <text:p>-0.01767818</text:p>
          </table:table-cell>
          <table:table-cell office:value-type="float" office:value="-0.01700951" calcext:value-type="float">
            <text:p>-0.01700951</text:p>
          </table:table-cell>
          <table:table-cell office:value-type="float" office:value="-0.0156296" calcext:value-type="float">
            <text:p>-0.0156296</text:p>
          </table:table-cell>
          <table:table-cell office:value-type="float" office:value="-0.01270238" calcext:value-type="float">
            <text:p>-0.01270238</text:p>
          </table:table-cell>
          <table:table-cell office:value-type="float" office:value="-0.00695054" calcext:value-type="float">
            <text:p>-0.00695054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821.657" calcext:value-type="float">
            <text:p>1821.657</text:p>
          </table:table-cell>
          <table:table-cell office:value-type="float" office:value="0" calcext:value-type="float">
            <text:p>0</text:p>
          </table:table-cell>
          <table:table-cell office:value-type="float" office:value="-0.009733487" calcext:value-type="float">
            <text:p>-0.009733487</text:p>
          </table:table-cell>
          <table:table-cell office:value-type="float" office:value="-0.0006331965" calcext:value-type="float">
            <text:p>-0.00063319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9" calcext:value-type="float">
            <text:p>23101999</text:p>
          </table:table-cell>
          <table:table-cell office:value-type="float" office:value="742.8967" calcext:value-type="float">
            <text:p>742.8967</text:p>
          </table:table-cell>
          <table:table-cell office:value-type="float" office:value="182.3742" calcext:value-type="float">
            <text:p>182.3742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60.498" calcext:value-type="float">
            <text:p>1260.498</text:p>
          </table:table-cell>
          <table:table-cell office:value-type="float" office:value="517.5917" calcext:value-type="float">
            <text:p>517.5917</text:p>
          </table:table-cell>
          <table:table-cell office:value-type="float" office:value="0" calcext:value-type="float">
            <text:p>0</text:p>
          </table:table-cell>
          <table:table-cell office:value-type="float" office:value="0.3534214" calcext:value-type="float">
            <text:p>0.3534214</text:p>
          </table:table-cell>
          <table:table-cell office:value-type="float" office:value="0.3483677" calcext:value-type="float">
            <text:p>0.3483677</text:p>
          </table:table-cell>
          <table:table-cell office:value-type="float" office:value="0.3357504" calcext:value-type="float">
            <text:p>0.3357504</text:p>
          </table:table-cell>
          <table:table-cell office:value-type="float" office:value="0.3105719" calcext:value-type="float">
            <text:p>0.3105719</text:p>
          </table:table-cell>
          <table:table-cell office:value-type="float" office:value="0.3042753" calcext:value-type="float">
            <text:p>0.3042753</text:p>
          </table:table-cell>
          <table:table-cell office:value-type="float" office:value="0.3048631" calcext:value-type="float">
            <text:p>0.3048631</text:p>
          </table:table-cell>
          <table:table-cell office:value-type="float" office:value="0.3528914" calcext:value-type="float">
            <text:p>0.3528914</text:p>
          </table:table-cell>
          <table:table-cell office:value-type="float" office:value="0.3638782" calcext:value-type="float">
            <text:p>0.3638782</text:p>
          </table:table-cell>
          <table:table-cell office:value-type="float" office:value="0.3881539" calcext:value-type="float">
            <text:p>0.3881539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361E-015" calcext:value-type="float">
            <text:p>1.931361E-15</text:p>
          </table:table-cell>
          <table:table-cell office:value-type="float" office:value="1.905846E-015" calcext:value-type="float">
            <text:p>1.905846E-15</text:p>
          </table:table-cell>
          <table:table-cell office:value-type="float" office:value="9.773146E-016" calcext:value-type="float">
            <text:p>9.773146E-16</text:p>
          </table:table-cell>
          <table:table-cell office:value-type="float" office:value="9.881171E-016" calcext:value-type="float">
            <text:p>9.88117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811526" calcext:value-type="float">
            <text:p>-0.005811526</text:p>
          </table:table-cell>
          <table:table-cell office:value-type="float" office:value="-0.006477648" calcext:value-type="float">
            <text:p>-0.006477648</text:p>
          </table:table-cell>
          <table:table-cell office:value-type="float" office:value="-0.008752569" calcext:value-type="float">
            <text:p>-0.008752569</text:p>
          </table:table-cell>
          <table:table-cell office:value-type="float" office:value="-0.01518816" calcext:value-type="float">
            <text:p>-0.01518816</text:p>
          </table:table-cell>
          <table:table-cell office:value-type="float" office:value="-0.01734333" calcext:value-type="float">
            <text:p>-0.01734333</text:p>
          </table:table-cell>
          <table:table-cell office:value-type="float" office:value="-0.01707072" calcext:value-type="float">
            <text:p>-0.01707072</text:p>
          </table:table-cell>
          <table:table-cell office:value-type="float" office:value="-0.01569298" calcext:value-type="float">
            <text:p>-0.01569298</text:p>
          </table:table-cell>
          <table:table-cell office:value-type="float" office:value="-0.01290894" calcext:value-type="float">
            <text:p>-0.01290894</text:p>
          </table:table-cell>
          <table:table-cell office:value-type="float" office:value="-0.006960052" calcext:value-type="float">
            <text:p>-0.006960052</text:p>
          </table:table-cell>
          <table:table-cell office:value-type="float" office:value="-0.003763376" calcext:value-type="float">
            <text:p>-0.003763376</text:p>
          </table:table-cell>
          <table:table-cell office:value-type="float" office:value="1825.599" calcext:value-type="float">
            <text:p>1825.599</text:p>
          </table:table-cell>
          <table:table-cell office:value-type="float" office:value="0" calcext:value-type="float">
            <text:p>0</text:p>
          </table:table-cell>
          <table:table-cell office:value-type="float" office:value="-0.009733654" calcext:value-type="float">
            <text:p>-0.009733654</text:p>
          </table:table-cell>
          <table:table-cell office:value-type="float" office:value="-0.0006335391" calcext:value-type="float">
            <text:p>-0.000633539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9" calcext:value-type="float">
            <text:p>24101999</text:p>
          </table:table-cell>
          <table:table-cell office:value-type="float" office:value="742.9966" calcext:value-type="float">
            <text:p>742.9966</text:p>
          </table:table-cell>
          <table:table-cell office:value-type="float" office:value="183.3264" calcext:value-type="float">
            <text:p>183.3264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7.931" calcext:value-type="float">
            <text:p>1257.931</text:p>
          </table:table-cell>
          <table:table-cell office:value-type="float" office:value="519.3046" calcext:value-type="float">
            <text:p>519.3046</text:p>
          </table:table-cell>
          <table:table-cell office:value-type="float" office:value="0" calcext:value-type="float">
            <text:p>0</text:p>
          </table:table-cell>
          <table:table-cell office:value-type="float" office:value="0.2739191" calcext:value-type="float">
            <text:p>0.2739191</text:p>
          </table:table-cell>
          <table:table-cell office:value-type="float" office:value="0.3006667" calcext:value-type="float">
            <text:p>0.3006667</text:p>
          </table:table-cell>
          <table:table-cell office:value-type="float" office:value="0.3063339" calcext:value-type="float">
            <text:p>0.3063339</text:p>
          </table:table-cell>
          <table:table-cell office:value-type="float" office:value="0.3087965" calcext:value-type="float">
            <text:p>0.3087965</text:p>
          </table:table-cell>
          <table:table-cell office:value-type="float" office:value="0.3084985" calcext:value-type="float">
            <text:p>0.3084985</text:p>
          </table:table-cell>
          <table:table-cell office:value-type="float" office:value="0.308053" calcext:value-type="float">
            <text:p>0.308053</text:p>
          </table:table-cell>
          <table:table-cell office:value-type="float" office:value="0.3531822" calcext:value-type="float">
            <text:p>0.3531822</text:p>
          </table:table-cell>
          <table:table-cell office:value-type="float" office:value="0.3634349" calcext:value-type="float">
            <text:p>0.3634349</text:p>
          </table:table-cell>
          <table:table-cell office:value-type="float" office:value="0.3880813" calcext:value-type="float">
            <text:p>0.3880813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3279" calcext:value-type="float">
            <text:p>0.02333279</text:p>
          </table:table-cell>
          <table:table-cell office:value-type="float" office:value="1.905819E-015" calcext:value-type="float">
            <text:p>1.905819E-15</text:p>
          </table:table-cell>
          <table:table-cell office:value-type="float" office:value="9.773133E-016" calcext:value-type="float">
            <text:p>9.773133E-16</text:p>
          </table:table-cell>
          <table:table-cell office:value-type="float" office:value="9.881122E-016" calcext:value-type="float">
            <text:p>9.88112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435507" calcext:value-type="float">
            <text:p>-0.03435507</text:p>
          </table:table-cell>
          <table:table-cell office:value-type="float" office:value="-0.01868182" calcext:value-type="float">
            <text:p>-0.01868182</text:p>
          </table:table-cell>
          <table:table-cell office:value-type="float" office:value="-0.01643411" calcext:value-type="float">
            <text:p>-0.01643411</text:p>
          </table:table-cell>
          <table:table-cell office:value-type="float" office:value="-0.0155766" calcext:value-type="float">
            <text:p>-0.0155766</text:p>
          </table:table-cell>
          <table:table-cell office:value-type="float" office:value="-0.01570474" calcext:value-type="float">
            <text:p>-0.01570474</text:p>
          </table:table-cell>
          <table:table-cell office:value-type="float" office:value="-0.01587466" calcext:value-type="float">
            <text:p>-0.01587466</text:p>
          </table:table-cell>
          <table:table-cell office:value-type="float" office:value="-0.01557423" calcext:value-type="float">
            <text:p>-0.01557423</text:p>
          </table:table-cell>
          <table:table-cell office:value-type="float" office:value="-0.01306156" calcext:value-type="float">
            <text:p>-0.01306156</text:p>
          </table:table-cell>
          <table:table-cell office:value-type="float" office:value="-0.006972531" calcext:value-type="float">
            <text:p>-0.006972531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1830.891" calcext:value-type="float">
            <text:p>1830.891</text:p>
          </table:table-cell>
          <table:table-cell office:value-type="float" office:value="0" calcext:value-type="float">
            <text:p>0</text:p>
          </table:table-cell>
          <table:table-cell office:value-type="float" office:value="-0.01368195" calcext:value-type="float">
            <text:p>-0.01368195</text:p>
          </table:table-cell>
          <table:table-cell office:value-type="float" office:value="-0.0006151808" calcext:value-type="float">
            <text:p>-0.00061518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9" calcext:value-type="float">
            <text:p>25101999</text:p>
          </table:table-cell>
          <table:table-cell office:value-type="float" office:value="742.9966" calcext:value-type="float">
            <text:p>742.9966</text:p>
          </table:table-cell>
          <table:table-cell office:value-type="float" office:value="183.9121" calcext:value-type="float">
            <text:p>183.9121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6.737" calcext:value-type="float">
            <text:p>1256.737</text:p>
          </table:table-cell>
          <table:table-cell office:value-type="float" office:value="519.9106" calcext:value-type="float">
            <text:p>519.9106</text:p>
          </table:table-cell>
          <table:table-cell office:value-type="float" office:value="0" calcext:value-type="float">
            <text:p>0</text:p>
          </table:table-cell>
          <table:table-cell office:value-type="float" office:value="0.2804785" calcext:value-type="float">
            <text:p>0.2804785</text:p>
          </table:table-cell>
          <table:table-cell office:value-type="float" office:value="0.2935162" calcext:value-type="float">
            <text:p>0.2935162</text:p>
          </table:table-cell>
          <table:table-cell office:value-type="float" office:value="0.2986371" calcext:value-type="float">
            <text:p>0.2986371</text:p>
          </table:table-cell>
          <table:table-cell office:value-type="float" office:value="0.3025655" calcext:value-type="float">
            <text:p>0.3025655</text:p>
          </table:table-cell>
          <table:table-cell office:value-type="float" office:value="0.3046689" calcext:value-type="float">
            <text:p>0.3046689</text:p>
          </table:table-cell>
          <table:table-cell office:value-type="float" office:value="0.3062846" calcext:value-type="float">
            <text:p>0.3062846</text:p>
          </table:table-cell>
          <table:table-cell office:value-type="float" office:value="0.3532464" calcext:value-type="float">
            <text:p>0.3532464</text:p>
          </table:table-cell>
          <table:table-cell office:value-type="float" office:value="0.3631225" calcext:value-type="float">
            <text:p>0.3631225</text:p>
          </table:table-cell>
          <table:table-cell office:value-type="float" office:value="0.3880035" calcext:value-type="float">
            <text:p>0.3880035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7638" calcext:value-type="float">
            <text:p>0.01327638</text:p>
          </table:table-cell>
          <table:table-cell office:value-type="float" office:value="1.905801E-015" calcext:value-type="float">
            <text:p>1.905801E-15</text:p>
          </table:table-cell>
          <table:table-cell office:value-type="float" office:value="9.773086E-016" calcext:value-type="float">
            <text:p>9.773086E-16</text:p>
          </table:table-cell>
          <table:table-cell office:value-type="float" office:value="9.881117E-016" calcext:value-type="float">
            <text:p>9.88111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998744" calcext:value-type="float">
            <text:p>-0.02998744</text:p>
          </table:table-cell>
          <table:table-cell office:value-type="float" office:value="-0.02212755" calcext:value-type="float">
            <text:p>-0.02212755</text:p>
          </table:table-cell>
          <table:table-cell office:value-type="float" office:value="-0.01966078" calcext:value-type="float">
            <text:p>-0.01966078</text:p>
          </table:table-cell>
          <table:table-cell office:value-type="float" office:value="-0.01796953" calcext:value-type="float">
            <text:p>-0.01796953</text:p>
          </table:table-cell>
          <table:table-cell office:value-type="float" office:value="-0.01713278" calcext:value-type="float">
            <text:p>-0.01713278</text:p>
          </table:table-cell>
          <table:table-cell office:value-type="float" office:value="-0.01651592" calcext:value-type="float">
            <text:p>-0.01651592</text:p>
          </table:table-cell>
          <table:table-cell office:value-type="float" office:value="-0.01554238" calcext:value-type="float">
            <text:p>-0.01554238</text:p>
          </table:table-cell>
          <table:table-cell office:value-type="float" office:value="-0.01317014" calcext:value-type="float">
            <text:p>-0.01317014</text:p>
          </table:table-cell>
          <table:table-cell office:value-type="float" office:value="-0.006985947" calcext:value-type="float">
            <text:p>-0.006985947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835.063" calcext:value-type="float">
            <text:p>1835.063</text:p>
          </table:table-cell>
          <table:table-cell office:value-type="float" office:value="0" calcext:value-type="float">
            <text:p>0</text:p>
          </table:table-cell>
          <table:table-cell office:value-type="float" office:value="-0.01195027" calcext:value-type="float">
            <text:p>-0.01195027</text:p>
          </table:table-cell>
          <table:table-cell office:value-type="float" office:value="-0.0006234499" calcext:value-type="float">
            <text:p>-0.00062344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9" calcext:value-type="float">
            <text:p>26101999</text:p>
          </table:table-cell>
          <table:table-cell office:value-type="float" office:value="744.1966" calcext:value-type="float">
            <text:p>744.1966</text:p>
          </table:table-cell>
          <table:table-cell office:value-type="float" office:value="184.5127" calcext:value-type="float">
            <text:p>184.5127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7.119" calcext:value-type="float">
            <text:p>1257.119</text:p>
          </table:table-cell>
          <table:table-cell office:value-type="float" office:value="520.1321" calcext:value-type="float">
            <text:p>520.1321</text:p>
          </table:table-cell>
          <table:table-cell office:value-type="float" office:value="0" calcext:value-type="float">
            <text:p>0</text:p>
          </table:table-cell>
          <table:table-cell office:value-type="float" office:value="0.305143" calcext:value-type="float">
            <text:p>0.305143</text:p>
          </table:table-cell>
          <table:table-cell office:value-type="float" office:value="0.3052072" calcext:value-type="float">
            <text:p>0.3052072</text:p>
          </table:table-cell>
          <table:table-cell office:value-type="float" office:value="0.3046721" calcext:value-type="float">
            <text:p>0.3046721</text:p>
          </table:table-cell>
          <table:table-cell office:value-type="float" office:value="0.3030381" calcext:value-type="float">
            <text:p>0.3030381</text:p>
          </table:table-cell>
          <table:table-cell office:value-type="float" office:value="0.3034125" calcext:value-type="float">
            <text:p>0.3034125</text:p>
          </table:table-cell>
          <table:table-cell office:value-type="float" office:value="0.3049453" calcext:value-type="float">
            <text:p>0.3049453</text:p>
          </table:table-cell>
          <table:table-cell office:value-type="float" office:value="0.3527294" calcext:value-type="float">
            <text:p>0.3527294</text:p>
          </table:table-cell>
          <table:table-cell office:value-type="float" office:value="0.3628876" calcext:value-type="float">
            <text:p>0.3628876</text:p>
          </table:table-cell>
          <table:table-cell office:value-type="float" office:value="0.3879282" calcext:value-type="float">
            <text:p>0.3879282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135E-015" calcext:value-type="float">
            <text:p>1.951135E-15</text:p>
          </table:table-cell>
          <table:table-cell office:value-type="float" office:value="1.905778E-015" calcext:value-type="float">
            <text:p>1.905778E-15</text:p>
          </table:table-cell>
          <table:table-cell office:value-type="float" office:value="9.773061E-016" calcext:value-type="float">
            <text:p>9.773061E-16</text:p>
          </table:table-cell>
          <table:table-cell office:value-type="float" office:value="9.881083E-016" calcext:value-type="float">
            <text:p>9.88108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681247" calcext:value-type="float">
            <text:p>-0.01681247</text:p>
          </table:table-cell>
          <table:table-cell office:value-type="float" office:value="-0.01688114" calcext:value-type="float">
            <text:p>-0.01688114</text:p>
          </table:table-cell>
          <table:table-cell office:value-type="float" office:value="-0.01713252" calcext:value-type="float">
            <text:p>-0.01713252</text:p>
          </table:table-cell>
          <table:table-cell office:value-type="float" office:value="-0.01780864" calcext:value-type="float">
            <text:p>-0.01780864</text:p>
          </table:table-cell>
          <table:table-cell office:value-type="float" office:value="-0.01764614" calcext:value-type="float">
            <text:p>-0.01764614</text:p>
          </table:table-cell>
          <table:table-cell office:value-type="float" office:value="-0.0170313" calcext:value-type="float">
            <text:p>-0.0170313</text:p>
          </table:table-cell>
          <table:table-cell office:value-type="float" office:value="-0.01576266" calcext:value-type="float">
            <text:p>-0.01576266</text:p>
          </table:table-cell>
          <table:table-cell office:value-type="float" office:value="-0.01325245" calcext:value-type="float">
            <text:p>-0.01325245</text:p>
          </table:table-cell>
          <table:table-cell office:value-type="float" office:value="-0.006998977" calcext:value-type="float">
            <text:p>-0.006998977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838.852" calcext:value-type="float">
            <text:p>1838.852</text:p>
          </table:table-cell>
          <table:table-cell office:value-type="float" office:value="0" calcext:value-type="float">
            <text:p>0</text:p>
          </table:table-cell>
          <table:table-cell office:value-type="float" office:value="-0.009734081" calcext:value-type="float">
            <text:p>-0.009734081</text:p>
          </table:table-cell>
          <table:table-cell office:value-type="float" office:value="-0.0006343807" calcext:value-type="float">
            <text:p>-0.00063438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9" calcext:value-type="float">
            <text:p>27101999</text:p>
          </table:table-cell>
          <table:table-cell office:value-type="float" office:value="744.1966" calcext:value-type="float">
            <text:p>744.1966</text:p>
          </table:table-cell>
          <table:table-cell office:value-type="float" office:value="185.8056" calcext:value-type="float">
            <text:p>185.8056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520.3886" calcext:value-type="float">
            <text:p>520.3886</text:p>
          </table:table-cell>
          <table:table-cell office:value-type="float" office:value="0" calcext:value-type="float">
            <text:p>0</text:p>
          </table:table-cell>
          <table:table-cell office:value-type="float" office:value="0.1918435" calcext:value-type="float">
            <text:p>0.1918435</text:p>
          </table:table-cell>
          <table:table-cell office:value-type="float" office:value="0.2963403" calcext:value-type="float">
            <text:p>0.2963403</text:p>
          </table:table-cell>
          <table:table-cell office:value-type="float" office:value="0.2987214" calcext:value-type="float">
            <text:p>0.2987214</text:p>
          </table:table-cell>
          <table:table-cell office:value-type="float" office:value="0.3015255" calcext:value-type="float">
            <text:p>0.3015255</text:p>
          </table:table-cell>
          <table:table-cell office:value-type="float" office:value="0.3031967" calcext:value-type="float">
            <text:p>0.3031967</text:p>
          </table:table-cell>
          <table:table-cell office:value-type="float" office:value="0.3047494" calcext:value-type="float">
            <text:p>0.3047494</text:p>
          </table:table-cell>
          <table:table-cell office:value-type="float" office:value="0.3523067" calcext:value-type="float">
            <text:p>0.3523067</text:p>
          </table:table-cell>
          <table:table-cell office:value-type="float" office:value="0.3626704" calcext:value-type="float">
            <text:p>0.3626704</text:p>
          </table:table-cell>
          <table:table-cell office:value-type="float" office:value="0.3878563" calcext:value-type="float">
            <text:p>0.387856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25" calcext:value-type="float">
            <text:p>0.511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4549" calcext:value-type="float">
            <text:p>0.02174549</text:p>
          </table:table-cell>
          <table:table-cell office:value-type="float" office:value="1.905752E-015" calcext:value-type="float">
            <text:p>1.905752E-15</text:p>
          </table:table-cell>
          <table:table-cell office:value-type="float" office:value="9.773038E-016" calcext:value-type="float">
            <text:p>9.773038E-16</text:p>
          </table:table-cell>
          <table:table-cell office:value-type="float" office:value="9.881052E-016" calcext:value-type="float">
            <text:p>9.88105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926556" calcext:value-type="float">
            <text:p>-0.2926556</text:p>
          </table:table-cell>
          <table:table-cell office:value-type="float" office:value="-0.02078364" calcext:value-type="float">
            <text:p>-0.02078364</text:p>
          </table:table-cell>
          <table:table-cell office:value-type="float" office:value="-0.01964163" calcext:value-type="float">
            <text:p>-0.01964163</text:p>
          </table:table-cell>
          <table:table-cell office:value-type="float" office:value="-0.01841246" calcext:value-type="float">
            <text:p>-0.01841246</text:p>
          </table:table-cell>
          <table:table-cell office:value-type="float" office:value="-0.01772523" calcext:value-type="float">
            <text:p>-0.01772523</text:p>
          </table:table-cell>
          <table:table-cell office:value-type="float" office:value="-0.01710694" calcext:value-type="float">
            <text:p>-0.01710694</text:p>
          </table:table-cell>
          <table:table-cell office:value-type="float" office:value="-0.01594718" calcext:value-type="float">
            <text:p>-0.01594718</text:p>
          </table:table-cell>
          <table:table-cell office:value-type="float" office:value="-0.01332895" calcext:value-type="float">
            <text:p>-0.01332895</text:p>
          </table:table-cell>
          <table:table-cell office:value-type="float" office:value="-0.007011423" calcext:value-type="float">
            <text:p>-0.007011423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842.696" calcext:value-type="float">
            <text:p>1842.696</text:p>
          </table:table-cell>
          <table:table-cell office:value-type="float" office:value="0" calcext:value-type="float">
            <text:p>0</text:p>
          </table:table-cell>
          <table:table-cell office:value-type="float" office:value="-0.01512118" calcext:value-type="float">
            <text:p>-0.01512118</text:p>
          </table:table-cell>
          <table:table-cell office:value-type="float" office:value="-0.0006172431" calcext:value-type="float">
            <text:p>-0.000617243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9" calcext:value-type="float">
            <text:p>28101999</text:p>
          </table:table-cell>
          <table:table-cell office:value-type="float" office:value="744.1966" calcext:value-type="float">
            <text:p>744.1966</text:p>
          </table:table-cell>
          <table:table-cell office:value-type="float" office:value="186.6856" calcext:value-type="float">
            <text:p>186.6856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4.614" calcext:value-type="float">
            <text:p>1254.614</text:p>
          </table:table-cell>
          <table:table-cell office:value-type="float" office:value="520.4709" calcext:value-type="float">
            <text:p>520.4709</text:p>
          </table:table-cell>
          <table:table-cell office:value-type="float" office:value="0" calcext:value-type="float">
            <text:p>0</text:p>
          </table:table-cell>
          <table:table-cell office:value-type="float" office:value="0.1305469" calcext:value-type="float">
            <text:p>0.1305469</text:p>
          </table:table-cell>
          <table:table-cell office:value-type="float" office:value="0.2976478" calcext:value-type="float">
            <text:p>0.2976478</text:p>
          </table:table-cell>
          <table:table-cell office:value-type="float" office:value="0.2988288" calcext:value-type="float">
            <text:p>0.2988288</text:p>
          </table:table-cell>
          <table:table-cell office:value-type="float" office:value="0.3008254" calcext:value-type="float">
            <text:p>0.3008254</text:p>
          </table:table-cell>
          <table:table-cell office:value-type="float" office:value="0.3026782" calcext:value-type="float">
            <text:p>0.3026782</text:p>
          </table:table-cell>
          <table:table-cell office:value-type="float" office:value="0.3043358" calcext:value-type="float">
            <text:p>0.3043358</text:p>
          </table:table-cell>
          <table:table-cell office:value-type="float" office:value="0.3520125" calcext:value-type="float">
            <text:p>0.3520125</text:p>
          </table:table-cell>
          <table:table-cell office:value-type="float" office:value="0.3624808" calcext:value-type="float">
            <text:p>0.3624808</text:p>
          </table:table-cell>
          <table:table-cell office:value-type="float" office:value="0.3877887" calcext:value-type="float">
            <text:p>0.3877887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9489E-015" calcext:value-type="float">
            <text:p>1.919489E-15</text:p>
          </table:table-cell>
          <table:table-cell office:value-type="float" office:value="1.905732E-015" calcext:value-type="float">
            <text:p>1.905732E-15</text:p>
          </table:table-cell>
          <table:table-cell office:value-type="float" office:value="9.773005E-016" calcext:value-type="float">
            <text:p>9.773005E-16</text:p>
          </table:table-cell>
          <table:table-cell office:value-type="float" office:value="9.881031E-016" calcext:value-type="float">
            <text:p>9.88103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322861" calcext:value-type="float">
            <text:p>-3.322861</text:p>
          </table:table-cell>
          <table:table-cell office:value-type="float" office:value="-0.02014527" calcext:value-type="float">
            <text:p>-0.02014527</text:p>
          </table:table-cell>
          <table:table-cell office:value-type="float" office:value="-0.01960014" calcext:value-type="float">
            <text:p>-0.01960014</text:p>
          </table:table-cell>
          <table:table-cell office:value-type="float" office:value="-0.01871854" calcext:value-type="float">
            <text:p>-0.01871854</text:p>
          </table:table-cell>
          <table:table-cell office:value-type="float" office:value="-0.01793894" calcext:value-type="float">
            <text:p>-0.01793894</text:p>
          </table:table-cell>
          <table:table-cell office:value-type="float" office:value="-0.01726947" calcext:value-type="float">
            <text:p>-0.01726947</text:p>
          </table:table-cell>
          <table:table-cell office:value-type="float" office:value="-0.01607647" calcext:value-type="float">
            <text:p>-0.01607647</text:p>
          </table:table-cell>
          <table:table-cell office:value-type="float" office:value="-0.01339611" calcext:value-type="float">
            <text:p>-0.01339611</text:p>
          </table:table-cell>
          <table:table-cell office:value-type="float" office:value="-0.007023171" calcext:value-type="float">
            <text:p>-0.007023171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846.341" calcext:value-type="float">
            <text:p>1846.341</text:p>
          </table:table-cell>
          <table:table-cell office:value-type="float" office:value="0" calcext:value-type="float">
            <text:p>0</text:p>
          </table:table-cell>
          <table:table-cell office:value-type="float" office:value="-0.009733845" calcext:value-type="float">
            <text:p>-0.009733845</text:p>
          </table:table-cell>
          <table:table-cell office:value-type="float" office:value="-0.0006348756" calcext:value-type="float">
            <text:p>-0.00063487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9" calcext:value-type="float">
            <text:p>29101999</text:p>
          </table:table-cell>
          <table:table-cell office:value-type="float" office:value="744.1966" calcext:value-type="float">
            <text:p>744.1966</text:p>
          </table:table-cell>
          <table:table-cell office:value-type="float" office:value="187.2195" calcext:value-type="float">
            <text:p>187.2195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4.038" calcext:value-type="float">
            <text:p>1254.038</text:p>
          </table:table-cell>
          <table:table-cell office:value-type="float" office:value="520.5116" calcext:value-type="float">
            <text:p>520.5116</text:p>
          </table:table-cell>
          <table:table-cell office:value-type="float" office:value="0" calcext:value-type="float">
            <text:p>0</text:p>
          </table:table-cell>
          <table:table-cell office:value-type="float" office:value="0.07947623" calcext:value-type="float">
            <text:p>0.07947623</text:p>
          </table:table-cell>
          <table:table-cell office:value-type="float" office:value="0.2983844" calcext:value-type="float">
            <text:p>0.2983844</text:p>
          </table:table-cell>
          <table:table-cell office:value-type="float" office:value="0.2991902" calcext:value-type="float">
            <text:p>0.2991902</text:p>
          </table:table-cell>
          <table:table-cell office:value-type="float" office:value="0.3007712" calcext:value-type="float">
            <text:p>0.3007712</text:p>
          </table:table-cell>
          <table:table-cell office:value-type="float" office:value="0.3024257" calcext:value-type="float">
            <text:p>0.3024257</text:p>
          </table:table-cell>
          <table:table-cell office:value-type="float" office:value="0.3040763" calcext:value-type="float">
            <text:p>0.3040763</text:p>
          </table:table-cell>
          <table:table-cell office:value-type="float" office:value="0.3517134" calcext:value-type="float">
            <text:p>0.3517134</text:p>
          </table:table-cell>
          <table:table-cell office:value-type="float" office:value="0.3622076" calcext:value-type="float">
            <text:p>0.3622076</text:p>
          </table:table-cell>
          <table:table-cell office:value-type="float" office:value="0.3878267" calcext:value-type="float">
            <text:p>0.3878267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9545E-015" calcext:value-type="float">
            <text:p>1.919545E-15</text:p>
          </table:table-cell>
          <table:table-cell office:value-type="float" office:value="1.905705E-015" calcext:value-type="float">
            <text:p>1.905705E-15</text:p>
          </table:table-cell>
          <table:table-cell office:value-type="float" office:value="9.772983E-016" calcext:value-type="float">
            <text:p>9.772983E-16</text:p>
          </table:table-cell>
          <table:table-cell office:value-type="float" office:value="9.880992E-016" calcext:value-type="float">
            <text:p>9.88099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0.22572" calcext:value-type="float">
            <text:p>-70.22572</text:p>
          </table:table-cell>
          <table:table-cell office:value-type="float" office:value="-0.01980292" calcext:value-type="float">
            <text:p>-0.01980292</text:p>
          </table:table-cell>
          <table:table-cell office:value-type="float" office:value="-0.01943748" calcext:value-type="float">
            <text:p>-0.01943748</text:p>
          </table:table-cell>
          <table:table-cell office:value-type="float" office:value="-0.01874338" calcext:value-type="float">
            <text:p>-0.01874338</text:p>
          </table:table-cell>
          <table:table-cell office:value-type="float" office:value="-0.0180444" calcext:value-type="float">
            <text:p>-0.0180444</text:p>
          </table:table-cell>
          <table:table-cell office:value-type="float" office:value="-0.01737243" calcext:value-type="float">
            <text:p>-0.01737243</text:p>
          </table:table-cell>
          <table:table-cell office:value-type="float" office:value="-0.01620851" calcext:value-type="float">
            <text:p>-0.01620851</text:p>
          </table:table-cell>
          <table:table-cell office:value-type="float" office:value="-0.01349313" calcext:value-type="float">
            <text:p>-0.01349313</text:p>
          </table:table-cell>
          <table:table-cell office:value-type="float" office:value="-0.007016754" calcext:value-type="float">
            <text:p>-0.007016754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849.959" calcext:value-type="float">
            <text:p>1849.959</text:p>
          </table:table-cell>
          <table:table-cell office:value-type="float" office:value="0" calcext:value-type="float">
            <text:p>0</text:p>
          </table:table-cell>
          <table:table-cell office:value-type="float" office:value="-0.009734248" calcext:value-type="float">
            <text:p>-0.009734248</text:p>
          </table:table-cell>
          <table:table-cell office:value-type="float" office:value="-0.0006351955" calcext:value-type="float">
            <text:p>-0.00063519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9" calcext:value-type="float">
            <text:p>30101999</text:p>
          </table:table-cell>
          <table:table-cell office:value-type="float" office:value="744.1966" calcext:value-type="float">
            <text:p>744.1966</text:p>
          </table:table-cell>
          <table:table-cell office:value-type="float" office:value="187.1171" calcext:value-type="float">
            <text:p>187.1171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4.114" calcext:value-type="float">
            <text:p>1254.114</text:p>
          </table:table-cell>
          <table:table-cell office:value-type="float" office:value="520.541" calcext:value-type="float">
            <text:p>520.541</text:p>
          </table:table-cell>
          <table:table-cell office:value-type="float" office:value="0" calcext:value-type="float">
            <text:p>0</text:p>
          </table:table-cell>
          <table:table-cell office:value-type="float" office:value="0.09031927" calcext:value-type="float">
            <text:p>0.09031927</text:p>
          </table:table-cell>
          <table:table-cell office:value-type="float" office:value="0.2987244" calcext:value-type="float">
            <text:p>0.2987244</text:p>
          </table:table-cell>
          <table:table-cell office:value-type="float" office:value="0.2995286" calcext:value-type="float">
            <text:p>0.2995286</text:p>
          </table:table-cell>
          <table:table-cell office:value-type="float" office:value="0.3009006" calcext:value-type="float">
            <text:p>0.3009006</text:p>
          </table:table-cell>
          <table:table-cell office:value-type="float" office:value="0.3023984" calcext:value-type="float">
            <text:p>0.3023984</text:p>
          </table:table-cell>
          <table:table-cell office:value-type="float" office:value="0.3039626" calcext:value-type="float">
            <text:p>0.3039626</text:p>
          </table:table-cell>
          <table:table-cell office:value-type="float" office:value="0.3515042" calcext:value-type="float">
            <text:p>0.3515042</text:p>
          </table:table-cell>
          <table:table-cell office:value-type="float" office:value="0.3619703" calcext:value-type="float">
            <text:p>0.3619703</text:p>
          </table:table-cell>
          <table:table-cell office:value-type="float" office:value="0.3878596" calcext:value-type="float">
            <text:p>0.387859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9603E-015" calcext:value-type="float">
            <text:p>1.919603E-15</text:p>
          </table:table-cell>
          <table:table-cell office:value-type="float" office:value="1.905678E-015" calcext:value-type="float">
            <text:p>1.905678E-15</text:p>
          </table:table-cell>
          <table:table-cell office:value-type="float" office:value="9.772975E-016" calcext:value-type="float">
            <text:p>9.772975E-16</text:p>
          </table:table-cell>
          <table:table-cell office:value-type="float" office:value="9.880935E-016" calcext:value-type="float">
            <text:p>9.8809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1.43841" calcext:value-type="float">
            <text:p>-31.43841</text:p>
          </table:table-cell>
          <table:table-cell office:value-type="float" office:value="-0.01964534" calcext:value-type="float">
            <text:p>-0.01964534</text:p>
          </table:table-cell>
          <table:table-cell office:value-type="float" office:value="-0.01928423" calcext:value-type="float">
            <text:p>-0.01928423</text:p>
          </table:table-cell>
          <table:table-cell office:value-type="float" office:value="-0.01868767" calcext:value-type="float">
            <text:p>-0.01868767</text:p>
          </table:table-cell>
          <table:table-cell office:value-type="float" office:value="-0.01805629" calcext:value-type="float">
            <text:p>-0.01805629</text:p>
          </table:table-cell>
          <table:table-cell office:value-type="float" office:value="-0.01741812" calcext:value-type="float">
            <text:p>-0.01741812</text:p>
          </table:table-cell>
          <table:table-cell office:value-type="float" office:value="-0.01630217" calcext:value-type="float">
            <text:p>-0.01630217</text:p>
          </table:table-cell>
          <table:table-cell office:value-type="float" office:value="-0.01357851" calcext:value-type="float">
            <text:p>-0.01357851</text:p>
          </table:table-cell>
          <table:table-cell office:value-type="float" office:value="-0.007011015" calcext:value-type="float">
            <text:p>-0.007011015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853.575" calcext:value-type="float">
            <text:p>1853.575</text:p>
          </table:table-cell>
          <table:table-cell office:value-type="float" office:value="0" calcext:value-type="float">
            <text:p>0</text:p>
          </table:table-cell>
          <table:table-cell office:value-type="float" office:value="-0.009730591" calcext:value-type="float">
            <text:p>-0.009730591</text:p>
          </table:table-cell>
          <table:table-cell office:value-type="float" office:value="-0.0006355182" calcext:value-type="float">
            <text:p>-0.00063551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9" calcext:value-type="float">
            <text:p>31101999</text:p>
          </table:table-cell>
          <table:table-cell office:value-type="float" office:value="744.9965" calcext:value-type="float">
            <text:p>744.9965</text:p>
          </table:table-cell>
          <table:table-cell office:value-type="float" office:value="187.9361" calcext:value-type="float">
            <text:p>187.9361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4.074" calcext:value-type="float">
            <text:p>1254.074</text:p>
          </table:table-cell>
          <table:table-cell office:value-type="float" office:value="520.5681" calcext:value-type="float">
            <text:p>520.5681</text:p>
          </table:table-cell>
          <table:table-cell office:value-type="float" office:value="0" calcext:value-type="float">
            <text:p>0</text:p>
          </table:table-cell>
          <table:table-cell office:value-type="float" office:value="0.0908749" calcext:value-type="float">
            <text:p>0.0908749</text:p>
          </table:table-cell>
          <table:table-cell office:value-type="float" office:value="0.2986261" calcext:value-type="float">
            <text:p>0.2986261</text:p>
          </table:table-cell>
          <table:table-cell office:value-type="float" office:value="0.2994544" calcext:value-type="float">
            <text:p>0.2994544</text:p>
          </table:table-cell>
          <table:table-cell office:value-type="float" office:value="0.3008972" calcext:value-type="float">
            <text:p>0.3008972</text:p>
          </table:table-cell>
          <table:table-cell office:value-type="float" office:value="0.3024016" calcext:value-type="float">
            <text:p>0.3024016</text:p>
          </table:table-cell>
          <table:table-cell office:value-type="float" office:value="0.3039353" calcext:value-type="float">
            <text:p>0.3039353</text:p>
          </table:table-cell>
          <table:table-cell office:value-type="float" office:value="0.351413" calcext:value-type="float">
            <text:p>0.351413</text:p>
          </table:table-cell>
          <table:table-cell office:value-type="float" office:value="0.3617863" calcext:value-type="float">
            <text:p>0.3617863</text:p>
          </table:table-cell>
          <table:table-cell office:value-type="float" office:value="0.3878752" calcext:value-type="float">
            <text:p>0.3878752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9674E-015" calcext:value-type="float">
            <text:p>1.919674E-15</text:p>
          </table:table-cell>
          <table:table-cell office:value-type="float" office:value="1.905647E-015" calcext:value-type="float">
            <text:p>1.905647E-15</text:p>
          </table:table-cell>
          <table:table-cell office:value-type="float" office:value="9.772961E-016" calcext:value-type="float">
            <text:p>9.772961E-16</text:p>
          </table:table-cell>
          <table:table-cell office:value-type="float" office:value="9.880873E-016" calcext:value-type="float">
            <text:p>9.88087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0.74707" calcext:value-type="float">
            <text:p>-30.74707</text:p>
          </table:table-cell>
          <table:table-cell office:value-type="float" office:value="-0.01969132" calcext:value-type="float">
            <text:p>-0.01969132</text:p>
          </table:table-cell>
          <table:table-cell office:value-type="float" office:value="-0.01931773" calcext:value-type="float">
            <text:p>-0.01931773</text:p>
          </table:table-cell>
          <table:table-cell office:value-type="float" office:value="-0.0186886" calcext:value-type="float">
            <text:p>-0.0186886</text:p>
          </table:table-cell>
          <table:table-cell office:value-type="float" office:value="-0.01805472" calcext:value-type="float">
            <text:p>-0.01805472</text:p>
          </table:table-cell>
          <table:table-cell office:value-type="float" office:value="-0.017429" calcext:value-type="float">
            <text:p>-0.017429</text:p>
          </table:table-cell>
          <table:table-cell office:value-type="float" office:value="-0.01634315" calcext:value-type="float">
            <text:p>-0.01634315</text:p>
          </table:table-cell>
          <table:table-cell office:value-type="float" office:value="-0.01364516" calcext:value-type="float">
            <text:p>-0.01364516</text:p>
          </table:table-cell>
          <table:table-cell office:value-type="float" office:value="-0.007008288" calcext:value-type="float">
            <text:p>-0.007008288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857.177" calcext:value-type="float">
            <text:p>1857.177</text:p>
          </table:table-cell>
          <table:table-cell office:value-type="float" office:value="0" calcext:value-type="float">
            <text:p>0</text:p>
          </table:table-cell>
          <table:table-cell office:value-type="float" office:value="-0.00973261" calcext:value-type="float">
            <text:p>-0.00973261</text:p>
          </table:table-cell>
          <table:table-cell office:value-type="float" office:value="-0.000635966" calcext:value-type="float">
            <text:p>-0.0006359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9" calcext:value-type="float">
            <text:p>1111999</text:p>
          </table:table-cell>
          <table:table-cell office:value-type="float" office:value="744.9965" calcext:value-type="float">
            <text:p>744.9965</text:p>
          </table:table-cell>
          <table:table-cell office:value-type="float" office:value="188.0083" calcext:value-type="float">
            <text:p>188.0083</text:p>
          </table:table-cell>
          <table:table-cell office:value-type="float" office:value="38.59821" calcext:value-type="float">
            <text:p>38.59821</text:p>
          </table:table-cell>
          <table:table-cell office:value-type="float" office:value="1253.991" calcext:value-type="float">
            <text:p>1253.991</text:p>
          </table:table-cell>
          <table:table-cell office:value-type="float" office:value="520.5812" calcext:value-type="float">
            <text:p>520.5812</text:p>
          </table:table-cell>
          <table:table-cell office:value-type="float" office:value="0" calcext:value-type="float">
            <text:p>0</text:p>
          </table:table-cell>
          <table:table-cell office:value-type="float" office:value="0.08458798" calcext:value-type="float">
            <text:p>0.08458798</text:p>
          </table:table-cell>
          <table:table-cell office:value-type="float" office:value="0.2988555" calcext:value-type="float">
            <text:p>0.2988555</text:p>
          </table:table-cell>
          <table:table-cell office:value-type="float" office:value="0.2996408" calcext:value-type="float">
            <text:p>0.2996408</text:p>
          </table:table-cell>
          <table:table-cell office:value-type="float" office:value="0.300968" calcext:value-type="float">
            <text:p>0.300968</text:p>
          </table:table-cell>
          <table:table-cell office:value-type="float" office:value="0.3024018" calcext:value-type="float">
            <text:p>0.3024018</text:p>
          </table:table-cell>
          <table:table-cell office:value-type="float" office:value="0.3039007" calcext:value-type="float">
            <text:p>0.3039007</text:p>
          </table:table-cell>
          <table:table-cell office:value-type="float" office:value="0.3513185" calcext:value-type="float">
            <text:p>0.3513185</text:p>
          </table:table-cell>
          <table:table-cell office:value-type="float" office:value="0.3616428" calcext:value-type="float">
            <text:p>0.3616428</text:p>
          </table:table-cell>
          <table:table-cell office:value-type="float" office:value="0.3878794" calcext:value-type="float">
            <text:p>0.3878794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9747E-015" calcext:value-type="float">
            <text:p>1.919747E-15</text:p>
          </table:table-cell>
          <table:table-cell office:value-type="float" office:value="1.905616E-015" calcext:value-type="float">
            <text:p>1.905616E-15</text:p>
          </table:table-cell>
          <table:table-cell office:value-type="float" office:value="9.772956E-016" calcext:value-type="float">
            <text:p>9.772956E-16</text:p>
          </table:table-cell>
          <table:table-cell office:value-type="float" office:value="9.880806E-016" calcext:value-type="float">
            <text:p>9.88080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01326" calcext:value-type="float">
            <text:p>-48.01326</text:p>
          </table:table-cell>
          <table:table-cell office:value-type="float" office:value="-0.01958546" calcext:value-type="float">
            <text:p>-0.01958546</text:p>
          </table:table-cell>
          <table:table-cell office:value-type="float" office:value="-0.01923414" calcext:value-type="float">
            <text:p>-0.01923414</text:p>
          </table:table-cell>
          <table:table-cell office:value-type="float" office:value="-0.01865861" calcext:value-type="float">
            <text:p>-0.01865861</text:p>
          </table:table-cell>
          <table:table-cell office:value-type="float" office:value="-0.01805496" calcext:value-type="float">
            <text:p>-0.01805496</text:p>
          </table:table-cell>
          <table:table-cell office:value-type="float" office:value="-0.01744285" calcext:value-type="float">
            <text:p>-0.01744285</text:p>
          </table:table-cell>
          <table:table-cell office:value-type="float" office:value="-0.01638583" calcext:value-type="float">
            <text:p>-0.01638583</text:p>
          </table:table-cell>
          <table:table-cell office:value-type="float" office:value="-0.01369738" calcext:value-type="float">
            <text:p>-0.01369738</text:p>
          </table:table-cell>
          <table:table-cell office:value-type="float" office:value="-0.007007539" calcext:value-type="float">
            <text:p>-0.007007539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860.771" calcext:value-type="float">
            <text:p>1860.771</text:p>
          </table:table-cell>
          <table:table-cell office:value-type="float" office:value="0" calcext:value-type="float">
            <text:p>0</text:p>
          </table:table-cell>
          <table:table-cell office:value-type="float" office:value="-0.009731566" calcext:value-type="float">
            <text:p>-0.009731566</text:p>
          </table:table-cell>
          <table:table-cell office:value-type="float" office:value="-0.0006363759" calcext:value-type="float">
            <text:p>-0.00063637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9" calcext:value-type="float">
            <text:p>2111999</text:p>
          </table:table-cell>
          <table:table-cell office:value-type="float" office:value="778.1965" calcext:value-type="float">
            <text:p>778.1965</text:p>
          </table:table-cell>
          <table:table-cell office:value-type="float" office:value="188.2156" calcext:value-type="float">
            <text:p>188.215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80.754" calcext:value-type="float">
            <text:p>1280.754</text:p>
          </table:table-cell>
          <table:table-cell office:value-type="float" office:value="522.5137" calcext:value-type="float">
            <text:p>522.5137</text:p>
          </table:table-cell>
          <table:table-cell office:value-type="float" office:value="0" calcext:value-type="float">
            <text:p>0</text:p>
          </table:table-cell>
          <table:table-cell office:value-type="float" office:value="0.5078198" calcext:value-type="float">
            <text:p>0.5078198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4546945" calcext:value-type="float">
            <text:p>0.4546945</text:p>
          </table:table-cell>
          <table:table-cell office:value-type="float" office:value="0.4577071" calcext:value-type="float">
            <text:p>0.4577071</text:p>
          </table:table-cell>
          <table:table-cell office:value-type="float" office:value="0.3291387" calcext:value-type="float">
            <text:p>0.3291387</text:p>
          </table:table-cell>
          <table:table-cell office:value-type="float" office:value="0.314818" calcext:value-type="float">
            <text:p>0.314818</text:p>
          </table:table-cell>
          <table:table-cell office:value-type="float" office:value="0.3971148" calcext:value-type="float">
            <text:p>0.3971148</text:p>
          </table:table-cell>
          <table:table-cell office:value-type="float" office:value="0.3617022" calcext:value-type="float">
            <text:p>0.3617022</text:p>
          </table:table-cell>
          <table:table-cell office:value-type="float" office:value="0.3871879" calcext:value-type="float">
            <text:p>0.3871879</text:p>
          </table:table-cell>
          <table:table-cell office:value-type="float" office:value="0.4129174" calcext:value-type="float">
            <text:p>0.4129174</text:p>
          </table:table-cell>
          <table:table-cell office:value-type="float" office:value="0.5102208" calcext:value-type="float">
            <text:p>0.510220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2545041" calcext:value-type="float">
            <text:p>0.0002545041</text:p>
          </table:table-cell>
          <table:table-cell office:value-type="float" office:value="1.919821E-015" calcext:value-type="float">
            <text:p>1.919821E-15</text:p>
          </table:table-cell>
          <table:table-cell office:value-type="float" office:value="1.905582E-015" calcext:value-type="float">
            <text:p>1.905582E-15</text:p>
          </table:table-cell>
          <table:table-cell office:value-type="float" office:value="9.772954E-016" calcext:value-type="float">
            <text:p>9.772954E-16</text:p>
          </table:table-cell>
          <table:table-cell office:value-type="float" office:value="9.880742E-016" calcext:value-type="float">
            <text:p>9.88074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421292" calcext:value-type="float">
            <text:p>-0.0005421292</text:p>
          </table:table-cell>
          <table:table-cell office:value-type="float" office:value="-0.001080551" calcext:value-type="float">
            <text:p>-0.001080551</text:p>
          </table:table-cell>
          <table:table-cell office:value-type="float" office:value="-0.001040646" calcext:value-type="float">
            <text:p>-0.001040646</text:p>
          </table:table-cell>
          <table:table-cell office:value-type="float" office:value="-0.001110924" calcext:value-type="float">
            <text:p>-0.001110924</text:p>
          </table:table-cell>
          <table:table-cell office:value-type="float" office:value="-0.01259561" calcext:value-type="float">
            <text:p>-0.01259561</text:p>
          </table:table-cell>
          <table:table-cell office:value-type="float" office:value="-0.01395664" calcext:value-type="float">
            <text:p>-0.01395664</text:p>
          </table:table-cell>
          <table:table-cell office:value-type="float" office:value="-0.005175118" calcext:value-type="float">
            <text:p>-0.005175118</text:p>
          </table:table-cell>
          <table:table-cell office:value-type="float" office:value="-0.01368172" calcext:value-type="float">
            <text:p>-0.01368172</text:p>
          </table:table-cell>
          <table:table-cell office:value-type="float" office:value="-0.007123892" calcext:value-type="float">
            <text:p>-0.007123892</text:p>
          </table:table-cell>
          <table:table-cell office:value-type="float" office:value="-0.003851259" calcext:value-type="float">
            <text:p>-0.003851259</text:p>
          </table:table-cell>
          <table:table-cell office:value-type="float" office:value="1866.721" calcext:value-type="float">
            <text:p>1866.72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4013453" calcext:value-type="float">
            <text:p>-0.00040134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0.0002545087" calcext:value-type="float">
            <text:p>0.000254508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9" calcext:value-type="float">
            <text:p>3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89.1998" calcext:value-type="float">
            <text:p>189.199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75.51" calcext:value-type="float">
            <text:p>1275.51</text:p>
          </table:table-cell>
          <table:table-cell office:value-type="float" office:value="528.6746" calcext:value-type="float">
            <text:p>528.6746</text:p>
          </table:table-cell>
          <table:table-cell office:value-type="float" office:value="0" calcext:value-type="float">
            <text:p>0</text:p>
          </table:table-cell>
          <table:table-cell office:value-type="float" office:value="0.352035" calcext:value-type="float">
            <text:p>0.352035</text:p>
          </table:table-cell>
          <table:table-cell office:value-type="float" office:value="0.3562732" calcext:value-type="float">
            <text:p>0.3562732</text:p>
          </table:table-cell>
          <table:table-cell office:value-type="float" office:value="0.360171" calcext:value-type="float">
            <text:p>0.360171</text:p>
          </table:table-cell>
          <table:table-cell office:value-type="float" office:value="0.3655134" calcext:value-type="float">
            <text:p>0.3655134</text:p>
          </table:table-cell>
          <table:table-cell office:value-type="float" office:value="0.3705822" calcext:value-type="float">
            <text:p>0.3705822</text:p>
          </table:table-cell>
          <table:table-cell office:value-type="float" office:value="0.3757855" calcext:value-type="float">
            <text:p>0.3757855</text:p>
          </table:table-cell>
          <table:table-cell office:value-type="float" office:value="0.4108551" calcext:value-type="float">
            <text:p>0.4108551</text:p>
          </table:table-cell>
          <table:table-cell office:value-type="float" office:value="0.3652726" calcext:value-type="float">
            <text:p>0.3652726</text:p>
          </table:table-cell>
          <table:table-cell office:value-type="float" office:value="0.3873174" calcext:value-type="float">
            <text:p>0.3873174</text:p>
          </table:table-cell>
          <table:table-cell office:value-type="float" office:value="0.4133125" calcext:value-type="float">
            <text:p>0.4133125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40423" calcext:value-type="float">
            <text:p>0.002640423</text:p>
          </table:table-cell>
          <table:table-cell office:value-type="float" office:value="1.905555E-015" calcext:value-type="float">
            <text:p>1.905555E-15</text:p>
          </table:table-cell>
          <table:table-cell office:value-type="float" office:value="9.772957E-016" calcext:value-type="float">
            <text:p>9.772957E-16</text:p>
          </table:table-cell>
          <table:table-cell office:value-type="float" office:value="9.880673E-016" calcext:value-type="float">
            <text:p>9.88067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191614" calcext:value-type="float">
            <text:p>-0.006191614</text:p>
          </table:table-cell>
          <table:table-cell office:value-type="float" office:value="-0.005744105" calcext:value-type="float">
            <text:p>-0.005744105</text:p>
          </table:table-cell>
          <table:table-cell office:value-type="float" office:value="-0.005332829" calcext:value-type="float">
            <text:p>-0.005332829</text:p>
          </table:table-cell>
          <table:table-cell office:value-type="float" office:value="-0.004820494" calcext:value-type="float">
            <text:p>-0.004820494</text:p>
          </table:table-cell>
          <table:table-cell office:value-type="float" office:value="-0.004384879" calcext:value-type="float">
            <text:p>-0.004384879</text:p>
          </table:table-cell>
          <table:table-cell office:value-type="float" office:value="-0.003981281" calcext:value-type="float">
            <text:p>-0.003981281</text:p>
          </table:table-cell>
          <table:table-cell office:value-type="float" office:value="-0.003618856" calcext:value-type="float">
            <text:p>-0.003618856</text:p>
          </table:table-cell>
          <table:table-cell office:value-type="float" office:value="-0.0124575" calcext:value-type="float">
            <text:p>-0.0124575</text:p>
          </table:table-cell>
          <table:table-cell office:value-type="float" office:value="-0.007106063" calcext:value-type="float">
            <text:p>-0.007106063</text:p>
          </table:table-cell>
          <table:table-cell office:value-type="float" office:value="-0.003820036" calcext:value-type="float">
            <text:p>-0.003820036</text:p>
          </table:table-cell>
          <table:table-cell office:value-type="float" office:value="1876.939" calcext:value-type="float">
            <text:p>1876.939</text:p>
          </table:table-cell>
          <table:table-cell office:value-type="float" office:value="0" calcext:value-type="float">
            <text:p>0</text:p>
          </table:table-cell>
          <table:table-cell office:value-type="float" office:value="-0.0100414" calcext:value-type="float">
            <text:p>-0.0100414</text:p>
          </table:table-cell>
          <table:table-cell office:value-type="float" office:value="-0.000635203" calcext:value-type="float">
            <text:p>-0.0006352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5" calcext:value-type="float">
            <text:p>-1.23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9" calcext:value-type="float">
            <text:p>4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0.4904" calcext:value-type="float">
            <text:p>190.4904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8.933" calcext:value-type="float">
            <text:p>1268.933</text:p>
          </table:table-cell>
          <table:table-cell office:value-type="float" office:value="533.959" calcext:value-type="float">
            <text:p>533.959</text:p>
          </table:table-cell>
          <table:table-cell office:value-type="float" office:value="0" calcext:value-type="float">
            <text:p>0</text:p>
          </table:table-cell>
          <table:table-cell office:value-type="float" office:value="0.3164519" calcext:value-type="float">
            <text:p>0.3164519</text:p>
          </table:table-cell>
          <table:table-cell office:value-type="float" office:value="0.3266388" calcext:value-type="float">
            <text:p>0.3266388</text:p>
          </table:table-cell>
          <table:table-cell office:value-type="float" office:value="0.3314143" calcext:value-type="float">
            <text:p>0.3314143</text:p>
          </table:table-cell>
          <table:table-cell office:value-type="float" office:value="0.3384788" calcext:value-type="float">
            <text:p>0.3384788</text:p>
          </table:table-cell>
          <table:table-cell office:value-type="float" office:value="0.3446921" calcext:value-type="float">
            <text:p>0.3446921</text:p>
          </table:table-cell>
          <table:table-cell office:value-type="float" office:value="0.3502957" calcext:value-type="float">
            <text:p>0.3502957</text:p>
          </table:table-cell>
          <table:table-cell office:value-type="float" office:value="0.3933239" calcext:value-type="float">
            <text:p>0.3933239</text:p>
          </table:table-cell>
          <table:table-cell office:value-type="float" office:value="0.3681718" calcext:value-type="float">
            <text:p>0.3681718</text:p>
          </table:table-cell>
          <table:table-cell office:value-type="float" office:value="0.3875909" calcext:value-type="float">
            <text:p>0.3875909</text:p>
          </table:table-cell>
          <table:table-cell office:value-type="float" office:value="0.4136931" calcext:value-type="float">
            <text:p>0.4136931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28949" calcext:value-type="float">
            <text:p>0.007328949</text:p>
          </table:table-cell>
          <table:table-cell office:value-type="float" office:value="1.905529E-015" calcext:value-type="float">
            <text:p>1.905529E-15</text:p>
          </table:table-cell>
          <table:table-cell office:value-type="float" office:value="9.772936E-016" calcext:value-type="float">
            <text:p>9.772936E-16</text:p>
          </table:table-cell>
          <table:table-cell office:value-type="float" office:value="9.880634E-016" calcext:value-type="float">
            <text:p>9.8806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301741" calcext:value-type="float">
            <text:p>-0.01301741</text:p>
          </table:table-cell>
          <table:table-cell office:value-type="float" office:value="-0.01052244" calcext:value-type="float">
            <text:p>-0.01052244</text:p>
          </table:table-cell>
          <table:table-cell office:value-type="float" office:value="-0.009521463" calcext:value-type="float">
            <text:p>-0.009521463</text:p>
          </table:table-cell>
          <table:table-cell office:value-type="float" office:value="-0.008224979" calcext:value-type="float">
            <text:p>-0.008224979</text:p>
          </table:table-cell>
          <table:table-cell office:value-type="float" office:value="-0.007253633" calcext:value-type="float">
            <text:p>-0.007253633</text:p>
          </table:table-cell>
          <table:table-cell office:value-type="float" office:value="-0.006481474" calcext:value-type="float">
            <text:p>-0.006481474</text:p>
          </table:table-cell>
          <table:table-cell office:value-type="float" office:value="-0.005491402" calcext:value-type="float">
            <text:p>-0.005491402</text:p>
          </table:table-cell>
          <table:table-cell office:value-type="float" office:value="-0.01154381" calcext:value-type="float">
            <text:p>-0.01154381</text:p>
          </table:table-cell>
          <table:table-cell office:value-type="float" office:value="-0.007058191" calcext:value-type="float">
            <text:p>-0.007058191</text:p>
          </table:table-cell>
          <table:table-cell office:value-type="float" office:value="-0.003786446" calcext:value-type="float">
            <text:p>-0.003786446</text:p>
          </table:table-cell>
          <table:table-cell office:value-type="float" office:value="1886.011" calcext:value-type="float">
            <text:p>1886.011</text:p>
          </table:table-cell>
          <table:table-cell office:value-type="float" office:value="0" calcext:value-type="float">
            <text:p>0</text:p>
          </table:table-cell>
          <table:table-cell office:value-type="float" office:value="-0.01078329" calcext:value-type="float">
            <text:p>-0.01078329</text:p>
          </table:table-cell>
          <table:table-cell office:value-type="float" office:value="-0.0006317093" calcext:value-type="float">
            <text:p>-0.00063170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725" calcext:value-type="float">
            <text:p>-1.2297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9" calcext:value-type="float">
            <text:p>5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1.1676" calcext:value-type="float">
            <text:p>191.167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4.371" calcext:value-type="float">
            <text:p>1264.371</text:p>
          </table:table-cell>
          <table:table-cell office:value-type="float" office:value="537.8434" calcext:value-type="float">
            <text:p>537.8434</text:p>
          </table:table-cell>
          <table:table-cell office:value-type="float" office:value="0" calcext:value-type="float">
            <text:p>0</text:p>
          </table:table-cell>
          <table:table-cell office:value-type="float" office:value="0.3058688" calcext:value-type="float">
            <text:p>0.3058688</text:p>
          </table:table-cell>
          <table:table-cell office:value-type="float" office:value="0.3128863" calcext:value-type="float">
            <text:p>0.3128863</text:p>
          </table:table-cell>
          <table:table-cell office:value-type="float" office:value="0.316512" calcext:value-type="float">
            <text:p>0.316512</text:p>
          </table:table-cell>
          <table:table-cell office:value-type="float" office:value="0.3216948" calcext:value-type="float">
            <text:p>0.3216948</text:p>
          </table:table-cell>
          <table:table-cell office:value-type="float" office:value="0.326365" calcext:value-type="float">
            <text:p>0.326365</text:p>
          </table:table-cell>
          <table:table-cell office:value-type="float" office:value="0.3307194" calcext:value-type="float">
            <text:p>0.3307194</text:p>
          </table:table-cell>
          <table:table-cell office:value-type="float" office:value="0.3770056" calcext:value-type="float">
            <text:p>0.3770056</text:p>
          </table:table-cell>
          <table:table-cell office:value-type="float" office:value="0.369697" calcext:value-type="float">
            <text:p>0.369697</text:p>
          </table:table-cell>
          <table:table-cell office:value-type="float" office:value="0.3878829" calcext:value-type="float">
            <text:p>0.387882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582E-015" calcext:value-type="float">
            <text:p>1.925582E-15</text:p>
          </table:table-cell>
          <table:table-cell office:value-type="float" office:value="1.905507E-015" calcext:value-type="float">
            <text:p>1.905507E-15</text:p>
          </table:table-cell>
          <table:table-cell office:value-type="float" office:value="9.772899E-016" calcext:value-type="float">
            <text:p>9.772899E-16</text:p>
          </table:table-cell>
          <table:table-cell office:value-type="float" office:value="9.880618E-016" calcext:value-type="float">
            <text:p>9.88061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639084" calcext:value-type="float">
            <text:p>-0.01639084</text:p>
          </table:table-cell>
          <table:table-cell office:value-type="float" office:value="-0.01420192" calcext:value-type="float">
            <text:p>-0.01420192</text:p>
          </table:table-cell>
          <table:table-cell office:value-type="float" office:value="-0.0131196" calcext:value-type="float">
            <text:p>-0.0131196</text:p>
          </table:table-cell>
          <table:table-cell office:value-type="float" office:value="-0.01172303" calcext:value-type="float">
            <text:p>-0.01172303</text:p>
          </table:table-cell>
          <table:table-cell office:value-type="float" office:value="-0.01060841" calcext:value-type="float">
            <text:p>-0.01060841</text:p>
          </table:table-cell>
          <table:table-cell office:value-type="float" office:value="-0.009671363" calcext:value-type="float">
            <text:p>-0.009671363</text:p>
          </table:table-cell>
          <table:table-cell office:value-type="float" office:value="-0.008273476" calcext:value-type="float">
            <text:p>-0.008273476</text:p>
          </table:table-cell>
          <table:table-cell office:value-type="float" office:value="-0.01108801" calcext:value-type="float">
            <text:p>-0.01108801</text:p>
          </table:table-cell>
          <table:table-cell office:value-type="float" office:value="-0.007007466" calcext:value-type="float">
            <text:p>-0.007007466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893.615" calcext:value-type="float">
            <text:p>1893.615</text:p>
          </table:table-cell>
          <table:table-cell office:value-type="float" office:value="0" calcext:value-type="float">
            <text:p>0</text:p>
          </table:table-cell>
          <table:table-cell office:value-type="float" office:value="-0.009733181" calcext:value-type="float">
            <text:p>-0.009733181</text:p>
          </table:table-cell>
          <table:table-cell office:value-type="float" office:value="-0.0006378436" calcext:value-type="float">
            <text:p>-0.00063784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9" calcext:value-type="float">
            <text:p>6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2.5161" calcext:value-type="float">
            <text:p>192.516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0.49" calcext:value-type="float">
            <text:p>1260.49</text:p>
          </table:table-cell>
          <table:table-cell office:value-type="float" office:value="540.3761" calcext:value-type="float">
            <text:p>540.3761</text:p>
          </table:table-cell>
          <table:table-cell office:value-type="float" office:value="0" calcext:value-type="float">
            <text:p>0</text:p>
          </table:table-cell>
          <table:table-cell office:value-type="float" office:value="0.2089399" calcext:value-type="float">
            <text:p>0.2089399</text:p>
          </table:table-cell>
          <table:table-cell office:value-type="float" office:value="0.3037813" calcext:value-type="float">
            <text:p>0.3037813</text:p>
          </table:table-cell>
          <table:table-cell office:value-type="float" office:value="0.3064285" calcext:value-type="float">
            <text:p>0.3064285</text:p>
          </table:table-cell>
          <table:table-cell office:value-type="float" office:value="0.3108418" calcext:value-type="float">
            <text:p>0.3108418</text:p>
          </table:table-cell>
          <table:table-cell office:value-type="float" office:value="0.3148017" calcext:value-type="float">
            <text:p>0.3148017</text:p>
          </table:table-cell>
          <table:table-cell office:value-type="float" office:value="0.3185472" calcext:value-type="float">
            <text:p>0.3185472</text:p>
          </table:table-cell>
          <table:table-cell office:value-type="float" office:value="0.3668473" calcext:value-type="float">
            <text:p>0.3668473</text:p>
          </table:table-cell>
          <table:table-cell office:value-type="float" office:value="0.3695638" calcext:value-type="float">
            <text:p>0.3695638</text:p>
          </table:table-cell>
          <table:table-cell office:value-type="float" office:value="0.3881316" calcext:value-type="float">
            <text:p>0.3881316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4983" calcext:value-type="float">
            <text:p>0.01814983</text:p>
          </table:table-cell>
          <table:table-cell office:value-type="float" office:value="1.905482E-015" calcext:value-type="float">
            <text:p>1.905482E-15</text:p>
          </table:table-cell>
          <table:table-cell office:value-type="float" office:value="9.772861E-016" calcext:value-type="float">
            <text:p>9.772861E-16</text:p>
          </table:table-cell>
          <table:table-cell office:value-type="float" office:value="9.8806E-016" calcext:value-type="float">
            <text:p>9.880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749758" calcext:value-type="float">
            <text:p>-0.1749758</text:p>
          </table:table-cell>
          <table:table-cell office:value-type="float" office:value="-0.01749391" calcext:value-type="float">
            <text:p>-0.01749391</text:p>
          </table:table-cell>
          <table:table-cell office:value-type="float" office:value="-0.01645087" calcext:value-type="float">
            <text:p>-0.01645087</text:p>
          </table:table-cell>
          <table:table-cell office:value-type="float" office:value="-0.01489206" calcext:value-type="float">
            <text:p>-0.01489206</text:p>
          </table:table-cell>
          <table:table-cell office:value-type="float" office:value="-0.01363762" calcext:value-type="float">
            <text:p>-0.01363762</text:p>
          </table:table-cell>
          <table:table-cell office:value-type="float" office:value="-0.01255914" calcext:value-type="float">
            <text:p>-0.01255914</text:p>
          </table:table-cell>
          <table:table-cell office:value-type="float" office:value="-0.01077841" calcext:value-type="float">
            <text:p>-0.01077841</text:p>
          </table:table-cell>
          <table:table-cell office:value-type="float" office:value="-0.01112294" calcext:value-type="float">
            <text:p>-0.01112294</text:p>
          </table:table-cell>
          <table:table-cell office:value-type="float" office:value="-0.006964377" calcext:value-type="float">
            <text:p>-0.006964377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899.731" calcext:value-type="float">
            <text:p>1899.731</text:p>
          </table:table-cell>
          <table:table-cell office:value-type="float" office:value="0" calcext:value-type="float">
            <text:p>0</text:p>
          </table:table-cell>
          <table:table-cell office:value-type="float" office:value="-0.01383504" calcext:value-type="float">
            <text:p>-0.01383504</text:p>
          </table:table-cell>
          <table:table-cell office:value-type="float" office:value="-0.0006235755" calcext:value-type="float">
            <text:p>-0.00062357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9" calcext:value-type="float">
            <text:p>7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3.4055" calcext:value-type="float">
            <text:p>193.4055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8.047" calcext:value-type="float">
            <text:p>1258.047</text:p>
          </table:table-cell>
          <table:table-cell office:value-type="float" office:value="541.924" calcext:value-type="float">
            <text:p>541.924</text:p>
          </table:table-cell>
          <table:table-cell office:value-type="float" office:value="0" calcext:value-type="float">
            <text:p>0</text:p>
          </table:table-cell>
          <table:table-cell office:value-type="float" office:value="0.1217713" calcext:value-type="float">
            <text:p>0.1217713</text:p>
          </table:table-cell>
          <table:table-cell office:value-type="float" office:value="0.302298" calcext:value-type="float">
            <text:p>0.302298</text:p>
          </table:table-cell>
          <table:table-cell office:value-type="float" office:value="0.3038517" calcext:value-type="float">
            <text:p>0.3038517</text:p>
          </table:table-cell>
          <table:table-cell office:value-type="float" office:value="0.3061527" calcext:value-type="float">
            <text:p>0.3061527</text:p>
          </table:table-cell>
          <table:table-cell office:value-type="float" office:value="0.3087975" calcext:value-type="float">
            <text:p>0.3087975</text:p>
          </table:table-cell>
          <table:table-cell office:value-type="float" office:value="0.3117982" calcext:value-type="float">
            <text:p>0.3117982</text:p>
          </table:table-cell>
          <table:table-cell office:value-type="float" office:value="0.3607614" calcext:value-type="float">
            <text:p>0.3607614</text:p>
          </table:table-cell>
          <table:table-cell office:value-type="float" office:value="0.3686806" calcext:value-type="float">
            <text:p>0.3686806</text:p>
          </table:table-cell>
          <table:table-cell office:value-type="float" office:value="0.3882399" calcext:value-type="float">
            <text:p>0.388239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15" calcext:value-type="float">
            <text:p>0.5107115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76734" calcext:value-type="float">
            <text:p>0.02276734</text:p>
          </table:table-cell>
          <table:table-cell office:value-type="float" office:value="0.0004593274" calcext:value-type="float">
            <text:p>0.0004593274</text:p>
          </table:table-cell>
          <table:table-cell office:value-type="float" office:value="9.772817E-016" calcext:value-type="float">
            <text:p>9.772817E-16</text:p>
          </table:table-cell>
          <table:table-cell office:value-type="float" office:value="9.880598E-016" calcext:value-type="float">
            <text:p>9.88059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952187" calcext:value-type="float">
            <text:p>-4.952187</text:p>
          </table:table-cell>
          <table:table-cell office:value-type="float" office:value="-0.01798893" calcext:value-type="float">
            <text:p>-0.01798893</text:p>
          </table:table-cell>
          <table:table-cell office:value-type="float" office:value="-0.01744743" calcext:value-type="float">
            <text:p>-0.01744743</text:p>
          </table:table-cell>
          <table:table-cell office:value-type="float" office:value="-0.01656263" calcext:value-type="float">
            <text:p>-0.01656263</text:p>
          </table:table-cell>
          <table:table-cell office:value-type="float" office:value="-0.01560229" calcext:value-type="float">
            <text:p>-0.01560229</text:p>
          </table:table-cell>
          <table:table-cell office:value-type="float" office:value="-0.01458546" calcext:value-type="float">
            <text:p>-0.01458546</text:p>
          </table:table-cell>
          <table:table-cell office:value-type="float" office:value="-0.01267409" calcext:value-type="float">
            <text:p>-0.01267409</text:p>
          </table:table-cell>
          <table:table-cell office:value-type="float" office:value="-0.01138027" calcext:value-type="float">
            <text:p>-0.01138027</text:p>
          </table:table-cell>
          <table:table-cell office:value-type="float" office:value="-0.006945411" calcext:value-type="float">
            <text:p>-0.006945411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904.838" calcext:value-type="float">
            <text:p>1904.838</text:p>
          </table:table-cell>
          <table:table-cell office:value-type="float" office:value="0" calcext:value-type="float">
            <text:p>0</text:p>
          </table:table-cell>
          <table:table-cell office:value-type="float" office:value="-0.06725576" calcext:value-type="float">
            <text:p>-0.06725576</text:p>
          </table:table-cell>
          <table:table-cell office:value-type="float" office:value="-0.0006194862" calcext:value-type="float">
            <text:p>-0.000619486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9" calcext:value-type="float">
            <text:p>8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3.763" calcext:value-type="float">
            <text:p>193.763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6.74" calcext:value-type="float">
            <text:p>1256.74</text:p>
          </table:table-cell>
          <table:table-cell office:value-type="float" office:value="542.8702" calcext:value-type="float">
            <text:p>542.8702</text:p>
          </table:table-cell>
          <table:table-cell office:value-type="float" office:value="0" calcext:value-type="float">
            <text:p>0</text:p>
          </table:table-cell>
          <table:table-cell office:value-type="float" office:value="0.1098729" calcext:value-type="float">
            <text:p>0.1098729</text:p>
          </table:table-cell>
          <table:table-cell office:value-type="float" office:value="0.2982425" calcext:value-type="float">
            <text:p>0.2982425</text:p>
          </table:table-cell>
          <table:table-cell office:value-type="float" office:value="0.3020594" calcext:value-type="float">
            <text:p>0.3020594</text:p>
          </table:table-cell>
          <table:table-cell office:value-type="float" office:value="0.3038458" calcext:value-type="float">
            <text:p>0.3038458</text:p>
          </table:table-cell>
          <table:table-cell office:value-type="float" office:value="0.3057801" calcext:value-type="float">
            <text:p>0.3057801</text:p>
          </table:table-cell>
          <table:table-cell office:value-type="float" office:value="0.3082214" calcext:value-type="float">
            <text:p>0.3082214</text:p>
          </table:table-cell>
          <table:table-cell office:value-type="float" office:value="0.3572411" calcext:value-type="float">
            <text:p>0.3572411</text:p>
          </table:table-cell>
          <table:table-cell office:value-type="float" office:value="0.3675823" calcext:value-type="float">
            <text:p>0.3675823</text:p>
          </table:table-cell>
          <table:table-cell office:value-type="float" office:value="0.3882313" calcext:value-type="float">
            <text:p>0.3882313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2306064" calcext:value-type="float">
            <text:p>2.306064E-09</text:p>
          </table:table-cell>
          <table:table-cell office:value-type="float" office:value="0.008289866" calcext:value-type="float">
            <text:p>0.008289866</text:p>
          </table:table-cell>
          <table:table-cell office:value-type="float" office:value="9.772772E-016" calcext:value-type="float">
            <text:p>9.772772E-16</text:p>
          </table:table-cell>
          <table:table-cell office:value-type="float" office:value="9.880598E-016" calcext:value-type="float">
            <text:p>9.88059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.479591" calcext:value-type="float">
            <text:p>-9.479591</text:p>
          </table:table-cell>
          <table:table-cell office:value-type="float" office:value="-0.01980102" calcext:value-type="float">
            <text:p>-0.01980102</text:p>
          </table:table-cell>
          <table:table-cell office:value-type="float" office:value="-0.01815358" calcext:value-type="float">
            <text:p>-0.01815358</text:p>
          </table:table-cell>
          <table:table-cell office:value-type="float" office:value="-0.01745951" calcext:value-type="float">
            <text:p>-0.01745951</text:p>
          </table:table-cell>
          <table:table-cell office:value-type="float" office:value="-0.01671027" calcext:value-type="float">
            <text:p>-0.01671027</text:p>
          </table:table-cell>
          <table:table-cell office:value-type="float" office:value="-0.01580765" calcext:value-type="float">
            <text:p>-0.01580765</text:p>
          </table:table-cell>
          <table:table-cell office:value-type="float" office:value="-0.01393814" calcext:value-type="float">
            <text:p>-0.01393814</text:p>
          </table:table-cell>
          <table:table-cell office:value-type="float" office:value="-0.01171072" calcext:value-type="float">
            <text:p>-0.01171072</text:p>
          </table:table-cell>
          <table:table-cell office:value-type="float" office:value="-0.006946868" calcext:value-type="float">
            <text:p>-0.006946868</text:p>
          </table:table-cell>
          <table:table-cell office:value-type="float" office:value="-0.003763376" calcext:value-type="float">
            <text:p>-0.003763376</text:p>
          </table:table-cell>
          <table:table-cell office:value-type="float" office:value="1909.324" calcext:value-type="float">
            <text:p>1909.324</text:p>
          </table:table-cell>
          <table:table-cell office:value-type="float" office:value="0" calcext:value-type="float">
            <text:p>0</text:p>
          </table:table-cell>
          <table:table-cell office:value-type="float" office:value="-2.243627" calcext:value-type="float">
            <text:p>-2.243627</text:p>
          </table:table-cell>
          <table:table-cell office:value-type="float" office:value="-0.0006284015" calcext:value-type="float">
            <text:p>-0.00062840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9" calcext:value-type="float">
            <text:p>9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3.858" calcext:value-type="float">
            <text:p>193.85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986" calcext:value-type="float">
            <text:p>1255.986</text:p>
          </table:table-cell>
          <table:table-cell office:value-type="float" office:value="543.5245" calcext:value-type="float">
            <text:p>543.5245</text:p>
          </table:table-cell>
          <table:table-cell office:value-type="float" office:value="0" calcext:value-type="float">
            <text:p>0</text:p>
          </table:table-cell>
          <table:table-cell office:value-type="float" office:value="0.1017902" calcext:value-type="float">
            <text:p>0.1017902</text:p>
          </table:table-cell>
          <table:table-cell office:value-type="float" office:value="0.3010846" calcext:value-type="float">
            <text:p>0.3010846</text:p>
          </table:table-cell>
          <table:table-cell office:value-type="float" office:value="0.301875" calcext:value-type="float">
            <text:p>0.301875</text:p>
          </table:table-cell>
          <table:table-cell office:value-type="float" office:value="0.3029284" calcext:value-type="float">
            <text:p>0.3029284</text:p>
          </table:table-cell>
          <table:table-cell office:value-type="float" office:value="0.3044485" calcext:value-type="float">
            <text:p>0.3044485</text:p>
          </table:table-cell>
          <table:table-cell office:value-type="float" office:value="0.3064768" calcext:value-type="float">
            <text:p>0.3064768</text:p>
          </table:table-cell>
          <table:table-cell office:value-type="float" office:value="0.3550984" calcext:value-type="float">
            <text:p>0.3550984</text:p>
          </table:table-cell>
          <table:table-cell office:value-type="float" office:value="0.3664509" calcext:value-type="float">
            <text:p>0.3664509</text:p>
          </table:table-cell>
          <table:table-cell office:value-type="float" office:value="0.3882314" calcext:value-type="float">
            <text:p>0.3882314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106E-015" calcext:value-type="float">
            <text:p>1.961106E-15</text:p>
          </table:table-cell>
          <table:table-cell office:value-type="float" office:value="1.882803E-015" calcext:value-type="float">
            <text:p>1.882803E-15</text:p>
          </table:table-cell>
          <table:table-cell office:value-type="float" office:value="9.772722E-016" calcext:value-type="float">
            <text:p>9.772722E-16</text:p>
          </table:table-cell>
          <table:table-cell office:value-type="float" office:value="9.880596E-016" calcext:value-type="float">
            <text:p>9.88059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5.65314" calcext:value-type="float">
            <text:p>-15.65314</text:p>
          </table:table-cell>
          <table:table-cell office:value-type="float" office:value="-0.01858894" calcext:value-type="float">
            <text:p>-0.01858894</text:p>
          </table:table-cell>
          <table:table-cell office:value-type="float" office:value="-0.01825954" calcext:value-type="float">
            <text:p>-0.01825954</text:p>
          </table:table-cell>
          <table:table-cell office:value-type="float" office:value="-0.01783429" calcext:value-type="float">
            <text:p>-0.01783429</text:p>
          </table:table-cell>
          <table:table-cell office:value-type="float" office:value="-0.01722735" calcext:value-type="float">
            <text:p>-0.01722735</text:p>
          </table:table-cell>
          <table:table-cell office:value-type="float" office:value="-0.01644723" calcext:value-type="float">
            <text:p>-0.01644723</text:p>
          </table:table-cell>
          <table:table-cell office:value-type="float" office:value="-0.01477362" calcext:value-type="float">
            <text:p>-0.01477362</text:p>
          </table:table-cell>
          <table:table-cell office:value-type="float" office:value="-0.01206262" calcext:value-type="float">
            <text:p>-0.01206262</text:p>
          </table:table-cell>
          <table:table-cell office:value-type="float" office:value="-0.006946888" calcext:value-type="float">
            <text:p>-0.006946888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913.513" calcext:value-type="float">
            <text:p>1913.513</text:p>
          </table:table-cell>
          <table:table-cell office:value-type="float" office:value="0" calcext:value-type="float">
            <text:p>0</text:p>
          </table:table-cell>
          <table:table-cell office:value-type="float" office:value="-0.009731111" calcext:value-type="float">
            <text:p>-0.009731111</text:p>
          </table:table-cell>
          <table:table-cell office:value-type="float" office:value="-0.0006385625" calcext:value-type="float">
            <text:p>-0.00063856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9" calcext:value-type="float">
            <text:p>10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4.0183" calcext:value-type="float">
            <text:p>194.0183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37" calcext:value-type="float">
            <text:p>1255.37</text:p>
          </table:table-cell>
          <table:table-cell office:value-type="float" office:value="543.9779" calcext:value-type="float">
            <text:p>543.9779</text:p>
          </table:table-cell>
          <table:table-cell office:value-type="float" office:value="0" calcext:value-type="float">
            <text:p>0</text:p>
          </table:table-cell>
          <table:table-cell office:value-type="float" office:value="0.08779768" calcext:value-type="float">
            <text:p>0.08779768</text:p>
          </table:table-cell>
          <table:table-cell office:value-type="float" office:value="0.3000971" calcext:value-type="float">
            <text:p>0.3000971</text:p>
          </table:table-cell>
          <table:table-cell office:value-type="float" office:value="0.3009002" calcext:value-type="float">
            <text:p>0.3009002</text:p>
          </table:table-cell>
          <table:table-cell office:value-type="float" office:value="0.3021613" calcext:value-type="float">
            <text:p>0.3021613</text:p>
          </table:table-cell>
          <table:table-cell office:value-type="float" office:value="0.3037347" calcext:value-type="float">
            <text:p>0.3037347</text:p>
          </table:table-cell>
          <table:table-cell office:value-type="float" office:value="0.3056489" calcext:value-type="float">
            <text:p>0.3056489</text:p>
          </table:table-cell>
          <table:table-cell office:value-type="float" office:value="0.3538333" calcext:value-type="float">
            <text:p>0.3538333</text:p>
          </table:table-cell>
          <table:table-cell office:value-type="float" office:value="0.3654342" calcext:value-type="float">
            <text:p>0.3654342</text:p>
          </table:table-cell>
          <table:table-cell office:value-type="float" office:value="0.3882315" calcext:value-type="float">
            <text:p>0.3882315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1152E-015" calcext:value-type="float">
            <text:p>1.961152E-15</text:p>
          </table:table-cell>
          <table:table-cell office:value-type="float" office:value="1.882778E-015" calcext:value-type="float">
            <text:p>1.882778E-15</text:p>
          </table:table-cell>
          <table:table-cell office:value-type="float" office:value="9.77267E-016" calcext:value-type="float">
            <text:p>9.77267E-16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6.85444" calcext:value-type="float">
            <text:p>-36.85444</text:p>
          </table:table-cell>
          <table:table-cell office:value-type="float" office:value="-0.01902968" calcext:value-type="float">
            <text:p>-0.01902968</text:p>
          </table:table-cell>
          <table:table-cell office:value-type="float" office:value="-0.01868211" calcext:value-type="float">
            <text:p>-0.01868211</text:p>
          </table:table-cell>
          <table:table-cell office:value-type="float" office:value="-0.01815158" calcext:value-type="float">
            <text:p>-0.01815158</text:p>
          </table:table-cell>
          <table:table-cell office:value-type="float" office:value="-0.01751046" calcext:value-type="float">
            <text:p>-0.01751046</text:p>
          </table:table-cell>
          <table:table-cell office:value-type="float" office:value="-0.0167602" calcext:value-type="float">
            <text:p>-0.0167602</text:p>
          </table:table-cell>
          <table:table-cell office:value-type="float" office:value="-0.01529348" calcext:value-type="float">
            <text:p>-0.01529348</text:p>
          </table:table-cell>
          <table:table-cell office:value-type="float" office:value="-0.01238929" calcext:value-type="float">
            <text:p>-0.01238929</text:p>
          </table:table-cell>
          <table:table-cell office:value-type="float" office:value="-0.006946855" calcext:value-type="float">
            <text:p>-0.006946855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917.527" calcext:value-type="float">
            <text:p>1917.527</text:p>
          </table:table-cell>
          <table:table-cell office:value-type="float" office:value="0" calcext:value-type="float">
            <text:p>0</text:p>
          </table:table-cell>
          <table:table-cell office:value-type="float" office:value="-0.0264207" calcext:value-type="float">
            <text:p>-0.0264207</text:p>
          </table:table-cell>
          <table:table-cell office:value-type="float" office:value="-0.0006387921" calcext:value-type="float">
            <text:p>-0.00063879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9" calcext:value-type="float">
            <text:p>11111999</text:p>
          </table:table-cell>
          <table:table-cell office:value-type="float" office:value="780.0963" calcext:value-type="float">
            <text:p>780.0963</text:p>
          </table:table-cell>
          <table:table-cell office:value-type="float" office:value="194.177" calcext:value-type="float">
            <text:p>194.17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4.944" calcext:value-type="float">
            <text:p>1254.944</text:p>
          </table:table-cell>
          <table:table-cell office:value-type="float" office:value="544.2389" calcext:value-type="float">
            <text:p>544.2389</text:p>
          </table:table-cell>
          <table:table-cell office:value-type="float" office:value="0" calcext:value-type="float">
            <text:p>0</text:p>
          </table:table-cell>
          <table:table-cell office:value-type="float" office:value="0.07228567" calcext:value-type="float">
            <text:p>0.07228567</text:p>
          </table:table-cell>
          <table:table-cell office:value-type="float" office:value="0.2956885" calcext:value-type="float">
            <text:p>0.2956885</text:p>
          </table:table-cell>
          <table:table-cell office:value-type="float" office:value="0.3006456" calcext:value-type="float">
            <text:p>0.3006456</text:p>
          </table:table-cell>
          <table:table-cell office:value-type="float" office:value="0.3020482" calcext:value-type="float">
            <text:p>0.3020482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3050062" calcext:value-type="float">
            <text:p>0.3050062</text:p>
          </table:table-cell>
          <table:table-cell office:value-type="float" office:value="0.3530809" calcext:value-type="float">
            <text:p>0.3530809</text:p>
          </table:table-cell>
          <table:table-cell office:value-type="float" office:value="0.3645902" calcext:value-type="float">
            <text:p>0.3645902</text:p>
          </table:table-cell>
          <table:table-cell office:value-type="float" office:value="0.3882153" calcext:value-type="float">
            <text:p>0.3882153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1839894" calcext:value-type="float">
            <text:p>1.839894E-09</text:p>
          </table:table-cell>
          <table:table-cell office:value-type="float" office:value="0.006963475" calcext:value-type="float">
            <text:p>0.006963475</text:p>
          </table:table-cell>
          <table:table-cell office:value-type="float" office:value="9.772626E-016" calcext:value-type="float">
            <text:p>9.772626E-16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23.9092" calcext:value-type="float">
            <text:p>-123.9092</text:p>
          </table:table-cell>
          <table:table-cell office:value-type="float" office:value="-0.02077914" calcext:value-type="float">
            <text:p>-0.02077914</text:p>
          </table:table-cell>
          <table:table-cell office:value-type="float" office:value="-0.01874641" calcext:value-type="float">
            <text:p>-0.01874641</text:p>
          </table:table-cell>
          <table:table-cell office:value-type="float" office:value="-0.01819966" calcext:value-type="float">
            <text:p>-0.01819966</text:p>
          </table:table-cell>
          <table:table-cell office:value-type="float" office:value="-0.01768734" calcext:value-type="float">
            <text:p>-0.01768734</text:p>
          </table:table-cell>
          <table:table-cell office:value-type="float" office:value="-0.01700747" calcext:value-type="float">
            <text:p>-0.01700747</text:p>
          </table:table-cell>
          <table:table-cell office:value-type="float" office:value="-0.01561225" calcext:value-type="float">
            <text:p>-0.01561225</text:p>
          </table:table-cell>
          <table:table-cell office:value-type="float" office:value="-0.01266822" calcext:value-type="float">
            <text:p>-0.01266822</text:p>
          </table:table-cell>
          <table:table-cell office:value-type="float" office:value="-0.006949559" calcext:value-type="float">
            <text:p>-0.006949559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1921.353" calcext:value-type="float">
            <text:p>1921.353</text:p>
          </table:table-cell>
          <table:table-cell office:value-type="float" office:value="0" calcext:value-type="float">
            <text:p>0</text:p>
          </table:table-cell>
          <table:table-cell office:value-type="float" office:value="-0.1801883" calcext:value-type="float">
            <text:p>-0.1801883</text:p>
          </table:table-cell>
          <table:table-cell office:value-type="float" office:value="-0.000630533" calcext:value-type="float">
            <text:p>-0.0006305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9" calcext:value-type="float">
            <text:p>12111999</text:p>
          </table:table-cell>
          <table:table-cell office:value-type="float" office:value="783.6959" calcext:value-type="float">
            <text:p>783.6959</text:p>
          </table:table-cell>
          <table:table-cell office:value-type="float" office:value="194.1265" calcext:value-type="float">
            <text:p>194.1265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8.426" calcext:value-type="float">
            <text:p>1258.426</text:p>
          </table:table-cell>
          <table:table-cell office:value-type="float" office:value="544.4022" calcext:value-type="float">
            <text:p>544.4022</text:p>
          </table:table-cell>
          <table:table-cell office:value-type="float" office:value="0" calcext:value-type="float">
            <text:p>0</text:p>
          </table:table-cell>
          <table:table-cell office:value-type="float" office:value="0.3317339" calcext:value-type="float">
            <text:p>0.3317339</text:p>
          </table:table-cell>
          <table:table-cell office:value-type="float" office:value="0.3239241" calcext:value-type="float">
            <text:p>0.3239241</text:p>
          </table:table-cell>
          <table:table-cell office:value-type="float" office:value="0.3062207" calcext:value-type="float">
            <text:p>0.3062207</text:p>
          </table:table-cell>
          <table:table-cell office:value-type="float" office:value="0.3019012" calcext:value-type="float">
            <text:p>0.3019012</text:p>
          </table:table-cell>
          <table:table-cell office:value-type="float" office:value="0.3027125" calcext:value-type="float">
            <text:p>0.3027125</text:p>
          </table:table-cell>
          <table:table-cell office:value-type="float" office:value="0.3044549" calcext:value-type="float">
            <text:p>0.3044549</text:p>
          </table:table-cell>
          <table:table-cell office:value-type="float" office:value="0.3528157" calcext:value-type="float">
            <text:p>0.3528157</text:p>
          </table:table-cell>
          <table:table-cell office:value-type="float" office:value="0.3639505" calcext:value-type="float">
            <text:p>0.3639505</text:p>
          </table:table-cell>
          <table:table-cell office:value-type="float" office:value="0.3881631" calcext:value-type="float">
            <text:p>0.388163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26" calcext:value-type="float">
            <text:p>0.511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7254" calcext:value-type="float">
            <text:p>0.05347254</text:p>
          </table:table-cell>
          <table:table-cell office:value-type="float" office:value="1.912495E-015" calcext:value-type="float">
            <text:p>1.912495E-15</text:p>
          </table:table-cell>
          <table:table-cell office:value-type="float" office:value="9.772588E-016" calcext:value-type="float">
            <text:p>9.772588E-16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241161" calcext:value-type="float">
            <text:p>-0.009241161</text:p>
          </table:table-cell>
          <table:table-cell office:value-type="float" office:value="-0.01108076" calcext:value-type="float">
            <text:p>-0.01108076</text:p>
          </table:table-cell>
          <table:table-cell office:value-type="float" office:value="-0.01671322" calcext:value-type="float">
            <text:p>-0.01671322</text:p>
          </table:table-cell>
          <table:table-cell office:value-type="float" office:value="-0.01830177" calcext:value-type="float">
            <text:p>-0.01830177</text:p>
          </table:table-cell>
          <table:table-cell office:value-type="float" office:value="-0.01793332" calcext:value-type="float">
            <text:p>-0.01793332</text:p>
          </table:table-cell>
          <table:table-cell office:value-type="float" office:value="-0.01722408" calcext:value-type="float">
            <text:p>-0.01722408</text:p>
          </table:table-cell>
          <table:table-cell office:value-type="float" office:value="-0.01572501" calcext:value-type="float">
            <text:p>-0.01572501</text:p>
          </table:table-cell>
          <table:table-cell office:value-type="float" office:value="-0.01288429" calcext:value-type="float">
            <text:p>-0.01288429</text:p>
          </table:table-cell>
          <table:table-cell office:value-type="float" office:value="-0.006958479" calcext:value-type="float">
            <text:p>-0.006958479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925.094" calcext:value-type="float">
            <text:p>1925.094</text:p>
          </table:table-cell>
          <table:table-cell office:value-type="float" office:value="0" calcext:value-type="float">
            <text:p>0</text:p>
          </table:table-cell>
          <table:table-cell office:value-type="float" office:value="-0.05198981" calcext:value-type="float">
            <text:p>-0.05198981</text:p>
          </table:table-cell>
          <table:table-cell office:value-type="float" office:value="-0.0005962111" calcext:value-type="float">
            <text:p>-0.00059621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9" calcext:value-type="float">
            <text:p>13111999</text:p>
          </table:table-cell>
          <table:table-cell office:value-type="float" office:value="783.9958" calcext:value-type="float">
            <text:p>783.9958</text:p>
          </table:table-cell>
          <table:table-cell office:value-type="float" office:value="194.1701" calcext:value-type="float">
            <text:p>194.170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7.895" calcext:value-type="float">
            <text:p>1257.895</text:p>
          </table:table-cell>
          <table:table-cell office:value-type="float" office:value="545.1819" calcext:value-type="float">
            <text:p>545.1819</text:p>
          </table:table-cell>
          <table:table-cell office:value-type="float" office:value="0" calcext:value-type="float">
            <text:p>0</text:p>
          </table:table-cell>
          <table:table-cell office:value-type="float" office:value="0.3097151" calcext:value-type="float">
            <text:p>0.3097151</text:p>
          </table:table-cell>
          <table:table-cell office:value-type="float" office:value="0.3092293" calcext:value-type="float">
            <text:p>0.3092293</text:p>
          </table:table-cell>
          <table:table-cell office:value-type="float" office:value="0.3088734" calcext:value-type="float">
            <text:p>0.3088734</text:p>
          </table:table-cell>
          <table:table-cell office:value-type="float" office:value="0.3067614" calcext:value-type="float">
            <text:p>0.3067614</text:p>
          </table:table-cell>
          <table:table-cell office:value-type="float" office:value="0.3053775" calcext:value-type="float">
            <text:p>0.3053775</text:p>
          </table:table-cell>
          <table:table-cell office:value-type="float" office:value="0.3055754" calcext:value-type="float">
            <text:p>0.3055754</text:p>
          </table:table-cell>
          <table:table-cell office:value-type="float" office:value="0.3525099" calcext:value-type="float">
            <text:p>0.3525099</text:p>
          </table:table-cell>
          <table:table-cell office:value-type="float" office:value="0.3634562" calcext:value-type="float">
            <text:p>0.3634562</text:p>
          </table:table-cell>
          <table:table-cell office:value-type="float" office:value="0.3880912" calcext:value-type="float">
            <text:p>0.3880912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42E-015" calcext:value-type="float">
            <text:p>1.93742E-15</text:p>
          </table:table-cell>
          <table:table-cell office:value-type="float" office:value="1.912483E-015" calcext:value-type="float">
            <text:p>1.912483E-15</text:p>
          </table:table-cell>
          <table:table-cell office:value-type="float" office:value="9.772542E-016" calcext:value-type="float">
            <text:p>9.772542E-16</text:p>
          </table:table-cell>
          <table:table-cell office:value-type="float" office:value="9.880587E-016" calcext:value-type="float">
            <text:p>9.88058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521423" calcext:value-type="float">
            <text:p>-0.01521423</text:p>
          </table:table-cell>
          <table:table-cell office:value-type="float" office:value="-0.01541861" calcext:value-type="float">
            <text:p>-0.01541861</text:p>
          </table:table-cell>
          <table:table-cell office:value-type="float" office:value="-0.0155487" calcext:value-type="float">
            <text:p>-0.0155487</text:p>
          </table:table-cell>
          <table:table-cell office:value-type="float" office:value="-0.01633702" calcext:value-type="float">
            <text:p>-0.01633702</text:p>
          </table:table-cell>
          <table:table-cell office:value-type="float" office:value="-0.01687348" calcext:value-type="float">
            <text:p>-0.01687348</text:p>
          </table:table-cell>
          <table:table-cell office:value-type="float" office:value="-0.01679568" calcext:value-type="float">
            <text:p>-0.01679568</text:p>
          </table:table-cell>
          <table:table-cell office:value-type="float" office:value="-0.01586051" calcext:value-type="float">
            <text:p>-0.01586051</text:p>
          </table:table-cell>
          <table:table-cell office:value-type="float" office:value="-0.01305394" calcext:value-type="float">
            <text:p>-0.01305394</text:p>
          </table:table-cell>
          <table:table-cell office:value-type="float" office:value="-0.006970826" calcext:value-type="float">
            <text:p>-0.006970826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929.436" calcext:value-type="float">
            <text:p>1929.436</text:p>
          </table:table-cell>
          <table:table-cell office:value-type="float" office:value="0" calcext:value-type="float">
            <text:p>0</text:p>
          </table:table-cell>
          <table:table-cell office:value-type="float" office:value="-0.009734814" calcext:value-type="float">
            <text:p>-0.009734814</text:p>
          </table:table-cell>
          <table:table-cell office:value-type="float" office:value="-0.0006391678" calcext:value-type="float">
            <text:p>-0.00063916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9" calcext:value-type="float">
            <text:p>14111999</text:p>
          </table:table-cell>
          <table:table-cell office:value-type="float" office:value="785.3958" calcext:value-type="float">
            <text:p>785.3958</text:p>
          </table:table-cell>
          <table:table-cell office:value-type="float" office:value="194.5949" calcext:value-type="float">
            <text:p>194.594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7.71" calcext:value-type="float">
            <text:p>1257.71</text:p>
          </table:table-cell>
          <table:table-cell office:value-type="float" office:value="546.3389" calcext:value-type="float">
            <text:p>546.3389</text:p>
          </table:table-cell>
          <table:table-cell office:value-type="float" office:value="0" calcext:value-type="float">
            <text:p>0</text:p>
          </table:table-cell>
          <table:table-cell office:value-type="float" office:value="0.2964458" calcext:value-type="float">
            <text:p>0.2964458</text:p>
          </table:table-cell>
          <table:table-cell office:value-type="float" office:value="0.3044479" calcext:value-type="float">
            <text:p>0.3044479</text:p>
          </table:table-cell>
          <table:table-cell office:value-type="float" office:value="0.3073042" calcext:value-type="float">
            <text:p>0.3073042</text:p>
          </table:table-cell>
          <table:table-cell office:value-type="float" office:value="0.3070831" calcext:value-type="float">
            <text:p>0.3070831</text:p>
          </table:table-cell>
          <table:table-cell office:value-type="float" office:value="0.30617" calcext:value-type="float">
            <text:p>0.30617</text:p>
          </table:table-cell>
          <table:table-cell office:value-type="float" office:value="0.3063028" calcext:value-type="float">
            <text:p>0.3063028</text:p>
          </table:table-cell>
          <table:table-cell office:value-type="float" office:value="0.3527114" calcext:value-type="float">
            <text:p>0.3527114</text:p>
          </table:table-cell>
          <table:table-cell office:value-type="float" office:value="0.3631009" calcext:value-type="float">
            <text:p>0.3631009</text:p>
          </table:table-cell>
          <table:table-cell office:value-type="float" office:value="0.388011" calcext:value-type="float">
            <text:p>0.38801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17372" calcext:value-type="float">
            <text:p>0.009017372</text:p>
          </table:table-cell>
          <table:table-cell office:value-type="float" office:value="1.912467E-015" calcext:value-type="float">
            <text:p>1.912467E-15</text:p>
          </table:table-cell>
          <table:table-cell office:value-type="float" office:value="9.772487E-016" calcext:value-type="float">
            <text:p>9.772487E-16</text:p>
          </table:table-cell>
          <table:table-cell office:value-type="float" office:value="9.880587E-016" calcext:value-type="float">
            <text:p>9.88058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013456" calcext:value-type="float">
            <text:p>-0.02013456</text:p>
          </table:table-cell>
          <table:table-cell office:value-type="float" office:value="-0.01710314" calcext:value-type="float">
            <text:p>-0.01710314</text:p>
          </table:table-cell>
          <table:table-cell office:value-type="float" office:value="-0.01608937" calcext:value-type="float">
            <text:p>-0.01608937</text:p>
          </table:table-cell>
          <table:table-cell office:value-type="float" office:value="-0.01620818" calcext:value-type="float">
            <text:p>-0.01620818</text:p>
          </table:table-cell>
          <table:table-cell office:value-type="float" office:value="-0.01656668" calcext:value-type="float">
            <text:p>-0.01656668</text:p>
          </table:table-cell>
          <table:table-cell office:value-type="float" office:value="-0.01651818" calcext:value-type="float">
            <text:p>-0.01651818</text:p>
          </table:table-cell>
          <table:table-cell office:value-type="float" office:value="-0.01577375" calcext:value-type="float">
            <text:p>-0.01577375</text:p>
          </table:table-cell>
          <table:table-cell office:value-type="float" office:value="-0.01317761" calcext:value-type="float">
            <text:p>-0.01317761</text:p>
          </table:table-cell>
          <table:table-cell office:value-type="float" office:value="-0.006984644" calcext:value-type="float">
            <text:p>-0.006984644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934.165" calcext:value-type="float">
            <text:p>1934.165</text:p>
          </table:table-cell>
          <table:table-cell office:value-type="float" office:value="0" calcext:value-type="float">
            <text:p>0</text:p>
          </table:table-cell>
          <table:table-cell office:value-type="float" office:value="-0.01106114" calcext:value-type="float">
            <text:p>-0.01106114</text:p>
          </table:table-cell>
          <table:table-cell office:value-type="float" office:value="-0.0006321868" calcext:value-type="float">
            <text:p>-0.00063218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9" calcext:value-type="float">
            <text:p>15111999</text:p>
          </table:table-cell>
          <table:table-cell office:value-type="float" office:value="785.3958" calcext:value-type="float">
            <text:p>785.3958</text:p>
          </table:table-cell>
          <table:table-cell office:value-type="float" office:value="195.5199" calcext:value-type="float">
            <text:p>195.519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6.377" calcext:value-type="float">
            <text:p>1256.377</text:p>
          </table:table-cell>
          <table:table-cell office:value-type="float" office:value="546.743" calcext:value-type="float">
            <text:p>546.743</text:p>
          </table:table-cell>
          <table:table-cell office:value-type="float" office:value="0" calcext:value-type="float">
            <text:p>0</text:p>
          </table:table-cell>
          <table:table-cell office:value-type="float" office:value="0.1564312" calcext:value-type="float">
            <text:p>0.1564312</text:p>
          </table:table-cell>
          <table:table-cell office:value-type="float" office:value="0.2948887" calcext:value-type="float">
            <text:p>0.2948887</text:p>
          </table:table-cell>
          <table:table-cell office:value-type="float" office:value="0.2980779" calcext:value-type="float">
            <text:p>0.2980779</text:p>
          </table:table-cell>
          <table:table-cell office:value-type="float" office:value="0.3018519" calcext:value-type="float">
            <text:p>0.3018519</text:p>
          </table:table-cell>
          <table:table-cell office:value-type="float" office:value="0.303936" calcext:value-type="float">
            <text:p>0.303936</text:p>
          </table:table-cell>
          <table:table-cell office:value-type="float" office:value="0.3055172" calcext:value-type="float">
            <text:p>0.3055172</text:p>
          </table:table-cell>
          <table:table-cell office:value-type="float" office:value="0.3526771" calcext:value-type="float">
            <text:p>0.3526771</text:p>
          </table:table-cell>
          <table:table-cell office:value-type="float" office:value="0.3628494" calcext:value-type="float">
            <text:p>0.3628494</text:p>
          </table:table-cell>
          <table:table-cell office:value-type="float" office:value="0.3879313" calcext:value-type="float">
            <text:p>0.387931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06" calcext:value-type="float">
            <text:p>0.511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9111" calcext:value-type="float">
            <text:p>0.1299111</text:p>
          </table:table-cell>
          <table:table-cell office:value-type="float" office:value="0.000318636" calcext:value-type="float">
            <text:p>0.000318636</text:p>
          </table:table-cell>
          <table:table-cell office:value-type="float" office:value="9.772443E-016" calcext:value-type="float">
            <text:p>9.772443E-16</text:p>
          </table:table-cell>
          <table:table-cell office:value-type="float" office:value="9.880584E-016" calcext:value-type="float">
            <text:p>9.88058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160973" calcext:value-type="float">
            <text:p>-0.9160973</text:p>
          </table:table-cell>
          <table:table-cell office:value-type="float" office:value="-0.02147735" calcext:value-type="float">
            <text:p>-0.02147735</text:p>
          </table:table-cell>
          <table:table-cell office:value-type="float" office:value="-0.01993581" calcext:value-type="float">
            <text:p>-0.01993581</text:p>
          </table:table-cell>
          <table:table-cell office:value-type="float" office:value="-0.01826855" calcext:value-type="float">
            <text:p>-0.01826855</text:p>
          </table:table-cell>
          <table:table-cell office:value-type="float" office:value="-0.01742372" calcext:value-type="float">
            <text:p>-0.01742372</text:p>
          </table:table-cell>
          <table:table-cell office:value-type="float" office:value="-0.01680795" calcext:value-type="float">
            <text:p>-0.01680795</text:p>
          </table:table-cell>
          <table:table-cell office:value-type="float" office:value="-0.0157867" calcext:value-type="float">
            <text:p>-0.0157867</text:p>
          </table:table-cell>
          <table:table-cell office:value-type="float" office:value="-0.01326588" calcext:value-type="float">
            <text:p>-0.01326588</text:p>
          </table:table-cell>
          <table:table-cell office:value-type="float" office:value="-0.006998416" calcext:value-type="float">
            <text:p>-0.006998416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938.202" calcext:value-type="float">
            <text:p>1938.202</text:p>
          </table:table-cell>
          <table:table-cell office:value-type="float" office:value="0" calcext:value-type="float">
            <text:p>0</text:p>
          </table:table-cell>
          <table:table-cell office:value-type="float" office:value="-0.04157414" calcext:value-type="float">
            <text:p>-0.04157414</text:p>
          </table:table-cell>
          <table:table-cell office:value-type="float" office:value="-0.0005352434" calcext:value-type="float">
            <text:p>-0.00053524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9" calcext:value-type="float">
            <text:p>16111999</text:p>
          </table:table-cell>
          <table:table-cell office:value-type="float" office:value="785.3958" calcext:value-type="float">
            <text:p>785.3958</text:p>
          </table:table-cell>
          <table:table-cell office:value-type="float" office:value="196.1771" calcext:value-type="float">
            <text:p>196.177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623" calcext:value-type="float">
            <text:p>1255.623</text:p>
          </table:table-cell>
          <table:table-cell office:value-type="float" office:value="546.8401" calcext:value-type="float">
            <text:p>546.8401</text:p>
          </table:table-cell>
          <table:table-cell office:value-type="float" office:value="0" calcext:value-type="float">
            <text:p>0</text:p>
          </table:table-cell>
          <table:table-cell office:value-type="float" office:value="0.1194047" calcext:value-type="float">
            <text:p>0.1194047</text:p>
          </table:table-cell>
          <table:table-cell office:value-type="float" office:value="0.2767722" calcext:value-type="float">
            <text:p>0.2767722</text:p>
          </table:table-cell>
          <table:table-cell office:value-type="float" office:value="0.2936353" calcext:value-type="float">
            <text:p>0.2936353</text:p>
          </table:table-cell>
          <table:table-cell office:value-type="float" office:value="0.2990923" calcext:value-type="float">
            <text:p>0.2990923</text:p>
          </table:table-cell>
          <table:table-cell office:value-type="float" office:value="0.3020776" calcext:value-type="float">
            <text:p>0.3020776</text:p>
          </table:table-cell>
          <table:table-cell office:value-type="float" office:value="0.3042626" calcext:value-type="float">
            <text:p>0.3042626</text:p>
          </table:table-cell>
          <table:table-cell office:value-type="float" office:value="0.3522535" calcext:value-type="float">
            <text:p>0.3522535</text:p>
          </table:table-cell>
          <table:table-cell office:value-type="float" office:value="0.3626419" calcext:value-type="float">
            <text:p>0.3626419</text:p>
          </table:table-cell>
          <table:table-cell office:value-type="float" office:value="0.387856" calcext:value-type="float">
            <text:p>0.387856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4543" calcext:value-type="float">
            <text:p>0.1054543</text:p>
          </table:table-cell>
          <table:table-cell office:value-type="float" office:value="0.05106382" calcext:value-type="float">
            <text:p>0.05106382</text:p>
          </table:table-cell>
          <table:table-cell office:value-type="float" office:value="9.772402E-016" calcext:value-type="float">
            <text:p>9.772402E-16</text:p>
          </table:table-cell>
          <table:table-cell office:value-type="float" office:value="9.880584E-016" calcext:value-type="float">
            <text:p>9.88058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.930341" calcext:value-type="float">
            <text:p>-5.930341</text:p>
          </table:table-cell>
          <table:table-cell office:value-type="float" office:value="-0.03280796" calcext:value-type="float">
            <text:p>-0.03280796</text:p>
          </table:table-cell>
          <table:table-cell office:value-type="float" office:value="-0.02200113" calcext:value-type="float">
            <text:p>-0.02200113</text:p>
          </table:table-cell>
          <table:table-cell office:value-type="float" office:value="-0.01947149" calcext:value-type="float">
            <text:p>-0.01947149</text:p>
          </table:table-cell>
          <table:table-cell office:value-type="float" office:value="-0.0181845" calcext:value-type="float">
            <text:p>-0.0181845</text:p>
          </table:table-cell>
          <table:table-cell office:value-type="float" office:value="-0.01729607" calcext:value-type="float">
            <text:p>-0.01729607</text:p>
          </table:table-cell>
          <table:table-cell office:value-type="float" office:value="-0.01596971" calcext:value-type="float">
            <text:p>-0.01596971</text:p>
          </table:table-cell>
          <table:table-cell office:value-type="float" office:value="-0.01333905" calcext:value-type="float">
            <text:p>-0.01333905</text:p>
          </table:table-cell>
          <table:table-cell office:value-type="float" office:value="-0.007011473" calcext:value-type="float">
            <text:p>-0.007011473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941.912" calcext:value-type="float">
            <text:p>1941.912</text:p>
          </table:table-cell>
          <table:table-cell office:value-type="float" office:value="0" calcext:value-type="float">
            <text:p>0</text:p>
          </table:table-cell>
          <table:table-cell office:value-type="float" office:value="-4.835045" calcext:value-type="float">
            <text:p>-4.835045</text:p>
          </table:table-cell>
          <table:table-cell office:value-type="float" office:value="-0.0004940003" calcext:value-type="float">
            <text:p>-0.00049400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9" calcext:value-type="float">
            <text:p>17111999</text:p>
          </table:table-cell>
          <table:table-cell office:value-type="float" office:value="785.3958" calcext:value-type="float">
            <text:p>785.3958</text:p>
          </table:table-cell>
          <table:table-cell office:value-type="float" office:value="196.8237" calcext:value-type="float">
            <text:p>196.823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4.958" calcext:value-type="float">
            <text:p>1254.958</text:p>
          </table:table-cell>
          <table:table-cell office:value-type="float" office:value="546.8656" calcext:value-type="float">
            <text:p>546.8656</text:p>
          </table:table-cell>
          <table:table-cell office:value-type="float" office:value="0" calcext:value-type="float">
            <text:p>0</text:p>
          </table:table-cell>
          <table:table-cell office:value-type="float" office:value="0.1173133" calcext:value-type="float">
            <text:p>0.1173133</text:p>
          </table:table-cell>
          <table:table-cell office:value-type="float" office:value="0.2641409" calcext:value-type="float">
            <text:p>0.2641409</text:p>
          </table:table-cell>
          <table:table-cell office:value-type="float" office:value="0.2870034" calcext:value-type="float">
            <text:p>0.2870034</text:p>
          </table:table-cell>
          <table:table-cell office:value-type="float" office:value="0.2946707" calcext:value-type="float">
            <text:p>0.2946707</text:p>
          </table:table-cell>
          <table:table-cell office:value-type="float" office:value="0.2993101" calcext:value-type="float">
            <text:p>0.2993101</text:p>
          </table:table-cell>
          <table:table-cell office:value-type="float" office:value="0.3027713" calcext:value-type="float">
            <text:p>0.3027713</text:p>
          </table:table-cell>
          <table:table-cell office:value-type="float" office:value="0.3516969" calcext:value-type="float">
            <text:p>0.3516969</text:p>
          </table:table-cell>
          <table:table-cell office:value-type="float" office:value="0.362438" calcext:value-type="float">
            <text:p>0.362438</text:p>
          </table:table-cell>
          <table:table-cell office:value-type="float" office:value="0.3877923" calcext:value-type="float">
            <text:p>0.387792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15" calcext:value-type="float">
            <text:p>0.5112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5471" calcext:value-type="float">
            <text:p>0.04395471</text:p>
          </table:table-cell>
          <table:table-cell office:value-type="float" office:value="0.1203033" calcext:value-type="float">
            <text:p>0.1203033</text:p>
          </table:table-cell>
          <table:table-cell office:value-type="float" office:value="0.0001576974" calcext:value-type="float">
            <text:p>0.0001576974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.306149" calcext:value-type="float">
            <text:p>-6.306149</text:p>
          </table:table-cell>
          <table:table-cell office:value-type="float" office:value="-0.04324159" calcext:value-type="float">
            <text:p>-0.04324159</text:p>
          </table:table-cell>
          <table:table-cell office:value-type="float" office:value="-0.02574242" calcext:value-type="float">
            <text:p>-0.02574242</text:p>
          </table:table-cell>
          <table:table-cell office:value-type="float" office:value="-0.02158673" calcext:value-type="float">
            <text:p>-0.02158673</text:p>
          </table:table-cell>
          <table:table-cell office:value-type="float" office:value="-0.01937924" calcext:value-type="float">
            <text:p>-0.01937924</text:p>
          </table:table-cell>
          <table:table-cell office:value-type="float" office:value="-0.01789294" calcext:value-type="float">
            <text:p>-0.01789294</text:p>
          </table:table-cell>
          <table:table-cell office:value-type="float" office:value="-0.01621313" calcext:value-type="float">
            <text:p>-0.01621313</text:p>
          </table:table-cell>
          <table:table-cell office:value-type="float" office:value="-0.0134107" calcext:value-type="float">
            <text:p>-0.0134107</text:p>
          </table:table-cell>
          <table:table-cell office:value-type="float" office:value="-0.007022766" calcext:value-type="float">
            <text:p>-0.007022766</text:p>
          </table:table-cell>
          <table:table-cell office:value-type="float" office:value="-0.003763406" calcext:value-type="float">
            <text:p>-0.003763406</text:p>
          </table:table-cell>
          <table:table-cell office:value-type="float" office:value="1945.519" calcext:value-type="float">
            <text:p>1945.519</text:p>
          </table:table-cell>
          <table:table-cell office:value-type="float" office:value="0" calcext:value-type="float">
            <text:p>0</text:p>
          </table:table-cell>
          <table:table-cell office:value-type="float" office:value="-4.234238" calcext:value-type="float">
            <text:p>-4.234238</text:p>
          </table:table-cell>
          <table:table-cell office:value-type="float" office:value="-0.0004595667" calcext:value-type="float">
            <text:p>-0.000459566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9" calcext:value-type="float">
            <text:p>18111999</text:p>
          </table:table-cell>
          <table:table-cell office:value-type="float" office:value="785.5956" calcext:value-type="float">
            <text:p>785.5956</text:p>
          </table:table-cell>
          <table:table-cell office:value-type="float" office:value="196.8589" calcext:value-type="float">
            <text:p>196.858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137" calcext:value-type="float">
            <text:p>1255.137</text:p>
          </table:table-cell>
          <table:table-cell office:value-type="float" office:value="546.8561" calcext:value-type="float">
            <text:p>546.8561</text:p>
          </table:table-cell>
          <table:table-cell office:value-type="float" office:value="0" calcext:value-type="float">
            <text:p>0</text:p>
          </table:table-cell>
          <table:table-cell office:value-type="float" office:value="0.1373889" calcext:value-type="float">
            <text:p>0.1373889</text:p>
          </table:table-cell>
          <table:table-cell office:value-type="float" office:value="0.2775548" calcext:value-type="float">
            <text:p>0.2775548</text:p>
          </table:table-cell>
          <table:table-cell office:value-type="float" office:value="0.2842632" calcext:value-type="float">
            <text:p>0.2842632</text:p>
          </table:table-cell>
          <table:table-cell office:value-type="float" office:value="0.2909082" calcext:value-type="float">
            <text:p>0.2909082</text:p>
          </table:table-cell>
          <table:table-cell office:value-type="float" office:value="0.2967858" calcext:value-type="float">
            <text:p>0.2967858</text:p>
          </table:table-cell>
          <table:table-cell office:value-type="float" office:value="0.3009153" calcext:value-type="float">
            <text:p>0.3009153</text:p>
          </table:table-cell>
          <table:table-cell office:value-type="float" office:value="0.3508007" calcext:value-type="float">
            <text:p>0.3508007</text:p>
          </table:table-cell>
          <table:table-cell office:value-type="float" office:value="0.3621104" calcext:value-type="float">
            <text:p>0.3621104</text:p>
          </table:table-cell>
          <table:table-cell office:value-type="float" office:value="0.3878403" calcext:value-type="float">
            <text:p>0.3878403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25" calcext:value-type="float">
            <text:p>0.511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74405" calcext:value-type="float">
            <text:p>0.04774405</text:p>
          </table:table-cell>
          <table:table-cell office:value-type="float" office:value="0.1486679" calcext:value-type="float">
            <text:p>0.1486679</text:p>
          </table:table-cell>
          <table:table-cell office:value-type="float" office:value="9.83455E-016" calcext:value-type="float">
            <text:p>9.83455E-16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349267" calcext:value-type="float">
            <text:p>-2.349267</text:p>
          </table:table-cell>
          <table:table-cell office:value-type="float" office:value="-0.03237645" calcext:value-type="float">
            <text:p>-0.03237645</text:p>
          </table:table-cell>
          <table:table-cell office:value-type="float" office:value="-0.02769195" calcext:value-type="float">
            <text:p>-0.02769195</text:p>
          </table:table-cell>
          <table:table-cell office:value-type="float" office:value="-0.02361344" calcext:value-type="float">
            <text:p>-0.02361344</text:p>
          </table:table-cell>
          <table:table-cell office:value-type="float" office:value="-0.0205498" calcext:value-type="float">
            <text:p>-0.0205498</text:p>
          </table:table-cell>
          <table:table-cell office:value-type="float" office:value="-0.01866918" calcext:value-type="float">
            <text:p>-0.01866918</text:p>
          </table:table-cell>
          <table:table-cell office:value-type="float" office:value="-0.01661601" calcext:value-type="float">
            <text:p>-0.01661601</text:p>
          </table:table-cell>
          <table:table-cell office:value-type="float" office:value="-0.01352774" calcext:value-type="float">
            <text:p>-0.01352774</text:p>
          </table:table-cell>
          <table:table-cell office:value-type="float" office:value="-0.007014386" calcext:value-type="float">
            <text:p>-0.007014386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949.112" calcext:value-type="float">
            <text:p>1949.112</text:p>
          </table:table-cell>
          <table:table-cell office:value-type="float" office:value="0" calcext:value-type="float">
            <text:p>0</text:p>
          </table:table-cell>
          <table:table-cell office:value-type="float" office:value="-1.218951" calcext:value-type="float">
            <text:p>-1.218951</text:p>
          </table:table-cell>
          <table:table-cell office:value-type="float" office:value="-0.0004231928" calcext:value-type="float">
            <text:p>-0.000423192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9" calcext:value-type="float">
            <text:p>19111999</text:p>
          </table:table-cell>
          <table:table-cell office:value-type="float" office:value="785.5956" calcext:value-type="float">
            <text:p>785.5956</text:p>
          </table:table-cell>
          <table:table-cell office:value-type="float" office:value="197.1606" calcext:value-type="float">
            <text:p>197.160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4.744" calcext:value-type="float">
            <text:p>1254.744</text:p>
          </table:table-cell>
          <table:table-cell office:value-type="float" office:value="546.9504" calcext:value-type="float">
            <text:p>546.9504</text:p>
          </table:table-cell>
          <table:table-cell office:value-type="float" office:value="0" calcext:value-type="float">
            <text:p>0</text:p>
          </table:table-cell>
          <table:table-cell office:value-type="float" office:value="0.1597471" calcext:value-type="float">
            <text:p>0.1597471</text:p>
          </table:table-cell>
          <table:table-cell office:value-type="float" office:value="0.3124228" calcext:value-type="float">
            <text:p>0.3124228</text:p>
          </table:table-cell>
          <table:table-cell office:value-type="float" office:value="0.3101176" calcext:value-type="float">
            <text:p>0.3101176</text:p>
          </table:table-cell>
          <table:table-cell office:value-type="float" office:value="0.2983679" calcext:value-type="float">
            <text:p>0.2983679</text:p>
          </table:table-cell>
          <table:table-cell office:value-type="float" office:value="0.2968031" calcext:value-type="float">
            <text:p>0.2968031</text:p>
          </table:table-cell>
          <table:table-cell office:value-type="float" office:value="0.2994175" calcext:value-type="float">
            <text:p>0.2994175</text:p>
          </table:table-cell>
          <table:table-cell office:value-type="float" office:value="0.3497928" calcext:value-type="float">
            <text:p>0.3497928</text:p>
          </table:table-cell>
          <table:table-cell office:value-type="float" office:value="0.361792" calcext:value-type="float">
            <text:p>0.361792</text:p>
          </table:table-cell>
          <table:table-cell office:value-type="float" office:value="0.3878629" calcext:value-type="float">
            <text:p>0.387862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79E-015" calcext:value-type="float">
            <text:p>1.94979E-15</text:p>
          </table:table-cell>
          <table:table-cell office:value-type="float" office:value="1.906827E-015" calcext:value-type="float">
            <text:p>1.906827E-15</text:p>
          </table:table-cell>
          <table:table-cell office:value-type="float" office:value="9.834515E-016" calcext:value-type="float">
            <text:p>9.834515E-16</text:p>
          </table:table-cell>
          <table:table-cell office:value-type="float" office:value="9.880587E-016" calcext:value-type="float">
            <text:p>9.88058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363916" calcext:value-type="float">
            <text:p>-0.9363916</text:p>
          </table:table-cell>
          <table:table-cell office:value-type="float" office:value="-0.01424635" calcext:value-type="float">
            <text:p>-0.01424635</text:p>
          </table:table-cell>
          <table:table-cell office:value-type="float" office:value="-0.01511935" calcext:value-type="float">
            <text:p>-0.01511935</text:p>
          </table:table-cell>
          <table:table-cell office:value-type="float" office:value="-0.0199025" calcext:value-type="float">
            <text:p>-0.0199025</text:p>
          </table:table-cell>
          <table:table-cell office:value-type="float" office:value="-0.02058263" calcext:value-type="float">
            <text:p>-0.02058263</text:p>
          </table:table-cell>
          <table:table-cell office:value-type="float" office:value="-0.01933847" calcext:value-type="float">
            <text:p>-0.01933847</text:p>
          </table:table-cell>
          <table:table-cell office:value-type="float" office:value="-0.01708371" calcext:value-type="float">
            <text:p>-0.01708371</text:p>
          </table:table-cell>
          <table:table-cell office:value-type="float" office:value="-0.01364252" calcext:value-type="float">
            <text:p>-0.01364252</text:p>
          </table:table-cell>
          <table:table-cell office:value-type="float" office:value="-0.007010433" calcext:value-type="float">
            <text:p>-0.007010433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952.677" calcext:value-type="float">
            <text:p>1952.677</text:p>
          </table:table-cell>
          <table:table-cell office:value-type="float" office:value="0" calcext:value-type="float">
            <text:p>0</text:p>
          </table:table-cell>
          <table:table-cell office:value-type="float" office:value="-0.009734058" calcext:value-type="float">
            <text:p>-0.009734058</text:p>
          </table:table-cell>
          <table:table-cell office:value-type="float" office:value="-0.0006398941" calcext:value-type="float">
            <text:p>-0.00063989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9" calcext:value-type="float">
            <text:p>20111999</text:p>
          </table:table-cell>
          <table:table-cell office:value-type="float" office:value="786.3955" calcext:value-type="float">
            <text:p>786.3955</text:p>
          </table:table-cell>
          <table:table-cell office:value-type="float" office:value="197.2915" calcext:value-type="float">
            <text:p>197.2915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439" calcext:value-type="float">
            <text:p>1255.439</text:p>
          </table:table-cell>
          <table:table-cell office:value-type="float" office:value="546.925" calcext:value-type="float">
            <text:p>546.925</text:p>
          </table:table-cell>
          <table:table-cell office:value-type="float" office:value="0" calcext:value-type="float">
            <text:p>0</text:p>
          </table:table-cell>
          <table:table-cell office:value-type="float" office:value="0.2488526" calcext:value-type="float">
            <text:p>0.2488526</text:p>
          </table:table-cell>
          <table:table-cell office:value-type="float" office:value="0.2966075" calcext:value-type="float">
            <text:p>0.2966075</text:p>
          </table:table-cell>
          <table:table-cell office:value-type="float" office:value="0.3015175" calcext:value-type="float">
            <text:p>0.3015175</text:p>
          </table:table-cell>
          <table:table-cell office:value-type="float" office:value="0.302068" calcext:value-type="float">
            <text:p>0.302068</text:p>
          </table:table-cell>
          <table:table-cell office:value-type="float" office:value="0.3014428" calcext:value-type="float">
            <text:p>0.3014428</text:p>
          </table:table-cell>
          <table:table-cell office:value-type="float" office:value="0.3018163" calcext:value-type="float">
            <text:p>0.3018163</text:p>
          </table:table-cell>
          <table:table-cell office:value-type="float" office:value="0.3496593" calcext:value-type="float">
            <text:p>0.3496593</text:p>
          </table:table-cell>
          <table:table-cell office:value-type="float" office:value="0.3615031" calcext:value-type="float">
            <text:p>0.3615031</text:p>
          </table:table-cell>
          <table:table-cell office:value-type="float" office:value="0.3878662" calcext:value-type="float">
            <text:p>0.3878662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82E-015" calcext:value-type="float">
            <text:p>1.94982E-15</text:p>
          </table:table-cell>
          <table:table-cell office:value-type="float" office:value="1.906815E-015" calcext:value-type="float">
            <text:p>1.906815E-15</text:p>
          </table:table-cell>
          <table:table-cell office:value-type="float" office:value="9.834472E-016" calcext:value-type="float">
            <text:p>9.834472E-16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609174" calcext:value-type="float">
            <text:p>-0.06609174</text:p>
          </table:table-cell>
          <table:table-cell office:value-type="float" office:value="-0.02049644" calcext:value-type="float">
            <text:p>-0.02049644</text:p>
          </table:table-cell>
          <table:table-cell office:value-type="float" office:value="-0.01836726" calcext:value-type="float">
            <text:p>-0.01836726</text:p>
          </table:table-cell>
          <table:table-cell office:value-type="float" office:value="-0.01818412" calcext:value-type="float">
            <text:p>-0.01818412</text:p>
          </table:table-cell>
          <table:table-cell office:value-type="float" office:value="-0.0184644" calcext:value-type="float">
            <text:p>-0.0184644</text:p>
          </table:table-cell>
          <table:table-cell office:value-type="float" office:value="-0.01830565" calcext:value-type="float">
            <text:p>-0.01830565</text:p>
          </table:table-cell>
          <table:table-cell office:value-type="float" office:value="-0.01715331" calcext:value-type="float">
            <text:p>-0.01715331</text:p>
          </table:table-cell>
          <table:table-cell office:value-type="float" office:value="-0.01374786" calcext:value-type="float">
            <text:p>-0.01374786</text:p>
          </table:table-cell>
          <table:table-cell office:value-type="float" office:value="-0.007009828" calcext:value-type="float">
            <text:p>-0.007009828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956.224" calcext:value-type="float">
            <text:p>1956.224</text:p>
          </table:table-cell>
          <table:table-cell office:value-type="float" office:value="0" calcext:value-type="float">
            <text:p>0</text:p>
          </table:table-cell>
          <table:table-cell office:value-type="float" office:value="-0.009733654" calcext:value-type="float">
            <text:p>-0.009733654</text:p>
          </table:table-cell>
          <table:table-cell office:value-type="float" office:value="-0.0006400773" calcext:value-type="float">
            <text:p>-0.00064007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9" calcext:value-type="float">
            <text:p>21111999</text:p>
          </table:table-cell>
          <table:table-cell office:value-type="float" office:value="786.4954" calcext:value-type="float">
            <text:p>786.4954</text:p>
          </table:table-cell>
          <table:table-cell office:value-type="float" office:value="197.2124" calcext:value-type="float">
            <text:p>197.2124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653" calcext:value-type="float">
            <text:p>1255.653</text:p>
          </table:table-cell>
          <table:table-cell office:value-type="float" office:value="546.8903" calcext:value-type="float">
            <text:p>546.8903</text:p>
          </table:table-cell>
          <table:table-cell office:value-type="float" office:value="0" calcext:value-type="float">
            <text:p>0</text:p>
          </table:table-cell>
          <table:table-cell office:value-type="float" office:value="0.2983639" calcext:value-type="float">
            <text:p>0.2983639</text:p>
          </table:table-cell>
          <table:table-cell office:value-type="float" office:value="0.297245" calcext:value-type="float">
            <text:p>0.297245</text:p>
          </table:table-cell>
          <table:table-cell office:value-type="float" office:value="0.2973243" calcext:value-type="float">
            <text:p>0.2973243</text:p>
          </table:table-cell>
          <table:table-cell office:value-type="float" office:value="0.2995007" calcext:value-type="float">
            <text:p>0.2995007</text:p>
          </table:table-cell>
          <table:table-cell office:value-type="float" office:value="0.3013255" calcext:value-type="float">
            <text:p>0.3013255</text:p>
          </table:table-cell>
          <table:table-cell office:value-type="float" office:value="0.302851" calcext:value-type="float">
            <text:p>0.302851</text:p>
          </table:table-cell>
          <table:table-cell office:value-type="float" office:value="0.3502197" calcext:value-type="float">
            <text:p>0.3502197</text:p>
          </table:table-cell>
          <table:table-cell office:value-type="float" office:value="0.361321" calcext:value-type="float">
            <text:p>0.361321</text:p>
          </table:table-cell>
          <table:table-cell office:value-type="float" office:value="0.3878572" calcext:value-type="float">
            <text:p>0.3878572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852E-015" calcext:value-type="float">
            <text:p>1.949852E-15</text:p>
          </table:table-cell>
          <table:table-cell office:value-type="float" office:value="1.906804E-015" calcext:value-type="float">
            <text:p>1.906804E-15</text:p>
          </table:table-cell>
          <table:table-cell office:value-type="float" office:value="9.834426E-016" calcext:value-type="float">
            <text:p>9.834426E-16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98142" calcext:value-type="float">
            <text:p>-0.0198142</text:p>
          </table:table-cell>
          <table:table-cell office:value-type="float" office:value="-0.02036702" calcext:value-type="float">
            <text:p>-0.02036702</text:p>
          </table:table-cell>
          <table:table-cell office:value-type="float" office:value="-0.02031213" calcext:value-type="float">
            <text:p>-0.02031213</text:p>
          </table:table-cell>
          <table:table-cell office:value-type="float" office:value="-0.01929854" calcext:value-type="float">
            <text:p>-0.01929854</text:p>
          </table:table-cell>
          <table:table-cell office:value-type="float" office:value="-0.0185039" calcext:value-type="float">
            <text:p>-0.0185039</text:p>
          </table:table-cell>
          <table:table-cell office:value-type="float" office:value="-0.01786692" calcext:value-type="float">
            <text:p>-0.01786692</text:p>
          </table:table-cell>
          <table:table-cell office:value-type="float" office:value="-0.01689053" calcext:value-type="float">
            <text:p>-0.01689053</text:p>
          </table:table-cell>
          <table:table-cell office:value-type="float" office:value="-0.01381496" calcext:value-type="float">
            <text:p>-0.01381496</text:p>
          </table:table-cell>
          <table:table-cell office:value-type="float" office:value="-0.007011389" calcext:value-type="float">
            <text:p>-0.007011389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959.772" calcext:value-type="float">
            <text:p>1959.772</text:p>
          </table:table-cell>
          <table:table-cell office:value-type="float" office:value="0" calcext:value-type="float">
            <text:p>0</text:p>
          </table:table-cell>
          <table:table-cell office:value-type="float" office:value="-0.009734554" calcext:value-type="float">
            <text:p>-0.009734554</text:p>
          </table:table-cell>
          <table:table-cell office:value-type="float" office:value="-0.0006402903" calcext:value-type="float">
            <text:p>-0.00064029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9" calcext:value-type="float">
            <text:p>22111999</text:p>
          </table:table-cell>
          <table:table-cell office:value-type="float" office:value="786.6952" calcext:value-type="float">
            <text:p>786.6952</text:p>
          </table:table-cell>
          <table:table-cell office:value-type="float" office:value="197.2364" calcext:value-type="float">
            <text:p>197.2364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865" calcext:value-type="float">
            <text:p>1255.865</text:p>
          </table:table-cell>
          <table:table-cell office:value-type="float" office:value="546.8565" calcext:value-type="float">
            <text:p>546.8565</text:p>
          </table:table-cell>
          <table:table-cell office:value-type="float" office:value="0" calcext:value-type="float">
            <text:p>0</text:p>
          </table:table-cell>
          <table:table-cell office:value-type="float" office:value="0.3012835" calcext:value-type="float">
            <text:p>0.3012835</text:p>
          </table:table-cell>
          <table:table-cell office:value-type="float" office:value="0.2995943" calcext:value-type="float">
            <text:p>0.2995943</text:p>
          </table:table-cell>
          <table:table-cell office:value-type="float" office:value="0.2991069" calcext:value-type="float">
            <text:p>0.2991069</text:p>
          </table:table-cell>
          <table:table-cell office:value-type="float" office:value="0.3003103" calcext:value-type="float">
            <text:p>0.3003103</text:p>
          </table:table-cell>
          <table:table-cell office:value-type="float" office:value="0.3015567" calcext:value-type="float">
            <text:p>0.3015567</text:p>
          </table:table-cell>
          <table:table-cell office:value-type="float" office:value="0.3030068" calcext:value-type="float">
            <text:p>0.3030068</text:p>
          </table:table-cell>
          <table:table-cell office:value-type="float" office:value="0.3505048" calcext:value-type="float">
            <text:p>0.3505048</text:p>
          </table:table-cell>
          <table:table-cell office:value-type="float" office:value="0.3612225" calcext:value-type="float">
            <text:p>0.3612225</text:p>
          </table:table-cell>
          <table:table-cell office:value-type="float" office:value="0.3878434" calcext:value-type="float">
            <text:p>0.387843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891E-015" calcext:value-type="float">
            <text:p>1.949891E-15</text:p>
          </table:table-cell>
          <table:table-cell office:value-type="float" office:value="1.906785E-015" calcext:value-type="float">
            <text:p>1.906785E-15</text:p>
          </table:table-cell>
          <table:table-cell office:value-type="float" office:value="9.834377E-016" calcext:value-type="float">
            <text:p>9.834377E-16</text:p>
          </table:table-cell>
          <table:table-cell office:value-type="float" office:value="9.880586E-016" calcext:value-type="float">
            <text:p>9.88058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854332" calcext:value-type="float">
            <text:p>-0.01854332</text:p>
          </table:table-cell>
          <table:table-cell office:value-type="float" office:value="-0.01930291" calcext:value-type="float">
            <text:p>-0.01930291</text:p>
          </table:table-cell>
          <table:table-cell office:value-type="float" office:value="-0.01948578" calcext:value-type="float">
            <text:p>-0.01948578</text:p>
          </table:table-cell>
          <table:table-cell office:value-type="float" office:value="-0.01894345" calcext:value-type="float">
            <text:p>-0.01894345</text:p>
          </table:table-cell>
          <table:table-cell office:value-type="float" office:value="-0.01840979" calcext:value-type="float">
            <text:p>-0.01840979</text:p>
          </table:table-cell>
          <table:table-cell office:value-type="float" office:value="-0.01780441" calcext:value-type="float">
            <text:p>-0.01780441</text:p>
          </table:table-cell>
          <table:table-cell office:value-type="float" office:value="-0.01675747" calcext:value-type="float">
            <text:p>-0.01675747</text:p>
          </table:table-cell>
          <table:table-cell office:value-type="float" office:value="-0.01385139" calcext:value-type="float">
            <text:p>-0.01385139</text:p>
          </table:table-cell>
          <table:table-cell office:value-type="float" office:value="-0.007013777" calcext:value-type="float">
            <text:p>-0.007013777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963.32" calcext:value-type="float">
            <text:p>1963.32</text:p>
          </table:table-cell>
          <table:table-cell office:value-type="float" office:value="0" calcext:value-type="float">
            <text:p>0</text:p>
          </table:table-cell>
          <table:table-cell office:value-type="float" office:value="-0.00973073" calcext:value-type="float">
            <text:p>-0.00973073</text:p>
          </table:table-cell>
          <table:table-cell office:value-type="float" office:value="-0.0006405517" calcext:value-type="float">
            <text:p>-0.00064055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9" calcext:value-type="float">
            <text:p>23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197.8266" calcext:value-type="float">
            <text:p>197.826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41" calcext:value-type="float">
            <text:p>1255.41</text:p>
          </table:table-cell>
          <table:table-cell office:value-type="float" office:value="546.8241" calcext:value-type="float">
            <text:p>546.8241</text:p>
          </table:table-cell>
          <table:table-cell office:value-type="float" office:value="0" calcext:value-type="float">
            <text:p>0</text:p>
          </table:table-cell>
          <table:table-cell office:value-type="float" office:value="0.2895461" calcext:value-type="float">
            <text:p>0.2895461</text:p>
          </table:table-cell>
          <table:table-cell office:value-type="float" office:value="0.2912337" calcext:value-type="float">
            <text:p>0.2912337</text:p>
          </table:table-cell>
          <table:table-cell office:value-type="float" office:value="0.2951314" calcext:value-type="float">
            <text:p>0.2951314</text:p>
          </table:table-cell>
          <table:table-cell office:value-type="float" office:value="0.2995496" calcext:value-type="float">
            <text:p>0.2995496</text:p>
          </table:table-cell>
          <table:table-cell office:value-type="float" office:value="0.3017404" calcext:value-type="float">
            <text:p>0.3017404</text:p>
          </table:table-cell>
          <table:table-cell office:value-type="float" office:value="0.303343" calcext:value-type="float">
            <text:p>0.303343</text:p>
          </table:table-cell>
          <table:table-cell office:value-type="float" office:value="0.3506984" calcext:value-type="float">
            <text:p>0.3506984</text:p>
          </table:table-cell>
          <table:table-cell office:value-type="float" office:value="0.3611678" calcext:value-type="float">
            <text:p>0.3611678</text:p>
          </table:table-cell>
          <table:table-cell office:value-type="float" office:value="0.3878291" calcext:value-type="float">
            <text:p>0.3878291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941E-015" calcext:value-type="float">
            <text:p>1.949941E-15</text:p>
          </table:table-cell>
          <table:table-cell office:value-type="float" office:value="1.906758E-015" calcext:value-type="float">
            <text:p>1.906758E-15</text:p>
          </table:table-cell>
          <table:table-cell office:value-type="float" office:value="9.834335E-016" calcext:value-type="float">
            <text:p>9.834335E-16</text:p>
          </table:table-cell>
          <table:table-cell office:value-type="float" office:value="9.880568E-016" calcext:value-type="float">
            <text:p>9.88056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462542" calcext:value-type="float">
            <text:p>-0.02462542</text:p>
          </table:table-cell>
          <table:table-cell office:value-type="float" office:value="-0.02351272" calcext:value-type="float">
            <text:p>-0.02351272</text:p>
          </table:table-cell>
          <table:table-cell office:value-type="float" office:value="-0.02135392" calcext:value-type="float">
            <text:p>-0.02135392</text:p>
          </table:table-cell>
          <table:table-cell office:value-type="float" office:value="-0.01926207" calcext:value-type="float">
            <text:p>-0.01926207</text:p>
          </table:table-cell>
          <table:table-cell office:value-type="float" office:value="-0.01832609" calcext:value-type="float">
            <text:p>-0.01832609</text:p>
          </table:table-cell>
          <table:table-cell office:value-type="float" office:value="-0.01766677" calcext:value-type="float">
            <text:p>-0.01766677</text:p>
          </table:table-cell>
          <table:table-cell office:value-type="float" office:value="-0.01666832" calcext:value-type="float">
            <text:p>-0.01666832</text:p>
          </table:table-cell>
          <table:table-cell office:value-type="float" office:value="-0.01387171" calcext:value-type="float">
            <text:p>-0.01387171</text:p>
          </table:table-cell>
          <table:table-cell office:value-type="float" office:value="-0.007016259" calcext:value-type="float">
            <text:p>-0.007016259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966.861" calcext:value-type="float">
            <text:p>1966.861</text:p>
          </table:table-cell>
          <table:table-cell office:value-type="float" office:value="0" calcext:value-type="float">
            <text:p>0</text:p>
          </table:table-cell>
          <table:table-cell office:value-type="float" office:value="-0.009731705" calcext:value-type="float">
            <text:p>-0.009731705</text:p>
          </table:table-cell>
          <table:table-cell office:value-type="float" office:value="-0.0006408858" calcext:value-type="float">
            <text:p>-0.000640885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9" calcext:value-type="float">
            <text:p>24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198.6784" calcext:value-type="float">
            <text:p>198.6784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4.595" calcext:value-type="float">
            <text:p>1254.595</text:p>
          </table:table-cell>
          <table:table-cell office:value-type="float" office:value="546.7898" calcext:value-type="float">
            <text:p>546.7898</text:p>
          </table:table-cell>
          <table:table-cell office:value-type="float" office:value="0" calcext:value-type="float">
            <text:p>0</text:p>
          </table:table-cell>
          <table:table-cell office:value-type="float" office:value="0.2549557" calcext:value-type="float">
            <text:p>0.2549557</text:p>
          </table:table-cell>
          <table:table-cell office:value-type="float" office:value="0.2831941" calcext:value-type="float">
            <text:p>0.2831941</text:p>
          </table:table-cell>
          <table:table-cell office:value-type="float" office:value="0.2915622" calcext:value-type="float">
            <text:p>0.2915622</text:p>
          </table:table-cell>
          <table:table-cell office:value-type="float" office:value="0.2976486" calcext:value-type="float">
            <text:p>0.2976486</text:p>
          </table:table-cell>
          <table:table-cell office:value-type="float" office:value="0.3007673" calcext:value-type="float">
            <text:p>0.3007673</text:p>
          </table:table-cell>
          <table:table-cell office:value-type="float" office:value="0.3029489" calcext:value-type="float">
            <text:p>0.3029489</text:p>
          </table:table-cell>
          <table:table-cell office:value-type="float" office:value="0.3507448" calcext:value-type="float">
            <text:p>0.3507448</text:p>
          </table:table-cell>
          <table:table-cell office:value-type="float" office:value="0.3611386" calcext:value-type="float">
            <text:p>0.3611386</text:p>
          </table:table-cell>
          <table:table-cell office:value-type="float" office:value="0.3878159" calcext:value-type="float">
            <text:p>0.3878159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9993E-015" calcext:value-type="float">
            <text:p>1.949993E-15</text:p>
          </table:table-cell>
          <table:table-cell office:value-type="float" office:value="1.906732E-015" calcext:value-type="float">
            <text:p>1.906732E-15</text:p>
          </table:table-cell>
          <table:table-cell office:value-type="float" office:value="9.834302E-016" calcext:value-type="float">
            <text:p>9.834302E-16</text:p>
          </table:table-cell>
          <table:table-cell office:value-type="float" office:value="9.880536E-016" calcext:value-type="float">
            <text:p>9.88053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557794" calcext:value-type="float">
            <text:p>-0.05557794</text:p>
          </table:table-cell>
          <table:table-cell office:value-type="float" office:value="-0.02834576" calcext:value-type="float">
            <text:p>-0.02834576</text:p>
          </table:table-cell>
          <table:table-cell office:value-type="float" office:value="-0.02320052" calcext:value-type="float">
            <text:p>-0.02320052</text:p>
          </table:table-cell>
          <table:table-cell office:value-type="float" office:value="-0.02013088" calcext:value-type="float">
            <text:p>-0.02013088</text:p>
          </table:table-cell>
          <table:table-cell office:value-type="float" office:value="-0.01873954" calcext:value-type="float">
            <text:p>-0.01873954</text:p>
          </table:table-cell>
          <table:table-cell office:value-type="float" office:value="-0.01782382" calcext:value-type="float">
            <text:p>-0.01782382</text:p>
          </table:table-cell>
          <table:table-cell office:value-type="float" office:value="-0.0166459" calcext:value-type="float">
            <text:p>-0.0166459</text:p>
          </table:table-cell>
          <table:table-cell office:value-type="float" office:value="-0.01388251" calcext:value-type="float">
            <text:p>-0.01388251</text:p>
          </table:table-cell>
          <table:table-cell office:value-type="float" office:value="-0.007018541" calcext:value-type="float">
            <text:p>-0.007018541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970.409" calcext:value-type="float">
            <text:p>1970.409</text:p>
          </table:table-cell>
          <table:table-cell office:value-type="float" office:value="0" calcext:value-type="float">
            <text:p>0</text:p>
          </table:table-cell>
          <table:table-cell office:value-type="float" office:value="-0.009734156" calcext:value-type="float">
            <text:p>-0.009734156</text:p>
          </table:table-cell>
          <table:table-cell office:value-type="float" office:value="-0.0006412316" calcext:value-type="float">
            <text:p>-0.00064123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9" calcext:value-type="float">
            <text:p>25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199.4961" calcext:value-type="float">
            <text:p>199.496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3.821" calcext:value-type="float">
            <text:p>1253.821</text:p>
          </table:table-cell>
          <table:table-cell office:value-type="float" office:value="546.7516" calcext:value-type="float">
            <text:p>546.7516</text:p>
          </table:table-cell>
          <table:table-cell office:value-type="float" office:value="0" calcext:value-type="float">
            <text:p>0</text:p>
          </table:table-cell>
          <table:table-cell office:value-type="float" office:value="0.2351303" calcext:value-type="float">
            <text:p>0.2351303</text:p>
          </table:table-cell>
          <table:table-cell office:value-type="float" office:value="0.2782424" calcext:value-type="float">
            <text:p>0.2782424</text:p>
          </table:table-cell>
          <table:table-cell office:value-type="float" office:value="0.2862403" calcext:value-type="float">
            <text:p>0.2862403</text:p>
          </table:table-cell>
          <table:table-cell office:value-type="float" office:value="0.2940497" calcext:value-type="float">
            <text:p>0.2940497</text:p>
          </table:table-cell>
          <table:table-cell office:value-type="float" office:value="0.2987283" calcext:value-type="float">
            <text:p>0.2987283</text:p>
          </table:table-cell>
          <table:table-cell office:value-type="float" office:value="0.3018321" calcext:value-type="float">
            <text:p>0.3018321</text:p>
          </table:table-cell>
          <table:table-cell office:value-type="float" office:value="0.350499" calcext:value-type="float">
            <text:p>0.350499</text:p>
          </table:table-cell>
          <table:table-cell office:value-type="float" office:value="0.3611087" calcext:value-type="float">
            <text:p>0.3611087</text:p>
          </table:table-cell>
          <table:table-cell office:value-type="float" office:value="0.387804" calcext:value-type="float">
            <text:p>0.38780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8634" calcext:value-type="float">
            <text:p>0.01378634</text:p>
          </table:table-cell>
          <table:table-cell office:value-type="float" office:value="1.906713E-015" calcext:value-type="float">
            <text:p>1.906713E-15</text:p>
          </table:table-cell>
          <table:table-cell office:value-type="float" office:value="9.834252E-016" calcext:value-type="float">
            <text:p>9.834252E-16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8796811" calcext:value-type="float">
            <text:p>-0.08796811</text:p>
          </table:table-cell>
          <table:table-cell office:value-type="float" office:value="-0.03214349" calcext:value-type="float">
            <text:p>-0.03214349</text:p>
          </table:table-cell>
          <table:table-cell office:value-type="float" office:value="-0.02638361" calcext:value-type="float">
            <text:p>-0.02638361</text:p>
          </table:table-cell>
          <table:table-cell office:value-type="float" office:value="-0.02190363" calcext:value-type="float">
            <text:p>-0.02190363</text:p>
          </table:table-cell>
          <table:table-cell office:value-type="float" office:value="-0.01964287" calcext:value-type="float">
            <text:p>-0.01964287</text:p>
          </table:table-cell>
          <table:table-cell office:value-type="float" office:value="-0.01828318" calcext:value-type="float">
            <text:p>-0.01828318</text:p>
          </table:table-cell>
          <table:table-cell office:value-type="float" office:value="-0.01675723" calcext:value-type="float">
            <text:p>-0.01675723</text:p>
          </table:table-cell>
          <table:table-cell office:value-type="float" office:value="-0.01389352" calcext:value-type="float">
            <text:p>-0.01389352</text:p>
          </table:table-cell>
          <table:table-cell office:value-type="float" office:value="-0.007020603" calcext:value-type="float">
            <text:p>-0.007020603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973.949" calcext:value-type="float">
            <text:p>1973.949</text:p>
          </table:table-cell>
          <table:table-cell office:value-type="float" office:value="0" calcext:value-type="float">
            <text:p>0</text:p>
          </table:table-cell>
          <table:table-cell office:value-type="float" office:value="-0.01255065" calcext:value-type="float">
            <text:p>-0.01255065</text:p>
          </table:table-cell>
          <table:table-cell office:value-type="float" office:value="-0.0006304362" calcext:value-type="float">
            <text:p>-0.000630436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9" calcext:value-type="float">
            <text:p>26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199.2807" calcext:value-type="float">
            <text:p>199.280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4.08" calcext:value-type="float">
            <text:p>1254.08</text:p>
          </table:table-cell>
          <table:table-cell office:value-type="float" office:value="546.7123" calcext:value-type="float">
            <text:p>546.7123</text:p>
          </table:table-cell>
          <table:table-cell office:value-type="float" office:value="0" calcext:value-type="float">
            <text:p>0</text:p>
          </table:table-cell>
          <table:table-cell office:value-type="float" office:value="0.290011" calcext:value-type="float">
            <text:p>0.290011</text:p>
          </table:table-cell>
          <table:table-cell office:value-type="float" office:value="0.2878461" calcext:value-type="float">
            <text:p>0.2878461</text:p>
          </table:table-cell>
          <table:table-cell office:value-type="float" office:value="0.2868618" calcext:value-type="float">
            <text:p>0.2868618</text:p>
          </table:table-cell>
          <table:table-cell office:value-type="float" office:value="0.2918745" calcext:value-type="float">
            <text:p>0.2918745</text:p>
          </table:table-cell>
          <table:table-cell office:value-type="float" office:value="0.2968023" calcext:value-type="float">
            <text:p>0.2968023</text:p>
          </table:table-cell>
          <table:table-cell office:value-type="float" office:value="0.3003542" calcext:value-type="float">
            <text:p>0.3003542</text:p>
          </table:table-cell>
          <table:table-cell office:value-type="float" office:value="0.3499614" calcext:value-type="float">
            <text:p>0.3499614</text:p>
          </table:table-cell>
          <table:table-cell office:value-type="float" office:value="0.3610531" calcext:value-type="float">
            <text:p>0.3610531</text:p>
          </table:table-cell>
          <table:table-cell office:value-type="float" office:value="0.3877921" calcext:value-type="float">
            <text:p>0.3877921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0749E-015" calcext:value-type="float">
            <text:p>1.920749E-15</text:p>
          </table:table-cell>
          <table:table-cell office:value-type="float" office:value="1.906702E-015" calcext:value-type="float">
            <text:p>1.906702E-15</text:p>
          </table:table-cell>
          <table:table-cell office:value-type="float" office:value="9.834208E-016" calcext:value-type="float">
            <text:p>9.834208E-16</text:p>
          </table:table-cell>
          <table:table-cell office:value-type="float" office:value="9.880533E-016" calcext:value-type="float">
            <text:p>9.88053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413686" calcext:value-type="float">
            <text:p>-0.02413686</text:p>
          </table:table-cell>
          <table:table-cell office:value-type="float" office:value="-0.02547797" calcext:value-type="float">
            <text:p>-0.02547797</text:p>
          </table:table-cell>
          <table:table-cell office:value-type="float" office:value="-0.02607" calcext:value-type="float">
            <text:p>-0.02607</text:p>
          </table:table-cell>
          <table:table-cell office:value-type="float" office:value="-0.02308186" calcext:value-type="float">
            <text:p>-0.02308186</text:p>
          </table:table-cell>
          <table:table-cell office:value-type="float" office:value="-0.02054455" calcext:value-type="float">
            <text:p>-0.02054455</text:p>
          </table:table-cell>
          <table:table-cell office:value-type="float" office:value="-0.01891507" calcext:value-type="float">
            <text:p>-0.01891507</text:p>
          </table:table-cell>
          <table:table-cell office:value-type="float" office:value="-0.0170057" calcext:value-type="float">
            <text:p>-0.0170057</text:p>
          </table:table-cell>
          <table:table-cell office:value-type="float" office:value="-0.01391395" calcext:value-type="float">
            <text:p>-0.01391395</text:p>
          </table:table-cell>
          <table:table-cell office:value-type="float" office:value="-0.007022672" calcext:value-type="float">
            <text:p>-0.007022672</text:p>
          </table:table-cell>
          <table:table-cell office:value-type="float" office:value="-0.003763381" calcext:value-type="float">
            <text:p>-0.003763381</text:p>
          </table:table-cell>
          <table:table-cell office:value-type="float" office:value="1977.479" calcext:value-type="float">
            <text:p>1977.479</text:p>
          </table:table-cell>
          <table:table-cell office:value-type="float" office:value="0" calcext:value-type="float">
            <text:p>0</text:p>
          </table:table-cell>
          <table:table-cell office:value-type="float" office:value="-0.009733723" calcext:value-type="float">
            <text:p>-0.009733723</text:p>
          </table:table-cell>
          <table:table-cell office:value-type="float" office:value="-0.0006416334" calcext:value-type="float">
            <text:p>-0.00064163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9" calcext:value-type="float">
            <text:p>27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199.3917" calcext:value-type="float">
            <text:p>199.391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4.026" calcext:value-type="float">
            <text:p>1254.026</text:p>
          </table:table-cell>
          <table:table-cell office:value-type="float" office:value="546.6586" calcext:value-type="float">
            <text:p>546.6586</text:p>
          </table:table-cell>
          <table:table-cell office:value-type="float" office:value="0" calcext:value-type="float">
            <text:p>0</text:p>
          </table:table-cell>
          <table:table-cell office:value-type="float" office:value="0.2829562" calcext:value-type="float">
            <text:p>0.2829562</text:p>
          </table:table-cell>
          <table:table-cell office:value-type="float" office:value="0.2865609" calcext:value-type="float">
            <text:p>0.2865609</text:p>
          </table:table-cell>
          <table:table-cell office:value-type="float" office:value="0.2889844" calcext:value-type="float">
            <text:p>0.2889844</text:p>
          </table:table-cell>
          <table:table-cell office:value-type="float" office:value="0.2927421" calcext:value-type="float">
            <text:p>0.2927421</text:p>
          </table:table-cell>
          <table:table-cell office:value-type="float" office:value="0.2962698" calcext:value-type="float">
            <text:p>0.2962698</text:p>
          </table:table-cell>
          <table:table-cell office:value-type="float" office:value="0.299322" calcext:value-type="float">
            <text:p>0.299322</text:p>
          </table:table-cell>
          <table:table-cell office:value-type="float" office:value="0.3492672" calcext:value-type="float">
            <text:p>0.3492672</text:p>
          </table:table-cell>
          <table:table-cell office:value-type="float" office:value="0.3609591" calcext:value-type="float">
            <text:p>0.3609591</text:p>
          </table:table-cell>
          <table:table-cell office:value-type="float" office:value="0.3877797" calcext:value-type="float">
            <text:p>0.3877797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86955" calcext:value-type="float">
            <text:p>0.004086955</text:p>
          </table:table-cell>
          <table:table-cell office:value-type="float" office:value="1.906691E-015" calcext:value-type="float">
            <text:p>1.906691E-15</text:p>
          </table:table-cell>
          <table:table-cell office:value-type="float" office:value="9.834161E-016" calcext:value-type="float">
            <text:p>9.834161E-16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814793" calcext:value-type="float">
            <text:p>-0.02814793</text:p>
          </table:table-cell>
          <table:table-cell office:value-type="float" office:value="-0.02615147" calcext:value-type="float">
            <text:p>-0.02615147</text:p>
          </table:table-cell>
          <table:table-cell office:value-type="float" office:value="-0.02472482" calcext:value-type="float">
            <text:p>-0.02472482</text:p>
          </table:table-cell>
          <table:table-cell office:value-type="float" office:value="-0.02261068" calcext:value-type="float">
            <text:p>-0.02261068</text:p>
          </table:table-cell>
          <table:table-cell office:value-type="float" office:value="-0.02080817" calcext:value-type="float">
            <text:p>-0.02080817</text:p>
          </table:table-cell>
          <table:table-cell office:value-type="float" office:value="-0.01937628" calcext:value-type="float">
            <text:p>-0.01937628</text:p>
          </table:table-cell>
          <table:table-cell office:value-type="float" office:value="-0.0173342" calcext:value-type="float">
            <text:p>-0.0173342</text:p>
          </table:table-cell>
          <table:table-cell office:value-type="float" office:value="-0.01394867" calcext:value-type="float">
            <text:p>-0.01394867</text:p>
          </table:table-cell>
          <table:table-cell office:value-type="float" office:value="-0.007024809" calcext:value-type="float">
            <text:p>-0.007024809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981.004" calcext:value-type="float">
            <text:p>1981.004</text:p>
          </table:table-cell>
          <table:table-cell office:value-type="float" office:value="0" calcext:value-type="float">
            <text:p>0</text:p>
          </table:table-cell>
          <table:table-cell office:value-type="float" office:value="-0.01032167" calcext:value-type="float">
            <text:p>-0.01032167</text:p>
          </table:table-cell>
          <table:table-cell office:value-type="float" office:value="-0.0006385754" calcext:value-type="float">
            <text:p>-0.00063857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9" calcext:value-type="float">
            <text:p>28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199.8241" calcext:value-type="float">
            <text:p>199.824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3.674" calcext:value-type="float">
            <text:p>1253.674</text:p>
          </table:table-cell>
          <table:table-cell office:value-type="float" office:value="546.5746" calcext:value-type="float">
            <text:p>546.5746</text:p>
          </table:table-cell>
          <table:table-cell office:value-type="float" office:value="0" calcext:value-type="float">
            <text:p>0</text:p>
          </table:table-cell>
          <table:table-cell office:value-type="float" office:value="0.2336494" calcext:value-type="float">
            <text:p>0.2336494</text:p>
          </table:table-cell>
          <table:table-cell office:value-type="float" office:value="0.2780116" calcext:value-type="float">
            <text:p>0.2780116</text:p>
          </table:table-cell>
          <table:table-cell office:value-type="float" office:value="0.2860942" calcext:value-type="float">
            <text:p>0.2860942</text:p>
          </table:table-cell>
          <table:table-cell office:value-type="float" office:value="0.2918523" calcext:value-type="float">
            <text:p>0.2918523</text:p>
          </table:table-cell>
          <table:table-cell office:value-type="float" office:value="0.2956444" calcext:value-type="float">
            <text:p>0.2956444</text:p>
          </table:table-cell>
          <table:table-cell office:value-type="float" office:value="0.2988092" calcext:value-type="float">
            <text:p>0.2988092</text:p>
          </table:table-cell>
          <table:table-cell office:value-type="float" office:value="0.3487945" calcext:value-type="float">
            <text:p>0.3487945</text:p>
          </table:table-cell>
          <table:table-cell office:value-type="float" office:value="0.3608405" calcext:value-type="float">
            <text:p>0.3608405</text:p>
          </table:table-cell>
          <table:table-cell office:value-type="float" office:value="0.3877645" calcext:value-type="float">
            <text:p>0.3877645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16" calcext:value-type="float">
            <text:p>0.511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78769" calcext:value-type="float">
            <text:p>0.06478769</text:p>
          </table:table-cell>
          <table:table-cell office:value-type="float" office:value="1.906678E-015" calcext:value-type="float">
            <text:p>1.906678E-15</text:p>
          </table:table-cell>
          <table:table-cell office:value-type="float" office:value="9.834119E-016" calcext:value-type="float">
            <text:p>9.834119E-16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873367" calcext:value-type="float">
            <text:p>-0.0873367</text:p>
          </table:table-cell>
          <table:table-cell office:value-type="float" office:value="-0.03229009" calcext:value-type="float">
            <text:p>-0.03229009</text:p>
          </table:table-cell>
          <table:table-cell office:value-type="float" office:value="-0.02646119" calcext:value-type="float">
            <text:p>-0.02646119</text:p>
          </table:table-cell>
          <table:table-cell office:value-type="float" office:value="-0.02308059" calcext:value-type="float">
            <text:p>-0.02308059</text:p>
          </table:table-cell>
          <table:table-cell office:value-type="float" office:value="-0.02111205" calcext:value-type="float">
            <text:p>-0.02111205</text:p>
          </table:table-cell>
          <table:table-cell office:value-type="float" office:value="-0.01960789" calcext:value-type="float">
            <text:p>-0.01960789</text:p>
          </table:table-cell>
          <table:table-cell office:value-type="float" office:value="-0.01756299" calcext:value-type="float">
            <text:p>-0.01756299</text:p>
          </table:table-cell>
          <table:table-cell office:value-type="float" office:value="-0.01399268" calcext:value-type="float">
            <text:p>-0.01399268</text:p>
          </table:table-cell>
          <table:table-cell office:value-type="float" office:value="-0.007027459" calcext:value-type="float">
            <text:p>-0.007027459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984.529" calcext:value-type="float">
            <text:p>1984.529</text:p>
          </table:table-cell>
          <table:table-cell office:value-type="float" office:value="0" calcext:value-type="float">
            <text:p>0</text:p>
          </table:table-cell>
          <table:table-cell office:value-type="float" office:value="-0.02213877" calcext:value-type="float">
            <text:p>-0.02213877</text:p>
          </table:table-cell>
          <table:table-cell office:value-type="float" office:value="-0.0005901617" calcext:value-type="float">
            <text:p>-0.00059016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9" calcext:value-type="float">
            <text:p>29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200.1516" calcext:value-type="float">
            <text:p>200.151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3.475" calcext:value-type="float">
            <text:p>1253.475</text:p>
          </table:table-cell>
          <table:table-cell office:value-type="float" office:value="546.4405" calcext:value-type="float">
            <text:p>546.4405</text:p>
          </table:table-cell>
          <table:table-cell office:value-type="float" office:value="0" calcext:value-type="float">
            <text:p>0</text:p>
          </table:table-cell>
          <table:table-cell office:value-type="float" office:value="0.1175477" calcext:value-type="float">
            <text:p>0.1175477</text:p>
          </table:table-cell>
          <table:table-cell office:value-type="float" office:value="0.2647393" calcext:value-type="float">
            <text:p>0.2647393</text:p>
          </table:table-cell>
          <table:table-cell office:value-type="float" office:value="0.2836176" calcext:value-type="float">
            <text:p>0.2836176</text:p>
          </table:table-cell>
          <table:table-cell office:value-type="float" office:value="0.2903171" calcext:value-type="float">
            <text:p>0.2903171</text:p>
          </table:table-cell>
          <table:table-cell office:value-type="float" office:value="0.2945094" calcext:value-type="float">
            <text:p>0.2945094</text:p>
          </table:table-cell>
          <table:table-cell office:value-type="float" office:value="0.2979752" calcext:value-type="float">
            <text:p>0.2979752</text:p>
          </table:table-cell>
          <table:table-cell office:value-type="float" office:value="0.3483281" calcext:value-type="float">
            <text:p>0.3483281</text:p>
          </table:table-cell>
          <table:table-cell office:value-type="float" office:value="0.3607147" calcext:value-type="float">
            <text:p>0.3607147</text:p>
          </table:table-cell>
          <table:table-cell office:value-type="float" office:value="0.3877457" calcext:value-type="float">
            <text:p>0.3877457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12" calcext:value-type="float">
            <text:p>0.5112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8945" calcext:value-type="float">
            <text:p>0.1778945</text:p>
          </table:table-cell>
          <table:table-cell office:value-type="float" office:value="0.03053889" calcext:value-type="float">
            <text:p>0.03053889</text:p>
          </table:table-cell>
          <table:table-cell office:value-type="float" office:value="9.834081E-016" calcext:value-type="float">
            <text:p>9.834081E-16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.118019" calcext:value-type="float">
            <text:p>-6.118019</text:p>
          </table:table-cell>
          <table:table-cell office:value-type="float" office:value="-0.04241044" calcext:value-type="float">
            <text:p>-0.04241044</text:p>
          </table:table-cell>
          <table:table-cell office:value-type="float" office:value="-0.0280322" calcext:value-type="float">
            <text:p>-0.0280322</text:p>
          </table:table-cell>
          <table:table-cell office:value-type="float" office:value="-0.0239421" calcext:value-type="float">
            <text:p>-0.0239421</text:p>
          </table:table-cell>
          <table:table-cell office:value-type="float" office:value="-0.02168135" calcext:value-type="float">
            <text:p>-0.02168135</text:p>
          </table:table-cell>
          <table:table-cell office:value-type="float" office:value="-0.01999008" calcext:value-type="float">
            <text:p>-0.01999008</text:p>
          </table:table-cell>
          <table:table-cell office:value-type="float" office:value="-0.01779053" calcext:value-type="float">
            <text:p>-0.01779053</text:p>
          </table:table-cell>
          <table:table-cell office:value-type="float" office:value="-0.01403958" calcext:value-type="float">
            <text:p>-0.01403958</text:p>
          </table:table-cell>
          <table:table-cell office:value-type="float" office:value="-0.007030717" calcext:value-type="float">
            <text:p>-0.007030717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988.053" calcext:value-type="float">
            <text:p>1988.053</text:p>
          </table:table-cell>
          <table:table-cell office:value-type="float" office:value="0" calcext:value-type="float">
            <text:p>0</text:p>
          </table:table-cell>
          <table:table-cell office:value-type="float" office:value="-1.048955" calcext:value-type="float">
            <text:p>-1.048955</text:p>
          </table:table-cell>
          <table:table-cell office:value-type="float" office:value="-0.0004631212" calcext:value-type="float">
            <text:p>-0.000463121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9" calcext:value-type="float">
            <text:p>3011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200.8676" calcext:value-type="float">
            <text:p>200.867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2.91" calcext:value-type="float">
            <text:p>1252.91</text:p>
          </table:table-cell>
          <table:table-cell office:value-type="float" office:value="546.2896" calcext:value-type="float">
            <text:p>546.2896</text:p>
          </table:table-cell>
          <table:table-cell office:value-type="float" office:value="0" calcext:value-type="float">
            <text:p>0</text:p>
          </table:table-cell>
          <table:table-cell office:value-type="float" office:value="0.1095694" calcext:value-type="float">
            <text:p>0.1095694</text:p>
          </table:table-cell>
          <table:table-cell office:value-type="float" office:value="0.1869065" calcext:value-type="float">
            <text:p>0.1869065</text:p>
          </table:table-cell>
          <table:table-cell office:value-type="float" office:value="0.2665258" calcext:value-type="float">
            <text:p>0.2665258</text:p>
          </table:table-cell>
          <table:table-cell office:value-type="float" office:value="0.2854171" calcext:value-type="float">
            <text:p>0.2854171</text:p>
          </table:table-cell>
          <table:table-cell office:value-type="float" office:value="0.2924246" calcext:value-type="float">
            <text:p>0.2924246</text:p>
          </table:table-cell>
          <table:table-cell office:value-type="float" office:value="0.2967249" calcext:value-type="float">
            <text:p>0.2967249</text:p>
          </table:table-cell>
          <table:table-cell office:value-type="float" office:value="0.3478816" calcext:value-type="float">
            <text:p>0.3478816</text:p>
          </table:table-cell>
          <table:table-cell office:value-type="float" office:value="0.3606164" calcext:value-type="float">
            <text:p>0.3606164</text:p>
          </table:table-cell>
          <table:table-cell office:value-type="float" office:value="0.3877243" calcext:value-type="float">
            <text:p>0.3877243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591" calcext:value-type="float">
            <text:p>0.5112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4405" calcext:value-type="float">
            <text:p>0.1184405</text:p>
          </table:table-cell>
          <table:table-cell office:value-type="float" office:value="0.1914938" calcext:value-type="float">
            <text:p>0.1914938</text:p>
          </table:table-cell>
          <table:table-cell office:value-type="float" office:value="0.005473776" calcext:value-type="float">
            <text:p>0.005473776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.594316" calcext:value-type="float">
            <text:p>-9.594316</text:p>
          </table:table-cell>
          <table:table-cell office:value-type="float" office:value="-0.3365748" calcext:value-type="float">
            <text:p>-0.3365748</text:p>
          </table:table-cell>
          <table:table-cell office:value-type="float" office:value="-0.04165593" calcext:value-type="float">
            <text:p>-0.04165593</text:p>
          </table:table-cell>
          <table:table-cell office:value-type="float" office:value="-0.02691435" calcext:value-type="float">
            <text:p>-0.02691435</text:p>
          </table:table-cell>
          <table:table-cell office:value-type="float" office:value="-0.02276485" calcext:value-type="float">
            <text:p>-0.02276485</text:p>
          </table:table-cell>
          <table:table-cell office:value-type="float" office:value="-0.02057716" calcext:value-type="float">
            <text:p>-0.02057716</text:p>
          </table:table-cell>
          <table:table-cell office:value-type="float" office:value="-0.01801156" calcext:value-type="float">
            <text:p>-0.01801156</text:p>
          </table:table-cell>
          <table:table-cell office:value-type="float" office:value="-0.01407654" calcext:value-type="float">
            <text:p>-0.01407654</text:p>
          </table:table-cell>
          <table:table-cell office:value-type="float" office:value="-0.007034449" calcext:value-type="float">
            <text:p>-0.007034449</text:p>
          </table:table-cell>
          <table:table-cell office:value-type="float" office:value="-0.003763392" calcext:value-type="float">
            <text:p>-0.003763392</text:p>
          </table:table-cell>
          <table:table-cell office:value-type="float" office:value="1991.578" calcext:value-type="float">
            <text:p>1991.578</text:p>
          </table:table-cell>
          <table:table-cell office:value-type="float" office:value="0" calcext:value-type="float">
            <text:p>0</text:p>
          </table:table-cell>
          <table:table-cell office:value-type="float" office:value="-9.272581" calcext:value-type="float">
            <text:p>-9.272581</text:p>
          </table:table-cell>
          <table:table-cell office:value-type="float" office:value="-0.000295709" calcext:value-type="float">
            <text:p>-0.00029570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9" calcext:value-type="float">
            <text:p>1121999</text:p>
          </table:table-cell>
          <table:table-cell office:value-type="float" office:value="786.7951" calcext:value-type="float">
            <text:p>786.7951</text:p>
          </table:table-cell>
          <table:table-cell office:value-type="float" office:value="201.4242" calcext:value-type="float">
            <text:p>201.4242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2.517" calcext:value-type="float">
            <text:p>1252.517</text:p>
          </table:table-cell>
          <table:table-cell office:value-type="float" office:value="546.1228" calcext:value-type="float">
            <text:p>546.1228</text:p>
          </table:table-cell>
          <table:table-cell office:value-type="float" office:value="0" calcext:value-type="float">
            <text:p>0</text:p>
          </table:table-cell>
          <table:table-cell office:value-type="float" office:value="0.110218" calcext:value-type="float">
            <text:p>0.110218</text:p>
          </table:table-cell>
          <table:table-cell office:value-type="float" office:value="0.1396996" calcext:value-type="float">
            <text:p>0.1396996</text:p>
          </table:table-cell>
          <table:table-cell office:value-type="float" office:value="0.2425786" calcext:value-type="float">
            <text:p>0.2425786</text:p>
          </table:table-cell>
          <table:table-cell office:value-type="float" office:value="0.2806376" calcext:value-type="float">
            <text:p>0.2806376</text:p>
          </table:table-cell>
          <table:table-cell office:value-type="float" office:value="0.2894324" calcext:value-type="float">
            <text:p>0.2894324</text:p>
          </table:table-cell>
          <table:table-cell office:value-type="float" office:value="0.2945699" calcext:value-type="float">
            <text:p>0.2945699</text:p>
          </table:table-cell>
          <table:table-cell office:value-type="float" office:value="0.3470996" calcext:value-type="float">
            <text:p>0.3470996</text:p>
          </table:table-cell>
          <table:table-cell office:value-type="float" office:value="0.3605058" calcext:value-type="float">
            <text:p>0.3605058</text:p>
          </table:table-cell>
          <table:table-cell office:value-type="float" office:value="0.3877011" calcext:value-type="float">
            <text:p>0.3877011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03" calcext:value-type="float">
            <text:p>0.511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95931" calcext:value-type="float">
            <text:p>0.06095931</text:p>
          </table:table-cell>
          <table:table-cell office:value-type="float" office:value="0.2600797" calcext:value-type="float">
            <text:p>0.2600797</text:p>
          </table:table-cell>
          <table:table-cell office:value-type="float" office:value="0.03985558" calcext:value-type="float">
            <text:p>0.03985558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.249846" calcext:value-type="float">
            <text:p>-9.249846</text:p>
          </table:table-cell>
          <table:table-cell office:value-type="float" office:value="-2.09448" calcext:value-type="float">
            <text:p>-2.09448</text:p>
          </table:table-cell>
          <table:table-cell office:value-type="float" office:value="-0.07354236" calcext:value-type="float">
            <text:p>-0.07354236</text:p>
          </table:table-cell>
          <table:table-cell office:value-type="float" office:value="-0.03028691" calcext:value-type="float">
            <text:p>-0.03028691</text:p>
          </table:table-cell>
          <table:table-cell office:value-type="float" office:value="-0.02444569" calcext:value-type="float">
            <text:p>-0.02444569</text:p>
          </table:table-cell>
          <table:table-cell office:value-type="float" office:value="-0.02164" calcext:value-type="float">
            <text:p>-0.02164</text:p>
          </table:table-cell>
          <table:table-cell office:value-type="float" office:value="-0.01840398" calcext:value-type="float">
            <text:p>-0.01840398</text:p>
          </table:table-cell>
          <table:table-cell office:value-type="float" office:value="-0.01411789" calcext:value-type="float">
            <text:p>-0.01411789</text:p>
          </table:table-cell>
          <table:table-cell office:value-type="float" office:value="-0.007038482" calcext:value-type="float">
            <text:p>-0.007038482</text:p>
          </table:table-cell>
          <table:table-cell office:value-type="float" office:value="-0.003763403" calcext:value-type="float">
            <text:p>-0.003763403</text:p>
          </table:table-cell>
          <table:table-cell office:value-type="float" office:value="1995.103" calcext:value-type="float">
            <text:p>1995.103</text:p>
          </table:table-cell>
          <table:table-cell office:value-type="float" office:value="0" calcext:value-type="float">
            <text:p>0</text:p>
          </table:table-cell>
          <table:table-cell office:value-type="float" office:value="-8.910999" calcext:value-type="float">
            <text:p>-8.910999</text:p>
          </table:table-cell>
          <table:table-cell office:value-type="float" office:value="-0.0001219198" calcext:value-type="float">
            <text:p>-0.000121919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9" calcext:value-type="float">
            <text:p>2121999</text:p>
          </table:table-cell>
          <table:table-cell office:value-type="float" office:value="786.9951" calcext:value-type="float">
            <text:p>786.9951</text:p>
          </table:table-cell>
          <table:table-cell office:value-type="float" office:value="201.466" calcext:value-type="float">
            <text:p>201.46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2.85" calcext:value-type="float">
            <text:p>1252.85</text:p>
          </table:table-cell>
          <table:table-cell office:value-type="float" office:value="545.9418" calcext:value-type="float">
            <text:p>545.9418</text:p>
          </table:table-cell>
          <table:table-cell office:value-type="float" office:value="1.429229" calcext:value-type="float">
            <text:p>1.429229</text:p>
          </table:table-cell>
          <table:table-cell office:value-type="float" office:value="0.1222417" calcext:value-type="float">
            <text:p>0.1222417</text:p>
          </table:table-cell>
          <table:table-cell office:value-type="float" office:value="0.1464251" calcext:value-type="float">
            <text:p>0.1464251</text:p>
          </table:table-cell>
          <table:table-cell office:value-type="float" office:value="0.2022344" calcext:value-type="float">
            <text:p>0.2022344</text:p>
          </table:table-cell>
          <table:table-cell office:value-type="float" office:value="0.2810673" calcext:value-type="float">
            <text:p>0.2810673</text:p>
          </table:table-cell>
          <table:table-cell office:value-type="float" office:value="0.287494" calcext:value-type="float">
            <text:p>0.287494</text:p>
          </table:table-cell>
          <table:table-cell office:value-type="float" office:value="0.2929067" calcext:value-type="float">
            <text:p>0.2929067</text:p>
          </table:table-cell>
          <table:table-cell office:value-type="float" office:value="0.3461498" calcext:value-type="float">
            <text:p>0.3461498</text:p>
          </table:table-cell>
          <table:table-cell office:value-type="float" office:value="0.3603493" calcext:value-type="float">
            <text:p>0.3603493</text:p>
          </table:table-cell>
          <table:table-cell office:value-type="float" office:value="0.3876747" calcext:value-type="float">
            <text:p>0.3876747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9191" calcext:value-type="float">
            <text:p>0.04799191</text:p>
          </table:table-cell>
          <table:table-cell office:value-type="float" office:value="0.26463" calcext:value-type="float">
            <text:p>0.26463</text:p>
          </table:table-cell>
          <table:table-cell office:value-type="float" office:value="0.08674832" calcext:value-type="float">
            <text:p>0.08674832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936649" calcext:value-type="float">
            <text:p>-4.936649</text:p>
          </table:table-cell>
          <table:table-cell office:value-type="float" office:value="-1.627589" calcext:value-type="float">
            <text:p>-1.627589</text:p>
          </table:table-cell>
          <table:table-cell office:value-type="float" office:value="-0.2249223" calcext:value-type="float">
            <text:p>-0.2249223</text:p>
          </table:table-cell>
          <table:table-cell office:value-type="float" office:value="-0.02999474" calcext:value-type="float">
            <text:p>-0.02999474</text:p>
          </table:table-cell>
          <table:table-cell office:value-type="float" office:value="-0.02562647" calcext:value-type="float">
            <text:p>-0.02562647</text:p>
          </table:table-cell>
          <table:table-cell office:value-type="float" office:value="-0.02251228" calcext:value-type="float">
            <text:p>-0.02251228</text:p>
          </table:table-cell>
          <table:table-cell office:value-type="float" office:value="-0.01889661" calcext:value-type="float">
            <text:p>-0.01889661</text:p>
          </table:table-cell>
          <table:table-cell office:value-type="float" office:value="-0.01417671" calcext:value-type="float">
            <text:p>-0.01417671</text:p>
          </table:table-cell>
          <table:table-cell office:value-type="float" office:value="-0.007043062" calcext:value-type="float">
            <text:p>-0.007043062</text:p>
          </table:table-cell>
          <table:table-cell office:value-type="float" office:value="-0.003763393" calcext:value-type="float">
            <text:p>-0.003763393</text:p>
          </table:table-cell>
          <table:table-cell office:value-type="float" office:value="1998.622" calcext:value-type="float">
            <text:p>1998.622</text:p>
          </table:table-cell>
          <table:table-cell office:value-type="float" office:value="0" calcext:value-type="float">
            <text:p>0</text:p>
          </table:table-cell>
          <table:table-cell office:value-type="float" office:value="-5.022661" calcext:value-type="float">
            <text:p>-5.022661</text:p>
          </table:table-cell>
          <table:table-cell office:value-type="float" office:value="0.0000607026" calcext:value-type="float">
            <text:p>6.0702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9" calcext:value-type="float">
            <text:p>3121999</text:p>
          </table:table-cell>
          <table:table-cell office:value-type="float" office:value="798.7949" calcext:value-type="float">
            <text:p>798.7949</text:p>
          </table:table-cell>
          <table:table-cell office:value-type="float" office:value="201.4109" calcext:value-type="float">
            <text:p>201.410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4.079" calcext:value-type="float">
            <text:p>1264.079</text:p>
          </table:table-cell>
          <table:table-cell office:value-type="float" office:value="546.5656" calcext:value-type="float">
            <text:p>546.5656</text:p>
          </table:table-cell>
          <table:table-cell office:value-type="float" office:value="34.95879" calcext:value-type="float">
            <text:p>34.95879</text:p>
          </table:table-cell>
          <table:table-cell office:value-type="float" office:value="0.440559" calcext:value-type="float">
            <text:p>0.440559</text:p>
          </table:table-cell>
          <table:table-cell office:value-type="float" office:value="0.1976905" calcext:value-type="float">
            <text:p>0.1976905</text:p>
          </table:table-cell>
          <table:table-cell office:value-type="float" office:value="0.2036699" calcext:value-type="float">
            <text:p>0.2036699</text:p>
          </table:table-cell>
          <table:table-cell office:value-type="float" office:value="0.2822127" calcext:value-type="float">
            <text:p>0.2822127</text:p>
          </table:table-cell>
          <table:table-cell office:value-type="float" office:value="0.2874105" calcext:value-type="float">
            <text:p>0.2874105</text:p>
          </table:table-cell>
          <table:table-cell office:value-type="float" office:value="0.2934104" calcext:value-type="float">
            <text:p>0.2934104</text:p>
          </table:table-cell>
          <table:table-cell office:value-type="float" office:value="0.3666904" calcext:value-type="float">
            <text:p>0.3666904</text:p>
          </table:table-cell>
          <table:table-cell office:value-type="float" office:value="0.3600302" calcext:value-type="float">
            <text:p>0.3600302</text:p>
          </table:table-cell>
          <table:table-cell office:value-type="float" office:value="0.387239" calcext:value-type="float">
            <text:p>0.387239</text:p>
          </table:table-cell>
          <table:table-cell office:value-type="float" office:value="0.4133403" calcext:value-type="float">
            <text:p>0.4133403</text:p>
          </table:table-cell>
          <table:table-cell office:value-type="float" office:value="0.5103763" calcext:value-type="float">
            <text:p>0.5103763</text:p>
          </table:table-cell>
          <table:table-cell office:value-type="float" office:value="0.5112635" calcext:value-type="float">
            <text:p>0.5112635</text:p>
          </table:table-cell>
          <table:table-cell office:value-type="float" office:value="0" calcext:value-type="float">
            <text:p>0</text:p>
          </table:table-cell>
          <table:table-cell office:value-type="float" office:value="0.0001820337" calcext:value-type="float">
            <text:p>0.0001820337</text:p>
          </table:table-cell>
          <table:table-cell office:value-type="float" office:value="0.07440468" calcext:value-type="float">
            <text:p>0.07440468</text:p>
          </table:table-cell>
          <table:table-cell office:value-type="float" office:value="0.2369634" calcext:value-type="float">
            <text:p>0.2369634</text:p>
          </table:table-cell>
          <table:table-cell office:value-type="float" office:value="0.08672284" calcext:value-type="float">
            <text:p>0.08672284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476817" calcext:value-type="float">
            <text:p>-0.001476817</text:p>
          </table:table-cell>
          <table:table-cell office:value-type="float" office:value="-0.2648122" calcext:value-type="float">
            <text:p>-0.2648122</text:p>
          </table:table-cell>
          <table:table-cell office:value-type="float" office:value="-0.2188174" calcext:value-type="float">
            <text:p>-0.2188174</text:p>
          </table:table-cell>
          <table:table-cell office:value-type="float" office:value="-0.02914054" calcext:value-type="float">
            <text:p>-0.02914054</text:p>
          </table:table-cell>
          <table:table-cell office:value-type="float" office:value="-0.0256906" calcext:value-type="float">
            <text:p>-0.0256906</text:p>
          </table:table-cell>
          <table:table-cell office:value-type="float" office:value="-0.02237039" calcext:value-type="float">
            <text:p>-0.02237039</text:p>
          </table:table-cell>
          <table:table-cell office:value-type="float" office:value="-0.01132882" calcext:value-type="float">
            <text:p>-0.01132882</text:p>
          </table:table-cell>
          <table:table-cell office:value-type="float" office:value="-0.01429865" calcext:value-type="float">
            <text:p>-0.01429865</text:p>
          </table:table-cell>
          <table:table-cell office:value-type="float" office:value="-0.007114722" calcext:value-type="float">
            <text:p>-0.007114722</text:p>
          </table:table-cell>
          <table:table-cell office:value-type="float" office:value="-0.003813621" calcext:value-type="float">
            <text:p>-0.003813621</text:p>
          </table:table-cell>
          <table:table-cell office:value-type="float" office:value="2003.054" calcext:value-type="float">
            <text:p>2003.05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2596754" calcext:value-type="float">
            <text:p>0.0002596754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1819089" calcext:value-type="float">
            <text:p>0.00018190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9" calcext:value-type="float">
            <text:p>4121999</text:p>
          </table:table-cell>
          <table:table-cell office:value-type="float" office:value="805.195" calcext:value-type="float">
            <text:p>805.195</text:p>
          </table:table-cell>
          <table:table-cell office:value-type="float" office:value="201.0266" calcext:value-type="float">
            <text:p>201.026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6.153" calcext:value-type="float">
            <text:p>1266.153</text:p>
          </table:table-cell>
          <table:table-cell office:value-type="float" office:value="551.2821" calcext:value-type="float">
            <text:p>551.2821</text:p>
          </table:table-cell>
          <table:table-cell office:value-type="float" office:value="29.3064" calcext:value-type="float">
            <text:p>29.3064</text:p>
          </table:table-cell>
          <table:table-cell office:value-type="float" office:value="0.4593295" calcext:value-type="float">
            <text:p>0.4593295</text:p>
          </table:table-cell>
          <table:table-cell office:value-type="float" office:value="0.2838768" calcext:value-type="float">
            <text:p>0.2838768</text:p>
          </table:table-cell>
          <table:table-cell office:value-type="float" office:value="0.2392589" calcext:value-type="float">
            <text:p>0.2392589</text:p>
          </table:table-cell>
          <table:table-cell office:value-type="float" office:value="0.2838635" calcext:value-type="float">
            <text:p>0.2838635</text:p>
          </table:table-cell>
          <table:table-cell office:value-type="float" office:value="0.3003335" calcext:value-type="float">
            <text:p>0.3003335</text:p>
          </table:table-cell>
          <table:table-cell office:value-type="float" office:value="0.3239601" calcext:value-type="float">
            <text:p>0.3239601</text:p>
          </table:table-cell>
          <table:table-cell office:value-type="float" office:value="0.3979813" calcext:value-type="float">
            <text:p>0.3979813</text:p>
          </table:table-cell>
          <table:table-cell office:value-type="float" office:value="0.3611835" calcext:value-type="float">
            <text:p>0.3611835</text:p>
          </table:table-cell>
          <table:table-cell office:value-type="float" office:value="0.3849109" calcext:value-type="float">
            <text:p>0.3849109</text:p>
          </table:table-cell>
          <table:table-cell office:value-type="float" office:value="0.4097197" calcext:value-type="float">
            <text:p>0.4097197</text:p>
          </table:table-cell>
          <table:table-cell office:value-type="float" office:value="0.5082498" calcext:value-type="float">
            <text:p>0.5082498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4341168" calcext:value-type="float">
            <text:p>4.341168E-05</text:p>
          </table:table-cell>
          <table:table-cell office:value-type="float" office:value="0.0469997" calcext:value-type="float">
            <text:p>0.0469997</text:p>
          </table:table-cell>
          <table:table-cell office:value-type="float" office:value="0.22276" calcext:value-type="float">
            <text:p>0.22276</text:p>
          </table:table-cell>
          <table:table-cell office:value-type="float" office:value="0.06247552" calcext:value-type="float">
            <text:p>0.06247552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9785851" calcext:value-type="float">
            <text:p>-0.0009785851</text:p>
          </table:table-cell>
          <table:table-cell office:value-type="float" office:value="-0.0279593" calcext:value-type="float">
            <text:p>-0.0279593</text:p>
          </table:table-cell>
          <table:table-cell office:value-type="float" office:value="-0.0821978" calcext:value-type="float">
            <text:p>-0.0821978</text:p>
          </table:table-cell>
          <table:table-cell office:value-type="float" office:value="-0.02802041" calcext:value-type="float">
            <text:p>-0.02802041</text:p>
          </table:table-cell>
          <table:table-cell office:value-type="float" office:value="-0.01905077" calcext:value-type="float">
            <text:p>-0.01905077</text:p>
          </table:table-cell>
          <table:table-cell office:value-type="float" office:value="-0.01123689" calcext:value-type="float">
            <text:p>-0.01123689</text:p>
          </table:table-cell>
          <table:table-cell office:value-type="float" office:value="-0.004913638" calcext:value-type="float">
            <text:p>-0.004913638</text:p>
          </table:table-cell>
          <table:table-cell office:value-type="float" office:value="-0.01387218" calcext:value-type="float">
            <text:p>-0.01387218</text:p>
          </table:table-cell>
          <table:table-cell office:value-type="float" office:value="-0.007539209" calcext:value-type="float">
            <text:p>-0.007539209</text:p>
          </table:table-cell>
          <table:table-cell office:value-type="float" office:value="-0.004149431" calcext:value-type="float">
            <text:p>-0.004149431</text:p>
          </table:table-cell>
          <table:table-cell office:value-type="float" office:value="2012.929" calcext:value-type="float">
            <text:p>2012.92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04170559" calcext:value-type="float">
            <text:p>-4.17055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4405146" calcext:value-type="float">
            <text:p>4.405146E-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9" calcext:value-type="float">
            <text:p>5121999</text:p>
          </table:table-cell>
          <table:table-cell office:value-type="float" office:value="807.6939" calcext:value-type="float">
            <text:p>807.6939</text:p>
          </table:table-cell>
          <table:table-cell office:value-type="float" office:value="200.1111" calcext:value-type="float">
            <text:p>200.111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4.118" calcext:value-type="float">
            <text:p>1264.118</text:p>
          </table:table-cell>
          <table:table-cell office:value-type="float" office:value="556.7377" calcext:value-type="float">
            <text:p>556.7377</text:p>
          </table:table-cell>
          <table:table-cell office:value-type="float" office:value="6.789985" calcext:value-type="float">
            <text:p>6.789985</text:p>
          </table:table-cell>
          <table:table-cell office:value-type="float" office:value="0.5041528" calcext:value-type="float">
            <text:p>0.5041528</text:p>
          </table:table-cell>
          <table:table-cell office:value-type="float" office:value="0.3949513" calcext:value-type="float">
            <text:p>0.3949513</text:p>
          </table:table-cell>
          <table:table-cell office:value-type="float" office:value="0.3337713" calcext:value-type="float">
            <text:p>0.3337713</text:p>
          </table:table-cell>
          <table:table-cell office:value-type="float" office:value="0.3037812" calcext:value-type="float">
            <text:p>0.3037812</text:p>
          </table:table-cell>
          <table:table-cell office:value-type="float" office:value="0.3151662" calcext:value-type="float">
            <text:p>0.3151662</text:p>
          </table:table-cell>
          <table:table-cell office:value-type="float" office:value="0.3373752" calcext:value-type="float">
            <text:p>0.3373752</text:p>
          </table:table-cell>
          <table:table-cell office:value-type="float" office:value="0.3989123" calcext:value-type="float">
            <text:p>0.3989123</text:p>
          </table:table-cell>
          <table:table-cell office:value-type="float" office:value="0.3624538" calcext:value-type="float">
            <text:p>0.3624538</text:p>
          </table:table-cell>
          <table:table-cell office:value-type="float" office:value="0.3830823" calcext:value-type="float">
            <text:p>0.3830823</text:p>
          </table:table-cell>
          <table:table-cell office:value-type="float" office:value="0.4067407" calcext:value-type="float">
            <text:p>0.4067407</text:p>
          </table:table-cell>
          <table:table-cell office:value-type="float" office:value="0.505949" calcext:value-type="float">
            <text:p>0.505949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01020441" calcext:value-type="float">
            <text:p>1.020441E-06</text:p>
          </table:table-cell>
          <table:table-cell office:value-type="float" office:value="0.0000000150063" calcext:value-type="float">
            <text:p>1.50063E-08</text:p>
          </table:table-cell>
          <table:table-cell office:value-type="float" office:value="0.103341" calcext:value-type="float">
            <text:p>0.103341</text:p>
          </table:table-cell>
          <table:table-cell office:value-type="float" office:value="0.02240112" calcext:value-type="float">
            <text:p>0.02240112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057954" calcext:value-type="float">
            <text:p>-0.0005057954</text:p>
          </table:table-cell>
          <table:table-cell office:value-type="float" office:value="-0.002917947" calcext:value-type="float">
            <text:p>-0.002917947</text:p>
          </table:table-cell>
          <table:table-cell office:value-type="float" office:value="-0.009542471" calcext:value-type="float">
            <text:p>-0.009542471</text:p>
          </table:table-cell>
          <table:table-cell office:value-type="float" office:value="-0.01780196" calcext:value-type="float">
            <text:p>-0.01780196</text:p>
          </table:table-cell>
          <table:table-cell office:value-type="float" office:value="-0.01364635" calcext:value-type="float">
            <text:p>-0.01364635</text:p>
          </table:table-cell>
          <table:table-cell office:value-type="float" office:value="-0.008428147" calcext:value-type="float">
            <text:p>-0.008428147</text:p>
          </table:table-cell>
          <table:table-cell office:value-type="float" office:value="-0.00475076" calcext:value-type="float">
            <text:p>-0.00475076</text:p>
          </table:table-cell>
          <table:table-cell office:value-type="float" office:value="-0.01341038" calcext:value-type="float">
            <text:p>-0.01341038</text:p>
          </table:table-cell>
          <table:table-cell office:value-type="float" office:value="-0.00789249" calcext:value-type="float">
            <text:p>-0.00789249</text:p>
          </table:table-cell>
          <table:table-cell office:value-type="float" office:value="-0.004450518" calcext:value-type="float">
            <text:p>-0.004450518</text:p>
          </table:table-cell>
          <table:table-cell office:value-type="float" office:value="2023.689" calcext:value-type="float">
            <text:p>2023.68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4248386" calcext:value-type="float">
            <text:p>-0.0004248386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0005575773" calcext:value-type="float">
            <text:p>5.575773E-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9" calcext:value-type="float">
            <text:p>6121999</text:p>
          </table:table-cell>
          <table:table-cell office:value-type="float" office:value="817.1937" calcext:value-type="float">
            <text:p>817.1937</text:p>
          </table:table-cell>
          <table:table-cell office:value-type="float" office:value="199.8128" calcext:value-type="float">
            <text:p>199.812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70.194" calcext:value-type="float">
            <text:p>1270.194</text:p>
          </table:table-cell>
          <table:table-cell office:value-type="float" office:value="560.4592" calcext:value-type="float">
            <text:p>560.4592</text:p>
          </table:table-cell>
          <table:table-cell office:value-type="float" office:value="3.912227" calcext:value-type="float">
            <text:p>3.912227</text:p>
          </table:table-cell>
          <table:table-cell office:value-type="float" office:value="0.3630705" calcext:value-type="float">
            <text:p>0.3630705</text:p>
          </table:table-cell>
          <table:table-cell office:value-type="float" office:value="0.366579" calcext:value-type="float">
            <text:p>0.366579</text:p>
          </table:table-cell>
          <table:table-cell office:value-type="float" office:value="0.3704916" calcext:value-type="float">
            <text:p>0.3704916</text:p>
          </table:table-cell>
          <table:table-cell office:value-type="float" office:value="0.3675053" calcext:value-type="float">
            <text:p>0.3675053</text:p>
          </table:table-cell>
          <table:table-cell office:value-type="float" office:value="0.3612004" calcext:value-type="float">
            <text:p>0.3612004</text:p>
          </table:table-cell>
          <table:table-cell office:value-type="float" office:value="0.3561797" calcext:value-type="float">
            <text:p>0.3561797</text:p>
          </table:table-cell>
          <table:table-cell office:value-type="float" office:value="0.3820722" calcext:value-type="float">
            <text:p>0.3820722</text:p>
          </table:table-cell>
          <table:table-cell office:value-type="float" office:value="0.3647849" calcext:value-type="float">
            <text:p>0.3647849</text:p>
          </table:table-cell>
          <table:table-cell office:value-type="float" office:value="0.3838749" calcext:value-type="float">
            <text:p>0.3838749</text:p>
          </table:table-cell>
          <table:table-cell office:value-type="float" office:value="0.4079604" calcext:value-type="float">
            <text:p>0.4079604</text:p>
          </table:table-cell>
          <table:table-cell office:value-type="float" office:value="0.5080982" calcext:value-type="float">
            <text:p>0.5080982</text:p>
          </table:table-cell>
          <table:table-cell office:value-type="float" office:value="0.5112615" calcext:value-type="float">
            <text:p>0.5112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55133" calcext:value-type="float">
            <text:p>0.07655133</text:p>
          </table:table-cell>
          <table:table-cell office:value-type="float" office:value="0.05366716" calcext:value-type="float">
            <text:p>0.05366716</text:p>
          </table:table-cell>
          <table:table-cell office:value-type="float" office:value="9.260146E-016" calcext:value-type="float">
            <text:p>9.260146E-16</text:p>
          </table:table-cell>
          <table:table-cell office:value-type="float" office:value="9.880537E-016" calcext:value-type="float">
            <text:p>9.88053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849594" calcext:value-type="float">
            <text:p>-0.004849594</text:p>
          </table:table-cell>
          <table:table-cell office:value-type="float" office:value="-0.004597263" calcext:value-type="float">
            <text:p>-0.004597263</text:p>
          </table:table-cell>
          <table:table-cell office:value-type="float" office:value="-0.004320931" calcext:value-type="float">
            <text:p>-0.004320931</text:p>
          </table:table-cell>
          <table:table-cell office:value-type="float" office:value="-0.004639583" calcext:value-type="float">
            <text:p>-0.004639583</text:p>
          </table:table-cell>
          <table:table-cell office:value-type="float" office:value="-0.005270378" calcext:value-type="float">
            <text:p>-0.005270378</text:p>
          </table:table-cell>
          <table:table-cell office:value-type="float" office:value="-0.005831905" calcext:value-type="float">
            <text:p>-0.005831905</text:p>
          </table:table-cell>
          <table:table-cell office:value-type="float" office:value="-0.007311831" calcext:value-type="float">
            <text:p>-0.007311831</text:p>
          </table:table-cell>
          <table:table-cell office:value-type="float" office:value="-0.01261235" calcext:value-type="float">
            <text:p>-0.01261235</text:p>
          </table:table-cell>
          <table:table-cell office:value-type="float" office:value="-0.00774256" calcext:value-type="float">
            <text:p>-0.00774256</text:p>
          </table:table-cell>
          <table:table-cell office:value-type="float" office:value="-0.004329063" calcext:value-type="float">
            <text:p>-0.004329063</text:p>
          </table:table-cell>
          <table:table-cell office:value-type="float" office:value="2032.806" calcext:value-type="float">
            <text:p>2032.806</text:p>
          </table:table-cell>
          <table:table-cell office:value-type="float" office:value="0" calcext:value-type="float">
            <text:p>0</text:p>
          </table:table-cell>
          <table:table-cell office:value-type="float" office:value="-0.02104866" calcext:value-type="float">
            <text:p>-0.02104866</text:p>
          </table:table-cell>
          <table:table-cell office:value-type="float" office:value="-0.0005170084" calcext:value-type="float">
            <text:p>-0.000517008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55646" calcext:value-type="float">
            <text:p>-1.2556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9" calcext:value-type="float">
            <text:p>7121999</text:p>
          </table:table-cell>
          <table:table-cell office:value-type="float" office:value="817.1937" calcext:value-type="float">
            <text:p>817.1937</text:p>
          </table:table-cell>
          <table:table-cell office:value-type="float" office:value="200.0287" calcext:value-type="float">
            <text:p>200.028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2.286" calcext:value-type="float">
            <text:p>1262.286</text:p>
          </table:table-cell>
          <table:table-cell office:value-type="float" office:value="568.1541" calcext:value-type="float">
            <text:p>568.1541</text:p>
          </table:table-cell>
          <table:table-cell office:value-type="float" office:value="3.832618" calcext:value-type="float">
            <text:p>3.832618</text:p>
          </table:table-cell>
          <table:table-cell office:value-type="float" office:value="0.122787" calcext:value-type="float">
            <text:p>0.122787</text:p>
          </table:table-cell>
          <table:table-cell office:value-type="float" office:value="0.3136833" calcext:value-type="float">
            <text:p>0.3136833</text:p>
          </table:table-cell>
          <table:table-cell office:value-type="float" office:value="0.3237103" calcext:value-type="float">
            <text:p>0.3237103</text:p>
          </table:table-cell>
          <table:table-cell office:value-type="float" office:value="0.3310935" calcext:value-type="float">
            <text:p>0.3310935</text:p>
          </table:table-cell>
          <table:table-cell office:value-type="float" office:value="0.3347584" calcext:value-type="float">
            <text:p>0.3347584</text:p>
          </table:table-cell>
          <table:table-cell office:value-type="float" office:value="0.3375865" calcext:value-type="float">
            <text:p>0.3375865</text:p>
          </table:table-cell>
          <table:table-cell office:value-type="float" office:value="0.3796843" calcext:value-type="float">
            <text:p>0.3796843</text:p>
          </table:table-cell>
          <table:table-cell office:value-type="float" office:value="0.3652696" calcext:value-type="float">
            <text:p>0.3652696</text:p>
          </table:table-cell>
          <table:table-cell office:value-type="float" office:value="0.382847" calcext:value-type="float">
            <text:p>0.382847</text:p>
          </table:table-cell>
          <table:table-cell office:value-type="float" office:value="0.4061371" calcext:value-type="float">
            <text:p>0.4061371</text:p>
          </table:table-cell>
          <table:table-cell office:value-type="float" office:value="0.5061726" calcext:value-type="float">
            <text:p>0.5061726</text:p>
          </table:table-cell>
          <table:table-cell office:value-type="float" office:value="0.5112605" calcext:value-type="float">
            <text:p>0.511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4098" calcext:value-type="float">
            <text:p>0.3834098</text:p>
          </table:table-cell>
          <table:table-cell office:value-type="float" office:value="0.1185626" calcext:value-type="float">
            <text:p>0.1185626</text:p>
          </table:table-cell>
          <table:table-cell office:value-type="float" office:value="0.001527446" calcext:value-type="float">
            <text:p>0.001527446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0009701677" calcext:value-type="float">
            <text:p>9.701677E-08</text:p>
          </table:table-cell>
          <table:table-cell office:value-type="float" office:value="-4.69651" calcext:value-type="float">
            <text:p>-4.69651</text:p>
          </table:table-cell>
          <table:table-cell office:value-type="float" office:value="-0.01369665" calcext:value-type="float">
            <text:p>-0.01369665</text:p>
          </table:table-cell>
          <table:table-cell office:value-type="float" office:value="-0.01112594" calcext:value-type="float">
            <text:p>-0.01112594</text:p>
          </table:table-cell>
          <table:table-cell office:value-type="float" office:value="-0.009569296" calcext:value-type="float">
            <text:p>-0.009569296</text:p>
          </table:table-cell>
          <table:table-cell office:value-type="float" office:value="-0.008879961" calcext:value-type="float">
            <text:p>-0.008879961</text:p>
          </table:table-cell>
          <table:table-cell office:value-type="float" office:value="-0.008378856" calcext:value-type="float">
            <text:p>-0.008378856</text:p>
          </table:table-cell>
          <table:table-cell office:value-type="float" office:value="-0.007731477" calcext:value-type="float">
            <text:p>-0.007731477</text:p>
          </table:table-cell>
          <table:table-cell office:value-type="float" office:value="-0.01244549" calcext:value-type="float">
            <text:p>-0.01244549</text:p>
          </table:table-cell>
          <table:table-cell office:value-type="float" office:value="-0.007939348" calcext:value-type="float">
            <text:p>-0.007939348</text:p>
          </table:table-cell>
          <table:table-cell office:value-type="float" office:value="-0.004514391" calcext:value-type="float">
            <text:p>-0.004514391</text:p>
          </table:table-cell>
          <table:table-cell office:value-type="float" office:value="2045.904" calcext:value-type="float">
            <text:p>2045.904</text:p>
          </table:table-cell>
          <table:table-cell office:value-type="float" office:value="0" calcext:value-type="float">
            <text:p>0</text:p>
          </table:table-cell>
          <table:table-cell office:value-type="float" office:value="-25.76266" calcext:value-type="float">
            <text:p>-25.76266</text:p>
          </table:table-cell>
          <table:table-cell office:value-type="float" office:value="-0.0001874288" calcext:value-type="float">
            <text:p>-0.0001874288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3776571" calcext:value-type="float">
            <text:p>-3.776571E-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9" calcext:value-type="float">
            <text:p>8121999</text:p>
          </table:table-cell>
          <table:table-cell office:value-type="float" office:value="817.1937" calcext:value-type="float">
            <text:p>817.1937</text:p>
          </table:table-cell>
          <table:table-cell office:value-type="float" office:value="200.1301" calcext:value-type="float">
            <text:p>200.130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5.658" calcext:value-type="float">
            <text:p>1255.658</text:p>
          </table:table-cell>
          <table:table-cell office:value-type="float" office:value="574.6802" calcext:value-type="float">
            <text:p>574.6802</text:p>
          </table:table-cell>
          <table:table-cell office:value-type="float" office:value="3.738309" calcext:value-type="float">
            <text:p>3.738309</text:p>
          </table:table-cell>
          <table:table-cell office:value-type="float" office:value="0.1289489" calcext:value-type="float">
            <text:p>0.1289489</text:p>
          </table:table-cell>
          <table:table-cell office:value-type="float" office:value="0.254565" calcext:value-type="float">
            <text:p>0.254565</text:p>
          </table:table-cell>
          <table:table-cell office:value-type="float" office:value="0.3060974" calcext:value-type="float">
            <text:p>0.3060974</text:p>
          </table:table-cell>
          <table:table-cell office:value-type="float" office:value="0.3108437" calcext:value-type="float">
            <text:p>0.3108437</text:p>
          </table:table-cell>
          <table:table-cell office:value-type="float" office:value="0.3153017" calcext:value-type="float">
            <text:p>0.3153017</text:p>
          </table:table-cell>
          <table:table-cell office:value-type="float" office:value="0.3193856" calcext:value-type="float">
            <text:p>0.3193856</text:p>
          </table:table-cell>
          <table:table-cell office:value-type="float" office:value="0.3679148" calcext:value-type="float">
            <text:p>0.3679148</text:p>
          </table:table-cell>
          <table:table-cell office:value-type="float" office:value="0.3645368" calcext:value-type="float">
            <text:p>0.3645368</text:p>
          </table:table-cell>
          <table:table-cell office:value-type="float" office:value="0.3815365" calcext:value-type="float">
            <text:p>0.3815365</text:p>
          </table:table-cell>
          <table:table-cell office:value-type="float" office:value="0.4036894" calcext:value-type="float">
            <text:p>0.4036894</text:p>
          </table:table-cell>
          <table:table-cell office:value-type="float" office:value="0.5030968" calcext:value-type="float">
            <text:p>0.5030968</text:p>
          </table:table-cell>
          <table:table-cell office:value-type="float" office:value="0.5112614" calcext:value-type="float">
            <text:p>0.5112614</text:p>
          </table:table-cell>
          <table:table-cell office:value-type="float" office:value="0" calcext:value-type="float">
            <text:p>0</text:p>
          </table:table-cell>
          <table:table-cell office:value-type="float" office:value="0.00000241924" calcext:value-type="float">
            <text:p>2.41924E-06</text:p>
          </table:table-cell>
          <table:table-cell office:value-type="float" office:value="0.3773193" calcext:value-type="float">
            <text:p>0.3773193</text:p>
          </table:table-cell>
          <table:table-cell office:value-type="float" office:value="0.2525588" calcext:value-type="float">
            <text:p>0.2525588</text:p>
          </table:table-cell>
          <table:table-cell office:value-type="float" office:value="0.007248649" calcext:value-type="float">
            <text:p>0.007248649</text:p>
          </table:table-cell>
          <table:table-cell office:value-type="float" office:value="9.880533E-016" calcext:value-type="float">
            <text:p>9.88053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517349" calcext:value-type="float">
            <text:p>-3.517349</text:p>
          </table:table-cell>
          <table:table-cell office:value-type="float" office:value="-0.05343232" calcext:value-type="float">
            <text:p>-0.05343232</text:p>
          </table:table-cell>
          <table:table-cell office:value-type="float" office:value="-0.01655612" calcext:value-type="float">
            <text:p>-0.01655612</text:p>
          </table:table-cell>
          <table:table-cell office:value-type="float" office:value="-0.01488686" calcext:value-type="float">
            <text:p>-0.01488686</text:p>
          </table:table-cell>
          <table:table-cell office:value-type="float" office:value="-0.01347777" calcext:value-type="float">
            <text:p>-0.01347777</text:p>
          </table:table-cell>
          <table:table-cell office:value-type="float" office:value="-0.01232001" calcext:value-type="float">
            <text:p>-0.01232001</text:p>
          </table:table-cell>
          <table:table-cell office:value-type="float" office:value="-0.01047863" calcext:value-type="float">
            <text:p>-0.01047863</text:p>
          </table:table-cell>
          <table:table-cell office:value-type="float" office:value="-0.01268433" calcext:value-type="float">
            <text:p>-0.01268433</text:p>
          </table:table-cell>
          <table:table-cell office:value-type="float" office:value="-0.008205228" calcext:value-type="float">
            <text:p>-0.008205228</text:p>
          </table:table-cell>
          <table:table-cell office:value-type="float" office:value="-0.004784039" calcext:value-type="float">
            <text:p>-0.004784039</text:p>
          </table:table-cell>
          <table:table-cell office:value-type="float" office:value="2057.947" calcext:value-type="float">
            <text:p>2057.94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006133265" calcext:value-type="float">
            <text:p>-6.133265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1788094" calcext:value-type="float">
            <text:p>-1.788094E-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9" calcext:value-type="float">
            <text:p>9121999</text:p>
          </table:table-cell>
          <table:table-cell office:value-type="float" office:value="817.2936" calcext:value-type="float">
            <text:p>817.2936</text:p>
          </table:table-cell>
          <table:table-cell office:value-type="float" office:value="200.0947" calcext:value-type="float">
            <text:p>200.094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0.562" calcext:value-type="float">
            <text:p>1250.562</text:p>
          </table:table-cell>
          <table:table-cell office:value-type="float" office:value="579.9108" calcext:value-type="float">
            <text:p>579.9108</text:p>
          </table:table-cell>
          <table:table-cell office:value-type="float" office:value="3.262038" calcext:value-type="float">
            <text:p>3.262038</text:p>
          </table:table-cell>
          <table:table-cell office:value-type="float" office:value="0.1750002" calcext:value-type="float">
            <text:p>0.1750002</text:p>
          </table:table-cell>
          <table:table-cell office:value-type="float" office:value="0.2137521" calcext:value-type="float">
            <text:p>0.2137521</text:p>
          </table:table-cell>
          <table:table-cell office:value-type="float" office:value="0.306023" calcext:value-type="float">
            <text:p>0.306023</text:p>
          </table:table-cell>
          <table:table-cell office:value-type="float" office:value="0.3061872" calcext:value-type="float">
            <text:p>0.3061872</text:p>
          </table:table-cell>
          <table:table-cell office:value-type="float" office:value="0.3077018" calcext:value-type="float">
            <text:p>0.3077018</text:p>
          </table:table-cell>
          <table:table-cell office:value-type="float" office:value="0.3107249" calcext:value-type="float">
            <text:p>0.3107249</text:p>
          </table:table-cell>
          <table:table-cell office:value-type="float" office:value="0.3618019" calcext:value-type="float">
            <text:p>0.3618019</text:p>
          </table:table-cell>
          <table:table-cell office:value-type="float" office:value="0.363176" calcext:value-type="float">
            <text:p>0.363176</text:p>
          </table:table-cell>
          <table:table-cell office:value-type="float" office:value="0.3804222" calcext:value-type="float">
            <text:p>0.3804222</text:p>
          </table:table-cell>
          <table:table-cell office:value-type="float" office:value="0.4016664" calcext:value-type="float">
            <text:p>0.4016664</text:p>
          </table:table-cell>
          <table:table-cell office:value-type="float" office:value="0.5000243" calcext:value-type="float">
            <text:p>0.5000243</text:p>
          </table:table-cell>
          <table:table-cell office:value-type="float" office:value="0.5112602" calcext:value-type="float">
            <text:p>0.5112602</text:p>
          </table:table-cell>
          <table:table-cell office:value-type="float" office:value="0" calcext:value-type="float">
            <text:p>0</text:p>
          </table:table-cell>
          <table:table-cell office:value-type="float" office:value="0.000003427516" calcext:value-type="float">
            <text:p>3.427516E-06</text:p>
          </table:table-cell>
          <table:table-cell office:value-type="float" office:value="0.3312736" calcext:value-type="float">
            <text:p>0.3312736</text:p>
          </table:table-cell>
          <table:table-cell office:value-type="float" office:value="0.2933661" calcext:value-type="float">
            <text:p>0.2933661</text:p>
          </table:table-cell>
          <table:table-cell office:value-type="float" office:value="0.00274982" calcext:value-type="float">
            <text:p>0.00274982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001466499" calcext:value-type="float">
            <text:p>1.466499E-07</text:p>
          </table:table-cell>
          <table:table-cell office:value-type="float" office:value="-0.4797325" calcext:value-type="float">
            <text:p>-0.4797325</text:p>
          </table:table-cell>
          <table:table-cell office:value-type="float" office:value="-0.1582582" calcext:value-type="float">
            <text:p>-0.1582582</text:p>
          </table:table-cell>
          <table:table-cell office:value-type="float" office:value="-0.0165831" calcext:value-type="float">
            <text:p>-0.0165831</text:p>
          </table:table-cell>
          <table:table-cell office:value-type="float" office:value="-0.01655044" calcext:value-type="float">
            <text:p>-0.01655044</text:p>
          </table:table-cell>
          <table:table-cell office:value-type="float" office:value="-0.01599256" calcext:value-type="float">
            <text:p>-0.01599256</text:p>
          </table:table-cell>
          <table:table-cell office:value-type="float" office:value="-0.01493509" calcext:value-type="float">
            <text:p>-0.01493509</text:p>
          </table:table-cell>
          <table:table-cell office:value-type="float" office:value="-0.01232385" calcext:value-type="float">
            <text:p>-0.01232385</text:p>
          </table:table-cell>
          <table:table-cell office:value-type="float" office:value="-0.01314733" calcext:value-type="float">
            <text:p>-0.01314733</text:p>
          </table:table-cell>
          <table:table-cell office:value-type="float" office:value="-0.008438933" calcext:value-type="float">
            <text:p>-0.008438933</text:p>
          </table:table-cell>
          <table:table-cell office:value-type="float" office:value="-0.005020256" calcext:value-type="float">
            <text:p>-0.005020256</text:p>
          </table:table-cell>
          <table:table-cell office:value-type="float" office:value="2068.688" calcext:value-type="float">
            <text:p>2068.68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01048362" calcext:value-type="float">
            <text:p>-1.04836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6826399" calcext:value-type="float">
            <text:p>-6.826399E-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9" calcext:value-type="float">
            <text:p>10121999</text:p>
          </table:table-cell>
          <table:table-cell office:value-type="float" office:value="832.7932" calcext:value-type="float">
            <text:p>832.7932</text:p>
          </table:table-cell>
          <table:table-cell office:value-type="float" office:value="200.0408" calcext:value-type="float">
            <text:p>200.040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60.905" calcext:value-type="float">
            <text:p>1260.905</text:p>
          </table:table-cell>
          <table:table-cell office:value-type="float" office:value="585.1155" calcext:value-type="float">
            <text:p>585.1155</text:p>
          </table:table-cell>
          <table:table-cell office:value-type="float" office:value="18.19845" calcext:value-type="float">
            <text:p>18.19845</text:p>
          </table:table-cell>
          <table:table-cell office:value-type="float" office:value="0.1408467" calcext:value-type="float">
            <text:p>0.1408467</text:p>
          </table:table-cell>
          <table:table-cell office:value-type="float" office:value="0.179507" calcext:value-type="float">
            <text:p>0.179507</text:p>
          </table:table-cell>
          <table:table-cell office:value-type="float" office:value="0.3015467" calcext:value-type="float">
            <text:p>0.3015467</text:p>
          </table:table-cell>
          <table:table-cell office:value-type="float" office:value="0.3072703" calcext:value-type="float">
            <text:p>0.3072703</text:p>
          </table:table-cell>
          <table:table-cell office:value-type="float" office:value="0.3225546" calcext:value-type="float">
            <text:p>0.3225546</text:p>
          </table:table-cell>
          <table:table-cell office:value-type="float" office:value="0.3554538" calcext:value-type="float">
            <text:p>0.3554538</text:p>
          </table:table-cell>
          <table:table-cell office:value-type="float" office:value="0.4295663" calcext:value-type="float">
            <text:p>0.4295663</text:p>
          </table:table-cell>
          <table:table-cell office:value-type="float" office:value="0.3641277" calcext:value-type="float">
            <text:p>0.3641277</text:p>
          </table:table-cell>
          <table:table-cell office:value-type="float" office:value="0.3794877" calcext:value-type="float">
            <text:p>0.3794877</text:p>
          </table:table-cell>
          <table:table-cell office:value-type="float" office:value="0.39992" calcext:value-type="float">
            <text:p>0.39992</text:p>
          </table:table-cell>
          <table:table-cell office:value-type="float" office:value="0.496792" calcext:value-type="float">
            <text:p>0.496792</text:p>
          </table:table-cell>
          <table:table-cell office:value-type="float" office:value="0.5112613" calcext:value-type="float">
            <text:p>0.5112613</text:p>
          </table:table-cell>
          <table:table-cell office:value-type="float" office:value="0" calcext:value-type="float">
            <text:p>0</text:p>
          </table:table-cell>
          <table:table-cell office:value-type="float" office:value="0.001899787" calcext:value-type="float">
            <text:p>0.001899787</text:p>
          </table:table-cell>
          <table:table-cell office:value-type="float" office:value="0.3741656" calcext:value-type="float">
            <text:p>0.3741656</text:p>
          </table:table-cell>
          <table:table-cell office:value-type="float" office:value="0.3276134" calcext:value-type="float">
            <text:p>0.3276134</text:p>
          </table:table-cell>
          <table:table-cell office:value-type="float" office:value="0.005157115" calcext:value-type="float">
            <text:p>0.005157115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7945679" calcext:value-type="float">
            <text:p>7.945679E-05</text:p>
          </table:table-cell>
          <table:table-cell office:value-type="float" office:value="-2.78155" calcext:value-type="float">
            <text:p>-2.78155</text:p>
          </table:table-cell>
          <table:table-cell office:value-type="float" office:value="-0.4538368" calcext:value-type="float">
            <text:p>-0.4538368</text:p>
          </table:table-cell>
          <table:table-cell office:value-type="float" office:value="-0.01835303" calcext:value-type="float">
            <text:p>-0.01835303</text:p>
          </table:table-cell>
          <table:table-cell office:value-type="float" office:value="-0.01621863" calcext:value-type="float">
            <text:p>-0.01621863</text:p>
          </table:table-cell>
          <table:table-cell office:value-type="float" office:value="-0.01168055" calcext:value-type="float">
            <text:p>-0.01168055</text:p>
          </table:table-cell>
          <table:table-cell office:value-type="float" office:value="-0.005985837" calcext:value-type="float">
            <text:p>-0.005985837</text:p>
          </table:table-cell>
          <table:table-cell office:value-type="float" office:value="-0.002384277" calcext:value-type="float">
            <text:p>-0.002384277</text:p>
          </table:table-cell>
          <table:table-cell office:value-type="float" office:value="-0.01283484" calcext:value-type="float">
            <text:p>-0.01283484</text:p>
          </table:table-cell>
          <table:table-cell office:value-type="float" office:value="-0.008640885" calcext:value-type="float">
            <text:p>-0.008640885</text:p>
          </table:table-cell>
          <table:table-cell office:value-type="float" office:value="-0.005234558" calcext:value-type="float">
            <text:p>-0.005234558</text:p>
          </table:table-cell>
          <table:table-cell office:value-type="float" office:value="2079.467" calcext:value-type="float">
            <text:p>2079.46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19299" calcext:value-type="float">
            <text:p>0.0021929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1896457" calcext:value-type="float">
            <text:p>0.0018964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9" calcext:value-type="float">
            <text:p>11121999</text:p>
          </table:table-cell>
          <table:table-cell office:value-type="float" office:value="833.193" calcext:value-type="float">
            <text:p>833.193</text:p>
          </table:table-cell>
          <table:table-cell office:value-type="float" office:value="200.2516" calcext:value-type="float">
            <text:p>200.251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54.79" calcext:value-type="float">
            <text:p>1254.79</text:p>
          </table:table-cell>
          <table:table-cell office:value-type="float" office:value="591.4203" calcext:value-type="float">
            <text:p>591.4203</text:p>
          </table:table-cell>
          <table:table-cell office:value-type="float" office:value="21.23752" calcext:value-type="float">
            <text:p>21.23752</text:p>
          </table:table-cell>
          <table:table-cell office:value-type="float" office:value="0.1191237" calcext:value-type="float">
            <text:p>0.1191237</text:p>
          </table:table-cell>
          <table:table-cell office:value-type="float" office:value="0.1426686" calcext:value-type="float">
            <text:p>0.1426686</text:p>
          </table:table-cell>
          <table:table-cell office:value-type="float" office:value="0.289727" calcext:value-type="float">
            <text:p>0.289727</text:p>
          </table:table-cell>
          <table:table-cell office:value-type="float" office:value="0.3140502" calcext:value-type="float">
            <text:p>0.3140502</text:p>
          </table:table-cell>
          <table:table-cell office:value-type="float" office:value="0.3273416" calcext:value-type="float">
            <text:p>0.3273416</text:p>
          </table:table-cell>
          <table:table-cell office:value-type="float" office:value="0.3373919" calcext:value-type="float">
            <text:p>0.3373919</text:p>
          </table:table-cell>
          <table:table-cell office:value-type="float" office:value="0.3876961" calcext:value-type="float">
            <text:p>0.3876961</text:p>
          </table:table-cell>
          <table:table-cell office:value-type="float" office:value="0.3654478" calcext:value-type="float">
            <text:p>0.3654478</text:p>
          </table:table-cell>
          <table:table-cell office:value-type="float" office:value="0.378819" calcext:value-type="float">
            <text:p>0.378819</text:p>
          </table:table-cell>
          <table:table-cell office:value-type="float" office:value="0.3984242" calcext:value-type="float">
            <text:p>0.3984242</text:p>
          </table:table-cell>
          <table:table-cell office:value-type="float" office:value="0.4933845" calcext:value-type="float">
            <text:p>0.4933845</text:p>
          </table:table-cell>
          <table:table-cell office:value-type="float" office:value="0.5112611" calcext:value-type="float">
            <text:p>0.511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79373" calcext:value-type="float">
            <text:p>0.3779373</text:p>
          </table:table-cell>
          <table:table-cell office:value-type="float" office:value="0.3644339" calcext:value-type="float">
            <text:p>0.3644339</text:p>
          </table:table-cell>
          <table:table-cell office:value-type="float" office:value="0.04679953" calcext:value-type="float">
            <text:p>0.04679953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55784" calcext:value-type="float">
            <text:p>0.000155784</text:p>
          </table:table-cell>
          <table:table-cell office:value-type="float" office:value="-5.753541" calcext:value-type="float">
            <text:p>-5.753541</text:p>
          </table:table-cell>
          <table:table-cell office:value-type="float" office:value="-1.893192" calcext:value-type="float">
            <text:p>-1.893192</text:p>
          </table:table-cell>
          <table:table-cell office:value-type="float" office:value="-0.02413747" calcext:value-type="float">
            <text:p>-0.02413747</text:p>
          </table:table-cell>
          <table:table-cell office:value-type="float" office:value="-0.0138365" calcext:value-type="float">
            <text:p>-0.0138365</text:p>
          </table:table-cell>
          <table:table-cell office:value-type="float" office:value="-0.01038435" calcext:value-type="float">
            <text:p>-0.01038435</text:p>
          </table:table-cell>
          <table:table-cell office:value-type="float" office:value="-0.008398877" calcext:value-type="float">
            <text:p>-0.008398877</text:p>
          </table:table-cell>
          <table:table-cell office:value-type="float" office:value="-0.00629874" calcext:value-type="float">
            <text:p>-0.00629874</text:p>
          </table:table-cell>
          <table:table-cell office:value-type="float" office:value="-0.01238843" calcext:value-type="float">
            <text:p>-0.01238843</text:p>
          </table:table-cell>
          <table:table-cell office:value-type="float" office:value="-0.008788744" calcext:value-type="float">
            <text:p>-0.008788744</text:p>
          </table:table-cell>
          <table:table-cell office:value-type="float" office:value="-0.005426214" calcext:value-type="float">
            <text:p>-0.005426214</text:p>
          </table:table-cell>
          <table:table-cell office:value-type="float" office:value="2091.529" calcext:value-type="float">
            <text:p>2091.529</text:p>
          </table:table-cell>
          <table:table-cell office:value-type="float" office:value="0" calcext:value-type="float">
            <text:p>0</text:p>
          </table:table-cell>
          <table:table-cell office:value-type="float" office:value="-7.398649" calcext:value-type="float">
            <text:p>-7.398649</text:p>
          </table:table-cell>
          <table:table-cell office:value-type="float" office:value="0.0004399756" calcext:value-type="float">
            <text:p>0.0004399756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3002991" calcext:value-type="float">
            <text:p>-3.002991E-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9" calcext:value-type="float">
            <text:p>12121999</text:p>
          </table:table-cell>
          <table:table-cell office:value-type="float" office:value="833.193" calcext:value-type="float">
            <text:p>833.193</text:p>
          </table:table-cell>
          <table:table-cell office:value-type="float" office:value="200.3317" calcext:value-type="float">
            <text:p>200.331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9.724" calcext:value-type="float">
            <text:p>1249.724</text:p>
          </table:table-cell>
          <table:table-cell office:value-type="float" office:value="596.4069" calcext:value-type="float">
            <text:p>596.4069</text:p>
          </table:table-cell>
          <table:table-cell office:value-type="float" office:value="21.00347" calcext:value-type="float">
            <text:p>21.00347</text:p>
          </table:table-cell>
          <table:table-cell office:value-type="float" office:value="0.1195408" calcext:value-type="float">
            <text:p>0.1195408</text:p>
          </table:table-cell>
          <table:table-cell office:value-type="float" office:value="0.1420461" calcext:value-type="float">
            <text:p>0.1420461</text:p>
          </table:table-cell>
          <table:table-cell office:value-type="float" office:value="0.2644323" calcext:value-type="float">
            <text:p>0.2644323</text:p>
          </table:table-cell>
          <table:table-cell office:value-type="float" office:value="0.3008713" calcext:value-type="float">
            <text:p>0.3008713</text:p>
          </table:table-cell>
          <table:table-cell office:value-type="float" office:value="0.3107426" calcext:value-type="float">
            <text:p>0.3107426</text:p>
          </table:table-cell>
          <table:table-cell office:value-type="float" office:value="0.3175563" calcext:value-type="float">
            <text:p>0.3175563</text:p>
          </table:table-cell>
          <table:table-cell office:value-type="float" office:value="0.3687125" calcext:value-type="float">
            <text:p>0.3687125</text:p>
          </table:table-cell>
          <table:table-cell office:value-type="float" office:value="0.3647751" calcext:value-type="float">
            <text:p>0.3647751</text:p>
          </table:table-cell>
          <table:table-cell office:value-type="float" office:value="0.3783239" calcext:value-type="float">
            <text:p>0.3783239</text:p>
          </table:table-cell>
          <table:table-cell office:value-type="float" office:value="0.3971856" calcext:value-type="float">
            <text:p>0.3971856</text:p>
          </table:table-cell>
          <table:table-cell office:value-type="float" office:value="0.4899696" calcext:value-type="float">
            <text:p>0.4899696</text:p>
          </table:table-cell>
          <table:table-cell office:value-type="float" office:value="0.5112612" calcext:value-type="float">
            <text:p>0.5112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7186" calcext:value-type="float">
            <text:p>0.3717186</text:p>
          </table:table-cell>
          <table:table-cell office:value-type="float" office:value="0.36505" calcext:value-type="float">
            <text:p>0.36505</text:p>
          </table:table-cell>
          <table:table-cell office:value-type="float" office:value="0.1041389" calcext:value-type="float">
            <text:p>0.1041389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4492" calcext:value-type="float">
            <text:p>0.00014492</text:p>
          </table:table-cell>
          <table:table-cell office:value-type="float" office:value="-5.634993" calcext:value-type="float">
            <text:p>-5.634993</text:p>
          </table:table-cell>
          <table:table-cell office:value-type="float" office:value="-1.951734" calcext:value-type="float">
            <text:p>-1.951734</text:p>
          </table:table-cell>
          <table:table-cell office:value-type="float" office:value="-0.04366191" calcext:value-type="float">
            <text:p>-0.04366191</text:p>
          </table:table-cell>
          <table:table-cell office:value-type="float" office:value="-0.01865855" calcext:value-type="float">
            <text:p>-0.01865855</text:p>
          </table:table-cell>
          <table:table-cell office:value-type="float" office:value="-0.01490799" calcext:value-type="float">
            <text:p>-0.01490799</text:p>
          </table:table-cell>
          <table:table-cell office:value-type="float" office:value="-0.01281986" calcext:value-type="float">
            <text:p>-0.01281986</text:p>
          </table:table-cell>
          <table:table-cell office:value-type="float" office:value="-0.0102469" calcext:value-type="float">
            <text:p>-0.0102469</text:p>
          </table:table-cell>
          <table:table-cell office:value-type="float" office:value="-0.01260474" calcext:value-type="float">
            <text:p>-0.01260474</text:p>
          </table:table-cell>
          <table:table-cell office:value-type="float" office:value="-0.00889986" calcext:value-type="float">
            <text:p>-0.00889986</text:p>
          </table:table-cell>
          <table:table-cell office:value-type="float" office:value="-0.005590804" calcext:value-type="float">
            <text:p>-0.005590804</text:p>
          </table:table-cell>
          <table:table-cell office:value-type="float" office:value="2102.337" calcext:value-type="float">
            <text:p>2102.337</text:p>
          </table:table-cell>
          <table:table-cell office:value-type="float" office:value="0" calcext:value-type="float">
            <text:p>0</text:p>
          </table:table-cell>
          <table:table-cell office:value-type="float" office:value="-4.496555" calcext:value-type="float">
            <text:p>-4.496555</text:p>
          </table:table-cell>
          <table:table-cell office:value-type="float" office:value="0.0006541351" calcext:value-type="float">
            <text:p>0.000654135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10003" calcext:value-type="float">
            <text:p>-0.0100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9" calcext:value-type="float">
            <text:p>13121999</text:p>
          </table:table-cell>
          <table:table-cell office:value-type="float" office:value="834.0928" calcext:value-type="float">
            <text:p>834.0928</text:p>
          </table:table-cell>
          <table:table-cell office:value-type="float" office:value="200.3668" calcext:value-type="float">
            <text:p>200.366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6.818" calcext:value-type="float">
            <text:p>1246.818</text:p>
          </table:table-cell>
          <table:table-cell office:value-type="float" office:value="600.1804" calcext:value-type="float">
            <text:p>600.1804</text:p>
          </table:table-cell>
          <table:table-cell office:value-type="float" office:value="21.25693" calcext:value-type="float">
            <text:p>21.25693</text:p>
          </table:table-cell>
          <table:table-cell office:value-type="float" office:value="0.1388611" calcext:value-type="float">
            <text:p>0.1388611</text:p>
          </table:table-cell>
          <table:table-cell office:value-type="float" office:value="0.1652709" calcext:value-type="float">
            <text:p>0.1652709</text:p>
          </table:table-cell>
          <table:table-cell office:value-type="float" office:value="0.2503496" calcext:value-type="float">
            <text:p>0.2503496</text:p>
          </table:table-cell>
          <table:table-cell office:value-type="float" office:value="0.294053" calcext:value-type="float">
            <text:p>0.294053</text:p>
          </table:table-cell>
          <table:table-cell office:value-type="float" office:value="0.3021697" calcext:value-type="float">
            <text:p>0.3021697</text:p>
          </table:table-cell>
          <table:table-cell office:value-type="float" office:value="0.3074655" calcext:value-type="float">
            <text:p>0.3074655</text:p>
          </table:table-cell>
          <table:table-cell office:value-type="float" office:value="0.3612814" calcext:value-type="float">
            <text:p>0.3612814</text:p>
          </table:table-cell>
          <table:table-cell office:value-type="float" office:value="0.3631052" calcext:value-type="float">
            <text:p>0.3631052</text:p>
          </table:table-cell>
          <table:table-cell office:value-type="float" office:value="0.3778839" calcext:value-type="float">
            <text:p>0.3778839</text:p>
          </table:table-cell>
          <table:table-cell office:value-type="float" office:value="0.3979002" calcext:value-type="float">
            <text:p>0.3979002</text:p>
          </table:table-cell>
          <table:table-cell office:value-type="float" office:value="0.4847848" calcext:value-type="float">
            <text:p>0.4847848</text:p>
          </table:table-cell>
          <table:table-cell office:value-type="float" office:value="0.5112626" calcext:value-type="float">
            <text:p>0.5112626</text:p>
          </table:table-cell>
          <table:table-cell office:value-type="float" office:value="0" calcext:value-type="float">
            <text:p>0</text:p>
          </table:table-cell>
          <table:table-cell office:value-type="float" office:value="0.00001184502" calcext:value-type="float">
            <text:p>1.184502E-05</text:p>
          </table:table-cell>
          <table:table-cell office:value-type="float" office:value="0.3679359" calcext:value-type="float">
            <text:p>0.3679359</text:p>
          </table:table-cell>
          <table:table-cell office:value-type="float" office:value="0.341844" calcext:value-type="float">
            <text:p>0.341844</text:p>
          </table:table-cell>
          <table:table-cell office:value-type="float" office:value="0.1385923" calcext:value-type="float">
            <text:p>0.1385923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399353" calcext:value-type="float">
            <text:p>0.0001399353</text:p>
          </table:table-cell>
          <table:table-cell office:value-type="float" office:value="-2.181894" calcext:value-type="float">
            <text:p>-2.181894</text:p>
          </table:table-cell>
          <table:table-cell office:value-type="float" office:value="-0.7732307" calcext:value-type="float">
            <text:p>-0.7732307</text:p>
          </table:table-cell>
          <table:table-cell office:value-type="float" office:value="-0.06154251" calcext:value-type="float">
            <text:p>-0.06154251</text:p>
          </table:table-cell>
          <table:table-cell office:value-type="float" office:value="-0.02187738" calcext:value-type="float">
            <text:p>-0.02187738</text:p>
          </table:table-cell>
          <table:table-cell office:value-type="float" office:value="-0.01814038" calcext:value-type="float">
            <text:p>-0.01814038</text:p>
          </table:table-cell>
          <table:table-cell office:value-type="float" office:value="-0.01607039" calcext:value-type="float">
            <text:p>-0.01607039</text:p>
          </table:table-cell>
          <table:table-cell office:value-type="float" office:value="-0.0125326" calcext:value-type="float">
            <text:p>-0.0125326</text:p>
          </table:table-cell>
          <table:table-cell office:value-type="float" office:value="-0.01317109" calcext:value-type="float">
            <text:p>-0.01317109</text:p>
          </table:table-cell>
          <table:table-cell office:value-type="float" office:value="-0.008999875" calcext:value-type="float">
            <text:p>-0.008999875</text:p>
          </table:table-cell>
          <table:table-cell office:value-type="float" office:value="-0.005495132" calcext:value-type="float">
            <text:p>-0.005495132</text:p>
          </table:table-cell>
          <table:table-cell office:value-type="float" office:value="2111.965" calcext:value-type="float">
            <text:p>2111.96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7683882" calcext:value-type="float">
            <text:p>0.00076838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1017254" calcext:value-type="float">
            <text:p>1.017254E-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9" calcext:value-type="float">
            <text:p>14121999</text:p>
          </table:table-cell>
          <table:table-cell office:value-type="float" office:value="838.3917" calcext:value-type="float">
            <text:p>838.3917</text:p>
          </table:table-cell>
          <table:table-cell office:value-type="float" office:value="200.5329" calcext:value-type="float">
            <text:p>200.532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7.714" calcext:value-type="float">
            <text:p>1247.714</text:p>
          </table:table-cell>
          <table:table-cell office:value-type="float" office:value="603.4203" calcext:value-type="float">
            <text:p>603.4203</text:p>
          </table:table-cell>
          <table:table-cell office:value-type="float" office:value="41.51369" calcext:value-type="float">
            <text:p>41.51369</text:p>
          </table:table-cell>
          <table:table-cell office:value-type="float" office:value="0.1357066" calcext:value-type="float">
            <text:p>0.1357066</text:p>
          </table:table-cell>
          <table:table-cell office:value-type="float" office:value="0.1652784" calcext:value-type="float">
            <text:p>0.1652784</text:p>
          </table:table-cell>
          <table:table-cell office:value-type="float" office:value="0.2476953" calcext:value-type="float">
            <text:p>0.2476953</text:p>
          </table:table-cell>
          <table:table-cell office:value-type="float" office:value="0.2896044" calcext:value-type="float">
            <text:p>0.2896044</text:p>
          </table:table-cell>
          <table:table-cell office:value-type="float" office:value="0.2980628" calcext:value-type="float">
            <text:p>0.2980628</text:p>
          </table:table-cell>
          <table:table-cell office:value-type="float" office:value="0.3034523" calcext:value-type="float">
            <text:p>0.3034523</text:p>
          </table:table-cell>
          <table:table-cell office:value-type="float" office:value="0.3572534" calcext:value-type="float">
            <text:p>0.3572534</text:p>
          </table:table-cell>
          <table:table-cell office:value-type="float" office:value="0.3613653" calcext:value-type="float">
            <text:p>0.3613653</text:p>
          </table:table-cell>
          <table:table-cell office:value-type="float" office:value="0.3774894" calcext:value-type="float">
            <text:p>0.3774894</text:p>
          </table:table-cell>
          <table:table-cell office:value-type="float" office:value="0.396664" calcext:value-type="float">
            <text:p>0.396664</text:p>
          </table:table-cell>
          <table:table-cell office:value-type="float" office:value="0.4815721" calcext:value-type="float">
            <text:p>0.4815721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0889" calcext:value-type="float">
            <text:p>0.3710889</text:p>
          </table:table-cell>
          <table:table-cell office:value-type="float" office:value="0.3418372" calcext:value-type="float">
            <text:p>0.3418372</text:p>
          </table:table-cell>
          <table:table-cell office:value-type="float" office:value="0.1575128" calcext:value-type="float">
            <text:p>0.1575128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506028" calcext:value-type="float">
            <text:p>0.0001506028</text:p>
          </table:table-cell>
          <table:table-cell office:value-type="float" office:value="-2.543081" calcext:value-type="float">
            <text:p>-2.543081</text:p>
          </table:table-cell>
          <table:table-cell office:value-type="float" office:value="-0.7698734" calcext:value-type="float">
            <text:p>-0.7698734</text:p>
          </table:table-cell>
          <table:table-cell office:value-type="float" office:value="-0.06559688" calcext:value-type="float">
            <text:p>-0.06559688</text:p>
          </table:table-cell>
          <table:table-cell office:value-type="float" office:value="-0.02434181" calcext:value-type="float">
            <text:p>-0.02434181</text:p>
          </table:table-cell>
          <table:table-cell office:value-type="float" office:value="-0.01993772" calcext:value-type="float">
            <text:p>-0.01993772</text:p>
          </table:table-cell>
          <table:table-cell office:value-type="float" office:value="-0.01760993" calcext:value-type="float">
            <text:p>-0.01760993</text:p>
          </table:table-cell>
          <table:table-cell office:value-type="float" office:value="-0.01391326" calcext:value-type="float">
            <text:p>-0.01391326</text:p>
          </table:table-cell>
          <table:table-cell office:value-type="float" office:value="-0.01379267" calcext:value-type="float">
            <text:p>-0.01379267</text:p>
          </table:table-cell>
          <table:table-cell office:value-type="float" office:value="-0.009090544" calcext:value-type="float">
            <text:p>-0.009090544</text:p>
          </table:table-cell>
          <table:table-cell office:value-type="float" office:value="-0.005661585" calcext:value-type="float">
            <text:p>-0.005661585</text:p>
          </table:table-cell>
          <table:table-cell office:value-type="float" office:value="2121.057" calcext:value-type="float">
            <text:p>2121.057</text:p>
          </table:table-cell>
          <table:table-cell office:value-type="float" office:value="0" calcext:value-type="float">
            <text:p>0</text:p>
          </table:table-cell>
          <table:table-cell office:value-type="float" office:value="-4.876077" calcext:value-type="float">
            <text:p>-4.876077</text:p>
          </table:table-cell>
          <table:table-cell office:value-type="float" office:value="0.0008448787" calcext:value-type="float">
            <text:p>0.000844878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1666776" calcext:value-type="float">
            <text:p>-1.666776E-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9" calcext:value-type="float">
            <text:p>15121999</text:p>
          </table:table-cell>
          <table:table-cell office:value-type="float" office:value="841.0899" calcext:value-type="float">
            <text:p>841.0899</text:p>
          </table:table-cell>
          <table:table-cell office:value-type="float" office:value="200.4722" calcext:value-type="float">
            <text:p>200.4722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7.687" calcext:value-type="float">
            <text:p>1247.687</text:p>
          </table:table-cell>
          <table:table-cell office:value-type="float" office:value="606.2061" calcext:value-type="float">
            <text:p>606.2061</text:p>
          </table:table-cell>
          <table:table-cell office:value-type="float" office:value="49.86453" calcext:value-type="float">
            <text:p>49.86453</text:p>
          </table:table-cell>
          <table:table-cell office:value-type="float" office:value="0.1649304" calcext:value-type="float">
            <text:p>0.1649304</text:p>
          </table:table-cell>
          <table:table-cell office:value-type="float" office:value="0.1804127" calcext:value-type="float">
            <text:p>0.1804127</text:p>
          </table:table-cell>
          <table:table-cell office:value-type="float" office:value="0.2503711" calcext:value-type="float">
            <text:p>0.2503711</text:p>
          </table:table-cell>
          <table:table-cell office:value-type="float" office:value="0.2856418" calcext:value-type="float">
            <text:p>0.2856418</text:p>
          </table:table-cell>
          <table:table-cell office:value-type="float" office:value="0.2952326" calcext:value-type="float">
            <text:p>0.2952326</text:p>
          </table:table-cell>
          <table:table-cell office:value-type="float" office:value="0.3015536" calcext:value-type="float">
            <text:p>0.3015536</text:p>
          </table:table-cell>
          <table:table-cell office:value-type="float" office:value="0.3541879" calcext:value-type="float">
            <text:p>0.3541879</text:p>
          </table:table-cell>
          <table:table-cell office:value-type="float" office:value="0.359711" calcext:value-type="float">
            <text:p>0.359711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3955805" calcext:value-type="float">
            <text:p>0.3955805</text:p>
          </table:table-cell>
          <table:table-cell office:value-type="float" office:value="0.4784588" calcext:value-type="float">
            <text:p>0.478458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4598963" calcext:value-type="float">
            <text:p>4.598963E-06</text:p>
          </table:table-cell>
          <table:table-cell office:value-type="float" office:value="0.3418662" calcext:value-type="float">
            <text:p>0.3418662</text:p>
          </table:table-cell>
          <table:table-cell office:value-type="float" office:value="0.3266833" calcext:value-type="float">
            <text:p>0.3266833</text:p>
          </table:table-cell>
          <table:table-cell office:value-type="float" office:value="0.169503" calcext:value-type="float">
            <text:p>0.169503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52705" calcext:value-type="float">
            <text:p>0.000152705</text:p>
          </table:table-cell>
          <table:table-cell office:value-type="float" office:value="-0.7945378" calcext:value-type="float">
            <text:p>-0.7945378</text:p>
          </table:table-cell>
          <table:table-cell office:value-type="float" office:value="-0.4596295" calcext:value-type="float">
            <text:p>-0.4596295</text:p>
          </table:table-cell>
          <table:table-cell office:value-type="float" office:value="-0.06173765" calcext:value-type="float">
            <text:p>-0.06173765</text:p>
          </table:table-cell>
          <table:table-cell office:value-type="float" office:value="-0.02677928" calcext:value-type="float">
            <text:p>-0.02677928</text:p>
          </table:table-cell>
          <table:table-cell office:value-type="float" office:value="-0.02130627" calcext:value-type="float">
            <text:p>-0.02130627</text:p>
          </table:table-cell>
          <table:table-cell office:value-type="float" office:value="-0.01839615" calcext:value-type="float">
            <text:p>-0.01839615</text:p>
          </table:table-cell>
          <table:table-cell office:value-type="float" office:value="-0.01514781" calcext:value-type="float">
            <text:p>-0.01514781</text:p>
          </table:table-cell>
          <table:table-cell office:value-type="float" office:value="-0.01441489" calcext:value-type="float">
            <text:p>-0.01441489</text:p>
          </table:table-cell>
          <table:table-cell office:value-type="float" office:value="-0.009180936" calcext:value-type="float">
            <text:p>-0.009180936</text:p>
          </table:table-cell>
          <table:table-cell office:value-type="float" office:value="-0.005812114" calcext:value-type="float">
            <text:p>-0.005812114</text:p>
          </table:table-cell>
          <table:table-cell office:value-type="float" office:value="2129.735" calcext:value-type="float">
            <text:p>2129.73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8583632" calcext:value-type="float">
            <text:p>0.000858363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5046522" calcext:value-type="float">
            <text:p>5.046522E-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9" calcext:value-type="float">
            <text:p>16121999</text:p>
          </table:table-cell>
          <table:table-cell office:value-type="float" office:value="842.9889" calcext:value-type="float">
            <text:p>842.9889</text:p>
          </table:table-cell>
          <table:table-cell office:value-type="float" office:value="200.4657" calcext:value-type="float">
            <text:p>200.465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6.726" calcext:value-type="float">
            <text:p>1246.726</text:p>
          </table:table-cell>
          <table:table-cell office:value-type="float" office:value="609.0718" calcext:value-type="float">
            <text:p>609.0718</text:p>
          </table:table-cell>
          <table:table-cell office:value-type="float" office:value="45.5924" calcext:value-type="float">
            <text:p>45.5924</text:p>
          </table:table-cell>
          <table:table-cell office:value-type="float" office:value="0.1602047" calcext:value-type="float">
            <text:p>0.1602047</text:p>
          </table:table-cell>
          <table:table-cell office:value-type="float" office:value="0.196162" calcext:value-type="float">
            <text:p>0.196162</text:p>
          </table:table-cell>
          <table:table-cell office:value-type="float" office:value="0.2679903" calcext:value-type="float">
            <text:p>0.2679903</text:p>
          </table:table-cell>
          <table:table-cell office:value-type="float" office:value="0.2834414" calcext:value-type="float">
            <text:p>0.2834414</text:p>
          </table:table-cell>
          <table:table-cell office:value-type="float" office:value="0.2947182" calcext:value-type="float">
            <text:p>0.2947182</text:p>
          </table:table-cell>
          <table:table-cell office:value-type="float" office:value="0.3044871" calcext:value-type="float">
            <text:p>0.3044871</text:p>
          </table:table-cell>
          <table:table-cell office:value-type="float" office:value="0.3637479" calcext:value-type="float">
            <text:p>0.3637479</text:p>
          </table:table-cell>
          <table:table-cell office:value-type="float" office:value="0.3589678" calcext:value-type="float">
            <text:p>0.3589678</text:p>
          </table:table-cell>
          <table:table-cell office:value-type="float" office:value="0.3767706" calcext:value-type="float">
            <text:p>0.3767706</text:p>
          </table:table-cell>
          <table:table-cell office:value-type="float" office:value="0.3964469" calcext:value-type="float">
            <text:p>0.3964469</text:p>
          </table:table-cell>
          <table:table-cell office:value-type="float" office:value="0.473415" calcext:value-type="float">
            <text:p>0.473415</text:p>
          </table:table-cell>
          <table:table-cell office:value-type="float" office:value="0.511262" calcext:value-type="float">
            <text:p>0.51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5796" calcext:value-type="float">
            <text:p>0.3465796</text:p>
          </table:table-cell>
          <table:table-cell office:value-type="float" office:value="0.3109547" calcext:value-type="float">
            <text:p>0.3109547</text:p>
          </table:table-cell>
          <table:table-cell office:value-type="float" office:value="0.1639189" calcext:value-type="float">
            <text:p>0.1639189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499473" calcext:value-type="float">
            <text:p>0.0001499473</text:p>
          </table:table-cell>
          <table:table-cell office:value-type="float" office:value="-0.8773811" calcext:value-type="float">
            <text:p>-0.8773811</text:p>
          </table:table-cell>
          <table:table-cell office:value-type="float" office:value="-0.2697752" calcext:value-type="float">
            <text:p>-0.2697752</text:p>
          </table:table-cell>
          <table:table-cell office:value-type="float" office:value="-0.04064353" calcext:value-type="float">
            <text:p>-0.04064353</text:p>
          </table:table-cell>
          <table:table-cell office:value-type="float" office:value="-0.02829427" calcext:value-type="float">
            <text:p>-0.02829427</text:p>
          </table:table-cell>
          <table:table-cell office:value-type="float" office:value="-0.02159757" calcext:value-type="float">
            <text:p>-0.02159757</text:p>
          </table:table-cell>
          <table:table-cell office:value-type="float" office:value="-0.0172059" calcext:value-type="float">
            <text:p>-0.0172059</text:p>
          </table:table-cell>
          <table:table-cell office:value-type="float" office:value="-0.01166264" calcext:value-type="float">
            <text:p>-0.01166264</text:p>
          </table:table-cell>
          <table:table-cell office:value-type="float" office:value="-0.01470871" calcext:value-type="float">
            <text:p>-0.01470871</text:p>
          </table:table-cell>
          <table:table-cell office:value-type="float" office:value="-0.009258367" calcext:value-type="float">
            <text:p>-0.009258367</text:p>
          </table:table-cell>
          <table:table-cell office:value-type="float" office:value="-0.005691338" calcext:value-type="float">
            <text:p>-0.005691338</text:p>
          </table:table-cell>
          <table:table-cell office:value-type="float" office:value="2138.451" calcext:value-type="float">
            <text:p>2138.451</text:p>
          </table:table-cell>
          <table:table-cell office:value-type="float" office:value="0" calcext:value-type="float">
            <text:p>0</text:p>
          </table:table-cell>
          <table:table-cell office:value-type="float" office:value="-0.3622174" calcext:value-type="float">
            <text:p>-0.3622174</text:p>
          </table:table-cell>
          <table:table-cell office:value-type="float" office:value="0.0008128399" calcext:value-type="float">
            <text:p>0.000812839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2157467" calcext:value-type="float">
            <text:p>-2.157467E-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9" calcext:value-type="float">
            <text:p>17121999</text:p>
          </table:table-cell>
          <table:table-cell office:value-type="float" office:value="843.8882" calcext:value-type="float">
            <text:p>843.8882</text:p>
          </table:table-cell>
          <table:table-cell office:value-type="float" office:value="200.7377" calcext:value-type="float">
            <text:p>200.737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4.714" calcext:value-type="float">
            <text:p>1244.714</text:p>
          </table:table-cell>
          <table:table-cell office:value-type="float" office:value="611.7118" calcext:value-type="float">
            <text:p>611.7118</text:p>
          </table:table-cell>
          <table:table-cell office:value-type="float" office:value="51.08455" calcext:value-type="float">
            <text:p>51.08455</text:p>
          </table:table-cell>
          <table:table-cell office:value-type="float" office:value="0.1291484" calcext:value-type="float">
            <text:p>0.1291484</text:p>
          </table:table-cell>
          <table:table-cell office:value-type="float" office:value="0.1669744" calcext:value-type="float">
            <text:p>0.1669744</text:p>
          </table:table-cell>
          <table:table-cell office:value-type="float" office:value="0.2687312" calcext:value-type="float">
            <text:p>0.2687312</text:p>
          </table:table-cell>
          <table:table-cell office:value-type="float" office:value="0.2842598" calcext:value-type="float">
            <text:p>0.2842598</text:p>
          </table:table-cell>
          <table:table-cell office:value-type="float" office:value="0.2940371" calcext:value-type="float">
            <text:p>0.2940371</text:p>
          </table:table-cell>
          <table:table-cell office:value-type="float" office:value="0.3013293" calcext:value-type="float">
            <text:p>0.3013293</text:p>
          </table:table-cell>
          <table:table-cell office:value-type="float" office:value="0.3537704" calcext:value-type="float">
            <text:p>0.3537704</text:p>
          </table:table-cell>
          <table:table-cell office:value-type="float" office:value="0.3581626" calcext:value-type="float">
            <text:p>0.3581626</text:p>
          </table:table-cell>
          <table:table-cell office:value-type="float" office:value="0.3764675" calcext:value-type="float">
            <text:p>0.3764675</text:p>
          </table:table-cell>
          <table:table-cell office:value-type="float" office:value="0.3953408" calcext:value-type="float">
            <text:p>0.3953408</text:p>
          </table:table-cell>
          <table:table-cell office:value-type="float" office:value="0.470385" calcext:value-type="float">
            <text:p>0.470385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6393" calcext:value-type="float">
            <text:p>0.3716393</text:p>
          </table:table-cell>
          <table:table-cell office:value-type="float" office:value="0.3401396" calcext:value-type="float">
            <text:p>0.3401396</text:p>
          </table:table-cell>
          <table:table-cell office:value-type="float" office:value="0.1740621" calcext:value-type="float">
            <text:p>0.1740621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533101" calcext:value-type="float">
            <text:p>0.0001533101</text:p>
          </table:table-cell>
          <table:table-cell office:value-type="float" office:value="-3.439838" calcext:value-type="float">
            <text:p>-3.439838</text:p>
          </table:table-cell>
          <table:table-cell office:value-type="float" office:value="-0.7123193" calcext:value-type="float">
            <text:p>-0.7123193</text:p>
          </table:table-cell>
          <table:table-cell office:value-type="float" office:value="-0.03976722" calcext:value-type="float">
            <text:p>-0.03976722</text:p>
          </table:table-cell>
          <table:table-cell office:value-type="float" office:value="-0.02771688" calcext:value-type="float">
            <text:p>-0.02771688</text:p>
          </table:table-cell>
          <table:table-cell office:value-type="float" office:value="-0.02191812" calcext:value-type="float">
            <text:p>-0.02191812</text:p>
          </table:table-cell>
          <table:table-cell office:value-type="float" office:value="-0.01848937" calcext:value-type="float">
            <text:p>-0.01848937</text:p>
          </table:table-cell>
          <table:table-cell office:value-type="float" office:value="-0.01529655" calcext:value-type="float">
            <text:p>-0.01529655</text:p>
          </table:table-cell>
          <table:table-cell office:value-type="float" office:value="-0.01502639" calcext:value-type="float">
            <text:p>-0.01502639</text:p>
          </table:table-cell>
          <table:table-cell office:value-type="float" office:value="-0.009330131" calcext:value-type="float">
            <text:p>-0.009330131</text:p>
          </table:table-cell>
          <table:table-cell office:value-type="float" office:value="-0.005845918" calcext:value-type="float">
            <text:p>-0.005845918</text:p>
          </table:table-cell>
          <table:table-cell office:value-type="float" office:value="2147.091" calcext:value-type="float">
            <text:p>2147.091</text:p>
          </table:table-cell>
          <table:table-cell office:value-type="float" office:value="0" calcext:value-type="float">
            <text:p>0</text:p>
          </table:table-cell>
          <table:table-cell office:value-type="float" office:value="-6.921987" calcext:value-type="float">
            <text:p>-6.921987</text:p>
          </table:table-cell>
          <table:table-cell office:value-type="float" office:value="0.0009119909" calcext:value-type="float">
            <text:p>0.00091199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2399669" calcext:value-type="float">
            <text:p>-2.399669E-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9" calcext:value-type="float">
            <text:p>18121999</text:p>
          </table:table-cell>
          <table:table-cell office:value-type="float" office:value="843.8882" calcext:value-type="float">
            <text:p>843.8882</text:p>
          </table:table-cell>
          <table:table-cell office:value-type="float" office:value="200.9728" calcext:value-type="float">
            <text:p>200.972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2.214" calcext:value-type="float">
            <text:p>1242.214</text:p>
          </table:table-cell>
          <table:table-cell office:value-type="float" office:value="613.9785" calcext:value-type="float">
            <text:p>613.9785</text:p>
          </table:table-cell>
          <table:table-cell office:value-type="float" office:value="50.10452" calcext:value-type="float">
            <text:p>50.10452</text:p>
          </table:table-cell>
          <table:table-cell office:value-type="float" office:value="0.1146061" calcext:value-type="float">
            <text:p>0.1146061</text:p>
          </table:table-cell>
          <table:table-cell office:value-type="float" office:value="0.138478" calcext:value-type="float">
            <text:p>0.138478</text:p>
          </table:table-cell>
          <table:table-cell office:value-type="float" office:value="0.239831" calcext:value-type="float">
            <text:p>0.239831</text:p>
          </table:table-cell>
          <table:table-cell office:value-type="float" office:value="0.2816841" calcext:value-type="float">
            <text:p>0.2816841</text:p>
          </table:table-cell>
          <table:table-cell office:value-type="float" office:value="0.2917173" calcext:value-type="float">
            <text:p>0.2917173</text:p>
          </table:table-cell>
          <table:table-cell office:value-type="float" office:value="0.2980549" calcext:value-type="float">
            <text:p>0.2980549</text:p>
          </table:table-cell>
          <table:table-cell office:value-type="float" office:value="0.3500838" calcext:value-type="float">
            <text:p>0.3500838</text:p>
          </table:table-cell>
          <table:table-cell office:value-type="float" office:value="0.3570766" calcext:value-type="float">
            <text:p>0.3570766</text:p>
          </table:table-cell>
          <table:table-cell office:value-type="float" office:value="0.376203" calcext:value-type="float">
            <text:p>0.376203</text:p>
          </table:table-cell>
          <table:table-cell office:value-type="float" office:value="0.394398" calcext:value-type="float">
            <text:p>0.394398</text:p>
          </table:table-cell>
          <table:table-cell office:value-type="float" office:value="0.4673094" calcext:value-type="float">
            <text:p>0.4673094</text:p>
          </table:table-cell>
          <table:table-cell office:value-type="float" office:value="0.5112601" calcext:value-type="float">
            <text:p>0.511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0503" calcext:value-type="float">
            <text:p>0.3760503</text:p>
          </table:table-cell>
          <table:table-cell office:value-type="float" office:value="0.3686364" calcext:value-type="float">
            <text:p>0.3686364</text:p>
          </table:table-cell>
          <table:table-cell office:value-type="float" office:value="0.218316" calcext:value-type="float">
            <text:p>0.218316</text:p>
          </table:table-cell>
          <table:table-cell office:value-type="float" office:value="9.880535E-016" calcext:value-type="float">
            <text:p>9.8805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431219" calcext:value-type="float">
            <text:p>0.0001431219</text:p>
          </table:table-cell>
          <table:table-cell office:value-type="float" office:value="-7.243945" calcext:value-type="float">
            <text:p>-7.243945</text:p>
          </table:table-cell>
          <table:table-cell office:value-type="float" office:value="-2.247372" calcext:value-type="float">
            <text:p>-2.247372</text:p>
          </table:table-cell>
          <table:table-cell office:value-type="float" office:value="-0.07864618" calcext:value-type="float">
            <text:p>-0.07864618</text:p>
          </table:table-cell>
          <table:table-cell office:value-type="float" office:value="-0.02951119" calcext:value-type="float">
            <text:p>-0.02951119</text:p>
          </table:table-cell>
          <table:table-cell office:value-type="float" office:value="-0.02315019" calcext:value-type="float">
            <text:p>-0.02315019</text:p>
          </table:table-cell>
          <table:table-cell office:value-type="float" office:value="-0.01994274" calcext:value-type="float">
            <text:p>-0.01994274</text:p>
          </table:table-cell>
          <table:table-cell office:value-type="float" office:value="-0.01693849" calcext:value-type="float">
            <text:p>-0.01693849</text:p>
          </table:table-cell>
          <table:table-cell office:value-type="float" office:value="-0.01547069" calcext:value-type="float">
            <text:p>-0.01547069</text:p>
          </table:table-cell>
          <table:table-cell office:value-type="float" office:value="-0.009393458" calcext:value-type="float">
            <text:p>-0.009393458</text:p>
          </table:table-cell>
          <table:table-cell office:value-type="float" office:value="-0.005981406" calcext:value-type="float">
            <text:p>-0.005981406</text:p>
          </table:table-cell>
          <table:table-cell office:value-type="float" office:value="2155.411" calcext:value-type="float">
            <text:p>2155.411</text:p>
          </table:table-cell>
          <table:table-cell office:value-type="float" office:value="0" calcext:value-type="float">
            <text:p>0</text:p>
          </table:table-cell>
          <table:table-cell office:value-type="float" office:value="-9.329002" calcext:value-type="float">
            <text:p>-9.329002</text:p>
          </table:table-cell>
          <table:table-cell office:value-type="float" office:value="0.001116565" calcext:value-type="float">
            <text:p>0.00111656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1000418" calcext:value-type="float">
            <text:p>-0.010004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9" calcext:value-type="float">
            <text:p>19121999</text:p>
          </table:table-cell>
          <table:table-cell office:value-type="float" office:value="843.9881" calcext:value-type="float">
            <text:p>843.9881</text:p>
          </table:table-cell>
          <table:table-cell office:value-type="float" office:value="201.1986" calcext:value-type="float">
            <text:p>201.198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0.134" calcext:value-type="float">
            <text:p>1240.134</text:p>
          </table:table-cell>
          <table:table-cell office:value-type="float" office:value="615.9355" calcext:value-type="float">
            <text:p>615.9355</text:p>
          </table:table-cell>
          <table:table-cell office:value-type="float" office:value="50.23965" calcext:value-type="float">
            <text:p>50.23965</text:p>
          </table:table-cell>
          <table:table-cell office:value-type="float" office:value="0.1164523" calcext:value-type="float">
            <text:p>0.1164523</text:p>
          </table:table-cell>
          <table:table-cell office:value-type="float" office:value="0.1374586" calcext:value-type="float">
            <text:p>0.1374586</text:p>
          </table:table-cell>
          <table:table-cell office:value-type="float" office:value="0.1850437" calcext:value-type="float">
            <text:p>0.1850437</text:p>
          </table:table-cell>
          <table:table-cell office:value-type="float" office:value="0.2819811" calcext:value-type="float">
            <text:p>0.2819811</text:p>
          </table:table-cell>
          <table:table-cell office:value-type="float" office:value="0.289737" calcext:value-type="float">
            <text:p>0.289737</text:p>
          </table:table-cell>
          <table:table-cell office:value-type="float" office:value="0.2950515" calcext:value-type="float">
            <text:p>0.2950515</text:p>
          </table:table-cell>
          <table:table-cell office:value-type="float" office:value="0.3476204" calcext:value-type="float">
            <text:p>0.3476204</text:p>
          </table:table-cell>
          <table:table-cell office:value-type="float" office:value="0.3565599" calcext:value-type="float">
            <text:p>0.3565599</text:p>
          </table:table-cell>
          <table:table-cell office:value-type="float" office:value="0.3759975" calcext:value-type="float">
            <text:p>0.3759975</text:p>
          </table:table-cell>
          <table:table-cell office:value-type="float" office:value="0.3935937" calcext:value-type="float">
            <text:p>0.3935937</text:p>
          </table:table-cell>
          <table:table-cell office:value-type="float" office:value="0.4642397" calcext:value-type="float">
            <text:p>0.4642397</text:p>
          </table:table-cell>
          <table:table-cell office:value-type="float" office:value="0.5112608" calcext:value-type="float">
            <text:p>0.5112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4724" calcext:value-type="float">
            <text:p>0.3654724</text:p>
          </table:table-cell>
          <table:table-cell office:value-type="float" office:value="0.3696378" calcext:value-type="float">
            <text:p>0.3696378</text:p>
          </table:table-cell>
          <table:table-cell office:value-type="float" office:value="0.2829393" calcext:value-type="float">
            <text:p>0.2829393</text:p>
          </table:table-cell>
          <table:table-cell office:value-type="float" office:value="0.003354132" calcext:value-type="float">
            <text:p>0.0033541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32683" calcext:value-type="float">
            <text:p>0.000132683</text:p>
          </table:table-cell>
          <table:table-cell office:value-type="float" office:value="-6.618386" calcext:value-type="float">
            <text:p>-6.618386</text:p>
          </table:table-cell>
          <table:table-cell office:value-type="float" office:value="-2.372874" calcext:value-type="float">
            <text:p>-2.372874</text:p>
          </table:table-cell>
          <table:table-cell office:value-type="float" office:value="-0.3832807" calcext:value-type="float">
            <text:p>-0.3832807</text:p>
          </table:table-cell>
          <table:table-cell office:value-type="float" office:value="-0.02927512" calcext:value-type="float">
            <text:p>-0.02927512</text:p>
          </table:table-cell>
          <table:table-cell office:value-type="float" office:value="-0.02427793" calcext:value-type="float">
            <text:p>-0.02427793</text:p>
          </table:table-cell>
          <table:table-cell office:value-type="float" office:value="-0.02139546" calcext:value-type="float">
            <text:p>-0.02139546</text:p>
          </table:table-cell>
          <table:table-cell office:value-type="float" office:value="-0.0181347" calcext:value-type="float">
            <text:p>-0.0181347</text:p>
          </table:table-cell>
          <table:table-cell office:value-type="float" office:value="-0.01569238" calcext:value-type="float">
            <text:p>-0.01569238</text:p>
          </table:table-cell>
          <table:table-cell office:value-type="float" office:value="-0.009442795" calcext:value-type="float">
            <text:p>-0.009442795</text:p>
          </table:table-cell>
          <table:table-cell office:value-type="float" office:value="-0.00609971" calcext:value-type="float">
            <text:p>-0.00609971</text:p>
          </table:table-cell>
          <table:table-cell office:value-type="float" office:value="2163.451" calcext:value-type="float">
            <text:p>2163.451</text:p>
          </table:table-cell>
          <table:table-cell office:value-type="float" office:value="0" calcext:value-type="float">
            <text:p>0</text:p>
          </table:table-cell>
          <table:table-cell office:value-type="float" office:value="-10.70789" calcext:value-type="float">
            <text:p>-10.70789</text:p>
          </table:table-cell>
          <table:table-cell office:value-type="float" office:value="0.001370721" calcext:value-type="float">
            <text:p>0.00137072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1000343" calcext:value-type="float">
            <text:p>-0.010003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9" calcext:value-type="float">
            <text:p>20121999</text:p>
          </table:table-cell>
          <table:table-cell office:value-type="float" office:value="848.0875" calcext:value-type="float">
            <text:p>848.0875</text:p>
          </table:table-cell>
          <table:table-cell office:value-type="float" office:value="201.0882" calcext:value-type="float">
            <text:p>201.0882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2.595" calcext:value-type="float">
            <text:p>1242.595</text:p>
          </table:table-cell>
          <table:table-cell office:value-type="float" office:value="617.6908" calcext:value-type="float">
            <text:p>617.6908</text:p>
          </table:table-cell>
          <table:table-cell office:value-type="float" office:value="75.38222" calcext:value-type="float">
            <text:p>75.38222</text:p>
          </table:table-cell>
          <table:table-cell office:value-type="float" office:value="0.1772574" calcext:value-type="float">
            <text:p>0.1772574</text:p>
          </table:table-cell>
          <table:table-cell office:value-type="float" office:value="0.1607329" calcext:value-type="float">
            <text:p>0.1607329</text:p>
          </table:table-cell>
          <table:table-cell office:value-type="float" office:value="0.1699666" calcext:value-type="float">
            <text:p>0.1699666</text:p>
          </table:table-cell>
          <table:table-cell office:value-type="float" office:value="0.2758343" calcext:value-type="float">
            <text:p>0.2758343</text:p>
          </table:table-cell>
          <table:table-cell office:value-type="float" office:value="0.2866166" calcext:value-type="float">
            <text:p>0.2866166</text:p>
          </table:table-cell>
          <table:table-cell office:value-type="float" office:value="0.2928799" calcext:value-type="float">
            <text:p>0.2928799</text:p>
          </table:table-cell>
          <table:table-cell office:value-type="float" office:value="0.3470182" calcext:value-type="float">
            <text:p>0.3470182</text:p>
          </table:table-cell>
          <table:table-cell office:value-type="float" office:value="0.3565578" calcext:value-type="float">
            <text:p>0.3565578</text:p>
          </table:table-cell>
          <table:table-cell office:value-type="float" office:value="0.3758204" calcext:value-type="float">
            <text:p>0.3758204</text:p>
          </table:table-cell>
          <table:table-cell office:value-type="float" office:value="0.3928905" calcext:value-type="float">
            <text:p>0.3928905</text:p>
          </table:table-cell>
          <table:table-cell office:value-type="float" office:value="0.4614061" calcext:value-type="float">
            <text:p>0.4614061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0002980256" calcext:value-type="float">
            <text:p>2.980256E-06</text:p>
          </table:table-cell>
          <table:table-cell office:value-type="float" office:value="0.3294913" calcext:value-type="float">
            <text:p>0.3294913</text:p>
          </table:table-cell>
          <table:table-cell office:value-type="float" office:value="0.3460724" calcext:value-type="float">
            <text:p>0.3460724</text:p>
          </table:table-cell>
          <table:table-cell office:value-type="float" office:value="0.3002653" calcext:value-type="float">
            <text:p>0.3002653</text:p>
          </table:table-cell>
          <table:table-cell office:value-type="float" office:value="0.01764828" calcext:value-type="float">
            <text:p>0.017648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24086" calcext:value-type="float">
            <text:p>0.000124086</text:p>
          </table:table-cell>
          <table:table-cell office:value-type="float" office:value="-0.5073717" calcext:value-type="float">
            <text:p>-0.5073717</text:p>
          </table:table-cell>
          <table:table-cell office:value-type="float" office:value="-0.9426123" calcext:value-type="float">
            <text:p>-0.9426123</text:p>
          </table:table-cell>
          <table:table-cell office:value-type="float" office:value="-0.661285" calcext:value-type="float">
            <text:p>-0.661285</text:p>
          </table:table-cell>
          <table:table-cell office:value-type="float" office:value="-0.03400509" calcext:value-type="float">
            <text:p>-0.03400509</text:p>
          </table:table-cell>
          <table:table-cell office:value-type="float" office:value="-0.02615798" calcext:value-type="float">
            <text:p>-0.02615798</text:p>
          </table:table-cell>
          <table:table-cell office:value-type="float" office:value="-0.02252393" calcext:value-type="float">
            <text:p>-0.02252393</text:p>
          </table:table-cell>
          <table:table-cell office:value-type="float" office:value="-0.0184777" calcext:value-type="float">
            <text:p>-0.0184777</text:p>
          </table:table-cell>
          <table:table-cell office:value-type="float" office:value="-0.01569299" calcext:value-type="float">
            <text:p>-0.01569299</text:p>
          </table:table-cell>
          <table:table-cell office:value-type="float" office:value="-0.009485568" calcext:value-type="float">
            <text:p>-0.009485568</text:p>
          </table:table-cell>
          <table:table-cell office:value-type="float" office:value="-0.00620516" calcext:value-type="float">
            <text:p>-0.00620516</text:p>
          </table:table-cell>
          <table:table-cell office:value-type="float" office:value="2171.335" calcext:value-type="float">
            <text:p>2171.33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41368" calcext:value-type="float">
            <text:p>0.00144136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3880147" calcext:value-type="float">
            <text:p>3.880147E-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9" calcext:value-type="float">
            <text:p>21121999</text:p>
          </table:table-cell>
          <table:table-cell office:value-type="float" office:value="848.0875" calcext:value-type="float">
            <text:p>848.0875</text:p>
          </table:table-cell>
          <table:table-cell office:value-type="float" office:value="201.2663" calcext:value-type="float">
            <text:p>201.2663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0.716" calcext:value-type="float">
            <text:p>1240.716</text:p>
          </table:table-cell>
          <table:table-cell office:value-type="float" office:value="619.3912" calcext:value-type="float">
            <text:p>619.3912</text:p>
          </table:table-cell>
          <table:table-cell office:value-type="float" office:value="73.04195" calcext:value-type="float">
            <text:p>73.04195</text:p>
          </table:table-cell>
          <table:table-cell office:value-type="float" office:value="0.1405129" calcext:value-type="float">
            <text:p>0.1405129</text:p>
          </table:table-cell>
          <table:table-cell office:value-type="float" office:value="0.1627954" calcext:value-type="float">
            <text:p>0.1627954</text:p>
          </table:table-cell>
          <table:table-cell office:value-type="float" office:value="0.1806185" calcext:value-type="float">
            <text:p>0.1806185</text:p>
          </table:table-cell>
          <table:table-cell office:value-type="float" office:value="0.2771623" calcext:value-type="float">
            <text:p>0.2771623</text:p>
          </table:table-cell>
          <table:table-cell office:value-type="float" office:value="0.2849957" calcext:value-type="float">
            <text:p>0.2849957</text:p>
          </table:table-cell>
          <table:table-cell office:value-type="float" office:value="0.2908273" calcext:value-type="float">
            <text:p>0.2908273</text:p>
          </table:table-cell>
          <table:table-cell office:value-type="float" office:value="0.3448428" calcext:value-type="float">
            <text:p>0.3448428</text:p>
          </table:table-cell>
          <table:table-cell office:value-type="float" office:value="0.3565577" calcext:value-type="float">
            <text:p>0.3565577</text:p>
          </table:table-cell>
          <table:table-cell office:value-type="float" office:value="0.3756369" calcext:value-type="float">
            <text:p>0.3756369</text:p>
          </table:table-cell>
          <table:table-cell office:value-type="float" office:value="0.3922477" calcext:value-type="float">
            <text:p>0.3922477</text:p>
          </table:table-cell>
          <table:table-cell office:value-type="float" office:value="0.4586695" calcext:value-type="float">
            <text:p>0.4586695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62677" calcext:value-type="float">
            <text:p>0.3662677</text:p>
          </table:table-cell>
          <table:table-cell office:value-type="float" office:value="0.3443205" calcext:value-type="float">
            <text:p>0.3443205</text:p>
          </table:table-cell>
          <table:table-cell office:value-type="float" office:value="0.290919" calcext:value-type="float">
            <text:p>0.290919</text:p>
          </table:table-cell>
          <table:table-cell office:value-type="float" office:value="0.0227455" calcext:value-type="float">
            <text:p>0.02274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271332" calcext:value-type="float">
            <text:p>0.0001271332</text:p>
          </table:table-cell>
          <table:table-cell office:value-type="float" office:value="-2.075534" calcext:value-type="float">
            <text:p>-2.075534</text:p>
          </table:table-cell>
          <table:table-cell office:value-type="float" office:value="-0.8467027" calcext:value-type="float">
            <text:p>-0.8467027</text:p>
          </table:table-cell>
          <table:table-cell office:value-type="float" office:value="-0.4528612" calcext:value-type="float">
            <text:p>-0.4528612</text:p>
          </table:table-cell>
          <table:table-cell office:value-type="float" office:value="-0.0330304" calcext:value-type="float">
            <text:p>-0.0330304</text:p>
          </table:table-cell>
          <table:table-cell office:value-type="float" office:value="-0.027224" calcext:value-type="float">
            <text:p>-0.027224</text:p>
          </table:table-cell>
          <table:table-cell office:value-type="float" office:value="-0.02365004" calcext:value-type="float">
            <text:p>-0.02365004</text:p>
          </table:table-cell>
          <table:table-cell office:value-type="float" office:value="-0.01959259" calcext:value-type="float">
            <text:p>-0.01959259</text:p>
          </table:table-cell>
          <table:table-cell office:value-type="float" office:value="-0.0156934" calcext:value-type="float">
            <text:p>-0.0156934</text:p>
          </table:table-cell>
          <table:table-cell office:value-type="float" office:value="-0.009530152" calcext:value-type="float">
            <text:p>-0.009530152</text:p>
          </table:table-cell>
          <table:table-cell office:value-type="float" office:value="-0.006303418" calcext:value-type="float">
            <text:p>-0.006303418</text:p>
          </table:table-cell>
          <table:table-cell office:value-type="float" office:value="2179.214" calcext:value-type="float">
            <text:p>2179.214</text:p>
          </table:table-cell>
          <table:table-cell office:value-type="float" office:value="0" calcext:value-type="float">
            <text:p>0</text:p>
          </table:table-cell>
          <table:table-cell office:value-type="float" office:value="-0.3133145" calcext:value-type="float">
            <text:p>-0.3133145</text:p>
          </table:table-cell>
          <table:table-cell office:value-type="float" office:value="0.001444653" calcext:value-type="float">
            <text:p>0.00144465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8951174" calcext:value-type="float">
            <text:p>-8.951174E-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9" calcext:value-type="float">
            <text:p>22121999</text:p>
          </table:table-cell>
          <table:table-cell office:value-type="float" office:value="848.0875" calcext:value-type="float">
            <text:p>848.0875</text:p>
          </table:table-cell>
          <table:table-cell office:value-type="float" office:value="201.4016" calcext:value-type="float">
            <text:p>201.401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39.002" calcext:value-type="float">
            <text:p>1239.002</text:p>
          </table:table-cell>
          <table:table-cell office:value-type="float" office:value="620.971" calcext:value-type="float">
            <text:p>620.971</text:p>
          </table:table-cell>
          <table:table-cell office:value-type="float" office:value="71.19061" calcext:value-type="float">
            <text:p>71.19061</text:p>
          </table:table-cell>
          <table:table-cell office:value-type="float" office:value="0.1325883" calcext:value-type="float">
            <text:p>0.1325883</text:p>
          </table:table-cell>
          <table:table-cell office:value-type="float" office:value="0.1529667" calcext:value-type="float">
            <text:p>0.1529667</text:p>
          </table:table-cell>
          <table:table-cell office:value-type="float" office:value="0.1757117" calcext:value-type="float">
            <text:p>0.1757117</text:p>
          </table:table-cell>
          <table:table-cell office:value-type="float" office:value="0.2752114" calcext:value-type="float">
            <text:p>0.2752114</text:p>
          </table:table-cell>
          <table:table-cell office:value-type="float" office:value="0.2837743" calcext:value-type="float">
            <text:p>0.2837743</text:p>
          </table:table-cell>
          <table:table-cell office:value-type="float" office:value="0.289412" calcext:value-type="float">
            <text:p>0.289412</text:p>
          </table:table-cell>
          <table:table-cell office:value-type="float" office:value="0.3431458" calcext:value-type="float">
            <text:p>0.3431458</text:p>
          </table:table-cell>
          <table:table-cell office:value-type="float" office:value="0.3565558" calcext:value-type="float">
            <text:p>0.3565558</text:p>
          </table:table-cell>
          <table:table-cell office:value-type="float" office:value="0.3754807" calcext:value-type="float">
            <text:p>0.3754807</text:p>
          </table:table-cell>
          <table:table-cell office:value-type="float" office:value="0.3916898" calcext:value-type="float">
            <text:p>0.3916898</text:p>
          </table:table-cell>
          <table:table-cell office:value-type="float" office:value="0.4559251" calcext:value-type="float">
            <text:p>0.4559251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1907" calcext:value-type="float">
            <text:p>0.3741907</text:p>
          </table:table-cell>
          <table:table-cell office:value-type="float" office:value="0.3541491" calcext:value-type="float">
            <text:p>0.3541491</text:p>
          </table:table-cell>
          <table:table-cell office:value-type="float" office:value="0.2981645" calcext:value-type="float">
            <text:p>0.2981645</text:p>
          </table:table-cell>
          <table:table-cell office:value-type="float" office:value="0.03021606" calcext:value-type="float">
            <text:p>0.03021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324986" calcext:value-type="float">
            <text:p>0.0001324986</text:p>
          </table:table-cell>
          <table:table-cell office:value-type="float" office:value="-2.966084" calcext:value-type="float">
            <text:p>-2.966084</text:p>
          </table:table-cell>
          <table:table-cell office:value-type="float" office:value="-1.240044" calcext:value-type="float">
            <text:p>-1.240044</text:p>
          </table:table-cell>
          <table:table-cell office:value-type="float" office:value="-0.5344667" calcext:value-type="float">
            <text:p>-0.5344667</text:p>
          </table:table-cell>
          <table:table-cell office:value-type="float" office:value="-0.0344514" calcext:value-type="float">
            <text:p>-0.0344514</text:p>
          </table:table-cell>
          <table:table-cell office:value-type="float" office:value="-0.02803978" calcext:value-type="float">
            <text:p>-0.02803978</text:p>
          </table:table-cell>
          <table:table-cell office:value-type="float" office:value="-0.02446641" calcext:value-type="float">
            <text:p>-0.02446641</text:p>
          </table:table-cell>
          <table:table-cell office:value-type="float" office:value="-0.02055018" calcext:value-type="float">
            <text:p>-0.02055018</text:p>
          </table:table-cell>
          <table:table-cell office:value-type="float" office:value="-0.01569361" calcext:value-type="float">
            <text:p>-0.01569361</text:p>
          </table:table-cell>
          <table:table-cell office:value-type="float" office:value="-0.009568292" calcext:value-type="float">
            <text:p>-0.009568292</text:p>
          </table:table-cell>
          <table:table-cell office:value-type="float" office:value="-0.006390083" calcext:value-type="float">
            <text:p>-0.006390083</text:p>
          </table:table-cell>
          <table:table-cell office:value-type="float" office:value="2186.992" calcext:value-type="float">
            <text:p>2186.992</text:p>
          </table:table-cell>
          <table:table-cell office:value-type="float" office:value="0" calcext:value-type="float">
            <text:p>0</text:p>
          </table:table-cell>
          <table:table-cell office:value-type="float" office:value="-2.509166" calcext:value-type="float">
            <text:p>-2.509166</text:p>
          </table:table-cell>
          <table:table-cell office:value-type="float" office:value="0.001526985" calcext:value-type="float">
            <text:p>0.00152698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1355889" calcext:value-type="float">
            <text:p>-1.355889E-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9" calcext:value-type="float">
            <text:p>23121999</text:p>
          </table:table-cell>
          <table:table-cell office:value-type="float" office:value="848.0875" calcext:value-type="float">
            <text:p>848.0875</text:p>
          </table:table-cell>
          <table:table-cell office:value-type="float" office:value="201.4798" calcext:value-type="float">
            <text:p>201.479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37.438" calcext:value-type="float">
            <text:p>1237.438</text:p>
          </table:table-cell>
          <table:table-cell office:value-type="float" office:value="622.4535" calcext:value-type="float">
            <text:p>622.4535</text:p>
          </table:table-cell>
          <table:table-cell office:value-type="float" office:value="69.87192" calcext:value-type="float">
            <text:p>69.87192</text:p>
          </table:table-cell>
          <table:table-cell office:value-type="float" office:value="0.126955" calcext:value-type="float">
            <text:p>0.126955</text:p>
          </table:table-cell>
          <table:table-cell office:value-type="float" office:value="0.146203" calcext:value-type="float">
            <text:p>0.146203</text:p>
          </table:table-cell>
          <table:table-cell office:value-type="float" office:value="0.1680617" calcext:value-type="float">
            <text:p>0.1680617</text:p>
          </table:table-cell>
          <table:table-cell office:value-type="float" office:value="0.2681136" calcext:value-type="float">
            <text:p>0.2681136</text:p>
          </table:table-cell>
          <table:table-cell office:value-type="float" office:value="0.2811664" calcext:value-type="float">
            <text:p>0.2811664</text:p>
          </table:table-cell>
          <table:table-cell office:value-type="float" office:value="0.2875938" calcext:value-type="float">
            <text:p>0.2875938</text:p>
          </table:table-cell>
          <table:table-cell office:value-type="float" office:value="0.3421933" calcext:value-type="float">
            <text:p>0.3421933</text:p>
          </table:table-cell>
          <table:table-cell office:value-type="float" office:value="0.356554" calcext:value-type="float">
            <text:p>0.356554</text:p>
          </table:table-cell>
          <table:table-cell office:value-type="float" office:value="0.3753466" calcext:value-type="float">
            <text:p>0.3753466</text:p>
          </table:table-cell>
          <table:table-cell office:value-type="float" office:value="0.3912029" calcext:value-type="float">
            <text:p>0.3912029</text:p>
          </table:table-cell>
          <table:table-cell office:value-type="float" office:value="0.4532197" calcext:value-type="float">
            <text:p>0.4532197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214" calcext:value-type="float">
            <text:p>0.3798214</text:p>
          </table:table-cell>
          <table:table-cell office:value-type="float" office:value="0.3609129" calcext:value-type="float">
            <text:p>0.3609129</text:p>
          </table:table-cell>
          <table:table-cell office:value-type="float" office:value="0.3080829" calcext:value-type="float">
            <text:p>0.3080829</text:p>
          </table:table-cell>
          <table:table-cell office:value-type="float" office:value="0.04446381" calcext:value-type="float">
            <text:p>0.044463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303945" calcext:value-type="float">
            <text:p>0.0001303945</text:p>
          </table:table-cell>
          <table:table-cell office:value-type="float" office:value="-3.884959" calcext:value-type="float">
            <text:p>-3.884959</text:p>
          </table:table-cell>
          <table:table-cell office:value-type="float" office:value="-1.632934" calcext:value-type="float">
            <text:p>-1.632934</text:p>
          </table:table-cell>
          <table:table-cell office:value-type="float" office:value="-0.7008529" calcext:value-type="float">
            <text:p>-0.7008529</text:p>
          </table:table-cell>
          <table:table-cell office:value-type="float" office:value="-0.04036037" calcext:value-type="float">
            <text:p>-0.04036037</text:p>
          </table:table-cell>
          <table:table-cell office:value-type="float" office:value="-0.02988733" calcext:value-type="float">
            <text:p>-0.02988733</text:p>
          </table:table-cell>
          <table:table-cell office:value-type="float" office:value="-0.02555334" calcext:value-type="float">
            <text:p>-0.02555334</text:p>
          </table:table-cell>
          <table:table-cell office:value-type="float" office:value="-0.02110983" calcext:value-type="float">
            <text:p>-0.02110983</text:p>
          </table:table-cell>
          <table:table-cell office:value-type="float" office:value="-0.01569479" calcext:value-type="float">
            <text:p>-0.01569479</text:p>
          </table:table-cell>
          <table:table-cell office:value-type="float" office:value="-0.009601198" calcext:value-type="float">
            <text:p>-0.009601198</text:p>
          </table:table-cell>
          <table:table-cell office:value-type="float" office:value="-0.006466758" calcext:value-type="float">
            <text:p>-0.006466758</text:p>
          </table:table-cell>
          <table:table-cell office:value-type="float" office:value="2194.747" calcext:value-type="float">
            <text:p>2194.747</text:p>
          </table:table-cell>
          <table:table-cell office:value-type="float" office:value="0" calcext:value-type="float">
            <text:p>0</text:p>
          </table:table-cell>
          <table:table-cell office:value-type="float" office:value="-3.362012" calcext:value-type="float">
            <text:p>-3.362012</text:p>
          </table:table-cell>
          <table:table-cell office:value-type="float" office:value="0.001634297" calcext:value-type="float">
            <text:p>0.00163429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1759967" calcext:value-type="float">
            <text:p>-1.759967E-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9" calcext:value-type="float">
            <text:p>24121999</text:p>
          </table:table-cell>
          <table:table-cell office:value-type="float" office:value="848.0875" calcext:value-type="float">
            <text:p>848.0875</text:p>
          </table:table-cell>
          <table:table-cell office:value-type="float" office:value="201.7249" calcext:value-type="float">
            <text:p>201.724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35.792" calcext:value-type="float">
            <text:p>1235.792</text:p>
          </table:table-cell>
          <table:table-cell office:value-type="float" office:value="623.857" calcext:value-type="float">
            <text:p>623.857</text:p>
          </table:table-cell>
          <table:table-cell office:value-type="float" office:value="68.07274" calcext:value-type="float">
            <text:p>68.07274</text:p>
          </table:table-cell>
          <table:table-cell office:value-type="float" office:value="0.120316" calcext:value-type="float">
            <text:p>0.120316</text:p>
          </table:table-cell>
          <table:table-cell office:value-type="float" office:value="0.1371233" calcext:value-type="float">
            <text:p>0.1371233</text:p>
          </table:table-cell>
          <table:table-cell office:value-type="float" office:value="0.1573968" calcext:value-type="float">
            <text:p>0.1573968</text:p>
          </table:table-cell>
          <table:table-cell office:value-type="float" office:value="0.2525557" calcext:value-type="float">
            <text:p>0.2525557</text:p>
          </table:table-cell>
          <table:table-cell office:value-type="float" office:value="0.2774712" calcext:value-type="float">
            <text:p>0.2774712</text:p>
          </table:table-cell>
          <table:table-cell office:value-type="float" office:value="0.2853259" calcext:value-type="float">
            <text:p>0.2853259</text:p>
          </table:table-cell>
          <table:table-cell office:value-type="float" office:value="0.3410379" calcext:value-type="float">
            <text:p>0.3410379</text:p>
          </table:table-cell>
          <table:table-cell office:value-type="float" office:value="0.3565152" calcext:value-type="float">
            <text:p>0.3565152</text:p>
          </table:table-cell>
          <table:table-cell office:value-type="float" office:value="0.3752293" calcext:value-type="float">
            <text:p>0.3752293</text:p>
          </table:table-cell>
          <table:table-cell office:value-type="float" office:value="0.3907749" calcext:value-type="float">
            <text:p>0.3907749</text:p>
          </table:table-cell>
          <table:table-cell office:value-type="float" office:value="0.4505304" calcext:value-type="float">
            <text:p>0.4505304</text:p>
          </table:table-cell>
          <table:table-cell office:value-type="float" office:value="0.5112617" calcext:value-type="float">
            <text:p>0.511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1043" calcext:value-type="float">
            <text:p>0.3861043</text:p>
          </table:table-cell>
          <table:table-cell office:value-type="float" office:value="0.3699733" calcext:value-type="float">
            <text:p>0.3699733</text:p>
          </table:table-cell>
          <table:table-cell office:value-type="float" office:value="0.3207999" calcext:value-type="float">
            <text:p>0.3207999</text:p>
          </table:table-cell>
          <table:table-cell office:value-type="float" office:value="0.07058721" calcext:value-type="float">
            <text:p>0.070587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210344" calcext:value-type="float">
            <text:p>0.0001210344</text:p>
          </table:table-cell>
          <table:table-cell office:value-type="float" office:value="-5.39484" calcext:value-type="float">
            <text:p>-5.39484</text:p>
          </table:table-cell>
          <table:table-cell office:value-type="float" office:value="-2.421318" calcext:value-type="float">
            <text:p>-2.421318</text:p>
          </table:table-cell>
          <table:table-cell office:value-type="float" office:value="-1.044686" calcext:value-type="float">
            <text:p>-1.044686</text:p>
          </table:table-cell>
          <table:table-cell office:value-type="float" office:value="-0.05797864" calcext:value-type="float">
            <text:p>-0.05797864</text:p>
          </table:table-cell>
          <table:table-cell office:value-type="float" office:value="-0.032751" calcext:value-type="float">
            <text:p>-0.032751</text:p>
          </table:table-cell>
          <table:table-cell office:value-type="float" office:value="-0.02699338" calcext:value-type="float">
            <text:p>-0.02699338</text:p>
          </table:table-cell>
          <table:table-cell office:value-type="float" office:value="-0.02180756" calcext:value-type="float">
            <text:p>-0.02180756</text:p>
          </table:table-cell>
          <table:table-cell office:value-type="float" office:value="-0.01571074" calcext:value-type="float">
            <text:p>-0.01571074</text:p>
          </table:table-cell>
          <table:table-cell office:value-type="float" office:value="-0.009630038" calcext:value-type="float">
            <text:p>-0.009630038</text:p>
          </table:table-cell>
          <table:table-cell office:value-type="float" office:value="-0.006535016" calcext:value-type="float">
            <text:p>-0.006535016</text:p>
          </table:table-cell>
          <table:table-cell office:value-type="float" office:value="2202.434" calcext:value-type="float">
            <text:p>2202.434</text:p>
          </table:table-cell>
          <table:table-cell office:value-type="float" office:value="0" calcext:value-type="float">
            <text:p>0</text:p>
          </table:table-cell>
          <table:table-cell office:value-type="float" office:value="-3.888964" calcext:value-type="float">
            <text:p>-3.888964</text:p>
          </table:table-cell>
          <table:table-cell office:value-type="float" office:value="0.001796161" calcext:value-type="float">
            <text:p>0.00179616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2475223" calcext:value-type="float">
            <text:p>-2.475223E-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9" calcext:value-type="float">
            <text:p>25121999</text:p>
          </table:table-cell>
          <table:table-cell office:value-type="float" office:value="848.0875" calcext:value-type="float">
            <text:p>848.0875</text:p>
          </table:table-cell>
          <table:table-cell office:value-type="float" office:value="201.8918" calcext:value-type="float">
            <text:p>201.8918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34.295" calcext:value-type="float">
            <text:p>1234.295</text:p>
          </table:table-cell>
          <table:table-cell office:value-type="float" office:value="625.1914" calcext:value-type="float">
            <text:p>625.1914</text:p>
          </table:table-cell>
          <table:table-cell office:value-type="float" office:value="66.65106" calcext:value-type="float">
            <text:p>66.65106</text:p>
          </table:table-cell>
          <table:table-cell office:value-type="float" office:value="0.1288161" calcext:value-type="float">
            <text:p>0.1288161</text:p>
          </table:table-cell>
          <table:table-cell office:value-type="float" office:value="0.1407742" calcext:value-type="float">
            <text:p>0.1407742</text:p>
          </table:table-cell>
          <table:table-cell office:value-type="float" office:value="0.1545116" calcext:value-type="float">
            <text:p>0.1545116</text:p>
          </table:table-cell>
          <table:table-cell office:value-type="float" office:value="0.2245921" calcext:value-type="float">
            <text:p>0.2245921</text:p>
          </table:table-cell>
          <table:table-cell office:value-type="float" office:value="0.2747147" calcext:value-type="float">
            <text:p>0.2747147</text:p>
          </table:table-cell>
          <table:table-cell office:value-type="float" office:value="0.2829979" calcext:value-type="float">
            <text:p>0.2829979</text:p>
          </table:table-cell>
          <table:table-cell office:value-type="float" office:value="0.3397798" calcext:value-type="float">
            <text:p>0.3397798</text:p>
          </table:table-cell>
          <table:table-cell office:value-type="float" office:value="0.356378" calcext:value-type="float">
            <text:p>0.356378</text:p>
          </table:table-cell>
          <table:table-cell office:value-type="float" office:value="0.3751224" calcext:value-type="float">
            <text:p>0.3751224</text:p>
          </table:table-cell>
          <table:table-cell office:value-type="float" office:value="0.3903954" calcext:value-type="float">
            <text:p>0.3903954</text:p>
          </table:table-cell>
          <table:table-cell office:value-type="float" office:value="0.4479285" calcext:value-type="float">
            <text:p>0.447928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0837" calcext:value-type="float">
            <text:p>0.3760837</text:p>
          </table:table-cell>
          <table:table-cell office:value-type="float" office:value="0.365544" calcext:value-type="float">
            <text:p>0.365544</text:p>
          </table:table-cell>
          <table:table-cell office:value-type="float" office:value="0.3247404" calcext:value-type="float">
            <text:p>0.3247404</text:p>
          </table:table-cell>
          <table:table-cell office:value-type="float" office:value="0.1100444" calcext:value-type="float">
            <text:p>0.11004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116165" calcext:value-type="float">
            <text:p>0.0001116165</text:p>
          </table:table-cell>
          <table:table-cell office:value-type="float" office:value="-3.606018" calcext:value-type="float">
            <text:p>-3.606018</text:p>
          </table:table-cell>
          <table:table-cell office:value-type="float" office:value="-2.091596" calcext:value-type="float">
            <text:p>-2.091596</text:p>
          </table:table-cell>
          <table:table-cell office:value-type="float" office:value="-1.179782" calcext:value-type="float">
            <text:p>-1.179782</text:p>
          </table:table-cell>
          <table:table-cell office:value-type="float" office:value="-0.1186814" calcext:value-type="float">
            <text:p>-0.1186814</text:p>
          </table:table-cell>
          <table:table-cell office:value-type="float" office:value="-0.03485625" calcext:value-type="float">
            <text:p>-0.03485625</text:p>
          </table:table-cell>
          <table:table-cell office:value-type="float" office:value="-0.02857409" calcext:value-type="float">
            <text:p>-0.02857409</text:p>
          </table:table-cell>
          <table:table-cell office:value-type="float" office:value="-0.0225984" calcext:value-type="float">
            <text:p>-0.0225984</text:p>
          </table:table-cell>
          <table:table-cell office:value-type="float" office:value="-0.01576848" calcext:value-type="float">
            <text:p>-0.01576848</text:p>
          </table:table-cell>
          <table:table-cell office:value-type="float" office:value="-0.009656396" calcext:value-type="float">
            <text:p>-0.009656396</text:p>
          </table:table-cell>
          <table:table-cell office:value-type="float" office:value="-0.006596193" calcext:value-type="float">
            <text:p>-0.006596193</text:p>
          </table:table-cell>
          <table:table-cell office:value-type="float" office:value="2210.079" calcext:value-type="float">
            <text:p>2210.079</text:p>
          </table:table-cell>
          <table:table-cell office:value-type="float" office:value="0" calcext:value-type="float">
            <text:p>0</text:p>
          </table:table-cell>
          <table:table-cell office:value-type="float" office:value="-6.243778" calcext:value-type="float">
            <text:p>-6.243778</text:p>
          </table:table-cell>
          <table:table-cell office:value-type="float" office:value="0.00194698" calcext:value-type="float">
            <text:p>0.0019469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8662464" calcext:value-type="float">
            <text:p>-8.662464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9" calcext:value-type="float">
            <text:p>26121999</text:p>
          </table:table-cell>
          <table:table-cell office:value-type="float" office:value="850.687" calcext:value-type="float">
            <text:p>850.687</text:p>
          </table:table-cell>
          <table:table-cell office:value-type="float" office:value="201.8979" calcext:value-type="float">
            <text:p>201.897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35.624" calcext:value-type="float">
            <text:p>1235.624</text:p>
          </table:table-cell>
          <table:table-cell office:value-type="float" office:value="626.4592" calcext:value-type="float">
            <text:p>626.4592</text:p>
          </table:table-cell>
          <table:table-cell office:value-type="float" office:value="82.60773" calcext:value-type="float">
            <text:p>82.60773</text:p>
          </table:table-cell>
          <table:table-cell office:value-type="float" office:value="0.1361276" calcext:value-type="float">
            <text:p>0.1361276</text:p>
          </table:table-cell>
          <table:table-cell office:value-type="float" office:value="0.151553" calcext:value-type="float">
            <text:p>0.151553</text:p>
          </table:table-cell>
          <table:table-cell office:value-type="float" office:value="0.1638794" calcext:value-type="float">
            <text:p>0.1638794</text:p>
          </table:table-cell>
          <table:table-cell office:value-type="float" office:value="0.2075119" calcext:value-type="float">
            <text:p>0.2075119</text:p>
          </table:table-cell>
          <table:table-cell office:value-type="float" office:value="0.2748056" calcext:value-type="float">
            <text:p>0.2748056</text:p>
          </table:table-cell>
          <table:table-cell office:value-type="float" office:value="0.281738" calcext:value-type="float">
            <text:p>0.281738</text:p>
          </table:table-cell>
          <table:table-cell office:value-type="float" office:value="0.3385982" calcext:value-type="float">
            <text:p>0.3385982</text:p>
          </table:table-cell>
          <table:table-cell office:value-type="float" office:value="0.356151" calcext:value-type="float">
            <text:p>0.356151</text:p>
          </table:table-cell>
          <table:table-cell office:value-type="float" office:value="0.3750227" calcext:value-type="float">
            <text:p>0.3750227</text:p>
          </table:table-cell>
          <table:table-cell office:value-type="float" office:value="0.3900577" calcext:value-type="float">
            <text:p>0.3900577</text:p>
          </table:table-cell>
          <table:table-cell office:value-type="float" office:value="0.4455426" calcext:value-type="float">
            <text:p>0.4455426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6514" calcext:value-type="float">
            <text:p>0.3706514</text:p>
          </table:table-cell>
          <table:table-cell office:value-type="float" office:value="0.3536527" calcext:value-type="float">
            <text:p>0.3536527</text:p>
          </table:table-cell>
          <table:table-cell office:value-type="float" office:value="0.3153442" calcext:value-type="float">
            <text:p>0.3153442</text:p>
          </table:table-cell>
          <table:table-cell office:value-type="float" office:value="0.133846" calcext:value-type="float">
            <text:p>0.1338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045519" calcext:value-type="float">
            <text:p>0.0001045519</text:p>
          </table:table-cell>
          <table:table-cell office:value-type="float" office:value="-2.522476" calcext:value-type="float">
            <text:p>-2.522476</text:p>
          </table:table-cell>
          <table:table-cell office:value-type="float" office:value="-1.319005" calcext:value-type="float">
            <text:p>-1.319005</text:p>
          </table:table-cell>
          <table:table-cell office:value-type="float" office:value="-0.8220935" calcext:value-type="float">
            <text:p>-0.8220935</text:p>
          </table:table-cell>
          <table:table-cell office:value-type="float" office:value="-0.1931723" calcext:value-type="float">
            <text:p>-0.1931723</text:p>
          </table:table-cell>
          <table:table-cell office:value-type="float" office:value="-0.03480885" calcext:value-type="float">
            <text:p>-0.03480885</text:p>
          </table:table-cell>
          <table:table-cell office:value-type="float" office:value="-0.02948125" calcext:value-type="float">
            <text:p>-0.02948125</text:p>
          </table:table-cell>
          <table:table-cell office:value-type="float" office:value="-0.02337093" calcext:value-type="float">
            <text:p>-0.02337093</text:p>
          </table:table-cell>
          <table:table-cell office:value-type="float" office:value="-0.01586491" calcext:value-type="float">
            <text:p>-0.01586491</text:p>
          </table:table-cell>
          <table:table-cell office:value-type="float" office:value="-0.009681053" calcext:value-type="float">
            <text:p>-0.009681053</text:p>
          </table:table-cell>
          <table:table-cell office:value-type="float" office:value="-0.006651171" calcext:value-type="float">
            <text:p>-0.006651171</text:p>
          </table:table-cell>
          <table:table-cell office:value-type="float" office:value="2217.718" calcext:value-type="float">
            <text:p>2217.718</text:p>
          </table:table-cell>
          <table:table-cell office:value-type="float" office:value="0" calcext:value-type="float">
            <text:p>0</text:p>
          </table:table-cell>
          <table:table-cell office:value-type="float" office:value="-1.545756" calcext:value-type="float">
            <text:p>-1.545756</text:p>
          </table:table-cell>
          <table:table-cell office:value-type="float" office:value="0.001978746" calcext:value-type="float">
            <text:p>0.00197874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9213109" calcext:value-type="float">
            <text:p>-9.213109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9" calcext:value-type="float">
            <text:p>27121999</text:p>
          </table:table-cell>
          <table:table-cell office:value-type="float" office:value="850.687" calcext:value-type="float">
            <text:p>850.687</text:p>
          </table:table-cell>
          <table:table-cell office:value-type="float" office:value="202.0831" calcext:value-type="float">
            <text:p>202.0831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34.239" calcext:value-type="float">
            <text:p>1234.239</text:p>
          </table:table-cell>
          <table:table-cell office:value-type="float" office:value="627.6596" calcext:value-type="float">
            <text:p>627.6596</text:p>
          </table:table-cell>
          <table:table-cell office:value-type="float" office:value="80.8317" calcext:value-type="float">
            <text:p>80.8317</text:p>
          </table:table-cell>
          <table:table-cell office:value-type="float" office:value="0.1270352" calcext:value-type="float">
            <text:p>0.1270352</text:p>
          </table:table-cell>
          <table:table-cell office:value-type="float" office:value="0.1435483" calcext:value-type="float">
            <text:p>0.1435483</text:p>
          </table:table-cell>
          <table:table-cell office:value-type="float" office:value="0.1607259" calcext:value-type="float">
            <text:p>0.1607259</text:p>
          </table:table-cell>
          <table:table-cell office:value-type="float" office:value="0.1949728" calcext:value-type="float">
            <text:p>0.1949728</text:p>
          </table:table-cell>
          <table:table-cell office:value-type="float" office:value="0.2756926" calcext:value-type="float">
            <text:p>0.2756926</text:p>
          </table:table-cell>
          <table:table-cell office:value-type="float" office:value="0.2811793" calcext:value-type="float">
            <text:p>0.2811793</text:p>
          </table:table-cell>
          <table:table-cell office:value-type="float" office:value="0.3378345" calcext:value-type="float">
            <text:p>0.3378345</text:p>
          </table:table-cell>
          <table:table-cell office:value-type="float" office:value="0.3559093" calcext:value-type="float">
            <text:p>0.3559093</text:p>
          </table:table-cell>
          <table:table-cell office:value-type="float" office:value="0.3749276" calcext:value-type="float">
            <text:p>0.3749276</text:p>
          </table:table-cell>
          <table:table-cell office:value-type="float" office:value="0.3897552" calcext:value-type="float">
            <text:p>0.3897552</text:p>
          </table:table-cell>
          <table:table-cell office:value-type="float" office:value="0.4431831" calcext:value-type="float">
            <text:p>0.4431831</text:p>
          </table:table-cell>
          <table:table-cell office:value-type="float" office:value="0.5112622" calcext:value-type="float">
            <text:p>0.511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745" calcext:value-type="float">
            <text:p>0.379745</text:p>
          </table:table-cell>
          <table:table-cell office:value-type="float" office:value="0.3635674" calcext:value-type="float">
            <text:p>0.3635674</text:p>
          </table:table-cell>
          <table:table-cell office:value-type="float" office:value="0.3195587" calcext:value-type="float">
            <text:p>0.3195587</text:p>
          </table:table-cell>
          <table:table-cell office:value-type="float" office:value="0.1506957" calcext:value-type="float">
            <text:p>0.150695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085297" calcext:value-type="float">
            <text:p>0.0001085297</text:p>
          </table:table-cell>
          <table:table-cell office:value-type="float" office:value="-3.860627" calcext:value-type="float">
            <text:p>-3.860627</text:p>
          </table:table-cell>
          <table:table-cell office:value-type="float" office:value="-1.832126" calcext:value-type="float">
            <text:p>-1.832126</text:p>
          </table:table-cell>
          <table:table-cell office:value-type="float" office:value="-0.9213291" calcext:value-type="float">
            <text:p>-0.9213291</text:p>
          </table:table-cell>
          <table:table-cell office:value-type="float" office:value="-0.2824313" calcext:value-type="float">
            <text:p>-0.2824313</text:p>
          </table:table-cell>
          <table:table-cell office:value-type="float" office:value="-0.03412586" calcext:value-type="float">
            <text:p>-0.03412586</text:p>
          </table:table-cell>
          <table:table-cell office:value-type="float" office:value="-0.02989226" calcext:value-type="float">
            <text:p>-0.02989226</text:p>
          </table:table-cell>
          <table:table-cell office:value-type="float" office:value="-0.02388886" calcext:value-type="float">
            <text:p>-0.02388886</text:p>
          </table:table-cell>
          <table:table-cell office:value-type="float" office:value="-0.01596897" calcext:value-type="float">
            <text:p>-0.01596897</text:p>
          </table:table-cell>
          <table:table-cell office:value-type="float" office:value="-0.009704651" calcext:value-type="float">
            <text:p>-0.009704651</text:p>
          </table:table-cell>
          <table:table-cell office:value-type="float" office:value="-0.006700844" calcext:value-type="float">
            <text:p>-0.006700844</text:p>
          </table:table-cell>
          <table:table-cell office:value-type="float" office:value="2225.318" calcext:value-type="float">
            <text:p>2225.318</text:p>
          </table:table-cell>
          <table:table-cell office:value-type="float" office:value="0" calcext:value-type="float">
            <text:p>0</text:p>
          </table:table-cell>
          <table:table-cell office:value-type="float" office:value="-0.7246531" calcext:value-type="float">
            <text:p>-0.7246531</text:p>
          </table:table-cell>
          <table:table-cell office:value-type="float" office:value="0.002086037" calcext:value-type="float">
            <text:p>0.00208603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1600245" calcext:value-type="float">
            <text:p>-1.600245E-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9" calcext:value-type="float">
            <text:p>28121999</text:p>
          </table:table-cell>
          <table:table-cell office:value-type="float" office:value="856.7869" calcext:value-type="float">
            <text:p>856.7869</text:p>
          </table:table-cell>
          <table:table-cell office:value-type="float" office:value="202.049" calcext:value-type="float">
            <text:p>202.049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39.239" calcext:value-type="float">
            <text:p>1239.239</text:p>
          </table:table-cell>
          <table:table-cell office:value-type="float" office:value="628.7924" calcext:value-type="float">
            <text:p>628.7924</text:p>
          </table:table-cell>
          <table:table-cell office:value-type="float" office:value="128.8952" calcext:value-type="float">
            <text:p>128.8952</text:p>
          </table:table-cell>
          <table:table-cell office:value-type="float" office:value="0.1367955" calcext:value-type="float">
            <text:p>0.1367955</text:p>
          </table:table-cell>
          <table:table-cell office:value-type="float" office:value="0.1464475" calcext:value-type="float">
            <text:p>0.1464475</text:p>
          </table:table-cell>
          <table:table-cell office:value-type="float" office:value="0.1561606" calcext:value-type="float">
            <text:p>0.1561606</text:p>
          </table:table-cell>
          <table:table-cell office:value-type="float" office:value="0.179025" calcext:value-type="float">
            <text:p>0.179025</text:p>
          </table:table-cell>
          <table:table-cell office:value-type="float" office:value="0.2743495" calcext:value-type="float">
            <text:p>0.2743495</text:p>
          </table:table-cell>
          <table:table-cell office:value-type="float" office:value="0.2806633" calcext:value-type="float">
            <text:p>0.2806633</text:p>
          </table:table-cell>
          <table:table-cell office:value-type="float" office:value="0.3373525" calcext:value-type="float">
            <text:p>0.3373525</text:p>
          </table:table-cell>
          <table:table-cell office:value-type="float" office:value="0.3556947" calcext:value-type="float">
            <text:p>0.3556947</text:p>
          </table:table-cell>
          <table:table-cell office:value-type="float" office:value="0.3748363" calcext:value-type="float">
            <text:p>0.3748363</text:p>
          </table:table-cell>
          <table:table-cell office:value-type="float" office:value="0.3894807" calcext:value-type="float">
            <text:p>0.3894807</text:p>
          </table:table-cell>
          <table:table-cell office:value-type="float" office:value="0.4409115" calcext:value-type="float">
            <text:p>0.4409115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9689" calcext:value-type="float">
            <text:p>0.3699689</text:p>
          </table:table-cell>
          <table:table-cell office:value-type="float" office:value="0.3605195" calcext:value-type="float">
            <text:p>0.3605195</text:p>
          </table:table-cell>
          <table:table-cell office:value-type="float" office:value="0.3250968" calcext:value-type="float">
            <text:p>0.3250968</text:p>
          </table:table-cell>
          <table:table-cell office:value-type="float" office:value="0.1700633" calcext:value-type="float">
            <text:p>0.1700633</text:p>
          </table:table-cell>
          <table:table-cell office:value-type="float" office:value="0.003374149" calcext:value-type="float">
            <text:p>0.0033741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079332" calcext:value-type="float">
            <text:p>0.0001079332</text:p>
          </table:table-cell>
          <table:table-cell office:value-type="float" office:value="-2.493223" calcext:value-type="float">
            <text:p>-2.493223</text:p>
          </table:table-cell>
          <table:table-cell office:value-type="float" office:value="-1.641273" calcext:value-type="float">
            <text:p>-1.641273</text:p>
          </table:table-cell>
          <table:table-cell office:value-type="float" office:value="-1.105605" calcext:value-type="float">
            <text:p>-1.105605</text:p>
          </table:table-cell>
          <table:table-cell office:value-type="float" office:value="-0.4767688" calcext:value-type="float">
            <text:p>-0.4767688</text:p>
          </table:table-cell>
          <table:table-cell office:value-type="float" office:value="-0.03513049" calcext:value-type="float">
            <text:p>-0.03513049</text:p>
          </table:table-cell>
          <table:table-cell office:value-type="float" office:value="-0.03026973" calcext:value-type="float">
            <text:p>-0.03026973</text:p>
          </table:table-cell>
          <table:table-cell office:value-type="float" office:value="-0.02422002" calcext:value-type="float">
            <text:p>-0.02422002</text:p>
          </table:table-cell>
          <table:table-cell office:value-type="float" office:value="-0.01606161" calcext:value-type="float">
            <text:p>-0.01606161</text:p>
          </table:table-cell>
          <table:table-cell office:value-type="float" office:value="-0.009727344" calcext:value-type="float">
            <text:p>-0.009727344</text:p>
          </table:table-cell>
          <table:table-cell office:value-type="float" office:value="-0.006746264" calcext:value-type="float">
            <text:p>-0.006746264</text:p>
          </table:table-cell>
          <table:table-cell office:value-type="float" office:value="2232.889" calcext:value-type="float">
            <text:p>2232.889</text:p>
          </table:table-cell>
          <table:table-cell office:value-type="float" office:value="0" calcext:value-type="float">
            <text:p>0</text:p>
          </table:table-cell>
          <table:table-cell office:value-type="float" office:value="-3.832443" calcext:value-type="float">
            <text:p>-3.832443</text:p>
          </table:table-cell>
          <table:table-cell office:value-type="float" office:value="0.002187286" calcext:value-type="float">
            <text:p>0.00218728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1925509" calcext:value-type="float">
            <text:p>-1.925509E-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9" calcext:value-type="float">
            <text:p>29121999</text:p>
          </table:table-cell>
          <table:table-cell office:value-type="float" office:value="862.7863" calcext:value-type="float">
            <text:p>862.7863</text:p>
          </table:table-cell>
          <table:table-cell office:value-type="float" office:value="202.0222" calcext:value-type="float">
            <text:p>202.0222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4.195" calcext:value-type="float">
            <text:p>1244.195</text:p>
          </table:table-cell>
          <table:table-cell office:value-type="float" office:value="629.8645" calcext:value-type="float">
            <text:p>629.8645</text:p>
          </table:table-cell>
          <table:table-cell office:value-type="float" office:value="167.064" calcext:value-type="float">
            <text:p>167.064</text:p>
          </table:table-cell>
          <table:table-cell office:value-type="float" office:value="0.1417543" calcext:value-type="float">
            <text:p>0.1417543</text:p>
          </table:table-cell>
          <table:table-cell office:value-type="float" office:value="0.1523805" calcext:value-type="float">
            <text:p>0.1523805</text:p>
          </table:table-cell>
          <table:table-cell office:value-type="float" office:value="0.1611564" calcext:value-type="float">
            <text:p>0.1611564</text:p>
          </table:table-cell>
          <table:table-cell office:value-type="float" office:value="0.1763692" calcext:value-type="float">
            <text:p>0.1763692</text:p>
          </table:table-cell>
          <table:table-cell office:value-type="float" office:value="0.2716171" calcext:value-type="float">
            <text:p>0.2716171</text:p>
          </table:table-cell>
          <table:table-cell office:value-type="float" office:value="0.2795944" calcext:value-type="float">
            <text:p>0.2795944</text:p>
          </table:table-cell>
          <table:table-cell office:value-type="float" office:value="0.3368139" calcext:value-type="float">
            <text:p>0.3368139</text:p>
          </table:table-cell>
          <table:table-cell office:value-type="float" office:value="0.3554619" calcext:value-type="float">
            <text:p>0.3554619</text:p>
          </table:table-cell>
          <table:table-cell office:value-type="float" office:value="0.3747504" calcext:value-type="float">
            <text:p>0.3747504</text:p>
          </table:table-cell>
          <table:table-cell office:value-type="float" office:value="0.3892313" calcext:value-type="float">
            <text:p>0.3892313</text:p>
          </table:table-cell>
          <table:table-cell office:value-type="float" office:value="0.4388291" calcext:value-type="float">
            <text:p>0.4388291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0163" calcext:value-type="float">
            <text:p>0.3650163</text:p>
          </table:table-cell>
          <table:table-cell office:value-type="float" office:value="0.3547293" calcext:value-type="float">
            <text:p>0.3547293</text:p>
          </table:table-cell>
          <table:table-cell office:value-type="float" office:value="0.319958" calcext:value-type="float">
            <text:p>0.319958</text:p>
          </table:table-cell>
          <table:table-cell office:value-type="float" office:value="0.1745714" calcext:value-type="float">
            <text:p>0.1745714</text:p>
          </table:table-cell>
          <table:table-cell office:value-type="float" office:value="0.009846285" calcext:value-type="float">
            <text:p>0.0098462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99961" calcext:value-type="float">
            <text:p>9.99961E-05</text:p>
          </table:table-cell>
          <table:table-cell office:value-type="float" office:value="-1.998444" calcext:value-type="float">
            <text:p>-1.998444</text:p>
          </table:table-cell>
          <table:table-cell office:value-type="float" office:value="-1.282088" calcext:value-type="float">
            <text:p>-1.282088</text:p>
          </table:table-cell>
          <table:table-cell office:value-type="float" office:value="-0.9107618" calcext:value-type="float">
            <text:p>-0.9107618</text:p>
          </table:table-cell>
          <table:table-cell office:value-type="float" office:value="-0.5241351" calcext:value-type="float">
            <text:p>-0.5241351</text:p>
          </table:table-cell>
          <table:table-cell office:value-type="float" office:value="-0.0373538" calcext:value-type="float">
            <text:p>-0.0373538</text:p>
          </table:table-cell>
          <table:table-cell office:value-type="float" office:value="-0.03107875" calcext:value-type="float">
            <text:p>-0.03107875</text:p>
          </table:table-cell>
          <table:table-cell office:value-type="float" office:value="-0.02459481" calcext:value-type="float">
            <text:p>-0.02459481</text:p>
          </table:table-cell>
          <table:table-cell office:value-type="float" office:value="-0.01616283" calcext:value-type="float">
            <text:p>-0.01616283</text:p>
          </table:table-cell>
          <table:table-cell office:value-type="float" office:value="-0.009748755" calcext:value-type="float">
            <text:p>-0.009748755</text:p>
          </table:table-cell>
          <table:table-cell office:value-type="float" office:value="-0.006787837" calcext:value-type="float">
            <text:p>-0.006787837</text:p>
          </table:table-cell>
          <table:table-cell office:value-type="float" office:value="2240.407" calcext:value-type="float">
            <text:p>2240.407</text:p>
          </table:table-cell>
          <table:table-cell office:value-type="float" office:value="0" calcext:value-type="float">
            <text:p>0</text:p>
          </table:table-cell>
          <table:table-cell office:value-type="float" office:value="-3.375395" calcext:value-type="float">
            <text:p>-3.375395</text:p>
          </table:table-cell>
          <table:table-cell office:value-type="float" office:value="0.002191774" calcext:value-type="float">
            <text:p>0.00219177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09965152" calcext:value-type="float">
            <text:p>-9.965152E-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9" calcext:value-type="float">
            <text:p>30121999</text:p>
          </table:table-cell>
          <table:table-cell office:value-type="float" office:value="863.0859" calcext:value-type="float">
            <text:p>863.0859</text:p>
          </table:table-cell>
          <table:table-cell office:value-type="float" office:value="202.0416" calcext:value-type="float">
            <text:p>202.0416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3.465" calcext:value-type="float">
            <text:p>1243.465</text:p>
          </table:table-cell>
          <table:table-cell office:value-type="float" office:value="630.8755" calcext:value-type="float">
            <text:p>630.8755</text:p>
          </table:table-cell>
          <table:table-cell office:value-type="float" office:value="164.5784" calcext:value-type="float">
            <text:p>164.5784</text:p>
          </table:table-cell>
          <table:table-cell office:value-type="float" office:value="0.1482048" calcext:value-type="float">
            <text:p>0.1482048</text:p>
          </table:table-cell>
          <table:table-cell office:value-type="float" office:value="0.158134" calcext:value-type="float">
            <text:p>0.158134</text:p>
          </table:table-cell>
          <table:table-cell office:value-type="float" office:value="0.165684" calcext:value-type="float">
            <text:p>0.165684</text:p>
          </table:table-cell>
          <table:table-cell office:value-type="float" office:value="0.1790676" calcext:value-type="float">
            <text:p>0.1790676</text:p>
          </table:table-cell>
          <table:table-cell office:value-type="float" office:value="0.2700092" calcext:value-type="float">
            <text:p>0.2700092</text:p>
          </table:table-cell>
          <table:table-cell office:value-type="float" office:value="0.2783584" calcext:value-type="float">
            <text:p>0.2783584</text:p>
          </table:table-cell>
          <table:table-cell office:value-type="float" office:value="0.3362443" calcext:value-type="float">
            <text:p>0.3362443</text:p>
          </table:table-cell>
          <table:table-cell office:value-type="float" office:value="0.3552056" calcext:value-type="float">
            <text:p>0.3552056</text:p>
          </table:table-cell>
          <table:table-cell office:value-type="float" office:value="0.374669" calcext:value-type="float">
            <text:p>0.374669</text:p>
          </table:table-cell>
          <table:table-cell office:value-type="float" office:value="0.3890035" calcext:value-type="float">
            <text:p>0.3890035</text:p>
          </table:table-cell>
          <table:table-cell office:value-type="float" office:value="0.4368651" calcext:value-type="float">
            <text:p>0.436865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573" calcext:value-type="float">
            <text:p>0.358573</text:p>
          </table:table-cell>
          <table:table-cell office:value-type="float" office:value="0.348981" calcext:value-type="float">
            <text:p>0.348981</text:p>
          </table:table-cell>
          <table:table-cell office:value-type="float" office:value="0.3152292" calcext:value-type="float">
            <text:p>0.3152292</text:p>
          </table:table-cell>
          <table:table-cell office:value-type="float" office:value="0.1734387" calcext:value-type="float">
            <text:p>0.1734387</text:p>
          </table:table-cell>
          <table:table-cell office:value-type="float" office:value="0.01542414" calcext:value-type="float">
            <text:p>0.015424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172063" calcext:value-type="float">
            <text:p>9.172063E-05</text:p>
          </table:table-cell>
          <table:table-cell office:value-type="float" office:value="-1.51226" calcext:value-type="float">
            <text:p>-1.51226</text:p>
          </table:table-cell>
          <table:table-cell office:value-type="float" office:value="-1.021026" calcext:value-type="float">
            <text:p>-1.021026</text:p>
          </table:table-cell>
          <table:table-cell office:value-type="float" office:value="-0.7689171" calcext:value-type="float">
            <text:p>-0.7689171</text:p>
          </table:table-cell>
          <table:table-cell office:value-type="float" office:value="-0.4781625" calcext:value-type="float">
            <text:p>-0.4781625</text:p>
          </table:table-cell>
          <table:table-cell office:value-type="float" office:value="-0.03874484" calcext:value-type="float">
            <text:p>-0.03874484</text:p>
          </table:table-cell>
          <table:table-cell office:value-type="float" office:value="-0.03205032" calcext:value-type="float">
            <text:p>-0.03205032</text:p>
          </table:table-cell>
          <table:table-cell office:value-type="float" office:value="-0.02499983" calcext:value-type="float">
            <text:p>-0.02499983</text:p>
          </table:table-cell>
          <table:table-cell office:value-type="float" office:value="-0.01627508" calcext:value-type="float">
            <text:p>-0.01627508</text:p>
          </table:table-cell>
          <table:table-cell office:value-type="float" office:value="-0.009769076" calcext:value-type="float">
            <text:p>-0.009769076</text:p>
          </table:table-cell>
          <table:table-cell office:value-type="float" office:value="-0.006826025" calcext:value-type="float">
            <text:p>-0.006826025</text:p>
          </table:table-cell>
          <table:table-cell office:value-type="float" office:value="2247.915" calcext:value-type="float">
            <text:p>2247.915</text:p>
          </table:table-cell>
          <table:table-cell office:value-type="float" office:value="0" calcext:value-type="float">
            <text:p>0</text:p>
          </table:table-cell>
          <table:table-cell office:value-type="float" office:value="-2.222715" calcext:value-type="float">
            <text:p>-2.222715</text:p>
          </table:table-cell>
          <table:table-cell office:value-type="float" office:value="0.002170233" calcext:value-type="float">
            <text:p>0.00217023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05494803" calcext:value-type="float">
            <text:p>-5.494803E-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9" calcext:value-type="float">
            <text:p>31121999</text:p>
          </table:table-cell>
          <table:table-cell office:value-type="float" office:value="864.0856" calcext:value-type="float">
            <text:p>864.0856</text:p>
          </table:table-cell>
          <table:table-cell office:value-type="float" office:value="202.0397" calcext:value-type="float">
            <text:p>202.0397</text:p>
          </table:table-cell>
          <table:table-cell office:value-type="float" office:value="42.89408" calcext:value-type="float">
            <text:p>42.89408</text:p>
          </table:table-cell>
          <table:table-cell office:value-type="float" office:value="1243.516" calcext:value-type="float">
            <text:p>1243.516</text:p>
          </table:table-cell>
          <table:table-cell office:value-type="float" office:value="631.8291" calcext:value-type="float">
            <text:p>631.8291</text:p>
          </table:table-cell>
          <table:table-cell office:value-type="float" office:value="169.5104" calcext:value-type="float">
            <text:p>169.5104</text:p>
          </table:table-cell>
          <table:table-cell office:value-type="float" office:value="0.1441378" calcext:value-type="float">
            <text:p>0.1441378</text:p>
          </table:table-cell>
          <table:table-cell office:value-type="float" office:value="0.1561294" calcext:value-type="float">
            <text:p>0.1561294</text:p>
          </table:table-cell>
          <table:table-cell office:value-type="float" office:value="0.1665767" calcext:value-type="float">
            <text:p>0.1665767</text:p>
          </table:table-cell>
          <table:table-cell office:value-type="float" office:value="0.18152" calcext:value-type="float">
            <text:p>0.18152</text:p>
          </table:table-cell>
          <table:table-cell office:value-type="float" office:value="0.2694781" calcext:value-type="float">
            <text:p>0.2694781</text:p>
          </table:table-cell>
          <table:table-cell office:value-type="float" office:value="0.2774723" calcext:value-type="float">
            <text:p>0.2774723</text:p>
          </table:table-cell>
          <table:table-cell office:value-type="float" office:value="0.3356621" calcext:value-type="float">
            <text:p>0.3356621</text:p>
          </table:table-cell>
          <table:table-cell office:value-type="float" office:value="0.3549298" calcext:value-type="float">
            <text:p>0.3549298</text:p>
          </table:table-cell>
          <table:table-cell office:value-type="float" office:value="0.3745905" calcext:value-type="float">
            <text:p>0.3745905</text:p>
          </table:table-cell>
          <table:table-cell office:value-type="float" office:value="0.3887936" calcext:value-type="float">
            <text:p>0.3887936</text:p>
          </table:table-cell>
          <table:table-cell office:value-type="float" office:value="0.4349652" calcext:value-type="float">
            <text:p>0.434965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26395" calcext:value-type="float">
            <text:p>0.3626395</text:p>
          </table:table-cell>
          <table:table-cell office:value-type="float" office:value="0.3509856" calcext:value-type="float">
            <text:p>0.3509856</text:p>
          </table:table-cell>
          <table:table-cell office:value-type="float" office:value="0.3147465" calcext:value-type="float">
            <text:p>0.3147465</text:p>
          </table:table-cell>
          <table:table-cell office:value-type="float" office:value="0.1727189" calcext:value-type="float">
            <text:p>0.1727189</text:p>
          </table:table-cell>
          <table:table-cell office:value-type="float" office:value="0.01948344" calcext:value-type="float">
            <text:p>0.019483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724933" calcext:value-type="float">
            <text:p>8.724933E-05</text:p>
          </table:table-cell>
          <table:table-cell office:value-type="float" office:value="-1.797361" calcext:value-type="float">
            <text:p>-1.797361</text:p>
          </table:table-cell>
          <table:table-cell office:value-type="float" office:value="-1.103934" calcext:value-type="float">
            <text:p>-1.103934</text:p>
          </table:table-cell>
          <table:table-cell office:value-type="float" office:value="-0.7431433" calcext:value-type="float">
            <text:p>-0.7431433</text:p>
          </table:table-cell>
          <table:table-cell office:value-type="float" office:value="-0.4396464" calcext:value-type="float">
            <text:p>-0.4396464</text:p>
          </table:table-cell>
          <table:table-cell office:value-type="float" office:value="-0.03922022" calcext:value-type="float">
            <text:p>-0.03922022</text:p>
          </table:table-cell>
          <table:table-cell office:value-type="float" office:value="-0.03277026" calcext:value-type="float">
            <text:p>-0.03277026</text:p>
          </table:table-cell>
          <table:table-cell office:value-type="float" office:value="-0.0254205" calcext:value-type="float">
            <text:p>-0.0254205</text:p>
          </table:table-cell>
          <table:table-cell office:value-type="float" office:value="-0.0163968" calcext:value-type="float">
            <text:p>-0.0163968</text:p>
          </table:table-cell>
          <table:table-cell office:value-type="float" office:value="-0.009788753" calcext:value-type="float">
            <text:p>-0.009788753</text:p>
          </table:table-cell>
          <table:table-cell office:value-type="float" office:value="-0.006861454" calcext:value-type="float">
            <text:p>-0.006861454</text:p>
          </table:table-cell>
          <table:table-cell office:value-type="float" office:value="2255.402" calcext:value-type="float">
            <text:p>2255.402</text:p>
          </table:table-cell>
          <table:table-cell office:value-type="float" office:value="0" calcext:value-type="float">
            <text:p>0</text:p>
          </table:table-cell>
          <table:table-cell office:value-type="float" office:value="-3.137418" calcext:value-type="float">
            <text:p>-3.137418</text:p>
          </table:table-cell>
          <table:table-cell office:value-type="float" office:value="0.002182833" calcext:value-type="float">
            <text:p>0.00218283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2079178" calcext:value-type="float">
            <text:p>-2.079178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3:50.112656937</dc:date>
    <meta:editing-duration>PT15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